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96395833333333cm"/>
    </style:style>
    <style:style style:name="co5" style:family="table-column">
      <style:table-column-properties fo:break-before="auto" style:column-width="10.4245833333333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7.09083333333333cm"/>
    </style:style>
    <style:style style:name="co8" style:family="table-column">
      <style:table-column-properties fo:break-before="auto" style:column-width="9.55145833333333cm"/>
    </style:style>
    <style:style style:name="co9" style:family="table-column">
      <style:table-column-properties fo:break-before="auto" style:column-width="9.36625cm"/>
    </style:style>
    <style:style style:name="co10" style:family="table-column">
      <style:table-column-properties fo:break-before="auto" style:column-width="11.826875cm"/>
    </style:style>
    <style:style style:name="co11" style:family="table-column">
      <style:table-column-properties fo:break-before="auto" style:column-width="6.56166666666667cm"/>
    </style:style>
    <style:style style:name="co12" style:family="table-column">
      <style:table-column-properties fo:break-before="auto" style:column-width="8.83708333333333cm"/>
    </style:style>
    <style:style style:name="co13" style:family="table-column">
      <style:table-column-properties fo:break-before="auto" style:column-width="11.2977083333333cm"/>
    </style:style>
    <style:style style:name="co14" style:family="table-column">
      <style:table-column-properties fo:break-before="auto" style:column-width="4.630208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16" table:default-cell-style-name="ce1"/>
        <table:table-column table:style-name="co15" table:number-columns-repeated="16318" table:default-cell-style-name="ce1"/>
        <table:table-row table:style-name="ro1">
          <table:table-cell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Distance-init-AND-hStrange</text:p>
          </table:table-cell>
          <table:table-cell table:number-columns-repeated="3" table:style-name="ce1"/>
          <table:table-cell office:value-type="string" table:style-name="ce1">
            <text:p>clingo-1/setting-hDistance-init-AND-hForbiddenNodeNegativ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-AND-hStrange</text:p>
          </table:table-cell>
          <table:table-cell table:number-columns-repeated="3" table:style-name="ce1"/>
          <table:table-cell office:value-type="string" table:style-name="ce1">
            <text:p>clingo-1/setting-hNodecost-AND-hForbiddenNodeNegative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Distance-AND-hStrange</text:p>
          </table:table-cell>
          <table:table-cell table:number-columns-repeated="3" table:style-name="ce1"/>
          <table:table-cell office:value-type="string" table:style-name="ce1">
            <text:p>clingo-1/setting-hPathArea-AND-Distance-AND-hForbiddenNodeNegative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-AND-hStrange</text:p>
          </table:table-cell>
          <table:table-cell table:number-columns-repeated="3" table:style-name="ce1"/>
          <table:table-cell office:value-type="string" table:style-name="ce1">
            <text:p>clingo-1/setting-hNaivePathDistance3-AND-hForbiddenNodeNegativ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22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0_a25.lp</text:p>
          </table:table-cell>
          <table:table-cell office:value-type="float" office:value="21.43" table:style-name="ce1">
            <text:p>21,43</text:p>
          </table:table-cell>
          <table:table-cell office:value-type="float" office:value="7.21" table:style-name="ce1">
            <text:p>7,21</text:p>
          </table:table-cell>
          <table:table-cell office:value-type="float" office:value="188456" table:style-name="ce1">
            <text:p>188456</text:p>
          </table:table-cell>
          <table:table-cell office:value-type="float" office:value="10175" table:style-name="ce1">
            <text:p>10175</text:p>
          </table:table-cell>
          <table:table-cell office:value-type="float" office:value="22.67" table:style-name="ce1">
            <text:p>22,67</text:p>
          </table:table-cell>
          <table:table-cell office:value-type="float" office:value="7.47" table:style-name="ce1">
            <text:p>7,47</text:p>
          </table:table-cell>
          <table:table-cell office:value-type="float" office:value="33589" table:style-name="ce2">
            <text:p>33589</text:p>
          </table:table-cell>
          <table:table-cell office:value-type="float" office:value="9841" table:style-name="ce1">
            <text:p>9841</text:p>
          </table:table-cell>
          <table:table-cell office:value-type="float" office:value="29.39" table:style-name="ce1">
            <text:p>29,39</text:p>
          </table:table-cell>
          <table:table-cell office:value-type="float" office:value="14.76" table:style-name="ce1">
            <text:p>14,76</text:p>
          </table:table-cell>
          <table:table-cell office:value-type="float" office:value="328054" table:style-name="ce1">
            <text:p>328054</text:p>
          </table:table-cell>
          <table:table-cell office:value-type="float" office:value="21209" table:style-name="ce1">
            <text:p>21209</text:p>
          </table:table-cell>
          <table:table-cell office:value-type="float" office:value="27.81" table:style-name="ce1">
            <text:p>27,81</text:p>
          </table:table-cell>
          <table:table-cell office:value-type="float" office:value="12.74" table:style-name="ce1">
            <text:p>12,74</text:p>
          </table:table-cell>
          <table:table-cell office:value-type="float" office:value="255410" table:style-name="ce1">
            <text:p>255410</text:p>
          </table:table-cell>
          <table:table-cell office:value-type="float" office:value="19385" table:style-name="ce1">
            <text:p>19385</text:p>
          </table:table-cell>
          <table:table-cell office:value-type="float" office:value="121.08" table:style-name="ce1">
            <text:p>121,08</text:p>
          </table:table-cell>
          <table:table-cell office:value-type="float" office:value="105.33" table:style-name="ce3">
            <text:p>105,33</text:p>
          </table:table-cell>
          <table:table-cell office:value-type="float" office:value="452941" table:style-name="ce1">
            <text:p>452941</text:p>
          </table:table-cell>
          <table:table-cell office:value-type="float" office:value="151919" table:style-name="ce3">
            <text:p>151919</text:p>
          </table:table-cell>
          <table:table-cell office:value-type="float" office:value="18.34" table:style-name="ce1">
            <text:p>18,34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70055" table:style-name="ce1">
            <text:p>70055</text:p>
          </table:table-cell>
          <table:table-cell office:value-type="float" office:value="2344" table:style-name="ce1">
            <text:p>2344</text:p>
          </table:table-cell>
          <table:table-cell office:value-type="float" office:value="18.32" table:style-name="ce2">
            <text:p>18,32</text:p>
          </table:table-cell>
          <table:table-cell office:value-type="float" office:value="2.12" table:style-name="ce2">
            <text:p>2,12</text:p>
          </table:table-cell>
          <table:table-cell office:value-type="float" office:value="68368" table:style-name="ce1">
            <text:p>68368</text:p>
          </table:table-cell>
          <table:table-cell office:value-type="float" office:value="2072" table:style-name="ce1">
            <text:p>2072</text:p>
          </table:table-cell>
          <table:table-cell office:value-type="float" office:value="117.63" table:style-name="ce1">
            <text:p>117,63</text:p>
          </table:table-cell>
          <table:table-cell office:value-type="float" office:value="100.75" table:style-name="ce1">
            <text:p>100,75</text:p>
          </table:table-cell>
          <table:table-cell office:value-type="float" office:value="424831" table:style-name="ce1">
            <text:p>424831</text:p>
          </table:table-cell>
          <table:table-cell office:value-type="float" office:value="131783" table:style-name="ce1">
            <text:p>131783</text:p>
          </table:table-cell>
          <table:table-cell office:value-type="float" office:value="18.36" table:style-name="ce1">
            <text:p>18,36</text:p>
          </table:table-cell>
          <table:table-cell office:value-type="float" office:value="3.35" table:style-name="ce1">
            <text:p>3,35</text:p>
          </table:table-cell>
          <table:table-cell office:value-type="float" office:value="91628" table:style-name="ce1">
            <text:p>91628</text:p>
          </table:table-cell>
          <table:table-cell office:value-type="float" office:value="3319" table:style-name="ce1">
            <text:p>3319</text:p>
          </table:table-cell>
          <table:table-cell office:value-type="float" office:value="81.430000000000007" table:style-name="ce1">
            <text:p>81,43</text:p>
          </table:table-cell>
          <table:table-cell office:value-type="float" office:value="6.9" table:style-name="ce1">
            <text:p>6,9</text:p>
          </table:table-cell>
          <table:table-cell office:value-type="float" office:value="154461" table:style-name="ce1">
            <text:p>154461</text:p>
          </table:table-cell>
          <table:table-cell office:value-type="float" office:value="6465" table:style-name="ce1">
            <text:p>6465</text:p>
          </table:table-cell>
          <table:table-cell office:value-type="float" office:value="156.99" table:style-name="ce3">
            <text:p>156,99</text:p>
          </table:table-cell>
          <table:table-cell office:value-type="float" office:value="72.14" table:style-name="ce1">
            <text:p>72,14</text:p>
          </table:table-cell>
          <table:table-cell office:value-type="float" office:value="334121" table:style-name="ce1">
            <text:p>334121</text:p>
          </table:table-cell>
          <table:table-cell office:value-type="float" office:value="64375" table:style-name="ce1">
            <text:p>64375</text:p>
          </table:table-cell>
          <table:table-cell office:value-type="float" office:value="89.12" table:style-name="ce1">
            <text:p>89,12</text:p>
          </table:table-cell>
          <table:table-cell office:value-type="float" office:value="3.83" table:style-name="ce1">
            <text:p>3,83</text:p>
          </table:table-cell>
          <table:table-cell office:value-type="float" office:value="120951" table:style-name="ce1">
            <text:p>120951</text:p>
          </table:table-cell>
          <table:table-cell office:value-type="float" office:value="1681" table:style-name="ce2">
            <text:p>1681</text:p>
          </table:table-cell>
          <table:table-cell office:value-type="float" office:value="42.61" table:style-name="ce1">
            <text:p>42,61</text:p>
          </table:table-cell>
          <table:table-cell office:value-type="float" office:value="27.12" table:style-name="ce1">
            <text:p>27,12</text:p>
          </table:table-cell>
          <table:table-cell office:value-type="float" office:value="505748" table:style-name="ce3">
            <text:p>505748</text:p>
          </table:table-cell>
          <table:table-cell office:value-type="float" office:value="37318" table:style-name="ce1">
            <text:p>37318</text:p>
          </table:table-cell>
          <table:table-cell office:value-type="float" office:value="18.32" table:formula="of:=MIN([.$B3];[.$F3];[.$J3];[.$N3];[.$R3];[.$V3];[.$Z3];[.$AD3];[.$AH3];[.$AL3];[.$AP3];[.$AT3];[.$AX3])" table:style-name="ce1">
            <text:p>18,32</text:p>
          </table:table-cell>
          <table:table-cell office:value-type="float" office:value="2.12" table:formula="of:=MIN([.$C3];[.$G3];[.$K3];[.$O3];[.$S3];[.$W3];[.$AA3];[.$AE3];[.$AI3];[.$AM3];[.$AQ3];[.$AU3];[.$AY3])" table:style-name="ce1">
            <text:p>2,12</text:p>
          </table:table-cell>
          <table:table-cell office:value-type="float" office:value="33589" table:formula="of:=MIN([.$D3];[.$H3];[.$L3];[.$P3];[.$T3];[.$X3];[.$AB3];[.$AF3];[.$AJ3];[.$AN3];[.$AR3];[.$AV3];[.$AZ3])" table:style-name="ce1">
            <text:p>33589</text:p>
          </table:table-cell>
          <table:table-cell office:value-type="float" office:value="1681" table:formula="of:=MIN([.$E3];[.$I3];[.$M3];[.$Q3];[.$U3];[.$Y3];[.$AC3];[.$AG3];[.$AK3];[.$AO3];[.$AS3];[.$AW3];[.$BA3])" table:style-name="ce1">
            <text:p>1681</text:p>
          </table:table-cell>
          <table:table-cell office:value-type="float" office:value="29.39" table:formula="of:=MEDIAN([.$B3];[.$F3];[.$J3];[.$N3];[.$R3];[.$V3];[.$Z3];[.$AD3];[.$AH3];[.$AL3];[.$AP3];[.$AT3];[.$AX3])" table:style-name="ce1">
            <text:p>29,39</text:p>
          </table:table-cell>
          <table:table-cell office:value-type="float" office:value="7.47" table:formula="of:=MEDIAN([.$C3];[.$G3];[.$K3];[.$O3];[.$S3];[.$W3];[.$AA3];[.$AE3];[.$AI3];[.$AM3];[.$AQ3];[.$AU3];[.$AY3])" table:style-name="ce1">
            <text:p>7,47</text:p>
          </table:table-cell>
          <table:table-cell office:value-type="float" office:value="188456" table:formula="of:=MEDIAN([.$D3];[.$H3];[.$L3];[.$P3];[.$T3];[.$X3];[.$AB3];[.$AF3];[.$AJ3];[.$AN3];[.$AR3];[.$AV3];[.$AZ3])" table:style-name="ce1">
            <text:p>188456</text:p>
          </table:table-cell>
          <table:table-cell office:value-type="float" office:value="10175" table:formula="of:=MEDIAN([.$E3];[.$I3];[.$M3];[.$Q3];[.$U3];[.$Y3];[.$AC3];[.$AG3];[.$AK3];[.$AO3];[.$AS3];[.$AW3];[.$BA3])" table:style-name="ce1">
            <text:p>10175</text:p>
          </table:table-cell>
          <table:table-cell office:value-type="float" office:value="156.99" table:formula="of:=MAX([.$B3];[.$F3];[.$J3];[.$N3];[.$R3];[.$V3];[.$Z3];[.$AD3];[.$AH3];[.$AL3];[.$AP3];[.$AT3];[.$AX3])" table:style-name="ce1">
            <text:p>156,99</text:p>
          </table:table-cell>
          <table:table-cell office:value-type="float" office:value="105.33" table:formula="of:=MAX([.$C3];[.$G3];[.$K3];[.$O3];[.$S3];[.$W3];[.$AA3];[.$AE3];[.$AI3];[.$AM3];[.$AQ3];[.$AU3];[.$AY3])" table:style-name="ce1">
            <text:p>105,33</text:p>
          </table:table-cell>
          <table:table-cell office:value-type="float" office:value="505748" table:formula="of:=MAX([.$D3];[.$H3];[.$L3];[.$P3];[.$T3];[.$X3];[.$AB3];[.$AF3];[.$AJ3];[.$AN3];[.$AR3];[.$AV3];[.$AZ3])" table:style-name="ce1">
            <text:p>505748</text:p>
          </table:table-cell>
          <table:table-cell office:value-type="float" office:value="151919" table:formula="of:=MAX([.$E3];[.$I3];[.$M3];[.$Q3];[.$U3];[.$Y3];[.$AC3];[.$AG3];[.$AK3];[.$AO3];[.$AS3];[.$AW3];[.$BA3])" table:style-name="ce1">
            <text:p>15191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0_a30.lp</text:p>
          </table:table-cell>
          <table:table-cell office:value-type="float" office:value="43.81" table:style-name="ce1">
            <text:p>43,81</text:p>
          </table:table-cell>
          <table:table-cell office:value-type="float" office:value="26.05" table:style-name="ce1">
            <text:p>26,05</text:p>
          </table:table-cell>
          <table:table-cell office:value-type="float" office:value="512314" table:style-name="ce1">
            <text:p>512314</text:p>
          </table:table-cell>
          <table:table-cell office:value-type="float" office:value="40662" table:style-name="ce1">
            <text:p>40662</text:p>
          </table:table-cell>
          <table:table-cell office:value-type="float" office:value="122.09" table:style-name="ce1">
            <text:p>122,09</text:p>
          </table:table-cell>
          <table:table-cell office:value-type="float" office:value="104.2" table:style-name="ce1">
            <text:p>104,2</text:p>
          </table:table-cell>
          <table:table-cell office:value-type="float" office:value="312699" table:style-name="ce1">
            <text:p>312699</text:p>
          </table:table-cell>
          <table:table-cell office:value-type="float" office:value="126405" table:style-name="ce1">
            <text:p>126405</text:p>
          </table:table-cell>
          <table:table-cell office:value-type="float" office:value="72.209999999999994" table:style-name="ce1">
            <text:p>72,21</text:p>
          </table:table-cell>
          <table:table-cell office:value-type="float" office:value="53.21" table:style-name="ce1">
            <text:p>53,21</text:p>
          </table:table-cell>
          <table:table-cell office:value-type="float" office:value="855839" table:style-name="ce3">
            <text:p>855839</text:p>
          </table:table-cell>
          <table:table-cell office:value-type="float" office:value="71511" table:style-name="ce1">
            <text:p>71511</text:p>
          </table:table-cell>
          <table:table-cell office:value-type="float" office:value="49.53" table:style-name="ce1">
            <text:p>49,53</text:p>
          </table:table-cell>
          <table:table-cell office:value-type="float" office:value="31.04" table:style-name="ce1">
            <text:p>31,04</text:p>
          </table:table-cell>
          <table:table-cell office:value-type="float" office:value="482464" table:style-name="ce1">
            <text:p>482464</text:p>
          </table:table-cell>
          <table:table-cell office:value-type="float" office:value="48939" table:style-name="ce1">
            <text:p>48939</text:p>
          </table:table-cell>
          <table:table-cell office:value-type="float" office:value="304.26" table:style-name="ce3">
            <text:p>304,26</text:p>
          </table:table-cell>
          <table:table-cell office:value-type="float" office:value="286.94" table:style-name="ce3">
            <text:p>286,94</text:p>
          </table:table-cell>
          <table:table-cell office:value-type="float" office:value="828250" table:style-name="ce1">
            <text:p>828250</text:p>
          </table:table-cell>
          <table:table-cell office:value-type="float" office:value="343079" table:style-name="ce3">
            <text:p>343079</text:p>
          </table:table-cell>
          <table:table-cell office:value-type="float" office:value="31.42" table:style-name="ce1">
            <text:p>31,42</text:p>
          </table:table-cell>
          <table:table-cell office:value-type="float" office:value="12.54" table:style-name="ce1">
            <text:p>12,54</text:p>
          </table:table-cell>
          <table:table-cell office:value-type="float" office:value="187149" table:style-name="ce1">
            <text:p>187149</text:p>
          </table:table-cell>
          <table:table-cell office:value-type="float" office:value="18513" table:style-name="ce1">
            <text:p>18513</text:p>
          </table:table-cell>
          <table:table-cell office:value-type="float" office:value="30.46" table:style-name="ce2">
            <text:p>30,46</text:p>
          </table:table-cell>
          <table:table-cell office:value-type="float" office:value="12.9" table:style-name="ce1">
            <text:p>12,9</text:p>
          </table:table-cell>
          <table:table-cell office:value-type="float" office:value="211252" table:style-name="ce1">
            <text:p>211252</text:p>
          </table:table-cell>
          <table:table-cell office:value-type="float" office:value="21225" table:style-name="ce1">
            <text:p>21225</text:p>
          </table:table-cell>
          <table:table-cell office:value-type="float" office:value="121.75" table:style-name="ce1">
            <text:p>121,75</text:p>
          </table:table-cell>
          <table:table-cell office:value-type="float" office:value="102.07" table:style-name="ce1">
            <text:p>102,07</text:p>
          </table:table-cell>
          <table:table-cell office:value-type="float" office:value="344893" table:style-name="ce1">
            <text:p>344893</text:p>
          </table:table-cell>
          <table:table-cell office:value-type="float" office:value="129014" table:style-name="ce1">
            <text:p>129014</text:p>
          </table:table-cell>
          <table:table-cell office:value-type="float" office:value="39.729999999999997" table:style-name="ce1">
            <text:p>39,73</text:p>
          </table:table-cell>
          <table:table-cell office:value-type="float" office:value="20.96" table:style-name="ce1">
            <text:p>20,96</text:p>
          </table:table-cell>
          <table:table-cell office:value-type="float" office:value="319449" table:style-name="ce1">
            <text:p>319449</text:p>
          </table:table-cell>
          <table:table-cell office:value-type="float" office:value="31995" table:style-name="ce1">
            <text:p>31995</text:p>
          </table:table-cell>
          <table:table-cell office:value-type="float" office:value="128.87" table:style-name="ce1">
            <text:p>128,87</text:p>
          </table:table-cell>
          <table:table-cell office:value-type="float" office:value="5.17" table:style-name="ce2">
            <text:p>5,17</text:p>
          </table:table-cell>
          <table:table-cell office:value-type="float" office:value="86610" table:style-name="ce2">
            <text:p>86610</text:p>
          </table:table-cell>
          <table:table-cell office:value-type="float" office:value="2956" table:style-name="ce2">
            <text:p>2956</text:p>
          </table:table-cell>
          <table:table-cell office:value-type="float" office:value="281.52999999999997" table:style-name="ce1">
            <text:p>281,53</text:p>
          </table:table-cell>
          <table:table-cell office:value-type="float" office:value="177.5" table:style-name="ce1">
            <text:p>177,5</text:p>
          </table:table-cell>
          <table:table-cell office:value-type="float" office:value="501025" table:style-name="ce1">
            <text:p>501025</text:p>
          </table:table-cell>
          <table:table-cell office:value-type="float" office:value="141496" table:style-name="ce1">
            <text:p>141496</text:p>
          </table:table-cell>
          <table:table-cell office:value-type="float" office:value="117.15" table:style-name="ce1">
            <text:p>117,15</text:p>
          </table:table-cell>
          <table:table-cell office:value-type="float" office:value="28.11" table:style-name="ce1">
            <text:p>28,11</text:p>
          </table:table-cell>
          <table:table-cell office:value-type="float" office:value="698381" table:style-name="ce1">
            <text:p>698381</text:p>
          </table:table-cell>
          <table:table-cell office:value-type="float" office:value="30963" table:style-name="ce1">
            <text:p>30963</text:p>
          </table:table-cell>
          <table:table-cell office:value-type="float" office:value="41.81" table:style-name="ce1">
            <text:p>41,81</text:p>
          </table:table-cell>
          <table:table-cell office:value-type="float" office:value="25.2" table:style-name="ce1">
            <text:p>25,2</text:p>
          </table:table-cell>
          <table:table-cell office:value-type="float" office:value="417808" table:style-name="ce1">
            <text:p>417808</text:p>
          </table:table-cell>
          <table:table-cell office:value-type="float" office:value="36391" table:style-name="ce1">
            <text:p>36391</text:p>
          </table:table-cell>
          <table:table-cell office:value-type="float" office:value="30.46" table:formula="of:=MIN([.$B4];[.$F4];[.$J4];[.$N4];[.$R4];[.$V4];[.$Z4];[.$AD4];[.$AH4];[.$AL4];[.$AP4];[.$AT4];[.$AX4])" table:style-name="ce1">
            <text:p>30,46</text:p>
          </table:table-cell>
          <table:table-cell office:value-type="float" office:value="5.17" table:formula="of:=MIN([.$C4];[.$G4];[.$K4];[.$O4];[.$S4];[.$W4];[.$AA4];[.$AE4];[.$AI4];[.$AM4];[.$AQ4];[.$AU4];[.$AY4])" table:style-name="ce1">
            <text:p>5,17</text:p>
          </table:table-cell>
          <table:table-cell office:value-type="float" office:value="86610" table:formula="of:=MIN([.$D4];[.$H4];[.$L4];[.$P4];[.$T4];[.$X4];[.$AB4];[.$AF4];[.$AJ4];[.$AN4];[.$AR4];[.$AV4];[.$AZ4])" table:style-name="ce1">
            <text:p>86610</text:p>
          </table:table-cell>
          <table:table-cell office:value-type="float" office:value="2956" table:formula="of:=MIN([.$E4];[.$I4];[.$M4];[.$Q4];[.$U4];[.$Y4];[.$AC4];[.$AG4];[.$AK4];[.$AO4];[.$AS4];[.$AW4];[.$BA4])" table:style-name="ce1">
            <text:p>2956</text:p>
          </table:table-cell>
          <table:table-cell office:value-type="float" office:value="72.209999999999994" table:formula="of:=MEDIAN([.$B4];[.$F4];[.$J4];[.$N4];[.$R4];[.$V4];[.$Z4];[.$AD4];[.$AH4];[.$AL4];[.$AP4];[.$AT4];[.$AX4])" table:style-name="ce1">
            <text:p>72,21</text:p>
          </table:table-cell>
          <table:table-cell office:value-type="float" office:value="28.11" table:formula="of:=MEDIAN([.$C4];[.$G4];[.$K4];[.$O4];[.$S4];[.$W4];[.$AA4];[.$AE4];[.$AI4];[.$AM4];[.$AQ4];[.$AU4];[.$AY4])" table:style-name="ce1">
            <text:p>28,11</text:p>
          </table:table-cell>
          <table:table-cell office:value-type="float" office:value="417808" table:formula="of:=MEDIAN([.$D4];[.$H4];[.$L4];[.$P4];[.$T4];[.$X4];[.$AB4];[.$AF4];[.$AJ4];[.$AN4];[.$AR4];[.$AV4];[.$AZ4])" table:style-name="ce1">
            <text:p>417808</text:p>
          </table:table-cell>
          <table:table-cell office:value-type="float" office:value="40662" table:formula="of:=MEDIAN([.$E4];[.$I4];[.$M4];[.$Q4];[.$U4];[.$Y4];[.$AC4];[.$AG4];[.$AK4];[.$AO4];[.$AS4];[.$AW4];[.$BA4])" table:style-name="ce1">
            <text:p>40662</text:p>
          </table:table-cell>
          <table:table-cell office:value-type="float" office:value="304.26" table:formula="of:=MAX([.$B4];[.$F4];[.$J4];[.$N4];[.$R4];[.$V4];[.$Z4];[.$AD4];[.$AH4];[.$AL4];[.$AP4];[.$AT4];[.$AX4])" table:style-name="ce1">
            <text:p>304,26</text:p>
          </table:table-cell>
          <table:table-cell office:value-type="float" office:value="286.94" table:formula="of:=MAX([.$C4];[.$G4];[.$K4];[.$O4];[.$S4];[.$W4];[.$AA4];[.$AE4];[.$AI4];[.$AM4];[.$AQ4];[.$AU4];[.$AY4])" table:style-name="ce1">
            <text:p>286,94</text:p>
          </table:table-cell>
          <table:table-cell office:value-type="float" office:value="855839" table:formula="of:=MAX([.$D4];[.$H4];[.$L4];[.$P4];[.$T4];[.$X4];[.$AB4];[.$AF4];[.$AJ4];[.$AN4];[.$AR4];[.$AV4];[.$AZ4])" table:style-name="ce1">
            <text:p>855839</text:p>
          </table:table-cell>
          <table:table-cell office:value-type="float" office:value="343079" table:formula="of:=MAX([.$E4];[.$I4];[.$M4];[.$Q4];[.$U4];[.$Y4];[.$AC4];[.$AG4];[.$AK4];[.$AO4];[.$AS4];[.$AW4];[.$BA4])" table:style-name="ce1">
            <text:p>34307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1_a25.lp</text:p>
          </table:table-cell>
          <table:table-cell office:value-type="float" office:value="30.38" table:style-name="ce2">
            <text:p>30,38</text:p>
          </table:table-cell>
          <table:table-cell office:value-type="float" office:value="6.88" table:style-name="ce2">
            <text:p>6,88</text:p>
          </table:table-cell>
          <table:table-cell office:value-type="float" office:value="127041" table:style-name="ce2">
            <text:p>127041</text:p>
          </table:table-cell>
          <table:table-cell office:value-type="float" office:value="8414" table:style-name="ce2">
            <text:p>8414</text:p>
          </table:table-cell>
          <table:table-cell office:value-type="float" office:value="481.66" table:style-name="ce1">
            <text:p>481,66</text:p>
          </table:table-cell>
          <table:table-cell office:value-type="float" office:value="453.8" table:style-name="ce1">
            <text:p>453,8</text:p>
          </table:table-cell>
          <table:table-cell office:value-type="float" office:value="882167" table:style-name="ce1">
            <text:p>882167</text:p>
          </table:table-cell>
          <table:table-cell office:value-type="float" office:value="445223" table:style-name="ce1">
            <text:p>445223</text:p>
          </table:table-cell>
          <table:table-cell office:value-type="float" office:value="129.28" table:style-name="ce1">
            <text:p>129,28</text:p>
          </table:table-cell>
          <table:table-cell office:value-type="float" office:value="103.39" table:style-name="ce1">
            <text:p>103,39</text:p>
          </table:table-cell>
          <table:table-cell office:value-type="float" office:value="1279349" table:style-name="ce1">
            <text:p>1279349</text:p>
          </table:table-cell>
          <table:table-cell office:value-type="float" office:value="125929" table:style-name="ce1">
            <text:p>125929</text:p>
          </table:table-cell>
          <table:table-cell office:value-type="float" office:value="87.09" table:style-name="ce1">
            <text:p>87,09</text:p>
          </table:table-cell>
          <table:table-cell office:value-type="float" office:value="60.31" table:style-name="ce1">
            <text:p>60,31</text:p>
          </table:table-cell>
          <table:table-cell office:value-type="float" office:value="801278" table:style-name="ce1">
            <text:p>801278</text:p>
          </table:table-cell>
          <table:table-cell office:value-type="float" office:value="79438" table:style-name="ce1">
            <text:p>79438</text:p>
          </table:table-cell>
          <table:table-cell office:value-type="float" office:value="281.07" table:style-name="ce1">
            <text:p>281,07</text:p>
          </table:table-cell>
          <table:table-cell office:value-type="float" office:value="256.8" table:style-name="ce1">
            <text:p>256,8</text:p>
          </table:table-cell>
          <table:table-cell office:value-type="float" office:value="556370" table:style-name="ce1">
            <text:p>556370</text:p>
          </table:table-cell>
          <table:table-cell office:value-type="float" office:value="278833" table:style-name="ce1">
            <text:p>278833</text:p>
          </table:table-cell>
          <table:table-cell office:value-type="float" office:value="40.65" table:style-name="ce1">
            <text:p>40,65</text:p>
          </table:table-cell>
          <table:table-cell office:value-type="float" office:value="14.75" table:style-name="ce1">
            <text:p>14,75</text:p>
          </table:table-cell>
          <table:table-cell office:value-type="float" office:value="215104" table:style-name="ce1">
            <text:p>215104</text:p>
          </table:table-cell>
          <table:table-cell office:value-type="float" office:value="20345" table:style-name="ce1">
            <text:p>20345</text:p>
          </table:table-cell>
          <table:table-cell office:value-type="float" office:value="43.68" table:style-name="ce1">
            <text:p>43,68</text:p>
          </table:table-cell>
          <table:table-cell office:value-type="float" office:value="20.32" table:style-name="ce1">
            <text:p>20,32</text:p>
          </table:table-cell>
          <table:table-cell office:value-type="float" office:value="378739" table:style-name="ce1">
            <text:p>378739</text:p>
          </table:table-cell>
          <table:table-cell office:value-type="float" office:value="28427" table:style-name="ce1">
            <text:p>28427</text:p>
          </table:table-cell>
          <table:table-cell office:value-type="float" office:value="217.13" table:style-name="ce1">
            <text:p>217,13</text:p>
          </table:table-cell>
          <table:table-cell office:value-type="float" office:value="192.37" table:style-name="ce1">
            <text:p>192,37</text:p>
          </table:table-cell>
          <table:table-cell office:value-type="float" office:value="409569" table:style-name="ce1">
            <text:p>409569</text:p>
          </table:table-cell>
          <table:table-cell office:value-type="float" office:value="204774" table:style-name="ce1">
            <text:p>204774</text:p>
          </table:table-cell>
          <table:table-cell office:value-type="float" office:value="77.069999999999993" table:style-name="ce1">
            <text:p>77,07</text:p>
          </table:table-cell>
          <table:table-cell office:value-type="float" office:value="49.7" table:style-name="ce1">
            <text:p>49,7</text:p>
          </table:table-cell>
          <table:table-cell office:value-type="float" office:value="533906" table:style-name="ce1">
            <text:p>533906</text:p>
          </table:table-cell>
          <table:table-cell office:value-type="float" office:value="52008" table:style-name="ce1">
            <text:p>52008</text:p>
          </table:table-cell>
          <table:table-cell office:value-type="float" office:value="172.26" table:style-name="ce1">
            <text:p>172,26</text:p>
          </table:table-cell>
          <table:table-cell office:value-type="float" office:value="19.07" table:style-name="ce1">
            <text:p>19,07</text:p>
          </table:table-cell>
          <table:table-cell office:value-type="float" office:value="214877" table:style-name="ce1">
            <text:p>214877</text:p>
          </table:table-cell>
          <table:table-cell office:value-type="float" office:value="17671" table:style-name="ce1">
            <text:p>17671</text:p>
          </table:table-cell>
          <table:table-cell office:value-type="float" office:value="2006.05" table:style-name="ce3">
            <text:p>2006,05</text:p>
          </table:table-cell>
          <table:table-cell office:value-type="float" office:value="1854.33" table:style-name="ce3">
            <text:p>1854,33</text:p>
          </table:table-cell>
          <table:table-cell office:value-type="float" office:value="2544541" table:style-name="ce3">
            <text:p>2544541</text:p>
          </table:table-cell>
          <table:table-cell office:value-type="float" office:value="1223893" table:style-name="ce3">
            <text:p>1223893</text:p>
          </table:table-cell>
          <table:table-cell office:value-type="float" office:value="161.91" table:style-name="ce1">
            <text:p>161,91</text:p>
          </table:table-cell>
          <table:table-cell office:value-type="float" office:value="21.64" table:style-name="ce1">
            <text:p>21,64</text:p>
          </table:table-cell>
          <table:table-cell office:value-type="float" office:value="777947" table:style-name="ce1">
            <text:p>777947</text:p>
          </table:table-cell>
          <table:table-cell office:value-type="float" office:value="17986" table:style-name="ce1">
            <text:p>17986</text:p>
          </table:table-cell>
          <table:table-cell office:value-type="float" office:value="106.44" table:style-name="ce1">
            <text:p>106,44</text:p>
          </table:table-cell>
          <table:table-cell office:value-type="float" office:value="80.08" table:style-name="ce1">
            <text:p>80,08</text:p>
          </table:table-cell>
          <table:table-cell office:value-type="float" office:value="913101" table:style-name="ce1">
            <text:p>913101</text:p>
          </table:table-cell>
          <table:table-cell office:value-type="float" office:value="79726" table:style-name="ce1">
            <text:p>79726</text:p>
          </table:table-cell>
          <table:table-cell office:value-type="float" office:value="30.38" table:formula="of:=MIN([.$B5];[.$F5];[.$J5];[.$N5];[.$R5];[.$V5];[.$Z5];[.$AD5];[.$AH5];[.$AL5];[.$AP5];[.$AT5];[.$AX5])" table:style-name="ce1">
            <text:p>30,38</text:p>
          </table:table-cell>
          <table:table-cell office:value-type="float" office:value="6.88" table:formula="of:=MIN([.$C5];[.$G5];[.$K5];[.$O5];[.$S5];[.$W5];[.$AA5];[.$AE5];[.$AI5];[.$AM5];[.$AQ5];[.$AU5];[.$AY5])" table:style-name="ce1">
            <text:p>6,88</text:p>
          </table:table-cell>
          <table:table-cell office:value-type="float" office:value="127041" table:formula="of:=MIN([.$D5];[.$H5];[.$L5];[.$P5];[.$T5];[.$X5];[.$AB5];[.$AF5];[.$AJ5];[.$AN5];[.$AR5];[.$AV5];[.$AZ5])" table:style-name="ce1">
            <text:p>127041</text:p>
          </table:table-cell>
          <table:table-cell office:value-type="float" office:value="8414" table:formula="of:=MIN([.$E5];[.$I5];[.$M5];[.$Q5];[.$U5];[.$Y5];[.$AC5];[.$AG5];[.$AK5];[.$AO5];[.$AS5];[.$AW5];[.$BA5])" table:style-name="ce1">
            <text:p>8414</text:p>
          </table:table-cell>
          <table:table-cell office:value-type="float" office:value="129.28" table:formula="of:=MEDIAN([.$B5];[.$F5];[.$J5];[.$N5];[.$R5];[.$V5];[.$Z5];[.$AD5];[.$AH5];[.$AL5];[.$AP5];[.$AT5];[.$AX5])" table:style-name="ce1">
            <text:p>129,28</text:p>
          </table:table-cell>
          <table:table-cell office:value-type="float" office:value="60.31" table:formula="of:=MEDIAN([.$C5];[.$G5];[.$K5];[.$O5];[.$S5];[.$W5];[.$AA5];[.$AE5];[.$AI5];[.$AM5];[.$AQ5];[.$AU5];[.$AY5])" table:style-name="ce1">
            <text:p>60,31</text:p>
          </table:table-cell>
          <table:table-cell office:value-type="float" office:value="556370" table:formula="of:=MEDIAN([.$D5];[.$H5];[.$L5];[.$P5];[.$T5];[.$X5];[.$AB5];[.$AF5];[.$AJ5];[.$AN5];[.$AR5];[.$AV5];[.$AZ5])" table:style-name="ce1">
            <text:p>556370</text:p>
          </table:table-cell>
          <table:table-cell office:value-type="float" office:value="79438" table:formula="of:=MEDIAN([.$E5];[.$I5];[.$M5];[.$Q5];[.$U5];[.$Y5];[.$AC5];[.$AG5];[.$AK5];[.$AO5];[.$AS5];[.$AW5];[.$BA5])" table:style-name="ce1">
            <text:p>79438</text:p>
          </table:table-cell>
          <table:table-cell office:value-type="float" office:value="2006.05" table:formula="of:=MAX([.$B5];[.$F5];[.$J5];[.$N5];[.$R5];[.$V5];[.$Z5];[.$AD5];[.$AH5];[.$AL5];[.$AP5];[.$AT5];[.$AX5])" table:style-name="ce1">
            <text:p>2006,05</text:p>
          </table:table-cell>
          <table:table-cell office:value-type="float" office:value="1854.33" table:formula="of:=MAX([.$C5];[.$G5];[.$K5];[.$O5];[.$S5];[.$W5];[.$AA5];[.$AE5];[.$AI5];[.$AM5];[.$AQ5];[.$AU5];[.$AY5])" table:style-name="ce1">
            <text:p>1854,33</text:p>
          </table:table-cell>
          <table:table-cell office:value-type="float" office:value="2544541" table:formula="of:=MAX([.$D5];[.$H5];[.$L5];[.$P5];[.$T5];[.$X5];[.$AB5];[.$AF5];[.$AJ5];[.$AN5];[.$AR5];[.$AV5];[.$AZ5])" table:style-name="ce1">
            <text:p>2544541</text:p>
          </table:table-cell>
          <table:table-cell office:value-type="float" office:value="1223893" table:formula="of:=MAX([.$E5];[.$I5];[.$M5];[.$Q5];[.$U5];[.$Y5];[.$AC5];[.$AG5];[.$AK5];[.$AO5];[.$AS5];[.$AW5];[.$BA5])" table:style-name="ce1">
            <text:p>122389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2_a20.lp</text:p>
          </table:table-cell>
          <table:table-cell office:value-type="float" office:value="25.79" table:style-name="ce2">
            <text:p>25,79</text:p>
          </table:table-cell>
          <table:table-cell office:value-type="float" office:value="8.92" table:style-name="ce2">
            <text:p>8,92</text:p>
          </table:table-cell>
          <table:table-cell office:value-type="float" office:value="93089" table:style-name="ce1">
            <text:p>93089</text:p>
          </table:table-cell>
          <table:table-cell office:value-type="float" office:value="13151" table:style-name="ce2">
            <text:p>13151</text:p>
          </table:table-cell>
          <table:table-cell office:value-type="float" office:value="30.85" table:style-name="ce1">
            <text:p>30,85</text:p>
          </table:table-cell>
          <table:table-cell office:value-type="float" office:value="13.82" table:style-name="ce1">
            <text:p>13,82</text:p>
          </table:table-cell>
          <table:table-cell office:value-type="float" office:value="32416" table:style-name="ce2">
            <text:p>32416</text:p>
          </table:table-cell>
          <table:table-cell office:value-type="float" office:value="20161" table:style-name="ce1">
            <text:p>20161</text:p>
          </table:table-cell>
          <table:table-cell office:value-type="float" office:value="52.9" table:style-name="ce1">
            <text:p>52,9</text:p>
          </table:table-cell>
          <table:table-cell office:value-type="float" office:value="36.880000000000003" table:style-name="ce1">
            <text:p>36,88</text:p>
          </table:table-cell>
          <table:table-cell office:value-type="float" office:value="256791" table:style-name="ce1">
            <text:p>256791</text:p>
          </table:table-cell>
          <table:table-cell office:value-type="float" office:value="53512" table:style-name="ce1">
            <text:p>53512</text:p>
          </table:table-cell>
          <table:table-cell office:value-type="float" office:value="35.53" table:style-name="ce1">
            <text:p>35,53</text:p>
          </table:table-cell>
          <table:table-cell office:value-type="float" office:value="19.25" table:style-name="ce1">
            <text:p>19,25</text:p>
          </table:table-cell>
          <table:table-cell office:value-type="float" office:value="99666" table:style-name="ce1">
            <text:p>99666</text:p>
          </table:table-cell>
          <table:table-cell office:value-type="float" office:value="29803" table:style-name="ce1">
            <text:p>29803</text:p>
          </table:table-cell>
          <table:table-cell office:value-type="float" office:value="63.59" table:style-name="ce1">
            <text:p>63,59</text:p>
          </table:table-cell>
          <table:table-cell office:value-type="float" office:value="46.41" table:style-name="ce1">
            <text:p>46,41</text:p>
          </table:table-cell>
          <table:table-cell office:value-type="float" office:value="98325" table:style-name="ce1">
            <text:p>98325</text:p>
          </table:table-cell>
          <table:table-cell office:value-type="float" office:value="66117" table:style-name="ce1">
            <text:p>66117</text:p>
          </table:table-cell>
          <table:table-cell office:value-type="float" office:value="53.1" table:style-name="ce1">
            <text:p>53,1</text:p>
          </table:table-cell>
          <table:table-cell office:value-type="float" office:value="35.06" table:style-name="ce1">
            <text:p>35,06</text:p>
          </table:table-cell>
          <table:table-cell office:value-type="float" office:value="138416" table:style-name="ce1">
            <text:p>138416</text:p>
          </table:table-cell>
          <table:table-cell office:value-type="float" office:value="56833" table:style-name="ce1">
            <text:p>56833</text:p>
          </table:table-cell>
          <table:table-cell office:value-type="float" office:value="80.03" table:style-name="ce1">
            <text:p>80,03</text:p>
          </table:table-cell>
          <table:table-cell office:value-type="float" office:value="63.33" table:style-name="ce1">
            <text:p>63,33</text:p>
          </table:table-cell>
          <table:table-cell office:value-type="float" office:value="194648" table:style-name="ce1">
            <text:p>194648</text:p>
          </table:table-cell>
          <table:table-cell office:value-type="float" office:value="102004" table:style-name="ce3">
            <text:p>102004</text:p>
          </table:table-cell>
          <table:table-cell office:value-type="float" office:value="78.8" table:style-name="ce1">
            <text:p>78,8</text:p>
          </table:table-cell>
          <table:table-cell office:value-type="float" office:value="60.54" table:style-name="ce1">
            <text:p>60,54</text:p>
          </table:table-cell>
          <table:table-cell office:value-type="float" office:value="116789" table:style-name="ce1">
            <text:p>116789</text:p>
          </table:table-cell>
          <table:table-cell office:value-type="float" office:value="83341" table:style-name="ce1">
            <text:p>83341</text:p>
          </table:table-cell>
          <table:table-cell office:value-type="float" office:value="44.53" table:style-name="ce1">
            <text:p>44,53</text:p>
          </table:table-cell>
          <table:table-cell office:value-type="float" office:value="27.56" table:style-name="ce1">
            <text:p>27,56</text:p>
          </table:table-cell>
          <table:table-cell office:value-type="float" office:value="93587" table:style-name="ce1">
            <text:p>93587</text:p>
          </table:table-cell>
          <table:table-cell office:value-type="float" office:value="41429" table:style-name="ce1">
            <text:p>41429</text:p>
          </table:table-cell>
          <table:table-cell office:value-type="float" office:value="142.68" table:style-name="ce1">
            <text:p>142,68</text:p>
          </table:table-cell>
          <table:table-cell office:value-type="float" office:value="19.41" table:style-name="ce1">
            <text:p>19,41</text:p>
          </table:table-cell>
          <table:table-cell office:value-type="float" office:value="212110" table:style-name="ce1">
            <text:p>212110</text:p>
          </table:table-cell>
          <table:table-cell office:value-type="float" office:value="19852" table:style-name="ce1">
            <text:p>19852</text:p>
          </table:table-cell>
          <table:table-cell office:value-type="float" office:value="144.37" table:style-name="ce1">
            <text:p>144,37</text:p>
          </table:table-cell>
          <table:table-cell office:value-type="float" office:value="35.130000000000003" table:style-name="ce1">
            <text:p>35,13</text:p>
          </table:table-cell>
          <table:table-cell office:value-type="float" office:value="194319" table:style-name="ce1">
            <text:p>194319</text:p>
          </table:table-cell>
          <table:table-cell office:value-type="float" office:value="42638" table:style-name="ce1">
            <text:p>42638</text:p>
          </table:table-cell>
          <table:table-cell office:value-type="float" office:value="286.39" table:style-name="ce3">
            <text:p>286,39</text:p>
          </table:table-cell>
          <table:table-cell office:value-type="float" office:value="134.54" table:style-name="ce3">
            <text:p>134,54</text:p>
          </table:table-cell>
          <table:table-cell office:value-type="float" office:value="444879" table:style-name="ce3">
            <text:p>444879</text:p>
          </table:table-cell>
          <table:table-cell office:value-type="float" office:value="96159" table:style-name="ce1">
            <text:p>96159</text:p>
          </table:table-cell>
          <table:table-cell office:value-type="float" office:value="43.96" table:style-name="ce1">
            <text:p>43,96</text:p>
          </table:table-cell>
          <table:table-cell office:value-type="float" office:value="27.68" table:style-name="ce1">
            <text:p>27,68</text:p>
          </table:table-cell>
          <table:table-cell office:value-type="float" office:value="103316" table:style-name="ce1">
            <text:p>103316</text:p>
          </table:table-cell>
          <table:table-cell office:value-type="float" office:value="39471" table:style-name="ce1">
            <text:p>39471</text:p>
          </table:table-cell>
          <table:table-cell office:value-type="float" office:value="25.79" table:formula="of:=MIN([.$B6];[.$F6];[.$J6];[.$N6];[.$R6];[.$V6];[.$Z6];[.$AD6];[.$AH6];[.$AL6];[.$AP6];[.$AT6];[.$AX6])" table:style-name="ce1">
            <text:p>25,79</text:p>
          </table:table-cell>
          <table:table-cell office:value-type="float" office:value="8.92" table:formula="of:=MIN([.$C6];[.$G6];[.$K6];[.$O6];[.$S6];[.$W6];[.$AA6];[.$AE6];[.$AI6];[.$AM6];[.$AQ6];[.$AU6];[.$AY6])" table:style-name="ce1">
            <text:p>8,92</text:p>
          </table:table-cell>
          <table:table-cell office:value-type="float" office:value="32416" table:formula="of:=MIN([.$D6];[.$H6];[.$L6];[.$P6];[.$T6];[.$X6];[.$AB6];[.$AF6];[.$AJ6];[.$AN6];[.$AR6];[.$AV6];[.$AZ6])" table:style-name="ce1">
            <text:p>32416</text:p>
          </table:table-cell>
          <table:table-cell office:value-type="float" office:value="13151" table:formula="of:=MIN([.$E6];[.$I6];[.$M6];[.$Q6];[.$U6];[.$Y6];[.$AC6];[.$AG6];[.$AK6];[.$AO6];[.$AS6];[.$AW6];[.$BA6])" table:style-name="ce1">
            <text:p>13151</text:p>
          </table:table-cell>
          <table:table-cell office:value-type="float" office:value="53.1" table:formula="of:=MEDIAN([.$B6];[.$F6];[.$J6];[.$N6];[.$R6];[.$V6];[.$Z6];[.$AD6];[.$AH6];[.$AL6];[.$AP6];[.$AT6];[.$AX6])" table:style-name="ce1">
            <text:p>53,1</text:p>
          </table:table-cell>
          <table:table-cell office:value-type="float" office:value="35.06" table:formula="of:=MEDIAN([.$C6];[.$G6];[.$K6];[.$O6];[.$S6];[.$W6];[.$AA6];[.$AE6];[.$AI6];[.$AM6];[.$AQ6];[.$AU6];[.$AY6])" table:style-name="ce1">
            <text:p>35,06</text:p>
          </table:table-cell>
          <table:table-cell office:value-type="float" office:value="116789" table:formula="of:=MEDIAN([.$D6];[.$H6];[.$L6];[.$P6];[.$T6];[.$X6];[.$AB6];[.$AF6];[.$AJ6];[.$AN6];[.$AR6];[.$AV6];[.$AZ6])" table:style-name="ce1">
            <text:p>116789</text:p>
          </table:table-cell>
          <table:table-cell office:value-type="float" office:value="42638" table:formula="of:=MEDIAN([.$E6];[.$I6];[.$M6];[.$Q6];[.$U6];[.$Y6];[.$AC6];[.$AG6];[.$AK6];[.$AO6];[.$AS6];[.$AW6];[.$BA6])" table:style-name="ce1">
            <text:p>42638</text:p>
          </table:table-cell>
          <table:table-cell office:value-type="float" office:value="286.39" table:formula="of:=MAX([.$B6];[.$F6];[.$J6];[.$N6];[.$R6];[.$V6];[.$Z6];[.$AD6];[.$AH6];[.$AL6];[.$AP6];[.$AT6];[.$AX6])" table:style-name="ce1">
            <text:p>286,39</text:p>
          </table:table-cell>
          <table:table-cell office:value-type="float" office:value="134.54" table:formula="of:=MAX([.$C6];[.$G6];[.$K6];[.$O6];[.$S6];[.$W6];[.$AA6];[.$AE6];[.$AI6];[.$AM6];[.$AQ6];[.$AU6];[.$AY6])" table:style-name="ce1">
            <text:p>134,54</text:p>
          </table:table-cell>
          <table:table-cell office:value-type="float" office:value="444879" table:formula="of:=MAX([.$D6];[.$H6];[.$L6];[.$P6];[.$T6];[.$X6];[.$AB6];[.$AF6];[.$AJ6];[.$AN6];[.$AR6];[.$AV6];[.$AZ6])" table:style-name="ce1">
            <text:p>444879</text:p>
          </table:table-cell>
          <table:table-cell office:value-type="float" office:value="102004" table:formula="of:=MAX([.$E6];[.$I6];[.$M6];[.$Q6];[.$U6];[.$Y6];[.$AC6];[.$AG6];[.$AK6];[.$AO6];[.$AS6];[.$AW6];[.$BA6])" table:style-name="ce1">
            <text:p>10200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2_a25.lp</text:p>
          </table:table-cell>
          <table:table-cell office:value-type="float" office:value="48.13" table:style-name="ce1">
            <text:p>48,13</text:p>
          </table:table-cell>
          <table:table-cell office:value-type="float" office:value="23.16" table:style-name="ce1">
            <text:p>23,16</text:p>
          </table:table-cell>
          <table:table-cell office:value-type="float" office:value="286594" table:style-name="ce1">
            <text:p>286594</text:p>
          </table:table-cell>
          <table:table-cell office:value-type="float" office:value="29943" table:style-name="ce1">
            <text:p>29943</text:p>
          </table:table-cell>
          <table:table-cell office:value-type="float" office:value="529.27" table:style-name="ce1">
            <text:p>529,27</text:p>
          </table:table-cell>
          <table:table-cell office:value-type="float" office:value="504.51" table:style-name="ce1">
            <text:p>504,51</text:p>
          </table:table-cell>
          <table:table-cell office:value-type="float" office:value="934740" table:style-name="ce1">
            <text:p>934740</text:p>
          </table:table-cell>
          <table:table-cell office:value-type="float" office:value="558156" table:style-name="ce3">
            <text:p>558156</text:p>
          </table:table-cell>
          <table:table-cell office:value-type="float" office:value="32.1" table:style-name="ce2">
            <text:p>32,1</text:p>
          </table:table-cell>
          <table:table-cell office:value-type="float" office:value="6.55" table:style-name="ce2">
            <text:p>6,55</text:p>
          </table:table-cell>
          <table:table-cell office:value-type="float" office:value="99498" table:style-name="ce1">
            <text:p>99498</text:p>
          </table:table-cell>
          <table:table-cell office:value-type="float" office:value="8470" table:style-name="ce2">
            <text:p>8470</text:p>
          </table:table-cell>
          <table:table-cell office:value-type="float" office:value="59.96" table:style-name="ce1">
            <text:p>59,96</text:p>
          </table:table-cell>
          <table:table-cell office:value-type="float" office:value="34.22" table:style-name="ce1">
            <text:p>34,22</text:p>
          </table:table-cell>
          <table:table-cell office:value-type="float" office:value="349273" table:style-name="ce1">
            <text:p>349273</text:p>
          </table:table-cell>
          <table:table-cell office:value-type="float" office:value="38819" table:style-name="ce1">
            <text:p>38819</text:p>
          </table:table-cell>
          <table:table-cell office:value-type="float" office:value="37.340000000000003" table:style-name="ce1">
            <text:p>37,34</text:p>
          </table:table-cell>
          <table:table-cell office:value-type="float" office:value="11.43" table:style-name="ce1">
            <text:p>11,43</text:p>
          </table:table-cell>
          <table:table-cell office:value-type="float" office:value="25405" table:style-name="ce2">
            <text:p>25405</text:p>
          </table:table-cell>
          <table:table-cell office:value-type="float" office:value="11757" table:style-name="ce1">
            <text:p>11757</text:p>
          </table:table-cell>
          <table:table-cell office:value-type="float" office:value="45.48" table:style-name="ce1">
            <text:p>45,48</text:p>
          </table:table-cell>
          <table:table-cell office:value-type="float" office:value="20.34" table:style-name="ce1">
            <text:p>20,34</text:p>
          </table:table-cell>
          <table:table-cell office:value-type="float" office:value="240102" table:style-name="ce1">
            <text:p>240102</text:p>
          </table:table-cell>
          <table:table-cell office:value-type="float" office:value="24591" table:style-name="ce1">
            <text:p>24591</text:p>
          </table:table-cell>
          <table:table-cell office:value-type="float" office:value="74.37" table:style-name="ce1">
            <text:p>74,37</text:p>
          </table:table-cell>
          <table:table-cell office:value-type="float" office:value="48.6" table:style-name="ce1">
            <text:p>48,6</text:p>
          </table:table-cell>
          <table:table-cell office:value-type="float" office:value="452435" table:style-name="ce1">
            <text:p>452435</text:p>
          </table:table-cell>
          <table:table-cell office:value-type="float" office:value="62763" table:style-name="ce1">
            <text:p>62763</text:p>
          </table:table-cell>
          <table:table-cell office:value-type="float" office:value="61.36" table:style-name="ce1">
            <text:p>61,36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73817" table:style-name="ce1">
            <text:p>73817</text:p>
          </table:table-cell>
          <table:table-cell office:value-type="float" office:value="39240" table:style-name="ce1">
            <text:p>39240</text:p>
          </table:table-cell>
          <table:table-cell office:value-type="float" office:value="87.08" table:style-name="ce1">
            <text:p>87,08</text:p>
          </table:table-cell>
          <table:table-cell office:value-type="float" office:value="62.4" table:style-name="ce1">
            <text:p>62,4</text:p>
          </table:table-cell>
          <table:table-cell office:value-type="float" office:value="547244" table:style-name="ce1">
            <text:p>547244</text:p>
          </table:table-cell>
          <table:table-cell office:value-type="float" office:value="80609" table:style-name="ce1">
            <text:p>80609</text:p>
          </table:table-cell>
          <table:table-cell office:value-type="float" office:value="221.58" table:style-name="ce1">
            <text:p>221,58</text:p>
          </table:table-cell>
          <table:table-cell office:value-type="float" office:value="53.45" table:style-name="ce1">
            <text:p>53,45</text:p>
          </table:table-cell>
          <table:table-cell office:value-type="float" office:value="1084369" table:style-name="ce3">
            <text:p>1084369</text:p>
          </table:table-cell>
          <table:table-cell office:value-type="float" office:value="41205" table:style-name="ce1">
            <text:p>41205</text:p>
          </table:table-cell>
          <table:table-cell office:value-type="float" office:value="801.29" table:style-name="ce3">
            <text:p>801,29</text:p>
          </table:table-cell>
          <table:table-cell office:value-type="float" office:value="599.24" table:style-name="ce3">
            <text:p>599,24</text:p>
          </table:table-cell>
          <table:table-cell office:value-type="float" office:value="987826" table:style-name="ce1">
            <text:p>987826</text:p>
          </table:table-cell>
          <table:table-cell office:value-type="float" office:value="475193" table:style-name="ce1">
            <text:p>475193</text:p>
          </table:table-cell>
          <table:table-cell office:value-type="float" office:value="251.74" table:style-name="ce1">
            <text:p>251,74</text:p>
          </table:table-cell>
          <table:table-cell office:value-type="float" office:value="48.16" table:style-name="ce1">
            <text:p>48,16</text:p>
          </table:table-cell>
          <table:table-cell office:value-type="float" office:value="986794" table:style-name="ce1">
            <text:p>986794</text:p>
          </table:table-cell>
          <table:table-cell office:value-type="float" office:value="35847" table:style-name="ce1">
            <text:p>35847</text:p>
          </table:table-cell>
          <table:table-cell office:value-type="float" office:value="56.96" table:style-name="ce1">
            <text:p>56,96</text:p>
          </table:table-cell>
          <table:table-cell office:value-type="float" office:value="30.63" table:style-name="ce1">
            <text:p>30,63</text:p>
          </table:table-cell>
          <table:table-cell office:value-type="float" office:value="339572" table:style-name="ce1">
            <text:p>339572</text:p>
          </table:table-cell>
          <table:table-cell office:value-type="float" office:value="35161" table:style-name="ce1">
            <text:p>35161</text:p>
          </table:table-cell>
          <table:table-cell office:value-type="float" office:value="32.1" table:formula="of:=MIN([.$B7];[.$F7];[.$J7];[.$N7];[.$R7];[.$V7];[.$Z7];[.$AD7];[.$AH7];[.$AL7];[.$AP7];[.$AT7];[.$AX7])" table:style-name="ce1">
            <text:p>32,1</text:p>
          </table:table-cell>
          <table:table-cell office:value-type="float" office:value="6.55" table:formula="of:=MIN([.$C7];[.$G7];[.$K7];[.$O7];[.$S7];[.$W7];[.$AA7];[.$AE7];[.$AI7];[.$AM7];[.$AQ7];[.$AU7];[.$AY7])" table:style-name="ce1">
            <text:p>6,55</text:p>
          </table:table-cell>
          <table:table-cell office:value-type="float" office:value="25405" table:formula="of:=MIN([.$D7];[.$H7];[.$L7];[.$P7];[.$T7];[.$X7];[.$AB7];[.$AF7];[.$AJ7];[.$AN7];[.$AR7];[.$AV7];[.$AZ7])" table:style-name="ce1">
            <text:p>25405</text:p>
          </table:table-cell>
          <table:table-cell office:value-type="float" office:value="8470" table:formula="of:=MIN([.$E7];[.$I7];[.$M7];[.$Q7];[.$U7];[.$Y7];[.$AC7];[.$AG7];[.$AK7];[.$AO7];[.$AS7];[.$AW7];[.$BA7])" table:style-name="ce1">
            <text:p>8470</text:p>
          </table:table-cell>
          <table:table-cell office:value-type="float" office:value="61.36" table:formula="of:=MEDIAN([.$B7];[.$F7];[.$J7];[.$N7];[.$R7];[.$V7];[.$Z7];[.$AD7];[.$AH7];[.$AL7];[.$AP7];[.$AT7];[.$AX7])" table:style-name="ce1">
            <text:p>61,36</text:p>
          </table:table-cell>
          <table:table-cell office:value-type="float" office:value="35.450000000000003" table:formula="of:=MEDIAN([.$C7];[.$G7];[.$K7];[.$O7];[.$S7];[.$W7];[.$AA7];[.$AE7];[.$AI7];[.$AM7];[.$AQ7];[.$AU7];[.$AY7])" table:style-name="ce1">
            <text:p>35,45</text:p>
          </table:table-cell>
          <table:table-cell office:value-type="float" office:value="349273" table:formula="of:=MEDIAN([.$D7];[.$H7];[.$L7];[.$P7];[.$T7];[.$X7];[.$AB7];[.$AF7];[.$AJ7];[.$AN7];[.$AR7];[.$AV7];[.$AZ7])" table:style-name="ce1">
            <text:p>349273</text:p>
          </table:table-cell>
          <table:table-cell office:value-type="float" office:value="38819" table:formula="of:=MEDIAN([.$E7];[.$I7];[.$M7];[.$Q7];[.$U7];[.$Y7];[.$AC7];[.$AG7];[.$AK7];[.$AO7];[.$AS7];[.$AW7];[.$BA7])" table:style-name="ce1">
            <text:p>38819</text:p>
          </table:table-cell>
          <table:table-cell office:value-type="float" office:value="801.29" table:formula="of:=MAX([.$B7];[.$F7];[.$J7];[.$N7];[.$R7];[.$V7];[.$Z7];[.$AD7];[.$AH7];[.$AL7];[.$AP7];[.$AT7];[.$AX7])" table:style-name="ce1">
            <text:p>801,29</text:p>
          </table:table-cell>
          <table:table-cell office:value-type="float" office:value="599.24" table:formula="of:=MAX([.$C7];[.$G7];[.$K7];[.$O7];[.$S7];[.$W7];[.$AA7];[.$AE7];[.$AI7];[.$AM7];[.$AQ7];[.$AU7];[.$AY7])" table:style-name="ce1">
            <text:p>599,24</text:p>
          </table:table-cell>
          <table:table-cell office:value-type="float" office:value="1084369" table:formula="of:=MAX([.$D7];[.$H7];[.$L7];[.$P7];[.$T7];[.$X7];[.$AB7];[.$AF7];[.$AJ7];[.$AN7];[.$AR7];[.$AV7];[.$AZ7])" table:style-name="ce1">
            <text:p>1084369</text:p>
          </table:table-cell>
          <table:table-cell office:value-type="float" office:value="558156" table:formula="of:=MAX([.$E7];[.$I7];[.$M7];[.$Q7];[.$U7];[.$Y7];[.$AC7];[.$AG7];[.$AK7];[.$AO7];[.$AS7];[.$AW7];[.$BA7])" table:style-name="ce1">
            <text:p>5581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2_a30.lp</text:p>
          </table:table-cell>
          <table:table-cell office:value-type="float" office:value="114.74" table:style-name="ce1">
            <text:p>114,74</text:p>
          </table:table-cell>
          <table:table-cell office:value-type="float" office:value="78.37" table:style-name="ce1">
            <text:p>78,37</text:p>
          </table:table-cell>
          <table:table-cell office:value-type="float" office:value="1073710" table:style-name="ce1">
            <text:p>1073710</text:p>
          </table:table-cell>
          <table:table-cell office:value-type="float" office:value="64402" table:style-name="ce1">
            <text:p>64402</text:p>
          </table:table-cell>
          <table:table-cell office:value-type="float" office:value="1705.07" table:style-name="ce1">
            <text:p>1705,07</text:p>
          </table:table-cell>
          <table:table-cell office:value-type="float" office:value="1666" table:style-name="ce1">
            <text:p>1666</text:p>
          </table:table-cell>
          <table:table-cell office:value-type="float" office:value="2433046" table:style-name="ce1">
            <text:p>2433046</text:p>
          </table:table-cell>
          <table:table-cell office:value-type="float" office:value="1192422" table:style-name="ce1">
            <text:p>1192422</text:p>
          </table:table-cell>
          <table:table-cell office:value-type="float" office:value="110.94" table:style-name="ce1">
            <text:p>110,94</text:p>
          </table:table-cell>
          <table:table-cell office:value-type="float" office:value="70.7" table:style-name="ce1">
            <text:p>70,7</text:p>
          </table:table-cell>
          <table:table-cell office:value-type="float" office:value="893906" table:style-name="ce1">
            <text:p>893906</text:p>
          </table:table-cell>
          <table:table-cell office:value-type="float" office:value="54772" table:style-name="ce1">
            <text:p>54772</text:p>
          </table:table-cell>
          <table:table-cell office:value-type="float" office:value="122.11" table:style-name="ce1">
            <text:p>122,11</text:p>
          </table:table-cell>
          <table:table-cell office:value-type="float" office:value="80.8" table:style-name="ce1">
            <text:p>80,8</text:p>
          </table:table-cell>
          <table:table-cell office:value-type="float" office:value="881566" table:style-name="ce1">
            <text:p>881566</text:p>
          </table:table-cell>
          <table:table-cell office:value-type="float" office:value="64517" table:style-name="ce1">
            <text:p>64517</text:p>
          </table:table-cell>
          <table:table-cell office:value-type="float" office:value="1508.97" table:style-name="ce1">
            <text:p>1508,97</text:p>
          </table:table-cell>
          <table:table-cell office:value-type="float" office:value="1468.61" table:style-name="ce1">
            <text:p>1468,61</text:p>
          </table:table-cell>
          <table:table-cell office:value-type="float" office:value="2159922" table:style-name="ce1">
            <text:p>2159922</text:p>
          </table:table-cell>
          <table:table-cell office:value-type="float" office:value="1024769" table:style-name="ce1">
            <text:p>1024769</text:p>
          </table:table-cell>
          <table:table-cell office:value-type="float" office:value="94.59" table:style-name="ce1">
            <text:p>94,59</text:p>
          </table:table-cell>
          <table:table-cell office:value-type="float" office:value="55.5" table:style-name="ce1">
            <text:p>55,5</text:p>
          </table:table-cell>
          <table:table-cell office:value-type="float" office:value="698903" table:style-name="ce1">
            <text:p>698903</text:p>
          </table:table-cell>
          <table:table-cell office:value-type="float" office:value="43841" table:style-name="ce1">
            <text:p>43841</text:p>
          </table:table-cell>
          <table:table-cell office:value-type="float" office:value="68.47" table:style-name="ce2">
            <text:p>68,47</text:p>
          </table:table-cell>
          <table:table-cell office:value-type="float" office:value="29.05" table:style-name="ce2">
            <text:p>29,05</text:p>
          </table:table-cell>
          <table:table-cell office:value-type="float" office:value="353539" table:style-name="ce2">
            <text:p>353539</text:p>
          </table:table-cell>
          <table:table-cell office:value-type="float" office:value="24162" table:style-name="ce2">
            <text:p>24162</text:p>
          </table:table-cell>
          <table:table-cell office:value-type="float" office:value="374.93" table:style-name="ce1">
            <text:p>374,93</text:p>
          </table:table-cell>
          <table:table-cell office:value-type="float" office:value="335.96" table:style-name="ce1">
            <text:p>335,96</text:p>
          </table:table-cell>
          <table:table-cell office:value-type="float" office:value="522173" table:style-name="ce1">
            <text:p>522173</text:p>
          </table:table-cell>
          <table:table-cell office:value-type="float" office:value="245096" table:style-name="ce1">
            <text:p>245096</text:p>
          </table:table-cell>
          <table:table-cell office:value-type="float" office:value="87.8" table:style-name="ce1">
            <text:p>87,8</text:p>
          </table:table-cell>
          <table:table-cell office:value-type="float" office:value="46.17" table:style-name="ce1">
            <text:p>46,17</text:p>
          </table:table-cell>
          <table:table-cell office:value-type="float" office:value="550636" table:style-name="ce1">
            <text:p>550636</text:p>
          </table:table-cell>
          <table:table-cell office:value-type="float" office:value="36562" table:style-name="ce1">
            <text:p>36562</text:p>
          </table:table-cell>
          <table:table-cell office:value-type="float" office:value="483.61" table:style-name="ce1">
            <text:p>483,61</text:p>
          </table:table-cell>
          <table:table-cell office:value-type="float" office:value="179.11" table:style-name="ce1">
            <text:p>179,11</text:p>
          </table:table-cell>
          <table:table-cell office:value-type="float" office:value="2237053" table:style-name="ce1">
            <text:p>2237053</text:p>
          </table:table-cell>
          <table:table-cell office:value-type="float" office:value="96123" table:style-name="ce1">
            <text:p>96123</text:p>
          </table:table-cell>
          <table:table-cell office:value-type="float" office:value="3446.99" table:style-name="ce3">
            <text:p>3446,99</text:p>
          </table:table-cell>
          <table:table-cell office:value-type="float" office:value="3190.5" table:style-name="ce3">
            <text:p>3190,5</text:p>
          </table:table-cell>
          <table:table-cell office:value-type="float" office:value="3123409" table:style-name="ce1">
            <text:p>3123409</text:p>
          </table:table-cell>
          <table:table-cell office:value-type="float" office:value="1325008" table:style-name="ce3">
            <text:p>1325008</text:p>
          </table:table-cell>
          <table:table-cell office:value-type="float" office:value="512.73" table:style-name="ce1">
            <text:p>512,73</text:p>
          </table:table-cell>
          <table:table-cell office:value-type="float" office:value="211.29" table:style-name="ce1">
            <text:p>211,29</text:p>
          </table:table-cell>
          <table:table-cell office:value-type="float" office:value="4689548" table:style-name="ce3">
            <text:p>4689548</text:p>
          </table:table-cell>
          <table:table-cell office:value-type="float" office:value="104203" table:style-name="ce1">
            <text:p>104203</text:p>
          </table:table-cell>
          <table:table-cell office:value-type="float" office:value="184.68" table:style-name="ce1">
            <text:p>184,68</text:p>
          </table:table-cell>
          <table:table-cell office:value-type="float" office:value="146.56" table:style-name="ce1">
            <text:p>146,56</text:p>
          </table:table-cell>
          <table:table-cell office:value-type="float" office:value="1519195" table:style-name="ce1">
            <text:p>1519195</text:p>
          </table:table-cell>
          <table:table-cell office:value-type="float" office:value="115442" table:style-name="ce1">
            <text:p>115442</text:p>
          </table:table-cell>
          <table:table-cell office:value-type="float" office:value="68.47" table:formula="of:=MIN([.$B8];[.$F8];[.$J8];[.$N8];[.$R8];[.$V8];[.$Z8];[.$AD8];[.$AH8];[.$AL8];[.$AP8];[.$AT8];[.$AX8])" table:style-name="ce1">
            <text:p>68,47</text:p>
          </table:table-cell>
          <table:table-cell office:value-type="float" office:value="29.05" table:formula="of:=MIN([.$C8];[.$G8];[.$K8];[.$O8];[.$S8];[.$W8];[.$AA8];[.$AE8];[.$AI8];[.$AM8];[.$AQ8];[.$AU8];[.$AY8])" table:style-name="ce1">
            <text:p>29,05</text:p>
          </table:table-cell>
          <table:table-cell office:value-type="float" office:value="353539" table:formula="of:=MIN([.$D8];[.$H8];[.$L8];[.$P8];[.$T8];[.$X8];[.$AB8];[.$AF8];[.$AJ8];[.$AN8];[.$AR8];[.$AV8];[.$AZ8])" table:style-name="ce1">
            <text:p>353539</text:p>
          </table:table-cell>
          <table:table-cell office:value-type="float" office:value="24162" table:formula="of:=MIN([.$E8];[.$I8];[.$M8];[.$Q8];[.$U8];[.$Y8];[.$AC8];[.$AG8];[.$AK8];[.$AO8];[.$AS8];[.$AW8];[.$BA8])" table:style-name="ce1">
            <text:p>24162</text:p>
          </table:table-cell>
          <table:table-cell office:value-type="float" office:value="184.68" table:formula="of:=MEDIAN([.$B8];[.$F8];[.$J8];[.$N8];[.$R8];[.$V8];[.$Z8];[.$AD8];[.$AH8];[.$AL8];[.$AP8];[.$AT8];[.$AX8])" table:style-name="ce1">
            <text:p>184,68</text:p>
          </table:table-cell>
          <table:table-cell office:value-type="float" office:value="146.56" table:formula="of:=MEDIAN([.$C8];[.$G8];[.$K8];[.$O8];[.$S8];[.$W8];[.$AA8];[.$AE8];[.$AI8];[.$AM8];[.$AQ8];[.$AU8];[.$AY8])" table:style-name="ce1">
            <text:p>146,56</text:p>
          </table:table-cell>
          <table:table-cell office:value-type="float" office:value="1073710" table:formula="of:=MEDIAN([.$D8];[.$H8];[.$L8];[.$P8];[.$T8];[.$X8];[.$AB8];[.$AF8];[.$AJ8];[.$AN8];[.$AR8];[.$AV8];[.$AZ8])" table:style-name="ce1">
            <text:p>1073710</text:p>
          </table:table-cell>
          <table:table-cell office:value-type="float" office:value="96123" table:formula="of:=MEDIAN([.$E8];[.$I8];[.$M8];[.$Q8];[.$U8];[.$Y8];[.$AC8];[.$AG8];[.$AK8];[.$AO8];[.$AS8];[.$AW8];[.$BA8])" table:style-name="ce1">
            <text:p>96123</text:p>
          </table:table-cell>
          <table:table-cell office:value-type="float" office:value="3446.99" table:formula="of:=MAX([.$B8];[.$F8];[.$J8];[.$N8];[.$R8];[.$V8];[.$Z8];[.$AD8];[.$AH8];[.$AL8];[.$AP8];[.$AT8];[.$AX8])" table:style-name="ce1">
            <text:p>3446,99</text:p>
          </table:table-cell>
          <table:table-cell office:value-type="float" office:value="3190.5" table:formula="of:=MAX([.$C8];[.$G8];[.$K8];[.$O8];[.$S8];[.$W8];[.$AA8];[.$AE8];[.$AI8];[.$AM8];[.$AQ8];[.$AU8];[.$AY8])" table:style-name="ce1">
            <text:p>3190,5</text:p>
          </table:table-cell>
          <table:table-cell office:value-type="float" office:value="4689548" table:formula="of:=MAX([.$D8];[.$H8];[.$L8];[.$P8];[.$T8];[.$X8];[.$AB8];[.$AF8];[.$AJ8];[.$AN8];[.$AR8];[.$AV8];[.$AZ8])" table:style-name="ce1">
            <text:p>4689548</text:p>
          </table:table-cell>
          <table:table-cell office:value-type="float" office:value="1325008" table:formula="of:=MAX([.$E8];[.$I8];[.$M8];[.$Q8];[.$U8];[.$Y8];[.$AC8];[.$AG8];[.$AK8];[.$AO8];[.$AS8];[.$AW8];[.$BA8])" table:style-name="ce1">
            <text:p>132500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3_a20.lp</text:p>
          </table:table-cell>
          <table:table-cell office:value-type="float" office:value="500.94" table:style-name="ce1">
            <text:p>500,94</text:p>
          </table:table-cell>
          <table:table-cell office:value-type="float" office:value="486.45" table:style-name="ce1">
            <text:p>486,45</text:p>
          </table:table-cell>
          <table:table-cell office:value-type="float" office:value="3964654" table:style-name="ce1">
            <text:p>3964654</text:p>
          </table:table-cell>
          <table:table-cell office:value-type="float" office:value="893575" table:style-name="ce1">
            <text:p>893575</text:p>
          </table:table-cell>
          <table:table-cell office:value-type="float" office:value="452.61" table:style-name="ce1">
            <text:p>452,61</text:p>
          </table:table-cell>
          <table:table-cell office:value-type="float" office:value="437.35" table:style-name="ce1">
            <text:p>437,35</text:p>
          </table:table-cell>
          <table:table-cell office:value-type="float" office:value="809141" table:style-name="ce1">
            <text:p>809141</text:p>
          </table:table-cell>
          <table:table-cell office:value-type="float" office:value="604163" table:style-name="ce1">
            <text:p>604163</text:p>
          </table:table-cell>
          <table:table-cell office:value-type="float" office:value="1089.47" table:style-name="ce3">
            <text:p>1089,47</text:p>
          </table:table-cell>
          <table:table-cell office:value-type="float" office:value="1074.94" table:style-name="ce3">
            <text:p>1074,94</text:p>
          </table:table-cell>
          <table:table-cell office:value-type="float" office:value="6628425" table:style-name="ce3">
            <text:p>6628425</text:p>
          </table:table-cell>
          <table:table-cell office:value-type="float" office:value="1611362" table:style-name="ce3">
            <text:p>1611362</text:p>
          </table:table-cell>
          <table:table-cell office:value-type="float" office:value="516.66999999999996" table:style-name="ce1">
            <text:p>516,67</text:p>
          </table:table-cell>
          <table:table-cell office:value-type="float" office:value="501.9" table:style-name="ce1">
            <text:p>501,9</text:p>
          </table:table-cell>
          <table:table-cell office:value-type="float" office:value="3956838" table:style-name="ce1">
            <text:p>3956838</text:p>
          </table:table-cell>
          <table:table-cell office:value-type="float" office:value="892307" table:style-name="ce1">
            <text:p>892307</text:p>
          </table:table-cell>
          <table:table-cell office:value-type="float" office:value="283.23" table:style-name="ce1">
            <text:p>283,23</text:p>
          </table:table-cell>
          <table:table-cell office:value-type="float" office:value="268.67" table:style-name="ce1">
            <text:p>268,67</text:p>
          </table:table-cell>
          <table:table-cell office:value-type="float" office:value="582024" table:style-name="ce1">
            <text:p>582024</text:p>
          </table:table-cell>
          <table:table-cell office:value-type="float" office:value="426229" table:style-name="ce1">
            <text:p>426229</text:p>
          </table:table-cell>
          <table:table-cell office:value-type="float" office:value="946.08" table:style-name="ce1">
            <text:p>946,08</text:p>
          </table:table-cell>
          <table:table-cell office:value-type="float" office:value="932.22" table:style-name="ce1">
            <text:p>932,22</text:p>
          </table:table-cell>
          <table:table-cell office:value-type="float" office:value="6605493" table:style-name="ce1">
            <text:p>6605493</text:p>
          </table:table-cell>
          <table:table-cell office:value-type="float" office:value="1558397" table:style-name="ce1">
            <text:p>1558397</text:p>
          </table:table-cell>
          <table:table-cell office:value-type="float" office:value="694.6" table:style-name="ce1">
            <text:p>694,6</text:p>
          </table:table-cell>
          <table:table-cell office:value-type="float" office:value="680.43" table:style-name="ce1">
            <text:p>680,43</text:p>
          </table:table-cell>
          <table:table-cell office:value-type="float" office:value="3407087" table:style-name="ce1">
            <text:p>3407087</text:p>
          </table:table-cell>
          <table:table-cell office:value-type="float" office:value="1078569" table:style-name="ce1">
            <text:p>1078569</text:p>
          </table:table-cell>
          <table:table-cell office:value-type="float" office:value="200.49" table:style-name="ce2">
            <text:p>200,49</text:p>
          </table:table-cell>
          <table:table-cell office:value-type="float" office:value="184.7" table:style-name="ce2">
            <text:p>184,7</text:p>
          </table:table-cell>
          <table:table-cell office:value-type="float" office:value="411749" table:style-name="ce2">
            <text:p>411749</text:p>
          </table:table-cell>
          <table:table-cell office:value-type="float" office:value="293399" table:style-name="ce2">
            <text:p>293399</text:p>
          </table:table-cell>
          <table:table-cell office:value-type="float" office:value="243.79" table:style-name="ce1">
            <text:p>243,79</text:p>
          </table:table-cell>
          <table:table-cell office:value-type="float" office:value="228.76" table:style-name="ce1">
            <text:p>228,76</text:p>
          </table:table-cell>
          <table:table-cell office:value-type="float" office:value="1764247" table:style-name="ce1">
            <text:p>1764247</text:p>
          </table:table-cell>
          <table:table-cell office:value-type="float" office:value="454732" table:style-name="ce1">
            <text:p>454732</text:p>
          </table:table-cell>
          <table:table-cell office:value-type="float" office:value="767.55" table:style-name="ce1">
            <text:p>767,55</text:p>
          </table:table-cell>
          <table:table-cell office:value-type="float" office:value="654.73" table:style-name="ce1">
            <text:p>654,73</text:p>
          </table:table-cell>
          <table:table-cell office:value-type="float" office:value="4269000" table:style-name="ce1">
            <text:p>4269000</text:p>
          </table:table-cell>
          <table:table-cell office:value-type="float" office:value="859925" table:style-name="ce1">
            <text:p>859925</text:p>
          </table:table-cell>
          <table:table-cell office:value-type="float" office:value="528.85" table:style-name="ce1">
            <text:p>528,85</text:p>
          </table:table-cell>
          <table:table-cell office:value-type="float" office:value="426.82" table:style-name="ce1">
            <text:p>426,82</text:p>
          </table:table-cell>
          <table:table-cell office:value-type="float" office:value="746577" table:style-name="ce1">
            <text:p>746577</text:p>
          </table:table-cell>
          <table:table-cell office:value-type="float" office:value="459614" table:style-name="ce1">
            <text:p>459614</text:p>
          </table:table-cell>
          <table:table-cell office:value-type="float" office:value="496.29" table:style-name="ce1">
            <text:p>496,29</text:p>
          </table:table-cell>
          <table:table-cell office:value-type="float" office:value="384.64" table:style-name="ce1">
            <text:p>384,64</text:p>
          </table:table-cell>
          <table:table-cell office:value-type="float" office:value="931350" table:style-name="ce1">
            <text:p>931350</text:p>
          </table:table-cell>
          <table:table-cell office:value-type="float" office:value="475573" table:style-name="ce1">
            <text:p>475573</text:p>
          </table:table-cell>
          <table:table-cell office:value-type="float" office:value="326.68" table:style-name="ce1">
            <text:p>326,68</text:p>
          </table:table-cell>
          <table:table-cell office:value-type="float" office:value="313.94" table:style-name="ce1">
            <text:p>313,94</text:p>
          </table:table-cell>
          <table:table-cell office:value-type="float" office:value="3304649" table:style-name="ce1">
            <text:p>3304649</text:p>
          </table:table-cell>
          <table:table-cell office:value-type="float" office:value="698794" table:style-name="ce1">
            <text:p>698794</text:p>
          </table:table-cell>
          <table:table-cell office:value-type="float" office:value="200.49" table:formula="of:=MIN([.$B9];[.$F9];[.$J9];[.$N9];[.$R9];[.$V9];[.$Z9];[.$AD9];[.$AH9];[.$AL9];[.$AP9];[.$AT9];[.$AX9])" table:style-name="ce1">
            <text:p>200,49</text:p>
          </table:table-cell>
          <table:table-cell office:value-type="float" office:value="184.7" table:formula="of:=MIN([.$C9];[.$G9];[.$K9];[.$O9];[.$S9];[.$W9];[.$AA9];[.$AE9];[.$AI9];[.$AM9];[.$AQ9];[.$AU9];[.$AY9])" table:style-name="ce1">
            <text:p>184,7</text:p>
          </table:table-cell>
          <table:table-cell office:value-type="float" office:value="411749" table:formula="of:=MIN([.$D9];[.$H9];[.$L9];[.$P9];[.$T9];[.$X9];[.$AB9];[.$AF9];[.$AJ9];[.$AN9];[.$AR9];[.$AV9];[.$AZ9])" table:style-name="ce1">
            <text:p>411749</text:p>
          </table:table-cell>
          <table:table-cell office:value-type="float" office:value="293399" table:formula="of:=MIN([.$E9];[.$I9];[.$M9];[.$Q9];[.$U9];[.$Y9];[.$AC9];[.$AG9];[.$AK9];[.$AO9];[.$AS9];[.$AW9];[.$BA9])" table:style-name="ce1">
            <text:p>293399</text:p>
          </table:table-cell>
          <table:table-cell office:value-type="float" office:value="500.94" table:formula="of:=MEDIAN([.$B9];[.$F9];[.$J9];[.$N9];[.$R9];[.$V9];[.$Z9];[.$AD9];[.$AH9];[.$AL9];[.$AP9];[.$AT9];[.$AX9])" table:style-name="ce1">
            <text:p>500,94</text:p>
          </table:table-cell>
          <table:table-cell office:value-type="float" office:value="437.35" table:formula="of:=MEDIAN([.$C9];[.$G9];[.$K9];[.$O9];[.$S9];[.$W9];[.$AA9];[.$AE9];[.$AI9];[.$AM9];[.$AQ9];[.$AU9];[.$AY9])" table:style-name="ce1">
            <text:p>437,35</text:p>
          </table:table-cell>
          <table:table-cell office:value-type="float" office:value="3304649" table:formula="of:=MEDIAN([.$D9];[.$H9];[.$L9];[.$P9];[.$T9];[.$X9];[.$AB9];[.$AF9];[.$AJ9];[.$AN9];[.$AR9];[.$AV9];[.$AZ9])" table:style-name="ce1">
            <text:p>3304649</text:p>
          </table:table-cell>
          <table:table-cell office:value-type="float" office:value="698794" table:formula="of:=MEDIAN([.$E9];[.$I9];[.$M9];[.$Q9];[.$U9];[.$Y9];[.$AC9];[.$AG9];[.$AK9];[.$AO9];[.$AS9];[.$AW9];[.$BA9])" table:style-name="ce1">
            <text:p>698794</text:p>
          </table:table-cell>
          <table:table-cell office:value-type="float" office:value="1089.47" table:formula="of:=MAX([.$B9];[.$F9];[.$J9];[.$N9];[.$R9];[.$V9];[.$Z9];[.$AD9];[.$AH9];[.$AL9];[.$AP9];[.$AT9];[.$AX9])" table:style-name="ce1">
            <text:p>1089,47</text:p>
          </table:table-cell>
          <table:table-cell office:value-type="float" office:value="1074.94" table:formula="of:=MAX([.$C9];[.$G9];[.$K9];[.$O9];[.$S9];[.$W9];[.$AA9];[.$AE9];[.$AI9];[.$AM9];[.$AQ9];[.$AU9];[.$AY9])" table:style-name="ce1">
            <text:p>1074,94</text:p>
          </table:table-cell>
          <table:table-cell office:value-type="float" office:value="6628425" table:formula="of:=MAX([.$D9];[.$H9];[.$L9];[.$P9];[.$T9];[.$X9];[.$AB9];[.$AF9];[.$AJ9];[.$AN9];[.$AR9];[.$AV9];[.$AZ9])" table:style-name="ce1">
            <text:p>6628425</text:p>
          </table:table-cell>
          <table:table-cell office:value-type="float" office:value="1611362" table:formula="of:=MAX([.$E9];[.$I9];[.$M9];[.$Q9];[.$U9];[.$Y9];[.$AC9];[.$AG9];[.$AK9];[.$AO9];[.$AS9];[.$AW9];[.$BA9])" table:style-name="ce1">
            <text:p>16113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3_a25.lp</text:p>
          </table:table-cell>
          <table:table-cell office:value-type="float" office:value="385.19" table:style-name="ce1">
            <text:p>385,19</text:p>
          </table:table-cell>
          <table:table-cell office:value-type="float" office:value="357.53" table:style-name="ce1">
            <text:p>357,53</text:p>
          </table:table-cell>
          <table:table-cell office:value-type="float" office:value="4039102" table:style-name="ce1">
            <text:p>4039102</text:p>
          </table:table-cell>
          <table:table-cell office:value-type="float" office:value="716977" table:style-name="ce1">
            <text:p>716977</text:p>
          </table:table-cell>
          <table:table-cell office:value-type="float" office:value="5132.2" table:style-name="ce3">
            <text:p>5132,2</text:p>
          </table:table-cell>
          <table:table-cell office:value-type="float" office:value="5101.17" table:style-name="ce3">
            <text:p>5101,17</text:p>
          </table:table-cell>
          <table:table-cell office:value-type="float" office:value="9229940" table:style-name="ce1">
            <text:p>9229940</text:p>
          </table:table-cell>
          <table:table-cell office:value-type="float" office:value="6229408" table:style-name="ce3">
            <text:p>6229408</text:p>
          </table:table-cell>
          <table:table-cell office:value-type="float" office:value="143.80000000000001" table:style-name="ce2">
            <text:p>143,8</text:p>
          </table:table-cell>
          <table:table-cell office:value-type="float" office:value="114.43" table:style-name="ce2">
            <text:p>114,43</text:p>
          </table:table-cell>
          <table:table-cell office:value-type="float" office:value="1485393" table:style-name="ce2">
            <text:p>1485393</text:p>
          </table:table-cell>
          <table:table-cell office:value-type="float" office:value="251218" table:style-name="ce1">
            <text:p>251218</text:p>
          </table:table-cell>
          <table:table-cell office:value-type="float" office:value="857.5" table:style-name="ce1">
            <text:p>857,5</text:p>
          </table:table-cell>
          <table:table-cell office:value-type="float" office:value="826.57" table:style-name="ce1">
            <text:p>826,57</text:p>
          </table:table-cell>
          <table:table-cell office:value-type="float" office:value="7345240" table:style-name="ce1">
            <text:p>7345240</text:p>
          </table:table-cell>
          <table:table-cell office:value-type="float" office:value="1370661" table:style-name="ce1">
            <text:p>1370661</text:p>
          </table:table-cell>
          <table:table-cell office:value-type="float" office:value="564.54" table:style-name="ce1">
            <text:p>564,54</text:p>
          </table:table-cell>
          <table:table-cell office:value-type="float" office:value="534.13" table:style-name="ce1">
            <text:p>534,13</text:p>
          </table:table-cell>
          <table:table-cell office:value-type="float" office:value="1494447" table:style-name="ce1">
            <text:p>1494447</text:p>
          </table:table-cell>
          <table:table-cell office:value-type="float" office:value="896594" table:style-name="ce1">
            <text:p>896594</text:p>
          </table:table-cell>
          <table:table-cell office:value-type="float" office:value="1601.34" table:style-name="ce1">
            <text:p>1601,34</text:p>
          </table:table-cell>
          <table:table-cell office:value-type="float" office:value="1570.41" table:style-name="ce1">
            <text:p>1570,41</text:p>
          </table:table-cell>
          <table:table-cell office:value-type="float" office:value="12674261" table:style-name="ce1">
            <text:p>12674261</text:p>
          </table:table-cell>
          <table:table-cell office:value-type="float" office:value="2536548" table:style-name="ce1">
            <text:p>2536548</text:p>
          </table:table-cell>
          <table:table-cell office:value-type="float" office:value="414.65" table:style-name="ce1">
            <text:p>414,65</text:p>
          </table:table-cell>
          <table:table-cell office:value-type="float" office:value="384.06" table:style-name="ce1">
            <text:p>384,06</text:p>
          </table:table-cell>
          <table:table-cell office:value-type="float" office:value="3376962" table:style-name="ce1">
            <text:p>3376962</text:p>
          </table:table-cell>
          <table:table-cell office:value-type="float" office:value="720173" table:style-name="ce1">
            <text:p>720173</text:p>
          </table:table-cell>
          <table:table-cell office:value-type="float" office:value="1109.9100000000001" table:style-name="ce1">
            <text:p>1109,91</text:p>
          </table:table-cell>
          <table:table-cell office:value-type="float" office:value="1079.18" table:style-name="ce1">
            <text:p>1079,18</text:p>
          </table:table-cell>
          <table:table-cell office:value-type="float" office:value="2639343" table:style-name="ce1">
            <text:p>2639343</text:p>
          </table:table-cell>
          <table:table-cell office:value-type="float" office:value="1677713" table:style-name="ce1">
            <text:p>1677713</text:p>
          </table:table-cell>
          <table:table-cell office:value-type="float" office:value="1210.04" table:style-name="ce1">
            <text:p>1210,04</text:p>
          </table:table-cell>
          <table:table-cell office:value-type="float" office:value="1179.82" table:style-name="ce1">
            <text:p>1179,82</text:p>
          </table:table-cell>
          <table:table-cell office:value-type="float" office:value="8830626" table:style-name="ce1">
            <text:p>8830626</text:p>
          </table:table-cell>
          <table:table-cell office:value-type="float" office:value="2048924" table:style-name="ce1">
            <text:p>2048924</text:p>
          </table:table-cell>
          <table:table-cell office:value-type="float" office:value="371.94" table:style-name="ce1">
            <text:p>371,94</text:p>
          </table:table-cell>
          <table:table-cell office:value-type="float" office:value="124.55" table:style-name="ce1">
            <text:p>124,55</text:p>
          </table:table-cell>
          <table:table-cell office:value-type="float" office:value="2237662" table:style-name="ce1">
            <text:p>2237662</text:p>
          </table:table-cell>
          <table:table-cell office:value-type="float" office:value="211175" table:style-name="ce2">
            <text:p>211175</text:p>
          </table:table-cell>
          <table:table-cell office:value-type="float" office:value="2706.04" table:style-name="ce1">
            <text:p>2706,04</text:p>
          </table:table-cell>
          <table:table-cell office:value-type="float" office:value="2364.5100000000002" table:style-name="ce1">
            <text:p>2364,51</text:p>
          </table:table-cell>
          <table:table-cell office:value-type="float" office:value="4329273" table:style-name="ce1">
            <text:p>4329273</text:p>
          </table:table-cell>
          <table:table-cell office:value-type="float" office:value="2667851" table:style-name="ce1">
            <text:p>2667851</text:p>
          </table:table-cell>
          <table:table-cell office:value-type="float" office:value="1848.42" table:style-name="ce1">
            <text:p>1848,42</text:p>
          </table:table-cell>
          <table:table-cell office:value-type="float" office:value="1647.32" table:style-name="ce1">
            <text:p>1647,32</text:p>
          </table:table-cell>
          <table:table-cell office:value-type="float" office:value="21365748" table:style-name="ce3">
            <text:p>21365748</text:p>
          </table:table-cell>
          <table:table-cell office:value-type="float" office:value="2195588" table:style-name="ce1">
            <text:p>2195588</text:p>
          </table:table-cell>
          <table:table-cell office:value-type="float" office:value="436.59" table:style-name="ce1">
            <text:p>436,59</text:p>
          </table:table-cell>
          <table:table-cell office:value-type="float" office:value="407.8" table:style-name="ce1">
            <text:p>407,8</text:p>
          </table:table-cell>
          <table:table-cell office:value-type="float" office:value="5739158" table:style-name="ce1">
            <text:p>5739158</text:p>
          </table:table-cell>
          <table:table-cell office:value-type="float" office:value="995533" table:style-name="ce1">
            <text:p>995533</text:p>
          </table:table-cell>
          <table:table-cell office:value-type="float" office:value="143.80000000000001" table:formula="of:=MIN([.$B10];[.$F10];[.$J10];[.$N10];[.$R10];[.$V10];[.$Z10];[.$AD10];[.$AH10];[.$AL10];[.$AP10];[.$AT10];[.$AX10])" table:style-name="ce1">
            <text:p>143,8</text:p>
          </table:table-cell>
          <table:table-cell office:value-type="float" office:value="114.43" table:formula="of:=MIN([.$C10];[.$G10];[.$K10];[.$O10];[.$S10];[.$W10];[.$AA10];[.$AE10];[.$AI10];[.$AM10];[.$AQ10];[.$AU10];[.$AY10])" table:style-name="ce1">
            <text:p>114,43</text:p>
          </table:table-cell>
          <table:table-cell office:value-type="float" office:value="1485393" table:formula="of:=MIN([.$D10];[.$H10];[.$L10];[.$P10];[.$T10];[.$X10];[.$AB10];[.$AF10];[.$AJ10];[.$AN10];[.$AR10];[.$AV10];[.$AZ10])" table:style-name="ce1">
            <text:p>1485393</text:p>
          </table:table-cell>
          <table:table-cell office:value-type="float" office:value="211175" table:formula="of:=MIN([.$E10];[.$I10];[.$M10];[.$Q10];[.$U10];[.$Y10];[.$AC10];[.$AG10];[.$AK10];[.$AO10];[.$AS10];[.$AW10];[.$BA10])" table:style-name="ce1">
            <text:p>211175</text:p>
          </table:table-cell>
          <table:table-cell office:value-type="float" office:value="857.5" table:formula="of:=MEDIAN([.$B10];[.$F10];[.$J10];[.$N10];[.$R10];[.$V10];[.$Z10];[.$AD10];[.$AH10];[.$AL10];[.$AP10];[.$AT10];[.$AX10])" table:style-name="ce1">
            <text:p>857,5</text:p>
          </table:table-cell>
          <table:table-cell office:value-type="float" office:value="826.57" table:formula="of:=MEDIAN([.$C10];[.$G10];[.$K10];[.$O10];[.$S10];[.$W10];[.$AA10];[.$AE10];[.$AI10];[.$AM10];[.$AQ10];[.$AU10];[.$AY10])" table:style-name="ce1">
            <text:p>826,57</text:p>
          </table:table-cell>
          <table:table-cell office:value-type="float" office:value="4329273" table:formula="of:=MEDIAN([.$D10];[.$H10];[.$L10];[.$P10];[.$T10];[.$X10];[.$AB10];[.$AF10];[.$AJ10];[.$AN10];[.$AR10];[.$AV10];[.$AZ10])" table:style-name="ce1">
            <text:p>4329273</text:p>
          </table:table-cell>
          <table:table-cell office:value-type="float" office:value="1370661" table:formula="of:=MEDIAN([.$E10];[.$I10];[.$M10];[.$Q10];[.$U10];[.$Y10];[.$AC10];[.$AG10];[.$AK10];[.$AO10];[.$AS10];[.$AW10];[.$BA10])" table:style-name="ce1">
            <text:p>1370661</text:p>
          </table:table-cell>
          <table:table-cell office:value-type="float" office:value="5132.2" table:formula="of:=MAX([.$B10];[.$F10];[.$J10];[.$N10];[.$R10];[.$V10];[.$Z10];[.$AD10];[.$AH10];[.$AL10];[.$AP10];[.$AT10];[.$AX10])" table:style-name="ce1">
            <text:p>5132,2</text:p>
          </table:table-cell>
          <table:table-cell office:value-type="float" office:value="5101.17" table:formula="of:=MAX([.$C10];[.$G10];[.$K10];[.$O10];[.$S10];[.$W10];[.$AA10];[.$AE10];[.$AI10];[.$AM10];[.$AQ10];[.$AU10];[.$AY10])" table:style-name="ce1">
            <text:p>5101,17</text:p>
          </table:table-cell>
          <table:table-cell office:value-type="float" office:value="21365748" table:formula="of:=MAX([.$D10];[.$H10];[.$L10];[.$P10];[.$T10];[.$X10];[.$AB10];[.$AF10];[.$AJ10];[.$AN10];[.$AR10];[.$AV10];[.$AZ10])" table:style-name="ce1">
            <text:p>21365748</text:p>
          </table:table-cell>
          <table:table-cell office:value-type="float" office:value="6229408" table:formula="of:=MAX([.$E10];[.$I10];[.$M10];[.$Q10];[.$U10];[.$Y10];[.$AC10];[.$AG10];[.$AK10];[.$AO10];[.$AS10];[.$AW10];[.$BA10])" table:style-name="ce1">
            <text:p>622940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3_a30.lp</text:p>
          </table:table-cell>
          <table:table-cell office:value-type="float" office:value="69.8" table:style-name="ce1">
            <text:p>69,8</text:p>
          </table:table-cell>
          <table:table-cell office:value-type="float" office:value="22.93" table:style-name="ce1">
            <text:p>22,93</text:p>
          </table:table-cell>
          <table:table-cell office:value-type="float" office:value="463668" table:style-name="ce1">
            <text:p>463668</text:p>
          </table:table-cell>
          <table:table-cell office:value-type="float" office:value="49023" table:style-name="ce1">
            <text:p>49023</text:p>
          </table:table-cell>
          <table:table-cell office:value-type="float" office:value="54.99" table:style-name="ce1">
            <text:p>54,99</text:p>
          </table:table-cell>
          <table:table-cell office:value-type="float" office:value="5.24" table:style-name="ce1">
            <text:p>5,24</text:p>
          </table:table-cell>
          <table:table-cell office:value-type="float" office:value="30466" table:style-name="ce2">
            <text:p>30466</text:p>
          </table:table-cell>
          <table:table-cell office:value-type="float" office:value="10588" table:style-name="ce1">
            <text:p>10588</text:p>
          </table:table-cell>
          <table:table-cell office:value-type="float" office:value="51.21" table:style-name="ce2">
            <text:p>51,21</text:p>
          </table:table-cell>
          <table:table-cell office:value-type="float" office:value="7.3" table:style-name="ce1">
            <text:p>7,3</text:p>
          </table:table-cell>
          <table:table-cell office:value-type="float" office:value="216764" table:style-name="ce1">
            <text:p>216764</text:p>
          </table:table-cell>
          <table:table-cell office:value-type="float" office:value="12713" table:style-name="ce1">
            <text:p>12713</text:p>
          </table:table-cell>
          <table:table-cell office:value-type="float" office:value="59.15" table:style-name="ce1">
            <text:p>59,15</text:p>
          </table:table-cell>
          <table:table-cell office:value-type="float" office:value="10.95" table:style-name="ce1">
            <text:p>10,95</text:p>
          </table:table-cell>
          <table:table-cell office:value-type="float" office:value="239342" table:style-name="ce1">
            <text:p>239342</text:p>
          </table:table-cell>
          <table:table-cell office:value-type="float" office:value="18146" table:style-name="ce1">
            <text:p>18146</text:p>
          </table:table-cell>
          <table:table-cell office:value-type="float" office:value="61.41" table:style-name="ce1">
            <text:p>61,41</text:p>
          </table:table-cell>
          <table:table-cell office:value-type="float" office:value="11.56" table:style-name="ce1">
            <text:p>11,56</text:p>
          </table:table-cell>
          <table:table-cell office:value-type="float" office:value="52669" table:style-name="ce1">
            <text:p>52669</text:p>
          </table:table-cell>
          <table:table-cell office:value-type="float" office:value="19007" table:style-name="ce1">
            <text:p>19007</text:p>
          </table:table-cell>
          <table:table-cell office:value-type="float" office:value="69.41" table:style-name="ce1">
            <text:p>69,41</text:p>
          </table:table-cell>
          <table:table-cell office:value-type="float" office:value="21.55" table:style-name="ce1">
            <text:p>21,55</text:p>
          </table:table-cell>
          <table:table-cell office:value-type="float" office:value="411576" table:style-name="ce1">
            <text:p>411576</text:p>
          </table:table-cell>
          <table:table-cell office:value-type="float" office:value="41667" table:style-name="ce1">
            <text:p>41667</text:p>
          </table:table-cell>
          <table:table-cell office:value-type="float" office:value="52.7" table:style-name="ce1">
            <text:p>52,7</text:p>
          </table:table-cell>
          <table:table-cell office:value-type="float" office:value="6.46" table:style-name="ce1">
            <text:p>6,46</text:p>
          </table:table-cell>
          <table:table-cell office:value-type="float" office:value="141025" table:style-name="ce1">
            <text:p>141025</text:p>
          </table:table-cell>
          <table:table-cell office:value-type="float" office:value="10045" table:style-name="ce1">
            <text:p>10045</text:p>
          </table:table-cell>
          <table:table-cell office:value-type="float" office:value="824.63" table:style-name="ce3">
            <text:p>824,63</text:p>
          </table:table-cell>
          <table:table-cell office:value-type="float" office:value="781.63" table:style-name="ce3">
            <text:p>781,63</text:p>
          </table:table-cell>
          <table:table-cell office:value-type="float" office:value="2695831" table:style-name="ce1">
            <text:p>2695831</text:p>
          </table:table-cell>
          <table:table-cell office:value-type="float" office:value="1557505" table:style-name="ce3">
            <text:p>1557505</text:p>
          </table:table-cell>
          <table:table-cell office:value-type="float" office:value="53.85" table:style-name="ce1">
            <text:p>53,85</text:p>
          </table:table-cell>
          <table:table-cell office:value-type="float" office:value="4.3099999999999996" table:style-name="ce2">
            <text:p>4,31</text:p>
          </table:table-cell>
          <table:table-cell office:value-type="float" office:value="116143" table:style-name="ce1">
            <text:p>116143</text:p>
          </table:table-cell>
          <table:table-cell office:value-type="float" office:value="5961" table:style-name="ce2">
            <text:p>5961</text:p>
          </table:table-cell>
          <table:table-cell office:value-type="float" office:value="394.12" table:style-name="ce1">
            <text:p>394,12</text:p>
          </table:table-cell>
          <table:table-cell office:value-type="float" office:value="31.1" table:style-name="ce1">
            <text:p>31,1</text:p>
          </table:table-cell>
          <table:table-cell office:value-type="float" office:value="1100261" table:style-name="ce1">
            <text:p>1100261</text:p>
          </table:table-cell>
          <table:table-cell office:value-type="float" office:value="35815" table:style-name="ce1">
            <text:p>35815</text:p>
          </table:table-cell>
          <table:table-cell office:value-type="float" office:value="470.27" table:style-name="ce1">
            <text:p>470,27</text:p>
          </table:table-cell>
          <table:table-cell office:value-type="float" office:value="121.53" table:style-name="ce1">
            <text:p>121,53</text:p>
          </table:table-cell>
          <table:table-cell office:value-type="float" office:value="703080" table:style-name="ce1">
            <text:p>703080</text:p>
          </table:table-cell>
          <table:table-cell office:value-type="float" office:value="154472" table:style-name="ce1">
            <text:p>154472</text:p>
          </table:table-cell>
          <table:table-cell office:value-type="float" office:value="533.85" table:style-name="ce1">
            <text:p>533,85</text:p>
          </table:table-cell>
          <table:table-cell office:value-type="float" office:value="107.59" table:style-name="ce1">
            <text:p>107,59</text:p>
          </table:table-cell>
          <table:table-cell office:value-type="float" office:value="5001808" table:style-name="ce3">
            <text:p>5001808</text:p>
          </table:table-cell>
          <table:table-cell office:value-type="float" office:value="125508" table:style-name="ce1">
            <text:p>125508</text:p>
          </table:table-cell>
          <table:table-cell office:value-type="float" office:value="55.74" table:style-name="ce1">
            <text:p>55,74</text:p>
          </table:table-cell>
          <table:table-cell office:value-type="float" office:value="13.25" table:style-name="ce1">
            <text:p>13,25</text:p>
          </table:table-cell>
          <table:table-cell office:value-type="float" office:value="289851" table:style-name="ce1">
            <text:p>289851</text:p>
          </table:table-cell>
          <table:table-cell office:value-type="float" office:value="23445" table:style-name="ce1">
            <text:p>23445</text:p>
          </table:table-cell>
          <table:table-cell office:value-type="float" office:value="51.21" table:formula="of:=MIN([.$B11];[.$F11];[.$J11];[.$N11];[.$R11];[.$V11];[.$Z11];[.$AD11];[.$AH11];[.$AL11];[.$AP11];[.$AT11];[.$AX11])" table:style-name="ce1">
            <text:p>51,21</text:p>
          </table:table-cell>
          <table:table-cell office:value-type="float" office:value="4.3099999999999996" table:formula="of:=MIN([.$C11];[.$G11];[.$K11];[.$O11];[.$S11];[.$W11];[.$AA11];[.$AE11];[.$AI11];[.$AM11];[.$AQ11];[.$AU11];[.$AY11])" table:style-name="ce1">
            <text:p>4,31</text:p>
          </table:table-cell>
          <table:table-cell office:value-type="float" office:value="30466" table:formula="of:=MIN([.$D11];[.$H11];[.$L11];[.$P11];[.$T11];[.$X11];[.$AB11];[.$AF11];[.$AJ11];[.$AN11];[.$AR11];[.$AV11];[.$AZ11])" table:style-name="ce1">
            <text:p>30466</text:p>
          </table:table-cell>
          <table:table-cell office:value-type="float" office:value="5961" table:formula="of:=MIN([.$E11];[.$I11];[.$M11];[.$Q11];[.$U11];[.$Y11];[.$AC11];[.$AG11];[.$AK11];[.$AO11];[.$AS11];[.$AW11];[.$BA11])" table:style-name="ce1">
            <text:p>5961</text:p>
          </table:table-cell>
          <table:table-cell office:value-type="float" office:value="61.41" table:formula="of:=MEDIAN([.$B11];[.$F11];[.$J11];[.$N11];[.$R11];[.$V11];[.$Z11];[.$AD11];[.$AH11];[.$AL11];[.$AP11];[.$AT11];[.$AX11])" table:style-name="ce1">
            <text:p>61,41</text:p>
          </table:table-cell>
          <table:table-cell office:value-type="float" office:value="13.25" table:formula="of:=MEDIAN([.$C11];[.$G11];[.$K11];[.$O11];[.$S11];[.$W11];[.$AA11];[.$AE11];[.$AI11];[.$AM11];[.$AQ11];[.$AU11];[.$AY11])" table:style-name="ce1">
            <text:p>13,25</text:p>
          </table:table-cell>
          <table:table-cell office:value-type="float" office:value="289851" table:formula="of:=MEDIAN([.$D11];[.$H11];[.$L11];[.$P11];[.$T11];[.$X11];[.$AB11];[.$AF11];[.$AJ11];[.$AN11];[.$AR11];[.$AV11];[.$AZ11])" table:style-name="ce1">
            <text:p>289851</text:p>
          </table:table-cell>
          <table:table-cell office:value-type="float" office:value="23445" table:formula="of:=MEDIAN([.$E11];[.$I11];[.$M11];[.$Q11];[.$U11];[.$Y11];[.$AC11];[.$AG11];[.$AK11];[.$AO11];[.$AS11];[.$AW11];[.$BA11])" table:style-name="ce1">
            <text:p>23445</text:p>
          </table:table-cell>
          <table:table-cell office:value-type="float" office:value="824.63" table:formula="of:=MAX([.$B11];[.$F11];[.$J11];[.$N11];[.$R11];[.$V11];[.$Z11];[.$AD11];[.$AH11];[.$AL11];[.$AP11];[.$AT11];[.$AX11])" table:style-name="ce1">
            <text:p>824,63</text:p>
          </table:table-cell>
          <table:table-cell office:value-type="float" office:value="781.63" table:formula="of:=MAX([.$C11];[.$G11];[.$K11];[.$O11];[.$S11];[.$W11];[.$AA11];[.$AE11];[.$AI11];[.$AM11];[.$AQ11];[.$AU11];[.$AY11])" table:style-name="ce1">
            <text:p>781,63</text:p>
          </table:table-cell>
          <table:table-cell office:value-type="float" office:value="5001808" table:formula="of:=MAX([.$D11];[.$H11];[.$L11];[.$P11];[.$T11];[.$X11];[.$AB11];[.$AF11];[.$AJ11];[.$AN11];[.$AR11];[.$AV11];[.$AZ11])" table:style-name="ce1">
            <text:p>5001808</text:p>
          </table:table-cell>
          <table:table-cell office:value-type="float" office:value="1557505" table:formula="of:=MAX([.$E11];[.$I11];[.$M11];[.$Q11];[.$U11];[.$Y11];[.$AC11];[.$AG11];[.$AK11];[.$AO11];[.$AS11];[.$AW11];[.$BA11])" table:style-name="ce1">
            <text:p>155750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4_a15.lp</text:p>
          </table:table-cell>
          <table:table-cell office:value-type="float" office:value="37.25" table:style-name="ce1">
            <text:p>37,25</text:p>
          </table:table-cell>
          <table:table-cell office:value-type="float" office:value="5.95" table:style-name="ce1">
            <text:p>5,95</text:p>
          </table:table-cell>
          <table:table-cell office:value-type="float" office:value="55102" table:style-name="ce1">
            <text:p>55102</text:p>
          </table:table-cell>
          <table:table-cell office:value-type="float" office:value="6829" table:style-name="ce1">
            <text:p>6829</text:p>
          </table:table-cell>
          <table:table-cell office:value-type="float" office:value="41.23" table:style-name="ce1">
            <text:p>41,23</text:p>
          </table:table-cell>
          <table:table-cell office:value-type="float" office:value="11.74" table:style-name="ce1">
            <text:p>11,74</text:p>
          </table:table-cell>
          <table:table-cell office:value-type="float" office:value="22907" table:style-name="ce1">
            <text:p>22907</text:p>
          </table:table-cell>
          <table:table-cell office:value-type="float" office:value="12719" table:style-name="ce1">
            <text:p>12719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3.31" table:style-name="ce1">
            <text:p>3,31</text:p>
          </table:table-cell>
          <table:table-cell office:value-type="float" office:value="45819" table:style-name="ce1">
            <text:p>45819</text:p>
          </table:table-cell>
          <table:table-cell office:value-type="float" office:value="4134" table:style-name="ce1">
            <text:p>4134</text:p>
          </table:table-cell>
          <table:table-cell office:value-type="float" office:value="45.88" table:style-name="ce1">
            <text:p>45,88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148454" table:style-name="ce1">
            <text:p>148454</text:p>
          </table:table-cell>
          <table:table-cell office:value-type="float" office:value="18735" table:style-name="ce1">
            <text:p>18735</text:p>
          </table:table-cell>
          <table:table-cell office:value-type="float" office:value="44.92" table:style-name="ce1">
            <text:p>44,92</text:p>
          </table:table-cell>
          <table:table-cell office:value-type="float" office:value="13.73" table:style-name="ce1">
            <text:p>13,73</text:p>
          </table:table-cell>
          <table:table-cell office:value-type="float" office:value="22981" table:style-name="ce1">
            <text:p>22981</text:p>
          </table:table-cell>
          <table:table-cell office:value-type="float" office:value="15034" table:style-name="ce1">
            <text:p>15034</text:p>
          </table:table-cell>
          <table:table-cell office:value-type="float" office:value="36.19" table:style-name="ce1">
            <text:p>36,19</text:p>
          </table:table-cell>
          <table:table-cell office:value-type="float" office:value="5" table:style-name="ce1">
            <text:p>5</text:p>
          </table:table-cell>
          <table:table-cell office:value-type="float" office:value="46521" table:style-name="ce1">
            <text:p>46521</text:p>
          </table:table-cell>
          <table:table-cell office:value-type="float" office:value="7232" table:style-name="ce1">
            <text:p>7232</text:p>
          </table:table-cell>
          <table:table-cell office:value-type="float" office:value="52.31" table:style-name="ce1">
            <text:p>52,31</text:p>
          </table:table-cell>
          <table:table-cell office:value-type="float" office:value="20.9" table:style-name="ce1">
            <text:p>20,9</text:p>
          </table:table-cell>
          <table:table-cell office:value-type="float" office:value="158600" table:style-name="ce1">
            <text:p>158600</text:p>
          </table:table-cell>
          <table:table-cell office:value-type="float" office:value="21816" table:style-name="ce1">
            <text:p>21816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6.51" table:style-name="ce1">
            <text:p>6,51</text:p>
          </table:table-cell>
          <table:table-cell office:value-type="float" office:value="11095" table:style-name="ce2">
            <text:p>11095</text:p>
          </table:table-cell>
          <table:table-cell office:value-type="float" office:value="6349" table:style-name="ce1">
            <text:p>6349</text:p>
          </table:table-cell>
          <table:table-cell office:value-type="float" office:value="30.08" table:style-name="ce2">
            <text:p>30,08</text:p>
          </table:table-cell>
          <table:table-cell office:value-type="float" office:value="2.15" table:style-name="ce2">
            <text:p>2,15</text:p>
          </table:table-cell>
          <table:table-cell office:value-type="float" office:value="26077" table:style-name="ce1">
            <text:p>26077</text:p>
          </table:table-cell>
          <table:table-cell office:value-type="float" office:value="3104" table:style-name="ce2">
            <text:p>3104</text:p>
          </table:table-cell>
          <table:table-cell office:value-type="float" office:value="360.17" table:style-name="ce3">
            <text:p>360,17</text:p>
          </table:table-cell>
          <table:table-cell office:value-type="float" office:value="40.19" table:style-name="ce3">
            <text:p>40,19</text:p>
          </table:table-cell>
          <table:table-cell office:value-type="float" office:value="840175" table:style-name="ce3">
            <text:p>840175</text:p>
          </table:table-cell>
          <table:table-cell office:value-type="float" office:value="29572" table:style-name="ce3">
            <text:p>29572</text:p>
          </table:table-cell>
          <table:table-cell office:value-type="float" office:value="304.67" table:style-name="ce1">
            <text:p>304,67</text:p>
          </table:table-cell>
          <table:table-cell office:value-type="float" office:value="19.87" table:style-name="ce1">
            <text:p>19,87</text:p>
          </table:table-cell>
          <table:table-cell office:value-type="float" office:value="19485" table:style-name="ce1">
            <text:p>19485</text:p>
          </table:table-cell>
          <table:table-cell office:value-type="float" office:value="11317" table:style-name="ce1">
            <text:p>11317</text:p>
          </table:table-cell>
          <table:table-cell office:value-type="float" office:value="333.49" table:style-name="ce1">
            <text:p>333,49</text:p>
          </table:table-cell>
          <table:table-cell office:value-type="float" office:value="8.34" table:style-name="ce1">
            <text:p>8,34</text:p>
          </table:table-cell>
          <table:table-cell office:value-type="float" office:value="18537" table:style-name="ce1">
            <text:p>18537</text:p>
          </table:table-cell>
          <table:table-cell office:value-type="float" office:value="5406" table:style-name="ce1">
            <text:p>5406</text:p>
          </table:table-cell>
          <table:table-cell office:value-type="float" office:value="32.26" table:style-name="ce1">
            <text:p>32,26</text:p>
          </table:table-cell>
          <table:table-cell office:value-type="float" office:value="5.59" table:style-name="ce1">
            <text:p>5,59</text:p>
          </table:table-cell>
          <table:table-cell office:value-type="float" office:value="105558" table:style-name="ce1">
            <text:p>105558</text:p>
          </table:table-cell>
          <table:table-cell office:value-type="float" office:value="8279" table:style-name="ce1">
            <text:p>8279</text:p>
          </table:table-cell>
          <table:table-cell office:value-type="float" office:value="30.08" table:formula="of:=MIN([.$B12];[.$F12];[.$J12];[.$N12];[.$R12];[.$V12];[.$Z12];[.$AD12];[.$AH12];[.$AL12];[.$AP12];[.$AT12];[.$AX12])" table:style-name="ce1">
            <text:p>30,08</text:p>
          </table:table-cell>
          <table:table-cell office:value-type="float" office:value="2.15" table:formula="of:=MIN([.$C12];[.$G12];[.$K12];[.$O12];[.$S12];[.$W12];[.$AA12];[.$AE12];[.$AI12];[.$AM12];[.$AQ12];[.$AU12];[.$AY12])" table:style-name="ce1">
            <text:p>2,15</text:p>
          </table:table-cell>
          <table:table-cell office:value-type="float" office:value="11095" table:formula="of:=MIN([.$D12];[.$H12];[.$L12];[.$P12];[.$T12];[.$X12];[.$AB12];[.$AF12];[.$AJ12];[.$AN12];[.$AR12];[.$AV12];[.$AZ12])" table:style-name="ce1">
            <text:p>11095</text:p>
          </table:table-cell>
          <table:table-cell office:value-type="float" office:value="3104" table:formula="of:=MIN([.$E12];[.$I12];[.$M12];[.$Q12];[.$U12];[.$Y12];[.$AC12];[.$AG12];[.$AK12];[.$AO12];[.$AS12];[.$AW12];[.$BA12])" table:style-name="ce1">
            <text:p>3104</text:p>
          </table:table-cell>
          <table:table-cell office:value-type="float" office:value="41.23" table:formula="of:=MEDIAN([.$B12];[.$F12];[.$J12];[.$N12];[.$R12];[.$V12];[.$Z12];[.$AD12];[.$AH12];[.$AL12];[.$AP12];[.$AT12];[.$AX12])" table:style-name="ce1">
            <text:p>41,23</text:p>
          </table:table-cell>
          <table:table-cell office:value-type="float" office:value="8.34" table:formula="of:=MEDIAN([.$C12];[.$G12];[.$K12];[.$O12];[.$S12];[.$W12];[.$AA12];[.$AE12];[.$AI12];[.$AM12];[.$AQ12];[.$AU12];[.$AY12])" table:style-name="ce1">
            <text:p>8,34</text:p>
          </table:table-cell>
          <table:table-cell office:value-type="float" office:value="45819" table:formula="of:=MEDIAN([.$D12];[.$H12];[.$L12];[.$P12];[.$T12];[.$X12];[.$AB12];[.$AF12];[.$AJ12];[.$AN12];[.$AR12];[.$AV12];[.$AZ12])" table:style-name="ce1">
            <text:p>45819</text:p>
          </table:table-cell>
          <table:table-cell office:value-type="float" office:value="8279" table:formula="of:=MEDIAN([.$E12];[.$I12];[.$M12];[.$Q12];[.$U12];[.$Y12];[.$AC12];[.$AG12];[.$AK12];[.$AO12];[.$AS12];[.$AW12];[.$BA12])" table:style-name="ce1">
            <text:p>8279</text:p>
          </table:table-cell>
          <table:table-cell office:value-type="float" office:value="360.17" table:formula="of:=MAX([.$B12];[.$F12];[.$J12];[.$N12];[.$R12];[.$V12];[.$Z12];[.$AD12];[.$AH12];[.$AL12];[.$AP12];[.$AT12];[.$AX12])" table:style-name="ce1">
            <text:p>360,17</text:p>
          </table:table-cell>
          <table:table-cell office:value-type="float" office:value="40.19" table:formula="of:=MAX([.$C12];[.$G12];[.$K12];[.$O12];[.$S12];[.$W12];[.$AA12];[.$AE12];[.$AI12];[.$AM12];[.$AQ12];[.$AU12];[.$AY12])" table:style-name="ce1">
            <text:p>40,19</text:p>
          </table:table-cell>
          <table:table-cell office:value-type="float" office:value="840175" table:formula="of:=MAX([.$D12];[.$H12];[.$L12];[.$P12];[.$T12];[.$X12];[.$AB12];[.$AF12];[.$AJ12];[.$AN12];[.$AR12];[.$AV12];[.$AZ12])" table:style-name="ce1">
            <text:p>840175</text:p>
          </table:table-cell>
          <table:table-cell office:value-type="float" office:value="29572" table:formula="of:=MAX([.$E12];[.$I12];[.$M12];[.$Q12];[.$U12];[.$Y12];[.$AC12];[.$AG12];[.$AK12];[.$AO12];[.$AS12];[.$AW12];[.$BA12])" table:style-name="ce1">
            <text:p>2957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4_a20.lp</text:p>
          </table:table-cell>
          <table:table-cell office:value-type="float" office:value="81.77" table:style-name="ce1">
            <text:p>81,77</text:p>
          </table:table-cell>
          <table:table-cell office:value-type="float" office:value="40.67" table:style-name="ce3">
            <text:p>40,67</text:p>
          </table:table-cell>
          <table:table-cell office:value-type="float" office:value="207412" table:style-name="ce1">
            <text:p>207412</text:p>
          </table:table-cell>
          <table:table-cell office:value-type="float" office:value="46577" table:style-name="ce1">
            <text:p>46577</text:p>
          </table:table-cell>
          <table:table-cell office:value-type="float" office:value="55.25" table:style-name="ce1">
            <text:p>55,25</text:p>
          </table:table-cell>
          <table:table-cell office:value-type="float" office:value="9.83" table:style-name="ce1">
            <text:p>9,83</text:p>
          </table:table-cell>
          <table:table-cell office:value-type="float" office:value="23410" table:style-name="ce1">
            <text:p>23410</text:p>
          </table:table-cell>
          <table:table-cell office:value-type="float" office:value="12907" table:style-name="ce1">
            <text:p>12907</text:p>
          </table:table-cell>
          <table:table-cell office:value-type="float" office:value="58.78" table:style-name="ce1">
            <text:p>58,78</text:p>
          </table:table-cell>
          <table:table-cell office:value-type="float" office:value="16.14" table:style-name="ce1">
            <text:p>16,14</text:p>
          </table:table-cell>
          <table:table-cell office:value-type="float" office:value="76690" table:style-name="ce1">
            <text:p>76690</text:p>
          </table:table-cell>
          <table:table-cell office:value-type="float" office:value="22419" table:style-name="ce1">
            <text:p>22419</text:p>
          </table:table-cell>
          <table:table-cell office:value-type="float" office:value="48.29" table:style-name="ce1">
            <text:p>48,29</text:p>
          </table:table-cell>
          <table:table-cell office:value-type="float" office:value="6.16" table:style-name="ce1">
            <text:p>6,16</text:p>
          </table:table-cell>
          <table:table-cell office:value-type="float" office:value="45153" table:style-name="ce1">
            <text:p>45153</text:p>
          </table:table-cell>
          <table:table-cell office:value-type="float" office:value="9279" table:style-name="ce1">
            <text:p>9279</text:p>
          </table:table-cell>
          <table:table-cell office:value-type="float" office:value="43.81" table:style-name="ce2">
            <text:p>43,81</text:p>
          </table:table-cell>
          <table:table-cell office:value-type="float" office:value="2.89" table:style-name="ce1">
            <text:p>2,89</text:p>
          </table:table-cell>
          <table:table-cell office:value-type="float" office:value="7359" table:style-name="ce1">
            <text:p>7359</text:p>
          </table:table-cell>
          <table:table-cell office:value-type="float" office:value="4328" table:style-name="ce1">
            <text:p>4328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26.92" table:style-name="ce1">
            <text:p>26,92</text:p>
          </table:table-cell>
          <table:table-cell office:value-type="float" office:value="109079" table:style-name="ce1">
            <text:p>109079</text:p>
          </table:table-cell>
          <table:table-cell office:value-type="float" office:value="42138" table:style-name="ce1">
            <text:p>42138</text:p>
          </table:table-cell>
          <table:table-cell office:value-type="float" office:value="78.489999999999995" table:style-name="ce1">
            <text:p>78,49</text:p>
          </table:table-cell>
          <table:table-cell office:value-type="float" office:value="38.450000000000003" table:style-name="ce1">
            <text:p>38,45</text:p>
          </table:table-cell>
          <table:table-cell office:value-type="float" office:value="118654" table:style-name="ce1">
            <text:p>118654</text:p>
          </table:table-cell>
          <table:table-cell office:value-type="float" office:value="53461" table:style-name="ce3">
            <text:p>53461</text:p>
          </table:table-cell>
          <table:table-cell office:value-type="float" office:value="48.6" table:style-name="ce1">
            <text:p>48,6</text:p>
          </table:table-cell>
          <table:table-cell office:value-type="float" office:value="2.27" table:style-name="ce2">
            <text:p>2,27</text:p>
          </table:table-cell>
          <table:table-cell office:value-type="float" office:value="5597" table:style-name="ce2">
            <text:p>5597</text:p>
          </table:table-cell>
          <table:table-cell office:value-type="float" office:value="2513" table:style-name="ce2">
            <text:p>2513</text:p>
          </table:table-cell>
          <table:table-cell office:value-type="float" office:value="49.34" table:style-name="ce1">
            <text:p>49,34</text:p>
          </table:table-cell>
          <table:table-cell office:value-type="float" office:value="4" table:style-name="ce1">
            <text:p>4</text:p>
          </table:table-cell>
          <table:table-cell office:value-type="float" office:value="89975" table:style-name="ce1">
            <text:p>89975</text:p>
          </table:table-cell>
          <table:table-cell office:value-type="float" office:value="6015" table:style-name="ce1">
            <text:p>6015</text:p>
          </table:table-cell>
          <table:table-cell office:value-type="float" office:value="349.33" table:style-name="ce1">
            <text:p>349,33</text:p>
          </table:table-cell>
          <table:table-cell office:value-type="float" office:value="7.01" table:style-name="ce1">
            <text:p>7,01</text:p>
          </table:table-cell>
          <table:table-cell office:value-type="float" office:value="27905" table:style-name="ce1">
            <text:p>27905</text:p>
          </table:table-cell>
          <table:table-cell office:value-type="float" office:value="5472" table:style-name="ce1">
            <text:p>5472</text:p>
          </table:table-cell>
          <table:table-cell office:value-type="float" office:value="349.5" table:style-name="ce3">
            <text:p>349,5</text:p>
          </table:table-cell>
          <table:table-cell office:value-type="float" office:value="24.36" table:style-name="ce1">
            <text:p>24,36</text:p>
          </table:table-cell>
          <table:table-cell office:value-type="float" office:value="359752" table:style-name="ce3">
            <text:p>359752</text:p>
          </table:table-cell>
          <table:table-cell office:value-type="float" office:value="22355" table:style-name="ce1">
            <text:p>22355</text:p>
          </table:table-cell>
          <table:table-cell office:value-type="float" office:value="334" table:style-name="ce1">
            <text:p>334</text:p>
          </table:table-cell>
          <table:table-cell office:value-type="float" office:value="10.14" table:style-name="ce1">
            <text:p>10,14</text:p>
          </table:table-cell>
          <table:table-cell office:value-type="float" office:value="46426" table:style-name="ce1">
            <text:p>46426</text:p>
          </table:table-cell>
          <table:table-cell office:value-type="float" office:value="11027" table:style-name="ce1">
            <text:p>11027</text:p>
          </table:table-cell>
          <table:table-cell office:value-type="float" office:value="47.61" table:style-name="ce1">
            <text:p>47,61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5865" table:style-name="ce1">
            <text:p>35865</text:p>
          </table:table-cell>
          <table:table-cell office:value-type="float" office:value="3653" table:style-name="ce1">
            <text:p>3653</text:p>
          </table:table-cell>
          <table:table-cell office:value-type="float" office:value="43.81" table:formula="of:=MIN([.$B13];[.$F13];[.$J13];[.$N13];[.$R13];[.$V13];[.$Z13];[.$AD13];[.$AH13];[.$AL13];[.$AP13];[.$AT13];[.$AX13])" table:style-name="ce1">
            <text:p>43,81</text:p>
          </table:table-cell>
          <table:table-cell office:value-type="float" office:value="2.27" table:formula="of:=MIN([.$C13];[.$G13];[.$K13];[.$O13];[.$S13];[.$W13];[.$AA13];[.$AE13];[.$AI13];[.$AM13];[.$AQ13];[.$AU13];[.$AY13])" table:style-name="ce1">
            <text:p>2,27</text:p>
          </table:table-cell>
          <table:table-cell office:value-type="float" office:value="5597" table:formula="of:=MIN([.$D13];[.$H13];[.$L13];[.$P13];[.$T13];[.$X13];[.$AB13];[.$AF13];[.$AJ13];[.$AN13];[.$AR13];[.$AV13];[.$AZ13])" table:style-name="ce1">
            <text:p>5597</text:p>
          </table:table-cell>
          <table:table-cell office:value-type="float" office:value="2513" table:formula="of:=MIN([.$E13];[.$I13];[.$M13];[.$Q13];[.$U13];[.$Y13];[.$AC13];[.$AG13];[.$AK13];[.$AO13];[.$AS13];[.$AW13];[.$BA13])" table:style-name="ce1">
            <text:p>2513</text:p>
          </table:table-cell>
          <table:table-cell office:value-type="float" office:value="58.78" table:formula="of:=MEDIAN([.$B13];[.$F13];[.$J13];[.$N13];[.$R13];[.$V13];[.$Z13];[.$AD13];[.$AH13];[.$AL13];[.$AP13];[.$AT13];[.$AX13])" table:style-name="ce1">
            <text:p>58,78</text:p>
          </table:table-cell>
          <table:table-cell office:value-type="float" office:value="9.83" table:formula="of:=MEDIAN([.$C13];[.$G13];[.$K13];[.$O13];[.$S13];[.$W13];[.$AA13];[.$AE13];[.$AI13];[.$AM13];[.$AQ13];[.$AU13];[.$AY13])" table:style-name="ce1">
            <text:p>9,83</text:p>
          </table:table-cell>
          <table:table-cell office:value-type="float" office:value="46426" table:formula="of:=MEDIAN([.$D13];[.$H13];[.$L13];[.$P13];[.$T13];[.$X13];[.$AB13];[.$AF13];[.$AJ13];[.$AN13];[.$AR13];[.$AV13];[.$AZ13])" table:style-name="ce1">
            <text:p>46426</text:p>
          </table:table-cell>
          <table:table-cell office:value-type="float" office:value="11027" table:formula="of:=MEDIAN([.$E13];[.$I13];[.$M13];[.$Q13];[.$U13];[.$Y13];[.$AC13];[.$AG13];[.$AK13];[.$AO13];[.$AS13];[.$AW13];[.$BA13])" table:style-name="ce1">
            <text:p>11027</text:p>
          </table:table-cell>
          <table:table-cell office:value-type="float" office:value="349.5" table:formula="of:=MAX([.$B13];[.$F13];[.$J13];[.$N13];[.$R13];[.$V13];[.$Z13];[.$AD13];[.$AH13];[.$AL13];[.$AP13];[.$AT13];[.$AX13])" table:style-name="ce1">
            <text:p>349,5</text:p>
          </table:table-cell>
          <table:table-cell office:value-type="float" office:value="40.67" table:formula="of:=MAX([.$C13];[.$G13];[.$K13];[.$O13];[.$S13];[.$W13];[.$AA13];[.$AE13];[.$AI13];[.$AM13];[.$AQ13];[.$AU13];[.$AY13])" table:style-name="ce1">
            <text:p>40,67</text:p>
          </table:table-cell>
          <table:table-cell office:value-type="float" office:value="359752" table:formula="of:=MAX([.$D13];[.$H13];[.$L13];[.$P13];[.$T13];[.$X13];[.$AB13];[.$AF13];[.$AJ13];[.$AN13];[.$AR13];[.$AV13];[.$AZ13])" table:style-name="ce1">
            <text:p>359752</text:p>
          </table:table-cell>
          <table:table-cell office:value-type="float" office:value="53461" table:formula="of:=MAX([.$E13];[.$I13];[.$M13];[.$Q13];[.$U13];[.$Y13];[.$AC13];[.$AG13];[.$AK13];[.$AO13];[.$AS13];[.$AW13];[.$BA13])" table:style-name="ce1">
            <text:p>5346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4_a25.lp</text:p>
          </table:table-cell>
          <table:table-cell office:value-type="float" office:value="72.58" table:style-name="ce1">
            <text:p>72,58</text:p>
          </table:table-cell>
          <table:table-cell office:value-type="float" office:value="11.44" table:style-name="ce1">
            <text:p>11,44</text:p>
          </table:table-cell>
          <table:table-cell office:value-type="float" office:value="205912" table:style-name="ce1">
            <text:p>205912</text:p>
          </table:table-cell>
          <table:table-cell office:value-type="float" office:value="10627" table:style-name="ce1">
            <text:p>10627</text:p>
          </table:table-cell>
          <table:table-cell office:value-type="float" office:value="105.65" table:style-name="ce1">
            <text:p>105,65</text:p>
          </table:table-cell>
          <table:table-cell office:value-type="float" office:value="43.62" table:style-name="ce1">
            <text:p>43,62</text:p>
          </table:table-cell>
          <table:table-cell office:value-type="float" office:value="68984" table:style-name="ce1">
            <text:p>68984</text:p>
          </table:table-cell>
          <table:table-cell office:value-type="float" office:value="38639" table:style-name="ce1">
            <text:p>38639</text:p>
          </table:table-cell>
          <table:table-cell office:value-type="float" office:value="75" table:style-name="ce1">
            <text:p>75</text:p>
          </table:table-cell>
          <table:table-cell office:value-type="float" office:value="13.32" table:style-name="ce1">
            <text:p>13,32</text:p>
          </table:table-cell>
          <table:table-cell office:value-type="float" office:value="219452" table:style-name="ce1">
            <text:p>219452</text:p>
          </table:table-cell>
          <table:table-cell office:value-type="float" office:value="12736" table:style-name="ce1">
            <text:p>12736</text:p>
          </table:table-cell>
          <table:table-cell office:value-type="float" office:value="66.400000000000006" table:style-name="ce2">
            <text:p>66,4</text:p>
          </table:table-cell>
          <table:table-cell office:value-type="float" office:value="9.1300000000000008" table:style-name="ce2">
            <text:p>9,13</text:p>
          </table:table-cell>
          <table:table-cell office:value-type="float" office:value="103768" table:style-name="ce1">
            <text:p>103768</text:p>
          </table:table-cell>
          <table:table-cell office:value-type="float" office:value="9728" table:style-name="ce2">
            <text:p>9728</text:p>
          </table:table-cell>
          <table:table-cell office:value-type="float" office:value="81.86" table:style-name="ce1">
            <text:p>81,86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34702" table:style-name="ce1">
            <text:p>34702</text:p>
          </table:table-cell>
          <table:table-cell office:value-type="float" office:value="16939" table:style-name="ce1">
            <text:p>16939</text:p>
          </table:table-cell>
          <table:table-cell office:value-type="float" office:value="73.42" table:style-name="ce1">
            <text:p>73,42</text:p>
          </table:table-cell>
          <table:table-cell office:value-type="float" office:value="14.8" table:style-name="ce1">
            <text:p>14,8</text:p>
          </table:table-cell>
          <table:table-cell office:value-type="float" office:value="119387" table:style-name="ce1">
            <text:p>119387</text:p>
          </table:table-cell>
          <table:table-cell office:value-type="float" office:value="14838" table:style-name="ce1">
            <text:p>14838</text:p>
          </table:table-cell>
          <table:table-cell office:value-type="float" office:value="97.2" table:style-name="ce1">
            <text:p>97,2</text:p>
          </table:table-cell>
          <table:table-cell office:value-type="float" office:value="43.69" table:style-name="ce1">
            <text:p>43,69</text:p>
          </table:table-cell>
          <table:table-cell office:value-type="float" office:value="207072" table:style-name="ce1">
            <text:p>207072</text:p>
          </table:table-cell>
          <table:table-cell office:value-type="float" office:value="50271" table:style-name="ce1">
            <text:p>50271</text:p>
          </table:table-cell>
          <table:table-cell office:value-type="float" office:value="89.1" table:style-name="ce1">
            <text:p>89,1</text:p>
          </table:table-cell>
          <table:table-cell office:value-type="float" office:value="28.35" table:style-name="ce1">
            <text:p>28,35</text:p>
          </table:table-cell>
          <table:table-cell office:value-type="float" office:value="43338" table:style-name="ce1">
            <text:p>43338</text:p>
          </table:table-cell>
          <table:table-cell office:value-type="float" office:value="23586" table:style-name="ce1">
            <text:p>23586</text:p>
          </table:table-cell>
          <table:table-cell office:value-type="float" office:value="310.85000000000002" table:style-name="ce1">
            <text:p>310,85</text:p>
          </table:table-cell>
          <table:table-cell office:value-type="float" office:value="251.04" table:style-name="ce1">
            <text:p>251,04</text:p>
          </table:table-cell>
          <table:table-cell office:value-type="float" office:value="890562" table:style-name="ce1">
            <text:p>890562</text:p>
          </table:table-cell>
          <table:table-cell office:value-type="float" office:value="250824" table:style-name="ce1">
            <text:p>250824</text:p>
          </table:table-cell>
          <table:table-cell office:value-type="float" office:value="755.2" table:style-name="ce1">
            <text:p>755,2</text:p>
          </table:table-cell>
          <table:table-cell office:value-type="float" office:value="243.01" table:style-name="ce1">
            <text:p>243,01</text:p>
          </table:table-cell>
          <table:table-cell office:value-type="float" office:value="6854502" table:style-name="ce3">
            <text:p>6854502</text:p>
          </table:table-cell>
          <table:table-cell office:value-type="float" office:value="161209" table:style-name="ce1">
            <text:p>161209</text:p>
          </table:table-cell>
          <table:table-cell office:value-type="float" office:value="502.78" table:style-name="ce1">
            <text:p>502,78</text:p>
          </table:table-cell>
          <table:table-cell office:value-type="float" office:value="25.76" table:style-name="ce1">
            <text:p>25,76</text:p>
          </table:table-cell>
          <table:table-cell office:value-type="float" office:value="27413" table:style-name="ce2">
            <text:p>27413</text:p>
          </table:table-cell>
          <table:table-cell office:value-type="float" office:value="14170" table:style-name="ce1">
            <text:p>14170</text:p>
          </table:table-cell>
          <table:table-cell office:value-type="float" office:value="908.04" table:style-name="ce3">
            <text:p>908,04</text:p>
          </table:table-cell>
          <table:table-cell office:value-type="float" office:value="437.59" table:style-name="ce3">
            <text:p>437,59</text:p>
          </table:table-cell>
          <table:table-cell office:value-type="float" office:value="5474583" table:style-name="ce1">
            <text:p>5474583</text:p>
          </table:table-cell>
          <table:table-cell office:value-type="float" office:value="274440" table:style-name="ce3">
            <text:p>274440</text:p>
          </table:table-cell>
          <table:table-cell office:value-type="float" office:value="66.510000000000005" table:style-name="ce1">
            <text:p>66,51</text:p>
          </table:table-cell>
          <table:table-cell office:value-type="float" office:value="13.21" table:style-name="ce1">
            <text:p>13,21</text:p>
          </table:table-cell>
          <table:table-cell office:value-type="float" office:value="72281" table:style-name="ce1">
            <text:p>72281</text:p>
          </table:table-cell>
          <table:table-cell office:value-type="float" office:value="14879" table:style-name="ce1">
            <text:p>14879</text:p>
          </table:table-cell>
          <table:table-cell office:value-type="float" office:value="66.400000000000006" table:formula="of:=MIN([.$B14];[.$F14];[.$J14];[.$N14];[.$R14];[.$V14];[.$Z14];[.$AD14];[.$AH14];[.$AL14];[.$AP14];[.$AT14];[.$AX14])" table:style-name="ce1">
            <text:p>66,4</text:p>
          </table:table-cell>
          <table:table-cell office:value-type="float" office:value="9.1300000000000008" table:formula="of:=MIN([.$C14];[.$G14];[.$K14];[.$O14];[.$S14];[.$W14];[.$AA14];[.$AE14];[.$AI14];[.$AM14];[.$AQ14];[.$AU14];[.$AY14])" table:style-name="ce1">
            <text:p>9,13</text:p>
          </table:table-cell>
          <table:table-cell office:value-type="float" office:value="27413" table:formula="of:=MIN([.$D14];[.$H14];[.$L14];[.$P14];[.$T14];[.$X14];[.$AB14];[.$AF14];[.$AJ14];[.$AN14];[.$AR14];[.$AV14];[.$AZ14])" table:style-name="ce1">
            <text:p>27413</text:p>
          </table:table-cell>
          <table:table-cell office:value-type="float" office:value="9728" table:formula="of:=MIN([.$E14];[.$I14];[.$M14];[.$Q14];[.$U14];[.$Y14];[.$AC14];[.$AG14];[.$AK14];[.$AO14];[.$AS14];[.$AW14];[.$BA14])" table:style-name="ce1">
            <text:p>9728</text:p>
          </table:table-cell>
          <table:table-cell office:value-type="float" office:value="89.1" table:formula="of:=MEDIAN([.$B14];[.$F14];[.$J14];[.$N14];[.$R14];[.$V14];[.$Z14];[.$AD14];[.$AH14];[.$AL14];[.$AP14];[.$AT14];[.$AX14])" table:style-name="ce1">
            <text:p>89,1</text:p>
          </table:table-cell>
          <table:table-cell office:value-type="float" office:value="25.76" table:formula="of:=MEDIAN([.$C14];[.$G14];[.$K14];[.$O14];[.$S14];[.$W14];[.$AA14];[.$AE14];[.$AI14];[.$AM14];[.$AQ14];[.$AU14];[.$AY14])" table:style-name="ce1">
            <text:p>25,76</text:p>
          </table:table-cell>
          <table:table-cell office:value-type="float" office:value="119387" table:formula="of:=MEDIAN([.$D14];[.$H14];[.$L14];[.$P14];[.$T14];[.$X14];[.$AB14];[.$AF14];[.$AJ14];[.$AN14];[.$AR14];[.$AV14];[.$AZ14])" table:style-name="ce1">
            <text:p>119387</text:p>
          </table:table-cell>
          <table:table-cell office:value-type="float" office:value="16939" table:formula="of:=MEDIAN([.$E14];[.$I14];[.$M14];[.$Q14];[.$U14];[.$Y14];[.$AC14];[.$AG14];[.$AK14];[.$AO14];[.$AS14];[.$AW14];[.$BA14])" table:style-name="ce1">
            <text:p>16939</text:p>
          </table:table-cell>
          <table:table-cell office:value-type="float" office:value="908.04" table:formula="of:=MAX([.$B14];[.$F14];[.$J14];[.$N14];[.$R14];[.$V14];[.$Z14];[.$AD14];[.$AH14];[.$AL14];[.$AP14];[.$AT14];[.$AX14])" table:style-name="ce1">
            <text:p>908,04</text:p>
          </table:table-cell>
          <table:table-cell office:value-type="float" office:value="437.59" table:formula="of:=MAX([.$C14];[.$G14];[.$K14];[.$O14];[.$S14];[.$W14];[.$AA14];[.$AE14];[.$AI14];[.$AM14];[.$AQ14];[.$AU14];[.$AY14])" table:style-name="ce1">
            <text:p>437,59</text:p>
          </table:table-cell>
          <table:table-cell office:value-type="float" office:value="6854502" table:formula="of:=MAX([.$D14];[.$H14];[.$L14];[.$P14];[.$T14];[.$X14];[.$AB14];[.$AF14];[.$AJ14];[.$AN14];[.$AR14];[.$AV14];[.$AZ14])" table:style-name="ce1">
            <text:p>6854502</text:p>
          </table:table-cell>
          <table:table-cell office:value-type="float" office:value="274440" table:formula="of:=MAX([.$E14];[.$I14];[.$M14];[.$Q14];[.$U14];[.$Y14];[.$AC14];[.$AG14];[.$AK14];[.$AO14];[.$AS14];[.$AW14];[.$BA14])" table:style-name="ce1">
            <text:p>27444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4_a30.lp</text:p>
          </table:table-cell>
          <table:table-cell office:value-type="float" office:value="76.88" table:style-name="ce1">
            <text:p>76,88</text:p>
          </table:table-cell>
          <table:table-cell office:value-type="float" office:value="3.68" table:style-name="ce2">
            <text:p>3,68</text:p>
          </table:table-cell>
          <table:table-cell office:value-type="float" office:value="158785" table:style-name="ce1">
            <text:p>158785</text:p>
          </table:table-cell>
          <table:table-cell office:value-type="float" office:value="3438" table:style-name="ce2">
            <text:p>3438</text:p>
          </table:table-cell>
          <table:table-cell office:value-type="float" office:value="125.29" table:style-name="ce1">
            <text:p>125,29</text:p>
          </table:table-cell>
          <table:table-cell office:value-type="float" office:value="48.93" table:style-name="ce1">
            <text:p>48,93</text:p>
          </table:table-cell>
          <table:table-cell office:value-type="float" office:value="93855" table:style-name="ce1">
            <text:p>93855</text:p>
          </table:table-cell>
          <table:table-cell office:value-type="float" office:value="47895" table:style-name="ce1">
            <text:p>47895</text:p>
          </table:table-cell>
          <table:table-cell office:value-type="float" office:value="83.46" table:style-name="ce1">
            <text:p>83,46</text:p>
          </table:table-cell>
          <table:table-cell office:value-type="float" office:value="14.26" table:style-name="ce1">
            <text:p>14,26</text:p>
          </table:table-cell>
          <table:table-cell office:value-type="float" office:value="200116" table:style-name="ce1">
            <text:p>200116</text:p>
          </table:table-cell>
          <table:table-cell office:value-type="float" office:value="13680" table:style-name="ce1">
            <text:p>13680</text:p>
          </table:table-cell>
          <table:table-cell office:value-type="float" office:value="87" table:style-name="ce1">
            <text:p>87</text:p>
          </table:table-cell>
          <table:table-cell office:value-type="float" office:value="11.24" table:style-name="ce1">
            <text:p>11,24</text:p>
          </table:table-cell>
          <table:table-cell office:value-type="float" office:value="295500" table:style-name="ce1">
            <text:p>295500</text:p>
          </table:table-cell>
          <table:table-cell office:value-type="float" office:value="11457" table:style-name="ce1">
            <text:p>11457</text:p>
          </table:table-cell>
          <table:table-cell office:value-type="float" office:value="136.49" table:style-name="ce1">
            <text:p>136,49</text:p>
          </table:table-cell>
          <table:table-cell office:value-type="float" office:value="67.099999999999994" table:style-name="ce1">
            <text:p>67,1</text:p>
          </table:table-cell>
          <table:table-cell office:value-type="float" office:value="112178" table:style-name="ce1">
            <text:p>112178</text:p>
          </table:table-cell>
          <table:table-cell office:value-type="float" office:value="54520" table:style-name="ce1">
            <text:p>54520</text:p>
          </table:table-cell>
          <table:table-cell office:value-type="float" office:value="75.37" table:style-name="ce1">
            <text:p>75,37</text:p>
          </table:table-cell>
          <table:table-cell office:value-type="float" office:value="6.84" table:style-name="ce1">
            <text:p>6,84</text:p>
          </table:table-cell>
          <table:table-cell office:value-type="float" office:value="126441" table:style-name="ce1">
            <text:p>126441</text:p>
          </table:table-cell>
          <table:table-cell office:value-type="float" office:value="6685" table:style-name="ce1">
            <text:p>6685</text:p>
          </table:table-cell>
          <table:table-cell office:value-type="float" office:value="74.959999999999994" table:style-name="ce2">
            <text:p>74,96</text:p>
          </table:table-cell>
          <table:table-cell office:value-type="float" office:value="4.97" table:style-name="ce1">
            <text:p>4,97</text:p>
          </table:table-cell>
          <table:table-cell office:value-type="float" office:value="201860" table:style-name="ce1">
            <text:p>201860</text:p>
          </table:table-cell>
          <table:table-cell office:value-type="float" office:value="4467" table:style-name="ce1">
            <text:p>4467</text:p>
          </table:table-cell>
          <table:table-cell office:value-type="float" office:value="86.52" table:style-name="ce1">
            <text:p>86,52</text:p>
          </table:table-cell>
          <table:table-cell office:value-type="float" office:value="10.81" table:style-name="ce1">
            <text:p>10,81</text:p>
          </table:table-cell>
          <table:table-cell office:value-type="float" office:value="25384" table:style-name="ce2">
            <text:p>25384</text:p>
          </table:table-cell>
          <table:table-cell office:value-type="float" office:value="10651" table:style-name="ce1">
            <text:p>10651</text:p>
          </table:table-cell>
          <table:table-cell office:value-type="float" office:value="112.12" table:style-name="ce1">
            <text:p>112,12</text:p>
          </table:table-cell>
          <table:table-cell office:value-type="float" office:value="41.03" table:style-name="ce1">
            <text:p>41,03</text:p>
          </table:table-cell>
          <table:table-cell office:value-type="float" office:value="415179" table:style-name="ce1">
            <text:p>415179</text:p>
          </table:table-cell>
          <table:table-cell office:value-type="float" office:value="48069" table:style-name="ce1">
            <text:p>48069</text:p>
          </table:table-cell>
          <table:table-cell office:value-type="float" office:value="752.53" table:style-name="ce3">
            <text:p>752,53</text:p>
          </table:table-cell>
          <table:table-cell office:value-type="float" office:value="39.29" table:style-name="ce1">
            <text:p>39,29</text:p>
          </table:table-cell>
          <table:table-cell office:value-type="float" office:value="6410841" table:style-name="ce3">
            <text:p>6410841</text:p>
          </table:table-cell>
          <table:table-cell office:value-type="float" office:value="21775" table:style-name="ce1">
            <text:p>21775</text:p>
          </table:table-cell>
          <table:table-cell office:value-type="float" office:value="690.51" table:style-name="ce1">
            <text:p>690,51</text:p>
          </table:table-cell>
          <table:table-cell office:value-type="float" office:value="126.09" table:style-name="ce3">
            <text:p>126,09</text:p>
          </table:table-cell>
          <table:table-cell office:value-type="float" office:value="646372" table:style-name="ce1">
            <text:p>646372</text:p>
          </table:table-cell>
          <table:table-cell office:value-type="float" office:value="65880" table:style-name="ce3">
            <text:p>65880</text:p>
          </table:table-cell>
          <table:table-cell office:value-type="float" office:value="642.9" table:style-name="ce1">
            <text:p>642,9</text:p>
          </table:table-cell>
          <table:table-cell office:value-type="float" office:value="9.39" table:style-name="ce1">
            <text:p>9,39</text:p>
          </table:table-cell>
          <table:table-cell office:value-type="float" office:value="126039" table:style-name="ce1">
            <text:p>126039</text:p>
          </table:table-cell>
          <table:table-cell office:value-type="float" office:value="6454" table:style-name="ce1">
            <text:p>6454</text:p>
          </table:table-cell>
          <table:table-cell office:value-type="float" office:value="77.540000000000006" table:style-name="ce1">
            <text:p>77,54</text:p>
          </table:table-cell>
          <table:table-cell office:value-type="float" office:value="13.53" table:style-name="ce1">
            <text:p>13,53</text:p>
          </table:table-cell>
          <table:table-cell office:value-type="float" office:value="361866" table:style-name="ce1">
            <text:p>361866</text:p>
          </table:table-cell>
          <table:table-cell office:value-type="float" office:value="9979" table:style-name="ce1">
            <text:p>9979</text:p>
          </table:table-cell>
          <table:table-cell office:value-type="float" office:value="74.959999999999994" table:formula="of:=MIN([.$B15];[.$F15];[.$J15];[.$N15];[.$R15];[.$V15];[.$Z15];[.$AD15];[.$AH15];[.$AL15];[.$AP15];[.$AT15];[.$AX15])" table:style-name="ce1">
            <text:p>74,96</text:p>
          </table:table-cell>
          <table:table-cell office:value-type="float" office:value="3.68" table:formula="of:=MIN([.$C15];[.$G15];[.$K15];[.$O15];[.$S15];[.$W15];[.$AA15];[.$AE15];[.$AI15];[.$AM15];[.$AQ15];[.$AU15];[.$AY15])" table:style-name="ce1">
            <text:p>3,68</text:p>
          </table:table-cell>
          <table:table-cell office:value-type="float" office:value="25384" table:formula="of:=MIN([.$D15];[.$H15];[.$L15];[.$P15];[.$T15];[.$X15];[.$AB15];[.$AF15];[.$AJ15];[.$AN15];[.$AR15];[.$AV15];[.$AZ15])" table:style-name="ce1">
            <text:p>25384</text:p>
          </table:table-cell>
          <table:table-cell office:value-type="float" office:value="3438" table:formula="of:=MIN([.$E15];[.$I15];[.$M15];[.$Q15];[.$U15];[.$Y15];[.$AC15];[.$AG15];[.$AK15];[.$AO15];[.$AS15];[.$AW15];[.$BA15])" table:style-name="ce1">
            <text:p>3438</text:p>
          </table:table-cell>
          <table:table-cell office:value-type="float" office:value="87" table:formula="of:=MEDIAN([.$B15];[.$F15];[.$J15];[.$N15];[.$R15];[.$V15];[.$Z15];[.$AD15];[.$AH15];[.$AL15];[.$AP15];[.$AT15];[.$AX15])" table:style-name="ce1">
            <text:p>87</text:p>
          </table:table-cell>
          <table:table-cell office:value-type="float" office:value="13.53" table:formula="of:=MEDIAN([.$C15];[.$G15];[.$K15];[.$O15];[.$S15];[.$W15];[.$AA15];[.$AE15];[.$AI15];[.$AM15];[.$AQ15];[.$AU15];[.$AY15])" table:style-name="ce1">
            <text:p>13,53</text:p>
          </table:table-cell>
          <table:table-cell office:value-type="float" office:value="200116" table:formula="of:=MEDIAN([.$D15];[.$H15];[.$L15];[.$P15];[.$T15];[.$X15];[.$AB15];[.$AF15];[.$AJ15];[.$AN15];[.$AR15];[.$AV15];[.$AZ15])" table:style-name="ce1">
            <text:p>200116</text:p>
          </table:table-cell>
          <table:table-cell office:value-type="float" office:value="11457" table:formula="of:=MEDIAN([.$E15];[.$I15];[.$M15];[.$Q15];[.$U15];[.$Y15];[.$AC15];[.$AG15];[.$AK15];[.$AO15];[.$AS15];[.$AW15];[.$BA15])" table:style-name="ce1">
            <text:p>11457</text:p>
          </table:table-cell>
          <table:table-cell office:value-type="float" office:value="752.53" table:formula="of:=MAX([.$B15];[.$F15];[.$J15];[.$N15];[.$R15];[.$V15];[.$Z15];[.$AD15];[.$AH15];[.$AL15];[.$AP15];[.$AT15];[.$AX15])" table:style-name="ce1">
            <text:p>752,53</text:p>
          </table:table-cell>
          <table:table-cell office:value-type="float" office:value="126.09" table:formula="of:=MAX([.$C15];[.$G15];[.$K15];[.$O15];[.$S15];[.$W15];[.$AA15];[.$AE15];[.$AI15];[.$AM15];[.$AQ15];[.$AU15];[.$AY15])" table:style-name="ce1">
            <text:p>126,09</text:p>
          </table:table-cell>
          <table:table-cell office:value-type="float" office:value="6410841" table:formula="of:=MAX([.$D15];[.$H15];[.$L15];[.$P15];[.$T15];[.$X15];[.$AB15];[.$AF15];[.$AJ15];[.$AN15];[.$AR15];[.$AV15];[.$AZ15])" table:style-name="ce1">
            <text:p>6410841</text:p>
          </table:table-cell>
          <table:table-cell office:value-type="float" office:value="65880" table:formula="of:=MAX([.$E15];[.$I15];[.$M15];[.$Q15];[.$U15];[.$Y15];[.$AC15];[.$AG15];[.$AK15];[.$AO15];[.$AS15];[.$AW15];[.$BA15])" table:style-name="ce1">
            <text:p>658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5_a25.lp</text:p>
          </table:table-cell>
          <table:table-cell office:value-type="float" office:value="61.78" table:style-name="ce2">
            <text:p>61,78</text:p>
          </table:table-cell>
          <table:table-cell office:value-type="float" office:value="2.59" table:style-name="ce1">
            <text:p>2,59</text:p>
          </table:table-cell>
          <table:table-cell office:value-type="float" office:value="310852" table:style-name="ce1">
            <text:p>310852</text:p>
          </table:table-cell>
          <table:table-cell office:value-type="float" office:value="1307" table:style-name="ce1">
            <text:p>1307</text:p>
          </table:table-cell>
          <table:table-cell office:value-type="float" office:value="82.41" table:style-name="ce1">
            <text:p>82,41</text:p>
          </table:table-cell>
          <table:table-cell office:value-type="float" office:value="16.73" table:style-name="ce1">
            <text:p>16,73</text:p>
          </table:table-cell>
          <table:table-cell office:value-type="float" office:value="54583" table:style-name="ce1">
            <text:p>54583</text:p>
          </table:table-cell>
          <table:table-cell office:value-type="float" office:value="6465" table:style-name="ce1">
            <text:p>6465</text:p>
          </table:table-cell>
          <table:table-cell office:value-type="float" office:value="65.27" table:style-name="ce1">
            <text:p>65,27</text:p>
          </table:table-cell>
          <table:table-cell office:value-type="float" office:value="2.48" table:style-name="ce1">
            <text:p>2,48</text:p>
          </table:table-cell>
          <table:table-cell office:value-type="float" office:value="175530" table:style-name="ce1">
            <text:p>175530</text:p>
          </table:table-cell>
          <table:table-cell office:value-type="float" office:value="1232" table:style-name="ce1">
            <text:p>1232</text:p>
          </table:table-cell>
          <table:table-cell office:value-type="float" office:value="63.5" table:style-name="ce1">
            <text:p>63,5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25625" table:style-name="ce1">
            <text:p>125625</text:p>
          </table:table-cell>
          <table:table-cell office:value-type="float" office:value="157" table:style-name="ce1">
            <text:p>157</text:p>
          </table:table-cell>
          <table:table-cell office:value-type="float" office:value="92.81" table:style-name="ce1">
            <text:p>92,81</text:p>
          </table:table-cell>
          <table:table-cell office:value-type="float" office:value="22.76" table:style-name="ce1">
            <text:p>22,76</text:p>
          </table:table-cell>
          <table:table-cell office:value-type="float" office:value="58520" table:style-name="ce1">
            <text:p>58520</text:p>
          </table:table-cell>
          <table:table-cell office:value-type="float" office:value="10887" table:style-name="ce3">
            <text:p>10887</text:p>
          </table:table-cell>
          <table:table-cell office:value-type="float" office:value="69.75" table:style-name="ce1">
            <text:p>69,75</text:p>
          </table:table-cell>
          <table:table-cell office:value-type="float" office:value="1.25" table:style-name="ce1">
            <text:p>1,25</text:p>
          </table:table-cell>
          <table:table-cell office:value-type="float" office:value="151214" table:style-name="ce1">
            <text:p>151214</text:p>
          </table:table-cell>
          <table:table-cell office:value-type="float" office:value="119" table:style-name="ce2">
            <text:p>119</text:p>
          </table:table-cell>
          <table:table-cell office:value-type="float" office:value="66.09" table:style-name="ce1">
            <text:p>66,09</text:p>
          </table:table-cell>
          <table:table-cell office:value-type="float" office:value="1.85" table:style-name="ce1">
            <text:p>1,85</text:p>
          </table:table-cell>
          <table:table-cell office:value-type="float" office:value="129747" table:style-name="ce1">
            <text:p>129747</text:p>
          </table:table-cell>
          <table:table-cell office:value-type="float" office:value="474" table:style-name="ce1">
            <text:p>474</text:p>
          </table:table-cell>
          <table:table-cell office:value-type="float" office:value="81.010000000000005" table:style-name="ce1">
            <text:p>81,01</text:p>
          </table:table-cell>
          <table:table-cell office:value-type="float" office:value="12.06" table:style-name="ce1">
            <text:p>12,06</text:p>
          </table:table-cell>
          <table:table-cell office:value-type="float" office:value="38089" table:style-name="ce1">
            <text:p>38089</text:p>
          </table:table-cell>
          <table:table-cell office:value-type="float" office:value="4929" table:style-name="ce1">
            <text:p>4929</text:p>
          </table:table-cell>
          <table:table-cell office:value-type="float" office:value="64.19" table:style-name="ce1">
            <text:p>64,19</text:p>
          </table:table-cell>
          <table:table-cell office:value-type="float" office:value="0.97" table:style-name="ce2">
            <text:p>0,97</text:p>
          </table:table-cell>
          <table:table-cell office:value-type="float" office:value="58748" table:style-name="ce1">
            <text:p>58748</text:p>
          </table:table-cell>
          <table:table-cell office:value-type="float" office:value="279" table:style-name="ce1">
            <text:p>279</text:p>
          </table:table-cell>
          <table:table-cell office:value-type="float" office:value="514.95000000000005" table:style-name="ce1">
            <text:p>514,95</text:p>
          </table:table-cell>
          <table:table-cell office:value-type="float" office:value="3.97" table:style-name="ce1">
            <text:p>3,97</text:p>
          </table:table-cell>
          <table:table-cell office:value-type="float" office:value="126477" table:style-name="ce1">
            <text:p>126477</text:p>
          </table:table-cell>
          <table:table-cell office:value-type="float" office:value="426" table:style-name="ce1">
            <text:p>426</text:p>
          </table:table-cell>
          <table:table-cell office:value-type="float" office:value="623.91999999999996" table:style-name="ce3">
            <text:p>623,92</text:p>
          </table:table-cell>
          <table:table-cell office:value-type="float" office:value="7.4" table:style-name="ce1">
            <text:p>7,4</text:p>
          </table:table-cell>
          <table:table-cell office:value-type="float" office:value="13032" table:style-name="ce2">
            <text:p>13032</text:p>
          </table:table-cell>
          <table:table-cell office:value-type="float" office:value="2022" table:style-name="ce1">
            <text:p>2022</text:p>
          </table:table-cell>
          <table:table-cell office:value-type="float" office:value="560.66" table:style-name="ce1">
            <text:p>560,66</text:p>
          </table:table-cell>
          <table:table-cell office:value-type="float" office:value="28.2" table:style-name="ce3">
            <text:p>28,2</text:p>
          </table:table-cell>
          <table:table-cell office:value-type="float" office:value="354101" table:style-name="ce3">
            <text:p>354101</text:p>
          </table:table-cell>
          <table:table-cell office:value-type="float" office:value="10780" table:style-name="ce1">
            <text:p>10780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4.82" table:style-name="ce1">
            <text:p>4,82</text:p>
          </table:table-cell>
          <table:table-cell office:value-type="float" office:value="169644" table:style-name="ce1">
            <text:p>169644</text:p>
          </table:table-cell>
          <table:table-cell office:value-type="float" office:value="1872" table:style-name="ce1">
            <text:p>1872</text:p>
          </table:table-cell>
          <table:table-cell office:value-type="float" office:value="61.78" table:formula="of:=MIN([.$B16];[.$F16];[.$J16];[.$N16];[.$R16];[.$V16];[.$Z16];[.$AD16];[.$AH16];[.$AL16];[.$AP16];[.$AT16];[.$AX16])" table:style-name="ce1">
            <text:p>61,78</text:p>
          </table:table-cell>
          <table:table-cell office:value-type="float" office:value="0.97" table:formula="of:=MIN([.$C16];[.$G16];[.$K16];[.$O16];[.$S16];[.$W16];[.$AA16];[.$AE16];[.$AI16];[.$AM16];[.$AQ16];[.$AU16];[.$AY16])" table:style-name="ce1">
            <text:p>0,97</text:p>
          </table:table-cell>
          <table:table-cell office:value-type="float" office:value="13032" table:formula="of:=MIN([.$D16];[.$H16];[.$L16];[.$P16];[.$T16];[.$X16];[.$AB16];[.$AF16];[.$AJ16];[.$AN16];[.$AR16];[.$AV16];[.$AZ16])" table:style-name="ce1">
            <text:p>13032</text:p>
          </table:table-cell>
          <table:table-cell office:value-type="float" office:value="119" table:formula="of:=MIN([.$E16];[.$I16];[.$M16];[.$Q16];[.$U16];[.$Y16];[.$AC16];[.$AG16];[.$AK16];[.$AO16];[.$AS16];[.$AW16];[.$BA16])" table:style-name="ce1">
            <text:p>119</text:p>
          </table:table-cell>
          <table:table-cell office:value-type="float" office:value="69.75" table:formula="of:=MEDIAN([.$B16];[.$F16];[.$J16];[.$N16];[.$R16];[.$V16];[.$Z16];[.$AD16];[.$AH16];[.$AL16];[.$AP16];[.$AT16];[.$AX16])" table:style-name="ce1">
            <text:p>69,75</text:p>
          </table:table-cell>
          <table:table-cell office:value-type="float" office:value="3.97" table:formula="of:=MEDIAN([.$C16];[.$G16];[.$K16];[.$O16];[.$S16];[.$W16];[.$AA16];[.$AE16];[.$AI16];[.$AM16];[.$AQ16];[.$AU16];[.$AY16])" table:style-name="ce1">
            <text:p>3,97</text:p>
          </table:table-cell>
          <table:table-cell office:value-type="float" office:value="126477" table:formula="of:=MEDIAN([.$D16];[.$H16];[.$L16];[.$P16];[.$T16];[.$X16];[.$AB16];[.$AF16];[.$AJ16];[.$AN16];[.$AR16];[.$AV16];[.$AZ16])" table:style-name="ce1">
            <text:p>126477</text:p>
          </table:table-cell>
          <table:table-cell office:value-type="float" office:value="1307" table:formula="of:=MEDIAN([.$E16];[.$I16];[.$M16];[.$Q16];[.$U16];[.$Y16];[.$AC16];[.$AG16];[.$AK16];[.$AO16];[.$AS16];[.$AW16];[.$BA16])" table:style-name="ce1">
            <text:p>1307</text:p>
          </table:table-cell>
          <table:table-cell office:value-type="float" office:value="623.91999999999996" table:formula="of:=MAX([.$B16];[.$F16];[.$J16];[.$N16];[.$R16];[.$V16];[.$Z16];[.$AD16];[.$AH16];[.$AL16];[.$AP16];[.$AT16];[.$AX16])" table:style-name="ce1">
            <text:p>623,92</text:p>
          </table:table-cell>
          <table:table-cell office:value-type="float" office:value="28.2" table:formula="of:=MAX([.$C16];[.$G16];[.$K16];[.$O16];[.$S16];[.$W16];[.$AA16];[.$AE16];[.$AI16];[.$AM16];[.$AQ16];[.$AU16];[.$AY16])" table:style-name="ce1">
            <text:p>28,2</text:p>
          </table:table-cell>
          <table:table-cell office:value-type="float" office:value="354101" table:formula="of:=MAX([.$D16];[.$H16];[.$L16];[.$P16];[.$T16];[.$X16];[.$AB16];[.$AF16];[.$AJ16];[.$AN16];[.$AR16];[.$AV16];[.$AZ16])" table:style-name="ce1">
            <text:p>354101</text:p>
          </table:table-cell>
          <table:table-cell office:value-type="float" office:value="10887" table:formula="of:=MAX([.$E16];[.$I16];[.$M16];[.$Q16];[.$U16];[.$Y16];[.$AC16];[.$AG16];[.$AK16];[.$AO16];[.$AS16];[.$AW16];[.$BA16])" table:style-name="ce1">
            <text:p>108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5_a30.lp</text:p>
          </table:table-cell>
          <table:table-cell office:value-type="float" office:value="88.09" table:style-name="ce1">
            <text:p>88,09</text:p>
          </table:table-cell>
          <table:table-cell office:value-type="float" office:value="2.66" table:style-name="ce2">
            <text:p>2,66</text:p>
          </table:table-cell>
          <table:table-cell office:value-type="float" office:value="191429" table:style-name="ce1">
            <text:p>191429</text:p>
          </table:table-cell>
          <table:table-cell office:value-type="float" office:value="1764" table:style-name="ce1">
            <text:p>1764</text:p>
          </table:table-cell>
          <table:table-cell office:value-type="float" office:value="94.33" table:style-name="ce1">
            <text:p>94,33</text:p>
          </table:table-cell>
          <table:table-cell office:value-type="float" office:value="10.84" table:style-name="ce1">
            <text:p>10,84</text:p>
          </table:table-cell>
          <table:table-cell office:value-type="float" office:value="32834" table:style-name="ce1">
            <text:p>32834</text:p>
          </table:table-cell>
          <table:table-cell office:value-type="float" office:value="6528" table:style-name="ce1">
            <text:p>6528</text:p>
          </table:table-cell>
          <table:table-cell office:value-type="float" office:value="93.41" table:style-name="ce1">
            <text:p>93,41</text:p>
          </table:table-cell>
          <table:table-cell office:value-type="float" office:value="3.31" table:style-name="ce1">
            <text:p>3,31</text:p>
          </table:table-cell>
          <table:table-cell office:value-type="float" office:value="228829" table:style-name="ce1">
            <text:p>228829</text:p>
          </table:table-cell>
          <table:table-cell office:value-type="float" office:value="1740" table:style-name="ce1">
            <text:p>1740</text:p>
          </table:table-cell>
          <table:table-cell office:value-type="float" office:value="88.03" table:style-name="ce1">
            <text:p>88,03</text:p>
          </table:table-cell>
          <table:table-cell office:value-type="float" office:value="3.62" table:style-name="ce1">
            <text:p>3,62</text:p>
          </table:table-cell>
          <table:table-cell office:value-type="float" office:value="244102" table:style-name="ce1">
            <text:p>244102</text:p>
          </table:table-cell>
          <table:table-cell office:value-type="float" office:value="598" table:style-name="ce2">
            <text:p>598</text:p>
          </table:table-cell>
          <table:table-cell office:value-type="float" office:value="109.06" table:style-name="ce1">
            <text:p>109,06</text:p>
          </table:table-cell>
          <table:table-cell office:value-type="float" office:value="21.12" table:style-name="ce3">
            <text:p>21,12</text:p>
          </table:table-cell>
          <table:table-cell office:value-type="float" office:value="49939" table:style-name="ce1">
            <text:p>49939</text:p>
          </table:table-cell>
          <table:table-cell office:value-type="float" office:value="10058" table:style-name="ce1">
            <text:p>10058</text:p>
          </table:table-cell>
          <table:table-cell office:value-type="float" office:value="106.27" table:style-name="ce1">
            <text:p>106,27</text:p>
          </table:table-cell>
          <table:table-cell office:value-type="float" office:value="11.94" table:style-name="ce1">
            <text:p>11,94</text:p>
          </table:table-cell>
          <table:table-cell office:value-type="float" office:value="298492" table:style-name="ce3">
            <text:p>298492</text:p>
          </table:table-cell>
          <table:table-cell office:value-type="float" office:value="4085" table:style-name="ce1">
            <text:p>4085</text:p>
          </table:table-cell>
          <table:table-cell office:value-type="float" office:value="94.1" table:style-name="ce1">
            <text:p>94,1</text:p>
          </table:table-cell>
          <table:table-cell office:value-type="float" office:value="6.09" table:style-name="ce1">
            <text:p>6,09</text:p>
          </table:table-cell>
          <table:table-cell office:value-type="float" office:value="269187" table:style-name="ce1">
            <text:p>269187</text:p>
          </table:table-cell>
          <table:table-cell office:value-type="float" office:value="2205" table:style-name="ce1">
            <text:p>2205</text:p>
          </table:table-cell>
          <table:table-cell office:value-type="float" office:value="100.11" table:style-name="ce1">
            <text:p>100,11</text:p>
          </table:table-cell>
          <table:table-cell office:value-type="float" office:value="14.83" table:style-name="ce1">
            <text:p>14,83</text:p>
          </table:table-cell>
          <table:table-cell office:value-type="float" office:value="53708" table:style-name="ce1">
            <text:p>53708</text:p>
          </table:table-cell>
          <table:table-cell office:value-type="float" office:value="10130" table:style-name="ce3">
            <text:p>10130</text:p>
          </table:table-cell>
          <table:table-cell office:value-type="float" office:value="101.56" table:style-name="ce1">
            <text:p>101,56</text:p>
          </table:table-cell>
          <table:table-cell office:value-type="float" office:value="9.92" table:style-name="ce1">
            <text:p>9,92</text:p>
          </table:table-cell>
          <table:table-cell office:value-type="float" office:value="273510" table:style-name="ce1">
            <text:p>273510</text:p>
          </table:table-cell>
          <table:table-cell office:value-type="float" office:value="3898" table:style-name="ce1">
            <text:p>3898</text:p>
          </table:table-cell>
          <table:table-cell office:value-type="float" office:value="671.21" table:style-name="ce1">
            <text:p>671,21</text:p>
          </table:table-cell>
          <table:table-cell office:value-type="float" office:value="7.12" table:style-name="ce1">
            <text:p>7,12</text:p>
          </table:table-cell>
          <table:table-cell office:value-type="float" office:value="219292" table:style-name="ce1">
            <text:p>219292</text:p>
          </table:table-cell>
          <table:table-cell office:value-type="float" office:value="1024" table:style-name="ce1">
            <text:p>1024</text:p>
          </table:table-cell>
          <table:table-cell office:value-type="float" office:value="700.76" table:style-name="ce3">
            <text:p>700,76</text:p>
          </table:table-cell>
          <table:table-cell office:value-type="float" office:value="19.010000000000002" table:style-name="ce1">
            <text:p>19,01</text:p>
          </table:table-cell>
          <table:table-cell office:value-type="float" office:value="30855" table:style-name="ce2">
            <text:p>30855</text:p>
          </table:table-cell>
          <table:table-cell office:value-type="float" office:value="6635" table:style-name="ce1">
            <text:p>6635</text:p>
          </table:table-cell>
          <table:table-cell office:value-type="float" office:value="671.04" table:style-name="ce1">
            <text:p>671,04</text:p>
          </table:table-cell>
          <table:table-cell office:value-type="float" office:value="10.68" table:style-name="ce1">
            <text:p>10,68</text:p>
          </table:table-cell>
          <table:table-cell office:value-type="float" office:value="287422" table:style-name="ce1">
            <text:p>287422</text:p>
          </table:table-cell>
          <table:table-cell office:value-type="float" office:value="3109" table:style-name="ce1">
            <text:p>3109</text:p>
          </table:table-cell>
          <table:table-cell office:value-type="float" office:value="67.8" table:style-name="ce2">
            <text:p>67,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50425" table:style-name="ce1">
            <text:p>250425</text:p>
          </table:table-cell>
          <table:table-cell office:value-type="float" office:value="1353" table:style-name="ce1">
            <text:p>1353</text:p>
          </table:table-cell>
          <table:table-cell office:value-type="float" office:value="67.8" table:formula="of:=MIN([.$B17];[.$F17];[.$J17];[.$N17];[.$R17];[.$V17];[.$Z17];[.$AD17];[.$AH17];[.$AL17];[.$AP17];[.$AT17];[.$AX17])" table:style-name="ce1">
            <text:p>67,8</text:p>
          </table:table-cell>
          <table:table-cell office:value-type="float" office:value="2.66" table:formula="of:=MIN([.$C17];[.$G17];[.$K17];[.$O17];[.$S17];[.$W17];[.$AA17];[.$AE17];[.$AI17];[.$AM17];[.$AQ17];[.$AU17];[.$AY17])" table:style-name="ce1">
            <text:p>2,66</text:p>
          </table:table-cell>
          <table:table-cell office:value-type="float" office:value="30855" table:formula="of:=MIN([.$D17];[.$H17];[.$L17];[.$P17];[.$T17];[.$X17];[.$AB17];[.$AF17];[.$AJ17];[.$AN17];[.$AR17];[.$AV17];[.$AZ17])" table:style-name="ce1">
            <text:p>30855</text:p>
          </table:table-cell>
          <table:table-cell office:value-type="float" office:value="598" table:formula="of:=MIN([.$E17];[.$I17];[.$M17];[.$Q17];[.$U17];[.$Y17];[.$AC17];[.$AG17];[.$AK17];[.$AO17];[.$AS17];[.$AW17];[.$BA17])" table:style-name="ce1">
            <text:p>598</text:p>
          </table:table-cell>
          <table:table-cell office:value-type="float" office:value="100.11" table:formula="of:=MEDIAN([.$B17];[.$F17];[.$J17];[.$N17];[.$R17];[.$V17];[.$Z17];[.$AD17];[.$AH17];[.$AL17];[.$AP17];[.$AT17];[.$AX17])" table:style-name="ce1">
            <text:p>100,11</text:p>
          </table:table-cell>
          <table:table-cell office:value-type="float" office:value="9.92" table:formula="of:=MEDIAN([.$C17];[.$G17];[.$K17];[.$O17];[.$S17];[.$W17];[.$AA17];[.$AE17];[.$AI17];[.$AM17];[.$AQ17];[.$AU17];[.$AY17])" table:style-name="ce1">
            <text:p>9,92</text:p>
          </table:table-cell>
          <table:table-cell office:value-type="float" office:value="228829" table:formula="of:=MEDIAN([.$D17];[.$H17];[.$L17];[.$P17];[.$T17];[.$X17];[.$AB17];[.$AF17];[.$AJ17];[.$AN17];[.$AR17];[.$AV17];[.$AZ17])" table:style-name="ce1">
            <text:p>228829</text:p>
          </table:table-cell>
          <table:table-cell office:value-type="float" office:value="3109" table:formula="of:=MEDIAN([.$E17];[.$I17];[.$M17];[.$Q17];[.$U17];[.$Y17];[.$AC17];[.$AG17];[.$AK17];[.$AO17];[.$AS17];[.$AW17];[.$BA17])" table:style-name="ce1">
            <text:p>3109</text:p>
          </table:table-cell>
          <table:table-cell office:value-type="float" office:value="700.76" table:formula="of:=MAX([.$B17];[.$F17];[.$J17];[.$N17];[.$R17];[.$V17];[.$Z17];[.$AD17];[.$AH17];[.$AL17];[.$AP17];[.$AT17];[.$AX17])" table:style-name="ce1">
            <text:p>700,76</text:p>
          </table:table-cell>
          <table:table-cell office:value-type="float" office:value="21.12" table:formula="of:=MAX([.$C17];[.$G17];[.$K17];[.$O17];[.$S17];[.$W17];[.$AA17];[.$AE17];[.$AI17];[.$AM17];[.$AQ17];[.$AU17];[.$AY17])" table:style-name="ce1">
            <text:p>21,12</text:p>
          </table:table-cell>
          <table:table-cell office:value-type="float" office:value="298492" table:formula="of:=MAX([.$D17];[.$H17];[.$L17];[.$P17];[.$T17];[.$X17];[.$AB17];[.$AF17];[.$AJ17];[.$AN17];[.$AR17];[.$AV17];[.$AZ17])" table:style-name="ce1">
            <text:p>298492</text:p>
          </table:table-cell>
          <table:table-cell office:value-type="float" office:value="10130" table:formula="of:=MAX([.$E17];[.$I17];[.$M17];[.$Q17];[.$U17];[.$Y17];[.$AC17];[.$AG17];[.$AK17];[.$AO17];[.$AS17];[.$AW17];[.$BA17])" table:style-name="ce1">
            <text:p>1013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6_a25.lp</text:p>
          </table:table-cell>
          <table:table-cell office:value-type="float" office:value="62.68" table:style-name="ce1">
            <text:p>62,68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36981" table:style-name="ce1">
            <text:p>36981</text:p>
          </table:table-cell>
          <table:table-cell office:value-type="float" office:value="3463" table:style-name="ce1">
            <text:p>3463</text:p>
          </table:table-cell>
          <table:table-cell office:value-type="float" office:value="116.29" table:style-name="ce1">
            <text:p>116,29</text:p>
          </table:table-cell>
          <table:table-cell office:value-type="float" office:value="56.57" table:style-name="ce1">
            <text:p>56,57</text:p>
          </table:table-cell>
          <table:table-cell office:value-type="float" office:value="47099" table:style-name="ce1">
            <text:p>47099</text:p>
          </table:table-cell>
          <table:table-cell office:value-type="float" office:value="35038" table:style-name="ce1">
            <text:p>35038</text:p>
          </table:table-cell>
          <table:table-cell office:value-type="float" office:value="55.28" table:style-name="ce2">
            <text:p>55,28</text:p>
          </table:table-cell>
          <table:table-cell office:value-type="float" office:value="4.42" table:style-name="ce2">
            <text:p>4,42</text:p>
          </table:table-cell>
          <table:table-cell office:value-type="float" office:value="37301" table:style-name="ce1">
            <text:p>37301</text:p>
          </table:table-cell>
          <table:table-cell office:value-type="float" office:value="3072" table:style-name="ce2">
            <text:p>3072</text:p>
          </table:table-cell>
          <table:table-cell office:value-type="float" office:value="92.76" table:style-name="ce1">
            <text:p>92,76</text:p>
          </table:table-cell>
          <table:table-cell office:value-type="float" office:value="35.07" table:style-name="ce1">
            <text:p>35,07</text:p>
          </table:table-cell>
          <table:table-cell office:value-type="float" office:value="64288" table:style-name="ce1">
            <text:p>64288</text:p>
          </table:table-cell>
          <table:table-cell office:value-type="float" office:value="26684" table:style-name="ce1">
            <text:p>26684</text:p>
          </table:table-cell>
          <table:table-cell office:value-type="float" office:value="72.010000000000005" table:style-name="ce1">
            <text:p>72,01</text:p>
          </table:table-cell>
          <table:table-cell office:value-type="float" office:value="12.65" table:style-name="ce1">
            <text:p>12,65</text:p>
          </table:table-cell>
          <table:table-cell office:value-type="float" office:value="14221" table:style-name="ce2">
            <text:p>14221</text:p>
          </table:table-cell>
          <table:table-cell office:value-type="float" office:value="9394" table:style-name="ce1">
            <text:p>9394</text:p>
          </table:table-cell>
          <table:table-cell office:value-type="float" office:value="90.24" table:style-name="ce1">
            <text:p>90,24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63498" table:style-name="ce1">
            <text:p>63498</text:p>
          </table:table-cell>
          <table:table-cell office:value-type="float" office:value="28509" table:style-name="ce1">
            <text:p>28509</text:p>
          </table:table-cell>
          <table:table-cell office:value-type="float" office:value="84.12" table:style-name="ce1">
            <text:p>84,12</text:p>
          </table:table-cell>
          <table:table-cell office:value-type="float" office:value="33.49" table:style-name="ce1">
            <text:p>33,49</text:p>
          </table:table-cell>
          <table:table-cell office:value-type="float" office:value="58648" table:style-name="ce1">
            <text:p>58648</text:p>
          </table:table-cell>
          <table:table-cell office:value-type="float" office:value="24638" table:style-name="ce1">
            <text:p>24638</text:p>
          </table:table-cell>
          <table:table-cell office:value-type="float" office:value="135.79" table:style-name="ce1">
            <text:p>135,79</text:p>
          </table:table-cell>
          <table:table-cell office:value-type="float" office:value="77.959999999999994" table:style-name="ce1">
            <text:p>77,96</text:p>
          </table:table-cell>
          <table:table-cell office:value-type="float" office:value="65819" table:style-name="ce1">
            <text:p>65819</text:p>
          </table:table-cell>
          <table:table-cell office:value-type="float" office:value="49390" table:style-name="ce1">
            <text:p>49390</text:p>
          </table:table-cell>
          <table:table-cell office:value-type="float" office:value="99.2" table:style-name="ce1">
            <text:p>99,2</text:p>
          </table:table-cell>
          <table:table-cell office:value-type="float" office:value="43.09" table:style-name="ce1">
            <text:p>43,09</text:p>
          </table:table-cell>
          <table:table-cell office:value-type="float" office:value="67912" table:style-name="ce1">
            <text:p>67912</text:p>
          </table:table-cell>
          <table:table-cell office:value-type="float" office:value="30624" table:style-name="ce1">
            <text:p>30624</text:p>
          </table:table-cell>
          <table:table-cell office:value-type="float" office:value="708.33" table:style-name="ce3">
            <text:p>708,33</text:p>
          </table:table-cell>
          <table:table-cell office:value-type="float" office:value="215.96" table:style-name="ce3">
            <text:p>215,96</text:p>
          </table:table-cell>
          <table:table-cell office:value-type="float" office:value="1210443" table:style-name="ce1">
            <text:p>1210443</text:p>
          </table:table-cell>
          <table:table-cell office:value-type="float" office:value="95332" table:style-name="ce3">
            <text:p>95332</text:p>
          </table:table-cell>
          <table:table-cell office:value-type="float" office:value="585.23" table:style-name="ce1">
            <text:p>585,23</text:p>
          </table:table-cell>
          <table:table-cell office:value-type="float" office:value="65.569999999999993" table:style-name="ce1">
            <text:p>65,57</text:p>
          </table:table-cell>
          <table:table-cell office:value-type="float" office:value="396723" table:style-name="ce1">
            <text:p>396723</text:p>
          </table:table-cell>
          <table:table-cell office:value-type="float" office:value="28725" table:style-name="ce1">
            <text:p>28725</text:p>
          </table:table-cell>
          <table:table-cell office:value-type="float" office:value="664.62" table:style-name="ce1">
            <text:p>664,62</text:p>
          </table:table-cell>
          <table:table-cell office:value-type="float" office:value="79.650000000000006" table:style-name="ce1">
            <text:p>79,65</text:p>
          </table:table-cell>
          <table:table-cell office:value-type="float" office:value="1931131" table:style-name="ce3">
            <text:p>1931131</text:p>
          </table:table-cell>
          <table:table-cell office:value-type="float" office:value="35646" table:style-name="ce1">
            <text:p>35646</text:p>
          </table:table-cell>
          <table:table-cell office:value-type="float" office:value="78.16" table:style-name="ce1">
            <text:p>78,16</text:p>
          </table:table-cell>
          <table:table-cell office:value-type="float" office:value="25.84" table:style-name="ce1">
            <text:p>25,84</text:p>
          </table:table-cell>
          <table:table-cell office:value-type="float" office:value="38364" table:style-name="ce1">
            <text:p>38364</text:p>
          </table:table-cell>
          <table:table-cell office:value-type="float" office:value="19448" table:style-name="ce1">
            <text:p>19448</text:p>
          </table:table-cell>
          <table:table-cell office:value-type="float" office:value="55.28" table:formula="of:=MIN([.$B18];[.$F18];[.$J18];[.$N18];[.$R18];[.$V18];[.$Z18];[.$AD18];[.$AH18];[.$AL18];[.$AP18];[.$AT18];[.$AX18])" table:style-name="ce1">
            <text:p>55,28</text:p>
          </table:table-cell>
          <table:table-cell office:value-type="float" office:value="4.42" table:formula="of:=MIN([.$C18];[.$G18];[.$K18];[.$O18];[.$S18];[.$W18];[.$AA18];[.$AE18];[.$AI18];[.$AM18];[.$AQ18];[.$AU18];[.$AY18])" table:style-name="ce1">
            <text:p>4,42</text:p>
          </table:table-cell>
          <table:table-cell office:value-type="float" office:value="14221" table:formula="of:=MIN([.$D18];[.$H18];[.$L18];[.$P18];[.$T18];[.$X18];[.$AB18];[.$AF18];[.$AJ18];[.$AN18];[.$AR18];[.$AV18];[.$AZ18])" table:style-name="ce1">
            <text:p>14221</text:p>
          </table:table-cell>
          <table:table-cell office:value-type="float" office:value="3072" table:formula="of:=MIN([.$E18];[.$I18];[.$M18];[.$Q18];[.$U18];[.$Y18];[.$AC18];[.$AG18];[.$AK18];[.$AO18];[.$AS18];[.$AW18];[.$BA18])" table:style-name="ce1">
            <text:p>3072</text:p>
          </table:table-cell>
          <table:table-cell office:value-type="float" office:value="92.76" table:formula="of:=MEDIAN([.$B18];[.$F18];[.$J18];[.$N18];[.$R18];[.$V18];[.$Z18];[.$AD18];[.$AH18];[.$AL18];[.$AP18];[.$AT18];[.$AX18])" table:style-name="ce1">
            <text:p>92,76</text:p>
          </table:table-cell>
          <table:table-cell office:value-type="float" office:value="35.07" table:formula="of:=MEDIAN([.$C18];[.$G18];[.$K18];[.$O18];[.$S18];[.$W18];[.$AA18];[.$AE18];[.$AI18];[.$AM18];[.$AQ18];[.$AU18];[.$AY18])" table:style-name="ce1">
            <text:p>35,07</text:p>
          </table:table-cell>
          <table:table-cell office:value-type="float" office:value="63498" table:formula="of:=MEDIAN([.$D18];[.$H18];[.$L18];[.$P18];[.$T18];[.$X18];[.$AB18];[.$AF18];[.$AJ18];[.$AN18];[.$AR18];[.$AV18];[.$AZ18])" table:style-name="ce1">
            <text:p>63498</text:p>
          </table:table-cell>
          <table:table-cell office:value-type="float" office:value="28509" table:formula="of:=MEDIAN([.$E18];[.$I18];[.$M18];[.$Q18];[.$U18];[.$Y18];[.$AC18];[.$AG18];[.$AK18];[.$AO18];[.$AS18];[.$AW18];[.$BA18])" table:style-name="ce1">
            <text:p>28509</text:p>
          </table:table-cell>
          <table:table-cell office:value-type="float" office:value="708.33" table:formula="of:=MAX([.$B18];[.$F18];[.$J18];[.$N18];[.$R18];[.$V18];[.$Z18];[.$AD18];[.$AH18];[.$AL18];[.$AP18];[.$AT18];[.$AX18])" table:style-name="ce1">
            <text:p>708,33</text:p>
          </table:table-cell>
          <table:table-cell office:value-type="float" office:value="215.96" table:formula="of:=MAX([.$C18];[.$G18];[.$K18];[.$O18];[.$S18];[.$W18];[.$AA18];[.$AE18];[.$AI18];[.$AM18];[.$AQ18];[.$AU18];[.$AY18])" table:style-name="ce1">
            <text:p>215,96</text:p>
          </table:table-cell>
          <table:table-cell office:value-type="float" office:value="1931131" table:formula="of:=MAX([.$D18];[.$H18];[.$L18];[.$P18];[.$T18];[.$X18];[.$AB18];[.$AF18];[.$AJ18];[.$AN18];[.$AR18];[.$AV18];[.$AZ18])" table:style-name="ce1">
            <text:p>1931131</text:p>
          </table:table-cell>
          <table:table-cell office:value-type="float" office:value="95332" table:formula="of:=MAX([.$E18];[.$I18];[.$M18];[.$Q18];[.$U18];[.$Y18];[.$AC18];[.$AG18];[.$AK18];[.$AO18];[.$AS18];[.$AW18];[.$BA18])" table:style-name="ce1">
            <text:p>9533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6_a30.lp</text:p>
          </table:table-cell>
          <table:table-cell office:value-type="float" office:value="98.81" table:style-name="ce1">
            <text:p>98,81</text:p>
          </table:table-cell>
          <table:table-cell office:value-type="float" office:value="19.63" table:style-name="ce1">
            <text:p>19,63</text:p>
          </table:table-cell>
          <table:table-cell office:value-type="float" office:value="178908" table:style-name="ce1">
            <text:p>178908</text:p>
          </table:table-cell>
          <table:table-cell office:value-type="float" office:value="10424" table:style-name="ce1">
            <text:p>10424</text:p>
          </table:table-cell>
          <table:table-cell office:value-type="float" office:value="320.24" table:style-name="ce1">
            <text:p>320,24</text:p>
          </table:table-cell>
          <table:table-cell office:value-type="float" office:value="235.43" table:style-name="ce1">
            <text:p>235,43</text:p>
          </table:table-cell>
          <table:table-cell office:value-type="float" office:value="219894" table:style-name="ce1">
            <text:p>219894</text:p>
          </table:table-cell>
          <table:table-cell office:value-type="float" office:value="127191" table:style-name="ce1">
            <text:p>127191</text:p>
          </table:table-cell>
          <table:table-cell office:value-type="float" office:value="99.96" table:style-name="ce1">
            <text:p>99,96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173068" table:style-name="ce1">
            <text:p>173068</text:p>
          </table:table-cell>
          <table:table-cell office:value-type="float" office:value="10031" table:style-name="ce1">
            <text:p>10031</text:p>
          </table:table-cell>
          <table:table-cell office:value-type="float" office:value="94.44" table:style-name="ce1">
            <text:p>94,44</text:p>
          </table:table-cell>
          <table:table-cell office:value-type="float" office:value="14.07" table:style-name="ce1">
            <text:p>14,07</text:p>
          </table:table-cell>
          <table:table-cell office:value-type="float" office:value="137368" table:style-name="ce1">
            <text:p>137368</text:p>
          </table:table-cell>
          <table:table-cell office:value-type="float" office:value="8440" table:style-name="ce1">
            <text:p>8440</text:p>
          </table:table-cell>
          <table:table-cell office:value-type="float" office:value="158.63999999999999" table:style-name="ce1">
            <text:p>158,64</text:p>
          </table:table-cell>
          <table:table-cell office:value-type="float" office:value="74.459999999999994" table:style-name="ce1">
            <text:p>74,46</text:p>
          </table:table-cell>
          <table:table-cell office:value-type="float" office:value="74334" table:style-name="ce1">
            <text:p>74334</text:p>
          </table:table-cell>
          <table:table-cell office:value-type="float" office:value="42172" table:style-name="ce1">
            <text:p>42172</text:p>
          </table:table-cell>
          <table:table-cell office:value-type="float" office:value="112.7" table:style-name="ce1">
            <text:p>112,7</text:p>
          </table:table-cell>
          <table:table-cell office:value-type="float" office:value="21.96" table:style-name="ce1">
            <text:p>21,96</text:p>
          </table:table-cell>
          <table:table-cell office:value-type="float" office:value="191119" table:style-name="ce1">
            <text:p>191119</text:p>
          </table:table-cell>
          <table:table-cell office:value-type="float" office:value="12120" table:style-name="ce1">
            <text:p>12120</text:p>
          </table:table-cell>
          <table:table-cell office:value-type="float" office:value="92.7" table:style-name="ce2">
            <text:p>92,7</text:p>
          </table:table-cell>
          <table:table-cell office:value-type="float" office:value="4.9400000000000004" table:style-name="ce2">
            <text:p>4,94</text:p>
          </table:table-cell>
          <table:table-cell office:value-type="float" office:value="62348" table:style-name="ce1">
            <text:p>62348</text:p>
          </table:table-cell>
          <table:table-cell office:value-type="float" office:value="2905" table:style-name="ce1">
            <text:p>2905</text:p>
          </table:table-cell>
          <table:table-cell office:value-type="float" office:value="119.6" table:style-name="ce1">
            <text:p>119,6</text:p>
          </table:table-cell>
          <table:table-cell office:value-type="float" office:value="27.69" table:style-name="ce1">
            <text:p>27,69</text:p>
          </table:table-cell>
          <table:table-cell office:value-type="float" office:value="27901" table:style-name="ce2">
            <text:p>27901</text:p>
          </table:table-cell>
          <table:table-cell office:value-type="float" office:value="13081" table:style-name="ce1">
            <text:p>13081</text:p>
          </table:table-cell>
          <table:table-cell office:value-type="float" office:value="99.73" table:style-name="ce1">
            <text:p>99,73</text:p>
          </table:table-cell>
          <table:table-cell office:value-type="float" office:value="12.32" table:style-name="ce1">
            <text:p>12,32</text:p>
          </table:table-cell>
          <table:table-cell office:value-type="float" office:value="100605" table:style-name="ce1">
            <text:p>100605</text:p>
          </table:table-cell>
          <table:table-cell office:value-type="float" office:value="7377" table:style-name="ce1">
            <text:p>7377</text:p>
          </table:table-cell>
          <table:table-cell office:value-type="float" office:value="738.65" table:style-name="ce1">
            <text:p>738,65</text:p>
          </table:table-cell>
          <table:table-cell office:value-type="float" office:value="5.07" table:style-name="ce1">
            <text:p>5,07</text:p>
          </table:table-cell>
          <table:table-cell office:value-type="float" office:value="48618" table:style-name="ce1">
            <text:p>48618</text:p>
          </table:table-cell>
          <table:table-cell office:value-type="float" office:value="779" table:style-name="ce2">
            <text:p>779</text:p>
          </table:table-cell>
          <table:table-cell office:value-type="float" office:value="1183.51" table:style-name="ce3">
            <text:p>1183,51</text:p>
          </table:table-cell>
          <table:table-cell office:value-type="float" office:value="440.33" table:style-name="ce3">
            <text:p>440,33</text:p>
          </table:table-cell>
          <table:table-cell office:value-type="float" office:value="824227" table:style-name="ce3">
            <text:p>824227</text:p>
          </table:table-cell>
          <table:table-cell office:value-type="float" office:value="148978" table:style-name="ce3">
            <text:p>148978</text:p>
          </table:table-cell>
          <table:table-cell office:value-type="float" office:value="713.75" table:style-name="ce1">
            <text:p>713,75</text:p>
          </table:table-cell>
          <table:table-cell office:value-type="float" office:value="6.48" table:style-name="ce1">
            <text:p>6,48</text:p>
          </table:table-cell>
          <table:table-cell office:value-type="float" office:value="78189" table:style-name="ce1">
            <text:p>78189</text:p>
          </table:table-cell>
          <table:table-cell office:value-type="float" office:value="2064" table:style-name="ce1">
            <text:p>2064</text:p>
          </table:table-cell>
          <table:table-cell office:value-type="float" office:value="94.94" table:style-name="ce1">
            <text:p>94,94</text:p>
          </table:table-cell>
          <table:table-cell office:value-type="float" office:value="10.58" table:style-name="ce1">
            <text:p>10,58</text:p>
          </table:table-cell>
          <table:table-cell office:value-type="float" office:value="104699" table:style-name="ce1">
            <text:p>104699</text:p>
          </table:table-cell>
          <table:table-cell office:value-type="float" office:value="6621" table:style-name="ce1">
            <text:p>6621</text:p>
          </table:table-cell>
          <table:table-cell office:value-type="float" office:value="92.7" table:formula="of:=MIN([.$B19];[.$F19];[.$J19];[.$N19];[.$R19];[.$V19];[.$Z19];[.$AD19];[.$AH19];[.$AL19];[.$AP19];[.$AT19];[.$AX19])" table:style-name="ce1">
            <text:p>92,7</text:p>
          </table:table-cell>
          <table:table-cell office:value-type="float" office:value="4.9400000000000004" table:formula="of:=MIN([.$C19];[.$G19];[.$K19];[.$O19];[.$S19];[.$W19];[.$AA19];[.$AE19];[.$AI19];[.$AM19];[.$AQ19];[.$AU19];[.$AY19])" table:style-name="ce1">
            <text:p>4,94</text:p>
          </table:table-cell>
          <table:table-cell office:value-type="float" office:value="27901" table:formula="of:=MIN([.$D19];[.$H19];[.$L19];[.$P19];[.$T19];[.$X19];[.$AB19];[.$AF19];[.$AJ19];[.$AN19];[.$AR19];[.$AV19];[.$AZ19])" table:style-name="ce1">
            <text:p>27901</text:p>
          </table:table-cell>
          <table:table-cell office:value-type="float" office:value="779" table:formula="of:=MIN([.$E19];[.$I19];[.$M19];[.$Q19];[.$U19];[.$Y19];[.$AC19];[.$AG19];[.$AK19];[.$AO19];[.$AS19];[.$AW19];[.$BA19])" table:style-name="ce1">
            <text:p>779</text:p>
          </table:table-cell>
          <table:table-cell office:value-type="float" office:value="112.7" table:formula="of:=MEDIAN([.$B19];[.$F19];[.$J19];[.$N19];[.$R19];[.$V19];[.$Z19];[.$AD19];[.$AH19];[.$AL19];[.$AP19];[.$AT19];[.$AX19])" table:style-name="ce1">
            <text:p>112,7</text:p>
          </table:table-cell>
          <table:table-cell office:value-type="float" office:value="16.649999999999999" table:formula="of:=MEDIAN([.$C19];[.$G19];[.$K19];[.$O19];[.$S19];[.$W19];[.$AA19];[.$AE19];[.$AI19];[.$AM19];[.$AQ19];[.$AU19];[.$AY19])" table:style-name="ce1">
            <text:p>16,65</text:p>
          </table:table-cell>
          <table:table-cell office:value-type="float" office:value="104699" table:formula="of:=MEDIAN([.$D19];[.$H19];[.$L19];[.$P19];[.$T19];[.$X19];[.$AB19];[.$AF19];[.$AJ19];[.$AN19];[.$AR19];[.$AV19];[.$AZ19])" table:style-name="ce1">
            <text:p>104699</text:p>
          </table:table-cell>
          <table:table-cell office:value-type="float" office:value="10031" table:formula="of:=MEDIAN([.$E19];[.$I19];[.$M19];[.$Q19];[.$U19];[.$Y19];[.$AC19];[.$AG19];[.$AK19];[.$AO19];[.$AS19];[.$AW19];[.$BA19])" table:style-name="ce1">
            <text:p>10031</text:p>
          </table:table-cell>
          <table:table-cell office:value-type="float" office:value="1183.51" table:formula="of:=MAX([.$B19];[.$F19];[.$J19];[.$N19];[.$R19];[.$V19];[.$Z19];[.$AD19];[.$AH19];[.$AL19];[.$AP19];[.$AT19];[.$AX19])" table:style-name="ce1">
            <text:p>1183,51</text:p>
          </table:table-cell>
          <table:table-cell office:value-type="float" office:value="440.33" table:formula="of:=MAX([.$C19];[.$G19];[.$K19];[.$O19];[.$S19];[.$W19];[.$AA19];[.$AE19];[.$AI19];[.$AM19];[.$AQ19];[.$AU19];[.$AY19])" table:style-name="ce1">
            <text:p>440,33</text:p>
          </table:table-cell>
          <table:table-cell office:value-type="float" office:value="824227" table:formula="of:=MAX([.$D19];[.$H19];[.$L19];[.$P19];[.$T19];[.$X19];[.$AB19];[.$AF19];[.$AJ19];[.$AN19];[.$AR19];[.$AV19];[.$AZ19])" table:style-name="ce1">
            <text:p>824227</text:p>
          </table:table-cell>
          <table:table-cell office:value-type="float" office:value="148978" table:formula="of:=MAX([.$E19];[.$I19];[.$M19];[.$Q19];[.$U19];[.$Y19];[.$AC19];[.$AG19];[.$AK19];[.$AO19];[.$AS19];[.$AW19];[.$BA19])" table:style-name="ce1">
            <text:p>14897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7_a20.lp</text:p>
          </table:table-cell>
          <table:table-cell office:value-type="float" office:value="88.74" table:style-name="ce1">
            <text:p>88,74</text:p>
          </table:table-cell>
          <table:table-cell office:value-type="float" office:value="8.18" table:style-name="ce1">
            <text:p>8,18</text:p>
          </table:table-cell>
          <table:table-cell office:value-type="float" office:value="219402" table:style-name="ce1">
            <text:p>219402</text:p>
          </table:table-cell>
          <table:table-cell office:value-type="float" office:value="5701" table:style-name="ce1">
            <text:p>5701</text:p>
          </table:table-cell>
          <table:table-cell office:value-type="float" office:value="127.54" table:style-name="ce1">
            <text:p>127,54</text:p>
          </table:table-cell>
          <table:table-cell office:value-type="float" office:value="44.32" table:style-name="ce1">
            <text:p>44,32</text:p>
          </table:table-cell>
          <table:table-cell office:value-type="float" office:value="79131" table:style-name="ce1">
            <text:p>79131</text:p>
          </table:table-cell>
          <table:table-cell office:value-type="float" office:value="33973" table:style-name="ce1">
            <text:p>33973</text:p>
          </table:table-cell>
          <table:table-cell office:value-type="float" office:value="100.28" table:style-name="ce1">
            <text:p>100,28</text:p>
          </table:table-cell>
          <table:table-cell office:value-type="float" office:value="18.079999999999998" table:style-name="ce1">
            <text:p>18,08</text:p>
          </table:table-cell>
          <table:table-cell office:value-type="float" office:value="259282" table:style-name="ce1">
            <text:p>259282</text:p>
          </table:table-cell>
          <table:table-cell office:value-type="float" office:value="12910" table:style-name="ce1">
            <text:p>12910</text:p>
          </table:table-cell>
          <table:table-cell office:value-type="float" office:value="92.92" table:style-name="ce1">
            <text:p>92,92</text:p>
          </table:table-cell>
          <table:table-cell office:value-type="float" office:value="10.25" table:style-name="ce1">
            <text:p>10,25</text:p>
          </table:table-cell>
          <table:table-cell office:value-type="float" office:value="190733" table:style-name="ce1">
            <text:p>190733</text:p>
          </table:table-cell>
          <table:table-cell office:value-type="float" office:value="8195" table:style-name="ce1">
            <text:p>8195</text:p>
          </table:table-cell>
          <table:table-cell office:value-type="float" office:value="184.88" table:style-name="ce1">
            <text:p>184,88</text:p>
          </table:table-cell>
          <table:table-cell office:value-type="float" office:value="92.76" table:style-name="ce3">
            <text:p>92,76</text:p>
          </table:table-cell>
          <table:table-cell office:value-type="float" office:value="134109" table:style-name="ce1">
            <text:p>134109</text:p>
          </table:table-cell>
          <table:table-cell office:value-type="float" office:value="64719" table:style-name="ce3">
            <text:p>64719</text:p>
          </table:table-cell>
          <table:table-cell office:value-type="float" office:value="88.26" table:style-name="ce1">
            <text:p>88,26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195064" table:style-name="ce1">
            <text:p>195064</text:p>
          </table:table-cell>
          <table:table-cell office:value-type="float" office:value="1784" table:style-name="ce1">
            <text:p>1784</text:p>
          </table:table-cell>
          <table:table-cell office:value-type="float" office:value="84.73" table:style-name="ce1">
            <text:p>84,73</text:p>
          </table:table-cell>
          <table:table-cell office:value-type="float" office:value="1.64" table:style-name="ce2">
            <text:p>1,64</text:p>
          </table:table-cell>
          <table:table-cell office:value-type="float" office:value="80036" table:style-name="ce1">
            <text:p>80036</text:p>
          </table:table-cell>
          <table:table-cell office:value-type="float" office:value="710" table:style-name="ce2">
            <text:p>710</text:p>
          </table:table-cell>
          <table:table-cell office:value-type="float" office:value="96.35" table:style-name="ce1">
            <text:p>96,35</text:p>
          </table:table-cell>
          <table:table-cell office:value-type="float" office:value="5.09" table:style-name="ce1">
            <text:p>5,09</text:p>
          </table:table-cell>
          <table:table-cell office:value-type="float" office:value="9108" table:style-name="ce2">
            <text:p>9108</text:p>
          </table:table-cell>
          <table:table-cell office:value-type="float" office:value="2630" table:style-name="ce1">
            <text:p>2630</text:p>
          </table:table-cell>
          <table:table-cell office:value-type="float" office:value="83.7" table:style-name="ce1">
            <text:p>83,7</text:p>
          </table:table-cell>
          <table:table-cell office:value-type="float" office:value="2.11" table:style-name="ce1">
            <text:p>2,11</text:p>
          </table:table-cell>
          <table:table-cell office:value-type="float" office:value="62036" table:style-name="ce1">
            <text:p>62036</text:p>
          </table:table-cell>
          <table:table-cell office:value-type="float" office:value="1157" table:style-name="ce1">
            <text:p>1157</text:p>
          </table:table-cell>
          <table:table-cell office:value-type="float" office:value="869.51" table:style-name="ce1">
            <text:p>869,51</text:p>
          </table:table-cell>
          <table:table-cell office:value-type="float" office:value="31.55" table:style-name="ce1">
            <text:p>31,55</text:p>
          </table:table-cell>
          <table:table-cell office:value-type="float" office:value="285577" table:style-name="ce1">
            <text:p>285577</text:p>
          </table:table-cell>
          <table:table-cell office:value-type="float" office:value="12552" table:style-name="ce1">
            <text:p>12552</text:p>
          </table:table-cell>
          <table:table-cell office:value-type="float" office:value="1273.4000000000001" table:style-name="ce3">
            <text:p>1273,4</text:p>
          </table:table-cell>
          <table:table-cell office:value-type="float" office:value="34.06" table:style-name="ce1">
            <text:p>34,06</text:p>
          </table:table-cell>
          <table:table-cell office:value-type="float" office:value="35945" table:style-name="ce1">
            <text:p>35945</text:p>
          </table:table-cell>
          <table:table-cell office:value-type="float" office:value="13584" table:style-name="ce1">
            <text:p>13584</text:p>
          </table:table-cell>
          <table:table-cell office:value-type="float" office:value="928.85" table:style-name="ce1">
            <text:p>928,85</text:p>
          </table:table-cell>
          <table:table-cell office:value-type="float" office:value="45.25" table:style-name="ce1">
            <text:p>45,25</text:p>
          </table:table-cell>
          <table:table-cell office:value-type="float" office:value="4231570" table:style-name="ce3">
            <text:p>4231570</text:p>
          </table:table-cell>
          <table:table-cell office:value-type="float" office:value="24037" table:style-name="ce1">
            <text:p>24037</text:p>
          </table:table-cell>
          <table:table-cell office:value-type="float" office:value="80.760000000000005" table:style-name="ce2">
            <text:p>80,76</text:p>
          </table:table-cell>
          <table:table-cell office:value-type="float" office:value="3.36" table:style-name="ce1">
            <text:p>3,36</text:p>
          </table:table-cell>
          <table:table-cell office:value-type="float" office:value="124214" table:style-name="ce1">
            <text:p>124214</text:p>
          </table:table-cell>
          <table:table-cell office:value-type="float" office:value="1472" table:style-name="ce1">
            <text:p>1472</text:p>
          </table:table-cell>
          <table:table-cell office:value-type="float" office:value="80.760000000000005" table:formula="of:=MIN([.$B20];[.$F20];[.$J20];[.$N20];[.$R20];[.$V20];[.$Z20];[.$AD20];[.$AH20];[.$AL20];[.$AP20];[.$AT20];[.$AX20])" table:style-name="ce1">
            <text:p>80,76</text:p>
          </table:table-cell>
          <table:table-cell office:value-type="float" office:value="1.64" table:formula="of:=MIN([.$C20];[.$G20];[.$K20];[.$O20];[.$S20];[.$W20];[.$AA20];[.$AE20];[.$AI20];[.$AM20];[.$AQ20];[.$AU20];[.$AY20])" table:style-name="ce1">
            <text:p>1,64</text:p>
          </table:table-cell>
          <table:table-cell office:value-type="float" office:value="9108" table:formula="of:=MIN([.$D20];[.$H20];[.$L20];[.$P20];[.$T20];[.$X20];[.$AB20];[.$AF20];[.$AJ20];[.$AN20];[.$AR20];[.$AV20];[.$AZ20])" table:style-name="ce1">
            <text:p>9108</text:p>
          </table:table-cell>
          <table:table-cell office:value-type="float" office:value="710" table:formula="of:=MIN([.$E20];[.$I20];[.$M20];[.$Q20];[.$U20];[.$Y20];[.$AC20];[.$AG20];[.$AK20];[.$AO20];[.$AS20];[.$AW20];[.$BA20])" table:style-name="ce1">
            <text:p>710</text:p>
          </table:table-cell>
          <table:table-cell office:value-type="float" office:value="96.35" table:formula="of:=MEDIAN([.$B20];[.$F20];[.$J20];[.$N20];[.$R20];[.$V20];[.$Z20];[.$AD20];[.$AH20];[.$AL20];[.$AP20];[.$AT20];[.$AX20])" table:style-name="ce1">
            <text:p>96,35</text:p>
          </table:table-cell>
          <table:table-cell office:value-type="float" office:value="10.25" table:formula="of:=MEDIAN([.$C20];[.$G20];[.$K20];[.$O20];[.$S20];[.$W20];[.$AA20];[.$AE20];[.$AI20];[.$AM20];[.$AQ20];[.$AU20];[.$AY20])" table:style-name="ce1">
            <text:p>10,25</text:p>
          </table:table-cell>
          <table:table-cell office:value-type="float" office:value="134109" table:formula="of:=MEDIAN([.$D20];[.$H20];[.$L20];[.$P20];[.$T20];[.$X20];[.$AB20];[.$AF20];[.$AJ20];[.$AN20];[.$AR20];[.$AV20];[.$AZ20])" table:style-name="ce1">
            <text:p>134109</text:p>
          </table:table-cell>
          <table:table-cell office:value-type="float" office:value="8195" table:formula="of:=MEDIAN([.$E20];[.$I20];[.$M20];[.$Q20];[.$U20];[.$Y20];[.$AC20];[.$AG20];[.$AK20];[.$AO20];[.$AS20];[.$AW20];[.$BA20])" table:style-name="ce1">
            <text:p>8195</text:p>
          </table:table-cell>
          <table:table-cell office:value-type="float" office:value="1273.4000000000001" table:formula="of:=MAX([.$B20];[.$F20];[.$J20];[.$N20];[.$R20];[.$V20];[.$Z20];[.$AD20];[.$AH20];[.$AL20];[.$AP20];[.$AT20];[.$AX20])" table:style-name="ce1">
            <text:p>1273,4</text:p>
          </table:table-cell>
          <table:table-cell office:value-type="float" office:value="92.76" table:formula="of:=MAX([.$C20];[.$G20];[.$K20];[.$O20];[.$S20];[.$W20];[.$AA20];[.$AE20];[.$AI20];[.$AM20];[.$AQ20];[.$AU20];[.$AY20])" table:style-name="ce1">
            <text:p>92,76</text:p>
          </table:table-cell>
          <table:table-cell office:value-type="float" office:value="4231570" table:formula="of:=MAX([.$D20];[.$H20];[.$L20];[.$P20];[.$T20];[.$X20];[.$AB20];[.$AF20];[.$AJ20];[.$AN20];[.$AR20];[.$AV20];[.$AZ20])" table:style-name="ce1">
            <text:p>4231570</text:p>
          </table:table-cell>
          <table:table-cell office:value-type="float" office:value="64719" table:formula="of:=MAX([.$E20];[.$I20];[.$M20];[.$Q20];[.$U20];[.$Y20];[.$AC20];[.$AG20];[.$AK20];[.$AO20];[.$AS20];[.$AW20];[.$BA20])" table:style-name="ce1">
            <text:p>6471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7_a25.lp</text:p>
          </table:table-cell>
          <table:table-cell office:value-type="float" office:value="121.94" table:style-name="ce1">
            <text:p>121,94</text:p>
          </table:table-cell>
          <table:table-cell office:value-type="float" office:value="3.9" table:style-name="ce1">
            <text:p>3,9</text:p>
          </table:table-cell>
          <table:table-cell office:value-type="float" office:value="194869" table:style-name="ce1">
            <text:p>194869</text:p>
          </table:table-cell>
          <table:table-cell office:value-type="float" office:value="3005" table:style-name="ce1">
            <text:p>3005</text:p>
          </table:table-cell>
          <table:table-cell office:value-type="float" office:value="117.99" table:style-name="ce1">
            <text:p>117,99</text:p>
          </table:table-cell>
          <table:table-cell office:value-type="float" office:value="4.75" table:style-name="ce1">
            <text:p>4,75</text:p>
          </table:table-cell>
          <table:table-cell office:value-type="float" office:value="15534" table:style-name="ce2">
            <text:p>15534</text:p>
          </table:table-cell>
          <table:table-cell office:value-type="float" office:value="3015" table:style-name="ce1">
            <text:p>3015</text:p>
          </table:table-cell>
          <table:table-cell office:value-type="float" office:value="125.96" table:style-name="ce1">
            <text:p>125,96</text:p>
          </table:table-cell>
          <table:table-cell office:value-type="float" office:value="4.49" table:style-name="ce1">
            <text:p>4,49</text:p>
          </table:table-cell>
          <table:table-cell office:value-type="float" office:value="198015" table:style-name="ce1">
            <text:p>198015</text:p>
          </table:table-cell>
          <table:table-cell office:value-type="float" office:value="3072" table:style-name="ce1">
            <text:p>3072</text:p>
          </table:table-cell>
          <table:table-cell office:value-type="float" office:value="116.29" table:style-name="ce2">
            <text:p>116,29</text:p>
          </table:table-cell>
          <table:table-cell office:value-type="float" office:value="5.98" table:style-name="ce1">
            <text:p>5,98</text:p>
          </table:table-cell>
          <table:table-cell office:value-type="float" office:value="340863" table:style-name="ce3">
            <text:p>340863</text:p>
          </table:table-cell>
          <table:table-cell office:value-type="float" office:value="1925" table:style-name="ce1">
            <text:p>1925</text:p>
          </table:table-cell>
          <table:table-cell office:value-type="float" office:value="127.87" table:style-name="ce1">
            <text:p>127,87</text:p>
          </table:table-cell>
          <table:table-cell office:value-type="float" office:value="6.53" table:style-name="ce1">
            <text:p>6,53</text:p>
          </table:table-cell>
          <table:table-cell office:value-type="float" office:value="18797" table:style-name="ce1">
            <text:p>18797</text:p>
          </table:table-cell>
          <table:table-cell office:value-type="float" office:value="2379" table:style-name="ce1">
            <text:p>2379</text:p>
          </table:table-cell>
          <table:table-cell office:value-type="float" office:value="120.62" table:style-name="ce1">
            <text:p>120,62</text:p>
          </table:table-cell>
          <table:table-cell office:value-type="float" office:value="2.89" table:style-name="ce1">
            <text:p>2,89</text:p>
          </table:table-cell>
          <table:table-cell office:value-type="float" office:value="123616" table:style-name="ce1">
            <text:p>123616</text:p>
          </table:table-cell>
          <table:table-cell office:value-type="float" office:value="1029" table:style-name="ce1">
            <text:p>1029</text:p>
          </table:table-cell>
          <table:table-cell office:value-type="float" office:value="116.6" table:style-name="ce1">
            <text:p>116,6</text:p>
          </table:table-cell>
          <table:table-cell office:value-type="float" office:value="2.86" table:style-name="ce1">
            <text:p>2,86</text:p>
          </table:table-cell>
          <table:table-cell office:value-type="float" office:value="109978" table:style-name="ce1">
            <text:p>109978</text:p>
          </table:table-cell>
          <table:table-cell office:value-type="float" office:value="1712" table:style-name="ce1">
            <text:p>1712</text:p>
          </table:table-cell>
          <table:table-cell office:value-type="float" office:value="138.78" table:style-name="ce1">
            <text:p>138,78</text:p>
          </table:table-cell>
          <table:table-cell office:value-type="float" office:value="10.25" table:style-name="ce1">
            <text:p>10,25</text:p>
          </table:table-cell>
          <table:table-cell office:value-type="float" office:value="31874" table:style-name="ce1">
            <text:p>31874</text:p>
          </table:table-cell>
          <table:table-cell office:value-type="float" office:value="2896" table:style-name="ce1">
            <text:p>2896</text:p>
          </table:table-cell>
          <table:table-cell office:value-type="float" office:value="117.42" table:style-name="ce1">
            <text:p>117,42</text:p>
          </table:table-cell>
          <table:table-cell office:value-type="float" office:value="2.59" table:style-name="ce1">
            <text:p>2,59</text:p>
          </table:table-cell>
          <table:table-cell office:value-type="float" office:value="287994" table:style-name="ce1">
            <text:p>287994</text:p>
          </table:table-cell>
          <table:table-cell office:value-type="float" office:value="458" table:style-name="ce1">
            <text:p>458</text:p>
          </table:table-cell>
          <table:table-cell office:value-type="float" office:value="1086.1600000000001" table:style-name="ce1">
            <text:p>1086,16</text:p>
          </table:table-cell>
          <table:table-cell office:value-type="float" office:value="2.21" table:style-name="ce2">
            <text:p>2,21</text:p>
          </table:table-cell>
          <table:table-cell office:value-type="float" office:value="67061" table:style-name="ce1">
            <text:p>67061</text:p>
          </table:table-cell>
          <table:table-cell office:value-type="float" office:value="81" table:style-name="ce2">
            <text:p>8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28.41999999999999" table:style-name="ce1">
            <text:p>128,42</text:p>
          </table:table-cell>
          <table:table-cell office:value-type="float" office:value="14.32" table:style-name="ce1">
            <text:p>14,32</text:p>
          </table:table-cell>
          <table:table-cell office:value-type="float" office:value="302309" table:style-name="ce1">
            <text:p>302309</text:p>
          </table:table-cell>
          <table:table-cell office:value-type="float" office:value="8530" table:style-name="ce3">
            <text:p>8530</text:p>
          </table:table-cell>
          <table:table-cell office:value-type="float" office:value="116.29" table:formula="of:=MIN([.$B21];[.$F21];[.$J21];[.$N21];[.$R21];[.$V21];[.$Z21];[.$AD21];[.$AH21];[.$AL21];[.$AP21];[.$AT21];[.$AX21])" table:style-name="ce1">
            <text:p>116,29</text:p>
          </table:table-cell>
          <table:table-cell office:value-type="float" office:value="2.21" table:formula="of:=MIN([.$C21];[.$G21];[.$K21];[.$O21];[.$S21];[.$W21];[.$AA21];[.$AE21];[.$AI21];[.$AM21];[.$AQ21];[.$AU21];[.$AY21])" table:style-name="ce1">
            <text:p>2,21</text:p>
          </table:table-cell>
          <table:table-cell office:value-type="float" office:value="15534" table:formula="of:=MIN([.$D21];[.$H21];[.$L21];[.$P21];[.$T21];[.$X21];[.$AB21];[.$AF21];[.$AJ21];[.$AN21];[.$AR21];[.$AV21];[.$AZ21])" table:style-name="ce1">
            <text:p>15534</text:p>
          </table:table-cell>
          <table:table-cell office:value-type="float" office:value="81" table:formula="of:=MIN([.$E21];[.$I21];[.$M21];[.$Q21];[.$U21];[.$Y21];[.$AC21];[.$AG21];[.$AK21];[.$AO21];[.$AS21];[.$AW21];[.$BA21])" table:style-name="ce1">
            <text:p>81</text:p>
          </table:table-cell>
          <table:table-cell office:value-type="float" office:value="125.96" table:formula="of:=MEDIAN([.$B21];[.$F21];[.$J21];[.$N21];[.$R21];[.$V21];[.$Z21];[.$AD21];[.$AH21];[.$AL21];[.$AP21];[.$AT21];[.$AX21])" table:style-name="ce1">
            <text:p>125,96</text:p>
          </table:table-cell>
          <table:table-cell office:value-type="float" office:value="4.75" table:formula="of:=MEDIAN([.$C21];[.$G21];[.$K21];[.$O21];[.$S21];[.$W21];[.$AA21];[.$AE21];[.$AI21];[.$AM21];[.$AQ21];[.$AU21];[.$AY21])" table:style-name="ce1">
            <text:p>4,75</text:p>
          </table:table-cell>
          <table:table-cell office:value-type="float" office:value="123616" table:formula="of:=MEDIAN([.$D21];[.$H21];[.$L21];[.$P21];[.$T21];[.$X21];[.$AB21];[.$AF21];[.$AJ21];[.$AN21];[.$AR21];[.$AV21];[.$AZ21])" table:style-name="ce1">
            <text:p>123616</text:p>
          </table:table-cell>
          <table:table-cell office:value-type="float" office:value="2379" table:formula="of:=MEDIAN([.$E21];[.$I21];[.$M21];[.$Q21];[.$U21];[.$Y21];[.$AC21];[.$AG21];[.$AK21];[.$AO21];[.$AS21];[.$AW21];[.$BA21])" table:style-name="ce1">
            <text:p>2379</text:p>
          </table:table-cell>
          <table:table-cell office:value-type="float" office:value="21600" table:formula="of:=MAX([.$B21];[.$F21];[.$J21];[.$N21];[.$R21];[.$V21];[.$Z21];[.$AD21];[.$AH21];[.$AL21];[.$AP21];[.$AT21];[.$AX21])" table:style-name="ce1">
            <text:p>21600</text:p>
          </table:table-cell>
          <table:table-cell office:value-type="float" office:value="21600" table:formula="of:=MAX([.$C21];[.$G21];[.$K21];[.$O21];[.$S21];[.$W21];[.$AA21];[.$AE21];[.$AI21];[.$AM21];[.$AQ21];[.$AU21];[.$AY21])" table:style-name="ce1">
            <text:p>21600</text:p>
          </table:table-cell>
          <table:table-cell office:value-type="float" office:value="340863" table:formula="of:=MAX([.$D21];[.$H21];[.$L21];[.$P21];[.$T21];[.$X21];[.$AB21];[.$AF21];[.$AJ21];[.$AN21];[.$AR21];[.$AV21];[.$AZ21])" table:style-name="ce1">
            <text:p>340863</text:p>
          </table:table-cell>
          <table:table-cell office:value-type="float" office:value="8530" table:formula="of:=MAX([.$E21];[.$I21];[.$M21];[.$Q21];[.$U21];[.$Y21];[.$AC21];[.$AG21];[.$AK21];[.$AO21];[.$AS21];[.$AW21];[.$BA21])" table:style-name="ce1">
            <text:p>853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7_a30.lp</text:p>
          </table:table-cell>
          <table:table-cell office:value-type="float" office:value="200.81" table:style-name="ce1">
            <text:p>200,81</text:p>
          </table:table-cell>
          <table:table-cell office:value-type="float" office:value="66.11" table:style-name="ce1">
            <text:p>66,11</text:p>
          </table:table-cell>
          <table:table-cell office:value-type="float" office:value="776025" table:style-name="ce3">
            <text:p>776025</text:p>
          </table:table-cell>
          <table:table-cell office:value-type="float" office:value="48227" table:style-name="ce3">
            <text:p>48227</text:p>
          </table:table-cell>
          <table:table-cell office:value-type="float" office:value="152.4" table:style-name="ce1">
            <text:p>152,4</text:p>
          </table:table-cell>
          <table:table-cell office:value-type="float" office:value="11.13" table:style-name="ce1">
            <text:p>11,13</text:p>
          </table:table-cell>
          <table:table-cell office:value-type="float" office:value="31940" table:style-name="ce1">
            <text:p>31940</text:p>
          </table:table-cell>
          <table:table-cell office:value-type="float" office:value="4783" table:style-name="ce1">
            <text:p>4783</text:p>
          </table:table-cell>
          <table:table-cell office:value-type="float" office:value="160.91" table:style-name="ce1">
            <text:p>160,91</text:p>
          </table:table-cell>
          <table:table-cell office:value-type="float" office:value="27.06" table:style-name="ce1">
            <text:p>27,06</text:p>
          </table:table-cell>
          <table:table-cell office:value-type="float" office:value="437910" table:style-name="ce1">
            <text:p>437910</text:p>
          </table:table-cell>
          <table:table-cell office:value-type="float" office:value="21365" table:style-name="ce1">
            <text:p>21365</text:p>
          </table:table-cell>
          <table:table-cell office:value-type="float" office:value="143.25" table:style-name="ce1">
            <text:p>143,25</text:p>
          </table:table-cell>
          <table:table-cell office:value-type="float" office:value="9.4" table:style-name="ce1">
            <text:p>9,4</text:p>
          </table:table-cell>
          <table:table-cell office:value-type="float" office:value="205567" table:style-name="ce1">
            <text:p>205567</text:p>
          </table:table-cell>
          <table:table-cell office:value-type="float" office:value="3598" table:style-name="ce1">
            <text:p>3598</text:p>
          </table:table-cell>
          <table:table-cell office:value-type="float" office:value="148.44" table:style-name="ce1">
            <text:p>148,44</text:p>
          </table:table-cell>
          <table:table-cell office:value-type="float" office:value="14.72" table:style-name="ce1">
            <text:p>14,72</text:p>
          </table:table-cell>
          <table:table-cell office:value-type="float" office:value="40226" table:style-name="ce1">
            <text:p>40226</text:p>
          </table:table-cell>
          <table:table-cell office:value-type="float" office:value="7672" table:style-name="ce1">
            <text:p>7672</text:p>
          </table:table-cell>
          <table:table-cell office:value-type="float" office:value="159.13" table:style-name="ce1">
            <text:p>159,13</text:p>
          </table:table-cell>
          <table:table-cell office:value-type="float" office:value="20.49" table:style-name="ce1">
            <text:p>20,49</text:p>
          </table:table-cell>
          <table:table-cell office:value-type="float" office:value="261973" table:style-name="ce1">
            <text:p>261973</text:p>
          </table:table-cell>
          <table:table-cell office:value-type="float" office:value="10543" table:style-name="ce1">
            <text:p>10543</text:p>
          </table:table-cell>
          <table:table-cell office:value-type="float" office:value="132.79" table:style-name="ce2">
            <text:p>132,79</text:p>
          </table:table-cell>
          <table:table-cell office:value-type="float" office:value="3.23" table:style-name="ce1">
            <text:p>3,23</text:p>
          </table:table-cell>
          <table:table-cell office:value-type="float" office:value="141710" table:style-name="ce1">
            <text:p>141710</text:p>
          </table:table-cell>
          <table:table-cell office:value-type="float" office:value="1018" table:style-name="ce2">
            <text:p>1018</text:p>
          </table:table-cell>
          <table:table-cell office:value-type="float" office:value="137.87" table:style-name="ce1">
            <text:p>137,87</text:p>
          </table:table-cell>
          <table:table-cell office:value-type="float" office:value="2.62" table:style-name="ce2">
            <text:p>2,62</text:p>
          </table:table-cell>
          <table:table-cell office:value-type="float" office:value="10562" table:style-name="ce2">
            <text:p>10562</text:p>
          </table:table-cell>
          <table:table-cell office:value-type="float" office:value="1063" table:style-name="ce1">
            <text:p>1063</text:p>
          </table:table-cell>
          <table:table-cell office:value-type="float" office:value="146.05000000000001" table:style-name="ce1">
            <text:p>146,05</text:p>
          </table:table-cell>
          <table:table-cell office:value-type="float" office:value="13.87" table:style-name="ce1">
            <text:p>13,87</text:p>
          </table:table-cell>
          <table:table-cell office:value-type="float" office:value="254620" table:style-name="ce1">
            <text:p>254620</text:p>
          </table:table-cell>
          <table:table-cell office:value-type="float" office:value="7365" table:style-name="ce1">
            <text:p>736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42.35" table:style-name="ce1">
            <text:p>142,35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377358" table:style-name="ce1">
            <text:p>377358</text:p>
          </table:table-cell>
          <table:table-cell office:value-type="float" office:value="6968" table:style-name="ce1">
            <text:p>6968</text:p>
          </table:table-cell>
          <table:table-cell office:value-type="float" office:value="132.79" table:formula="of:=MIN([.$B22];[.$F22];[.$J22];[.$N22];[.$R22];[.$V22];[.$Z22];[.$AD22];[.$AH22];[.$AL22];[.$AP22];[.$AT22];[.$AX22])" table:style-name="ce1">
            <text:p>132,79</text:p>
          </table:table-cell>
          <table:table-cell office:value-type="float" office:value="2.62" table:formula="of:=MIN([.$C22];[.$G22];[.$K22];[.$O22];[.$S22];[.$W22];[.$AA22];[.$AE22];[.$AI22];[.$AM22];[.$AQ22];[.$AU22];[.$AY22])" table:style-name="ce1">
            <text:p>2,62</text:p>
          </table:table-cell>
          <table:table-cell office:value-type="float" office:value="10562" table:formula="of:=MIN([.$D22];[.$H22];[.$L22];[.$P22];[.$T22];[.$X22];[.$AB22];[.$AF22];[.$AJ22];[.$AN22];[.$AR22];[.$AV22];[.$AZ22])" table:style-name="ce1">
            <text:p>10562</text:p>
          </table:table-cell>
          <table:table-cell office:value-type="float" office:value="1018" table:formula="of:=MIN([.$E22];[.$I22];[.$M22];[.$Q22];[.$U22];[.$Y22];[.$AC22];[.$AG22];[.$AK22];[.$AO22];[.$AS22];[.$AW22];[.$BA22])" table:style-name="ce1">
            <text:p>1018</text:p>
          </table:table-cell>
          <table:table-cell office:value-type="float" office:value="152.4" table:formula="of:=MEDIAN([.$B22];[.$F22];[.$J22];[.$N22];[.$R22];[.$V22];[.$Z22];[.$AD22];[.$AH22];[.$AL22];[.$AP22];[.$AT22];[.$AX22])" table:style-name="ce1">
            <text:p>152,4</text:p>
          </table:table-cell>
          <table:table-cell office:value-type="float" office:value="16.670000000000002" table:formula="of:=MEDIAN([.$C22];[.$G22];[.$K22];[.$O22];[.$S22];[.$W22];[.$AA22];[.$AE22];[.$AI22];[.$AM22];[.$AQ22];[.$AU22];[.$AY22])" table:style-name="ce1">
            <text:p>16,67</text:p>
          </table:table-cell>
          <table:table-cell office:value-type="float" office:value="230093.5" table:formula="of:=MEDIAN([.$D22];[.$H22];[.$L22];[.$P22];[.$T22];[.$X22];[.$AB22];[.$AF22];[.$AJ22];[.$AN22];[.$AR22];[.$AV22];[.$AZ22])" table:style-name="ce1">
            <text:p>230093,5</text:p>
          </table:table-cell>
          <table:table-cell office:value-type="float" office:value="7166.5" table:formula="of:=MEDIAN([.$E22];[.$I22];[.$M22];[.$Q22];[.$U22];[.$Y22];[.$AC22];[.$AG22];[.$AK22];[.$AO22];[.$AS22];[.$AW22];[.$BA22])" table:style-name="ce1">
            <text:p>7166,5</text:p>
          </table:table-cell>
          <table:table-cell office:value-type="float" office:value="21600" table:formula="of:=MAX([.$B22];[.$F22];[.$J22];[.$N22];[.$R22];[.$V22];[.$Z22];[.$AD22];[.$AH22];[.$AL22];[.$AP22];[.$AT22];[.$AX22])" table:style-name="ce1">
            <text:p>21600</text:p>
          </table:table-cell>
          <table:table-cell office:value-type="float" office:value="21600" table:formula="of:=MAX([.$C22];[.$G22];[.$K22];[.$O22];[.$S22];[.$W22];[.$AA22];[.$AE22];[.$AI22];[.$AM22];[.$AQ22];[.$AU22];[.$AY22])" table:style-name="ce1">
            <text:p>21600</text:p>
          </table:table-cell>
          <table:table-cell office:value-type="float" office:value="776025" table:formula="of:=MAX([.$D22];[.$H22];[.$L22];[.$P22];[.$T22];[.$X22];[.$AB22];[.$AF22];[.$AJ22];[.$AN22];[.$AR22];[.$AV22];[.$AZ22])" table:style-name="ce1">
            <text:p>776025</text:p>
          </table:table-cell>
          <table:table-cell office:value-type="float" office:value="48227" table:formula="of:=MAX([.$E22];[.$I22];[.$M22];[.$Q22];[.$U22];[.$Y22];[.$AC22];[.$AG22];[.$AK22];[.$AO22];[.$AS22];[.$AW22];[.$BA22])" table:style-name="ce1">
            <text:p>4822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8_a20.lp</text:p>
          </table:table-cell>
          <table:table-cell office:value-type="float" office:value="133.4" table:style-name="ce2">
            <text:p>133,4</text:p>
          </table:table-cell>
          <table:table-cell office:value-type="float" office:value="4.3499999999999996" table:style-name="ce2">
            <text:p>4,35</text:p>
          </table:table-cell>
          <table:table-cell office:value-type="float" office:value="194002" table:style-name="ce1">
            <text:p>194002</text:p>
          </table:table-cell>
          <table:table-cell office:value-type="float" office:value="1402" table:style-name="ce1">
            <text:p>1402</text:p>
          </table:table-cell>
          <table:table-cell office:value-type="float" office:value="161.1" table:style-name="ce1">
            <text:p>161,1</text:p>
          </table:table-cell>
          <table:table-cell office:value-type="float" office:value="13.83" table:style-name="ce1">
            <text:p>13,83</text:p>
          </table:table-cell>
          <table:table-cell office:value-type="float" office:value="37723" table:style-name="ce1">
            <text:p>37723</text:p>
          </table:table-cell>
          <table:table-cell office:value-type="float" office:value="6370" table:style-name="ce1">
            <text:p>6370</text:p>
          </table:table-cell>
          <table:table-cell office:value-type="float" office:value="193.11" table:style-name="ce1">
            <text:p>193,11</text:p>
          </table:table-cell>
          <table:table-cell office:value-type="float" office:value="54.11" table:style-name="ce1">
            <text:p>54,11</text:p>
          </table:table-cell>
          <table:table-cell office:value-type="float" office:value="721977" table:style-name="ce1">
            <text:p>721977</text:p>
          </table:table-cell>
          <table:table-cell office:value-type="float" office:value="32084" table:style-name="ce1">
            <text:p>32084</text:p>
          </table:table-cell>
          <table:table-cell office:value-type="float" office:value="147.63999999999999" table:style-name="ce1">
            <text:p>147,64</text:p>
          </table:table-cell>
          <table:table-cell office:value-type="float" office:value="8.19" table:style-name="ce1">
            <text:p>8,19</text:p>
          </table:table-cell>
          <table:table-cell office:value-type="float" office:value="508037" table:style-name="ce1">
            <text:p>508037</text:p>
          </table:table-cell>
          <table:table-cell office:value-type="float" office:value="2944" table:style-name="ce1">
            <text:p>2944</text:p>
          </table:table-cell>
          <table:table-cell office:value-type="float" office:value="165.34" table:style-name="ce1">
            <text:p>165,34</text:p>
          </table:table-cell>
          <table:table-cell office:value-type="float" office:value="11.19" table:style-name="ce1">
            <text:p>11,19</text:p>
          </table:table-cell>
          <table:table-cell office:value-type="float" office:value="24558" table:style-name="ce2">
            <text:p>24558</text:p>
          </table:table-cell>
          <table:table-cell office:value-type="float" office:value="3074" table:style-name="ce1">
            <text:p>3074</text:p>
          </table:table-cell>
          <table:table-cell office:value-type="float" office:value="150.05000000000001" table:style-name="ce1">
            <text:p>150,05</text:p>
          </table:table-cell>
          <table:table-cell office:value-type="float" office:value="7.98" table:style-name="ce1">
            <text:p>7,98</text:p>
          </table:table-cell>
          <table:table-cell office:value-type="float" office:value="517682" table:style-name="ce1">
            <text:p>517682</text:p>
          </table:table-cell>
          <table:table-cell office:value-type="float" office:value="3707" table:style-name="ce1">
            <text:p>3707</text:p>
          </table:table-cell>
          <table:table-cell office:value-type="float" office:value="149.44999999999999" table:style-name="ce1">
            <text:p>149,45</text:p>
          </table:table-cell>
          <table:table-cell office:value-type="float" office:value="5.49" table:style-name="ce1">
            <text:p>5,49</text:p>
          </table:table-cell>
          <table:table-cell office:value-type="float" office:value="405999" table:style-name="ce1">
            <text:p>405999</text:p>
          </table:table-cell>
          <table:table-cell office:value-type="float" office:value="944" table:style-name="ce1">
            <text:p>944</text:p>
          </table:table-cell>
          <table:table-cell office:value-type="float" office:value="242.72" table:style-name="ce1">
            <text:p>242,72</text:p>
          </table:table-cell>
          <table:table-cell office:value-type="float" office:value="94.92" table:style-name="ce1">
            <text:p>94,92</text:p>
          </table:table-cell>
          <table:table-cell office:value-type="float" office:value="212946" table:style-name="ce1">
            <text:p>212946</text:p>
          </table:table-cell>
          <table:table-cell office:value-type="float" office:value="89869" table:style-name="ce3">
            <text:p>89869</text:p>
          </table:table-cell>
          <table:table-cell office:value-type="float" office:value="148.37" table:style-name="ce1">
            <text:p>148,37</text:p>
          </table:table-cell>
          <table:table-cell office:value-type="float" office:value="5.86" table:style-name="ce1">
            <text:p>5,86</text:p>
          </table:table-cell>
          <table:table-cell office:value-type="float" office:value="373331" table:style-name="ce1">
            <text:p>373331</text:p>
          </table:table-cell>
          <table:table-cell office:value-type="float" office:value="681" table:style-name="ce2">
            <text:p>68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99.42" table:style-name="ce1">
            <text:p>199,42</text:p>
          </table:table-cell>
          <table:table-cell office:value-type="float" office:value="62.03" table:style-name="ce1">
            <text:p>62,03</text:p>
          </table:table-cell>
          <table:table-cell office:value-type="float" office:value="1010869" table:style-name="ce3">
            <text:p>1010869</text:p>
          </table:table-cell>
          <table:table-cell office:value-type="float" office:value="37106" table:style-name="ce1">
            <text:p>37106</text:p>
          </table:table-cell>
          <table:table-cell office:value-type="float" office:value="133.4" table:formula="of:=MIN([.$B23];[.$F23];[.$J23];[.$N23];[.$R23];[.$V23];[.$Z23];[.$AD23];[.$AH23];[.$AL23];[.$AP23];[.$AT23];[.$AX23])" table:style-name="ce1">
            <text:p>133,4</text:p>
          </table:table-cell>
          <table:table-cell office:value-type="float" office:value="4.3499999999999996" table:formula="of:=MIN([.$C23];[.$G23];[.$K23];[.$O23];[.$S23];[.$W23];[.$AA23];[.$AE23];[.$AI23];[.$AM23];[.$AQ23];[.$AU23];[.$AY23])" table:style-name="ce1">
            <text:p>4,35</text:p>
          </table:table-cell>
          <table:table-cell office:value-type="float" office:value="24558" table:formula="of:=MIN([.$D23];[.$H23];[.$L23];[.$P23];[.$T23];[.$X23];[.$AB23];[.$AF23];[.$AJ23];[.$AN23];[.$AR23];[.$AV23];[.$AZ23])" table:style-name="ce1">
            <text:p>24558</text:p>
          </table:table-cell>
          <table:table-cell office:value-type="float" office:value="681" table:formula="of:=MIN([.$E23];[.$I23];[.$M23];[.$Q23];[.$U23];[.$Y23];[.$AC23];[.$AG23];[.$AK23];[.$AO23];[.$AS23];[.$AW23];[.$BA23])" table:style-name="ce1">
            <text:p>681</text:p>
          </table:table-cell>
          <table:table-cell office:value-type="float" office:value="165.34" table:formula="of:=MEDIAN([.$B23];[.$F23];[.$J23];[.$N23];[.$R23];[.$V23];[.$Z23];[.$AD23];[.$AH23];[.$AL23];[.$AP23];[.$AT23];[.$AX23])" table:style-name="ce1">
            <text:p>165,34</text:p>
          </table:table-cell>
          <table:table-cell office:value-type="float" office:value="13.83" table:formula="of:=MEDIAN([.$C23];[.$G23];[.$K23];[.$O23];[.$S23];[.$W23];[.$AA23];[.$AE23];[.$AI23];[.$AM23];[.$AQ23];[.$AU23];[.$AY23])" table:style-name="ce1">
            <text:p>13,83</text:p>
          </table:table-cell>
          <table:table-cell office:value-type="float" office:value="389665" table:formula="of:=MEDIAN([.$D23];[.$H23];[.$L23];[.$P23];[.$T23];[.$X23];[.$AB23];[.$AF23];[.$AJ23];[.$AN23];[.$AR23];[.$AV23];[.$AZ23])" table:style-name="ce1">
            <text:p>389665</text:p>
          </table:table-cell>
          <table:table-cell office:value-type="float" office:value="3390.5" table:formula="of:=MEDIAN([.$E23];[.$I23];[.$M23];[.$Q23];[.$U23];[.$Y23];[.$AC23];[.$AG23];[.$AK23];[.$AO23];[.$AS23];[.$AW23];[.$BA23])" table:style-name="ce1">
            <text:p>3390,5</text:p>
          </table:table-cell>
          <table:table-cell office:value-type="float" office:value="21600" table:formula="of:=MAX([.$B23];[.$F23];[.$J23];[.$N23];[.$R23];[.$V23];[.$Z23];[.$AD23];[.$AH23];[.$AL23];[.$AP23];[.$AT23];[.$AX23])" table:style-name="ce1">
            <text:p>21600</text:p>
          </table:table-cell>
          <table:table-cell office:value-type="float" office:value="21600" table:formula="of:=MAX([.$C23];[.$G23];[.$K23];[.$O23];[.$S23];[.$W23];[.$AA23];[.$AE23];[.$AI23];[.$AM23];[.$AQ23];[.$AU23];[.$AY23])" table:style-name="ce1">
            <text:p>21600</text:p>
          </table:table-cell>
          <table:table-cell office:value-type="float" office:value="1010869" table:formula="of:=MAX([.$D23];[.$H23];[.$L23];[.$P23];[.$T23];[.$X23];[.$AB23];[.$AF23];[.$AJ23];[.$AN23];[.$AR23];[.$AV23];[.$AZ23])" table:style-name="ce1">
            <text:p>1010869</text:p>
          </table:table-cell>
          <table:table-cell office:value-type="float" office:value="89869" table:formula="of:=MAX([.$E23];[.$I23];[.$M23];[.$Q23];[.$U23];[.$Y23];[.$AC23];[.$AG23];[.$AK23];[.$AO23];[.$AS23];[.$AW23];[.$BA23])" table:style-name="ce1">
            <text:p>898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8_a25.lp</text:p>
          </table:table-cell>
          <table:table-cell office:value-type="float" office:value="160.72999999999999" table:style-name="ce1">
            <text:p>160,73</text:p>
          </table:table-cell>
          <table:table-cell office:value-type="float" office:value="4.51" table:style-name="ce1">
            <text:p>4,51</text:p>
          </table:table-cell>
          <table:table-cell office:value-type="float" office:value="232368" table:style-name="ce1">
            <text:p>232368</text:p>
          </table:table-cell>
          <table:table-cell office:value-type="float" office:value="2445" table:style-name="ce1">
            <text:p>2445</text:p>
          </table:table-cell>
          <table:table-cell office:value-type="float" office:value="282.77" table:style-name="ce1">
            <text:p>282,77</text:p>
          </table:table-cell>
          <table:table-cell office:value-type="float" office:value="111.62" table:style-name="ce1">
            <text:p>111,62</text:p>
          </table:table-cell>
          <table:table-cell office:value-type="float" office:value="238941" table:style-name="ce1">
            <text:p>238941</text:p>
          </table:table-cell>
          <table:table-cell office:value-type="float" office:value="64651" table:style-name="ce3">
            <text:p>64651</text:p>
          </table:table-cell>
          <table:table-cell office:value-type="float" office:value="182.36" table:style-name="ce1">
            <text:p>182,36</text:p>
          </table:table-cell>
          <table:table-cell office:value-type="float" office:value="9.92" table:style-name="ce1">
            <text:p>9,92</text:p>
          </table:table-cell>
          <table:table-cell office:value-type="float" office:value="335688" table:style-name="ce1">
            <text:p>335688</text:p>
          </table:table-cell>
          <table:table-cell office:value-type="float" office:value="7560" table:style-name="ce1">
            <text:p>7560</text:p>
          </table:table-cell>
          <table:table-cell office:value-type="float" office:value="180.02" table:style-name="ce1">
            <text:p>180,02</text:p>
          </table:table-cell>
          <table:table-cell office:value-type="float" office:value="13.65" table:style-name="ce1">
            <text:p>13,65</text:p>
          </table:table-cell>
          <table:table-cell office:value-type="float" office:value="468957" table:style-name="ce1">
            <text:p>468957</text:p>
          </table:table-cell>
          <table:table-cell office:value-type="float" office:value="4983" table:style-name="ce1">
            <text:p>4983</text:p>
          </table:table-cell>
          <table:table-cell office:value-type="float" office:value="161.25" table:style-name="ce1">
            <text:p>161,25</text:p>
          </table:table-cell>
          <table:table-cell office:value-type="float" office:value="1.27" table:style-name="ce2">
            <text:p>1,27</text:p>
          </table:table-cell>
          <table:table-cell office:value-type="float" office:value="3461" table:style-name="ce2">
            <text:p>3461</text:p>
          </table:table-cell>
          <table:table-cell office:value-type="float" office:value="163" table:style-name="ce2">
            <text:p>163</text:p>
          </table:table-cell>
          <table:table-cell office:value-type="float" office:value="237.51" table:style-name="ce1">
            <text:p>237,51</text:p>
          </table:table-cell>
          <table:table-cell office:value-type="float" office:value="70.08" table:style-name="ce1">
            <text:p>70,08</text:p>
          </table:table-cell>
          <table:table-cell office:value-type="float" office:value="1343099" table:style-name="ce3">
            <text:p>1343099</text:p>
          </table:table-cell>
          <table:table-cell office:value-type="float" office:value="18819" table:style-name="ce1">
            <text:p>18819</text:p>
          </table:table-cell>
          <table:table-cell office:value-type="float" office:value="166.45" table:style-name="ce1">
            <text:p>166,45</text:p>
          </table:table-cell>
          <table:table-cell office:value-type="float" office:value="14.27" table:style-name="ce1">
            <text:p>14,27</text:p>
          </table:table-cell>
          <table:table-cell office:value-type="float" office:value="582211" table:style-name="ce1">
            <text:p>582211</text:p>
          </table:table-cell>
          <table:table-cell office:value-type="float" office:value="2492" table:style-name="ce1">
            <text:p>2492</text:p>
          </table:table-cell>
          <table:table-cell office:value-type="float" office:value="184.06" table:style-name="ce1">
            <text:p>184,06</text:p>
          </table:table-cell>
          <table:table-cell office:value-type="float" office:value="26.46" table:style-name="ce1">
            <text:p>26,46</text:p>
          </table:table-cell>
          <table:table-cell office:value-type="float" office:value="62734" table:style-name="ce1">
            <text:p>62734</text:p>
          </table:table-cell>
          <table:table-cell office:value-type="float" office:value="11628" table:style-name="ce1">
            <text:p>11628</text:p>
          </table:table-cell>
          <table:table-cell office:value-type="float" office:value="173.09" table:style-name="ce1">
            <text:p>173,09</text:p>
          </table:table-cell>
          <table:table-cell office:value-type="float" office:value="8.81" table:style-name="ce1">
            <text:p>8,81</text:p>
          </table:table-cell>
          <table:table-cell office:value-type="float" office:value="693999" table:style-name="ce1">
            <text:p>693999</text:p>
          </table:table-cell>
          <table:table-cell office:value-type="float" office:value="1875" table:style-name="ce1">
            <text:p>1875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27.05" table:style-name="ce2">
            <text:p>127,05</text:p>
          </table:table-cell>
          <table:table-cell office:value-type="float" office:value="2.97" table:style-name="ce1">
            <text:p>2,97</text:p>
          </table:table-cell>
          <table:table-cell office:value-type="float" office:value="229691" table:style-name="ce1">
            <text:p>229691</text:p>
          </table:table-cell>
          <table:table-cell office:value-type="float" office:value="727" table:style-name="ce1">
            <text:p>727</text:p>
          </table:table-cell>
          <table:table-cell office:value-type="float" office:value="127.05" table:formula="of:=MIN([.$B24];[.$F24];[.$J24];[.$N24];[.$R24];[.$V24];[.$Z24];[.$AD24];[.$AH24];[.$AL24];[.$AP24];[.$AT24];[.$AX24])" table:style-name="ce1">
            <text:p>127,05</text:p>
          </table:table-cell>
          <table:table-cell office:value-type="float" office:value="1.27" table:formula="of:=MIN([.$C24];[.$G24];[.$K24];[.$O24];[.$S24];[.$W24];[.$AA24];[.$AE24];[.$AI24];[.$AM24];[.$AQ24];[.$AU24];[.$AY24])" table:style-name="ce1">
            <text:p>1,27</text:p>
          </table:table-cell>
          <table:table-cell office:value-type="float" office:value="3461" table:formula="of:=MIN([.$D24];[.$H24];[.$L24];[.$P24];[.$T24];[.$X24];[.$AB24];[.$AF24];[.$AJ24];[.$AN24];[.$AR24];[.$AV24];[.$AZ24])" table:style-name="ce1">
            <text:p>3461</text:p>
          </table:table-cell>
          <table:table-cell office:value-type="float" office:value="163" table:formula="of:=MIN([.$E24];[.$I24];[.$M24];[.$Q24];[.$U24];[.$Y24];[.$AC24];[.$AG24];[.$AK24];[.$AO24];[.$AS24];[.$AW24];[.$BA24])" table:style-name="ce1">
            <text:p>163</text:p>
          </table:table-cell>
          <table:table-cell office:value-type="float" office:value="182.36" table:formula="of:=MEDIAN([.$B24];[.$F24];[.$J24];[.$N24];[.$R24];[.$V24];[.$Z24];[.$AD24];[.$AH24];[.$AL24];[.$AP24];[.$AT24];[.$AX24])" table:style-name="ce1">
            <text:p>182,36</text:p>
          </table:table-cell>
          <table:table-cell office:value-type="float" office:value="14.27" table:formula="of:=MEDIAN([.$C24];[.$G24];[.$K24];[.$O24];[.$S24];[.$W24];[.$AA24];[.$AE24];[.$AI24];[.$AM24];[.$AQ24];[.$AU24];[.$AY24])" table:style-name="ce1">
            <text:p>14,27</text:p>
          </table:table-cell>
          <table:table-cell office:value-type="float" office:value="287314.5" table:formula="of:=MEDIAN([.$D24];[.$H24];[.$L24];[.$P24];[.$T24];[.$X24];[.$AB24];[.$AF24];[.$AJ24];[.$AN24];[.$AR24];[.$AV24];[.$AZ24])" table:style-name="ce1">
            <text:p>287314,5</text:p>
          </table:table-cell>
          <table:table-cell office:value-type="float" office:value="3737.5" table:formula="of:=MEDIAN([.$E24];[.$I24];[.$M24];[.$Q24];[.$U24];[.$Y24];[.$AC24];[.$AG24];[.$AK24];[.$AO24];[.$AS24];[.$AW24];[.$BA24])" table:style-name="ce1">
            <text:p>3737,5</text:p>
          </table:table-cell>
          <table:table-cell office:value-type="float" office:value="21600" table:formula="of:=MAX([.$B24];[.$F24];[.$J24];[.$N24];[.$R24];[.$V24];[.$Z24];[.$AD24];[.$AH24];[.$AL24];[.$AP24];[.$AT24];[.$AX24])" table:style-name="ce1">
            <text:p>21600</text:p>
          </table:table-cell>
          <table:table-cell office:value-type="float" office:value="21600" table:formula="of:=MAX([.$C24];[.$G24];[.$K24];[.$O24];[.$S24];[.$W24];[.$AA24];[.$AE24];[.$AI24];[.$AM24];[.$AQ24];[.$AU24];[.$AY24])" table:style-name="ce1">
            <text:p>21600</text:p>
          </table:table-cell>
          <table:table-cell office:value-type="float" office:value="1343099" table:formula="of:=MAX([.$D24];[.$H24];[.$L24];[.$P24];[.$T24];[.$X24];[.$AB24];[.$AF24];[.$AJ24];[.$AN24];[.$AR24];[.$AV24];[.$AZ24])" table:style-name="ce1">
            <text:p>1343099</text:p>
          </table:table-cell>
          <table:table-cell office:value-type="float" office:value="64651" table:formula="of:=MAX([.$E24];[.$I24];[.$M24];[.$Q24];[.$U24];[.$Y24];[.$AC24];[.$AG24];[.$AK24];[.$AO24];[.$AS24];[.$AW24];[.$BA24])" table:style-name="ce1">
            <text:p>6465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19_a20.lp</text:p>
          </table:table-cell>
          <table:table-cell office:value-type="float" office:value="185.79" table:style-name="ce1">
            <text:p>185,79</text:p>
          </table:table-cell>
          <table:table-cell office:value-type="float" office:value="9.26" table:style-name="ce1">
            <text:p>9,26</text:p>
          </table:table-cell>
          <table:table-cell office:value-type="float" office:value="596114" table:style-name="ce3">
            <text:p>596114</text:p>
          </table:table-cell>
          <table:table-cell office:value-type="float" office:value="1492" table:style-name="ce1">
            <text:p>1492</text:p>
          </table:table-cell>
          <table:table-cell office:value-type="float" office:value="178.77" table:style-name="ce1">
            <text:p>178,77</text:p>
          </table:table-cell>
          <table:table-cell office:value-type="float" office:value="8.83" table:style-name="ce1">
            <text:p>8,83</text:p>
          </table:table-cell>
          <table:table-cell office:value-type="float" office:value="27957" table:style-name="ce1">
            <text:p>27957</text:p>
          </table:table-cell>
          <table:table-cell office:value-type="float" office:value="1377" table:style-name="ce1">
            <text:p>1377</text:p>
          </table:table-cell>
          <table:table-cell office:value-type="float" office:value="178.19" table:style-name="ce1">
            <text:p>178,19</text:p>
          </table:table-cell>
          <table:table-cell office:value-type="float" office:value="5.9" table:style-name="ce1">
            <text:p>5,9</text:p>
          </table:table-cell>
          <table:table-cell office:value-type="float" office:value="534954" table:style-name="ce1">
            <text:p>534954</text:p>
          </table:table-cell>
          <table:table-cell office:value-type="float" office:value="719" table:style-name="ce1">
            <text:p>719</text:p>
          </table:table-cell>
          <table:table-cell office:value-type="float" office:value="188.14" table:style-name="ce1">
            <text:p>188,14</text:p>
          </table:table-cell>
          <table:table-cell office:value-type="float" office:value="3.63" table:style-name="ce1">
            <text:p>3,63</text:p>
          </table:table-cell>
          <table:table-cell office:value-type="float" office:value="309243" table:style-name="ce1">
            <text:p>309243</text:p>
          </table:table-cell>
          <table:table-cell office:value-type="float" office:value="383" table:style-name="ce1">
            <text:p>383</text:p>
          </table:table-cell>
          <table:table-cell office:value-type="float" office:value="175.42" table:style-name="ce2">
            <text:p>175,42</text:p>
          </table:table-cell>
          <table:table-cell office:value-type="float" office:value="1" table:style-name="ce2">
            <text:p>1</text:p>
          </table:table-cell>
          <table:table-cell office:value-type="float" office:value="2172" table:style-name="ce2">
            <text:p>2172</text:p>
          </table:table-cell>
          <table:table-cell office:value-type="float" office:value="1" table:style-name="ce2">
            <text:p>1</text:p>
          </table:table-cell>
          <table:table-cell office:value-type="float" office:value="176.92" table:style-name="ce1">
            <text:p>176,92</text:p>
          </table:table-cell>
          <table:table-cell office:value-type="float" office:value="4.71" table:style-name="ce1">
            <text:p>4,71</text:p>
          </table:table-cell>
          <table:table-cell office:value-type="float" office:value="480374" table:style-name="ce1">
            <text:p>480374</text:p>
          </table:table-cell>
          <table:table-cell office:value-type="float" office:value="293" table:style-name="ce1">
            <text:p>293</text:p>
          </table:table-cell>
          <table:table-cell office:value-type="float" office:value="175.63" table:style-name="ce1">
            <text:p>175,63</text:p>
          </table:table-cell>
          <table:table-cell office:value-type="float" office:value="3.26" table:style-name="ce1">
            <text:p>3,26</text:p>
          </table:table-cell>
          <table:table-cell office:value-type="float" office:value="272633" table:style-name="ce1">
            <text:p>272633</text:p>
          </table:table-cell>
          <table:table-cell office:value-type="float" office:value="304" table:style-name="ce1">
            <text:p>304</text:p>
          </table:table-cell>
          <table:table-cell office:value-type="float" office:value="192.43" table:style-name="ce1">
            <text:p>192,43</text:p>
          </table:table-cell>
          <table:table-cell office:value-type="float" office:value="16.32" table:style-name="ce1">
            <text:p>16,32</text:p>
          </table:table-cell>
          <table:table-cell office:value-type="float" office:value="40395" table:style-name="ce1">
            <text:p>40395</text:p>
          </table:table-cell>
          <table:table-cell office:value-type="float" office:value="1802" table:style-name="ce1">
            <text:p>1802</text:p>
          </table:table-cell>
          <table:table-cell office:value-type="float" office:value="181.24" table:style-name="ce1">
            <text:p>181,24</text:p>
          </table:table-cell>
          <table:table-cell office:value-type="float" office:value="2.23" table:style-name="ce1">
            <text:p>2,23</text:p>
          </table:table-cell>
          <table:table-cell office:value-type="float" office:value="186841" table:style-name="ce1">
            <text:p>186841</text:p>
          </table:table-cell>
          <table:table-cell office:value-type="float" office:value="140" table:style-name="ce1">
            <text:p>140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92.43" table:style-name="ce1">
            <text:p>192,43</text:p>
          </table:table-cell>
          <table:table-cell office:value-type="float" office:value="8.24" table:style-name="ce1">
            <text:p>8,24</text:p>
          </table:table-cell>
          <table:table-cell office:value-type="float" office:value="417705" table:style-name="ce1">
            <text:p>417705</text:p>
          </table:table-cell>
          <table:table-cell office:value-type="float" office:value="2890" table:style-name="ce3">
            <text:p>2890</text:p>
          </table:table-cell>
          <table:table-cell office:value-type="float" office:value="175.42" table:formula="of:=MIN([.$B25];[.$F25];[.$J25];[.$N25];[.$R25];[.$V25];[.$Z25];[.$AD25];[.$AH25];[.$AL25];[.$AP25];[.$AT25];[.$AX25])" table:style-name="ce1">
            <text:p>175,42</text:p>
          </table:table-cell>
          <table:table-cell office:value-type="float" office:value="1" table:formula="of:=MIN([.$C25];[.$G25];[.$K25];[.$O25];[.$S25];[.$W25];[.$AA25];[.$AE25];[.$AI25];[.$AM25];[.$AQ25];[.$AU25];[.$AY25])" table:style-name="ce1">
            <text:p>1</text:p>
          </table:table-cell>
          <table:table-cell office:value-type="float" office:value="2172" table:formula="of:=MIN([.$D25];[.$H25];[.$L25];[.$P25];[.$T25];[.$X25];[.$AB25];[.$AF25];[.$AJ25];[.$AN25];[.$AR25];[.$AV25];[.$AZ25])" table:style-name="ce1">
            <text:p>2172</text:p>
          </table:table-cell>
          <table:table-cell office:value-type="float" office:value="1" table:formula="of:=MIN([.$E25];[.$I25];[.$M25];[.$Q25];[.$U25];[.$Y25];[.$AC25];[.$AG25];[.$AK25];[.$AO25];[.$AS25];[.$AW25];[.$BA25])" table:style-name="ce1">
            <text:p>1</text:p>
          </table:table-cell>
          <table:table-cell office:value-type="float" office:value="185.79" table:formula="of:=MEDIAN([.$B25];[.$F25];[.$J25];[.$N25];[.$R25];[.$V25];[.$Z25];[.$AD25];[.$AH25];[.$AL25];[.$AP25];[.$AT25];[.$AX25])" table:style-name="ce1">
            <text:p>185,79</text:p>
          </table:table-cell>
          <table:table-cell office:value-type="float" office:value="8.24" table:formula="of:=MEDIAN([.$C25];[.$G25];[.$K25];[.$O25];[.$S25];[.$W25];[.$AA25];[.$AE25];[.$AI25];[.$AM25];[.$AQ25];[.$AU25];[.$AY25])" table:style-name="ce1">
            <text:p>8,24</text:p>
          </table:table-cell>
          <table:table-cell office:value-type="float" office:value="290938" table:formula="of:=MEDIAN([.$D25];[.$H25];[.$L25];[.$P25];[.$T25];[.$X25];[.$AB25];[.$AF25];[.$AJ25];[.$AN25];[.$AR25];[.$AV25];[.$AZ25])" table:style-name="ce1">
            <text:p>290938</text:p>
          </table:table-cell>
          <table:table-cell office:value-type="float" office:value="551" table:formula="of:=MEDIAN([.$E25];[.$I25];[.$M25];[.$Q25];[.$U25];[.$Y25];[.$AC25];[.$AG25];[.$AK25];[.$AO25];[.$AS25];[.$AW25];[.$BA25])" table:style-name="ce1">
            <text:p>551</text:p>
          </table:table-cell>
          <table:table-cell office:value-type="float" office:value="21600" table:formula="of:=MAX([.$B25];[.$F25];[.$J25];[.$N25];[.$R25];[.$V25];[.$Z25];[.$AD25];[.$AH25];[.$AL25];[.$AP25];[.$AT25];[.$AX25])" table:style-name="ce1">
            <text:p>21600</text:p>
          </table:table-cell>
          <table:table-cell office:value-type="float" office:value="21600" table:formula="of:=MAX([.$C25];[.$G25];[.$K25];[.$O25];[.$S25];[.$W25];[.$AA25];[.$AE25];[.$AI25];[.$AM25];[.$AQ25];[.$AU25];[.$AY25])" table:style-name="ce1">
            <text:p>21600</text:p>
          </table:table-cell>
          <table:table-cell office:value-type="float" office:value="596114" table:formula="of:=MAX([.$D25];[.$H25];[.$L25];[.$P25];[.$T25];[.$X25];[.$AB25];[.$AF25];[.$AJ25];[.$AN25];[.$AR25];[.$AV25];[.$AZ25])" table:style-name="ce1">
            <text:p>596114</text:p>
          </table:table-cell>
          <table:table-cell office:value-type="float" office:value="2890" table:formula="of:=MAX([.$E25];[.$I25];[.$M25];[.$Q25];[.$U25];[.$Y25];[.$AC25];[.$AG25];[.$AK25];[.$AO25];[.$AS25];[.$AW25];[.$BA25])" table:style-name="ce1">
            <text:p>289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21_a15.lp</text:p>
          </table:table-cell>
          <table:table-cell office:value-type="float" office:value="140.71" table:style-name="ce1">
            <text:p>140,71</text:p>
          </table:table-cell>
          <table:table-cell office:value-type="float" office:value="9.15" table:style-name="ce1">
            <text:p>9,15</text:p>
          </table:table-cell>
          <table:table-cell office:value-type="float" office:value="203090" table:style-name="ce1">
            <text:p>203090</text:p>
          </table:table-cell>
          <table:table-cell office:value-type="float" office:value="7801" table:style-name="ce3">
            <text:p>7801</text:p>
          </table:table-cell>
          <table:table-cell office:value-type="float" office:value="144.16999999999999" table:style-name="ce1">
            <text:p>144,17</text:p>
          </table:table-cell>
          <table:table-cell office:value-type="float" office:value="4.79" table:style-name="ce1">
            <text:p>4,79</text:p>
          </table:table-cell>
          <table:table-cell office:value-type="float" office:value="13724" table:style-name="ce1">
            <text:p>13724</text:p>
          </table:table-cell>
          <table:table-cell office:value-type="float" office:value="2066" table:style-name="ce1">
            <text:p>2066</text:p>
          </table:table-cell>
          <table:table-cell office:value-type="float" office:value="134.27000000000001" table:style-name="ce1">
            <text:p>134,27</text:p>
          </table:table-cell>
          <table:table-cell office:value-type="float" office:value="1.33" table:style-name="ce1">
            <text:p>1,33</text:p>
          </table:table-cell>
          <table:table-cell office:value-type="float" office:value="111507" table:style-name="ce1">
            <text:p>111507</text:p>
          </table:table-cell>
          <table:table-cell office:value-type="float" office:value="539" table:style-name="ce1">
            <text:p>539</text:p>
          </table:table-cell>
          <table:table-cell office:value-type="float" office:value="153.71" table:style-name="ce1">
            <text:p>153,71</text:p>
          </table:table-cell>
          <table:table-cell office:value-type="float" office:value="3.37" table:style-name="ce1">
            <text:p>3,37</text:p>
          </table:table-cell>
          <table:table-cell office:value-type="float" office:value="205427" table:style-name="ce1">
            <text:p>205427</text:p>
          </table:table-cell>
          <table:table-cell office:value-type="float" office:value="583" table:style-name="ce1">
            <text:p>583</text:p>
          </table:table-cell>
          <table:table-cell office:value-type="float" office:value="148.91999999999999" table:style-name="ce1">
            <text:p>148,92</text:p>
          </table:table-cell>
          <table:table-cell office:value-type="float" office:value="0.75" table:style-name="ce1">
            <text:p>0,75</text:p>
          </table:table-cell>
          <table:table-cell office:value-type="float" office:value="1245" table:style-name="ce1">
            <text:p>1245</text:p>
          </table:table-cell>
          <table:table-cell office:value-type="float" office:value="1" table:style-name="ce2">
            <text:p>1</text:p>
          </table:table-cell>
          <table:table-cell office:value-type="float" office:value="149.96" table:style-name="ce1">
            <text:p>149,96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148396" table:style-name="ce1">
            <text:p>148396</text:p>
          </table:table-cell>
          <table:table-cell office:value-type="float" office:value="185" table:style-name="ce1">
            <text:p>185</text:p>
          </table:table-cell>
          <table:table-cell office:value-type="float" office:value="154.02000000000001" table:style-name="ce1">
            <text:p>154,02</text:p>
          </table:table-cell>
          <table:table-cell office:value-type="float" office:value="5.79" table:style-name="ce1">
            <text:p>5,79</text:p>
          </table:table-cell>
          <table:table-cell office:value-type="float" office:value="433497" table:style-name="ce3">
            <text:p>433497</text:p>
          </table:table-cell>
          <table:table-cell office:value-type="float" office:value="1642" table:style-name="ce1">
            <text:p>1642</text:p>
          </table:table-cell>
          <table:table-cell office:value-type="float" office:value="149.76" table:style-name="ce1">
            <text:p>149,76</text:p>
          </table:table-cell>
          <table:table-cell office:value-type="float" office:value="0.72" table:style-name="ce2">
            <text:p>0,72</text:p>
          </table:table-cell>
          <table:table-cell office:value-type="float" office:value="1226" table:style-name="ce2">
            <text:p>1226</text:p>
          </table:table-cell>
          <table:table-cell office:value-type="float" office:value="1" table:style-name="ce2">
            <text:p>1</text:p>
          </table:table-cell>
          <table:table-cell office:value-type="float" office:value="152.72999999999999" table:style-name="ce1">
            <text:p>152,73</text:p>
          </table:table-cell>
          <table:table-cell office:value-type="float" office:value="3.44" table:style-name="ce1">
            <text:p>3,44</text:p>
          </table:table-cell>
          <table:table-cell office:value-type="float" office:value="281652" table:style-name="ce1">
            <text:p>281652</text:p>
          </table:table-cell>
          <table:table-cell office:value-type="float" office:value="718" table:style-name="ce1">
            <text:p>718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26.94" table:style-name="ce2">
            <text:p>126,94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186102" table:style-name="ce1">
            <text:p>186102</text:p>
          </table:table-cell>
          <table:table-cell office:value-type="float" office:value="669" table:style-name="ce1">
            <text:p>669</text:p>
          </table:table-cell>
          <table:table-cell office:value-type="float" office:value="126.94" table:formula="of:=MIN([.$B26];[.$F26];[.$J26];[.$N26];[.$R26];[.$V26];[.$Z26];[.$AD26];[.$AH26];[.$AL26];[.$AP26];[.$AT26];[.$AX26])" table:style-name="ce1">
            <text:p>126,94</text:p>
          </table:table-cell>
          <table:table-cell office:value-type="float" office:value="0.72" table:formula="of:=MIN([.$C26];[.$G26];[.$K26];[.$O26];[.$S26];[.$W26];[.$AA26];[.$AE26];[.$AI26];[.$AM26];[.$AQ26];[.$AU26];[.$AY26])" table:style-name="ce1">
            <text:p>0,72</text:p>
          </table:table-cell>
          <table:table-cell office:value-type="float" office:value="1226" table:formula="of:=MIN([.$D26];[.$H26];[.$L26];[.$P26];[.$T26];[.$X26];[.$AB26];[.$AF26];[.$AJ26];[.$AN26];[.$AR26];[.$AV26];[.$AZ26])" table:style-name="ce1">
            <text:p>1226</text:p>
          </table:table-cell>
          <table:table-cell office:value-type="float" office:value="1" table:formula="of:=MIN([.$E26];[.$I26];[.$M26];[.$Q26];[.$U26];[.$Y26];[.$AC26];[.$AG26];[.$AK26];[.$AO26];[.$AS26];[.$AW26];[.$BA26])" table:style-name="ce1">
            <text:p>1</text:p>
          </table:table-cell>
          <table:table-cell office:value-type="float" office:value="149.96" table:formula="of:=MEDIAN([.$B26];[.$F26];[.$J26];[.$N26];[.$R26];[.$V26];[.$Z26];[.$AD26];[.$AH26];[.$AL26];[.$AP26];[.$AT26];[.$AX26])" table:style-name="ce1">
            <text:p>149,96</text:p>
          </table:table-cell>
          <table:table-cell office:value-type="float" office:value="3.44" table:formula="of:=MEDIAN([.$C26];[.$G26];[.$K26];[.$O26];[.$S26];[.$W26];[.$AA26];[.$AE26];[.$AI26];[.$AM26];[.$AQ26];[.$AU26];[.$AY26])" table:style-name="ce1">
            <text:p>3,44</text:p>
          </table:table-cell>
          <table:table-cell office:value-type="float" office:value="167249" table:formula="of:=MEDIAN([.$D26];[.$H26];[.$L26];[.$P26];[.$T26];[.$X26];[.$AB26];[.$AF26];[.$AJ26];[.$AN26];[.$AR26];[.$AV26];[.$AZ26])" table:style-name="ce1">
            <text:p>167249</text:p>
          </table:table-cell>
          <table:table-cell office:value-type="float" office:value="626" table:formula="of:=MEDIAN([.$E26];[.$I26];[.$M26];[.$Q26];[.$U26];[.$Y26];[.$AC26];[.$AG26];[.$AK26];[.$AO26];[.$AS26];[.$AW26];[.$BA26])" table:style-name="ce1">
            <text:p>626</text:p>
          </table:table-cell>
          <table:table-cell office:value-type="float" office:value="21600" table:formula="of:=MAX([.$B26];[.$F26];[.$J26];[.$N26];[.$R26];[.$V26];[.$Z26];[.$AD26];[.$AH26];[.$AL26];[.$AP26];[.$AT26];[.$AX26])" table:style-name="ce1">
            <text:p>21600</text:p>
          </table:table-cell>
          <table:table-cell office:value-type="float" office:value="21600" table:formula="of:=MAX([.$C26];[.$G26];[.$K26];[.$O26];[.$S26];[.$W26];[.$AA26];[.$AE26];[.$AI26];[.$AM26];[.$AQ26];[.$AU26];[.$AY26])" table:style-name="ce1">
            <text:p>21600</text:p>
          </table:table-cell>
          <table:table-cell office:value-type="float" office:value="433497" table:formula="of:=MAX([.$D26];[.$H26];[.$L26];[.$P26];[.$T26];[.$X26];[.$AB26];[.$AF26];[.$AJ26];[.$AN26];[.$AR26];[.$AV26];[.$AZ26])" table:style-name="ce1">
            <text:p>433497</text:p>
          </table:table-cell>
          <table:table-cell office:value-type="float" office:value="7801" table:formula="of:=MAX([.$E26];[.$I26];[.$M26];[.$Q26];[.$U26];[.$Y26];[.$AC26];[.$AG26];[.$AK26];[.$AO26];[.$AS26];[.$AW26];[.$BA26])" table:style-name="ce1">
            <text:p>780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maze_s21_a20.lp</text:p>
          </table:table-cell>
          <table:table-cell office:value-type="float" office:value="180.27" table:style-name="ce1">
            <text:p>180,27</text:p>
          </table:table-cell>
          <table:table-cell office:value-type="float" office:value="3.06" table:style-name="ce1">
            <text:p>3,06</text:p>
          </table:table-cell>
          <table:table-cell office:value-type="float" office:value="166208" table:style-name="ce1">
            <text:p>166208</text:p>
          </table:table-cell>
          <table:table-cell office:value-type="float" office:value="1353" table:style-name="ce1">
            <text:p>1353</text:p>
          </table:table-cell>
          <table:table-cell office:value-type="float" office:value="187.52" table:style-name="ce1">
            <text:p>187,52</text:p>
          </table:table-cell>
          <table:table-cell office:value-type="float" office:value="7.38" table:style-name="ce1">
            <text:p>7,38</text:p>
          </table:table-cell>
          <table:table-cell office:value-type="float" office:value="22185" table:style-name="ce1">
            <text:p>22185</text:p>
          </table:table-cell>
          <table:table-cell office:value-type="float" office:value="4138" table:style-name="ce1">
            <text:p>4138</text:p>
          </table:table-cell>
          <table:table-cell office:value-type="float" office:value="202.47" table:style-name="ce1">
            <text:p>202,47</text:p>
          </table:table-cell>
          <table:table-cell office:value-type="float" office:value="9.42" table:style-name="ce1">
            <text:p>9,42</text:p>
          </table:table-cell>
          <table:table-cell office:value-type="float" office:value="163649" table:style-name="ce1">
            <text:p>163649</text:p>
          </table:table-cell>
          <table:table-cell office:value-type="float" office:value="6855" table:style-name="ce3">
            <text:p>6855</text:p>
          </table:table-cell>
          <table:table-cell office:value-type="float" office:value="184.76" table:style-name="ce1">
            <text:p>184,76</text:p>
          </table:table-cell>
          <table:table-cell office:value-type="float" office:value="3.21" table:style-name="ce1">
            <text:p>3,21</text:p>
          </table:table-cell>
          <table:table-cell office:value-type="float" office:value="318694" table:style-name="ce1">
            <text:p>318694</text:p>
          </table:table-cell>
          <table:table-cell office:value-type="float" office:value="709" table:style-name="ce1">
            <text:p>709</text:p>
          </table:table-cell>
          <table:table-cell office:value-type="float" office:value="183.27" table:style-name="ce1">
            <text:p>183,27</text:p>
          </table:table-cell>
          <table:table-cell office:value-type="float" office:value="0.68" table:style-name="ce1">
            <text:p>0,68</text:p>
          </table:table-cell>
          <table:table-cell office:value-type="float" office:value="1102" table:style-name="ce1">
            <text:p>1102</text:p>
          </table:table-cell>
          <table:table-cell office:value-type="float" office:value="4" table:style-name="ce1">
            <text:p>4</text:p>
          </table:table-cell>
          <table:table-cell office:value-type="float" office:value="197.21" table:style-name="ce1">
            <text:p>197,21</text:p>
          </table:table-cell>
          <table:table-cell office:value-type="float" office:value="1.21" table:style-name="ce1">
            <text:p>1,21</text:p>
          </table:table-cell>
          <table:table-cell office:value-type="float" office:value="126247" table:style-name="ce1">
            <text:p>126247</text:p>
          </table:table-cell>
          <table:table-cell office:value-type="float" office:value="52" table:style-name="ce1">
            <text:p>52</text:p>
          </table:table-cell>
          <table:table-cell office:value-type="float" office:value="184.82" table:style-name="ce1">
            <text:p>184,82</text:p>
          </table:table-cell>
          <table:table-cell office:value-type="float" office:value="0.88" table:style-name="ce1">
            <text:p>0,88</text:p>
          </table:table-cell>
          <table:table-cell office:value-type="float" office:value="60122" table:style-name="ce1">
            <text:p>60122</text:p>
          </table:table-cell>
          <table:table-cell office:value-type="float" office:value="92" table:style-name="ce1">
            <text:p>92</text:p>
          </table:table-cell>
          <table:table-cell office:value-type="float" office:value="182.59" table:style-name="ce1">
            <text:p>182,59</text:p>
          </table:table-cell>
          <table:table-cell office:value-type="float" office:value="0.62" table:style-name="ce2">
            <text:p>0,62</text:p>
          </table:table-cell>
          <table:table-cell office:value-type="float" office:value="1078" table:style-name="ce2">
            <text:p>1078</text:p>
          </table:table-cell>
          <table:table-cell office:value-type="float" office:value="3" table:style-name="ce2">
            <text:p>3</text:p>
          </table:table-cell>
          <table:table-cell office:value-type="float" office:value="181.57" table:style-name="ce1">
            <text:p>181,57</text:p>
          </table:table-cell>
          <table:table-cell office:value-type="float" office:value="5.35" table:style-name="ce1">
            <text:p>5,35</text:p>
          </table:table-cell>
          <table:table-cell office:value-type="float" office:value="656115" table:style-name="ce3">
            <text:p>656115</text:p>
          </table:table-cell>
          <table:table-cell office:value-type="float" office:value="1299" table:style-name="ce1">
            <text:p>1299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table:number-columns-repeated="2" table:style-name="ce1"/>
          <table:table-cell office:value-type="float" office:value="166.58" table:style-name="ce2">
            <text:p>166,58</text:p>
          </table:table-cell>
          <table:table-cell office:value-type="float" office:value="2.88" table:style-name="ce1">
            <text:p>2,88</text:p>
          </table:table-cell>
          <table:table-cell office:value-type="float" office:value="278913" table:style-name="ce1">
            <text:p>278913</text:p>
          </table:table-cell>
          <table:table-cell office:value-type="float" office:value="717" table:style-name="ce1">
            <text:p>717</text:p>
          </table:table-cell>
          <table:table-cell office:value-type="float" office:value="166.58" table:formula="of:=MIN([.$B27];[.$F27];[.$J27];[.$N27];[.$R27];[.$V27];[.$Z27];[.$AD27];[.$AH27];[.$AL27];[.$AP27];[.$AT27];[.$AX27])" table:style-name="ce1">
            <text:p>166,58</text:p>
          </table:table-cell>
          <table:table-cell office:value-type="float" office:value="0.62" table:formula="of:=MIN([.$C27];[.$G27];[.$K27];[.$O27];[.$S27];[.$W27];[.$AA27];[.$AE27];[.$AI27];[.$AM27];[.$AQ27];[.$AU27];[.$AY27])" table:style-name="ce1">
            <text:p>0,62</text:p>
          </table:table-cell>
          <table:table-cell office:value-type="float" office:value="1078" table:formula="of:=MIN([.$D27];[.$H27];[.$L27];[.$P27];[.$T27];[.$X27];[.$AB27];[.$AF27];[.$AJ27];[.$AN27];[.$AR27];[.$AV27];[.$AZ27])" table:style-name="ce1">
            <text:p>1078</text:p>
          </table:table-cell>
          <table:table-cell office:value-type="float" office:value="3" table:formula="of:=MIN([.$E27];[.$I27];[.$M27];[.$Q27];[.$U27];[.$Y27];[.$AC27];[.$AG27];[.$AK27];[.$AO27];[.$AS27];[.$AW27];[.$BA27])" table:style-name="ce1">
            <text:p>3</text:p>
          </table:table-cell>
          <table:table-cell office:value-type="float" office:value="184.82" table:formula="of:=MEDIAN([.$B27];[.$F27];[.$J27];[.$N27];[.$R27];[.$V27];[.$Z27];[.$AD27];[.$AH27];[.$AL27];[.$AP27];[.$AT27];[.$AX27])" table:style-name="ce1">
            <text:p>184,82</text:p>
          </table:table-cell>
          <table:table-cell office:value-type="float" office:value="3.21" table:formula="of:=MEDIAN([.$C27];[.$G27];[.$K27];[.$O27];[.$S27];[.$W27];[.$AA27];[.$AE27];[.$AI27];[.$AM27];[.$AQ27];[.$AU27];[.$AY27])" table:style-name="ce1">
            <text:p>3,21</text:p>
          </table:table-cell>
          <table:table-cell office:value-type="float" office:value="144948" table:formula="of:=MEDIAN([.$D27];[.$H27];[.$L27];[.$P27];[.$T27];[.$X27];[.$AB27];[.$AF27];[.$AJ27];[.$AN27];[.$AR27];[.$AV27];[.$AZ27])" table:style-name="ce1">
            <text:p>144948</text:p>
          </table:table-cell>
          <table:table-cell office:value-type="float" office:value="713" table:formula="of:=MEDIAN([.$E27];[.$I27];[.$M27];[.$Q27];[.$U27];[.$Y27];[.$AC27];[.$AG27];[.$AK27];[.$AO27];[.$AS27];[.$AW27];[.$BA27])" table:style-name="ce1">
            <text:p>713</text:p>
          </table:table-cell>
          <table:table-cell office:value-type="float" office:value="21600" table:formula="of:=MAX([.$B27];[.$F27];[.$J27];[.$N27];[.$R27];[.$V27];[.$Z27];[.$AD27];[.$AH27];[.$AL27];[.$AP27];[.$AT27];[.$AX27])" table:style-name="ce1">
            <text:p>21600</text:p>
          </table:table-cell>
          <table:table-cell office:value-type="float" office:value="21600" table:formula="of:=MAX([.$C27];[.$G27];[.$K27];[.$O27];[.$S27];[.$W27];[.$AA27];[.$AE27];[.$AI27];[.$AM27];[.$AQ27];[.$AU27];[.$AY27])" table:style-name="ce1">
            <text:p>21600</text:p>
          </table:table-cell>
          <table:table-cell office:value-type="float" office:value="656115" table:formula="of:=MAX([.$D27];[.$H27];[.$L27];[.$P27];[.$T27];[.$X27];[.$AB27];[.$AF27];[.$AJ27];[.$AN27];[.$AR27];[.$AV27];[.$AZ27])" table:style-name="ce1">
            <text:p>656115</text:p>
          </table:table-cell>
          <table:table-cell office:value-type="float" office:value="6855" table:formula="of:=MAX([.$E27];[.$I27];[.$M27];[.$Q27];[.$U27];[.$Y27];[.$AC27];[.$AG27];[.$AK27];[.$AO27];[.$AS27];[.$AW27];[.$BA27])" table:style-name="ce1">
            <text:p>685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15_c50.lp</text:p>
          </table:table-cell>
          <table:table-cell office:value-type="float" office:value="16.71" table:style-name="ce1">
            <text:p>16,71</text:p>
          </table:table-cell>
          <table:table-cell office:value-type="float" office:value="15.62" table:style-name="ce1">
            <text:p>15,62</text:p>
          </table:table-cell>
          <table:table-cell office:value-type="float" office:value="105662" table:style-name="ce1">
            <text:p>105662</text:p>
          </table:table-cell>
          <table:table-cell office:value-type="float" office:value="62819" table:style-name="ce1">
            <text:p>62819</text:p>
          </table:table-cell>
          <table:table-cell office:value-type="float" office:value="4.76" table:style-name="ce2">
            <text:p>4,76</text:p>
          </table:table-cell>
          <table:table-cell office:value-type="float" office:value="3.43" table:style-name="ce2">
            <text:p>3,43</text:p>
          </table:table-cell>
          <table:table-cell office:value-type="float" office:value="18440" table:style-name="ce2">
            <text:p>18440</text:p>
          </table:table-cell>
          <table:table-cell office:value-type="float" office:value="12036" table:style-name="ce2">
            <text:p>12036</text:p>
          </table:table-cell>
          <table:table-cell office:value-type="float" office:value="7.56" table:style-name="ce1">
            <text:p>7,56</text:p>
          </table:table-cell>
          <table:table-cell office:value-type="float" office:value="6.37" table:style-name="ce1">
            <text:p>6,37</text:p>
          </table:table-cell>
          <table:table-cell office:value-type="float" office:value="42884" table:style-name="ce1">
            <text:p>42884</text:p>
          </table:table-cell>
          <table:table-cell office:value-type="float" office:value="24483" table:style-name="ce1">
            <text:p>24483</text:p>
          </table:table-cell>
          <table:table-cell office:value-type="float" office:value="8.66" table:style-name="ce1">
            <text:p>8,66</text:p>
          </table:table-cell>
          <table:table-cell office:value-type="float" office:value="7.45" table:style-name="ce1">
            <text:p>7,45</text:p>
          </table:table-cell>
          <table:table-cell office:value-type="float" office:value="41117" table:style-name="ce1">
            <text:p>41117</text:p>
          </table:table-cell>
          <table:table-cell office:value-type="float" office:value="27497" table:style-name="ce1">
            <text:p>27497</text:p>
          </table:table-cell>
          <table:table-cell office:value-type="float" office:value="9.76" table:style-name="ce1">
            <text:p>9,76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44086" table:style-name="ce1">
            <text:p>44086</text:p>
          </table:table-cell>
          <table:table-cell office:value-type="float" office:value="30942" table:style-name="ce1">
            <text:p>30942</text:p>
          </table:table-cell>
          <table:table-cell office:value-type="float" office:value="13.29" table:style-name="ce1">
            <text:p>13,29</text:p>
          </table:table-cell>
          <table:table-cell office:value-type="float" office:value="12.08" table:style-name="ce1">
            <text:p>12,08</text:p>
          </table:table-cell>
          <table:table-cell office:value-type="float" office:value="59406" table:style-name="ce1">
            <text:p>59406</text:p>
          </table:table-cell>
          <table:table-cell office:value-type="float" office:value="43353" table:style-name="ce1">
            <text:p>43353</text:p>
          </table:table-cell>
          <table:table-cell office:value-type="float" office:value="25.03" table:style-name="ce1">
            <text:p>25,03</text:p>
          </table:table-cell>
          <table:table-cell office:value-type="float" office:value="23.81" table:style-name="ce1">
            <text:p>23,81</text:p>
          </table:table-cell>
          <table:table-cell office:value-type="float" office:value="161575" table:style-name="ce3">
            <text:p>161575</text:p>
          </table:table-cell>
          <table:table-cell office:value-type="float" office:value="85681" table:style-name="ce3">
            <text:p>85681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7.34" table:style-name="ce1">
            <text:p>7,34</text:p>
          </table:table-cell>
          <table:table-cell office:value-type="float" office:value="34715" table:style-name="ce1">
            <text:p>34715</text:p>
          </table:table-cell>
          <table:table-cell office:value-type="float" office:value="24012" table:style-name="ce1">
            <text:p>24012</text:p>
          </table:table-cell>
          <table:table-cell office:value-type="float" office:value="21.93" table:style-name="ce1">
            <text:p>21,93</text:p>
          </table:table-cell>
          <table:table-cell office:value-type="float" office:value="20.71" table:style-name="ce1">
            <text:p>20,71</text:p>
          </table:table-cell>
          <table:table-cell office:value-type="float" office:value="122967" table:style-name="ce1">
            <text:p>122967</text:p>
          </table:table-cell>
          <table:table-cell office:value-type="float" office:value="68289" table:style-name="ce1">
            <text:p>68289</text:p>
          </table:table-cell>
          <table:table-cell office:value-type="float" office:value="10.45" table:style-name="ce1">
            <text:p>10,45</text:p>
          </table:table-cell>
          <table:table-cell office:value-type="float" office:value="7.38" table:style-name="ce1">
            <text:p>7,38</text:p>
          </table:table-cell>
          <table:table-cell office:value-type="float" office:value="59121" table:style-name="ce1">
            <text:p>59121</text:p>
          </table:table-cell>
          <table:table-cell office:value-type="float" office:value="23332" table:style-name="ce1">
            <text:p>23332</text:p>
          </table:table-cell>
          <table:table-cell office:value-type="float" office:value="28.94" table:style-name="ce3">
            <text:p>28,94</text:p>
          </table:table-cell>
          <table:table-cell office:value-type="float" office:value="25.27" table:style-name="ce3">
            <text:p>25,27</text:p>
          </table:table-cell>
          <table:table-cell office:value-type="float" office:value="79861" table:style-name="ce1">
            <text:p>79861</text:p>
          </table:table-cell>
          <table:table-cell office:value-type="float" office:value="54805" table:style-name="ce1">
            <text:p>54805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5.05" table:style-name="ce1">
            <text:p>15,05</text:p>
          </table:table-cell>
          <table:table-cell office:value-type="float" office:value="115880" table:style-name="ce1">
            <text:p>115880</text:p>
          </table:table-cell>
          <table:table-cell office:value-type="float" office:value="49727" table:style-name="ce1">
            <text:p>49727</text:p>
          </table:table-cell>
          <table:table-cell office:value-type="float" office:value="19.579999999999998" table:style-name="ce1">
            <text:p>19,58</text:p>
          </table:table-cell>
          <table:table-cell office:value-type="float" office:value="18.420000000000002" table:style-name="ce1">
            <text:p>18,42</text:p>
          </table:table-cell>
          <table:table-cell office:value-type="float" office:value="113851" table:style-name="ce1">
            <text:p>113851</text:p>
          </table:table-cell>
          <table:table-cell office:value-type="float" office:value="62722" table:style-name="ce1">
            <text:p>62722</text:p>
          </table:table-cell>
          <table:table-cell office:value-type="float" office:value="4.76" table:formula="of:=MIN([.$B28];[.$F28];[.$J28];[.$N28];[.$R28];[.$V28];[.$Z28];[.$AD28];[.$AH28];[.$AL28];[.$AP28];[.$AT28];[.$AX28])" table:style-name="ce1">
            <text:p>4,76</text:p>
          </table:table-cell>
          <table:table-cell office:value-type="float" office:value="3.43" table:formula="of:=MIN([.$C28];[.$G28];[.$K28];[.$O28];[.$S28];[.$W28];[.$AA28];[.$AE28];[.$AI28];[.$AM28];[.$AQ28];[.$AU28];[.$AY28])" table:style-name="ce1">
            <text:p>3,43</text:p>
          </table:table-cell>
          <table:table-cell office:value-type="float" office:value="18440" table:formula="of:=MIN([.$D28];[.$H28];[.$L28];[.$P28];[.$T28];[.$X28];[.$AB28];[.$AF28];[.$AJ28];[.$AN28];[.$AR28];[.$AV28];[.$AZ28])" table:style-name="ce1">
            <text:p>18440</text:p>
          </table:table-cell>
          <table:table-cell office:value-type="float" office:value="12036" table:formula="of:=MIN([.$E28];[.$I28];[.$M28];[.$Q28];[.$U28];[.$Y28];[.$AC28];[.$AG28];[.$AK28];[.$AO28];[.$AS28];[.$AW28];[.$BA28])" table:style-name="ce1">
            <text:p>12036</text:p>
          </table:table-cell>
          <table:table-cell office:value-type="float" office:value="13.29" table:formula="of:=MEDIAN([.$B28];[.$F28];[.$J28];[.$N28];[.$R28];[.$V28];[.$Z28];[.$AD28];[.$AH28];[.$AL28];[.$AP28];[.$AT28];[.$AX28])" table:style-name="ce1">
            <text:p>13,29</text:p>
          </table:table-cell>
          <table:table-cell office:value-type="float" office:value="12.08" table:formula="of:=MEDIAN([.$C28];[.$G28];[.$K28];[.$O28];[.$S28];[.$W28];[.$AA28];[.$AE28];[.$AI28];[.$AM28];[.$AQ28];[.$AU28];[.$AY28])" table:style-name="ce1">
            <text:p>12,08</text:p>
          </table:table-cell>
          <table:table-cell office:value-type="float" office:value="59406" table:formula="of:=MEDIAN([.$D28];[.$H28];[.$L28];[.$P28];[.$T28];[.$X28];[.$AB28];[.$AF28];[.$AJ28];[.$AN28];[.$AR28];[.$AV28];[.$AZ28])" table:style-name="ce1">
            <text:p>59406</text:p>
          </table:table-cell>
          <table:table-cell office:value-type="float" office:value="43353" table:formula="of:=MEDIAN([.$E28];[.$I28];[.$M28];[.$Q28];[.$U28];[.$Y28];[.$AC28];[.$AG28];[.$AK28];[.$AO28];[.$AS28];[.$AW28];[.$BA28])" table:style-name="ce1">
            <text:p>43353</text:p>
          </table:table-cell>
          <table:table-cell office:value-type="float" office:value="28.94" table:formula="of:=MAX([.$B28];[.$F28];[.$J28];[.$N28];[.$R28];[.$V28];[.$Z28];[.$AD28];[.$AH28];[.$AL28];[.$AP28];[.$AT28];[.$AX28])" table:style-name="ce1">
            <text:p>28,94</text:p>
          </table:table-cell>
          <table:table-cell office:value-type="float" office:value="25.27" table:formula="of:=MAX([.$C28];[.$G28];[.$K28];[.$O28];[.$S28];[.$W28];[.$AA28];[.$AE28];[.$AI28];[.$AM28];[.$AQ28];[.$AU28];[.$AY28])" table:style-name="ce1">
            <text:p>25,27</text:p>
          </table:table-cell>
          <table:table-cell office:value-type="float" office:value="161575" table:formula="of:=MAX([.$D28];[.$H28];[.$L28];[.$P28];[.$T28];[.$X28];[.$AB28];[.$AF28];[.$AJ28];[.$AN28];[.$AR28];[.$AV28];[.$AZ28])" table:style-name="ce1">
            <text:p>161575</text:p>
          </table:table-cell>
          <table:table-cell office:value-type="float" office:value="85681" table:formula="of:=MAX([.$E28];[.$I28];[.$M28];[.$Q28];[.$U28];[.$Y28];[.$AC28];[.$AG28];[.$AK28];[.$AO28];[.$AS28];[.$AW28];[.$BA28])" table:style-name="ce1">
            <text:p>8568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20_c55.lp</text:p>
          </table:table-cell>
          <table:table-cell office:value-type="float" office:value="5.63" table:style-name="ce1">
            <text:p>5,63</text:p>
          </table:table-cell>
          <table:table-cell office:value-type="float" office:value="4.45" table:style-name="ce1">
            <text:p>4,45</text:p>
          </table:table-cell>
          <table:table-cell office:value-type="float" office:value="45635" table:style-name="ce1">
            <text:p>45635</text:p>
          </table:table-cell>
          <table:table-cell office:value-type="float" office:value="19000" table:style-name="ce1">
            <text:p>19000</text:p>
          </table:table-cell>
          <table:table-cell office:value-type="float" office:value="2.56" table:style-name="ce2">
            <text:p>2,56</text:p>
          </table:table-cell>
          <table:table-cell office:value-type="float" office:value="1.19" table:style-name="ce2">
            <text:p>1,19</text:p>
          </table:table-cell>
          <table:table-cell office:value-type="float" office:value="7083" table:style-name="ce2">
            <text:p>7083</text:p>
          </table:table-cell>
          <table:table-cell office:value-type="float" office:value="4718" table:style-name="ce2">
            <text:p>4718</text:p>
          </table:table-cell>
          <table:table-cell office:value-type="float" office:value="10.69" table:style-name="ce1">
            <text:p>10,69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17282" table:style-name="ce1">
            <text:p>117282</text:p>
          </table:table-cell>
          <table:table-cell office:value-type="float" office:value="41650" table:style-name="ce1">
            <text:p>41650</text:p>
          </table:table-cell>
          <table:table-cell office:value-type="float" office:value="59.06" table:style-name="ce1">
            <text:p>59,06</text:p>
          </table:table-cell>
          <table:table-cell office:value-type="float" office:value="57.85" table:style-name="ce1">
            <text:p>57,85</text:p>
          </table:table-cell>
          <table:table-cell office:value-type="float" office:value="268708" table:style-name="ce1">
            <text:p>268708</text:p>
          </table:table-cell>
          <table:table-cell office:value-type="float" office:value="148585" table:style-name="ce1">
            <text:p>148585</text:p>
          </table:table-cell>
          <table:table-cell office:value-type="float" office:value="33.35" table:style-name="ce1">
            <text:p>33,35</text:p>
          </table:table-cell>
          <table:table-cell office:value-type="float" office:value="32.07" table:style-name="ce1">
            <text:p>32,07</text:p>
          </table:table-cell>
          <table:table-cell office:value-type="float" office:value="116784" table:style-name="ce1">
            <text:p>116784</text:p>
          </table:table-cell>
          <table:table-cell office:value-type="float" office:value="96751" table:style-name="ce1">
            <text:p>96751</text:p>
          </table:table-cell>
          <table:table-cell office:value-type="float" office:value="14.59" table:style-name="ce1">
            <text:p>14,59</text:p>
          </table:table-cell>
          <table:table-cell office:value-type="float" office:value="13.29" table:style-name="ce1">
            <text:p>13,29</text:p>
          </table:table-cell>
          <table:table-cell office:value-type="float" office:value="85153" table:style-name="ce1">
            <text:p>85153</text:p>
          </table:table-cell>
          <table:table-cell office:value-type="float" office:value="43114" table:style-name="ce1">
            <text:p>43114</text:p>
          </table:table-cell>
          <table:table-cell office:value-type="float" office:value="8.01" table:style-name="ce1">
            <text:p>8,01</text:p>
          </table:table-cell>
          <table:table-cell office:value-type="float" office:value="6.72" table:style-name="ce1">
            <text:p>6,72</text:p>
          </table:table-cell>
          <table:table-cell office:value-type="float" office:value="46496" table:style-name="ce1">
            <text:p>46496</text:p>
          </table:table-cell>
          <table:table-cell office:value-type="float" office:value="24002" table:style-name="ce1">
            <text:p>24002</text:p>
          </table:table-cell>
          <table:table-cell office:value-type="float" office:value="10.51" table:style-name="ce1">
            <text:p>10,51</text:p>
          </table:table-cell>
          <table:table-cell office:value-type="float" office:value="9.34" table:style-name="ce1">
            <text:p>9,34</text:p>
          </table:table-cell>
          <table:table-cell office:value-type="float" office:value="38881" table:style-name="ce1">
            <text:p>38881</text:p>
          </table:table-cell>
          <table:table-cell office:value-type="float" office:value="30943" table:style-name="ce1">
            <text:p>30943</text:p>
          </table:table-cell>
          <table:table-cell office:value-type="float" office:value="38.619999999999997" table:style-name="ce1">
            <text:p>38,62</text:p>
          </table:table-cell>
          <table:table-cell office:value-type="float" office:value="37.4" table:style-name="ce1">
            <text:p>37,4</text:p>
          </table:table-cell>
          <table:table-cell office:value-type="float" office:value="179030" table:style-name="ce1">
            <text:p>179030</text:p>
          </table:table-cell>
          <table:table-cell office:value-type="float" office:value="105353" table:style-name="ce1">
            <text:p>105353</text:p>
          </table:table-cell>
          <table:table-cell office:value-type="float" office:value="70.790000000000006" table:style-name="ce1">
            <text:p>70,79</text:p>
          </table:table-cell>
          <table:table-cell office:value-type="float" office:value="67.66" table:style-name="ce1">
            <text:p>67,66</text:p>
          </table:table-cell>
          <table:table-cell office:value-type="float" office:value="291676" table:style-name="ce3">
            <text:p>291676</text:p>
          </table:table-cell>
          <table:table-cell office:value-type="float" office:value="184788" table:style-name="ce3">
            <text:p>184788</text:p>
          </table:table-cell>
          <table:table-cell office:value-type="float" office:value="43.09" table:style-name="ce1">
            <text:p>43,09</text:p>
          </table:table-cell>
          <table:table-cell office:value-type="float" office:value="39.11" table:style-name="ce1">
            <text:p>39,11</text:p>
          </table:table-cell>
          <table:table-cell office:value-type="float" office:value="106022" table:style-name="ce1">
            <text:p>106022</text:p>
          </table:table-cell>
          <table:table-cell office:value-type="float" office:value="80012" table:style-name="ce1">
            <text:p>80012</text:p>
          </table:table-cell>
          <table:table-cell office:value-type="float" office:value="80.92" table:style-name="ce3">
            <text:p>80,92</text:p>
          </table:table-cell>
          <table:table-cell office:value-type="float" office:value="77.040000000000006" table:style-name="ce3">
            <text:p>77,04</text:p>
          </table:table-cell>
          <table:table-cell office:value-type="float" office:value="223055" table:style-name="ce1">
            <text:p>223055</text:p>
          </table:table-cell>
          <table:table-cell office:value-type="float" office:value="129609" table:style-name="ce1">
            <text:p>129609</text:p>
          </table:table-cell>
          <table:table-cell office:value-type="float" office:value="22.05" table:style-name="ce1">
            <text:p>22,05</text:p>
          </table:table-cell>
          <table:table-cell office:value-type="float" office:value="21.11" table:style-name="ce1">
            <text:p>21,11</text:p>
          </table:table-cell>
          <table:table-cell office:value-type="float" office:value="163399" table:style-name="ce1">
            <text:p>163399</text:p>
          </table:table-cell>
          <table:table-cell office:value-type="float" office:value="93463" table:style-name="ce1">
            <text:p>93463</text:p>
          </table:table-cell>
          <table:table-cell office:value-type="float" office:value="2.56" table:formula="of:=MIN([.$B29];[.$F29];[.$J29];[.$N29];[.$R29];[.$V29];[.$Z29];[.$AD29];[.$AH29];[.$AL29];[.$AP29];[.$AT29];[.$AX29])" table:style-name="ce1">
            <text:p>2,56</text:p>
          </table:table-cell>
          <table:table-cell office:value-type="float" office:value="1.19" table:formula="of:=MIN([.$C29];[.$G29];[.$K29];[.$O29];[.$S29];[.$W29];[.$AA29];[.$AE29];[.$AI29];[.$AM29];[.$AQ29];[.$AU29];[.$AY29])" table:style-name="ce1">
            <text:p>1,19</text:p>
          </table:table-cell>
          <table:table-cell office:value-type="float" office:value="7083" table:formula="of:=MIN([.$D29];[.$H29];[.$L29];[.$P29];[.$T29];[.$X29];[.$AB29];[.$AF29];[.$AJ29];[.$AN29];[.$AR29];[.$AV29];[.$AZ29])" table:style-name="ce1">
            <text:p>7083</text:p>
          </table:table-cell>
          <table:table-cell office:value-type="float" office:value="4718" table:formula="of:=MIN([.$E29];[.$I29];[.$M29];[.$Q29];[.$U29];[.$Y29];[.$AC29];[.$AG29];[.$AK29];[.$AO29];[.$AS29];[.$AW29];[.$BA29])" table:style-name="ce1">
            <text:p>4718</text:p>
          </table:table-cell>
          <table:table-cell office:value-type="float" office:value="22.05" table:formula="of:=MEDIAN([.$B29];[.$F29];[.$J29];[.$N29];[.$R29];[.$V29];[.$Z29];[.$AD29];[.$AH29];[.$AL29];[.$AP29];[.$AT29];[.$AX29])" table:style-name="ce1">
            <text:p>22,05</text:p>
          </table:table-cell>
          <table:table-cell office:value-type="float" office:value="21.11" table:formula="of:=MEDIAN([.$C29];[.$G29];[.$K29];[.$O29];[.$S29];[.$W29];[.$AA29];[.$AE29];[.$AI29];[.$AM29];[.$AQ29];[.$AU29];[.$AY29])" table:style-name="ce1">
            <text:p>21,11</text:p>
          </table:table-cell>
          <table:table-cell office:value-type="float" office:value="116784" table:formula="of:=MEDIAN([.$D29];[.$H29];[.$L29];[.$P29];[.$T29];[.$X29];[.$AB29];[.$AF29];[.$AJ29];[.$AN29];[.$AR29];[.$AV29];[.$AZ29])" table:style-name="ce1">
            <text:p>116784</text:p>
          </table:table-cell>
          <table:table-cell office:value-type="float" office:value="80012" table:formula="of:=MEDIAN([.$E29];[.$I29];[.$M29];[.$Q29];[.$U29];[.$Y29];[.$AC29];[.$AG29];[.$AK29];[.$AO29];[.$AS29];[.$AW29];[.$BA29])" table:style-name="ce1">
            <text:p>80012</text:p>
          </table:table-cell>
          <table:table-cell office:value-type="float" office:value="80.92" table:formula="of:=MAX([.$B29];[.$F29];[.$J29];[.$N29];[.$R29];[.$V29];[.$Z29];[.$AD29];[.$AH29];[.$AL29];[.$AP29];[.$AT29];[.$AX29])" table:style-name="ce1">
            <text:p>80,92</text:p>
          </table:table-cell>
          <table:table-cell office:value-type="float" office:value="77.040000000000006" table:formula="of:=MAX([.$C29];[.$G29];[.$K29];[.$O29];[.$S29];[.$W29];[.$AA29];[.$AE29];[.$AI29];[.$AM29];[.$AQ29];[.$AU29];[.$AY29])" table:style-name="ce1">
            <text:p>77,04</text:p>
          </table:table-cell>
          <table:table-cell office:value-type="float" office:value="291676" table:formula="of:=MAX([.$D29];[.$H29];[.$L29];[.$P29];[.$T29];[.$X29];[.$AB29];[.$AF29];[.$AJ29];[.$AN29];[.$AR29];[.$AV29];[.$AZ29])" table:style-name="ce1">
            <text:p>291676</text:p>
          </table:table-cell>
          <table:table-cell office:value-type="float" office:value="184788" table:formula="of:=MAX([.$E29];[.$I29];[.$M29];[.$Q29];[.$U29];[.$Y29];[.$AC29];[.$AG29];[.$AK29];[.$AO29];[.$AS29];[.$AW29];[.$BA29])" table:style-name="ce1">
            <text:p>1847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25_c60.lp</text:p>
          </table:table-cell>
          <table:table-cell office:value-type="float" office:value="2.36" table:style-name="ce1">
            <text:p>2,36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8754" table:style-name="ce1">
            <text:p>8754</text:p>
          </table:table-cell>
          <table:table-cell office:value-type="float" office:value="3718" table:style-name="ce1">
            <text:p>3718</text:p>
          </table:table-cell>
          <table:table-cell office:value-type="float" office:value="9.84" table:style-name="ce1">
            <text:p>9,84</text:p>
          </table:table-cell>
          <table:table-cell office:value-type="float" office:value="8.43" table:style-name="ce1">
            <text:p>8,43</text:p>
          </table:table-cell>
          <table:table-cell office:value-type="float" office:value="27836" table:style-name="ce1">
            <text:p>27836</text:p>
          </table:table-cell>
          <table:table-cell office:value-type="float" office:value="22862" table:style-name="ce1">
            <text:p>22862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2.93" table:style-name="ce1">
            <text:p>2,93</text:p>
          </table:table-cell>
          <table:table-cell office:value-type="float" office:value="16539" table:style-name="ce1">
            <text:p>16539</text:p>
          </table:table-cell>
          <table:table-cell office:value-type="float" office:value="8609" table:style-name="ce1">
            <text:p>8609</text:p>
          </table:table-cell>
          <table:table-cell office:value-type="float" office:value="35.26" table:style-name="ce3">
            <text:p>35,26</text:p>
          </table:table-cell>
          <table:table-cell office:value-type="float" office:value="34.08" table:style-name="ce3">
            <text:p>34,08</text:p>
          </table:table-cell>
          <table:table-cell office:value-type="float" office:value="155587" table:style-name="ce3">
            <text:p>155587</text:p>
          </table:table-cell>
          <table:table-cell office:value-type="float" office:value="103767" table:style-name="ce3">
            <text:p>103767</text:p>
          </table:table-cell>
          <table:table-cell office:value-type="float" office:value="15.72" table:style-name="ce1">
            <text:p>15,72</text:p>
          </table:table-cell>
          <table:table-cell office:value-type="float" office:value="14.36" table:style-name="ce1">
            <text:p>14,36</text:p>
          </table:table-cell>
          <table:table-cell office:value-type="float" office:value="45239" table:style-name="ce1">
            <text:p>45239</text:p>
          </table:table-cell>
          <table:table-cell office:value-type="float" office:value="38258" table:style-name="ce1">
            <text:p>38258</text:p>
          </table:table-cell>
          <table:table-cell office:value-type="float" office:value="9.6300000000000008" table:style-name="ce1">
            <text:p>9,63</text:p>
          </table:table-cell>
          <table:table-cell office:value-type="float" office:value="8.24" table:style-name="ce1">
            <text:p>8,24</text:p>
          </table:table-cell>
          <table:table-cell office:value-type="float" office:value="37500" table:style-name="ce1">
            <text:p>37500</text:p>
          </table:table-cell>
          <table:table-cell office:value-type="float" office:value="23691" table:style-name="ce1">
            <text:p>23691</text:p>
          </table:table-cell>
          <table:table-cell office:value-type="float" office:value="1.77" table:style-name="ce2">
            <text:p>1,77</text:p>
          </table:table-cell>
          <table:table-cell office:value-type="float" office:value="0.46" table:style-name="ce2">
            <text:p>0,46</text:p>
          </table:table-cell>
          <table:table-cell office:value-type="float" office:value="4832" table:style-name="ce2">
            <text:p>4832</text:p>
          </table:table-cell>
          <table:table-cell office:value-type="float" office:value="1716" table:style-name="ce2">
            <text:p>1716</text:p>
          </table:table-cell>
          <table:table-cell office:value-type="float" office:value="26.86" table:style-name="ce1">
            <text:p>26,86</text:p>
          </table:table-cell>
          <table:table-cell office:value-type="float" office:value="25.46" table:style-name="ce1">
            <text:p>25,46</text:p>
          </table:table-cell>
          <table:table-cell office:value-type="float" office:value="75100" table:style-name="ce1">
            <text:p>75100</text:p>
          </table:table-cell>
          <table:table-cell office:value-type="float" office:value="63467" table:style-name="ce1">
            <text:p>63467</text:p>
          </table:table-cell>
          <table:table-cell office:value-type="float" office:value="2.84" table:style-name="ce1">
            <text:p>2,84</text:p>
          </table:table-cell>
          <table:table-cell office:value-type="float" office:value="1.51" table:style-name="ce1">
            <text:p>1,51</text:p>
          </table:table-cell>
          <table:table-cell office:value-type="float" office:value="11611" table:style-name="ce1">
            <text:p>11611</text:p>
          </table:table-cell>
          <table:table-cell office:value-type="float" office:value="4889" table:style-name="ce1">
            <text:p>4889</text:p>
          </table:table-cell>
          <table:table-cell office:value-type="float" office:value="25.52" table:style-name="ce1">
            <text:p>25,52</text:p>
          </table:table-cell>
          <table:table-cell office:value-type="float" office:value="21.75" table:style-name="ce1">
            <text:p>21,75</text:p>
          </table:table-cell>
          <table:table-cell office:value-type="float" office:value="70936" table:style-name="ce1">
            <text:p>70936</text:p>
          </table:table-cell>
          <table:table-cell office:value-type="float" office:value="35985" table:style-name="ce1">
            <text:p>35985</text:p>
          </table:table-cell>
          <table:table-cell office:value-type="float" office:value="8.89" table:style-name="ce1">
            <text:p>8,89</text:p>
          </table:table-cell>
          <table:table-cell office:value-type="float" office:value="5.45" table:style-name="ce1">
            <text:p>5,45</text:p>
          </table:table-cell>
          <table:table-cell office:value-type="float" office:value="17708" table:style-name="ce1">
            <text:p>17708</text:p>
          </table:table-cell>
          <table:table-cell office:value-type="float" office:value="13830" table:style-name="ce1">
            <text:p>13830</text:p>
          </table:table-cell>
          <table:table-cell office:value-type="float" office:value="23.45" table:style-name="ce1">
            <text:p>23,45</text:p>
          </table:table-cell>
          <table:table-cell office:value-type="float" office:value="19.16" table:style-name="ce1">
            <text:p>19,16</text:p>
          </table:table-cell>
          <table:table-cell office:value-type="float" office:value="62873" table:style-name="ce1">
            <text:p>62873</text:p>
          </table:table-cell>
          <table:table-cell office:value-type="float" office:value="30377" table:style-name="ce1">
            <text:p>30377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0.84" table:style-name="ce1">
            <text:p>0,84</text:p>
          </table:table-cell>
          <table:table-cell office:value-type="float" office:value="6616" table:style-name="ce1">
            <text:p>6616</text:p>
          </table:table-cell>
          <table:table-cell office:value-type="float" office:value="2770" table:style-name="ce1">
            <text:p>2770</text:p>
          </table:table-cell>
          <table:table-cell office:value-type="float" office:value="1.77" table:formula="of:=MIN([.$B30];[.$F30];[.$J30];[.$N30];[.$R30];[.$V30];[.$Z30];[.$AD30];[.$AH30];[.$AL30];[.$AP30];[.$AT30];[.$AX30])" table:style-name="ce1">
            <text:p>1,77</text:p>
          </table:table-cell>
          <table:table-cell office:value-type="float" office:value="0.46" table:formula="of:=MIN([.$C30];[.$G30];[.$K30];[.$O30];[.$S30];[.$W30];[.$AA30];[.$AE30];[.$AI30];[.$AM30];[.$AQ30];[.$AU30];[.$AY30])" table:style-name="ce1">
            <text:p>0,46</text:p>
          </table:table-cell>
          <table:table-cell office:value-type="float" office:value="4832" table:formula="of:=MIN([.$D30];[.$H30];[.$L30];[.$P30];[.$T30];[.$X30];[.$AB30];[.$AF30];[.$AJ30];[.$AN30];[.$AR30];[.$AV30];[.$AZ30])" table:style-name="ce1">
            <text:p>4832</text:p>
          </table:table-cell>
          <table:table-cell office:value-type="float" office:value="1716" table:formula="of:=MIN([.$E30];[.$I30];[.$M30];[.$Q30];[.$U30];[.$Y30];[.$AC30];[.$AG30];[.$AK30];[.$AO30];[.$AS30];[.$AW30];[.$BA30])" table:style-name="ce1">
            <text:p>1716</text:p>
          </table:table-cell>
          <table:table-cell office:value-type="float" office:value="9.6300000000000008" table:formula="of:=MEDIAN([.$B30];[.$F30];[.$J30];[.$N30];[.$R30];[.$V30];[.$Z30];[.$AD30];[.$AH30];[.$AL30];[.$AP30];[.$AT30];[.$AX30])" table:style-name="ce1">
            <text:p>9,63</text:p>
          </table:table-cell>
          <table:table-cell office:value-type="float" office:value="8.24" table:formula="of:=MEDIAN([.$C30];[.$G30];[.$K30];[.$O30];[.$S30];[.$W30];[.$AA30];[.$AE30];[.$AI30];[.$AM30];[.$AQ30];[.$AU30];[.$AY30])" table:style-name="ce1">
            <text:p>8,24</text:p>
          </table:table-cell>
          <table:table-cell office:value-type="float" office:value="27836" table:formula="of:=MEDIAN([.$D30];[.$H30];[.$L30];[.$P30];[.$T30];[.$X30];[.$AB30];[.$AF30];[.$AJ30];[.$AN30];[.$AR30];[.$AV30];[.$AZ30])" table:style-name="ce1">
            <text:p>27836</text:p>
          </table:table-cell>
          <table:table-cell office:value-type="float" office:value="22862" table:formula="of:=MEDIAN([.$E30];[.$I30];[.$M30];[.$Q30];[.$U30];[.$Y30];[.$AC30];[.$AG30];[.$AK30];[.$AO30];[.$AS30];[.$AW30];[.$BA30])" table:style-name="ce1">
            <text:p>22862</text:p>
          </table:table-cell>
          <table:table-cell office:value-type="float" office:value="35.26" table:formula="of:=MAX([.$B30];[.$F30];[.$J30];[.$N30];[.$R30];[.$V30];[.$Z30];[.$AD30];[.$AH30];[.$AL30];[.$AP30];[.$AT30];[.$AX30])" table:style-name="ce1">
            <text:p>35,26</text:p>
          </table:table-cell>
          <table:table-cell office:value-type="float" office:value="34.08" table:formula="of:=MAX([.$C30];[.$G30];[.$K30];[.$O30];[.$S30];[.$W30];[.$AA30];[.$AE30];[.$AI30];[.$AM30];[.$AQ30];[.$AU30];[.$AY30])" table:style-name="ce1">
            <text:p>34,08</text:p>
          </table:table-cell>
          <table:table-cell office:value-type="float" office:value="155587" table:formula="of:=MAX([.$D30];[.$H30];[.$L30];[.$P30];[.$T30];[.$X30];[.$AB30];[.$AF30];[.$AJ30];[.$AN30];[.$AR30];[.$AV30];[.$AZ30])" table:style-name="ce1">
            <text:p>155587</text:p>
          </table:table-cell>
          <table:table-cell office:value-type="float" office:value="103767" table:formula="of:=MAX([.$E30];[.$I30];[.$M30];[.$Q30];[.$U30];[.$Y30];[.$AC30];[.$AG30];[.$AK30];[.$AO30];[.$AS30];[.$AW30];[.$BA30])" table:style-name="ce1">
            <text:p>10376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25_c70.lp</text:p>
          </table:table-cell>
          <table:table-cell office:value-type="float" office:value="11.41" table:style-name="ce1">
            <text:p>11,41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73732" table:style-name="ce1">
            <text:p>73732</text:p>
          </table:table-cell>
          <table:table-cell office:value-type="float" office:value="23499" table:style-name="ce1">
            <text:p>23499</text:p>
          </table:table-cell>
          <table:table-cell office:value-type="float" office:value="2.58" table:style-name="ce2">
            <text:p>2,58</text:p>
          </table:table-cell>
          <table:table-cell office:value-type="float" office:value="0.81" table:style-name="ce1">
            <text:p>0,81</text:p>
          </table:table-cell>
          <table:table-cell office:value-type="float" office:value="4012" table:style-name="ce1">
            <text:p>4012</text:p>
          </table:table-cell>
          <table:table-cell office:value-type="float" office:value="2176" table:style-name="ce1">
            <text:p>2176</text:p>
          </table:table-cell>
          <table:table-cell office:value-type="float" office:value="5.26" table:style-name="ce1">
            <text:p>5,26</text:p>
          </table:table-cell>
          <table:table-cell office:value-type="float" office:value="3.34" table:style-name="ce1">
            <text:p>3,34</text:p>
          </table:table-cell>
          <table:table-cell office:value-type="float" office:value="36249" table:style-name="ce1">
            <text:p>36249</text:p>
          </table:table-cell>
          <table:table-cell office:value-type="float" office:value="8732" table:style-name="ce1">
            <text:p>8732</text:p>
          </table:table-cell>
          <table:table-cell office:value-type="float" office:value="4.07" table:style-name="ce1">
            <text:p>4,07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8305" table:style-name="ce1">
            <text:p>18305</text:p>
          </table:table-cell>
          <table:table-cell office:value-type="float" office:value="5186" table:style-name="ce1">
            <text:p>5186</text:p>
          </table:table-cell>
          <table:table-cell office:value-type="float" office:value="2.91" table:style-name="ce1">
            <text:p>2,91</text:p>
          </table:table-cell>
          <table:table-cell office:value-type="float" office:value="0.99" table:style-name="ce1">
            <text:p>0,99</text:p>
          </table:table-cell>
          <table:table-cell office:value-type="float" office:value="3775" table:style-name="ce2">
            <text:p>3775</text:p>
          </table:table-cell>
          <table:table-cell office:value-type="float" office:value="2402" table:style-name="ce1">
            <text:p>2402</text:p>
          </table:table-cell>
          <table:table-cell office:value-type="float" office:value="2.97" table:style-name="ce1">
            <text:p>2,97</text:p>
          </table:table-cell>
          <table:table-cell office:value-type="float" office:value="1.04" table:style-name="ce1">
            <text:p>1,04</text:p>
          </table:table-cell>
          <table:table-cell office:value-type="float" office:value="8004" table:style-name="ce1">
            <text:p>8004</text:p>
          </table:table-cell>
          <table:table-cell office:value-type="float" office:value="2446" table:style-name="ce1">
            <text:p>2446</text:p>
          </table:table-cell>
          <table:table-cell office:value-type="float" office:value="5.81" table:style-name="ce1">
            <text:p>5,81</text:p>
          </table:table-cell>
          <table:table-cell office:value-type="float" office:value="3.94" table:style-name="ce1">
            <text:p>3,94</text:p>
          </table:table-cell>
          <table:table-cell office:value-type="float" office:value="37439" table:style-name="ce1">
            <text:p>37439</text:p>
          </table:table-cell>
          <table:table-cell office:value-type="float" office:value="10008" table:style-name="ce1">
            <text:p>10008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6.33" table:style-name="ce1">
            <text:p>6,33</text:p>
          </table:table-cell>
          <table:table-cell office:value-type="float" office:value="19904" table:style-name="ce1">
            <text:p>19904</text:p>
          </table:table-cell>
          <table:table-cell office:value-type="float" office:value="14100" table:style-name="ce1">
            <text:p>14100</text:p>
          </table:table-cell>
          <table:table-cell office:value-type="float" office:value="2.61" table:style-name="ce1">
            <text:p>2,61</text:p>
          </table:table-cell>
          <table:table-cell office:value-type="float" office:value="0.54" table:style-name="ce2">
            <text:p>0,54</text:p>
          </table:table-cell>
          <table:table-cell office:value-type="float" office:value="8654" table:style-name="ce1">
            <text:p>8654</text:p>
          </table:table-cell>
          <table:table-cell office:value-type="float" office:value="1293" table:style-name="ce2">
            <text:p>1293</text:p>
          </table:table-cell>
          <table:table-cell office:value-type="float" office:value="24.83" table:style-name="ce3">
            <text:p>24,83</text:p>
          </table:table-cell>
          <table:table-cell office:value-type="float" office:value="18.149999999999999" table:style-name="ce3">
            <text:p>18,15</text:p>
          </table:table-cell>
          <table:table-cell office:value-type="float" office:value="121323" table:style-name="ce3">
            <text:p>121323</text:p>
          </table:table-cell>
          <table:table-cell office:value-type="float" office:value="25013" table:style-name="ce3">
            <text:p>25013</text:p>
          </table:table-cell>
          <table:table-cell office:value-type="float" office:value="10.02" table:style-name="ce1">
            <text:p>10,02</text:p>
          </table:table-cell>
          <table:table-cell office:value-type="float" office:value="4.13" table:style-name="ce1">
            <text:p>4,13</text:p>
          </table:table-cell>
          <table:table-cell office:value-type="float" office:value="8662" table:style-name="ce1">
            <text:p>8662</text:p>
          </table:table-cell>
          <table:table-cell office:value-type="float" office:value="5283" table:style-name="ce1">
            <text:p>5283</text:p>
          </table:table-cell>
          <table:table-cell office:value-type="float" office:value="12.13" table:style-name="ce1">
            <text:p>12,1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3940" table:style-name="ce1">
            <text:p>23940</text:p>
          </table:table-cell>
          <table:table-cell office:value-type="float" office:value="6377" table:style-name="ce1">
            <text:p>6377</text:p>
          </table:table-cell>
          <table:table-cell office:value-type="float" office:value="2.76" table:style-name="ce1">
            <text:p>2,76</text:p>
          </table:table-cell>
          <table:table-cell office:value-type="float" office:value="1.06" table:style-name="ce1">
            <text:p>1,06</text:p>
          </table:table-cell>
          <table:table-cell office:value-type="float" office:value="9427" table:style-name="ce1">
            <text:p>9427</text:p>
          </table:table-cell>
          <table:table-cell office:value-type="float" office:value="2892" table:style-name="ce1">
            <text:p>2892</text:p>
          </table:table-cell>
          <table:table-cell office:value-type="float" office:value="2.58" table:formula="of:=MIN([.$B31];[.$F31];[.$J31];[.$N31];[.$R31];[.$V31];[.$Z31];[.$AD31];[.$AH31];[.$AL31];[.$AP31];[.$AT31];[.$AX31])" table:style-name="ce1">
            <text:p>2,58</text:p>
          </table:table-cell>
          <table:table-cell office:value-type="float" office:value="0.54" table:formula="of:=MIN([.$C31];[.$G31];[.$K31];[.$O31];[.$S31];[.$W31];[.$AA31];[.$AE31];[.$AI31];[.$AM31];[.$AQ31];[.$AU31];[.$AY31])" table:style-name="ce1">
            <text:p>0,54</text:p>
          </table:table-cell>
          <table:table-cell office:value-type="float" office:value="3775" table:formula="of:=MIN([.$D31];[.$H31];[.$L31];[.$P31];[.$T31];[.$X31];[.$AB31];[.$AF31];[.$AJ31];[.$AN31];[.$AR31];[.$AV31];[.$AZ31])" table:style-name="ce1">
            <text:p>3775</text:p>
          </table:table-cell>
          <table:table-cell office:value-type="float" office:value="1293" table:formula="of:=MIN([.$E31];[.$I31];[.$M31];[.$Q31];[.$U31];[.$Y31];[.$AC31];[.$AG31];[.$AK31];[.$AO31];[.$AS31];[.$AW31];[.$BA31])" table:style-name="ce1">
            <text:p>1293</text:p>
          </table:table-cell>
          <table:table-cell office:value-type="float" office:value="5.26" table:formula="of:=MEDIAN([.$B31];[.$F31];[.$J31];[.$N31];[.$R31];[.$V31];[.$Z31];[.$AD31];[.$AH31];[.$AL31];[.$AP31];[.$AT31];[.$AX31])" table:style-name="ce1">
            <text:p>5,26</text:p>
          </table:table-cell>
          <table:table-cell office:value-type="float" office:value="3.34" table:formula="of:=MEDIAN([.$C31];[.$G31];[.$K31];[.$O31];[.$S31];[.$W31];[.$AA31];[.$AE31];[.$AI31];[.$AM31];[.$AQ31];[.$AU31];[.$AY31])" table:style-name="ce1">
            <text:p>3,34</text:p>
          </table:table-cell>
          <table:table-cell office:value-type="float" office:value="18305" table:formula="of:=MEDIAN([.$D31];[.$H31];[.$L31];[.$P31];[.$T31];[.$X31];[.$AB31];[.$AF31];[.$AJ31];[.$AN31];[.$AR31];[.$AV31];[.$AZ31])" table:style-name="ce1">
            <text:p>18305</text:p>
          </table:table-cell>
          <table:table-cell office:value-type="float" office:value="5283" table:formula="of:=MEDIAN([.$E31];[.$I31];[.$M31];[.$Q31];[.$U31];[.$Y31];[.$AC31];[.$AG31];[.$AK31];[.$AO31];[.$AS31];[.$AW31];[.$BA31])" table:style-name="ce1">
            <text:p>5283</text:p>
          </table:table-cell>
          <table:table-cell office:value-type="float" office:value="24.83" table:formula="of:=MAX([.$B31];[.$F31];[.$J31];[.$N31];[.$R31];[.$V31];[.$Z31];[.$AD31];[.$AH31];[.$AL31];[.$AP31];[.$AT31];[.$AX31])" table:style-name="ce1">
            <text:p>24,83</text:p>
          </table:table-cell>
          <table:table-cell office:value-type="float" office:value="18.149999999999999" table:formula="of:=MAX([.$C31];[.$G31];[.$K31];[.$O31];[.$S31];[.$W31];[.$AA31];[.$AE31];[.$AI31];[.$AM31];[.$AQ31];[.$AU31];[.$AY31])" table:style-name="ce1">
            <text:p>18,15</text:p>
          </table:table-cell>
          <table:table-cell office:value-type="float" office:value="121323" table:formula="of:=MAX([.$D31];[.$H31];[.$L31];[.$P31];[.$T31];[.$X31];[.$AB31];[.$AF31];[.$AJ31];[.$AN31];[.$AR31];[.$AV31];[.$AZ31])" table:style-name="ce1">
            <text:p>121323</text:p>
          </table:table-cell>
          <table:table-cell office:value-type="float" office:value="25013" table:formula="of:=MAX([.$E31];[.$I31];[.$M31];[.$Q31];[.$U31];[.$Y31];[.$AC31];[.$AG31];[.$AK31];[.$AO31];[.$AS31];[.$AW31];[.$BA31])" table:style-name="ce1">
            <text:p>2501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30_c60.lp</text:p>
          </table:table-cell>
          <table:table-cell office:value-type="float" office:value="8.77" table:style-name="ce2">
            <text:p>8,77</text:p>
          </table:table-cell>
          <table:table-cell office:value-type="float" office:value="7.72" table:style-name="ce2">
            <text:p>7,72</text:p>
          </table:table-cell>
          <table:table-cell office:value-type="float" office:value="181492" table:style-name="ce1">
            <text:p>181492</text:p>
          </table:table-cell>
          <table:table-cell office:value-type="float" office:value="47697" table:style-name="ce1">
            <text:p>47697</text:p>
          </table:table-cell>
          <table:table-cell office:value-type="float" office:value="93.75" table:style-name="ce1">
            <text:p>93,75</text:p>
          </table:table-cell>
          <table:table-cell office:value-type="float" office:value="92.51" table:style-name="ce1">
            <text:p>92,51</text:p>
          </table:table-cell>
          <table:table-cell office:value-type="float" office:value="625203" table:style-name="ce1">
            <text:p>625203</text:p>
          </table:table-cell>
          <table:table-cell office:value-type="float" office:value="458357" table:style-name="ce1">
            <text:p>458357</text:p>
          </table:table-cell>
          <table:table-cell office:value-type="float" office:value="13.51" table:style-name="ce1">
            <text:p>13,51</text:p>
          </table:table-cell>
          <table:table-cell office:value-type="float" office:value="12.28" table:style-name="ce1">
            <text:p>12,28</text:p>
          </table:table-cell>
          <table:table-cell office:value-type="float" office:value="228590" table:style-name="ce1">
            <text:p>228590</text:p>
          </table:table-cell>
          <table:table-cell office:value-type="float" office:value="64126" table:style-name="ce1">
            <text:p>64126</text:p>
          </table:table-cell>
          <table:table-cell office:value-type="float" office:value="69.36" table:style-name="ce1">
            <text:p>69,36</text:p>
          </table:table-cell>
          <table:table-cell office:value-type="float" office:value="68.16" table:style-name="ce1">
            <text:p>68,16</text:p>
          </table:table-cell>
          <table:table-cell office:value-type="float" office:value="1405289" table:style-name="ce1">
            <text:p>1405289</text:p>
          </table:table-cell>
          <table:table-cell office:value-type="float" office:value="426229" table:style-name="ce1">
            <text:p>426229</text:p>
          </table:table-cell>
          <table:table-cell office:value-type="float" office:value="753.12" table:style-name="ce3">
            <text:p>753,12</text:p>
          </table:table-cell>
          <table:table-cell office:value-type="float" office:value="751.91" table:style-name="ce3">
            <text:p>751,91</text:p>
          </table:table-cell>
          <table:table-cell office:value-type="float" office:value="3878008" table:style-name="ce3">
            <text:p>3878008</text:p>
          </table:table-cell>
          <table:table-cell office:value-type="float" office:value="3053289" table:style-name="ce3">
            <text:p>3053289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16.52" table:style-name="ce1">
            <text:p>16,52</text:p>
          </table:table-cell>
          <table:table-cell office:value-type="float" office:value="303302" table:style-name="ce1">
            <text:p>303302</text:p>
          </table:table-cell>
          <table:table-cell office:value-type="float" office:value="81799" table:style-name="ce1">
            <text:p>81799</text:p>
          </table:table-cell>
          <table:table-cell office:value-type="float" office:value="251.55" table:style-name="ce1">
            <text:p>251,55</text:p>
          </table:table-cell>
          <table:table-cell office:value-type="float" office:value="250.48" table:style-name="ce1">
            <text:p>250,48</text:p>
          </table:table-cell>
          <table:table-cell office:value-type="float" office:value="1543004" table:style-name="ce1">
            <text:p>1543004</text:p>
          </table:table-cell>
          <table:table-cell office:value-type="float" office:value="1183046" table:style-name="ce1">
            <text:p>1183046</text:p>
          </table:table-cell>
          <table:table-cell office:value-type="float" office:value="123.19" table:style-name="ce1">
            <text:p>123,19</text:p>
          </table:table-cell>
          <table:table-cell office:value-type="float" office:value="121.98" table:style-name="ce1">
            <text:p>121,98</text:p>
          </table:table-cell>
          <table:table-cell office:value-type="float" office:value="825969" table:style-name="ce1">
            <text:p>825969</text:p>
          </table:table-cell>
          <table:table-cell office:value-type="float" office:value="613264" table:style-name="ce1">
            <text:p>613264</text:p>
          </table:table-cell>
          <table:table-cell office:value-type="float" office:value="17.89" table:style-name="ce1">
            <text:p>17,89</text:p>
          </table:table-cell>
          <table:table-cell office:value-type="float" office:value="16.72" table:style-name="ce1">
            <text:p>16,72</text:p>
          </table:table-cell>
          <table:table-cell office:value-type="float" office:value="308071" table:style-name="ce1">
            <text:p>308071</text:p>
          </table:table-cell>
          <table:table-cell office:value-type="float" office:value="88805" table:style-name="ce1">
            <text:p>88805</text:p>
          </table:table-cell>
          <table:table-cell office:value-type="float" office:value="12.21" table:style-name="ce1">
            <text:p>12,21</text:p>
          </table:table-cell>
          <table:table-cell office:value-type="float" office:value="9.25" table:style-name="ce1">
            <text:p>9,25</text:p>
          </table:table-cell>
          <table:table-cell office:value-type="float" office:value="174889" table:style-name="ce2">
            <text:p>174889</text:p>
          </table:table-cell>
          <table:table-cell office:value-type="float" office:value="39477" table:style-name="ce2">
            <text:p>39477</text:p>
          </table:table-cell>
          <table:table-cell office:value-type="float" office:value="470.4" table:style-name="ce1">
            <text:p>470,4</text:p>
          </table:table-cell>
          <table:table-cell office:value-type="float" office:value="466.6" table:style-name="ce1">
            <text:p>466,6</text:p>
          </table:table-cell>
          <table:table-cell office:value-type="float" office:value="1616960" table:style-name="ce1">
            <text:p>1616960</text:p>
          </table:table-cell>
          <table:table-cell office:value-type="float" office:value="1221295" table:style-name="ce1">
            <text:p>1221295</text:p>
          </table:table-cell>
          <table:table-cell office:value-type="float" office:value="184.05" table:style-name="ce1">
            <text:p>184,05</text:p>
          </table:table-cell>
          <table:table-cell office:value-type="float" office:value="180.19" table:style-name="ce1">
            <text:p>180,19</text:p>
          </table:table-cell>
          <table:table-cell office:value-type="float" office:value="1566326" table:style-name="ce1">
            <text:p>1566326</text:p>
          </table:table-cell>
          <table:table-cell office:value-type="float" office:value="493372" table:style-name="ce1">
            <text:p>493372</text:p>
          </table:table-cell>
          <table:table-cell office:value-type="float" office:value="51.93" table:style-name="ce1">
            <text:p>51,93</text:p>
          </table:table-cell>
          <table:table-cell office:value-type="float" office:value="50.8" table:style-name="ce1">
            <text:p>50,8</text:p>
          </table:table-cell>
          <table:table-cell office:value-type="float" office:value="363469" table:style-name="ce1">
            <text:p>363469</text:p>
          </table:table-cell>
          <table:table-cell office:value-type="float" office:value="259174" table:style-name="ce1">
            <text:p>259174</text:p>
          </table:table-cell>
          <table:table-cell office:value-type="float" office:value="8.77" table:formula="of:=MIN([.$B32];[.$F32];[.$J32];[.$N32];[.$R32];[.$V32];[.$Z32];[.$AD32];[.$AH32];[.$AL32];[.$AP32];[.$AT32];[.$AX32])" table:style-name="ce1">
            <text:p>8,77</text:p>
          </table:table-cell>
          <table:table-cell office:value-type="float" office:value="7.72" table:formula="of:=MIN([.$C32];[.$G32];[.$K32];[.$O32];[.$S32];[.$W32];[.$AA32];[.$AE32];[.$AI32];[.$AM32];[.$AQ32];[.$AU32];[.$AY32])" table:style-name="ce1">
            <text:p>7,72</text:p>
          </table:table-cell>
          <table:table-cell office:value-type="float" office:value="174889" table:formula="of:=MIN([.$D32];[.$H32];[.$L32];[.$P32];[.$T32];[.$X32];[.$AB32];[.$AF32];[.$AJ32];[.$AN32];[.$AR32];[.$AV32];[.$AZ32])" table:style-name="ce1">
            <text:p>174889</text:p>
          </table:table-cell>
          <table:table-cell office:value-type="float" office:value="39477" table:formula="of:=MIN([.$E32];[.$I32];[.$M32];[.$Q32];[.$U32];[.$Y32];[.$AC32];[.$AG32];[.$AK32];[.$AO32];[.$AS32];[.$AW32];[.$BA32])" table:style-name="ce1">
            <text:p>39477</text:p>
          </table:table-cell>
          <table:table-cell office:value-type="float" office:value="69.36" table:formula="of:=MEDIAN([.$B32];[.$F32];[.$J32];[.$N32];[.$R32];[.$V32];[.$Z32];[.$AD32];[.$AH32];[.$AL32];[.$AP32];[.$AT32];[.$AX32])" table:style-name="ce1">
            <text:p>69,36</text:p>
          </table:table-cell>
          <table:table-cell office:value-type="float" office:value="68.16" table:formula="of:=MEDIAN([.$C32];[.$G32];[.$K32];[.$O32];[.$S32];[.$W32];[.$AA32];[.$AE32];[.$AI32];[.$AM32];[.$AQ32];[.$AU32];[.$AY32])" table:style-name="ce1">
            <text:p>68,16</text:p>
          </table:table-cell>
          <table:table-cell office:value-type="float" office:value="625203" table:formula="of:=MEDIAN([.$D32];[.$H32];[.$L32];[.$P32];[.$T32];[.$X32];[.$AB32];[.$AF32];[.$AJ32];[.$AN32];[.$AR32];[.$AV32];[.$AZ32])" table:style-name="ce1">
            <text:p>625203</text:p>
          </table:table-cell>
          <table:table-cell office:value-type="float" office:value="426229" table:formula="of:=MEDIAN([.$E32];[.$I32];[.$M32];[.$Q32];[.$U32];[.$Y32];[.$AC32];[.$AG32];[.$AK32];[.$AO32];[.$AS32];[.$AW32];[.$BA32])" table:style-name="ce1">
            <text:p>426229</text:p>
          </table:table-cell>
          <table:table-cell office:value-type="float" office:value="753.12" table:formula="of:=MAX([.$B32];[.$F32];[.$J32];[.$N32];[.$R32];[.$V32];[.$Z32];[.$AD32];[.$AH32];[.$AL32];[.$AP32];[.$AT32];[.$AX32])" table:style-name="ce1">
            <text:p>753,12</text:p>
          </table:table-cell>
          <table:table-cell office:value-type="float" office:value="751.91" table:formula="of:=MAX([.$C32];[.$G32];[.$K32];[.$O32];[.$S32];[.$W32];[.$AA32];[.$AE32];[.$AI32];[.$AM32];[.$AQ32];[.$AU32];[.$AY32])" table:style-name="ce1">
            <text:p>751,91</text:p>
          </table:table-cell>
          <table:table-cell office:value-type="float" office:value="3878008" table:formula="of:=MAX([.$D32];[.$H32];[.$L32];[.$P32];[.$T32];[.$X32];[.$AB32];[.$AF32];[.$AJ32];[.$AN32];[.$AR32];[.$AV32];[.$AZ32])" table:style-name="ce1">
            <text:p>3878008</text:p>
          </table:table-cell>
          <table:table-cell office:value-type="float" office:value="3053289" table:formula="of:=MAX([.$E32];[.$I32];[.$M32];[.$Q32];[.$U32];[.$Y32];[.$AC32];[.$AG32];[.$AK32];[.$AO32];[.$AS32];[.$AW32];[.$BA32])" table:style-name="ce1">
            <text:p>305328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0_a35_c70.lp</text:p>
          </table:table-cell>
          <table:table-cell office:value-type="float" office:value="14.33" table:style-name="ce1">
            <text:p>14,33</text:p>
          </table:table-cell>
          <table:table-cell office:value-type="float" office:value="11.85" table:style-name="ce1">
            <text:p>11,85</text:p>
          </table:table-cell>
          <table:table-cell office:value-type="float" office:value="72742" table:style-name="ce1">
            <text:p>72742</text:p>
          </table:table-cell>
          <table:table-cell office:value-type="float" office:value="22233" table:style-name="ce1">
            <text:p>22233</text:p>
          </table:table-cell>
          <table:table-cell office:value-type="float" office:value="6.49" table:style-name="ce1">
            <text:p>6,49</text:p>
          </table:table-cell>
          <table:table-cell office:value-type="float" office:value="3.98" table:style-name="ce1">
            <text:p>3,98</text:p>
          </table:table-cell>
          <table:table-cell office:value-type="float" office:value="11644" table:style-name="ce1">
            <text:p>11644</text:p>
          </table:table-cell>
          <table:table-cell office:value-type="float" office:value="7015" table:style-name="ce1">
            <text:p>7015</text:p>
          </table:table-cell>
          <table:table-cell office:value-type="float" office:value="31.09" table:style-name="ce3">
            <text:p>31,09</text:p>
          </table:table-cell>
          <table:table-cell office:value-type="float" office:value="28.55" table:style-name="ce3">
            <text:p>28,55</text:p>
          </table:table-cell>
          <table:table-cell office:value-type="float" office:value="218666" table:style-name="ce3">
            <text:p>218666</text:p>
          </table:table-cell>
          <table:table-cell office:value-type="float" office:value="46376" table:style-name="ce3">
            <text:p>46376</text:p>
          </table:table-cell>
          <table:table-cell office:value-type="float" office:value="6.95" table:style-name="ce1">
            <text:p>6,9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1609" table:style-name="ce1">
            <text:p>21609</text:p>
          </table:table-cell>
          <table:table-cell office:value-type="float" office:value="8684" table:style-name="ce1">
            <text:p>8684</text:p>
          </table:table-cell>
          <table:table-cell office:value-type="float" office:value="13" table:style-name="ce1">
            <text:p>13</text:p>
          </table:table-cell>
          <table:table-cell office:value-type="float" office:value="10.39" table:style-name="ce1">
            <text:p>10,39</text:p>
          </table:table-cell>
          <table:table-cell office:value-type="float" office:value="27233" table:style-name="ce1">
            <text:p>27233</text:p>
          </table:table-cell>
          <table:table-cell office:value-type="float" office:value="17727" table:style-name="ce1">
            <text:p>17727</text:p>
          </table:table-cell>
          <table:table-cell office:value-type="float" office:value="11.21" table:style-name="ce1">
            <text:p>11,21</text:p>
          </table:table-cell>
          <table:table-cell office:value-type="float" office:value="8.67" table:style-name="ce1">
            <text:p>8,67</text:p>
          </table:table-cell>
          <table:table-cell office:value-type="float" office:value="32525" table:style-name="ce1">
            <text:p>32525</text:p>
          </table:table-cell>
          <table:table-cell office:value-type="float" office:value="14827" table:style-name="ce1">
            <text:p>14827</text:p>
          </table:table-cell>
          <table:table-cell office:value-type="float" office:value="2.89" table:style-name="ce2">
            <text:p>2,89</text:p>
          </table:table-cell>
          <table:table-cell office:value-type="float" office:value="0.76" table:style-name="ce2">
            <text:p>0,76</text:p>
          </table:table-cell>
          <table:table-cell office:value-type="float" office:value="6547" table:style-name="ce1">
            <text:p>6547</text:p>
          </table:table-cell>
          <table:table-cell office:value-type="float" office:value="1915" table:style-name="ce2">
            <text:p>1915</text:p>
          </table:table-cell>
          <table:table-cell office:value-type="float" office:value="4.54" table:style-name="ce1">
            <text:p>4,54</text:p>
          </table:table-cell>
          <table:table-cell office:value-type="float" office:value="2.02" table:style-name="ce1">
            <text:p>2,02</text:p>
          </table:table-cell>
          <table:table-cell office:value-type="float" office:value="6255" table:style-name="ce2">
            <text:p>6255</text:p>
          </table:table-cell>
          <table:table-cell office:value-type="float" office:value="3382" table:style-name="ce1">
            <text:p>3382</text:p>
          </table:table-cell>
          <table:table-cell office:value-type="float" office:value="9.66" table:style-name="ce1">
            <text:p>9,66</text:p>
          </table:table-cell>
          <table:table-cell office:value-type="float" office:value="7.2" table:style-name="ce1">
            <text:p>7,2</text:p>
          </table:table-cell>
          <table:table-cell office:value-type="float" office:value="29047" table:style-name="ce1">
            <text:p>29047</text:p>
          </table:table-cell>
          <table:table-cell office:value-type="float" office:value="12541" table:style-name="ce1">
            <text:p>12541</text:p>
          </table:table-cell>
          <table:table-cell office:value-type="float" office:value="11.44" table:style-name="ce1">
            <text:p>11,44</text:p>
          </table:table-cell>
          <table:table-cell office:value-type="float" office:value="4.75" table:style-name="ce1">
            <text:p>4,75</text:p>
          </table:table-cell>
          <table:table-cell office:value-type="float" office:value="35848" table:style-name="ce1">
            <text:p>35848</text:p>
          </table:table-cell>
          <table:table-cell office:value-type="float" office:value="6931" table:style-name="ce1">
            <text:p>6931</text:p>
          </table:table-cell>
          <table:table-cell office:value-type="float" office:value="13.08" table:style-name="ce1">
            <text:p>13,08</text:p>
          </table:table-cell>
          <table:table-cell office:value-type="float" office:value="6.17" table:style-name="ce1">
            <text:p>6,17</text:p>
          </table:table-cell>
          <table:table-cell office:value-type="float" office:value="12942" table:style-name="ce1">
            <text:p>12942</text:p>
          </table:table-cell>
          <table:table-cell office:value-type="float" office:value="7639" table:style-name="ce1">
            <text:p>7639</text:p>
          </table:table-cell>
          <table:table-cell office:value-type="float" office:value="12.84" table:style-name="ce1">
            <text:p>12,84</text:p>
          </table:table-cell>
          <table:table-cell office:value-type="float" office:value="5.27" table:style-name="ce1">
            <text:p>5,27</text:p>
          </table:table-cell>
          <table:table-cell office:value-type="float" office:value="25956" table:style-name="ce1">
            <text:p>25956</text:p>
          </table:table-cell>
          <table:table-cell office:value-type="float" office:value="5883" table:style-name="ce1">
            <text:p>5883</text:p>
          </table:table-cell>
          <table:table-cell office:value-type="float" office:value="24.06" table:style-name="ce1">
            <text:p>24,06</text:p>
          </table:table-cell>
          <table:table-cell office:value-type="float" office:value="22.11" table:style-name="ce1">
            <text:p>22,11</text:p>
          </table:table-cell>
          <table:table-cell office:value-type="float" office:value="83098" table:style-name="ce1">
            <text:p>83098</text:p>
          </table:table-cell>
          <table:table-cell office:value-type="float" office:value="42021" table:style-name="ce1">
            <text:p>42021</text:p>
          </table:table-cell>
          <table:table-cell office:value-type="float" office:value="2.89" table:formula="of:=MIN([.$B33];[.$F33];[.$J33];[.$N33];[.$R33];[.$V33];[.$Z33];[.$AD33];[.$AH33];[.$AL33];[.$AP33];[.$AT33];[.$AX33])" table:style-name="ce1">
            <text:p>2,89</text:p>
          </table:table-cell>
          <table:table-cell office:value-type="float" office:value="0.76" table:formula="of:=MIN([.$C33];[.$G33];[.$K33];[.$O33];[.$S33];[.$W33];[.$AA33];[.$AE33];[.$AI33];[.$AM33];[.$AQ33];[.$AU33];[.$AY33])" table:style-name="ce1">
            <text:p>0,76</text:p>
          </table:table-cell>
          <table:table-cell office:value-type="float" office:value="6255" table:formula="of:=MIN([.$D33];[.$H33];[.$L33];[.$P33];[.$T33];[.$X33];[.$AB33];[.$AF33];[.$AJ33];[.$AN33];[.$AR33];[.$AV33];[.$AZ33])" table:style-name="ce1">
            <text:p>6255</text:p>
          </table:table-cell>
          <table:table-cell office:value-type="float" office:value="1915" table:formula="of:=MIN([.$E33];[.$I33];[.$M33];[.$Q33];[.$U33];[.$Y33];[.$AC33];[.$AG33];[.$AK33];[.$AO33];[.$AS33];[.$AW33];[.$BA33])" table:style-name="ce1">
            <text:p>1915</text:p>
          </table:table-cell>
          <table:table-cell office:value-type="float" office:value="11.44" table:formula="of:=MEDIAN([.$B33];[.$F33];[.$J33];[.$N33];[.$R33];[.$V33];[.$Z33];[.$AD33];[.$AH33];[.$AL33];[.$AP33];[.$AT33];[.$AX33])" table:style-name="ce1">
            <text:p>11,44</text:p>
          </table:table-cell>
          <table:table-cell office:value-type="float" office:value="6.17" table:formula="of:=MEDIAN([.$C33];[.$G33];[.$K33];[.$O33];[.$S33];[.$W33];[.$AA33];[.$AE33];[.$AI33];[.$AM33];[.$AQ33];[.$AU33];[.$AY33])" table:style-name="ce1">
            <text:p>6,17</text:p>
          </table:table-cell>
          <table:table-cell office:value-type="float" office:value="27233" table:formula="of:=MEDIAN([.$D33];[.$H33];[.$L33];[.$P33];[.$T33];[.$X33];[.$AB33];[.$AF33];[.$AJ33];[.$AN33];[.$AR33];[.$AV33];[.$AZ33])" table:style-name="ce1">
            <text:p>27233</text:p>
          </table:table-cell>
          <table:table-cell office:value-type="float" office:value="8684" table:formula="of:=MEDIAN([.$E33];[.$I33];[.$M33];[.$Q33];[.$U33];[.$Y33];[.$AC33];[.$AG33];[.$AK33];[.$AO33];[.$AS33];[.$AW33];[.$BA33])" table:style-name="ce1">
            <text:p>8684</text:p>
          </table:table-cell>
          <table:table-cell office:value-type="float" office:value="31.09" table:formula="of:=MAX([.$B33];[.$F33];[.$J33];[.$N33];[.$R33];[.$V33];[.$Z33];[.$AD33];[.$AH33];[.$AL33];[.$AP33];[.$AT33];[.$AX33])" table:style-name="ce1">
            <text:p>31,09</text:p>
          </table:table-cell>
          <table:table-cell office:value-type="float" office:value="28.55" table:formula="of:=MAX([.$C33];[.$G33];[.$K33];[.$O33];[.$S33];[.$W33];[.$AA33];[.$AE33];[.$AI33];[.$AM33];[.$AQ33];[.$AU33];[.$AY33])" table:style-name="ce1">
            <text:p>28,55</text:p>
          </table:table-cell>
          <table:table-cell office:value-type="float" office:value="218666" table:formula="of:=MAX([.$D33];[.$H33];[.$L33];[.$P33];[.$T33];[.$X33];[.$AB33];[.$AF33];[.$AJ33];[.$AN33];[.$AR33];[.$AV33];[.$AZ33])" table:style-name="ce1">
            <text:p>218666</text:p>
          </table:table-cell>
          <table:table-cell office:value-type="float" office:value="46376" table:formula="of:=MAX([.$E33];[.$I33];[.$M33];[.$Q33];[.$U33];[.$Y33];[.$AC33];[.$AG33];[.$AK33];[.$AO33];[.$AS33];[.$AW33];[.$BA33])" table:style-name="ce1">
            <text:p>4637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15_c60.lp</text:p>
          </table:table-cell>
          <table:table-cell office:value-type="float" office:value="7.99" table:style-name="ce1">
            <text:p>7,99</text:p>
          </table:table-cell>
          <table:table-cell office:value-type="float" office:value="6.35" table:style-name="ce1">
            <text:p>6,35</text:p>
          </table:table-cell>
          <table:table-cell office:value-type="float" office:value="42598" table:style-name="ce1">
            <text:p>42598</text:p>
          </table:table-cell>
          <table:table-cell office:value-type="float" office:value="15804" table:style-name="ce1">
            <text:p>15804</text:p>
          </table:table-cell>
          <table:table-cell office:value-type="float" office:value="4.38" table:style-name="ce1">
            <text:p>4,38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8713" table:style-name="ce1">
            <text:p>8713</text:p>
          </table:table-cell>
          <table:table-cell office:value-type="float" office:value="6488" table:style-name="ce1">
            <text:p>6488</text:p>
          </table:table-cell>
          <table:table-cell office:value-type="float" office:value="3.07" table:style-name="ce2">
            <text:p>3,07</text:p>
          </table:table-cell>
          <table:table-cell office:value-type="float" office:value="1.41" table:style-name="ce2">
            <text:p>1,41</text:p>
          </table:table-cell>
          <table:table-cell office:value-type="float" office:value="10717" table:style-name="ce1">
            <text:p>10717</text:p>
          </table:table-cell>
          <table:table-cell office:value-type="float" office:value="3370" table:style-name="ce1">
            <text:p>3370</text:p>
          </table:table-cell>
          <table:table-cell office:value-type="float" office:value="26.28" table:style-name="ce3">
            <text:p>26,28</text:p>
          </table:table-cell>
          <table:table-cell office:value-type="float" office:value="24.52" table:style-name="ce3">
            <text:p>24,52</text:p>
          </table:table-cell>
          <table:table-cell office:value-type="float" office:value="92885" table:style-name="ce3">
            <text:p>92885</text:p>
          </table:table-cell>
          <table:table-cell office:value-type="float" office:value="49507" table:style-name="ce3">
            <text:p>49507</text:p>
          </table:table-cell>
          <table:table-cell office:value-type="float" office:value="6.17" table:style-name="ce1">
            <text:p>6,17</text:p>
          </table:table-cell>
          <table:table-cell office:value-type="float" office:value="4.38" table:style-name="ce1">
            <text:p>4,38</text:p>
          </table:table-cell>
          <table:table-cell office:value-type="float" office:value="14649" table:style-name="ce1">
            <text:p>14649</text:p>
          </table:table-cell>
          <table:table-cell office:value-type="float" office:value="10883" table:style-name="ce1">
            <text:p>10883</text:p>
          </table:table-cell>
          <table:table-cell office:value-type="float" office:value="14.76" table:style-name="ce1">
            <text:p>14,76</text:p>
          </table:table-cell>
          <table:table-cell office:value-type="float" office:value="13.01" table:style-name="ce1">
            <text:p>13,01</text:p>
          </table:table-cell>
          <table:table-cell office:value-type="float" office:value="45024" table:style-name="ce1">
            <text:p>45024</text:p>
          </table:table-cell>
          <table:table-cell office:value-type="float" office:value="28401" table:style-name="ce1">
            <text:p>28401</text:p>
          </table:table-cell>
          <table:table-cell office:value-type="float" office:value="7.87" table:style-name="ce1">
            <text:p>7,87</text:p>
          </table:table-cell>
          <table:table-cell office:value-type="float" office:value="6.19" table:style-name="ce1">
            <text:p>6,19</text:p>
          </table:table-cell>
          <table:table-cell office:value-type="float" office:value="24414" table:style-name="ce1">
            <text:p>24414</text:p>
          </table:table-cell>
          <table:table-cell office:value-type="float" office:value="13737" table:style-name="ce1">
            <text:p>13737</text:p>
          </table:table-cell>
          <table:table-cell office:value-type="float" office:value="10.01" table:style-name="ce1">
            <text:p>10,01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22500" table:style-name="ce1">
            <text:p>22500</text:p>
          </table:table-cell>
          <table:table-cell office:value-type="float" office:value="17114" table:style-name="ce1">
            <text:p>17114</text:p>
          </table:table-cell>
          <table:table-cell office:value-type="float" office:value="6.67" table:style-name="ce1">
            <text:p>6,67</text:p>
          </table:table-cell>
          <table:table-cell office:value-type="float" office:value="4.88" table:style-name="ce1">
            <text:p>4,88</text:p>
          </table:table-cell>
          <table:table-cell office:value-type="float" office:value="20714" table:style-name="ce1">
            <text:p>20714</text:p>
          </table:table-cell>
          <table:table-cell office:value-type="float" office:value="11243" table:style-name="ce1">
            <text:p>11243</text:p>
          </table:table-cell>
          <table:table-cell office:value-type="float" office:value="12.41" table:style-name="ce1">
            <text:p>12,41</text:p>
          </table:table-cell>
          <table:table-cell office:value-type="float" office:value="7.37" table:style-name="ce1">
            <text:p>7,37</text:p>
          </table:table-cell>
          <table:table-cell office:value-type="float" office:value="25674" table:style-name="ce1">
            <text:p>25674</text:p>
          </table:table-cell>
          <table:table-cell office:value-type="float" office:value="13073" table:style-name="ce1">
            <text:p>13073</text:p>
          </table:table-cell>
          <table:table-cell office:value-type="float" office:value="7.28" table:style-name="ce1">
            <text:p>7,28</text:p>
          </table:table-cell>
          <table:table-cell office:value-type="float" office:value="2.56" table:style-name="ce1">
            <text:p>2,56</text:p>
          </table:table-cell>
          <table:table-cell office:value-type="float" office:value="8090" table:style-name="ce1">
            <text:p>8090</text:p>
          </table:table-cell>
          <table:table-cell office:value-type="float" office:value="5656" table:style-name="ce1">
            <text:p>5656</text:p>
          </table:table-cell>
          <table:table-cell office:value-type="float" office:value="7.43" table:style-name="ce1">
            <text:p>7,43</text:p>
          </table:table-cell>
          <table:table-cell office:value-type="float" office:value="1.92" table:style-name="ce1">
            <text:p>1,92</text:p>
          </table:table-cell>
          <table:table-cell office:value-type="float" office:value="8058" table:style-name="ce2">
            <text:p>8058</text:p>
          </table:table-cell>
          <table:table-cell office:value-type="float" office:value="3286" table:style-name="ce2">
            <text:p>3286</text:p>
          </table:table-cell>
          <table:table-cell office:value-type="float" office:value="13.55" table:style-name="ce1">
            <text:p>13,55</text:p>
          </table:table-cell>
          <table:table-cell office:value-type="float" office:value="11.86" table:style-name="ce1">
            <text:p>11,86</text:p>
          </table:table-cell>
          <table:table-cell office:value-type="float" office:value="38495" table:style-name="ce1">
            <text:p>38495</text:p>
          </table:table-cell>
          <table:table-cell office:value-type="float" office:value="26880" table:style-name="ce1">
            <text:p>26880</text:p>
          </table:table-cell>
          <table:table-cell office:value-type="float" office:value="3.07" table:formula="of:=MIN([.$B34];[.$F34];[.$J34];[.$N34];[.$R34];[.$V34];[.$Z34];[.$AD34];[.$AH34];[.$AL34];[.$AP34];[.$AT34];[.$AX34])" table:style-name="ce1">
            <text:p>3,07</text:p>
          </table:table-cell>
          <table:table-cell office:value-type="float" office:value="1.41" table:formula="of:=MIN([.$C34];[.$G34];[.$K34];[.$O34];[.$S34];[.$W34];[.$AA34];[.$AE34];[.$AI34];[.$AM34];[.$AQ34];[.$AU34];[.$AY34])" table:style-name="ce1">
            <text:p>1,41</text:p>
          </table:table-cell>
          <table:table-cell office:value-type="float" office:value="8058" table:formula="of:=MIN([.$D34];[.$H34];[.$L34];[.$P34];[.$T34];[.$X34];[.$AB34];[.$AF34];[.$AJ34];[.$AN34];[.$AR34];[.$AV34];[.$AZ34])" table:style-name="ce1">
            <text:p>8058</text:p>
          </table:table-cell>
          <table:table-cell office:value-type="float" office:value="3286" table:formula="of:=MIN([.$E34];[.$I34];[.$M34];[.$Q34];[.$U34];[.$Y34];[.$AC34];[.$AG34];[.$AK34];[.$AO34];[.$AS34];[.$AW34];[.$BA34])" table:style-name="ce1">
            <text:p>3286</text:p>
          </table:table-cell>
          <table:table-cell office:value-type="float" office:value="7.87" table:formula="of:=MEDIAN([.$B34];[.$F34];[.$J34];[.$N34];[.$R34];[.$V34];[.$Z34];[.$AD34];[.$AH34];[.$AL34];[.$AP34];[.$AT34];[.$AX34])" table:style-name="ce1">
            <text:p>7,87</text:p>
          </table:table-cell>
          <table:table-cell office:value-type="float" office:value="6.19" table:formula="of:=MEDIAN([.$C34];[.$G34];[.$K34];[.$O34];[.$S34];[.$W34];[.$AA34];[.$AE34];[.$AI34];[.$AM34];[.$AQ34];[.$AU34];[.$AY34])" table:style-name="ce1">
            <text:p>6,19</text:p>
          </table:table-cell>
          <table:table-cell office:value-type="float" office:value="22500" table:formula="of:=MEDIAN([.$D34];[.$H34];[.$L34];[.$P34];[.$T34];[.$X34];[.$AB34];[.$AF34];[.$AJ34];[.$AN34];[.$AR34];[.$AV34];[.$AZ34])" table:style-name="ce1">
            <text:p>22500</text:p>
          </table:table-cell>
          <table:table-cell office:value-type="float" office:value="13073" table:formula="of:=MEDIAN([.$E34];[.$I34];[.$M34];[.$Q34];[.$U34];[.$Y34];[.$AC34];[.$AG34];[.$AK34];[.$AO34];[.$AS34];[.$AW34];[.$BA34])" table:style-name="ce1">
            <text:p>13073</text:p>
          </table:table-cell>
          <table:table-cell office:value-type="float" office:value="26.28" table:formula="of:=MAX([.$B34];[.$F34];[.$J34];[.$N34];[.$R34];[.$V34];[.$Z34];[.$AD34];[.$AH34];[.$AL34];[.$AP34];[.$AT34];[.$AX34])" table:style-name="ce1">
            <text:p>26,28</text:p>
          </table:table-cell>
          <table:table-cell office:value-type="float" office:value="24.52" table:formula="of:=MAX([.$C34];[.$G34];[.$K34];[.$O34];[.$S34];[.$W34];[.$AA34];[.$AE34];[.$AI34];[.$AM34];[.$AQ34];[.$AU34];[.$AY34])" table:style-name="ce1">
            <text:p>24,52</text:p>
          </table:table-cell>
          <table:table-cell office:value-type="float" office:value="92885" table:formula="of:=MAX([.$D34];[.$H34];[.$L34];[.$P34];[.$T34];[.$X34];[.$AB34];[.$AF34];[.$AJ34];[.$AN34];[.$AR34];[.$AV34];[.$AZ34])" table:style-name="ce1">
            <text:p>92885</text:p>
          </table:table-cell>
          <table:table-cell office:value-type="float" office:value="49507" table:formula="of:=MAX([.$E34];[.$I34];[.$M34];[.$Q34];[.$U34];[.$Y34];[.$AC34];[.$AG34];[.$AK34];[.$AO34];[.$AS34];[.$AW34];[.$BA34])" table:style-name="ce1">
            <text:p>4950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0_c50.lp</text:p>
          </table:table-cell>
          <table:table-cell office:value-type="float" office:value="19.489999999999998" table:style-name="ce1">
            <text:p>19,49</text:p>
          </table:table-cell>
          <table:table-cell office:value-type="float" office:value="17.91" table:style-name="ce1">
            <text:p>17,91</text:p>
          </table:table-cell>
          <table:table-cell office:value-type="float" office:value="107993" table:style-name="ce1">
            <text:p>107993</text:p>
          </table:table-cell>
          <table:table-cell office:value-type="float" office:value="38261" table:style-name="ce1">
            <text:p>38261</text:p>
          </table:table-cell>
          <table:table-cell office:value-type="float" office:value="42.98" table:style-name="ce1">
            <text:p>42,98</text:p>
          </table:table-cell>
          <table:table-cell office:value-type="float" office:value="41.38" table:style-name="ce1">
            <text:p>41,38</text:p>
          </table:table-cell>
          <table:table-cell office:value-type="float" office:value="91310" table:style-name="ce1">
            <text:p>91310</text:p>
          </table:table-cell>
          <table:table-cell office:value-type="float" office:value="72760" table:style-name="ce1">
            <text:p>72760</text:p>
          </table:table-cell>
          <table:table-cell office:value-type="float" office:value="73.77" table:style-name="ce1">
            <text:p>73,77</text:p>
          </table:table-cell>
          <table:table-cell office:value-type="float" office:value="72.12" table:style-name="ce1">
            <text:p>72,12</text:p>
          </table:table-cell>
          <table:table-cell office:value-type="float" office:value="293083" table:style-name="ce1">
            <text:p>293083</text:p>
          </table:table-cell>
          <table:table-cell office:value-type="float" office:value="118890" table:style-name="ce1">
            <text:p>118890</text:p>
          </table:table-cell>
          <table:table-cell office:value-type="float" office:value="3.47" table:style-name="ce2">
            <text:p>3,47</text:p>
          </table:table-cell>
          <table:table-cell office:value-type="float" office:value="1.98" table:style-name="ce2">
            <text:p>1,98</text:p>
          </table:table-cell>
          <table:table-cell office:value-type="float" office:value="15077" table:style-name="ce1">
            <text:p>15077</text:p>
          </table:table-cell>
          <table:table-cell office:value-type="float" office:value="4264" table:style-name="ce2">
            <text:p>4264</text:p>
          </table:table-cell>
          <table:table-cell office:value-type="float" office:value="157.08000000000001" table:style-name="ce1">
            <text:p>157,08</text:p>
          </table:table-cell>
          <table:table-cell office:value-type="float" office:value="155.59" table:style-name="ce1">
            <text:p>155,59</text:p>
          </table:table-cell>
          <table:table-cell office:value-type="float" office:value="350634" table:style-name="ce1">
            <text:p>350634</text:p>
          </table:table-cell>
          <table:table-cell office:value-type="float" office:value="287421" table:style-name="ce1">
            <text:p>287421</text:p>
          </table:table-cell>
          <table:table-cell office:value-type="float" office:value="6.9" table:style-name="ce1">
            <text:p>6,9</text:p>
          </table:table-cell>
          <table:table-cell office:value-type="float" office:value="5.4" table:style-name="ce1">
            <text:p>5,4</text:p>
          </table:table-cell>
          <table:table-cell office:value-type="float" office:value="31914" table:style-name="ce1">
            <text:p>31914</text:p>
          </table:table-cell>
          <table:table-cell office:value-type="float" office:value="11048" table:style-name="ce1">
            <text:p>11048</text:p>
          </table:table-cell>
          <table:table-cell office:value-type="float" office:value="124.83" table:style-name="ce1">
            <text:p>124,83</text:p>
          </table:table-cell>
          <table:table-cell office:value-type="float" office:value="123.19" table:style-name="ce1">
            <text:p>123,19</text:p>
          </table:table-cell>
          <table:table-cell office:value-type="float" office:value="389050" table:style-name="ce1">
            <text:p>389050</text:p>
          </table:table-cell>
          <table:table-cell office:value-type="float" office:value="193135" table:style-name="ce1">
            <text:p>193135</text:p>
          </table:table-cell>
          <table:table-cell office:value-type="float" office:value="7.21" table:style-name="ce1">
            <text:p>7,21</text:p>
          </table:table-cell>
          <table:table-cell office:value-type="float" office:value="5.55" table:style-name="ce1">
            <text:p>5,55</text:p>
          </table:table-cell>
          <table:table-cell office:value-type="float" office:value="13461" table:style-name="ce2">
            <text:p>13461</text:p>
          </table:table-cell>
          <table:table-cell office:value-type="float" office:value="9780" table:style-name="ce1">
            <text:p>9780</text:p>
          </table:table-cell>
          <table:table-cell office:value-type="float" office:value="169.42" table:style-name="ce1">
            <text:p>169,42</text:p>
          </table:table-cell>
          <table:table-cell office:value-type="float" office:value="168.01" table:style-name="ce1">
            <text:p>168,01</text:p>
          </table:table-cell>
          <table:table-cell office:value-type="float" office:value="572914" table:style-name="ce3">
            <text:p>572914</text:p>
          </table:table-cell>
          <table:table-cell office:value-type="float" office:value="319731" table:style-name="ce3">
            <text:p>319731</text:p>
          </table:table-cell>
          <table:table-cell office:value-type="float" office:value="31.75" table:style-name="ce1">
            <text:p>31,75</text:p>
          </table:table-cell>
          <table:table-cell office:value-type="float" office:value="27.88" table:style-name="ce1">
            <text:p>27,88</text:p>
          </table:table-cell>
          <table:table-cell office:value-type="float" office:value="381701" table:style-name="ce1">
            <text:p>381701</text:p>
          </table:table-cell>
          <table:table-cell office:value-type="float" office:value="50835" table:style-name="ce1">
            <text:p>50835</text:p>
          </table:table-cell>
          <table:table-cell office:value-type="float" office:value="302.7" table:style-name="ce3">
            <text:p>302,7</text:p>
          </table:table-cell>
          <table:table-cell office:value-type="float" office:value="297.63" table:style-name="ce3">
            <text:p>297,63</text:p>
          </table:table-cell>
          <table:table-cell office:value-type="float" office:value="361879" table:style-name="ce1">
            <text:p>361879</text:p>
          </table:table-cell>
          <table:table-cell office:value-type="float" office:value="292404" table:style-name="ce1">
            <text:p>292404</text:p>
          </table:table-cell>
          <table:table-cell office:value-type="float" office:value="20.14" table:style-name="ce1">
            <text:p>20,14</text:p>
          </table:table-cell>
          <table:table-cell office:value-type="float" office:value="15.33" table:style-name="ce1">
            <text:p>15,33</text:p>
          </table:table-cell>
          <table:table-cell office:value-type="float" office:value="136945" table:style-name="ce1">
            <text:p>136945</text:p>
          </table:table-cell>
          <table:table-cell office:value-type="float" office:value="19337" table:style-name="ce1">
            <text:p>19337</text:p>
          </table:table-cell>
          <table:table-cell office:value-type="float" office:value="27.52" table:style-name="ce1">
            <text:p>27,52</text:p>
          </table:table-cell>
          <table:table-cell office:value-type="float" office:value="25.92" table:style-name="ce1">
            <text:p>25,92</text:p>
          </table:table-cell>
          <table:table-cell office:value-type="float" office:value="96522" table:style-name="ce1">
            <text:p>96522</text:p>
          </table:table-cell>
          <table:table-cell office:value-type="float" office:value="40756" table:style-name="ce1">
            <text:p>40756</text:p>
          </table:table-cell>
          <table:table-cell office:value-type="float" office:value="3.47" table:formula="of:=MIN([.$B35];[.$F35];[.$J35];[.$N35];[.$R35];[.$V35];[.$Z35];[.$AD35];[.$AH35];[.$AL35];[.$AP35];[.$AT35];[.$AX35])" table:style-name="ce1">
            <text:p>3,47</text:p>
          </table:table-cell>
          <table:table-cell office:value-type="float" office:value="1.98" table:formula="of:=MIN([.$C35];[.$G35];[.$K35];[.$O35];[.$S35];[.$W35];[.$AA35];[.$AE35];[.$AI35];[.$AM35];[.$AQ35];[.$AU35];[.$AY35])" table:style-name="ce1">
            <text:p>1,98</text:p>
          </table:table-cell>
          <table:table-cell office:value-type="float" office:value="13461" table:formula="of:=MIN([.$D35];[.$H35];[.$L35];[.$P35];[.$T35];[.$X35];[.$AB35];[.$AF35];[.$AJ35];[.$AN35];[.$AR35];[.$AV35];[.$AZ35])" table:style-name="ce1">
            <text:p>13461</text:p>
          </table:table-cell>
          <table:table-cell office:value-type="float" office:value="4264" table:formula="of:=MIN([.$E35];[.$I35];[.$M35];[.$Q35];[.$U35];[.$Y35];[.$AC35];[.$AG35];[.$AK35];[.$AO35];[.$AS35];[.$AW35];[.$BA35])" table:style-name="ce1">
            <text:p>4264</text:p>
          </table:table-cell>
          <table:table-cell office:value-type="float" office:value="31.75" table:formula="of:=MEDIAN([.$B35];[.$F35];[.$J35];[.$N35];[.$R35];[.$V35];[.$Z35];[.$AD35];[.$AH35];[.$AL35];[.$AP35];[.$AT35];[.$AX35])" table:style-name="ce1">
            <text:p>31,75</text:p>
          </table:table-cell>
          <table:table-cell office:value-type="float" office:value="27.88" table:formula="of:=MEDIAN([.$C35];[.$G35];[.$K35];[.$O35];[.$S35];[.$W35];[.$AA35];[.$AE35];[.$AI35];[.$AM35];[.$AQ35];[.$AU35];[.$AY35])" table:style-name="ce1">
            <text:p>27,88</text:p>
          </table:table-cell>
          <table:table-cell office:value-type="float" office:value="136945" table:formula="of:=MEDIAN([.$D35];[.$H35];[.$L35];[.$P35];[.$T35];[.$X35];[.$AB35];[.$AF35];[.$AJ35];[.$AN35];[.$AR35];[.$AV35];[.$AZ35])" table:style-name="ce1">
            <text:p>136945</text:p>
          </table:table-cell>
          <table:table-cell office:value-type="float" office:value="50835" table:formula="of:=MEDIAN([.$E35];[.$I35];[.$M35];[.$Q35];[.$U35];[.$Y35];[.$AC35];[.$AG35];[.$AK35];[.$AO35];[.$AS35];[.$AW35];[.$BA35])" table:style-name="ce1">
            <text:p>50835</text:p>
          </table:table-cell>
          <table:table-cell office:value-type="float" office:value="302.7" table:formula="of:=MAX([.$B35];[.$F35];[.$J35];[.$N35];[.$R35];[.$V35];[.$Z35];[.$AD35];[.$AH35];[.$AL35];[.$AP35];[.$AT35];[.$AX35])" table:style-name="ce1">
            <text:p>302,7</text:p>
          </table:table-cell>
          <table:table-cell office:value-type="float" office:value="297.63" table:formula="of:=MAX([.$C35];[.$G35];[.$K35];[.$O35];[.$S35];[.$W35];[.$AA35];[.$AE35];[.$AI35];[.$AM35];[.$AQ35];[.$AU35];[.$AY35])" table:style-name="ce1">
            <text:p>297,63</text:p>
          </table:table-cell>
          <table:table-cell office:value-type="float" office:value="572914" table:formula="of:=MAX([.$D35];[.$H35];[.$L35];[.$P35];[.$T35];[.$X35];[.$AB35];[.$AF35];[.$AJ35];[.$AN35];[.$AR35];[.$AV35];[.$AZ35])" table:style-name="ce1">
            <text:p>572914</text:p>
          </table:table-cell>
          <table:table-cell office:value-type="float" office:value="319731" table:formula="of:=MAX([.$E35];[.$I35];[.$M35];[.$Q35];[.$U35];[.$Y35];[.$AC35];[.$AG35];[.$AK35];[.$AO35];[.$AS35];[.$AW35];[.$BA35])" table:style-name="ce1">
            <text:p>31973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0_c55.lp</text:p>
          </table:table-cell>
          <table:table-cell office:value-type="float" office:value="50.59" table:style-name="ce1">
            <text:p>50,59</text:p>
          </table:table-cell>
          <table:table-cell office:value-type="float" office:value="48.48" table:style-name="ce1">
            <text:p>48,48</text:p>
          </table:table-cell>
          <table:table-cell office:value-type="float" office:value="217203" table:style-name="ce1">
            <text:p>217203</text:p>
          </table:table-cell>
          <table:table-cell office:value-type="float" office:value="119714" table:style-name="ce1">
            <text:p>119714</text:p>
          </table:table-cell>
          <table:table-cell office:value-type="float" office:value="116.82" table:style-name="ce1">
            <text:p>116,82</text:p>
          </table:table-cell>
          <table:table-cell office:value-type="float" office:value="114.66" table:style-name="ce1">
            <text:p>114,66</text:p>
          </table:table-cell>
          <table:table-cell office:value-type="float" office:value="361166" table:style-name="ce1">
            <text:p>361166</text:p>
          </table:table-cell>
          <table:table-cell office:value-type="float" office:value="277030" table:style-name="ce1">
            <text:p>277030</text:p>
          </table:table-cell>
          <table:table-cell office:value-type="float" office:value="4.66" table:style-name="ce2">
            <text:p>4,66</text:p>
          </table:table-cell>
          <table:table-cell office:value-type="float" office:value="2.6" table:style-name="ce2">
            <text:p>2,6</text:p>
          </table:table-cell>
          <table:table-cell office:value-type="float" office:value="20290" table:style-name="ce2">
            <text:p>20290</text:p>
          </table:table-cell>
          <table:table-cell office:value-type="float" office:value="7794" table:style-name="ce2">
            <text:p>7794</text:p>
          </table:table-cell>
          <table:table-cell office:value-type="float" office:value="45.06" table:style-name="ce1">
            <text:p>45,06</text:p>
          </table:table-cell>
          <table:table-cell office:value-type="float" office:value="43" table:style-name="ce1">
            <text:p>43</text:p>
          </table:table-cell>
          <table:table-cell office:value-type="float" office:value="231364" table:style-name="ce1">
            <text:p>231364</text:p>
          </table:table-cell>
          <table:table-cell office:value-type="float" office:value="111129" table:style-name="ce1">
            <text:p>111129</text:p>
          </table:table-cell>
          <table:table-cell office:value-type="float" office:value="25.08" table:style-name="ce1">
            <text:p>25,08</text:p>
          </table:table-cell>
          <table:table-cell office:value-type="float" office:value="22.93" table:style-name="ce1">
            <text:p>22,93</text:p>
          </table:table-cell>
          <table:table-cell office:value-type="float" office:value="86286" table:style-name="ce1">
            <text:p>86286</text:p>
          </table:table-cell>
          <table:table-cell office:value-type="float" office:value="60507" table:style-name="ce1">
            <text:p>60507</text:p>
          </table:table-cell>
          <table:table-cell office:value-type="float" office:value="68.95" table:style-name="ce1">
            <text:p>68,95</text:p>
          </table:table-cell>
          <table:table-cell office:value-type="float" office:value="66.95" table:style-name="ce1">
            <text:p>66,95</text:p>
          </table:table-cell>
          <table:table-cell office:value-type="float" office:value="304150" table:style-name="ce1">
            <text:p>304150</text:p>
          </table:table-cell>
          <table:table-cell office:value-type="float" office:value="174560" table:style-name="ce1">
            <text:p>174560</text:p>
          </table:table-cell>
          <table:table-cell office:value-type="float" office:value="27.05" table:style-name="ce1">
            <text:p>27,05</text:p>
          </table:table-cell>
          <table:table-cell office:value-type="float" office:value="25.18" table:style-name="ce1">
            <text:p>25,18</text:p>
          </table:table-cell>
          <table:table-cell office:value-type="float" office:value="159242" table:style-name="ce1">
            <text:p>159242</text:p>
          </table:table-cell>
          <table:table-cell office:value-type="float" office:value="82660" table:style-name="ce1">
            <text:p>82660</text:p>
          </table:table-cell>
          <table:table-cell office:value-type="float" office:value="162.13999999999999" table:style-name="ce3">
            <text:p>162,14</text:p>
          </table:table-cell>
          <table:table-cell office:value-type="float" office:value="160.07" table:style-name="ce3">
            <text:p>160,07</text:p>
          </table:table-cell>
          <table:table-cell office:value-type="float" office:value="436982" table:style-name="ce3">
            <text:p>436982</text:p>
          </table:table-cell>
          <table:table-cell office:value-type="float" office:value="339266" table:style-name="ce3">
            <text:p>339266</text:p>
          </table:table-cell>
          <table:table-cell office:value-type="float" office:value="24.95" table:style-name="ce1">
            <text:p>24,95</text:p>
          </table:table-cell>
          <table:table-cell office:value-type="float" office:value="22.98" table:style-name="ce1">
            <text:p>22,98</text:p>
          </table:table-cell>
          <table:table-cell office:value-type="float" office:value="112709" table:style-name="ce1">
            <text:p>112709</text:p>
          </table:table-cell>
          <table:table-cell office:value-type="float" office:value="64563" table:style-name="ce1">
            <text:p>64563</text:p>
          </table:table-cell>
          <table:table-cell office:value-type="float" office:value="18.27" table:style-name="ce1">
            <text:p>18,27</text:p>
          </table:table-cell>
          <table:table-cell office:value-type="float" office:value="13.04" table:style-name="ce1">
            <text:p>13,04</text:p>
          </table:table-cell>
          <table:table-cell office:value-type="float" office:value="121513" table:style-name="ce1">
            <text:p>121513</text:p>
          </table:table-cell>
          <table:table-cell office:value-type="float" office:value="32961" table:style-name="ce1">
            <text:p>32961</text:p>
          </table:table-cell>
          <table:table-cell office:value-type="float" office:value="19.03" table:style-name="ce1">
            <text:p>19,03</text:p>
          </table:table-cell>
          <table:table-cell office:value-type="float" office:value="13.55" table:style-name="ce1">
            <text:p>13,55</text:p>
          </table:table-cell>
          <table:table-cell office:value-type="float" office:value="58336" table:style-name="ce1">
            <text:p>58336</text:p>
          </table:table-cell>
          <table:table-cell office:value-type="float" office:value="30454" table:style-name="ce1">
            <text:p>30454</text:p>
          </table:table-cell>
          <table:table-cell office:value-type="float" office:value="49.02" table:style-name="ce1">
            <text:p>49,02</text:p>
          </table:table-cell>
          <table:table-cell office:value-type="float" office:value="42.73" table:style-name="ce1">
            <text:p>42,73</text:p>
          </table:table-cell>
          <table:table-cell office:value-type="float" office:value="338666" table:style-name="ce1">
            <text:p>338666</text:p>
          </table:table-cell>
          <table:table-cell office:value-type="float" office:value="72176" table:style-name="ce1">
            <text:p>72176</text:p>
          </table:table-cell>
          <table:table-cell office:value-type="float" office:value="94.73" table:style-name="ce1">
            <text:p>94,73</text:p>
          </table:table-cell>
          <table:table-cell office:value-type="float" office:value="92.63" table:style-name="ce1">
            <text:p>92,63</text:p>
          </table:table-cell>
          <table:table-cell office:value-type="float" office:value="365703" table:style-name="ce1">
            <text:p>365703</text:p>
          </table:table-cell>
          <table:table-cell office:value-type="float" office:value="204581" table:style-name="ce1">
            <text:p>204581</text:p>
          </table:table-cell>
          <table:table-cell office:value-type="float" office:value="4.66" table:formula="of:=MIN([.$B36];[.$F36];[.$J36];[.$N36];[.$R36];[.$V36];[.$Z36];[.$AD36];[.$AH36];[.$AL36];[.$AP36];[.$AT36];[.$AX36])" table:style-name="ce1">
            <text:p>4,66</text:p>
          </table:table-cell>
          <table:table-cell office:value-type="float" office:value="2.6" table:formula="of:=MIN([.$C36];[.$G36];[.$K36];[.$O36];[.$S36];[.$W36];[.$AA36];[.$AE36];[.$AI36];[.$AM36];[.$AQ36];[.$AU36];[.$AY36])" table:style-name="ce1">
            <text:p>2,6</text:p>
          </table:table-cell>
          <table:table-cell office:value-type="float" office:value="20290" table:formula="of:=MIN([.$D36];[.$H36];[.$L36];[.$P36];[.$T36];[.$X36];[.$AB36];[.$AF36];[.$AJ36];[.$AN36];[.$AR36];[.$AV36];[.$AZ36])" table:style-name="ce1">
            <text:p>20290</text:p>
          </table:table-cell>
          <table:table-cell office:value-type="float" office:value="7794" table:formula="of:=MIN([.$E36];[.$I36];[.$M36];[.$Q36];[.$U36];[.$Y36];[.$AC36];[.$AG36];[.$AK36];[.$AO36];[.$AS36];[.$AW36];[.$BA36])" table:style-name="ce1">
            <text:p>7794</text:p>
          </table:table-cell>
          <table:table-cell office:value-type="float" office:value="45.06" table:formula="of:=MEDIAN([.$B36];[.$F36];[.$J36];[.$N36];[.$R36];[.$V36];[.$Z36];[.$AD36];[.$AH36];[.$AL36];[.$AP36];[.$AT36];[.$AX36])" table:style-name="ce1">
            <text:p>45,06</text:p>
          </table:table-cell>
          <table:table-cell office:value-type="float" office:value="42.73" table:formula="of:=MEDIAN([.$C36];[.$G36];[.$K36];[.$O36];[.$S36];[.$W36];[.$AA36];[.$AE36];[.$AI36];[.$AM36];[.$AQ36];[.$AU36];[.$AY36])" table:style-name="ce1">
            <text:p>42,73</text:p>
          </table:table-cell>
          <table:table-cell office:value-type="float" office:value="217203" table:formula="of:=MEDIAN([.$D36];[.$H36];[.$L36];[.$P36];[.$T36];[.$X36];[.$AB36];[.$AF36];[.$AJ36];[.$AN36];[.$AR36];[.$AV36];[.$AZ36])" table:style-name="ce1">
            <text:p>217203</text:p>
          </table:table-cell>
          <table:table-cell office:value-type="float" office:value="82660" table:formula="of:=MEDIAN([.$E36];[.$I36];[.$M36];[.$Q36];[.$U36];[.$Y36];[.$AC36];[.$AG36];[.$AK36];[.$AO36];[.$AS36];[.$AW36];[.$BA36])" table:style-name="ce1">
            <text:p>82660</text:p>
          </table:table-cell>
          <table:table-cell office:value-type="float" office:value="162.13999999999999" table:formula="of:=MAX([.$B36];[.$F36];[.$J36];[.$N36];[.$R36];[.$V36];[.$Z36];[.$AD36];[.$AH36];[.$AL36];[.$AP36];[.$AT36];[.$AX36])" table:style-name="ce1">
            <text:p>162,14</text:p>
          </table:table-cell>
          <table:table-cell office:value-type="float" office:value="160.07" table:formula="of:=MAX([.$C36];[.$G36];[.$K36];[.$O36];[.$S36];[.$W36];[.$AA36];[.$AE36];[.$AI36];[.$AM36];[.$AQ36];[.$AU36];[.$AY36])" table:style-name="ce1">
            <text:p>160,07</text:p>
          </table:table-cell>
          <table:table-cell office:value-type="float" office:value="436982" table:formula="of:=MAX([.$D36];[.$H36];[.$L36];[.$P36];[.$T36];[.$X36];[.$AB36];[.$AF36];[.$AJ36];[.$AN36];[.$AR36];[.$AV36];[.$AZ36])" table:style-name="ce1">
            <text:p>436982</text:p>
          </table:table-cell>
          <table:table-cell office:value-type="float" office:value="339266" table:formula="of:=MAX([.$E36];[.$I36];[.$M36];[.$Q36];[.$U36];[.$Y36];[.$AC36];[.$AG36];[.$AK36];[.$AO36];[.$AS36];[.$AW36];[.$BA36])" table:style-name="ce1">
            <text:p>33926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0_c60.lp</text:p>
          </table:table-cell>
          <table:table-cell office:value-type="float" office:value="2.09" table:style-name="ce2">
            <text:p>2,09</text:p>
          </table:table-cell>
          <table:table-cell office:value-type="float" office:value="0.11" table:style-name="ce2">
            <text:p>0,11</text:p>
          </table:table-cell>
          <table:table-cell office:value-type="float" office:value="6866" table:style-name="ce1">
            <text:p>6866</text:p>
          </table:table-cell>
          <table:table-cell office:value-type="float" office:value="413" table:style-name="ce2">
            <text:p>413</text:p>
          </table:table-cell>
          <table:table-cell office:value-type="float" office:value="5.09" table:style-name="ce1">
            <text:p>5,09</text:p>
          </table:table-cell>
          <table:table-cell office:value-type="float" office:value="3.09" table:style-name="ce1">
            <text:p>3,09</text:p>
          </table:table-cell>
          <table:table-cell office:value-type="float" office:value="14968" table:style-name="ce1">
            <text:p>14968</text:p>
          </table:table-cell>
          <table:table-cell office:value-type="float" office:value="11072" table:style-name="ce1">
            <text:p>11072</text:p>
          </table:table-cell>
          <table:table-cell office:value-type="float" office:value="10.5" table:style-name="ce1">
            <text:p>10,5</text:p>
          </table:table-cell>
          <table:table-cell office:value-type="float" office:value="8.27" table:style-name="ce1">
            <text:p>8,27</text:p>
          </table:table-cell>
          <table:table-cell office:value-type="float" office:value="48980" table:style-name="ce1">
            <text:p>48980</text:p>
          </table:table-cell>
          <table:table-cell office:value-type="float" office:value="21350" table:style-name="ce1">
            <text:p>21350</text:p>
          </table:table-cell>
          <table:table-cell office:value-type="float" office:value="6.21" table:style-name="ce1">
            <text:p>6,21</text:p>
          </table:table-cell>
          <table:table-cell office:value-type="float" office:value="4.01" table:style-name="ce1">
            <text:p>4,01</text:p>
          </table:table-cell>
          <table:table-cell office:value-type="float" office:value="35165" table:style-name="ce1">
            <text:p>35165</text:p>
          </table:table-cell>
          <table:table-cell office:value-type="float" office:value="11170" table:style-name="ce1">
            <text:p>11170</text:p>
          </table:table-cell>
          <table:table-cell office:value-type="float" office:value="13.52" table:style-name="ce1">
            <text:p>13,52</text:p>
          </table:table-cell>
          <table:table-cell office:value-type="float" office:value="11.25" table:style-name="ce1">
            <text:p>11,25</text:p>
          </table:table-cell>
          <table:table-cell office:value-type="float" office:value="34582" table:style-name="ce1">
            <text:p>34582</text:p>
          </table:table-cell>
          <table:table-cell office:value-type="float" office:value="27435" table:style-name="ce1">
            <text:p>27435</text:p>
          </table:table-cell>
          <table:table-cell office:value-type="float" office:value="33.03" table:style-name="ce3">
            <text:p>33,03</text:p>
          </table:table-cell>
          <table:table-cell office:value-type="float" office:value="30.77" table:style-name="ce3">
            <text:p>30,77</text:p>
          </table:table-cell>
          <table:table-cell office:value-type="float" office:value="127957" table:style-name="ce3">
            <text:p>127957</text:p>
          </table:table-cell>
          <table:table-cell office:value-type="float" office:value="71339" table:style-name="ce3">
            <text:p>71339</text:p>
          </table:table-cell>
          <table:table-cell office:value-type="float" office:value="23.5" table:style-name="ce1">
            <text:p>23,5</text:p>
          </table:table-cell>
          <table:table-cell office:value-type="float" office:value="21.26" table:style-name="ce1">
            <text:p>21,26</text:p>
          </table:table-cell>
          <table:table-cell office:value-type="float" office:value="70306" table:style-name="ce1">
            <text:p>70306</text:p>
          </table:table-cell>
          <table:table-cell office:value-type="float" office:value="51325" table:style-name="ce1">
            <text:p>51325</text:p>
          </table:table-cell>
          <table:table-cell office:value-type="float" office:value="3.31" table:style-name="ce1">
            <text:p>3,31</text:p>
          </table:table-cell>
          <table:table-cell office:value-type="float" office:value="0.99" table:style-name="ce1">
            <text:p>0,99</text:p>
          </table:table-cell>
          <table:table-cell office:value-type="float" office:value="3878" table:style-name="ce2">
            <text:p>3878</text:p>
          </table:table-cell>
          <table:table-cell office:value-type="float" office:value="2602" table:style-name="ce1">
            <text:p>2602</text:p>
          </table:table-cell>
          <table:table-cell office:value-type="float" office:value="6.46" table:style-name="ce1">
            <text:p>6,46</text:p>
          </table:table-cell>
          <table:table-cell office:value-type="float" office:value="4.16" table:style-name="ce1">
            <text:p>4,16</text:p>
          </table:table-cell>
          <table:table-cell office:value-type="float" office:value="19171" table:style-name="ce1">
            <text:p>19171</text:p>
          </table:table-cell>
          <table:table-cell office:value-type="float" office:value="10486" table:style-name="ce1">
            <text:p>10486</text:p>
          </table:table-cell>
          <table:table-cell office:value-type="float" office:value="11.84" table:style-name="ce1">
            <text:p>11,84</text:p>
          </table:table-cell>
          <table:table-cell office:value-type="float" office:value="4.2" table:style-name="ce1">
            <text:p>4,2</text:p>
          </table:table-cell>
          <table:table-cell office:value-type="float" office:value="15105" table:style-name="ce1">
            <text:p>15105</text:p>
          </table:table-cell>
          <table:table-cell office:value-type="float" office:value="6253" table:style-name="ce1">
            <text:p>6253</text:p>
          </table:table-cell>
          <table:table-cell office:value-type="float" office:value="12.37" table:style-name="ce1">
            <text:p>12,37</text:p>
          </table:table-cell>
          <table:table-cell office:value-type="float" office:value="4.7" table:style-name="ce1">
            <text:p>4,7</text:p>
          </table:table-cell>
          <table:table-cell office:value-type="float" office:value="10186" table:style-name="ce1">
            <text:p>10186</text:p>
          </table:table-cell>
          <table:table-cell office:value-type="float" office:value="7156" table:style-name="ce1">
            <text:p>7156</text:p>
          </table:table-cell>
          <table:table-cell office:value-type="float" office:value="11.11" table:style-name="ce1">
            <text:p>11,11</text:p>
          </table:table-cell>
          <table:table-cell office:value-type="float" office:value="2.64" table:style-name="ce1">
            <text:p>2,64</text:p>
          </table:table-cell>
          <table:table-cell office:value-type="float" office:value="10439" table:style-name="ce1">
            <text:p>10439</text:p>
          </table:table-cell>
          <table:table-cell office:value-type="float" office:value="3857" table:style-name="ce1">
            <text:p>3857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2.2799999999999998" table:style-name="ce1">
            <text:p>2,28</text:p>
          </table:table-cell>
          <table:table-cell office:value-type="float" office:value="18534" table:style-name="ce1">
            <text:p>18534</text:p>
          </table:table-cell>
          <table:table-cell office:value-type="float" office:value="9046" table:style-name="ce1">
            <text:p>9046</text:p>
          </table:table-cell>
          <table:table-cell office:value-type="float" office:value="2.09" table:formula="of:=MIN([.$B37];[.$F37];[.$J37];[.$N37];[.$R37];[.$V37];[.$Z37];[.$AD37];[.$AH37];[.$AL37];[.$AP37];[.$AT37];[.$AX37])" table:style-name="ce1">
            <text:p>2,09</text:p>
          </table:table-cell>
          <table:table-cell office:value-type="float" office:value="0.11" table:formula="of:=MIN([.$C37];[.$G37];[.$K37];[.$O37];[.$S37];[.$W37];[.$AA37];[.$AE37];[.$AI37];[.$AM37];[.$AQ37];[.$AU37];[.$AY37])" table:style-name="ce1">
            <text:p>0,11</text:p>
          </table:table-cell>
          <table:table-cell office:value-type="float" office:value="3878" table:formula="of:=MIN([.$D37];[.$H37];[.$L37];[.$P37];[.$T37];[.$X37];[.$AB37];[.$AF37];[.$AJ37];[.$AN37];[.$AR37];[.$AV37];[.$AZ37])" table:style-name="ce1">
            <text:p>3878</text:p>
          </table:table-cell>
          <table:table-cell office:value-type="float" office:value="413" table:formula="of:=MIN([.$E37];[.$I37];[.$M37];[.$Q37];[.$U37];[.$Y37];[.$AC37];[.$AG37];[.$AK37];[.$AO37];[.$AS37];[.$AW37];[.$BA37])" table:style-name="ce1">
            <text:p>413</text:p>
          </table:table-cell>
          <table:table-cell office:value-type="float" office:value="10.5" table:formula="of:=MEDIAN([.$B37];[.$F37];[.$J37];[.$N37];[.$R37];[.$V37];[.$Z37];[.$AD37];[.$AH37];[.$AL37];[.$AP37];[.$AT37];[.$AX37])" table:style-name="ce1">
            <text:p>10,5</text:p>
          </table:table-cell>
          <table:table-cell office:value-type="float" office:value="4.16" table:formula="of:=MEDIAN([.$C37];[.$G37];[.$K37];[.$O37];[.$S37];[.$W37];[.$AA37];[.$AE37];[.$AI37];[.$AM37];[.$AQ37];[.$AU37];[.$AY37])" table:style-name="ce1">
            <text:p>4,16</text:p>
          </table:table-cell>
          <table:table-cell office:value-type="float" office:value="18534" table:formula="of:=MEDIAN([.$D37];[.$H37];[.$L37];[.$P37];[.$T37];[.$X37];[.$AB37];[.$AF37];[.$AJ37];[.$AN37];[.$AR37];[.$AV37];[.$AZ37])" table:style-name="ce1">
            <text:p>18534</text:p>
          </table:table-cell>
          <table:table-cell office:value-type="float" office:value="10486" table:formula="of:=MEDIAN([.$E37];[.$I37];[.$M37];[.$Q37];[.$U37];[.$Y37];[.$AC37];[.$AG37];[.$AK37];[.$AO37];[.$AS37];[.$AW37];[.$BA37])" table:style-name="ce1">
            <text:p>10486</text:p>
          </table:table-cell>
          <table:table-cell office:value-type="float" office:value="33.03" table:formula="of:=MAX([.$B37];[.$F37];[.$J37];[.$N37];[.$R37];[.$V37];[.$Z37];[.$AD37];[.$AH37];[.$AL37];[.$AP37];[.$AT37];[.$AX37])" table:style-name="ce1">
            <text:p>33,03</text:p>
          </table:table-cell>
          <table:table-cell office:value-type="float" office:value="30.77" table:formula="of:=MAX([.$C37];[.$G37];[.$K37];[.$O37];[.$S37];[.$W37];[.$AA37];[.$AE37];[.$AI37];[.$AM37];[.$AQ37];[.$AU37];[.$AY37])" table:style-name="ce1">
            <text:p>30,77</text:p>
          </table:table-cell>
          <table:table-cell office:value-type="float" office:value="127957" table:formula="of:=MAX([.$D37];[.$H37];[.$L37];[.$P37];[.$T37];[.$X37];[.$AB37];[.$AF37];[.$AJ37];[.$AN37];[.$AR37];[.$AV37];[.$AZ37])" table:style-name="ce1">
            <text:p>127957</text:p>
          </table:table-cell>
          <table:table-cell office:value-type="float" office:value="71339" table:formula="of:=MAX([.$E37];[.$I37];[.$M37];[.$Q37];[.$U37];[.$Y37];[.$AC37];[.$AG37];[.$AK37];[.$AO37];[.$AS37];[.$AW37];[.$BA37])" table:style-name="ce1">
            <text:p>713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5_c50.lp</text:p>
          </table:table-cell>
          <table:table-cell office:value-type="float" office:value="17.920000000000002" table:style-name="ce1">
            <text:p>17,92</text:p>
          </table:table-cell>
          <table:table-cell office:value-type="float" office:value="16.32" table:style-name="ce1">
            <text:p>16,32</text:p>
          </table:table-cell>
          <table:table-cell office:value-type="float" office:value="92451" table:style-name="ce1">
            <text:p>92451</text:p>
          </table:table-cell>
          <table:table-cell office:value-type="float" office:value="31781" table:style-name="ce1">
            <text:p>31781</text:p>
          </table:table-cell>
          <table:table-cell office:value-type="float" office:value="80.38" table:style-name="ce1">
            <text:p>80,38</text:p>
          </table:table-cell>
          <table:table-cell office:value-type="float" office:value="78.62" table:style-name="ce1">
            <text:p>78,62</text:p>
          </table:table-cell>
          <table:table-cell office:value-type="float" office:value="139347" table:style-name="ce1">
            <text:p>139347</text:p>
          </table:table-cell>
          <table:table-cell office:value-type="float" office:value="112636" table:style-name="ce1">
            <text:p>112636</text:p>
          </table:table-cell>
          <table:table-cell office:value-type="float" office:value="210.04" table:style-name="ce1">
            <text:p>210,04</text:p>
          </table:table-cell>
          <table:table-cell office:value-type="float" office:value="208.33" table:style-name="ce1">
            <text:p>208,33</text:p>
          </table:table-cell>
          <table:table-cell office:value-type="float" office:value="732256" table:style-name="ce1">
            <text:p>732256</text:p>
          </table:table-cell>
          <table:table-cell office:value-type="float" office:value="307065" table:style-name="ce1">
            <text:p>307065</text:p>
          </table:table-cell>
          <table:table-cell office:value-type="float" office:value="21.58" table:style-name="ce1">
            <text:p>21,58</text:p>
          </table:table-cell>
          <table:table-cell office:value-type="float" office:value="20.02" table:style-name="ce1">
            <text:p>20,02</text:p>
          </table:table-cell>
          <table:table-cell office:value-type="float" office:value="202228" table:style-name="ce1">
            <text:p>202228</text:p>
          </table:table-cell>
          <table:table-cell office:value-type="float" office:value="35387" table:style-name="ce1">
            <text:p>35387</text:p>
          </table:table-cell>
          <table:table-cell office:value-type="float" office:value="128.61000000000001" table:style-name="ce1">
            <text:p>128,61</text:p>
          </table:table-cell>
          <table:table-cell office:value-type="float" office:value="127.17" table:style-name="ce1">
            <text:p>127,17</text:p>
          </table:table-cell>
          <table:table-cell office:value-type="float" office:value="267897" table:style-name="ce1">
            <text:p>267897</text:p>
          </table:table-cell>
          <table:table-cell office:value-type="float" office:value="217245" table:style-name="ce1">
            <text:p>217245</text:p>
          </table:table-cell>
          <table:table-cell office:value-type="float" office:value="27.7" table:style-name="ce1">
            <text:p>27,7</text:p>
          </table:table-cell>
          <table:table-cell office:value-type="float" office:value="26.11" table:style-name="ce1">
            <text:p>26,11</text:p>
          </table:table-cell>
          <table:table-cell office:value-type="float" office:value="331103" table:style-name="ce1">
            <text:p>331103</text:p>
          </table:table-cell>
          <table:table-cell office:value-type="float" office:value="51890" table:style-name="ce1">
            <text:p>51890</text:p>
          </table:table-cell>
          <table:table-cell office:value-type="float" office:value="14.97" table:style-name="ce1">
            <text:p>14,97</text:p>
          </table:table-cell>
          <table:table-cell office:value-type="float" office:value="13.34" table:style-name="ce1">
            <text:p>13,34</text:p>
          </table:table-cell>
          <table:table-cell office:value-type="float" office:value="62899" table:style-name="ce1">
            <text:p>62899</text:p>
          </table:table-cell>
          <table:table-cell office:value-type="float" office:value="25581" table:style-name="ce1">
            <text:p>25581</text:p>
          </table:table-cell>
          <table:table-cell office:value-type="float" office:value="13.73" table:style-name="ce2">
            <text:p>13,73</text:p>
          </table:table-cell>
          <table:table-cell office:value-type="float" office:value="11.97" table:style-name="ce2">
            <text:p>11,97</text:p>
          </table:table-cell>
          <table:table-cell office:value-type="float" office:value="30498" table:style-name="ce2">
            <text:p>30498</text:p>
          </table:table-cell>
          <table:table-cell office:value-type="float" office:value="22330" table:style-name="ce2">
            <text:p>22330</text:p>
          </table:table-cell>
          <table:table-cell office:value-type="float" office:value="28.96" table:style-name="ce1">
            <text:p>28,96</text:p>
          </table:table-cell>
          <table:table-cell office:value-type="float" office:value="27.33" table:style-name="ce1">
            <text:p>27,33</text:p>
          </table:table-cell>
          <table:table-cell office:value-type="float" office:value="76639" table:style-name="ce1">
            <text:p>76639</text:p>
          </table:table-cell>
          <table:table-cell office:value-type="float" office:value="46570" table:style-name="ce1">
            <text:p>46570</text:p>
          </table:table-cell>
          <table:table-cell office:value-type="float" office:value="145.91999999999999" table:style-name="ce1">
            <text:p>145,92</text:p>
          </table:table-cell>
          <table:table-cell office:value-type="float" office:value="140.19" table:style-name="ce1">
            <text:p>140,19</text:p>
          </table:table-cell>
          <table:table-cell office:value-type="float" office:value="266629" table:style-name="ce1">
            <text:p>266629</text:p>
          </table:table-cell>
          <table:table-cell office:value-type="float" office:value="110341" table:style-name="ce1">
            <text:p>110341</text:p>
          </table:table-cell>
          <table:table-cell office:value-type="float" office:value="85.56" table:style-name="ce1">
            <text:p>85,56</text:p>
          </table:table-cell>
          <table:table-cell office:value-type="float" office:value="80.37" table:style-name="ce1">
            <text:p>80,37</text:p>
          </table:table-cell>
          <table:table-cell office:value-type="float" office:value="111275" table:style-name="ce1">
            <text:p>111275</text:p>
          </table:table-cell>
          <table:table-cell office:value-type="float" office:value="75841" table:style-name="ce1">
            <text:p>75841</text:p>
          </table:table-cell>
          <table:table-cell office:value-type="float" office:value="408.59" table:style-name="ce3">
            <text:p>408,59</text:p>
          </table:table-cell>
          <table:table-cell office:value-type="float" office:value="403.45" table:style-name="ce3">
            <text:p>403,45</text:p>
          </table:table-cell>
          <table:table-cell office:value-type="float" office:value="923482" table:style-name="ce3">
            <text:p>923482</text:p>
          </table:table-cell>
          <table:table-cell office:value-type="float" office:value="408424" table:style-name="ce3">
            <text:p>408424</text:p>
          </table:table-cell>
          <table:table-cell office:value-type="float" office:value="35" table:style-name="ce1">
            <text:p>35</text:p>
          </table:table-cell>
          <table:table-cell office:value-type="float" office:value="33.4" table:style-name="ce1">
            <text:p>33,4</text:p>
          </table:table-cell>
          <table:table-cell office:value-type="float" office:value="165396" table:style-name="ce1">
            <text:p>165396</text:p>
          </table:table-cell>
          <table:table-cell office:value-type="float" office:value="58673" table:style-name="ce1">
            <text:p>58673</text:p>
          </table:table-cell>
          <table:table-cell office:value-type="float" office:value="13.73" table:formula="of:=MIN([.$B38];[.$F38];[.$J38];[.$N38];[.$R38];[.$V38];[.$Z38];[.$AD38];[.$AH38];[.$AL38];[.$AP38];[.$AT38];[.$AX38])" table:style-name="ce1">
            <text:p>13,73</text:p>
          </table:table-cell>
          <table:table-cell office:value-type="float" office:value="11.97" table:formula="of:=MIN([.$C38];[.$G38];[.$K38];[.$O38];[.$S38];[.$W38];[.$AA38];[.$AE38];[.$AI38];[.$AM38];[.$AQ38];[.$AU38];[.$AY38])" table:style-name="ce1">
            <text:p>11,97</text:p>
          </table:table-cell>
          <table:table-cell office:value-type="float" office:value="30498" table:formula="of:=MIN([.$D38];[.$H38];[.$L38];[.$P38];[.$T38];[.$X38];[.$AB38];[.$AF38];[.$AJ38];[.$AN38];[.$AR38];[.$AV38];[.$AZ38])" table:style-name="ce1">
            <text:p>30498</text:p>
          </table:table-cell>
          <table:table-cell office:value-type="float" office:value="22330" table:formula="of:=MIN([.$E38];[.$I38];[.$M38];[.$Q38];[.$U38];[.$Y38];[.$AC38];[.$AG38];[.$AK38];[.$AO38];[.$AS38];[.$AW38];[.$BA38])" table:style-name="ce1">
            <text:p>22330</text:p>
          </table:table-cell>
          <table:table-cell office:value-type="float" office:value="35" table:formula="of:=MEDIAN([.$B38];[.$F38];[.$J38];[.$N38];[.$R38];[.$V38];[.$Z38];[.$AD38];[.$AH38];[.$AL38];[.$AP38];[.$AT38];[.$AX38])" table:style-name="ce1">
            <text:p>35</text:p>
          </table:table-cell>
          <table:table-cell office:value-type="float" office:value="33.4" table:formula="of:=MEDIAN([.$C38];[.$G38];[.$K38];[.$O38];[.$S38];[.$W38];[.$AA38];[.$AE38];[.$AI38];[.$AM38];[.$AQ38];[.$AU38];[.$AY38])" table:style-name="ce1">
            <text:p>33,4</text:p>
          </table:table-cell>
          <table:table-cell office:value-type="float" office:value="165396" table:formula="of:=MEDIAN([.$D38];[.$H38];[.$L38];[.$P38];[.$T38];[.$X38];[.$AB38];[.$AF38];[.$AJ38];[.$AN38];[.$AR38];[.$AV38];[.$AZ38])" table:style-name="ce1">
            <text:p>165396</text:p>
          </table:table-cell>
          <table:table-cell office:value-type="float" office:value="58673" table:formula="of:=MEDIAN([.$E38];[.$I38];[.$M38];[.$Q38];[.$U38];[.$Y38];[.$AC38];[.$AG38];[.$AK38];[.$AO38];[.$AS38];[.$AW38];[.$BA38])" table:style-name="ce1">
            <text:p>58673</text:p>
          </table:table-cell>
          <table:table-cell office:value-type="float" office:value="408.59" table:formula="of:=MAX([.$B38];[.$F38];[.$J38];[.$N38];[.$R38];[.$V38];[.$Z38];[.$AD38];[.$AH38];[.$AL38];[.$AP38];[.$AT38];[.$AX38])" table:style-name="ce1">
            <text:p>408,59</text:p>
          </table:table-cell>
          <table:table-cell office:value-type="float" office:value="403.45" table:formula="of:=MAX([.$C38];[.$G38];[.$K38];[.$O38];[.$S38];[.$W38];[.$AA38];[.$AE38];[.$AI38];[.$AM38];[.$AQ38];[.$AU38];[.$AY38])" table:style-name="ce1">
            <text:p>403,45</text:p>
          </table:table-cell>
          <table:table-cell office:value-type="float" office:value="923482" table:formula="of:=MAX([.$D38];[.$H38];[.$L38];[.$P38];[.$T38];[.$X38];[.$AB38];[.$AF38];[.$AJ38];[.$AN38];[.$AR38];[.$AV38];[.$AZ38])" table:style-name="ce1">
            <text:p>923482</text:p>
          </table:table-cell>
          <table:table-cell office:value-type="float" office:value="408424" table:formula="of:=MAX([.$E38];[.$I38];[.$M38];[.$Q38];[.$U38];[.$Y38];[.$AC38];[.$AG38];[.$AK38];[.$AO38];[.$AS38];[.$AW38];[.$BA38])" table:style-name="ce1">
            <text:p>40842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5_c55.lp</text:p>
          </table:table-cell>
          <table:table-cell office:value-type="float" office:value="23.16" table:style-name="ce1">
            <text:p>23,16</text:p>
          </table:table-cell>
          <table:table-cell office:value-type="float" office:value="20.170000000000002" table:style-name="ce1">
            <text:p>20,17</text:p>
          </table:table-cell>
          <table:table-cell office:value-type="float" office:value="137070" table:style-name="ce1">
            <text:p>137070</text:p>
          </table:table-cell>
          <table:table-cell office:value-type="float" office:value="44815" table:style-name="ce1">
            <text:p>44815</text:p>
          </table:table-cell>
          <table:table-cell office:value-type="float" office:value="46.05" table:style-name="ce1">
            <text:p>46,05</text:p>
          </table:table-cell>
          <table:table-cell office:value-type="float" office:value="43.12" table:style-name="ce1">
            <text:p>43,12</text:p>
          </table:table-cell>
          <table:table-cell office:value-type="float" office:value="125721" table:style-name="ce1">
            <text:p>125721</text:p>
          </table:table-cell>
          <table:table-cell office:value-type="float" office:value="88265" table:style-name="ce1">
            <text:p>88265</text:p>
          </table:table-cell>
          <table:table-cell office:value-type="float" office:value="29.72" table:style-name="ce1">
            <text:p>29,72</text:p>
          </table:table-cell>
          <table:table-cell office:value-type="float" office:value="26.85" table:style-name="ce1">
            <text:p>26,85</text:p>
          </table:table-cell>
          <table:table-cell office:value-type="float" office:value="175332" table:style-name="ce1">
            <text:p>175332</text:p>
          </table:table-cell>
          <table:table-cell office:value-type="float" office:value="57824" table:style-name="ce1">
            <text:p>57824</text:p>
          </table:table-cell>
          <table:table-cell office:value-type="float" office:value="90.92" table:style-name="ce1">
            <text:p>90,92</text:p>
          </table:table-cell>
          <table:table-cell office:value-type="float" office:value="88.19" table:style-name="ce1">
            <text:p>88,19</text:p>
          </table:table-cell>
          <table:table-cell office:value-type="float" office:value="325219" table:style-name="ce1">
            <text:p>325219</text:p>
          </table:table-cell>
          <table:table-cell office:value-type="float" office:value="173435" table:style-name="ce1">
            <text:p>173435</text:p>
          </table:table-cell>
          <table:table-cell office:value-type="float" office:value="78.5" table:style-name="ce1">
            <text:p>78,5</text:p>
          </table:table-cell>
          <table:table-cell office:value-type="float" office:value="75.69" table:style-name="ce1">
            <text:p>75,69</text:p>
          </table:table-cell>
          <table:table-cell office:value-type="float" office:value="198154" table:style-name="ce1">
            <text:p>198154</text:p>
          </table:table-cell>
          <table:table-cell office:value-type="float" office:value="145633" table:style-name="ce1">
            <text:p>145633</text:p>
          </table:table-cell>
          <table:table-cell office:value-type="float" office:value="147.13" table:style-name="ce1">
            <text:p>147,13</text:p>
          </table:table-cell>
          <table:table-cell office:value-type="float" office:value="144.09" table:style-name="ce1">
            <text:p>144,09</text:p>
          </table:table-cell>
          <table:table-cell office:value-type="float" office:value="364361" table:style-name="ce1">
            <text:p>364361</text:p>
          </table:table-cell>
          <table:table-cell office:value-type="float" office:value="258256" table:style-name="ce1">
            <text:p>258256</text:p>
          </table:table-cell>
          <table:table-cell office:value-type="float" office:value="13.67" table:style-name="ce2">
            <text:p>13,67</text:p>
          </table:table-cell>
          <table:table-cell office:value-type="float" office:value="10.76" table:style-name="ce2">
            <text:p>10,76</text:p>
          </table:table-cell>
          <table:table-cell office:value-type="float" office:value="48349" table:style-name="ce2">
            <text:p>48349</text:p>
          </table:table-cell>
          <table:table-cell office:value-type="float" office:value="27024" table:style-name="ce2">
            <text:p>27024</text:p>
          </table:table-cell>
          <table:table-cell office:value-type="float" office:value="29.17" table:style-name="ce1">
            <text:p>29,17</text:p>
          </table:table-cell>
          <table:table-cell office:value-type="float" office:value="26.62" table:style-name="ce1">
            <text:p>26,62</text:p>
          </table:table-cell>
          <table:table-cell office:value-type="float" office:value="93641" table:style-name="ce1">
            <text:p>93641</text:p>
          </table:table-cell>
          <table:table-cell office:value-type="float" office:value="65963" table:style-name="ce1">
            <text:p>65963</text:p>
          </table:table-cell>
          <table:table-cell office:value-type="float" office:value="43.12" table:style-name="ce1">
            <text:p>43,12</text:p>
          </table:table-cell>
          <table:table-cell office:value-type="float" office:value="40.22" table:style-name="ce1">
            <text:p>40,22</text:p>
          </table:table-cell>
          <table:table-cell office:value-type="float" office:value="148944" table:style-name="ce1">
            <text:p>148944</text:p>
          </table:table-cell>
          <table:table-cell office:value-type="float" office:value="83864" table:style-name="ce1">
            <text:p>83864</text:p>
          </table:table-cell>
          <table:table-cell office:value-type="float" office:value="285.95" table:style-name="ce3">
            <text:p>285,95</text:p>
          </table:table-cell>
          <table:table-cell office:value-type="float" office:value="278.31" table:style-name="ce3">
            <text:p>278,31</text:p>
          </table:table-cell>
          <table:table-cell office:value-type="float" office:value="1341760" table:style-name="ce3">
            <text:p>1341760</text:p>
          </table:table-cell>
          <table:table-cell office:value-type="float" office:value="380675" table:style-name="ce3">
            <text:p>380675</text:p>
          </table:table-cell>
          <table:table-cell office:value-type="float" office:value="137.69999999999999" table:style-name="ce1">
            <text:p>137,7</text:p>
          </table:table-cell>
          <table:table-cell office:value-type="float" office:value="127.86" table:style-name="ce1">
            <text:p>127,86</text:p>
          </table:table-cell>
          <table:table-cell office:value-type="float" office:value="252849" table:style-name="ce1">
            <text:p>252849</text:p>
          </table:table-cell>
          <table:table-cell office:value-type="float" office:value="176316" table:style-name="ce1">
            <text:p>176316</text:p>
          </table:table-cell>
          <table:table-cell office:value-type="float" office:value="82.55" table:style-name="ce1">
            <text:p>82,55</text:p>
          </table:table-cell>
          <table:table-cell office:value-type="float" office:value="74.989999999999995" table:style-name="ce1">
            <text:p>74,99</text:p>
          </table:table-cell>
          <table:table-cell office:value-type="float" office:value="442423" table:style-name="ce1">
            <text:p>442423</text:p>
          </table:table-cell>
          <table:table-cell office:value-type="float" office:value="115443" table:style-name="ce1">
            <text:p>115443</text:p>
          </table:table-cell>
          <table:table-cell office:value-type="float" office:value="94.71" table:style-name="ce1">
            <text:p>94,71</text:p>
          </table:table-cell>
          <table:table-cell office:value-type="float" office:value="91.82" table:style-name="ce1">
            <text:p>91,82</text:p>
          </table:table-cell>
          <table:table-cell office:value-type="float" office:value="644084" table:style-name="ce1">
            <text:p>644084</text:p>
          </table:table-cell>
          <table:table-cell office:value-type="float" office:value="181359" table:style-name="ce1">
            <text:p>181359</text:p>
          </table:table-cell>
          <table:table-cell office:value-type="float" office:value="13.67" table:formula="of:=MIN([.$B39];[.$F39];[.$J39];[.$N39];[.$R39];[.$V39];[.$Z39];[.$AD39];[.$AH39];[.$AL39];[.$AP39];[.$AT39];[.$AX39])" table:style-name="ce1">
            <text:p>13,67</text:p>
          </table:table-cell>
          <table:table-cell office:value-type="float" office:value="10.76" table:formula="of:=MIN([.$C39];[.$G39];[.$K39];[.$O39];[.$S39];[.$W39];[.$AA39];[.$AE39];[.$AI39];[.$AM39];[.$AQ39];[.$AU39];[.$AY39])" table:style-name="ce1">
            <text:p>10,76</text:p>
          </table:table-cell>
          <table:table-cell office:value-type="float" office:value="48349" table:formula="of:=MIN([.$D39];[.$H39];[.$L39];[.$P39];[.$T39];[.$X39];[.$AB39];[.$AF39];[.$AJ39];[.$AN39];[.$AR39];[.$AV39];[.$AZ39])" table:style-name="ce1">
            <text:p>48349</text:p>
          </table:table-cell>
          <table:table-cell office:value-type="float" office:value="27024" table:formula="of:=MIN([.$E39];[.$I39];[.$M39];[.$Q39];[.$U39];[.$Y39];[.$AC39];[.$AG39];[.$AK39];[.$AO39];[.$AS39];[.$AW39];[.$BA39])" table:style-name="ce1">
            <text:p>27024</text:p>
          </table:table-cell>
          <table:table-cell office:value-type="float" office:value="78.5" table:formula="of:=MEDIAN([.$B39];[.$F39];[.$J39];[.$N39];[.$R39];[.$V39];[.$Z39];[.$AD39];[.$AH39];[.$AL39];[.$AP39];[.$AT39];[.$AX39])" table:style-name="ce1">
            <text:p>78,5</text:p>
          </table:table-cell>
          <table:table-cell office:value-type="float" office:value="74.989999999999995" table:formula="of:=MEDIAN([.$C39];[.$G39];[.$K39];[.$O39];[.$S39];[.$W39];[.$AA39];[.$AE39];[.$AI39];[.$AM39];[.$AQ39];[.$AU39];[.$AY39])" table:style-name="ce1">
            <text:p>74,99</text:p>
          </table:table-cell>
          <table:table-cell office:value-type="float" office:value="198154" table:formula="of:=MEDIAN([.$D39];[.$H39];[.$L39];[.$P39];[.$T39];[.$X39];[.$AB39];[.$AF39];[.$AJ39];[.$AN39];[.$AR39];[.$AV39];[.$AZ39])" table:style-name="ce1">
            <text:p>198154</text:p>
          </table:table-cell>
          <table:table-cell office:value-type="float" office:value="115443" table:formula="of:=MEDIAN([.$E39];[.$I39];[.$M39];[.$Q39];[.$U39];[.$Y39];[.$AC39];[.$AG39];[.$AK39];[.$AO39];[.$AS39];[.$AW39];[.$BA39])" table:style-name="ce1">
            <text:p>115443</text:p>
          </table:table-cell>
          <table:table-cell office:value-type="float" office:value="285.95" table:formula="of:=MAX([.$B39];[.$F39];[.$J39];[.$N39];[.$R39];[.$V39];[.$Z39];[.$AD39];[.$AH39];[.$AL39];[.$AP39];[.$AT39];[.$AX39])" table:style-name="ce1">
            <text:p>285,95</text:p>
          </table:table-cell>
          <table:table-cell office:value-type="float" office:value="278.31" table:formula="of:=MAX([.$C39];[.$G39];[.$K39];[.$O39];[.$S39];[.$W39];[.$AA39];[.$AE39];[.$AI39];[.$AM39];[.$AQ39];[.$AU39];[.$AY39])" table:style-name="ce1">
            <text:p>278,31</text:p>
          </table:table-cell>
          <table:table-cell office:value-type="float" office:value="1341760" table:formula="of:=MAX([.$D39];[.$H39];[.$L39];[.$P39];[.$T39];[.$X39];[.$AB39];[.$AF39];[.$AJ39];[.$AN39];[.$AR39];[.$AV39];[.$AZ39])" table:style-name="ce1">
            <text:p>1341760</text:p>
          </table:table-cell>
          <table:table-cell office:value-type="float" office:value="380675" table:formula="of:=MAX([.$E39];[.$I39];[.$M39];[.$Q39];[.$U39];[.$Y39];[.$AC39];[.$AG39];[.$AK39];[.$AO39];[.$AS39];[.$AW39];[.$BA39])" table:style-name="ce1">
            <text:p>38067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25_c65.lp</text:p>
          </table:table-cell>
          <table:table-cell office:value-type="float" office:value="630.26" table:style-name="ce3">
            <text:p>630,26</text:p>
          </table:table-cell>
          <table:table-cell office:value-type="float" office:value="628.42999999999995" table:style-name="ce3">
            <text:p>628,43</text:p>
          </table:table-cell>
          <table:table-cell office:value-type="float" office:value="2090665" table:style-name="ce3">
            <text:p>2090665</text:p>
          </table:table-cell>
          <table:table-cell office:value-type="float" office:value="1282346" table:style-name="ce3">
            <text:p>1282346</text:p>
          </table:table-cell>
          <table:table-cell office:value-type="float" office:value="85.8" table:style-name="ce1">
            <text:p>85,8</text:p>
          </table:table-cell>
          <table:table-cell office:value-type="float" office:value="83.7" table:style-name="ce1">
            <text:p>83,7</text:p>
          </table:table-cell>
          <table:table-cell office:value-type="float" office:value="218858" table:style-name="ce1">
            <text:p>218858</text:p>
          </table:table-cell>
          <table:table-cell office:value-type="float" office:value="176089" table:style-name="ce1">
            <text:p>176089</text:p>
          </table:table-cell>
          <table:table-cell office:value-type="float" office:value="129.9" table:style-name="ce1">
            <text:p>129,9</text:p>
          </table:table-cell>
          <table:table-cell office:value-type="float" office:value="128.04" table:style-name="ce1">
            <text:p>128,04</text:p>
          </table:table-cell>
          <table:table-cell office:value-type="float" office:value="553546" table:style-name="ce1">
            <text:p>553546</text:p>
          </table:table-cell>
          <table:table-cell office:value-type="float" office:value="298469" table:style-name="ce1">
            <text:p>298469</text:p>
          </table:table-cell>
          <table:table-cell office:value-type="float" office:value="345.56" table:style-name="ce1">
            <text:p>345,56</text:p>
          </table:table-cell>
          <table:table-cell office:value-type="float" office:value="343.67" table:style-name="ce1">
            <text:p>343,67</text:p>
          </table:table-cell>
          <table:table-cell office:value-type="float" office:value="1514140" table:style-name="ce1">
            <text:p>1514140</text:p>
          </table:table-cell>
          <table:table-cell office:value-type="float" office:value="749631" table:style-name="ce1">
            <text:p>749631</text:p>
          </table:table-cell>
          <table:table-cell office:value-type="float" office:value="68.27" table:style-name="ce1">
            <text:p>68,27</text:p>
          </table:table-cell>
          <table:table-cell office:value-type="float" office:value="66.16" table:style-name="ce1">
            <text:p>66,16</text:p>
          </table:table-cell>
          <table:table-cell office:value-type="float" office:value="167975" table:style-name="ce1">
            <text:p>167975</text:p>
          </table:table-cell>
          <table:table-cell office:value-type="float" office:value="136064" table:style-name="ce1">
            <text:p>136064</text:p>
          </table:table-cell>
          <table:table-cell office:value-type="float" office:value="39.61" table:style-name="ce1">
            <text:p>39,61</text:p>
          </table:table-cell>
          <table:table-cell office:value-type="float" office:value="37.56" table:style-name="ce1">
            <text:p>37,56</text:p>
          </table:table-cell>
          <table:table-cell office:value-type="float" office:value="155123" table:style-name="ce1">
            <text:p>155123</text:p>
          </table:table-cell>
          <table:table-cell office:value-type="float" office:value="88830" table:style-name="ce1">
            <text:p>88830</text:p>
          </table:table-cell>
          <table:table-cell office:value-type="float" office:value="164.46" table:style-name="ce1">
            <text:p>164,46</text:p>
          </table:table-cell>
          <table:table-cell office:value-type="float" office:value="162.5" table:style-name="ce1">
            <text:p>162,5</text:p>
          </table:table-cell>
          <table:table-cell office:value-type="float" office:value="603604" table:style-name="ce1">
            <text:p>603604</text:p>
          </table:table-cell>
          <table:table-cell office:value-type="float" office:value="333806" table:style-name="ce1">
            <text:p>333806</text:p>
          </table:table-cell>
          <table:table-cell office:value-type="float" office:value="52.98" table:style-name="ce1">
            <text:p>52,98</text:p>
          </table:table-cell>
          <table:table-cell office:value-type="float" office:value="51.22" table:style-name="ce1">
            <text:p>51,22</text:p>
          </table:table-cell>
          <table:table-cell office:value-type="float" office:value="158804" table:style-name="ce1">
            <text:p>158804</text:p>
          </table:table-cell>
          <table:table-cell office:value-type="float" office:value="125915" table:style-name="ce1">
            <text:p>125915</text:p>
          </table:table-cell>
          <table:table-cell office:value-type="float" office:value="29.57" table:style-name="ce1">
            <text:p>29,57</text:p>
          </table:table-cell>
          <table:table-cell office:value-type="float" office:value="27.57" table:style-name="ce1">
            <text:p>27,57</text:p>
          </table:table-cell>
          <table:table-cell office:value-type="float" office:value="97805" table:style-name="ce2">
            <text:p>97805</text:p>
          </table:table-cell>
          <table:table-cell office:value-type="float" office:value="62925" table:style-name="ce1">
            <text:p>62925</text:p>
          </table:table-cell>
          <table:table-cell office:value-type="float" office:value="238.99" table:style-name="ce1">
            <text:p>238,99</text:p>
          </table:table-cell>
          <table:table-cell office:value-type="float" office:value="232.38" table:style-name="ce1">
            <text:p>232,38</text:p>
          </table:table-cell>
          <table:table-cell office:value-type="float" office:value="1090896" table:style-name="ce1">
            <text:p>1090896</text:p>
          </table:table-cell>
          <table:table-cell office:value-type="float" office:value="324505" table:style-name="ce1">
            <text:p>324505</text:p>
          </table:table-cell>
          <table:table-cell office:value-type="float" office:value="231.5" table:style-name="ce1">
            <text:p>231,5</text:p>
          </table:table-cell>
          <table:table-cell office:value-type="float" office:value="224.14" table:style-name="ce1">
            <text:p>224,14</text:p>
          </table:table-cell>
          <table:table-cell office:value-type="float" office:value="351291" table:style-name="ce1">
            <text:p>351291</text:p>
          </table:table-cell>
          <table:table-cell office:value-type="float" office:value="276576" table:style-name="ce1">
            <text:p>276576</text:p>
          </table:table-cell>
          <table:table-cell office:value-type="float" office:value="18.16" table:style-name="ce2">
            <text:p>18,16</text:p>
          </table:table-cell>
          <table:table-cell office:value-type="float" office:value="12.72" table:style-name="ce2">
            <text:p>12,72</text:p>
          </table:table-cell>
          <table:table-cell office:value-type="float" office:value="108630" table:style-name="ce1">
            <text:p>108630</text:p>
          </table:table-cell>
          <table:table-cell office:value-type="float" office:value="29883" table:style-name="ce2">
            <text:p>29883</text:p>
          </table:table-cell>
          <table:table-cell office:value-type="float" office:value="105.1" table:style-name="ce1">
            <text:p>105,1</text:p>
          </table:table-cell>
          <table:table-cell office:value-type="float" office:value="103.41" table:style-name="ce1">
            <text:p>103,41</text:p>
          </table:table-cell>
          <table:table-cell office:value-type="float" office:value="345302" table:style-name="ce1">
            <text:p>345302</text:p>
          </table:table-cell>
          <table:table-cell office:value-type="float" office:value="240509" table:style-name="ce1">
            <text:p>240509</text:p>
          </table:table-cell>
          <table:table-cell office:value-type="float" office:value="18.16" table:formula="of:=MIN([.$B40];[.$F40];[.$J40];[.$N40];[.$R40];[.$V40];[.$Z40];[.$AD40];[.$AH40];[.$AL40];[.$AP40];[.$AT40];[.$AX40])" table:style-name="ce1">
            <text:p>18,16</text:p>
          </table:table-cell>
          <table:table-cell office:value-type="float" office:value="12.72" table:formula="of:=MIN([.$C40];[.$G40];[.$K40];[.$O40];[.$S40];[.$W40];[.$AA40];[.$AE40];[.$AI40];[.$AM40];[.$AQ40];[.$AU40];[.$AY40])" table:style-name="ce1">
            <text:p>12,72</text:p>
          </table:table-cell>
          <table:table-cell office:value-type="float" office:value="97805" table:formula="of:=MIN([.$D40];[.$H40];[.$L40];[.$P40];[.$T40];[.$X40];[.$AB40];[.$AF40];[.$AJ40];[.$AN40];[.$AR40];[.$AV40];[.$AZ40])" table:style-name="ce1">
            <text:p>97805</text:p>
          </table:table-cell>
          <table:table-cell office:value-type="float" office:value="29883" table:formula="of:=MIN([.$E40];[.$I40];[.$M40];[.$Q40];[.$U40];[.$Y40];[.$AC40];[.$AG40];[.$AK40];[.$AO40];[.$AS40];[.$AW40];[.$BA40])" table:style-name="ce1">
            <text:p>29883</text:p>
          </table:table-cell>
          <table:table-cell office:value-type="float" office:value="105.1" table:formula="of:=MEDIAN([.$B40];[.$F40];[.$J40];[.$N40];[.$R40];[.$V40];[.$Z40];[.$AD40];[.$AH40];[.$AL40];[.$AP40];[.$AT40];[.$AX40])" table:style-name="ce1">
            <text:p>105,1</text:p>
          </table:table-cell>
          <table:table-cell office:value-type="float" office:value="103.41" table:formula="of:=MEDIAN([.$C40];[.$G40];[.$K40];[.$O40];[.$S40];[.$W40];[.$AA40];[.$AE40];[.$AI40];[.$AM40];[.$AQ40];[.$AU40];[.$AY40])" table:style-name="ce1">
            <text:p>103,41</text:p>
          </table:table-cell>
          <table:table-cell office:value-type="float" office:value="345302" table:formula="of:=MEDIAN([.$D40];[.$H40];[.$L40];[.$P40];[.$T40];[.$X40];[.$AB40];[.$AF40];[.$AJ40];[.$AN40];[.$AR40];[.$AV40];[.$AZ40])" table:style-name="ce1">
            <text:p>345302</text:p>
          </table:table-cell>
          <table:table-cell office:value-type="float" office:value="240509" table:formula="of:=MEDIAN([.$E40];[.$I40];[.$M40];[.$Q40];[.$U40];[.$Y40];[.$AC40];[.$AG40];[.$AK40];[.$AO40];[.$AS40];[.$AW40];[.$BA40])" table:style-name="ce1">
            <text:p>240509</text:p>
          </table:table-cell>
          <table:table-cell office:value-type="float" office:value="630.26" table:formula="of:=MAX([.$B40];[.$F40];[.$J40];[.$N40];[.$R40];[.$V40];[.$Z40];[.$AD40];[.$AH40];[.$AL40];[.$AP40];[.$AT40];[.$AX40])" table:style-name="ce1">
            <text:p>630,26</text:p>
          </table:table-cell>
          <table:table-cell office:value-type="float" office:value="628.42999999999995" table:formula="of:=MAX([.$C40];[.$G40];[.$K40];[.$O40];[.$S40];[.$W40];[.$AA40];[.$AE40];[.$AI40];[.$AM40];[.$AQ40];[.$AU40];[.$AY40])" table:style-name="ce1">
            <text:p>628,43</text:p>
          </table:table-cell>
          <table:table-cell office:value-type="float" office:value="2090665" table:formula="of:=MAX([.$D40];[.$H40];[.$L40];[.$P40];[.$T40];[.$X40];[.$AB40];[.$AF40];[.$AJ40];[.$AN40];[.$AR40];[.$AV40];[.$AZ40])" table:style-name="ce1">
            <text:p>2090665</text:p>
          </table:table-cell>
          <table:table-cell office:value-type="float" office:value="1282346" table:formula="of:=MAX([.$E40];[.$I40];[.$M40];[.$Q40];[.$U40];[.$Y40];[.$AC40];[.$AG40];[.$AK40];[.$AO40];[.$AS40];[.$AW40];[.$BA40])" table:style-name="ce1">
            <text:p>128234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30_c55.lp</text:p>
          </table:table-cell>
          <table:table-cell office:value-type="float" office:value="80.790000000000006" table:style-name="ce1">
            <text:p>80,79</text:p>
          </table:table-cell>
          <table:table-cell office:value-type="float" office:value="77.58" table:style-name="ce1">
            <text:p>77,58</text:p>
          </table:table-cell>
          <table:table-cell office:value-type="float" office:value="544513" table:style-name="ce1">
            <text:p>544513</text:p>
          </table:table-cell>
          <table:table-cell office:value-type="float" office:value="148009" table:style-name="ce1">
            <text:p>148009</text:p>
          </table:table-cell>
          <table:table-cell office:value-type="float" office:value="49.73" table:style-name="ce1">
            <text:p>49,73</text:p>
          </table:table-cell>
          <table:table-cell office:value-type="float" office:value="46.62" table:style-name="ce1">
            <text:p>46,62</text:p>
          </table:table-cell>
          <table:table-cell office:value-type="float" office:value="130355" table:style-name="ce2">
            <text:p>130355</text:p>
          </table:table-cell>
          <table:table-cell office:value-type="float" office:value="90263" table:style-name="ce1">
            <text:p>90263</text:p>
          </table:table-cell>
          <table:table-cell office:value-type="float" office:value="30.13" table:style-name="ce2">
            <text:p>30,13</text:p>
          </table:table-cell>
          <table:table-cell office:value-type="float" office:value="26.74" table:style-name="ce2">
            <text:p>26,74</text:p>
          </table:table-cell>
          <table:table-cell office:value-type="float" office:value="231822" table:style-name="ce1">
            <text:p>231822</text:p>
          </table:table-cell>
          <table:table-cell office:value-type="float" office:value="53533" table:style-name="ce2">
            <text:p>53533</text:p>
          </table:table-cell>
          <table:table-cell office:value-type="float" office:value="45.65" table:style-name="ce1">
            <text:p>45,65</text:p>
          </table:table-cell>
          <table:table-cell office:value-type="float" office:value="42.63" table:style-name="ce1">
            <text:p>42,63</text:p>
          </table:table-cell>
          <table:table-cell office:value-type="float" office:value="188036" table:style-name="ce1">
            <text:p>188036</text:p>
          </table:table-cell>
          <table:table-cell office:value-type="float" office:value="84819" table:style-name="ce1">
            <text:p>84819</text:p>
          </table:table-cell>
          <table:table-cell office:value-type="float" office:value="206.01" table:style-name="ce1">
            <text:p>206,01</text:p>
          </table:table-cell>
          <table:table-cell office:value-type="float" office:value="202.56" table:style-name="ce1">
            <text:p>202,56</text:p>
          </table:table-cell>
          <table:table-cell office:value-type="float" office:value="473083" table:style-name="ce1">
            <text:p>473083</text:p>
          </table:table-cell>
          <table:table-cell office:value-type="float" office:value="343924" table:style-name="ce1">
            <text:p>343924</text:p>
          </table:table-cell>
          <table:table-cell office:value-type="float" office:value="336.09" table:style-name="ce1">
            <text:p>336,09</text:p>
          </table:table-cell>
          <table:table-cell office:value-type="float" office:value="332.92" table:style-name="ce1">
            <text:p>332,92</text:p>
          </table:table-cell>
          <table:table-cell office:value-type="float" office:value="1256773" table:style-name="ce1">
            <text:p>1256773</text:p>
          </table:table-cell>
          <table:table-cell office:value-type="float" office:value="538586" table:style-name="ce1">
            <text:p>538586</text:p>
          </table:table-cell>
          <table:table-cell office:value-type="float" office:value="130.07" table:style-name="ce1">
            <text:p>130,07</text:p>
          </table:table-cell>
          <table:table-cell office:value-type="float" office:value="126.75" table:style-name="ce1">
            <text:p>126,75</text:p>
          </table:table-cell>
          <table:table-cell office:value-type="float" office:value="560344" table:style-name="ce1">
            <text:p>560344</text:p>
          </table:table-cell>
          <table:table-cell office:value-type="float" office:value="248924" table:style-name="ce1">
            <text:p>248924</text:p>
          </table:table-cell>
          <table:table-cell office:value-type="float" office:value="130.94999999999999" table:style-name="ce1">
            <text:p>130,95</text:p>
          </table:table-cell>
          <table:table-cell office:value-type="float" office:value="127.06" table:style-name="ce1">
            <text:p>127,06</text:p>
          </table:table-cell>
          <table:table-cell office:value-type="float" office:value="330098" table:style-name="ce1">
            <text:p>330098</text:p>
          </table:table-cell>
          <table:table-cell office:value-type="float" office:value="236525" table:style-name="ce1">
            <text:p>236525</text:p>
          </table:table-cell>
          <table:table-cell office:value-type="float" office:value="241.95" table:style-name="ce1">
            <text:p>241,95</text:p>
          </table:table-cell>
          <table:table-cell office:value-type="float" office:value="238.72" table:style-name="ce1">
            <text:p>238,72</text:p>
          </table:table-cell>
          <table:table-cell office:value-type="float" office:value="664257" table:style-name="ce1">
            <text:p>664257</text:p>
          </table:table-cell>
          <table:table-cell office:value-type="float" office:value="388769" table:style-name="ce1">
            <text:p>388769</text:p>
          </table:table-cell>
          <table:table-cell office:value-type="float" office:value="337.86" table:style-name="ce1">
            <text:p>337,86</text:p>
          </table:table-cell>
          <table:table-cell office:value-type="float" office:value="327.54000000000002" table:style-name="ce1">
            <text:p>327,54</text:p>
          </table:table-cell>
          <table:table-cell office:value-type="float" office:value="1628895" table:style-name="ce1">
            <text:p>1628895</text:p>
          </table:table-cell>
          <table:table-cell office:value-type="float" office:value="401471" table:style-name="ce1">
            <text:p>401471</text:p>
          </table:table-cell>
          <table:table-cell office:value-type="float" office:value="352.61" table:style-name="ce1">
            <text:p>352,61</text:p>
          </table:table-cell>
          <table:table-cell office:value-type="float" office:value="343.97" table:style-name="ce1">
            <text:p>343,97</text:p>
          </table:table-cell>
          <table:table-cell office:value-type="float" office:value="645483" table:style-name="ce1">
            <text:p>645483</text:p>
          </table:table-cell>
          <table:table-cell office:value-type="float" office:value="459610" table:style-name="ce1">
            <text:p>459610</text:p>
          </table:table-cell>
          <table:table-cell office:value-type="float" office:value="516.08000000000004" table:style-name="ce3">
            <text:p>516,08</text:p>
          </table:table-cell>
          <table:table-cell office:value-type="float" office:value="504.96" table:style-name="ce3">
            <text:p>504,96</text:p>
          </table:table-cell>
          <table:table-cell office:value-type="float" office:value="1444561" table:style-name="ce1">
            <text:p>1444561</text:p>
          </table:table-cell>
          <table:table-cell office:value-type="float" office:value="560560" table:style-name="ce3">
            <text:p>560560</text:p>
          </table:table-cell>
          <table:table-cell office:value-type="float" office:value="293.58999999999997" table:style-name="ce1">
            <text:p>293,59</text:p>
          </table:table-cell>
          <table:table-cell office:value-type="float" office:value="290.58999999999997" table:style-name="ce1">
            <text:p>290,59</text:p>
          </table:table-cell>
          <table:table-cell office:value-type="float" office:value="2336235" table:style-name="ce3">
            <text:p>2336235</text:p>
          </table:table-cell>
          <table:table-cell office:value-type="float" office:value="541560" table:style-name="ce1">
            <text:p>541560</text:p>
          </table:table-cell>
          <table:table-cell office:value-type="float" office:value="30.13" table:formula="of:=MIN([.$B41];[.$F41];[.$J41];[.$N41];[.$R41];[.$V41];[.$Z41];[.$AD41];[.$AH41];[.$AL41];[.$AP41];[.$AT41];[.$AX41])" table:style-name="ce1">
            <text:p>30,13</text:p>
          </table:table-cell>
          <table:table-cell office:value-type="float" office:value="26.74" table:formula="of:=MIN([.$C41];[.$G41];[.$K41];[.$O41];[.$S41];[.$W41];[.$AA41];[.$AE41];[.$AI41];[.$AM41];[.$AQ41];[.$AU41];[.$AY41])" table:style-name="ce1">
            <text:p>26,74</text:p>
          </table:table-cell>
          <table:table-cell office:value-type="float" office:value="130355" table:formula="of:=MIN([.$D41];[.$H41];[.$L41];[.$P41];[.$T41];[.$X41];[.$AB41];[.$AF41];[.$AJ41];[.$AN41];[.$AR41];[.$AV41];[.$AZ41])" table:style-name="ce1">
            <text:p>130355</text:p>
          </table:table-cell>
          <table:table-cell office:value-type="float" office:value="53533" table:formula="of:=MIN([.$E41];[.$I41];[.$M41];[.$Q41];[.$U41];[.$Y41];[.$AC41];[.$AG41];[.$AK41];[.$AO41];[.$AS41];[.$AW41];[.$BA41])" table:style-name="ce1">
            <text:p>53533</text:p>
          </table:table-cell>
          <table:table-cell office:value-type="float" office:value="206.01" table:formula="of:=MEDIAN([.$B41];[.$F41];[.$J41];[.$N41];[.$R41];[.$V41];[.$Z41];[.$AD41];[.$AH41];[.$AL41];[.$AP41];[.$AT41];[.$AX41])" table:style-name="ce1">
            <text:p>206,01</text:p>
          </table:table-cell>
          <table:table-cell office:value-type="float" office:value="202.56" table:formula="of:=MEDIAN([.$C41];[.$G41];[.$K41];[.$O41];[.$S41];[.$W41];[.$AA41];[.$AE41];[.$AI41];[.$AM41];[.$AQ41];[.$AU41];[.$AY41])" table:style-name="ce1">
            <text:p>202,56</text:p>
          </table:table-cell>
          <table:table-cell office:value-type="float" office:value="560344" table:formula="of:=MEDIAN([.$D41];[.$H41];[.$L41];[.$P41];[.$T41];[.$X41];[.$AB41];[.$AF41];[.$AJ41];[.$AN41];[.$AR41];[.$AV41];[.$AZ41])" table:style-name="ce1">
            <text:p>560344</text:p>
          </table:table-cell>
          <table:table-cell office:value-type="float" office:value="343924" table:formula="of:=MEDIAN([.$E41];[.$I41];[.$M41];[.$Q41];[.$U41];[.$Y41];[.$AC41];[.$AG41];[.$AK41];[.$AO41];[.$AS41];[.$AW41];[.$BA41])" table:style-name="ce1">
            <text:p>343924</text:p>
          </table:table-cell>
          <table:table-cell office:value-type="float" office:value="516.08000000000004" table:formula="of:=MAX([.$B41];[.$F41];[.$J41];[.$N41];[.$R41];[.$V41];[.$Z41];[.$AD41];[.$AH41];[.$AL41];[.$AP41];[.$AT41];[.$AX41])" table:style-name="ce1">
            <text:p>516,08</text:p>
          </table:table-cell>
          <table:table-cell office:value-type="float" office:value="504.96" table:formula="of:=MAX([.$C41];[.$G41];[.$K41];[.$O41];[.$S41];[.$W41];[.$AA41];[.$AE41];[.$AI41];[.$AM41];[.$AQ41];[.$AU41];[.$AY41])" table:style-name="ce1">
            <text:p>504,96</text:p>
          </table:table-cell>
          <table:table-cell office:value-type="float" office:value="2336235" table:formula="of:=MAX([.$D41];[.$H41];[.$L41];[.$P41];[.$T41];[.$X41];[.$AB41];[.$AF41];[.$AJ41];[.$AN41];[.$AR41];[.$AV41];[.$AZ41])" table:style-name="ce1">
            <text:p>2336235</text:p>
          </table:table-cell>
          <table:table-cell office:value-type="float" office:value="560560" table:formula="of:=MAX([.$E41];[.$I41];[.$M41];[.$Q41];[.$U41];[.$Y41];[.$AC41];[.$AG41];[.$AK41];[.$AO41];[.$AS41];[.$AW41];[.$BA41])" table:style-name="ce1">
            <text:p>56056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30_c60.lp</text:p>
          </table:table-cell>
          <table:table-cell office:value-type="float" office:value="224.54" table:style-name="ce1">
            <text:p>224,54</text:p>
          </table:table-cell>
          <table:table-cell office:value-type="float" office:value="222.55" table:style-name="ce1">
            <text:p>222,55</text:p>
          </table:table-cell>
          <table:table-cell office:value-type="float" office:value="1646606" table:style-name="ce1">
            <text:p>1646606</text:p>
          </table:table-cell>
          <table:table-cell office:value-type="float" office:value="915130" table:style-name="ce1">
            <text:p>915130</text:p>
          </table:table-cell>
          <table:table-cell office:value-type="float" office:value="1166.8900000000001" table:style-name="ce1">
            <text:p>1166,89</text:p>
          </table:table-cell>
          <table:table-cell office:value-type="float" office:value="1164.44" table:style-name="ce1">
            <text:p>1164,44</text:p>
          </table:table-cell>
          <table:table-cell office:value-type="float" office:value="4862178" table:style-name="ce1">
            <text:p>4862178</text:p>
          </table:table-cell>
          <table:table-cell office:value-type="float" office:value="3922787" table:style-name="ce1">
            <text:p>3922787</text:p>
          </table:table-cell>
          <table:table-cell office:value-type="float" office:value="1185.56" table:style-name="ce1">
            <text:p>1185,56</text:p>
          </table:table-cell>
          <table:table-cell office:value-type="float" office:value="1183.33" table:style-name="ce1">
            <text:p>1183,33</text:p>
          </table:table-cell>
          <table:table-cell office:value-type="float" office:value="6400104" table:style-name="ce1">
            <text:p>6400104</text:p>
          </table:table-cell>
          <table:table-cell office:value-type="float" office:value="3798920" table:style-name="ce1">
            <text:p>3798920</text:p>
          </table:table-cell>
          <table:table-cell office:value-type="float" office:value="190.13" table:style-name="ce1">
            <text:p>190,13</text:p>
          </table:table-cell>
          <table:table-cell office:value-type="float" office:value="187.9" table:style-name="ce1">
            <text:p>187,9</text:p>
          </table:table-cell>
          <table:table-cell office:value-type="float" office:value="2150065" table:style-name="ce1">
            <text:p>2150065</text:p>
          </table:table-cell>
          <table:table-cell office:value-type="float" office:value="767303" table:style-name="ce1">
            <text:p>767303</text:p>
          </table:table-cell>
          <table:table-cell office:value-type="float" office:value="3956.77" table:style-name="ce1">
            <text:p>3956,77</text:p>
          </table:table-cell>
          <table:table-cell office:value-type="float" office:value="3954.33" table:style-name="ce1">
            <text:p>3954,33</text:p>
          </table:table-cell>
          <table:table-cell office:value-type="float" office:value="14593116" table:style-name="ce1">
            <text:p>14593116</text:p>
          </table:table-cell>
          <table:table-cell office:value-type="float" office:value="12205793" table:style-name="ce1">
            <text:p>12205793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62420256" table:style-name="ce3">
            <text:p>62420256</text:p>
          </table:table-cell>
          <table:table-cell office:value-type="float" office:value="46188714" table:style-name="ce3">
            <text:p>46188714</text:p>
          </table:table-cell>
          <table:table-cell office:value-type="float" office:value="374.56" table:style-name="ce1">
            <text:p>374,56</text:p>
          </table:table-cell>
          <table:table-cell office:value-type="float" office:value="372.16" table:style-name="ce1">
            <text:p>372,16</text:p>
          </table:table-cell>
          <table:table-cell office:value-type="float" office:value="2471410" table:style-name="ce1">
            <text:p>2471410</text:p>
          </table:table-cell>
          <table:table-cell office:value-type="float" office:value="1174324" table:style-name="ce1">
            <text:p>1174324</text:p>
          </table:table-cell>
          <table:table-cell office:value-type="float" office:value="1858.24" table:style-name="ce1">
            <text:p>1858,24</text:p>
          </table:table-cell>
          <table:table-cell office:value-type="float" office:value="1855.81" table:style-name="ce1">
            <text:p>1855,81</text:p>
          </table:table-cell>
          <table:table-cell office:value-type="float" office:value="7190282" table:style-name="ce1">
            <text:p>7190282</text:p>
          </table:table-cell>
          <table:table-cell office:value-type="float" office:value="5773528" table:style-name="ce1">
            <text:p>5773528</text:p>
          </table:table-cell>
          <table:table-cell office:value-type="float" office:value="1400.71" table:style-name="ce1">
            <text:p>1400,71</text:p>
          </table:table-cell>
          <table:table-cell office:value-type="float" office:value="1398.27" table:style-name="ce1">
            <text:p>1398,27</text:p>
          </table:table-cell>
          <table:table-cell office:value-type="float" office:value="7849047" table:style-name="ce1">
            <text:p>7849047</text:p>
          </table:table-cell>
          <table:table-cell office:value-type="float" office:value="4412792" table:style-name="ce1">
            <text:p>4412792</text:p>
          </table:table-cell>
          <table:table-cell office:value-type="float" office:value="186.61" table:style-name="ce2">
            <text:p>186,61</text:p>
          </table:table-cell>
          <table:table-cell office:value-type="float" office:value="179.71" table:style-name="ce2">
            <text:p>179,71</text:p>
          </table:table-cell>
          <table:table-cell office:value-type="float" office:value="1362370" table:style-name="ce2">
            <text:p>1362370</text:p>
          </table:table-cell>
          <table:table-cell office:value-type="float" office:value="646899" table:style-name="ce2">
            <text:p>646899</text:p>
          </table:table-cell>
          <table:table-cell office:value-type="float" office:value="874.36" table:style-name="ce1">
            <text:p>874,36</text:p>
          </table:table-cell>
          <table:table-cell office:value-type="float" office:value="867.14" table:style-name="ce1">
            <text:p>867,14</text:p>
          </table:table-cell>
          <table:table-cell office:value-type="float" office:value="2822840" table:style-name="ce1">
            <text:p>2822840</text:p>
          </table:table-cell>
          <table:table-cell office:value-type="float" office:value="2230672" table:style-name="ce1">
            <text:p>2230672</text:p>
          </table:table-cell>
          <table:table-cell office:value-type="float" office:value="1489.09" table:style-name="ce1">
            <text:p>1489,09</text:p>
          </table:table-cell>
          <table:table-cell office:value-type="float" office:value="1480.93" table:style-name="ce1">
            <text:p>1480,93</text:p>
          </table:table-cell>
          <table:table-cell office:value-type="float" office:value="4395947" table:style-name="ce1">
            <text:p>4395947</text:p>
          </table:table-cell>
          <table:table-cell office:value-type="float" office:value="2997731" table:style-name="ce1">
            <text:p>2997731</text:p>
          </table:table-cell>
          <table:table-cell office:value-type="float" office:value="255.15" table:style-name="ce1">
            <text:p>255,15</text:p>
          </table:table-cell>
          <table:table-cell office:value-type="float" office:value="253.11" table:style-name="ce1">
            <text:p>253,11</text:p>
          </table:table-cell>
          <table:table-cell office:value-type="float" office:value="2385461" table:style-name="ce1">
            <text:p>2385461</text:p>
          </table:table-cell>
          <table:table-cell office:value-type="float" office:value="1021883" table:style-name="ce1">
            <text:p>1021883</text:p>
          </table:table-cell>
          <table:table-cell office:value-type="float" office:value="186.61" table:formula="of:=MIN([.$B42];[.$F42];[.$J42];[.$N42];[.$R42];[.$V42];[.$Z42];[.$AD42];[.$AH42];[.$AL42];[.$AP42];[.$AT42];[.$AX42])" table:style-name="ce1">
            <text:p>186,61</text:p>
          </table:table-cell>
          <table:table-cell office:value-type="float" office:value="179.71" table:formula="of:=MIN([.$C42];[.$G42];[.$K42];[.$O42];[.$S42];[.$W42];[.$AA42];[.$AE42];[.$AI42];[.$AM42];[.$AQ42];[.$AU42];[.$AY42])" table:style-name="ce1">
            <text:p>179,71</text:p>
          </table:table-cell>
          <table:table-cell office:value-type="float" office:value="1362370" table:formula="of:=MIN([.$D42];[.$H42];[.$L42];[.$P42];[.$T42];[.$X42];[.$AB42];[.$AF42];[.$AJ42];[.$AN42];[.$AR42];[.$AV42];[.$AZ42])" table:style-name="ce1">
            <text:p>1362370</text:p>
          </table:table-cell>
          <table:table-cell office:value-type="float" office:value="646899" table:formula="of:=MIN([.$E42];[.$I42];[.$M42];[.$Q42];[.$U42];[.$Y42];[.$AC42];[.$AG42];[.$AK42];[.$AO42];[.$AS42];[.$AW42];[.$BA42])" table:style-name="ce1">
            <text:p>646899</text:p>
          </table:table-cell>
          <table:table-cell office:value-type="float" office:value="1166.8900000000001" table:formula="of:=MEDIAN([.$B42];[.$F42];[.$J42];[.$N42];[.$R42];[.$V42];[.$Z42];[.$AD42];[.$AH42];[.$AL42];[.$AP42];[.$AT42];[.$AX42])" table:style-name="ce1">
            <text:p>1166,89</text:p>
          </table:table-cell>
          <table:table-cell office:value-type="float" office:value="1164.44" table:formula="of:=MEDIAN([.$C42];[.$G42];[.$K42];[.$O42];[.$S42];[.$W42];[.$AA42];[.$AE42];[.$AI42];[.$AM42];[.$AQ42];[.$AU42];[.$AY42])" table:style-name="ce1">
            <text:p>1164,44</text:p>
          </table:table-cell>
          <table:table-cell office:value-type="float" office:value="4395947" table:formula="of:=MEDIAN([.$D42];[.$H42];[.$L42];[.$P42];[.$T42];[.$X42];[.$AB42];[.$AF42];[.$AJ42];[.$AN42];[.$AR42];[.$AV42];[.$AZ42])" table:style-name="ce1">
            <text:p>4395947</text:p>
          </table:table-cell>
          <table:table-cell office:value-type="float" office:value="2997731" table:formula="of:=MEDIAN([.$E42];[.$I42];[.$M42];[.$Q42];[.$U42];[.$Y42];[.$AC42];[.$AG42];[.$AK42];[.$AO42];[.$AS42];[.$AW42];[.$BA42])" table:style-name="ce1">
            <text:p>2997731</text:p>
          </table:table-cell>
          <table:table-cell office:value-type="float" office:value="21600" table:formula="of:=MAX([.$B42];[.$F42];[.$J42];[.$N42];[.$R42];[.$V42];[.$Z42];[.$AD42];[.$AH42];[.$AL42];[.$AP42];[.$AT42];[.$AX42])" table:style-name="ce1">
            <text:p>21600</text:p>
          </table:table-cell>
          <table:table-cell office:value-type="float" office:value="21600" table:formula="of:=MAX([.$C42];[.$G42];[.$K42];[.$O42];[.$S42];[.$W42];[.$AA42];[.$AE42];[.$AI42];[.$AM42];[.$AQ42];[.$AU42];[.$AY42])" table:style-name="ce1">
            <text:p>21600</text:p>
          </table:table-cell>
          <table:table-cell office:value-type="float" office:value="62420256" table:formula="of:=MAX([.$D42];[.$H42];[.$L42];[.$P42];[.$T42];[.$X42];[.$AB42];[.$AF42];[.$AJ42];[.$AN42];[.$AR42];[.$AV42];[.$AZ42])" table:style-name="ce1">
            <text:p>62420256</text:p>
          </table:table-cell>
          <table:table-cell office:value-type="float" office:value="46188714" table:formula="of:=MAX([.$E42];[.$I42];[.$M42];[.$Q42];[.$U42];[.$Y42];[.$AC42];[.$AG42];[.$AK42];[.$AO42];[.$AS42];[.$AW42];[.$BA42])" table:style-name="ce1">
            <text:p>4618871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30_c65.lp</text:p>
          </table:table-cell>
          <table:table-cell office:value-type="float" office:value="21.1" table:style-name="ce1">
            <text:p>21,1</text:p>
          </table:table-cell>
          <table:table-cell office:value-type="float" office:value="19.260000000000002" table:style-name="ce1">
            <text:p>19,26</text:p>
          </table:table-cell>
          <table:table-cell office:value-type="float" office:value="148393" table:style-name="ce1">
            <text:p>148393</text:p>
          </table:table-cell>
          <table:table-cell office:value-type="float" office:value="69711" table:style-name="ce1">
            <text:p>69711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34.51" table:style-name="ce3">
            <text:p>34,51</text:p>
          </table:table-cell>
          <table:table-cell office:value-type="float" office:value="202831" table:style-name="ce1">
            <text:p>202831</text:p>
          </table:table-cell>
          <table:table-cell office:value-type="float" office:value="139428" table:style-name="ce3">
            <text:p>139428</text:p>
          </table:table-cell>
          <table:table-cell office:value-type="float" office:value="31.12" table:style-name="ce1">
            <text:p>31,12</text:p>
          </table:table-cell>
          <table:table-cell office:value-type="float" office:value="28.95" table:style-name="ce1">
            <text:p>28,95</text:p>
          </table:table-cell>
          <table:table-cell office:value-type="float" office:value="198982" table:style-name="ce1">
            <text:p>198982</text:p>
          </table:table-cell>
          <table:table-cell office:value-type="float" office:value="102432" table:style-name="ce1">
            <text:p>102432</text:p>
          </table:table-cell>
          <table:table-cell office:value-type="float" office:value="29.77" table:style-name="ce1">
            <text:p>29,77</text:p>
          </table:table-cell>
          <table:table-cell office:value-type="float" office:value="27.62" table:style-name="ce1">
            <text:p>27,62</text:p>
          </table:table-cell>
          <table:table-cell office:value-type="float" office:value="231225" table:style-name="ce1">
            <text:p>231225</text:p>
          </table:table-cell>
          <table:table-cell office:value-type="float" office:value="92724" table:style-name="ce1">
            <text:p>92724</text:p>
          </table:table-cell>
          <table:table-cell office:value-type="float" office:value="24.91" table:style-name="ce1">
            <text:p>24,91</text:p>
          </table:table-cell>
          <table:table-cell office:value-type="float" office:value="22.72" table:style-name="ce1">
            <text:p>22,72</text:p>
          </table:table-cell>
          <table:table-cell office:value-type="float" office:value="125004" table:style-name="ce1">
            <text:p>125004</text:p>
          </table:table-cell>
          <table:table-cell office:value-type="float" office:value="82262" table:style-name="ce1">
            <text:p>82262</text:p>
          </table:table-cell>
          <table:table-cell office:value-type="float" office:value="6.21" table:style-name="ce2">
            <text:p>6,21</text:p>
          </table:table-cell>
          <table:table-cell office:value-type="float" office:value="4.01" table:style-name="ce2">
            <text:p>4,01</text:p>
          </table:table-cell>
          <table:table-cell office:value-type="float" office:value="46245" table:style-name="ce2">
            <text:p>46245</text:p>
          </table:table-cell>
          <table:table-cell office:value-type="float" office:value="15969" table:style-name="ce2">
            <text:p>15969</text:p>
          </table:table-cell>
          <table:table-cell office:value-type="float" office:value="13.06" table:style-name="ce1">
            <text:p>13,06</text:p>
          </table:table-cell>
          <table:table-cell office:value-type="float" office:value="11.01" table:style-name="ce1">
            <text:p>11,01</text:p>
          </table:table-cell>
          <table:table-cell office:value-type="float" office:value="90651" table:style-name="ce1">
            <text:p>90651</text:p>
          </table:table-cell>
          <table:table-cell office:value-type="float" office:value="41091" table:style-name="ce1">
            <text:p>41091</text:p>
          </table:table-cell>
          <table:table-cell office:value-type="float" office:value="25.9" table:style-name="ce1">
            <text:p>25,9</text:p>
          </table:table-cell>
          <table:table-cell office:value-type="float" office:value="23.76" table:style-name="ce1">
            <text:p>23,76</text:p>
          </table:table-cell>
          <table:table-cell office:value-type="float" office:value="133559" table:style-name="ce1">
            <text:p>133559</text:p>
          </table:table-cell>
          <table:table-cell office:value-type="float" office:value="87695" table:style-name="ce1">
            <text:p>87695</text:p>
          </table:table-cell>
          <table:table-cell office:value-type="float" office:value="11.69" table:style-name="ce1">
            <text:p>11,69</text:p>
          </table:table-cell>
          <table:table-cell office:value-type="float" office:value="9.69" table:style-name="ce1">
            <text:p>9,69</text:p>
          </table:table-cell>
          <table:table-cell office:value-type="float" office:value="113840" table:style-name="ce1">
            <text:p>113840</text:p>
          </table:table-cell>
          <table:table-cell office:value-type="float" office:value="37767" table:style-name="ce1">
            <text:p>37767</text:p>
          </table:table-cell>
          <table:table-cell office:value-type="float" office:value="20.03" table:style-name="ce1">
            <text:p>20,03</text:p>
          </table:table-cell>
          <table:table-cell office:value-type="float" office:value="13.91" table:style-name="ce1">
            <text:p>13,91</text:p>
          </table:table-cell>
          <table:table-cell office:value-type="float" office:value="140698" table:style-name="ce1">
            <text:p>140698</text:p>
          </table:table-cell>
          <table:table-cell office:value-type="float" office:value="45344" table:style-name="ce1">
            <text:p>45344</text:p>
          </table:table-cell>
          <table:table-cell office:value-type="float" office:value="19.55" table:style-name="ce1">
            <text:p>19,55</text:p>
          </table:table-cell>
          <table:table-cell office:value-type="float" office:value="12.02" table:style-name="ce1">
            <text:p>12,02</text:p>
          </table:table-cell>
          <table:table-cell office:value-type="float" office:value="65162" table:style-name="ce1">
            <text:p>65162</text:p>
          </table:table-cell>
          <table:table-cell office:value-type="float" office:value="29940" table:style-name="ce1">
            <text:p>29940</text:p>
          </table:table-cell>
          <table:table-cell office:value-type="float" office:value="37.26" table:style-name="ce3">
            <text:p>37,26</text:p>
          </table:table-cell>
          <table:table-cell office:value-type="float" office:value="31.24" table:style-name="ce1">
            <text:p>31,24</text:p>
          </table:table-cell>
          <table:table-cell office:value-type="float" office:value="266600" table:style-name="ce1">
            <text:p>266600</text:p>
          </table:table-cell>
          <table:table-cell office:value-type="float" office:value="102172" table:style-name="ce1">
            <text:p>102172</text:p>
          </table:table-cell>
          <table:table-cell office:value-type="float" office:value="23.09" table:style-name="ce1">
            <text:p>23,09</text:p>
          </table:table-cell>
          <table:table-cell office:value-type="float" office:value="21.23" table:style-name="ce1">
            <text:p>21,23</text:p>
          </table:table-cell>
          <table:table-cell office:value-type="float" office:value="332267" table:style-name="ce3">
            <text:p>332267</text:p>
          </table:table-cell>
          <table:table-cell office:value-type="float" office:value="80351" table:style-name="ce1">
            <text:p>80351</text:p>
          </table:table-cell>
          <table:table-cell office:value-type="float" office:value="6.21" table:formula="of:=MIN([.$B43];[.$F43];[.$J43];[.$N43];[.$R43];[.$V43];[.$Z43];[.$AD43];[.$AH43];[.$AL43];[.$AP43];[.$AT43];[.$AX43])" table:style-name="ce1">
            <text:p>6,21</text:p>
          </table:table-cell>
          <table:table-cell office:value-type="float" office:value="4.01" table:formula="of:=MIN([.$C43];[.$G43];[.$K43];[.$O43];[.$S43];[.$W43];[.$AA43];[.$AE43];[.$AI43];[.$AM43];[.$AQ43];[.$AU43];[.$AY43])" table:style-name="ce1">
            <text:p>4,01</text:p>
          </table:table-cell>
          <table:table-cell office:value-type="float" office:value="46245" table:formula="of:=MIN([.$D43];[.$H43];[.$L43];[.$P43];[.$T43];[.$X43];[.$AB43];[.$AF43];[.$AJ43];[.$AN43];[.$AR43];[.$AV43];[.$AZ43])" table:style-name="ce1">
            <text:p>46245</text:p>
          </table:table-cell>
          <table:table-cell office:value-type="float" office:value="15969" table:formula="of:=MIN([.$E43];[.$I43];[.$M43];[.$Q43];[.$U43];[.$Y43];[.$AC43];[.$AG43];[.$AK43];[.$AO43];[.$AS43];[.$AW43];[.$BA43])" table:style-name="ce1">
            <text:p>15969</text:p>
          </table:table-cell>
          <table:table-cell office:value-type="float" office:value="23.09" table:formula="of:=MEDIAN([.$B43];[.$F43];[.$J43];[.$N43];[.$R43];[.$V43];[.$Z43];[.$AD43];[.$AH43];[.$AL43];[.$AP43];[.$AT43];[.$AX43])" table:style-name="ce1">
            <text:p>23,09</text:p>
          </table:table-cell>
          <table:table-cell office:value-type="float" office:value="21.23" table:formula="of:=MEDIAN([.$C43];[.$G43];[.$K43];[.$O43];[.$S43];[.$W43];[.$AA43];[.$AE43];[.$AI43];[.$AM43];[.$AQ43];[.$AU43];[.$AY43])" table:style-name="ce1">
            <text:p>21,23</text:p>
          </table:table-cell>
          <table:table-cell office:value-type="float" office:value="140698" table:formula="of:=MEDIAN([.$D43];[.$H43];[.$L43];[.$P43];[.$T43];[.$X43];[.$AB43];[.$AF43];[.$AJ43];[.$AN43];[.$AR43];[.$AV43];[.$AZ43])" table:style-name="ce1">
            <text:p>140698</text:p>
          </table:table-cell>
          <table:table-cell office:value-type="float" office:value="80351" table:formula="of:=MEDIAN([.$E43];[.$I43];[.$M43];[.$Q43];[.$U43];[.$Y43];[.$AC43];[.$AG43];[.$AK43];[.$AO43];[.$AS43];[.$AW43];[.$BA43])" table:style-name="ce1">
            <text:p>80351</text:p>
          </table:table-cell>
          <table:table-cell office:value-type="float" office:value="37.26" table:formula="of:=MAX([.$B43];[.$F43];[.$J43];[.$N43];[.$R43];[.$V43];[.$Z43];[.$AD43];[.$AH43];[.$AL43];[.$AP43];[.$AT43];[.$AX43])" table:style-name="ce1">
            <text:p>37,26</text:p>
          </table:table-cell>
          <table:table-cell office:value-type="float" office:value="34.51" table:formula="of:=MAX([.$C43];[.$G43];[.$K43];[.$O43];[.$S43];[.$W43];[.$AA43];[.$AE43];[.$AI43];[.$AM43];[.$AQ43];[.$AU43];[.$AY43])" table:style-name="ce1">
            <text:p>34,51</text:p>
          </table:table-cell>
          <table:table-cell office:value-type="float" office:value="332267" table:formula="of:=MAX([.$D43];[.$H43];[.$L43];[.$P43];[.$T43];[.$X43];[.$AB43];[.$AF43];[.$AJ43];[.$AN43];[.$AR43];[.$AV43];[.$AZ43])" table:style-name="ce1">
            <text:p>332267</text:p>
          </table:table-cell>
          <table:table-cell office:value-type="float" office:value="139428" table:formula="of:=MAX([.$E43];[.$I43];[.$M43];[.$Q43];[.$U43];[.$Y43];[.$AC43];[.$AG43];[.$AK43];[.$AO43];[.$AS43];[.$AW43];[.$BA43])" table:style-name="ce1">
            <text:p>13942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35_c65.lp</text:p>
          </table:table-cell>
          <table:table-cell office:value-type="float" office:value="25.52" table:style-name="ce1">
            <text:p>25,52</text:p>
          </table:table-cell>
          <table:table-cell office:value-type="float" office:value="23.25" table:style-name="ce1">
            <text:p>23,25</text:p>
          </table:table-cell>
          <table:table-cell office:value-type="float" office:value="260372" table:style-name="ce1">
            <text:p>260372</text:p>
          </table:table-cell>
          <table:table-cell office:value-type="float" office:value="96502" table:style-name="ce1">
            <text:p>96502</text:p>
          </table:table-cell>
          <table:table-cell office:value-type="float" office:value="27.79" table:style-name="ce1">
            <text:p>27,79</text:p>
          </table:table-cell>
          <table:table-cell office:value-type="float" office:value="25.61" table:style-name="ce1">
            <text:p>25,61</text:p>
          </table:table-cell>
          <table:table-cell office:value-type="float" office:value="154016" table:style-name="ce1">
            <text:p>154016</text:p>
          </table:table-cell>
          <table:table-cell office:value-type="float" office:value="112748" table:style-name="ce1">
            <text:p>112748</text:p>
          </table:table-cell>
          <table:table-cell office:value-type="float" office:value="59.25" table:style-name="ce1">
            <text:p>59,25</text:p>
          </table:table-cell>
          <table:table-cell office:value-type="float" office:value="56.87" table:style-name="ce1">
            <text:p>56,87</text:p>
          </table:table-cell>
          <table:table-cell office:value-type="float" office:value="482035" table:style-name="ce1">
            <text:p>482035</text:p>
          </table:table-cell>
          <table:table-cell office:value-type="float" office:value="243744" table:style-name="ce1">
            <text:p>243744</text:p>
          </table:table-cell>
          <table:table-cell office:value-type="float" office:value="112.39" table:style-name="ce1">
            <text:p>112,39</text:p>
          </table:table-cell>
          <table:table-cell office:value-type="float" office:value="109.93" table:style-name="ce1">
            <text:p>109,93</text:p>
          </table:table-cell>
          <table:table-cell office:value-type="float" office:value="552026" table:style-name="ce1">
            <text:p>552026</text:p>
          </table:table-cell>
          <table:table-cell office:value-type="float" office:value="413117" table:style-name="ce1">
            <text:p>413117</text:p>
          </table:table-cell>
          <table:table-cell office:value-type="float" office:value="17.5" table:style-name="ce2">
            <text:p>17,5</text:p>
          </table:table-cell>
          <table:table-cell office:value-type="float" office:value="15.28" table:style-name="ce2">
            <text:p>15,28</text:p>
          </table:table-cell>
          <table:table-cell office:value-type="float" office:value="93026" table:style-name="ce2">
            <text:p>93026</text:p>
          </table:table-cell>
          <table:table-cell office:value-type="float" office:value="64550" table:style-name="ce1">
            <text:p>64550</text:p>
          </table:table-cell>
          <table:table-cell office:value-type="float" office:value="133.44999999999999" table:style-name="ce1">
            <text:p>133,45</text:p>
          </table:table-cell>
          <table:table-cell office:value-type="float" office:value="130.96" table:style-name="ce1">
            <text:p>130,96</text:p>
          </table:table-cell>
          <table:table-cell office:value-type="float" office:value="718093" table:style-name="ce1">
            <text:p>718093</text:p>
          </table:table-cell>
          <table:table-cell office:value-type="float" office:value="554320" table:style-name="ce1">
            <text:p>554320</text:p>
          </table:table-cell>
          <table:table-cell office:value-type="float" office:value="30.52" table:style-name="ce1">
            <text:p>30,52</text:p>
          </table:table-cell>
          <table:table-cell office:value-type="float" office:value="28.05" table:style-name="ce1">
            <text:p>28,05</text:p>
          </table:table-cell>
          <table:table-cell office:value-type="float" office:value="171764" table:style-name="ce1">
            <text:p>171764</text:p>
          </table:table-cell>
          <table:table-cell office:value-type="float" office:value="122538" table:style-name="ce1">
            <text:p>122538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35.33" table:style-name="ce1">
            <text:p>35,33</text:p>
          </table:table-cell>
          <table:table-cell office:value-type="float" office:value="198320" table:style-name="ce1">
            <text:p>198320</text:p>
          </table:table-cell>
          <table:table-cell office:value-type="float" office:value="144396" table:style-name="ce1">
            <text:p>144396</text:p>
          </table:table-cell>
          <table:table-cell office:value-type="float" office:value="77.61" table:style-name="ce1">
            <text:p>77,61</text:p>
          </table:table-cell>
          <table:table-cell office:value-type="float" office:value="75.36" table:style-name="ce1">
            <text:p>75,36</text:p>
          </table:table-cell>
          <table:table-cell office:value-type="float" office:value="453364" table:style-name="ce1">
            <text:p>453364</text:p>
          </table:table-cell>
          <table:table-cell office:value-type="float" office:value="331777" table:style-name="ce1">
            <text:p>331777</text:p>
          </table:table-cell>
          <table:table-cell office:value-type="float" office:value="80.72" table:style-name="ce1">
            <text:p>80,72</text:p>
          </table:table-cell>
          <table:table-cell office:value-type="float" office:value="72.67" table:style-name="ce1">
            <text:p>72,67</text:p>
          </table:table-cell>
          <table:table-cell office:value-type="float" office:value="331243" table:style-name="ce1">
            <text:p>331243</text:p>
          </table:table-cell>
          <table:table-cell office:value-type="float" office:value="211354" table:style-name="ce1">
            <text:p>211354</text:p>
          </table:table-cell>
          <table:table-cell office:value-type="float" office:value="24.46" table:style-name="ce1">
            <text:p>24,46</text:p>
          </table:table-cell>
          <table:table-cell office:value-type="float" office:value="16.96" table:style-name="ce1">
            <text:p>16,96</text:p>
          </table:table-cell>
          <table:table-cell office:value-type="float" office:value="93513" table:style-name="ce1">
            <text:p>93513</text:p>
          </table:table-cell>
          <table:table-cell office:value-type="float" office:value="50066" table:style-name="ce2">
            <text:p>50066</text:p>
          </table:table-cell>
          <table:table-cell office:value-type="float" office:value="37.43" table:style-name="ce1">
            <text:p>37,43</text:p>
          </table:table-cell>
          <table:table-cell office:value-type="float" office:value="30.64" table:style-name="ce1">
            <text:p>30,64</text:p>
          </table:table-cell>
          <table:table-cell office:value-type="float" office:value="216546" table:style-name="ce1">
            <text:p>216546</text:p>
          </table:table-cell>
          <table:table-cell office:value-type="float" office:value="118377" table:style-name="ce1">
            <text:p>118377</text:p>
          </table:table-cell>
          <table:table-cell office:value-type="float" office:value="144.6" table:style-name="ce3">
            <text:p>144,6</text:p>
          </table:table-cell>
          <table:table-cell office:value-type="float" office:value="142.41" table:style-name="ce3">
            <text:p>142,41</text:p>
          </table:table-cell>
          <table:table-cell office:value-type="float" office:value="742127" table:style-name="ce3">
            <text:p>742127</text:p>
          </table:table-cell>
          <table:table-cell office:value-type="float" office:value="578261" table:style-name="ce3">
            <text:p>578261</text:p>
          </table:table-cell>
          <table:table-cell office:value-type="float" office:value="17.5" table:formula="of:=MIN([.$B44];[.$F44];[.$J44];[.$N44];[.$R44];[.$V44];[.$Z44];[.$AD44];[.$AH44];[.$AL44];[.$AP44];[.$AT44];[.$AX44])" table:style-name="ce1">
            <text:p>17,5</text:p>
          </table:table-cell>
          <table:table-cell office:value-type="float" office:value="15.28" table:formula="of:=MIN([.$C44];[.$G44];[.$K44];[.$O44];[.$S44];[.$W44];[.$AA44];[.$AE44];[.$AI44];[.$AM44];[.$AQ44];[.$AU44];[.$AY44])" table:style-name="ce1">
            <text:p>15,28</text:p>
          </table:table-cell>
          <table:table-cell office:value-type="float" office:value="93026" table:formula="of:=MIN([.$D44];[.$H44];[.$L44];[.$P44];[.$T44];[.$X44];[.$AB44];[.$AF44];[.$AJ44];[.$AN44];[.$AR44];[.$AV44];[.$AZ44])" table:style-name="ce1">
            <text:p>93026</text:p>
          </table:table-cell>
          <table:table-cell office:value-type="float" office:value="50066" table:formula="of:=MIN([.$E44];[.$I44];[.$M44];[.$Q44];[.$U44];[.$Y44];[.$AC44];[.$AG44];[.$AK44];[.$AO44];[.$AS44];[.$AW44];[.$BA44])" table:style-name="ce1">
            <text:p>50066</text:p>
          </table:table-cell>
          <table:table-cell office:value-type="float" office:value="37.770000000000003" table:formula="of:=MEDIAN([.$B44];[.$F44];[.$J44];[.$N44];[.$R44];[.$V44];[.$Z44];[.$AD44];[.$AH44];[.$AL44];[.$AP44];[.$AT44];[.$AX44])" table:style-name="ce1">
            <text:p>37,77</text:p>
          </table:table-cell>
          <table:table-cell office:value-type="float" office:value="35.33" table:formula="of:=MEDIAN([.$C44];[.$G44];[.$K44];[.$O44];[.$S44];[.$W44];[.$AA44];[.$AE44];[.$AI44];[.$AM44];[.$AQ44];[.$AU44];[.$AY44])" table:style-name="ce1">
            <text:p>35,33</text:p>
          </table:table-cell>
          <table:table-cell office:value-type="float" office:value="260372" table:formula="of:=MEDIAN([.$D44];[.$H44];[.$L44];[.$P44];[.$T44];[.$X44];[.$AB44];[.$AF44];[.$AJ44];[.$AN44];[.$AR44];[.$AV44];[.$AZ44])" table:style-name="ce1">
            <text:p>260372</text:p>
          </table:table-cell>
          <table:table-cell office:value-type="float" office:value="144396" table:formula="of:=MEDIAN([.$E44];[.$I44];[.$M44];[.$Q44];[.$U44];[.$Y44];[.$AC44];[.$AG44];[.$AK44];[.$AO44];[.$AS44];[.$AW44];[.$BA44])" table:style-name="ce1">
            <text:p>144396</text:p>
          </table:table-cell>
          <table:table-cell office:value-type="float" office:value="144.6" table:formula="of:=MAX([.$B44];[.$F44];[.$J44];[.$N44];[.$R44];[.$V44];[.$Z44];[.$AD44];[.$AH44];[.$AL44];[.$AP44];[.$AT44];[.$AX44])" table:style-name="ce1">
            <text:p>144,6</text:p>
          </table:table-cell>
          <table:table-cell office:value-type="float" office:value="142.41" table:formula="of:=MAX([.$C44];[.$G44];[.$K44];[.$O44];[.$S44];[.$W44];[.$AA44];[.$AE44];[.$AI44];[.$AM44];[.$AQ44];[.$AU44];[.$AY44])" table:style-name="ce1">
            <text:p>142,41</text:p>
          </table:table-cell>
          <table:table-cell office:value-type="float" office:value="742127" table:formula="of:=MAX([.$D44];[.$H44];[.$L44];[.$P44];[.$T44];[.$X44];[.$AB44];[.$AF44];[.$AJ44];[.$AN44];[.$AR44];[.$AV44];[.$AZ44])" table:style-name="ce1">
            <text:p>742127</text:p>
          </table:table-cell>
          <table:table-cell office:value-type="float" office:value="578261" table:formula="of:=MAX([.$E44];[.$I44];[.$M44];[.$Q44];[.$U44];[.$Y44];[.$AC44];[.$AG44];[.$AK44];[.$AO44];[.$AS44];[.$AW44];[.$BA44])" table:style-name="ce1">
            <text:p>57826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1_a35_c70.lp</text:p>
          </table:table-cell>
          <table:table-cell office:value-type="float" office:value="190.99" table:style-name="ce1">
            <text:p>190,99</text:p>
          </table:table-cell>
          <table:table-cell office:value-type="float" office:value="188.47" table:style-name="ce1">
            <text:p>188,47</text:p>
          </table:table-cell>
          <table:table-cell office:value-type="float" office:value="553206" table:style-name="ce1">
            <text:p>553206</text:p>
          </table:table-cell>
          <table:table-cell office:value-type="float" office:value="271131" table:style-name="ce1">
            <text:p>271131</text:p>
          </table:table-cell>
          <table:table-cell office:value-type="float" office:value="150.12" table:style-name="ce2">
            <text:p>150,12</text:p>
          </table:table-cell>
          <table:table-cell office:value-type="float" office:value="147.13" table:style-name="ce2">
            <text:p>147,13</text:p>
          </table:table-cell>
          <table:table-cell office:value-type="float" office:value="268332" table:style-name="ce2">
            <text:p>268332</text:p>
          </table:table-cell>
          <table:table-cell office:value-type="float" office:value="206973" table:style-name="ce2">
            <text:p>206973</text:p>
          </table:table-cell>
          <table:table-cell office:value-type="float" office:value="630.88" table:style-name="ce1">
            <text:p>630,88</text:p>
          </table:table-cell>
          <table:table-cell office:value-type="float" office:value="627.98" table:style-name="ce1">
            <text:p>627,98</text:p>
          </table:table-cell>
          <table:table-cell office:value-type="float" office:value="1392016" table:style-name="ce1">
            <text:p>1392016</text:p>
          </table:table-cell>
          <table:table-cell office:value-type="float" office:value="758184" table:style-name="ce1">
            <text:p>758184</text:p>
          </table:table-cell>
          <table:table-cell office:value-type="float" office:value="453.24" table:style-name="ce1">
            <text:p>453,24</text:p>
          </table:table-cell>
          <table:table-cell office:value-type="float" office:value="450.48" table:style-name="ce1">
            <text:p>450,48</text:p>
          </table:table-cell>
          <table:table-cell office:value-type="float" office:value="775362" table:style-name="ce1">
            <text:p>775362</text:p>
          </table:table-cell>
          <table:table-cell office:value-type="float" office:value="558685" table:style-name="ce1">
            <text:p>558685</text:p>
          </table:table-cell>
          <table:table-cell office:value-type="float" office:value="481.93" table:style-name="ce1">
            <text:p>481,93</text:p>
          </table:table-cell>
          <table:table-cell office:value-type="float" office:value="478.93" table:style-name="ce1">
            <text:p>478,93</text:p>
          </table:table-cell>
          <table:table-cell office:value-type="float" office:value="729263" table:style-name="ce1">
            <text:p>729263</text:p>
          </table:table-cell>
          <table:table-cell office:value-type="float" office:value="585042" table:style-name="ce1">
            <text:p>585042</text:p>
          </table:table-cell>
          <table:table-cell office:value-type="float" office:value="391.9" table:style-name="ce1">
            <text:p>391,9</text:p>
          </table:table-cell>
          <table:table-cell office:value-type="float" office:value="389.1" table:style-name="ce1">
            <text:p>389,1</text:p>
          </table:table-cell>
          <table:table-cell office:value-type="float" office:value="781649" table:style-name="ce1">
            <text:p>781649</text:p>
          </table:table-cell>
          <table:table-cell office:value-type="float" office:value="550687" table:style-name="ce1">
            <text:p>550687</text:p>
          </table:table-cell>
          <table:table-cell office:value-type="float" office:value="192.97" table:style-name="ce1">
            <text:p>192,97</text:p>
          </table:table-cell>
          <table:table-cell office:value-type="float" office:value="190.24" table:style-name="ce1">
            <text:p>190,24</text:p>
          </table:table-cell>
          <table:table-cell office:value-type="float" office:value="456218" table:style-name="ce1">
            <text:p>456218</text:p>
          </table:table-cell>
          <table:table-cell office:value-type="float" office:value="263096" table:style-name="ce1">
            <text:p>263096</text:p>
          </table:table-cell>
          <table:table-cell office:value-type="float" office:value="602.1" table:style-name="ce1">
            <text:p>602,1</text:p>
          </table:table-cell>
          <table:table-cell office:value-type="float" office:value="599.47" table:style-name="ce1">
            <text:p>599,47</text:p>
          </table:table-cell>
          <table:table-cell office:value-type="float" office:value="970071" table:style-name="ce1">
            <text:p>970071</text:p>
          </table:table-cell>
          <table:table-cell office:value-type="float" office:value="788448" table:style-name="ce1">
            <text:p>788448</text:p>
          </table:table-cell>
          <table:table-cell office:value-type="float" office:value="481.88" table:style-name="ce1">
            <text:p>481,88</text:p>
          </table:table-cell>
          <table:table-cell office:value-type="float" office:value="479.33" table:style-name="ce1">
            <text:p>479,33</text:p>
          </table:table-cell>
          <table:table-cell office:value-type="float" office:value="1000200" table:style-name="ce1">
            <text:p>1000200</text:p>
          </table:table-cell>
          <table:table-cell office:value-type="float" office:value="611318" table:style-name="ce1">
            <text:p>611318</text:p>
          </table:table-cell>
          <table:table-cell office:value-type="float" office:value="1155.8399999999999" table:style-name="ce3">
            <text:p>1155,84</text:p>
          </table:table-cell>
          <table:table-cell office:value-type="float" office:value="1148.0899999999999" table:style-name="ce3">
            <text:p>1148,09</text:p>
          </table:table-cell>
          <table:table-cell office:value-type="float" office:value="1991964" table:style-name="ce3">
            <text:p>1991964</text:p>
          </table:table-cell>
          <table:table-cell office:value-type="float" office:value="1101495" table:style-name="ce3">
            <text:p>1101495</text:p>
          </table:table-cell>
          <table:table-cell office:value-type="float" office:value="274.72000000000003" table:style-name="ce1">
            <text:p>274,72</text:p>
          </table:table-cell>
          <table:table-cell office:value-type="float" office:value="266.8" table:style-name="ce1">
            <text:p>266,8</text:p>
          </table:table-cell>
          <table:table-cell office:value-type="float" office:value="342322" table:style-name="ce1">
            <text:p>342322</text:p>
          </table:table-cell>
          <table:table-cell office:value-type="float" office:value="250471" table:style-name="ce1">
            <text:p>250471</text:p>
          </table:table-cell>
          <table:table-cell office:value-type="float" office:value="620.27" table:style-name="ce1">
            <text:p>620,27</text:p>
          </table:table-cell>
          <table:table-cell office:value-type="float" office:value="610.66" table:style-name="ce1">
            <text:p>610,66</text:p>
          </table:table-cell>
          <table:table-cell office:value-type="float" office:value="994181" table:style-name="ce1">
            <text:p>994181</text:p>
          </table:table-cell>
          <table:table-cell office:value-type="float" office:value="511348" table:style-name="ce1">
            <text:p>511348</text:p>
          </table:table-cell>
          <table:table-cell office:value-type="float" office:value="342.76" table:style-name="ce1">
            <text:p>342,76</text:p>
          </table:table-cell>
          <table:table-cell office:value-type="float" office:value="340.09" table:style-name="ce1">
            <text:p>340,09</text:p>
          </table:table-cell>
          <table:table-cell office:value-type="float" office:value="1009436" table:style-name="ce1">
            <text:p>1009436</text:p>
          </table:table-cell>
          <table:table-cell office:value-type="float" office:value="488610" table:style-name="ce1">
            <text:p>488610</text:p>
          </table:table-cell>
          <table:table-cell office:value-type="float" office:value="150.12" table:formula="of:=MIN([.$B45];[.$F45];[.$J45];[.$N45];[.$R45];[.$V45];[.$Z45];[.$AD45];[.$AH45];[.$AL45];[.$AP45];[.$AT45];[.$AX45])" table:style-name="ce1">
            <text:p>150,12</text:p>
          </table:table-cell>
          <table:table-cell office:value-type="float" office:value="147.13" table:formula="of:=MIN([.$C45];[.$G45];[.$K45];[.$O45];[.$S45];[.$W45];[.$AA45];[.$AE45];[.$AI45];[.$AM45];[.$AQ45];[.$AU45];[.$AY45])" table:style-name="ce1">
            <text:p>147,13</text:p>
          </table:table-cell>
          <table:table-cell office:value-type="float" office:value="268332" table:formula="of:=MIN([.$D45];[.$H45];[.$L45];[.$P45];[.$T45];[.$X45];[.$AB45];[.$AF45];[.$AJ45];[.$AN45];[.$AR45];[.$AV45];[.$AZ45])" table:style-name="ce1">
            <text:p>268332</text:p>
          </table:table-cell>
          <table:table-cell office:value-type="float" office:value="206973" table:formula="of:=MIN([.$E45];[.$I45];[.$M45];[.$Q45];[.$U45];[.$Y45];[.$AC45];[.$AG45];[.$AK45];[.$AO45];[.$AS45];[.$AW45];[.$BA45])" table:style-name="ce1">
            <text:p>206973</text:p>
          </table:table-cell>
          <table:table-cell office:value-type="float" office:value="453.24" table:formula="of:=MEDIAN([.$B45];[.$F45];[.$J45];[.$N45];[.$R45];[.$V45];[.$Z45];[.$AD45];[.$AH45];[.$AL45];[.$AP45];[.$AT45];[.$AX45])" table:style-name="ce1">
            <text:p>453,24</text:p>
          </table:table-cell>
          <table:table-cell office:value-type="float" office:value="450.48" table:formula="of:=MEDIAN([.$C45];[.$G45];[.$K45];[.$O45];[.$S45];[.$W45];[.$AA45];[.$AE45];[.$AI45];[.$AM45];[.$AQ45];[.$AU45];[.$AY45])" table:style-name="ce1">
            <text:p>450,48</text:p>
          </table:table-cell>
          <table:table-cell office:value-type="float" office:value="781649" table:formula="of:=MEDIAN([.$D45];[.$H45];[.$L45];[.$P45];[.$T45];[.$X45];[.$AB45];[.$AF45];[.$AJ45];[.$AN45];[.$AR45];[.$AV45];[.$AZ45])" table:style-name="ce1">
            <text:p>781649</text:p>
          </table:table-cell>
          <table:table-cell office:value-type="float" office:value="550687" table:formula="of:=MEDIAN([.$E45];[.$I45];[.$M45];[.$Q45];[.$U45];[.$Y45];[.$AC45];[.$AG45];[.$AK45];[.$AO45];[.$AS45];[.$AW45];[.$BA45])" table:style-name="ce1">
            <text:p>550687</text:p>
          </table:table-cell>
          <table:table-cell office:value-type="float" office:value="1155.8399999999999" table:formula="of:=MAX([.$B45];[.$F45];[.$J45];[.$N45];[.$R45];[.$V45];[.$Z45];[.$AD45];[.$AH45];[.$AL45];[.$AP45];[.$AT45];[.$AX45])" table:style-name="ce1">
            <text:p>1155,84</text:p>
          </table:table-cell>
          <table:table-cell office:value-type="float" office:value="1148.0899999999999" table:formula="of:=MAX([.$C45];[.$G45];[.$K45];[.$O45];[.$S45];[.$W45];[.$AA45];[.$AE45];[.$AI45];[.$AM45];[.$AQ45];[.$AU45];[.$AY45])" table:style-name="ce1">
            <text:p>1148,09</text:p>
          </table:table-cell>
          <table:table-cell office:value-type="float" office:value="1991964" table:formula="of:=MAX([.$D45];[.$H45];[.$L45];[.$P45];[.$T45];[.$X45];[.$AB45];[.$AF45];[.$AJ45];[.$AN45];[.$AR45];[.$AV45];[.$AZ45])" table:style-name="ce1">
            <text:p>1991964</text:p>
          </table:table-cell>
          <table:table-cell office:value-type="float" office:value="1101495" table:formula="of:=MAX([.$E45];[.$I45];[.$M45];[.$Q45];[.$U45];[.$Y45];[.$AC45];[.$AG45];[.$AK45];[.$AO45];[.$AS45];[.$AW45];[.$BA45])" table:style-name="ce1">
            <text:p>110149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15_c60.lp</text:p>
          </table:table-cell>
          <table:table-cell office:value-type="float" office:value="606.54999999999995" table:style-name="ce1">
            <text:p>606,55</text:p>
          </table:table-cell>
          <table:table-cell office:value-type="float" office:value="605.01" table:style-name="ce1">
            <text:p>605,01</text:p>
          </table:table-cell>
          <table:table-cell office:value-type="float" office:value="1806946" table:style-name="ce1">
            <text:p>1806946</text:p>
          </table:table-cell>
          <table:table-cell office:value-type="float" office:value="1519995" table:style-name="ce1">
            <text:p>1519995</text:p>
          </table:table-cell>
          <table:table-cell office:value-type="float" office:value="311.88" table:style-name="ce2">
            <text:p>311,88</text:p>
          </table:table-cell>
          <table:table-cell office:value-type="float" office:value="310.26" table:style-name="ce2">
            <text:p>310,26</text:p>
          </table:table-cell>
          <table:table-cell office:value-type="float" office:value="864257" table:style-name="ce1">
            <text:p>864257</text:p>
          </table:table-cell>
          <table:table-cell office:value-type="float" office:value="781192" table:style-name="ce2">
            <text:p>781192</text:p>
          </table:table-cell>
          <table:table-cell office:value-type="float" office:value="642.62" table:style-name="ce1">
            <text:p>642,62</text:p>
          </table:table-cell>
          <table:table-cell office:value-type="float" office:value="640.9" table:style-name="ce1">
            <text:p>640,9</text:p>
          </table:table-cell>
          <table:table-cell office:value-type="float" office:value="1573067" table:style-name="ce1">
            <text:p>1573067</text:p>
          </table:table-cell>
          <table:table-cell office:value-type="float" office:value="1297309" table:style-name="ce1">
            <text:p>1297309</text:p>
          </table:table-cell>
          <table:table-cell office:value-type="float" office:value="1789.15" table:style-name="ce3">
            <text:p>1789,15</text:p>
          </table:table-cell>
          <table:table-cell office:value-type="float" office:value="1787.61" table:style-name="ce3">
            <text:p>1787,61</text:p>
          </table:table-cell>
          <table:table-cell office:value-type="float" office:value="5996054" table:style-name="ce3">
            <text:p>5996054</text:p>
          </table:table-cell>
          <table:table-cell office:value-type="float" office:value="4302424" table:style-name="ce3">
            <text:p>4302424</text:p>
          </table:table-cell>
          <table:table-cell office:value-type="float" office:value="382.56" table:style-name="ce1">
            <text:p>382,56</text:p>
          </table:table-cell>
          <table:table-cell office:value-type="float" office:value="380.79" table:style-name="ce1">
            <text:p>380,79</text:p>
          </table:table-cell>
          <table:table-cell office:value-type="float" office:value="929124" table:style-name="ce1">
            <text:p>929124</text:p>
          </table:table-cell>
          <table:table-cell office:value-type="float" office:value="843081" table:style-name="ce1">
            <text:p>843081</text:p>
          </table:table-cell>
          <table:table-cell office:value-type="float" office:value="365.46" table:style-name="ce1">
            <text:p>365,46</text:p>
          </table:table-cell>
          <table:table-cell office:value-type="float" office:value="363.72" table:style-name="ce1">
            <text:p>363,72</text:p>
          </table:table-cell>
          <table:table-cell office:value-type="float" office:value="1151072" table:style-name="ce1">
            <text:p>1151072</text:p>
          </table:table-cell>
          <table:table-cell office:value-type="float" office:value="962449" table:style-name="ce1">
            <text:p>962449</text:p>
          </table:table-cell>
          <table:table-cell office:value-type="float" office:value="748.63" table:style-name="ce1">
            <text:p>748,63</text:p>
          </table:table-cell>
          <table:table-cell office:value-type="float" office:value="746.98" table:style-name="ce1">
            <text:p>746,98</text:p>
          </table:table-cell>
          <table:table-cell office:value-type="float" office:value="1827299" table:style-name="ce1">
            <text:p>1827299</text:p>
          </table:table-cell>
          <table:table-cell office:value-type="float" office:value="1467645" table:style-name="ce1">
            <text:p>1467645</text:p>
          </table:table-cell>
          <table:table-cell office:value-type="float" office:value="403.26" table:style-name="ce1">
            <text:p>403,26</text:p>
          </table:table-cell>
          <table:table-cell office:value-type="float" office:value="401.56" table:style-name="ce1">
            <text:p>401,56</text:p>
          </table:table-cell>
          <table:table-cell office:value-type="float" office:value="961571" table:style-name="ce1">
            <text:p>961571</text:p>
          </table:table-cell>
          <table:table-cell office:value-type="float" office:value="872904" table:style-name="ce1">
            <text:p>872904</text:p>
          </table:table-cell>
          <table:table-cell office:value-type="float" office:value="533.59" table:style-name="ce1">
            <text:p>533,59</text:p>
          </table:table-cell>
          <table:table-cell office:value-type="float" office:value="532.04" table:style-name="ce1">
            <text:p>532,04</text:p>
          </table:table-cell>
          <table:table-cell office:value-type="float" office:value="1351637" table:style-name="ce1">
            <text:p>1351637</text:p>
          </table:table-cell>
          <table:table-cell office:value-type="float" office:value="1130864" table:style-name="ce1">
            <text:p>1130864</text:p>
          </table:table-cell>
          <table:table-cell office:value-type="float" office:value="849.72" table:style-name="ce1">
            <text:p>849,72</text:p>
          </table:table-cell>
          <table:table-cell office:value-type="float" office:value="844.06" table:style-name="ce1">
            <text:p>844,06</text:p>
          </table:table-cell>
          <table:table-cell office:value-type="float" office:value="1384152" table:style-name="ce1">
            <text:p>1384152</text:p>
          </table:table-cell>
          <table:table-cell office:value-type="float" office:value="1170269" table:style-name="ce1">
            <text:p>1170269</text:p>
          </table:table-cell>
          <table:table-cell office:value-type="float" office:value="516.30999999999995" table:style-name="ce1">
            <text:p>516,31</text:p>
          </table:table-cell>
          <table:table-cell office:value-type="float" office:value="510.64" table:style-name="ce1">
            <text:p>510,64</text:p>
          </table:table-cell>
          <table:table-cell office:value-type="float" office:value="861951" table:style-name="ce2">
            <text:p>861951</text:p>
          </table:table-cell>
          <table:table-cell office:value-type="float" office:value="790483" table:style-name="ce1">
            <text:p>790483</text:p>
          </table:table-cell>
          <table:table-cell office:value-type="float" office:value="912.35" table:style-name="ce1">
            <text:p>912,35</text:p>
          </table:table-cell>
          <table:table-cell office:value-type="float" office:value="906.71" table:style-name="ce1">
            <text:p>906,71</text:p>
          </table:table-cell>
          <table:table-cell office:value-type="float" office:value="1490898" table:style-name="ce1">
            <text:p>1490898</text:p>
          </table:table-cell>
          <table:table-cell office:value-type="float" office:value="1275696" table:style-name="ce1">
            <text:p>1275696</text:p>
          </table:table-cell>
          <table:table-cell office:value-type="float" office:value="1198.22" table:style-name="ce1">
            <text:p>1198,22</text:p>
          </table:table-cell>
          <table:table-cell office:value-type="float" office:value="1196.6199999999999" table:style-name="ce1">
            <text:p>1196,62</text:p>
          </table:table-cell>
          <table:table-cell office:value-type="float" office:value="3441613" table:style-name="ce1">
            <text:p>3441613</text:p>
          </table:table-cell>
          <table:table-cell office:value-type="float" office:value="2342531" table:style-name="ce1">
            <text:p>2342531</text:p>
          </table:table-cell>
          <table:table-cell office:value-type="float" office:value="311.88" table:formula="of:=MIN([.$B46];[.$F46];[.$J46];[.$N46];[.$R46];[.$V46];[.$Z46];[.$AD46];[.$AH46];[.$AL46];[.$AP46];[.$AT46];[.$AX46])" table:style-name="ce1">
            <text:p>311,88</text:p>
          </table:table-cell>
          <table:table-cell office:value-type="float" office:value="310.26" table:formula="of:=MIN([.$C46];[.$G46];[.$K46];[.$O46];[.$S46];[.$W46];[.$AA46];[.$AE46];[.$AI46];[.$AM46];[.$AQ46];[.$AU46];[.$AY46])" table:style-name="ce1">
            <text:p>310,26</text:p>
          </table:table-cell>
          <table:table-cell office:value-type="float" office:value="861951" table:formula="of:=MIN([.$D46];[.$H46];[.$L46];[.$P46];[.$T46];[.$X46];[.$AB46];[.$AF46];[.$AJ46];[.$AN46];[.$AR46];[.$AV46];[.$AZ46])" table:style-name="ce1">
            <text:p>861951</text:p>
          </table:table-cell>
          <table:table-cell office:value-type="float" office:value="781192" table:formula="of:=MIN([.$E46];[.$I46];[.$M46];[.$Q46];[.$U46];[.$Y46];[.$AC46];[.$AG46];[.$AK46];[.$AO46];[.$AS46];[.$AW46];[.$BA46])" table:style-name="ce1">
            <text:p>781192</text:p>
          </table:table-cell>
          <table:table-cell office:value-type="float" office:value="606.54999999999995" table:formula="of:=MEDIAN([.$B46];[.$F46];[.$J46];[.$N46];[.$R46];[.$V46];[.$Z46];[.$AD46];[.$AH46];[.$AL46];[.$AP46];[.$AT46];[.$AX46])" table:style-name="ce1">
            <text:p>606,55</text:p>
          </table:table-cell>
          <table:table-cell office:value-type="float" office:value="605.01" table:formula="of:=MEDIAN([.$C46];[.$G46];[.$K46];[.$O46];[.$S46];[.$W46];[.$AA46];[.$AE46];[.$AI46];[.$AM46];[.$AQ46];[.$AU46];[.$AY46])" table:style-name="ce1">
            <text:p>605,01</text:p>
          </table:table-cell>
          <table:table-cell office:value-type="float" office:value="1384152" table:formula="of:=MEDIAN([.$D46];[.$H46];[.$L46];[.$P46];[.$T46];[.$X46];[.$AB46];[.$AF46];[.$AJ46];[.$AN46];[.$AR46];[.$AV46];[.$AZ46])" table:style-name="ce1">
            <text:p>1384152</text:p>
          </table:table-cell>
          <table:table-cell office:value-type="float" office:value="1170269" table:formula="of:=MEDIAN([.$E46];[.$I46];[.$M46];[.$Q46];[.$U46];[.$Y46];[.$AC46];[.$AG46];[.$AK46];[.$AO46];[.$AS46];[.$AW46];[.$BA46])" table:style-name="ce1">
            <text:p>1170269</text:p>
          </table:table-cell>
          <table:table-cell office:value-type="float" office:value="1789.15" table:formula="of:=MAX([.$B46];[.$F46];[.$J46];[.$N46];[.$R46];[.$V46];[.$Z46];[.$AD46];[.$AH46];[.$AL46];[.$AP46];[.$AT46];[.$AX46])" table:style-name="ce1">
            <text:p>1789,15</text:p>
          </table:table-cell>
          <table:table-cell office:value-type="float" office:value="1787.61" table:formula="of:=MAX([.$C46];[.$G46];[.$K46];[.$O46];[.$S46];[.$W46];[.$AA46];[.$AE46];[.$AI46];[.$AM46];[.$AQ46];[.$AU46];[.$AY46])" table:style-name="ce1">
            <text:p>1787,61</text:p>
          </table:table-cell>
          <table:table-cell office:value-type="float" office:value="5996054" table:formula="of:=MAX([.$D46];[.$H46];[.$L46];[.$P46];[.$T46];[.$X46];[.$AB46];[.$AF46];[.$AJ46];[.$AN46];[.$AR46];[.$AV46];[.$AZ46])" table:style-name="ce1">
            <text:p>5996054</text:p>
          </table:table-cell>
          <table:table-cell office:value-type="float" office:value="4302424" table:formula="of:=MAX([.$E46];[.$I46];[.$M46];[.$Q46];[.$U46];[.$Y46];[.$AC46];[.$AG46];[.$AK46];[.$AO46];[.$AS46];[.$AW46];[.$BA46])" table:style-name="ce1">
            <text:p>430242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15_c65.lp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0.64" table:style-name="ce2">
            <text:p>0,64</text:p>
          </table:table-cell>
          <table:table-cell office:value-type="float" office:value="8056" table:style-name="ce2">
            <text:p>8056</text:p>
          </table:table-cell>
          <table:table-cell office:value-type="float" office:value="2438" table:style-name="ce2">
            <text:p>2438</text:p>
          </table:table-cell>
          <table:table-cell office:value-type="float" office:value="16.21" table:style-name="ce1">
            <text:p>16,21</text:p>
          </table:table-cell>
          <table:table-cell office:value-type="float" office:value="14.48" table:style-name="ce1">
            <text:p>14,48</text:p>
          </table:table-cell>
          <table:table-cell office:value-type="float" office:value="60704" table:style-name="ce1">
            <text:p>60704</text:p>
          </table:table-cell>
          <table:table-cell office:value-type="float" office:value="47396" table:style-name="ce1">
            <text:p>47396</text:p>
          </table:table-cell>
          <table:table-cell office:value-type="float" office:value="145.37" table:style-name="ce3">
            <text:p>145,37</text:p>
          </table:table-cell>
          <table:table-cell office:value-type="float" office:value="143.65" table:style-name="ce3">
            <text:p>143,65</text:p>
          </table:table-cell>
          <table:table-cell office:value-type="float" office:value="791628" table:style-name="ce3">
            <text:p>791628</text:p>
          </table:table-cell>
          <table:table-cell office:value-type="float" office:value="477398" table:style-name="ce3">
            <text:p>477398</text:p>
          </table:table-cell>
          <table:table-cell office:value-type="float" office:value="76.73" table:style-name="ce1">
            <text:p>76,73</text:p>
          </table:table-cell>
          <table:table-cell office:value-type="float" office:value="75.08" table:style-name="ce1">
            <text:p>75,08</text:p>
          </table:table-cell>
          <table:table-cell office:value-type="float" office:value="295029" table:style-name="ce1">
            <text:p>295029</text:p>
          </table:table-cell>
          <table:table-cell office:value-type="float" office:value="240096" table:style-name="ce1">
            <text:p>240096</text:p>
          </table:table-cell>
          <table:table-cell office:value-type="float" office:value="6.29" table:style-name="ce1">
            <text:p>6,29</text:p>
          </table:table-cell>
          <table:table-cell office:value-type="float" office:value="4.47" table:style-name="ce1">
            <text:p>4,47</text:p>
          </table:table-cell>
          <table:table-cell office:value-type="float" office:value="22276" table:style-name="ce1">
            <text:p>22276</text:p>
          </table:table-cell>
          <table:table-cell office:value-type="float" office:value="16684" table:style-name="ce1">
            <text:p>16684</text:p>
          </table:table-cell>
          <table:table-cell office:value-type="float" office:value="5.97" table:style-name="ce1">
            <text:p>5,97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23245" table:style-name="ce1">
            <text:p>23245</text:p>
          </table:table-cell>
          <table:table-cell office:value-type="float" office:value="17250" table:style-name="ce1">
            <text:p>17250</text:p>
          </table:table-cell>
          <table:table-cell office:value-type="float" office:value="3.76" table:style-name="ce1">
            <text:p>3,76</text:p>
          </table:table-cell>
          <table:table-cell office:value-type="float" office:value="1.9" table:style-name="ce1">
            <text:p>1,9</text:p>
          </table:table-cell>
          <table:table-cell office:value-type="float" office:value="12557" table:style-name="ce1">
            <text:p>12557</text:p>
          </table:table-cell>
          <table:table-cell office:value-type="float" office:value="6941" table:style-name="ce1">
            <text:p>6941</text:p>
          </table:table-cell>
          <table:table-cell office:value-type="float" office:value="4.43" table:style-name="ce1">
            <text:p>4,43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11978" table:style-name="ce1">
            <text:p>11978</text:p>
          </table:table-cell>
          <table:table-cell office:value-type="float" office:value="8720" table:style-name="ce1">
            <text:p>8720</text:p>
          </table:table-cell>
          <table:table-cell office:value-type="float" office:value="10.73" table:style-name="ce1">
            <text:p>10,73</text:p>
          </table:table-cell>
          <table:table-cell office:value-type="float" office:value="8.81" table:style-name="ce1">
            <text:p>8,81</text:p>
          </table:table-cell>
          <table:table-cell office:value-type="float" office:value="41524" table:style-name="ce1">
            <text:p>41524</text:p>
          </table:table-cell>
          <table:table-cell office:value-type="float" office:value="26834" table:style-name="ce1">
            <text:p>26834</text:p>
          </table:table-cell>
          <table:table-cell office:value-type="float" office:value="23.19" table:style-name="ce1">
            <text:p>23,19</text:p>
          </table:table-cell>
          <table:table-cell office:value-type="float" office:value="16.98" table:style-name="ce1">
            <text:p>16,98</text:p>
          </table:table-cell>
          <table:table-cell office:value-type="float" office:value="91584" table:style-name="ce1">
            <text:p>91584</text:p>
          </table:table-cell>
          <table:table-cell office:value-type="float" office:value="34173" table:style-name="ce1">
            <text:p>34173</text:p>
          </table:table-cell>
          <table:table-cell office:value-type="float" office:value="59.22" table:style-name="ce1">
            <text:p>59,22</text:p>
          </table:table-cell>
          <table:table-cell office:value-type="float" office:value="51.87" table:style-name="ce1">
            <text:p>51,87</text:p>
          </table:table-cell>
          <table:table-cell office:value-type="float" office:value="184942" table:style-name="ce1">
            <text:p>184942</text:p>
          </table:table-cell>
          <table:table-cell office:value-type="float" office:value="137231" table:style-name="ce1">
            <text:p>137231</text:p>
          </table:table-cell>
          <table:table-cell office:value-type="float" office:value="34.86" table:style-name="ce1">
            <text:p>34,86</text:p>
          </table:table-cell>
          <table:table-cell office:value-type="float" office:value="28.04" table:style-name="ce1">
            <text:p>28,04</text:p>
          </table:table-cell>
          <table:table-cell office:value-type="float" office:value="144202" table:style-name="ce1">
            <text:p>144202</text:p>
          </table:table-cell>
          <table:table-cell office:value-type="float" office:value="61818" table:style-name="ce1">
            <text:p>61818</text:p>
          </table:table-cell>
          <table:table-cell office:value-type="float" office:value="24.93" table:style-name="ce1">
            <text:p>24,93</text:p>
          </table:table-cell>
          <table:table-cell office:value-type="float" office:value="23.31" table:style-name="ce1">
            <text:p>23,31</text:p>
          </table:table-cell>
          <table:table-cell office:value-type="float" office:value="242180" table:style-name="ce1">
            <text:p>242180</text:p>
          </table:table-cell>
          <table:table-cell office:value-type="float" office:value="68954" table:style-name="ce1">
            <text:p>68954</text:p>
          </table:table-cell>
          <table:table-cell office:value-type="float" office:value="2.2599999999999998" table:formula="of:=MIN([.$B47];[.$F47];[.$J47];[.$N47];[.$R47];[.$V47];[.$Z47];[.$AD47];[.$AH47];[.$AL47];[.$AP47];[.$AT47];[.$AX47])" table:style-name="ce1">
            <text:p>2,26</text:p>
          </table:table-cell>
          <table:table-cell office:value-type="float" office:value="0.64" table:formula="of:=MIN([.$C47];[.$G47];[.$K47];[.$O47];[.$S47];[.$W47];[.$AA47];[.$AE47];[.$AI47];[.$AM47];[.$AQ47];[.$AU47];[.$AY47])" table:style-name="ce1">
            <text:p>0,64</text:p>
          </table:table-cell>
          <table:table-cell office:value-type="float" office:value="8056" table:formula="of:=MIN([.$D47];[.$H47];[.$L47];[.$P47];[.$T47];[.$X47];[.$AB47];[.$AF47];[.$AJ47];[.$AN47];[.$AR47];[.$AV47];[.$AZ47])" table:style-name="ce1">
            <text:p>8056</text:p>
          </table:table-cell>
          <table:table-cell office:value-type="float" office:value="2438" table:formula="of:=MIN([.$E47];[.$I47];[.$M47];[.$Q47];[.$U47];[.$Y47];[.$AC47];[.$AG47];[.$AK47];[.$AO47];[.$AS47];[.$AW47];[.$BA47])" table:style-name="ce1">
            <text:p>2438</text:p>
          </table:table-cell>
          <table:table-cell office:value-type="float" office:value="16.21" table:formula="of:=MEDIAN([.$B47];[.$F47];[.$J47];[.$N47];[.$R47];[.$V47];[.$Z47];[.$AD47];[.$AH47];[.$AL47];[.$AP47];[.$AT47];[.$AX47])" table:style-name="ce1">
            <text:p>16,21</text:p>
          </table:table-cell>
          <table:table-cell office:value-type="float" office:value="14.48" table:formula="of:=MEDIAN([.$C47];[.$G47];[.$K47];[.$O47];[.$S47];[.$W47];[.$AA47];[.$AE47];[.$AI47];[.$AM47];[.$AQ47];[.$AU47];[.$AY47])" table:style-name="ce1">
            <text:p>14,48</text:p>
          </table:table-cell>
          <table:table-cell office:value-type="float" office:value="60704" table:formula="of:=MEDIAN([.$D47];[.$H47];[.$L47];[.$P47];[.$T47];[.$X47];[.$AB47];[.$AF47];[.$AJ47];[.$AN47];[.$AR47];[.$AV47];[.$AZ47])" table:style-name="ce1">
            <text:p>60704</text:p>
          </table:table-cell>
          <table:table-cell office:value-type="float" office:value="34173" table:formula="of:=MEDIAN([.$E47];[.$I47];[.$M47];[.$Q47];[.$U47];[.$Y47];[.$AC47];[.$AG47];[.$AK47];[.$AO47];[.$AS47];[.$AW47];[.$BA47])" table:style-name="ce1">
            <text:p>34173</text:p>
          </table:table-cell>
          <table:table-cell office:value-type="float" office:value="145.37" table:formula="of:=MAX([.$B47];[.$F47];[.$J47];[.$N47];[.$R47];[.$V47];[.$Z47];[.$AD47];[.$AH47];[.$AL47];[.$AP47];[.$AT47];[.$AX47])" table:style-name="ce1">
            <text:p>145,37</text:p>
          </table:table-cell>
          <table:table-cell office:value-type="float" office:value="143.65" table:formula="of:=MAX([.$C47];[.$G47];[.$K47];[.$O47];[.$S47];[.$W47];[.$AA47];[.$AE47];[.$AI47];[.$AM47];[.$AQ47];[.$AU47];[.$AY47])" table:style-name="ce1">
            <text:p>143,65</text:p>
          </table:table-cell>
          <table:table-cell office:value-type="float" office:value="791628" table:formula="of:=MAX([.$D47];[.$H47];[.$L47];[.$P47];[.$T47];[.$X47];[.$AB47];[.$AF47];[.$AJ47];[.$AN47];[.$AR47];[.$AV47];[.$AZ47])" table:style-name="ce1">
            <text:p>791628</text:p>
          </table:table-cell>
          <table:table-cell office:value-type="float" office:value="477398" table:formula="of:=MAX([.$E47];[.$I47];[.$M47];[.$Q47];[.$U47];[.$Y47];[.$AC47];[.$AG47];[.$AK47];[.$AO47];[.$AS47];[.$AW47];[.$BA47])" table:style-name="ce1">
            <text:p>47739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0_c50.lp</text:p>
          </table:table-cell>
          <table:table-cell office:value-type="float" office:value="3.18" table:style-name="ce1">
            <text:p>3,18</text:p>
          </table:table-cell>
          <table:table-cell office:value-type="float" office:value="1.17" table:style-name="ce1">
            <text:p>1,17</text:p>
          </table:table-cell>
          <table:table-cell office:value-type="float" office:value="8877" table:style-name="ce1">
            <text:p>8877</text:p>
          </table:table-cell>
          <table:table-cell office:value-type="float" office:value="3472" table:style-name="ce1">
            <text:p>3472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2.84" table:style-name="ce1">
            <text:p>2,84</text:p>
          </table:table-cell>
          <table:table-cell office:value-type="float" office:value="15886" table:style-name="ce1">
            <text:p>15886</text:p>
          </table:table-cell>
          <table:table-cell office:value-type="float" office:value="9983" table:style-name="ce1">
            <text:p>9983</text:p>
          </table:table-cell>
          <table:table-cell office:value-type="float" office:value="5.23" table:style-name="ce1">
            <text:p>5,23</text:p>
          </table:table-cell>
          <table:table-cell office:value-type="float" office:value="3.52" table:style-name="ce1">
            <text:p>3,52</text:p>
          </table:table-cell>
          <table:table-cell office:value-type="float" office:value="34836" table:style-name="ce1">
            <text:p>34836</text:p>
          </table:table-cell>
          <table:table-cell office:value-type="float" office:value="17954" table:style-name="ce1">
            <text:p>17954</text:p>
          </table:table-cell>
          <table:table-cell office:value-type="float" office:value="5.47" table:style-name="ce1">
            <text:p>5,47</text:p>
          </table:table-cell>
          <table:table-cell office:value-type="float" office:value="3.43" table:style-name="ce1">
            <text:p>3,43</text:p>
          </table:table-cell>
          <table:table-cell office:value-type="float" office:value="21917" table:style-name="ce1">
            <text:p>21917</text:p>
          </table:table-cell>
          <table:table-cell office:value-type="float" office:value="10366" table:style-name="ce1">
            <text:p>10366</text:p>
          </table:table-cell>
          <table:table-cell office:value-type="float" office:value="9.74" table:style-name="ce1">
            <text:p>9,74</text:p>
          </table:table-cell>
          <table:table-cell office:value-type="float" office:value="7.9" table:style-name="ce1">
            <text:p>7,9</text:p>
          </table:table-cell>
          <table:table-cell office:value-type="float" office:value="36693" table:style-name="ce1">
            <text:p>36693</text:p>
          </table:table-cell>
          <table:table-cell office:value-type="float" office:value="25345" table:style-name="ce1">
            <text:p>25345</text:p>
          </table:table-cell>
          <table:table-cell office:value-type="float" office:value="3.22" table:style-name="ce1">
            <text:p>3,22</text:p>
          </table:table-cell>
          <table:table-cell office:value-type="float" office:value="1.35" table:style-name="ce1">
            <text:p>1,35</text:p>
          </table:table-cell>
          <table:table-cell office:value-type="float" office:value="10928" table:style-name="ce1">
            <text:p>10928</text:p>
          </table:table-cell>
          <table:table-cell office:value-type="float" office:value="4186" table:style-name="ce1">
            <text:p>4186</text:p>
          </table:table-cell>
          <table:table-cell office:value-type="float" office:value="1.99" table:style-name="ce2">
            <text:p>1,99</text:p>
          </table:table-cell>
          <table:table-cell office:value-type="float" office:value="0.13" table:style-name="ce2">
            <text:p>0,13</text:p>
          </table:table-cell>
          <table:table-cell office:value-type="float" office:value="3259" table:style-name="ce2">
            <text:p>3259</text:p>
          </table:table-cell>
          <table:table-cell office:value-type="float" office:value="413" table:style-name="ce2">
            <text:p>413</text:p>
          </table:table-cell>
          <table:table-cell office:value-type="float" office:value="7.11" table:style-name="ce1">
            <text:p>7,11</text:p>
          </table:table-cell>
          <table:table-cell office:value-type="float" office:value="5.12" table:style-name="ce1">
            <text:p>5,12</text:p>
          </table:table-cell>
          <table:table-cell office:value-type="float" office:value="24503" table:style-name="ce1">
            <text:p>24503</text:p>
          </table:table-cell>
          <table:table-cell office:value-type="float" office:value="16588" table:style-name="ce1">
            <text:p>16588</text:p>
          </table:table-cell>
          <table:table-cell office:value-type="float" office:value="8.43" table:style-name="ce1">
            <text:p>8,43</text:p>
          </table:table-cell>
          <table:table-cell office:value-type="float" office:value="6.32" table:style-name="ce1">
            <text:p>6,32</text:p>
          </table:table-cell>
          <table:table-cell office:value-type="float" office:value="44668" table:style-name="ce1">
            <text:p>44668</text:p>
          </table:table-cell>
          <table:table-cell office:value-type="float" office:value="17655" table:style-name="ce1">
            <text:p>17655</text:p>
          </table:table-cell>
          <table:table-cell office:value-type="float" office:value="13.79" table:style-name="ce1">
            <text:p>13,79</text:p>
          </table:table-cell>
          <table:table-cell office:value-type="float" office:value="6.96" table:style-name="ce1">
            <text:p>6,96</text:p>
          </table:table-cell>
          <table:table-cell office:value-type="float" office:value="25166" table:style-name="ce1">
            <text:p>25166</text:p>
          </table:table-cell>
          <table:table-cell office:value-type="float" office:value="13304" table:style-name="ce1">
            <text:p>13304</text:p>
          </table:table-cell>
          <table:table-cell office:value-type="float" office:value="21.76" table:style-name="ce3">
            <text:p>21,76</text:p>
          </table:table-cell>
          <table:table-cell office:value-type="float" office:value="16.350000000000001" table:style-name="ce3">
            <text:p>16,35</text:p>
          </table:table-cell>
          <table:table-cell office:value-type="float" office:value="75295" table:style-name="ce1">
            <text:p>75295</text:p>
          </table:table-cell>
          <table:table-cell office:value-type="float" office:value="41228" table:style-name="ce1">
            <text:p>41228</text:p>
          </table:table-cell>
          <table:table-cell office:value-type="float" office:value="16.2" table:style-name="ce1">
            <text:p>16,2</text:p>
          </table:table-cell>
          <table:table-cell office:value-type="float" office:value="10.61" table:style-name="ce1">
            <text:p>10,61</text:p>
          </table:table-cell>
          <table:table-cell office:value-type="float" office:value="66470" table:style-name="ce1">
            <text:p>66470</text:p>
          </table:table-cell>
          <table:table-cell office:value-type="float" office:value="24657" table:style-name="ce1">
            <text:p>24657</text:p>
          </table:table-cell>
          <table:table-cell office:value-type="float" office:value="16.13" table:style-name="ce1">
            <text:p>16,13</text:p>
          </table:table-cell>
          <table:table-cell office:value-type="float" office:value="14.31" table:style-name="ce1">
            <text:p>14,31</text:p>
          </table:table-cell>
          <table:table-cell office:value-type="float" office:value="75901" table:style-name="ce3">
            <text:p>75901</text:p>
          </table:table-cell>
          <table:table-cell office:value-type="float" office:value="48331" table:style-name="ce3">
            <text:p>48331</text:p>
          </table:table-cell>
          <table:table-cell office:value-type="float" office:value="1.99" table:formula="of:=MIN([.$B48];[.$F48];[.$J48];[.$N48];[.$R48];[.$V48];[.$Z48];[.$AD48];[.$AH48];[.$AL48];[.$AP48];[.$AT48];[.$AX48])" table:style-name="ce1">
            <text:p>1,99</text:p>
          </table:table-cell>
          <table:table-cell office:value-type="float" office:value="0.13" table:formula="of:=MIN([.$C48];[.$G48];[.$K48];[.$O48];[.$S48];[.$W48];[.$AA48];[.$AE48];[.$AI48];[.$AM48];[.$AQ48];[.$AU48];[.$AY48])" table:style-name="ce1">
            <text:p>0,13</text:p>
          </table:table-cell>
          <table:table-cell office:value-type="float" office:value="3259" table:formula="of:=MIN([.$D48];[.$H48];[.$L48];[.$P48];[.$T48];[.$X48];[.$AB48];[.$AF48];[.$AJ48];[.$AN48];[.$AR48];[.$AV48];[.$AZ48])" table:style-name="ce1">
            <text:p>3259</text:p>
          </table:table-cell>
          <table:table-cell office:value-type="float" office:value="413" table:formula="of:=MIN([.$E48];[.$I48];[.$M48];[.$Q48];[.$U48];[.$Y48];[.$AC48];[.$AG48];[.$AK48];[.$AO48];[.$AS48];[.$AW48];[.$BA48])" table:style-name="ce1">
            <text:p>413</text:p>
          </table:table-cell>
          <table:table-cell office:value-type="float" office:value="7.11" table:formula="of:=MEDIAN([.$B48];[.$F48];[.$J48];[.$N48];[.$R48];[.$V48];[.$Z48];[.$AD48];[.$AH48];[.$AL48];[.$AP48];[.$AT48];[.$AX48])" table:style-name="ce1">
            <text:p>7,11</text:p>
          </table:table-cell>
          <table:table-cell office:value-type="float" office:value="5.12" table:formula="of:=MEDIAN([.$C48];[.$G48];[.$K48];[.$O48];[.$S48];[.$W48];[.$AA48];[.$AE48];[.$AI48];[.$AM48];[.$AQ48];[.$AU48];[.$AY48])" table:style-name="ce1">
            <text:p>5,12</text:p>
          </table:table-cell>
          <table:table-cell office:value-type="float" office:value="25166" table:formula="of:=MEDIAN([.$D48];[.$H48];[.$L48];[.$P48];[.$T48];[.$X48];[.$AB48];[.$AF48];[.$AJ48];[.$AN48];[.$AR48];[.$AV48];[.$AZ48])" table:style-name="ce1">
            <text:p>25166</text:p>
          </table:table-cell>
          <table:table-cell office:value-type="float" office:value="16588" table:formula="of:=MEDIAN([.$E48];[.$I48];[.$M48];[.$Q48];[.$U48];[.$Y48];[.$AC48];[.$AG48];[.$AK48];[.$AO48];[.$AS48];[.$AW48];[.$BA48])" table:style-name="ce1">
            <text:p>16588</text:p>
          </table:table-cell>
          <table:table-cell office:value-type="float" office:value="21.76" table:formula="of:=MAX([.$B48];[.$F48];[.$J48];[.$N48];[.$R48];[.$V48];[.$Z48];[.$AD48];[.$AH48];[.$AL48];[.$AP48];[.$AT48];[.$AX48])" table:style-name="ce1">
            <text:p>21,76</text:p>
          </table:table-cell>
          <table:table-cell office:value-type="float" office:value="16.350000000000001" table:formula="of:=MAX([.$C48];[.$G48];[.$K48];[.$O48];[.$S48];[.$W48];[.$AA48];[.$AE48];[.$AI48];[.$AM48];[.$AQ48];[.$AU48];[.$AY48])" table:style-name="ce1">
            <text:p>16,35</text:p>
          </table:table-cell>
          <table:table-cell office:value-type="float" office:value="75901" table:formula="of:=MAX([.$D48];[.$H48];[.$L48];[.$P48];[.$T48];[.$X48];[.$AB48];[.$AF48];[.$AJ48];[.$AN48];[.$AR48];[.$AV48];[.$AZ48])" table:style-name="ce1">
            <text:p>75901</text:p>
          </table:table-cell>
          <table:table-cell office:value-type="float" office:value="48331" table:formula="of:=MAX([.$E48];[.$I48];[.$M48];[.$Q48];[.$U48];[.$Y48];[.$AC48];[.$AG48];[.$AK48];[.$AO48];[.$AS48];[.$AW48];[.$BA48])" table:style-name="ce1">
            <text:p>4833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0_c55.lp</text:p>
          </table:table-cell>
          <table:table-cell office:value-type="float" office:value="8.19" table:style-name="ce1">
            <text:p>8,19</text:p>
          </table:table-cell>
          <table:table-cell office:value-type="float" office:value="6" table:style-name="ce2">
            <text:p>6</text:p>
          </table:table-cell>
          <table:table-cell office:value-type="float" office:value="35557" table:style-name="ce1">
            <text:p>35557</text:p>
          </table:table-cell>
          <table:table-cell office:value-type="float" office:value="18601" table:style-name="ce1">
            <text:p>18601</text:p>
          </table:table-cell>
          <table:table-cell office:value-type="float" office:value="17.25" table:style-name="ce1">
            <text:p>17,25</text:p>
          </table:table-cell>
          <table:table-cell office:value-type="float" office:value="15.04" table:style-name="ce1">
            <text:p>15,04</text:p>
          </table:table-cell>
          <table:table-cell office:value-type="float" office:value="51001" table:style-name="ce1">
            <text:p>51001</text:p>
          </table:table-cell>
          <table:table-cell office:value-type="float" office:value="40492" table:style-name="ce1">
            <text:p>40492</text:p>
          </table:table-cell>
          <table:table-cell office:value-type="float" office:value="15.18" table:style-name="ce1">
            <text:p>15,18</text:p>
          </table:table-cell>
          <table:table-cell office:value-type="float" office:value="13" table:style-name="ce1">
            <text:p>13</text:p>
          </table:table-cell>
          <table:table-cell office:value-type="float" office:value="79307" table:style-name="ce1">
            <text:p>79307</text:p>
          </table:table-cell>
          <table:table-cell office:value-type="float" office:value="39329" table:style-name="ce1">
            <text:p>39329</text:p>
          </table:table-cell>
          <table:table-cell office:value-type="float" office:value="9.98" table:style-name="ce1">
            <text:p>9,98</text:p>
          </table:table-cell>
          <table:table-cell office:value-type="float" office:value="7.81" table:style-name="ce1">
            <text:p>7,81</text:p>
          </table:table-cell>
          <table:table-cell office:value-type="float" office:value="48496" table:style-name="ce1">
            <text:p>48496</text:p>
          </table:table-cell>
          <table:table-cell office:value-type="float" office:value="23550" table:style-name="ce1">
            <text:p>23550</text:p>
          </table:table-cell>
          <table:table-cell office:value-type="float" office:value="17.829999999999998" table:style-name="ce1">
            <text:p>17,83</text:p>
          </table:table-cell>
          <table:table-cell office:value-type="float" office:value="15.62" table:style-name="ce1">
            <text:p>15,62</text:p>
          </table:table-cell>
          <table:table-cell office:value-type="float" office:value="53443" table:style-name="ce1">
            <text:p>53443</text:p>
          </table:table-cell>
          <table:table-cell office:value-type="float" office:value="42372" table:style-name="ce1">
            <text:p>42372</text:p>
          </table:table-cell>
          <table:table-cell office:value-type="float" office:value="9.08" table:style-name="ce1">
            <text:p>9,08</text:p>
          </table:table-cell>
          <table:table-cell office:value-type="float" office:value="6.94" table:style-name="ce1">
            <text:p>6,94</text:p>
          </table:table-cell>
          <table:table-cell office:value-type="float" office:value="49251" table:style-name="ce1">
            <text:p>49251</text:p>
          </table:table-cell>
          <table:table-cell office:value-type="float" office:value="21720" table:style-name="ce1">
            <text:p>21720</text:p>
          </table:table-cell>
          <table:table-cell office:value-type="float" office:value="8.0500000000000007" table:style-name="ce2">
            <text:p>8,05</text:p>
          </table:table-cell>
          <table:table-cell office:value-type="float" office:value="6.21" table:style-name="ce1">
            <text:p>6,21</text:p>
          </table:table-cell>
          <table:table-cell office:value-type="float" office:value="42969" table:style-name="ce1">
            <text:p>42969</text:p>
          </table:table-cell>
          <table:table-cell office:value-type="float" office:value="29213" table:style-name="ce1">
            <text:p>29213</text:p>
          </table:table-cell>
          <table:table-cell office:value-type="float" office:value="21.01" table:style-name="ce1">
            <text:p>21,01</text:p>
          </table:table-cell>
          <table:table-cell office:value-type="float" office:value="18.75" table:style-name="ce1">
            <text:p>18,75</text:p>
          </table:table-cell>
          <table:table-cell office:value-type="float" office:value="59854" table:style-name="ce1">
            <text:p>59854</text:p>
          </table:table-cell>
          <table:table-cell office:value-type="float" office:value="49334" table:style-name="ce3">
            <text:p>49334</text:p>
          </table:table-cell>
          <table:table-cell office:value-type="float" office:value="15.68" table:style-name="ce1">
            <text:p>15,68</text:p>
          </table:table-cell>
          <table:table-cell office:value-type="float" office:value="13.41" table:style-name="ce1">
            <text:p>13,41</text:p>
          </table:table-cell>
          <table:table-cell office:value-type="float" office:value="86304" table:style-name="ce3">
            <text:p>86304</text:p>
          </table:table-cell>
          <table:table-cell office:value-type="float" office:value="46877" table:style-name="ce1">
            <text:p>46877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13.2" table:style-name="ce1">
            <text:p>13,2</text:p>
          </table:table-cell>
          <table:table-cell office:value-type="float" office:value="81740" table:style-name="ce1">
            <text:p>81740</text:p>
          </table:table-cell>
          <table:table-cell office:value-type="float" office:value="31201" table:style-name="ce1">
            <text:p>31201</text:p>
          </table:table-cell>
          <table:table-cell office:value-type="float" office:value="28.85" table:style-name="ce3">
            <text:p>28,85</text:p>
          </table:table-cell>
          <table:table-cell office:value-type="float" office:value="22.63" table:style-name="ce3">
            <text:p>22,63</text:p>
          </table:table-cell>
          <table:table-cell office:value-type="float" office:value="78370" table:style-name="ce1">
            <text:p>78370</text:p>
          </table:table-cell>
          <table:table-cell office:value-type="float" office:value="47390" table:style-name="ce1">
            <text:p>47390</text:p>
          </table:table-cell>
          <table:table-cell office:value-type="float" office:value="12.27" table:style-name="ce1">
            <text:p>12,27</text:p>
          </table:table-cell>
          <table:table-cell office:value-type="float" office:value="6.15" table:style-name="ce1">
            <text:p>6,15</text:p>
          </table:table-cell>
          <table:table-cell office:value-type="float" office:value="25393" table:style-name="ce2">
            <text:p>25393</text:p>
          </table:table-cell>
          <table:table-cell office:value-type="float" office:value="12413" table:style-name="ce2">
            <text:p>12413</text:p>
          </table:table-cell>
          <table:table-cell office:value-type="float" office:value="14.03" table:style-name="ce1">
            <text:p>14,03</text:p>
          </table:table-cell>
          <table:table-cell office:value-type="float" office:value="11.85" table:style-name="ce1">
            <text:p>11,85</text:p>
          </table:table-cell>
          <table:table-cell office:value-type="float" office:value="55546" table:style-name="ce1">
            <text:p>55546</text:p>
          </table:table-cell>
          <table:table-cell office:value-type="float" office:value="34686" table:style-name="ce1">
            <text:p>34686</text:p>
          </table:table-cell>
          <table:table-cell office:value-type="float" office:value="8.0500000000000007" table:formula="of:=MIN([.$B49];[.$F49];[.$J49];[.$N49];[.$R49];[.$V49];[.$Z49];[.$AD49];[.$AH49];[.$AL49];[.$AP49];[.$AT49];[.$AX49])" table:style-name="ce1">
            <text:p>8,05</text:p>
          </table:table-cell>
          <table:table-cell office:value-type="float" office:value="6" table:formula="of:=MIN([.$C49];[.$G49];[.$K49];[.$O49];[.$S49];[.$W49];[.$AA49];[.$AE49];[.$AI49];[.$AM49];[.$AQ49];[.$AU49];[.$AY49])" table:style-name="ce1">
            <text:p>6</text:p>
          </table:table-cell>
          <table:table-cell office:value-type="float" office:value="25393" table:formula="of:=MIN([.$D49];[.$H49];[.$L49];[.$P49];[.$T49];[.$X49];[.$AB49];[.$AF49];[.$AJ49];[.$AN49];[.$AR49];[.$AV49];[.$AZ49])" table:style-name="ce1">
            <text:p>25393</text:p>
          </table:table-cell>
          <table:table-cell office:value-type="float" office:value="12413" table:formula="of:=MIN([.$E49];[.$I49];[.$M49];[.$Q49];[.$U49];[.$Y49];[.$AC49];[.$AG49];[.$AK49];[.$AO49];[.$AS49];[.$AW49];[.$BA49])" table:style-name="ce1">
            <text:p>12413</text:p>
          </table:table-cell>
          <table:table-cell office:value-type="float" office:value="15.18" table:formula="of:=MEDIAN([.$B49];[.$F49];[.$J49];[.$N49];[.$R49];[.$V49];[.$Z49];[.$AD49];[.$AH49];[.$AL49];[.$AP49];[.$AT49];[.$AX49])" table:style-name="ce1">
            <text:p>15,18</text:p>
          </table:table-cell>
          <table:table-cell office:value-type="float" office:value="13" table:formula="of:=MEDIAN([.$C49];[.$G49];[.$K49];[.$O49];[.$S49];[.$W49];[.$AA49];[.$AE49];[.$AI49];[.$AM49];[.$AQ49];[.$AU49];[.$AY49])" table:style-name="ce1">
            <text:p>13</text:p>
          </table:table-cell>
          <table:table-cell office:value-type="float" office:value="53443" table:formula="of:=MEDIAN([.$D49];[.$H49];[.$L49];[.$P49];[.$T49];[.$X49];[.$AB49];[.$AF49];[.$AJ49];[.$AN49];[.$AR49];[.$AV49];[.$AZ49])" table:style-name="ce1">
            <text:p>53443</text:p>
          </table:table-cell>
          <table:table-cell office:value-type="float" office:value="34686" table:formula="of:=MEDIAN([.$E49];[.$I49];[.$M49];[.$Q49];[.$U49];[.$Y49];[.$AC49];[.$AG49];[.$AK49];[.$AO49];[.$AS49];[.$AW49];[.$BA49])" table:style-name="ce1">
            <text:p>34686</text:p>
          </table:table-cell>
          <table:table-cell office:value-type="float" office:value="28.85" table:formula="of:=MAX([.$B49];[.$F49];[.$J49];[.$N49];[.$R49];[.$V49];[.$Z49];[.$AD49];[.$AH49];[.$AL49];[.$AP49];[.$AT49];[.$AX49])" table:style-name="ce1">
            <text:p>28,85</text:p>
          </table:table-cell>
          <table:table-cell office:value-type="float" office:value="22.63" table:formula="of:=MAX([.$C49];[.$G49];[.$K49];[.$O49];[.$S49];[.$W49];[.$AA49];[.$AE49];[.$AI49];[.$AM49];[.$AQ49];[.$AU49];[.$AY49])" table:style-name="ce1">
            <text:p>22,63</text:p>
          </table:table-cell>
          <table:table-cell office:value-type="float" office:value="86304" table:formula="of:=MAX([.$D49];[.$H49];[.$L49];[.$P49];[.$T49];[.$X49];[.$AB49];[.$AF49];[.$AJ49];[.$AN49];[.$AR49];[.$AV49];[.$AZ49])" table:style-name="ce1">
            <text:p>86304</text:p>
          </table:table-cell>
          <table:table-cell office:value-type="float" office:value="49334" table:formula="of:=MAX([.$E49];[.$I49];[.$M49];[.$Q49];[.$U49];[.$Y49];[.$AC49];[.$AG49];[.$AK49];[.$AO49];[.$AS49];[.$AW49];[.$BA49])" table:style-name="ce1">
            <text:p>493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0_c65.lp</text:p>
          </table:table-cell>
          <table:table-cell office:value-type="float" office:value="28.55" table:style-name="ce3">
            <text:p>28,55</text:p>
          </table:table-cell>
          <table:table-cell office:value-type="float" office:value="26.22" table:style-name="ce3">
            <text:p>26,22</text:p>
          </table:table-cell>
          <table:table-cell office:value-type="float" office:value="177107" table:style-name="ce3">
            <text:p>177107</text:p>
          </table:table-cell>
          <table:table-cell office:value-type="float" office:value="56249" table:style-name="ce3">
            <text:p>56249</text:p>
          </table:table-cell>
          <table:table-cell office:value-type="float" office:value="3.36" table:style-name="ce1">
            <text:p>3,36</text:p>
          </table:table-cell>
          <table:table-cell office:value-type="float" office:value="0.81" table:style-name="ce1">
            <text:p>0,81</text:p>
          </table:table-cell>
          <table:table-cell office:value-type="float" office:value="3423" table:style-name="ce2">
            <text:p>3423</text:p>
          </table:table-cell>
          <table:table-cell office:value-type="float" office:value="1942" table:style-name="ce1">
            <text:p>1942</text:p>
          </table:table-cell>
          <table:table-cell office:value-type="float" office:value="11.43" table:style-name="ce1">
            <text:p>11,43</text:p>
          </table:table-cell>
          <table:table-cell office:value-type="float" office:value="9.09" table:style-name="ce1">
            <text:p>9,09</text:p>
          </table:table-cell>
          <table:table-cell office:value-type="float" office:value="55711" table:style-name="ce1">
            <text:p>55711</text:p>
          </table:table-cell>
          <table:table-cell office:value-type="float" office:value="24201" table:style-name="ce1">
            <text:p>24201</text:p>
          </table:table-cell>
          <table:table-cell office:value-type="float" office:value="2.76" table:style-name="ce2">
            <text:p>2,76</text:p>
          </table:table-cell>
          <table:table-cell office:value-type="float" office:value="0.61" table:style-name="ce2">
            <text:p>0,61</text:p>
          </table:table-cell>
          <table:table-cell office:value-type="float" office:value="5795" table:style-name="ce1">
            <text:p>5795</text:p>
          </table:table-cell>
          <table:table-cell office:value-type="float" office:value="1730" table:style-name="ce2">
            <text:p>1730</text:p>
          </table:table-cell>
          <table:table-cell office:value-type="float" office:value="11.46" table:style-name="ce1">
            <text:p>11,46</text:p>
          </table:table-cell>
          <table:table-cell office:value-type="float" office:value="9.1199999999999992" table:style-name="ce1">
            <text:p>9,12</text:p>
          </table:table-cell>
          <table:table-cell office:value-type="float" office:value="34324" table:style-name="ce1">
            <text:p>34324</text:p>
          </table:table-cell>
          <table:table-cell office:value-type="float" office:value="22944" table:style-name="ce1">
            <text:p>22944</text:p>
          </table:table-cell>
          <table:table-cell office:value-type="float" office:value="7.38" table:style-name="ce1">
            <text:p>7,38</text:p>
          </table:table-cell>
          <table:table-cell office:value-type="float" office:value="4.87" table:style-name="ce1">
            <text:p>4,87</text:p>
          </table:table-cell>
          <table:table-cell office:value-type="float" office:value="31890" table:style-name="ce1">
            <text:p>31890</text:p>
          </table:table-cell>
          <table:table-cell office:value-type="float" office:value="12757" table:style-name="ce1">
            <text:p>12757</text:p>
          </table:table-cell>
          <table:table-cell office:value-type="float" office:value="3.81" table:style-name="ce1">
            <text:p>3,81</text:p>
          </table:table-cell>
          <table:table-cell office:value-type="float" office:value="1.48" table:style-name="ce1">
            <text:p>1,48</text:p>
          </table:table-cell>
          <table:table-cell office:value-type="float" office:value="11650" table:style-name="ce1">
            <text:p>11650</text:p>
          </table:table-cell>
          <table:table-cell office:value-type="float" office:value="3668" table:style-name="ce1">
            <text:p>3668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2.91" table:style-name="ce1">
            <text:p>2,91</text:p>
          </table:table-cell>
          <table:table-cell office:value-type="float" office:value="12300" table:style-name="ce1">
            <text:p>12300</text:p>
          </table:table-cell>
          <table:table-cell office:value-type="float" office:value="7574" table:style-name="ce1">
            <text:p>7574</text:p>
          </table:table-cell>
          <table:table-cell office:value-type="float" office:value="4.57" table:style-name="ce1">
            <text:p>4,57</text:p>
          </table:table-cell>
          <table:table-cell office:value-type="float" office:value="2.1" table:style-name="ce1">
            <text:p>2,1</text:p>
          </table:table-cell>
          <table:table-cell office:value-type="float" office:value="9948" table:style-name="ce1">
            <text:p>9948</text:p>
          </table:table-cell>
          <table:table-cell office:value-type="float" office:value="4763" table:style-name="ce1">
            <text:p>4763</text:p>
          </table:table-cell>
          <table:table-cell office:value-type="float" office:value="13.41" table:style-name="ce1">
            <text:p>13,41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16620" table:style-name="ce1">
            <text:p>16620</text:p>
          </table:table-cell>
          <table:table-cell office:value-type="float" office:value="6357" table:style-name="ce1">
            <text:p>6357</text:p>
          </table:table-cell>
          <table:table-cell office:value-type="float" office:value="9.9" table:style-name="ce1">
            <text:p>9,9</text:p>
          </table:table-cell>
          <table:table-cell office:value-type="float" office:value="1.42" table:style-name="ce1">
            <text:p>1,42</text:p>
          </table:table-cell>
          <table:table-cell office:value-type="float" office:value="4090" table:style-name="ce1">
            <text:p>4090</text:p>
          </table:table-cell>
          <table:table-cell office:value-type="float" office:value="2019" table:style-name="ce1">
            <text:p>2019</text:p>
          </table:table-cell>
          <table:table-cell office:value-type="float" office:value="22.6" table:style-name="ce1">
            <text:p>22,6</text:p>
          </table:table-cell>
          <table:table-cell office:value-type="float" office:value="14.01" table:style-name="ce1">
            <text:p>14,01</text:p>
          </table:table-cell>
          <table:table-cell office:value-type="float" office:value="78695" table:style-name="ce1">
            <text:p>78695</text:p>
          </table:table-cell>
          <table:table-cell office:value-type="float" office:value="21694" table:style-name="ce1">
            <text:p>21694</text:p>
          </table:table-cell>
          <table:table-cell office:value-type="float" office:value="26.29" table:style-name="ce1">
            <text:p>26,29</text:p>
          </table:table-cell>
          <table:table-cell office:value-type="float" office:value="23.92" table:style-name="ce1">
            <text:p>23,92</text:p>
          </table:table-cell>
          <table:table-cell office:value-type="float" office:value="83726" table:style-name="ce1">
            <text:p>83726</text:p>
          </table:table-cell>
          <table:table-cell office:value-type="float" office:value="53146" table:style-name="ce1">
            <text:p>53146</text:p>
          </table:table-cell>
          <table:table-cell office:value-type="float" office:value="2.76" table:formula="of:=MIN([.$B50];[.$F50];[.$J50];[.$N50];[.$R50];[.$V50];[.$Z50];[.$AD50];[.$AH50];[.$AL50];[.$AP50];[.$AT50];[.$AX50])" table:style-name="ce1">
            <text:p>2,76</text:p>
          </table:table-cell>
          <table:table-cell office:value-type="float" office:value="0.61" table:formula="of:=MIN([.$C50];[.$G50];[.$K50];[.$O50];[.$S50];[.$W50];[.$AA50];[.$AE50];[.$AI50];[.$AM50];[.$AQ50];[.$AU50];[.$AY50])" table:style-name="ce1">
            <text:p>0,61</text:p>
          </table:table-cell>
          <table:table-cell office:value-type="float" office:value="3423" table:formula="of:=MIN([.$D50];[.$H50];[.$L50];[.$P50];[.$T50];[.$X50];[.$AB50];[.$AF50];[.$AJ50];[.$AN50];[.$AR50];[.$AV50];[.$AZ50])" table:style-name="ce1">
            <text:p>3423</text:p>
          </table:table-cell>
          <table:table-cell office:value-type="float" office:value="1730" table:formula="of:=MIN([.$E50];[.$I50];[.$M50];[.$Q50];[.$U50];[.$Y50];[.$AC50];[.$AG50];[.$AK50];[.$AO50];[.$AS50];[.$AW50];[.$BA50])" table:style-name="ce1">
            <text:p>1730</text:p>
          </table:table-cell>
          <table:table-cell office:value-type="float" office:value="9.9" table:formula="of:=MEDIAN([.$B50];[.$F50];[.$J50];[.$N50];[.$R50];[.$V50];[.$Z50];[.$AD50];[.$AH50];[.$AL50];[.$AP50];[.$AT50];[.$AX50])" table:style-name="ce1">
            <text:p>9,9</text:p>
          </table:table-cell>
          <table:table-cell office:value-type="float" office:value="4.5599999999999996" table:formula="of:=MEDIAN([.$C50];[.$G50];[.$K50];[.$O50];[.$S50];[.$W50];[.$AA50];[.$AE50];[.$AI50];[.$AM50];[.$AQ50];[.$AU50];[.$AY50])" table:style-name="ce1">
            <text:p>4,56</text:p>
          </table:table-cell>
          <table:table-cell office:value-type="float" office:value="16620" table:formula="of:=MEDIAN([.$D50];[.$H50];[.$L50];[.$P50];[.$T50];[.$X50];[.$AB50];[.$AF50];[.$AJ50];[.$AN50];[.$AR50];[.$AV50];[.$AZ50])" table:style-name="ce1">
            <text:p>16620</text:p>
          </table:table-cell>
          <table:table-cell office:value-type="float" office:value="7574" table:formula="of:=MEDIAN([.$E50];[.$I50];[.$M50];[.$Q50];[.$U50];[.$Y50];[.$AC50];[.$AG50];[.$AK50];[.$AO50];[.$AS50];[.$AW50];[.$BA50])" table:style-name="ce1">
            <text:p>7574</text:p>
          </table:table-cell>
          <table:table-cell office:value-type="float" office:value="28.55" table:formula="of:=MAX([.$B50];[.$F50];[.$J50];[.$N50];[.$R50];[.$V50];[.$Z50];[.$AD50];[.$AH50];[.$AL50];[.$AP50];[.$AT50];[.$AX50])" table:style-name="ce1">
            <text:p>28,55</text:p>
          </table:table-cell>
          <table:table-cell office:value-type="float" office:value="26.22" table:formula="of:=MAX([.$C50];[.$G50];[.$K50];[.$O50];[.$S50];[.$W50];[.$AA50];[.$AE50];[.$AI50];[.$AM50];[.$AQ50];[.$AU50];[.$AY50])" table:style-name="ce1">
            <text:p>26,22</text:p>
          </table:table-cell>
          <table:table-cell office:value-type="float" office:value="177107" table:formula="of:=MAX([.$D50];[.$H50];[.$L50];[.$P50];[.$T50];[.$X50];[.$AB50];[.$AF50];[.$AJ50];[.$AN50];[.$AR50];[.$AV50];[.$AZ50])" table:style-name="ce1">
            <text:p>177107</text:p>
          </table:table-cell>
          <table:table-cell office:value-type="float" office:value="56249" table:formula="of:=MAX([.$E50];[.$I50];[.$M50];[.$Q50];[.$U50];[.$Y50];[.$AC50];[.$AG50];[.$AK50];[.$AO50];[.$AS50];[.$AW50];[.$BA50])" table:style-name="ce1">
            <text:p>5624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0_c70.lp</text:p>
          </table:table-cell>
          <table:table-cell office:value-type="float" office:value="53.54" table:style-name="ce1">
            <text:p>53,54</text:p>
          </table:table-cell>
          <table:table-cell office:value-type="float" office:value="51.3" table:style-name="ce1">
            <text:p>51,3</text:p>
          </table:table-cell>
          <table:table-cell office:value-type="float" office:value="255405" table:style-name="ce1">
            <text:p>255405</text:p>
          </table:table-cell>
          <table:table-cell office:value-type="float" office:value="157442" table:style-name="ce1">
            <text:p>157442</text:p>
          </table:table-cell>
          <table:table-cell office:value-type="float" office:value="132.82" table:style-name="ce1">
            <text:p>132,82</text:p>
          </table:table-cell>
          <table:table-cell office:value-type="float" office:value="130.41999999999999" table:style-name="ce1">
            <text:p>130,42</text:p>
          </table:table-cell>
          <table:table-cell office:value-type="float" office:value="359664" table:style-name="ce1">
            <text:p>359664</text:p>
          </table:table-cell>
          <table:table-cell office:value-type="float" office:value="314891" table:style-name="ce1">
            <text:p>314891</text:p>
          </table:table-cell>
          <table:table-cell office:value-type="float" office:value="15.68" table:style-name="ce2">
            <text:p>15,68</text:p>
          </table:table-cell>
          <table:table-cell office:value-type="float" office:value="13.35" table:style-name="ce2">
            <text:p>13,35</text:p>
          </table:table-cell>
          <table:table-cell office:value-type="float" office:value="62023" table:style-name="ce2">
            <text:p>62023</text:p>
          </table:table-cell>
          <table:table-cell office:value-type="float" office:value="38222" table:style-name="ce2">
            <text:p>38222</text:p>
          </table:table-cell>
          <table:table-cell office:value-type="float" office:value="22.4" table:style-name="ce1">
            <text:p>22,4</text:p>
          </table:table-cell>
          <table:table-cell office:value-type="float" office:value="20.149999999999999" table:style-name="ce1">
            <text:p>20,15</text:p>
          </table:table-cell>
          <table:table-cell office:value-type="float" office:value="98925" table:style-name="ce1">
            <text:p>98925</text:p>
          </table:table-cell>
          <table:table-cell office:value-type="float" office:value="58962" table:style-name="ce1">
            <text:p>58962</text:p>
          </table:table-cell>
          <table:table-cell office:value-type="float" office:value="25.29" table:style-name="ce1">
            <text:p>25,29</text:p>
          </table:table-cell>
          <table:table-cell office:value-type="float" office:value="22.86" table:style-name="ce1">
            <text:p>22,86</text:p>
          </table:table-cell>
          <table:table-cell office:value-type="float" office:value="77140" table:style-name="ce1">
            <text:p>77140</text:p>
          </table:table-cell>
          <table:table-cell office:value-type="float" office:value="64509" table:style-name="ce1">
            <text:p>64509</text:p>
          </table:table-cell>
          <table:table-cell office:value-type="float" office:value="168.83" table:style-name="ce1">
            <text:p>168,83</text:p>
          </table:table-cell>
          <table:table-cell office:value-type="float" office:value="166.56" table:style-name="ce1">
            <text:p>166,56</text:p>
          </table:table-cell>
          <table:table-cell office:value-type="float" office:value="538923" table:style-name="ce1">
            <text:p>538923</text:p>
          </table:table-cell>
          <table:table-cell office:value-type="float" office:value="475509" table:style-name="ce1">
            <text:p>475509</text:p>
          </table:table-cell>
          <table:table-cell office:value-type="float" office:value="108.89" table:style-name="ce1">
            <text:p>108,89</text:p>
          </table:table-cell>
          <table:table-cell office:value-type="float" office:value="106.6" table:style-name="ce1">
            <text:p>106,6</text:p>
          </table:table-cell>
          <table:table-cell office:value-type="float" office:value="389965" table:style-name="ce1">
            <text:p>389965</text:p>
          </table:table-cell>
          <table:table-cell office:value-type="float" office:value="277321" table:style-name="ce1">
            <text:p>277321</text:p>
          </table:table-cell>
          <table:table-cell office:value-type="float" office:value="26.69" table:style-name="ce1">
            <text:p>26,69</text:p>
          </table:table-cell>
          <table:table-cell office:value-type="float" office:value="24.38" table:style-name="ce1">
            <text:p>24,38</text:p>
          </table:table-cell>
          <table:table-cell office:value-type="float" office:value="94897" table:style-name="ce1">
            <text:p>94897</text:p>
          </table:table-cell>
          <table:table-cell office:value-type="float" office:value="81058" table:style-name="ce1">
            <text:p>81058</text:p>
          </table:table-cell>
          <table:table-cell office:value-type="float" office:value="258.18" table:style-name="ce3">
            <text:p>258,18</text:p>
          </table:table-cell>
          <table:table-cell office:value-type="float" office:value="256.24" table:style-name="ce3">
            <text:p>256,24</text:p>
          </table:table-cell>
          <table:table-cell office:value-type="float" office:value="952334" table:style-name="ce3">
            <text:p>952334</text:p>
          </table:table-cell>
          <table:table-cell office:value-type="float" office:value="711955" table:style-name="ce3">
            <text:p>711955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30.89" table:style-name="ce1">
            <text:p>30,89</text:p>
          </table:table-cell>
          <table:table-cell office:value-type="float" office:value="155445" table:style-name="ce1">
            <text:p>155445</text:p>
          </table:table-cell>
          <table:table-cell office:value-type="float" office:value="83849" table:style-name="ce1">
            <text:p>83849</text:p>
          </table:table-cell>
          <table:table-cell office:value-type="float" office:value="112.72" table:style-name="ce1">
            <text:p>112,72</text:p>
          </table:table-cell>
          <table:table-cell office:value-type="float" office:value="102.99" table:style-name="ce1">
            <text:p>102,99</text:p>
          </table:table-cell>
          <table:table-cell office:value-type="float" office:value="202395" table:style-name="ce1">
            <text:p>202395</text:p>
          </table:table-cell>
          <table:table-cell office:value-type="float" office:value="157119" table:style-name="ce1">
            <text:p>157119</text:p>
          </table:table-cell>
          <table:table-cell office:value-type="float" office:value="115.92" table:style-name="ce1">
            <text:p>115,92</text:p>
          </table:table-cell>
          <table:table-cell office:value-type="float" office:value="108.82" table:style-name="ce1">
            <text:p>108,82</text:p>
          </table:table-cell>
          <table:table-cell office:value-type="float" office:value="319434" table:style-name="ce1">
            <text:p>319434</text:p>
          </table:table-cell>
          <table:table-cell office:value-type="float" office:value="203469" table:style-name="ce1">
            <text:p>203469</text:p>
          </table:table-cell>
          <table:table-cell office:value-type="float" office:value="98.19" table:style-name="ce1">
            <text:p>98,19</text:p>
          </table:table-cell>
          <table:table-cell office:value-type="float" office:value="96.07" table:style-name="ce1">
            <text:p>96,07</text:p>
          </table:table-cell>
          <table:table-cell office:value-type="float" office:value="376120" table:style-name="ce1">
            <text:p>376120</text:p>
          </table:table-cell>
          <table:table-cell office:value-type="float" office:value="257790" table:style-name="ce1">
            <text:p>257790</text:p>
          </table:table-cell>
          <table:table-cell office:value-type="float" office:value="15.68" table:formula="of:=MIN([.$B51];[.$F51];[.$J51];[.$N51];[.$R51];[.$V51];[.$Z51];[.$AD51];[.$AH51];[.$AL51];[.$AP51];[.$AT51];[.$AX51])" table:style-name="ce1">
            <text:p>15,68</text:p>
          </table:table-cell>
          <table:table-cell office:value-type="float" office:value="13.35" table:formula="of:=MIN([.$C51];[.$G51];[.$K51];[.$O51];[.$S51];[.$W51];[.$AA51];[.$AE51];[.$AI51];[.$AM51];[.$AQ51];[.$AU51];[.$AY51])" table:style-name="ce1">
            <text:p>13,35</text:p>
          </table:table-cell>
          <table:table-cell office:value-type="float" office:value="62023" table:formula="of:=MIN([.$D51];[.$H51];[.$L51];[.$P51];[.$T51];[.$X51];[.$AB51];[.$AF51];[.$AJ51];[.$AN51];[.$AR51];[.$AV51];[.$AZ51])" table:style-name="ce1">
            <text:p>62023</text:p>
          </table:table-cell>
          <table:table-cell office:value-type="float" office:value="38222" table:formula="of:=MIN([.$E51];[.$I51];[.$M51];[.$Q51];[.$U51];[.$Y51];[.$AC51];[.$AG51];[.$AK51];[.$AO51];[.$AS51];[.$AW51];[.$BA51])" table:style-name="ce1">
            <text:p>38222</text:p>
          </table:table-cell>
          <table:table-cell office:value-type="float" office:value="98.19" table:formula="of:=MEDIAN([.$B51];[.$F51];[.$J51];[.$N51];[.$R51];[.$V51];[.$Z51];[.$AD51];[.$AH51];[.$AL51];[.$AP51];[.$AT51];[.$AX51])" table:style-name="ce1">
            <text:p>98,19</text:p>
          </table:table-cell>
          <table:table-cell office:value-type="float" office:value="96.07" table:formula="of:=MEDIAN([.$C51];[.$G51];[.$K51];[.$O51];[.$S51];[.$W51];[.$AA51];[.$AE51];[.$AI51];[.$AM51];[.$AQ51];[.$AU51];[.$AY51])" table:style-name="ce1">
            <text:p>96,07</text:p>
          </table:table-cell>
          <table:table-cell office:value-type="float" office:value="255405" table:formula="of:=MEDIAN([.$D51];[.$H51];[.$L51];[.$P51];[.$T51];[.$X51];[.$AB51];[.$AF51];[.$AJ51];[.$AN51];[.$AR51];[.$AV51];[.$AZ51])" table:style-name="ce1">
            <text:p>255405</text:p>
          </table:table-cell>
          <table:table-cell office:value-type="float" office:value="157442" table:formula="of:=MEDIAN([.$E51];[.$I51];[.$M51];[.$Q51];[.$U51];[.$Y51];[.$AC51];[.$AG51];[.$AK51];[.$AO51];[.$AS51];[.$AW51];[.$BA51])" table:style-name="ce1">
            <text:p>157442</text:p>
          </table:table-cell>
          <table:table-cell office:value-type="float" office:value="258.18" table:formula="of:=MAX([.$B51];[.$F51];[.$J51];[.$N51];[.$R51];[.$V51];[.$Z51];[.$AD51];[.$AH51];[.$AL51];[.$AP51];[.$AT51];[.$AX51])" table:style-name="ce1">
            <text:p>258,18</text:p>
          </table:table-cell>
          <table:table-cell office:value-type="float" office:value="256.24" table:formula="of:=MAX([.$C51];[.$G51];[.$K51];[.$O51];[.$S51];[.$W51];[.$AA51];[.$AE51];[.$AI51];[.$AM51];[.$AQ51];[.$AU51];[.$AY51])" table:style-name="ce1">
            <text:p>256,24</text:p>
          </table:table-cell>
          <table:table-cell office:value-type="float" office:value="952334" table:formula="of:=MAX([.$D51];[.$H51];[.$L51];[.$P51];[.$T51];[.$X51];[.$AB51];[.$AF51];[.$AJ51];[.$AN51];[.$AR51];[.$AV51];[.$AZ51])" table:style-name="ce1">
            <text:p>952334</text:p>
          </table:table-cell>
          <table:table-cell office:value-type="float" office:value="711955" table:formula="of:=MAX([.$E51];[.$I51];[.$M51];[.$Q51];[.$U51];[.$Y51];[.$AC51];[.$AG51];[.$AK51];[.$AO51];[.$AS51];[.$AW51];[.$BA51])" table:style-name="ce1">
            <text:p>71195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5_c50.lp</text:p>
          </table:table-cell>
          <table:table-cell office:value-type="float" office:value="30.09" table:style-name="ce1">
            <text:p>30,09</text:p>
          </table:table-cell>
          <table:table-cell office:value-type="float" office:value="28.45" table:style-name="ce1">
            <text:p>28,45</text:p>
          </table:table-cell>
          <table:table-cell office:value-type="float" office:value="307794" table:style-name="ce1">
            <text:p>307794</text:p>
          </table:table-cell>
          <table:table-cell office:value-type="float" office:value="121505" table:style-name="ce1">
            <text:p>121505</text:p>
          </table:table-cell>
          <table:table-cell office:value-type="float" office:value="185.35" table:style-name="ce3">
            <text:p>185,35</text:p>
          </table:table-cell>
          <table:table-cell office:value-type="float" office:value="183.76" table:style-name="ce3">
            <text:p>183,76</text:p>
          </table:table-cell>
          <table:table-cell office:value-type="float" office:value="774660" table:style-name="ce1">
            <text:p>774660</text:p>
          </table:table-cell>
          <table:table-cell office:value-type="float" office:value="584215" table:style-name="ce3">
            <text:p>584215</text:p>
          </table:table-cell>
          <table:table-cell office:value-type="float" office:value="17.09" table:style-name="ce1">
            <text:p>17,09</text:p>
          </table:table-cell>
          <table:table-cell office:value-type="float" office:value="15.35" table:style-name="ce1">
            <text:p>15,35</text:p>
          </table:table-cell>
          <table:table-cell office:value-type="float" office:value="256512" table:style-name="ce1">
            <text:p>256512</text:p>
          </table:table-cell>
          <table:table-cell office:value-type="float" office:value="49717" table:style-name="ce1">
            <text:p>49717</text:p>
          </table:table-cell>
          <table:table-cell office:value-type="float" office:value="9.7899999999999991" table:style-name="ce2">
            <text:p>9,79</text:p>
          </table:table-cell>
          <table:table-cell office:value-type="float" office:value="8.19" table:style-name="ce2">
            <text:p>8,19</text:p>
          </table:table-cell>
          <table:table-cell office:value-type="float" office:value="166224" table:style-name="ce1">
            <text:p>166224</text:p>
          </table:table-cell>
          <table:table-cell office:value-type="float" office:value="31313" table:style-name="ce2">
            <text:p>31313</text:p>
          </table:table-cell>
          <table:table-cell office:value-type="float" office:value="70.03" table:style-name="ce1">
            <text:p>70,03</text:p>
          </table:table-cell>
          <table:table-cell office:value-type="float" office:value="68.33" table:style-name="ce1">
            <text:p>68,33</text:p>
          </table:table-cell>
          <table:table-cell office:value-type="float" office:value="288283" table:style-name="ce1">
            <text:p>288283</text:p>
          </table:table-cell>
          <table:table-cell office:value-type="float" office:value="206491" table:style-name="ce1">
            <text:p>206491</text:p>
          </table:table-cell>
          <table:table-cell office:value-type="float" office:value="76.290000000000006" table:style-name="ce1">
            <text:p>76,29</text:p>
          </table:table-cell>
          <table:table-cell office:value-type="float" office:value="74.52" table:style-name="ce1">
            <text:p>74,52</text:p>
          </table:table-cell>
          <table:table-cell office:value-type="float" office:value="587176" table:style-name="ce1">
            <text:p>587176</text:p>
          </table:table-cell>
          <table:table-cell office:value-type="float" office:value="206030" table:style-name="ce1">
            <text:p>206030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74782" table:style-name="ce1">
            <text:p>274782</text:p>
          </table:table-cell>
          <table:table-cell office:value-type="float" office:value="128062" table:style-name="ce1">
            <text:p>128062</text:p>
          </table:table-cell>
          <table:table-cell office:value-type="float" office:value="22.84" table:style-name="ce1">
            <text:p>22,84</text:p>
          </table:table-cell>
          <table:table-cell office:value-type="float" office:value="21.26" table:style-name="ce1">
            <text:p>21,26</text:p>
          </table:table-cell>
          <table:table-cell office:value-type="float" office:value="110226" table:style-name="ce2">
            <text:p>110226</text:p>
          </table:table-cell>
          <table:table-cell office:value-type="float" office:value="75431" table:style-name="ce1">
            <text:p>75431</text:p>
          </table:table-cell>
          <table:table-cell office:value-type="float" office:value="24.7" table:style-name="ce1">
            <text:p>24,7</text:p>
          </table:table-cell>
          <table:table-cell office:value-type="float" office:value="23.23" table:style-name="ce1">
            <text:p>23,23</text:p>
          </table:table-cell>
          <table:table-cell office:value-type="float" office:value="171531" table:style-name="ce1">
            <text:p>171531</text:p>
          </table:table-cell>
          <table:table-cell office:value-type="float" office:value="83275" table:style-name="ce1">
            <text:p>83275</text:p>
          </table:table-cell>
          <table:table-cell office:value-type="float" office:value="45.56" table:style-name="ce1">
            <text:p>45,56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451652" table:style-name="ce1">
            <text:p>451652</text:p>
          </table:table-cell>
          <table:table-cell office:value-type="float" office:value="119859" table:style-name="ce1">
            <text:p>119859</text:p>
          </table:table-cell>
          <table:table-cell office:value-type="float" office:value="67.05" table:style-name="ce1">
            <text:p>67,05</text:p>
          </table:table-cell>
          <table:table-cell office:value-type="float" office:value="62.32" table:style-name="ce1">
            <text:p>62,32</text:p>
          </table:table-cell>
          <table:table-cell office:value-type="float" office:value="265133" table:style-name="ce1">
            <text:p>265133</text:p>
          </table:table-cell>
          <table:table-cell office:value-type="float" office:value="178278" table:style-name="ce1">
            <text:p>178278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64.83" table:style-name="ce1">
            <text:p>64,83</text:p>
          </table:table-cell>
          <table:table-cell office:value-type="float" office:value="730730" table:style-name="ce1">
            <text:p>730730</text:p>
          </table:table-cell>
          <table:table-cell office:value-type="float" office:value="145029" table:style-name="ce1">
            <text:p>145029</text:p>
          </table:table-cell>
          <table:table-cell office:value-type="float" office:value="63.62" table:style-name="ce1">
            <text:p>63,62</text:p>
          </table:table-cell>
          <table:table-cell office:value-type="float" office:value="61.94" table:style-name="ce1">
            <text:p>61,94</text:p>
          </table:table-cell>
          <table:table-cell office:value-type="float" office:value="885212" table:style-name="ce3">
            <text:p>885212</text:p>
          </table:table-cell>
          <table:table-cell office:value-type="float" office:value="187681" table:style-name="ce1">
            <text:p>187681</text:p>
          </table:table-cell>
          <table:table-cell office:value-type="float" office:value="9.7899999999999991" table:formula="of:=MIN([.$B52];[.$F52];[.$J52];[.$N52];[.$R52];[.$V52];[.$Z52];[.$AD52];[.$AH52];[.$AL52];[.$AP52];[.$AT52];[.$AX52])" table:style-name="ce1">
            <text:p>9,79</text:p>
          </table:table-cell>
          <table:table-cell office:value-type="float" office:value="8.19" table:formula="of:=MIN([.$C52];[.$G52];[.$K52];[.$O52];[.$S52];[.$W52];[.$AA52];[.$AE52];[.$AI52];[.$AM52];[.$AQ52];[.$AU52];[.$AY52])" table:style-name="ce1">
            <text:p>8,19</text:p>
          </table:table-cell>
          <table:table-cell office:value-type="float" office:value="110226" table:formula="of:=MIN([.$D52];[.$H52];[.$L52];[.$P52];[.$T52];[.$X52];[.$AB52];[.$AF52];[.$AJ52];[.$AN52];[.$AR52];[.$AV52];[.$AZ52])" table:style-name="ce1">
            <text:p>110226</text:p>
          </table:table-cell>
          <table:table-cell office:value-type="float" office:value="31313" table:formula="of:=MIN([.$E52];[.$I52];[.$M52];[.$Q52];[.$U52];[.$Y52];[.$AC52];[.$AG52];[.$AK52];[.$AO52];[.$AS52];[.$AW52];[.$BA52])" table:style-name="ce1">
            <text:p>31313</text:p>
          </table:table-cell>
          <table:table-cell office:value-type="float" office:value="45.56" table:formula="of:=MEDIAN([.$B52];[.$F52];[.$J52];[.$N52];[.$R52];[.$V52];[.$Z52];[.$AD52];[.$AH52];[.$AL52];[.$AP52];[.$AT52];[.$AX52])" table:style-name="ce1">
            <text:p>45,56</text:p>
          </table:table-cell>
          <table:table-cell office:value-type="float" office:value="40.880000000000003" table:formula="of:=MEDIAN([.$C52];[.$G52];[.$K52];[.$O52];[.$S52];[.$W52];[.$AA52];[.$AE52];[.$AI52];[.$AM52];[.$AQ52];[.$AU52];[.$AY52])" table:style-name="ce1">
            <text:p>40,88</text:p>
          </table:table-cell>
          <table:table-cell office:value-type="float" office:value="288283" table:formula="of:=MEDIAN([.$D52];[.$H52];[.$L52];[.$P52];[.$T52];[.$X52];[.$AB52];[.$AF52];[.$AJ52];[.$AN52];[.$AR52];[.$AV52];[.$AZ52])" table:style-name="ce1">
            <text:p>288283</text:p>
          </table:table-cell>
          <table:table-cell office:value-type="float" office:value="128062" table:formula="of:=MEDIAN([.$E52];[.$I52];[.$M52];[.$Q52];[.$U52];[.$Y52];[.$AC52];[.$AG52];[.$AK52];[.$AO52];[.$AS52];[.$AW52];[.$BA52])" table:style-name="ce1">
            <text:p>128062</text:p>
          </table:table-cell>
          <table:table-cell office:value-type="float" office:value="185.35" table:formula="of:=MAX([.$B52];[.$F52];[.$J52];[.$N52];[.$R52];[.$V52];[.$Z52];[.$AD52];[.$AH52];[.$AL52];[.$AP52];[.$AT52];[.$AX52])" table:style-name="ce1">
            <text:p>185,35</text:p>
          </table:table-cell>
          <table:table-cell office:value-type="float" office:value="183.76" table:formula="of:=MAX([.$C52];[.$G52];[.$K52];[.$O52];[.$S52];[.$W52];[.$AA52];[.$AE52];[.$AI52];[.$AM52];[.$AQ52];[.$AU52];[.$AY52])" table:style-name="ce1">
            <text:p>183,76</text:p>
          </table:table-cell>
          <table:table-cell office:value-type="float" office:value="885212" table:formula="of:=MAX([.$D52];[.$H52];[.$L52];[.$P52];[.$T52];[.$X52];[.$AB52];[.$AF52];[.$AJ52];[.$AN52];[.$AR52];[.$AV52];[.$AZ52])" table:style-name="ce1">
            <text:p>885212</text:p>
          </table:table-cell>
          <table:table-cell office:value-type="float" office:value="584215" table:formula="of:=MAX([.$E52];[.$I52];[.$M52];[.$Q52];[.$U52];[.$Y52];[.$AC52];[.$AG52];[.$AK52];[.$AO52];[.$AS52];[.$AW52];[.$BA52])" table:style-name="ce1">
            <text:p>58421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5_c55.lp</text:p>
          </table:table-cell>
          <table:table-cell office:value-type="float" office:value="59.02" table:style-name="ce1">
            <text:p>59,02</text:p>
          </table:table-cell>
          <table:table-cell office:value-type="float" office:value="56.39" table:style-name="ce1">
            <text:p>56,39</text:p>
          </table:table-cell>
          <table:table-cell office:value-type="float" office:value="225211" table:style-name="ce1">
            <text:p>225211</text:p>
          </table:table-cell>
          <table:table-cell office:value-type="float" office:value="116043" table:style-name="ce1">
            <text:p>116043</text:p>
          </table:table-cell>
          <table:table-cell office:value-type="float" office:value="98.19" table:style-name="ce1">
            <text:p>98,19</text:p>
          </table:table-cell>
          <table:table-cell office:value-type="float" office:value="95.65" table:style-name="ce1">
            <text:p>95,65</text:p>
          </table:table-cell>
          <table:table-cell office:value-type="float" office:value="232900" table:style-name="ce1">
            <text:p>232900</text:p>
          </table:table-cell>
          <table:table-cell office:value-type="float" office:value="186486" table:style-name="ce1">
            <text:p>186486</text:p>
          </table:table-cell>
          <table:table-cell office:value-type="float" office:value="79.53" table:style-name="ce1">
            <text:p>79,53</text:p>
          </table:table-cell>
          <table:table-cell office:value-type="float" office:value="76.97" table:style-name="ce1">
            <text:p>76,97</text:p>
          </table:table-cell>
          <table:table-cell office:value-type="float" office:value="299981" table:style-name="ce1">
            <text:p>299981</text:p>
          </table:table-cell>
          <table:table-cell office:value-type="float" office:value="150108" table:style-name="ce1">
            <text:p>150108</text:p>
          </table:table-cell>
          <table:table-cell office:value-type="float" office:value="15.82" table:style-name="ce2">
            <text:p>15,82</text:p>
          </table:table-cell>
          <table:table-cell office:value-type="float" office:value="13" table:style-name="ce2">
            <text:p>13</text:p>
          </table:table-cell>
          <table:table-cell office:value-type="float" office:value="148497" table:style-name="ce1">
            <text:p>148497</text:p>
          </table:table-cell>
          <table:table-cell office:value-type="float" office:value="28711" table:style-name="ce2">
            <text:p>28711</text:p>
          </table:table-cell>
          <table:table-cell office:value-type="float" office:value="60.5" table:style-name="ce1">
            <text:p>60,5</text:p>
          </table:table-cell>
          <table:table-cell office:value-type="float" office:value="57.72" table:style-name="ce1">
            <text:p>57,72</text:p>
          </table:table-cell>
          <table:table-cell office:value-type="float" office:value="149870" table:style-name="ce1">
            <text:p>149870</text:p>
          </table:table-cell>
          <table:table-cell office:value-type="float" office:value="114784" table:style-name="ce1">
            <text:p>114784</text:p>
          </table:table-cell>
          <table:table-cell office:value-type="float" office:value="40.33" table:style-name="ce1">
            <text:p>40,33</text:p>
          </table:table-cell>
          <table:table-cell office:value-type="float" office:value="37.74" table:style-name="ce1">
            <text:p>37,74</text:p>
          </table:table-cell>
          <table:table-cell office:value-type="float" office:value="100373" table:style-name="ce2">
            <text:p>100373</text:p>
          </table:table-cell>
          <table:table-cell office:value-type="float" office:value="75397" table:style-name="ce1">
            <text:p>75397</text:p>
          </table:table-cell>
          <table:table-cell office:value-type="float" office:value="68.83" table:style-name="ce1">
            <text:p>68,83</text:p>
          </table:table-cell>
          <table:table-cell office:value-type="float" office:value="66.08" table:style-name="ce1">
            <text:p>66,08</text:p>
          </table:table-cell>
          <table:table-cell office:value-type="float" office:value="301434" table:style-name="ce1">
            <text:p>301434</text:p>
          </table:table-cell>
          <table:table-cell office:value-type="float" office:value="131059" table:style-name="ce1">
            <text:p>131059</text:p>
          </table:table-cell>
          <table:table-cell office:value-type="float" office:value="80.98" table:style-name="ce1">
            <text:p>80,98</text:p>
          </table:table-cell>
          <table:table-cell office:value-type="float" office:value="78.150000000000006" table:style-name="ce1">
            <text:p>78,15</text:p>
          </table:table-cell>
          <table:table-cell office:value-type="float" office:value="179991" table:style-name="ce1">
            <text:p>179991</text:p>
          </table:table-cell>
          <table:table-cell office:value-type="float" office:value="142304" table:style-name="ce1">
            <text:p>142304</text:p>
          </table:table-cell>
          <table:table-cell office:value-type="float" office:value="34.82" table:style-name="ce1">
            <text:p>34,82</text:p>
          </table:table-cell>
          <table:table-cell office:value-type="float" office:value="32.200000000000003" table:style-name="ce1">
            <text:p>32,2</text:p>
          </table:table-cell>
          <table:table-cell office:value-type="float" office:value="182825" table:style-name="ce1">
            <text:p>182825</text:p>
          </table:table-cell>
          <table:table-cell office:value-type="float" office:value="71103" table:style-name="ce1">
            <text:p>71103</text:p>
          </table:table-cell>
          <table:table-cell office:value-type="float" office:value="91.32" table:style-name="ce1">
            <text:p>91,32</text:p>
          </table:table-cell>
          <table:table-cell office:value-type="float" office:value="83.55" table:style-name="ce1">
            <text:p>83,55</text:p>
          </table:table-cell>
          <table:table-cell office:value-type="float" office:value="272318" table:style-name="ce1">
            <text:p>272318</text:p>
          </table:table-cell>
          <table:table-cell office:value-type="float" office:value="147111" table:style-name="ce1">
            <text:p>147111</text:p>
          </table:table-cell>
          <table:table-cell office:value-type="float" office:value="77.2" table:style-name="ce1">
            <text:p>77,2</text:p>
          </table:table-cell>
          <table:table-cell office:value-type="float" office:value="67.45" table:style-name="ce1">
            <text:p>67,45</text:p>
          </table:table-cell>
          <table:table-cell office:value-type="float" office:value="162973" table:style-name="ce1">
            <text:p>162973</text:p>
          </table:table-cell>
          <table:table-cell office:value-type="float" office:value="108615" table:style-name="ce1">
            <text:p>108615</text:p>
          </table:table-cell>
          <table:table-cell office:value-type="float" office:value="140.27000000000001" table:style-name="ce3">
            <text:p>140,27</text:p>
          </table:table-cell>
          <table:table-cell office:value-type="float" office:value="132.31" table:style-name="ce3">
            <text:p>132,31</text:p>
          </table:table-cell>
          <table:table-cell office:value-type="float" office:value="353365" table:style-name="ce3">
            <text:p>353365</text:p>
          </table:table-cell>
          <table:table-cell office:value-type="float" office:value="193367" table:style-name="ce3">
            <text:p>193367</text:p>
          </table:table-cell>
          <table:table-cell office:value-type="float" office:value="30.11" table:style-name="ce1">
            <text:p>30,11</text:p>
          </table:table-cell>
          <table:table-cell office:value-type="float" office:value="27.55" table:style-name="ce1">
            <text:p>27,55</text:p>
          </table:table-cell>
          <table:table-cell office:value-type="float" office:value="353311" table:style-name="ce1">
            <text:p>353311</text:p>
          </table:table-cell>
          <table:table-cell office:value-type="float" office:value="68344" table:style-name="ce1">
            <text:p>68344</text:p>
          </table:table-cell>
          <table:table-cell office:value-type="float" office:value="15.82" table:formula="of:=MIN([.$B53];[.$F53];[.$J53];[.$N53];[.$R53];[.$V53];[.$Z53];[.$AD53];[.$AH53];[.$AL53];[.$AP53];[.$AT53];[.$AX53])" table:style-name="ce1">
            <text:p>15,82</text:p>
          </table:table-cell>
          <table:table-cell office:value-type="float" office:value="13" table:formula="of:=MIN([.$C53];[.$G53];[.$K53];[.$O53];[.$S53];[.$W53];[.$AA53];[.$AE53];[.$AI53];[.$AM53];[.$AQ53];[.$AU53];[.$AY53])" table:style-name="ce1">
            <text:p>13</text:p>
          </table:table-cell>
          <table:table-cell office:value-type="float" office:value="100373" table:formula="of:=MIN([.$D53];[.$H53];[.$L53];[.$P53];[.$T53];[.$X53];[.$AB53];[.$AF53];[.$AJ53];[.$AN53];[.$AR53];[.$AV53];[.$AZ53])" table:style-name="ce1">
            <text:p>100373</text:p>
          </table:table-cell>
          <table:table-cell office:value-type="float" office:value="28711" table:formula="of:=MIN([.$E53];[.$I53];[.$M53];[.$Q53];[.$U53];[.$Y53];[.$AC53];[.$AG53];[.$AK53];[.$AO53];[.$AS53];[.$AW53];[.$BA53])" table:style-name="ce1">
            <text:p>28711</text:p>
          </table:table-cell>
          <table:table-cell office:value-type="float" office:value="68.83" table:formula="of:=MEDIAN([.$B53];[.$F53];[.$J53];[.$N53];[.$R53];[.$V53];[.$Z53];[.$AD53];[.$AH53];[.$AL53];[.$AP53];[.$AT53];[.$AX53])" table:style-name="ce1">
            <text:p>68,83</text:p>
          </table:table-cell>
          <table:table-cell office:value-type="float" office:value="66.08" table:formula="of:=MEDIAN([.$C53];[.$G53];[.$K53];[.$O53];[.$S53];[.$W53];[.$AA53];[.$AE53];[.$AI53];[.$AM53];[.$AQ53];[.$AU53];[.$AY53])" table:style-name="ce1">
            <text:p>66,08</text:p>
          </table:table-cell>
          <table:table-cell office:value-type="float" office:value="225211" table:formula="of:=MEDIAN([.$D53];[.$H53];[.$L53];[.$P53];[.$T53];[.$X53];[.$AB53];[.$AF53];[.$AJ53];[.$AN53];[.$AR53];[.$AV53];[.$AZ53])" table:style-name="ce1">
            <text:p>225211</text:p>
          </table:table-cell>
          <table:table-cell office:value-type="float" office:value="116043" table:formula="of:=MEDIAN([.$E53];[.$I53];[.$M53];[.$Q53];[.$U53];[.$Y53];[.$AC53];[.$AG53];[.$AK53];[.$AO53];[.$AS53];[.$AW53];[.$BA53])" table:style-name="ce1">
            <text:p>116043</text:p>
          </table:table-cell>
          <table:table-cell office:value-type="float" office:value="140.27000000000001" table:formula="of:=MAX([.$B53];[.$F53];[.$J53];[.$N53];[.$R53];[.$V53];[.$Z53];[.$AD53];[.$AH53];[.$AL53];[.$AP53];[.$AT53];[.$AX53])" table:style-name="ce1">
            <text:p>140,27</text:p>
          </table:table-cell>
          <table:table-cell office:value-type="float" office:value="132.31" table:formula="of:=MAX([.$C53];[.$G53];[.$K53];[.$O53];[.$S53];[.$W53];[.$AA53];[.$AE53];[.$AI53];[.$AM53];[.$AQ53];[.$AU53];[.$AY53])" table:style-name="ce1">
            <text:p>132,31</text:p>
          </table:table-cell>
          <table:table-cell office:value-type="float" office:value="353365" table:formula="of:=MAX([.$D53];[.$H53];[.$L53];[.$P53];[.$T53];[.$X53];[.$AB53];[.$AF53];[.$AJ53];[.$AN53];[.$AR53];[.$AV53];[.$AZ53])" table:style-name="ce1">
            <text:p>353365</text:p>
          </table:table-cell>
          <table:table-cell office:value-type="float" office:value="193367" table:formula="of:=MAX([.$E53];[.$I53];[.$M53];[.$Q53];[.$U53];[.$Y53];[.$AC53];[.$AG53];[.$AK53];[.$AO53];[.$AS53];[.$AW53];[.$BA53])" table:style-name="ce1">
            <text:p>19336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5_c65.lp</text:p>
          </table:table-cell>
          <table:table-cell office:value-type="float" office:value="52.49" table:style-name="ce1">
            <text:p>52,49</text:p>
          </table:table-cell>
          <table:table-cell office:value-type="float" office:value="49.45" table:style-name="ce1">
            <text:p>49,45</text:p>
          </table:table-cell>
          <table:table-cell office:value-type="float" office:value="434388" table:style-name="ce1">
            <text:p>434388</text:p>
          </table:table-cell>
          <table:table-cell office:value-type="float" office:value="86866" table:style-name="ce1">
            <text:p>86866</text:p>
          </table:table-cell>
          <table:table-cell office:value-type="float" office:value="169.97" table:style-name="ce1">
            <text:p>169,97</text:p>
          </table:table-cell>
          <table:table-cell office:value-type="float" office:value="166.93" table:style-name="ce1">
            <text:p>166,93</text:p>
          </table:table-cell>
          <table:table-cell office:value-type="float" office:value="507872" table:style-name="ce1">
            <text:p>507872</text:p>
          </table:table-cell>
          <table:table-cell office:value-type="float" office:value="369587" table:style-name="ce3">
            <text:p>369587</text:p>
          </table:table-cell>
          <table:table-cell office:value-type="float" office:value="69.22" table:style-name="ce1">
            <text:p>69,22</text:p>
          </table:table-cell>
          <table:table-cell office:value-type="float" office:value="66.11" table:style-name="ce1">
            <text:p>66,11</text:p>
          </table:table-cell>
          <table:table-cell office:value-type="float" office:value="627175" table:style-name="ce3">
            <text:p>627175</text:p>
          </table:table-cell>
          <table:table-cell office:value-type="float" office:value="122814" table:style-name="ce1">
            <text:p>122814</text:p>
          </table:table-cell>
          <table:table-cell office:value-type="float" office:value="41.79" table:style-name="ce1">
            <text:p>41,79</text:p>
          </table:table-cell>
          <table:table-cell office:value-type="float" office:value="39.08" table:style-name="ce1">
            <text:p>39,08</text:p>
          </table:table-cell>
          <table:table-cell office:value-type="float" office:value="176084" table:style-name="ce1">
            <text:p>176084</text:p>
          </table:table-cell>
          <table:table-cell office:value-type="float" office:value="78933" table:style-name="ce1">
            <text:p>78933</text:p>
          </table:table-cell>
          <table:table-cell office:value-type="float" office:value="39.92" table:style-name="ce1">
            <text:p>39,92</text:p>
          </table:table-cell>
          <table:table-cell office:value-type="float" office:value="36.96" table:style-name="ce1">
            <text:p>36,96</text:p>
          </table:table-cell>
          <table:table-cell office:value-type="float" office:value="125675" table:style-name="ce1">
            <text:p>125675</text:p>
          </table:table-cell>
          <table:table-cell office:value-type="float" office:value="89122" table:style-name="ce1">
            <text:p>89122</text:p>
          </table:table-cell>
          <table:table-cell office:value-type="float" office:value="31.43" table:style-name="ce1">
            <text:p>31,43</text:p>
          </table:table-cell>
          <table:table-cell office:value-type="float" office:value="28.46" table:style-name="ce1">
            <text:p>28,46</text:p>
          </table:table-cell>
          <table:table-cell office:value-type="float" office:value="161551" table:style-name="ce1">
            <text:p>161551</text:p>
          </table:table-cell>
          <table:table-cell office:value-type="float" office:value="57460" table:style-name="ce1">
            <text:p>57460</text:p>
          </table:table-cell>
          <table:table-cell office:value-type="float" office:value="23.76" table:style-name="ce2">
            <text:p>23,76</text:p>
          </table:table-cell>
          <table:table-cell office:value-type="float" office:value="20.84" table:style-name="ce2">
            <text:p>20,84</text:p>
          </table:table-cell>
          <table:table-cell office:value-type="float" office:value="97356" table:style-name="ce2">
            <text:p>97356</text:p>
          </table:table-cell>
          <table:table-cell office:value-type="float" office:value="44112" table:style-name="ce2">
            <text:p>44112</text:p>
          </table:table-cell>
          <table:table-cell office:value-type="float" office:value="40.11" table:style-name="ce1">
            <text:p>40,11</text:p>
          </table:table-cell>
          <table:table-cell office:value-type="float" office:value="37.11" table:style-name="ce1">
            <text:p>37,11</text:p>
          </table:table-cell>
          <table:table-cell office:value-type="float" office:value="125269" table:style-name="ce1">
            <text:p>125269</text:p>
          </table:table-cell>
          <table:table-cell office:value-type="float" office:value="90670" table:style-name="ce1">
            <text:p>90670</text:p>
          </table:table-cell>
          <table:table-cell office:value-type="float" office:value="125.48" table:style-name="ce1">
            <text:p>125,48</text:p>
          </table:table-cell>
          <table:table-cell office:value-type="float" office:value="122.47" table:style-name="ce1">
            <text:p>122,47</text:p>
          </table:table-cell>
          <table:table-cell office:value-type="float" office:value="397282" table:style-name="ce1">
            <text:p>397282</text:p>
          </table:table-cell>
          <table:table-cell office:value-type="float" office:value="239898" table:style-name="ce1">
            <text:p>239898</text:p>
          </table:table-cell>
          <table:table-cell office:value-type="float" office:value="202.01" table:style-name="ce3">
            <text:p>202,01</text:p>
          </table:table-cell>
          <table:table-cell office:value-type="float" office:value="192" table:style-name="ce3">
            <text:p>192</text:p>
          </table:table-cell>
          <table:table-cell office:value-type="float" office:value="557108" table:style-name="ce1">
            <text:p>557108</text:p>
          </table:table-cell>
          <table:table-cell office:value-type="float" office:value="273118" table:style-name="ce1">
            <text:p>273118</text:p>
          </table:table-cell>
          <table:table-cell office:value-type="float" office:value="95.85" table:style-name="ce1">
            <text:p>95,85</text:p>
          </table:table-cell>
          <table:table-cell office:value-type="float" office:value="86.11" table:style-name="ce1">
            <text:p>86,11</text:p>
          </table:table-cell>
          <table:table-cell office:value-type="float" office:value="226477" table:style-name="ce1">
            <text:p>226477</text:p>
          </table:table-cell>
          <table:table-cell office:value-type="float" office:value="140659" table:style-name="ce1">
            <text:p>140659</text:p>
          </table:table-cell>
          <table:table-cell office:value-type="float" office:value="164.45" table:style-name="ce1">
            <text:p>164,45</text:p>
          </table:table-cell>
          <table:table-cell office:value-type="float" office:value="153.44" table:style-name="ce1">
            <text:p>153,44</text:p>
          </table:table-cell>
          <table:table-cell office:value-type="float" office:value="421425" table:style-name="ce1">
            <text:p>421425</text:p>
          </table:table-cell>
          <table:table-cell office:value-type="float" office:value="207898" table:style-name="ce1">
            <text:p>207898</text:p>
          </table:table-cell>
          <table:table-cell office:value-type="float" office:value="61.5" table:style-name="ce1">
            <text:p>61,5</text:p>
          </table:table-cell>
          <table:table-cell office:value-type="float" office:value="58.82" table:style-name="ce1">
            <text:p>58,82</text:p>
          </table:table-cell>
          <table:table-cell office:value-type="float" office:value="258841" table:style-name="ce1">
            <text:p>258841</text:p>
          </table:table-cell>
          <table:table-cell office:value-type="float" office:value="139735" table:style-name="ce1">
            <text:p>139735</text:p>
          </table:table-cell>
          <table:table-cell office:value-type="float" office:value="23.76" table:formula="of:=MIN([.$B54];[.$F54];[.$J54];[.$N54];[.$R54];[.$V54];[.$Z54];[.$AD54];[.$AH54];[.$AL54];[.$AP54];[.$AT54];[.$AX54])" table:style-name="ce1">
            <text:p>23,76</text:p>
          </table:table-cell>
          <table:table-cell office:value-type="float" office:value="20.84" table:formula="of:=MIN([.$C54];[.$G54];[.$K54];[.$O54];[.$S54];[.$W54];[.$AA54];[.$AE54];[.$AI54];[.$AM54];[.$AQ54];[.$AU54];[.$AY54])" table:style-name="ce1">
            <text:p>20,84</text:p>
          </table:table-cell>
          <table:table-cell office:value-type="float" office:value="97356" table:formula="of:=MIN([.$D54];[.$H54];[.$L54];[.$P54];[.$T54];[.$X54];[.$AB54];[.$AF54];[.$AJ54];[.$AN54];[.$AR54];[.$AV54];[.$AZ54])" table:style-name="ce1">
            <text:p>97356</text:p>
          </table:table-cell>
          <table:table-cell office:value-type="float" office:value="44112" table:formula="of:=MIN([.$E54];[.$I54];[.$M54];[.$Q54];[.$U54];[.$Y54];[.$AC54];[.$AG54];[.$AK54];[.$AO54];[.$AS54];[.$AW54];[.$BA54])" table:style-name="ce1">
            <text:p>44112</text:p>
          </table:table-cell>
          <table:table-cell office:value-type="float" office:value="61.5" table:formula="of:=MEDIAN([.$B54];[.$F54];[.$J54];[.$N54];[.$R54];[.$V54];[.$Z54];[.$AD54];[.$AH54];[.$AL54];[.$AP54];[.$AT54];[.$AX54])" table:style-name="ce1">
            <text:p>61,5</text:p>
          </table:table-cell>
          <table:table-cell office:value-type="float" office:value="58.82" table:formula="of:=MEDIAN([.$C54];[.$G54];[.$K54];[.$O54];[.$S54];[.$W54];[.$AA54];[.$AE54];[.$AI54];[.$AM54];[.$AQ54];[.$AU54];[.$AY54])" table:style-name="ce1">
            <text:p>58,82</text:p>
          </table:table-cell>
          <table:table-cell office:value-type="float" office:value="258841" table:formula="of:=MEDIAN([.$D54];[.$H54];[.$L54];[.$P54];[.$T54];[.$X54];[.$AB54];[.$AF54];[.$AJ54];[.$AN54];[.$AR54];[.$AV54];[.$AZ54])" table:style-name="ce1">
            <text:p>258841</text:p>
          </table:table-cell>
          <table:table-cell office:value-type="float" office:value="122814" table:formula="of:=MEDIAN([.$E54];[.$I54];[.$M54];[.$Q54];[.$U54];[.$Y54];[.$AC54];[.$AG54];[.$AK54];[.$AO54];[.$AS54];[.$AW54];[.$BA54])" table:style-name="ce1">
            <text:p>122814</text:p>
          </table:table-cell>
          <table:table-cell office:value-type="float" office:value="202.01" table:formula="of:=MAX([.$B54];[.$F54];[.$J54];[.$N54];[.$R54];[.$V54];[.$Z54];[.$AD54];[.$AH54];[.$AL54];[.$AP54];[.$AT54];[.$AX54])" table:style-name="ce1">
            <text:p>202,01</text:p>
          </table:table-cell>
          <table:table-cell office:value-type="float" office:value="192" table:formula="of:=MAX([.$C54];[.$G54];[.$K54];[.$O54];[.$S54];[.$W54];[.$AA54];[.$AE54];[.$AI54];[.$AM54];[.$AQ54];[.$AU54];[.$AY54])" table:style-name="ce1">
            <text:p>192</text:p>
          </table:table-cell>
          <table:table-cell office:value-type="float" office:value="627175" table:formula="of:=MAX([.$D54];[.$H54];[.$L54];[.$P54];[.$T54];[.$X54];[.$AB54];[.$AF54];[.$AJ54];[.$AN54];[.$AR54];[.$AV54];[.$AZ54])" table:style-name="ce1">
            <text:p>627175</text:p>
          </table:table-cell>
          <table:table-cell office:value-type="float" office:value="369587" table:formula="of:=MAX([.$E54];[.$I54];[.$M54];[.$Q54];[.$U54];[.$Y54];[.$AC54];[.$AG54];[.$AK54];[.$AO54];[.$AS54];[.$AW54];[.$BA54])" table:style-name="ce1">
            <text:p>3695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25_c70.lp</text:p>
          </table:table-cell>
          <table:table-cell office:value-type="float" office:value="15.74" table:style-name="ce2">
            <text:p>15,74</text:p>
          </table:table-cell>
          <table:table-cell office:value-type="float" office:value="13.38" table:style-name="ce2">
            <text:p>13,38</text:p>
          </table:table-cell>
          <table:table-cell office:value-type="float" office:value="74472" table:style-name="ce2">
            <text:p>74472</text:p>
          </table:table-cell>
          <table:table-cell office:value-type="float" office:value="41419" table:style-name="ce2">
            <text:p>41419</text:p>
          </table:table-cell>
          <table:table-cell office:value-type="float" office:value="27.64" table:style-name="ce1">
            <text:p>27,64</text:p>
          </table:table-cell>
          <table:table-cell office:value-type="float" office:value="24.8" table:style-name="ce1">
            <text:p>24,8</text:p>
          </table:table-cell>
          <table:table-cell office:value-type="float" office:value="78042" table:style-name="ce1">
            <text:p>78042</text:p>
          </table:table-cell>
          <table:table-cell office:value-type="float" office:value="62702" table:style-name="ce1">
            <text:p>62702</text:p>
          </table:table-cell>
          <table:table-cell office:value-type="float" office:value="70.239999999999995" table:style-name="ce1">
            <text:p>70,24</text:p>
          </table:table-cell>
          <table:table-cell office:value-type="float" office:value="67.510000000000005" table:style-name="ce1">
            <text:p>67,51</text:p>
          </table:table-cell>
          <table:table-cell office:value-type="float" office:value="281078" table:style-name="ce1">
            <text:p>281078</text:p>
          </table:table-cell>
          <table:table-cell office:value-type="float" office:value="166231" table:style-name="ce1">
            <text:p>166231</text:p>
          </table:table-cell>
          <table:table-cell office:value-type="float" office:value="220.2" table:style-name="ce1">
            <text:p>220,2</text:p>
          </table:table-cell>
          <table:table-cell office:value-type="float" office:value="217.39" table:style-name="ce1">
            <text:p>217,39</text:p>
          </table:table-cell>
          <table:table-cell office:value-type="float" office:value="745614" table:style-name="ce1">
            <text:p>745614</text:p>
          </table:table-cell>
          <table:table-cell office:value-type="float" office:value="461083" table:style-name="ce1">
            <text:p>461083</text:p>
          </table:table-cell>
          <table:table-cell office:value-type="float" office:value="64.25" table:style-name="ce1">
            <text:p>64,25</text:p>
          </table:table-cell>
          <table:table-cell office:value-type="float" office:value="61.89" table:style-name="ce1">
            <text:p>61,89</text:p>
          </table:table-cell>
          <table:table-cell office:value-type="float" office:value="216697" table:style-name="ce1">
            <text:p>216697</text:p>
          </table:table-cell>
          <table:table-cell office:value-type="float" office:value="176304" table:style-name="ce1">
            <text:p>176304</text:p>
          </table:table-cell>
          <table:table-cell office:value-type="float" office:value="2474.29" table:style-name="ce3">
            <text:p>2474,29</text:p>
          </table:table-cell>
          <table:table-cell office:value-type="float" office:value="2471.75" table:style-name="ce3">
            <text:p>2471,75</text:p>
          </table:table-cell>
          <table:table-cell office:value-type="float" office:value="7638184" table:style-name="ce3">
            <text:p>7638184</text:p>
          </table:table-cell>
          <table:table-cell office:value-type="float" office:value="5046678" table:style-name="ce3">
            <text:p>5046678</text:p>
          </table:table-cell>
          <table:table-cell office:value-type="float" office:value="47.51" table:style-name="ce1">
            <text:p>47,51</text:p>
          </table:table-cell>
          <table:table-cell office:value-type="float" office:value="44.83" table:style-name="ce1">
            <text:p>44,83</text:p>
          </table:table-cell>
          <table:table-cell office:value-type="float" office:value="159882" table:style-name="ce1">
            <text:p>159882</text:p>
          </table:table-cell>
          <table:table-cell office:value-type="float" office:value="110598" table:style-name="ce1">
            <text:p>110598</text:p>
          </table:table-cell>
          <table:table-cell office:value-type="float" office:value="94.92" table:style-name="ce1">
            <text:p>94,92</text:p>
          </table:table-cell>
          <table:table-cell office:value-type="float" office:value="92.19" table:style-name="ce1">
            <text:p>92,19</text:p>
          </table:table-cell>
          <table:table-cell office:value-type="float" office:value="270909" table:style-name="ce1">
            <text:p>270909</text:p>
          </table:table-cell>
          <table:table-cell office:value-type="float" office:value="223073" table:style-name="ce1">
            <text:p>223073</text:p>
          </table:table-cell>
          <table:table-cell office:value-type="float" office:value="249.94" table:style-name="ce1">
            <text:p>249,94</text:p>
          </table:table-cell>
          <table:table-cell office:value-type="float" office:value="247.21" table:style-name="ce1">
            <text:p>247,21</text:p>
          </table:table-cell>
          <table:table-cell office:value-type="float" office:value="728889" table:style-name="ce1">
            <text:p>728889</text:p>
          </table:table-cell>
          <table:table-cell office:value-type="float" office:value="561524" table:style-name="ce1">
            <text:p>561524</text:p>
          </table:table-cell>
          <table:table-cell office:value-type="float" office:value="85.11" table:style-name="ce1">
            <text:p>85,11</text:p>
          </table:table-cell>
          <table:table-cell office:value-type="float" office:value="73.28" table:style-name="ce1">
            <text:p>73,28</text:p>
          </table:table-cell>
          <table:table-cell office:value-type="float" office:value="214596" table:style-name="ce1">
            <text:p>214596</text:p>
          </table:table-cell>
          <table:table-cell office:value-type="float" office:value="104475" table:style-name="ce1">
            <text:p>104475</text:p>
          </table:table-cell>
          <table:table-cell office:value-type="float" office:value="466.81" table:style-name="ce1">
            <text:p>466,81</text:p>
          </table:table-cell>
          <table:table-cell office:value-type="float" office:value="455.5" table:style-name="ce1">
            <text:p>455,5</text:p>
          </table:table-cell>
          <table:table-cell office:value-type="float" office:value="777865" table:style-name="ce1">
            <text:p>777865</text:p>
          </table:table-cell>
          <table:table-cell office:value-type="float" office:value="638877" table:style-name="ce1">
            <text:p>638877</text:p>
          </table:table-cell>
          <table:table-cell office:value-type="float" office:value="123.82" table:style-name="ce1">
            <text:p>123,82</text:p>
          </table:table-cell>
          <table:table-cell office:value-type="float" office:value="115.19" table:style-name="ce1">
            <text:p>115,19</text:p>
          </table:table-cell>
          <table:table-cell office:value-type="float" office:value="436713" table:style-name="ce1">
            <text:p>436713</text:p>
          </table:table-cell>
          <table:table-cell office:value-type="float" office:value="247664" table:style-name="ce1">
            <text:p>247664</text:p>
          </table:table-cell>
          <table:table-cell office:value-type="float" office:value="59.23" table:style-name="ce1">
            <text:p>59,23</text:p>
          </table:table-cell>
          <table:table-cell office:value-type="float" office:value="56.81" table:style-name="ce1">
            <text:p>56,81</text:p>
          </table:table-cell>
          <table:table-cell office:value-type="float" office:value="210699" table:style-name="ce1">
            <text:p>210699</text:p>
          </table:table-cell>
          <table:table-cell office:value-type="float" office:value="144139" table:style-name="ce1">
            <text:p>144139</text:p>
          </table:table-cell>
          <table:table-cell office:value-type="float" office:value="15.74" table:formula="of:=MIN([.$B55];[.$F55];[.$J55];[.$N55];[.$R55];[.$V55];[.$Z55];[.$AD55];[.$AH55];[.$AL55];[.$AP55];[.$AT55];[.$AX55])" table:style-name="ce1">
            <text:p>15,74</text:p>
          </table:table-cell>
          <table:table-cell office:value-type="float" office:value="13.38" table:formula="of:=MIN([.$C55];[.$G55];[.$K55];[.$O55];[.$S55];[.$W55];[.$AA55];[.$AE55];[.$AI55];[.$AM55];[.$AQ55];[.$AU55];[.$AY55])" table:style-name="ce1">
            <text:p>13,38</text:p>
          </table:table-cell>
          <table:table-cell office:value-type="float" office:value="74472" table:formula="of:=MIN([.$D55];[.$H55];[.$L55];[.$P55];[.$T55];[.$X55];[.$AB55];[.$AF55];[.$AJ55];[.$AN55];[.$AR55];[.$AV55];[.$AZ55])" table:style-name="ce1">
            <text:p>74472</text:p>
          </table:table-cell>
          <table:table-cell office:value-type="float" office:value="41419" table:formula="of:=MIN([.$E55];[.$I55];[.$M55];[.$Q55];[.$U55];[.$Y55];[.$AC55];[.$AG55];[.$AK55];[.$AO55];[.$AS55];[.$AW55];[.$BA55])" table:style-name="ce1">
            <text:p>41419</text:p>
          </table:table-cell>
          <table:table-cell office:value-type="float" office:value="85.11" table:formula="of:=MEDIAN([.$B55];[.$F55];[.$J55];[.$N55];[.$R55];[.$V55];[.$Z55];[.$AD55];[.$AH55];[.$AL55];[.$AP55];[.$AT55];[.$AX55])" table:style-name="ce1">
            <text:p>85,11</text:p>
          </table:table-cell>
          <table:table-cell office:value-type="float" office:value="73.28" table:formula="of:=MEDIAN([.$C55];[.$G55];[.$K55];[.$O55];[.$S55];[.$W55];[.$AA55];[.$AE55];[.$AI55];[.$AM55];[.$AQ55];[.$AU55];[.$AY55])" table:style-name="ce1">
            <text:p>73,28</text:p>
          </table:table-cell>
          <table:table-cell office:value-type="float" office:value="270909" table:formula="of:=MEDIAN([.$D55];[.$H55];[.$L55];[.$P55];[.$T55];[.$X55];[.$AB55];[.$AF55];[.$AJ55];[.$AN55];[.$AR55];[.$AV55];[.$AZ55])" table:style-name="ce1">
            <text:p>270909</text:p>
          </table:table-cell>
          <table:table-cell office:value-type="float" office:value="176304" table:formula="of:=MEDIAN([.$E55];[.$I55];[.$M55];[.$Q55];[.$U55];[.$Y55];[.$AC55];[.$AG55];[.$AK55];[.$AO55];[.$AS55];[.$AW55];[.$BA55])" table:style-name="ce1">
            <text:p>176304</text:p>
          </table:table-cell>
          <table:table-cell office:value-type="float" office:value="2474.29" table:formula="of:=MAX([.$B55];[.$F55];[.$J55];[.$N55];[.$R55];[.$V55];[.$Z55];[.$AD55];[.$AH55];[.$AL55];[.$AP55];[.$AT55];[.$AX55])" table:style-name="ce1">
            <text:p>2474,29</text:p>
          </table:table-cell>
          <table:table-cell office:value-type="float" office:value="2471.75" table:formula="of:=MAX([.$C55];[.$G55];[.$K55];[.$O55];[.$S55];[.$W55];[.$AA55];[.$AE55];[.$AI55];[.$AM55];[.$AQ55];[.$AU55];[.$AY55])" table:style-name="ce1">
            <text:p>2471,75</text:p>
          </table:table-cell>
          <table:table-cell office:value-type="float" office:value="7638184" table:formula="of:=MAX([.$D55];[.$H55];[.$L55];[.$P55];[.$T55];[.$X55];[.$AB55];[.$AF55];[.$AJ55];[.$AN55];[.$AR55];[.$AV55];[.$AZ55])" table:style-name="ce1">
            <text:p>7638184</text:p>
          </table:table-cell>
          <table:table-cell office:value-type="float" office:value="5046678" table:formula="of:=MAX([.$E55];[.$I55];[.$M55];[.$Q55];[.$U55];[.$Y55];[.$AC55];[.$AG55];[.$AK55];[.$AO55];[.$AS55];[.$AW55];[.$BA55])" table:style-name="ce1">
            <text:p>504667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30_c50.lp</text:p>
          </table:table-cell>
          <table:table-cell office:value-type="float" office:value="46.87" table:style-name="ce1">
            <text:p>46,87</text:p>
          </table:table-cell>
          <table:table-cell office:value-type="float" office:value="44.91" table:style-name="ce1">
            <text:p>44,91</text:p>
          </table:table-cell>
          <table:table-cell office:value-type="float" office:value="839771" table:style-name="ce1">
            <text:p>839771</text:p>
          </table:table-cell>
          <table:table-cell office:value-type="float" office:value="190471" table:style-name="ce1">
            <text:p>190471</text:p>
          </table:table-cell>
          <table:table-cell office:value-type="float" office:value="401.44" table:style-name="ce1">
            <text:p>401,44</text:p>
          </table:table-cell>
          <table:table-cell office:value-type="float" office:value="399.08" table:style-name="ce1">
            <text:p>399,08</text:p>
          </table:table-cell>
          <table:table-cell office:value-type="float" office:value="1792437" table:style-name="ce1">
            <text:p>1792437</text:p>
          </table:table-cell>
          <table:table-cell office:value-type="float" office:value="1240786" table:style-name="ce1">
            <text:p>1240786</text:p>
          </table:table-cell>
          <table:table-cell office:value-type="float" office:value="55.96" table:style-name="ce1">
            <text:p>55,96</text:p>
          </table:table-cell>
          <table:table-cell office:value-type="float" office:value="53.59" table:style-name="ce1">
            <text:p>53,59</text:p>
          </table:table-cell>
          <table:table-cell office:value-type="float" office:value="775519" table:style-name="ce1">
            <text:p>775519</text:p>
          </table:table-cell>
          <table:table-cell office:value-type="float" office:value="171156" table:style-name="ce1">
            <text:p>171156</text:p>
          </table:table-cell>
          <table:table-cell office:value-type="float" office:value="63.14" table:style-name="ce1">
            <text:p>63,14</text:p>
          </table:table-cell>
          <table:table-cell office:value-type="float" office:value="60.84" table:style-name="ce1">
            <text:p>60,84</text:p>
          </table:table-cell>
          <table:table-cell office:value-type="float" office:value="989073" table:style-name="ce1">
            <text:p>989073</text:p>
          </table:table-cell>
          <table:table-cell office:value-type="float" office:value="223606" table:style-name="ce1">
            <text:p>223606</text:p>
          </table:table-cell>
          <table:table-cell office:value-type="float" office:value="212.02" table:style-name="ce1">
            <text:p>212,02</text:p>
          </table:table-cell>
          <table:table-cell office:value-type="float" office:value="209.8" table:style-name="ce1">
            <text:p>209,8</text:p>
          </table:table-cell>
          <table:table-cell office:value-type="float" office:value="1046563" table:style-name="ce1">
            <text:p>1046563</text:p>
          </table:table-cell>
          <table:table-cell office:value-type="float" office:value="693907" table:style-name="ce1">
            <text:p>693907</text:p>
          </table:table-cell>
          <table:table-cell office:value-type="float" office:value="10.44" table:style-name="ce2">
            <text:p>10,44</text:p>
          </table:table-cell>
          <table:table-cell office:value-type="float" office:value="8.11" table:style-name="ce2">
            <text:p>8,11</text:p>
          </table:table-cell>
          <table:table-cell office:value-type="float" office:value="163119" table:style-name="ce2">
            <text:p>163119</text:p>
          </table:table-cell>
          <table:table-cell office:value-type="float" office:value="26974" table:style-name="ce2">
            <text:p>26974</text:p>
          </table:table-cell>
          <table:table-cell office:value-type="float" office:value="246.02" table:style-name="ce1">
            <text:p>246,02</text:p>
          </table:table-cell>
          <table:table-cell office:value-type="float" office:value="243.6" table:style-name="ce1">
            <text:p>243,6</text:p>
          </table:table-cell>
          <table:table-cell office:value-type="float" office:value="2490033" table:style-name="ce1">
            <text:p>2490033</text:p>
          </table:table-cell>
          <table:table-cell office:value-type="float" office:value="715591" table:style-name="ce1">
            <text:p>715591</text:p>
          </table:table-cell>
          <table:table-cell office:value-type="float" office:value="518.21" table:style-name="ce1">
            <text:p>518,21</text:p>
          </table:table-cell>
          <table:table-cell office:value-type="float" office:value="515.87" table:style-name="ce1">
            <text:p>515,87</text:p>
          </table:table-cell>
          <table:table-cell office:value-type="float" office:value="2186423" table:style-name="ce1">
            <text:p>2186423</text:p>
          </table:table-cell>
          <table:table-cell office:value-type="float" office:value="1544619" table:style-name="ce3">
            <text:p>1544619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13.78" table:style-name="ce1">
            <text:p>13,78</text:p>
          </table:table-cell>
          <table:table-cell office:value-type="float" office:value="203197" table:style-name="ce1">
            <text:p>203197</text:p>
          </table:table-cell>
          <table:table-cell office:value-type="float" office:value="46863" table:style-name="ce1">
            <text:p>46863</text:p>
          </table:table-cell>
          <table:table-cell office:value-type="float" office:value="571.07000000000005" table:style-name="ce3">
            <text:p>571,07</text:p>
          </table:table-cell>
          <table:table-cell office:value-type="float" office:value="564.41" table:style-name="ce3">
            <text:p>564,41</text:p>
          </table:table-cell>
          <table:table-cell office:value-type="float" office:value="5777018" table:style-name="ce3">
            <text:p>5777018</text:p>
          </table:table-cell>
          <table:table-cell office:value-type="float" office:value="1528551" table:style-name="ce1">
            <text:p>1528551</text:p>
          </table:table-cell>
          <table:table-cell office:value-type="float" office:value="241.34" table:style-name="ce1">
            <text:p>241,34</text:p>
          </table:table-cell>
          <table:table-cell office:value-type="float" office:value="232.78" table:style-name="ce1">
            <text:p>232,78</text:p>
          </table:table-cell>
          <table:table-cell office:value-type="float" office:value="751832" table:style-name="ce1">
            <text:p>751832</text:p>
          </table:table-cell>
          <table:table-cell office:value-type="float" office:value="477304" table:style-name="ce1">
            <text:p>477304</text:p>
          </table:table-cell>
          <table:table-cell office:value-type="float" office:value="470.82" table:style-name="ce1">
            <text:p>470,82</text:p>
          </table:table-cell>
          <table:table-cell office:value-type="float" office:value="462.34" table:style-name="ce1">
            <text:p>462,34</text:p>
          </table:table-cell>
          <table:table-cell office:value-type="float" office:value="3594048" table:style-name="ce1">
            <text:p>3594048</text:p>
          </table:table-cell>
          <table:table-cell office:value-type="float" office:value="870684" table:style-name="ce1">
            <text:p>870684</text:p>
          </table:table-cell>
          <table:table-cell office:value-type="float" office:value="66.47" table:style-name="ce1">
            <text:p>66,47</text:p>
          </table:table-cell>
          <table:table-cell office:value-type="float" office:value="64.180000000000007" table:style-name="ce1">
            <text:p>64,18</text:p>
          </table:table-cell>
          <table:table-cell office:value-type="float" office:value="954335" table:style-name="ce1">
            <text:p>954335</text:p>
          </table:table-cell>
          <table:table-cell office:value-type="float" office:value="226291" table:style-name="ce1">
            <text:p>226291</text:p>
          </table:table-cell>
          <table:table-cell office:value-type="float" office:value="10.44" table:formula="of:=MIN([.$B56];[.$F56];[.$J56];[.$N56];[.$R56];[.$V56];[.$Z56];[.$AD56];[.$AH56];[.$AL56];[.$AP56];[.$AT56];[.$AX56])" table:style-name="ce1">
            <text:p>10,44</text:p>
          </table:table-cell>
          <table:table-cell office:value-type="float" office:value="8.11" table:formula="of:=MIN([.$C56];[.$G56];[.$K56];[.$O56];[.$S56];[.$W56];[.$AA56];[.$AE56];[.$AI56];[.$AM56];[.$AQ56];[.$AU56];[.$AY56])" table:style-name="ce1">
            <text:p>8,11</text:p>
          </table:table-cell>
          <table:table-cell office:value-type="float" office:value="163119" table:formula="of:=MIN([.$D56];[.$H56];[.$L56];[.$P56];[.$T56];[.$X56];[.$AB56];[.$AF56];[.$AJ56];[.$AN56];[.$AR56];[.$AV56];[.$AZ56])" table:style-name="ce1">
            <text:p>163119</text:p>
          </table:table-cell>
          <table:table-cell office:value-type="float" office:value="26974" table:formula="of:=MIN([.$E56];[.$I56];[.$M56];[.$Q56];[.$U56];[.$Y56];[.$AC56];[.$AG56];[.$AK56];[.$AO56];[.$AS56];[.$AW56];[.$BA56])" table:style-name="ce1">
            <text:p>26974</text:p>
          </table:table-cell>
          <table:table-cell office:value-type="float" office:value="212.02" table:formula="of:=MEDIAN([.$B56];[.$F56];[.$J56];[.$N56];[.$R56];[.$V56];[.$Z56];[.$AD56];[.$AH56];[.$AL56];[.$AP56];[.$AT56];[.$AX56])" table:style-name="ce1">
            <text:p>212,02</text:p>
          </table:table-cell>
          <table:table-cell office:value-type="float" office:value="209.8" table:formula="of:=MEDIAN([.$C56];[.$G56];[.$K56];[.$O56];[.$S56];[.$W56];[.$AA56];[.$AE56];[.$AI56];[.$AM56];[.$AQ56];[.$AU56];[.$AY56])" table:style-name="ce1">
            <text:p>209,8</text:p>
          </table:table-cell>
          <table:table-cell office:value-type="float" office:value="989073" table:formula="of:=MEDIAN([.$D56];[.$H56];[.$L56];[.$P56];[.$T56];[.$X56];[.$AB56];[.$AF56];[.$AJ56];[.$AN56];[.$AR56];[.$AV56];[.$AZ56])" table:style-name="ce1">
            <text:p>989073</text:p>
          </table:table-cell>
          <table:table-cell office:value-type="float" office:value="477304" table:formula="of:=MEDIAN([.$E56];[.$I56];[.$M56];[.$Q56];[.$U56];[.$Y56];[.$AC56];[.$AG56];[.$AK56];[.$AO56];[.$AS56];[.$AW56];[.$BA56])" table:style-name="ce1">
            <text:p>477304</text:p>
          </table:table-cell>
          <table:table-cell office:value-type="float" office:value="571.07000000000005" table:formula="of:=MAX([.$B56];[.$F56];[.$J56];[.$N56];[.$R56];[.$V56];[.$Z56];[.$AD56];[.$AH56];[.$AL56];[.$AP56];[.$AT56];[.$AX56])" table:style-name="ce1">
            <text:p>571,07</text:p>
          </table:table-cell>
          <table:table-cell office:value-type="float" office:value="564.41" table:formula="of:=MAX([.$C56];[.$G56];[.$K56];[.$O56];[.$S56];[.$W56];[.$AA56];[.$AE56];[.$AI56];[.$AM56];[.$AQ56];[.$AU56];[.$AY56])" table:style-name="ce1">
            <text:p>564,41</text:p>
          </table:table-cell>
          <table:table-cell office:value-type="float" office:value="5777018" table:formula="of:=MAX([.$D56];[.$H56];[.$L56];[.$P56];[.$T56];[.$X56];[.$AB56];[.$AF56];[.$AJ56];[.$AN56];[.$AR56];[.$AV56];[.$AZ56])" table:style-name="ce1">
            <text:p>5777018</text:p>
          </table:table-cell>
          <table:table-cell office:value-type="float" office:value="1544619" table:formula="of:=MAX([.$E56];[.$I56];[.$M56];[.$Q56];[.$U56];[.$Y56];[.$AC56];[.$AG56];[.$AK56];[.$AO56];[.$AS56];[.$AW56];[.$BA56])" table:style-name="ce1">
            <text:p>154461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30_c55.lp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1.96" table:style-name="ce1">
            <text:p>1,96</text:p>
          </table:table-cell>
          <table:table-cell office:value-type="float" office:value="43959" table:style-name="ce1">
            <text:p>43959</text:p>
          </table:table-cell>
          <table:table-cell office:value-type="float" office:value="6592" table:style-name="ce1">
            <text:p>6592</text:p>
          </table:table-cell>
          <table:table-cell office:value-type="float" office:value="6.85" table:style-name="ce1">
            <text:p>6,85</text:p>
          </table:table-cell>
          <table:table-cell office:value-type="float" office:value="4.72" table:style-name="ce1">
            <text:p>4,72</text:p>
          </table:table-cell>
          <table:table-cell office:value-type="float" office:value="42426" table:style-name="ce1">
            <text:p>42426</text:p>
          </table:table-cell>
          <table:table-cell office:value-type="float" office:value="20572" table:style-name="ce1">
            <text:p>20572</text:p>
          </table:table-cell>
          <table:table-cell office:value-type="float" office:value="3.32" table:style-name="ce1">
            <text:p>3,32</text:p>
          </table:table-cell>
          <table:table-cell office:value-type="float" office:value="0.85" table:style-name="ce1">
            <text:p>0,85</text:p>
          </table:table-cell>
          <table:table-cell office:value-type="float" office:value="22852" table:style-name="ce1">
            <text:p>22852</text:p>
          </table:table-cell>
          <table:table-cell office:value-type="float" office:value="2850" table:style-name="ce1">
            <text:p>2850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2.37" table:style-name="ce1">
            <text:p>2,37</text:p>
          </table:table-cell>
          <table:table-cell office:value-type="float" office:value="55609" table:style-name="ce1">
            <text:p>55609</text:p>
          </table:table-cell>
          <table:table-cell office:value-type="float" office:value="7681" table:style-name="ce1">
            <text:p>7681</text:p>
          </table:table-cell>
          <table:table-cell office:value-type="float" office:value="10.14" table:style-name="ce1">
            <text:p>10,14</text:p>
          </table:table-cell>
          <table:table-cell office:value-type="float" office:value="7.64" table:style-name="ce1">
            <text:p>7,64</text:p>
          </table:table-cell>
          <table:table-cell office:value-type="float" office:value="51200" table:style-name="ce1">
            <text:p>51200</text:p>
          </table:table-cell>
          <table:table-cell office:value-type="float" office:value="24770" table:style-name="ce1">
            <text:p>24770</text:p>
          </table:table-cell>
          <table:table-cell office:value-type="float" office:value="3.14" table:style-name="ce2">
            <text:p>3,14</text:p>
          </table:table-cell>
          <table:table-cell office:value-type="float" office:value="0.76" table:style-name="ce2">
            <text:p>0,76</text:p>
          </table:table-cell>
          <table:table-cell office:value-type="float" office:value="21582" table:style-name="ce1">
            <text:p>21582</text:p>
          </table:table-cell>
          <table:table-cell office:value-type="float" office:value="2408" table:style-name="ce2">
            <text:p>2408</text:p>
          </table:table-cell>
          <table:table-cell office:value-type="float" office:value="3.6" table:style-name="ce1">
            <text:p>3,6</text:p>
          </table:table-cell>
          <table:table-cell office:value-type="float" office:value="1.34" table:style-name="ce1">
            <text:p>1,34</text:p>
          </table:table-cell>
          <table:table-cell office:value-type="float" office:value="29876" table:style-name="ce1">
            <text:p>29876</text:p>
          </table:table-cell>
          <table:table-cell office:value-type="float" office:value="4633" table:style-name="ce1">
            <text:p>4633</text:p>
          </table:table-cell>
          <table:table-cell office:value-type="float" office:value="4.74" table:style-name="ce1">
            <text:p>4,74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14018" table:style-name="ce2">
            <text:p>14018</text:p>
          </table:table-cell>
          <table:table-cell office:value-type="float" office:value="6127" table:style-name="ce1">
            <text:p>6127</text:p>
          </table:table-cell>
          <table:table-cell office:value-type="float" office:value="5.74" table:style-name="ce1">
            <text:p>5,74</text:p>
          </table:table-cell>
          <table:table-cell office:value-type="float" office:value="3.25" table:style-name="ce1">
            <text:p>3,25</text:p>
          </table:table-cell>
          <table:table-cell office:value-type="float" office:value="34766" table:style-name="ce1">
            <text:p>34766</text:p>
          </table:table-cell>
          <table:table-cell office:value-type="float" office:value="12157" table:style-name="ce1">
            <text:p>12157</text:p>
          </table:table-cell>
          <table:table-cell office:value-type="float" office:value="12.86" table:style-name="ce1">
            <text:p>12,86</text:p>
          </table:table-cell>
          <table:table-cell office:value-type="float" office:value="4.43" table:style-name="ce1">
            <text:p>4,43</text:p>
          </table:table-cell>
          <table:table-cell office:value-type="float" office:value="22634" table:style-name="ce1">
            <text:p>22634</text:p>
          </table:table-cell>
          <table:table-cell office:value-type="float" office:value="7787" table:style-name="ce1">
            <text:p>7787</text:p>
          </table:table-cell>
          <table:table-cell office:value-type="float" office:value="27.11" table:style-name="ce3">
            <text:p>27,11</text:p>
          </table:table-cell>
          <table:table-cell office:value-type="float" office:value="18.170000000000002" table:style-name="ce3">
            <text:p>18,17</text:p>
          </table:table-cell>
          <table:table-cell office:value-type="float" office:value="102584" table:style-name="ce1">
            <text:p>102584</text:p>
          </table:table-cell>
          <table:table-cell office:value-type="float" office:value="37722" table:style-name="ce3">
            <text:p>37722</text:p>
          </table:table-cell>
          <table:table-cell office:value-type="float" office:value="17.079999999999998" table:style-name="ce1">
            <text:p>17,08</text:p>
          </table:table-cell>
          <table:table-cell office:value-type="float" office:value="7.99" table:style-name="ce1">
            <text:p>7,99</text:p>
          </table:table-cell>
          <table:table-cell office:value-type="float" office:value="115176" table:style-name="ce3">
            <text:p>115176</text:p>
          </table:table-cell>
          <table:table-cell office:value-type="float" office:value="15604" table:style-name="ce1">
            <text:p>15604</text:p>
          </table:table-cell>
          <table:table-cell office:value-type="float" office:value="3.93" table:style-name="ce1">
            <text:p>3,93</text:p>
          </table:table-cell>
          <table:table-cell office:value-type="float" office:value="1.7" table:style-name="ce1">
            <text:p>1,7</text:p>
          </table:table-cell>
          <table:table-cell office:value-type="float" office:value="19158" table:style-name="ce1">
            <text:p>19158</text:p>
          </table:table-cell>
          <table:table-cell office:value-type="float" office:value="4764" table:style-name="ce1">
            <text:p>4764</text:p>
          </table:table-cell>
          <table:table-cell office:value-type="float" office:value="3.14" table:formula="of:=MIN([.$B57];[.$F57];[.$J57];[.$N57];[.$R57];[.$V57];[.$Z57];[.$AD57];[.$AH57];[.$AL57];[.$AP57];[.$AT57];[.$AX57])" table:style-name="ce1">
            <text:p>3,14</text:p>
          </table:table-cell>
          <table:table-cell office:value-type="float" office:value="0.76" table:formula="of:=MIN([.$C57];[.$G57];[.$K57];[.$O57];[.$S57];[.$W57];[.$AA57];[.$AE57];[.$AI57];[.$AM57];[.$AQ57];[.$AU57];[.$AY57])" table:style-name="ce1">
            <text:p>0,76</text:p>
          </table:table-cell>
          <table:table-cell office:value-type="float" office:value="14018" table:formula="of:=MIN([.$D57];[.$H57];[.$L57];[.$P57];[.$T57];[.$X57];[.$AB57];[.$AF57];[.$AJ57];[.$AN57];[.$AR57];[.$AV57];[.$AZ57])" table:style-name="ce1">
            <text:p>14018</text:p>
          </table:table-cell>
          <table:table-cell office:value-type="float" office:value="2408" table:formula="of:=MIN([.$E57];[.$I57];[.$M57];[.$Q57];[.$U57];[.$Y57];[.$AC57];[.$AG57];[.$AK57];[.$AO57];[.$AS57];[.$AW57];[.$BA57])" table:style-name="ce1">
            <text:p>2408</text:p>
          </table:table-cell>
          <table:table-cell office:value-type="float" office:value="4.8899999999999997" table:formula="of:=MEDIAN([.$B57];[.$F57];[.$J57];[.$N57];[.$R57];[.$V57];[.$Z57];[.$AD57];[.$AH57];[.$AL57];[.$AP57];[.$AT57];[.$AX57])" table:style-name="ce1">
            <text:p>4,89</text:p>
          </table:table-cell>
          <table:table-cell office:value-type="float" office:value="2.37" table:formula="of:=MEDIAN([.$C57];[.$G57];[.$K57];[.$O57];[.$S57];[.$W57];[.$AA57];[.$AE57];[.$AI57];[.$AM57];[.$AQ57];[.$AU57];[.$AY57])" table:style-name="ce1">
            <text:p>2,37</text:p>
          </table:table-cell>
          <table:table-cell office:value-type="float" office:value="34766" table:formula="of:=MEDIAN([.$D57];[.$H57];[.$L57];[.$P57];[.$T57];[.$X57];[.$AB57];[.$AF57];[.$AJ57];[.$AN57];[.$AR57];[.$AV57];[.$AZ57])" table:style-name="ce1">
            <text:p>34766</text:p>
          </table:table-cell>
          <table:table-cell office:value-type="float" office:value="7681" table:formula="of:=MEDIAN([.$E57];[.$I57];[.$M57];[.$Q57];[.$U57];[.$Y57];[.$AC57];[.$AG57];[.$AK57];[.$AO57];[.$AS57];[.$AW57];[.$BA57])" table:style-name="ce1">
            <text:p>7681</text:p>
          </table:table-cell>
          <table:table-cell office:value-type="float" office:value="27.11" table:formula="of:=MAX([.$B57];[.$F57];[.$J57];[.$N57];[.$R57];[.$V57];[.$Z57];[.$AD57];[.$AH57];[.$AL57];[.$AP57];[.$AT57];[.$AX57])" table:style-name="ce1">
            <text:p>27,11</text:p>
          </table:table-cell>
          <table:table-cell office:value-type="float" office:value="18.170000000000002" table:formula="of:=MAX([.$C57];[.$G57];[.$K57];[.$O57];[.$S57];[.$W57];[.$AA57];[.$AE57];[.$AI57];[.$AM57];[.$AQ57];[.$AU57];[.$AY57])" table:style-name="ce1">
            <text:p>18,17</text:p>
          </table:table-cell>
          <table:table-cell office:value-type="float" office:value="115176" table:formula="of:=MAX([.$D57];[.$H57];[.$L57];[.$P57];[.$T57];[.$X57];[.$AB57];[.$AF57];[.$AJ57];[.$AN57];[.$AR57];[.$AV57];[.$AZ57])" table:style-name="ce1">
            <text:p>115176</text:p>
          </table:table-cell>
          <table:table-cell office:value-type="float" office:value="37722" table:formula="of:=MAX([.$E57];[.$I57];[.$M57];[.$Q57];[.$U57];[.$Y57];[.$AC57];[.$AG57];[.$AK57];[.$AO57];[.$AS57];[.$AW57];[.$BA57])" table:style-name="ce1">
            <text:p>3772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30_c65.lp</text:p>
          </table:table-cell>
          <table:table-cell office:value-type="float" office:value="4.37" table:style-name="ce2">
            <text:p>4,37</text:p>
          </table:table-cell>
          <table:table-cell office:value-type="float" office:value="0.47" table:style-name="ce1">
            <text:p>0,47</text:p>
          </table:table-cell>
          <table:table-cell office:value-type="float" office:value="14673" table:style-name="ce1">
            <text:p>14673</text:p>
          </table:table-cell>
          <table:table-cell office:value-type="float" office:value="1025" table:style-name="ce2">
            <text:p>1025</text:p>
          </table:table-cell>
          <table:table-cell office:value-type="float" office:value="7.15" table:style-name="ce1">
            <text:p>7,15</text:p>
          </table:table-cell>
          <table:table-cell office:value-type="float" office:value="3" table:style-name="ce1">
            <text:p>3</text:p>
          </table:table-cell>
          <table:table-cell office:value-type="float" office:value="11314" table:style-name="ce2">
            <text:p>11314</text:p>
          </table:table-cell>
          <table:table-cell office:value-type="float" office:value="5596" table:style-name="ce1">
            <text:p>5596</text:p>
          </table:table-cell>
          <table:table-cell office:value-type="float" office:value="4.42" table:style-name="ce1">
            <text:p>4,42</text:p>
          </table:table-cell>
          <table:table-cell office:value-type="float" office:value="0.46" table:style-name="ce2">
            <text:p>0,46</text:p>
          </table:table-cell>
          <table:table-cell office:value-type="float" office:value="15416" table:style-name="ce1">
            <text:p>15416</text:p>
          </table:table-cell>
          <table:table-cell office:value-type="float" office:value="1226" table:style-name="ce1">
            <text:p>1226</text:p>
          </table:table-cell>
          <table:table-cell office:value-type="float" office:value="15.87" table:style-name="ce1">
            <text:p>15,87</text:p>
          </table:table-cell>
          <table:table-cell office:value-type="float" office:value="11.88" table:style-name="ce1">
            <text:p>11,88</text:p>
          </table:table-cell>
          <table:table-cell office:value-type="float" office:value="99296" table:style-name="ce3">
            <text:p>99296</text:p>
          </table:table-cell>
          <table:table-cell office:value-type="float" office:value="24256" table:style-name="ce1">
            <text:p>24256</text:p>
          </table:table-cell>
          <table:table-cell office:value-type="float" office:value="10.220000000000001" table:style-name="ce1">
            <text:p>10,22</text:p>
          </table:table-cell>
          <table:table-cell office:value-type="float" office:value="6.13" table:style-name="ce1">
            <text:p>6,13</text:p>
          </table:table-cell>
          <table:table-cell office:value-type="float" office:value="23935" table:style-name="ce1">
            <text:p>23935</text:p>
          </table:table-cell>
          <table:table-cell office:value-type="float" office:value="12310" table:style-name="ce1">
            <text:p>12310</text:p>
          </table:table-cell>
          <table:table-cell office:value-type="float" office:value="8.16" table:style-name="ce1">
            <text:p>8,16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22828" table:style-name="ce1">
            <text:p>22828</text:p>
          </table:table-cell>
          <table:table-cell office:value-type="float" office:value="8798" table:style-name="ce1">
            <text:p>8798</text:p>
          </table:table-cell>
          <table:table-cell office:value-type="float" office:value="13.64" table:style-name="ce1">
            <text:p>13,64</text:p>
          </table:table-cell>
          <table:table-cell office:value-type="float" office:value="10.24" table:style-name="ce1">
            <text:p>10,24</text:p>
          </table:table-cell>
          <table:table-cell office:value-type="float" office:value="75013" table:style-name="ce1">
            <text:p>75013</text:p>
          </table:table-cell>
          <table:table-cell office:value-type="float" office:value="29424" table:style-name="ce1">
            <text:p>29424</text:p>
          </table:table-cell>
          <table:table-cell office:value-type="float" office:value="20.309999999999999" table:style-name="ce1">
            <text:p>20,31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61656" table:style-name="ce1">
            <text:p>61656</text:p>
          </table:table-cell>
          <table:table-cell office:value-type="float" office:value="39288" table:style-name="ce3">
            <text:p>39288</text:p>
          </table:table-cell>
          <table:table-cell office:value-type="float" office:value="5.45" table:style-name="ce1">
            <text:p>5,45</text:p>
          </table:table-cell>
          <table:table-cell office:value-type="float" office:value="1.29" table:style-name="ce1">
            <text:p>1,29</text:p>
          </table:table-cell>
          <table:table-cell office:value-type="float" office:value="19993" table:style-name="ce1">
            <text:p>19993</text:p>
          </table:table-cell>
          <table:table-cell office:value-type="float" office:value="3102" table:style-name="ce1">
            <text:p>3102</text:p>
          </table:table-cell>
          <table:table-cell office:value-type="float" office:value="18.21" table:style-name="ce1">
            <text:p>18,21</text:p>
          </table:table-cell>
          <table:table-cell office:value-type="float" office:value="4.6500000000000004" table:style-name="ce1">
            <text:p>4,65</text:p>
          </table:table-cell>
          <table:table-cell office:value-type="float" office:value="18433" table:style-name="ce1">
            <text:p>18433</text:p>
          </table:table-cell>
          <table:table-cell office:value-type="float" office:value="5540" table:style-name="ce1">
            <text:p>5540</text:p>
          </table:table-cell>
          <table:table-cell office:value-type="float" office:value="35.06" table:style-name="ce3">
            <text:p>35,06</text:p>
          </table:table-cell>
          <table:table-cell office:value-type="float" office:value="22.45" table:style-name="ce3">
            <text:p>22,45</text:p>
          </table:table-cell>
          <table:table-cell office:value-type="float" office:value="82523" table:style-name="ce1">
            <text:p>82523</text:p>
          </table:table-cell>
          <table:table-cell office:value-type="float" office:value="35389" table:style-name="ce1">
            <text:p>35389</text:p>
          </table:table-cell>
          <table:table-cell office:value-type="float" office:value="13.46" table:style-name="ce1">
            <text:p>13,46</text:p>
          </table:table-cell>
          <table:table-cell office:value-type="float" office:value="1.7" table:style-name="ce1">
            <text:p>1,7</text:p>
          </table:table-cell>
          <table:table-cell office:value-type="float" office:value="24227" table:style-name="ce1">
            <text:p>24227</text:p>
          </table:table-cell>
          <table:table-cell office:value-type="float" office:value="3450" table:style-name="ce1">
            <text:p>3450</text:p>
          </table:table-cell>
          <table:table-cell office:value-type="float" office:value="6.65" table:style-name="ce1">
            <text:p>6,65</text:p>
          </table:table-cell>
          <table:table-cell office:value-type="float" office:value="2.72" table:style-name="ce1">
            <text:p>2,72</text:p>
          </table:table-cell>
          <table:table-cell office:value-type="float" office:value="26183" table:style-name="ce1">
            <text:p>26183</text:p>
          </table:table-cell>
          <table:table-cell office:value-type="float" office:value="4507" table:style-name="ce1">
            <text:p>4507</text:p>
          </table:table-cell>
          <table:table-cell office:value-type="float" office:value="4.37" table:formula="of:=MIN([.$B58];[.$F58];[.$J58];[.$N58];[.$R58];[.$V58];[.$Z58];[.$AD58];[.$AH58];[.$AL58];[.$AP58];[.$AT58];[.$AX58])" table:style-name="ce1">
            <text:p>4,37</text:p>
          </table:table-cell>
          <table:table-cell office:value-type="float" office:value="0.46" table:formula="of:=MIN([.$C58];[.$G58];[.$K58];[.$O58];[.$S58];[.$W58];[.$AA58];[.$AE58];[.$AI58];[.$AM58];[.$AQ58];[.$AU58];[.$AY58])" table:style-name="ce1">
            <text:p>0,46</text:p>
          </table:table-cell>
          <table:table-cell office:value-type="float" office:value="11314" table:formula="of:=MIN([.$D58];[.$H58];[.$L58];[.$P58];[.$T58];[.$X58];[.$AB58];[.$AF58];[.$AJ58];[.$AN58];[.$AR58];[.$AV58];[.$AZ58])" table:style-name="ce1">
            <text:p>11314</text:p>
          </table:table-cell>
          <table:table-cell office:value-type="float" office:value="1025" table:formula="of:=MIN([.$E58];[.$I58];[.$M58];[.$Q58];[.$U58];[.$Y58];[.$AC58];[.$AG58];[.$AK58];[.$AO58];[.$AS58];[.$AW58];[.$BA58])" table:style-name="ce1">
            <text:p>1025</text:p>
          </table:table-cell>
          <table:table-cell office:value-type="float" office:value="10.220000000000001" table:formula="of:=MEDIAN([.$B58];[.$F58];[.$J58];[.$N58];[.$R58];[.$V58];[.$Z58];[.$AD58];[.$AH58];[.$AL58];[.$AP58];[.$AT58];[.$AX58])" table:style-name="ce1">
            <text:p>10,22</text:p>
          </table:table-cell>
          <table:table-cell office:value-type="float" office:value="4.2699999999999996" table:formula="of:=MEDIAN([.$C58];[.$G58];[.$K58];[.$O58];[.$S58];[.$W58];[.$AA58];[.$AE58];[.$AI58];[.$AM58];[.$AQ58];[.$AU58];[.$AY58])" table:style-name="ce1">
            <text:p>4,27</text:p>
          </table:table-cell>
          <table:table-cell office:value-type="float" office:value="23935" table:formula="of:=MEDIAN([.$D58];[.$H58];[.$L58];[.$P58];[.$T58];[.$X58];[.$AB58];[.$AF58];[.$AJ58];[.$AN58];[.$AR58];[.$AV58];[.$AZ58])" table:style-name="ce1">
            <text:p>23935</text:p>
          </table:table-cell>
          <table:table-cell office:value-type="float" office:value="5596" table:formula="of:=MEDIAN([.$E58];[.$I58];[.$M58];[.$Q58];[.$U58];[.$Y58];[.$AC58];[.$AG58];[.$AK58];[.$AO58];[.$AS58];[.$AW58];[.$BA58])" table:style-name="ce1">
            <text:p>5596</text:p>
          </table:table-cell>
          <table:table-cell office:value-type="float" office:value="35.06" table:formula="of:=MAX([.$B58];[.$F58];[.$J58];[.$N58];[.$R58];[.$V58];[.$Z58];[.$AD58];[.$AH58];[.$AL58];[.$AP58];[.$AT58];[.$AX58])" table:style-name="ce1">
            <text:p>35,06</text:p>
          </table:table-cell>
          <table:table-cell office:value-type="float" office:value="22.45" table:formula="of:=MAX([.$C58];[.$G58];[.$K58];[.$O58];[.$S58];[.$W58];[.$AA58];[.$AE58];[.$AI58];[.$AM58];[.$AQ58];[.$AU58];[.$AY58])" table:style-name="ce1">
            <text:p>22,45</text:p>
          </table:table-cell>
          <table:table-cell office:value-type="float" office:value="99296" table:formula="of:=MAX([.$D58];[.$H58];[.$L58];[.$P58];[.$T58];[.$X58];[.$AB58];[.$AF58];[.$AJ58];[.$AN58];[.$AR58];[.$AV58];[.$AZ58])" table:style-name="ce1">
            <text:p>99296</text:p>
          </table:table-cell>
          <table:table-cell office:value-type="float" office:value="39288" table:formula="of:=MAX([.$E58];[.$I58];[.$M58];[.$Q58];[.$U58];[.$Y58];[.$AC58];[.$AG58];[.$AK58];[.$AO58];[.$AS58];[.$AW58];[.$BA58])" table:style-name="ce1">
            <text:p>392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35_c55.lp</text:p>
          </table:table-cell>
          <table:table-cell office:value-type="float" office:value="294.63" table:style-name="ce1">
            <text:p>294,63</text:p>
          </table:table-cell>
          <table:table-cell office:value-type="float" office:value="291.85000000000002" table:style-name="ce1">
            <text:p>291,85</text:p>
          </table:table-cell>
          <table:table-cell office:value-type="float" office:value="3477437" table:style-name="ce1">
            <text:p>3477437</text:p>
          </table:table-cell>
          <table:table-cell office:value-type="float" office:value="1007585" table:style-name="ce1">
            <text:p>1007585</text:p>
          </table:table-cell>
          <table:table-cell office:value-type="float" office:value="1791.99" table:style-name="ce1">
            <text:p>1791,99</text:p>
          </table:table-cell>
          <table:table-cell office:value-type="float" office:value="1788.99" table:style-name="ce1">
            <text:p>1788,99</text:p>
          </table:table-cell>
          <table:table-cell office:value-type="float" office:value="6398720" table:style-name="ce1">
            <text:p>6398720</text:p>
          </table:table-cell>
          <table:table-cell office:value-type="float" office:value="5011035" table:style-name="ce1">
            <text:p>5011035</text:p>
          </table:table-cell>
          <table:table-cell office:value-type="float" office:value="125.67" table:style-name="ce2">
            <text:p>125,67</text:p>
          </table:table-cell>
          <table:table-cell office:value-type="float" office:value="122.66" table:style-name="ce2">
            <text:p>122,66</text:p>
          </table:table-cell>
          <table:table-cell office:value-type="float" office:value="1720089" table:style-name="ce1">
            <text:p>1720089</text:p>
          </table:table-cell>
          <table:table-cell office:value-type="float" office:value="419409" table:style-name="ce1">
            <text:p>419409</text:p>
          </table:table-cell>
          <table:table-cell office:value-type="float" office:value="468.49" table:style-name="ce1">
            <text:p>468,49</text:p>
          </table:table-cell>
          <table:table-cell office:value-type="float" office:value="465.73" table:style-name="ce1">
            <text:p>465,73</text:p>
          </table:table-cell>
          <table:table-cell office:value-type="float" office:value="5187996" table:style-name="ce1">
            <text:p>5187996</text:p>
          </table:table-cell>
          <table:table-cell office:value-type="float" office:value="1446025" table:style-name="ce1">
            <text:p>1446025</text:p>
          </table:table-cell>
          <table:table-cell office:value-type="float" office:value="4019.93" table:style-name="ce3">
            <text:p>4019,93</text:p>
          </table:table-cell>
          <table:table-cell office:value-type="float" office:value="4017.09" table:style-name="ce3">
            <text:p>4017,09</text:p>
          </table:table-cell>
          <table:table-cell office:value-type="float" office:value="13974795" table:style-name="ce3">
            <text:p>13974795</text:p>
          </table:table-cell>
          <table:table-cell office:value-type="float" office:value="11215580" table:style-name="ce3">
            <text:p>11215580</text:p>
          </table:table-cell>
          <table:table-cell office:value-type="float" office:value="2556.34" table:style-name="ce1">
            <text:p>2556,34</text:p>
          </table:table-cell>
          <table:table-cell office:value-type="float" office:value="2553.23" table:style-name="ce1">
            <text:p>2553,23</text:p>
          </table:table-cell>
          <table:table-cell office:value-type="float" office:value="9318995" table:style-name="ce1">
            <text:p>9318995</text:p>
          </table:table-cell>
          <table:table-cell office:value-type="float" office:value="6990484" table:style-name="ce1">
            <text:p>6990484</text:p>
          </table:table-cell>
          <table:table-cell office:value-type="float" office:value="155.34" table:style-name="ce1">
            <text:p>155,34</text:p>
          </table:table-cell>
          <table:table-cell office:value-type="float" office:value="152.72999999999999" table:style-name="ce1">
            <text:p>152,73</text:p>
          </table:table-cell>
          <table:table-cell office:value-type="float" office:value="1681580" table:style-name="ce1">
            <text:p>1681580</text:p>
          </table:table-cell>
          <table:table-cell office:value-type="float" office:value="547165" table:style-name="ce1">
            <text:p>547165</text:p>
          </table:table-cell>
          <table:table-cell office:value-type="float" office:value="985.72" table:style-name="ce1">
            <text:p>985,72</text:p>
          </table:table-cell>
          <table:table-cell office:value-type="float" office:value="982.91" table:style-name="ce1">
            <text:p>982,91</text:p>
          </table:table-cell>
          <table:table-cell office:value-type="float" office:value="4041262" table:style-name="ce1">
            <text:p>4041262</text:p>
          </table:table-cell>
          <table:table-cell office:value-type="float" office:value="3053430" table:style-name="ce1">
            <text:p>3053430</text:p>
          </table:table-cell>
          <table:table-cell office:value-type="float" office:value="1351.8" table:style-name="ce1">
            <text:p>1351,8</text:p>
          </table:table-cell>
          <table:table-cell office:value-type="float" office:value="1348.92" table:style-name="ce1">
            <text:p>1348,92</text:p>
          </table:table-cell>
          <table:table-cell office:value-type="float" office:value="5562328" table:style-name="ce1">
            <text:p>5562328</text:p>
          </table:table-cell>
          <table:table-cell office:value-type="float" office:value="4182428" table:style-name="ce1">
            <text:p>4182428</text:p>
          </table:table-cell>
          <table:table-cell office:value-type="float" office:value="889.79" table:style-name="ce1">
            <text:p>889,79</text:p>
          </table:table-cell>
          <table:table-cell office:value-type="float" office:value="879.15" table:style-name="ce1">
            <text:p>879,15</text:p>
          </table:table-cell>
          <table:table-cell office:value-type="float" office:value="5877320" table:style-name="ce1">
            <text:p>5877320</text:p>
          </table:table-cell>
          <table:table-cell office:value-type="float" office:value="1854759" table:style-name="ce1">
            <text:p>1854759</text:p>
          </table:table-cell>
          <table:table-cell office:value-type="float" office:value="3717.27" table:style-name="ce1">
            <text:p>3717,27</text:p>
          </table:table-cell>
          <table:table-cell office:value-type="float" office:value="3706.4" table:style-name="ce1">
            <text:p>3706,4</text:p>
          </table:table-cell>
          <table:table-cell office:value-type="float" office:value="9237919" table:style-name="ce1">
            <text:p>9237919</text:p>
          </table:table-cell>
          <table:table-cell office:value-type="float" office:value="7238538" table:style-name="ce1">
            <text:p>7238538</text:p>
          </table:table-cell>
          <table:table-cell office:value-type="float" office:value="187.41" table:style-name="ce1">
            <text:p>187,41</text:p>
          </table:table-cell>
          <table:table-cell office:value-type="float" office:value="175.75" table:style-name="ce1">
            <text:p>175,75</text:p>
          </table:table-cell>
          <table:table-cell office:value-type="float" office:value="1406724" table:style-name="ce2">
            <text:p>1406724</text:p>
          </table:table-cell>
          <table:table-cell office:value-type="float" office:value="338053" table:style-name="ce2">
            <text:p>338053</text:p>
          </table:table-cell>
          <table:table-cell office:value-type="float" office:value="1080.9100000000001" table:style-name="ce1">
            <text:p>1080,91</text:p>
          </table:table-cell>
          <table:table-cell office:value-type="float" office:value="1078.1600000000001" table:style-name="ce1">
            <text:p>1078,16</text:p>
          </table:table-cell>
          <table:table-cell office:value-type="float" office:value="4641461" table:style-name="ce1">
            <text:p>4641461</text:p>
          </table:table-cell>
          <table:table-cell office:value-type="float" office:value="3296626" table:style-name="ce1">
            <text:p>3296626</text:p>
          </table:table-cell>
          <table:table-cell office:value-type="float" office:value="125.67" table:formula="of:=MIN([.$B59];[.$F59];[.$J59];[.$N59];[.$R59];[.$V59];[.$Z59];[.$AD59];[.$AH59];[.$AL59];[.$AP59];[.$AT59];[.$AX59])" table:style-name="ce1">
            <text:p>125,67</text:p>
          </table:table-cell>
          <table:table-cell office:value-type="float" office:value="122.66" table:formula="of:=MIN([.$C59];[.$G59];[.$K59];[.$O59];[.$S59];[.$W59];[.$AA59];[.$AE59];[.$AI59];[.$AM59];[.$AQ59];[.$AU59];[.$AY59])" table:style-name="ce1">
            <text:p>122,66</text:p>
          </table:table-cell>
          <table:table-cell office:value-type="float" office:value="1406724" table:formula="of:=MIN([.$D59];[.$H59];[.$L59];[.$P59];[.$T59];[.$X59];[.$AB59];[.$AF59];[.$AJ59];[.$AN59];[.$AR59];[.$AV59];[.$AZ59])" table:style-name="ce1">
            <text:p>1406724</text:p>
          </table:table-cell>
          <table:table-cell office:value-type="float" office:value="338053" table:formula="of:=MIN([.$E59];[.$I59];[.$M59];[.$Q59];[.$U59];[.$Y59];[.$AC59];[.$AG59];[.$AK59];[.$AO59];[.$AS59];[.$AW59];[.$BA59])" table:style-name="ce1">
            <text:p>338053</text:p>
          </table:table-cell>
          <table:table-cell office:value-type="float" office:value="985.72" table:formula="of:=MEDIAN([.$B59];[.$F59];[.$J59];[.$N59];[.$R59];[.$V59];[.$Z59];[.$AD59];[.$AH59];[.$AL59];[.$AP59];[.$AT59];[.$AX59])" table:style-name="ce1">
            <text:p>985,72</text:p>
          </table:table-cell>
          <table:table-cell office:value-type="float" office:value="982.91" table:formula="of:=MEDIAN([.$C59];[.$G59];[.$K59];[.$O59];[.$S59];[.$W59];[.$AA59];[.$AE59];[.$AI59];[.$AM59];[.$AQ59];[.$AU59];[.$AY59])" table:style-name="ce1">
            <text:p>982,91</text:p>
          </table:table-cell>
          <table:table-cell office:value-type="float" office:value="5187996" table:formula="of:=MEDIAN([.$D59];[.$H59];[.$L59];[.$P59];[.$T59];[.$X59];[.$AB59];[.$AF59];[.$AJ59];[.$AN59];[.$AR59];[.$AV59];[.$AZ59])" table:style-name="ce1">
            <text:p>5187996</text:p>
          </table:table-cell>
          <table:table-cell office:value-type="float" office:value="3053430" table:formula="of:=MEDIAN([.$E59];[.$I59];[.$M59];[.$Q59];[.$U59];[.$Y59];[.$AC59];[.$AG59];[.$AK59];[.$AO59];[.$AS59];[.$AW59];[.$BA59])" table:style-name="ce1">
            <text:p>3053430</text:p>
          </table:table-cell>
          <table:table-cell office:value-type="float" office:value="4019.93" table:formula="of:=MAX([.$B59];[.$F59];[.$J59];[.$N59];[.$R59];[.$V59];[.$Z59];[.$AD59];[.$AH59];[.$AL59];[.$AP59];[.$AT59];[.$AX59])" table:style-name="ce1">
            <text:p>4019,93</text:p>
          </table:table-cell>
          <table:table-cell office:value-type="float" office:value="4017.09" table:formula="of:=MAX([.$C59];[.$G59];[.$K59];[.$O59];[.$S59];[.$W59];[.$AA59];[.$AE59];[.$AI59];[.$AM59];[.$AQ59];[.$AU59];[.$AY59])" table:style-name="ce1">
            <text:p>4017,09</text:p>
          </table:table-cell>
          <table:table-cell office:value-type="float" office:value="13974795" table:formula="of:=MAX([.$D59];[.$H59];[.$L59];[.$P59];[.$T59];[.$X59];[.$AB59];[.$AF59];[.$AJ59];[.$AN59];[.$AR59];[.$AV59];[.$AZ59])" table:style-name="ce1">
            <text:p>13974795</text:p>
          </table:table-cell>
          <table:table-cell office:value-type="float" office:value="11215580" table:formula="of:=MAX([.$E59];[.$I59];[.$M59];[.$Q59];[.$U59];[.$Y59];[.$AC59];[.$AG59];[.$AK59];[.$AO59];[.$AS59];[.$AW59];[.$BA59])" table:style-name="ce1">
            <text:p>112155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2_a35_c65.lp</text:p>
          </table:table-cell>
          <table:table-cell office:value-type="float" office:value="365.21" table:style-name="ce1">
            <text:p>365,21</text:p>
          </table:table-cell>
          <table:table-cell office:value-type="float" office:value="360.74" table:style-name="ce1">
            <text:p>360,74</text:p>
          </table:table-cell>
          <table:table-cell office:value-type="float" office:value="2526843" table:style-name="ce1">
            <text:p>2526843</text:p>
          </table:table-cell>
          <table:table-cell office:value-type="float" office:value="425103" table:style-name="ce1">
            <text:p>425103</text:p>
          </table:table-cell>
          <table:table-cell office:value-type="float" office:value="474.41" table:style-name="ce1">
            <text:p>474,41</text:p>
          </table:table-cell>
          <table:table-cell office:value-type="float" office:value="470.16" table:style-name="ce1">
            <text:p>470,16</text:p>
          </table:table-cell>
          <table:table-cell office:value-type="float" office:value="998589" table:style-name="ce1">
            <text:p>998589</text:p>
          </table:table-cell>
          <table:table-cell office:value-type="float" office:value="668287" table:style-name="ce3">
            <text:p>668287</text:p>
          </table:table-cell>
          <table:table-cell office:value-type="float" office:value="77.09" table:style-name="ce1">
            <text:p>77,09</text:p>
          </table:table-cell>
          <table:table-cell office:value-type="float" office:value="72.180000000000007" table:style-name="ce1">
            <text:p>72,18</text:p>
          </table:table-cell>
          <table:table-cell office:value-type="float" office:value="472586" table:style-name="ce1">
            <text:p>472586</text:p>
          </table:table-cell>
          <table:table-cell office:value-type="float" office:value="82354" table:style-name="ce1">
            <text:p>82354</text:p>
          </table:table-cell>
          <table:table-cell office:value-type="float" office:value="601.42999999999995" table:style-name="ce3">
            <text:p>601,43</text:p>
          </table:table-cell>
          <table:table-cell office:value-type="float" office:value="596.71" table:style-name="ce3">
            <text:p>596,71</text:p>
          </table:table-cell>
          <table:table-cell office:value-type="float" office:value="3373104" table:style-name="ce3">
            <text:p>3373104</text:p>
          </table:table-cell>
          <table:table-cell office:value-type="float" office:value="594141" table:style-name="ce1">
            <text:p>594141</text:p>
          </table:table-cell>
          <table:table-cell office:value-type="float" office:value="429.14" table:style-name="ce1">
            <text:p>429,14</text:p>
          </table:table-cell>
          <table:table-cell office:value-type="float" office:value="424.15" table:style-name="ce1">
            <text:p>424,15</text:p>
          </table:table-cell>
          <table:table-cell office:value-type="float" office:value="867743" table:style-name="ce1">
            <text:p>867743</text:p>
          </table:table-cell>
          <table:table-cell office:value-type="float" office:value="585662" table:style-name="ce1">
            <text:p>585662</text:p>
          </table:table-cell>
          <table:table-cell office:value-type="float" office:value="69.13" table:style-name="ce1">
            <text:p>69,13</text:p>
          </table:table-cell>
          <table:table-cell office:value-type="float" office:value="64.13" table:style-name="ce1">
            <text:p>64,13</text:p>
          </table:table-cell>
          <table:table-cell office:value-type="float" office:value="395147" table:style-name="ce1">
            <text:p>395147</text:p>
          </table:table-cell>
          <table:table-cell office:value-type="float" office:value="75453" table:style-name="ce1">
            <text:p>75453</text:p>
          </table:table-cell>
          <table:table-cell office:value-type="float" office:value="166.89" table:style-name="ce1">
            <text:p>166,89</text:p>
          </table:table-cell>
          <table:table-cell office:value-type="float" office:value="162.52000000000001" table:style-name="ce1">
            <text:p>162,52</text:p>
          </table:table-cell>
          <table:table-cell office:value-type="float" office:value="363098" table:style-name="ce1">
            <text:p>363098</text:p>
          </table:table-cell>
          <table:table-cell office:value-type="float" office:value="171849" table:style-name="ce1">
            <text:p>171849</text:p>
          </table:table-cell>
          <table:table-cell office:value-type="float" office:value="48.39" table:style-name="ce2">
            <text:p>48,39</text:p>
          </table:table-cell>
          <table:table-cell office:value-type="float" office:value="43.29" table:style-name="ce2">
            <text:p>43,29</text:p>
          </table:table-cell>
          <table:table-cell office:value-type="float" office:value="72243" table:style-name="ce2">
            <text:p>72243</text:p>
          </table:table-cell>
          <table:table-cell office:value-type="float" office:value="54743" table:style-name="ce2">
            <text:p>54743</text:p>
          </table:table-cell>
          <table:table-cell office:value-type="float" office:value="127.51" table:style-name="ce1">
            <text:p>127,51</text:p>
          </table:table-cell>
          <table:table-cell office:value-type="float" office:value="123.16" table:style-name="ce1">
            <text:p>123,16</text:p>
          </table:table-cell>
          <table:table-cell office:value-type="float" office:value="323493" table:style-name="ce1">
            <text:p>323493</text:p>
          </table:table-cell>
          <table:table-cell office:value-type="float" office:value="163312" table:style-name="ce1">
            <text:p>163312</text:p>
          </table:table-cell>
          <table:table-cell office:value-type="float" office:value="148.75" table:style-name="ce1">
            <text:p>148,75</text:p>
          </table:table-cell>
          <table:table-cell office:value-type="float" office:value="133.47" table:style-name="ce1">
            <text:p>133,47</text:p>
          </table:table-cell>
          <table:table-cell office:value-type="float" office:value="324794" table:style-name="ce1">
            <text:p>324794</text:p>
          </table:table-cell>
          <table:table-cell office:value-type="float" office:value="108786" table:style-name="ce1">
            <text:p>108786</text:p>
          </table:table-cell>
          <table:table-cell office:value-type="float" office:value="548.49" table:style-name="ce1">
            <text:p>548,49</text:p>
          </table:table-cell>
          <table:table-cell office:value-type="float" office:value="529.42999999999995" table:style-name="ce1">
            <text:p>529,43</text:p>
          </table:table-cell>
          <table:table-cell office:value-type="float" office:value="597175" table:style-name="ce1">
            <text:p>597175</text:p>
          </table:table-cell>
          <table:table-cell office:value-type="float" office:value="368872" table:style-name="ce1">
            <text:p>368872</text:p>
          </table:table-cell>
          <table:table-cell office:value-type="float" office:value="382.77" table:style-name="ce1">
            <text:p>382,77</text:p>
          </table:table-cell>
          <table:table-cell office:value-type="float" office:value="365.72" table:style-name="ce1">
            <text:p>365,72</text:p>
          </table:table-cell>
          <table:table-cell office:value-type="float" office:value="1017914" table:style-name="ce1">
            <text:p>1017914</text:p>
          </table:table-cell>
          <table:table-cell office:value-type="float" office:value="261805" table:style-name="ce1">
            <text:p>261805</text:p>
          </table:table-cell>
          <table:table-cell office:value-type="float" office:value="109.74" table:style-name="ce1">
            <text:p>109,74</text:p>
          </table:table-cell>
          <table:table-cell office:value-type="float" office:value="105.15" table:style-name="ce1">
            <text:p>105,15</text:p>
          </table:table-cell>
          <table:table-cell office:value-type="float" office:value="347829" table:style-name="ce1">
            <text:p>347829</text:p>
          </table:table-cell>
          <table:table-cell office:value-type="float" office:value="146360" table:style-name="ce1">
            <text:p>146360</text:p>
          </table:table-cell>
          <table:table-cell office:value-type="float" office:value="48.39" table:formula="of:=MIN([.$B60];[.$F60];[.$J60];[.$N60];[.$R60];[.$V60];[.$Z60];[.$AD60];[.$AH60];[.$AL60];[.$AP60];[.$AT60];[.$AX60])" table:style-name="ce1">
            <text:p>48,39</text:p>
          </table:table-cell>
          <table:table-cell office:value-type="float" office:value="43.29" table:formula="of:=MIN([.$C60];[.$G60];[.$K60];[.$O60];[.$S60];[.$W60];[.$AA60];[.$AE60];[.$AI60];[.$AM60];[.$AQ60];[.$AU60];[.$AY60])" table:style-name="ce1">
            <text:p>43,29</text:p>
          </table:table-cell>
          <table:table-cell office:value-type="float" office:value="72243" table:formula="of:=MIN([.$D60];[.$H60];[.$L60];[.$P60];[.$T60];[.$X60];[.$AB60];[.$AF60];[.$AJ60];[.$AN60];[.$AR60];[.$AV60];[.$AZ60])" table:style-name="ce1">
            <text:p>72243</text:p>
          </table:table-cell>
          <table:table-cell office:value-type="float" office:value="54743" table:formula="of:=MIN([.$E60];[.$I60];[.$M60];[.$Q60];[.$U60];[.$Y60];[.$AC60];[.$AG60];[.$AK60];[.$AO60];[.$AS60];[.$AW60];[.$BA60])" table:style-name="ce1">
            <text:p>54743</text:p>
          </table:table-cell>
          <table:table-cell office:value-type="float" office:value="166.89" table:formula="of:=MEDIAN([.$B60];[.$F60];[.$J60];[.$N60];[.$R60];[.$V60];[.$Z60];[.$AD60];[.$AH60];[.$AL60];[.$AP60];[.$AT60];[.$AX60])" table:style-name="ce1">
            <text:p>166,89</text:p>
          </table:table-cell>
          <table:table-cell office:value-type="float" office:value="162.52000000000001" table:formula="of:=MEDIAN([.$C60];[.$G60];[.$K60];[.$O60];[.$S60];[.$W60];[.$AA60];[.$AE60];[.$AI60];[.$AM60];[.$AQ60];[.$AU60];[.$AY60])" table:style-name="ce1">
            <text:p>162,52</text:p>
          </table:table-cell>
          <table:table-cell office:value-type="float" office:value="472586" table:formula="of:=MEDIAN([.$D60];[.$H60];[.$L60];[.$P60];[.$T60];[.$X60];[.$AB60];[.$AF60];[.$AJ60];[.$AN60];[.$AR60];[.$AV60];[.$AZ60])" table:style-name="ce1">
            <text:p>472586</text:p>
          </table:table-cell>
          <table:table-cell office:value-type="float" office:value="171849" table:formula="of:=MEDIAN([.$E60];[.$I60];[.$M60];[.$Q60];[.$U60];[.$Y60];[.$AC60];[.$AG60];[.$AK60];[.$AO60];[.$AS60];[.$AW60];[.$BA60])" table:style-name="ce1">
            <text:p>171849</text:p>
          </table:table-cell>
          <table:table-cell office:value-type="float" office:value="601.42999999999995" table:formula="of:=MAX([.$B60];[.$F60];[.$J60];[.$N60];[.$R60];[.$V60];[.$Z60];[.$AD60];[.$AH60];[.$AL60];[.$AP60];[.$AT60];[.$AX60])" table:style-name="ce1">
            <text:p>601,43</text:p>
          </table:table-cell>
          <table:table-cell office:value-type="float" office:value="596.71" table:formula="of:=MAX([.$C60];[.$G60];[.$K60];[.$O60];[.$S60];[.$W60];[.$AA60];[.$AE60];[.$AI60];[.$AM60];[.$AQ60];[.$AU60];[.$AY60])" table:style-name="ce1">
            <text:p>596,71</text:p>
          </table:table-cell>
          <table:table-cell office:value-type="float" office:value="3373104" table:formula="of:=MAX([.$D60];[.$H60];[.$L60];[.$P60];[.$T60];[.$X60];[.$AB60];[.$AF60];[.$AJ60];[.$AN60];[.$AR60];[.$AV60];[.$AZ60])" table:style-name="ce1">
            <text:p>3373104</text:p>
          </table:table-cell>
          <table:table-cell office:value-type="float" office:value="668287" table:formula="of:=MAX([.$E60];[.$I60];[.$M60];[.$Q60];[.$U60];[.$Y60];[.$AC60];[.$AG60];[.$AK60];[.$AO60];[.$AS60];[.$AW60];[.$BA60])" table:style-name="ce1">
            <text:p>6682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15_c60.lp</text:p>
          </table:table-cell>
          <table:table-cell office:value-type="float" office:value="11.24" table:style-name="ce1">
            <text:p>11,24</text:p>
          </table:table-cell>
          <table:table-cell office:value-type="float" office:value="8.92" table:style-name="ce1">
            <text:p>8,92</text:p>
          </table:table-cell>
          <table:table-cell office:value-type="float" office:value="74965" table:style-name="ce1">
            <text:p>74965</text:p>
          </table:table-cell>
          <table:table-cell office:value-type="float" office:value="22765" table:style-name="ce1">
            <text:p>22765</text:p>
          </table:table-cell>
          <table:table-cell office:value-type="float" office:value="7.48" table:style-name="ce2">
            <text:p>7,48</text:p>
          </table:table-cell>
          <table:table-cell office:value-type="float" office:value="4.71" table:style-name="ce2">
            <text:p>4,71</text:p>
          </table:table-cell>
          <table:table-cell office:value-type="float" office:value="15398" table:style-name="ce2">
            <text:p>15398</text:p>
          </table:table-cell>
          <table:table-cell office:value-type="float" office:value="10230" table:style-name="ce2">
            <text:p>10230</text:p>
          </table:table-cell>
          <table:table-cell office:value-type="float" office:value="13.46" table:style-name="ce1">
            <text:p>13,46</text:p>
          </table:table-cell>
          <table:table-cell office:value-type="float" office:value="10.7" table:style-name="ce1">
            <text:p>10,7</text:p>
          </table:table-cell>
          <table:table-cell office:value-type="float" office:value="128122" table:style-name="ce1">
            <text:p>128122</text:p>
          </table:table-cell>
          <table:table-cell office:value-type="float" office:value="20530" table:style-name="ce1">
            <text:p>20530</text:p>
          </table:table-cell>
          <table:table-cell office:value-type="float" office:value="23.99" table:style-name="ce1">
            <text:p>23,99</text:p>
          </table:table-cell>
          <table:table-cell office:value-type="float" office:value="21.29" table:style-name="ce1">
            <text:p>21,29</text:p>
          </table:table-cell>
          <table:table-cell office:value-type="float" office:value="137309" table:style-name="ce1">
            <text:p>137309</text:p>
          </table:table-cell>
          <table:table-cell office:value-type="float" office:value="41114" table:style-name="ce1">
            <text:p>41114</text:p>
          </table:table-cell>
          <table:table-cell office:value-type="float" office:value="55.07" table:style-name="ce1">
            <text:p>55,07</text:p>
          </table:table-cell>
          <table:table-cell office:value-type="float" office:value="52.19" table:style-name="ce1">
            <text:p>52,19</text:p>
          </table:table-cell>
          <table:table-cell office:value-type="float" office:value="103771" table:style-name="ce1">
            <text:p>103771</text:p>
          </table:table-cell>
          <table:table-cell office:value-type="float" office:value="80969" table:style-name="ce1">
            <text:p>80969</text:p>
          </table:table-cell>
          <table:table-cell office:value-type="float" office:value="15.67" table:style-name="ce1">
            <text:p>15,67</text:p>
          </table:table-cell>
          <table:table-cell office:value-type="float" office:value="12.97" table:style-name="ce1">
            <text:p>12,97</text:p>
          </table:table-cell>
          <table:table-cell office:value-type="float" office:value="86223" table:style-name="ce1">
            <text:p>86223</text:p>
          </table:table-cell>
          <table:table-cell office:value-type="float" office:value="23640" table:style-name="ce1">
            <text:p>23640</text:p>
          </table:table-cell>
          <table:table-cell office:value-type="float" office:value="99.91" table:style-name="ce1">
            <text:p>99,91</text:p>
          </table:table-cell>
          <table:table-cell office:value-type="float" office:value="97.41" table:style-name="ce1">
            <text:p>97,41</text:p>
          </table:table-cell>
          <table:table-cell office:value-type="float" office:value="207961" table:style-name="ce1">
            <text:p>207961</text:p>
          </table:table-cell>
          <table:table-cell office:value-type="float" office:value="149489" table:style-name="ce1">
            <text:p>149489</text:p>
          </table:table-cell>
          <table:table-cell office:value-type="float" office:value="156.99" table:style-name="ce3">
            <text:p>156,99</text:p>
          </table:table-cell>
          <table:table-cell office:value-type="float" office:value="154.07" table:style-name="ce3">
            <text:p>154,07</text:p>
          </table:table-cell>
          <table:table-cell office:value-type="float" office:value="243446" table:style-name="ce1">
            <text:p>243446</text:p>
          </table:table-cell>
          <table:table-cell office:value-type="float" office:value="206890" table:style-name="ce3">
            <text:p>206890</text:p>
          </table:table-cell>
          <table:table-cell office:value-type="float" office:value="18.2" table:style-name="ce1">
            <text:p>18,2</text:p>
          </table:table-cell>
          <table:table-cell office:value-type="float" office:value="15.31" table:style-name="ce1">
            <text:p>15,31</text:p>
          </table:table-cell>
          <table:table-cell office:value-type="float" office:value="44245" table:style-name="ce1">
            <text:p>44245</text:p>
          </table:table-cell>
          <table:table-cell office:value-type="float" office:value="26653" table:style-name="ce1">
            <text:p>26653</text:p>
          </table:table-cell>
          <table:table-cell office:value-type="float" office:value="104.28" table:style-name="ce1">
            <text:p>104,28</text:p>
          </table:table-cell>
          <table:table-cell office:value-type="float" office:value="95.86" table:style-name="ce1">
            <text:p>95,86</text:p>
          </table:table-cell>
          <table:table-cell office:value-type="float" office:value="379984" table:style-name="ce3">
            <text:p>379984</text:p>
          </table:table-cell>
          <table:table-cell office:value-type="float" office:value="125954" table:style-name="ce1">
            <text:p>125954</text:p>
          </table:table-cell>
          <table:table-cell office:value-type="float" office:value="30.97" table:style-name="ce1">
            <text:p>30,97</text:p>
          </table:table-cell>
          <table:table-cell office:value-type="float" office:value="21.46" table:style-name="ce1">
            <text:p>21,46</text:p>
          </table:table-cell>
          <table:table-cell office:value-type="float" office:value="57554" table:style-name="ce1">
            <text:p>57554</text:p>
          </table:table-cell>
          <table:table-cell office:value-type="float" office:value="23534" table:style-name="ce1">
            <text:p>23534</text:p>
          </table:table-cell>
          <table:table-cell office:value-type="float" office:value="119.23" table:style-name="ce1">
            <text:p>119,23</text:p>
          </table:table-cell>
          <table:table-cell office:value-type="float" office:value="108.52" table:style-name="ce1">
            <text:p>108,52</text:p>
          </table:table-cell>
          <table:table-cell office:value-type="float" office:value="250200" table:style-name="ce1">
            <text:p>250200</text:p>
          </table:table-cell>
          <table:table-cell office:value-type="float" office:value="99961" table:style-name="ce1">
            <text:p>99961</text:p>
          </table:table-cell>
          <table:table-cell office:value-type="float" office:value="46.8" table:style-name="ce1">
            <text:p>46,8</text:p>
          </table:table-cell>
          <table:table-cell office:value-type="float" office:value="44.2" table:style-name="ce1">
            <text:p>44,2</text:p>
          </table:table-cell>
          <table:table-cell office:value-type="float" office:value="102612" table:style-name="ce1">
            <text:p>102612</text:p>
          </table:table-cell>
          <table:table-cell office:value-type="float" office:value="67546" table:style-name="ce1">
            <text:p>67546</text:p>
          </table:table-cell>
          <table:table-cell office:value-type="float" office:value="7.48" table:formula="of:=MIN([.$B61];[.$F61];[.$J61];[.$N61];[.$R61];[.$V61];[.$Z61];[.$AD61];[.$AH61];[.$AL61];[.$AP61];[.$AT61];[.$AX61])" table:style-name="ce1">
            <text:p>7,48</text:p>
          </table:table-cell>
          <table:table-cell office:value-type="float" office:value="4.71" table:formula="of:=MIN([.$C61];[.$G61];[.$K61];[.$O61];[.$S61];[.$W61];[.$AA61];[.$AE61];[.$AI61];[.$AM61];[.$AQ61];[.$AU61];[.$AY61])" table:style-name="ce1">
            <text:p>4,71</text:p>
          </table:table-cell>
          <table:table-cell office:value-type="float" office:value="15398" table:formula="of:=MIN([.$D61];[.$H61];[.$L61];[.$P61];[.$T61];[.$X61];[.$AB61];[.$AF61];[.$AJ61];[.$AN61];[.$AR61];[.$AV61];[.$AZ61])" table:style-name="ce1">
            <text:p>15398</text:p>
          </table:table-cell>
          <table:table-cell office:value-type="float" office:value="10230" table:formula="of:=MIN([.$E61];[.$I61];[.$M61];[.$Q61];[.$U61];[.$Y61];[.$AC61];[.$AG61];[.$AK61];[.$AO61];[.$AS61];[.$AW61];[.$BA61])" table:style-name="ce1">
            <text:p>10230</text:p>
          </table:table-cell>
          <table:table-cell office:value-type="float" office:value="30.97" table:formula="of:=MEDIAN([.$B61];[.$F61];[.$J61];[.$N61];[.$R61];[.$V61];[.$Z61];[.$AD61];[.$AH61];[.$AL61];[.$AP61];[.$AT61];[.$AX61])" table:style-name="ce1">
            <text:p>30,97</text:p>
          </table:table-cell>
          <table:table-cell office:value-type="float" office:value="21.46" table:formula="of:=MEDIAN([.$C61];[.$G61];[.$K61];[.$O61];[.$S61];[.$W61];[.$AA61];[.$AE61];[.$AI61];[.$AM61];[.$AQ61];[.$AU61];[.$AY61])" table:style-name="ce1">
            <text:p>21,46</text:p>
          </table:table-cell>
          <table:table-cell office:value-type="float" office:value="103771" table:formula="of:=MEDIAN([.$D61];[.$H61];[.$L61];[.$P61];[.$T61];[.$X61];[.$AB61];[.$AF61];[.$AJ61];[.$AN61];[.$AR61];[.$AV61];[.$AZ61])" table:style-name="ce1">
            <text:p>103771</text:p>
          </table:table-cell>
          <table:table-cell office:value-type="float" office:value="41114" table:formula="of:=MEDIAN([.$E61];[.$I61];[.$M61];[.$Q61];[.$U61];[.$Y61];[.$AC61];[.$AG61];[.$AK61];[.$AO61];[.$AS61];[.$AW61];[.$BA61])" table:style-name="ce1">
            <text:p>41114</text:p>
          </table:table-cell>
          <table:table-cell office:value-type="float" office:value="156.99" table:formula="of:=MAX([.$B61];[.$F61];[.$J61];[.$N61];[.$R61];[.$V61];[.$Z61];[.$AD61];[.$AH61];[.$AL61];[.$AP61];[.$AT61];[.$AX61])" table:style-name="ce1">
            <text:p>156,99</text:p>
          </table:table-cell>
          <table:table-cell office:value-type="float" office:value="154.07" table:formula="of:=MAX([.$C61];[.$G61];[.$K61];[.$O61];[.$S61];[.$W61];[.$AA61];[.$AE61];[.$AI61];[.$AM61];[.$AQ61];[.$AU61];[.$AY61])" table:style-name="ce1">
            <text:p>154,07</text:p>
          </table:table-cell>
          <table:table-cell office:value-type="float" office:value="379984" table:formula="of:=MAX([.$D61];[.$H61];[.$L61];[.$P61];[.$T61];[.$X61];[.$AB61];[.$AF61];[.$AJ61];[.$AN61];[.$AR61];[.$AV61];[.$AZ61])" table:style-name="ce1">
            <text:p>379984</text:p>
          </table:table-cell>
          <table:table-cell office:value-type="float" office:value="206890" table:formula="of:=MAX([.$E61];[.$I61];[.$M61];[.$Q61];[.$U61];[.$Y61];[.$AC61];[.$AG61];[.$AK61];[.$AO61];[.$AS61];[.$AW61];[.$BA61])" table:style-name="ce1">
            <text:p>20689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0_c50.lp</text:p>
          </table:table-cell>
          <table:table-cell office:value-type="float" office:value="16.36" table:style-name="ce1">
            <text:p>16,36</text:p>
          </table:table-cell>
          <table:table-cell office:value-type="float" office:value="14.67" table:style-name="ce1">
            <text:p>14,67</text:p>
          </table:table-cell>
          <table:table-cell office:value-type="float" office:value="166016" table:style-name="ce1">
            <text:p>166016</text:p>
          </table:table-cell>
          <table:table-cell office:value-type="float" office:value="47687" table:style-name="ce1">
            <text:p>47687</text:p>
          </table:table-cell>
          <table:table-cell office:value-type="float" office:value="140.19" table:style-name="ce1">
            <text:p>140,19</text:p>
          </table:table-cell>
          <table:table-cell office:value-type="float" office:value="138.22" table:style-name="ce1">
            <text:p>138,22</text:p>
          </table:table-cell>
          <table:table-cell office:value-type="float" office:value="318185" table:style-name="ce1">
            <text:p>318185</text:p>
          </table:table-cell>
          <table:table-cell office:value-type="float" office:value="265379" table:style-name="ce1">
            <text:p>265379</text:p>
          </table:table-cell>
          <table:table-cell office:value-type="float" office:value="10.029999999999999" table:style-name="ce2">
            <text:p>10,03</text:p>
          </table:table-cell>
          <table:table-cell office:value-type="float" office:value="7.94" table:style-name="ce2">
            <text:p>7,94</text:p>
          </table:table-cell>
          <table:table-cell office:value-type="float" office:value="91661" table:style-name="ce2">
            <text:p>91661</text:p>
          </table:table-cell>
          <table:table-cell office:value-type="float" office:value="23655" table:style-name="ce2">
            <text:p>23655</text:p>
          </table:table-cell>
          <table:table-cell office:value-type="float" office:value="46.97" table:style-name="ce1">
            <text:p>46,97</text:p>
          </table:table-cell>
          <table:table-cell office:value-type="float" office:value="44.99" table:style-name="ce1">
            <text:p>44,99</text:p>
          </table:table-cell>
          <table:table-cell office:value-type="float" office:value="190106" table:style-name="ce1">
            <text:p>190106</text:p>
          </table:table-cell>
          <table:table-cell office:value-type="float" office:value="108309" table:style-name="ce1">
            <text:p>108309</text:p>
          </table:table-cell>
          <table:table-cell office:value-type="float" office:value="132.51" table:style-name="ce1">
            <text:p>132,51</text:p>
          </table:table-cell>
          <table:table-cell office:value-type="float" office:value="130.63" table:style-name="ce1">
            <text:p>130,63</text:p>
          </table:table-cell>
          <table:table-cell office:value-type="float" office:value="280114" table:style-name="ce1">
            <text:p>280114</text:p>
          </table:table-cell>
          <table:table-cell office:value-type="float" office:value="237586" table:style-name="ce1">
            <text:p>237586</text:p>
          </table:table-cell>
          <table:table-cell office:value-type="float" office:value="66.489999999999995" table:style-name="ce1">
            <text:p>66,49</text:p>
          </table:table-cell>
          <table:table-cell office:value-type="float" office:value="64.510000000000005" table:style-name="ce1">
            <text:p>64,51</text:p>
          </table:table-cell>
          <table:table-cell office:value-type="float" office:value="190849" table:style-name="ce1">
            <text:p>190849</text:p>
          </table:table-cell>
          <table:table-cell office:value-type="float" office:value="124107" table:style-name="ce1">
            <text:p>124107</text:p>
          </table:table-cell>
          <table:table-cell office:value-type="float" office:value="60.52" table:style-name="ce1">
            <text:p>60,52</text:p>
          </table:table-cell>
          <table:table-cell office:value-type="float" office:value="58.52" table:style-name="ce1">
            <text:p>58,52</text:p>
          </table:table-cell>
          <table:table-cell office:value-type="float" office:value="148432" table:style-name="ce1">
            <text:p>148432</text:p>
          </table:table-cell>
          <table:table-cell office:value-type="float" office:value="109578" table:style-name="ce1">
            <text:p>109578</text:p>
          </table:table-cell>
          <table:table-cell office:value-type="float" office:value="117" table:style-name="ce1">
            <text:p>117</text:p>
          </table:table-cell>
          <table:table-cell office:value-type="float" office:value="114.92" table:style-name="ce1">
            <text:p>114,92</text:p>
          </table:table-cell>
          <table:table-cell office:value-type="float" office:value="240835" table:style-name="ce1">
            <text:p>240835</text:p>
          </table:table-cell>
          <table:table-cell office:value-type="float" office:value="205114" table:style-name="ce1">
            <text:p>205114</text:p>
          </table:table-cell>
          <table:table-cell office:value-type="float" office:value="213.22" table:style-name="ce1">
            <text:p>213,22</text:p>
          </table:table-cell>
          <table:table-cell office:value-type="float" office:value="211.26" table:style-name="ce1">
            <text:p>211,26</text:p>
          </table:table-cell>
          <table:table-cell office:value-type="float" office:value="530606" table:style-name="ce3">
            <text:p>530606</text:p>
          </table:table-cell>
          <table:table-cell office:value-type="float" office:value="383522" table:style-name="ce3">
            <text:p>383522</text:p>
          </table:table-cell>
          <table:table-cell office:value-type="float" office:value="66.760000000000005" table:style-name="ce1">
            <text:p>66,76</text:p>
          </table:table-cell>
          <table:table-cell office:value-type="float" office:value="61.06" table:style-name="ce1">
            <text:p>61,06</text:p>
          </table:table-cell>
          <table:table-cell office:value-type="float" office:value="167346" table:style-name="ce1">
            <text:p>167346</text:p>
          </table:table-cell>
          <table:table-cell office:value-type="float" office:value="89503" table:style-name="ce1">
            <text:p>89503</text:p>
          </table:table-cell>
          <table:table-cell office:value-type="float" office:value="253.45" table:style-name="ce3">
            <text:p>253,45</text:p>
          </table:table-cell>
          <table:table-cell office:value-type="float" office:value="245.31" table:style-name="ce3">
            <text:p>245,31</text:p>
          </table:table-cell>
          <table:table-cell office:value-type="float" office:value="304646" table:style-name="ce1">
            <text:p>304646</text:p>
          </table:table-cell>
          <table:table-cell office:value-type="float" office:value="239718" table:style-name="ce1">
            <text:p>239718</text:p>
          </table:table-cell>
          <table:table-cell office:value-type="float" office:value="113.03" table:style-name="ce1">
            <text:p>113,03</text:p>
          </table:table-cell>
          <table:table-cell office:value-type="float" office:value="105.95" table:style-name="ce1">
            <text:p>105,95</text:p>
          </table:table-cell>
          <table:table-cell office:value-type="float" office:value="238448" table:style-name="ce1">
            <text:p>238448</text:p>
          </table:table-cell>
          <table:table-cell office:value-type="float" office:value="138458" table:style-name="ce1">
            <text:p>138458</text:p>
          </table:table-cell>
          <table:table-cell office:value-type="float" office:value="104.37" table:style-name="ce1">
            <text:p>104,37</text:p>
          </table:table-cell>
          <table:table-cell office:value-type="float" office:value="102.51" table:style-name="ce1">
            <text:p>102,51</text:p>
          </table:table-cell>
          <table:table-cell office:value-type="float" office:value="374469" table:style-name="ce1">
            <text:p>374469</text:p>
          </table:table-cell>
          <table:table-cell office:value-type="float" office:value="226720" table:style-name="ce1">
            <text:p>226720</text:p>
          </table:table-cell>
          <table:table-cell office:value-type="float" office:value="10.029999999999999" table:formula="of:=MIN([.$B62];[.$F62];[.$J62];[.$N62];[.$R62];[.$V62];[.$Z62];[.$AD62];[.$AH62];[.$AL62];[.$AP62];[.$AT62];[.$AX62])" table:style-name="ce1">
            <text:p>10,03</text:p>
          </table:table-cell>
          <table:table-cell office:value-type="float" office:value="7.94" table:formula="of:=MIN([.$C62];[.$G62];[.$K62];[.$O62];[.$S62];[.$W62];[.$AA62];[.$AE62];[.$AI62];[.$AM62];[.$AQ62];[.$AU62];[.$AY62])" table:style-name="ce1">
            <text:p>7,94</text:p>
          </table:table-cell>
          <table:table-cell office:value-type="float" office:value="91661" table:formula="of:=MIN([.$D62];[.$H62];[.$L62];[.$P62];[.$T62];[.$X62];[.$AB62];[.$AF62];[.$AJ62];[.$AN62];[.$AR62];[.$AV62];[.$AZ62])" table:style-name="ce1">
            <text:p>91661</text:p>
          </table:table-cell>
          <table:table-cell office:value-type="float" office:value="23655" table:formula="of:=MIN([.$E62];[.$I62];[.$M62];[.$Q62];[.$U62];[.$Y62];[.$AC62];[.$AG62];[.$AK62];[.$AO62];[.$AS62];[.$AW62];[.$BA62])" table:style-name="ce1">
            <text:p>23655</text:p>
          </table:table-cell>
          <table:table-cell office:value-type="float" office:value="104.37" table:formula="of:=MEDIAN([.$B62];[.$F62];[.$J62];[.$N62];[.$R62];[.$V62];[.$Z62];[.$AD62];[.$AH62];[.$AL62];[.$AP62];[.$AT62];[.$AX62])" table:style-name="ce1">
            <text:p>104,37</text:p>
          </table:table-cell>
          <table:table-cell office:value-type="float" office:value="102.51" table:formula="of:=MEDIAN([.$C62];[.$G62];[.$K62];[.$O62];[.$S62];[.$W62];[.$AA62];[.$AE62];[.$AI62];[.$AM62];[.$AQ62];[.$AU62];[.$AY62])" table:style-name="ce1">
            <text:p>102,51</text:p>
          </table:table-cell>
          <table:table-cell office:value-type="float" office:value="238448" table:formula="of:=MEDIAN([.$D62];[.$H62];[.$L62];[.$P62];[.$T62];[.$X62];[.$AB62];[.$AF62];[.$AJ62];[.$AN62];[.$AR62];[.$AV62];[.$AZ62])" table:style-name="ce1">
            <text:p>238448</text:p>
          </table:table-cell>
          <table:table-cell office:value-type="float" office:value="138458" table:formula="of:=MEDIAN([.$E62];[.$I62];[.$M62];[.$Q62];[.$U62];[.$Y62];[.$AC62];[.$AG62];[.$AK62];[.$AO62];[.$AS62];[.$AW62];[.$BA62])" table:style-name="ce1">
            <text:p>138458</text:p>
          </table:table-cell>
          <table:table-cell office:value-type="float" office:value="253.45" table:formula="of:=MAX([.$B62];[.$F62];[.$J62];[.$N62];[.$R62];[.$V62];[.$Z62];[.$AD62];[.$AH62];[.$AL62];[.$AP62];[.$AT62];[.$AX62])" table:style-name="ce1">
            <text:p>253,45</text:p>
          </table:table-cell>
          <table:table-cell office:value-type="float" office:value="245.31" table:formula="of:=MAX([.$C62];[.$G62];[.$K62];[.$O62];[.$S62];[.$W62];[.$AA62];[.$AE62];[.$AI62];[.$AM62];[.$AQ62];[.$AU62];[.$AY62])" table:style-name="ce1">
            <text:p>245,31</text:p>
          </table:table-cell>
          <table:table-cell office:value-type="float" office:value="530606" table:formula="of:=MAX([.$D62];[.$H62];[.$L62];[.$P62];[.$T62];[.$X62];[.$AB62];[.$AF62];[.$AJ62];[.$AN62];[.$AR62];[.$AV62];[.$AZ62])" table:style-name="ce1">
            <text:p>530606</text:p>
          </table:table-cell>
          <table:table-cell office:value-type="float" office:value="383522" table:formula="of:=MAX([.$E62];[.$I62];[.$M62];[.$Q62];[.$U62];[.$Y62];[.$AC62];[.$AG62];[.$AK62];[.$AO62];[.$AS62];[.$AW62];[.$BA62])" table:style-name="ce1">
            <text:p>38352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0_c60.lp</text:p>
          </table:table-cell>
          <table:table-cell office:value-type="float" office:value="5.57" table:style-name="ce1">
            <text:p>5,57</text:p>
          </table:table-cell>
          <table:table-cell office:value-type="float" office:value="1.54" table:style-name="ce1">
            <text:p>1,54</text:p>
          </table:table-cell>
          <table:table-cell office:value-type="float" office:value="40331" table:style-name="ce1">
            <text:p>40331</text:p>
          </table:table-cell>
          <table:table-cell office:value-type="float" office:value="2834" table:style-name="ce1">
            <text:p>2834</text:p>
          </table:table-cell>
          <table:table-cell office:value-type="float" office:value="6.38" table:style-name="ce1">
            <text:p>6,38</text:p>
          </table:table-cell>
          <table:table-cell office:value-type="float" office:value="1.89" table:style-name="ce1">
            <text:p>1,89</text:p>
          </table:table-cell>
          <table:table-cell office:value-type="float" office:value="8720" table:style-name="ce2">
            <text:p>8720</text:p>
          </table:table-cell>
          <table:table-cell office:value-type="float" office:value="3431" table:style-name="ce1">
            <text:p>3431</text:p>
          </table:table-cell>
          <table:table-cell office:value-type="float" office:value="5.17" table:style-name="ce1">
            <text:p>5,17</text:p>
          </table:table-cell>
          <table:table-cell office:value-type="float" office:value="1.44" table:style-name="ce1">
            <text:p>1,44</text:p>
          </table:table-cell>
          <table:table-cell office:value-type="float" office:value="38805" table:style-name="ce1">
            <text:p>38805</text:p>
          </table:table-cell>
          <table:table-cell office:value-type="float" office:value="3025" table:style-name="ce1">
            <text:p>3025</text:p>
          </table:table-cell>
          <table:table-cell office:value-type="float" office:value="9.9499999999999993" table:style-name="ce1">
            <text:p>9,95</text:p>
          </table:table-cell>
          <table:table-cell office:value-type="float" office:value="5.64" table:style-name="ce1">
            <text:p>5,64</text:p>
          </table:table-cell>
          <table:table-cell office:value-type="float" office:value="102395" table:style-name="ce3">
            <text:p>102395</text:p>
          </table:table-cell>
          <table:table-cell office:value-type="float" office:value="11957" table:style-name="ce1">
            <text:p>11957</text:p>
          </table:table-cell>
          <table:table-cell office:value-type="float" office:value="8.6300000000000008" table:style-name="ce1">
            <text:p>8,63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21598" table:style-name="ce1">
            <text:p>21598</text:p>
          </table:table-cell>
          <table:table-cell office:value-type="float" office:value="9078" table:style-name="ce1">
            <text:p>9078</text:p>
          </table:table-cell>
          <table:table-cell office:value-type="float" office:value="5.19" table:style-name="ce1">
            <text:p>5,19</text:p>
          </table:table-cell>
          <table:table-cell office:value-type="float" office:value="1.35" table:style-name="ce1">
            <text:p>1,35</text:p>
          </table:table-cell>
          <table:table-cell office:value-type="float" office:value="42868" table:style-name="ce1">
            <text:p>42868</text:p>
          </table:table-cell>
          <table:table-cell office:value-type="float" office:value="3406" table:style-name="ce1">
            <text:p>3406</text:p>
          </table:table-cell>
          <table:table-cell office:value-type="float" office:value="5.15" table:style-name="ce2">
            <text:p>5,15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32425" table:style-name="ce1">
            <text:p>32425</text:p>
          </table:table-cell>
          <table:table-cell office:value-type="float" office:value="2559" table:style-name="ce1">
            <text:p>2559</text:p>
          </table:table-cell>
          <table:table-cell office:value-type="float" office:value="10.1" table:style-name="ce1">
            <text:p>10,1</text:p>
          </table:table-cell>
          <table:table-cell office:value-type="float" office:value="5.95" table:style-name="ce3">
            <text:p>5,95</text:p>
          </table:table-cell>
          <table:table-cell office:value-type="float" office:value="30803" table:style-name="ce1">
            <text:p>30803</text:p>
          </table:table-cell>
          <table:table-cell office:value-type="float" office:value="12497" table:style-name="ce3">
            <text:p>12497</text:p>
          </table:table-cell>
          <table:table-cell office:value-type="float" office:value="6.74" table:style-name="ce1">
            <text:p>6,74</text:p>
          </table:table-cell>
          <table:table-cell office:value-type="float" office:value="2.76" table:style-name="ce1">
            <text:p>2,76</text:p>
          </table:table-cell>
          <table:table-cell office:value-type="float" office:value="72078" table:style-name="ce1">
            <text:p>72078</text:p>
          </table:table-cell>
          <table:table-cell office:value-type="float" office:value="5373" table:style-name="ce1">
            <text:p>5373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3.75" table:style-name="ce1">
            <text:p>3,75</text:p>
          </table:table-cell>
          <table:table-cell office:value-type="float" office:value="62003" table:style-name="ce1">
            <text:p>62003</text:p>
          </table:table-cell>
          <table:table-cell office:value-type="float" office:value="5715" table:style-name="ce1">
            <text:p>5715</text:p>
          </table:table-cell>
          <table:table-cell office:value-type="float" office:value="20.170000000000002" table:style-name="ce3">
            <text:p>20,17</text:p>
          </table:table-cell>
          <table:table-cell office:value-type="float" office:value="3.26" table:style-name="ce1">
            <text:p>3,26</text:p>
          </table:table-cell>
          <table:table-cell office:value-type="float" office:value="12712" table:style-name="ce1">
            <text:p>12712</text:p>
          </table:table-cell>
          <table:table-cell office:value-type="float" office:value="3669" table:style-name="ce1">
            <text:p>3669</text:p>
          </table:table-cell>
          <table:table-cell office:value-type="float" office:value="19.32" table:style-name="ce1">
            <text:p>19,32</text:p>
          </table:table-cell>
          <table:table-cell office:value-type="float" office:value="1" table:style-name="ce2">
            <text:p>1</text:p>
          </table:table-cell>
          <table:table-cell office:value-type="float" office:value="16467" table:style-name="ce1">
            <text:p>16467</text:p>
          </table:table-cell>
          <table:table-cell office:value-type="float" office:value="1065" table:style-name="ce2">
            <text:p>1065</text:p>
          </table:table-cell>
          <table:table-cell office:value-type="float" office:value="5.19" table:style-name="ce1">
            <text:p>5,19</text:p>
          </table:table-cell>
          <table:table-cell office:value-type="float" office:value="1.31" table:style-name="ce1">
            <text:p>1,31</text:p>
          </table:table-cell>
          <table:table-cell office:value-type="float" office:value="36083" table:style-name="ce1">
            <text:p>36083</text:p>
          </table:table-cell>
          <table:table-cell office:value-type="float" office:value="2488" table:style-name="ce1">
            <text:p>2488</text:p>
          </table:table-cell>
          <table:table-cell office:value-type="float" office:value="5.15" table:formula="of:=MIN([.$B63];[.$F63];[.$J63];[.$N63];[.$R63];[.$V63];[.$Z63];[.$AD63];[.$AH63];[.$AL63];[.$AP63];[.$AT63];[.$AX63])" table:style-name="ce1">
            <text:p>5,15</text:p>
          </table:table-cell>
          <table:table-cell office:value-type="float" office:value="1" table:formula="of:=MIN([.$C63];[.$G63];[.$K63];[.$O63];[.$S63];[.$W63];[.$AA63];[.$AE63];[.$AI63];[.$AM63];[.$AQ63];[.$AU63];[.$AY63])" table:style-name="ce1">
            <text:p>1</text:p>
          </table:table-cell>
          <table:table-cell office:value-type="float" office:value="8720" table:formula="of:=MIN([.$D63];[.$H63];[.$L63];[.$P63];[.$T63];[.$X63];[.$AB63];[.$AF63];[.$AJ63];[.$AN63];[.$AR63];[.$AV63];[.$AZ63])" table:style-name="ce1">
            <text:p>8720</text:p>
          </table:table-cell>
          <table:table-cell office:value-type="float" office:value="1065" table:formula="of:=MIN([.$E63];[.$I63];[.$M63];[.$Q63];[.$U63];[.$Y63];[.$AC63];[.$AG63];[.$AK63];[.$AO63];[.$AS63];[.$AW63];[.$BA63])" table:style-name="ce1">
            <text:p>1065</text:p>
          </table:table-cell>
          <table:table-cell office:value-type="float" office:value="6.74" table:formula="of:=MEDIAN([.$B63];[.$F63];[.$J63];[.$N63];[.$R63];[.$V63];[.$Z63];[.$AD63];[.$AH63];[.$AL63];[.$AP63];[.$AT63];[.$AX63])" table:style-name="ce1">
            <text:p>6,74</text:p>
          </table:table-cell>
          <table:table-cell office:value-type="float" office:value="1.89" table:formula="of:=MEDIAN([.$C63];[.$G63];[.$K63];[.$O63];[.$S63];[.$W63];[.$AA63];[.$AE63];[.$AI63];[.$AM63];[.$AQ63];[.$AU63];[.$AY63])" table:style-name="ce1">
            <text:p>1,89</text:p>
          </table:table-cell>
          <table:table-cell office:value-type="float" office:value="36083" table:formula="of:=MEDIAN([.$D63];[.$H63];[.$L63];[.$P63];[.$T63];[.$X63];[.$AB63];[.$AF63];[.$AJ63];[.$AN63];[.$AR63];[.$AV63];[.$AZ63])" table:style-name="ce1">
            <text:p>36083</text:p>
          </table:table-cell>
          <table:table-cell office:value-type="float" office:value="3431" table:formula="of:=MEDIAN([.$E63];[.$I63];[.$M63];[.$Q63];[.$U63];[.$Y63];[.$AC63];[.$AG63];[.$AK63];[.$AO63];[.$AS63];[.$AW63];[.$BA63])" table:style-name="ce1">
            <text:p>3431</text:p>
          </table:table-cell>
          <table:table-cell office:value-type="float" office:value="20.170000000000002" table:formula="of:=MAX([.$B63];[.$F63];[.$J63];[.$N63];[.$R63];[.$V63];[.$Z63];[.$AD63];[.$AH63];[.$AL63];[.$AP63];[.$AT63];[.$AX63])" table:style-name="ce1">
            <text:p>20,17</text:p>
          </table:table-cell>
          <table:table-cell office:value-type="float" office:value="5.95" table:formula="of:=MAX([.$C63];[.$G63];[.$K63];[.$O63];[.$S63];[.$W63];[.$AA63];[.$AE63];[.$AI63];[.$AM63];[.$AQ63];[.$AU63];[.$AY63])" table:style-name="ce1">
            <text:p>5,95</text:p>
          </table:table-cell>
          <table:table-cell office:value-type="float" office:value="102395" table:formula="of:=MAX([.$D63];[.$H63];[.$L63];[.$P63];[.$T63];[.$X63];[.$AB63];[.$AF63];[.$AJ63];[.$AN63];[.$AR63];[.$AV63];[.$AZ63])" table:style-name="ce1">
            <text:p>102395</text:p>
          </table:table-cell>
          <table:table-cell office:value-type="float" office:value="12497" table:formula="of:=MAX([.$E63];[.$I63];[.$M63];[.$Q63];[.$U63];[.$Y63];[.$AC63];[.$AG63];[.$AK63];[.$AO63];[.$AS63];[.$AW63];[.$BA63])" table:style-name="ce1">
            <text:p>1249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5_c50.lp</text:p>
          </table:table-cell>
          <table:table-cell office:value-type="float" office:value="81.66" table:style-name="ce3">
            <text:p>81,66</text:p>
          </table:table-cell>
          <table:table-cell office:value-type="float" office:value="79.77" table:style-name="ce3">
            <text:p>79,77</text:p>
          </table:table-cell>
          <table:table-cell office:value-type="float" office:value="330224" table:style-name="ce3">
            <text:p>330224</text:p>
          </table:table-cell>
          <table:table-cell office:value-type="float" office:value="179029" table:style-name="ce3">
            <text:p>179029</text:p>
          </table:table-cell>
          <table:table-cell office:value-type="float" office:value="17.739999999999998" table:style-name="ce1">
            <text:p>17,74</text:p>
          </table:table-cell>
          <table:table-cell office:value-type="float" office:value="15.53" table:style-name="ce1">
            <text:p>15,53</text:p>
          </table:table-cell>
          <table:table-cell office:value-type="float" office:value="45100" table:style-name="ce2">
            <text:p>45100</text:p>
          </table:table-cell>
          <table:table-cell office:value-type="float" office:value="33530" table:style-name="ce2">
            <text:p>33530</text:p>
          </table:table-cell>
          <table:table-cell office:value-type="float" office:value="25.94" table:style-name="ce1">
            <text:p>25,94</text:p>
          </table:table-cell>
          <table:table-cell office:value-type="float" office:value="23.8" table:style-name="ce1">
            <text:p>23,8</text:p>
          </table:table-cell>
          <table:table-cell office:value-type="float" office:value="92858" table:style-name="ce1">
            <text:p>92858</text:p>
          </table:table-cell>
          <table:table-cell office:value-type="float" office:value="50644" table:style-name="ce1">
            <text:p>50644</text:p>
          </table:table-cell>
          <table:table-cell office:value-type="float" office:value="27.57" table:style-name="ce1">
            <text:p>27,57</text:p>
          </table:table-cell>
          <table:table-cell office:value-type="float" office:value="25.43" table:style-name="ce1">
            <text:p>25,43</text:p>
          </table:table-cell>
          <table:table-cell office:value-type="float" office:value="129902" table:style-name="ce1">
            <text:p>129902</text:p>
          </table:table-cell>
          <table:table-cell office:value-type="float" office:value="58525" table:style-name="ce1">
            <text:p>58525</text:p>
          </table:table-cell>
          <table:table-cell office:value-type="float" office:value="29.41" table:style-name="ce1">
            <text:p>29,41</text:p>
          </table:table-cell>
          <table:table-cell office:value-type="float" office:value="27.15" table:style-name="ce1">
            <text:p>27,15</text:p>
          </table:table-cell>
          <table:table-cell office:value-type="float" office:value="76695" table:style-name="ce1">
            <text:p>76695</text:p>
          </table:table-cell>
          <table:table-cell office:value-type="float" office:value="56260" table:style-name="ce1">
            <text:p>56260</text:p>
          </table:table-cell>
          <table:table-cell office:value-type="float" office:value="14.41" table:style-name="ce2">
            <text:p>14,41</text:p>
          </table:table-cell>
          <table:table-cell office:value-type="float" office:value="12.12" table:style-name="ce2">
            <text:p>12,12</text:p>
          </table:table-cell>
          <table:table-cell office:value-type="float" office:value="57482" table:style-name="ce1">
            <text:p>57482</text:p>
          </table:table-cell>
          <table:table-cell office:value-type="float" office:value="35593" table:style-name="ce1">
            <text:p>35593</text:p>
          </table:table-cell>
          <table:table-cell office:value-type="float" office:value="21.51" table:style-name="ce1">
            <text:p>21,51</text:p>
          </table:table-cell>
          <table:table-cell office:value-type="float" office:value="19.23" table:style-name="ce1">
            <text:p>19,23</text:p>
          </table:table-cell>
          <table:table-cell office:value-type="float" office:value="72673" table:style-name="ce1">
            <text:p>72673</text:p>
          </table:table-cell>
          <table:table-cell office:value-type="float" office:value="46759" table:style-name="ce1">
            <text:p>46759</text:p>
          </table:table-cell>
          <table:table-cell office:value-type="float" office:value="46.68" table:style-name="ce1">
            <text:p>46,68</text:p>
          </table:table-cell>
          <table:table-cell office:value-type="float" office:value="44.36" table:style-name="ce1">
            <text:p>44,36</text:p>
          </table:table-cell>
          <table:table-cell office:value-type="float" office:value="158256" table:style-name="ce1">
            <text:p>158256</text:p>
          </table:table-cell>
          <table:table-cell office:value-type="float" office:value="115925" table:style-name="ce1">
            <text:p>115925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14.4" table:style-name="ce1">
            <text:p>14,4</text:p>
          </table:table-cell>
          <table:table-cell office:value-type="float" office:value="50413" table:style-name="ce1">
            <text:p>50413</text:p>
          </table:table-cell>
          <table:table-cell office:value-type="float" office:value="35321" table:style-name="ce1">
            <text:p>35321</text:p>
          </table:table-cell>
          <table:table-cell office:value-type="float" office:value="50.86" table:style-name="ce1">
            <text:p>50,86</text:p>
          </table:table-cell>
          <table:table-cell office:value-type="float" office:value="44.39" table:style-name="ce1">
            <text:p>44,39</text:p>
          </table:table-cell>
          <table:table-cell office:value-type="float" office:value="188789" table:style-name="ce1">
            <text:p>188789</text:p>
          </table:table-cell>
          <table:table-cell office:value-type="float" office:value="108032" table:style-name="ce1">
            <text:p>108032</text:p>
          </table:table-cell>
          <table:table-cell office:value-type="float" office:value="38.11" table:style-name="ce1">
            <text:p>38,11</text:p>
          </table:table-cell>
          <table:table-cell office:value-type="float" office:value="29.55" table:style-name="ce1">
            <text:p>29,55</text:p>
          </table:table-cell>
          <table:table-cell office:value-type="float" office:value="78292" table:style-name="ce1">
            <text:p>78292</text:p>
          </table:table-cell>
          <table:table-cell office:value-type="float" office:value="45798" table:style-name="ce1">
            <text:p>45798</text:p>
          </table:table-cell>
          <table:table-cell office:value-type="float" office:value="59.19" table:style-name="ce1">
            <text:p>59,19</text:p>
          </table:table-cell>
          <table:table-cell office:value-type="float" office:value="50.8" table:style-name="ce1">
            <text:p>50,8</text:p>
          </table:table-cell>
          <table:table-cell office:value-type="float" office:value="133740" table:style-name="ce1">
            <text:p>133740</text:p>
          </table:table-cell>
          <table:table-cell office:value-type="float" office:value="70945" table:style-name="ce1">
            <text:p>70945</text:p>
          </table:table-cell>
          <table:table-cell office:value-type="float" office:value="48.2" table:style-name="ce1">
            <text:p>48,2</text:p>
          </table:table-cell>
          <table:table-cell office:value-type="float" office:value="46" table:style-name="ce1">
            <text:p>46</text:p>
          </table:table-cell>
          <table:table-cell office:value-type="float" office:value="223430" table:style-name="ce1">
            <text:p>223430</text:p>
          </table:table-cell>
          <table:table-cell office:value-type="float" office:value="136999" table:style-name="ce1">
            <text:p>136999</text:p>
          </table:table-cell>
          <table:table-cell office:value-type="float" office:value="14.41" table:formula="of:=MIN([.$B64];[.$F64];[.$J64];[.$N64];[.$R64];[.$V64];[.$Z64];[.$AD64];[.$AH64];[.$AL64];[.$AP64];[.$AT64];[.$AX64])" table:style-name="ce1">
            <text:p>14,41</text:p>
          </table:table-cell>
          <table:table-cell office:value-type="float" office:value="12.12" table:formula="of:=MIN([.$C64];[.$G64];[.$K64];[.$O64];[.$S64];[.$W64];[.$AA64];[.$AE64];[.$AI64];[.$AM64];[.$AQ64];[.$AU64];[.$AY64])" table:style-name="ce1">
            <text:p>12,12</text:p>
          </table:table-cell>
          <table:table-cell office:value-type="float" office:value="45100" table:formula="of:=MIN([.$D64];[.$H64];[.$L64];[.$P64];[.$T64];[.$X64];[.$AB64];[.$AF64];[.$AJ64];[.$AN64];[.$AR64];[.$AV64];[.$AZ64])" table:style-name="ce1">
            <text:p>45100</text:p>
          </table:table-cell>
          <table:table-cell office:value-type="float" office:value="33530" table:formula="of:=MIN([.$E64];[.$I64];[.$M64];[.$Q64];[.$U64];[.$Y64];[.$AC64];[.$AG64];[.$AK64];[.$AO64];[.$AS64];[.$AW64];[.$BA64])" table:style-name="ce1">
            <text:p>33530</text:p>
          </table:table-cell>
          <table:table-cell office:value-type="float" office:value="29.41" table:formula="of:=MEDIAN([.$B64];[.$F64];[.$J64];[.$N64];[.$R64];[.$V64];[.$Z64];[.$AD64];[.$AH64];[.$AL64];[.$AP64];[.$AT64];[.$AX64])" table:style-name="ce1">
            <text:p>29,41</text:p>
          </table:table-cell>
          <table:table-cell office:value-type="float" office:value="27.15" table:formula="of:=MEDIAN([.$C64];[.$G64];[.$K64];[.$O64];[.$S64];[.$W64];[.$AA64];[.$AE64];[.$AI64];[.$AM64];[.$AQ64];[.$AU64];[.$AY64])" table:style-name="ce1">
            <text:p>27,15</text:p>
          </table:table-cell>
          <table:table-cell office:value-type="float" office:value="92858" table:formula="of:=MEDIAN([.$D64];[.$H64];[.$L64];[.$P64];[.$T64];[.$X64];[.$AB64];[.$AF64];[.$AJ64];[.$AN64];[.$AR64];[.$AV64];[.$AZ64])" table:style-name="ce1">
            <text:p>92858</text:p>
          </table:table-cell>
          <table:table-cell office:value-type="float" office:value="56260" table:formula="of:=MEDIAN([.$E64];[.$I64];[.$M64];[.$Q64];[.$U64];[.$Y64];[.$AC64];[.$AG64];[.$AK64];[.$AO64];[.$AS64];[.$AW64];[.$BA64])" table:style-name="ce1">
            <text:p>56260</text:p>
          </table:table-cell>
          <table:table-cell office:value-type="float" office:value="81.66" table:formula="of:=MAX([.$B64];[.$F64];[.$J64];[.$N64];[.$R64];[.$V64];[.$Z64];[.$AD64];[.$AH64];[.$AL64];[.$AP64];[.$AT64];[.$AX64])" table:style-name="ce1">
            <text:p>81,66</text:p>
          </table:table-cell>
          <table:table-cell office:value-type="float" office:value="79.77" table:formula="of:=MAX([.$C64];[.$G64];[.$K64];[.$O64];[.$S64];[.$W64];[.$AA64];[.$AE64];[.$AI64];[.$AM64];[.$AQ64];[.$AU64];[.$AY64])" table:style-name="ce1">
            <text:p>79,77</text:p>
          </table:table-cell>
          <table:table-cell office:value-type="float" office:value="330224" table:formula="of:=MAX([.$D64];[.$H64];[.$L64];[.$P64];[.$T64];[.$X64];[.$AB64];[.$AF64];[.$AJ64];[.$AN64];[.$AR64];[.$AV64];[.$AZ64])" table:style-name="ce1">
            <text:p>330224</text:p>
          </table:table-cell>
          <table:table-cell office:value-type="float" office:value="179029" table:formula="of:=MAX([.$E64];[.$I64];[.$M64];[.$Q64];[.$U64];[.$Y64];[.$AC64];[.$AG64];[.$AK64];[.$AO64];[.$AS64];[.$AW64];[.$BA64])" table:style-name="ce1">
            <text:p>17902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5_c55.lp</text:p>
          </table:table-cell>
          <table:table-cell office:value-type="float" office:value="17.77" table:style-name="ce1">
            <text:p>17,77</text:p>
          </table:table-cell>
          <table:table-cell office:value-type="float" office:value="14.98" table:style-name="ce1">
            <text:p>14,98</text:p>
          </table:table-cell>
          <table:table-cell office:value-type="float" office:value="192281" table:style-name="ce1">
            <text:p>192281</text:p>
          </table:table-cell>
          <table:table-cell office:value-type="float" office:value="28682" table:style-name="ce1">
            <text:p>28682</text:p>
          </table:table-cell>
          <table:table-cell office:value-type="float" office:value="39.74" table:style-name="ce1">
            <text:p>39,74</text:p>
          </table:table-cell>
          <table:table-cell office:value-type="float" office:value="36.65" table:style-name="ce1">
            <text:p>36,65</text:p>
          </table:table-cell>
          <table:table-cell office:value-type="float" office:value="102731" table:style-name="ce1">
            <text:p>102731</text:p>
          </table:table-cell>
          <table:table-cell office:value-type="float" office:value="69654" table:style-name="ce1">
            <text:p>69654</text:p>
          </table:table-cell>
          <table:table-cell office:value-type="float" office:value="11.97" table:style-name="ce1">
            <text:p>11,97</text:p>
          </table:table-cell>
          <table:table-cell office:value-type="float" office:value="8.99" table:style-name="ce1">
            <text:p>8,99</text:p>
          </table:table-cell>
          <table:table-cell office:value-type="float" office:value="79979" table:style-name="ce1">
            <text:p>79979</text:p>
          </table:table-cell>
          <table:table-cell office:value-type="float" office:value="21303" table:style-name="ce1">
            <text:p>21303</text:p>
          </table:table-cell>
          <table:table-cell office:value-type="float" office:value="39.76" table:style-name="ce1">
            <text:p>39,76</text:p>
          </table:table-cell>
          <table:table-cell office:value-type="float" office:value="36.81" table:style-name="ce1">
            <text:p>36,81</text:p>
          </table:table-cell>
          <table:table-cell office:value-type="float" office:value="234477" table:style-name="ce1">
            <text:p>234477</text:p>
          </table:table-cell>
          <table:table-cell office:value-type="float" office:value="79423" table:style-name="ce3">
            <text:p>79423</text:p>
          </table:table-cell>
          <table:table-cell office:value-type="float" office:value="32.72" table:style-name="ce1">
            <text:p>32,72</text:p>
          </table:table-cell>
          <table:table-cell office:value-type="float" office:value="29.73" table:style-name="ce1">
            <text:p>29,73</text:p>
          </table:table-cell>
          <table:table-cell office:value-type="float" office:value="83805" table:style-name="ce1">
            <text:p>83805</text:p>
          </table:table-cell>
          <table:table-cell office:value-type="float" office:value="57277" table:style-name="ce1">
            <text:p>57277</text:p>
          </table:table-cell>
          <table:table-cell office:value-type="float" office:value="20.3" table:style-name="ce1">
            <text:p>20,3</text:p>
          </table:table-cell>
          <table:table-cell office:value-type="float" office:value="17.39" table:style-name="ce1">
            <text:p>17,39</text:p>
          </table:table-cell>
          <table:table-cell office:value-type="float" office:value="191723" table:style-name="ce1">
            <text:p>191723</text:p>
          </table:table-cell>
          <table:table-cell office:value-type="float" office:value="35649" table:style-name="ce1">
            <text:p>35649</text:p>
          </table:table-cell>
          <table:table-cell office:value-type="float" office:value="4.5199999999999996" table:style-name="ce2">
            <text:p>4,52</text:p>
          </table:table-cell>
          <table:table-cell office:value-type="float" office:value="1.71" table:style-name="ce2">
            <text:p>1,71</text:p>
          </table:table-cell>
          <table:table-cell office:value-type="float" office:value="17060" table:style-name="ce2">
            <text:p>17060</text:p>
          </table:table-cell>
          <table:table-cell office:value-type="float" office:value="4639" table:style-name="ce2">
            <text:p>4639</text:p>
          </table:table-cell>
          <table:table-cell office:value-type="float" office:value="16.079999999999998" table:style-name="ce1">
            <text:p>16,08</text:p>
          </table:table-cell>
          <table:table-cell office:value-type="float" office:value="13.21" table:style-name="ce1">
            <text:p>13,21</text:p>
          </table:table-cell>
          <table:table-cell office:value-type="float" office:value="40294" table:style-name="ce1">
            <text:p>40294</text:p>
          </table:table-cell>
          <table:table-cell office:value-type="float" office:value="26930" table:style-name="ce1">
            <text:p>26930</text:p>
          </table:table-cell>
          <table:table-cell office:value-type="float" office:value="8.5399999999999991" table:style-name="ce1">
            <text:p>8,54</text:p>
          </table:table-cell>
          <table:table-cell office:value-type="float" office:value="5.74" table:style-name="ce1">
            <text:p>5,74</text:p>
          </table:table-cell>
          <table:table-cell office:value-type="float" office:value="34127" table:style-name="ce1">
            <text:p>34127</text:p>
          </table:table-cell>
          <table:table-cell office:value-type="float" office:value="14950" table:style-name="ce1">
            <text:p>14950</text:p>
          </table:table-cell>
          <table:table-cell office:value-type="float" office:value="21.49" table:style-name="ce1">
            <text:p>21,49</text:p>
          </table:table-cell>
          <table:table-cell office:value-type="float" office:value="11.62" table:style-name="ce1">
            <text:p>11,62</text:p>
          </table:table-cell>
          <table:table-cell office:value-type="float" office:value="57418" table:style-name="ce1">
            <text:p>57418</text:p>
          </table:table-cell>
          <table:table-cell office:value-type="float" office:value="16528" table:style-name="ce1">
            <text:p>16528</text:p>
          </table:table-cell>
          <table:table-cell office:value-type="float" office:value="20.74" table:style-name="ce1">
            <text:p>20,74</text:p>
          </table:table-cell>
          <table:table-cell office:value-type="float" office:value="9.5299999999999994" table:style-name="ce1">
            <text:p>9,53</text:p>
          </table:table-cell>
          <table:table-cell office:value-type="float" office:value="23620" table:style-name="ce1">
            <text:p>23620</text:p>
          </table:table-cell>
          <table:table-cell office:value-type="float" office:value="14505" table:style-name="ce1">
            <text:p>14505</text:p>
          </table:table-cell>
          <table:table-cell office:value-type="float" office:value="15.91" table:style-name="ce1">
            <text:p>15,91</text:p>
          </table:table-cell>
          <table:table-cell office:value-type="float" office:value="4.63" table:style-name="ce1">
            <text:p>4,63</text:p>
          </table:table-cell>
          <table:table-cell office:value-type="float" office:value="38312" table:style-name="ce1">
            <text:p>38312</text:p>
          </table:table-cell>
          <table:table-cell office:value-type="float" office:value="5390" table:style-name="ce1">
            <text:p>5390</text:p>
          </table:table-cell>
          <table:table-cell office:value-type="float" office:value="40.61" table:style-name="ce3">
            <text:p>40,61</text:p>
          </table:table-cell>
          <table:table-cell office:value-type="float" office:value="37.869999999999997" table:style-name="ce3">
            <text:p>37,87</text:p>
          </table:table-cell>
          <table:table-cell office:value-type="float" office:value="451295" table:style-name="ce3">
            <text:p>451295</text:p>
          </table:table-cell>
          <table:table-cell office:value-type="float" office:value="74768" table:style-name="ce1">
            <text:p>74768</text:p>
          </table:table-cell>
          <table:table-cell office:value-type="float" office:value="4.5199999999999996" table:formula="of:=MIN([.$B65];[.$F65];[.$J65];[.$N65];[.$R65];[.$V65];[.$Z65];[.$AD65];[.$AH65];[.$AL65];[.$AP65];[.$AT65];[.$AX65])" table:style-name="ce1">
            <text:p>4,52</text:p>
          </table:table-cell>
          <table:table-cell office:value-type="float" office:value="1.71" table:formula="of:=MIN([.$C65];[.$G65];[.$K65];[.$O65];[.$S65];[.$W65];[.$AA65];[.$AE65];[.$AI65];[.$AM65];[.$AQ65];[.$AU65];[.$AY65])" table:style-name="ce1">
            <text:p>1,71</text:p>
          </table:table-cell>
          <table:table-cell office:value-type="float" office:value="17060" table:formula="of:=MIN([.$D65];[.$H65];[.$L65];[.$P65];[.$T65];[.$X65];[.$AB65];[.$AF65];[.$AJ65];[.$AN65];[.$AR65];[.$AV65];[.$AZ65])" table:style-name="ce1">
            <text:p>17060</text:p>
          </table:table-cell>
          <table:table-cell office:value-type="float" office:value="4639" table:formula="of:=MIN([.$E65];[.$I65];[.$M65];[.$Q65];[.$U65];[.$Y65];[.$AC65];[.$AG65];[.$AK65];[.$AO65];[.$AS65];[.$AW65];[.$BA65])" table:style-name="ce1">
            <text:p>4639</text:p>
          </table:table-cell>
          <table:table-cell office:value-type="float" office:value="20.3" table:formula="of:=MEDIAN([.$B65];[.$F65];[.$J65];[.$N65];[.$R65];[.$V65];[.$Z65];[.$AD65];[.$AH65];[.$AL65];[.$AP65];[.$AT65];[.$AX65])" table:style-name="ce1">
            <text:p>20,3</text:p>
          </table:table-cell>
          <table:table-cell office:value-type="float" office:value="13.21" table:formula="of:=MEDIAN([.$C65];[.$G65];[.$K65];[.$O65];[.$S65];[.$W65];[.$AA65];[.$AE65];[.$AI65];[.$AM65];[.$AQ65];[.$AU65];[.$AY65])" table:style-name="ce1">
            <text:p>13,21</text:p>
          </table:table-cell>
          <table:table-cell office:value-type="float" office:value="79979" table:formula="of:=MEDIAN([.$D65];[.$H65];[.$L65];[.$P65];[.$T65];[.$X65];[.$AB65];[.$AF65];[.$AJ65];[.$AN65];[.$AR65];[.$AV65];[.$AZ65])" table:style-name="ce1">
            <text:p>79979</text:p>
          </table:table-cell>
          <table:table-cell office:value-type="float" office:value="26930" table:formula="of:=MEDIAN([.$E65];[.$I65];[.$M65];[.$Q65];[.$U65];[.$Y65];[.$AC65];[.$AG65];[.$AK65];[.$AO65];[.$AS65];[.$AW65];[.$BA65])" table:style-name="ce1">
            <text:p>26930</text:p>
          </table:table-cell>
          <table:table-cell office:value-type="float" office:value="40.61" table:formula="of:=MAX([.$B65];[.$F65];[.$J65];[.$N65];[.$R65];[.$V65];[.$Z65];[.$AD65];[.$AH65];[.$AL65];[.$AP65];[.$AT65];[.$AX65])" table:style-name="ce1">
            <text:p>40,61</text:p>
          </table:table-cell>
          <table:table-cell office:value-type="float" office:value="37.869999999999997" table:formula="of:=MAX([.$C65];[.$G65];[.$K65];[.$O65];[.$S65];[.$W65];[.$AA65];[.$AE65];[.$AI65];[.$AM65];[.$AQ65];[.$AU65];[.$AY65])" table:style-name="ce1">
            <text:p>37,87</text:p>
          </table:table-cell>
          <table:table-cell office:value-type="float" office:value="451295" table:formula="of:=MAX([.$D65];[.$H65];[.$L65];[.$P65];[.$T65];[.$X65];[.$AB65];[.$AF65];[.$AJ65];[.$AN65];[.$AR65];[.$AV65];[.$AZ65])" table:style-name="ce1">
            <text:p>451295</text:p>
          </table:table-cell>
          <table:table-cell office:value-type="float" office:value="79423" table:formula="of:=MAX([.$E65];[.$I65];[.$M65];[.$Q65];[.$U65];[.$Y65];[.$AC65];[.$AG65];[.$AK65];[.$AO65];[.$AS65];[.$AW65];[.$BA65])" table:style-name="ce1">
            <text:p>7942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5_c60.lp</text:p>
          </table:table-cell>
          <table:table-cell office:value-type="float" office:value="494.59" table:style-name="ce1">
            <text:p>494,59</text:p>
          </table:table-cell>
          <table:table-cell office:value-type="float" office:value="490.3" table:style-name="ce1">
            <text:p>490,3</text:p>
          </table:table-cell>
          <table:table-cell office:value-type="float" office:value="5125663" table:style-name="ce1">
            <text:p>5125663</text:p>
          </table:table-cell>
          <table:table-cell office:value-type="float" office:value="1350293" table:style-name="ce1">
            <text:p>1350293</text:p>
          </table:table-cell>
          <table:table-cell office:value-type="float" office:value="1634.13" table:style-name="ce1">
            <text:p>1634,13</text:p>
          </table:table-cell>
          <table:table-cell office:value-type="float" office:value="1629.93" table:style-name="ce1">
            <text:p>1629,93</text:p>
          </table:table-cell>
          <table:table-cell office:value-type="float" office:value="6402954" table:style-name="ce1">
            <text:p>6402954</text:p>
          </table:table-cell>
          <table:table-cell office:value-type="float" office:value="4513694" table:style-name="ce1">
            <text:p>4513694</text:p>
          </table:table-cell>
          <table:table-cell office:value-type="float" office:value="217.73" table:style-name="ce1">
            <text:p>217,73</text:p>
          </table:table-cell>
          <table:table-cell office:value-type="float" office:value="213.49" table:style-name="ce1">
            <text:p>213,49</text:p>
          </table:table-cell>
          <table:table-cell office:value-type="float" office:value="2705236" table:style-name="ce1">
            <text:p>2705236</text:p>
          </table:table-cell>
          <table:table-cell office:value-type="float" office:value="621388" table:style-name="ce1">
            <text:p>621388</text:p>
          </table:table-cell>
          <table:table-cell office:value-type="float" office:value="137.85" table:style-name="ce1">
            <text:p>137,85</text:p>
          </table:table-cell>
          <table:table-cell office:value-type="float" office:value="133.49" table:style-name="ce1">
            <text:p>133,49</text:p>
          </table:table-cell>
          <table:table-cell office:value-type="float" office:value="1809062" table:style-name="ce1">
            <text:p>1809062</text:p>
          </table:table-cell>
          <table:table-cell office:value-type="float" office:value="393936" table:style-name="ce1">
            <text:p>393936</text:p>
          </table:table-cell>
          <table:table-cell office:value-type="float" office:value="2715.66" table:style-name="ce3">
            <text:p>2715,66</text:p>
          </table:table-cell>
          <table:table-cell office:value-type="float" office:value="2711.53" table:style-name="ce3">
            <text:p>2711,53</text:p>
          </table:table-cell>
          <table:table-cell office:value-type="float" office:value="9491806" table:style-name="ce3">
            <text:p>9491806</text:p>
          </table:table-cell>
          <table:table-cell office:value-type="float" office:value="6911746" table:style-name="ce3">
            <text:p>6911746</text:p>
          </table:table-cell>
          <table:table-cell office:value-type="float" office:value="41.45" table:style-name="ce1">
            <text:p>41,45</text:p>
          </table:table-cell>
          <table:table-cell office:value-type="float" office:value="36.85" table:style-name="ce1">
            <text:p>36,85</text:p>
          </table:table-cell>
          <table:table-cell office:value-type="float" office:value="521060" table:style-name="ce1">
            <text:p>521060</text:p>
          </table:table-cell>
          <table:table-cell office:value-type="float" office:value="111335" table:style-name="ce1">
            <text:p>111335</text:p>
          </table:table-cell>
          <table:table-cell office:value-type="float" office:value="349.6" table:style-name="ce1">
            <text:p>349,6</text:p>
          </table:table-cell>
          <table:table-cell office:value-type="float" office:value="344.98" table:style-name="ce1">
            <text:p>344,98</text:p>
          </table:table-cell>
          <table:table-cell office:value-type="float" office:value="3213685" table:style-name="ce1">
            <text:p>3213685</text:p>
          </table:table-cell>
          <table:table-cell office:value-type="float" office:value="874381" table:style-name="ce1">
            <text:p>874381</text:p>
          </table:table-cell>
          <table:table-cell office:value-type="float" office:value="294.27999999999997" table:style-name="ce1">
            <text:p>294,28</text:p>
          </table:table-cell>
          <table:table-cell office:value-type="float" office:value="289.94" table:style-name="ce1">
            <text:p>289,94</text:p>
          </table:table-cell>
          <table:table-cell office:value-type="float" office:value="1435974" table:style-name="ce1">
            <text:p>1435974</text:p>
          </table:table-cell>
          <table:table-cell office:value-type="float" office:value="922136" table:style-name="ce1">
            <text:p>922136</text:p>
          </table:table-cell>
          <table:table-cell office:value-type="float" office:value="33.31" table:style-name="ce1">
            <text:p>33,31</text:p>
          </table:table-cell>
          <table:table-cell office:value-type="float" office:value="29.23" table:style-name="ce1">
            <text:p>29,23</text:p>
          </table:table-cell>
          <table:table-cell office:value-type="float" office:value="393462" table:style-name="ce2">
            <text:p>393462</text:p>
          </table:table-cell>
          <table:table-cell office:value-type="float" office:value="82299" table:style-name="ce2">
            <text:p>82299</text:p>
          </table:table-cell>
          <table:table-cell office:value-type="float" office:value="307.77999999999997" table:style-name="ce1">
            <text:p>307,78</text:p>
          </table:table-cell>
          <table:table-cell office:value-type="float" office:value="289.62" table:style-name="ce1">
            <text:p>289,62</text:p>
          </table:table-cell>
          <table:table-cell office:value-type="float" office:value="2425402" table:style-name="ce1">
            <text:p>2425402</text:p>
          </table:table-cell>
          <table:table-cell office:value-type="float" office:value="565228" table:style-name="ce1">
            <text:p>565228</text:p>
          </table:table-cell>
          <table:table-cell office:value-type="float" office:value="580.33000000000004" table:style-name="ce1">
            <text:p>580,33</text:p>
          </table:table-cell>
          <table:table-cell office:value-type="float" office:value="561.9" table:style-name="ce1">
            <text:p>561,9</text:p>
          </table:table-cell>
          <table:table-cell office:value-type="float" office:value="1831487" table:style-name="ce1">
            <text:p>1831487</text:p>
          </table:table-cell>
          <table:table-cell office:value-type="float" office:value="1213953" table:style-name="ce1">
            <text:p>1213953</text:p>
          </table:table-cell>
          <table:table-cell office:value-type="float" office:value="250.1" table:style-name="ce1">
            <text:p>250,1</text:p>
          </table:table-cell>
          <table:table-cell office:value-type="float" office:value="231.06" table:style-name="ce1">
            <text:p>231,06</text:p>
          </table:table-cell>
          <table:table-cell office:value-type="float" office:value="1951507" table:style-name="ce1">
            <text:p>1951507</text:p>
          </table:table-cell>
          <table:table-cell office:value-type="float" office:value="437637" table:style-name="ce1">
            <text:p>437637</text:p>
          </table:table-cell>
          <table:table-cell office:value-type="float" office:value="30.71" table:style-name="ce2">
            <text:p>30,71</text:p>
          </table:table-cell>
          <table:table-cell office:value-type="float" office:value="27.06" table:style-name="ce2">
            <text:p>27,06</text:p>
          </table:table-cell>
          <table:table-cell office:value-type="float" office:value="488571" table:style-name="ce1">
            <text:p>488571</text:p>
          </table:table-cell>
          <table:table-cell office:value-type="float" office:value="98289" table:style-name="ce1">
            <text:p>98289</text:p>
          </table:table-cell>
          <table:table-cell office:value-type="float" office:value="30.71" table:formula="of:=MIN([.$B66];[.$F66];[.$J66];[.$N66];[.$R66];[.$V66];[.$Z66];[.$AD66];[.$AH66];[.$AL66];[.$AP66];[.$AT66];[.$AX66])" table:style-name="ce1">
            <text:p>30,71</text:p>
          </table:table-cell>
          <table:table-cell office:value-type="float" office:value="27.06" table:formula="of:=MIN([.$C66];[.$G66];[.$K66];[.$O66];[.$S66];[.$W66];[.$AA66];[.$AE66];[.$AI66];[.$AM66];[.$AQ66];[.$AU66];[.$AY66])" table:style-name="ce1">
            <text:p>27,06</text:p>
          </table:table-cell>
          <table:table-cell office:value-type="float" office:value="393462" table:formula="of:=MIN([.$D66];[.$H66];[.$L66];[.$P66];[.$T66];[.$X66];[.$AB66];[.$AF66];[.$AJ66];[.$AN66];[.$AR66];[.$AV66];[.$AZ66])" table:style-name="ce1">
            <text:p>393462</text:p>
          </table:table-cell>
          <table:table-cell office:value-type="float" office:value="82299" table:formula="of:=MIN([.$E66];[.$I66];[.$M66];[.$Q66];[.$U66];[.$Y66];[.$AC66];[.$AG66];[.$AK66];[.$AO66];[.$AS66];[.$AW66];[.$BA66])" table:style-name="ce1">
            <text:p>82299</text:p>
          </table:table-cell>
          <table:table-cell office:value-type="float" office:value="294.27999999999997" table:formula="of:=MEDIAN([.$B66];[.$F66];[.$J66];[.$N66];[.$R66];[.$V66];[.$Z66];[.$AD66];[.$AH66];[.$AL66];[.$AP66];[.$AT66];[.$AX66])" table:style-name="ce1">
            <text:p>294,28</text:p>
          </table:table-cell>
          <table:table-cell office:value-type="float" office:value="289.62" table:formula="of:=MEDIAN([.$C66];[.$G66];[.$K66];[.$O66];[.$S66];[.$W66];[.$AA66];[.$AE66];[.$AI66];[.$AM66];[.$AQ66];[.$AU66];[.$AY66])" table:style-name="ce1">
            <text:p>289,62</text:p>
          </table:table-cell>
          <table:table-cell office:value-type="float" office:value="1951507" table:formula="of:=MEDIAN([.$D66];[.$H66];[.$L66];[.$P66];[.$T66];[.$X66];[.$AB66];[.$AF66];[.$AJ66];[.$AN66];[.$AR66];[.$AV66];[.$AZ66])" table:style-name="ce1">
            <text:p>1951507</text:p>
          </table:table-cell>
          <table:table-cell office:value-type="float" office:value="621388" table:formula="of:=MEDIAN([.$E66];[.$I66];[.$M66];[.$Q66];[.$U66];[.$Y66];[.$AC66];[.$AG66];[.$AK66];[.$AO66];[.$AS66];[.$AW66];[.$BA66])" table:style-name="ce1">
            <text:p>621388</text:p>
          </table:table-cell>
          <table:table-cell office:value-type="float" office:value="2715.66" table:formula="of:=MAX([.$B66];[.$F66];[.$J66];[.$N66];[.$R66];[.$V66];[.$Z66];[.$AD66];[.$AH66];[.$AL66];[.$AP66];[.$AT66];[.$AX66])" table:style-name="ce1">
            <text:p>2715,66</text:p>
          </table:table-cell>
          <table:table-cell office:value-type="float" office:value="2711.53" table:formula="of:=MAX([.$C66];[.$G66];[.$K66];[.$O66];[.$S66];[.$W66];[.$AA66];[.$AE66];[.$AI66];[.$AM66];[.$AQ66];[.$AU66];[.$AY66])" table:style-name="ce1">
            <text:p>2711,53</text:p>
          </table:table-cell>
          <table:table-cell office:value-type="float" office:value="9491806" table:formula="of:=MAX([.$D66];[.$H66];[.$L66];[.$P66];[.$T66];[.$X66];[.$AB66];[.$AF66];[.$AJ66];[.$AN66];[.$AR66];[.$AV66];[.$AZ66])" table:style-name="ce1">
            <text:p>9491806</text:p>
          </table:table-cell>
          <table:table-cell office:value-type="float" office:value="6911746" table:formula="of:=MAX([.$E66];[.$I66];[.$M66];[.$Q66];[.$U66];[.$Y66];[.$AC66];[.$AG66];[.$AK66];[.$AO66];[.$AS66];[.$AW66];[.$BA66])" table:style-name="ce1">
            <text:p>691174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5_c65.lp</text:p>
          </table:table-cell>
          <table:table-cell office:value-type="float" office:value="91.49" table:style-name="ce1">
            <text:p>91,49</text:p>
          </table:table-cell>
          <table:table-cell office:value-type="float" office:value="88.09" table:style-name="ce1">
            <text:p>88,09</text:p>
          </table:table-cell>
          <table:table-cell office:value-type="float" office:value="899550" table:style-name="ce1">
            <text:p>899550</text:p>
          </table:table-cell>
          <table:table-cell office:value-type="float" office:value="172487" table:style-name="ce1">
            <text:p>172487</text:p>
          </table:table-cell>
          <table:table-cell office:value-type="float" office:value="58.91" table:style-name="ce1">
            <text:p>58,91</text:p>
          </table:table-cell>
          <table:table-cell office:value-type="float" office:value="55.22" table:style-name="ce1">
            <text:p>55,22</text:p>
          </table:table-cell>
          <table:table-cell office:value-type="float" office:value="140859" table:style-name="ce1">
            <text:p>140859</text:p>
          </table:table-cell>
          <table:table-cell office:value-type="float" office:value="101186" table:style-name="ce1">
            <text:p>101186</text:p>
          </table:table-cell>
          <table:table-cell office:value-type="float" office:value="9.4700000000000006" table:style-name="ce2">
            <text:p>9,47</text:p>
          </table:table-cell>
          <table:table-cell office:value-type="float" office:value="6.38" table:style-name="ce2">
            <text:p>6,38</text:p>
          </table:table-cell>
          <table:table-cell office:value-type="float" office:value="49786" table:style-name="ce2">
            <text:p>49786</text:p>
          </table:table-cell>
          <table:table-cell office:value-type="float" office:value="13431" table:style-name="ce2">
            <text:p>13431</text:p>
          </table:table-cell>
          <table:table-cell office:value-type="float" office:value="233.81" table:style-name="ce1">
            <text:p>233,81</text:p>
          </table:table-cell>
          <table:table-cell office:value-type="float" office:value="230.7" table:style-name="ce1">
            <text:p>230,7</text:p>
          </table:table-cell>
          <table:table-cell office:value-type="float" office:value="1094442" table:style-name="ce3">
            <text:p>1094442</text:p>
          </table:table-cell>
          <table:table-cell office:value-type="float" office:value="374391" table:style-name="ce1">
            <text:p>374391</text:p>
          </table:table-cell>
          <table:table-cell office:value-type="float" office:value="159.88" table:style-name="ce1">
            <text:p>159,88</text:p>
          </table:table-cell>
          <table:table-cell office:value-type="float" office:value="156.36000000000001" table:style-name="ce1">
            <text:p>156,36</text:p>
          </table:table-cell>
          <table:table-cell office:value-type="float" office:value="334171" table:style-name="ce1">
            <text:p>334171</text:p>
          </table:table-cell>
          <table:table-cell office:value-type="float" office:value="247985" table:style-name="ce1">
            <text:p>247985</text:p>
          </table:table-cell>
          <table:table-cell office:value-type="float" office:value="132.16" table:style-name="ce1">
            <text:p>132,16</text:p>
          </table:table-cell>
          <table:table-cell office:value-type="float" office:value="129.18" table:style-name="ce1">
            <text:p>129,18</text:p>
          </table:table-cell>
          <table:table-cell office:value-type="float" office:value="459966" table:style-name="ce1">
            <text:p>459966</text:p>
          </table:table-cell>
          <table:table-cell office:value-type="float" office:value="228560" table:style-name="ce1">
            <text:p>228560</text:p>
          </table:table-cell>
          <table:table-cell office:value-type="float" office:value="33.6" table:style-name="ce1">
            <text:p>33,6</text:p>
          </table:table-cell>
          <table:table-cell office:value-type="float" office:value="30.42" table:style-name="ce1">
            <text:p>30,42</text:p>
          </table:table-cell>
          <table:table-cell office:value-type="float" office:value="137583" table:style-name="ce1">
            <text:p>137583</text:p>
          </table:table-cell>
          <table:table-cell office:value-type="float" office:value="59914" table:style-name="ce1">
            <text:p>59914</text:p>
          </table:table-cell>
          <table:table-cell office:value-type="float" office:value="90.29" table:style-name="ce1">
            <text:p>90,29</text:p>
          </table:table-cell>
          <table:table-cell office:value-type="float" office:value="87.1" table:style-name="ce1">
            <text:p>87,1</text:p>
          </table:table-cell>
          <table:table-cell office:value-type="float" office:value="212074" table:style-name="ce1">
            <text:p>212074</text:p>
          </table:table-cell>
          <table:table-cell office:value-type="float" office:value="154211" table:style-name="ce1">
            <text:p>154211</text:p>
          </table:table-cell>
          <table:table-cell office:value-type="float" office:value="85.85" table:style-name="ce1">
            <text:p>85,85</text:p>
          </table:table-cell>
          <table:table-cell office:value-type="float" office:value="82.47" table:style-name="ce1">
            <text:p>82,47</text:p>
          </table:table-cell>
          <table:table-cell office:value-type="float" office:value="309558" table:style-name="ce1">
            <text:p>309558</text:p>
          </table:table-cell>
          <table:table-cell office:value-type="float" office:value="154666" table:style-name="ce1">
            <text:p>154666</text:p>
          </table:table-cell>
          <table:table-cell office:value-type="float" office:value="240.28" table:style-name="ce1">
            <text:p>240,28</text:p>
          </table:table-cell>
          <table:table-cell office:value-type="float" office:value="227.53" table:style-name="ce1">
            <text:p>227,53</text:p>
          </table:table-cell>
          <table:table-cell office:value-type="float" office:value="601858" table:style-name="ce1">
            <text:p>601858</text:p>
          </table:table-cell>
          <table:table-cell office:value-type="float" office:value="247764" table:style-name="ce1">
            <text:p>247764</text:p>
          </table:table-cell>
          <table:table-cell office:value-type="float" office:value="541.76" table:style-name="ce3">
            <text:p>541,76</text:p>
          </table:table-cell>
          <table:table-cell office:value-type="float" office:value="528.17999999999995" table:style-name="ce3">
            <text:p>528,18</text:p>
          </table:table-cell>
          <table:table-cell office:value-type="float" office:value="657306" table:style-name="ce1">
            <text:p>657306</text:p>
          </table:table-cell>
          <table:table-cell office:value-type="float" office:value="489350" table:style-name="ce3">
            <text:p>489350</text:p>
          </table:table-cell>
          <table:table-cell office:value-type="float" office:value="68" table:style-name="ce1">
            <text:p>68</text:p>
          </table:table-cell>
          <table:table-cell office:value-type="float" office:value="54.14" table:style-name="ce1">
            <text:p>54,14</text:p>
          </table:table-cell>
          <table:table-cell office:value-type="float" office:value="195585" table:style-name="ce1">
            <text:p>195585</text:p>
          </table:table-cell>
          <table:table-cell office:value-type="float" office:value="66264" table:style-name="ce1">
            <text:p>66264</text:p>
          </table:table-cell>
          <table:table-cell office:value-type="float" office:value="24.06" table:style-name="ce1">
            <text:p>24,06</text:p>
          </table:table-cell>
          <table:table-cell office:value-type="float" office:value="20.56" table:style-name="ce1">
            <text:p>20,56</text:p>
          </table:table-cell>
          <table:table-cell office:value-type="float" office:value="83653" table:style-name="ce1">
            <text:p>83653</text:p>
          </table:table-cell>
          <table:table-cell office:value-type="float" office:value="38825" table:style-name="ce1">
            <text:p>38825</text:p>
          </table:table-cell>
          <table:table-cell office:value-type="float" office:value="9.4700000000000006" table:formula="of:=MIN([.$B67];[.$F67];[.$J67];[.$N67];[.$R67];[.$V67];[.$Z67];[.$AD67];[.$AH67];[.$AL67];[.$AP67];[.$AT67];[.$AX67])" table:style-name="ce1">
            <text:p>9,47</text:p>
          </table:table-cell>
          <table:table-cell office:value-type="float" office:value="6.38" table:formula="of:=MIN([.$C67];[.$G67];[.$K67];[.$O67];[.$S67];[.$W67];[.$AA67];[.$AE67];[.$AI67];[.$AM67];[.$AQ67];[.$AU67];[.$AY67])" table:style-name="ce1">
            <text:p>6,38</text:p>
          </table:table-cell>
          <table:table-cell office:value-type="float" office:value="49786" table:formula="of:=MIN([.$D67];[.$H67];[.$L67];[.$P67];[.$T67];[.$X67];[.$AB67];[.$AF67];[.$AJ67];[.$AN67];[.$AR67];[.$AV67];[.$AZ67])" table:style-name="ce1">
            <text:p>49786</text:p>
          </table:table-cell>
          <table:table-cell office:value-type="float" office:value="13431" table:formula="of:=MIN([.$E67];[.$I67];[.$M67];[.$Q67];[.$U67];[.$Y67];[.$AC67];[.$AG67];[.$AK67];[.$AO67];[.$AS67];[.$AW67];[.$BA67])" table:style-name="ce1">
            <text:p>13431</text:p>
          </table:table-cell>
          <table:table-cell office:value-type="float" office:value="90.29" table:formula="of:=MEDIAN([.$B67];[.$F67];[.$J67];[.$N67];[.$R67];[.$V67];[.$Z67];[.$AD67];[.$AH67];[.$AL67];[.$AP67];[.$AT67];[.$AX67])" table:style-name="ce1">
            <text:p>90,29</text:p>
          </table:table-cell>
          <table:table-cell office:value-type="float" office:value="87.1" table:formula="of:=MEDIAN([.$C67];[.$G67];[.$K67];[.$O67];[.$S67];[.$W67];[.$AA67];[.$AE67];[.$AI67];[.$AM67];[.$AQ67];[.$AU67];[.$AY67])" table:style-name="ce1">
            <text:p>87,1</text:p>
          </table:table-cell>
          <table:table-cell office:value-type="float" office:value="309558" table:formula="of:=MEDIAN([.$D67];[.$H67];[.$L67];[.$P67];[.$T67];[.$X67];[.$AB67];[.$AF67];[.$AJ67];[.$AN67];[.$AR67];[.$AV67];[.$AZ67])" table:style-name="ce1">
            <text:p>309558</text:p>
          </table:table-cell>
          <table:table-cell office:value-type="float" office:value="154666" table:formula="of:=MEDIAN([.$E67];[.$I67];[.$M67];[.$Q67];[.$U67];[.$Y67];[.$AC67];[.$AG67];[.$AK67];[.$AO67];[.$AS67];[.$AW67];[.$BA67])" table:style-name="ce1">
            <text:p>154666</text:p>
          </table:table-cell>
          <table:table-cell office:value-type="float" office:value="541.76" table:formula="of:=MAX([.$B67];[.$F67];[.$J67];[.$N67];[.$R67];[.$V67];[.$Z67];[.$AD67];[.$AH67];[.$AL67];[.$AP67];[.$AT67];[.$AX67])" table:style-name="ce1">
            <text:p>541,76</text:p>
          </table:table-cell>
          <table:table-cell office:value-type="float" office:value="528.17999999999995" table:formula="of:=MAX([.$C67];[.$G67];[.$K67];[.$O67];[.$S67];[.$W67];[.$AA67];[.$AE67];[.$AI67];[.$AM67];[.$AQ67];[.$AU67];[.$AY67])" table:style-name="ce1">
            <text:p>528,18</text:p>
          </table:table-cell>
          <table:table-cell office:value-type="float" office:value="1094442" table:formula="of:=MAX([.$D67];[.$H67];[.$L67];[.$P67];[.$T67];[.$X67];[.$AB67];[.$AF67];[.$AJ67];[.$AN67];[.$AR67];[.$AV67];[.$AZ67])" table:style-name="ce1">
            <text:p>1094442</text:p>
          </table:table-cell>
          <table:table-cell office:value-type="float" office:value="489350" table:formula="of:=MAX([.$E67];[.$I67];[.$M67];[.$Q67];[.$U67];[.$Y67];[.$AC67];[.$AG67];[.$AK67];[.$AO67];[.$AS67];[.$AW67];[.$BA67])" table:style-name="ce1">
            <text:p>48935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25_c70.lp</text:p>
          </table:table-cell>
          <table:table-cell office:value-type="float" office:value="34.61" table:style-name="ce1">
            <text:p>34,61</text:p>
          </table:table-cell>
          <table:table-cell office:value-type="float" office:value="30.87" table:style-name="ce1">
            <text:p>30,87</text:p>
          </table:table-cell>
          <table:table-cell office:value-type="float" office:value="110341" table:style-name="ce1">
            <text:p>110341</text:p>
          </table:table-cell>
          <table:table-cell office:value-type="float" office:value="73870" table:style-name="ce1">
            <text:p>73870</text:p>
          </table:table-cell>
          <table:table-cell office:value-type="float" office:value="28.59" table:style-name="ce1">
            <text:p>28,59</text:p>
          </table:table-cell>
          <table:table-cell office:value-type="float" office:value="25.07" table:style-name="ce1">
            <text:p>25,07</text:p>
          </table:table-cell>
          <table:table-cell office:value-type="float" office:value="66972" table:style-name="ce1">
            <text:p>66972</text:p>
          </table:table-cell>
          <table:table-cell office:value-type="float" office:value="60498" table:style-name="ce1">
            <text:p>60498</text:p>
          </table:table-cell>
          <table:table-cell office:value-type="float" office:value="33.020000000000003" table:style-name="ce1">
            <text:p>33,02</text:p>
          </table:table-cell>
          <table:table-cell office:value-type="float" office:value="29.64" table:style-name="ce1">
            <text:p>29,64</text:p>
          </table:table-cell>
          <table:table-cell office:value-type="float" office:value="123423" table:style-name="ce1">
            <text:p>123423</text:p>
          </table:table-cell>
          <table:table-cell office:value-type="float" office:value="82215" table:style-name="ce1">
            <text:p>82215</text:p>
          </table:table-cell>
          <table:table-cell office:value-type="float" office:value="74.31" table:style-name="ce1">
            <text:p>74,31</text:p>
          </table:table-cell>
          <table:table-cell office:value-type="float" office:value="70.61" table:style-name="ce1">
            <text:p>70,61</text:p>
          </table:table-cell>
          <table:table-cell office:value-type="float" office:value="225046" table:style-name="ce1">
            <text:p>225046</text:p>
          </table:table-cell>
          <table:table-cell office:value-type="float" office:value="149122" table:style-name="ce1">
            <text:p>149122</text:p>
          </table:table-cell>
          <table:table-cell office:value-type="float" office:value="27.86" table:style-name="ce1">
            <text:p>27,86</text:p>
          </table:table-cell>
          <table:table-cell office:value-type="float" office:value="24.13" table:style-name="ce1">
            <text:p>24,13</text:p>
          </table:table-cell>
          <table:table-cell office:value-type="float" office:value="59754" table:style-name="ce2">
            <text:p>59754</text:p>
          </table:table-cell>
          <table:table-cell office:value-type="float" office:value="54250" table:style-name="ce2">
            <text:p>54250</text:p>
          </table:table-cell>
          <table:table-cell office:value-type="float" office:value="23.82" table:style-name="ce2">
            <text:p>23,82</text:p>
          </table:table-cell>
          <table:table-cell office:value-type="float" office:value="20.2" table:style-name="ce2">
            <text:p>20,2</text:p>
          </table:table-cell>
          <table:table-cell office:value-type="float" office:value="94436" table:style-name="ce1">
            <text:p>94436</text:p>
          </table:table-cell>
          <table:table-cell office:value-type="float" office:value="59155" table:style-name="ce1">
            <text:p>59155</text:p>
          </table:table-cell>
          <table:table-cell office:value-type="float" office:value="92.63" table:style-name="ce1">
            <text:p>92,63</text:p>
          </table:table-cell>
          <table:table-cell office:value-type="float" office:value="89.06" table:style-name="ce1">
            <text:p>89,06</text:p>
          </table:table-cell>
          <table:table-cell office:value-type="float" office:value="346066" table:style-name="ce3">
            <text:p>346066</text:p>
          </table:table-cell>
          <table:table-cell office:value-type="float" office:value="181162" table:style-name="ce3">
            <text:p>181162</text:p>
          </table:table-cell>
          <table:table-cell office:value-type="float" office:value="36.270000000000003" table:style-name="ce1">
            <text:p>36,27</text:p>
          </table:table-cell>
          <table:table-cell office:value-type="float" office:value="32.56" table:style-name="ce1">
            <text:p>32,56</text:p>
          </table:table-cell>
          <table:table-cell office:value-type="float" office:value="75907" table:style-name="ce1">
            <text:p>75907</text:p>
          </table:table-cell>
          <table:table-cell office:value-type="float" office:value="69193" table:style-name="ce1">
            <text:p>69193</text:p>
          </table:table-cell>
          <table:table-cell office:value-type="float" office:value="49.84" table:style-name="ce1">
            <text:p>49,84</text:p>
          </table:table-cell>
          <table:table-cell office:value-type="float" office:value="46.08" table:style-name="ce1">
            <text:p>46,08</text:p>
          </table:table-cell>
          <table:table-cell office:value-type="float" office:value="140747" table:style-name="ce1">
            <text:p>140747</text:p>
          </table:table-cell>
          <table:table-cell office:value-type="float" office:value="104174" table:style-name="ce1">
            <text:p>104174</text:p>
          </table:table-cell>
          <table:table-cell office:value-type="float" office:value="116.71" table:style-name="ce3">
            <text:p>116,71</text:p>
          </table:table-cell>
          <table:table-cell office:value-type="float" office:value="103.02" table:style-name="ce3">
            <text:p>103,02</text:p>
          </table:table-cell>
          <table:table-cell office:value-type="float" office:value="187036" table:style-name="ce1">
            <text:p>187036</text:p>
          </table:table-cell>
          <table:table-cell office:value-type="float" office:value="139246" table:style-name="ce1">
            <text:p>139246</text:p>
          </table:table-cell>
          <table:table-cell office:value-type="float" office:value="55.03" table:style-name="ce1">
            <text:p>55,03</text:p>
          </table:table-cell>
          <table:table-cell office:value-type="float" office:value="42.69" table:style-name="ce1">
            <text:p>42,69</text:p>
          </table:table-cell>
          <table:table-cell office:value-type="float" office:value="81955" table:style-name="ce1">
            <text:p>81955</text:p>
          </table:table-cell>
          <table:table-cell office:value-type="float" office:value="74842" table:style-name="ce1">
            <text:p>74842</text:p>
          </table:table-cell>
          <table:table-cell office:value-type="float" office:value="93.67" table:style-name="ce1">
            <text:p>93,67</text:p>
          </table:table-cell>
          <table:table-cell office:value-type="float" office:value="80.03" table:style-name="ce1">
            <text:p>80,03</text:p>
          </table:table-cell>
          <table:table-cell office:value-type="float" office:value="214992" table:style-name="ce1">
            <text:p>214992</text:p>
          </table:table-cell>
          <table:table-cell office:value-type="float" office:value="148821" table:style-name="ce1">
            <text:p>148821</text:p>
          </table:table-cell>
          <table:table-cell office:value-type="float" office:value="33.5" table:style-name="ce1">
            <text:p>33,5</text:p>
          </table:table-cell>
          <table:table-cell office:value-type="float" office:value="29.97" table:style-name="ce1">
            <text:p>29,97</text:p>
          </table:table-cell>
          <table:table-cell office:value-type="float" office:value="114565" table:style-name="ce1">
            <text:p>114565</text:p>
          </table:table-cell>
          <table:table-cell office:value-type="float" office:value="83816" table:style-name="ce1">
            <text:p>83816</text:p>
          </table:table-cell>
          <table:table-cell office:value-type="float" office:value="23.82" table:formula="of:=MIN([.$B68];[.$F68];[.$J68];[.$N68];[.$R68];[.$V68];[.$Z68];[.$AD68];[.$AH68];[.$AL68];[.$AP68];[.$AT68];[.$AX68])" table:style-name="ce1">
            <text:p>23,82</text:p>
          </table:table-cell>
          <table:table-cell office:value-type="float" office:value="20.2" table:formula="of:=MIN([.$C68];[.$G68];[.$K68];[.$O68];[.$S68];[.$W68];[.$AA68];[.$AE68];[.$AI68];[.$AM68];[.$AQ68];[.$AU68];[.$AY68])" table:style-name="ce1">
            <text:p>20,2</text:p>
          </table:table-cell>
          <table:table-cell office:value-type="float" office:value="59754" table:formula="of:=MIN([.$D68];[.$H68];[.$L68];[.$P68];[.$T68];[.$X68];[.$AB68];[.$AF68];[.$AJ68];[.$AN68];[.$AR68];[.$AV68];[.$AZ68])" table:style-name="ce1">
            <text:p>59754</text:p>
          </table:table-cell>
          <table:table-cell office:value-type="float" office:value="54250" table:formula="of:=MIN([.$E68];[.$I68];[.$M68];[.$Q68];[.$U68];[.$Y68];[.$AC68];[.$AG68];[.$AK68];[.$AO68];[.$AS68];[.$AW68];[.$BA68])" table:style-name="ce1">
            <text:p>54250</text:p>
          </table:table-cell>
          <table:table-cell office:value-type="float" office:value="36.270000000000003" table:formula="of:=MEDIAN([.$B68];[.$F68];[.$J68];[.$N68];[.$R68];[.$V68];[.$Z68];[.$AD68];[.$AH68];[.$AL68];[.$AP68];[.$AT68];[.$AX68])" table:style-name="ce1">
            <text:p>36,27</text:p>
          </table:table-cell>
          <table:table-cell office:value-type="float" office:value="32.56" table:formula="of:=MEDIAN([.$C68];[.$G68];[.$K68];[.$O68];[.$S68];[.$W68];[.$AA68];[.$AE68];[.$AI68];[.$AM68];[.$AQ68];[.$AU68];[.$AY68])" table:style-name="ce1">
            <text:p>32,56</text:p>
          </table:table-cell>
          <table:table-cell office:value-type="float" office:value="114565" table:formula="of:=MEDIAN([.$D68];[.$H68];[.$L68];[.$P68];[.$T68];[.$X68];[.$AB68];[.$AF68];[.$AJ68];[.$AN68];[.$AR68];[.$AV68];[.$AZ68])" table:style-name="ce1">
            <text:p>114565</text:p>
          </table:table-cell>
          <table:table-cell office:value-type="float" office:value="82215" table:formula="of:=MEDIAN([.$E68];[.$I68];[.$M68];[.$Q68];[.$U68];[.$Y68];[.$AC68];[.$AG68];[.$AK68];[.$AO68];[.$AS68];[.$AW68];[.$BA68])" table:style-name="ce1">
            <text:p>82215</text:p>
          </table:table-cell>
          <table:table-cell office:value-type="float" office:value="116.71" table:formula="of:=MAX([.$B68];[.$F68];[.$J68];[.$N68];[.$R68];[.$V68];[.$Z68];[.$AD68];[.$AH68];[.$AL68];[.$AP68];[.$AT68];[.$AX68])" table:style-name="ce1">
            <text:p>116,71</text:p>
          </table:table-cell>
          <table:table-cell office:value-type="float" office:value="103.02" table:formula="of:=MAX([.$C68];[.$G68];[.$K68];[.$O68];[.$S68];[.$W68];[.$AA68];[.$AE68];[.$AI68];[.$AM68];[.$AQ68];[.$AU68];[.$AY68])" table:style-name="ce1">
            <text:p>103,02</text:p>
          </table:table-cell>
          <table:table-cell office:value-type="float" office:value="346066" table:formula="of:=MAX([.$D68];[.$H68];[.$L68];[.$P68];[.$T68];[.$X68];[.$AB68];[.$AF68];[.$AJ68];[.$AN68];[.$AR68];[.$AV68];[.$AZ68])" table:style-name="ce1">
            <text:p>346066</text:p>
          </table:table-cell>
          <table:table-cell office:value-type="float" office:value="181162" table:formula="of:=MAX([.$E68];[.$I68];[.$M68];[.$Q68];[.$U68];[.$Y68];[.$AC68];[.$AG68];[.$AK68];[.$AO68];[.$AS68];[.$AW68];[.$BA68])" table:style-name="ce1">
            <text:p>1811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0_c50.lp</text:p>
          </table:table-cell>
          <table:table-cell office:value-type="float" office:value="3.74" table:style-name="ce2">
            <text:p>3,74</text:p>
          </table:table-cell>
          <table:table-cell office:value-type="float" office:value="0.69" table:style-name="ce2">
            <text:p>0,69</text:p>
          </table:table-cell>
          <table:table-cell office:value-type="float" office:value="16893" table:style-name="ce2">
            <text:p>16893</text:p>
          </table:table-cell>
          <table:table-cell office:value-type="float" office:value="1533" table:style-name="ce2">
            <text:p>1533</text:p>
          </table:table-cell>
          <table:table-cell office:value-type="float" office:value="346.25" table:style-name="ce1">
            <text:p>346,25</text:p>
          </table:table-cell>
          <table:table-cell office:value-type="float" office:value="343.35" table:style-name="ce1">
            <text:p>343,35</text:p>
          </table:table-cell>
          <table:table-cell office:value-type="float" office:value="582777" table:style-name="ce1">
            <text:p>582777</text:p>
          </table:table-cell>
          <table:table-cell office:value-type="float" office:value="478022" table:style-name="ce1">
            <text:p>478022</text:p>
          </table:table-cell>
          <table:table-cell office:value-type="float" office:value="118.7" table:style-name="ce1">
            <text:p>118,7</text:p>
          </table:table-cell>
          <table:table-cell office:value-type="float" office:value="115.86" table:style-name="ce1">
            <text:p>115,86</text:p>
          </table:table-cell>
          <table:table-cell office:value-type="float" office:value="363654" table:style-name="ce1">
            <text:p>363654</text:p>
          </table:table-cell>
          <table:table-cell office:value-type="float" office:value="192352" table:style-name="ce1">
            <text:p>192352</text:p>
          </table:table-cell>
          <table:table-cell office:value-type="float" office:value="86.58" table:style-name="ce1">
            <text:p>86,58</text:p>
          </table:table-cell>
          <table:table-cell office:value-type="float" office:value="83.44" table:style-name="ce1">
            <text:p>83,44</text:p>
          </table:table-cell>
          <table:table-cell office:value-type="float" office:value="231583" table:style-name="ce1">
            <text:p>231583</text:p>
          </table:table-cell>
          <table:table-cell office:value-type="float" office:value="150988" table:style-name="ce1">
            <text:p>150988</text:p>
          </table:table-cell>
          <table:table-cell office:value-type="float" office:value="431.73" table:style-name="ce3">
            <text:p>431,73</text:p>
          </table:table-cell>
          <table:table-cell office:value-type="float" office:value="428.27" table:style-name="ce3">
            <text:p>428,27</text:p>
          </table:table-cell>
          <table:table-cell office:value-type="float" office:value="709904" table:style-name="ce3">
            <text:p>709904</text:p>
          </table:table-cell>
          <table:table-cell office:value-type="float" office:value="570617" table:style-name="ce3">
            <text:p>570617</text:p>
          </table:table-cell>
          <table:table-cell office:value-type="float" office:value="80.58" table:style-name="ce1">
            <text:p>80,58</text:p>
          </table:table-cell>
          <table:table-cell office:value-type="float" office:value="77.3" table:style-name="ce1">
            <text:p>77,3</text:p>
          </table:table-cell>
          <table:table-cell office:value-type="float" office:value="164988" table:style-name="ce1">
            <text:p>164988</text:p>
          </table:table-cell>
          <table:table-cell office:value-type="float" office:value="116600" table:style-name="ce1">
            <text:p>116600</text:p>
          </table:table-cell>
          <table:table-cell office:value-type="float" office:value="80.63" table:style-name="ce1">
            <text:p>80,63</text:p>
          </table:table-cell>
          <table:table-cell office:value-type="float" office:value="77.58" table:style-name="ce1">
            <text:p>77,58</text:p>
          </table:table-cell>
          <table:table-cell office:value-type="float" office:value="272258" table:style-name="ce1">
            <text:p>272258</text:p>
          </table:table-cell>
          <table:table-cell office:value-type="float" office:value="139543" table:style-name="ce1">
            <text:p>139543</text:p>
          </table:table-cell>
          <table:table-cell office:value-type="float" office:value="171.54" table:style-name="ce1">
            <text:p>171,54</text:p>
          </table:table-cell>
          <table:table-cell office:value-type="float" office:value="168.2" table:style-name="ce1">
            <text:p>168,2</text:p>
          </table:table-cell>
          <table:table-cell office:value-type="float" office:value="299079" table:style-name="ce1">
            <text:p>299079</text:p>
          </table:table-cell>
          <table:table-cell office:value-type="float" office:value="233656" table:style-name="ce1">
            <text:p>233656</text:p>
          </table:table-cell>
          <table:table-cell office:value-type="float" office:value="181.44" table:style-name="ce1">
            <text:p>181,44</text:p>
          </table:table-cell>
          <table:table-cell office:value-type="float" office:value="178.25" table:style-name="ce1">
            <text:p>178,25</text:p>
          </table:table-cell>
          <table:table-cell office:value-type="float" office:value="457302" table:style-name="ce1">
            <text:p>457302</text:p>
          </table:table-cell>
          <table:table-cell office:value-type="float" office:value="293060" table:style-name="ce1">
            <text:p>293060</text:p>
          </table:table-cell>
          <table:table-cell office:value-type="float" office:value="347.72" table:style-name="ce1">
            <text:p>347,72</text:p>
          </table:table-cell>
          <table:table-cell office:value-type="float" office:value="336.38" table:style-name="ce1">
            <text:p>336,38</text:p>
          </table:table-cell>
          <table:table-cell office:value-type="float" office:value="511163" table:style-name="ce1">
            <text:p>511163</text:p>
          </table:table-cell>
          <table:table-cell office:value-type="float" office:value="376687" table:style-name="ce1">
            <text:p>376687</text:p>
          </table:table-cell>
          <table:table-cell office:value-type="float" office:value="314.11" table:style-name="ce1">
            <text:p>314,11</text:p>
          </table:table-cell>
          <table:table-cell office:value-type="float" office:value="302.52" table:style-name="ce1">
            <text:p>302,52</text:p>
          </table:table-cell>
          <table:table-cell office:value-type="float" office:value="418720" table:style-name="ce1">
            <text:p>418720</text:p>
          </table:table-cell>
          <table:table-cell office:value-type="float" office:value="317195" table:style-name="ce1">
            <text:p>317195</text:p>
          </table:table-cell>
          <table:table-cell office:value-type="float" office:value="332.41" table:style-name="ce1">
            <text:p>332,41</text:p>
          </table:table-cell>
          <table:table-cell office:value-type="float" office:value="320.8" table:style-name="ce1">
            <text:p>320,8</text:p>
          </table:table-cell>
          <table:table-cell office:value-type="float" office:value="438730" table:style-name="ce1">
            <text:p>438730</text:p>
          </table:table-cell>
          <table:table-cell office:value-type="float" office:value="320275" table:style-name="ce1">
            <text:p>320275</text:p>
          </table:table-cell>
          <table:table-cell office:value-type="float" office:value="139.22999999999999" table:style-name="ce1">
            <text:p>139,23</text:p>
          </table:table-cell>
          <table:table-cell office:value-type="float" office:value="136.24" table:style-name="ce1">
            <text:p>136,24</text:p>
          </table:table-cell>
          <table:table-cell office:value-type="float" office:value="466925" table:style-name="ce1">
            <text:p>466925</text:p>
          </table:table-cell>
          <table:table-cell office:value-type="float" office:value="238088" table:style-name="ce1">
            <text:p>238088</text:p>
          </table:table-cell>
          <table:table-cell office:value-type="float" office:value="3.74" table:formula="of:=MIN([.$B69];[.$F69];[.$J69];[.$N69];[.$R69];[.$V69];[.$Z69];[.$AD69];[.$AH69];[.$AL69];[.$AP69];[.$AT69];[.$AX69])" table:style-name="ce1">
            <text:p>3,74</text:p>
          </table:table-cell>
          <table:table-cell office:value-type="float" office:value="0.69" table:formula="of:=MIN([.$C69];[.$G69];[.$K69];[.$O69];[.$S69];[.$W69];[.$AA69];[.$AE69];[.$AI69];[.$AM69];[.$AQ69];[.$AU69];[.$AY69])" table:style-name="ce1">
            <text:p>0,69</text:p>
          </table:table-cell>
          <table:table-cell office:value-type="float" office:value="16893" table:formula="of:=MIN([.$D69];[.$H69];[.$L69];[.$P69];[.$T69];[.$X69];[.$AB69];[.$AF69];[.$AJ69];[.$AN69];[.$AR69];[.$AV69];[.$AZ69])" table:style-name="ce1">
            <text:p>16893</text:p>
          </table:table-cell>
          <table:table-cell office:value-type="float" office:value="1533" table:formula="of:=MIN([.$E69];[.$I69];[.$M69];[.$Q69];[.$U69];[.$Y69];[.$AC69];[.$AG69];[.$AK69];[.$AO69];[.$AS69];[.$AW69];[.$BA69])" table:style-name="ce1">
            <text:p>1533</text:p>
          </table:table-cell>
          <table:table-cell office:value-type="float" office:value="171.54" table:formula="of:=MEDIAN([.$B69];[.$F69];[.$J69];[.$N69];[.$R69];[.$V69];[.$Z69];[.$AD69];[.$AH69];[.$AL69];[.$AP69];[.$AT69];[.$AX69])" table:style-name="ce1">
            <text:p>171,54</text:p>
          </table:table-cell>
          <table:table-cell office:value-type="float" office:value="168.2" table:formula="of:=MEDIAN([.$C69];[.$G69];[.$K69];[.$O69];[.$S69];[.$W69];[.$AA69];[.$AE69];[.$AI69];[.$AM69];[.$AQ69];[.$AU69];[.$AY69])" table:style-name="ce1">
            <text:p>168,2</text:p>
          </table:table-cell>
          <table:table-cell office:value-type="float" office:value="418720" table:formula="of:=MEDIAN([.$D69];[.$H69];[.$L69];[.$P69];[.$T69];[.$X69];[.$AB69];[.$AF69];[.$AJ69];[.$AN69];[.$AR69];[.$AV69];[.$AZ69])" table:style-name="ce1">
            <text:p>418720</text:p>
          </table:table-cell>
          <table:table-cell office:value-type="float" office:value="238088" table:formula="of:=MEDIAN([.$E69];[.$I69];[.$M69];[.$Q69];[.$U69];[.$Y69];[.$AC69];[.$AG69];[.$AK69];[.$AO69];[.$AS69];[.$AW69];[.$BA69])" table:style-name="ce1">
            <text:p>238088</text:p>
          </table:table-cell>
          <table:table-cell office:value-type="float" office:value="431.73" table:formula="of:=MAX([.$B69];[.$F69];[.$J69];[.$N69];[.$R69];[.$V69];[.$Z69];[.$AD69];[.$AH69];[.$AL69];[.$AP69];[.$AT69];[.$AX69])" table:style-name="ce1">
            <text:p>431,73</text:p>
          </table:table-cell>
          <table:table-cell office:value-type="float" office:value="428.27" table:formula="of:=MAX([.$C69];[.$G69];[.$K69];[.$O69];[.$S69];[.$W69];[.$AA69];[.$AE69];[.$AI69];[.$AM69];[.$AQ69];[.$AU69];[.$AY69])" table:style-name="ce1">
            <text:p>428,27</text:p>
          </table:table-cell>
          <table:table-cell office:value-type="float" office:value="709904" table:formula="of:=MAX([.$D69];[.$H69];[.$L69];[.$P69];[.$T69];[.$X69];[.$AB69];[.$AF69];[.$AJ69];[.$AN69];[.$AR69];[.$AV69];[.$AZ69])" table:style-name="ce1">
            <text:p>709904</text:p>
          </table:table-cell>
          <table:table-cell office:value-type="float" office:value="570617" table:formula="of:=MAX([.$E69];[.$I69];[.$M69];[.$Q69];[.$U69];[.$Y69];[.$AC69];[.$AG69];[.$AK69];[.$AO69];[.$AS69];[.$AW69];[.$BA69])" table:style-name="ce1">
            <text:p>5706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0_c55.lp</text:p>
          </table:table-cell>
          <table:table-cell office:value-type="float" office:value="79.790000000000006" table:style-name="ce1">
            <text:p>79,79</text:p>
          </table:table-cell>
          <table:table-cell office:value-type="float" office:value="77.05" table:style-name="ce1">
            <text:p>77,05</text:p>
          </table:table-cell>
          <table:table-cell office:value-type="float" office:value="363777" table:style-name="ce1">
            <text:p>363777</text:p>
          </table:table-cell>
          <table:table-cell office:value-type="float" office:value="225990" table:style-name="ce1">
            <text:p>225990</text:p>
          </table:table-cell>
          <table:table-cell office:value-type="float" office:value="33.42" table:style-name="ce1">
            <text:p>33,42</text:p>
          </table:table-cell>
          <table:table-cell office:value-type="float" office:value="30.46" table:style-name="ce1">
            <text:p>30,46</text:p>
          </table:table-cell>
          <table:table-cell office:value-type="float" office:value="104153" table:style-name="ce1">
            <text:p>104153</text:p>
          </table:table-cell>
          <table:table-cell office:value-type="float" office:value="76501" table:style-name="ce1">
            <text:p>76501</text:p>
          </table:table-cell>
          <table:table-cell office:value-type="float" office:value="53.33" table:style-name="ce1">
            <text:p>53,33</text:p>
          </table:table-cell>
          <table:table-cell office:value-type="float" office:value="50.71" table:style-name="ce1">
            <text:p>50,71</text:p>
          </table:table-cell>
          <table:table-cell office:value-type="float" office:value="330667" table:style-name="ce1">
            <text:p>330667</text:p>
          </table:table-cell>
          <table:table-cell office:value-type="float" office:value="137146" table:style-name="ce1">
            <text:p>137146</text:p>
          </table:table-cell>
          <table:table-cell office:value-type="float" office:value="66.650000000000006" table:style-name="ce1">
            <text:p>66,65</text:p>
          </table:table-cell>
          <table:table-cell office:value-type="float" office:value="64.010000000000005" table:style-name="ce1">
            <text:p>64,01</text:p>
          </table:table-cell>
          <table:table-cell office:value-type="float" office:value="323267" table:style-name="ce1">
            <text:p>323267</text:p>
          </table:table-cell>
          <table:table-cell office:value-type="float" office:value="167406" table:style-name="ce1">
            <text:p>167406</text:p>
          </table:table-cell>
          <table:table-cell office:value-type="float" office:value="58.11" table:style-name="ce1">
            <text:p>58,11</text:p>
          </table:table-cell>
          <table:table-cell office:value-type="float" office:value="55.18" table:style-name="ce1">
            <text:p>55,18</text:p>
          </table:table-cell>
          <table:table-cell office:value-type="float" office:value="208706" table:style-name="ce1">
            <text:p>208706</text:p>
          </table:table-cell>
          <table:table-cell office:value-type="float" office:value="155946" table:style-name="ce1">
            <text:p>155946</text:p>
          </table:table-cell>
          <table:table-cell office:value-type="float" office:value="32.28" table:style-name="ce1">
            <text:p>32,28</text:p>
          </table:table-cell>
          <table:table-cell office:value-type="float" office:value="29.37" table:style-name="ce1">
            <text:p>29,37</text:p>
          </table:table-cell>
          <table:table-cell office:value-type="float" office:value="391055" table:style-name="ce1">
            <text:p>391055</text:p>
          </table:table-cell>
          <table:table-cell office:value-type="float" office:value="85891" table:style-name="ce1">
            <text:p>85891</text:p>
          </table:table-cell>
          <table:table-cell office:value-type="float" office:value="47.61" table:style-name="ce1">
            <text:p>47,61</text:p>
          </table:table-cell>
          <table:table-cell office:value-type="float" office:value="44.87" table:style-name="ce1">
            <text:p>44,87</text:p>
          </table:table-cell>
          <table:table-cell office:value-type="float" office:value="259293" table:style-name="ce1">
            <text:p>259293</text:p>
          </table:table-cell>
          <table:table-cell office:value-type="float" office:value="132022" table:style-name="ce1">
            <text:p>132022</text:p>
          </table:table-cell>
          <table:table-cell office:value-type="float" office:value="15.98" table:style-name="ce2">
            <text:p>15,98</text:p>
          </table:table-cell>
          <table:table-cell office:value-type="float" office:value="12.91" table:style-name="ce2">
            <text:p>12,91</text:p>
          </table:table-cell>
          <table:table-cell office:value-type="float" office:value="50204" table:style-name="ce2">
            <text:p>50204</text:p>
          </table:table-cell>
          <table:table-cell office:value-type="float" office:value="33655" table:style-name="ce2">
            <text:p>33655</text:p>
          </table:table-cell>
          <table:table-cell office:value-type="float" office:value="96.32" table:style-name="ce3">
            <text:p>96,32</text:p>
          </table:table-cell>
          <table:table-cell office:value-type="float" office:value="94" table:style-name="ce3">
            <text:p>94</text:p>
          </table:table-cell>
          <table:table-cell office:value-type="float" office:value="417122" table:style-name="ce3">
            <text:p>417122</text:p>
          </table:table-cell>
          <table:table-cell office:value-type="float" office:value="266088" table:style-name="ce3">
            <text:p>266088</text:p>
          </table:table-cell>
          <table:table-cell office:value-type="float" office:value="50.45" table:style-name="ce1">
            <text:p>50,45</text:p>
          </table:table-cell>
          <table:table-cell office:value-type="float" office:value="38.42" table:style-name="ce1">
            <text:p>38,42</text:p>
          </table:table-cell>
          <table:table-cell office:value-type="float" office:value="352179" table:style-name="ce1">
            <text:p>352179</text:p>
          </table:table-cell>
          <table:table-cell office:value-type="float" office:value="62023" table:style-name="ce1">
            <text:p>62023</text:p>
          </table:table-cell>
          <table:table-cell office:value-type="float" office:value="76.39" table:style-name="ce1">
            <text:p>76,39</text:p>
          </table:table-cell>
          <table:table-cell office:value-type="float" office:value="65.260000000000005" table:style-name="ce1">
            <text:p>65,26</text:p>
          </table:table-cell>
          <table:table-cell office:value-type="float" office:value="209150" table:style-name="ce1">
            <text:p>209150</text:p>
          </table:table-cell>
          <table:table-cell office:value-type="float" office:value="142968" table:style-name="ce1">
            <text:p>142968</text:p>
          </table:table-cell>
          <table:table-cell office:value-type="float" office:value="69.25" table:style-name="ce1">
            <text:p>69,25</text:p>
          </table:table-cell>
          <table:table-cell office:value-type="float" office:value="60.45" table:style-name="ce1">
            <text:p>60,45</text:p>
          </table:table-cell>
          <table:table-cell office:value-type="float" office:value="226410" table:style-name="ce1">
            <text:p>226410</text:p>
          </table:table-cell>
          <table:table-cell office:value-type="float" office:value="111588" table:style-name="ce1">
            <text:p>111588</text:p>
          </table:table-cell>
          <table:table-cell office:value-type="float" office:value="28.28" table:style-name="ce1">
            <text:p>28,28</text:p>
          </table:table-cell>
          <table:table-cell office:value-type="float" office:value="25.77" table:style-name="ce1">
            <text:p>25,77</text:p>
          </table:table-cell>
          <table:table-cell office:value-type="float" office:value="154252" table:style-name="ce1">
            <text:p>154252</text:p>
          </table:table-cell>
          <table:table-cell office:value-type="float" office:value="74145" table:style-name="ce1">
            <text:p>74145</text:p>
          </table:table-cell>
          <table:table-cell office:value-type="float" office:value="15.98" table:formula="of:=MIN([.$B70];[.$F70];[.$J70];[.$N70];[.$R70];[.$V70];[.$Z70];[.$AD70];[.$AH70];[.$AL70];[.$AP70];[.$AT70];[.$AX70])" table:style-name="ce1">
            <text:p>15,98</text:p>
          </table:table-cell>
          <table:table-cell office:value-type="float" office:value="12.91" table:formula="of:=MIN([.$C70];[.$G70];[.$K70];[.$O70];[.$S70];[.$W70];[.$AA70];[.$AE70];[.$AI70];[.$AM70];[.$AQ70];[.$AU70];[.$AY70])" table:style-name="ce1">
            <text:p>12,91</text:p>
          </table:table-cell>
          <table:table-cell office:value-type="float" office:value="50204" table:formula="of:=MIN([.$D70];[.$H70];[.$L70];[.$P70];[.$T70];[.$X70];[.$AB70];[.$AF70];[.$AJ70];[.$AN70];[.$AR70];[.$AV70];[.$AZ70])" table:style-name="ce1">
            <text:p>50204</text:p>
          </table:table-cell>
          <table:table-cell office:value-type="float" office:value="33655" table:formula="of:=MIN([.$E70];[.$I70];[.$M70];[.$Q70];[.$U70];[.$Y70];[.$AC70];[.$AG70];[.$AK70];[.$AO70];[.$AS70];[.$AW70];[.$BA70])" table:style-name="ce1">
            <text:p>33655</text:p>
          </table:table-cell>
          <table:table-cell office:value-type="float" office:value="53.33" table:formula="of:=MEDIAN([.$B70];[.$F70];[.$J70];[.$N70];[.$R70];[.$V70];[.$Z70];[.$AD70];[.$AH70];[.$AL70];[.$AP70];[.$AT70];[.$AX70])" table:style-name="ce1">
            <text:p>53,33</text:p>
          </table:table-cell>
          <table:table-cell office:value-type="float" office:value="50.71" table:formula="of:=MEDIAN([.$C70];[.$G70];[.$K70];[.$O70];[.$S70];[.$W70];[.$AA70];[.$AE70];[.$AI70];[.$AM70];[.$AQ70];[.$AU70];[.$AY70])" table:style-name="ce1">
            <text:p>50,71</text:p>
          </table:table-cell>
          <table:table-cell office:value-type="float" office:value="259293" table:formula="of:=MEDIAN([.$D70];[.$H70];[.$L70];[.$P70];[.$T70];[.$X70];[.$AB70];[.$AF70];[.$AJ70];[.$AN70];[.$AR70];[.$AV70];[.$AZ70])" table:style-name="ce1">
            <text:p>259293</text:p>
          </table:table-cell>
          <table:table-cell office:value-type="float" office:value="132022" table:formula="of:=MEDIAN([.$E70];[.$I70];[.$M70];[.$Q70];[.$U70];[.$Y70];[.$AC70];[.$AG70];[.$AK70];[.$AO70];[.$AS70];[.$AW70];[.$BA70])" table:style-name="ce1">
            <text:p>132022</text:p>
          </table:table-cell>
          <table:table-cell office:value-type="float" office:value="96.32" table:formula="of:=MAX([.$B70];[.$F70];[.$J70];[.$N70];[.$R70];[.$V70];[.$Z70];[.$AD70];[.$AH70];[.$AL70];[.$AP70];[.$AT70];[.$AX70])" table:style-name="ce1">
            <text:p>96,32</text:p>
          </table:table-cell>
          <table:table-cell office:value-type="float" office:value="94" table:formula="of:=MAX([.$C70];[.$G70];[.$K70];[.$O70];[.$S70];[.$W70];[.$AA70];[.$AE70];[.$AI70];[.$AM70];[.$AQ70];[.$AU70];[.$AY70])" table:style-name="ce1">
            <text:p>94</text:p>
          </table:table-cell>
          <table:table-cell office:value-type="float" office:value="417122" table:formula="of:=MAX([.$D70];[.$H70];[.$L70];[.$P70];[.$T70];[.$X70];[.$AB70];[.$AF70];[.$AJ70];[.$AN70];[.$AR70];[.$AV70];[.$AZ70])" table:style-name="ce1">
            <text:p>417122</text:p>
          </table:table-cell>
          <table:table-cell office:value-type="float" office:value="266088" table:formula="of:=MAX([.$E70];[.$I70];[.$M70];[.$Q70];[.$U70];[.$Y70];[.$AC70];[.$AG70];[.$AK70];[.$AO70];[.$AS70];[.$AW70];[.$BA70])" table:style-name="ce1">
            <text:p>26608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0_c60.lp</text:p>
          </table:table-cell>
          <table:table-cell office:value-type="float" office:value="69.790000000000006" table:style-name="ce1">
            <text:p>69,79</text:p>
          </table:table-cell>
          <table:table-cell office:value-type="float" office:value="63.87" table:style-name="ce1">
            <text:p>63,87</text:p>
          </table:table-cell>
          <table:table-cell office:value-type="float" office:value="403527" table:style-name="ce1">
            <text:p>403527</text:p>
          </table:table-cell>
          <table:table-cell office:value-type="float" office:value="88484" table:style-name="ce1">
            <text:p>88484</text:p>
          </table:table-cell>
          <table:table-cell office:value-type="float" office:value="420" table:style-name="ce1">
            <text:p>420</text:p>
          </table:table-cell>
          <table:table-cell office:value-type="float" office:value="413.84" table:style-name="ce1">
            <text:p>413,84</text:p>
          </table:table-cell>
          <table:table-cell office:value-type="float" office:value="659892" table:style-name="ce1">
            <text:p>659892</text:p>
          </table:table-cell>
          <table:table-cell office:value-type="float" office:value="467585" table:style-name="ce1">
            <text:p>467585</text:p>
          </table:table-cell>
          <table:table-cell office:value-type="float" office:value="31.06" table:style-name="ce2">
            <text:p>31,06</text:p>
          </table:table-cell>
          <table:table-cell office:value-type="float" office:value="25.28" table:style-name="ce2">
            <text:p>25,28</text:p>
          </table:table-cell>
          <table:table-cell office:value-type="float" office:value="180226" table:style-name="ce1">
            <text:p>180226</text:p>
          </table:table-cell>
          <table:table-cell office:value-type="float" office:value="34336" table:style-name="ce2">
            <text:p>34336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34.74" table:style-name="ce1">
            <text:p>34,74</text:p>
          </table:table-cell>
          <table:table-cell office:value-type="float" office:value="336255" table:style-name="ce1">
            <text:p>336255</text:p>
          </table:table-cell>
          <table:table-cell office:value-type="float" office:value="59413" table:style-name="ce1">
            <text:p>59413</text:p>
          </table:table-cell>
          <table:table-cell office:value-type="float" office:value="741.39" table:style-name="ce3">
            <text:p>741,39</text:p>
          </table:table-cell>
          <table:table-cell office:value-type="float" office:value="735.13" table:style-name="ce3">
            <text:p>735,13</text:p>
          </table:table-cell>
          <table:table-cell office:value-type="float" office:value="1103765" table:style-name="ce3">
            <text:p>1103765</text:p>
          </table:table-cell>
          <table:table-cell office:value-type="float" office:value="772573" table:style-name="ce3">
            <text:p>772573</text:p>
          </table:table-cell>
          <table:table-cell office:value-type="float" office:value="39.86" table:style-name="ce1">
            <text:p>39,86</text:p>
          </table:table-cell>
          <table:table-cell office:value-type="float" office:value="33.56" table:style-name="ce1">
            <text:p>33,56</text:p>
          </table:table-cell>
          <table:table-cell office:value-type="float" office:value="309917" table:style-name="ce1">
            <text:p>309917</text:p>
          </table:table-cell>
          <table:table-cell office:value-type="float" office:value="51393" table:style-name="ce1">
            <text:p>51393</text:p>
          </table:table-cell>
          <table:table-cell office:value-type="float" office:value="36.65" table:style-name="ce1">
            <text:p>36,65</text:p>
          </table:table-cell>
          <table:table-cell office:value-type="float" office:value="31.05" table:style-name="ce1">
            <text:p>31,05</text:p>
          </table:table-cell>
          <table:table-cell office:value-type="float" office:value="249713" table:style-name="ce1">
            <text:p>249713</text:p>
          </table:table-cell>
          <table:table-cell office:value-type="float" office:value="48085" table:style-name="ce1">
            <text:p>48085</text:p>
          </table:table-cell>
          <table:table-cell office:value-type="float" office:value="380.22" table:style-name="ce1">
            <text:p>380,22</text:p>
          </table:table-cell>
          <table:table-cell office:value-type="float" office:value="374.31" table:style-name="ce1">
            <text:p>374,31</text:p>
          </table:table-cell>
          <table:table-cell office:value-type="float" office:value="662291" table:style-name="ce1">
            <text:p>662291</text:p>
          </table:table-cell>
          <table:table-cell office:value-type="float" office:value="458443" table:style-name="ce1">
            <text:p>458443</text:p>
          </table:table-cell>
          <table:table-cell office:value-type="float" office:value="72.569999999999993" table:style-name="ce1">
            <text:p>72,57</text:p>
          </table:table-cell>
          <table:table-cell office:value-type="float" office:value="66.650000000000006" table:style-name="ce1">
            <text:p>66,65</text:p>
          </table:table-cell>
          <table:table-cell office:value-type="float" office:value="474450" table:style-name="ce1">
            <text:p>474450</text:p>
          </table:table-cell>
          <table:table-cell office:value-type="float" office:value="106971" table:style-name="ce1">
            <text:p>106971</text:p>
          </table:table-cell>
          <table:table-cell office:value-type="float" office:value="143.26" table:style-name="ce1">
            <text:p>143,26</text:p>
          </table:table-cell>
          <table:table-cell office:value-type="float" office:value="117.12" table:style-name="ce1">
            <text:p>117,12</text:p>
          </table:table-cell>
          <table:table-cell office:value-type="float" office:value="947763" table:style-name="ce1">
            <text:p>947763</text:p>
          </table:table-cell>
          <table:table-cell office:value-type="float" office:value="114162" table:style-name="ce1">
            <text:p>114162</text:p>
          </table:table-cell>
          <table:table-cell office:value-type="float" office:value="447.72" table:style-name="ce1">
            <text:p>447,72</text:p>
          </table:table-cell>
          <table:table-cell office:value-type="float" office:value="422.23" table:style-name="ce1">
            <text:p>422,23</text:p>
          </table:table-cell>
          <table:table-cell office:value-type="float" office:value="588784" table:style-name="ce1">
            <text:p>588784</text:p>
          </table:table-cell>
          <table:table-cell office:value-type="float" office:value="354358" table:style-name="ce1">
            <text:p>354358</text:p>
          </table:table-cell>
          <table:table-cell office:value-type="float" office:value="64.739999999999995" table:style-name="ce1">
            <text:p>64,74</text:p>
          </table:table-cell>
          <table:table-cell office:value-type="float" office:value="45.92" table:style-name="ce1">
            <text:p>45,92</text:p>
          </table:table-cell>
          <table:table-cell office:value-type="float" office:value="429979" table:style-name="ce1">
            <text:p>429979</text:p>
          </table:table-cell>
          <table:table-cell office:value-type="float" office:value="47078" table:style-name="ce1">
            <text:p>47078</text:p>
          </table:table-cell>
          <table:table-cell office:value-type="float" office:value="74.55" table:style-name="ce1">
            <text:p>74,55</text:p>
          </table:table-cell>
          <table:table-cell office:value-type="float" office:value="69.19" table:style-name="ce1">
            <text:p>69,19</text:p>
          </table:table-cell>
          <table:table-cell office:value-type="float" office:value="165765" table:style-name="ce2">
            <text:p>165765</text:p>
          </table:table-cell>
          <table:table-cell office:value-type="float" office:value="88297" table:style-name="ce1">
            <text:p>88297</text:p>
          </table:table-cell>
          <table:table-cell office:value-type="float" office:value="31.06" table:formula="of:=MIN([.$B71];[.$F71];[.$J71];[.$N71];[.$R71];[.$V71];[.$Z71];[.$AD71];[.$AH71];[.$AL71];[.$AP71];[.$AT71];[.$AX71])" table:style-name="ce1">
            <text:p>31,06</text:p>
          </table:table-cell>
          <table:table-cell office:value-type="float" office:value="25.28" table:formula="of:=MIN([.$C71];[.$G71];[.$K71];[.$O71];[.$S71];[.$W71];[.$AA71];[.$AE71];[.$AI71];[.$AM71];[.$AQ71];[.$AU71];[.$AY71])" table:style-name="ce1">
            <text:p>25,28</text:p>
          </table:table-cell>
          <table:table-cell office:value-type="float" office:value="165765" table:formula="of:=MIN([.$D71];[.$H71];[.$L71];[.$P71];[.$T71];[.$X71];[.$AB71];[.$AF71];[.$AJ71];[.$AN71];[.$AR71];[.$AV71];[.$AZ71])" table:style-name="ce1">
            <text:p>165765</text:p>
          </table:table-cell>
          <table:table-cell office:value-type="float" office:value="34336" table:formula="of:=MIN([.$E71];[.$I71];[.$M71];[.$Q71];[.$U71];[.$Y71];[.$AC71];[.$AG71];[.$AK71];[.$AO71];[.$AS71];[.$AW71];[.$BA71])" table:style-name="ce1">
            <text:p>34336</text:p>
          </table:table-cell>
          <table:table-cell office:value-type="float" office:value="72.569999999999993" table:formula="of:=MEDIAN([.$B71];[.$F71];[.$J71];[.$N71];[.$R71];[.$V71];[.$Z71];[.$AD71];[.$AH71];[.$AL71];[.$AP71];[.$AT71];[.$AX71])" table:style-name="ce1">
            <text:p>72,57</text:p>
          </table:table-cell>
          <table:table-cell office:value-type="float" office:value="66.650000000000006" table:formula="of:=MEDIAN([.$C71];[.$G71];[.$K71];[.$O71];[.$S71];[.$W71];[.$AA71];[.$AE71];[.$AI71];[.$AM71];[.$AQ71];[.$AU71];[.$AY71])" table:style-name="ce1">
            <text:p>66,65</text:p>
          </table:table-cell>
          <table:table-cell office:value-type="float" office:value="429979" table:formula="of:=MEDIAN([.$D71];[.$H71];[.$L71];[.$P71];[.$T71];[.$X71];[.$AB71];[.$AF71];[.$AJ71];[.$AN71];[.$AR71];[.$AV71];[.$AZ71])" table:style-name="ce1">
            <text:p>429979</text:p>
          </table:table-cell>
          <table:table-cell office:value-type="float" office:value="88484" table:formula="of:=MEDIAN([.$E71];[.$I71];[.$M71];[.$Q71];[.$U71];[.$Y71];[.$AC71];[.$AG71];[.$AK71];[.$AO71];[.$AS71];[.$AW71];[.$BA71])" table:style-name="ce1">
            <text:p>88484</text:p>
          </table:table-cell>
          <table:table-cell office:value-type="float" office:value="741.39" table:formula="of:=MAX([.$B71];[.$F71];[.$J71];[.$N71];[.$R71];[.$V71];[.$Z71];[.$AD71];[.$AH71];[.$AL71];[.$AP71];[.$AT71];[.$AX71])" table:style-name="ce1">
            <text:p>741,39</text:p>
          </table:table-cell>
          <table:table-cell office:value-type="float" office:value="735.13" table:formula="of:=MAX([.$C71];[.$G71];[.$K71];[.$O71];[.$S71];[.$W71];[.$AA71];[.$AE71];[.$AI71];[.$AM71];[.$AQ71];[.$AU71];[.$AY71])" table:style-name="ce1">
            <text:p>735,13</text:p>
          </table:table-cell>
          <table:table-cell office:value-type="float" office:value="1103765" table:formula="of:=MAX([.$D71];[.$H71];[.$L71];[.$P71];[.$T71];[.$X71];[.$AB71];[.$AF71];[.$AJ71];[.$AN71];[.$AR71];[.$AV71];[.$AZ71])" table:style-name="ce1">
            <text:p>1103765</text:p>
          </table:table-cell>
          <table:table-cell office:value-type="float" office:value="772573" table:formula="of:=MAX([.$E71];[.$I71];[.$M71];[.$Q71];[.$U71];[.$Y71];[.$AC71];[.$AG71];[.$AK71];[.$AO71];[.$AS71];[.$AW71];[.$BA71])" table:style-name="ce1">
            <text:p>77257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0_c65.lp</text:p>
          </table:table-cell>
          <table:table-cell office:value-type="float" office:value="13.43" table:style-name="ce1">
            <text:p>13,43</text:p>
          </table:table-cell>
          <table:table-cell office:value-type="float" office:value="9.49" table:style-name="ce1">
            <text:p>9,49</text:p>
          </table:table-cell>
          <table:table-cell office:value-type="float" office:value="51290" table:style-name="ce1">
            <text:p>51290</text:p>
          </table:table-cell>
          <table:table-cell office:value-type="float" office:value="17315" table:style-name="ce1">
            <text:p>17315</text:p>
          </table:table-cell>
          <table:table-cell office:value-type="float" office:value="35.67" table:style-name="ce1">
            <text:p>35,67</text:p>
          </table:table-cell>
          <table:table-cell office:value-type="float" office:value="31.67" table:style-name="ce1">
            <text:p>31,67</text:p>
          </table:table-cell>
          <table:table-cell office:value-type="float" office:value="82271" table:style-name="ce1">
            <text:p>82271</text:p>
          </table:table-cell>
          <table:table-cell office:value-type="float" office:value="48818" table:style-name="ce1">
            <text:p>48818</text:p>
          </table:table-cell>
          <table:table-cell office:value-type="float" office:value="9.19" table:style-name="ce1">
            <text:p>9,19</text:p>
          </table:table-cell>
          <table:table-cell office:value-type="float" office:value="5.17" table:style-name="ce1">
            <text:p>5,17</text:p>
          </table:table-cell>
          <table:table-cell office:value-type="float" office:value="29552" table:style-name="ce1">
            <text:p>29552</text:p>
          </table:table-cell>
          <table:table-cell office:value-type="float" office:value="7714" table:style-name="ce1">
            <text:p>7714</text:p>
          </table:table-cell>
          <table:table-cell office:value-type="float" office:value="7.19" table:style-name="ce2">
            <text:p>7,19</text:p>
          </table:table-cell>
          <table:table-cell office:value-type="float" office:value="3.1" table:style-name="ce2">
            <text:p>3,1</text:p>
          </table:table-cell>
          <table:table-cell office:value-type="float" office:value="23348" table:style-name="ce1">
            <text:p>23348</text:p>
          </table:table-cell>
          <table:table-cell office:value-type="float" office:value="4370" table:style-name="ce2">
            <text:p>4370</text:p>
          </table:table-cell>
          <table:table-cell office:value-type="float" office:value="19.88" table:style-name="ce1">
            <text:p>19,88</text:p>
          </table:table-cell>
          <table:table-cell office:value-type="float" office:value="15.84" table:style-name="ce1">
            <text:p>15,84</text:p>
          </table:table-cell>
          <table:table-cell office:value-type="float" office:value="44460" table:style-name="ce1">
            <text:p>44460</text:p>
          </table:table-cell>
          <table:table-cell office:value-type="float" office:value="25961" table:style-name="ce1">
            <text:p>25961</text:p>
          </table:table-cell>
          <table:table-cell office:value-type="float" office:value="12.17" table:style-name="ce1">
            <text:p>12,17</text:p>
          </table:table-cell>
          <table:table-cell office:value-type="float" office:value="7.92" table:style-name="ce1">
            <text:p>7,92</text:p>
          </table:table-cell>
          <table:table-cell office:value-type="float" office:value="23892" table:style-name="ce1">
            <text:p>23892</text:p>
          </table:table-cell>
          <table:table-cell office:value-type="float" office:value="10519" table:style-name="ce1">
            <text:p>10519</text:p>
          </table:table-cell>
          <table:table-cell office:value-type="float" office:value="7.26" table:style-name="ce1">
            <text:p>7,26</text:p>
          </table:table-cell>
          <table:table-cell office:value-type="float" office:value="3.36" table:style-name="ce1">
            <text:p>3,36</text:p>
          </table:table-cell>
          <table:table-cell office:value-type="float" office:value="15942" table:style-name="ce1">
            <text:p>15942</text:p>
          </table:table-cell>
          <table:table-cell office:value-type="float" office:value="4950" table:style-name="ce1">
            <text:p>4950</text:p>
          </table:table-cell>
          <table:table-cell office:value-type="float" office:value="7.49" table:style-name="ce1">
            <text:p>7,49</text:p>
          </table:table-cell>
          <table:table-cell office:value-type="float" office:value="3.3" table:style-name="ce1">
            <text:p>3,3</text:p>
          </table:table-cell>
          <table:table-cell office:value-type="float" office:value="10393" table:style-name="ce2">
            <text:p>10393</text:p>
          </table:table-cell>
          <table:table-cell office:value-type="float" office:value="5262" table:style-name="ce1">
            <text:p>5262</text:p>
          </table:table-cell>
          <table:table-cell office:value-type="float" office:value="11.63" table:style-name="ce1">
            <text:p>11,63</text:p>
          </table:table-cell>
          <table:table-cell office:value-type="float" office:value="8.01" table:style-name="ce1">
            <text:p>8,01</text:p>
          </table:table-cell>
          <table:table-cell office:value-type="float" office:value="42977" table:style-name="ce1">
            <text:p>42977</text:p>
          </table:table-cell>
          <table:table-cell office:value-type="float" office:value="15332" table:style-name="ce1">
            <text:p>15332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7.49" table:style-name="ce1">
            <text:p>27,49</text:p>
          </table:table-cell>
          <table:table-cell office:value-type="float" office:value="110053" table:style-name="ce1">
            <text:p>110053</text:p>
          </table:table-cell>
          <table:table-cell office:value-type="float" office:value="27802" table:style-name="ce1">
            <text:p>27802</text:p>
          </table:table-cell>
          <table:table-cell office:value-type="float" office:value="42.14" table:style-name="ce1">
            <text:p>42,14</text:p>
          </table:table-cell>
          <table:table-cell office:value-type="float" office:value="24.79" table:style-name="ce1">
            <text:p>24,79</text:p>
          </table:table-cell>
          <table:table-cell office:value-type="float" office:value="66614" table:style-name="ce1">
            <text:p>66614</text:p>
          </table:table-cell>
          <table:table-cell office:value-type="float" office:value="21708" table:style-name="ce1">
            <text:p>21708</text:p>
          </table:table-cell>
          <table:table-cell office:value-type="float" office:value="70.239999999999995" table:style-name="ce3">
            <text:p>70,24</text:p>
          </table:table-cell>
          <table:table-cell office:value-type="float" office:value="56.81" table:style-name="ce3">
            <text:p>56,81</text:p>
          </table:table-cell>
          <table:table-cell office:value-type="float" office:value="201381" table:style-name="ce3">
            <text:p>201381</text:p>
          </table:table-cell>
          <table:table-cell office:value-type="float" office:value="63724" table:style-name="ce3">
            <text:p>63724</text:p>
          </table:table-cell>
          <table:table-cell office:value-type="float" office:value="14.24" table:style-name="ce1">
            <text:p>14,24</text:p>
          </table:table-cell>
          <table:table-cell office:value-type="float" office:value="10.73" table:style-name="ce1">
            <text:p>10,73</text:p>
          </table:table-cell>
          <table:table-cell office:value-type="float" office:value="33623" table:style-name="ce1">
            <text:p>33623</text:p>
          </table:table-cell>
          <table:table-cell office:value-type="float" office:value="15686" table:style-name="ce1">
            <text:p>15686</text:p>
          </table:table-cell>
          <table:table-cell office:value-type="float" office:value="7.19" table:formula="of:=MIN([.$B72];[.$F72];[.$J72];[.$N72];[.$R72];[.$V72];[.$Z72];[.$AD72];[.$AH72];[.$AL72];[.$AP72];[.$AT72];[.$AX72])" table:style-name="ce1">
            <text:p>7,19</text:p>
          </table:table-cell>
          <table:table-cell office:value-type="float" office:value="3.1" table:formula="of:=MIN([.$C72];[.$G72];[.$K72];[.$O72];[.$S72];[.$W72];[.$AA72];[.$AE72];[.$AI72];[.$AM72];[.$AQ72];[.$AU72];[.$AY72])" table:style-name="ce1">
            <text:p>3,1</text:p>
          </table:table-cell>
          <table:table-cell office:value-type="float" office:value="10393" table:formula="of:=MIN([.$D72];[.$H72];[.$L72];[.$P72];[.$T72];[.$X72];[.$AB72];[.$AF72];[.$AJ72];[.$AN72];[.$AR72];[.$AV72];[.$AZ72])" table:style-name="ce1">
            <text:p>10393</text:p>
          </table:table-cell>
          <table:table-cell office:value-type="float" office:value="4370" table:formula="of:=MIN([.$E72];[.$I72];[.$M72];[.$Q72];[.$U72];[.$Y72];[.$AC72];[.$AG72];[.$AK72];[.$AO72];[.$AS72];[.$AW72];[.$BA72])" table:style-name="ce1">
            <text:p>4370</text:p>
          </table:table-cell>
          <table:table-cell office:value-type="float" office:value="13.43" table:formula="of:=MEDIAN([.$B72];[.$F72];[.$J72];[.$N72];[.$R72];[.$V72];[.$Z72];[.$AD72];[.$AH72];[.$AL72];[.$AP72];[.$AT72];[.$AX72])" table:style-name="ce1">
            <text:p>13,43</text:p>
          </table:table-cell>
          <table:table-cell office:value-type="float" office:value="9.49" table:formula="of:=MEDIAN([.$C72];[.$G72];[.$K72];[.$O72];[.$S72];[.$W72];[.$AA72];[.$AE72];[.$AI72];[.$AM72];[.$AQ72];[.$AU72];[.$AY72])" table:style-name="ce1">
            <text:p>9,49</text:p>
          </table:table-cell>
          <table:table-cell office:value-type="float" office:value="42977" table:formula="of:=MEDIAN([.$D72];[.$H72];[.$L72];[.$P72];[.$T72];[.$X72];[.$AB72];[.$AF72];[.$AJ72];[.$AN72];[.$AR72];[.$AV72];[.$AZ72])" table:style-name="ce1">
            <text:p>42977</text:p>
          </table:table-cell>
          <table:table-cell office:value-type="float" office:value="15686" table:formula="of:=MEDIAN([.$E72];[.$I72];[.$M72];[.$Q72];[.$U72];[.$Y72];[.$AC72];[.$AG72];[.$AK72];[.$AO72];[.$AS72];[.$AW72];[.$BA72])" table:style-name="ce1">
            <text:p>15686</text:p>
          </table:table-cell>
          <table:table-cell office:value-type="float" office:value="70.239999999999995" table:formula="of:=MAX([.$B72];[.$F72];[.$J72];[.$N72];[.$R72];[.$V72];[.$Z72];[.$AD72];[.$AH72];[.$AL72];[.$AP72];[.$AT72];[.$AX72])" table:style-name="ce1">
            <text:p>70,24</text:p>
          </table:table-cell>
          <table:table-cell office:value-type="float" office:value="56.81" table:formula="of:=MAX([.$C72];[.$G72];[.$K72];[.$O72];[.$S72];[.$W72];[.$AA72];[.$AE72];[.$AI72];[.$AM72];[.$AQ72];[.$AU72];[.$AY72])" table:style-name="ce1">
            <text:p>56,81</text:p>
          </table:table-cell>
          <table:table-cell office:value-type="float" office:value="201381" table:formula="of:=MAX([.$D72];[.$H72];[.$L72];[.$P72];[.$T72];[.$X72];[.$AB72];[.$AF72];[.$AJ72];[.$AN72];[.$AR72];[.$AV72];[.$AZ72])" table:style-name="ce1">
            <text:p>201381</text:p>
          </table:table-cell>
          <table:table-cell office:value-type="float" office:value="63724" table:formula="of:=MAX([.$E72];[.$I72];[.$M72];[.$Q72];[.$U72];[.$Y72];[.$AC72];[.$AG72];[.$AK72];[.$AO72];[.$AS72];[.$AW72];[.$BA72])" table:style-name="ce1">
            <text:p>6372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5_c50.lp</text:p>
          </table:table-cell>
          <table:table-cell office:value-type="float" office:value="34.020000000000003" table:style-name="ce2">
            <text:p>34,02</text:p>
          </table:table-cell>
          <table:table-cell office:value-type="float" office:value="30.75" table:style-name="ce2">
            <text:p>30,75</text:p>
          </table:table-cell>
          <table:table-cell office:value-type="float" office:value="110852" table:style-name="ce2">
            <text:p>110852</text:p>
          </table:table-cell>
          <table:table-cell office:value-type="float" office:value="52927" table:style-name="ce2">
            <text:p>52927</text:p>
          </table:table-cell>
          <table:table-cell office:value-type="float" office:value="602.14" table:style-name="ce1">
            <text:p>602,14</text:p>
          </table:table-cell>
          <table:table-cell office:value-type="float" office:value="598.4" table:style-name="ce1">
            <text:p>598,4</text:p>
          </table:table-cell>
          <table:table-cell office:value-type="float" office:value="917509" table:style-name="ce1">
            <text:p>917509</text:p>
          </table:table-cell>
          <table:table-cell office:value-type="float" office:value="750858" table:style-name="ce1">
            <text:p>750858</text:p>
          </table:table-cell>
          <table:table-cell office:value-type="float" office:value="163.13999999999999" table:style-name="ce1">
            <text:p>163,14</text:p>
          </table:table-cell>
          <table:table-cell office:value-type="float" office:value="159.74" table:style-name="ce1">
            <text:p>159,74</text:p>
          </table:table-cell>
          <table:table-cell office:value-type="float" office:value="380289" table:style-name="ce1">
            <text:p>380289</text:p>
          </table:table-cell>
          <table:table-cell office:value-type="float" office:value="213086" table:style-name="ce1">
            <text:p>213086</text:p>
          </table:table-cell>
          <table:table-cell office:value-type="float" office:value="194.49" table:style-name="ce1">
            <text:p>194,49</text:p>
          </table:table-cell>
          <table:table-cell office:value-type="float" office:value="191.33" table:style-name="ce1">
            <text:p>191,33</text:p>
          </table:table-cell>
          <table:table-cell office:value-type="float" office:value="1249818" table:style-name="ce1">
            <text:p>1249818</text:p>
          </table:table-cell>
          <table:table-cell office:value-type="float" office:value="321935" table:style-name="ce1">
            <text:p>321935</text:p>
          </table:table-cell>
          <table:table-cell office:value-type="float" office:value="1972.72" table:style-name="ce3">
            <text:p>1972,72</text:p>
          </table:table-cell>
          <table:table-cell office:value-type="float" office:value="1969.27" table:style-name="ce3">
            <text:p>1969,27</text:p>
          </table:table-cell>
          <table:table-cell office:value-type="float" office:value="2786597" table:style-name="ce3">
            <text:p>2786597</text:p>
          </table:table-cell>
          <table:table-cell office:value-type="float" office:value="2311841" table:style-name="ce3">
            <text:p>2311841</text:p>
          </table:table-cell>
          <table:table-cell office:value-type="float" office:value="319.76" table:style-name="ce1">
            <text:p>319,76</text:p>
          </table:table-cell>
          <table:table-cell office:value-type="float" office:value="316.23" table:style-name="ce1">
            <text:p>316,23</text:p>
          </table:table-cell>
          <table:table-cell office:value-type="float" office:value="967075" table:style-name="ce1">
            <text:p>967075</text:p>
          </table:table-cell>
          <table:table-cell office:value-type="float" office:value="427736" table:style-name="ce1">
            <text:p>427736</text:p>
          </table:table-cell>
          <table:table-cell office:value-type="float" office:value="979.17" table:style-name="ce1">
            <text:p>979,17</text:p>
          </table:table-cell>
          <table:table-cell office:value-type="float" office:value="975.88" table:style-name="ce1">
            <text:p>975,88</text:p>
          </table:table-cell>
          <table:table-cell office:value-type="float" office:value="2329348" table:style-name="ce1">
            <text:p>2329348</text:p>
          </table:table-cell>
          <table:table-cell office:value-type="float" office:value="1393181" table:style-name="ce1">
            <text:p>1393181</text:p>
          </table:table-cell>
          <table:table-cell office:value-type="float" office:value="634.67999999999995" table:style-name="ce1">
            <text:p>634,68</text:p>
          </table:table-cell>
          <table:table-cell office:value-type="float" office:value="631.08000000000004" table:style-name="ce1">
            <text:p>631,08</text:p>
          </table:table-cell>
          <table:table-cell office:value-type="float" office:value="898678" table:style-name="ce1">
            <text:p>898678</text:p>
          </table:table-cell>
          <table:table-cell office:value-type="float" office:value="740087" table:style-name="ce1">
            <text:p>740087</text:p>
          </table:table-cell>
          <table:table-cell office:value-type="float" office:value="285.43" table:style-name="ce1">
            <text:p>285,43</text:p>
          </table:table-cell>
          <table:table-cell office:value-type="float" office:value="281.83" table:style-name="ce1">
            <text:p>281,83</text:p>
          </table:table-cell>
          <table:table-cell office:value-type="float" office:value="641541" table:style-name="ce1">
            <text:p>641541</text:p>
          </table:table-cell>
          <table:table-cell office:value-type="float" office:value="384914" table:style-name="ce1">
            <text:p>384914</text:p>
          </table:table-cell>
          <table:table-cell office:value-type="float" office:value="162.43" table:style-name="ce1">
            <text:p>162,43</text:p>
          </table:table-cell>
          <table:table-cell office:value-type="float" office:value="152.13999999999999" table:style-name="ce1">
            <text:p>152,14</text:p>
          </table:table-cell>
          <table:table-cell office:value-type="float" office:value="921813" table:style-name="ce1">
            <text:p>921813</text:p>
          </table:table-cell>
          <table:table-cell office:value-type="float" office:value="170412" table:style-name="ce1">
            <text:p>170412</text:p>
          </table:table-cell>
          <table:table-cell office:value-type="float" office:value="1748.13" table:style-name="ce1">
            <text:p>1748,13</text:p>
          </table:table-cell>
          <table:table-cell office:value-type="float" office:value="1734.89" table:style-name="ce1">
            <text:p>1734,89</text:p>
          </table:table-cell>
          <table:table-cell office:value-type="float" office:value="1529836" table:style-name="ce1">
            <text:p>1529836</text:p>
          </table:table-cell>
          <table:table-cell office:value-type="float" office:value="1253474" table:style-name="ce1">
            <text:p>1253474</text:p>
          </table:table-cell>
          <table:table-cell office:value-type="float" office:value="201.62" table:style-name="ce1">
            <text:p>201,62</text:p>
          </table:table-cell>
          <table:table-cell office:value-type="float" office:value="188.97" table:style-name="ce1">
            <text:p>188,97</text:p>
          </table:table-cell>
          <table:table-cell office:value-type="float" office:value="945802" table:style-name="ce1">
            <text:p>945802</text:p>
          </table:table-cell>
          <table:table-cell office:value-type="float" office:value="187248" table:style-name="ce1">
            <text:p>187248</text:p>
          </table:table-cell>
          <table:table-cell office:value-type="float" office:value="219.21" table:style-name="ce1">
            <text:p>219,21</text:p>
          </table:table-cell>
          <table:table-cell office:value-type="float" office:value="215.97" table:style-name="ce1">
            <text:p>215,97</text:p>
          </table:table-cell>
          <table:table-cell office:value-type="float" office:value="1245751" table:style-name="ce1">
            <text:p>1245751</text:p>
          </table:table-cell>
          <table:table-cell office:value-type="float" office:value="322221" table:style-name="ce1">
            <text:p>322221</text:p>
          </table:table-cell>
          <table:table-cell office:value-type="float" office:value="34.020000000000003" table:formula="of:=MIN([.$B73];[.$F73];[.$J73];[.$N73];[.$R73];[.$V73];[.$Z73];[.$AD73];[.$AH73];[.$AL73];[.$AP73];[.$AT73];[.$AX73])" table:style-name="ce1">
            <text:p>34,02</text:p>
          </table:table-cell>
          <table:table-cell office:value-type="float" office:value="30.75" table:formula="of:=MIN([.$C73];[.$G73];[.$K73];[.$O73];[.$S73];[.$W73];[.$AA73];[.$AE73];[.$AI73];[.$AM73];[.$AQ73];[.$AU73];[.$AY73])" table:style-name="ce1">
            <text:p>30,75</text:p>
          </table:table-cell>
          <table:table-cell office:value-type="float" office:value="110852" table:formula="of:=MIN([.$D73];[.$H73];[.$L73];[.$P73];[.$T73];[.$X73];[.$AB73];[.$AF73];[.$AJ73];[.$AN73];[.$AR73];[.$AV73];[.$AZ73])" table:style-name="ce1">
            <text:p>110852</text:p>
          </table:table-cell>
          <table:table-cell office:value-type="float" office:value="52927" table:formula="of:=MIN([.$E73];[.$I73];[.$M73];[.$Q73];[.$U73];[.$Y73];[.$AC73];[.$AG73];[.$AK73];[.$AO73];[.$AS73];[.$AW73];[.$BA73])" table:style-name="ce1">
            <text:p>52927</text:p>
          </table:table-cell>
          <table:table-cell office:value-type="float" office:value="285.43" table:formula="of:=MEDIAN([.$B73];[.$F73];[.$J73];[.$N73];[.$R73];[.$V73];[.$Z73];[.$AD73];[.$AH73];[.$AL73];[.$AP73];[.$AT73];[.$AX73])" table:style-name="ce1">
            <text:p>285,43</text:p>
          </table:table-cell>
          <table:table-cell office:value-type="float" office:value="281.83" table:formula="of:=MEDIAN([.$C73];[.$G73];[.$K73];[.$O73];[.$S73];[.$W73];[.$AA73];[.$AE73];[.$AI73];[.$AM73];[.$AQ73];[.$AU73];[.$AY73])" table:style-name="ce1">
            <text:p>281,83</text:p>
          </table:table-cell>
          <table:table-cell office:value-type="float" office:value="945802" table:formula="of:=MEDIAN([.$D73];[.$H73];[.$L73];[.$P73];[.$T73];[.$X73];[.$AB73];[.$AF73];[.$AJ73];[.$AN73];[.$AR73];[.$AV73];[.$AZ73])" table:style-name="ce1">
            <text:p>945802</text:p>
          </table:table-cell>
          <table:table-cell office:value-type="float" office:value="384914" table:formula="of:=MEDIAN([.$E73];[.$I73];[.$M73];[.$Q73];[.$U73];[.$Y73];[.$AC73];[.$AG73];[.$AK73];[.$AO73];[.$AS73];[.$AW73];[.$BA73])" table:style-name="ce1">
            <text:p>384914</text:p>
          </table:table-cell>
          <table:table-cell office:value-type="float" office:value="1972.72" table:formula="of:=MAX([.$B73];[.$F73];[.$J73];[.$N73];[.$R73];[.$V73];[.$Z73];[.$AD73];[.$AH73];[.$AL73];[.$AP73];[.$AT73];[.$AX73])" table:style-name="ce1">
            <text:p>1972,72</text:p>
          </table:table-cell>
          <table:table-cell office:value-type="float" office:value="1969.27" table:formula="of:=MAX([.$C73];[.$G73];[.$K73];[.$O73];[.$S73];[.$W73];[.$AA73];[.$AE73];[.$AI73];[.$AM73];[.$AQ73];[.$AU73];[.$AY73])" table:style-name="ce1">
            <text:p>1969,27</text:p>
          </table:table-cell>
          <table:table-cell office:value-type="float" office:value="2786597" table:formula="of:=MAX([.$D73];[.$H73];[.$L73];[.$P73];[.$T73];[.$X73];[.$AB73];[.$AF73];[.$AJ73];[.$AN73];[.$AR73];[.$AV73];[.$AZ73])" table:style-name="ce1">
            <text:p>2786597</text:p>
          </table:table-cell>
          <table:table-cell office:value-type="float" office:value="2311841" table:formula="of:=MAX([.$E73];[.$I73];[.$M73];[.$Q73];[.$U73];[.$Y73];[.$AC73];[.$AG73];[.$AK73];[.$AO73];[.$AS73];[.$AW73];[.$BA73])" table:style-name="ce1">
            <text:p>231184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5_c55.lp</text:p>
          </table:table-cell>
          <table:table-cell office:value-type="float" office:value="706.41" table:style-name="ce1">
            <text:p>706,41</text:p>
          </table:table-cell>
          <table:table-cell office:value-type="float" office:value="702.61" table:style-name="ce1">
            <text:p>702,61</text:p>
          </table:table-cell>
          <table:table-cell office:value-type="float" office:value="3800552" table:style-name="ce1">
            <text:p>3800552</text:p>
          </table:table-cell>
          <table:table-cell office:value-type="float" office:value="1535046" table:style-name="ce1">
            <text:p>1535046</text:p>
          </table:table-cell>
          <table:table-cell office:value-type="float" office:value="3178.49" table:style-name="ce1">
            <text:p>3178,49</text:p>
          </table:table-cell>
          <table:table-cell office:value-type="float" office:value="3174.89" table:style-name="ce1">
            <text:p>3174,89</text:p>
          </table:table-cell>
          <table:table-cell office:value-type="float" office:value="6856876" table:style-name="ce1">
            <text:p>6856876</text:p>
          </table:table-cell>
          <table:table-cell office:value-type="float" office:value="5959318" table:style-name="ce3">
            <text:p>5959318</text:p>
          </table:table-cell>
          <table:table-cell office:value-type="float" office:value="462.8" table:style-name="ce1">
            <text:p>462,8</text:p>
          </table:table-cell>
          <table:table-cell office:value-type="float" office:value="458.96" table:style-name="ce1">
            <text:p>458,96</text:p>
          </table:table-cell>
          <table:table-cell office:value-type="float" office:value="2341659" table:style-name="ce2">
            <text:p>2341659</text:p>
          </table:table-cell>
          <table:table-cell office:value-type="float" office:value="1028359" table:style-name="ce2">
            <text:p>1028359</text:p>
          </table:table-cell>
          <table:table-cell office:value-type="float" office:value="474.09" table:style-name="ce1">
            <text:p>474,09</text:p>
          </table:table-cell>
          <table:table-cell office:value-type="float" office:value="470.16" table:style-name="ce1">
            <text:p>470,16</text:p>
          </table:table-cell>
          <table:table-cell office:value-type="float" office:value="2526940" table:style-name="ce1">
            <text:p>2526940</text:p>
          </table:table-cell>
          <table:table-cell office:value-type="float" office:value="1037903" table:style-name="ce1">
            <text:p>1037903</text:p>
          </table:table-cell>
          <table:table-cell office:value-type="float" office:value="2542.56" table:style-name="ce1">
            <text:p>2542,56</text:p>
          </table:table-cell>
          <table:table-cell office:value-type="float" office:value="2538.7399999999998" table:style-name="ce1">
            <text:p>2538,74</text:p>
          </table:table-cell>
          <table:table-cell office:value-type="float" office:value="5129346" table:style-name="ce1">
            <text:p>5129346</text:p>
          </table:table-cell>
          <table:table-cell office:value-type="float" office:value="4458421" table:style-name="ce1">
            <text:p>4458421</text:p>
          </table:table-cell>
          <table:table-cell office:value-type="float" office:value="1490.04" table:style-name="ce1">
            <text:p>1490,04</text:p>
          </table:table-cell>
          <table:table-cell office:value-type="float" office:value="1486.12" table:style-name="ce1">
            <text:p>1486,12</text:p>
          </table:table-cell>
          <table:table-cell office:value-type="float" office:value="8277486" table:style-name="ce3">
            <text:p>8277486</text:p>
          </table:table-cell>
          <table:table-cell office:value-type="float" office:value="3597693" table:style-name="ce1">
            <text:p>3597693</text:p>
          </table:table-cell>
          <table:table-cell office:value-type="float" office:value="1698.59" table:style-name="ce1">
            <text:p>1698,59</text:p>
          </table:table-cell>
          <table:table-cell office:value-type="float" office:value="1694.98" table:style-name="ce1">
            <text:p>1694,98</text:p>
          </table:table-cell>
          <table:table-cell office:value-type="float" office:value="4298202" table:style-name="ce1">
            <text:p>4298202</text:p>
          </table:table-cell>
          <table:table-cell office:value-type="float" office:value="3628802" table:style-name="ce1">
            <text:p>3628802</text:p>
          </table:table-cell>
          <table:table-cell office:value-type="float" office:value="2976.03" table:style-name="ce1">
            <text:p>2976,03</text:p>
          </table:table-cell>
          <table:table-cell office:value-type="float" office:value="2972.4" table:style-name="ce1">
            <text:p>2972,4</text:p>
          </table:table-cell>
          <table:table-cell office:value-type="float" office:value="6448842" table:style-name="ce1">
            <text:p>6448842</text:p>
          </table:table-cell>
          <table:table-cell office:value-type="float" office:value="5682535" table:style-name="ce1">
            <text:p>5682535</text:p>
          </table:table-cell>
          <table:table-cell office:value-type="float" office:value="1891.54" table:style-name="ce1">
            <text:p>1891,54</text:p>
          </table:table-cell>
          <table:table-cell office:value-type="float" office:value="1887.71" table:style-name="ce1">
            <text:p>1887,71</text:p>
          </table:table-cell>
          <table:table-cell office:value-type="float" office:value="7458078" table:style-name="ce1">
            <text:p>7458078</text:p>
          </table:table-cell>
          <table:table-cell office:value-type="float" office:value="4108163" table:style-name="ce1">
            <text:p>4108163</text:p>
          </table:table-cell>
          <table:table-cell office:value-type="float" office:value="1447.75" table:style-name="ce1">
            <text:p>1447,75</text:p>
          </table:table-cell>
          <table:table-cell office:value-type="float" office:value="1431.58" table:style-name="ce1">
            <text:p>1431,58</text:p>
          </table:table-cell>
          <table:table-cell office:value-type="float" office:value="5175542" table:style-name="ce1">
            <text:p>5175542</text:p>
          </table:table-cell>
          <table:table-cell office:value-type="float" office:value="2114150" table:style-name="ce1">
            <text:p>2114150</text:p>
          </table:table-cell>
          <table:table-cell office:value-type="float" office:value="3191.49" table:style-name="ce3">
            <text:p>3191,49</text:p>
          </table:table-cell>
          <table:table-cell office:value-type="float" office:value="3178.23" table:style-name="ce3">
            <text:p>3178,23</text:p>
          </table:table-cell>
          <table:table-cell office:value-type="float" office:value="5334356" table:style-name="ce1">
            <text:p>5334356</text:p>
          </table:table-cell>
          <table:table-cell office:value-type="float" office:value="4587656" table:style-name="ce1">
            <text:p>4587656</text:p>
          </table:table-cell>
          <table:table-cell office:value-type="float" office:value="1853.01" table:style-name="ce1">
            <text:p>1853,01</text:p>
          </table:table-cell>
          <table:table-cell office:value-type="float" office:value="1836.6" table:style-name="ce1">
            <text:p>1836,6</text:p>
          </table:table-cell>
          <table:table-cell office:value-type="float" office:value="4345222" table:style-name="ce1">
            <text:p>4345222</text:p>
          </table:table-cell>
          <table:table-cell office:value-type="float" office:value="2350047" table:style-name="ce1">
            <text:p>2350047</text:p>
          </table:table-cell>
          <table:table-cell office:value-type="float" office:value="452.12" table:style-name="ce2">
            <text:p>452,12</text:p>
          </table:table-cell>
          <table:table-cell office:value-type="float" office:value="448.87" table:style-name="ce2">
            <text:p>448,87</text:p>
          </table:table-cell>
          <table:table-cell office:value-type="float" office:value="2981095" table:style-name="ce1">
            <text:p>2981095</text:p>
          </table:table-cell>
          <table:table-cell office:value-type="float" office:value="1036124" table:style-name="ce1">
            <text:p>1036124</text:p>
          </table:table-cell>
          <table:table-cell office:value-type="float" office:value="452.12" table:formula="of:=MIN([.$B74];[.$F74];[.$J74];[.$N74];[.$R74];[.$V74];[.$Z74];[.$AD74];[.$AH74];[.$AL74];[.$AP74];[.$AT74];[.$AX74])" table:style-name="ce1">
            <text:p>452,12</text:p>
          </table:table-cell>
          <table:table-cell office:value-type="float" office:value="448.87" table:formula="of:=MIN([.$C74];[.$G74];[.$K74];[.$O74];[.$S74];[.$W74];[.$AA74];[.$AE74];[.$AI74];[.$AM74];[.$AQ74];[.$AU74];[.$AY74])" table:style-name="ce1">
            <text:p>448,87</text:p>
          </table:table-cell>
          <table:table-cell office:value-type="float" office:value="2341659" table:formula="of:=MIN([.$D74];[.$H74];[.$L74];[.$P74];[.$T74];[.$X74];[.$AB74];[.$AF74];[.$AJ74];[.$AN74];[.$AR74];[.$AV74];[.$AZ74])" table:style-name="ce1">
            <text:p>2341659</text:p>
          </table:table-cell>
          <table:table-cell office:value-type="float" office:value="1028359" table:formula="of:=MIN([.$E74];[.$I74];[.$M74];[.$Q74];[.$U74];[.$Y74];[.$AC74];[.$AG74];[.$AK74];[.$AO74];[.$AS74];[.$AW74];[.$BA74])" table:style-name="ce1">
            <text:p>1028359</text:p>
          </table:table-cell>
          <table:table-cell office:value-type="float" office:value="1698.59" table:formula="of:=MEDIAN([.$B74];[.$F74];[.$J74];[.$N74];[.$R74];[.$V74];[.$Z74];[.$AD74];[.$AH74];[.$AL74];[.$AP74];[.$AT74];[.$AX74])" table:style-name="ce1">
            <text:p>1698,59</text:p>
          </table:table-cell>
          <table:table-cell office:value-type="float" office:value="1694.98" table:formula="of:=MEDIAN([.$C74];[.$G74];[.$K74];[.$O74];[.$S74];[.$W74];[.$AA74];[.$AE74];[.$AI74];[.$AM74];[.$AQ74];[.$AU74];[.$AY74])" table:style-name="ce1">
            <text:p>1694,98</text:p>
          </table:table-cell>
          <table:table-cell office:value-type="float" office:value="5129346" table:formula="of:=MEDIAN([.$D74];[.$H74];[.$L74];[.$P74];[.$T74];[.$X74];[.$AB74];[.$AF74];[.$AJ74];[.$AN74];[.$AR74];[.$AV74];[.$AZ74])" table:style-name="ce1">
            <text:p>5129346</text:p>
          </table:table-cell>
          <table:table-cell office:value-type="float" office:value="3597693" table:formula="of:=MEDIAN([.$E74];[.$I74];[.$M74];[.$Q74];[.$U74];[.$Y74];[.$AC74];[.$AG74];[.$AK74];[.$AO74];[.$AS74];[.$AW74];[.$BA74])" table:style-name="ce1">
            <text:p>3597693</text:p>
          </table:table-cell>
          <table:table-cell office:value-type="float" office:value="3191.49" table:formula="of:=MAX([.$B74];[.$F74];[.$J74];[.$N74];[.$R74];[.$V74];[.$Z74];[.$AD74];[.$AH74];[.$AL74];[.$AP74];[.$AT74];[.$AX74])" table:style-name="ce1">
            <text:p>3191,49</text:p>
          </table:table-cell>
          <table:table-cell office:value-type="float" office:value="3178.23" table:formula="of:=MAX([.$C74];[.$G74];[.$K74];[.$O74];[.$S74];[.$W74];[.$AA74];[.$AE74];[.$AI74];[.$AM74];[.$AQ74];[.$AU74];[.$AY74])" table:style-name="ce1">
            <text:p>3178,23</text:p>
          </table:table-cell>
          <table:table-cell office:value-type="float" office:value="8277486" table:formula="of:=MAX([.$D74];[.$H74];[.$L74];[.$P74];[.$T74];[.$X74];[.$AB74];[.$AF74];[.$AJ74];[.$AN74];[.$AR74];[.$AV74];[.$AZ74])" table:style-name="ce1">
            <text:p>8277486</text:p>
          </table:table-cell>
          <table:table-cell office:value-type="float" office:value="5959318" table:formula="of:=MAX([.$E74];[.$I74];[.$M74];[.$Q74];[.$U74];[.$Y74];[.$AC74];[.$AG74];[.$AK74];[.$AO74];[.$AS74];[.$AW74];[.$BA74])" table:style-name="ce1">
            <text:p>59593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3_a35_c65.lp</text:p>
          </table:table-cell>
          <table:table-cell office:value-type="float" office:value="133.77000000000001" table:style-name="ce1">
            <text:p>133,77</text:p>
          </table:table-cell>
          <table:table-cell office:value-type="float" office:value="129.38" table:style-name="ce1">
            <text:p>129,38</text:p>
          </table:table-cell>
          <table:table-cell office:value-type="float" office:value="371475" table:style-name="ce1">
            <text:p>371475</text:p>
          </table:table-cell>
          <table:table-cell office:value-type="float" office:value="159734" table:style-name="ce1">
            <text:p>159734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29.79" table:style-name="ce1">
            <text:p>29,79</text:p>
          </table:table-cell>
          <table:table-cell office:value-type="float" office:value="61264" table:style-name="ce1">
            <text:p>61264</text:p>
          </table:table-cell>
          <table:table-cell office:value-type="float" office:value="35131" table:style-name="ce1">
            <text:p>35131</text:p>
          </table:table-cell>
          <table:table-cell office:value-type="float" office:value="96.62" table:style-name="ce1">
            <text:p>96,62</text:p>
          </table:table-cell>
          <table:table-cell office:value-type="float" office:value="92.31" table:style-name="ce1">
            <text:p>92,31</text:p>
          </table:table-cell>
          <table:table-cell office:value-type="float" office:value="251100" table:style-name="ce1">
            <text:p>251100</text:p>
          </table:table-cell>
          <table:table-cell office:value-type="float" office:value="112673" table:style-name="ce1">
            <text:p>112673</text:p>
          </table:table-cell>
          <table:table-cell office:value-type="float" office:value="31.19" table:style-name="ce1">
            <text:p>31,19</text:p>
          </table:table-cell>
          <table:table-cell office:value-type="float" office:value="26.66" table:style-name="ce1">
            <text:p>26,66</text:p>
          </table:table-cell>
          <table:table-cell office:value-type="float" office:value="342075" table:style-name="ce1">
            <text:p>342075</text:p>
          </table:table-cell>
          <table:table-cell office:value-type="float" office:value="37996" table:style-name="ce1">
            <text:p>37996</text:p>
          </table:table-cell>
          <table:table-cell office:value-type="float" office:value="156.74" table:style-name="ce1">
            <text:p>156,74</text:p>
          </table:table-cell>
          <table:table-cell office:value-type="float" office:value="151.61000000000001" table:style-name="ce1">
            <text:p>151,61</text:p>
          </table:table-cell>
          <table:table-cell office:value-type="float" office:value="246652" table:style-name="ce1">
            <text:p>246652</text:p>
          </table:table-cell>
          <table:table-cell office:value-type="float" office:value="154654" table:style-name="ce1">
            <text:p>154654</text:p>
          </table:table-cell>
          <table:table-cell office:value-type="float" office:value="16.03" table:style-name="ce1">
            <text:p>16,03</text:p>
          </table:table-cell>
          <table:table-cell office:value-type="float" office:value="11.21" table:style-name="ce1">
            <text:p>11,21</text:p>
          </table:table-cell>
          <table:table-cell office:value-type="float" office:value="49913" table:style-name="ce1">
            <text:p>49913</text:p>
          </table:table-cell>
          <table:table-cell office:value-type="float" office:value="14601" table:style-name="ce2">
            <text:p>14601</text:p>
          </table:table-cell>
          <table:table-cell office:value-type="float" office:value="52.89" table:style-name="ce1">
            <text:p>52,89</text:p>
          </table:table-cell>
          <table:table-cell office:value-type="float" office:value="48.29" table:style-name="ce1">
            <text:p>48,29</text:p>
          </table:table-cell>
          <table:table-cell office:value-type="float" office:value="393336" table:style-name="ce1">
            <text:p>393336</text:p>
          </table:table-cell>
          <table:table-cell office:value-type="float" office:value="62198" table:style-name="ce1">
            <text:p>62198</text:p>
          </table:table-cell>
          <table:table-cell office:value-type="float" office:value="246.56" table:style-name="ce3">
            <text:p>246,56</text:p>
          </table:table-cell>
          <table:table-cell office:value-type="float" office:value="242.58" table:style-name="ce3">
            <text:p>242,58</text:p>
          </table:table-cell>
          <table:table-cell office:value-type="float" office:value="423482" table:style-name="ce3">
            <text:p>423482</text:p>
          </table:table-cell>
          <table:table-cell office:value-type="float" office:value="271140" table:style-name="ce3">
            <text:p>271140</text:p>
          </table:table-cell>
          <table:table-cell office:value-type="float" office:value="100.04" table:style-name="ce1">
            <text:p>100,04</text:p>
          </table:table-cell>
          <table:table-cell office:value-type="float" office:value="95.02" table:style-name="ce1">
            <text:p>95,02</text:p>
          </table:table-cell>
          <table:table-cell office:value-type="float" office:value="202692" table:style-name="ce1">
            <text:p>202692</text:p>
          </table:table-cell>
          <table:table-cell office:value-type="float" office:value="109253" table:style-name="ce1">
            <text:p>109253</text:p>
          </table:table-cell>
          <table:table-cell office:value-type="float" office:value="66.55" table:style-name="ce1">
            <text:p>66,55</text:p>
          </table:table-cell>
          <table:table-cell office:value-type="float" office:value="50.86" table:style-name="ce1">
            <text:p>50,86</text:p>
          </table:table-cell>
          <table:table-cell office:value-type="float" office:value="324329" table:style-name="ce1">
            <text:p>324329</text:p>
          </table:table-cell>
          <table:table-cell office:value-type="float" office:value="51035" table:style-name="ce1">
            <text:p>51035</text:p>
          </table:table-cell>
          <table:table-cell office:value-type="float" office:value="145.49" table:style-name="ce1">
            <text:p>145,49</text:p>
          </table:table-cell>
          <table:table-cell office:value-type="float" office:value="126.78" table:style-name="ce1">
            <text:p>126,78</text:p>
          </table:table-cell>
          <table:table-cell office:value-type="float" office:value="183341" table:style-name="ce1">
            <text:p>183341</text:p>
          </table:table-cell>
          <table:table-cell office:value-type="float" office:value="88073" table:style-name="ce1">
            <text:p>88073</text:p>
          </table:table-cell>
          <table:table-cell office:value-type="float" office:value="56.91" table:style-name="ce1">
            <text:p>56,91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229009" table:style-name="ce1">
            <text:p>229009</text:p>
          </table:table-cell>
          <table:table-cell office:value-type="float" office:value="27184" table:style-name="ce1">
            <text:p>27184</text:p>
          </table:table-cell>
          <table:table-cell office:value-type="float" office:value="14.39" table:style-name="ce2">
            <text:p>14,39</text:p>
          </table:table-cell>
          <table:table-cell office:value-type="float" office:value="10.4" table:style-name="ce2">
            <text:p>10,4</text:p>
          </table:table-cell>
          <table:table-cell office:value-type="float" office:value="39335" table:style-name="ce2">
            <text:p>39335</text:p>
          </table:table-cell>
          <table:table-cell office:value-type="float" office:value="15239" table:style-name="ce1">
            <text:p>15239</text:p>
          </table:table-cell>
          <table:table-cell office:value-type="float" office:value="14.39" table:formula="of:=MIN([.$B75];[.$F75];[.$J75];[.$N75];[.$R75];[.$V75];[.$Z75];[.$AD75];[.$AH75];[.$AL75];[.$AP75];[.$AT75];[.$AX75])" table:style-name="ce1">
            <text:p>14,39</text:p>
          </table:table-cell>
          <table:table-cell office:value-type="float" office:value="10.4" table:formula="of:=MIN([.$C75];[.$G75];[.$K75];[.$O75];[.$S75];[.$W75];[.$AA75];[.$AE75];[.$AI75];[.$AM75];[.$AQ75];[.$AU75];[.$AY75])" table:style-name="ce1">
            <text:p>10,4</text:p>
          </table:table-cell>
          <table:table-cell office:value-type="float" office:value="39335" table:formula="of:=MIN([.$D75];[.$H75];[.$L75];[.$P75];[.$T75];[.$X75];[.$AB75];[.$AF75];[.$AJ75];[.$AN75];[.$AR75];[.$AV75];[.$AZ75])" table:style-name="ce1">
            <text:p>39335</text:p>
          </table:table-cell>
          <table:table-cell office:value-type="float" office:value="14601" table:formula="of:=MIN([.$E75];[.$I75];[.$M75];[.$Q75];[.$U75];[.$Y75];[.$AC75];[.$AG75];[.$AK75];[.$AO75];[.$AS75];[.$AW75];[.$BA75])" table:style-name="ce1">
            <text:p>14601</text:p>
          </table:table-cell>
          <table:table-cell office:value-type="float" office:value="66.55" table:formula="of:=MEDIAN([.$B75];[.$F75];[.$J75];[.$N75];[.$R75];[.$V75];[.$Z75];[.$AD75];[.$AH75];[.$AL75];[.$AP75];[.$AT75];[.$AX75])" table:style-name="ce1">
            <text:p>66,55</text:p>
          </table:table-cell>
          <table:table-cell office:value-type="float" office:value="50.86" table:formula="of:=MEDIAN([.$C75];[.$G75];[.$K75];[.$O75];[.$S75];[.$W75];[.$AA75];[.$AE75];[.$AI75];[.$AM75];[.$AQ75];[.$AU75];[.$AY75])" table:style-name="ce1">
            <text:p>50,86</text:p>
          </table:table-cell>
          <table:table-cell office:value-type="float" office:value="246652" table:formula="of:=MEDIAN([.$D75];[.$H75];[.$L75];[.$P75];[.$T75];[.$X75];[.$AB75];[.$AF75];[.$AJ75];[.$AN75];[.$AR75];[.$AV75];[.$AZ75])" table:style-name="ce1">
            <text:p>246652</text:p>
          </table:table-cell>
          <table:table-cell office:value-type="float" office:value="62198" table:formula="of:=MEDIAN([.$E75];[.$I75];[.$M75];[.$Q75];[.$U75];[.$Y75];[.$AC75];[.$AG75];[.$AK75];[.$AO75];[.$AS75];[.$AW75];[.$BA75])" table:style-name="ce1">
            <text:p>62198</text:p>
          </table:table-cell>
          <table:table-cell office:value-type="float" office:value="246.56" table:formula="of:=MAX([.$B75];[.$F75];[.$J75];[.$N75];[.$R75];[.$V75];[.$Z75];[.$AD75];[.$AH75];[.$AL75];[.$AP75];[.$AT75];[.$AX75])" table:style-name="ce1">
            <text:p>246,56</text:p>
          </table:table-cell>
          <table:table-cell office:value-type="float" office:value="242.58" table:formula="of:=MAX([.$C75];[.$G75];[.$K75];[.$O75];[.$S75];[.$W75];[.$AA75];[.$AE75];[.$AI75];[.$AM75];[.$AQ75];[.$AU75];[.$AY75])" table:style-name="ce1">
            <text:p>242,58</text:p>
          </table:table-cell>
          <table:table-cell office:value-type="float" office:value="423482" table:formula="of:=MAX([.$D75];[.$H75];[.$L75];[.$P75];[.$T75];[.$X75];[.$AB75];[.$AF75];[.$AJ75];[.$AN75];[.$AR75];[.$AV75];[.$AZ75])" table:style-name="ce1">
            <text:p>423482</text:p>
          </table:table-cell>
          <table:table-cell office:value-type="float" office:value="271140" table:formula="of:=MAX([.$E75];[.$I75];[.$M75];[.$Q75];[.$U75];[.$Y75];[.$AC75];[.$AG75];[.$AK75];[.$AO75];[.$AS75];[.$AW75];[.$BA75])" table:style-name="ce1">
            <text:p>27114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15_c50.lp</text:p>
          </table:table-cell>
          <table:table-cell office:value-type="float" office:value="5.48" table:style-name="ce1">
            <text:p>5,48</text:p>
          </table:table-cell>
          <table:table-cell office:value-type="float" office:value="2.93" table:style-name="ce1">
            <text:p>2,93</text:p>
          </table:table-cell>
          <table:table-cell office:value-type="float" office:value="14269" table:style-name="ce1">
            <text:p>14269</text:p>
          </table:table-cell>
          <table:table-cell office:value-type="float" office:value="7844" table:style-name="ce1">
            <text:p>7844</text:p>
          </table:table-cell>
          <table:table-cell office:value-type="float" office:value="7.62" table:style-name="ce1">
            <text:p>7,62</text:p>
          </table:table-cell>
          <table:table-cell office:value-type="float" office:value="5.08" table:style-name="ce1">
            <text:p>5,08</text:p>
          </table:table-cell>
          <table:table-cell office:value-type="float" office:value="17147" table:style-name="ce1">
            <text:p>17147</text:p>
          </table:table-cell>
          <table:table-cell office:value-type="float" office:value="11904" table:style-name="ce1">
            <text:p>11904</text:p>
          </table:table-cell>
          <table:table-cell office:value-type="float" office:value="5.47" table:style-name="ce1">
            <text:p>5,47</text:p>
          </table:table-cell>
          <table:table-cell office:value-type="float" office:value="2.91" table:style-name="ce1">
            <text:p>2,91</text:p>
          </table:table-cell>
          <table:table-cell office:value-type="float" office:value="15115" table:style-name="ce1">
            <text:p>15115</text:p>
          </table:table-cell>
          <table:table-cell office:value-type="float" office:value="6652" table:style-name="ce1">
            <text:p>6652</text:p>
          </table:table-cell>
          <table:table-cell office:value-type="float" office:value="8.14" table:style-name="ce1">
            <text:p>8,14</text:p>
          </table:table-cell>
          <table:table-cell office:value-type="float" office:value="5.61" table:style-name="ce1">
            <text:p>5,61</text:p>
          </table:table-cell>
          <table:table-cell office:value-type="float" office:value="18361" table:style-name="ce1">
            <text:p>18361</text:p>
          </table:table-cell>
          <table:table-cell office:value-type="float" office:value="12016" table:style-name="ce1">
            <text:p>12016</text:p>
          </table:table-cell>
          <table:table-cell office:value-type="float" office:value="2.6" table:style-name="ce2">
            <text:p>2,6</text:p>
          </table:table-cell>
          <table:table-cell office:value-type="float" office:value="0.06" table:style-name="ce2">
            <text:p>0,06</text:p>
          </table:table-cell>
          <table:table-cell office:value-type="float" office:value="789" table:style-name="ce2">
            <text:p>789</text:p>
          </table:table-cell>
          <table:table-cell office:value-type="float" office:value="103" table:style-name="ce2">
            <text:p>103</text:p>
          </table:table-cell>
          <table:table-cell office:value-type="float" office:value="6.22" table:style-name="ce1">
            <text:p>6,22</text:p>
          </table:table-cell>
          <table:table-cell office:value-type="float" office:value="4.03" table:style-name="ce1">
            <text:p>4,03</text:p>
          </table:table-cell>
          <table:table-cell office:value-type="float" office:value="16957" table:style-name="ce1">
            <text:p>16957</text:p>
          </table:table-cell>
          <table:table-cell office:value-type="float" office:value="10991" table:style-name="ce1">
            <text:p>10991</text:p>
          </table:table-cell>
          <table:table-cell office:value-type="float" office:value="13.99" table:style-name="ce1">
            <text:p>13,99</text:p>
          </table:table-cell>
          <table:table-cell office:value-type="float" office:value="11.49" table:style-name="ce1">
            <text:p>11,49</text:p>
          </table:table-cell>
          <table:table-cell office:value-type="float" office:value="41447" table:style-name="ce1">
            <text:p>41447</text:p>
          </table:table-cell>
          <table:table-cell office:value-type="float" office:value="22075" table:style-name="ce1">
            <text:p>22075</text:p>
          </table:table-cell>
          <table:table-cell office:value-type="float" office:value="10.69" table:style-name="ce1">
            <text:p>10,69</text:p>
          </table:table-cell>
          <table:table-cell office:value-type="float" office:value="8.1300000000000008" table:style-name="ce1">
            <text:p>8,13</text:p>
          </table:table-cell>
          <table:table-cell office:value-type="float" office:value="22250" table:style-name="ce1">
            <text:p>22250</text:p>
          </table:table-cell>
          <table:table-cell office:value-type="float" office:value="16047" table:style-name="ce1">
            <text:p>16047</text:p>
          </table:table-cell>
          <table:table-cell office:value-type="float" office:value="66.400000000000006" table:style-name="ce3">
            <text:p>66,4</text:p>
          </table:table-cell>
          <table:table-cell office:value-type="float" office:value="63.73" table:style-name="ce3">
            <text:p>63,73</text:p>
          </table:table-cell>
          <table:table-cell office:value-type="float" office:value="183691" table:style-name="ce3">
            <text:p>183691</text:p>
          </table:table-cell>
          <table:table-cell office:value-type="float" office:value="116781" table:style-name="ce3">
            <text:p>116781</text:p>
          </table:table-cell>
          <table:table-cell office:value-type="float" office:value="25.33" table:style-name="ce1">
            <text:p>25,33</text:p>
          </table:table-cell>
          <table:table-cell office:value-type="float" office:value="17.489999999999998" table:style-name="ce1">
            <text:p>17,49</text:p>
          </table:table-cell>
          <table:table-cell office:value-type="float" office:value="81283" table:style-name="ce1">
            <text:p>81283</text:p>
          </table:table-cell>
          <table:table-cell office:value-type="float" office:value="29619" table:style-name="ce1">
            <text:p>29619</text:p>
          </table:table-cell>
          <table:table-cell office:value-type="float" office:value="13.96" table:style-name="ce1">
            <text:p>13,96</text:p>
          </table:table-cell>
          <table:table-cell office:value-type="float" office:value="2.95" table:style-name="ce1">
            <text:p>2,95</text:p>
          </table:table-cell>
          <table:table-cell office:value-type="float" office:value="7697" table:style-name="ce1">
            <text:p>7697</text:p>
          </table:table-cell>
          <table:table-cell office:value-type="float" office:value="4258" table:style-name="ce1">
            <text:p>4258</text:p>
          </table:table-cell>
          <table:table-cell office:value-type="float" office:value="16.190000000000001" table:style-name="ce1">
            <text:p>16,19</text:p>
          </table:table-cell>
          <table:table-cell office:value-type="float" office:value="8.31" table:style-name="ce1">
            <text:p>8,31</text:p>
          </table:table-cell>
          <table:table-cell office:value-type="float" office:value="27643" table:style-name="ce1">
            <text:p>27643</text:p>
          </table:table-cell>
          <table:table-cell office:value-type="float" office:value="14322" table:style-name="ce1">
            <text:p>14322</text:p>
          </table:table-cell>
          <table:table-cell office:value-type="float" office:value="5.63" table:style-name="ce1">
            <text:p>5,63</text:p>
          </table:table-cell>
          <table:table-cell office:value-type="float" office:value="3.39" table:style-name="ce1">
            <text:p>3,39</text:p>
          </table:table-cell>
          <table:table-cell office:value-type="float" office:value="16264" table:style-name="ce1">
            <text:p>16264</text:p>
          </table:table-cell>
          <table:table-cell office:value-type="float" office:value="9672" table:style-name="ce1">
            <text:p>9672</text:p>
          </table:table-cell>
          <table:table-cell office:value-type="float" office:value="2.6" table:formula="of:=MIN([.$B76];[.$F76];[.$J76];[.$N76];[.$R76];[.$V76];[.$Z76];[.$AD76];[.$AH76];[.$AL76];[.$AP76];[.$AT76];[.$AX76])" table:style-name="ce1">
            <text:p>2,6</text:p>
          </table:table-cell>
          <table:table-cell office:value-type="float" office:value="0.06" table:formula="of:=MIN([.$C76];[.$G76];[.$K76];[.$O76];[.$S76];[.$W76];[.$AA76];[.$AE76];[.$AI76];[.$AM76];[.$AQ76];[.$AU76];[.$AY76])" table:style-name="ce1">
            <text:p>0,06</text:p>
          </table:table-cell>
          <table:table-cell office:value-type="float" office:value="789" table:formula="of:=MIN([.$D76];[.$H76];[.$L76];[.$P76];[.$T76];[.$X76];[.$AB76];[.$AF76];[.$AJ76];[.$AN76];[.$AR76];[.$AV76];[.$AZ76])" table:style-name="ce1">
            <text:p>789</text:p>
          </table:table-cell>
          <table:table-cell office:value-type="float" office:value="103" table:formula="of:=MIN([.$E76];[.$I76];[.$M76];[.$Q76];[.$U76];[.$Y76];[.$AC76];[.$AG76];[.$AK76];[.$AO76];[.$AS76];[.$AW76];[.$BA76])" table:style-name="ce1">
            <text:p>103</text:p>
          </table:table-cell>
          <table:table-cell office:value-type="float" office:value="8.14" table:formula="of:=MEDIAN([.$B76];[.$F76];[.$J76];[.$N76];[.$R76];[.$V76];[.$Z76];[.$AD76];[.$AH76];[.$AL76];[.$AP76];[.$AT76];[.$AX76])" table:style-name="ce1">
            <text:p>8,14</text:p>
          </table:table-cell>
          <table:table-cell office:value-type="float" office:value="5.08" table:formula="of:=MEDIAN([.$C76];[.$G76];[.$K76];[.$O76];[.$S76];[.$W76];[.$AA76];[.$AE76];[.$AI76];[.$AM76];[.$AQ76];[.$AU76];[.$AY76])" table:style-name="ce1">
            <text:p>5,08</text:p>
          </table:table-cell>
          <table:table-cell office:value-type="float" office:value="17147" table:formula="of:=MEDIAN([.$D76];[.$H76];[.$L76];[.$P76];[.$T76];[.$X76];[.$AB76];[.$AF76];[.$AJ76];[.$AN76];[.$AR76];[.$AV76];[.$AZ76])" table:style-name="ce1">
            <text:p>17147</text:p>
          </table:table-cell>
          <table:table-cell office:value-type="float" office:value="11904" table:formula="of:=MEDIAN([.$E76];[.$I76];[.$M76];[.$Q76];[.$U76];[.$Y76];[.$AC76];[.$AG76];[.$AK76];[.$AO76];[.$AS76];[.$AW76];[.$BA76])" table:style-name="ce1">
            <text:p>11904</text:p>
          </table:table-cell>
          <table:table-cell office:value-type="float" office:value="66.400000000000006" table:formula="of:=MAX([.$B76];[.$F76];[.$J76];[.$N76];[.$R76];[.$V76];[.$Z76];[.$AD76];[.$AH76];[.$AL76];[.$AP76];[.$AT76];[.$AX76])" table:style-name="ce1">
            <text:p>66,4</text:p>
          </table:table-cell>
          <table:table-cell office:value-type="float" office:value="63.73" table:formula="of:=MAX([.$C76];[.$G76];[.$K76];[.$O76];[.$S76];[.$W76];[.$AA76];[.$AE76];[.$AI76];[.$AM76];[.$AQ76];[.$AU76];[.$AY76])" table:style-name="ce1">
            <text:p>63,73</text:p>
          </table:table-cell>
          <table:table-cell office:value-type="float" office:value="183691" table:formula="of:=MAX([.$D76];[.$H76];[.$L76];[.$P76];[.$T76];[.$X76];[.$AB76];[.$AF76];[.$AJ76];[.$AN76];[.$AR76];[.$AV76];[.$AZ76])" table:style-name="ce1">
            <text:p>183691</text:p>
          </table:table-cell>
          <table:table-cell office:value-type="float" office:value="116781" table:formula="of:=MAX([.$E76];[.$I76];[.$M76];[.$Q76];[.$U76];[.$Y76];[.$AC76];[.$AG76];[.$AK76];[.$AO76];[.$AS76];[.$AW76];[.$BA76])" table:style-name="ce1">
            <text:p>11678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15_c55.lp</text:p>
          </table:table-cell>
          <table:table-cell office:value-type="float" office:value="5.78" table:style-name="ce2">
            <text:p>5,78</text:p>
          </table:table-cell>
          <table:table-cell office:value-type="float" office:value="3.04" table:style-name="ce1">
            <text:p>3,04</text:p>
          </table:table-cell>
          <table:table-cell office:value-type="float" office:value="21926" table:style-name="ce1">
            <text:p>21926</text:p>
          </table:table-cell>
          <table:table-cell office:value-type="float" office:value="5765" table:style-name="ce1">
            <text:p>5765</text:p>
          </table:table-cell>
          <table:table-cell office:value-type="float" office:value="23.83" table:style-name="ce1">
            <text:p>23,83</text:p>
          </table:table-cell>
          <table:table-cell office:value-type="float" office:value="21.18" table:style-name="ce1">
            <text:p>21,18</text:p>
          </table:table-cell>
          <table:table-cell office:value-type="float" office:value="75056" table:style-name="ce1">
            <text:p>75056</text:p>
          </table:table-cell>
          <table:table-cell office:value-type="float" office:value="59574" table:style-name="ce1">
            <text:p>59574</text:p>
          </table:table-cell>
          <table:table-cell office:value-type="float" office:value="15.19" table:style-name="ce1">
            <text:p>15,19</text:p>
          </table:table-cell>
          <table:table-cell office:value-type="float" office:value="12.69" table:style-name="ce1">
            <text:p>12,69</text:p>
          </table:table-cell>
          <table:table-cell office:value-type="float" office:value="63867" table:style-name="ce1">
            <text:p>63867</text:p>
          </table:table-cell>
          <table:table-cell office:value-type="float" office:value="21945" table:style-name="ce1">
            <text:p>21945</text:p>
          </table:table-cell>
          <table:table-cell office:value-type="float" office:value="13.91" table:style-name="ce1">
            <text:p>13,91</text:p>
          </table:table-cell>
          <table:table-cell office:value-type="float" office:value="11.38" table:style-name="ce1">
            <text:p>11,38</text:p>
          </table:table-cell>
          <table:table-cell office:value-type="float" office:value="66531" table:style-name="ce1">
            <text:p>66531</text:p>
          </table:table-cell>
          <table:table-cell office:value-type="float" office:value="31056" table:style-name="ce1">
            <text:p>31056</text:p>
          </table:table-cell>
          <table:table-cell office:value-type="float" office:value="33.74" table:style-name="ce1">
            <text:p>33,74</text:p>
          </table:table-cell>
          <table:table-cell office:value-type="float" office:value="30.81" table:style-name="ce1">
            <text:p>30,81</text:p>
          </table:table-cell>
          <table:table-cell office:value-type="float" office:value="81248" table:style-name="ce1">
            <text:p>81248</text:p>
          </table:table-cell>
          <table:table-cell office:value-type="float" office:value="65718" table:style-name="ce1">
            <text:p>65718</text:p>
          </table:table-cell>
          <table:table-cell office:value-type="float" office:value="324.67" table:style-name="ce3">
            <text:p>324,67</text:p>
          </table:table-cell>
          <table:table-cell office:value-type="float" office:value="321.77999999999997" table:style-name="ce3">
            <text:p>321,78</text:p>
          </table:table-cell>
          <table:table-cell office:value-type="float" office:value="1038648" table:style-name="ce3">
            <text:p>1038648</text:p>
          </table:table-cell>
          <table:table-cell office:value-type="float" office:value="624463" table:style-name="ce3">
            <text:p>624463</text:p>
          </table:table-cell>
          <table:table-cell office:value-type="float" office:value="22.44" table:style-name="ce1">
            <text:p>22,44</text:p>
          </table:table-cell>
          <table:table-cell office:value-type="float" office:value="19.62" table:style-name="ce1">
            <text:p>19,62</text:p>
          </table:table-cell>
          <table:table-cell office:value-type="float" office:value="87279" table:style-name="ce1">
            <text:p>87279</text:p>
          </table:table-cell>
          <table:table-cell office:value-type="float" office:value="50843" table:style-name="ce1">
            <text:p>50843</text:p>
          </table:table-cell>
          <table:table-cell office:value-type="float" office:value="7.6" table:style-name="ce1">
            <text:p>7,6</text:p>
          </table:table-cell>
          <table:table-cell office:value-type="float" office:value="4.46" table:style-name="ce1">
            <text:p>4,46</text:p>
          </table:table-cell>
          <table:table-cell office:value-type="float" office:value="12464" table:style-name="ce1">
            <text:p>12464</text:p>
          </table:table-cell>
          <table:table-cell office:value-type="float" office:value="9247" table:style-name="ce1">
            <text:p>9247</text:p>
          </table:table-cell>
          <table:table-cell office:value-type="float" office:value="16.34" table:style-name="ce1">
            <text:p>16,34</text:p>
          </table:table-cell>
          <table:table-cell office:value-type="float" office:value="13.73" table:style-name="ce1">
            <text:p>13,73</text:p>
          </table:table-cell>
          <table:table-cell office:value-type="float" office:value="59345" table:style-name="ce1">
            <text:p>59345</text:p>
          </table:table-cell>
          <table:table-cell office:value-type="float" office:value="32390" table:style-name="ce1">
            <text:p>32390</text:p>
          </table:table-cell>
          <table:table-cell office:value-type="float" office:value="79.98" table:style-name="ce1">
            <text:p>79,98</text:p>
          </table:table-cell>
          <table:table-cell office:value-type="float" office:value="69.28" table:style-name="ce1">
            <text:p>69,28</text:p>
          </table:table-cell>
          <table:table-cell office:value-type="float" office:value="181900" table:style-name="ce1">
            <text:p>181900</text:p>
          </table:table-cell>
          <table:table-cell office:value-type="float" office:value="73048" table:style-name="ce1">
            <text:p>73048</text:p>
          </table:table-cell>
          <table:table-cell office:value-type="float" office:value="10.26" table:style-name="ce1">
            <text:p>10,26</text:p>
          </table:table-cell>
          <table:table-cell office:value-type="float" office:value="0.8" table:style-name="ce2">
            <text:p>0,8</text:p>
          </table:table-cell>
          <table:table-cell office:value-type="float" office:value="2752" table:style-name="ce2">
            <text:p>2752</text:p>
          </table:table-cell>
          <table:table-cell office:value-type="float" office:value="1288" table:style-name="ce2">
            <text:p>1288</text:p>
          </table:table-cell>
          <table:table-cell office:value-type="float" office:value="46.36" table:style-name="ce1">
            <text:p>46,36</text:p>
          </table:table-cell>
          <table:table-cell office:value-type="float" office:value="35.520000000000003" table:style-name="ce1">
            <text:p>35,52</text:p>
          </table:table-cell>
          <table:table-cell office:value-type="float" office:value="129427" table:style-name="ce1">
            <text:p>129427</text:p>
          </table:table-cell>
          <table:table-cell office:value-type="float" office:value="43370" table:style-name="ce1">
            <text:p>43370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6.53" table:style-name="ce1">
            <text:p>6,53</text:p>
          </table:table-cell>
          <table:table-cell office:value-type="float" office:value="53236" table:style-name="ce1">
            <text:p>53236</text:p>
          </table:table-cell>
          <table:table-cell office:value-type="float" office:value="11856" table:style-name="ce1">
            <text:p>11856</text:p>
          </table:table-cell>
          <table:table-cell office:value-type="float" office:value="5.78" table:formula="of:=MIN([.$B77];[.$F77];[.$J77];[.$N77];[.$R77];[.$V77];[.$Z77];[.$AD77];[.$AH77];[.$AL77];[.$AP77];[.$AT77];[.$AX77])" table:style-name="ce1">
            <text:p>5,78</text:p>
          </table:table-cell>
          <table:table-cell office:value-type="float" office:value="0.8" table:formula="of:=MIN([.$C77];[.$G77];[.$K77];[.$O77];[.$S77];[.$W77];[.$AA77];[.$AE77];[.$AI77];[.$AM77];[.$AQ77];[.$AU77];[.$AY77])" table:style-name="ce1">
            <text:p>0,8</text:p>
          </table:table-cell>
          <table:table-cell office:value-type="float" office:value="2752" table:formula="of:=MIN([.$D77];[.$H77];[.$L77];[.$P77];[.$T77];[.$X77];[.$AB77];[.$AF77];[.$AJ77];[.$AN77];[.$AR77];[.$AV77];[.$AZ77])" table:style-name="ce1">
            <text:p>2752</text:p>
          </table:table-cell>
          <table:table-cell office:value-type="float" office:value="1288" table:formula="of:=MIN([.$E77];[.$I77];[.$M77];[.$Q77];[.$U77];[.$Y77];[.$AC77];[.$AG77];[.$AK77];[.$AO77];[.$AS77];[.$AW77];[.$BA77])" table:style-name="ce1">
            <text:p>1288</text:p>
          </table:table-cell>
          <table:table-cell office:value-type="float" office:value="16.34" table:formula="of:=MEDIAN([.$B77];[.$F77];[.$J77];[.$N77];[.$R77];[.$V77];[.$Z77];[.$AD77];[.$AH77];[.$AL77];[.$AP77];[.$AT77];[.$AX77])" table:style-name="ce1">
            <text:p>16,34</text:p>
          </table:table-cell>
          <table:table-cell office:value-type="float" office:value="13.73" table:formula="of:=MEDIAN([.$C77];[.$G77];[.$K77];[.$O77];[.$S77];[.$W77];[.$AA77];[.$AE77];[.$AI77];[.$AM77];[.$AQ77];[.$AU77];[.$AY77])" table:style-name="ce1">
            <text:p>13,73</text:p>
          </table:table-cell>
          <table:table-cell office:value-type="float" office:value="66531" table:formula="of:=MEDIAN([.$D77];[.$H77];[.$L77];[.$P77];[.$T77];[.$X77];[.$AB77];[.$AF77];[.$AJ77];[.$AN77];[.$AR77];[.$AV77];[.$AZ77])" table:style-name="ce1">
            <text:p>66531</text:p>
          </table:table-cell>
          <table:table-cell office:value-type="float" office:value="32390" table:formula="of:=MEDIAN([.$E77];[.$I77];[.$M77];[.$Q77];[.$U77];[.$Y77];[.$AC77];[.$AG77];[.$AK77];[.$AO77];[.$AS77];[.$AW77];[.$BA77])" table:style-name="ce1">
            <text:p>32390</text:p>
          </table:table-cell>
          <table:table-cell office:value-type="float" office:value="324.67" table:formula="of:=MAX([.$B77];[.$F77];[.$J77];[.$N77];[.$R77];[.$V77];[.$Z77];[.$AD77];[.$AH77];[.$AL77];[.$AP77];[.$AT77];[.$AX77])" table:style-name="ce1">
            <text:p>324,67</text:p>
          </table:table-cell>
          <table:table-cell office:value-type="float" office:value="321.77999999999997" table:formula="of:=MAX([.$C77];[.$G77];[.$K77];[.$O77];[.$S77];[.$W77];[.$AA77];[.$AE77];[.$AI77];[.$AM77];[.$AQ77];[.$AU77];[.$AY77])" table:style-name="ce1">
            <text:p>321,78</text:p>
          </table:table-cell>
          <table:table-cell office:value-type="float" office:value="1038648" table:formula="of:=MAX([.$D77];[.$H77];[.$L77];[.$P77];[.$T77];[.$X77];[.$AB77];[.$AF77];[.$AJ77];[.$AN77];[.$AR77];[.$AV77];[.$AZ77])" table:style-name="ce1">
            <text:p>1038648</text:p>
          </table:table-cell>
          <table:table-cell office:value-type="float" office:value="624463" table:formula="of:=MAX([.$E77];[.$I77];[.$M77];[.$Q77];[.$U77];[.$Y77];[.$AC77];[.$AG77];[.$AK77];[.$AO77];[.$AS77];[.$AW77];[.$BA77])" table:style-name="ce1">
            <text:p>62446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20_c50.lp</text:p>
          </table:table-cell>
          <table:table-cell office:value-type="float" office:value="5.67" table:style-name="ce1">
            <text:p>5,67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35933" table:style-name="ce1">
            <text:p>35933</text:p>
          </table:table-cell>
          <table:table-cell office:value-type="float" office:value="6985" table:style-name="ce1">
            <text:p>6985</text:p>
          </table:table-cell>
          <table:table-cell office:value-type="float" office:value="1335.29" table:style-name="ce1">
            <text:p>1335,29</text:p>
          </table:table-cell>
          <table:table-cell office:value-type="float" office:value="1331.61" table:style-name="ce1">
            <text:p>1331,61</text:p>
          </table:table-cell>
          <table:table-cell office:value-type="float" office:value="3064228" table:style-name="ce1">
            <text:p>3064228</text:p>
          </table:table-cell>
          <table:table-cell office:value-type="float" office:value="2538603" table:style-name="ce1">
            <text:p>2538603</text:p>
          </table:table-cell>
          <table:table-cell office:value-type="float" office:value="21.13" table:style-name="ce1">
            <text:p>21,13</text:p>
          </table:table-cell>
          <table:table-cell office:value-type="float" office:value="17.559999999999999" table:style-name="ce1">
            <text:p>17,56</text:p>
          </table:table-cell>
          <table:table-cell office:value-type="float" office:value="197770" table:style-name="ce1">
            <text:p>197770</text:p>
          </table:table-cell>
          <table:table-cell office:value-type="float" office:value="51701" table:style-name="ce1">
            <text:p>51701</text:p>
          </table:table-cell>
          <table:table-cell office:value-type="float" office:value="107.72" table:style-name="ce1">
            <text:p>107,72</text:p>
          </table:table-cell>
          <table:table-cell office:value-type="float" office:value="104.35" table:style-name="ce1">
            <text:p>104,35</text:p>
          </table:table-cell>
          <table:table-cell office:value-type="float" office:value="516616" table:style-name="ce1">
            <text:p>516616</text:p>
          </table:table-cell>
          <table:table-cell office:value-type="float" office:value="297441" table:style-name="ce1">
            <text:p>297441</text:p>
          </table:table-cell>
          <table:table-cell office:value-type="float" office:value="814.23" table:style-name="ce1">
            <text:p>814,23</text:p>
          </table:table-cell>
          <table:table-cell office:value-type="float" office:value="810.68" table:style-name="ce1">
            <text:p>810,68</text:p>
          </table:table-cell>
          <table:table-cell office:value-type="float" office:value="1821194" table:style-name="ce1">
            <text:p>1821194</text:p>
          </table:table-cell>
          <table:table-cell office:value-type="float" office:value="1501831" table:style-name="ce1">
            <text:p>1501831</text:p>
          </table:table-cell>
          <table:table-cell office:value-type="float" office:value="39.78" table:style-name="ce1">
            <text:p>39,78</text:p>
          </table:table-cell>
          <table:table-cell office:value-type="float" office:value="35.97" table:style-name="ce1">
            <text:p>35,97</text:p>
          </table:table-cell>
          <table:table-cell office:value-type="float" office:value="308614" table:style-name="ce1">
            <text:p>308614</text:p>
          </table:table-cell>
          <table:table-cell office:value-type="float" office:value="108281" table:style-name="ce1">
            <text:p>108281</text:p>
          </table:table-cell>
          <table:table-cell office:value-type="float" office:value="5.45" table:style-name="ce2">
            <text:p>5,45</text:p>
          </table:table-cell>
          <table:table-cell office:value-type="float" office:value="1.79" table:style-name="ce1">
            <text:p>1,79</text:p>
          </table:table-cell>
          <table:table-cell office:value-type="float" office:value="16392" table:style-name="ce1">
            <text:p>16392</text:p>
          </table:table-cell>
          <table:table-cell office:value-type="float" office:value="5502" table:style-name="ce1">
            <text:p>5502</text:p>
          </table:table-cell>
          <table:table-cell office:value-type="float" office:value="142.94" table:style-name="ce1">
            <text:p>142,94</text:p>
          </table:table-cell>
          <table:table-cell office:value-type="float" office:value="139.18" table:style-name="ce1">
            <text:p>139,18</text:p>
          </table:table-cell>
          <table:table-cell office:value-type="float" office:value="446319" table:style-name="ce1">
            <text:p>446319</text:p>
          </table:table-cell>
          <table:table-cell office:value-type="float" office:value="347548" table:style-name="ce1">
            <text:p>347548</text:p>
          </table:table-cell>
          <table:table-cell office:value-type="float" office:value="12547.46" table:style-name="ce3">
            <text:p>12547,46</text:p>
          </table:table-cell>
          <table:table-cell office:value-type="float" office:value="12541.92" table:style-name="ce3">
            <text:p>12541,92</text:p>
          </table:table-cell>
          <table:table-cell office:value-type="float" office:value="23840951" table:style-name="ce3">
            <text:p>23840951</text:p>
          </table:table-cell>
          <table:table-cell office:value-type="float" office:value="17389297" table:style-name="ce3">
            <text:p>17389297</text:p>
          </table:table-cell>
          <table:table-cell office:value-type="float" office:value="76.27" table:style-name="ce1">
            <text:p>76,27</text:p>
          </table:table-cell>
          <table:table-cell office:value-type="float" office:value="64.97" table:style-name="ce1">
            <text:p>64,97</text:p>
          </table:table-cell>
          <table:table-cell office:value-type="float" office:value="331459" table:style-name="ce1">
            <text:p>331459</text:p>
          </table:table-cell>
          <table:table-cell office:value-type="float" office:value="153101" table:style-name="ce1">
            <text:p>153101</text:p>
          </table:table-cell>
          <table:table-cell office:value-type="float" office:value="14.62" table:style-name="ce1">
            <text:p>14,62</text:p>
          </table:table-cell>
          <table:table-cell office:value-type="float" office:value="0.56999999999999995" table:style-name="ce2">
            <text:p>0,57</text:p>
          </table:table-cell>
          <table:table-cell office:value-type="float" office:value="2284" table:style-name="ce2">
            <text:p>2284</text:p>
          </table:table-cell>
          <table:table-cell office:value-type="float" office:value="761" table:style-name="ce2">
            <text:p>761</text:p>
          </table:table-cell>
          <table:table-cell office:value-type="float" office:value="1715.86" table:style-name="ce1">
            <text:p>1715,86</text:p>
          </table:table-cell>
          <table:table-cell office:value-type="float" office:value="1702.03" table:style-name="ce1">
            <text:p>1702,03</text:p>
          </table:table-cell>
          <table:table-cell office:value-type="float" office:value="3606477" table:style-name="ce1">
            <text:p>3606477</text:p>
          </table:table-cell>
          <table:table-cell office:value-type="float" office:value="2330308" table:style-name="ce1">
            <text:p>2330308</text:p>
          </table:table-cell>
          <table:table-cell office:value-type="float" office:value="11.73" table:style-name="ce1">
            <text:p>11,73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52254" table:style-name="ce1">
            <text:p>52254</text:p>
          </table:table-cell>
          <table:table-cell office:value-type="float" office:value="22295" table:style-name="ce1">
            <text:p>22295</text:p>
          </table:table-cell>
          <table:table-cell office:value-type="float" office:value="5.45" table:formula="of:=MIN([.$B78];[.$F78];[.$J78];[.$N78];[.$R78];[.$V78];[.$Z78];[.$AD78];[.$AH78];[.$AL78];[.$AP78];[.$AT78];[.$AX78])" table:style-name="ce1">
            <text:p>5,45</text:p>
          </table:table-cell>
          <table:table-cell office:value-type="float" office:value="0.56999999999999995" table:formula="of:=MIN([.$C78];[.$G78];[.$K78];[.$O78];[.$S78];[.$W78];[.$AA78];[.$AE78];[.$AI78];[.$AM78];[.$AQ78];[.$AU78];[.$AY78])" table:style-name="ce1">
            <text:p>0,57</text:p>
          </table:table-cell>
          <table:table-cell office:value-type="float" office:value="2284" table:formula="of:=MIN([.$D78];[.$H78];[.$L78];[.$P78];[.$T78];[.$X78];[.$AB78];[.$AF78];[.$AJ78];[.$AN78];[.$AR78];[.$AV78];[.$AZ78])" table:style-name="ce1">
            <text:p>2284</text:p>
          </table:table-cell>
          <table:table-cell office:value-type="float" office:value="761" table:formula="of:=MIN([.$E78];[.$I78];[.$M78];[.$Q78];[.$U78];[.$Y78];[.$AC78];[.$AG78];[.$AK78];[.$AO78];[.$AS78];[.$AW78];[.$BA78])" table:style-name="ce1">
            <text:p>761</text:p>
          </table:table-cell>
          <table:table-cell office:value-type="float" office:value="76.27" table:formula="of:=MEDIAN([.$B78];[.$F78];[.$J78];[.$N78];[.$R78];[.$V78];[.$Z78];[.$AD78];[.$AH78];[.$AL78];[.$AP78];[.$AT78];[.$AX78])" table:style-name="ce1">
            <text:p>76,27</text:p>
          </table:table-cell>
          <table:table-cell office:value-type="float" office:value="64.97" table:formula="of:=MEDIAN([.$C78];[.$G78];[.$K78];[.$O78];[.$S78];[.$W78];[.$AA78];[.$AE78];[.$AI78];[.$AM78];[.$AQ78];[.$AU78];[.$AY78])" table:style-name="ce1">
            <text:p>64,97</text:p>
          </table:table-cell>
          <table:table-cell office:value-type="float" office:value="331459" table:formula="of:=MEDIAN([.$D78];[.$H78];[.$L78];[.$P78];[.$T78];[.$X78];[.$AB78];[.$AF78];[.$AJ78];[.$AN78];[.$AR78];[.$AV78];[.$AZ78])" table:style-name="ce1">
            <text:p>331459</text:p>
          </table:table-cell>
          <table:table-cell office:value-type="float" office:value="153101" table:formula="of:=MEDIAN([.$E78];[.$I78];[.$M78];[.$Q78];[.$U78];[.$Y78];[.$AC78];[.$AG78];[.$AK78];[.$AO78];[.$AS78];[.$AW78];[.$BA78])" table:style-name="ce1">
            <text:p>153101</text:p>
          </table:table-cell>
          <table:table-cell office:value-type="float" office:value="12547.46" table:formula="of:=MAX([.$B78];[.$F78];[.$J78];[.$N78];[.$R78];[.$V78];[.$Z78];[.$AD78];[.$AH78];[.$AL78];[.$AP78];[.$AT78];[.$AX78])" table:style-name="ce1">
            <text:p>12547,46</text:p>
          </table:table-cell>
          <table:table-cell office:value-type="float" office:value="12541.92" table:formula="of:=MAX([.$C78];[.$G78];[.$K78];[.$O78];[.$S78];[.$W78];[.$AA78];[.$AE78];[.$AI78];[.$AM78];[.$AQ78];[.$AU78];[.$AY78])" table:style-name="ce1">
            <text:p>12541,92</text:p>
          </table:table-cell>
          <table:table-cell office:value-type="float" office:value="23840951" table:formula="of:=MAX([.$D78];[.$H78];[.$L78];[.$P78];[.$T78];[.$X78];[.$AB78];[.$AF78];[.$AJ78];[.$AN78];[.$AR78];[.$AV78];[.$AZ78])" table:style-name="ce1">
            <text:p>23840951</text:p>
          </table:table-cell>
          <table:table-cell office:value-type="float" office:value="17389297" table:formula="of:=MAX([.$E78];[.$I78];[.$M78];[.$Q78];[.$U78];[.$Y78];[.$AC78];[.$AG78];[.$AK78];[.$AO78];[.$AS78];[.$AW78];[.$BA78])" table:style-name="ce1">
            <text:p>1738929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20_c55.lp</text:p>
          </table:table-cell>
          <table:table-cell office:value-type="float" office:value="4.16" table:style-name="ce1">
            <text:p>4,16</text:p>
          </table:table-cell>
          <table:table-cell office:value-type="float" office:value="0.24" table:style-name="ce1">
            <text:p>0,24</text:p>
          </table:table-cell>
          <table:table-cell office:value-type="float" office:value="8416" table:style-name="ce2">
            <text:p>8416</text:p>
          </table:table-cell>
          <table:table-cell office:value-type="float" office:value="466" table:style-name="ce1">
            <text:p>466</text:p>
          </table:table-cell>
          <table:table-cell office:value-type="float" office:value="27.35" table:style-name="ce1">
            <text:p>27,35</text:p>
          </table:table-cell>
          <table:table-cell office:value-type="float" office:value="23.84" table:style-name="ce1">
            <text:p>23,84</text:p>
          </table:table-cell>
          <table:table-cell office:value-type="float" office:value="72124" table:style-name="ce1">
            <text:p>72124</text:p>
          </table:table-cell>
          <table:table-cell office:value-type="float" office:value="56534" table:style-name="ce1">
            <text:p>56534</text:p>
          </table:table-cell>
          <table:table-cell office:value-type="float" office:value="3.85" table:style-name="ce2">
            <text:p>3,85</text:p>
          </table:table-cell>
          <table:table-cell office:value-type="float" office:value="0.19" table:style-name="ce2">
            <text:p>0,19</text:p>
          </table:table-cell>
          <table:table-cell office:value-type="float" office:value="8781" table:style-name="ce1">
            <text:p>8781</text:p>
          </table:table-cell>
          <table:table-cell office:value-type="float" office:value="345" table:style-name="ce2">
            <text:p>345</text:p>
          </table:table-cell>
          <table:table-cell office:value-type="float" office:value="909.86" table:style-name="ce3">
            <text:p>909,86</text:p>
          </table:table-cell>
          <table:table-cell office:value-type="float" office:value="905.95" table:style-name="ce3">
            <text:p>905,95</text:p>
          </table:table-cell>
          <table:table-cell office:value-type="float" office:value="2479112" table:style-name="ce3">
            <text:p>2479112</text:p>
          </table:table-cell>
          <table:table-cell office:value-type="float" office:value="1651970" table:style-name="ce3">
            <text:p>1651970</text:p>
          </table:table-cell>
          <table:table-cell office:value-type="float" office:value="33.19" table:style-name="ce1">
            <text:p>33,19</text:p>
          </table:table-cell>
          <table:table-cell office:value-type="float" office:value="29.64" table:style-name="ce1">
            <text:p>29,64</text:p>
          </table:table-cell>
          <table:table-cell office:value-type="float" office:value="84604" table:style-name="ce1">
            <text:p>84604</text:p>
          </table:table-cell>
          <table:table-cell office:value-type="float" office:value="67099" table:style-name="ce1">
            <text:p>67099</text:p>
          </table:table-cell>
          <table:table-cell office:value-type="float" office:value="116.29" table:style-name="ce1">
            <text:p>116,29</text:p>
          </table:table-cell>
          <table:table-cell office:value-type="float" office:value="112.16" table:style-name="ce1">
            <text:p>112,16</text:p>
          </table:table-cell>
          <table:table-cell office:value-type="float" office:value="319499" table:style-name="ce1">
            <text:p>319499</text:p>
          </table:table-cell>
          <table:table-cell office:value-type="float" office:value="204335" table:style-name="ce1">
            <text:p>204335</text:p>
          </table:table-cell>
          <table:table-cell office:value-type="float" office:value="149.34" table:style-name="ce1">
            <text:p>149,34</text:p>
          </table:table-cell>
          <table:table-cell office:value-type="float" office:value="145.53" table:style-name="ce1">
            <text:p>145,53</text:p>
          </table:table-cell>
          <table:table-cell office:value-type="float" office:value="524287" table:style-name="ce1">
            <text:p>524287</text:p>
          </table:table-cell>
          <table:table-cell office:value-type="float" office:value="285235" table:style-name="ce1">
            <text:p>285235</text:p>
          </table:table-cell>
          <table:table-cell office:value-type="float" office:value="54.03" table:style-name="ce1">
            <text:p>54,03</text:p>
          </table:table-cell>
          <table:table-cell office:value-type="float" office:value="49.85" table:style-name="ce1">
            <text:p>49,85</text:p>
          </table:table-cell>
          <table:table-cell office:value-type="float" office:value="113167" table:style-name="ce1">
            <text:p>113167</text:p>
          </table:table-cell>
          <table:table-cell office:value-type="float" office:value="92766" table:style-name="ce1">
            <text:p>92766</text:p>
          </table:table-cell>
          <table:table-cell office:value-type="float" office:value="14" table:style-name="ce1">
            <text:p>14</text:p>
          </table:table-cell>
          <table:table-cell office:value-type="float" office:value="10.35" table:style-name="ce1">
            <text:p>10,35</text:p>
          </table:table-cell>
          <table:table-cell office:value-type="float" office:value="66176" table:style-name="ce1">
            <text:p>66176</text:p>
          </table:table-cell>
          <table:table-cell office:value-type="float" office:value="24684" table:style-name="ce1">
            <text:p>24684</text:p>
          </table:table-cell>
          <table:table-cell office:value-type="float" office:value="332.1" table:style-name="ce1">
            <text:p>332,1</text:p>
          </table:table-cell>
          <table:table-cell office:value-type="float" office:value="316.47000000000003" table:style-name="ce1">
            <text:p>316,47</text:p>
          </table:table-cell>
          <table:table-cell office:value-type="float" office:value="673769" table:style-name="ce1">
            <text:p>673769</text:p>
          </table:table-cell>
          <table:table-cell office:value-type="float" office:value="358480" table:style-name="ce1">
            <text:p>358480</text:p>
          </table:table-cell>
          <table:table-cell office:value-type="float" office:value="222.05" table:style-name="ce1">
            <text:p>222,05</text:p>
          </table:table-cell>
          <table:table-cell office:value-type="float" office:value="206.97" table:style-name="ce1">
            <text:p>206,97</text:p>
          </table:table-cell>
          <table:table-cell office:value-type="float" office:value="319438" table:style-name="ce1">
            <text:p>319438</text:p>
          </table:table-cell>
          <table:table-cell office:value-type="float" office:value="245662" table:style-name="ce1">
            <text:p>245662</text:p>
          </table:table-cell>
          <table:table-cell office:value-type="float" office:value="442.37" table:style-name="ce1">
            <text:p>442,37</text:p>
          </table:table-cell>
          <table:table-cell office:value-type="float" office:value="427.6" table:style-name="ce1">
            <text:p>427,6</text:p>
          </table:table-cell>
          <table:table-cell office:value-type="float" office:value="900482" table:style-name="ce1">
            <text:p>900482</text:p>
          </table:table-cell>
          <table:table-cell office:value-type="float" office:value="492875" table:style-name="ce1">
            <text:p>492875</text:p>
          </table:table-cell>
          <table:table-cell office:value-type="float" office:value="15.64" table:style-name="ce1">
            <text:p>15,64</text:p>
          </table:table-cell>
          <table:table-cell office:value-type="float" office:value="12.36" table:style-name="ce1">
            <text:p>12,36</text:p>
          </table:table-cell>
          <table:table-cell office:value-type="float" office:value="59181" table:style-name="ce1">
            <text:p>59181</text:p>
          </table:table-cell>
          <table:table-cell office:value-type="float" office:value="22445" table:style-name="ce1">
            <text:p>22445</text:p>
          </table:table-cell>
          <table:table-cell office:value-type="float" office:value="3.85" table:formula="of:=MIN([.$B79];[.$F79];[.$J79];[.$N79];[.$R79];[.$V79];[.$Z79];[.$AD79];[.$AH79];[.$AL79];[.$AP79];[.$AT79];[.$AX79])" table:style-name="ce1">
            <text:p>3,85</text:p>
          </table:table-cell>
          <table:table-cell office:value-type="float" office:value="0.19" table:formula="of:=MIN([.$C79];[.$G79];[.$K79];[.$O79];[.$S79];[.$W79];[.$AA79];[.$AE79];[.$AI79];[.$AM79];[.$AQ79];[.$AU79];[.$AY79])" table:style-name="ce1">
            <text:p>0,19</text:p>
          </table:table-cell>
          <table:table-cell office:value-type="float" office:value="8416" table:formula="of:=MIN([.$D79];[.$H79];[.$L79];[.$P79];[.$T79];[.$X79];[.$AB79];[.$AF79];[.$AJ79];[.$AN79];[.$AR79];[.$AV79];[.$AZ79])" table:style-name="ce1">
            <text:p>8416</text:p>
          </table:table-cell>
          <table:table-cell office:value-type="float" office:value="345" table:formula="of:=MIN([.$E79];[.$I79];[.$M79];[.$Q79];[.$U79];[.$Y79];[.$AC79];[.$AG79];[.$AK79];[.$AO79];[.$AS79];[.$AW79];[.$BA79])" table:style-name="ce1">
            <text:p>345</text:p>
          </table:table-cell>
          <table:table-cell office:value-type="float" office:value="54.03" table:formula="of:=MEDIAN([.$B79];[.$F79];[.$J79];[.$N79];[.$R79];[.$V79];[.$Z79];[.$AD79];[.$AH79];[.$AL79];[.$AP79];[.$AT79];[.$AX79])" table:style-name="ce1">
            <text:p>54,03</text:p>
          </table:table-cell>
          <table:table-cell office:value-type="float" office:value="49.85" table:formula="of:=MEDIAN([.$C79];[.$G79];[.$K79];[.$O79];[.$S79];[.$W79];[.$AA79];[.$AE79];[.$AI79];[.$AM79];[.$AQ79];[.$AU79];[.$AY79])" table:style-name="ce1">
            <text:p>49,85</text:p>
          </table:table-cell>
          <table:table-cell office:value-type="float" office:value="113167" table:formula="of:=MEDIAN([.$D79];[.$H79];[.$L79];[.$P79];[.$T79];[.$X79];[.$AB79];[.$AF79];[.$AJ79];[.$AN79];[.$AR79];[.$AV79];[.$AZ79])" table:style-name="ce1">
            <text:p>113167</text:p>
          </table:table-cell>
          <table:table-cell office:value-type="float" office:value="92766" table:formula="of:=MEDIAN([.$E79];[.$I79];[.$M79];[.$Q79];[.$U79];[.$Y79];[.$AC79];[.$AG79];[.$AK79];[.$AO79];[.$AS79];[.$AW79];[.$BA79])" table:style-name="ce1">
            <text:p>92766</text:p>
          </table:table-cell>
          <table:table-cell office:value-type="float" office:value="909.86" table:formula="of:=MAX([.$B79];[.$F79];[.$J79];[.$N79];[.$R79];[.$V79];[.$Z79];[.$AD79];[.$AH79];[.$AL79];[.$AP79];[.$AT79];[.$AX79])" table:style-name="ce1">
            <text:p>909,86</text:p>
          </table:table-cell>
          <table:table-cell office:value-type="float" office:value="905.95" table:formula="of:=MAX([.$C79];[.$G79];[.$K79];[.$O79];[.$S79];[.$W79];[.$AA79];[.$AE79];[.$AI79];[.$AM79];[.$AQ79];[.$AU79];[.$AY79])" table:style-name="ce1">
            <text:p>905,95</text:p>
          </table:table-cell>
          <table:table-cell office:value-type="float" office:value="2479112" table:formula="of:=MAX([.$D79];[.$H79];[.$L79];[.$P79];[.$T79];[.$X79];[.$AB79];[.$AF79];[.$AJ79];[.$AN79];[.$AR79];[.$AV79];[.$AZ79])" table:style-name="ce1">
            <text:p>2479112</text:p>
          </table:table-cell>
          <table:table-cell office:value-type="float" office:value="1651970" table:formula="of:=MAX([.$E79];[.$I79];[.$M79];[.$Q79];[.$U79];[.$Y79];[.$AC79];[.$AG79];[.$AK79];[.$AO79];[.$AS79];[.$AW79];[.$BA79])" table:style-name="ce1">
            <text:p>165197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25_c55.lp</text:p>
          </table:table-cell>
          <table:table-cell office:value-type="float" office:value="9.02" table:style-name="ce1">
            <text:p>9,02</text:p>
          </table:table-cell>
          <table:table-cell office:value-type="float" office:value="5.45" table:style-name="ce1">
            <text:p>5,45</text:p>
          </table:table-cell>
          <table:table-cell office:value-type="float" office:value="80079" table:style-name="ce1">
            <text:p>80079</text:p>
          </table:table-cell>
          <table:table-cell office:value-type="float" office:value="11132" table:style-name="ce1">
            <text:p>11132</text:p>
          </table:table-cell>
          <table:table-cell office:value-type="float" office:value="53.7" table:style-name="ce3">
            <text:p>53,7</text:p>
          </table:table-cell>
          <table:table-cell office:value-type="float" office:value="49.85" table:style-name="ce3">
            <text:p>49,85</text:p>
          </table:table-cell>
          <table:table-cell office:value-type="float" office:value="115484" table:style-name="ce1">
            <text:p>115484</text:p>
          </table:table-cell>
          <table:table-cell office:value-type="float" office:value="87859" table:style-name="ce3">
            <text:p>87859</text:p>
          </table:table-cell>
          <table:table-cell office:value-type="float" office:value="17.2" table:style-name="ce1">
            <text:p>17,2</text:p>
          </table:table-cell>
          <table:table-cell office:value-type="float" office:value="14.11" table:style-name="ce1">
            <text:p>14,11</text:p>
          </table:table-cell>
          <table:table-cell office:value-type="float" office:value="106337" table:style-name="ce1">
            <text:p>106337</text:p>
          </table:table-cell>
          <table:table-cell office:value-type="float" office:value="35814" table:style-name="ce1">
            <text:p>35814</text:p>
          </table:table-cell>
          <table:table-cell office:value-type="float" office:value="33.61" table:style-name="ce1">
            <text:p>33,61</text:p>
          </table:table-cell>
          <table:table-cell office:value-type="float" office:value="30.12" table:style-name="ce1">
            <text:p>30,12</text:p>
          </table:table-cell>
          <table:table-cell office:value-type="float" office:value="172254" table:style-name="ce1">
            <text:p>172254</text:p>
          </table:table-cell>
          <table:table-cell office:value-type="float" office:value="66507" table:style-name="ce1">
            <text:p>66507</text:p>
          </table:table-cell>
          <table:table-cell office:value-type="float" office:value="16.3" table:style-name="ce1">
            <text:p>16,3</text:p>
          </table:table-cell>
          <table:table-cell office:value-type="float" office:value="12.55" table:style-name="ce1">
            <text:p>12,55</text:p>
          </table:table-cell>
          <table:table-cell office:value-type="float" office:value="35286" table:style-name="ce1">
            <text:p>35286</text:p>
          </table:table-cell>
          <table:table-cell office:value-type="float" office:value="25529" table:style-name="ce1">
            <text:p>25529</text:p>
          </table:table-cell>
          <table:table-cell office:value-type="float" office:value="8.65" table:style-name="ce2">
            <text:p>8,65</text:p>
          </table:table-cell>
          <table:table-cell office:value-type="float" office:value="5" table:style-name="ce1">
            <text:p>5</text:p>
          </table:table-cell>
          <table:table-cell office:value-type="float" office:value="63512" table:style-name="ce1">
            <text:p>63512</text:p>
          </table:table-cell>
          <table:table-cell office:value-type="float" office:value="10404" table:style-name="ce1">
            <text:p>10404</text:p>
          </table:table-cell>
          <table:table-cell office:value-type="float" office:value="44.63" table:style-name="ce1">
            <text:p>44,63</text:p>
          </table:table-cell>
          <table:table-cell office:value-type="float" office:value="41.18" table:style-name="ce1">
            <text:p>41,18</text:p>
          </table:table-cell>
          <table:table-cell office:value-type="float" office:value="188215" table:style-name="ce1">
            <text:p>188215</text:p>
          </table:table-cell>
          <table:table-cell office:value-type="float" office:value="81620" table:style-name="ce1">
            <text:p>81620</text:p>
          </table:table-cell>
          <table:table-cell office:value-type="float" office:value="9.69" table:style-name="ce1">
            <text:p>9,69</text:p>
          </table:table-cell>
          <table:table-cell office:value-type="float" office:value="5.96" table:style-name="ce1">
            <text:p>5,96</text:p>
          </table:table-cell>
          <table:table-cell office:value-type="float" office:value="19742" table:style-name="ce1">
            <text:p>19742</text:p>
          </table:table-cell>
          <table:table-cell office:value-type="float" office:value="13395" table:style-name="ce1">
            <text:p>13395</text:p>
          </table:table-cell>
          <table:table-cell office:value-type="float" office:value="19.14" table:style-name="ce1">
            <text:p>19,14</text:p>
          </table:table-cell>
          <table:table-cell office:value-type="float" office:value="16.100000000000001" table:style-name="ce1">
            <text:p>16,1</text:p>
          </table:table-cell>
          <table:table-cell office:value-type="float" office:value="93616" table:style-name="ce1">
            <text:p>93616</text:p>
          </table:table-cell>
          <table:table-cell office:value-type="float" office:value="40656" table:style-name="ce1">
            <text:p>40656</text:p>
          </table:table-cell>
          <table:table-cell office:value-type="float" office:value="20.14" table:style-name="ce1">
            <text:p>20,14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60787" table:style-name="ce1">
            <text:p>60787</text:p>
          </table:table-cell>
          <table:table-cell office:value-type="float" office:value="16136" table:style-name="ce1">
            <text:p>16136</text:p>
          </table:table-cell>
          <table:table-cell office:value-type="float" office:value="13.5" table:style-name="ce1">
            <text:p>13,5</text:p>
          </table:table-cell>
          <table:table-cell office:value-type="float" office:value="1.58" table:style-name="ce2">
            <text:p>1,58</text:p>
          </table:table-cell>
          <table:table-cell office:value-type="float" office:value="6176" table:style-name="ce2">
            <text:p>6176</text:p>
          </table:table-cell>
          <table:table-cell office:value-type="float" office:value="3026" table:style-name="ce2">
            <text:p>3026</text:p>
          </table:table-cell>
          <table:table-cell office:value-type="float" office:value="26.13" table:style-name="ce1">
            <text:p>26,13</text:p>
          </table:table-cell>
          <table:table-cell office:value-type="float" office:value="14.66" table:style-name="ce1">
            <text:p>14,66</text:p>
          </table:table-cell>
          <table:table-cell office:value-type="float" office:value="200430" table:style-name="ce3">
            <text:p>200430</text:p>
          </table:table-cell>
          <table:table-cell office:value-type="float" office:value="23540" table:style-name="ce1">
            <text:p>23540</text:p>
          </table:table-cell>
          <table:table-cell office:value-type="float" office:value="9.93" table:style-name="ce1">
            <text:p>9,93</text:p>
          </table:table-cell>
          <table:table-cell office:value-type="float" office:value="6.38" table:style-name="ce1">
            <text:p>6,38</text:p>
          </table:table-cell>
          <table:table-cell office:value-type="float" office:value="43868" table:style-name="ce1">
            <text:p>43868</text:p>
          </table:table-cell>
          <table:table-cell office:value-type="float" office:value="14870" table:style-name="ce1">
            <text:p>14870</text:p>
          </table:table-cell>
          <table:table-cell office:value-type="float" office:value="8.65" table:formula="of:=MIN([.$B80];[.$F80];[.$J80];[.$N80];[.$R80];[.$V80];[.$Z80];[.$AD80];[.$AH80];[.$AL80];[.$AP80];[.$AT80];[.$AX80])" table:style-name="ce1">
            <text:p>8,65</text:p>
          </table:table-cell>
          <table:table-cell office:value-type="float" office:value="1.58" table:formula="of:=MIN([.$C80];[.$G80];[.$K80];[.$O80];[.$S80];[.$W80];[.$AA80];[.$AE80];[.$AI80];[.$AM80];[.$AQ80];[.$AU80];[.$AY80])" table:style-name="ce1">
            <text:p>1,58</text:p>
          </table:table-cell>
          <table:table-cell office:value-type="float" office:value="6176" table:formula="of:=MIN([.$D80];[.$H80];[.$L80];[.$P80];[.$T80];[.$X80];[.$AB80];[.$AF80];[.$AJ80];[.$AN80];[.$AR80];[.$AV80];[.$AZ80])" table:style-name="ce1">
            <text:p>6176</text:p>
          </table:table-cell>
          <table:table-cell office:value-type="float" office:value="3026" table:formula="of:=MIN([.$E80];[.$I80];[.$M80];[.$Q80];[.$U80];[.$Y80];[.$AC80];[.$AG80];[.$AK80];[.$AO80];[.$AS80];[.$AW80];[.$BA80])" table:style-name="ce1">
            <text:p>3026</text:p>
          </table:table-cell>
          <table:table-cell office:value-type="float" office:value="17.2" table:formula="of:=MEDIAN([.$B80];[.$F80];[.$J80];[.$N80];[.$R80];[.$V80];[.$Z80];[.$AD80];[.$AH80];[.$AL80];[.$AP80];[.$AT80];[.$AX80])" table:style-name="ce1">
            <text:p>17,2</text:p>
          </table:table-cell>
          <table:table-cell office:value-type="float" office:value="12.55" table:formula="of:=MEDIAN([.$C80];[.$G80];[.$K80];[.$O80];[.$S80];[.$W80];[.$AA80];[.$AE80];[.$AI80];[.$AM80];[.$AQ80];[.$AU80];[.$AY80])" table:style-name="ce1">
            <text:p>12,55</text:p>
          </table:table-cell>
          <table:table-cell office:value-type="float" office:value="80079" table:formula="of:=MEDIAN([.$D80];[.$H80];[.$L80];[.$P80];[.$T80];[.$X80];[.$AB80];[.$AF80];[.$AJ80];[.$AN80];[.$AR80];[.$AV80];[.$AZ80])" table:style-name="ce1">
            <text:p>80079</text:p>
          </table:table-cell>
          <table:table-cell office:value-type="float" office:value="23540" table:formula="of:=MEDIAN([.$E80];[.$I80];[.$M80];[.$Q80];[.$U80];[.$Y80];[.$AC80];[.$AG80];[.$AK80];[.$AO80];[.$AS80];[.$AW80];[.$BA80])" table:style-name="ce1">
            <text:p>23540</text:p>
          </table:table-cell>
          <table:table-cell office:value-type="float" office:value="53.7" table:formula="of:=MAX([.$B80];[.$F80];[.$J80];[.$N80];[.$R80];[.$V80];[.$Z80];[.$AD80];[.$AH80];[.$AL80];[.$AP80];[.$AT80];[.$AX80])" table:style-name="ce1">
            <text:p>53,7</text:p>
          </table:table-cell>
          <table:table-cell office:value-type="float" office:value="49.85" table:formula="of:=MAX([.$C80];[.$G80];[.$K80];[.$O80];[.$S80];[.$W80];[.$AA80];[.$AE80];[.$AI80];[.$AM80];[.$AQ80];[.$AU80];[.$AY80])" table:style-name="ce1">
            <text:p>49,85</text:p>
          </table:table-cell>
          <table:table-cell office:value-type="float" office:value="200430" table:formula="of:=MAX([.$D80];[.$H80];[.$L80];[.$P80];[.$T80];[.$X80];[.$AB80];[.$AF80];[.$AJ80];[.$AN80];[.$AR80];[.$AV80];[.$AZ80])" table:style-name="ce1">
            <text:p>200430</text:p>
          </table:table-cell>
          <table:table-cell office:value-type="float" office:value="87859" table:formula="of:=MAX([.$E80];[.$I80];[.$M80];[.$Q80];[.$U80];[.$Y80];[.$AC80];[.$AG80];[.$AK80];[.$AO80];[.$AS80];[.$AW80];[.$BA80])" table:style-name="ce1">
            <text:p>8785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30_c55.lp</text:p>
          </table:table-cell>
          <table:table-cell office:value-type="float" office:value="23.73" table:style-name="ce1">
            <text:p>23,73</text:p>
          </table:table-cell>
          <table:table-cell office:value-type="float" office:value="18.47" table:style-name="ce1">
            <text:p>18,47</text:p>
          </table:table-cell>
          <table:table-cell office:value-type="float" office:value="357850" table:style-name="ce1">
            <text:p>357850</text:p>
          </table:table-cell>
          <table:table-cell office:value-type="float" office:value="43717" table:style-name="ce1">
            <text:p>43717</text:p>
          </table:table-cell>
          <table:table-cell office:value-type="float" office:value="48.57" table:style-name="ce1">
            <text:p>48,57</text:p>
          </table:table-cell>
          <table:table-cell office:value-type="float" office:value="42.81" table:style-name="ce1">
            <text:p>42,81</text:p>
          </table:table-cell>
          <table:table-cell office:value-type="float" office:value="132463" table:style-name="ce1">
            <text:p>132463</text:p>
          </table:table-cell>
          <table:table-cell office:value-type="float" office:value="79350" table:style-name="ce1">
            <text:p>79350</text:p>
          </table:table-cell>
          <table:table-cell office:value-type="float" office:value="68.430000000000007" table:style-name="ce1">
            <text:p>68,43</text:p>
          </table:table-cell>
          <table:table-cell office:value-type="float" office:value="62.56" table:style-name="ce1">
            <text:p>62,56</text:p>
          </table:table-cell>
          <table:table-cell office:value-type="float" office:value="868641" table:style-name="ce3">
            <text:p>868641</text:p>
          </table:table-cell>
          <table:table-cell office:value-type="float" office:value="120023" table:style-name="ce1">
            <text:p>120023</text:p>
          </table:table-cell>
          <table:table-cell office:value-type="float" office:value="9.11" table:style-name="ce2">
            <text:p>9,11</text:p>
          </table:table-cell>
          <table:table-cell office:value-type="float" office:value="3.94" table:style-name="ce1">
            <text:p>3,94</text:p>
          </table:table-cell>
          <table:table-cell office:value-type="float" office:value="73981" table:style-name="ce2">
            <text:p>73981</text:p>
          </table:table-cell>
          <table:table-cell office:value-type="float" office:value="7747" table:style-name="ce1">
            <text:p>7747</text:p>
          </table:table-cell>
          <table:table-cell office:value-type="float" office:value="197.29" table:style-name="ce3">
            <text:p>197,29</text:p>
          </table:table-cell>
          <table:table-cell office:value-type="float" office:value="191.29" table:style-name="ce3">
            <text:p>191,29</text:p>
          </table:table-cell>
          <table:table-cell office:value-type="float" office:value="483692" table:style-name="ce1">
            <text:p>483692</text:p>
          </table:table-cell>
          <table:table-cell office:value-type="float" office:value="307074" table:style-name="ce3">
            <text:p>307074</text:p>
          </table:table-cell>
          <table:table-cell office:value-type="float" office:value="10.69" table:style-name="ce1">
            <text:p>10,69</text:p>
          </table:table-cell>
          <table:table-cell office:value-type="float" office:value="4.8600000000000003" table:style-name="ce1">
            <text:p>4,86</text:p>
          </table:table-cell>
          <table:table-cell office:value-type="float" office:value="82603" table:style-name="ce1">
            <text:p>82603</text:p>
          </table:table-cell>
          <table:table-cell office:value-type="float" office:value="9236" table:style-name="ce1">
            <text:p>9236</text:p>
          </table:table-cell>
          <table:table-cell office:value-type="float" office:value="17.95" table:style-name="ce1">
            <text:p>17,95</text:p>
          </table:table-cell>
          <table:table-cell office:value-type="float" office:value="12.09" table:style-name="ce1">
            <text:p>12,09</text:p>
          </table:table-cell>
          <table:table-cell office:value-type="float" office:value="168915" table:style-name="ce1">
            <text:p>168915</text:p>
          </table:table-cell>
          <table:table-cell office:value-type="float" office:value="20636" table:style-name="ce1">
            <text:p>20636</text:p>
          </table:table-cell>
          <table:table-cell office:value-type="float" office:value="127.87" table:style-name="ce1">
            <text:p>127,87</text:p>
          </table:table-cell>
          <table:table-cell office:value-type="float" office:value="121.82" table:style-name="ce1">
            <text:p>121,82</text:p>
          </table:table-cell>
          <table:table-cell office:value-type="float" office:value="321023" table:style-name="ce1">
            <text:p>321023</text:p>
          </table:table-cell>
          <table:table-cell office:value-type="float" office:value="195191" table:style-name="ce1">
            <text:p>195191</text:p>
          </table:table-cell>
          <table:table-cell office:value-type="float" office:value="10.65" table:style-name="ce1">
            <text:p>10,65</text:p>
          </table:table-cell>
          <table:table-cell office:value-type="float" office:value="5.13" table:style-name="ce1">
            <text:p>5,13</text:p>
          </table:table-cell>
          <table:table-cell office:value-type="float" office:value="88621" table:style-name="ce1">
            <text:p>88621</text:p>
          </table:table-cell>
          <table:table-cell office:value-type="float" office:value="9292" table:style-name="ce1">
            <text:p>9292</text:p>
          </table:table-cell>
          <table:table-cell office:value-type="float" office:value="56.08" table:style-name="ce1">
            <text:p>56,08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537882" table:style-name="ce1">
            <text:p>537882</text:p>
          </table:table-cell>
          <table:table-cell office:value-type="float" office:value="50456" table:style-name="ce1">
            <text:p>50456</text:p>
          </table:table-cell>
          <table:table-cell office:value-type="float" office:value="124.36" table:style-name="ce1">
            <text:p>124,36</text:p>
          </table:table-cell>
          <table:table-cell office:value-type="float" office:value="105.68" table:style-name="ce1">
            <text:p>105,68</text:p>
          </table:table-cell>
          <table:table-cell office:value-type="float" office:value="281214" table:style-name="ce1">
            <text:p>281214</text:p>
          </table:table-cell>
          <table:table-cell office:value-type="float" office:value="138532" table:style-name="ce1">
            <text:p>138532</text:p>
          </table:table-cell>
          <table:table-cell office:value-type="float" office:value="30.82" table:style-name="ce1">
            <text:p>30,82</text:p>
          </table:table-cell>
          <table:table-cell office:value-type="float" office:value="8.4600000000000009" table:style-name="ce1">
            <text:p>8,46</text:p>
          </table:table-cell>
          <table:table-cell office:value-type="float" office:value="111679" table:style-name="ce1">
            <text:p>111679</text:p>
          </table:table-cell>
          <table:table-cell office:value-type="float" office:value="10541" table:style-name="ce1">
            <text:p>10541</text:p>
          </table:table-cell>
          <table:table-cell office:value-type="float" office:value="9.18" table:style-name="ce1">
            <text:p>9,18</text:p>
          </table:table-cell>
          <table:table-cell office:value-type="float" office:value="3.89" table:style-name="ce2">
            <text:p>3,89</text:p>
          </table:table-cell>
          <table:table-cell office:value-type="float" office:value="81593" table:style-name="ce1">
            <text:p>81593</text:p>
          </table:table-cell>
          <table:table-cell office:value-type="float" office:value="6996" table:style-name="ce2">
            <text:p>6996</text:p>
          </table:table-cell>
          <table:table-cell office:value-type="float" office:value="9.11" table:formula="of:=MIN([.$B81];[.$F81];[.$J81];[.$N81];[.$R81];[.$V81];[.$Z81];[.$AD81];[.$AH81];[.$AL81];[.$AP81];[.$AT81];[.$AX81])" table:style-name="ce1">
            <text:p>9,11</text:p>
          </table:table-cell>
          <table:table-cell office:value-type="float" office:value="3.89" table:formula="of:=MIN([.$C81];[.$G81];[.$K81];[.$O81];[.$S81];[.$W81];[.$AA81];[.$AE81];[.$AI81];[.$AM81];[.$AQ81];[.$AU81];[.$AY81])" table:style-name="ce1">
            <text:p>3,89</text:p>
          </table:table-cell>
          <table:table-cell office:value-type="float" office:value="73981" table:formula="of:=MIN([.$D81];[.$H81];[.$L81];[.$P81];[.$T81];[.$X81];[.$AB81];[.$AF81];[.$AJ81];[.$AN81];[.$AR81];[.$AV81];[.$AZ81])" table:style-name="ce1">
            <text:p>73981</text:p>
          </table:table-cell>
          <table:table-cell office:value-type="float" office:value="6996" table:formula="of:=MIN([.$E81];[.$I81];[.$M81];[.$Q81];[.$U81];[.$Y81];[.$AC81];[.$AG81];[.$AK81];[.$AO81];[.$AS81];[.$AW81];[.$BA81])" table:style-name="ce1">
            <text:p>6996</text:p>
          </table:table-cell>
          <table:table-cell office:value-type="float" office:value="30.82" table:formula="of:=MEDIAN([.$B81];[.$F81];[.$J81];[.$N81];[.$R81];[.$V81];[.$Z81];[.$AD81];[.$AH81];[.$AL81];[.$AP81];[.$AT81];[.$AX81])" table:style-name="ce1">
            <text:p>30,82</text:p>
          </table:table-cell>
          <table:table-cell office:value-type="float" office:value="18.47" table:formula="of:=MEDIAN([.$C81];[.$G81];[.$K81];[.$O81];[.$S81];[.$W81];[.$AA81];[.$AE81];[.$AI81];[.$AM81];[.$AQ81];[.$AU81];[.$AY81])" table:style-name="ce1">
            <text:p>18,47</text:p>
          </table:table-cell>
          <table:table-cell office:value-type="float" office:value="168915" table:formula="of:=MEDIAN([.$D81];[.$H81];[.$L81];[.$P81];[.$T81];[.$X81];[.$AB81];[.$AF81];[.$AJ81];[.$AN81];[.$AR81];[.$AV81];[.$AZ81])" table:style-name="ce1">
            <text:p>168915</text:p>
          </table:table-cell>
          <table:table-cell office:value-type="float" office:value="43717" table:formula="of:=MEDIAN([.$E81];[.$I81];[.$M81];[.$Q81];[.$U81];[.$Y81];[.$AC81];[.$AG81];[.$AK81];[.$AO81];[.$AS81];[.$AW81];[.$BA81])" table:style-name="ce1">
            <text:p>43717</text:p>
          </table:table-cell>
          <table:table-cell office:value-type="float" office:value="197.29" table:formula="of:=MAX([.$B81];[.$F81];[.$J81];[.$N81];[.$R81];[.$V81];[.$Z81];[.$AD81];[.$AH81];[.$AL81];[.$AP81];[.$AT81];[.$AX81])" table:style-name="ce1">
            <text:p>197,29</text:p>
          </table:table-cell>
          <table:table-cell office:value-type="float" office:value="191.29" table:formula="of:=MAX([.$C81];[.$G81];[.$K81];[.$O81];[.$S81];[.$W81];[.$AA81];[.$AE81];[.$AI81];[.$AM81];[.$AQ81];[.$AU81];[.$AY81])" table:style-name="ce1">
            <text:p>191,29</text:p>
          </table:table-cell>
          <table:table-cell office:value-type="float" office:value="868641" table:formula="of:=MAX([.$D81];[.$H81];[.$L81];[.$P81];[.$T81];[.$X81];[.$AB81];[.$AF81];[.$AJ81];[.$AN81];[.$AR81];[.$AV81];[.$AZ81])" table:style-name="ce1">
            <text:p>868641</text:p>
          </table:table-cell>
          <table:table-cell office:value-type="float" office:value="307074" table:formula="of:=MAX([.$E81];[.$I81];[.$M81];[.$Q81];[.$U81];[.$Y81];[.$AC81];[.$AG81];[.$AK81];[.$AO81];[.$AS81];[.$AW81];[.$BA81])" table:style-name="ce1">
            <text:p>30707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30_c60.lp</text:p>
          </table:table-cell>
          <table:table-cell office:value-type="float" office:value="14.43" table:style-name="ce2">
            <text:p>14,43</text:p>
          </table:table-cell>
          <table:table-cell office:value-type="float" office:value="9.26" table:style-name="ce2">
            <text:p>9,26</text:p>
          </table:table-cell>
          <table:table-cell office:value-type="float" office:value="66887" table:style-name="ce2">
            <text:p>66887</text:p>
          </table:table-cell>
          <table:table-cell office:value-type="float" office:value="10374" table:style-name="ce2">
            <text:p>10374</text:p>
          </table:table-cell>
          <table:table-cell office:value-type="float" office:value="1330.81" table:style-name="ce1">
            <text:p>1330,81</text:p>
          </table:table-cell>
          <table:table-cell office:value-type="float" office:value="1325.27" table:style-name="ce1">
            <text:p>1325,27</text:p>
          </table:table-cell>
          <table:table-cell office:value-type="float" office:value="1542503" table:style-name="ce1">
            <text:p>1542503</text:p>
          </table:table-cell>
          <table:table-cell office:value-type="float" office:value="1184341" table:style-name="ce1">
            <text:p>1184341</text:p>
          </table:table-cell>
          <table:table-cell office:value-type="float" office:value="232.8" table:style-name="ce1">
            <text:p>232,8</text:p>
          </table:table-cell>
          <table:table-cell office:value-type="float" office:value="227.39" table:style-name="ce1">
            <text:p>227,39</text:p>
          </table:table-cell>
          <table:table-cell office:value-type="float" office:value="1817524" table:style-name="ce1">
            <text:p>1817524</text:p>
          </table:table-cell>
          <table:table-cell office:value-type="float" office:value="253548" table:style-name="ce1">
            <text:p>253548</text:p>
          </table:table-cell>
          <table:table-cell office:value-type="float" office:value="243.77" table:style-name="ce1">
            <text:p>243,77</text:p>
          </table:table-cell>
          <table:table-cell office:value-type="float" office:value="238.23" table:style-name="ce1">
            <text:p>238,23</text:p>
          </table:table-cell>
          <table:table-cell office:value-type="float" office:value="1617903" table:style-name="ce1">
            <text:p>1617903</text:p>
          </table:table-cell>
          <table:table-cell office:value-type="float" office:value="274464" table:style-name="ce1">
            <text:p>274464</text:p>
          </table:table-cell>
          <table:table-cell office:value-type="float" office:value="795.62" table:style-name="ce1">
            <text:p>795,62</text:p>
          </table:table-cell>
          <table:table-cell office:value-type="float" office:value="789.86" table:style-name="ce1">
            <text:p>789,86</text:p>
          </table:table-cell>
          <table:table-cell office:value-type="float" office:value="904865" table:style-name="ce1">
            <text:p>904865</text:p>
          </table:table-cell>
          <table:table-cell office:value-type="float" office:value="680058" table:style-name="ce1">
            <text:p>680058</text:p>
          </table:table-cell>
          <table:table-cell office:value-type="float" office:value="799.29" table:style-name="ce1">
            <text:p>799,29</text:p>
          </table:table-cell>
          <table:table-cell office:value-type="float" office:value="793.59" table:style-name="ce1">
            <text:p>793,59</text:p>
          </table:table-cell>
          <table:table-cell office:value-type="float" office:value="5168914" table:style-name="ce1">
            <text:p>5168914</text:p>
          </table:table-cell>
          <table:table-cell office:value-type="float" office:value="792134" table:style-name="ce1">
            <text:p>792134</text:p>
          </table:table-cell>
          <table:table-cell office:value-type="float" office:value="358.43" table:style-name="ce1">
            <text:p>358,43</text:p>
          </table:table-cell>
          <table:table-cell office:value-type="float" office:value="352.89" table:style-name="ce1">
            <text:p>352,89</text:p>
          </table:table-cell>
          <table:table-cell office:value-type="float" office:value="1805065" table:style-name="ce1">
            <text:p>1805065</text:p>
          </table:table-cell>
          <table:table-cell office:value-type="float" office:value="345174" table:style-name="ce1">
            <text:p>345174</text:p>
          </table:table-cell>
          <table:table-cell office:value-type="float" office:value="136.76" table:style-name="ce1">
            <text:p>136,76</text:p>
          </table:table-cell>
          <table:table-cell office:value-type="float" office:value="131.24" table:style-name="ce1">
            <text:p>131,24</text:p>
          </table:table-cell>
          <table:table-cell office:value-type="float" office:value="181375" table:style-name="ce1">
            <text:p>181375</text:p>
          </table:table-cell>
          <table:table-cell office:value-type="float" office:value="125871" table:style-name="ce1">
            <text:p>125871</text:p>
          </table:table-cell>
          <table:table-cell office:value-type="float" office:value="1324.63" table:style-name="ce1">
            <text:p>1324,63</text:p>
          </table:table-cell>
          <table:table-cell office:value-type="float" office:value="1319.38" table:style-name="ce1">
            <text:p>1319,38</text:p>
          </table:table-cell>
          <table:table-cell office:value-type="float" office:value="3901046" table:style-name="ce1">
            <text:p>3901046</text:p>
          </table:table-cell>
          <table:table-cell office:value-type="float" office:value="1334546" table:style-name="ce1">
            <text:p>1334546</text:p>
          </table:table-cell>
          <table:table-cell office:value-type="float" office:value="443.42" table:style-name="ce1">
            <text:p>443,42</text:p>
          </table:table-cell>
          <table:table-cell office:value-type="float" office:value="422.51" table:style-name="ce1">
            <text:p>422,51</text:p>
          </table:table-cell>
          <table:table-cell office:value-type="float" office:value="1654620" table:style-name="ce1">
            <text:p>1654620</text:p>
          </table:table-cell>
          <table:table-cell office:value-type="float" office:value="283506" table:style-name="ce1">
            <text:p>283506</text:p>
          </table:table-cell>
          <table:table-cell office:value-type="float" office:value="3750.21" table:style-name="ce3">
            <text:p>3750,21</text:p>
          </table:table-cell>
          <table:table-cell office:value-type="float" office:value="3728.18" table:style-name="ce3">
            <text:p>3728,18</text:p>
          </table:table-cell>
          <table:table-cell office:value-type="float" office:value="2675665" table:style-name="ce1">
            <text:p>2675665</text:p>
          </table:table-cell>
          <table:table-cell office:value-type="float" office:value="2057278" table:style-name="ce1">
            <text:p>2057278</text:p>
          </table:table-cell>
          <table:table-cell office:value-type="float" office:value="208.92" table:style-name="ce1">
            <text:p>208,92</text:p>
          </table:table-cell>
          <table:table-cell office:value-type="float" office:value="187.13" table:style-name="ce1">
            <text:p>187,13</text:p>
          </table:table-cell>
          <table:table-cell office:value-type="float" office:value="1177462" table:style-name="ce1">
            <text:p>1177462</text:p>
          </table:table-cell>
          <table:table-cell office:value-type="float" office:value="128469" table:style-name="ce1">
            <text:p>128469</text:p>
          </table:table-cell>
          <table:table-cell office:value-type="float" office:value="2577.21" table:style-name="ce1">
            <text:p>2577,21</text:p>
          </table:table-cell>
          <table:table-cell office:value-type="float" office:value="2571.62" table:style-name="ce1">
            <text:p>2571,62</text:p>
          </table:table-cell>
          <table:table-cell office:value-type="float" office:value="7279473" table:style-name="ce3">
            <text:p>7279473</text:p>
          </table:table-cell>
          <table:table-cell office:value-type="float" office:value="2609393" table:style-name="ce3">
            <text:p>2609393</text:p>
          </table:table-cell>
          <table:table-cell office:value-type="float" office:value="14.43" table:formula="of:=MIN([.$B82];[.$F82];[.$J82];[.$N82];[.$R82];[.$V82];[.$Z82];[.$AD82];[.$AH82];[.$AL82];[.$AP82];[.$AT82];[.$AX82])" table:style-name="ce1">
            <text:p>14,43</text:p>
          </table:table-cell>
          <table:table-cell office:value-type="float" office:value="9.26" table:formula="of:=MIN([.$C82];[.$G82];[.$K82];[.$O82];[.$S82];[.$W82];[.$AA82];[.$AE82];[.$AI82];[.$AM82];[.$AQ82];[.$AU82];[.$AY82])" table:style-name="ce1">
            <text:p>9,26</text:p>
          </table:table-cell>
          <table:table-cell office:value-type="float" office:value="66887" table:formula="of:=MIN([.$D82];[.$H82];[.$L82];[.$P82];[.$T82];[.$X82];[.$AB82];[.$AF82];[.$AJ82];[.$AN82];[.$AR82];[.$AV82];[.$AZ82])" table:style-name="ce1">
            <text:p>66887</text:p>
          </table:table-cell>
          <table:table-cell office:value-type="float" office:value="10374" table:formula="of:=MIN([.$E82];[.$I82];[.$M82];[.$Q82];[.$U82];[.$Y82];[.$AC82];[.$AG82];[.$AK82];[.$AO82];[.$AS82];[.$AW82];[.$BA82])" table:style-name="ce1">
            <text:p>10374</text:p>
          </table:table-cell>
          <table:table-cell office:value-type="float" office:value="443.42" table:formula="of:=MEDIAN([.$B82];[.$F82];[.$J82];[.$N82];[.$R82];[.$V82];[.$Z82];[.$AD82];[.$AH82];[.$AL82];[.$AP82];[.$AT82];[.$AX82])" table:style-name="ce1">
            <text:p>443,42</text:p>
          </table:table-cell>
          <table:table-cell office:value-type="float" office:value="422.51" table:formula="of:=MEDIAN([.$C82];[.$G82];[.$K82];[.$O82];[.$S82];[.$W82];[.$AA82];[.$AE82];[.$AI82];[.$AM82];[.$AQ82];[.$AU82];[.$AY82])" table:style-name="ce1">
            <text:p>422,51</text:p>
          </table:table-cell>
          <table:table-cell office:value-type="float" office:value="1654620" table:formula="of:=MEDIAN([.$D82];[.$H82];[.$L82];[.$P82];[.$T82];[.$X82];[.$AB82];[.$AF82];[.$AJ82];[.$AN82];[.$AR82];[.$AV82];[.$AZ82])" table:style-name="ce1">
            <text:p>1654620</text:p>
          </table:table-cell>
          <table:table-cell office:value-type="float" office:value="345174" table:formula="of:=MEDIAN([.$E82];[.$I82];[.$M82];[.$Q82];[.$U82];[.$Y82];[.$AC82];[.$AG82];[.$AK82];[.$AO82];[.$AS82];[.$AW82];[.$BA82])" table:style-name="ce1">
            <text:p>345174</text:p>
          </table:table-cell>
          <table:table-cell office:value-type="float" office:value="3750.21" table:formula="of:=MAX([.$B82];[.$F82];[.$J82];[.$N82];[.$R82];[.$V82];[.$Z82];[.$AD82];[.$AH82];[.$AL82];[.$AP82];[.$AT82];[.$AX82])" table:style-name="ce1">
            <text:p>3750,21</text:p>
          </table:table-cell>
          <table:table-cell office:value-type="float" office:value="3728.18" table:formula="of:=MAX([.$C82];[.$G82];[.$K82];[.$O82];[.$S82];[.$W82];[.$AA82];[.$AE82];[.$AI82];[.$AM82];[.$AQ82];[.$AU82];[.$AY82])" table:style-name="ce1">
            <text:p>3728,18</text:p>
          </table:table-cell>
          <table:table-cell office:value-type="float" office:value="7279473" table:formula="of:=MAX([.$D82];[.$H82];[.$L82];[.$P82];[.$T82];[.$X82];[.$AB82];[.$AF82];[.$AJ82];[.$AN82];[.$AR82];[.$AV82];[.$AZ82])" table:style-name="ce1">
            <text:p>7279473</text:p>
          </table:table-cell>
          <table:table-cell office:value-type="float" office:value="2609393" table:formula="of:=MAX([.$E82];[.$I82];[.$M82];[.$Q82];[.$U82];[.$Y82];[.$AC82];[.$AG82];[.$AK82];[.$AO82];[.$AS82];[.$AW82];[.$BA82])" table:style-name="ce1">
            <text:p>260939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30_c70.lp</text:p>
          </table:table-cell>
          <table:table-cell office:value-type="float" office:value="25.39" table:style-name="ce1">
            <text:p>25,39</text:p>
          </table:table-cell>
          <table:table-cell office:value-type="float" office:value="21.33" table:style-name="ce1">
            <text:p>21,33</text:p>
          </table:table-cell>
          <table:table-cell office:value-type="float" office:value="102504" table:style-name="ce1">
            <text:p>102504</text:p>
          </table:table-cell>
          <table:table-cell office:value-type="float" office:value="55930" table:style-name="ce1">
            <text:p>55930</text:p>
          </table:table-cell>
          <table:table-cell office:value-type="float" office:value="69.22" table:style-name="ce1">
            <text:p>69,22</text:p>
          </table:table-cell>
          <table:table-cell office:value-type="float" office:value="64.459999999999994" table:style-name="ce1">
            <text:p>64,46</text:p>
          </table:table-cell>
          <table:table-cell office:value-type="float" office:value="112342" table:style-name="ce1">
            <text:p>112342</text:p>
          </table:table-cell>
          <table:table-cell office:value-type="float" office:value="99639" table:style-name="ce1">
            <text:p>99639</text:p>
          </table:table-cell>
          <table:table-cell office:value-type="float" office:value="21.22" table:style-name="ce2">
            <text:p>21,22</text:p>
          </table:table-cell>
          <table:table-cell office:value-type="float" office:value="17.25" table:style-name="ce2">
            <text:p>17,25</text:p>
          </table:table-cell>
          <table:table-cell office:value-type="float" office:value="84939" table:style-name="ce1">
            <text:p>84939</text:p>
          </table:table-cell>
          <table:table-cell office:value-type="float" office:value="50744" table:style-name="ce1">
            <text:p>50744</text:p>
          </table:table-cell>
          <table:table-cell office:value-type="float" office:value="213.03" table:style-name="ce1">
            <text:p>213,03</text:p>
          </table:table-cell>
          <table:table-cell office:value-type="float" office:value="208.73" table:style-name="ce1">
            <text:p>208,73</text:p>
          </table:table-cell>
          <table:table-cell office:value-type="float" office:value="439197" table:style-name="ce1">
            <text:p>439197</text:p>
          </table:table-cell>
          <table:table-cell office:value-type="float" office:value="335761" table:style-name="ce1">
            <text:p>335761</text:p>
          </table:table-cell>
          <table:table-cell office:value-type="float" office:value="75.790000000000006" table:style-name="ce1">
            <text:p>75,79</text:p>
          </table:table-cell>
          <table:table-cell office:value-type="float" office:value="71.150000000000006" table:style-name="ce1">
            <text:p>71,15</text:p>
          </table:table-cell>
          <table:table-cell office:value-type="float" office:value="145954" table:style-name="ce1">
            <text:p>145954</text:p>
          </table:table-cell>
          <table:table-cell office:value-type="float" office:value="126426" table:style-name="ce1">
            <text:p>126426</text:p>
          </table:table-cell>
          <table:table-cell office:value-type="float" office:value="123.97" table:style-name="ce1">
            <text:p>123,97</text:p>
          </table:table-cell>
          <table:table-cell office:value-type="float" office:value="119.19" table:style-name="ce1">
            <text:p>119,19</text:p>
          </table:table-cell>
          <table:table-cell office:value-type="float" office:value="407046" table:style-name="ce1">
            <text:p>407046</text:p>
          </table:table-cell>
          <table:table-cell office:value-type="float" office:value="200272" table:style-name="ce1">
            <text:p>200272</text:p>
          </table:table-cell>
          <table:table-cell office:value-type="float" office:value="113.72" table:style-name="ce1">
            <text:p>113,72</text:p>
          </table:table-cell>
          <table:table-cell office:value-type="float" office:value="109.3" table:style-name="ce1">
            <text:p>109,3</text:p>
          </table:table-cell>
          <table:table-cell office:value-type="float" office:value="263645" table:style-name="ce1">
            <text:p>263645</text:p>
          </table:table-cell>
          <table:table-cell office:value-type="float" office:value="161761" table:style-name="ce1">
            <text:p>161761</text:p>
          </table:table-cell>
          <table:table-cell office:value-type="float" office:value="21.96" table:style-name="ce1">
            <text:p>21,96</text:p>
          </table:table-cell>
          <table:table-cell office:value-type="float" office:value="17.32" table:style-name="ce1">
            <text:p>17,32</text:p>
          </table:table-cell>
          <table:table-cell office:value-type="float" office:value="40428" table:style-name="ce2">
            <text:p>40428</text:p>
          </table:table-cell>
          <table:table-cell office:value-type="float" office:value="33780" table:style-name="ce2">
            <text:p>33780</text:p>
          </table:table-cell>
          <table:table-cell office:value-type="float" office:value="272.27" table:style-name="ce3">
            <text:p>272,27</text:p>
          </table:table-cell>
          <table:table-cell office:value-type="float" office:value="267.70999999999998" table:style-name="ce3">
            <text:p>267,71</text:p>
          </table:table-cell>
          <table:table-cell office:value-type="float" office:value="610649" table:style-name="ce3">
            <text:p>610649</text:p>
          </table:table-cell>
          <table:table-cell office:value-type="float" office:value="451542" table:style-name="ce3">
            <text:p>451542</text:p>
          </table:table-cell>
          <table:table-cell office:value-type="float" office:value="66.37" table:style-name="ce1">
            <text:p>66,37</text:p>
          </table:table-cell>
          <table:table-cell office:value-type="float" office:value="47.33" table:style-name="ce1">
            <text:p>47,33</text:p>
          </table:table-cell>
          <table:table-cell office:value-type="float" office:value="121837" table:style-name="ce1">
            <text:p>121837</text:p>
          </table:table-cell>
          <table:table-cell office:value-type="float" office:value="72522" table:style-name="ce1">
            <text:p>72522</text:p>
          </table:table-cell>
          <table:table-cell office:value-type="float" office:value="64.25" table:style-name="ce1">
            <text:p>64,25</text:p>
          </table:table-cell>
          <table:table-cell office:value-type="float" office:value="44.42" table:style-name="ce1">
            <text:p>44,42</text:p>
          </table:table-cell>
          <table:table-cell office:value-type="float" office:value="64801" table:style-name="ce1">
            <text:p>64801</text:p>
          </table:table-cell>
          <table:table-cell office:value-type="float" office:value="54642" table:style-name="ce1">
            <text:p>54642</text:p>
          </table:table-cell>
          <table:table-cell office:value-type="float" office:value="59.92" table:style-name="ce1">
            <text:p>59,92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102446" table:style-name="ce1">
            <text:p>102446</text:p>
          </table:table-cell>
          <table:table-cell office:value-type="float" office:value="54841" table:style-name="ce1">
            <text:p>54841</text:p>
          </table:table-cell>
          <table:table-cell office:value-type="float" office:value="48.76" table:style-name="ce1">
            <text:p>48,76</text:p>
          </table:table-cell>
          <table:table-cell office:value-type="float" office:value="44.38" table:style-name="ce1">
            <text:p>44,38</text:p>
          </table:table-cell>
          <table:table-cell office:value-type="float" office:value="177772" table:style-name="ce1">
            <text:p>177772</text:p>
          </table:table-cell>
          <table:table-cell office:value-type="float" office:value="76647" table:style-name="ce1">
            <text:p>76647</text:p>
          </table:table-cell>
          <table:table-cell office:value-type="float" office:value="21.22" table:formula="of:=MIN([.$B83];[.$F83];[.$J83];[.$N83];[.$R83];[.$V83];[.$Z83];[.$AD83];[.$AH83];[.$AL83];[.$AP83];[.$AT83];[.$AX83])" table:style-name="ce1">
            <text:p>21,22</text:p>
          </table:table-cell>
          <table:table-cell office:value-type="float" office:value="17.25" table:formula="of:=MIN([.$C83];[.$G83];[.$K83];[.$O83];[.$S83];[.$W83];[.$AA83];[.$AE83];[.$AI83];[.$AM83];[.$AQ83];[.$AU83];[.$AY83])" table:style-name="ce1">
            <text:p>17,25</text:p>
          </table:table-cell>
          <table:table-cell office:value-type="float" office:value="40428" table:formula="of:=MIN([.$D83];[.$H83];[.$L83];[.$P83];[.$T83];[.$X83];[.$AB83];[.$AF83];[.$AJ83];[.$AN83];[.$AR83];[.$AV83];[.$AZ83])" table:style-name="ce1">
            <text:p>40428</text:p>
          </table:table-cell>
          <table:table-cell office:value-type="float" office:value="33780" table:formula="of:=MIN([.$E83];[.$I83];[.$M83];[.$Q83];[.$U83];[.$Y83];[.$AC83];[.$AG83];[.$AK83];[.$AO83];[.$AS83];[.$AW83];[.$BA83])" table:style-name="ce1">
            <text:p>33780</text:p>
          </table:table-cell>
          <table:table-cell office:value-type="float" office:value="66.37" table:formula="of:=MEDIAN([.$B83];[.$F83];[.$J83];[.$N83];[.$R83];[.$V83];[.$Z83];[.$AD83];[.$AH83];[.$AL83];[.$AP83];[.$AT83];[.$AX83])" table:style-name="ce1">
            <text:p>66,37</text:p>
          </table:table-cell>
          <table:table-cell office:value-type="float" office:value="47.33" table:formula="of:=MEDIAN([.$C83];[.$G83];[.$K83];[.$O83];[.$S83];[.$W83];[.$AA83];[.$AE83];[.$AI83];[.$AM83];[.$AQ83];[.$AU83];[.$AY83])" table:style-name="ce1">
            <text:p>47,33</text:p>
          </table:table-cell>
          <table:table-cell office:value-type="float" office:value="121837" table:formula="of:=MEDIAN([.$D83];[.$H83];[.$L83];[.$P83];[.$T83];[.$X83];[.$AB83];[.$AF83];[.$AJ83];[.$AN83];[.$AR83];[.$AV83];[.$AZ83])" table:style-name="ce1">
            <text:p>121837</text:p>
          </table:table-cell>
          <table:table-cell office:value-type="float" office:value="76647" table:formula="of:=MEDIAN([.$E83];[.$I83];[.$M83];[.$Q83];[.$U83];[.$Y83];[.$AC83];[.$AG83];[.$AK83];[.$AO83];[.$AS83];[.$AW83];[.$BA83])" table:style-name="ce1">
            <text:p>76647</text:p>
          </table:table-cell>
          <table:table-cell office:value-type="float" office:value="272.27" table:formula="of:=MAX([.$B83];[.$F83];[.$J83];[.$N83];[.$R83];[.$V83];[.$Z83];[.$AD83];[.$AH83];[.$AL83];[.$AP83];[.$AT83];[.$AX83])" table:style-name="ce1">
            <text:p>272,27</text:p>
          </table:table-cell>
          <table:table-cell office:value-type="float" office:value="267.70999999999998" table:formula="of:=MAX([.$C83];[.$G83];[.$K83];[.$O83];[.$S83];[.$W83];[.$AA83];[.$AE83];[.$AI83];[.$AM83];[.$AQ83];[.$AU83];[.$AY83])" table:style-name="ce1">
            <text:p>267,71</text:p>
          </table:table-cell>
          <table:table-cell office:value-type="float" office:value="610649" table:formula="of:=MAX([.$D83];[.$H83];[.$L83];[.$P83];[.$T83];[.$X83];[.$AB83];[.$AF83];[.$AJ83];[.$AN83];[.$AR83];[.$AV83];[.$AZ83])" table:style-name="ce1">
            <text:p>610649</text:p>
          </table:table-cell>
          <table:table-cell office:value-type="float" office:value="451542" table:formula="of:=MAX([.$E83];[.$I83];[.$M83];[.$Q83];[.$U83];[.$Y83];[.$AC83];[.$AG83];[.$AK83];[.$AO83];[.$AS83];[.$AW83];[.$BA83])" table:style-name="ce1">
            <text:p>45154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35_c55.lp</text:p>
          </table:table-cell>
          <table:table-cell office:value-type="float" office:value="81.83" table:style-name="ce1">
            <text:p>81,83</text:p>
          </table:table-cell>
          <table:table-cell office:value-type="float" office:value="75" table:style-name="ce1">
            <text:p>75</text:p>
          </table:table-cell>
          <table:table-cell office:value-type="float" office:value="1101587" table:style-name="ce1">
            <text:p>1101587</text:p>
          </table:table-cell>
          <table:table-cell office:value-type="float" office:value="150616" table:style-name="ce1">
            <text:p>150616</text:p>
          </table:table-cell>
          <table:table-cell office:value-type="float" office:value="6121.86" table:style-name="ce3">
            <text:p>6121,86</text:p>
          </table:table-cell>
          <table:table-cell office:value-type="float" office:value="6114.62" table:style-name="ce3">
            <text:p>6114,62</text:p>
          </table:table-cell>
          <table:table-cell office:value-type="float" office:value="14844203" table:style-name="ce3">
            <text:p>14844203</text:p>
          </table:table-cell>
          <table:table-cell office:value-type="float" office:value="10253523" table:style-name="ce3">
            <text:p>10253523</text:p>
          </table:table-cell>
          <table:table-cell office:value-type="float" office:value="137.38999999999999" table:style-name="ce1">
            <text:p>137,39</text:p>
          </table:table-cell>
          <table:table-cell office:value-type="float" office:value="129.99" table:style-name="ce1">
            <text:p>129,99</text:p>
          </table:table-cell>
          <table:table-cell office:value-type="float" office:value="1693629" table:style-name="ce1">
            <text:p>1693629</text:p>
          </table:table-cell>
          <table:table-cell office:value-type="float" office:value="242323" table:style-name="ce1">
            <text:p>242323</text:p>
          </table:table-cell>
          <table:table-cell office:value-type="float" office:value="279.83" table:style-name="ce1">
            <text:p>279,83</text:p>
          </table:table-cell>
          <table:table-cell office:value-type="float" office:value="272.77" table:style-name="ce1">
            <text:p>272,77</text:p>
          </table:table-cell>
          <table:table-cell office:value-type="float" office:value="3266594" table:style-name="ce1">
            <text:p>3266594</text:p>
          </table:table-cell>
          <table:table-cell office:value-type="float" office:value="516261" table:style-name="ce1">
            <text:p>516261</text:p>
          </table:table-cell>
          <table:table-cell office:value-type="float" office:value="1724.74" table:style-name="ce1">
            <text:p>1724,74</text:p>
          </table:table-cell>
          <table:table-cell office:value-type="float" office:value="1718.03" table:style-name="ce1">
            <text:p>1718,03</text:p>
          </table:table-cell>
          <table:table-cell office:value-type="float" office:value="4622071" table:style-name="ce1">
            <text:p>4622071</text:p>
          </table:table-cell>
          <table:table-cell office:value-type="float" office:value="3085815" table:style-name="ce1">
            <text:p>3085815</text:p>
          </table:table-cell>
          <table:table-cell office:value-type="float" office:value="133.46" table:style-name="ce1">
            <text:p>133,46</text:p>
          </table:table-cell>
          <table:table-cell office:value-type="float" office:value="126.28" table:style-name="ce1">
            <text:p>126,28</text:p>
          </table:table-cell>
          <table:table-cell office:value-type="float" office:value="1580923" table:style-name="ce1">
            <text:p>1580923</text:p>
          </table:table-cell>
          <table:table-cell office:value-type="float" office:value="231025" table:style-name="ce1">
            <text:p>231025</text:p>
          </table:table-cell>
          <table:table-cell office:value-type="float" office:value="48.93" table:style-name="ce1">
            <text:p>48,93</text:p>
          </table:table-cell>
          <table:table-cell office:value-type="float" office:value="42.1" table:style-name="ce1">
            <text:p>42,1</text:p>
          </table:table-cell>
          <table:table-cell office:value-type="float" office:value="503098" table:style-name="ce1">
            <text:p>503098</text:p>
          </table:table-cell>
          <table:table-cell office:value-type="float" office:value="73551" table:style-name="ce1">
            <text:p>73551</text:p>
          </table:table-cell>
          <table:table-cell office:value-type="float" office:value="498.19" table:style-name="ce1">
            <text:p>498,19</text:p>
          </table:table-cell>
          <table:table-cell office:value-type="float" office:value="491.06" table:style-name="ce1">
            <text:p>491,06</text:p>
          </table:table-cell>
          <table:table-cell office:value-type="float" office:value="1356530" table:style-name="ce1">
            <text:p>1356530</text:p>
          </table:table-cell>
          <table:table-cell office:value-type="float" office:value="830022" table:style-name="ce1">
            <text:p>830022</text:p>
          </table:table-cell>
          <table:table-cell office:value-type="float" office:value="42.64" table:style-name="ce1">
            <text:p>42,64</text:p>
          </table:table-cell>
          <table:table-cell office:value-type="float" office:value="35.229999999999997" table:style-name="ce1">
            <text:p>35,23</text:p>
          </table:table-cell>
          <table:table-cell office:value-type="float" office:value="454623" table:style-name="ce1">
            <text:p>454623</text:p>
          </table:table-cell>
          <table:table-cell office:value-type="float" office:value="61648" table:style-name="ce1">
            <text:p>61648</text:p>
          </table:table-cell>
          <table:table-cell office:value-type="float" office:value="109.01" table:style-name="ce1">
            <text:p>109,01</text:p>
          </table:table-cell>
          <table:table-cell office:value-type="float" office:value="82.55" table:style-name="ce1">
            <text:p>82,55</text:p>
          </table:table-cell>
          <table:table-cell office:value-type="float" office:value="818661" table:style-name="ce1">
            <text:p>818661</text:p>
          </table:table-cell>
          <table:table-cell office:value-type="float" office:value="98458" table:style-name="ce1">
            <text:p>98458</text:p>
          </table:table-cell>
          <table:table-cell office:value-type="float" office:value="440.49" table:style-name="ce1">
            <text:p>440,49</text:p>
          </table:table-cell>
          <table:table-cell office:value-type="float" office:value="412.27" table:style-name="ce1">
            <text:p>412,27</text:p>
          </table:table-cell>
          <table:table-cell office:value-type="float" office:value="746059" table:style-name="ce1">
            <text:p>746059</text:p>
          </table:table-cell>
          <table:table-cell office:value-type="float" office:value="396386" table:style-name="ce1">
            <text:p>396386</text:p>
          </table:table-cell>
          <table:table-cell office:value-type="float" office:value="36.89" table:style-name="ce2">
            <text:p>36,89</text:p>
          </table:table-cell>
          <table:table-cell office:value-type="float" office:value="13.84" table:style-name="ce2">
            <text:p>13,84</text:p>
          </table:table-cell>
          <table:table-cell office:value-type="float" office:value="321433" table:style-name="ce2">
            <text:p>321433</text:p>
          </table:table-cell>
          <table:table-cell office:value-type="float" office:value="20485" table:style-name="ce2">
            <text:p>20485</text:p>
          </table:table-cell>
          <table:table-cell office:value-type="float" office:value="104.22" table:style-name="ce1">
            <text:p>104,22</text:p>
          </table:table-cell>
          <table:table-cell office:value-type="float" office:value="96.81" table:style-name="ce1">
            <text:p>96,81</text:p>
          </table:table-cell>
          <table:table-cell office:value-type="float" office:value="1281305" table:style-name="ce1">
            <text:p>1281305</text:p>
          </table:table-cell>
          <table:table-cell office:value-type="float" office:value="182809" table:style-name="ce1">
            <text:p>182809</text:p>
          </table:table-cell>
          <table:table-cell office:value-type="float" office:value="36.89" table:formula="of:=MIN([.$B84];[.$F84];[.$J84];[.$N84];[.$R84];[.$V84];[.$Z84];[.$AD84];[.$AH84];[.$AL84];[.$AP84];[.$AT84];[.$AX84])" table:style-name="ce1">
            <text:p>36,89</text:p>
          </table:table-cell>
          <table:table-cell office:value-type="float" office:value="13.84" table:formula="of:=MIN([.$C84];[.$G84];[.$K84];[.$O84];[.$S84];[.$W84];[.$AA84];[.$AE84];[.$AI84];[.$AM84];[.$AQ84];[.$AU84];[.$AY84])" table:style-name="ce1">
            <text:p>13,84</text:p>
          </table:table-cell>
          <table:table-cell office:value-type="float" office:value="321433" table:formula="of:=MIN([.$D84];[.$H84];[.$L84];[.$P84];[.$T84];[.$X84];[.$AB84];[.$AF84];[.$AJ84];[.$AN84];[.$AR84];[.$AV84];[.$AZ84])" table:style-name="ce1">
            <text:p>321433</text:p>
          </table:table-cell>
          <table:table-cell office:value-type="float" office:value="20485" table:formula="of:=MIN([.$E84];[.$I84];[.$M84];[.$Q84];[.$U84];[.$Y84];[.$AC84];[.$AG84];[.$AK84];[.$AO84];[.$AS84];[.$AW84];[.$BA84])" table:style-name="ce1">
            <text:p>20485</text:p>
          </table:table-cell>
          <table:table-cell office:value-type="float" office:value="133.46" table:formula="of:=MEDIAN([.$B84];[.$F84];[.$J84];[.$N84];[.$R84];[.$V84];[.$Z84];[.$AD84];[.$AH84];[.$AL84];[.$AP84];[.$AT84];[.$AX84])" table:style-name="ce1">
            <text:p>133,46</text:p>
          </table:table-cell>
          <table:table-cell office:value-type="float" office:value="126.28" table:formula="of:=MEDIAN([.$C84];[.$G84];[.$K84];[.$O84];[.$S84];[.$W84];[.$AA84];[.$AE84];[.$AI84];[.$AM84];[.$AQ84];[.$AU84];[.$AY84])" table:style-name="ce1">
            <text:p>126,28</text:p>
          </table:table-cell>
          <table:table-cell office:value-type="float" office:value="1281305" table:formula="of:=MEDIAN([.$D84];[.$H84];[.$L84];[.$P84];[.$T84];[.$X84];[.$AB84];[.$AF84];[.$AJ84];[.$AN84];[.$AR84];[.$AV84];[.$AZ84])" table:style-name="ce1">
            <text:p>1281305</text:p>
          </table:table-cell>
          <table:table-cell office:value-type="float" office:value="231025" table:formula="of:=MEDIAN([.$E84];[.$I84];[.$M84];[.$Q84];[.$U84];[.$Y84];[.$AC84];[.$AG84];[.$AK84];[.$AO84];[.$AS84];[.$AW84];[.$BA84])" table:style-name="ce1">
            <text:p>231025</text:p>
          </table:table-cell>
          <table:table-cell office:value-type="float" office:value="6121.86" table:formula="of:=MAX([.$B84];[.$F84];[.$J84];[.$N84];[.$R84];[.$V84];[.$Z84];[.$AD84];[.$AH84];[.$AL84];[.$AP84];[.$AT84];[.$AX84])" table:style-name="ce1">
            <text:p>6121,86</text:p>
          </table:table-cell>
          <table:table-cell office:value-type="float" office:value="6114.62" table:formula="of:=MAX([.$C84];[.$G84];[.$K84];[.$O84];[.$S84];[.$W84];[.$AA84];[.$AE84];[.$AI84];[.$AM84];[.$AQ84];[.$AU84];[.$AY84])" table:style-name="ce1">
            <text:p>6114,62</text:p>
          </table:table-cell>
          <table:table-cell office:value-type="float" office:value="14844203" table:formula="of:=MAX([.$D84];[.$H84];[.$L84];[.$P84];[.$T84];[.$X84];[.$AB84];[.$AF84];[.$AJ84];[.$AN84];[.$AR84];[.$AV84];[.$AZ84])" table:style-name="ce1">
            <text:p>14844203</text:p>
          </table:table-cell>
          <table:table-cell office:value-type="float" office:value="10253523" table:formula="of:=MAX([.$E84];[.$I84];[.$M84];[.$Q84];[.$U84];[.$Y84];[.$AC84];[.$AG84];[.$AK84];[.$AO84];[.$AS84];[.$AW84];[.$BA84])" table:style-name="ce1">
            <text:p>1025352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4_a35_c60.lp</text:p>
          </table:table-cell>
          <table:table-cell office:value-type="float" office:value="10.82" table:style-name="ce2">
            <text:p>10,82</text:p>
          </table:table-cell>
          <table:table-cell office:value-type="float" office:value="6.67" table:style-name="ce2">
            <text:p>6,67</text:p>
          </table:table-cell>
          <table:table-cell office:value-type="float" office:value="127419" table:style-name="ce2">
            <text:p>127419</text:p>
          </table:table-cell>
          <table:table-cell office:value-type="float" office:value="15832" table:style-name="ce2">
            <text:p>15832</text:p>
          </table:table-cell>
          <table:table-cell office:value-type="float" office:value="88.64" table:style-name="ce1">
            <text:p>88,64</text:p>
          </table:table-cell>
          <table:table-cell office:value-type="float" office:value="84.29" table:style-name="ce1">
            <text:p>84,29</text:p>
          </table:table-cell>
          <table:table-cell office:value-type="float" office:value="190406" table:style-name="ce1">
            <text:p>190406</text:p>
          </table:table-cell>
          <table:table-cell office:value-type="float" office:value="138273" table:style-name="ce1">
            <text:p>138273</text:p>
          </table:table-cell>
          <table:table-cell office:value-type="float" office:value="54.4" table:style-name="ce1">
            <text:p>54,4</text:p>
          </table:table-cell>
          <table:table-cell office:value-type="float" office:value="49.65" table:style-name="ce1">
            <text:p>49,65</text:p>
          </table:table-cell>
          <table:table-cell office:value-type="float" office:value="582042" table:style-name="ce1">
            <text:p>582042</text:p>
          </table:table-cell>
          <table:table-cell office:value-type="float" office:value="84350" table:style-name="ce1">
            <text:p>84350</text:p>
          </table:table-cell>
          <table:table-cell office:value-type="float" office:value="19.03" table:style-name="ce1">
            <text:p>19,03</text:p>
          </table:table-cell>
          <table:table-cell office:value-type="float" office:value="14.85" table:style-name="ce1">
            <text:p>14,85</text:p>
          </table:table-cell>
          <table:table-cell office:value-type="float" office:value="186521" table:style-name="ce1">
            <text:p>186521</text:p>
          </table:table-cell>
          <table:table-cell office:value-type="float" office:value="26125" table:style-name="ce1">
            <text:p>26125</text:p>
          </table:table-cell>
          <table:table-cell office:value-type="float" office:value="231.12" table:style-name="ce1">
            <text:p>231,12</text:p>
          </table:table-cell>
          <table:table-cell office:value-type="float" office:value="226.47" table:style-name="ce1">
            <text:p>226,47</text:p>
          </table:table-cell>
          <table:table-cell office:value-type="float" office:value="490342" table:style-name="ce1">
            <text:p>490342</text:p>
          </table:table-cell>
          <table:table-cell office:value-type="float" office:value="369566" table:style-name="ce1">
            <text:p>369566</text:p>
          </table:table-cell>
          <table:table-cell office:value-type="float" office:value="24.52" table:style-name="ce1">
            <text:p>24,52</text:p>
          </table:table-cell>
          <table:table-cell office:value-type="float" office:value="19.809999999999999" table:style-name="ce1">
            <text:p>19,81</text:p>
          </table:table-cell>
          <table:table-cell office:value-type="float" office:value="262058" table:style-name="ce1">
            <text:p>262058</text:p>
          </table:table-cell>
          <table:table-cell office:value-type="float" office:value="34827" table:style-name="ce1">
            <text:p>34827</text:p>
          </table:table-cell>
          <table:table-cell office:value-type="float" office:value="346.1" table:style-name="ce3">
            <text:p>346,1</text:p>
          </table:table-cell>
          <table:table-cell office:value-type="float" office:value="341.5" table:style-name="ce3">
            <text:p>341,5</text:p>
          </table:table-cell>
          <table:table-cell office:value-type="float" office:value="1972537" table:style-name="ce3">
            <text:p>1972537</text:p>
          </table:table-cell>
          <table:table-cell office:value-type="float" office:value="496699" table:style-name="ce3">
            <text:p>496699</text:p>
          </table:table-cell>
          <table:table-cell office:value-type="float" office:value="171.96" table:style-name="ce1">
            <text:p>171,96</text:p>
          </table:table-cell>
          <table:table-cell office:value-type="float" office:value="167.33" table:style-name="ce1">
            <text:p>167,33</text:p>
          </table:table-cell>
          <table:table-cell office:value-type="float" office:value="386492" table:style-name="ce1">
            <text:p>386492</text:p>
          </table:table-cell>
          <table:table-cell office:value-type="float" office:value="287190" table:style-name="ce1">
            <text:p>287190</text:p>
          </table:table-cell>
          <table:table-cell office:value-type="float" office:value="45.05" table:style-name="ce1">
            <text:p>45,05</text:p>
          </table:table-cell>
          <table:table-cell office:value-type="float" office:value="40.619999999999997" table:style-name="ce1">
            <text:p>40,62</text:p>
          </table:table-cell>
          <table:table-cell office:value-type="float" office:value="173231" table:style-name="ce1">
            <text:p>173231</text:p>
          </table:table-cell>
          <table:table-cell office:value-type="float" office:value="71312" table:style-name="ce1">
            <text:p>71312</text:p>
          </table:table-cell>
          <table:table-cell office:value-type="float" office:value="37.549999999999997" table:style-name="ce1">
            <text:p>37,55</text:p>
          </table:table-cell>
          <table:table-cell office:value-type="float" office:value="18.73" table:style-name="ce1">
            <text:p>18,73</text:p>
          </table:table-cell>
          <table:table-cell office:value-type="float" office:value="231661" table:style-name="ce1">
            <text:p>231661</text:p>
          </table:table-cell>
          <table:table-cell office:value-type="float" office:value="21034" table:style-name="ce1">
            <text:p>21034</text:p>
          </table:table-cell>
          <table:table-cell office:value-type="float" office:value="140.07" table:style-name="ce1">
            <text:p>140,07</text:p>
          </table:table-cell>
          <table:table-cell office:value-type="float" office:value="124.13" table:style-name="ce1">
            <text:p>124,13</text:p>
          </table:table-cell>
          <table:table-cell office:value-type="float" office:value="271774" table:style-name="ce1">
            <text:p>271774</text:p>
          </table:table-cell>
          <table:table-cell office:value-type="float" office:value="174187" table:style-name="ce1">
            <text:p>174187</text:p>
          </table:table-cell>
          <table:table-cell office:value-type="float" office:value="223.23" table:style-name="ce1">
            <text:p>223,23</text:p>
          </table:table-cell>
          <table:table-cell office:value-type="float" office:value="203.78" table:style-name="ce1">
            <text:p>203,78</text:p>
          </table:table-cell>
          <table:table-cell office:value-type="float" office:value="1480708" table:style-name="ce1">
            <text:p>1480708</text:p>
          </table:table-cell>
          <table:table-cell office:value-type="float" office:value="211960" table:style-name="ce1">
            <text:p>211960</text:p>
          </table:table-cell>
          <table:table-cell office:value-type="float" office:value="37.08" table:style-name="ce1">
            <text:p>37,08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612749" table:style-name="ce1">
            <text:p>612749</text:p>
          </table:table-cell>
          <table:table-cell office:value-type="float" office:value="88953" table:style-name="ce1">
            <text:p>88953</text:p>
          </table:table-cell>
          <table:table-cell office:value-type="float" office:value="10.82" table:formula="of:=MIN([.$B85];[.$F85];[.$J85];[.$N85];[.$R85];[.$V85];[.$Z85];[.$AD85];[.$AH85];[.$AL85];[.$AP85];[.$AT85];[.$AX85])" table:style-name="ce1">
            <text:p>10,82</text:p>
          </table:table-cell>
          <table:table-cell office:value-type="float" office:value="6.67" table:formula="of:=MIN([.$C85];[.$G85];[.$K85];[.$O85];[.$S85];[.$W85];[.$AA85];[.$AE85];[.$AI85];[.$AM85];[.$AQ85];[.$AU85];[.$AY85])" table:style-name="ce1">
            <text:p>6,67</text:p>
          </table:table-cell>
          <table:table-cell office:value-type="float" office:value="127419" table:formula="of:=MIN([.$D85];[.$H85];[.$L85];[.$P85];[.$T85];[.$X85];[.$AB85];[.$AF85];[.$AJ85];[.$AN85];[.$AR85];[.$AV85];[.$AZ85])" table:style-name="ce1">
            <text:p>127419</text:p>
          </table:table-cell>
          <table:table-cell office:value-type="float" office:value="15832" table:formula="of:=MIN([.$E85];[.$I85];[.$M85];[.$Q85];[.$U85];[.$Y85];[.$AC85];[.$AG85];[.$AK85];[.$AO85];[.$AS85];[.$AW85];[.$BA85])" table:style-name="ce1">
            <text:p>15832</text:p>
          </table:table-cell>
          <table:table-cell office:value-type="float" office:value="54.4" table:formula="of:=MEDIAN([.$B85];[.$F85];[.$J85];[.$N85];[.$R85];[.$V85];[.$Z85];[.$AD85];[.$AH85];[.$AL85];[.$AP85];[.$AT85];[.$AX85])" table:style-name="ce1">
            <text:p>54,4</text:p>
          </table:table-cell>
          <table:table-cell office:value-type="float" office:value="49.65" table:formula="of:=MEDIAN([.$C85];[.$G85];[.$K85];[.$O85];[.$S85];[.$W85];[.$AA85];[.$AE85];[.$AI85];[.$AM85];[.$AQ85];[.$AU85];[.$AY85])" table:style-name="ce1">
            <text:p>49,65</text:p>
          </table:table-cell>
          <table:table-cell office:value-type="float" office:value="271774" table:formula="of:=MEDIAN([.$D85];[.$H85];[.$L85];[.$P85];[.$T85];[.$X85];[.$AB85];[.$AF85];[.$AJ85];[.$AN85];[.$AR85];[.$AV85];[.$AZ85])" table:style-name="ce1">
            <text:p>271774</text:p>
          </table:table-cell>
          <table:table-cell office:value-type="float" office:value="88953" table:formula="of:=MEDIAN([.$E85];[.$I85];[.$M85];[.$Q85];[.$U85];[.$Y85];[.$AC85];[.$AG85];[.$AK85];[.$AO85];[.$AS85];[.$AW85];[.$BA85])" table:style-name="ce1">
            <text:p>88953</text:p>
          </table:table-cell>
          <table:table-cell office:value-type="float" office:value="346.1" table:formula="of:=MAX([.$B85];[.$F85];[.$J85];[.$N85];[.$R85];[.$V85];[.$Z85];[.$AD85];[.$AH85];[.$AL85];[.$AP85];[.$AT85];[.$AX85])" table:style-name="ce1">
            <text:p>346,1</text:p>
          </table:table-cell>
          <table:table-cell office:value-type="float" office:value="341.5" table:formula="of:=MAX([.$C85];[.$G85];[.$K85];[.$O85];[.$S85];[.$W85];[.$AA85];[.$AE85];[.$AI85];[.$AM85];[.$AQ85];[.$AU85];[.$AY85])" table:style-name="ce1">
            <text:p>341,5</text:p>
          </table:table-cell>
          <table:table-cell office:value-type="float" office:value="1972537" table:formula="of:=MAX([.$D85];[.$H85];[.$L85];[.$P85];[.$T85];[.$X85];[.$AB85];[.$AF85];[.$AJ85];[.$AN85];[.$AR85];[.$AV85];[.$AZ85])" table:style-name="ce1">
            <text:p>1972537</text:p>
          </table:table-cell>
          <table:table-cell office:value-type="float" office:value="496699" table:formula="of:=MAX([.$E85];[.$I85];[.$M85];[.$Q85];[.$U85];[.$Y85];[.$AC85];[.$AG85];[.$AK85];[.$AO85];[.$AS85];[.$AW85];[.$BA85])" table:style-name="ce1">
            <text:p>49669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15_c60.lp</text:p>
          </table:table-cell>
          <table:table-cell office:value-type="float" office:value="26.27" table:style-name="ce1">
            <text:p>26,27</text:p>
          </table:table-cell>
          <table:table-cell office:value-type="float" office:value="22.71" table:style-name="ce1">
            <text:p>22,71</text:p>
          </table:table-cell>
          <table:table-cell office:value-type="float" office:value="246259" table:style-name="ce1">
            <text:p>246259</text:p>
          </table:table-cell>
          <table:table-cell office:value-type="float" office:value="35670" table:style-name="ce1">
            <text:p>35670</text:p>
          </table:table-cell>
          <table:table-cell office:value-type="float" office:value="75.91" table:style-name="ce1">
            <text:p>75,91</text:p>
          </table:table-cell>
          <table:table-cell office:value-type="float" office:value="72.58" table:style-name="ce1">
            <text:p>72,58</text:p>
          </table:table-cell>
          <table:table-cell office:value-type="float" office:value="137124" table:style-name="ce1">
            <text:p>137124</text:p>
          </table:table-cell>
          <table:table-cell office:value-type="float" office:value="114026" table:style-name="ce1">
            <text:p>114026</text:p>
          </table:table-cell>
          <table:table-cell office:value-type="float" office:value="39.090000000000003" table:style-name="ce1">
            <text:p>39,09</text:p>
          </table:table-cell>
          <table:table-cell office:value-type="float" office:value="35.51" table:style-name="ce1">
            <text:p>35,51</text:p>
          </table:table-cell>
          <table:table-cell office:value-type="float" office:value="243770" table:style-name="ce1">
            <text:p>243770</text:p>
          </table:table-cell>
          <table:table-cell office:value-type="float" office:value="51981" table:style-name="ce1">
            <text:p>51981</text:p>
          </table:table-cell>
          <table:table-cell office:value-type="float" office:value="22.48" table:style-name="ce1">
            <text:p>22,4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37971" table:style-name="ce1">
            <text:p>37971</text:p>
          </table:table-cell>
          <table:table-cell office:value-type="float" office:value="28479" table:style-name="ce1">
            <text:p>28479</text:p>
          </table:table-cell>
          <table:table-cell office:value-type="float" office:value="52.76" table:style-name="ce1">
            <text:p>52,76</text:p>
          </table:table-cell>
          <table:table-cell office:value-type="float" office:value="49.39" table:style-name="ce1">
            <text:p>49,39</text:p>
          </table:table-cell>
          <table:table-cell office:value-type="float" office:value="89525" table:style-name="ce1">
            <text:p>89525</text:p>
          </table:table-cell>
          <table:table-cell office:value-type="float" office:value="73070" table:style-name="ce1">
            <text:p>73070</text:p>
          </table:table-cell>
          <table:table-cell office:value-type="float" office:value="45.3" table:style-name="ce1">
            <text:p>45,3</text:p>
          </table:table-cell>
          <table:table-cell office:value-type="float" office:value="41.68" table:style-name="ce1">
            <text:p>41,68</text:p>
          </table:table-cell>
          <table:table-cell office:value-type="float" office:value="96606" table:style-name="ce1">
            <text:p>96606</text:p>
          </table:table-cell>
          <table:table-cell office:value-type="float" office:value="60433" table:style-name="ce1">
            <text:p>60433</text:p>
          </table:table-cell>
          <table:table-cell office:value-type="float" office:value="25.34" table:style-name="ce1">
            <text:p>25,34</text:p>
          </table:table-cell>
          <table:table-cell office:value-type="float" office:value="21.59" table:style-name="ce1">
            <text:p>21,59</text:p>
          </table:table-cell>
          <table:table-cell office:value-type="float" office:value="137191" table:style-name="ce1">
            <text:p>137191</text:p>
          </table:table-cell>
          <table:table-cell office:value-type="float" office:value="31391" table:style-name="ce1">
            <text:p>31391</text:p>
          </table:table-cell>
          <table:table-cell office:value-type="float" office:value="63.88" table:style-name="ce1">
            <text:p>63,88</text:p>
          </table:table-cell>
          <table:table-cell office:value-type="float" office:value="59.92" table:style-name="ce1">
            <text:p>59,92</text:p>
          </table:table-cell>
          <table:table-cell office:value-type="float" office:value="106861" table:style-name="ce1">
            <text:p>106861</text:p>
          </table:table-cell>
          <table:table-cell office:value-type="float" office:value="86789" table:style-name="ce1">
            <text:p>86789</text:p>
          </table:table-cell>
          <table:table-cell office:value-type="float" office:value="11.29" table:style-name="ce2">
            <text:p>11,29</text:p>
          </table:table-cell>
          <table:table-cell office:value-type="float" office:value="7.5" table:style-name="ce1">
            <text:p>7,5</text:p>
          </table:table-cell>
          <table:table-cell office:value-type="float" office:value="34117" table:style-name="ce2">
            <text:p>34117</text:p>
          </table:table-cell>
          <table:table-cell office:value-type="float" office:value="11961" table:style-name="ce1">
            <text:p>11961</text:p>
          </table:table-cell>
          <table:table-cell office:value-type="float" office:value="20.82" table:style-name="ce1">
            <text:p>20,82</text:p>
          </table:table-cell>
          <table:table-cell office:value-type="float" office:value="6.92" table:style-name="ce2">
            <text:p>6,92</text:p>
          </table:table-cell>
          <table:table-cell office:value-type="float" office:value="55570" table:style-name="ce1">
            <text:p>55570</text:p>
          </table:table-cell>
          <table:table-cell office:value-type="float" office:value="8659" table:style-name="ce2">
            <text:p>8659</text:p>
          </table:table-cell>
          <table:table-cell office:value-type="float" office:value="203.91" table:style-name="ce3">
            <text:p>203,91</text:p>
          </table:table-cell>
          <table:table-cell office:value-type="float" office:value="184.76" table:style-name="ce3">
            <text:p>184,76</text:p>
          </table:table-cell>
          <table:table-cell office:value-type="float" office:value="209957" table:style-name="ce1">
            <text:p>209957</text:p>
          </table:table-cell>
          <table:table-cell office:value-type="float" office:value="150845" table:style-name="ce3">
            <text:p>150845</text:p>
          </table:table-cell>
          <table:table-cell office:value-type="float" office:value="82.91" table:style-name="ce1">
            <text:p>82,91</text:p>
          </table:table-cell>
          <table:table-cell office:value-type="float" office:value="65.959999999999994" table:style-name="ce1">
            <text:p>65,96</text:p>
          </table:table-cell>
          <table:table-cell office:value-type="float" office:value="405486" table:style-name="ce3">
            <text:p>405486</text:p>
          </table:table-cell>
          <table:table-cell office:value-type="float" office:value="62749" table:style-name="ce1">
            <text:p>62749</text:p>
          </table:table-cell>
          <table:table-cell office:value-type="float" office:value="35.380000000000003" table:style-name="ce1">
            <text:p>35,38</text:p>
          </table:table-cell>
          <table:table-cell office:value-type="float" office:value="31.65" table:style-name="ce1">
            <text:p>31,65</text:p>
          </table:table-cell>
          <table:table-cell office:value-type="float" office:value="264888" table:style-name="ce1">
            <text:p>264888</text:p>
          </table:table-cell>
          <table:table-cell office:value-type="float" office:value="46494" table:style-name="ce1">
            <text:p>46494</text:p>
          </table:table-cell>
          <table:table-cell office:value-type="float" office:value="11.29" table:formula="of:=MIN([.$B86];[.$F86];[.$J86];[.$N86];[.$R86];[.$V86];[.$Z86];[.$AD86];[.$AH86];[.$AL86];[.$AP86];[.$AT86];[.$AX86])" table:style-name="ce1">
            <text:p>11,29</text:p>
          </table:table-cell>
          <table:table-cell office:value-type="float" office:value="6.92" table:formula="of:=MIN([.$C86];[.$G86];[.$K86];[.$O86];[.$S86];[.$W86];[.$AA86];[.$AE86];[.$AI86];[.$AM86];[.$AQ86];[.$AU86];[.$AY86])" table:style-name="ce1">
            <text:p>6,92</text:p>
          </table:table-cell>
          <table:table-cell office:value-type="float" office:value="34117" table:formula="of:=MIN([.$D86];[.$H86];[.$L86];[.$P86];[.$T86];[.$X86];[.$AB86];[.$AF86];[.$AJ86];[.$AN86];[.$AR86];[.$AV86];[.$AZ86])" table:style-name="ce1">
            <text:p>34117</text:p>
          </table:table-cell>
          <table:table-cell office:value-type="float" office:value="8659" table:formula="of:=MIN([.$E86];[.$I86];[.$M86];[.$Q86];[.$U86];[.$Y86];[.$AC86];[.$AG86];[.$AK86];[.$AO86];[.$AS86];[.$AW86];[.$BA86])" table:style-name="ce1">
            <text:p>8659</text:p>
          </table:table-cell>
          <table:table-cell office:value-type="float" office:value="39.090000000000003" table:formula="of:=MEDIAN([.$B86];[.$F86];[.$J86];[.$N86];[.$R86];[.$V86];[.$Z86];[.$AD86];[.$AH86];[.$AL86];[.$AP86];[.$AT86];[.$AX86])" table:style-name="ce1">
            <text:p>39,09</text:p>
          </table:table-cell>
          <table:table-cell office:value-type="float" office:value="35.51" table:formula="of:=MEDIAN([.$C86];[.$G86];[.$K86];[.$O86];[.$S86];[.$W86];[.$AA86];[.$AE86];[.$AI86];[.$AM86];[.$AQ86];[.$AU86];[.$AY86])" table:style-name="ce1">
            <text:p>35,51</text:p>
          </table:table-cell>
          <table:table-cell office:value-type="float" office:value="137124" table:formula="of:=MEDIAN([.$D86];[.$H86];[.$L86];[.$P86];[.$T86];[.$X86];[.$AB86];[.$AF86];[.$AJ86];[.$AN86];[.$AR86];[.$AV86];[.$AZ86])" table:style-name="ce1">
            <text:p>137124</text:p>
          </table:table-cell>
          <table:table-cell office:value-type="float" office:value="51981" table:formula="of:=MEDIAN([.$E86];[.$I86];[.$M86];[.$Q86];[.$U86];[.$Y86];[.$AC86];[.$AG86];[.$AK86];[.$AO86];[.$AS86];[.$AW86];[.$BA86])" table:style-name="ce1">
            <text:p>51981</text:p>
          </table:table-cell>
          <table:table-cell office:value-type="float" office:value="203.91" table:formula="of:=MAX([.$B86];[.$F86];[.$J86];[.$N86];[.$R86];[.$V86];[.$Z86];[.$AD86];[.$AH86];[.$AL86];[.$AP86];[.$AT86];[.$AX86])" table:style-name="ce1">
            <text:p>203,91</text:p>
          </table:table-cell>
          <table:table-cell office:value-type="float" office:value="184.76" table:formula="of:=MAX([.$C86];[.$G86];[.$K86];[.$O86];[.$S86];[.$W86];[.$AA86];[.$AE86];[.$AI86];[.$AM86];[.$AQ86];[.$AU86];[.$AY86])" table:style-name="ce1">
            <text:p>184,76</text:p>
          </table:table-cell>
          <table:table-cell office:value-type="float" office:value="405486" table:formula="of:=MAX([.$D86];[.$H86];[.$L86];[.$P86];[.$T86];[.$X86];[.$AB86];[.$AF86];[.$AJ86];[.$AN86];[.$AR86];[.$AV86];[.$AZ86])" table:style-name="ce1">
            <text:p>405486</text:p>
          </table:table-cell>
          <table:table-cell office:value-type="float" office:value="150845" table:formula="of:=MAX([.$E86];[.$I86];[.$M86];[.$Q86];[.$U86];[.$Y86];[.$AC86];[.$AG86];[.$AK86];[.$AO86];[.$AS86];[.$AW86];[.$BA86])" table:style-name="ce1">
            <text:p>15084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20_c50.lp</text:p>
          </table:table-cell>
          <table:table-cell office:value-type="float" office:value="12.67" table:style-name="ce1">
            <text:p>12,67</text:p>
          </table:table-cell>
          <table:table-cell office:value-type="float" office:value="7.52" table:style-name="ce1">
            <text:p>7,52</text:p>
          </table:table-cell>
          <table:table-cell office:value-type="float" office:value="29239" table:style-name="ce1">
            <text:p>29239</text:p>
          </table:table-cell>
          <table:table-cell office:value-type="float" office:value="10847" table:style-name="ce1">
            <text:p>10847</text:p>
          </table:table-cell>
          <table:table-cell office:value-type="float" office:value="17.63" table:style-name="ce1">
            <text:p>17,63</text:p>
          </table:table-cell>
          <table:table-cell office:value-type="float" office:value="12.15" table:style-name="ce1">
            <text:p>12,15</text:p>
          </table:table-cell>
          <table:table-cell office:value-type="float" office:value="19759" table:style-name="ce1">
            <text:p>19759</text:p>
          </table:table-cell>
          <table:table-cell office:value-type="float" office:value="16226" table:style-name="ce1">
            <text:p>16226</text:p>
          </table:table-cell>
          <table:table-cell office:value-type="float" office:value="8.39" table:style-name="ce1">
            <text:p>8,39</text:p>
          </table:table-cell>
          <table:table-cell office:value-type="float" office:value="3.21" table:style-name="ce1">
            <text:p>3,21</text:p>
          </table:table-cell>
          <table:table-cell office:value-type="float" office:value="17396" table:style-name="ce1">
            <text:p>17396</text:p>
          </table:table-cell>
          <table:table-cell office:value-type="float" office:value="4628" table:style-name="ce1">
            <text:p>4628</text:p>
          </table:table-cell>
          <table:table-cell office:value-type="float" office:value="19.11" table:style-name="ce1">
            <text:p>19,11</text:p>
          </table:table-cell>
          <table:table-cell office:value-type="float" office:value="13.67" table:style-name="ce1">
            <text:p>13,67</text:p>
          </table:table-cell>
          <table:table-cell office:value-type="float" office:value="22049" table:style-name="ce1">
            <text:p>22049</text:p>
          </table:table-cell>
          <table:table-cell office:value-type="float" office:value="17318" table:style-name="ce1">
            <text:p>17318</text:p>
          </table:table-cell>
          <table:table-cell office:value-type="float" office:value="17.78" table:style-name="ce1">
            <text:p>17,78</text:p>
          </table:table-cell>
          <table:table-cell office:value-type="float" office:value="12.15" table:style-name="ce1">
            <text:p>12,15</text:p>
          </table:table-cell>
          <table:table-cell office:value-type="float" office:value="18717" table:style-name="ce1">
            <text:p>18717</text:p>
          </table:table-cell>
          <table:table-cell office:value-type="float" office:value="16065" table:style-name="ce1">
            <text:p>16065</text:p>
          </table:table-cell>
          <table:table-cell office:value-type="float" office:value="13.05" table:style-name="ce1">
            <text:p>13,05</text:p>
          </table:table-cell>
          <table:table-cell office:value-type="float" office:value="7.64" table:style-name="ce1">
            <text:p>7,64</text:p>
          </table:table-cell>
          <table:table-cell office:value-type="float" office:value="14263" table:style-name="ce1">
            <text:p>14263</text:p>
          </table:table-cell>
          <table:table-cell office:value-type="float" office:value="9971" table:style-name="ce1">
            <text:p>9971</text:p>
          </table:table-cell>
          <table:table-cell office:value-type="float" office:value="9.7100000000000009" table:style-name="ce1">
            <text:p>9,71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1653" table:style-name="ce1">
            <text:p>11653</text:p>
          </table:table-cell>
          <table:table-cell office:value-type="float" office:value="5476" table:style-name="ce1">
            <text:p>5476</text:p>
          </table:table-cell>
          <table:table-cell office:value-type="float" office:value="11.64" table:style-name="ce1">
            <text:p>11,64</text:p>
          </table:table-cell>
          <table:table-cell office:value-type="float" office:value="6.22" table:style-name="ce1">
            <text:p>6,22</text:p>
          </table:table-cell>
          <table:table-cell office:value-type="float" office:value="9871" table:style-name="ce1">
            <text:p>9871</text:p>
          </table:table-cell>
          <table:table-cell office:value-type="float" office:value="8087" table:style-name="ce1">
            <text:p>8087</text:p>
          </table:table-cell>
          <table:table-cell office:value-type="float" office:value="5.92" table:style-name="ce2">
            <text:p>5,92</text:p>
          </table:table-cell>
          <table:table-cell office:value-type="float" office:value="0.73" table:style-name="ce2">
            <text:p>0,73</text:p>
          </table:table-cell>
          <table:table-cell office:value-type="float" office:value="9331" table:style-name="ce2">
            <text:p>9331</text:p>
          </table:table-cell>
          <table:table-cell office:value-type="float" office:value="950" table:style-name="ce2">
            <text:p>950</text:p>
          </table:table-cell>
          <table:table-cell office:value-type="float" office:value="43.18" table:style-name="ce3">
            <text:p>43,18</text:p>
          </table:table-cell>
          <table:table-cell office:value-type="float" office:value="23.49" table:style-name="ce3">
            <text:p>23,49</text:p>
          </table:table-cell>
          <table:table-cell office:value-type="float" office:value="109277" table:style-name="ce3">
            <text:p>109277</text:p>
          </table:table-cell>
          <table:table-cell office:value-type="float" office:value="20322" table:style-name="ce3">
            <text:p>20322</text:p>
          </table:table-cell>
          <table:table-cell office:value-type="float" office:value="37.1" table:style-name="ce1">
            <text:p>37,1</text:p>
          </table:table-cell>
          <table:table-cell office:value-type="float" office:value="12.52" table:style-name="ce1">
            <text:p>12,52</text:p>
          </table:table-cell>
          <table:table-cell office:value-type="float" office:value="12951" table:style-name="ce1">
            <text:p>12951</text:p>
          </table:table-cell>
          <table:table-cell office:value-type="float" office:value="9899" table:style-name="ce1">
            <text:p>9899</text:p>
          </table:table-cell>
          <table:table-cell office:value-type="float" office:value="23.4" table:style-name="ce1">
            <text:p>23,4</text:p>
          </table:table-cell>
          <table:table-cell office:value-type="float" office:value="5.63" table:style-name="ce1">
            <text:p>5,63</text:p>
          </table:table-cell>
          <table:table-cell office:value-type="float" office:value="12716" table:style-name="ce1">
            <text:p>12716</text:p>
          </table:table-cell>
          <table:table-cell office:value-type="float" office:value="5659" table:style-name="ce1">
            <text:p>5659</text:p>
          </table:table-cell>
          <table:table-cell office:value-type="float" office:value="16.61" table:style-name="ce1">
            <text:p>16,61</text:p>
          </table:table-cell>
          <table:table-cell office:value-type="float" office:value="11.3" table:style-name="ce1">
            <text:p>11,3</text:p>
          </table:table-cell>
          <table:table-cell office:value-type="float" office:value="21583" table:style-name="ce1">
            <text:p>21583</text:p>
          </table:table-cell>
          <table:table-cell office:value-type="float" office:value="12703" table:style-name="ce1">
            <text:p>12703</text:p>
          </table:table-cell>
          <table:table-cell office:value-type="float" office:value="5.92" table:formula="of:=MIN([.$B87];[.$F87];[.$J87];[.$N87];[.$R87];[.$V87];[.$Z87];[.$AD87];[.$AH87];[.$AL87];[.$AP87];[.$AT87];[.$AX87])" table:style-name="ce1">
            <text:p>5,92</text:p>
          </table:table-cell>
          <table:table-cell office:value-type="float" office:value="0.73" table:formula="of:=MIN([.$C87];[.$G87];[.$K87];[.$O87];[.$S87];[.$W87];[.$AA87];[.$AE87];[.$AI87];[.$AM87];[.$AQ87];[.$AU87];[.$AY87])" table:style-name="ce1">
            <text:p>0,73</text:p>
          </table:table-cell>
          <table:table-cell office:value-type="float" office:value="9331" table:formula="of:=MIN([.$D87];[.$H87];[.$L87];[.$P87];[.$T87];[.$X87];[.$AB87];[.$AF87];[.$AJ87];[.$AN87];[.$AR87];[.$AV87];[.$AZ87])" table:style-name="ce1">
            <text:p>9331</text:p>
          </table:table-cell>
          <table:table-cell office:value-type="float" office:value="950" table:formula="of:=MIN([.$E87];[.$I87];[.$M87];[.$Q87];[.$U87];[.$Y87];[.$AC87];[.$AG87];[.$AK87];[.$AO87];[.$AS87];[.$AW87];[.$BA87])" table:style-name="ce1">
            <text:p>950</text:p>
          </table:table-cell>
          <table:table-cell office:value-type="float" office:value="16.61" table:formula="of:=MEDIAN([.$B87];[.$F87];[.$J87];[.$N87];[.$R87];[.$V87];[.$Z87];[.$AD87];[.$AH87];[.$AL87];[.$AP87];[.$AT87];[.$AX87])" table:style-name="ce1">
            <text:p>16,61</text:p>
          </table:table-cell>
          <table:table-cell office:value-type="float" office:value="7.64" table:formula="of:=MEDIAN([.$C87];[.$G87];[.$K87];[.$O87];[.$S87];[.$W87];[.$AA87];[.$AE87];[.$AI87];[.$AM87];[.$AQ87];[.$AU87];[.$AY87])" table:style-name="ce1">
            <text:p>7,64</text:p>
          </table:table-cell>
          <table:table-cell office:value-type="float" office:value="17396" table:formula="of:=MEDIAN([.$D87];[.$H87];[.$L87];[.$P87];[.$T87];[.$X87];[.$AB87];[.$AF87];[.$AJ87];[.$AN87];[.$AR87];[.$AV87];[.$AZ87])" table:style-name="ce1">
            <text:p>17396</text:p>
          </table:table-cell>
          <table:table-cell office:value-type="float" office:value="9971" table:formula="of:=MEDIAN([.$E87];[.$I87];[.$M87];[.$Q87];[.$U87];[.$Y87];[.$AC87];[.$AG87];[.$AK87];[.$AO87];[.$AS87];[.$AW87];[.$BA87])" table:style-name="ce1">
            <text:p>9971</text:p>
          </table:table-cell>
          <table:table-cell office:value-type="float" office:value="43.18" table:formula="of:=MAX([.$B87];[.$F87];[.$J87];[.$N87];[.$R87];[.$V87];[.$Z87];[.$AD87];[.$AH87];[.$AL87];[.$AP87];[.$AT87];[.$AX87])" table:style-name="ce1">
            <text:p>43,18</text:p>
          </table:table-cell>
          <table:table-cell office:value-type="float" office:value="23.49" table:formula="of:=MAX([.$C87];[.$G87];[.$K87];[.$O87];[.$S87];[.$W87];[.$AA87];[.$AE87];[.$AI87];[.$AM87];[.$AQ87];[.$AU87];[.$AY87])" table:style-name="ce1">
            <text:p>23,49</text:p>
          </table:table-cell>
          <table:table-cell office:value-type="float" office:value="109277" table:formula="of:=MAX([.$D87];[.$H87];[.$L87];[.$P87];[.$T87];[.$X87];[.$AB87];[.$AF87];[.$AJ87];[.$AN87];[.$AR87];[.$AV87];[.$AZ87])" table:style-name="ce1">
            <text:p>109277</text:p>
          </table:table-cell>
          <table:table-cell office:value-type="float" office:value="20322" table:formula="of:=MAX([.$E87];[.$I87];[.$M87];[.$Q87];[.$U87];[.$Y87];[.$AC87];[.$AG87];[.$AK87];[.$AO87];[.$AS87];[.$AW87];[.$BA87])" table:style-name="ce1">
            <text:p>2032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20_c60.lp</text:p>
          </table:table-cell>
          <table:table-cell office:value-type="float" office:value="19.98" table:style-name="ce1">
            <text:p>19,98</text:p>
          </table:table-cell>
          <table:table-cell office:value-type="float" office:value="14.92" table:style-name="ce1">
            <text:p>14,92</text:p>
          </table:table-cell>
          <table:table-cell office:value-type="float" office:value="191127" table:style-name="ce1">
            <text:p>191127</text:p>
          </table:table-cell>
          <table:table-cell office:value-type="float" office:value="21566" table:style-name="ce1">
            <text:p>21566</text:p>
          </table:table-cell>
          <table:table-cell office:value-type="float" office:value="18.02" table:style-name="ce1">
            <text:p>18,02</text:p>
          </table:table-cell>
          <table:table-cell office:value-type="float" office:value="12.68" table:style-name="ce1">
            <text:p>12,68</text:p>
          </table:table-cell>
          <table:table-cell office:value-type="float" office:value="21458" table:style-name="ce1">
            <text:p>21458</text:p>
          </table:table-cell>
          <table:table-cell office:value-type="float" office:value="15474" table:style-name="ce1">
            <text:p>15474</text:p>
          </table:table-cell>
          <table:table-cell office:value-type="float" office:value="11.68" table:style-name="ce2">
            <text:p>11,68</text:p>
          </table:table-cell>
          <table:table-cell office:value-type="float" office:value="6.92" table:style-name="ce1">
            <text:p>6,92</text:p>
          </table:table-cell>
          <table:table-cell office:value-type="float" office:value="80654" table:style-name="ce1">
            <text:p>80654</text:p>
          </table:table-cell>
          <table:table-cell office:value-type="float" office:value="10718" table:style-name="ce1">
            <text:p>10718</text:p>
          </table:table-cell>
          <table:table-cell office:value-type="float" office:value="38.82" table:style-name="ce1">
            <text:p>38,82</text:p>
          </table:table-cell>
          <table:table-cell office:value-type="float" office:value="33.6" table:style-name="ce1">
            <text:p>33,6</text:p>
          </table:table-cell>
          <table:table-cell office:value-type="float" office:value="112000" table:style-name="ce1">
            <text:p>112000</text:p>
          </table:table-cell>
          <table:table-cell office:value-type="float" office:value="39955" table:style-name="ce1">
            <text:p>39955</text:p>
          </table:table-cell>
          <table:table-cell office:value-type="float" office:value="26.42" table:style-name="ce1">
            <text:p>26,42</text:p>
          </table:table-cell>
          <table:table-cell office:value-type="float" office:value="21.61" table:style-name="ce1">
            <text:p>21,61</text:p>
          </table:table-cell>
          <table:table-cell office:value-type="float" office:value="37571" table:style-name="ce1">
            <text:p>37571</text:p>
          </table:table-cell>
          <table:table-cell office:value-type="float" office:value="28010" table:style-name="ce1">
            <text:p>28010</text:p>
          </table:table-cell>
          <table:table-cell office:value-type="float" office:value="63.41" table:style-name="ce1">
            <text:p>63,41</text:p>
          </table:table-cell>
          <table:table-cell office:value-type="float" office:value="58.35" table:style-name="ce1">
            <text:p>58,35</text:p>
          </table:table-cell>
          <table:table-cell office:value-type="float" office:value="133396" table:style-name="ce1">
            <text:p>133396</text:p>
          </table:table-cell>
          <table:table-cell office:value-type="float" office:value="67770" table:style-name="ce1">
            <text:p>67770</text:p>
          </table:table-cell>
          <table:table-cell office:value-type="float" office:value="113.74" table:style-name="ce3">
            <text:p>113,74</text:p>
          </table:table-cell>
          <table:table-cell office:value-type="float" office:value="108.7" table:style-name="ce3">
            <text:p>108,7</text:p>
          </table:table-cell>
          <table:table-cell office:value-type="float" office:value="217167" table:style-name="ce1">
            <text:p>217167</text:p>
          </table:table-cell>
          <table:table-cell office:value-type="float" office:value="142117" table:style-name="ce3">
            <text:p>142117</text:p>
          </table:table-cell>
          <table:table-cell office:value-type="float" office:value="15.04" table:style-name="ce1">
            <text:p>15,04</text:p>
          </table:table-cell>
          <table:table-cell office:value-type="float" office:value="9.8800000000000008" table:style-name="ce1">
            <text:p>9,88</text:p>
          </table:table-cell>
          <table:table-cell office:value-type="float" office:value="18820" table:style-name="ce1">
            <text:p>18820</text:p>
          </table:table-cell>
          <table:table-cell office:value-type="float" office:value="12763" table:style-name="ce1">
            <text:p>12763</text:p>
          </table:table-cell>
          <table:table-cell office:value-type="float" office:value="22.74" table:style-name="ce1">
            <text:p>22,74</text:p>
          </table:table-cell>
          <table:table-cell office:value-type="float" office:value="17.59" table:style-name="ce1">
            <text:p>17,59</text:p>
          </table:table-cell>
          <table:table-cell office:value-type="float" office:value="75124" table:style-name="ce1">
            <text:p>75124</text:p>
          </table:table-cell>
          <table:table-cell office:value-type="float" office:value="26336" table:style-name="ce1">
            <text:p>26336</text:p>
          </table:table-cell>
          <table:table-cell office:value-type="float" office:value="58.26" table:style-name="ce1">
            <text:p>58,26</text:p>
          </table:table-cell>
          <table:table-cell office:value-type="float" office:value="35.58" table:style-name="ce1">
            <text:p>35,58</text:p>
          </table:table-cell>
          <table:table-cell office:value-type="float" office:value="227671" table:style-name="ce3">
            <text:p>227671</text:p>
          </table:table-cell>
          <table:table-cell office:value-type="float" office:value="31444" table:style-name="ce1">
            <text:p>31444</text:p>
          </table:table-cell>
          <table:table-cell office:value-type="float" office:value="33.57" table:style-name="ce1">
            <text:p>33,57</text:p>
          </table:table-cell>
          <table:table-cell office:value-type="float" office:value="12.1" table:style-name="ce1">
            <text:p>12,1</text:p>
          </table:table-cell>
          <table:table-cell office:value-type="float" office:value="15670" table:style-name="ce1">
            <text:p>15670</text:p>
          </table:table-cell>
          <table:table-cell office:value-type="float" office:value="10360" table:style-name="ce1">
            <text:p>10360</text:p>
          </table:table-cell>
          <table:table-cell office:value-type="float" office:value="24.28" table:style-name="ce1">
            <text:p>24,28</text:p>
          </table:table-cell>
          <table:table-cell office:value-type="float" office:value="1.72" table:style-name="ce2">
            <text:p>1,72</text:p>
          </table:table-cell>
          <table:table-cell office:value-type="float" office:value="9833" table:style-name="ce2">
            <text:p>9833</text:p>
          </table:table-cell>
          <table:table-cell office:value-type="float" office:value="924" table:style-name="ce2">
            <text:p>924</text:p>
          </table:table-cell>
          <table:table-cell office:value-type="float" office:value="27.27" table:style-name="ce1">
            <text:p>27,27</text:p>
          </table:table-cell>
          <table:table-cell office:value-type="float" office:value="22.8" table:style-name="ce1">
            <text:p>22,8</text:p>
          </table:table-cell>
          <table:table-cell office:value-type="float" office:value="134795" table:style-name="ce1">
            <text:p>134795</text:p>
          </table:table-cell>
          <table:table-cell office:value-type="float" office:value="31675" table:style-name="ce1">
            <text:p>31675</text:p>
          </table:table-cell>
          <table:table-cell office:value-type="float" office:value="11.68" table:formula="of:=MIN([.$B88];[.$F88];[.$J88];[.$N88];[.$R88];[.$V88];[.$Z88];[.$AD88];[.$AH88];[.$AL88];[.$AP88];[.$AT88];[.$AX88])" table:style-name="ce1">
            <text:p>11,68</text:p>
          </table:table-cell>
          <table:table-cell office:value-type="float" office:value="1.72" table:formula="of:=MIN([.$C88];[.$G88];[.$K88];[.$O88];[.$S88];[.$W88];[.$AA88];[.$AE88];[.$AI88];[.$AM88];[.$AQ88];[.$AU88];[.$AY88])" table:style-name="ce1">
            <text:p>1,72</text:p>
          </table:table-cell>
          <table:table-cell office:value-type="float" office:value="9833" table:formula="of:=MIN([.$D88];[.$H88];[.$L88];[.$P88];[.$T88];[.$X88];[.$AB88];[.$AF88];[.$AJ88];[.$AN88];[.$AR88];[.$AV88];[.$AZ88])" table:style-name="ce1">
            <text:p>9833</text:p>
          </table:table-cell>
          <table:table-cell office:value-type="float" office:value="924" table:formula="of:=MIN([.$E88];[.$I88];[.$M88];[.$Q88];[.$U88];[.$Y88];[.$AC88];[.$AG88];[.$AK88];[.$AO88];[.$AS88];[.$AW88];[.$BA88])" table:style-name="ce1">
            <text:p>924</text:p>
          </table:table-cell>
          <table:table-cell office:value-type="float" office:value="26.42" table:formula="of:=MEDIAN([.$B88];[.$F88];[.$J88];[.$N88];[.$R88];[.$V88];[.$Z88];[.$AD88];[.$AH88];[.$AL88];[.$AP88];[.$AT88];[.$AX88])" table:style-name="ce1">
            <text:p>26,42</text:p>
          </table:table-cell>
          <table:table-cell office:value-type="float" office:value="17.59" table:formula="of:=MEDIAN([.$C88];[.$G88];[.$K88];[.$O88];[.$S88];[.$W88];[.$AA88];[.$AE88];[.$AI88];[.$AM88];[.$AQ88];[.$AU88];[.$AY88])" table:style-name="ce1">
            <text:p>17,59</text:p>
          </table:table-cell>
          <table:table-cell office:value-type="float" office:value="80654" table:formula="of:=MEDIAN([.$D88];[.$H88];[.$L88];[.$P88];[.$T88];[.$X88];[.$AB88];[.$AF88];[.$AJ88];[.$AN88];[.$AR88];[.$AV88];[.$AZ88])" table:style-name="ce1">
            <text:p>80654</text:p>
          </table:table-cell>
          <table:table-cell office:value-type="float" office:value="26336" table:formula="of:=MEDIAN([.$E88];[.$I88];[.$M88];[.$Q88];[.$U88];[.$Y88];[.$AC88];[.$AG88];[.$AK88];[.$AO88];[.$AS88];[.$AW88];[.$BA88])" table:style-name="ce1">
            <text:p>26336</text:p>
          </table:table-cell>
          <table:table-cell office:value-type="float" office:value="113.74" table:formula="of:=MAX([.$B88];[.$F88];[.$J88];[.$N88];[.$R88];[.$V88];[.$Z88];[.$AD88];[.$AH88];[.$AL88];[.$AP88];[.$AT88];[.$AX88])" table:style-name="ce1">
            <text:p>113,74</text:p>
          </table:table-cell>
          <table:table-cell office:value-type="float" office:value="108.7" table:formula="of:=MAX([.$C88];[.$G88];[.$K88];[.$O88];[.$S88];[.$W88];[.$AA88];[.$AE88];[.$AI88];[.$AM88];[.$AQ88];[.$AU88];[.$AY88])" table:style-name="ce1">
            <text:p>108,7</text:p>
          </table:table-cell>
          <table:table-cell office:value-type="float" office:value="227671" table:formula="of:=MAX([.$D88];[.$H88];[.$L88];[.$P88];[.$T88];[.$X88];[.$AB88];[.$AF88];[.$AJ88];[.$AN88];[.$AR88];[.$AV88];[.$AZ88])" table:style-name="ce1">
            <text:p>227671</text:p>
          </table:table-cell>
          <table:table-cell office:value-type="float" office:value="142117" table:formula="of:=MAX([.$E88];[.$I88];[.$M88];[.$Q88];[.$U88];[.$Y88];[.$AC88];[.$AG88];[.$AK88];[.$AO88];[.$AS88];[.$AW88];[.$BA88])" table:style-name="ce1">
            <text:p>1421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25_c50.lp</text:p>
          </table:table-cell>
          <table:table-cell office:value-type="float" office:value="21.14" table:style-name="ce1">
            <text:p>21,14</text:p>
          </table:table-cell>
          <table:table-cell office:value-type="float" office:value="14.18" table:style-name="ce1">
            <text:p>14,18</text:p>
          </table:table-cell>
          <table:table-cell office:value-type="float" office:value="145597" table:style-name="ce1">
            <text:p>145597</text:p>
          </table:table-cell>
          <table:table-cell office:value-type="float" office:value="17218" table:style-name="ce1">
            <text:p>17218</text:p>
          </table:table-cell>
          <table:table-cell office:value-type="float" office:value="31.39" table:style-name="ce1">
            <text:p>31,39</text:p>
          </table:table-cell>
          <table:table-cell office:value-type="float" office:value="24.62" table:style-name="ce1">
            <text:p>24,62</text:p>
          </table:table-cell>
          <table:table-cell office:value-type="float" office:value="38159" table:style-name="ce1">
            <text:p>38159</text:p>
          </table:table-cell>
          <table:table-cell office:value-type="float" office:value="22298" table:style-name="ce1">
            <text:p>22298</text:p>
          </table:table-cell>
          <table:table-cell office:value-type="float" office:value="9.4700000000000006" table:style-name="ce2">
            <text:p>9,47</text:p>
          </table:table-cell>
          <table:table-cell office:value-type="float" office:value="2.73" table:style-name="ce2">
            <text:p>2,73</text:p>
          </table:table-cell>
          <table:table-cell office:value-type="float" office:value="34182" table:style-name="ce1">
            <text:p>34182</text:p>
          </table:table-cell>
          <table:table-cell office:value-type="float" office:value="2798" table:style-name="ce2">
            <text:p>2798</text:p>
          </table:table-cell>
          <table:table-cell office:value-type="float" office:value="13.99" table:style-name="ce1">
            <text:p>13,99</text:p>
          </table:table-cell>
          <table:table-cell office:value-type="float" office:value="7.74" table:style-name="ce1">
            <text:p>7,74</text:p>
          </table:table-cell>
          <table:table-cell office:value-type="float" office:value="74872" table:style-name="ce1">
            <text:p>74872</text:p>
          </table:table-cell>
          <table:table-cell office:value-type="float" office:value="7703" table:style-name="ce1">
            <text:p>7703</text:p>
          </table:table-cell>
          <table:table-cell office:value-type="float" office:value="12.23" table:style-name="ce1">
            <text:p>12,23</text:p>
          </table:table-cell>
          <table:table-cell office:value-type="float" office:value="5.81" table:style-name="ce1">
            <text:p>5,81</text:p>
          </table:table-cell>
          <table:table-cell office:value-type="float" office:value="10901" table:style-name="ce2">
            <text:p>10901</text:p>
          </table:table-cell>
          <table:table-cell office:value-type="float" office:value="6229" table:style-name="ce1">
            <text:p>6229</text:p>
          </table:table-cell>
          <table:table-cell office:value-type="float" office:value="14.98" table:style-name="ce1">
            <text:p>14,98</text:p>
          </table:table-cell>
          <table:table-cell office:value-type="float" office:value="8.64" table:style-name="ce1">
            <text:p>8,64</text:p>
          </table:table-cell>
          <table:table-cell office:value-type="float" office:value="81619" table:style-name="ce1">
            <text:p>81619</text:p>
          </table:table-cell>
          <table:table-cell office:value-type="float" office:value="9992" table:style-name="ce1">
            <text:p>9992</text:p>
          </table:table-cell>
          <table:table-cell office:value-type="float" office:value="16.43" table:style-name="ce1">
            <text:p>16,43</text:p>
          </table:table-cell>
          <table:table-cell office:value-type="float" office:value="9.99" table:style-name="ce1">
            <text:p>9,99</text:p>
          </table:table-cell>
          <table:table-cell office:value-type="float" office:value="39462" table:style-name="ce1">
            <text:p>39462</text:p>
          </table:table-cell>
          <table:table-cell office:value-type="float" office:value="10248" table:style-name="ce1">
            <text:p>10248</text:p>
          </table:table-cell>
          <table:table-cell office:value-type="float" office:value="42.99" table:style-name="ce1">
            <text:p>42,99</text:p>
          </table:table-cell>
          <table:table-cell office:value-type="float" office:value="36.57" table:style-name="ce1">
            <text:p>36,57</text:p>
          </table:table-cell>
          <table:table-cell office:value-type="float" office:value="55129" table:style-name="ce1">
            <text:p>55129</text:p>
          </table:table-cell>
          <table:table-cell office:value-type="float" office:value="33574" table:style-name="ce3">
            <text:p>33574</text:p>
          </table:table-cell>
          <table:table-cell office:value-type="float" office:value="27.93" table:style-name="ce1">
            <text:p>27,93</text:p>
          </table:table-cell>
          <table:table-cell office:value-type="float" office:value="21.44" table:style-name="ce1">
            <text:p>21,44</text:p>
          </table:table-cell>
          <table:table-cell office:value-type="float" office:value="69691" table:style-name="ce1">
            <text:p>69691</text:p>
          </table:table-cell>
          <table:table-cell office:value-type="float" office:value="22758" table:style-name="ce1">
            <text:p>22758</text:p>
          </table:table-cell>
          <table:table-cell office:value-type="float" office:value="37.409999999999997" table:style-name="ce1">
            <text:p>37,41</text:p>
          </table:table-cell>
          <table:table-cell office:value-type="float" office:value="15.53" table:style-name="ce1">
            <text:p>15,53</text:p>
          </table:table-cell>
          <table:table-cell office:value-type="float" office:value="32733" table:style-name="ce1">
            <text:p>32733</text:p>
          </table:table-cell>
          <table:table-cell office:value-type="float" office:value="13153" table:style-name="ce1">
            <text:p>13153</text:p>
          </table:table-cell>
          <table:table-cell office:value-type="float" office:value="38.43" table:style-name="ce1">
            <text:p>38,43</text:p>
          </table:table-cell>
          <table:table-cell office:value-type="float" office:value="15.5" table:style-name="ce1">
            <text:p>15,5</text:p>
          </table:table-cell>
          <table:table-cell office:value-type="float" office:value="19397" table:style-name="ce1">
            <text:p>19397</text:p>
          </table:table-cell>
          <table:table-cell office:value-type="float" office:value="10327" table:style-name="ce1">
            <text:p>10327</text:p>
          </table:table-cell>
          <table:table-cell office:value-type="float" office:value="63.29" table:style-name="ce3">
            <text:p>63,29</text:p>
          </table:table-cell>
          <table:table-cell office:value-type="float" office:value="41.45" table:style-name="ce3">
            <text:p>41,45</text:p>
          </table:table-cell>
          <table:table-cell office:value-type="float" office:value="180510" table:style-name="ce3">
            <text:p>180510</text:p>
          </table:table-cell>
          <table:table-cell office:value-type="float" office:value="25624" table:style-name="ce1">
            <text:p>25624</text:p>
          </table:table-cell>
          <table:table-cell office:value-type="float" office:value="14.73" table:style-name="ce1">
            <text:p>14,73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83212" table:style-name="ce1">
            <text:p>83212</text:p>
          </table:table-cell>
          <table:table-cell office:value-type="float" office:value="10340" table:style-name="ce1">
            <text:p>10340</text:p>
          </table:table-cell>
          <table:table-cell office:value-type="float" office:value="9.4700000000000006" table:formula="of:=MIN([.$B89];[.$F89];[.$J89];[.$N89];[.$R89];[.$V89];[.$Z89];[.$AD89];[.$AH89];[.$AL89];[.$AP89];[.$AT89];[.$AX89])" table:style-name="ce1">
            <text:p>9,47</text:p>
          </table:table-cell>
          <table:table-cell office:value-type="float" office:value="2.73" table:formula="of:=MIN([.$C89];[.$G89];[.$K89];[.$O89];[.$S89];[.$W89];[.$AA89];[.$AE89];[.$AI89];[.$AM89];[.$AQ89];[.$AU89];[.$AY89])" table:style-name="ce1">
            <text:p>2,73</text:p>
          </table:table-cell>
          <table:table-cell office:value-type="float" office:value="10901" table:formula="of:=MIN([.$D89];[.$H89];[.$L89];[.$P89];[.$T89];[.$X89];[.$AB89];[.$AF89];[.$AJ89];[.$AN89];[.$AR89];[.$AV89];[.$AZ89])" table:style-name="ce1">
            <text:p>10901</text:p>
          </table:table-cell>
          <table:table-cell office:value-type="float" office:value="2798" table:formula="of:=MIN([.$E89];[.$I89];[.$M89];[.$Q89];[.$U89];[.$Y89];[.$AC89];[.$AG89];[.$AK89];[.$AO89];[.$AS89];[.$AW89];[.$BA89])" table:style-name="ce1">
            <text:p>2798</text:p>
          </table:table-cell>
          <table:table-cell office:value-type="float" office:value="21.14" table:formula="of:=MEDIAN([.$B89];[.$F89];[.$J89];[.$N89];[.$R89];[.$V89];[.$Z89];[.$AD89];[.$AH89];[.$AL89];[.$AP89];[.$AT89];[.$AX89])" table:style-name="ce1">
            <text:p>21,14</text:p>
          </table:table-cell>
          <table:table-cell office:value-type="float" office:value="14.18" table:formula="of:=MEDIAN([.$C89];[.$G89];[.$K89];[.$O89];[.$S89];[.$W89];[.$AA89];[.$AE89];[.$AI89];[.$AM89];[.$AQ89];[.$AU89];[.$AY89])" table:style-name="ce1">
            <text:p>14,18</text:p>
          </table:table-cell>
          <table:table-cell office:value-type="float" office:value="55129" table:formula="of:=MEDIAN([.$D89];[.$H89];[.$L89];[.$P89];[.$T89];[.$X89];[.$AB89];[.$AF89];[.$AJ89];[.$AN89];[.$AR89];[.$AV89];[.$AZ89])" table:style-name="ce1">
            <text:p>55129</text:p>
          </table:table-cell>
          <table:table-cell office:value-type="float" office:value="10340" table:formula="of:=MEDIAN([.$E89];[.$I89];[.$M89];[.$Q89];[.$U89];[.$Y89];[.$AC89];[.$AG89];[.$AK89];[.$AO89];[.$AS89];[.$AW89];[.$BA89])" table:style-name="ce1">
            <text:p>10340</text:p>
          </table:table-cell>
          <table:table-cell office:value-type="float" office:value="63.29" table:formula="of:=MAX([.$B89];[.$F89];[.$J89];[.$N89];[.$R89];[.$V89];[.$Z89];[.$AD89];[.$AH89];[.$AL89];[.$AP89];[.$AT89];[.$AX89])" table:style-name="ce1">
            <text:p>63,29</text:p>
          </table:table-cell>
          <table:table-cell office:value-type="float" office:value="41.45" table:formula="of:=MAX([.$C89];[.$G89];[.$K89];[.$O89];[.$S89];[.$W89];[.$AA89];[.$AE89];[.$AI89];[.$AM89];[.$AQ89];[.$AU89];[.$AY89])" table:style-name="ce1">
            <text:p>41,45</text:p>
          </table:table-cell>
          <table:table-cell office:value-type="float" office:value="180510" table:formula="of:=MAX([.$D89];[.$H89];[.$L89];[.$P89];[.$T89];[.$X89];[.$AB89];[.$AF89];[.$AJ89];[.$AN89];[.$AR89];[.$AV89];[.$AZ89])" table:style-name="ce1">
            <text:p>180510</text:p>
          </table:table-cell>
          <table:table-cell office:value-type="float" office:value="33574" table:formula="of:=MAX([.$E89];[.$I89];[.$M89];[.$Q89];[.$U89];[.$Y89];[.$AC89];[.$AG89];[.$AK89];[.$AO89];[.$AS89];[.$AW89];[.$BA89])" table:style-name="ce1">
            <text:p>3357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25_c55.lp</text:p>
          </table:table-cell>
          <table:table-cell office:value-type="float" office:value="7.29" table:style-name="ce1">
            <text:p>7,29</text:p>
          </table:table-cell>
          <table:table-cell office:value-type="float" office:value="2.81" table:style-name="ce1">
            <text:p>2,81</text:p>
          </table:table-cell>
          <table:table-cell office:value-type="float" office:value="44618" table:style-name="ce1">
            <text:p>44618</text:p>
          </table:table-cell>
          <table:table-cell office:value-type="float" office:value="4904" table:style-name="ce1">
            <text:p>4904</text:p>
          </table:table-cell>
          <table:table-cell office:value-type="float" office:value="10.89" table:style-name="ce1">
            <text:p>10,89</text:p>
          </table:table-cell>
          <table:table-cell office:value-type="float" office:value="5.98" table:style-name="ce1">
            <text:p>5,98</text:p>
          </table:table-cell>
          <table:table-cell office:value-type="float" office:value="13611" table:style-name="ce1">
            <text:p>13611</text:p>
          </table:table-cell>
          <table:table-cell office:value-type="float" office:value="7765" table:style-name="ce1">
            <text:p>7765</text:p>
          </table:table-cell>
          <table:table-cell office:value-type="float" office:value="14.66" table:style-name="ce1">
            <text:p>14,66</text:p>
          </table:table-cell>
          <table:table-cell office:value-type="float" office:value="10.38" table:style-name="ce1">
            <text:p>10,38</text:p>
          </table:table-cell>
          <table:table-cell office:value-type="float" office:value="50776" table:style-name="ce1">
            <text:p>50776</text:p>
          </table:table-cell>
          <table:table-cell office:value-type="float" office:value="16377" table:style-name="ce1">
            <text:p>16377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4.79" table:style-name="ce1">
            <text:p>14,79</text:p>
          </table:table-cell>
          <table:table-cell office:value-type="float" office:value="39935" table:style-name="ce1">
            <text:p>39935</text:p>
          </table:table-cell>
          <table:table-cell office:value-type="float" office:value="21747" table:style-name="ce1">
            <text:p>21747</text:p>
          </table:table-cell>
          <table:table-cell office:value-type="float" office:value="8.31" table:style-name="ce1">
            <text:p>8,31</text:p>
          </table:table-cell>
          <table:table-cell office:value-type="float" office:value="3.22" table:style-name="ce1">
            <text:p>3,22</text:p>
          </table:table-cell>
          <table:table-cell office:value-type="float" office:value="8604" table:style-name="ce1">
            <text:p>8604</text:p>
          </table:table-cell>
          <table:table-cell office:value-type="float" office:value="4153" table:style-name="ce1">
            <text:p>4153</text:p>
          </table:table-cell>
          <table:table-cell office:value-type="float" office:value="33.54" table:style-name="ce1">
            <text:p>33,54</text:p>
          </table:table-cell>
          <table:table-cell office:value-type="float" office:value="29.18" table:style-name="ce3">
            <text:p>29,18</text:p>
          </table:table-cell>
          <table:table-cell office:value-type="float" office:value="88952" table:style-name="ce3">
            <text:p>88952</text:p>
          </table:table-cell>
          <table:table-cell office:value-type="float" office:value="43369" table:style-name="ce3">
            <text:p>43369</text:p>
          </table:table-cell>
          <table:table-cell office:value-type="float" office:value="12.63" table:style-name="ce1">
            <text:p>12,63</text:p>
          </table:table-cell>
          <table:table-cell office:value-type="float" office:value="8.07" table:style-name="ce1">
            <text:p>8,07</text:p>
          </table:table-cell>
          <table:table-cell office:value-type="float" office:value="32929" table:style-name="ce1">
            <text:p>32929</text:p>
          </table:table-cell>
          <table:table-cell office:value-type="float" office:value="10924" table:style-name="ce1">
            <text:p>10924</text:p>
          </table:table-cell>
          <table:table-cell office:value-type="float" office:value="4.66" table:style-name="ce2">
            <text:p>4,66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1874" table:style-name="ce2">
            <text:p>1874</text:p>
          </table:table-cell>
          <table:table-cell office:value-type="float" office:value="871" table:style-name="ce2">
            <text:p>871</text:p>
          </table:table-cell>
          <table:table-cell office:value-type="float" office:value="5.55" table:style-name="ce1">
            <text:p>5,55</text:p>
          </table:table-cell>
          <table:table-cell office:value-type="float" office:value="1.32" table:style-name="ce1">
            <text:p>1,32</text:p>
          </table:table-cell>
          <table:table-cell office:value-type="float" office:value="14955" table:style-name="ce1">
            <text:p>14955</text:p>
          </table:table-cell>
          <table:table-cell office:value-type="float" office:value="2317" table:style-name="ce1">
            <text:p>2317</text:p>
          </table:table-cell>
          <table:table-cell office:value-type="float" office:value="24.45" table:style-name="ce1">
            <text:p>24,45</text:p>
          </table:table-cell>
          <table:table-cell office:value-type="float" office:value="8.43" table:style-name="ce1">
            <text:p>8,43</text:p>
          </table:table-cell>
          <table:table-cell office:value-type="float" office:value="26649" table:style-name="ce1">
            <text:p>26649</text:p>
          </table:table-cell>
          <table:table-cell office:value-type="float" office:value="11239" table:style-name="ce1">
            <text:p>11239</text:p>
          </table:table-cell>
          <table:table-cell office:value-type="float" office:value="32.840000000000003" table:style-name="ce1">
            <text:p>32,84</text:p>
          </table:table-cell>
          <table:table-cell office:value-type="float" office:value="16.7" table:style-name="ce1">
            <text:p>16,7</text:p>
          </table:table-cell>
          <table:table-cell office:value-type="float" office:value="67671" table:style-name="ce1">
            <text:p>67671</text:p>
          </table:table-cell>
          <table:table-cell office:value-type="float" office:value="18700" table:style-name="ce1">
            <text:p>18700</text:p>
          </table:table-cell>
          <table:table-cell office:value-type="float" office:value="44.24" table:style-name="ce3">
            <text:p>44,24</text:p>
          </table:table-cell>
          <table:table-cell office:value-type="float" office:value="21.69" table:style-name="ce1">
            <text:p>21,69</text:p>
          </table:table-cell>
          <table:table-cell office:value-type="float" office:value="41316" table:style-name="ce1">
            <text:p>41316</text:p>
          </table:table-cell>
          <table:table-cell office:value-type="float" office:value="17341" table:style-name="ce1">
            <text:p>17341</text:p>
          </table:table-cell>
          <table:table-cell office:value-type="float" office:value="22.34" table:style-name="ce1">
            <text:p>22,34</text:p>
          </table:table-cell>
          <table:table-cell office:value-type="float" office:value="18.18" table:style-name="ce1">
            <text:p>18,18</text:p>
          </table:table-cell>
          <table:table-cell office:value-type="float" office:value="52242" table:style-name="ce1">
            <text:p>52242</text:p>
          </table:table-cell>
          <table:table-cell office:value-type="float" office:value="28021" table:style-name="ce1">
            <text:p>28021</text:p>
          </table:table-cell>
          <table:table-cell office:value-type="float" office:value="4.66" table:formula="of:=MIN([.$B90];[.$F90];[.$J90];[.$N90];[.$R90];[.$V90];[.$Z90];[.$AD90];[.$AH90];[.$AL90];[.$AP90];[.$AT90];[.$AX90])" table:style-name="ce1">
            <text:p>4,66</text:p>
          </table:table-cell>
          <table:table-cell office:value-type="float" office:value="0.56000000000000005" table:formula="of:=MIN([.$C90];[.$G90];[.$K90];[.$O90];[.$S90];[.$W90];[.$AA90];[.$AE90];[.$AI90];[.$AM90];[.$AQ90];[.$AU90];[.$AY90])" table:style-name="ce1">
            <text:p>0,56</text:p>
          </table:table-cell>
          <table:table-cell office:value-type="float" office:value="1874" table:formula="of:=MIN([.$D90];[.$H90];[.$L90];[.$P90];[.$T90];[.$X90];[.$AB90];[.$AF90];[.$AJ90];[.$AN90];[.$AR90];[.$AV90];[.$AZ90])" table:style-name="ce1">
            <text:p>1874</text:p>
          </table:table-cell>
          <table:table-cell office:value-type="float" office:value="871" table:formula="of:=MIN([.$E90];[.$I90];[.$M90];[.$Q90];[.$U90];[.$Y90];[.$AC90];[.$AG90];[.$AK90];[.$AO90];[.$AS90];[.$AW90];[.$BA90])" table:style-name="ce1">
            <text:p>871</text:p>
          </table:table-cell>
          <table:table-cell office:value-type="float" office:value="14.66" table:formula="of:=MEDIAN([.$B90];[.$F90];[.$J90];[.$N90];[.$R90];[.$V90];[.$Z90];[.$AD90];[.$AH90];[.$AL90];[.$AP90];[.$AT90];[.$AX90])" table:style-name="ce1">
            <text:p>14,66</text:p>
          </table:table-cell>
          <table:table-cell office:value-type="float" office:value="8.43" table:formula="of:=MEDIAN([.$C90];[.$G90];[.$K90];[.$O90];[.$S90];[.$W90];[.$AA90];[.$AE90];[.$AI90];[.$AM90];[.$AQ90];[.$AU90];[.$AY90])" table:style-name="ce1">
            <text:p>8,43</text:p>
          </table:table-cell>
          <table:table-cell office:value-type="float" office:value="39935" table:formula="of:=MEDIAN([.$D90];[.$H90];[.$L90];[.$P90];[.$T90];[.$X90];[.$AB90];[.$AF90];[.$AJ90];[.$AN90];[.$AR90];[.$AV90];[.$AZ90])" table:style-name="ce1">
            <text:p>39935</text:p>
          </table:table-cell>
          <table:table-cell office:value-type="float" office:value="11239" table:formula="of:=MEDIAN([.$E90];[.$I90];[.$M90];[.$Q90];[.$U90];[.$Y90];[.$AC90];[.$AG90];[.$AK90];[.$AO90];[.$AS90];[.$AW90];[.$BA90])" table:style-name="ce1">
            <text:p>11239</text:p>
          </table:table-cell>
          <table:table-cell office:value-type="float" office:value="44.24" table:formula="of:=MAX([.$B90];[.$F90];[.$J90];[.$N90];[.$R90];[.$V90];[.$Z90];[.$AD90];[.$AH90];[.$AL90];[.$AP90];[.$AT90];[.$AX90])" table:style-name="ce1">
            <text:p>44,24</text:p>
          </table:table-cell>
          <table:table-cell office:value-type="float" office:value="29.18" table:formula="of:=MAX([.$C90];[.$G90];[.$K90];[.$O90];[.$S90];[.$W90];[.$AA90];[.$AE90];[.$AI90];[.$AM90];[.$AQ90];[.$AU90];[.$AY90])" table:style-name="ce1">
            <text:p>29,18</text:p>
          </table:table-cell>
          <table:table-cell office:value-type="float" office:value="88952" table:formula="of:=MAX([.$D90];[.$H90];[.$L90];[.$P90];[.$T90];[.$X90];[.$AB90];[.$AF90];[.$AJ90];[.$AN90];[.$AR90];[.$AV90];[.$AZ90])" table:style-name="ce1">
            <text:p>88952</text:p>
          </table:table-cell>
          <table:table-cell office:value-type="float" office:value="43369" table:formula="of:=MAX([.$E90];[.$I90];[.$M90];[.$Q90];[.$U90];[.$Y90];[.$AC90];[.$AG90];[.$AK90];[.$AO90];[.$AS90];[.$AW90];[.$BA90])" table:style-name="ce1">
            <text:p>433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25_c65.lp</text:p>
          </table:table-cell>
          <table:table-cell office:value-type="float" office:value="17.39" table:style-name="ce1">
            <text:p>17,39</text:p>
          </table:table-cell>
          <table:table-cell office:value-type="float" office:value="9.94" table:style-name="ce1">
            <text:p>9,94</text:p>
          </table:table-cell>
          <table:table-cell office:value-type="float" office:value="120708" table:style-name="ce1">
            <text:p>120708</text:p>
          </table:table-cell>
          <table:table-cell office:value-type="float" office:value="9007" table:style-name="ce1">
            <text:p>9007</text:p>
          </table:table-cell>
          <table:table-cell office:value-type="float" office:value="18.510000000000002" table:style-name="ce1">
            <text:p>18,51</text:p>
          </table:table-cell>
          <table:table-cell office:value-type="float" office:value="11.4" table:style-name="ce1">
            <text:p>11,4</text:p>
          </table:table-cell>
          <table:table-cell office:value-type="float" office:value="17779" table:style-name="ce1">
            <text:p>17779</text:p>
          </table:table-cell>
          <table:table-cell office:value-type="float" office:value="10966" table:style-name="ce1">
            <text:p>10966</text:p>
          </table:table-cell>
          <table:table-cell office:value-type="float" office:value="7.99" table:style-name="ce1">
            <text:p>7,99</text:p>
          </table:table-cell>
          <table:table-cell office:value-type="float" office:value="1.03" table:style-name="ce1">
            <text:p>1,03</text:p>
          </table:table-cell>
          <table:table-cell office:value-type="float" office:value="28464" table:style-name="ce1">
            <text:p>28464</text:p>
          </table:table-cell>
          <table:table-cell office:value-type="float" office:value="1588" table:style-name="ce1">
            <text:p>1588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0.84" table:style-name="ce1">
            <text:p>0,84</text:p>
          </table:table-cell>
          <table:table-cell office:value-type="float" office:value="10230" table:style-name="ce1">
            <text:p>10230</text:p>
          </table:table-cell>
          <table:table-cell office:value-type="float" office:value="758" table:style-name="ce2">
            <text:p>758</text:p>
          </table:table-cell>
          <table:table-cell office:value-type="float" office:value="13.08" table:style-name="ce1">
            <text:p>13,08</text:p>
          </table:table-cell>
          <table:table-cell office:value-type="float" office:value="5.9" table:style-name="ce1">
            <text:p>5,9</text:p>
          </table:table-cell>
          <table:table-cell office:value-type="float" office:value="9222" table:style-name="ce2">
            <text:p>9222</text:p>
          </table:table-cell>
          <table:table-cell office:value-type="float" office:value="6198" table:style-name="ce1">
            <text:p>6198</text:p>
          </table:table-cell>
          <table:table-cell office:value-type="float" office:value="69.34" table:style-name="ce3">
            <text:p>69,34</text:p>
          </table:table-cell>
          <table:table-cell office:value-type="float" office:value="61.93" table:style-name="ce3">
            <text:p>61,93</text:p>
          </table:table-cell>
          <table:table-cell office:value-type="float" office:value="167302" table:style-name="ce3">
            <text:p>167302</text:p>
          </table:table-cell>
          <table:table-cell office:value-type="float" office:value="44109" table:style-name="ce3">
            <text:p>44109</text:p>
          </table:table-cell>
          <table:table-cell office:value-type="float" office:value="7.76" table:style-name="ce1">
            <text:p>7,76</text:p>
          </table:table-cell>
          <table:table-cell office:value-type="float" office:value="0.96" table:style-name="ce1">
            <text:p>0,96</text:p>
          </table:table-cell>
          <table:table-cell office:value-type="float" office:value="16996" table:style-name="ce1">
            <text:p>16996</text:p>
          </table:table-cell>
          <table:table-cell office:value-type="float" office:value="1733" table:style-name="ce1">
            <text:p>1733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12.17" table:style-name="ce1">
            <text:p>12,17</text:p>
          </table:table-cell>
          <table:table-cell office:value-type="float" office:value="17154" table:style-name="ce1">
            <text:p>17154</text:p>
          </table:table-cell>
          <table:table-cell office:value-type="float" office:value="11313" table:style-name="ce1">
            <text:p>11313</text:p>
          </table:table-cell>
          <table:table-cell office:value-type="float" office:value="8.24" table:style-name="ce1">
            <text:p>8,24</text:p>
          </table:table-cell>
          <table:table-cell office:value-type="float" office:value="1.04" table:style-name="ce1">
            <text:p>1,04</text:p>
          </table:table-cell>
          <table:table-cell office:value-type="float" office:value="14639" table:style-name="ce1">
            <text:p>14639</text:p>
          </table:table-cell>
          <table:table-cell office:value-type="float" office:value="1125" table:style-name="ce1">
            <text:p>1125</text:p>
          </table:table-cell>
          <table:table-cell office:value-type="float" office:value="37.15" table:style-name="ce1">
            <text:p>37,15</text:p>
          </table:table-cell>
          <table:table-cell office:value-type="float" office:value="7.29" table:style-name="ce1">
            <text:p>7,29</text:p>
          </table:table-cell>
          <table:table-cell office:value-type="float" office:value="59087" table:style-name="ce1">
            <text:p>59087</text:p>
          </table:table-cell>
          <table:table-cell office:value-type="float" office:value="4980" table:style-name="ce1">
            <text:p>4980</text:p>
          </table:table-cell>
          <table:table-cell office:value-type="float" office:value="42.16" table:style-name="ce1">
            <text:p>42,16</text:p>
          </table:table-cell>
          <table:table-cell office:value-type="float" office:value="10.85" table:style-name="ce1">
            <text:p>10,85</text:p>
          </table:table-cell>
          <table:table-cell office:value-type="float" office:value="11599" table:style-name="ce1">
            <text:p>11599</text:p>
          </table:table-cell>
          <table:table-cell office:value-type="float" office:value="6966" table:style-name="ce1">
            <text:p>6966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2.75" table:style-name="ce1">
            <text:p>2,75</text:p>
          </table:table-cell>
          <table:table-cell office:value-type="float" office:value="28371" table:style-name="ce1">
            <text:p>28371</text:p>
          </table:table-cell>
          <table:table-cell office:value-type="float" office:value="2203" table:style-name="ce1">
            <text:p>2203</text:p>
          </table:table-cell>
          <table:table-cell office:value-type="float" office:value="7.2" table:style-name="ce2">
            <text:p>7,2</text:p>
          </table:table-cell>
          <table:table-cell office:value-type="float" office:value="0.78" table:style-name="ce2">
            <text:p>0,78</text:p>
          </table:table-cell>
          <table:table-cell office:value-type="float" office:value="15510" table:style-name="ce1">
            <text:p>15510</text:p>
          </table:table-cell>
          <table:table-cell office:value-type="float" office:value="1095" table:style-name="ce1">
            <text:p>1095</text:p>
          </table:table-cell>
          <table:table-cell office:value-type="float" office:value="7.2" table:formula="of:=MIN([.$B91];[.$F91];[.$J91];[.$N91];[.$R91];[.$V91];[.$Z91];[.$AD91];[.$AH91];[.$AL91];[.$AP91];[.$AT91];[.$AX91])" table:style-name="ce1">
            <text:p>7,2</text:p>
          </table:table-cell>
          <table:table-cell office:value-type="float" office:value="0.78" table:formula="of:=MIN([.$C91];[.$G91];[.$K91];[.$O91];[.$S91];[.$W91];[.$AA91];[.$AE91];[.$AI91];[.$AM91];[.$AQ91];[.$AU91];[.$AY91])" table:style-name="ce1">
            <text:p>0,78</text:p>
          </table:table-cell>
          <table:table-cell office:value-type="float" office:value="9222" table:formula="of:=MIN([.$D91];[.$H91];[.$L91];[.$P91];[.$T91];[.$X91];[.$AB91];[.$AF91];[.$AJ91];[.$AN91];[.$AR91];[.$AV91];[.$AZ91])" table:style-name="ce1">
            <text:p>9222</text:p>
          </table:table-cell>
          <table:table-cell office:value-type="float" office:value="758" table:formula="of:=MIN([.$E91];[.$I91];[.$M91];[.$Q91];[.$U91];[.$Y91];[.$AC91];[.$AG91];[.$AK91];[.$AO91];[.$AS91];[.$AW91];[.$BA91])" table:style-name="ce1">
            <text:p>758</text:p>
          </table:table-cell>
          <table:table-cell office:value-type="float" office:value="17.39" table:formula="of:=MEDIAN([.$B91];[.$F91];[.$J91];[.$N91];[.$R91];[.$V91];[.$Z91];[.$AD91];[.$AH91];[.$AL91];[.$AP91];[.$AT91];[.$AX91])" table:style-name="ce1">
            <text:p>17,39</text:p>
          </table:table-cell>
          <table:table-cell office:value-type="float" office:value="5.9" table:formula="of:=MEDIAN([.$C91];[.$G91];[.$K91];[.$O91];[.$S91];[.$W91];[.$AA91];[.$AE91];[.$AI91];[.$AM91];[.$AQ91];[.$AU91];[.$AY91])" table:style-name="ce1">
            <text:p>5,9</text:p>
          </table:table-cell>
          <table:table-cell office:value-type="float" office:value="17154" table:formula="of:=MEDIAN([.$D91];[.$H91];[.$L91];[.$P91];[.$T91];[.$X91];[.$AB91];[.$AF91];[.$AJ91];[.$AN91];[.$AR91];[.$AV91];[.$AZ91])" table:style-name="ce1">
            <text:p>17154</text:p>
          </table:table-cell>
          <table:table-cell office:value-type="float" office:value="4980" table:formula="of:=MEDIAN([.$E91];[.$I91];[.$M91];[.$Q91];[.$U91];[.$Y91];[.$AC91];[.$AG91];[.$AK91];[.$AO91];[.$AS91];[.$AW91];[.$BA91])" table:style-name="ce1">
            <text:p>4980</text:p>
          </table:table-cell>
          <table:table-cell office:value-type="float" office:value="69.34" table:formula="of:=MAX([.$B91];[.$F91];[.$J91];[.$N91];[.$R91];[.$V91];[.$Z91];[.$AD91];[.$AH91];[.$AL91];[.$AP91];[.$AT91];[.$AX91])" table:style-name="ce1">
            <text:p>69,34</text:p>
          </table:table-cell>
          <table:table-cell office:value-type="float" office:value="61.93" table:formula="of:=MAX([.$C91];[.$G91];[.$K91];[.$O91];[.$S91];[.$W91];[.$AA91];[.$AE91];[.$AI91];[.$AM91];[.$AQ91];[.$AU91];[.$AY91])" table:style-name="ce1">
            <text:p>61,93</text:p>
          </table:table-cell>
          <table:table-cell office:value-type="float" office:value="167302" table:formula="of:=MAX([.$D91];[.$H91];[.$L91];[.$P91];[.$T91];[.$X91];[.$AB91];[.$AF91];[.$AJ91];[.$AN91];[.$AR91];[.$AV91];[.$AZ91])" table:style-name="ce1">
            <text:p>167302</text:p>
          </table:table-cell>
          <table:table-cell office:value-type="float" office:value="44109" table:formula="of:=MAX([.$E91];[.$I91];[.$M91];[.$Q91];[.$U91];[.$Y91];[.$AC91];[.$AG91];[.$AK91];[.$AO91];[.$AS91];[.$AW91];[.$BA91])" table:style-name="ce1">
            <text:p>4410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0_c50.lp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7.56" table:style-name="ce1">
            <text:p>7,56</text:p>
          </table:table-cell>
          <table:table-cell office:value-type="float" office:value="49609" table:style-name="ce1">
            <text:p>49609</text:p>
          </table:table-cell>
          <table:table-cell office:value-type="float" office:value="8939" table:style-name="ce1">
            <text:p>8939</text:p>
          </table:table-cell>
          <table:table-cell office:value-type="float" office:value="206.5" table:style-name="ce1">
            <text:p>206,5</text:p>
          </table:table-cell>
          <table:table-cell office:value-type="float" office:value="198.98" table:style-name="ce1">
            <text:p>198,98</text:p>
          </table:table-cell>
          <table:table-cell office:value-type="float" office:value="277242" table:style-name="ce1">
            <text:p>277242</text:p>
          </table:table-cell>
          <table:table-cell office:value-type="float" office:value="230805" table:style-name="ce1">
            <text:p>230805</text:p>
          </table:table-cell>
          <table:table-cell office:value-type="float" office:value="42.28" table:style-name="ce1">
            <text:p>42,28</text:p>
          </table:table-cell>
          <table:table-cell office:value-type="float" office:value="34.57" table:style-name="ce1">
            <text:p>34,57</text:p>
          </table:table-cell>
          <table:table-cell office:value-type="float" office:value="135603" table:style-name="ce1">
            <text:p>135603</text:p>
          </table:table-cell>
          <table:table-cell office:value-type="float" office:value="43913" table:style-name="ce1">
            <text:p>43913</text:p>
          </table:table-cell>
          <table:table-cell office:value-type="float" office:value="29" table:style-name="ce1">
            <text:p>29</text:p>
          </table:table-cell>
          <table:table-cell office:value-type="float" office:value="21.42" table:style-name="ce1">
            <text:p>21,42</text:p>
          </table:table-cell>
          <table:table-cell office:value-type="float" office:value="86915" table:style-name="ce1">
            <text:p>86915</text:p>
          </table:table-cell>
          <table:table-cell office:value-type="float" office:value="28188" table:style-name="ce1">
            <text:p>28188</text:p>
          </table:table-cell>
          <table:table-cell office:value-type="float" office:value="222.07" table:style-name="ce1">
            <text:p>222,07</text:p>
          </table:table-cell>
          <table:table-cell office:value-type="float" office:value="214.91" table:style-name="ce1">
            <text:p>214,91</text:p>
          </table:table-cell>
          <table:table-cell office:value-type="float" office:value="287451" table:style-name="ce1">
            <text:p>287451</text:p>
          </table:table-cell>
          <table:table-cell office:value-type="float" office:value="243492" table:style-name="ce1">
            <text:p>243492</text:p>
          </table:table-cell>
          <table:table-cell office:value-type="float" office:value="10.58" table:style-name="ce2">
            <text:p>10,58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19000" table:style-name="ce2">
            <text:p>19000</text:p>
          </table:table-cell>
          <table:table-cell office:value-type="float" office:value="2943" table:style-name="ce2">
            <text:p>2943</text:p>
          </table:table-cell>
          <table:table-cell office:value-type="float" office:value="17.38" table:style-name="ce1">
            <text:p>17,38</text:p>
          </table:table-cell>
          <table:table-cell office:value-type="float" office:value="9.68" table:style-name="ce1">
            <text:p>9,68</text:p>
          </table:table-cell>
          <table:table-cell office:value-type="float" office:value="26129" table:style-name="ce1">
            <text:p>26129</text:p>
          </table:table-cell>
          <table:table-cell office:value-type="float" office:value="11444" table:style-name="ce1">
            <text:p>11444</text:p>
          </table:table-cell>
          <table:table-cell office:value-type="float" office:value="124.14" table:style-name="ce1">
            <text:p>124,14</text:p>
          </table:table-cell>
          <table:table-cell office:value-type="float" office:value="115.9" table:style-name="ce1">
            <text:p>115,9</text:p>
          </table:table-cell>
          <table:table-cell office:value-type="float" office:value="162574" table:style-name="ce1">
            <text:p>162574</text:p>
          </table:table-cell>
          <table:table-cell office:value-type="float" office:value="132501" table:style-name="ce1">
            <text:p>132501</text:p>
          </table:table-cell>
          <table:table-cell office:value-type="float" office:value="37.630000000000003" table:style-name="ce1">
            <text:p>37,63</text:p>
          </table:table-cell>
          <table:table-cell office:value-type="float" office:value="30.29" table:style-name="ce1">
            <text:p>30,29</text:p>
          </table:table-cell>
          <table:table-cell office:value-type="float" office:value="70910" table:style-name="ce1">
            <text:p>70910</text:p>
          </table:table-cell>
          <table:table-cell office:value-type="float" office:value="35709" table:style-name="ce1">
            <text:p>35709</text:p>
          </table:table-cell>
          <table:table-cell office:value-type="float" office:value="136.29" table:style-name="ce1">
            <text:p>136,29</text:p>
          </table:table-cell>
          <table:table-cell office:value-type="float" office:value="110.56" table:style-name="ce1">
            <text:p>110,56</text:p>
          </table:table-cell>
          <table:table-cell office:value-type="float" office:value="1152387" table:style-name="ce3">
            <text:p>1152387</text:p>
          </table:table-cell>
          <table:table-cell office:value-type="float" office:value="99288" table:style-name="ce1">
            <text:p>99288</text:p>
          </table:table-cell>
          <table:table-cell office:value-type="float" office:value="450.99" table:style-name="ce3">
            <text:p>450,99</text:p>
          </table:table-cell>
          <table:table-cell office:value-type="float" office:value="417.99" table:style-name="ce3">
            <text:p>417,99</text:p>
          </table:table-cell>
          <table:table-cell office:value-type="float" office:value="416822" table:style-name="ce1">
            <text:p>416822</text:p>
          </table:table-cell>
          <table:table-cell office:value-type="float" office:value="298969" table:style-name="ce3">
            <text:p>298969</text:p>
          </table:table-cell>
          <table:table-cell office:value-type="float" office:value="337.27" table:style-name="ce1">
            <text:p>337,27</text:p>
          </table:table-cell>
          <table:table-cell office:value-type="float" office:value="311.2" table:style-name="ce1">
            <text:p>311,2</text:p>
          </table:table-cell>
          <table:table-cell office:value-type="float" office:value="565707" table:style-name="ce1">
            <text:p>565707</text:p>
          </table:table-cell>
          <table:table-cell office:value-type="float" office:value="263244" table:style-name="ce1">
            <text:p>263244</text:p>
          </table:table-cell>
          <table:table-cell office:value-type="float" office:value="49.62" table:style-name="ce1">
            <text:p>49,62</text:p>
          </table:table-cell>
          <table:table-cell office:value-type="float" office:value="42.99" table:style-name="ce1">
            <text:p>42,99</text:p>
          </table:table-cell>
          <table:table-cell office:value-type="float" office:value="82463" table:style-name="ce1">
            <text:p>82463</text:p>
          </table:table-cell>
          <table:table-cell office:value-type="float" office:value="51608" table:style-name="ce1">
            <text:p>51608</text:p>
          </table:table-cell>
          <table:table-cell office:value-type="float" office:value="10.58" table:formula="of:=MIN([.$B92];[.$F92];[.$J92];[.$N92];[.$R92];[.$V92];[.$Z92];[.$AD92];[.$AH92];[.$AL92];[.$AP92];[.$AT92];[.$AX92])" table:style-name="ce1">
            <text:p>10,58</text:p>
          </table:table-cell>
          <table:table-cell office:value-type="float" office:value="2.5099999999999998" table:formula="of:=MIN([.$C92];[.$G92];[.$K92];[.$O92];[.$S92];[.$W92];[.$AA92];[.$AE92];[.$AI92];[.$AM92];[.$AQ92];[.$AU92];[.$AY92])" table:style-name="ce1">
            <text:p>2,51</text:p>
          </table:table-cell>
          <table:table-cell office:value-type="float" office:value="19000" table:formula="of:=MIN([.$D92];[.$H92];[.$L92];[.$P92];[.$T92];[.$X92];[.$AB92];[.$AF92];[.$AJ92];[.$AN92];[.$AR92];[.$AV92];[.$AZ92])" table:style-name="ce1">
            <text:p>19000</text:p>
          </table:table-cell>
          <table:table-cell office:value-type="float" office:value="2943" table:formula="of:=MIN([.$E92];[.$I92];[.$M92];[.$Q92];[.$U92];[.$Y92];[.$AC92];[.$AG92];[.$AK92];[.$AO92];[.$AS92];[.$AW92];[.$BA92])" table:style-name="ce1">
            <text:p>2943</text:p>
          </table:table-cell>
          <table:table-cell office:value-type="float" office:value="49.62" table:formula="of:=MEDIAN([.$B92];[.$F92];[.$J92];[.$N92];[.$R92];[.$V92];[.$Z92];[.$AD92];[.$AH92];[.$AL92];[.$AP92];[.$AT92];[.$AX92])" table:style-name="ce1">
            <text:p>49,62</text:p>
          </table:table-cell>
          <table:table-cell office:value-type="float" office:value="42.99" table:formula="of:=MEDIAN([.$C92];[.$G92];[.$K92];[.$O92];[.$S92];[.$W92];[.$AA92];[.$AE92];[.$AI92];[.$AM92];[.$AQ92];[.$AU92];[.$AY92])" table:style-name="ce1">
            <text:p>42,99</text:p>
          </table:table-cell>
          <table:table-cell office:value-type="float" office:value="135603" table:formula="of:=MEDIAN([.$D92];[.$H92];[.$L92];[.$P92];[.$T92];[.$X92];[.$AB92];[.$AF92];[.$AJ92];[.$AN92];[.$AR92];[.$AV92];[.$AZ92])" table:style-name="ce1">
            <text:p>135603</text:p>
          </table:table-cell>
          <table:table-cell office:value-type="float" office:value="51608" table:formula="of:=MEDIAN([.$E92];[.$I92];[.$M92];[.$Q92];[.$U92];[.$Y92];[.$AC92];[.$AG92];[.$AK92];[.$AO92];[.$AS92];[.$AW92];[.$BA92])" table:style-name="ce1">
            <text:p>51608</text:p>
          </table:table-cell>
          <table:table-cell office:value-type="float" office:value="450.99" table:formula="of:=MAX([.$B92];[.$F92];[.$J92];[.$N92];[.$R92];[.$V92];[.$Z92];[.$AD92];[.$AH92];[.$AL92];[.$AP92];[.$AT92];[.$AX92])" table:style-name="ce1">
            <text:p>450,99</text:p>
          </table:table-cell>
          <table:table-cell office:value-type="float" office:value="417.99" table:formula="of:=MAX([.$C92];[.$G92];[.$K92];[.$O92];[.$S92];[.$W92];[.$AA92];[.$AE92];[.$AI92];[.$AM92];[.$AQ92];[.$AU92];[.$AY92])" table:style-name="ce1">
            <text:p>417,99</text:p>
          </table:table-cell>
          <table:table-cell office:value-type="float" office:value="1152387" table:formula="of:=MAX([.$D92];[.$H92];[.$L92];[.$P92];[.$T92];[.$X92];[.$AB92];[.$AF92];[.$AJ92];[.$AN92];[.$AR92];[.$AV92];[.$AZ92])" table:style-name="ce1">
            <text:p>1152387</text:p>
          </table:table-cell>
          <table:table-cell office:value-type="float" office:value="298969" table:formula="of:=MAX([.$E92];[.$I92];[.$M92];[.$Q92];[.$U92];[.$Y92];[.$AC92];[.$AG92];[.$AK92];[.$AO92];[.$AS92];[.$AW92];[.$BA92])" table:style-name="ce1">
            <text:p>2989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0_c55.lp</text:p>
          </table:table-cell>
          <table:table-cell office:value-type="float" office:value="49.56" table:style-name="ce1">
            <text:p>49,56</text:p>
          </table:table-cell>
          <table:table-cell office:value-type="float" office:value="43.34" table:style-name="ce1">
            <text:p>43,34</text:p>
          </table:table-cell>
          <table:table-cell office:value-type="float" office:value="640238" table:style-name="ce1">
            <text:p>640238</text:p>
          </table:table-cell>
          <table:table-cell office:value-type="float" office:value="63335" table:style-name="ce1">
            <text:p>63335</text:p>
          </table:table-cell>
          <table:table-cell office:value-type="float" office:value="141.6" table:style-name="ce3">
            <text:p>141,6</text:p>
          </table:table-cell>
          <table:table-cell office:value-type="float" office:value="134.87" table:style-name="ce3">
            <text:p>134,87</text:p>
          </table:table-cell>
          <table:table-cell office:value-type="float" office:value="367485" table:style-name="ce1">
            <text:p>367485</text:p>
          </table:table-cell>
          <table:table-cell office:value-type="float" office:value="185836" table:style-name="ce3">
            <text:p>185836</text:p>
          </table:table-cell>
          <table:table-cell office:value-type="float" office:value="30.97" table:style-name="ce1">
            <text:p>30,97</text:p>
          </table:table-cell>
          <table:table-cell office:value-type="float" office:value="25.28" table:style-name="ce1">
            <text:p>25,28</text:p>
          </table:table-cell>
          <table:table-cell office:value-type="float" office:value="427384" table:style-name="ce1">
            <text:p>427384</text:p>
          </table:table-cell>
          <table:table-cell office:value-type="float" office:value="46620" table:style-name="ce1">
            <text:p>46620</text:p>
          </table:table-cell>
          <table:table-cell office:value-type="float" office:value="31.68" table:style-name="ce1">
            <text:p>31,68</text:p>
          </table:table-cell>
          <table:table-cell office:value-type="float" office:value="24.92" table:style-name="ce1">
            <text:p>24,92</text:p>
          </table:table-cell>
          <table:table-cell office:value-type="float" office:value="386605" table:style-name="ce1">
            <text:p>386605</text:p>
          </table:table-cell>
          <table:table-cell office:value-type="float" office:value="36393" table:style-name="ce1">
            <text:p>36393</text:p>
          </table:table-cell>
          <table:table-cell office:value-type="float" office:value="104.74" table:style-name="ce1">
            <text:p>104,74</text:p>
          </table:table-cell>
          <table:table-cell office:value-type="float" office:value="98.57" table:style-name="ce1">
            <text:p>98,57</text:p>
          </table:table-cell>
          <table:table-cell office:value-type="float" office:value="269887" table:style-name="ce1">
            <text:p>269887</text:p>
          </table:table-cell>
          <table:table-cell office:value-type="float" office:value="134194" table:style-name="ce1">
            <text:p>134194</text:p>
          </table:table-cell>
          <table:table-cell office:value-type="float" office:value="49.15" table:style-name="ce1">
            <text:p>49,15</text:p>
          </table:table-cell>
          <table:table-cell office:value-type="float" office:value="41.45" table:style-name="ce1">
            <text:p>41,45</text:p>
          </table:table-cell>
          <table:table-cell office:value-type="float" office:value="623582" table:style-name="ce1">
            <text:p>623582</text:p>
          </table:table-cell>
          <table:table-cell office:value-type="float" office:value="62224" table:style-name="ce1">
            <text:p>62224</text:p>
          </table:table-cell>
          <table:table-cell office:value-type="float" office:value="25.72" table:style-name="ce2">
            <text:p>25,72</text:p>
          </table:table-cell>
          <table:table-cell office:value-type="float" office:value="19.96" table:style-name="ce2">
            <text:p>19,96</text:p>
          </table:table-cell>
          <table:table-cell office:value-type="float" office:value="228936" table:style-name="ce1">
            <text:p>228936</text:p>
          </table:table-cell>
          <table:table-cell office:value-type="float" office:value="28825" table:style-name="ce2">
            <text:p>28825</text:p>
          </table:table-cell>
          <table:table-cell office:value-type="float" office:value="43.68" table:style-name="ce1">
            <text:p>43,68</text:p>
          </table:table-cell>
          <table:table-cell office:value-type="float" office:value="36.76" table:style-name="ce1">
            <text:p>36,76</text:p>
          </table:table-cell>
          <table:table-cell office:value-type="float" office:value="96223" table:style-name="ce2">
            <text:p>96223</text:p>
          </table:table-cell>
          <table:table-cell office:value-type="float" office:value="46689" table:style-name="ce1">
            <text:p>46689</text:p>
          </table:table-cell>
          <table:table-cell office:value-type="float" office:value="31.4" table:style-name="ce1">
            <text:p>31,4</text:p>
          </table:table-cell>
          <table:table-cell office:value-type="float" office:value="25.06" table:style-name="ce1">
            <text:p>25,06</text:p>
          </table:table-cell>
          <table:table-cell office:value-type="float" office:value="328469" table:style-name="ce1">
            <text:p>328469</text:p>
          </table:table-cell>
          <table:table-cell office:value-type="float" office:value="35343" table:style-name="ce1">
            <text:p>35343</text:p>
          </table:table-cell>
          <table:table-cell office:value-type="float" office:value="60.44" table:style-name="ce1">
            <text:p>60,44</text:p>
          </table:table-cell>
          <table:table-cell office:value-type="float" office:value="29.74" table:style-name="ce1">
            <text:p>29,74</text:p>
          </table:table-cell>
          <table:table-cell office:value-type="float" office:value="378061" table:style-name="ce1">
            <text:p>378061</text:p>
          </table:table-cell>
          <table:table-cell office:value-type="float" office:value="29322" table:style-name="ce1">
            <text:p>29322</text:p>
          </table:table-cell>
          <table:table-cell office:value-type="float" office:value="54.61" table:style-name="ce1">
            <text:p>54,61</text:p>
          </table:table-cell>
          <table:table-cell office:value-type="float" office:value="31.24" table:style-name="ce1">
            <text:p>31,24</text:p>
          </table:table-cell>
          <table:table-cell office:value-type="float" office:value="121935" table:style-name="ce1">
            <text:p>121935</text:p>
          </table:table-cell>
          <table:table-cell office:value-type="float" office:value="29411" table:style-name="ce1">
            <text:p>29411</text:p>
          </table:table-cell>
          <table:table-cell office:value-type="float" office:value="123.55" table:style-name="ce1">
            <text:p>123,55</text:p>
          </table:table-cell>
          <table:table-cell office:value-type="float" office:value="97.57" table:style-name="ce1">
            <text:p>97,57</text:p>
          </table:table-cell>
          <table:table-cell office:value-type="float" office:value="961441" table:style-name="ce3">
            <text:p>961441</text:p>
          </table:table-cell>
          <table:table-cell office:value-type="float" office:value="86871" table:style-name="ce1">
            <text:p>86871</text:p>
          </table:table-cell>
          <table:table-cell office:value-type="float" office:value="67.56" table:style-name="ce1">
            <text:p>67,56</text:p>
          </table:table-cell>
          <table:table-cell office:value-type="float" office:value="62.28" table:style-name="ce1">
            <text:p>62,28</text:p>
          </table:table-cell>
          <table:table-cell office:value-type="float" office:value="894536" table:style-name="ce1">
            <text:p>894536</text:p>
          </table:table-cell>
          <table:table-cell office:value-type="float" office:value="91398" table:style-name="ce1">
            <text:p>91398</text:p>
          </table:table-cell>
          <table:table-cell office:value-type="float" office:value="25.72" table:formula="of:=MIN([.$B93];[.$F93];[.$J93];[.$N93];[.$R93];[.$V93];[.$Z93];[.$AD93];[.$AH93];[.$AL93];[.$AP93];[.$AT93];[.$AX93])" table:style-name="ce1">
            <text:p>25,72</text:p>
          </table:table-cell>
          <table:table-cell office:value-type="float" office:value="19.96" table:formula="of:=MIN([.$C93];[.$G93];[.$K93];[.$O93];[.$S93];[.$W93];[.$AA93];[.$AE93];[.$AI93];[.$AM93];[.$AQ93];[.$AU93];[.$AY93])" table:style-name="ce1">
            <text:p>19,96</text:p>
          </table:table-cell>
          <table:table-cell office:value-type="float" office:value="96223" table:formula="of:=MIN([.$D93];[.$H93];[.$L93];[.$P93];[.$T93];[.$X93];[.$AB93];[.$AF93];[.$AJ93];[.$AN93];[.$AR93];[.$AV93];[.$AZ93])" table:style-name="ce1">
            <text:p>96223</text:p>
          </table:table-cell>
          <table:table-cell office:value-type="float" office:value="28825" table:formula="of:=MIN([.$E93];[.$I93];[.$M93];[.$Q93];[.$U93];[.$Y93];[.$AC93];[.$AG93];[.$AK93];[.$AO93];[.$AS93];[.$AW93];[.$BA93])" table:style-name="ce1">
            <text:p>28825</text:p>
          </table:table-cell>
          <table:table-cell office:value-type="float" office:value="49.56" table:formula="of:=MEDIAN([.$B93];[.$F93];[.$J93];[.$N93];[.$R93];[.$V93];[.$Z93];[.$AD93];[.$AH93];[.$AL93];[.$AP93];[.$AT93];[.$AX93])" table:style-name="ce1">
            <text:p>49,56</text:p>
          </table:table-cell>
          <table:table-cell office:value-type="float" office:value="36.76" table:formula="of:=MEDIAN([.$C93];[.$G93];[.$K93];[.$O93];[.$S93];[.$W93];[.$AA93];[.$AE93];[.$AI93];[.$AM93];[.$AQ93];[.$AU93];[.$AY93])" table:style-name="ce1">
            <text:p>36,76</text:p>
          </table:table-cell>
          <table:table-cell office:value-type="float" office:value="378061" table:formula="of:=MEDIAN([.$D93];[.$H93];[.$L93];[.$P93];[.$T93];[.$X93];[.$AB93];[.$AF93];[.$AJ93];[.$AN93];[.$AR93];[.$AV93];[.$AZ93])" table:style-name="ce1">
            <text:p>378061</text:p>
          </table:table-cell>
          <table:table-cell office:value-type="float" office:value="46689" table:formula="of:=MEDIAN([.$E93];[.$I93];[.$M93];[.$Q93];[.$U93];[.$Y93];[.$AC93];[.$AG93];[.$AK93];[.$AO93];[.$AS93];[.$AW93];[.$BA93])" table:style-name="ce1">
            <text:p>46689</text:p>
          </table:table-cell>
          <table:table-cell office:value-type="float" office:value="141.6" table:formula="of:=MAX([.$B93];[.$F93];[.$J93];[.$N93];[.$R93];[.$V93];[.$Z93];[.$AD93];[.$AH93];[.$AL93];[.$AP93];[.$AT93];[.$AX93])" table:style-name="ce1">
            <text:p>141,6</text:p>
          </table:table-cell>
          <table:table-cell office:value-type="float" office:value="134.87" table:formula="of:=MAX([.$C93];[.$G93];[.$K93];[.$O93];[.$S93];[.$W93];[.$AA93];[.$AE93];[.$AI93];[.$AM93];[.$AQ93];[.$AU93];[.$AY93])" table:style-name="ce1">
            <text:p>134,87</text:p>
          </table:table-cell>
          <table:table-cell office:value-type="float" office:value="961441" table:formula="of:=MAX([.$D93];[.$H93];[.$L93];[.$P93];[.$T93];[.$X93];[.$AB93];[.$AF93];[.$AJ93];[.$AN93];[.$AR93];[.$AV93];[.$AZ93])" table:style-name="ce1">
            <text:p>961441</text:p>
          </table:table-cell>
          <table:table-cell office:value-type="float" office:value="185836" table:formula="of:=MAX([.$E93];[.$I93];[.$M93];[.$Q93];[.$U93];[.$Y93];[.$AC93];[.$AG93];[.$AK93];[.$AO93];[.$AS93];[.$AW93];[.$BA93])" table:style-name="ce1">
            <text:p>18583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0_c65.lp</text:p>
          </table:table-cell>
          <table:table-cell office:value-type="float" office:value="29.14" table:style-name="ce1">
            <text:p>29,14</text:p>
          </table:table-cell>
          <table:table-cell office:value-type="float" office:value="20.97" table:style-name="ce1">
            <text:p>20,97</text:p>
          </table:table-cell>
          <table:table-cell office:value-type="float" office:value="96929" table:style-name="ce1">
            <text:p>96929</text:p>
          </table:table-cell>
          <table:table-cell office:value-type="float" office:value="21174" table:style-name="ce1">
            <text:p>21174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1.33" table:style-name="ce1">
            <text:p>11,33</text:p>
          </table:table-cell>
          <table:table-cell office:value-type="float" office:value="19800" table:style-name="ce1">
            <text:p>19800</text:p>
          </table:table-cell>
          <table:table-cell office:value-type="float" office:value="13434" table:style-name="ce1">
            <text:p>13434</text:p>
          </table:table-cell>
          <table:table-cell office:value-type="float" office:value="50" table:style-name="ce1">
            <text:p>50</text:p>
          </table:table-cell>
          <table:table-cell office:value-type="float" office:value="41.83" table:style-name="ce1">
            <text:p>41,83</text:p>
          </table:table-cell>
          <table:table-cell office:value-type="float" office:value="360777" table:style-name="ce3">
            <text:p>360777</text:p>
          </table:table-cell>
          <table:table-cell office:value-type="float" office:value="42073" table:style-name="ce1">
            <text:p>42073</text:p>
          </table:table-cell>
          <table:table-cell office:value-type="float" office:value="17.48" table:style-name="ce1">
            <text:p>17,48</text:p>
          </table:table-cell>
          <table:table-cell office:value-type="float" office:value="9.4" table:style-name="ce1">
            <text:p>9,4</text:p>
          </table:table-cell>
          <table:table-cell office:value-type="float" office:value="60900" table:style-name="ce1">
            <text:p>60900</text:p>
          </table:table-cell>
          <table:table-cell office:value-type="float" office:value="12125" table:style-name="ce1">
            <text:p>12125</text:p>
          </table:table-cell>
          <table:table-cell office:value-type="float" office:value="34.81" table:style-name="ce1">
            <text:p>34,81</text:p>
          </table:table-cell>
          <table:table-cell office:value-type="float" office:value="27.18" table:style-name="ce1">
            <text:p>27,18</text:p>
          </table:table-cell>
          <table:table-cell office:value-type="float" office:value="44046" table:style-name="ce1">
            <text:p>44046</text:p>
          </table:table-cell>
          <table:table-cell office:value-type="float" office:value="31902" table:style-name="ce1">
            <text:p>31902</text:p>
          </table:table-cell>
          <table:table-cell office:value-type="float" office:value="12.01" table:style-name="ce1">
            <text:p>12,01</text:p>
          </table:table-cell>
          <table:table-cell office:value-type="float" office:value="3.77" table:style-name="ce1">
            <text:p>3,77</text:p>
          </table:table-cell>
          <table:table-cell office:value-type="float" office:value="27381" table:style-name="ce1">
            <text:p>27381</text:p>
          </table:table-cell>
          <table:table-cell office:value-type="float" office:value="5470" table:style-name="ce1">
            <text:p>5470</text:p>
          </table:table-cell>
          <table:table-cell office:value-type="float" office:value="18.79" table:style-name="ce1">
            <text:p>18,79</text:p>
          </table:table-cell>
          <table:table-cell office:value-type="float" office:value="10.98" table:style-name="ce1">
            <text:p>10,98</text:p>
          </table:table-cell>
          <table:table-cell office:value-type="float" office:value="73218" table:style-name="ce1">
            <text:p>73218</text:p>
          </table:table-cell>
          <table:table-cell office:value-type="float" office:value="12470" table:style-name="ce1">
            <text:p>12470</text:p>
          </table:table-cell>
          <table:table-cell office:value-type="float" office:value="7.96" table:style-name="ce2">
            <text:p>7,96</text:p>
          </table:table-cell>
          <table:table-cell office:value-type="float" office:value="0.43" table:style-name="ce2">
            <text:p>0,43</text:p>
          </table:table-cell>
          <table:table-cell office:value-type="float" office:value="1586" table:style-name="ce2">
            <text:p>1586</text:p>
          </table:table-cell>
          <table:table-cell office:value-type="float" office:value="530" table:style-name="ce2">
            <text:p>530</text:p>
          </table:table-cell>
          <table:table-cell office:value-type="float" office:value="169.58" table:style-name="ce3">
            <text:p>169,58</text:p>
          </table:table-cell>
          <table:table-cell office:value-type="float" office:value="162.15" table:style-name="ce3">
            <text:p>162,15</text:p>
          </table:table-cell>
          <table:table-cell office:value-type="float" office:value="197922" table:style-name="ce1">
            <text:p>197922</text:p>
          </table:table-cell>
          <table:table-cell office:value-type="float" office:value="120493" table:style-name="ce3">
            <text:p>120493</text:p>
          </table:table-cell>
          <table:table-cell office:value-type="float" office:value="51.04" table:style-name="ce1">
            <text:p>51,04</text:p>
          </table:table-cell>
          <table:table-cell office:value-type="float" office:value="21.9" table:style-name="ce1">
            <text:p>21,9</text:p>
          </table:table-cell>
          <table:table-cell office:value-type="float" office:value="244963" table:style-name="ce1">
            <text:p>244963</text:p>
          </table:table-cell>
          <table:table-cell office:value-type="float" office:value="19905" table:style-name="ce1">
            <text:p>19905</text:p>
          </table:table-cell>
          <table:table-cell office:value-type="float" office:value="145.5" table:style-name="ce1">
            <text:p>145,5</text:p>
          </table:table-cell>
          <table:table-cell office:value-type="float" office:value="109.38" table:style-name="ce1">
            <text:p>109,38</text:p>
          </table:table-cell>
          <table:table-cell office:value-type="float" office:value="125970" table:style-name="ce1">
            <text:p>125970</text:p>
          </table:table-cell>
          <table:table-cell office:value-type="float" office:value="54144" table:style-name="ce1">
            <text:p>54144</text:p>
          </table:table-cell>
          <table:table-cell office:value-type="float" office:value="43.9" table:style-name="ce1">
            <text:p>43,9</text:p>
          </table:table-cell>
          <table:table-cell office:value-type="float" office:value="9.18" table:style-name="ce1">
            <text:p>9,18</text:p>
          </table:table-cell>
          <table:table-cell office:value-type="float" office:value="56901" table:style-name="ce1">
            <text:p>56901</text:p>
          </table:table-cell>
          <table:table-cell office:value-type="float" office:value="8473" table:style-name="ce1">
            <text:p>8473</text:p>
          </table:table-cell>
          <table:table-cell office:value-type="float" office:value="39.46" table:style-name="ce1">
            <text:p>39,46</text:p>
          </table:table-cell>
          <table:table-cell office:value-type="float" office:value="31.92" table:style-name="ce1">
            <text:p>31,92</text:p>
          </table:table-cell>
          <table:table-cell office:value-type="float" office:value="305270" table:style-name="ce1">
            <text:p>305270</text:p>
          </table:table-cell>
          <table:table-cell office:value-type="float" office:value="32230" table:style-name="ce1">
            <text:p>32230</text:p>
          </table:table-cell>
          <table:table-cell office:value-type="float" office:value="7.96" table:formula="of:=MIN([.$B94];[.$F94];[.$J94];[.$N94];[.$R94];[.$V94];[.$Z94];[.$AD94];[.$AH94];[.$AL94];[.$AP94];[.$AT94];[.$AX94])" table:style-name="ce1">
            <text:p>7,96</text:p>
          </table:table-cell>
          <table:table-cell office:value-type="float" office:value="0.43" table:formula="of:=MIN([.$C94];[.$G94];[.$K94];[.$O94];[.$S94];[.$W94];[.$AA94];[.$AE94];[.$AI94];[.$AM94];[.$AQ94];[.$AU94];[.$AY94])" table:style-name="ce1">
            <text:p>0,43</text:p>
          </table:table-cell>
          <table:table-cell office:value-type="float" office:value="1586" table:formula="of:=MIN([.$D94];[.$H94];[.$L94];[.$P94];[.$T94];[.$X94];[.$AB94];[.$AF94];[.$AJ94];[.$AN94];[.$AR94];[.$AV94];[.$AZ94])" table:style-name="ce1">
            <text:p>1586</text:p>
          </table:table-cell>
          <table:table-cell office:value-type="float" office:value="530" table:formula="of:=MIN([.$E94];[.$I94];[.$M94];[.$Q94];[.$U94];[.$Y94];[.$AC94];[.$AG94];[.$AK94];[.$AO94];[.$AS94];[.$AW94];[.$BA94])" table:style-name="ce1">
            <text:p>530</text:p>
          </table:table-cell>
          <table:table-cell office:value-type="float" office:value="34.81" table:formula="of:=MEDIAN([.$B94];[.$F94];[.$J94];[.$N94];[.$R94];[.$V94];[.$Z94];[.$AD94];[.$AH94];[.$AL94];[.$AP94];[.$AT94];[.$AX94])" table:style-name="ce1">
            <text:p>34,81</text:p>
          </table:table-cell>
          <table:table-cell office:value-type="float" office:value="20.97" table:formula="of:=MEDIAN([.$C94];[.$G94];[.$K94];[.$O94];[.$S94];[.$W94];[.$AA94];[.$AE94];[.$AI94];[.$AM94];[.$AQ94];[.$AU94];[.$AY94])" table:style-name="ce1">
            <text:p>20,97</text:p>
          </table:table-cell>
          <table:table-cell office:value-type="float" office:value="73218" table:formula="of:=MEDIAN([.$D94];[.$H94];[.$L94];[.$P94];[.$T94];[.$X94];[.$AB94];[.$AF94];[.$AJ94];[.$AN94];[.$AR94];[.$AV94];[.$AZ94])" table:style-name="ce1">
            <text:p>73218</text:p>
          </table:table-cell>
          <table:table-cell office:value-type="float" office:value="19905" table:formula="of:=MEDIAN([.$E94];[.$I94];[.$M94];[.$Q94];[.$U94];[.$Y94];[.$AC94];[.$AG94];[.$AK94];[.$AO94];[.$AS94];[.$AW94];[.$BA94])" table:style-name="ce1">
            <text:p>19905</text:p>
          </table:table-cell>
          <table:table-cell office:value-type="float" office:value="169.58" table:formula="of:=MAX([.$B94];[.$F94];[.$J94];[.$N94];[.$R94];[.$V94];[.$Z94];[.$AD94];[.$AH94];[.$AL94];[.$AP94];[.$AT94];[.$AX94])" table:style-name="ce1">
            <text:p>169,58</text:p>
          </table:table-cell>
          <table:table-cell office:value-type="float" office:value="162.15" table:formula="of:=MAX([.$C94];[.$G94];[.$K94];[.$O94];[.$S94];[.$W94];[.$AA94];[.$AE94];[.$AI94];[.$AM94];[.$AQ94];[.$AU94];[.$AY94])" table:style-name="ce1">
            <text:p>162,15</text:p>
          </table:table-cell>
          <table:table-cell office:value-type="float" office:value="360777" table:formula="of:=MAX([.$D94];[.$H94];[.$L94];[.$P94];[.$T94];[.$X94];[.$AB94];[.$AF94];[.$AJ94];[.$AN94];[.$AR94];[.$AV94];[.$AZ94])" table:style-name="ce1">
            <text:p>360777</text:p>
          </table:table-cell>
          <table:table-cell office:value-type="float" office:value="120493" table:formula="of:=MAX([.$E94];[.$I94];[.$M94];[.$Q94];[.$U94];[.$Y94];[.$AC94];[.$AG94];[.$AK94];[.$AO94];[.$AS94];[.$AW94];[.$BA94])" table:style-name="ce1">
            <text:p>12049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5_c50.lp</text:p>
          </table:table-cell>
          <table:table-cell office:value-type="float" office:value="42.48" table:style-name="ce1">
            <text:p>42,48</text:p>
          </table:table-cell>
          <table:table-cell office:value-type="float" office:value="34.049999999999997" table:style-name="ce1">
            <text:p>34,05</text:p>
          </table:table-cell>
          <table:table-cell office:value-type="float" office:value="150813" table:style-name="ce1">
            <text:p>150813</text:p>
          </table:table-cell>
          <table:table-cell office:value-type="float" office:value="27765" table:style-name="ce1">
            <text:p>27765</text:p>
          </table:table-cell>
          <table:table-cell office:value-type="float" office:value="107.75" table:style-name="ce1">
            <text:p>107,75</text:p>
          </table:table-cell>
          <table:table-cell office:value-type="float" office:value="98.94" table:style-name="ce1">
            <text:p>98,94</text:p>
          </table:table-cell>
          <table:table-cell office:value-type="float" office:value="140795" table:style-name="ce1">
            <text:p>140795</text:p>
          </table:table-cell>
          <table:table-cell office:value-type="float" office:value="80406" table:style-name="ce1">
            <text:p>80406</text:p>
          </table:table-cell>
          <table:table-cell office:value-type="float" office:value="84.59" table:style-name="ce1">
            <text:p>84,59</text:p>
          </table:table-cell>
          <table:table-cell office:value-type="float" office:value="75.64" table:style-name="ce1">
            <text:p>75,64</text:p>
          </table:table-cell>
          <table:table-cell office:value-type="float" office:value="170717" table:style-name="ce1">
            <text:p>170717</text:p>
          </table:table-cell>
          <table:table-cell office:value-type="float" office:value="52843" table:style-name="ce1">
            <text:p>52843</text:p>
          </table:table-cell>
          <table:table-cell office:value-type="float" office:value="50.29" table:style-name="ce1">
            <text:p>50,29</text:p>
          </table:table-cell>
          <table:table-cell office:value-type="float" office:value="42.32" table:style-name="ce1">
            <text:p>42,32</text:p>
          </table:table-cell>
          <table:table-cell office:value-type="float" office:value="78827" table:style-name="ce1">
            <text:p>78827</text:p>
          </table:table-cell>
          <table:table-cell office:value-type="float" office:value="34753" table:style-name="ce1">
            <text:p>34753</text:p>
          </table:table-cell>
          <table:table-cell office:value-type="float" office:value="110.24" table:style-name="ce1">
            <text:p>110,24</text:p>
          </table:table-cell>
          <table:table-cell office:value-type="float" office:value="101.13" table:style-name="ce1">
            <text:p>101,13</text:p>
          </table:table-cell>
          <table:table-cell office:value-type="float" office:value="110257" table:style-name="ce1">
            <text:p>110257</text:p>
          </table:table-cell>
          <table:table-cell office:value-type="float" office:value="69869" table:style-name="ce1">
            <text:p>69869</text:p>
          </table:table-cell>
          <table:table-cell office:value-type="float" office:value="30.22" table:style-name="ce2">
            <text:p>30,22</text:p>
          </table:table-cell>
          <table:table-cell office:value-type="float" office:value="21.18" table:style-name="ce2">
            <text:p>21,18</text:p>
          </table:table-cell>
          <table:table-cell office:value-type="float" office:value="53788" table:style-name="ce1">
            <text:p>53788</text:p>
          </table:table-cell>
          <table:table-cell office:value-type="float" office:value="18292" table:style-name="ce2">
            <text:p>18292</text:p>
          </table:table-cell>
          <table:table-cell office:value-type="float" office:value="49.46" table:style-name="ce1">
            <text:p>49,46</text:p>
          </table:table-cell>
          <table:table-cell office:value-type="float" office:value="40.729999999999997" table:style-name="ce1">
            <text:p>40,73</text:p>
          </table:table-cell>
          <table:table-cell office:value-type="float" office:value="71669" table:style-name="ce1">
            <text:p>71669</text:p>
          </table:table-cell>
          <table:table-cell office:value-type="float" office:value="32187" table:style-name="ce1">
            <text:p>32187</text:p>
          </table:table-cell>
          <table:table-cell office:value-type="float" office:value="67.59" table:style-name="ce1">
            <text:p>67,59</text:p>
          </table:table-cell>
          <table:table-cell office:value-type="float" office:value="58.35" table:style-name="ce1">
            <text:p>58,35</text:p>
          </table:table-cell>
          <table:table-cell office:value-type="float" office:value="79023" table:style-name="ce1">
            <text:p>79023</text:p>
          </table:table-cell>
          <table:table-cell office:value-type="float" office:value="44450" table:style-name="ce1">
            <text:p>44450</text:p>
          </table:table-cell>
          <table:table-cell office:value-type="float" office:value="36.090000000000003" table:style-name="ce1">
            <text:p>36,09</text:p>
          </table:table-cell>
          <table:table-cell office:value-type="float" office:value="27.79" table:style-name="ce1">
            <text:p>27,79</text:p>
          </table:table-cell>
          <table:table-cell office:value-type="float" office:value="51912" table:style-name="ce2">
            <text:p>51912</text:p>
          </table:table-cell>
          <table:table-cell office:value-type="float" office:value="21056" table:style-name="ce1">
            <text:p>21056</text:p>
          </table:table-cell>
          <table:table-cell office:value-type="float" office:value="124.43" table:style-name="ce1">
            <text:p>124,43</text:p>
          </table:table-cell>
          <table:table-cell office:value-type="float" office:value="88.46" table:style-name="ce1">
            <text:p>88,46</text:p>
          </table:table-cell>
          <table:table-cell office:value-type="float" office:value="637191" table:style-name="ce3">
            <text:p>637191</text:p>
          </table:table-cell>
          <table:table-cell office:value-type="float" office:value="39275" table:style-name="ce1">
            <text:p>39275</text:p>
          </table:table-cell>
          <table:table-cell office:value-type="float" office:value="197.63" table:style-name="ce3">
            <text:p>197,63</text:p>
          </table:table-cell>
          <table:table-cell office:value-type="float" office:value="168.08" table:style-name="ce3">
            <text:p>168,08</text:p>
          </table:table-cell>
          <table:table-cell office:value-type="float" office:value="230020" table:style-name="ce1">
            <text:p>230020</text:p>
          </table:table-cell>
          <table:table-cell office:value-type="float" office:value="84872" table:style-name="ce3">
            <text:p>84872</text:p>
          </table:table-cell>
          <table:table-cell office:value-type="float" office:value="90.37" table:style-name="ce1">
            <text:p>90,37</text:p>
          </table:table-cell>
          <table:table-cell office:value-type="float" office:value="54.35" table:style-name="ce1">
            <text:p>54,35</text:p>
          </table:table-cell>
          <table:table-cell office:value-type="float" office:value="318344" table:style-name="ce1">
            <text:p>318344</text:p>
          </table:table-cell>
          <table:table-cell office:value-type="float" office:value="26189" table:style-name="ce1">
            <text:p>26189</text:p>
          </table:table-cell>
          <table:table-cell office:value-type="float" office:value="49.66" table:style-name="ce1">
            <text:p>49,66</text:p>
          </table:table-cell>
          <table:table-cell office:value-type="float" office:value="40.950000000000003" table:style-name="ce1">
            <text:p>40,95</text:p>
          </table:table-cell>
          <table:table-cell office:value-type="float" office:value="103452" table:style-name="ce1">
            <text:p>103452</text:p>
          </table:table-cell>
          <table:table-cell office:value-type="float" office:value="33522" table:style-name="ce1">
            <text:p>33522</text:p>
          </table:table-cell>
          <table:table-cell office:value-type="float" office:value="30.22" table:formula="of:=MIN([.$B95];[.$F95];[.$J95];[.$N95];[.$R95];[.$V95];[.$Z95];[.$AD95];[.$AH95];[.$AL95];[.$AP95];[.$AT95];[.$AX95])" table:style-name="ce1">
            <text:p>30,22</text:p>
          </table:table-cell>
          <table:table-cell office:value-type="float" office:value="21.18" table:formula="of:=MIN([.$C95];[.$G95];[.$K95];[.$O95];[.$S95];[.$W95];[.$AA95];[.$AE95];[.$AI95];[.$AM95];[.$AQ95];[.$AU95];[.$AY95])" table:style-name="ce1">
            <text:p>21,18</text:p>
          </table:table-cell>
          <table:table-cell office:value-type="float" office:value="51912" table:formula="of:=MIN([.$D95];[.$H95];[.$L95];[.$P95];[.$T95];[.$X95];[.$AB95];[.$AF95];[.$AJ95];[.$AN95];[.$AR95];[.$AV95];[.$AZ95])" table:style-name="ce1">
            <text:p>51912</text:p>
          </table:table-cell>
          <table:table-cell office:value-type="float" office:value="18292" table:formula="of:=MIN([.$E95];[.$I95];[.$M95];[.$Q95];[.$U95];[.$Y95];[.$AC95];[.$AG95];[.$AK95];[.$AO95];[.$AS95];[.$AW95];[.$BA95])" table:style-name="ce1">
            <text:p>18292</text:p>
          </table:table-cell>
          <table:table-cell office:value-type="float" office:value="67.59" table:formula="of:=MEDIAN([.$B95];[.$F95];[.$J95];[.$N95];[.$R95];[.$V95];[.$Z95];[.$AD95];[.$AH95];[.$AL95];[.$AP95];[.$AT95];[.$AX95])" table:style-name="ce1">
            <text:p>67,59</text:p>
          </table:table-cell>
          <table:table-cell office:value-type="float" office:value="54.35" table:formula="of:=MEDIAN([.$C95];[.$G95];[.$K95];[.$O95];[.$S95];[.$W95];[.$AA95];[.$AE95];[.$AI95];[.$AM95];[.$AQ95];[.$AU95];[.$AY95])" table:style-name="ce1">
            <text:p>54,35</text:p>
          </table:table-cell>
          <table:table-cell office:value-type="float" office:value="110257" table:formula="of:=MEDIAN([.$D95];[.$H95];[.$L95];[.$P95];[.$T95];[.$X95];[.$AB95];[.$AF95];[.$AJ95];[.$AN95];[.$AR95];[.$AV95];[.$AZ95])" table:style-name="ce1">
            <text:p>110257</text:p>
          </table:table-cell>
          <table:table-cell office:value-type="float" office:value="34753" table:formula="of:=MEDIAN([.$E95];[.$I95];[.$M95];[.$Q95];[.$U95];[.$Y95];[.$AC95];[.$AG95];[.$AK95];[.$AO95];[.$AS95];[.$AW95];[.$BA95])" table:style-name="ce1">
            <text:p>34753</text:p>
          </table:table-cell>
          <table:table-cell office:value-type="float" office:value="197.63" table:formula="of:=MAX([.$B95];[.$F95];[.$J95];[.$N95];[.$R95];[.$V95];[.$Z95];[.$AD95];[.$AH95];[.$AL95];[.$AP95];[.$AT95];[.$AX95])" table:style-name="ce1">
            <text:p>197,63</text:p>
          </table:table-cell>
          <table:table-cell office:value-type="float" office:value="168.08" table:formula="of:=MAX([.$C95];[.$G95];[.$K95];[.$O95];[.$S95];[.$W95];[.$AA95];[.$AE95];[.$AI95];[.$AM95];[.$AQ95];[.$AU95];[.$AY95])" table:style-name="ce1">
            <text:p>168,08</text:p>
          </table:table-cell>
          <table:table-cell office:value-type="float" office:value="637191" table:formula="of:=MAX([.$D95];[.$H95];[.$L95];[.$P95];[.$T95];[.$X95];[.$AB95];[.$AF95];[.$AJ95];[.$AN95];[.$AR95];[.$AV95];[.$AZ95])" table:style-name="ce1">
            <text:p>637191</text:p>
          </table:table-cell>
          <table:table-cell office:value-type="float" office:value="84872" table:formula="of:=MAX([.$E95];[.$I95];[.$M95];[.$Q95];[.$U95];[.$Y95];[.$AC95];[.$AG95];[.$AK95];[.$AO95];[.$AS95];[.$AW95];[.$BA95])" table:style-name="ce1">
            <text:p>8487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5_c55.lp</text:p>
          </table:table-cell>
          <table:table-cell office:value-type="float" office:value="41.07" table:style-name="ce1">
            <text:p>41,07</text:p>
          </table:table-cell>
          <table:table-cell office:value-type="float" office:value="35.83" table:style-name="ce1">
            <text:p>35,83</text:p>
          </table:table-cell>
          <table:table-cell office:value-type="float" office:value="554640" table:style-name="ce1">
            <text:p>554640</text:p>
          </table:table-cell>
          <table:table-cell office:value-type="float" office:value="80911" table:style-name="ce1">
            <text:p>80911</text:p>
          </table:table-cell>
          <table:table-cell office:value-type="float" office:value="739.59" table:style-name="ce1">
            <text:p>739,59</text:p>
          </table:table-cell>
          <table:table-cell office:value-type="float" office:value="734.56" table:style-name="ce1">
            <text:p>734,56</text:p>
          </table:table-cell>
          <table:table-cell office:value-type="float" office:value="1603329" table:style-name="ce1">
            <text:p>1603329</text:p>
          </table:table-cell>
          <table:table-cell office:value-type="float" office:value="1130979" table:style-name="ce1">
            <text:p>1130979</text:p>
          </table:table-cell>
          <table:table-cell office:value-type="float" office:value="10.74" table:style-name="ce2">
            <text:p>10,74</text:p>
          </table:table-cell>
          <table:table-cell office:value-type="float" office:value="5.65" table:style-name="ce2">
            <text:p>5,65</text:p>
          </table:table-cell>
          <table:table-cell office:value-type="float" office:value="115672" table:style-name="ce2">
            <text:p>115672</text:p>
          </table:table-cell>
          <table:table-cell office:value-type="float" office:value="13640" table:style-name="ce2">
            <text:p>13640</text:p>
          </table:table-cell>
          <table:table-cell office:value-type="float" office:value="715.55" table:style-name="ce1">
            <text:p>715,55</text:p>
          </table:table-cell>
          <table:table-cell office:value-type="float" office:value="710.45" table:style-name="ce1">
            <text:p>710,45</text:p>
          </table:table-cell>
          <table:table-cell office:value-type="float" office:value="6678600" table:style-name="ce3">
            <text:p>6678600</text:p>
          </table:table-cell>
          <table:table-cell office:value-type="float" office:value="1340148" table:style-name="ce1">
            <text:p>1340148</text:p>
          </table:table-cell>
          <table:table-cell office:value-type="float" office:value="1148.8499999999999" table:style-name="ce3">
            <text:p>1148,85</text:p>
          </table:table-cell>
          <table:table-cell office:value-type="float" office:value="1143.3900000000001" table:style-name="ce3">
            <text:p>1143,39</text:p>
          </table:table-cell>
          <table:table-cell office:value-type="float" office:value="2428188" table:style-name="ce1">
            <text:p>2428188</text:p>
          </table:table-cell>
          <table:table-cell office:value-type="float" office:value="1725480" table:style-name="ce3">
            <text:p>1725480</text:p>
          </table:table-cell>
          <table:table-cell office:value-type="float" office:value="177.66" table:style-name="ce1">
            <text:p>177,66</text:p>
          </table:table-cell>
          <table:table-cell office:value-type="float" office:value="172.1" table:style-name="ce1">
            <text:p>172,1</text:p>
          </table:table-cell>
          <table:table-cell office:value-type="float" office:value="1906338" table:style-name="ce1">
            <text:p>1906338</text:p>
          </table:table-cell>
          <table:table-cell office:value-type="float" office:value="325922" table:style-name="ce1">
            <text:p>325922</text:p>
          </table:table-cell>
          <table:table-cell office:value-type="float" office:value="267.39" table:style-name="ce1">
            <text:p>267,39</text:p>
          </table:table-cell>
          <table:table-cell office:value-type="float" office:value="262.42" table:style-name="ce1">
            <text:p>262,42</text:p>
          </table:table-cell>
          <table:table-cell office:value-type="float" office:value="2214670" table:style-name="ce1">
            <text:p>2214670</text:p>
          </table:table-cell>
          <table:table-cell office:value-type="float" office:value="527379" table:style-name="ce1">
            <text:p>527379</text:p>
          </table:table-cell>
          <table:table-cell office:value-type="float" office:value="233.19" table:style-name="ce1">
            <text:p>233,19</text:p>
          </table:table-cell>
          <table:table-cell office:value-type="float" office:value="228.01" table:style-name="ce1">
            <text:p>228,01</text:p>
          </table:table-cell>
          <table:table-cell office:value-type="float" office:value="609864" table:style-name="ce1">
            <text:p>609864</text:p>
          </table:table-cell>
          <table:table-cell office:value-type="float" office:value="403109" table:style-name="ce1">
            <text:p>403109</text:p>
          </table:table-cell>
          <table:table-cell office:value-type="float" office:value="48.81" table:style-name="ce1">
            <text:p>48,81</text:p>
          </table:table-cell>
          <table:table-cell office:value-type="float" office:value="43.77" table:style-name="ce1">
            <text:p>43,77</text:p>
          </table:table-cell>
          <table:table-cell office:value-type="float" office:value="493461" table:style-name="ce1">
            <text:p>493461</text:p>
          </table:table-cell>
          <table:table-cell office:value-type="float" office:value="106099" table:style-name="ce1">
            <text:p>106099</text:p>
          </table:table-cell>
          <table:table-cell office:value-type="float" office:value="252.5" table:style-name="ce1">
            <text:p>252,5</text:p>
          </table:table-cell>
          <table:table-cell office:value-type="float" office:value="230.88" table:style-name="ce1">
            <text:p>230,88</text:p>
          </table:table-cell>
          <table:table-cell office:value-type="float" office:value="2258769" table:style-name="ce1">
            <text:p>2258769</text:p>
          </table:table-cell>
          <table:table-cell office:value-type="float" office:value="366733" table:style-name="ce1">
            <text:p>366733</text:p>
          </table:table-cell>
          <table:table-cell office:value-type="float" office:value="1037.49" table:style-name="ce1">
            <text:p>1037,49</text:p>
          </table:table-cell>
          <table:table-cell office:value-type="float" office:value="1015.27" table:style-name="ce1">
            <text:p>1015,27</text:p>
          </table:table-cell>
          <table:table-cell office:value-type="float" office:value="1513735" table:style-name="ce1">
            <text:p>1513735</text:p>
          </table:table-cell>
          <table:table-cell office:value-type="float" office:value="1033013" table:style-name="ce1">
            <text:p>1033013</text:p>
          </table:table-cell>
          <table:table-cell office:value-type="float" office:value="324.77999999999997" table:style-name="ce1">
            <text:p>324,78</text:p>
          </table:table-cell>
          <table:table-cell office:value-type="float" office:value="299.66000000000003" table:style-name="ce1">
            <text:p>299,66</text:p>
          </table:table-cell>
          <table:table-cell office:value-type="float" office:value="2200094" table:style-name="ce1">
            <text:p>2200094</text:p>
          </table:table-cell>
          <table:table-cell office:value-type="float" office:value="372804" table:style-name="ce1">
            <text:p>372804</text:p>
          </table:table-cell>
          <table:table-cell office:value-type="float" office:value="60.77" table:style-name="ce1">
            <text:p>60,77</text:p>
          </table:table-cell>
          <table:table-cell office:value-type="float" office:value="55.55" table:style-name="ce1">
            <text:p>55,55</text:p>
          </table:table-cell>
          <table:table-cell office:value-type="float" office:value="661471" table:style-name="ce1">
            <text:p>661471</text:p>
          </table:table-cell>
          <table:table-cell office:value-type="float" office:value="119390" table:style-name="ce1">
            <text:p>119390</text:p>
          </table:table-cell>
          <table:table-cell office:value-type="float" office:value="10.74" table:formula="of:=MIN([.$B96];[.$F96];[.$J96];[.$N96];[.$R96];[.$V96];[.$Z96];[.$AD96];[.$AH96];[.$AL96];[.$AP96];[.$AT96];[.$AX96])" table:style-name="ce1">
            <text:p>10,74</text:p>
          </table:table-cell>
          <table:table-cell office:value-type="float" office:value="5.65" table:formula="of:=MIN([.$C96];[.$G96];[.$K96];[.$O96];[.$S96];[.$W96];[.$AA96];[.$AE96];[.$AI96];[.$AM96];[.$AQ96];[.$AU96];[.$AY96])" table:style-name="ce1">
            <text:p>5,65</text:p>
          </table:table-cell>
          <table:table-cell office:value-type="float" office:value="115672" table:formula="of:=MIN([.$D96];[.$H96];[.$L96];[.$P96];[.$T96];[.$X96];[.$AB96];[.$AF96];[.$AJ96];[.$AN96];[.$AR96];[.$AV96];[.$AZ96])" table:style-name="ce1">
            <text:p>115672</text:p>
          </table:table-cell>
          <table:table-cell office:value-type="float" office:value="13640" table:formula="of:=MIN([.$E96];[.$I96];[.$M96];[.$Q96];[.$U96];[.$Y96];[.$AC96];[.$AG96];[.$AK96];[.$AO96];[.$AS96];[.$AW96];[.$BA96])" table:style-name="ce1">
            <text:p>13640</text:p>
          </table:table-cell>
          <table:table-cell office:value-type="float" office:value="252.5" table:formula="of:=MEDIAN([.$B96];[.$F96];[.$J96];[.$N96];[.$R96];[.$V96];[.$Z96];[.$AD96];[.$AH96];[.$AL96];[.$AP96];[.$AT96];[.$AX96])" table:style-name="ce1">
            <text:p>252,5</text:p>
          </table:table-cell>
          <table:table-cell office:value-type="float" office:value="230.88" table:formula="of:=MEDIAN([.$C96];[.$G96];[.$K96];[.$O96];[.$S96];[.$W96];[.$AA96];[.$AE96];[.$AI96];[.$AM96];[.$AQ96];[.$AU96];[.$AY96])" table:style-name="ce1">
            <text:p>230,88</text:p>
          </table:table-cell>
          <table:table-cell office:value-type="float" office:value="1603329" table:formula="of:=MEDIAN([.$D96];[.$H96];[.$L96];[.$P96];[.$T96];[.$X96];[.$AB96];[.$AF96];[.$AJ96];[.$AN96];[.$AR96];[.$AV96];[.$AZ96])" table:style-name="ce1">
            <text:p>1603329</text:p>
          </table:table-cell>
          <table:table-cell office:value-type="float" office:value="372804" table:formula="of:=MEDIAN([.$E96];[.$I96];[.$M96];[.$Q96];[.$U96];[.$Y96];[.$AC96];[.$AG96];[.$AK96];[.$AO96];[.$AS96];[.$AW96];[.$BA96])" table:style-name="ce1">
            <text:p>372804</text:p>
          </table:table-cell>
          <table:table-cell office:value-type="float" office:value="1148.8499999999999" table:formula="of:=MAX([.$B96];[.$F96];[.$J96];[.$N96];[.$R96];[.$V96];[.$Z96];[.$AD96];[.$AH96];[.$AL96];[.$AP96];[.$AT96];[.$AX96])" table:style-name="ce1">
            <text:p>1148,85</text:p>
          </table:table-cell>
          <table:table-cell office:value-type="float" office:value="1143.3900000000001" table:formula="of:=MAX([.$C96];[.$G96];[.$K96];[.$O96];[.$S96];[.$W96];[.$AA96];[.$AE96];[.$AI96];[.$AM96];[.$AQ96];[.$AU96];[.$AY96])" table:style-name="ce1">
            <text:p>1143,39</text:p>
          </table:table-cell>
          <table:table-cell office:value-type="float" office:value="6678600" table:formula="of:=MAX([.$D96];[.$H96];[.$L96];[.$P96];[.$T96];[.$X96];[.$AB96];[.$AF96];[.$AJ96];[.$AN96];[.$AR96];[.$AV96];[.$AZ96])" table:style-name="ce1">
            <text:p>6678600</text:p>
          </table:table-cell>
          <table:table-cell office:value-type="float" office:value="1725480" table:formula="of:=MAX([.$E96];[.$I96];[.$M96];[.$Q96];[.$U96];[.$Y96];[.$AC96];[.$AG96];[.$AK96];[.$AO96];[.$AS96];[.$AW96];[.$BA96])" table:style-name="ce1">
            <text:p>17254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5_c65.lp</text:p>
          </table:table-cell>
          <table:table-cell office:value-type="float" office:value="208.1" table:style-name="ce1">
            <text:p>208,1</text:p>
          </table:table-cell>
          <table:table-cell office:value-type="float" office:value="198.71" table:style-name="ce1">
            <text:p>198,71</text:p>
          </table:table-cell>
          <table:table-cell office:value-type="float" office:value="893615" table:style-name="ce1">
            <text:p>893615</text:p>
          </table:table-cell>
          <table:table-cell office:value-type="float" office:value="149088" table:style-name="ce1">
            <text:p>149088</text:p>
          </table:table-cell>
          <table:table-cell office:value-type="float" office:value="125.26" table:style-name="ce1">
            <text:p>125,26</text:p>
          </table:table-cell>
          <table:table-cell office:value-type="float" office:value="115.98" table:style-name="ce1">
            <text:p>115,98</text:p>
          </table:table-cell>
          <table:table-cell office:value-type="float" office:value="103570" table:style-name="ce1">
            <text:p>103570</text:p>
          </table:table-cell>
          <table:table-cell office:value-type="float" office:value="87313" table:style-name="ce1">
            <text:p>87313</text:p>
          </table:table-cell>
          <table:table-cell office:value-type="float" office:value="221.01" table:style-name="ce1">
            <text:p>221,01</text:p>
          </table:table-cell>
          <table:table-cell office:value-type="float" office:value="210.55" table:style-name="ce1">
            <text:p>210,55</text:p>
          </table:table-cell>
          <table:table-cell office:value-type="float" office:value="1188721" table:style-name="ce1">
            <text:p>1188721</text:p>
          </table:table-cell>
          <table:table-cell office:value-type="float" office:value="168745" table:style-name="ce1">
            <text:p>168745</text:p>
          </table:table-cell>
          <table:table-cell office:value-type="float" office:value="199.35" table:style-name="ce1">
            <text:p>199,35</text:p>
          </table:table-cell>
          <table:table-cell office:value-type="float" office:value="189.65" table:style-name="ce1">
            <text:p>189,65</text:p>
          </table:table-cell>
          <table:table-cell office:value-type="float" office:value="700648" table:style-name="ce1">
            <text:p>700648</text:p>
          </table:table-cell>
          <table:table-cell office:value-type="float" office:value="138535" table:style-name="ce1">
            <text:p>138535</text:p>
          </table:table-cell>
          <table:table-cell office:value-type="float" office:value="123.66" table:style-name="ce2">
            <text:p>123,66</text:p>
          </table:table-cell>
          <table:table-cell office:value-type="float" office:value="113.73" table:style-name="ce2">
            <text:p>113,73</text:p>
          </table:table-cell>
          <table:table-cell office:value-type="float" office:value="104554" table:style-name="ce1">
            <text:p>104554</text:p>
          </table:table-cell>
          <table:table-cell office:value-type="float" office:value="87028" table:style-name="ce1">
            <text:p>87028</text:p>
          </table:table-cell>
          <table:table-cell office:value-type="float" office:value="333.95" table:style-name="ce1">
            <text:p>333,95</text:p>
          </table:table-cell>
          <table:table-cell office:value-type="float" office:value="323.64" table:style-name="ce1">
            <text:p>323,64</text:p>
          </table:table-cell>
          <table:table-cell office:value-type="float" office:value="1425040" table:style-name="ce3">
            <text:p>1425040</text:p>
          </table:table-cell>
          <table:table-cell office:value-type="float" office:value="226862" table:style-name="ce3">
            <text:p>226862</text:p>
          </table:table-cell>
          <table:table-cell office:value-type="float" office:value="198.26" table:style-name="ce1">
            <text:p>198,26</text:p>
          </table:table-cell>
          <table:table-cell office:value-type="float" office:value="188.83" table:style-name="ce1">
            <text:p>188,83</text:p>
          </table:table-cell>
          <table:table-cell office:value-type="float" office:value="303495" table:style-name="ce1">
            <text:p>303495</text:p>
          </table:table-cell>
          <table:table-cell office:value-type="float" office:value="132388" table:style-name="ce1">
            <text:p>132388</text:p>
          </table:table-cell>
          <table:table-cell office:value-type="float" office:value="148.19999999999999" table:style-name="ce1">
            <text:p>148,2</text:p>
          </table:table-cell>
          <table:table-cell office:value-type="float" office:value="138.13999999999999" table:style-name="ce1">
            <text:p>138,14</text:p>
          </table:table-cell>
          <table:table-cell office:value-type="float" office:value="111997" table:style-name="ce1">
            <text:p>111997</text:p>
          </table:table-cell>
          <table:table-cell office:value-type="float" office:value="94507" table:style-name="ce1">
            <text:p>94507</text:p>
          </table:table-cell>
          <table:table-cell office:value-type="float" office:value="232.08" table:style-name="ce1">
            <text:p>232,08</text:p>
          </table:table-cell>
          <table:table-cell office:value-type="float" office:value="223.03" table:style-name="ce1">
            <text:p>223,03</text:p>
          </table:table-cell>
          <table:table-cell office:value-type="float" office:value="315656" table:style-name="ce1">
            <text:p>315656</text:p>
          </table:table-cell>
          <table:table-cell office:value-type="float" office:value="153654" table:style-name="ce1">
            <text:p>153654</text:p>
          </table:table-cell>
          <table:table-cell office:value-type="float" office:value="266.3" table:style-name="ce1">
            <text:p>266,3</text:p>
          </table:table-cell>
          <table:table-cell office:value-type="float" office:value="225.3" table:style-name="ce1">
            <text:p>225,3</text:p>
          </table:table-cell>
          <table:table-cell office:value-type="float" office:value="300000" table:style-name="ce1">
            <text:p>300000</text:p>
          </table:table-cell>
          <table:table-cell office:value-type="float" office:value="102442" table:style-name="ce1">
            <text:p>102442</text:p>
          </table:table-cell>
          <table:table-cell office:value-type="float" office:value="241.63" table:style-name="ce1">
            <text:p>241,63</text:p>
          </table:table-cell>
          <table:table-cell office:value-type="float" office:value="197.24" table:style-name="ce1">
            <text:p>197,24</text:p>
          </table:table-cell>
          <table:table-cell office:value-type="float" office:value="102199" table:style-name="ce2">
            <text:p>102199</text:p>
          </table:table-cell>
          <table:table-cell office:value-type="float" office:value="85762" table:style-name="ce2">
            <text:p>85762</text:p>
          </table:table-cell>
          <table:table-cell office:value-type="float" office:value="376.85" table:style-name="ce3">
            <text:p>376,85</text:p>
          </table:table-cell>
          <table:table-cell office:value-type="float" office:value="332.89" table:style-name="ce3">
            <text:p>332,89</text:p>
          </table:table-cell>
          <table:table-cell office:value-type="float" office:value="514109" table:style-name="ce1">
            <text:p>514109</text:p>
          </table:table-cell>
          <table:table-cell office:value-type="float" office:value="146724" table:style-name="ce1">
            <text:p>146724</text:p>
          </table:table-cell>
          <table:table-cell office:value-type="float" office:value="158.08000000000001" table:style-name="ce1">
            <text:p>158,08</text:p>
          </table:table-cell>
          <table:table-cell office:value-type="float" office:value="150.59" table:style-name="ce1">
            <text:p>150,59</text:p>
          </table:table-cell>
          <table:table-cell office:value-type="float" office:value="233209" table:style-name="ce1">
            <text:p>233209</text:p>
          </table:table-cell>
          <table:table-cell office:value-type="float" office:value="98904" table:style-name="ce1">
            <text:p>98904</text:p>
          </table:table-cell>
          <table:table-cell office:value-type="float" office:value="123.66" table:formula="of:=MIN([.$B97];[.$F97];[.$J97];[.$N97];[.$R97];[.$V97];[.$Z97];[.$AD97];[.$AH97];[.$AL97];[.$AP97];[.$AT97];[.$AX97])" table:style-name="ce1">
            <text:p>123,66</text:p>
          </table:table-cell>
          <table:table-cell office:value-type="float" office:value="113.73" table:formula="of:=MIN([.$C97];[.$G97];[.$K97];[.$O97];[.$S97];[.$W97];[.$AA97];[.$AE97];[.$AI97];[.$AM97];[.$AQ97];[.$AU97];[.$AY97])" table:style-name="ce1">
            <text:p>113,73</text:p>
          </table:table-cell>
          <table:table-cell office:value-type="float" office:value="102199" table:formula="of:=MIN([.$D97];[.$H97];[.$L97];[.$P97];[.$T97];[.$X97];[.$AB97];[.$AF97];[.$AJ97];[.$AN97];[.$AR97];[.$AV97];[.$AZ97])" table:style-name="ce1">
            <text:p>102199</text:p>
          </table:table-cell>
          <table:table-cell office:value-type="float" office:value="85762" table:formula="of:=MIN([.$E97];[.$I97];[.$M97];[.$Q97];[.$U97];[.$Y97];[.$AC97];[.$AG97];[.$AK97];[.$AO97];[.$AS97];[.$AW97];[.$BA97])" table:style-name="ce1">
            <text:p>85762</text:p>
          </table:table-cell>
          <table:table-cell office:value-type="float" office:value="208.1" table:formula="of:=MEDIAN([.$B97];[.$F97];[.$J97];[.$N97];[.$R97];[.$V97];[.$Z97];[.$AD97];[.$AH97];[.$AL97];[.$AP97];[.$AT97];[.$AX97])" table:style-name="ce1">
            <text:p>208,1</text:p>
          </table:table-cell>
          <table:table-cell office:value-type="float" office:value="197.24" table:formula="of:=MEDIAN([.$C97];[.$G97];[.$K97];[.$O97];[.$S97];[.$W97];[.$AA97];[.$AE97];[.$AI97];[.$AM97];[.$AQ97];[.$AU97];[.$AY97])" table:style-name="ce1">
            <text:p>197,24</text:p>
          </table:table-cell>
          <table:table-cell office:value-type="float" office:value="303495" table:formula="of:=MEDIAN([.$D97];[.$H97];[.$L97];[.$P97];[.$T97];[.$X97];[.$AB97];[.$AF97];[.$AJ97];[.$AN97];[.$AR97];[.$AV97];[.$AZ97])" table:style-name="ce1">
            <text:p>303495</text:p>
          </table:table-cell>
          <table:table-cell office:value-type="float" office:value="132388" table:formula="of:=MEDIAN([.$E97];[.$I97];[.$M97];[.$Q97];[.$U97];[.$Y97];[.$AC97];[.$AG97];[.$AK97];[.$AO97];[.$AS97];[.$AW97];[.$BA97])" table:style-name="ce1">
            <text:p>132388</text:p>
          </table:table-cell>
          <table:table-cell office:value-type="float" office:value="376.85" table:formula="of:=MAX([.$B97];[.$F97];[.$J97];[.$N97];[.$R97];[.$V97];[.$Z97];[.$AD97];[.$AH97];[.$AL97];[.$AP97];[.$AT97];[.$AX97])" table:style-name="ce1">
            <text:p>376,85</text:p>
          </table:table-cell>
          <table:table-cell office:value-type="float" office:value="332.89" table:formula="of:=MAX([.$C97];[.$G97];[.$K97];[.$O97];[.$S97];[.$W97];[.$AA97];[.$AE97];[.$AI97];[.$AM97];[.$AQ97];[.$AU97];[.$AY97])" table:style-name="ce1">
            <text:p>332,89</text:p>
          </table:table-cell>
          <table:table-cell office:value-type="float" office:value="1425040" table:formula="of:=MAX([.$D97];[.$H97];[.$L97];[.$P97];[.$T97];[.$X97];[.$AB97];[.$AF97];[.$AJ97];[.$AN97];[.$AR97];[.$AV97];[.$AZ97])" table:style-name="ce1">
            <text:p>1425040</text:p>
          </table:table-cell>
          <table:table-cell office:value-type="float" office:value="226862" table:formula="of:=MAX([.$E97];[.$I97];[.$M97];[.$Q97];[.$U97];[.$Y97];[.$AC97];[.$AG97];[.$AK97];[.$AO97];[.$AS97];[.$AW97];[.$BA97])" table:style-name="ce1">
            <text:p>2268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5_a35_c70.lp</text:p>
          </table:table-cell>
          <table:table-cell office:value-type="float" office:value="28.79" table:style-name="ce1">
            <text:p>28,79</text:p>
          </table:table-cell>
          <table:table-cell office:value-type="float" office:value="16.39" table:style-name="ce1">
            <text:p>16,39</text:p>
          </table:table-cell>
          <table:table-cell office:value-type="float" office:value="261196" table:style-name="ce1">
            <text:p>261196</text:p>
          </table:table-cell>
          <table:table-cell office:value-type="float" office:value="20106" table:style-name="ce1">
            <text:p>20106</text:p>
          </table:table-cell>
          <table:table-cell office:value-type="float" office:value="29.47" table:style-name="ce1">
            <text:p>29,47</text:p>
          </table:table-cell>
          <table:table-cell office:value-type="float" office:value="15.56" table:style-name="ce1">
            <text:p>15,56</text:p>
          </table:table-cell>
          <table:table-cell office:value-type="float" office:value="32692" table:style-name="ce1">
            <text:p>32692</text:p>
          </table:table-cell>
          <table:table-cell office:value-type="float" office:value="16531" table:style-name="ce1">
            <text:p>16531</text:p>
          </table:table-cell>
          <table:table-cell office:value-type="float" office:value="29.73" table:style-name="ce1">
            <text:p>29,73</text:p>
          </table:table-cell>
          <table:table-cell office:value-type="float" office:value="17.3" table:style-name="ce1">
            <text:p>17,3</text:p>
          </table:table-cell>
          <table:table-cell office:value-type="float" office:value="298188" table:style-name="ce1">
            <text:p>298188</text:p>
          </table:table-cell>
          <table:table-cell office:value-type="float" office:value="23028" table:style-name="ce1">
            <text:p>23028</text:p>
          </table:table-cell>
          <table:table-cell office:value-type="float" office:value="12.6" table:style-name="ce2">
            <text:p>12,6</text:p>
          </table:table-cell>
          <table:table-cell office:value-type="float" office:value="1.04" table:style-name="ce1">
            <text:p>1,04</text:p>
          </table:table-cell>
          <table:table-cell office:value-type="float" office:value="43259" table:style-name="ce1">
            <text:p>43259</text:p>
          </table:table-cell>
          <table:table-cell office:value-type="float" office:value="1234" table:style-name="ce1">
            <text:p>1234</text:p>
          </table:table-cell>
          <table:table-cell office:value-type="float" office:value="53.28" table:style-name="ce1">
            <text:p>53,28</text:p>
          </table:table-cell>
          <table:table-cell office:value-type="float" office:value="39.25" table:style-name="ce1">
            <text:p>39,25</text:p>
          </table:table-cell>
          <table:table-cell office:value-type="float" office:value="75207" table:style-name="ce1">
            <text:p>75207</text:p>
          </table:table-cell>
          <table:table-cell office:value-type="float" office:value="41095" table:style-name="ce1">
            <text:p>41095</text:p>
          </table:table-cell>
          <table:table-cell office:value-type="float" office:value="16.45" table:style-name="ce1">
            <text:p>16,45</text:p>
          </table:table-cell>
          <table:table-cell office:value-type="float" office:value="3.18" table:style-name="ce1">
            <text:p>3,18</text:p>
          </table:table-cell>
          <table:table-cell office:value-type="float" office:value="66976" table:style-name="ce1">
            <text:p>66976</text:p>
          </table:table-cell>
          <table:table-cell office:value-type="float" office:value="3977" table:style-name="ce1">
            <text:p>3977</text:p>
          </table:table-cell>
          <table:table-cell office:value-type="float" office:value="14.65" table:style-name="ce1">
            <text:p>14,65</text:p>
          </table:table-cell>
          <table:table-cell office:value-type="float" office:value="0.89" table:style-name="ce2">
            <text:p>0,89</text:p>
          </table:table-cell>
          <table:table-cell office:value-type="float" office:value="35359" table:style-name="ce1">
            <text:p>35359</text:p>
          </table:table-cell>
          <table:table-cell office:value-type="float" office:value="717" table:style-name="ce2">
            <text:p>717</text:p>
          </table:table-cell>
          <table:table-cell office:value-type="float" office:value="56.21" table:style-name="ce1">
            <text:p>56,21</text:p>
          </table:table-cell>
          <table:table-cell office:value-type="float" office:value="43.02" table:style-name="ce1">
            <text:p>43,02</text:p>
          </table:table-cell>
          <table:table-cell office:value-type="float" office:value="96712" table:style-name="ce1">
            <text:p>96712</text:p>
          </table:table-cell>
          <table:table-cell office:value-type="float" office:value="54101" table:style-name="ce1">
            <text:p>54101</text:p>
          </table:table-cell>
          <table:table-cell office:value-type="float" office:value="21" table:style-name="ce1">
            <text:p>21</text:p>
          </table:table-cell>
          <table:table-cell office:value-type="float" office:value="8.0500000000000007" table:style-name="ce1">
            <text:p>8,05</text:p>
          </table:table-cell>
          <table:table-cell office:value-type="float" office:value="121465" table:style-name="ce1">
            <text:p>121465</text:p>
          </table:table-cell>
          <table:table-cell office:value-type="float" office:value="10670" table:style-name="ce1">
            <text:p>10670</text:p>
          </table:table-cell>
          <table:table-cell office:value-type="float" office:value="68.760000000000005" table:style-name="ce1">
            <text:p>68,76</text:p>
          </table:table-cell>
          <table:table-cell office:value-type="float" office:value="15.56" table:style-name="ce1">
            <text:p>15,56</text:p>
          </table:table-cell>
          <table:table-cell office:value-type="float" office:value="183184" table:style-name="ce1">
            <text:p>183184</text:p>
          </table:table-cell>
          <table:table-cell office:value-type="float" office:value="11971" table:style-name="ce1">
            <text:p>11971</text:p>
          </table:table-cell>
          <table:table-cell office:value-type="float" office:value="66.680000000000007" table:style-name="ce1">
            <text:p>66,68</text:p>
          </table:table-cell>
          <table:table-cell office:value-type="float" office:value="4" table:style-name="ce1">
            <text:p>4</text:p>
          </table:table-cell>
          <table:table-cell office:value-type="float" office:value="9116" table:style-name="ce2">
            <text:p>9116</text:p>
          </table:table-cell>
          <table:table-cell office:value-type="float" office:value="2594" table:style-name="ce1">
            <text:p>2594</text:p>
          </table:table-cell>
          <table:table-cell office:value-type="float" office:value="138.46" table:style-name="ce3">
            <text:p>138,46</text:p>
          </table:table-cell>
          <table:table-cell office:value-type="float" office:value="80.680000000000007" table:style-name="ce3">
            <text:p>80,68</text:p>
          </table:table-cell>
          <table:table-cell office:value-type="float" office:value="841820" table:style-name="ce3">
            <text:p>841820</text:p>
          </table:table-cell>
          <table:table-cell office:value-type="float" office:value="59133" table:style-name="ce3">
            <text:p>59133</text:p>
          </table:table-cell>
          <table:table-cell office:value-type="float" office:value="17.989999999999998" table:style-name="ce1">
            <text:p>17,99</text:p>
          </table:table-cell>
          <table:table-cell office:value-type="float" office:value="4.55" table:style-name="ce1">
            <text:p>4,55</text:p>
          </table:table-cell>
          <table:table-cell office:value-type="float" office:value="88567" table:style-name="ce1">
            <text:p>88567</text:p>
          </table:table-cell>
          <table:table-cell office:value-type="float" office:value="6561" table:style-name="ce1">
            <text:p>6561</text:p>
          </table:table-cell>
          <table:table-cell office:value-type="float" office:value="12.6" table:formula="of:=MIN([.$B98];[.$F98];[.$J98];[.$N98];[.$R98];[.$V98];[.$Z98];[.$AD98];[.$AH98];[.$AL98];[.$AP98];[.$AT98];[.$AX98])" table:style-name="ce1">
            <text:p>12,6</text:p>
          </table:table-cell>
          <table:table-cell office:value-type="float" office:value="0.89" table:formula="of:=MIN([.$C98];[.$G98];[.$K98];[.$O98];[.$S98];[.$W98];[.$AA98];[.$AE98];[.$AI98];[.$AM98];[.$AQ98];[.$AU98];[.$AY98])" table:style-name="ce1">
            <text:p>0,89</text:p>
          </table:table-cell>
          <table:table-cell office:value-type="float" office:value="9116" table:formula="of:=MIN([.$D98];[.$H98];[.$L98];[.$P98];[.$T98];[.$X98];[.$AB98];[.$AF98];[.$AJ98];[.$AN98];[.$AR98];[.$AV98];[.$AZ98])" table:style-name="ce1">
            <text:p>9116</text:p>
          </table:table-cell>
          <table:table-cell office:value-type="float" office:value="717" table:formula="of:=MIN([.$E98];[.$I98];[.$M98];[.$Q98];[.$U98];[.$Y98];[.$AC98];[.$AG98];[.$AK98];[.$AO98];[.$AS98];[.$AW98];[.$BA98])" table:style-name="ce1">
            <text:p>717</text:p>
          </table:table-cell>
          <table:table-cell office:value-type="float" office:value="29.47" table:formula="of:=MEDIAN([.$B98];[.$F98];[.$J98];[.$N98];[.$R98];[.$V98];[.$Z98];[.$AD98];[.$AH98];[.$AL98];[.$AP98];[.$AT98];[.$AX98])" table:style-name="ce1">
            <text:p>29,47</text:p>
          </table:table-cell>
          <table:table-cell office:value-type="float" office:value="15.56" table:formula="of:=MEDIAN([.$C98];[.$G98];[.$K98];[.$O98];[.$S98];[.$W98];[.$AA98];[.$AE98];[.$AI98];[.$AM98];[.$AQ98];[.$AU98];[.$AY98])" table:style-name="ce1">
            <text:p>15,56</text:p>
          </table:table-cell>
          <table:table-cell office:value-type="float" office:value="88567" table:formula="of:=MEDIAN([.$D98];[.$H98];[.$L98];[.$P98];[.$T98];[.$X98];[.$AB98];[.$AF98];[.$AJ98];[.$AN98];[.$AR98];[.$AV98];[.$AZ98])" table:style-name="ce1">
            <text:p>88567</text:p>
          </table:table-cell>
          <table:table-cell office:value-type="float" office:value="11971" table:formula="of:=MEDIAN([.$E98];[.$I98];[.$M98];[.$Q98];[.$U98];[.$Y98];[.$AC98];[.$AG98];[.$AK98];[.$AO98];[.$AS98];[.$AW98];[.$BA98])" table:style-name="ce1">
            <text:p>11971</text:p>
          </table:table-cell>
          <table:table-cell office:value-type="float" office:value="138.46" table:formula="of:=MAX([.$B98];[.$F98];[.$J98];[.$N98];[.$R98];[.$V98];[.$Z98];[.$AD98];[.$AH98];[.$AL98];[.$AP98];[.$AT98];[.$AX98])" table:style-name="ce1">
            <text:p>138,46</text:p>
          </table:table-cell>
          <table:table-cell office:value-type="float" office:value="80.680000000000007" table:formula="of:=MAX([.$C98];[.$G98];[.$K98];[.$O98];[.$S98];[.$W98];[.$AA98];[.$AE98];[.$AI98];[.$AM98];[.$AQ98];[.$AU98];[.$AY98])" table:style-name="ce1">
            <text:p>80,68</text:p>
          </table:table-cell>
          <table:table-cell office:value-type="float" office:value="841820" table:formula="of:=MAX([.$D98];[.$H98];[.$L98];[.$P98];[.$T98];[.$X98];[.$AB98];[.$AF98];[.$AJ98];[.$AN98];[.$AR98];[.$AV98];[.$AZ98])" table:style-name="ce1">
            <text:p>841820</text:p>
          </table:table-cell>
          <table:table-cell office:value-type="float" office:value="59133" table:formula="of:=MAX([.$E98];[.$I98];[.$M98];[.$Q98];[.$U98];[.$Y98];[.$AC98];[.$AG98];[.$AK98];[.$AO98];[.$AS98];[.$AW98];[.$BA98])" table:style-name="ce1">
            <text:p>5913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15_c50.lp</text:p>
          </table:table-cell>
          <table:table-cell office:value-type="float" office:value="28.74" table:style-name="ce1">
            <text:p>28,74</text:p>
          </table:table-cell>
          <table:table-cell office:value-type="float" office:value="24.65" table:style-name="ce1">
            <text:p>24,65</text:p>
          </table:table-cell>
          <table:table-cell office:value-type="float" office:value="309574" table:style-name="ce1">
            <text:p>309574</text:p>
          </table:table-cell>
          <table:table-cell office:value-type="float" office:value="50150" table:style-name="ce1">
            <text:p>50150</text:p>
          </table:table-cell>
          <table:table-cell office:value-type="float" office:value="5.48" table:style-name="ce2">
            <text:p>5,48</text:p>
          </table:table-cell>
          <table:table-cell office:value-type="float" office:value="1.39" table:style-name="ce2">
            <text:p>1,39</text:p>
          </table:table-cell>
          <table:table-cell office:value-type="float" office:value="7266" table:style-name="ce2">
            <text:p>7266</text:p>
          </table:table-cell>
          <table:table-cell office:value-type="float" office:value="4026" table:style-name="ce2">
            <text:p>4026</text:p>
          </table:table-cell>
          <table:table-cell office:value-type="float" office:value="10.89" table:style-name="ce1">
            <text:p>10,89</text:p>
          </table:table-cell>
          <table:table-cell office:value-type="float" office:value="6.21" table:style-name="ce1">
            <text:p>6,21</text:p>
          </table:table-cell>
          <table:table-cell office:value-type="float" office:value="57139" table:style-name="ce1">
            <text:p>57139</text:p>
          </table:table-cell>
          <table:table-cell office:value-type="float" office:value="12840" table:style-name="ce1">
            <text:p>12840</text:p>
          </table:table-cell>
          <table:table-cell office:value-type="float" office:value="8.09" table:style-name="ce1">
            <text:p>8,09</text:p>
          </table:table-cell>
          <table:table-cell office:value-type="float" office:value="3.95" table:style-name="ce1">
            <text:p>3,95</text:p>
          </table:table-cell>
          <table:table-cell office:value-type="float" office:value="66672" table:style-name="ce1">
            <text:p>66672</text:p>
          </table:table-cell>
          <table:table-cell office:value-type="float" office:value="9414" table:style-name="ce1">
            <text:p>9414</text:p>
          </table:table-cell>
          <table:table-cell office:value-type="float" office:value="30.22" table:style-name="ce1">
            <text:p>30,22</text:p>
          </table:table-cell>
          <table:table-cell office:value-type="float" office:value="25.85" table:style-name="ce1">
            <text:p>25,85</text:p>
          </table:table-cell>
          <table:table-cell office:value-type="float" office:value="56189" table:style-name="ce1">
            <text:p>56189</text:p>
          </table:table-cell>
          <table:table-cell office:value-type="float" office:value="38651" table:style-name="ce1">
            <text:p>38651</text:p>
          </table:table-cell>
          <table:table-cell office:value-type="float" office:value="15.94" table:style-name="ce1">
            <text:p>15,94</text:p>
          </table:table-cell>
          <table:table-cell office:value-type="float" office:value="11.15" table:style-name="ce1">
            <text:p>11,15</text:p>
          </table:table-cell>
          <table:table-cell office:value-type="float" office:value="144103" table:style-name="ce1">
            <text:p>144103</text:p>
          </table:table-cell>
          <table:table-cell office:value-type="float" office:value="20949" table:style-name="ce1">
            <text:p>20949</text:p>
          </table:table-cell>
          <table:table-cell office:value-type="float" office:value="241.38" table:style-name="ce3">
            <text:p>241,38</text:p>
          </table:table-cell>
          <table:table-cell office:value-type="float" office:value="236.91" table:style-name="ce3">
            <text:p>236,91</text:p>
          </table:table-cell>
          <table:table-cell office:value-type="float" office:value="489116" table:style-name="ce3">
            <text:p>489116</text:p>
          </table:table-cell>
          <table:table-cell office:value-type="float" office:value="310771" table:style-name="ce3">
            <text:p>310771</text:p>
          </table:table-cell>
          <table:table-cell office:value-type="float" office:value="123.56" table:style-name="ce1">
            <text:p>123,56</text:p>
          </table:table-cell>
          <table:table-cell office:value-type="float" office:value="118.68" table:style-name="ce1">
            <text:p>118,68</text:p>
          </table:table-cell>
          <table:table-cell office:value-type="float" office:value="165329" table:style-name="ce1">
            <text:p>165329</text:p>
          </table:table-cell>
          <table:table-cell office:value-type="float" office:value="124046" table:style-name="ce1">
            <text:p>124046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31.73" table:style-name="ce1">
            <text:p>31,73</text:p>
          </table:table-cell>
          <table:table-cell office:value-type="float" office:value="214714" table:style-name="ce1">
            <text:p>214714</text:p>
          </table:table-cell>
          <table:table-cell office:value-type="float" office:value="72986" table:style-name="ce1">
            <text:p>72986</text:p>
          </table:table-cell>
          <table:table-cell office:value-type="float" office:value="40.89" table:style-name="ce1">
            <text:p>40,89</text:p>
          </table:table-cell>
          <table:table-cell office:value-type="float" office:value="23.87" table:style-name="ce1">
            <text:p>23,87</text:p>
          </table:table-cell>
          <table:table-cell office:value-type="float" office:value="271453" table:style-name="ce1">
            <text:p>271453</text:p>
          </table:table-cell>
          <table:table-cell office:value-type="float" office:value="35550" table:style-name="ce1">
            <text:p>35550</text:p>
          </table:table-cell>
          <table:table-cell office:value-type="float" office:value="138.02000000000001" table:style-name="ce1">
            <text:p>138,02</text:p>
          </table:table-cell>
          <table:table-cell office:value-type="float" office:value="118.81" table:style-name="ce1">
            <text:p>118,81</text:p>
          </table:table-cell>
          <table:table-cell office:value-type="float" office:value="173406" table:style-name="ce1">
            <text:p>173406</text:p>
          </table:table-cell>
          <table:table-cell office:value-type="float" office:value="98246" table:style-name="ce1">
            <text:p>98246</text:p>
          </table:table-cell>
          <table:table-cell office:value-type="float" office:value="75.510000000000005" table:style-name="ce1">
            <text:p>75,51</text:p>
          </table:table-cell>
          <table:table-cell office:value-type="float" office:value="55.65" table:style-name="ce1">
            <text:p>55,65</text:p>
          </table:table-cell>
          <table:table-cell office:value-type="float" office:value="469309" table:style-name="ce1">
            <text:p>469309</text:p>
          </table:table-cell>
          <table:table-cell office:value-type="float" office:value="63592" table:style-name="ce1">
            <text:p>63592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67107" table:style-name="ce1">
            <text:p>67107</text:p>
          </table:table-cell>
          <table:table-cell office:value-type="float" office:value="8664" table:style-name="ce1">
            <text:p>8664</text:p>
          </table:table-cell>
          <table:table-cell office:value-type="float" office:value="5.48" table:formula="of:=MIN([.$B99];[.$F99];[.$J99];[.$N99];[.$R99];[.$V99];[.$Z99];[.$AD99];[.$AH99];[.$AL99];[.$AP99];[.$AT99];[.$AX99])" table:style-name="ce1">
            <text:p>5,48</text:p>
          </table:table-cell>
          <table:table-cell office:value-type="float" office:value="1.39" table:formula="of:=MIN([.$C99];[.$G99];[.$K99];[.$O99];[.$S99];[.$W99];[.$AA99];[.$AE99];[.$AI99];[.$AM99];[.$AQ99];[.$AU99];[.$AY99])" table:style-name="ce1">
            <text:p>1,39</text:p>
          </table:table-cell>
          <table:table-cell office:value-type="float" office:value="7266" table:formula="of:=MIN([.$D99];[.$H99];[.$L99];[.$P99];[.$T99];[.$X99];[.$AB99];[.$AF99];[.$AJ99];[.$AN99];[.$AR99];[.$AV99];[.$AZ99])" table:style-name="ce1">
            <text:p>7266</text:p>
          </table:table-cell>
          <table:table-cell office:value-type="float" office:value="4026" table:formula="of:=MIN([.$E99];[.$I99];[.$M99];[.$Q99];[.$U99];[.$Y99];[.$AC99];[.$AG99];[.$AK99];[.$AO99];[.$AS99];[.$AW99];[.$BA99])" table:style-name="ce1">
            <text:p>4026</text:p>
          </table:table-cell>
          <table:table-cell office:value-type="float" office:value="30.22" table:formula="of:=MEDIAN([.$B99];[.$F99];[.$J99];[.$N99];[.$R99];[.$V99];[.$Z99];[.$AD99];[.$AH99];[.$AL99];[.$AP99];[.$AT99];[.$AX99])" table:style-name="ce1">
            <text:p>30,22</text:p>
          </table:table-cell>
          <table:table-cell office:value-type="float" office:value="24.65" table:formula="of:=MEDIAN([.$C99];[.$G99];[.$K99];[.$O99];[.$S99];[.$W99];[.$AA99];[.$AE99];[.$AI99];[.$AM99];[.$AQ99];[.$AU99];[.$AY99])" table:style-name="ce1">
            <text:p>24,65</text:p>
          </table:table-cell>
          <table:table-cell office:value-type="float" office:value="165329" table:formula="of:=MEDIAN([.$D99];[.$H99];[.$L99];[.$P99];[.$T99];[.$X99];[.$AB99];[.$AF99];[.$AJ99];[.$AN99];[.$AR99];[.$AV99];[.$AZ99])" table:style-name="ce1">
            <text:p>165329</text:p>
          </table:table-cell>
          <table:table-cell office:value-type="float" office:value="38651" table:formula="of:=MEDIAN([.$E99];[.$I99];[.$M99];[.$Q99];[.$U99];[.$Y99];[.$AC99];[.$AG99];[.$AK99];[.$AO99];[.$AS99];[.$AW99];[.$BA99])" table:style-name="ce1">
            <text:p>38651</text:p>
          </table:table-cell>
          <table:table-cell office:value-type="float" office:value="241.38" table:formula="of:=MAX([.$B99];[.$F99];[.$J99];[.$N99];[.$R99];[.$V99];[.$Z99];[.$AD99];[.$AH99];[.$AL99];[.$AP99];[.$AT99];[.$AX99])" table:style-name="ce1">
            <text:p>241,38</text:p>
          </table:table-cell>
          <table:table-cell office:value-type="float" office:value="236.91" table:formula="of:=MAX([.$C99];[.$G99];[.$K99];[.$O99];[.$S99];[.$W99];[.$AA99];[.$AE99];[.$AI99];[.$AM99];[.$AQ99];[.$AU99];[.$AY99])" table:style-name="ce1">
            <text:p>236,91</text:p>
          </table:table-cell>
          <table:table-cell office:value-type="float" office:value="489116" table:formula="of:=MAX([.$D99];[.$H99];[.$L99];[.$P99];[.$T99];[.$X99];[.$AB99];[.$AF99];[.$AJ99];[.$AN99];[.$AR99];[.$AV99];[.$AZ99])" table:style-name="ce1">
            <text:p>489116</text:p>
          </table:table-cell>
          <table:table-cell office:value-type="float" office:value="310771" table:formula="of:=MAX([.$E99];[.$I99];[.$M99];[.$Q99];[.$U99];[.$Y99];[.$AC99];[.$AG99];[.$AK99];[.$AO99];[.$AS99];[.$AW99];[.$BA99])" table:style-name="ce1">
            <text:p>31077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20_c50.lp</text:p>
          </table:table-cell>
          <table:table-cell office:value-type="float" office:value="12.88" table:style-name="ce2">
            <text:p>12,88</text:p>
          </table:table-cell>
          <table:table-cell office:value-type="float" office:value="7.02" table:style-name="ce2">
            <text:p>7,02</text:p>
          </table:table-cell>
          <table:table-cell office:value-type="float" office:value="90193" table:style-name="ce1">
            <text:p>90193</text:p>
          </table:table-cell>
          <table:table-cell office:value-type="float" office:value="12508" table:style-name="ce2">
            <text:p>12508</text:p>
          </table:table-cell>
          <table:table-cell office:value-type="float" office:value="35.369999999999997" table:style-name="ce1">
            <text:p>35,37</text:p>
          </table:table-cell>
          <table:table-cell office:value-type="float" office:value="29.35" table:style-name="ce1">
            <text:p>29,35</text:p>
          </table:table-cell>
          <table:table-cell office:value-type="float" office:value="57882" table:style-name="ce1">
            <text:p>57882</text:p>
          </table:table-cell>
          <table:table-cell office:value-type="float" office:value="41476" table:style-name="ce1">
            <text:p>41476</text:p>
          </table:table-cell>
          <table:table-cell office:value-type="float" office:value="25.23" table:style-name="ce1">
            <text:p>25,23</text:p>
          </table:table-cell>
          <table:table-cell office:value-type="float" office:value="19.73" table:style-name="ce1">
            <text:p>19,73</text:p>
          </table:table-cell>
          <table:table-cell office:value-type="float" office:value="115846" table:style-name="ce1">
            <text:p>115846</text:p>
          </table:table-cell>
          <table:table-cell office:value-type="float" office:value="31650" table:style-name="ce1">
            <text:p>31650</text:p>
          </table:table-cell>
          <table:table-cell office:value-type="float" office:value="30.06" table:style-name="ce1">
            <text:p>30,06</text:p>
          </table:table-cell>
          <table:table-cell office:value-type="float" office:value="24.33" table:style-name="ce1">
            <text:p>24,33</text:p>
          </table:table-cell>
          <table:table-cell office:value-type="float" office:value="75188" table:style-name="ce1">
            <text:p>75188</text:p>
          </table:table-cell>
          <table:table-cell office:value-type="float" office:value="36070" table:style-name="ce1">
            <text:p>36070</text:p>
          </table:table-cell>
          <table:table-cell office:value-type="float" office:value="41.06" table:style-name="ce1">
            <text:p>41,06</text:p>
          </table:table-cell>
          <table:table-cell office:value-type="float" office:value="35.81" table:style-name="ce1">
            <text:p>35,81</text:p>
          </table:table-cell>
          <table:table-cell office:value-type="float" office:value="65622" table:style-name="ce1">
            <text:p>65622</text:p>
          </table:table-cell>
          <table:table-cell office:value-type="float" office:value="46818" table:style-name="ce1">
            <text:p>46818</text:p>
          </table:table-cell>
          <table:table-cell office:value-type="float" office:value="44.56" table:style-name="ce1">
            <text:p>44,56</text:p>
          </table:table-cell>
          <table:table-cell office:value-type="float" office:value="38.51" table:style-name="ce1">
            <text:p>38,51</text:p>
          </table:table-cell>
          <table:table-cell office:value-type="float" office:value="106043" table:style-name="ce1">
            <text:p>106043</text:p>
          </table:table-cell>
          <table:table-cell office:value-type="float" office:value="53676" table:style-name="ce1">
            <text:p>53676</text:p>
          </table:table-cell>
          <table:table-cell office:value-type="float" office:value="30.53" table:style-name="ce1">
            <text:p>30,53</text:p>
          </table:table-cell>
          <table:table-cell office:value-type="float" office:value="24.66" table:style-name="ce1">
            <text:p>24,66</text:p>
          </table:table-cell>
          <table:table-cell office:value-type="float" office:value="68665" table:style-name="ce1">
            <text:p>68665</text:p>
          </table:table-cell>
          <table:table-cell office:value-type="float" office:value="35066" table:style-name="ce1">
            <text:p>35066</text:p>
          </table:table-cell>
          <table:table-cell office:value-type="float" office:value="19.12" table:style-name="ce1">
            <text:p>19,12</text:p>
          </table:table-cell>
          <table:table-cell office:value-type="float" office:value="14.1" table:style-name="ce1">
            <text:p>14,1</text:p>
          </table:table-cell>
          <table:table-cell office:value-type="float" office:value="32807" table:style-name="ce1">
            <text:p>32807</text:p>
          </table:table-cell>
          <table:table-cell office:value-type="float" office:value="21875" table:style-name="ce1">
            <text:p>21875</text:p>
          </table:table-cell>
          <table:table-cell office:value-type="float" office:value="49.85" table:style-name="ce1">
            <text:p>49,85</text:p>
          </table:table-cell>
          <table:table-cell office:value-type="float" office:value="44.37" table:style-name="ce1">
            <text:p>44,37</text:p>
          </table:table-cell>
          <table:table-cell office:value-type="float" office:value="188476" table:style-name="ce1">
            <text:p>188476</text:p>
          </table:table-cell>
          <table:table-cell office:value-type="float" office:value="72317" table:style-name="ce3">
            <text:p>72317</text:p>
          </table:table-cell>
          <table:table-cell office:value-type="float" office:value="82.65" table:style-name="ce3">
            <text:p>82,65</text:p>
          </table:table-cell>
          <table:table-cell office:value-type="float" office:value="55.45" table:style-name="ce3">
            <text:p>55,45</text:p>
          </table:table-cell>
          <table:table-cell office:value-type="float" office:value="199097" table:style-name="ce1">
            <text:p>199097</text:p>
          </table:table-cell>
          <table:table-cell office:value-type="float" office:value="40465" table:style-name="ce1">
            <text:p>40465</text:p>
          </table:table-cell>
          <table:table-cell office:value-type="float" office:value="38.74" table:style-name="ce1">
            <text:p>38,74</text:p>
          </table:table-cell>
          <table:table-cell office:value-type="float" office:value="13.9" table:style-name="ce1">
            <text:p>13,9</text:p>
          </table:table-cell>
          <table:table-cell office:value-type="float" office:value="22828" table:style-name="ce2">
            <text:p>22828</text:p>
          </table:table-cell>
          <table:table-cell office:value-type="float" office:value="14525" table:style-name="ce1">
            <text:p>14525</text:p>
          </table:table-cell>
          <table:table-cell office:value-type="float" office:value="73.34" table:style-name="ce1">
            <text:p>73,34</text:p>
          </table:table-cell>
          <table:table-cell office:value-type="float" office:value="50.01" table:style-name="ce1">
            <text:p>50,01</text:p>
          </table:table-cell>
          <table:table-cell office:value-type="float" office:value="219662" table:style-name="ce3">
            <text:p>219662</text:p>
          </table:table-cell>
          <table:table-cell office:value-type="float" office:value="40572" table:style-name="ce1">
            <text:p>40572</text:p>
          </table:table-cell>
          <table:table-cell office:value-type="float" office:value="52.02" table:style-name="ce1">
            <text:p>52,02</text:p>
          </table:table-cell>
          <table:table-cell office:value-type="float" office:value="46.66" table:style-name="ce1">
            <text:p>46,66</text:p>
          </table:table-cell>
          <table:table-cell office:value-type="float" office:value="118286" table:style-name="ce1">
            <text:p>118286</text:p>
          </table:table-cell>
          <table:table-cell office:value-type="float" office:value="64079" table:style-name="ce1">
            <text:p>64079</text:p>
          </table:table-cell>
          <table:table-cell office:value-type="float" office:value="12.88" table:formula="of:=MIN([.$B100];[.$F100];[.$J100];[.$N100];[.$R100];[.$V100];[.$Z100];[.$AD100];[.$AH100];[.$AL100];[.$AP100];[.$AT100];[.$AX100])" table:style-name="ce1">
            <text:p>12,88</text:p>
          </table:table-cell>
          <table:table-cell office:value-type="float" office:value="7.02" table:formula="of:=MIN([.$C100];[.$G100];[.$K100];[.$O100];[.$S100];[.$W100];[.$AA100];[.$AE100];[.$AI100];[.$AM100];[.$AQ100];[.$AU100];[.$AY100])" table:style-name="ce1">
            <text:p>7,02</text:p>
          </table:table-cell>
          <table:table-cell office:value-type="float" office:value="22828" table:formula="of:=MIN([.$D100];[.$H100];[.$L100];[.$P100];[.$T100];[.$X100];[.$AB100];[.$AF100];[.$AJ100];[.$AN100];[.$AR100];[.$AV100];[.$AZ100])" table:style-name="ce1">
            <text:p>22828</text:p>
          </table:table-cell>
          <table:table-cell office:value-type="float" office:value="12508" table:formula="of:=MIN([.$E100];[.$I100];[.$M100];[.$Q100];[.$U100];[.$Y100];[.$AC100];[.$AG100];[.$AK100];[.$AO100];[.$AS100];[.$AW100];[.$BA100])" table:style-name="ce1">
            <text:p>12508</text:p>
          </table:table-cell>
          <table:table-cell office:value-type="float" office:value="38.74" table:formula="of:=MEDIAN([.$B100];[.$F100];[.$J100];[.$N100];[.$R100];[.$V100];[.$Z100];[.$AD100];[.$AH100];[.$AL100];[.$AP100];[.$AT100];[.$AX100])" table:style-name="ce1">
            <text:p>38,74</text:p>
          </table:table-cell>
          <table:table-cell office:value-type="float" office:value="29.35" table:formula="of:=MEDIAN([.$C100];[.$G100];[.$K100];[.$O100];[.$S100];[.$W100];[.$AA100];[.$AE100];[.$AI100];[.$AM100];[.$AQ100];[.$AU100];[.$AY100])" table:style-name="ce1">
            <text:p>29,35</text:p>
          </table:table-cell>
          <table:table-cell office:value-type="float" office:value="90193" table:formula="of:=MEDIAN([.$D100];[.$H100];[.$L100];[.$P100];[.$T100];[.$X100];[.$AB100];[.$AF100];[.$AJ100];[.$AN100];[.$AR100];[.$AV100];[.$AZ100])" table:style-name="ce1">
            <text:p>90193</text:p>
          </table:table-cell>
          <table:table-cell office:value-type="float" office:value="40465" table:formula="of:=MEDIAN([.$E100];[.$I100];[.$M100];[.$Q100];[.$U100];[.$Y100];[.$AC100];[.$AG100];[.$AK100];[.$AO100];[.$AS100];[.$AW100];[.$BA100])" table:style-name="ce1">
            <text:p>40465</text:p>
          </table:table-cell>
          <table:table-cell office:value-type="float" office:value="82.65" table:formula="of:=MAX([.$B100];[.$F100];[.$J100];[.$N100];[.$R100];[.$V100];[.$Z100];[.$AD100];[.$AH100];[.$AL100];[.$AP100];[.$AT100];[.$AX100])" table:style-name="ce1">
            <text:p>82,65</text:p>
          </table:table-cell>
          <table:table-cell office:value-type="float" office:value="55.45" table:formula="of:=MAX([.$C100];[.$G100];[.$K100];[.$O100];[.$S100];[.$W100];[.$AA100];[.$AE100];[.$AI100];[.$AM100];[.$AQ100];[.$AU100];[.$AY100])" table:style-name="ce1">
            <text:p>55,45</text:p>
          </table:table-cell>
          <table:table-cell office:value-type="float" office:value="219662" table:formula="of:=MAX([.$D100];[.$H100];[.$L100];[.$P100];[.$T100];[.$X100];[.$AB100];[.$AF100];[.$AJ100];[.$AN100];[.$AR100];[.$AV100];[.$AZ100])" table:style-name="ce1">
            <text:p>219662</text:p>
          </table:table-cell>
          <table:table-cell office:value-type="float" office:value="72317" table:formula="of:=MAX([.$E100];[.$I100];[.$M100];[.$Q100];[.$U100];[.$Y100];[.$AC100];[.$AG100];[.$AK100];[.$AO100];[.$AS100];[.$AW100];[.$BA100])" table:style-name="ce1">
            <text:p>723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20_c65.lp</text:p>
          </table:table-cell>
          <table:table-cell office:value-type="float" office:value="7.53" table:style-name="ce2">
            <text:p>7,53</text:p>
          </table:table-cell>
          <table:table-cell office:value-type="float" office:value="0.73" table:style-name="ce1">
            <text:p>0,73</text:p>
          </table:table-cell>
          <table:table-cell office:value-type="float" office:value="8311" table:style-name="ce1">
            <text:p>8311</text:p>
          </table:table-cell>
          <table:table-cell office:value-type="float" office:value="1104" table:style-name="ce1">
            <text:p>1104</text:p>
          </table:table-cell>
          <table:table-cell office:value-type="float" office:value="8.51" table:style-name="ce1">
            <text:p>8,51</text:p>
          </table:table-cell>
          <table:table-cell office:value-type="float" office:value="1.42" table:style-name="ce1">
            <text:p>1,42</text:p>
          </table:table-cell>
          <table:table-cell office:value-type="float" office:value="4116" table:style-name="ce1">
            <text:p>4116</text:p>
          </table:table-cell>
          <table:table-cell office:value-type="float" office:value="2169" table:style-name="ce1">
            <text:p>2169</text:p>
          </table:table-cell>
          <table:table-cell office:value-type="float" office:value="8.25" table:style-name="ce1">
            <text:p>8,25</text:p>
          </table:table-cell>
          <table:table-cell office:value-type="float" office:value="0.62" table:style-name="ce1">
            <text:p>0,62</text:p>
          </table:table-cell>
          <table:table-cell office:value-type="float" office:value="8804" table:style-name="ce1">
            <text:p>8804</text:p>
          </table:table-cell>
          <table:table-cell office:value-type="float" office:value="1025" table:style-name="ce1">
            <text:p>1025</text:p>
          </table:table-cell>
          <table:table-cell office:value-type="float" office:value="13.71" table:style-name="ce1">
            <text:p>13,71</text:p>
          </table:table-cell>
          <table:table-cell office:value-type="float" office:value="5.85" table:style-name="ce1">
            <text:p>5,85</text:p>
          </table:table-cell>
          <table:table-cell office:value-type="float" office:value="40303" table:style-name="ce1">
            <text:p>40303</text:p>
          </table:table-cell>
          <table:table-cell office:value-type="float" office:value="9638" table:style-name="ce1">
            <text:p>9638</text:p>
          </table:table-cell>
          <table:table-cell office:value-type="float" office:value="8.33" table:style-name="ce1">
            <text:p>8,33</text:p>
          </table:table-cell>
          <table:table-cell office:value-type="float" office:value="0.7" table:style-name="ce1">
            <text:p>0,7</text:p>
          </table:table-cell>
          <table:table-cell office:value-type="float" office:value="2130" table:style-name="ce1">
            <text:p>2130</text:p>
          </table:table-cell>
          <table:table-cell office:value-type="float" office:value="1022" table:style-name="ce1">
            <text:p>1022</text:p>
          </table:table-cell>
          <table:table-cell office:value-type="float" office:value="16.39" table:style-name="ce1">
            <text:p>16,39</text:p>
          </table:table-cell>
          <table:table-cell office:value-type="float" office:value="8.86" table:style-name="ce1">
            <text:p>8,86</text:p>
          </table:table-cell>
          <table:table-cell office:value-type="float" office:value="80361" table:style-name="ce3">
            <text:p>80361</text:p>
          </table:table-cell>
          <table:table-cell office:value-type="float" office:value="13490" table:style-name="ce3">
            <text:p>13490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.68" table:style-name="ce1">
            <text:p>1,68</text:p>
          </table:table-cell>
          <table:table-cell office:value-type="float" office:value="7029" table:style-name="ce1">
            <text:p>7029</text:p>
          </table:table-cell>
          <table:table-cell office:value-type="float" office:value="2361" table:style-name="ce1">
            <text:p>2361</text:p>
          </table:table-cell>
          <table:table-cell office:value-type="float" office:value="8.7799999999999994" table:style-name="ce1">
            <text:p>8,78</text:p>
          </table:table-cell>
          <table:table-cell office:value-type="float" office:value="0.46" table:style-name="ce2">
            <text:p>0,46</text:p>
          </table:table-cell>
          <table:table-cell office:value-type="float" office:value="1586" table:style-name="ce2">
            <text:p>1586</text:p>
          </table:table-cell>
          <table:table-cell office:value-type="float" office:value="589" table:style-name="ce2">
            <text:p>589</text:p>
          </table:table-cell>
          <table:table-cell office:value-type="float" office:value="10.45" table:style-name="ce1">
            <text:p>10,45</text:p>
          </table:table-cell>
          <table:table-cell office:value-type="float" office:value="3.03" table:style-name="ce1">
            <text:p>3,03</text:p>
          </table:table-cell>
          <table:table-cell office:value-type="float" office:value="12508" table:style-name="ce1">
            <text:p>12508</text:p>
          </table:table-cell>
          <table:table-cell office:value-type="float" office:value="5026" table:style-name="ce1">
            <text:p>5026</text:p>
          </table:table-cell>
          <table:table-cell office:value-type="float" office:value="36.549999999999997" table:style-name="ce1">
            <text:p>36,55</text:p>
          </table:table-cell>
          <table:table-cell office:value-type="float" office:value="6.19" table:style-name="ce1">
            <text:p>6,19</text:p>
          </table:table-cell>
          <table:table-cell office:value-type="float" office:value="34014" table:style-name="ce1">
            <text:p>34014</text:p>
          </table:table-cell>
          <table:table-cell office:value-type="float" office:value="8614" table:style-name="ce1">
            <text:p>8614</text:p>
          </table:table-cell>
          <table:table-cell office:value-type="float" office:value="45.02" table:style-name="ce3">
            <text:p>45,02</text:p>
          </table:table-cell>
          <table:table-cell office:value-type="float" office:value="4.41" table:style-name="ce1">
            <text:p>4,41</text:p>
          </table:table-cell>
          <table:table-cell office:value-type="float" office:value="8082" table:style-name="ce1">
            <text:p>8082</text:p>
          </table:table-cell>
          <table:table-cell office:value-type="float" office:value="4186" table:style-name="ce1">
            <text:p>4186</text:p>
          </table:table-cell>
          <table:table-cell office:value-type="float" office:value="32.090000000000003" table:style-name="ce1">
            <text:p>32,09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13693" table:style-name="ce1">
            <text:p>13693</text:p>
          </table:table-cell>
          <table:table-cell office:value-type="float" office:value="2829" table:style-name="ce1">
            <text:p>2829</text:p>
          </table:table-cell>
          <table:table-cell office:value-type="float" office:value="16.86" table:style-name="ce1">
            <text:p>16,86</text:p>
          </table:table-cell>
          <table:table-cell office:value-type="float" office:value="9.25" table:style-name="ce3">
            <text:p>9,25</text:p>
          </table:table-cell>
          <table:table-cell office:value-type="float" office:value="30322" table:style-name="ce1">
            <text:p>30322</text:p>
          </table:table-cell>
          <table:table-cell office:value-type="float" office:value="13272" table:style-name="ce1">
            <text:p>13272</text:p>
          </table:table-cell>
          <table:table-cell office:value-type="float" office:value="7.53" table:formula="of:=MIN([.$B101];[.$F101];[.$J101];[.$N101];[.$R101];[.$V101];[.$Z101];[.$AD101];[.$AH101];[.$AL101];[.$AP101];[.$AT101];[.$AX101])" table:style-name="ce1">
            <text:p>7,53</text:p>
          </table:table-cell>
          <table:table-cell office:value-type="float" office:value="0.46" table:formula="of:=MIN([.$C101];[.$G101];[.$K101];[.$O101];[.$S101];[.$W101];[.$AA101];[.$AE101];[.$AI101];[.$AM101];[.$AQ101];[.$AU101];[.$AY101])" table:style-name="ce1">
            <text:p>0,46</text:p>
          </table:table-cell>
          <table:table-cell office:value-type="float" office:value="1586" table:formula="of:=MIN([.$D101];[.$H101];[.$L101];[.$P101];[.$T101];[.$X101];[.$AB101];[.$AF101];[.$AJ101];[.$AN101];[.$AR101];[.$AV101];[.$AZ101])" table:style-name="ce1">
            <text:p>1586</text:p>
          </table:table-cell>
          <table:table-cell office:value-type="float" office:value="589" table:formula="of:=MIN([.$E101];[.$I101];[.$M101];[.$Q101];[.$U101];[.$Y101];[.$AC101];[.$AG101];[.$AK101];[.$AO101];[.$AS101];[.$AW101];[.$BA101])" table:style-name="ce1">
            <text:p>589</text:p>
          </table:table-cell>
          <table:table-cell office:value-type="float" office:value="10.45" table:formula="of:=MEDIAN([.$B101];[.$F101];[.$J101];[.$N101];[.$R101];[.$V101];[.$Z101];[.$AD101];[.$AH101];[.$AL101];[.$AP101];[.$AT101];[.$AX101])" table:style-name="ce1">
            <text:p>10,45</text:p>
          </table:table-cell>
          <table:table-cell office:value-type="float" office:value="2.2200000000000002" table:formula="of:=MEDIAN([.$C101];[.$G101];[.$K101];[.$O101];[.$S101];[.$W101];[.$AA101];[.$AE101];[.$AI101];[.$AM101];[.$AQ101];[.$AU101];[.$AY101])" table:style-name="ce1">
            <text:p>2,22</text:p>
          </table:table-cell>
          <table:table-cell office:value-type="float" office:value="8804" table:formula="of:=MEDIAN([.$D101];[.$H101];[.$L101];[.$P101];[.$T101];[.$X101];[.$AB101];[.$AF101];[.$AJ101];[.$AN101];[.$AR101];[.$AV101];[.$AZ101])" table:style-name="ce1">
            <text:p>8804</text:p>
          </table:table-cell>
          <table:table-cell office:value-type="float" office:value="2829" table:formula="of:=MEDIAN([.$E101];[.$I101];[.$M101];[.$Q101];[.$U101];[.$Y101];[.$AC101];[.$AG101];[.$AK101];[.$AO101];[.$AS101];[.$AW101];[.$BA101])" table:style-name="ce1">
            <text:p>2829</text:p>
          </table:table-cell>
          <table:table-cell office:value-type="float" office:value="45.02" table:formula="of:=MAX([.$B101];[.$F101];[.$J101];[.$N101];[.$R101];[.$V101];[.$Z101];[.$AD101];[.$AH101];[.$AL101];[.$AP101];[.$AT101];[.$AX101])" table:style-name="ce1">
            <text:p>45,02</text:p>
          </table:table-cell>
          <table:table-cell office:value-type="float" office:value="9.25" table:formula="of:=MAX([.$C101];[.$G101];[.$K101];[.$O101];[.$S101];[.$W101];[.$AA101];[.$AE101];[.$AI101];[.$AM101];[.$AQ101];[.$AU101];[.$AY101])" table:style-name="ce1">
            <text:p>9,25</text:p>
          </table:table-cell>
          <table:table-cell office:value-type="float" office:value="80361" table:formula="of:=MAX([.$D101];[.$H101];[.$L101];[.$P101];[.$T101];[.$X101];[.$AB101];[.$AF101];[.$AJ101];[.$AN101];[.$AR101];[.$AV101];[.$AZ101])" table:style-name="ce1">
            <text:p>80361</text:p>
          </table:table-cell>
          <table:table-cell office:value-type="float" office:value="13490" table:formula="of:=MAX([.$E101];[.$I101];[.$M101];[.$Q101];[.$U101];[.$Y101];[.$AC101];[.$AG101];[.$AK101];[.$AO101];[.$AS101];[.$AW101];[.$BA101])" table:style-name="ce1">
            <text:p>1349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25_c50.lp</text:p>
          </table:table-cell>
          <table:table-cell office:value-type="float" office:value="14.56" table:style-name="ce1">
            <text:p>14,56</text:p>
          </table:table-cell>
          <table:table-cell office:value-type="float" office:value="7.33" table:style-name="ce1">
            <text:p>7,33</text:p>
          </table:table-cell>
          <table:table-cell office:value-type="float" office:value="79986" table:style-name="ce1">
            <text:p>79986</text:p>
          </table:table-cell>
          <table:table-cell office:value-type="float" office:value="15868" table:style-name="ce1">
            <text:p>15868</text:p>
          </table:table-cell>
          <table:table-cell office:value-type="float" office:value="48.1" table:style-name="ce1">
            <text:p>48,1</text:p>
          </table:table-cell>
          <table:table-cell office:value-type="float" office:value="41.27" table:style-name="ce1">
            <text:p>41,27</text:p>
          </table:table-cell>
          <table:table-cell office:value-type="float" office:value="84136" table:style-name="ce1">
            <text:p>84136</text:p>
          </table:table-cell>
          <table:table-cell office:value-type="float" office:value="59676" table:style-name="ce1">
            <text:p>59676</text:p>
          </table:table-cell>
          <table:table-cell office:value-type="float" office:value="11.81" table:style-name="ce1">
            <text:p>11,81</text:p>
          </table:table-cell>
          <table:table-cell office:value-type="float" office:value="4.22" table:style-name="ce1">
            <text:p>4,22</text:p>
          </table:table-cell>
          <table:table-cell office:value-type="float" office:value="52374" table:style-name="ce1">
            <text:p>52374</text:p>
          </table:table-cell>
          <table:table-cell office:value-type="float" office:value="9001" table:style-name="ce1">
            <text:p>9001</text:p>
          </table:table-cell>
          <table:table-cell office:value-type="float" office:value="9.25" table:style-name="ce2">
            <text:p>9,25</text:p>
          </table:table-cell>
          <table:table-cell office:value-type="float" office:value="1.9" table:style-name="ce1">
            <text:p>1,9</text:p>
          </table:table-cell>
          <table:table-cell office:value-type="float" office:value="19650" table:style-name="ce1">
            <text:p>19650</text:p>
          </table:table-cell>
          <table:table-cell office:value-type="float" office:value="3561" table:style-name="ce1">
            <text:p>3561</text:p>
          </table:table-cell>
          <table:table-cell office:value-type="float" office:value="47.25" table:style-name="ce1">
            <text:p>47,25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77407" table:style-name="ce1">
            <text:p>77407</text:p>
          </table:table-cell>
          <table:table-cell office:value-type="float" office:value="54699" table:style-name="ce1">
            <text:p>54699</text:p>
          </table:table-cell>
          <table:table-cell office:value-type="float" office:value="10.41" table:style-name="ce1">
            <text:p>10,41</text:p>
          </table:table-cell>
          <table:table-cell office:value-type="float" office:value="2.48" table:style-name="ce1">
            <text:p>2,48</text:p>
          </table:table-cell>
          <table:table-cell office:value-type="float" office:value="37464" table:style-name="ce1">
            <text:p>37464</text:p>
          </table:table-cell>
          <table:table-cell office:value-type="float" office:value="5965" table:style-name="ce1">
            <text:p>5965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6.13" table:style-name="ce1">
            <text:p>26,13</text:p>
          </table:table-cell>
          <table:table-cell office:value-type="float" office:value="110758" table:style-name="ce1">
            <text:p>110758</text:p>
          </table:table-cell>
          <table:table-cell office:value-type="float" office:value="50407" table:style-name="ce1">
            <text:p>50407</text:p>
          </table:table-cell>
          <table:table-cell office:value-type="float" office:value="30.59" table:style-name="ce1">
            <text:p>30,59</text:p>
          </table:table-cell>
          <table:table-cell office:value-type="float" office:value="22.5" table:style-name="ce1">
            <text:p>22,5</text:p>
          </table:table-cell>
          <table:table-cell office:value-type="float" office:value="46170" table:style-name="ce1">
            <text:p>46170</text:p>
          </table:table-cell>
          <table:table-cell office:value-type="float" office:value="30889" table:style-name="ce1">
            <text:p>30889</text:p>
          </table:table-cell>
          <table:table-cell office:value-type="float" office:value="50.54" table:style-name="ce1">
            <text:p>50,54</text:p>
          </table:table-cell>
          <table:table-cell office:value-type="float" office:value="42.89" table:style-name="ce1">
            <text:p>42,89</text:p>
          </table:table-cell>
          <table:table-cell office:value-type="float" office:value="113755" table:style-name="ce1">
            <text:p>113755</text:p>
          </table:table-cell>
          <table:table-cell office:value-type="float" office:value="58597" table:style-name="ce1">
            <text:p>58597</text:p>
          </table:table-cell>
          <table:table-cell office:value-type="float" office:value="30.87" table:style-name="ce1">
            <text:p>30,87</text:p>
          </table:table-cell>
          <table:table-cell office:value-type="float" office:value="1.25" table:style-name="ce2">
            <text:p>1,25</text:p>
          </table:table-cell>
          <table:table-cell office:value-type="float" office:value="23217" table:style-name="ce1">
            <text:p>23217</text:p>
          </table:table-cell>
          <table:table-cell office:value-type="float" office:value="1035" table:style-name="ce2">
            <text:p>1035</text:p>
          </table:table-cell>
          <table:table-cell office:value-type="float" office:value="39.409999999999997" table:style-name="ce1">
            <text:p>39,41</text:p>
          </table:table-cell>
          <table:table-cell office:value-type="float" office:value="6.93" table:style-name="ce1">
            <text:p>6,93</text:p>
          </table:table-cell>
          <table:table-cell office:value-type="float" office:value="13644" table:style-name="ce2">
            <text:p>13644</text:p>
          </table:table-cell>
          <table:table-cell office:value-type="float" office:value="7778" table:style-name="ce1">
            <text:p>7778</text:p>
          </table:table-cell>
          <table:table-cell office:value-type="float" office:value="49.03" table:style-name="ce1">
            <text:p>49,03</text:p>
          </table:table-cell>
          <table:table-cell office:value-type="float" office:value="12.25" table:style-name="ce1">
            <text:p>12,25</text:p>
          </table:table-cell>
          <table:table-cell office:value-type="float" office:value="94858" table:style-name="ce1">
            <text:p>94858</text:p>
          </table:table-cell>
          <table:table-cell office:value-type="float" office:value="12938" table:style-name="ce1">
            <text:p>12938</text:p>
          </table:table-cell>
          <table:table-cell office:value-type="float" office:value="61.2" table:style-name="ce3">
            <text:p>61,2</text:p>
          </table:table-cell>
          <table:table-cell office:value-type="float" office:value="54.12" table:style-name="ce3">
            <text:p>54,12</text:p>
          </table:table-cell>
          <table:table-cell office:value-type="float" office:value="168486" table:style-name="ce3">
            <text:p>168486</text:p>
          </table:table-cell>
          <table:table-cell office:value-type="float" office:value="73111" table:style-name="ce3">
            <text:p>73111</text:p>
          </table:table-cell>
          <table:table-cell office:value-type="float" office:value="9.25" table:formula="of:=MIN([.$B102];[.$F102];[.$J102];[.$N102];[.$R102];[.$V102];[.$Z102];[.$AD102];[.$AH102];[.$AL102];[.$AP102];[.$AT102];[.$AX102])" table:style-name="ce1">
            <text:p>9,25</text:p>
          </table:table-cell>
          <table:table-cell office:value-type="float" office:value="1.25" table:formula="of:=MIN([.$C102];[.$G102];[.$K102];[.$O102];[.$S102];[.$W102];[.$AA102];[.$AE102];[.$AI102];[.$AM102];[.$AQ102];[.$AU102];[.$AY102])" table:style-name="ce1">
            <text:p>1,25</text:p>
          </table:table-cell>
          <table:table-cell office:value-type="float" office:value="13644" table:formula="of:=MIN([.$D102];[.$H102];[.$L102];[.$P102];[.$T102];[.$X102];[.$AB102];[.$AF102];[.$AJ102];[.$AN102];[.$AR102];[.$AV102];[.$AZ102])" table:style-name="ce1">
            <text:p>13644</text:p>
          </table:table-cell>
          <table:table-cell office:value-type="float" office:value="1035" table:formula="of:=MIN([.$E102];[.$I102];[.$M102];[.$Q102];[.$U102];[.$Y102];[.$AC102];[.$AG102];[.$AK102];[.$AO102];[.$AS102];[.$AW102];[.$BA102])" table:style-name="ce1">
            <text:p>1035</text:p>
          </table:table-cell>
          <table:table-cell office:value-type="float" office:value="32.659999999999997" table:formula="of:=MEDIAN([.$B102];[.$F102];[.$J102];[.$N102];[.$R102];[.$V102];[.$Z102];[.$AD102];[.$AH102];[.$AL102];[.$AP102];[.$AT102];[.$AX102])" table:style-name="ce1">
            <text:p>32,66</text:p>
          </table:table-cell>
          <table:table-cell office:value-type="float" office:value="12.25" table:formula="of:=MEDIAN([.$C102];[.$G102];[.$K102];[.$O102];[.$S102];[.$W102];[.$AA102];[.$AE102];[.$AI102];[.$AM102];[.$AQ102];[.$AU102];[.$AY102])" table:style-name="ce1">
            <text:p>12,25</text:p>
          </table:table-cell>
          <table:table-cell office:value-type="float" office:value="77407" table:formula="of:=MEDIAN([.$D102];[.$H102];[.$L102];[.$P102];[.$T102];[.$X102];[.$AB102];[.$AF102];[.$AJ102];[.$AN102];[.$AR102];[.$AV102];[.$AZ102])" table:style-name="ce1">
            <text:p>77407</text:p>
          </table:table-cell>
          <table:table-cell office:value-type="float" office:value="15868" table:formula="of:=MEDIAN([.$E102];[.$I102];[.$M102];[.$Q102];[.$U102];[.$Y102];[.$AC102];[.$AG102];[.$AK102];[.$AO102];[.$AS102];[.$AW102];[.$BA102])" table:style-name="ce1">
            <text:p>15868</text:p>
          </table:table-cell>
          <table:table-cell office:value-type="float" office:value="61.2" table:formula="of:=MAX([.$B102];[.$F102];[.$J102];[.$N102];[.$R102];[.$V102];[.$Z102];[.$AD102];[.$AH102];[.$AL102];[.$AP102];[.$AT102];[.$AX102])" table:style-name="ce1">
            <text:p>61,2</text:p>
          </table:table-cell>
          <table:table-cell office:value-type="float" office:value="54.12" table:formula="of:=MAX([.$C102];[.$G102];[.$K102];[.$O102];[.$S102];[.$W102];[.$AA102];[.$AE102];[.$AI102];[.$AM102];[.$AQ102];[.$AU102];[.$AY102])" table:style-name="ce1">
            <text:p>54,12</text:p>
          </table:table-cell>
          <table:table-cell office:value-type="float" office:value="168486" table:formula="of:=MAX([.$D102];[.$H102];[.$L102];[.$P102];[.$T102];[.$X102];[.$AB102];[.$AF102];[.$AJ102];[.$AN102];[.$AR102];[.$AV102];[.$AZ102])" table:style-name="ce1">
            <text:p>168486</text:p>
          </table:table-cell>
          <table:table-cell office:value-type="float" office:value="73111" table:formula="of:=MAX([.$E102];[.$I102];[.$M102];[.$Q102];[.$U102];[.$Y102];[.$AC102];[.$AG102];[.$AK102];[.$AO102];[.$AS102];[.$AW102];[.$BA102])" table:style-name="ce1">
            <text:p>7311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0_c50.lp</text:p>
          </table:table-cell>
          <table:table-cell office:value-type="float" office:value="36.880000000000003" table:style-name="ce1">
            <text:p>36,88</text:p>
          </table:table-cell>
          <table:table-cell office:value-type="float" office:value="27.96" table:style-name="ce1">
            <text:p>27,96</text:p>
          </table:table-cell>
          <table:table-cell office:value-type="float" office:value="340675" table:style-name="ce1">
            <text:p>340675</text:p>
          </table:table-cell>
          <table:table-cell office:value-type="float" office:value="54997" table:style-name="ce1">
            <text:p>54997</text:p>
          </table:table-cell>
          <table:table-cell office:value-type="float" office:value="64.78" table:style-name="ce1">
            <text:p>64,78</text:p>
          </table:table-cell>
          <table:table-cell office:value-type="float" office:value="55.26" table:style-name="ce1">
            <text:p>55,26</text:p>
          </table:table-cell>
          <table:table-cell office:value-type="float" office:value="103827" table:style-name="ce1">
            <text:p>103827</text:p>
          </table:table-cell>
          <table:table-cell office:value-type="float" office:value="70875" table:style-name="ce1">
            <text:p>70875</text:p>
          </table:table-cell>
          <table:table-cell office:value-type="float" office:value="14.24" table:style-name="ce2">
            <text:p>14,24</text:p>
          </table:table-cell>
          <table:table-cell office:value-type="float" office:value="5.93" table:style-name="ce1">
            <text:p>5,93</text:p>
          </table:table-cell>
          <table:table-cell office:value-type="float" office:value="90595" table:style-name="ce1">
            <text:p>90595</text:p>
          </table:table-cell>
          <table:table-cell office:value-type="float" office:value="14026" table:style-name="ce1">
            <text:p>14026</text:p>
          </table:table-cell>
          <table:table-cell office:value-type="float" office:value="45" table:style-name="ce1">
            <text:p>45</text:p>
          </table:table-cell>
          <table:table-cell office:value-type="float" office:value="36.5" table:style-name="ce1">
            <text:p>36,5</text:p>
          </table:table-cell>
          <table:table-cell office:value-type="float" office:value="338334" table:style-name="ce1">
            <text:p>338334</text:p>
          </table:table-cell>
          <table:table-cell office:value-type="float" office:value="57286" table:style-name="ce1">
            <text:p>57286</text:p>
          </table:table-cell>
          <table:table-cell office:value-type="float" office:value="58.81" table:style-name="ce1">
            <text:p>58,81</text:p>
          </table:table-cell>
          <table:table-cell office:value-type="float" office:value="50.14" table:style-name="ce1">
            <text:p>50,14</text:p>
          </table:table-cell>
          <table:table-cell office:value-type="float" office:value="93623" table:style-name="ce1">
            <text:p>93623</text:p>
          </table:table-cell>
          <table:table-cell office:value-type="float" office:value="64450" table:style-name="ce1">
            <text:p>64450</text:p>
          </table:table-cell>
          <table:table-cell office:value-type="float" office:value="47.2" table:style-name="ce1">
            <text:p>47,2</text:p>
          </table:table-cell>
          <table:table-cell office:value-type="float" office:value="38.32" table:style-name="ce1">
            <text:p>38,32</text:p>
          </table:table-cell>
          <table:table-cell office:value-type="float" office:value="182327" table:style-name="ce1">
            <text:p>182327</text:p>
          </table:table-cell>
          <table:table-cell office:value-type="float" office:value="65180" table:style-name="ce1">
            <text:p>65180</text:p>
          </table:table-cell>
          <table:table-cell office:value-type="float" office:value="64.39" table:style-name="ce1">
            <text:p>64,39</text:p>
          </table:table-cell>
          <table:table-cell office:value-type="float" office:value="55.39" table:style-name="ce1">
            <text:p>55,39</text:p>
          </table:table-cell>
          <table:table-cell office:value-type="float" office:value="179288" table:style-name="ce1">
            <text:p>179288</text:p>
          </table:table-cell>
          <table:table-cell office:value-type="float" office:value="80357" table:style-name="ce3">
            <text:p>80357</text:p>
          </table:table-cell>
          <table:table-cell office:value-type="float" office:value="33.090000000000003" table:style-name="ce1">
            <text:p>33,09</text:p>
          </table:table-cell>
          <table:table-cell office:value-type="float" office:value="25.07" table:style-name="ce1">
            <text:p>25,07</text:p>
          </table:table-cell>
          <table:table-cell office:value-type="float" office:value="62900" table:style-name="ce1">
            <text:p>62900</text:p>
          </table:table-cell>
          <table:table-cell office:value-type="float" office:value="42234" table:style-name="ce1">
            <text:p>42234</text:p>
          </table:table-cell>
          <table:table-cell office:value-type="float" office:value="36.03" table:style-name="ce1">
            <text:p>36,03</text:p>
          </table:table-cell>
          <table:table-cell office:value-type="float" office:value="27.27" table:style-name="ce1">
            <text:p>27,27</text:p>
          </table:table-cell>
          <table:table-cell office:value-type="float" office:value="197965" table:style-name="ce1">
            <text:p>197965</text:p>
          </table:table-cell>
          <table:table-cell office:value-type="float" office:value="50421" table:style-name="ce1">
            <text:p>50421</text:p>
          </table:table-cell>
          <table:table-cell office:value-type="float" office:value="96.93" table:style-name="ce3">
            <text:p>96,93</text:p>
          </table:table-cell>
          <table:table-cell office:value-type="float" office:value="58.52" table:style-name="ce3">
            <text:p>58,52</text:p>
          </table:table-cell>
          <table:table-cell office:value-type="float" office:value="603112" table:style-name="ce3">
            <text:p>603112</text:p>
          </table:table-cell>
          <table:table-cell office:value-type="float" office:value="65114" table:style-name="ce1">
            <text:p>65114</text:p>
          </table:table-cell>
          <table:table-cell office:value-type="float" office:value="42.65" table:style-name="ce1">
            <text:p>42,65</text:p>
          </table:table-cell>
          <table:table-cell office:value-type="float" office:value="5.62" table:style-name="ce2">
            <text:p>5,62</text:p>
          </table:table-cell>
          <table:table-cell office:value-type="float" office:value="11173" table:style-name="ce2">
            <text:p>11173</text:p>
          </table:table-cell>
          <table:table-cell office:value-type="float" office:value="5602" table:style-name="ce2">
            <text:p>5602</text:p>
          </table:table-cell>
          <table:table-cell office:value-type="float" office:value="60.01" table:style-name="ce1">
            <text:p>60,01</text:p>
          </table:table-cell>
          <table:table-cell office:value-type="float" office:value="28.34" table:style-name="ce1">
            <text:p>28,34</text:p>
          </table:table-cell>
          <table:table-cell office:value-type="float" office:value="253112" table:style-name="ce1">
            <text:p>253112</text:p>
          </table:table-cell>
          <table:table-cell office:value-type="float" office:value="34074" table:style-name="ce1">
            <text:p>34074</text:p>
          </table:table-cell>
          <table:table-cell office:value-type="float" office:value="34.340000000000003" table:style-name="ce1">
            <text:p>34,34</text:p>
          </table:table-cell>
          <table:table-cell office:value-type="float" office:value="26.56" table:style-name="ce1">
            <text:p>26,56</text:p>
          </table:table-cell>
          <table:table-cell office:value-type="float" office:value="287532" table:style-name="ce1">
            <text:p>287532</text:p>
          </table:table-cell>
          <table:table-cell office:value-type="float" office:value="50766" table:style-name="ce1">
            <text:p>50766</text:p>
          </table:table-cell>
          <table:table-cell office:value-type="float" office:value="14.24" table:formula="of:=MIN([.$B103];[.$F103];[.$J103];[.$N103];[.$R103];[.$V103];[.$Z103];[.$AD103];[.$AH103];[.$AL103];[.$AP103];[.$AT103];[.$AX103])" table:style-name="ce1">
            <text:p>14,24</text:p>
          </table:table-cell>
          <table:table-cell office:value-type="float" office:value="5.62" table:formula="of:=MIN([.$C103];[.$G103];[.$K103];[.$O103];[.$S103];[.$W103];[.$AA103];[.$AE103];[.$AI103];[.$AM103];[.$AQ103];[.$AU103];[.$AY103])" table:style-name="ce1">
            <text:p>5,62</text:p>
          </table:table-cell>
          <table:table-cell office:value-type="float" office:value="11173" table:formula="of:=MIN([.$D103];[.$H103];[.$L103];[.$P103];[.$T103];[.$X103];[.$AB103];[.$AF103];[.$AJ103];[.$AN103];[.$AR103];[.$AV103];[.$AZ103])" table:style-name="ce1">
            <text:p>11173</text:p>
          </table:table-cell>
          <table:table-cell office:value-type="float" office:value="5602" table:formula="of:=MIN([.$E103];[.$I103];[.$M103];[.$Q103];[.$U103];[.$Y103];[.$AC103];[.$AG103];[.$AK103];[.$AO103];[.$AS103];[.$AW103];[.$BA103])" table:style-name="ce1">
            <text:p>5602</text:p>
          </table:table-cell>
          <table:table-cell office:value-type="float" office:value="45" table:formula="of:=MEDIAN([.$B103];[.$F103];[.$J103];[.$N103];[.$R103];[.$V103];[.$Z103];[.$AD103];[.$AH103];[.$AL103];[.$AP103];[.$AT103];[.$AX103])" table:style-name="ce1">
            <text:p>45</text:p>
          </table:table-cell>
          <table:table-cell office:value-type="float" office:value="28.34" table:formula="of:=MEDIAN([.$C103];[.$G103];[.$K103];[.$O103];[.$S103];[.$W103];[.$AA103];[.$AE103];[.$AI103];[.$AM103];[.$AQ103];[.$AU103];[.$AY103])" table:style-name="ce1">
            <text:p>28,34</text:p>
          </table:table-cell>
          <table:table-cell office:value-type="float" office:value="182327" table:formula="of:=MEDIAN([.$D103];[.$H103];[.$L103];[.$P103];[.$T103];[.$X103];[.$AB103];[.$AF103];[.$AJ103];[.$AN103];[.$AR103];[.$AV103];[.$AZ103])" table:style-name="ce1">
            <text:p>182327</text:p>
          </table:table-cell>
          <table:table-cell office:value-type="float" office:value="54997" table:formula="of:=MEDIAN([.$E103];[.$I103];[.$M103];[.$Q103];[.$U103];[.$Y103];[.$AC103];[.$AG103];[.$AK103];[.$AO103];[.$AS103];[.$AW103];[.$BA103])" table:style-name="ce1">
            <text:p>54997</text:p>
          </table:table-cell>
          <table:table-cell office:value-type="float" office:value="96.93" table:formula="of:=MAX([.$B103];[.$F103];[.$J103];[.$N103];[.$R103];[.$V103];[.$Z103];[.$AD103];[.$AH103];[.$AL103];[.$AP103];[.$AT103];[.$AX103])" table:style-name="ce1">
            <text:p>96,93</text:p>
          </table:table-cell>
          <table:table-cell office:value-type="float" office:value="58.52" table:formula="of:=MAX([.$C103];[.$G103];[.$K103];[.$O103];[.$S103];[.$W103];[.$AA103];[.$AE103];[.$AI103];[.$AM103];[.$AQ103];[.$AU103];[.$AY103])" table:style-name="ce1">
            <text:p>58,52</text:p>
          </table:table-cell>
          <table:table-cell office:value-type="float" office:value="603112" table:formula="of:=MAX([.$D103];[.$H103];[.$L103];[.$P103];[.$T103];[.$X103];[.$AB103];[.$AF103];[.$AJ103];[.$AN103];[.$AR103];[.$AV103];[.$AZ103])" table:style-name="ce1">
            <text:p>603112</text:p>
          </table:table-cell>
          <table:table-cell office:value-type="float" office:value="80357" table:formula="of:=MAX([.$E103];[.$I103];[.$M103];[.$Q103];[.$U103];[.$Y103];[.$AC103];[.$AG103];[.$AK103];[.$AO103];[.$AS103];[.$AW103];[.$BA103])" table:style-name="ce1">
            <text:p>8035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0_c60.lp</text:p>
          </table:table-cell>
          <table:table-cell office:value-type="float" office:value="41.6" table:style-name="ce1">
            <text:p>41,6</text:p>
          </table:table-cell>
          <table:table-cell office:value-type="float" office:value="33.39" table:style-name="ce1">
            <text:p>33,39</text:p>
          </table:table-cell>
          <table:table-cell office:value-type="float" office:value="391928" table:style-name="ce3">
            <text:p>391928</text:p>
          </table:table-cell>
          <table:table-cell office:value-type="float" office:value="44765" table:style-name="ce1">
            <text:p>44765</text:p>
          </table:table-cell>
          <table:table-cell office:value-type="float" office:value="50.09" table:style-name="ce1">
            <text:p>50,09</text:p>
          </table:table-cell>
          <table:table-cell office:value-type="float" office:value="41.22" table:style-name="ce1">
            <text:p>41,22</text:p>
          </table:table-cell>
          <table:table-cell office:value-type="float" office:value="67080" table:style-name="ce1">
            <text:p>67080</text:p>
          </table:table-cell>
          <table:table-cell office:value-type="float" office:value="44449" table:style-name="ce1">
            <text:p>44449</text:p>
          </table:table-cell>
          <table:table-cell office:value-type="float" office:value="12.97" table:style-name="ce1">
            <text:p>12,97</text:p>
          </table:table-cell>
          <table:table-cell office:value-type="float" office:value="4.13" table:style-name="ce2">
            <text:p>4,13</text:p>
          </table:table-cell>
          <table:table-cell office:value-type="float" office:value="61185" table:style-name="ce1">
            <text:p>61185</text:p>
          </table:table-cell>
          <table:table-cell office:value-type="float" office:value="5432" table:style-name="ce1">
            <text:p>5432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23.02" table:style-name="ce1">
            <text:p>23,02</text:p>
          </table:table-cell>
          <table:table-cell office:value-type="float" office:value="282611" table:style-name="ce1">
            <text:p>282611</text:p>
          </table:table-cell>
          <table:table-cell office:value-type="float" office:value="29514" table:style-name="ce1">
            <text:p>29514</text:p>
          </table:table-cell>
          <table:table-cell office:value-type="float" office:value="49.7" table:style-name="ce1">
            <text:p>49,7</text:p>
          </table:table-cell>
          <table:table-cell office:value-type="float" office:value="40.409999999999997" table:style-name="ce1">
            <text:p>40,41</text:p>
          </table:table-cell>
          <table:table-cell office:value-type="float" office:value="61647" table:style-name="ce1">
            <text:p>61647</text:p>
          </table:table-cell>
          <table:table-cell office:value-type="float" office:value="41777" table:style-name="ce1">
            <text:p>41777</text:p>
          </table:table-cell>
          <table:table-cell office:value-type="float" office:value="15.62" table:style-name="ce1">
            <text:p>15,62</text:p>
          </table:table-cell>
          <table:table-cell office:value-type="float" office:value="5.88" table:style-name="ce1">
            <text:p>5,88</text:p>
          </table:table-cell>
          <table:table-cell office:value-type="float" office:value="60611" table:style-name="ce1">
            <text:p>60611</text:p>
          </table:table-cell>
          <table:table-cell office:value-type="float" office:value="6343" table:style-name="ce1">
            <text:p>6343</text:p>
          </table:table-cell>
          <table:table-cell office:value-type="float" office:value="33.64" table:style-name="ce1">
            <text:p>33,64</text:p>
          </table:table-cell>
          <table:table-cell office:value-type="float" office:value="24.47" table:style-name="ce1">
            <text:p>24,47</text:p>
          </table:table-cell>
          <table:table-cell office:value-type="float" office:value="187909" table:style-name="ce1">
            <text:p>187909</text:p>
          </table:table-cell>
          <table:table-cell office:value-type="float" office:value="27659" table:style-name="ce1">
            <text:p>27659</text:p>
          </table:table-cell>
          <table:table-cell office:value-type="float" office:value="93.64" table:style-name="ce1">
            <text:p>93,64</text:p>
          </table:table-cell>
          <table:table-cell office:value-type="float" office:value="84.18" table:style-name="ce3">
            <text:p>84,18</text:p>
          </table:table-cell>
          <table:table-cell office:value-type="float" office:value="124322" table:style-name="ce1">
            <text:p>124322</text:p>
          </table:table-cell>
          <table:table-cell office:value-type="float" office:value="85098" table:style-name="ce3">
            <text:p>85098</text:p>
          </table:table-cell>
          <table:table-cell office:value-type="float" office:value="17.78" table:style-name="ce1">
            <text:p>17,78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86120" table:style-name="ce1">
            <text:p>86120</text:p>
          </table:table-cell>
          <table:table-cell office:value-type="float" office:value="11096" table:style-name="ce1">
            <text:p>11096</text:p>
          </table:table-cell>
          <table:table-cell office:value-type="float" office:value="56.11" table:style-name="ce1">
            <text:p>56,11</text:p>
          </table:table-cell>
          <table:table-cell office:value-type="float" office:value="13.56" table:style-name="ce1">
            <text:p>13,56</text:p>
          </table:table-cell>
          <table:table-cell office:value-type="float" office:value="124995" table:style-name="ce1">
            <text:p>124995</text:p>
          </table:table-cell>
          <table:table-cell office:value-type="float" office:value="11130" table:style-name="ce1">
            <text:p>11130</text:p>
          </table:table-cell>
          <table:table-cell office:value-type="float" office:value="115.86" table:style-name="ce3">
            <text:p>115,86</text:p>
          </table:table-cell>
          <table:table-cell office:value-type="float" office:value="71.790000000000006" table:style-name="ce1">
            <text:p>71,79</text:p>
          </table:table-cell>
          <table:table-cell office:value-type="float" office:value="148893" table:style-name="ce1">
            <text:p>148893</text:p>
          </table:table-cell>
          <table:table-cell office:value-type="float" office:value="52578" table:style-name="ce1">
            <text:p>52578</text:p>
          </table:table-cell>
          <table:table-cell office:value-type="float" office:value="46.75" table:style-name="ce1">
            <text:p>46,75</text:p>
          </table:table-cell>
          <table:table-cell office:value-type="float" office:value="4.54" table:style-name="ce1">
            <text:p>4,54</text:p>
          </table:table-cell>
          <table:table-cell office:value-type="float" office:value="43865" table:style-name="ce2">
            <text:p>43865</text:p>
          </table:table-cell>
          <table:table-cell office:value-type="float" office:value="3060" table:style-name="ce2">
            <text:p>3060</text:p>
          </table:table-cell>
          <table:table-cell office:value-type="float" office:value="12.41" table:style-name="ce2">
            <text:p>12,41</text:p>
          </table:table-cell>
          <table:table-cell office:value-type="float" office:value="5.61" table:style-name="ce1">
            <text:p>5,61</text:p>
          </table:table-cell>
          <table:table-cell office:value-type="float" office:value="102364" table:style-name="ce1">
            <text:p>102364</text:p>
          </table:table-cell>
          <table:table-cell office:value-type="float" office:value="9929" table:style-name="ce1">
            <text:p>9929</text:p>
          </table:table-cell>
          <table:table-cell office:value-type="float" office:value="12.41" table:formula="of:=MIN([.$B104];[.$F104];[.$J104];[.$N104];[.$R104];[.$V104];[.$Z104];[.$AD104];[.$AH104];[.$AL104];[.$AP104];[.$AT104];[.$AX104])" table:style-name="ce1">
            <text:p>12,41</text:p>
          </table:table-cell>
          <table:table-cell office:value-type="float" office:value="4.13" table:formula="of:=MIN([.$C104];[.$G104];[.$K104];[.$O104];[.$S104];[.$W104];[.$AA104];[.$AE104];[.$AI104];[.$AM104];[.$AQ104];[.$AU104];[.$AY104])" table:style-name="ce1">
            <text:p>4,13</text:p>
          </table:table-cell>
          <table:table-cell office:value-type="float" office:value="43865" table:formula="of:=MIN([.$D104];[.$H104];[.$L104];[.$P104];[.$T104];[.$X104];[.$AB104];[.$AF104];[.$AJ104];[.$AN104];[.$AR104];[.$AV104];[.$AZ104])" table:style-name="ce1">
            <text:p>43865</text:p>
          </table:table-cell>
          <table:table-cell office:value-type="float" office:value="3060" table:formula="of:=MIN([.$E104];[.$I104];[.$M104];[.$Q104];[.$U104];[.$Y104];[.$AC104];[.$AG104];[.$AK104];[.$AO104];[.$AS104];[.$AW104];[.$BA104])" table:style-name="ce1">
            <text:p>3060</text:p>
          </table:table-cell>
          <table:table-cell office:value-type="float" office:value="41.6" table:formula="of:=MEDIAN([.$B104];[.$F104];[.$J104];[.$N104];[.$R104];[.$V104];[.$Z104];[.$AD104];[.$AH104];[.$AL104];[.$AP104];[.$AT104];[.$AX104])" table:style-name="ce1">
            <text:p>41,6</text:p>
          </table:table-cell>
          <table:table-cell office:value-type="float" office:value="23.02" table:formula="of:=MEDIAN([.$C104];[.$G104];[.$K104];[.$O104];[.$S104];[.$W104];[.$AA104];[.$AE104];[.$AI104];[.$AM104];[.$AQ104];[.$AU104];[.$AY104])" table:style-name="ce1">
            <text:p>23,02</text:p>
          </table:table-cell>
          <table:table-cell office:value-type="float" office:value="102364" table:formula="of:=MEDIAN([.$D104];[.$H104];[.$L104];[.$P104];[.$T104];[.$X104];[.$AB104];[.$AF104];[.$AJ104];[.$AN104];[.$AR104];[.$AV104];[.$AZ104])" table:style-name="ce1">
            <text:p>102364</text:p>
          </table:table-cell>
          <table:table-cell office:value-type="float" office:value="27659" table:formula="of:=MEDIAN([.$E104];[.$I104];[.$M104];[.$Q104];[.$U104];[.$Y104];[.$AC104];[.$AG104];[.$AK104];[.$AO104];[.$AS104];[.$AW104];[.$BA104])" table:style-name="ce1">
            <text:p>27659</text:p>
          </table:table-cell>
          <table:table-cell office:value-type="float" office:value="115.86" table:formula="of:=MAX([.$B104];[.$F104];[.$J104];[.$N104];[.$R104];[.$V104];[.$Z104];[.$AD104];[.$AH104];[.$AL104];[.$AP104];[.$AT104];[.$AX104])" table:style-name="ce1">
            <text:p>115,86</text:p>
          </table:table-cell>
          <table:table-cell office:value-type="float" office:value="84.18" table:formula="of:=MAX([.$C104];[.$G104];[.$K104];[.$O104];[.$S104];[.$W104];[.$AA104];[.$AE104];[.$AI104];[.$AM104];[.$AQ104];[.$AU104];[.$AY104])" table:style-name="ce1">
            <text:p>84,18</text:p>
          </table:table-cell>
          <table:table-cell office:value-type="float" office:value="391928" table:formula="of:=MAX([.$D104];[.$H104];[.$L104];[.$P104];[.$T104];[.$X104];[.$AB104];[.$AF104];[.$AJ104];[.$AN104];[.$AR104];[.$AV104];[.$AZ104])" table:style-name="ce1">
            <text:p>391928</text:p>
          </table:table-cell>
          <table:table-cell office:value-type="float" office:value="85098" table:formula="of:=MAX([.$E104];[.$I104];[.$M104];[.$Q104];[.$U104];[.$Y104];[.$AC104];[.$AG104];[.$AK104];[.$AO104];[.$AS104];[.$AW104];[.$BA104])" table:style-name="ce1">
            <text:p>8509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0_c70.lp</text:p>
          </table:table-cell>
          <table:table-cell office:value-type="float" office:value="12.13" table:style-name="ce2">
            <text:p>12,13</text:p>
          </table:table-cell>
          <table:table-cell office:value-type="float" office:value="3.91" table:style-name="ce2">
            <text:p>3,91</text:p>
          </table:table-cell>
          <table:table-cell office:value-type="float" office:value="22973" table:style-name="ce2">
            <text:p>22973</text:p>
          </table:table-cell>
          <table:table-cell office:value-type="float" office:value="5386" table:style-name="ce2">
            <text:p>5386</text:p>
          </table:table-cell>
          <table:table-cell office:value-type="float" office:value="44.78" table:style-name="ce1">
            <text:p>44,78</text:p>
          </table:table-cell>
          <table:table-cell office:value-type="float" office:value="36.26" table:style-name="ce1">
            <text:p>36,26</text:p>
          </table:table-cell>
          <table:table-cell office:value-type="float" office:value="52188" table:style-name="ce1">
            <text:p>52188</text:p>
          </table:table-cell>
          <table:table-cell office:value-type="float" office:value="42210" table:style-name="ce1">
            <text:p>42210</text:p>
          </table:table-cell>
          <table:table-cell office:value-type="float" office:value="16.440000000000001" table:style-name="ce1">
            <text:p>16,44</text:p>
          </table:table-cell>
          <table:table-cell office:value-type="float" office:value="8.06" table:style-name="ce1">
            <text:p>8,06</text:p>
          </table:table-cell>
          <table:table-cell office:value-type="float" office:value="45525" table:style-name="ce1">
            <text:p>45525</text:p>
          </table:table-cell>
          <table:table-cell office:value-type="float" office:value="10630" table:style-name="ce1">
            <text:p>10630</text:p>
          </table:table-cell>
          <table:table-cell office:value-type="float" office:value="19.3" table:style-name="ce1">
            <text:p>19,3</text:p>
          </table:table-cell>
          <table:table-cell office:value-type="float" office:value="12.26" table:style-name="ce1">
            <text:p>12,26</text:p>
          </table:table-cell>
          <table:table-cell office:value-type="float" office:value="92160" table:style-name="ce1">
            <text:p>92160</text:p>
          </table:table-cell>
          <table:table-cell office:value-type="float" office:value="17688" table:style-name="ce1">
            <text:p>17688</text:p>
          </table:table-cell>
          <table:table-cell office:value-type="float" office:value="50.09" table:style-name="ce1">
            <text:p>50,09</text:p>
          </table:table-cell>
          <table:table-cell office:value-type="float" office:value="41.55" table:style-name="ce1">
            <text:p>41,55</text:p>
          </table:table-cell>
          <table:table-cell office:value-type="float" office:value="58562" table:style-name="ce1">
            <text:p>58562</text:p>
          </table:table-cell>
          <table:table-cell office:value-type="float" office:value="47910" table:style-name="ce1">
            <text:p>47910</text:p>
          </table:table-cell>
          <table:table-cell office:value-type="float" office:value="30.62" table:style-name="ce1">
            <text:p>30,62</text:p>
          </table:table-cell>
          <table:table-cell office:value-type="float" office:value="22.63" table:style-name="ce1">
            <text:p>22,63</text:p>
          </table:table-cell>
          <table:table-cell office:value-type="float" office:value="94083" table:style-name="ce1">
            <text:p>94083</text:p>
          </table:table-cell>
          <table:table-cell office:value-type="float" office:value="27960" table:style-name="ce1">
            <text:p>27960</text:p>
          </table:table-cell>
          <table:table-cell office:value-type="float" office:value="37.85" table:style-name="ce1">
            <text:p>37,85</text:p>
          </table:table-cell>
          <table:table-cell office:value-type="float" office:value="29.42" table:style-name="ce1">
            <text:p>29,42</text:p>
          </table:table-cell>
          <table:table-cell office:value-type="float" office:value="84742" table:style-name="ce1">
            <text:p>84742</text:p>
          </table:table-cell>
          <table:table-cell office:value-type="float" office:value="33718" table:style-name="ce1">
            <text:p>33718</text:p>
          </table:table-cell>
          <table:table-cell office:value-type="float" office:value="45.83" table:style-name="ce1">
            <text:p>45,83</text:p>
          </table:table-cell>
          <table:table-cell office:value-type="float" office:value="37.5" table:style-name="ce1">
            <text:p>37,5</text:p>
          </table:table-cell>
          <table:table-cell office:value-type="float" office:value="54273" table:style-name="ce1">
            <text:p>54273</text:p>
          </table:table-cell>
          <table:table-cell office:value-type="float" office:value="43600" table:style-name="ce1">
            <text:p>43600</text:p>
          </table:table-cell>
          <table:table-cell office:value-type="float" office:value="52.45" table:style-name="ce1">
            <text:p>52,45</text:p>
          </table:table-cell>
          <table:table-cell office:value-type="float" office:value="44.26" table:style-name="ce1">
            <text:p>44,26</text:p>
          </table:table-cell>
          <table:table-cell office:value-type="float" office:value="127067" table:style-name="ce1">
            <text:p>127067</text:p>
          </table:table-cell>
          <table:table-cell office:value-type="float" office:value="54836" table:style-name="ce1">
            <text:p>54836</text:p>
          </table:table-cell>
          <table:table-cell office:value-type="float" office:value="74.91" table:style-name="ce1">
            <text:p>74,91</text:p>
          </table:table-cell>
          <table:table-cell office:value-type="float" office:value="40.21" table:style-name="ce1">
            <text:p>40,21</text:p>
          </table:table-cell>
          <table:table-cell office:value-type="float" office:value="211976" table:style-name="ce1">
            <text:p>211976</text:p>
          </table:table-cell>
          <table:table-cell office:value-type="float" office:value="38368" table:style-name="ce1">
            <text:p>38368</text:p>
          </table:table-cell>
          <table:table-cell office:value-type="float" office:value="125.83" table:style-name="ce3">
            <text:p>125,83</text:p>
          </table:table-cell>
          <table:table-cell office:value-type="float" office:value="81.34" table:style-name="ce3">
            <text:p>81,34</text:p>
          </table:table-cell>
          <table:table-cell office:value-type="float" office:value="135921" table:style-name="ce1">
            <text:p>135921</text:p>
          </table:table-cell>
          <table:table-cell office:value-type="float" office:value="60754" table:style-name="ce3">
            <text:p>60754</text:p>
          </table:table-cell>
          <table:table-cell office:value-type="float" office:value="118.89" table:style-name="ce1">
            <text:p>118,89</text:p>
          </table:table-cell>
          <table:table-cell office:value-type="float" office:value="78.260000000000005" table:style-name="ce1">
            <text:p>78,26</text:p>
          </table:table-cell>
          <table:table-cell office:value-type="float" office:value="274494" table:style-name="ce3">
            <text:p>274494</text:p>
          </table:table-cell>
          <table:table-cell office:value-type="float" office:value="56104" table:style-name="ce1">
            <text:p>56104</text:p>
          </table:table-cell>
          <table:table-cell office:value-type="float" office:value="50.38" table:style-name="ce1">
            <text:p>50,38</text:p>
          </table:table-cell>
          <table:table-cell office:value-type="float" office:value="42.21" table:style-name="ce1">
            <text:p>42,21</text:p>
          </table:table-cell>
          <table:table-cell office:value-type="float" office:value="130579" table:style-name="ce1">
            <text:p>130579</text:p>
          </table:table-cell>
          <table:table-cell office:value-type="float" office:value="50823" table:style-name="ce1">
            <text:p>50823</text:p>
          </table:table-cell>
          <table:table-cell office:value-type="float" office:value="12.13" table:formula="of:=MIN([.$B105];[.$F105];[.$J105];[.$N105];[.$R105];[.$V105];[.$Z105];[.$AD105];[.$AH105];[.$AL105];[.$AP105];[.$AT105];[.$AX105])" table:style-name="ce1">
            <text:p>12,13</text:p>
          </table:table-cell>
          <table:table-cell office:value-type="float" office:value="3.91" table:formula="of:=MIN([.$C105];[.$G105];[.$K105];[.$O105];[.$S105];[.$W105];[.$AA105];[.$AE105];[.$AI105];[.$AM105];[.$AQ105];[.$AU105];[.$AY105])" table:style-name="ce1">
            <text:p>3,91</text:p>
          </table:table-cell>
          <table:table-cell office:value-type="float" office:value="22973" table:formula="of:=MIN([.$D105];[.$H105];[.$L105];[.$P105];[.$T105];[.$X105];[.$AB105];[.$AF105];[.$AJ105];[.$AN105];[.$AR105];[.$AV105];[.$AZ105])" table:style-name="ce1">
            <text:p>22973</text:p>
          </table:table-cell>
          <table:table-cell office:value-type="float" office:value="5386" table:formula="of:=MIN([.$E105];[.$I105];[.$M105];[.$Q105];[.$U105];[.$Y105];[.$AC105];[.$AG105];[.$AK105];[.$AO105];[.$AS105];[.$AW105];[.$BA105])" table:style-name="ce1">
            <text:p>5386</text:p>
          </table:table-cell>
          <table:table-cell office:value-type="float" office:value="45.83" table:formula="of:=MEDIAN([.$B105];[.$F105];[.$J105];[.$N105];[.$R105];[.$V105];[.$Z105];[.$AD105];[.$AH105];[.$AL105];[.$AP105];[.$AT105];[.$AX105])" table:style-name="ce1">
            <text:p>45,83</text:p>
          </table:table-cell>
          <table:table-cell office:value-type="float" office:value="37.5" table:formula="of:=MEDIAN([.$C105];[.$G105];[.$K105];[.$O105];[.$S105];[.$W105];[.$AA105];[.$AE105];[.$AI105];[.$AM105];[.$AQ105];[.$AU105];[.$AY105])" table:style-name="ce1">
            <text:p>37,5</text:p>
          </table:table-cell>
          <table:table-cell office:value-type="float" office:value="92160" table:formula="of:=MEDIAN([.$D105];[.$H105];[.$L105];[.$P105];[.$T105];[.$X105];[.$AB105];[.$AF105];[.$AJ105];[.$AN105];[.$AR105];[.$AV105];[.$AZ105])" table:style-name="ce1">
            <text:p>92160</text:p>
          </table:table-cell>
          <table:table-cell office:value-type="float" office:value="42210" table:formula="of:=MEDIAN([.$E105];[.$I105];[.$M105];[.$Q105];[.$U105];[.$Y105];[.$AC105];[.$AG105];[.$AK105];[.$AO105];[.$AS105];[.$AW105];[.$BA105])" table:style-name="ce1">
            <text:p>42210</text:p>
          </table:table-cell>
          <table:table-cell office:value-type="float" office:value="125.83" table:formula="of:=MAX([.$B105];[.$F105];[.$J105];[.$N105];[.$R105];[.$V105];[.$Z105];[.$AD105];[.$AH105];[.$AL105];[.$AP105];[.$AT105];[.$AX105])" table:style-name="ce1">
            <text:p>125,83</text:p>
          </table:table-cell>
          <table:table-cell office:value-type="float" office:value="81.34" table:formula="of:=MAX([.$C105];[.$G105];[.$K105];[.$O105];[.$S105];[.$W105];[.$AA105];[.$AE105];[.$AI105];[.$AM105];[.$AQ105];[.$AU105];[.$AY105])" table:style-name="ce1">
            <text:p>81,34</text:p>
          </table:table-cell>
          <table:table-cell office:value-type="float" office:value="274494" table:formula="of:=MAX([.$D105];[.$H105];[.$L105];[.$P105];[.$T105];[.$X105];[.$AB105];[.$AF105];[.$AJ105];[.$AN105];[.$AR105];[.$AV105];[.$AZ105])" table:style-name="ce1">
            <text:p>274494</text:p>
          </table:table-cell>
          <table:table-cell office:value-type="float" office:value="60754" table:formula="of:=MAX([.$E105];[.$I105];[.$M105];[.$Q105];[.$U105];[.$Y105];[.$AC105];[.$AG105];[.$AK105];[.$AO105];[.$AS105];[.$AW105];[.$BA105])" table:style-name="ce1">
            <text:p>6075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5_c50.lp</text:p>
          </table:table-cell>
          <table:table-cell office:value-type="float" office:value="28.63" table:style-name="ce1">
            <text:p>28,63</text:p>
          </table:table-cell>
          <table:table-cell office:value-type="float" office:value="17.59" table:style-name="ce1">
            <text:p>17,59</text:p>
          </table:table-cell>
          <table:table-cell office:value-type="float" office:value="175231" table:style-name="ce1">
            <text:p>175231</text:p>
          </table:table-cell>
          <table:table-cell office:value-type="float" office:value="22823" table:style-name="ce1">
            <text:p>22823</text:p>
          </table:table-cell>
          <table:table-cell office:value-type="float" office:value="621.41999999999996" table:style-name="ce3">
            <text:p>621,42</text:p>
          </table:table-cell>
          <table:table-cell office:value-type="float" office:value="610.22" table:style-name="ce3">
            <text:p>610,22</text:p>
          </table:table-cell>
          <table:table-cell office:value-type="float" office:value="671053" table:style-name="ce1">
            <text:p>671053</text:p>
          </table:table-cell>
          <table:table-cell office:value-type="float" office:value="488717" table:style-name="ce3">
            <text:p>488717</text:p>
          </table:table-cell>
          <table:table-cell office:value-type="float" office:value="99.22" table:style-name="ce1">
            <text:p>99,22</text:p>
          </table:table-cell>
          <table:table-cell office:value-type="float" office:value="88.53" table:style-name="ce1">
            <text:p>88,53</text:p>
          </table:table-cell>
          <table:table-cell office:value-type="float" office:value="568606" table:style-name="ce1">
            <text:p>568606</text:p>
          </table:table-cell>
          <table:table-cell office:value-type="float" office:value="90071" table:style-name="ce1">
            <text:p>90071</text:p>
          </table:table-cell>
          <table:table-cell office:value-type="float" office:value="47.53" table:style-name="ce1">
            <text:p>47,53</text:p>
          </table:table-cell>
          <table:table-cell office:value-type="float" office:value="36.79" table:style-name="ce1">
            <text:p>36,79</text:p>
          </table:table-cell>
          <table:table-cell office:value-type="float" office:value="278594" table:style-name="ce1">
            <text:p>278594</text:p>
          </table:table-cell>
          <table:table-cell office:value-type="float" office:value="40945" table:style-name="ce1">
            <text:p>40945</text:p>
          </table:table-cell>
          <table:table-cell office:value-type="float" office:value="213.77" table:style-name="ce1">
            <text:p>213,77</text:p>
          </table:table-cell>
          <table:table-cell office:value-type="float" office:value="202.97" table:style-name="ce1">
            <text:p>202,97</text:p>
          </table:table-cell>
          <table:table-cell office:value-type="float" office:value="251643" table:style-name="ce1">
            <text:p>251643</text:p>
          </table:table-cell>
          <table:table-cell office:value-type="float" office:value="180502" table:style-name="ce1">
            <text:p>180502</text:p>
          </table:table-cell>
          <table:table-cell office:value-type="float" office:value="23.91" table:style-name="ce2">
            <text:p>23,91</text:p>
          </table:table-cell>
          <table:table-cell office:value-type="float" office:value="12.65" table:style-name="ce2">
            <text:p>12,65</text:p>
          </table:table-cell>
          <table:table-cell office:value-type="float" office:value="123993" table:style-name="ce1">
            <text:p>123993</text:p>
          </table:table-cell>
          <table:table-cell office:value-type="float" office:value="17637" table:style-name="ce1">
            <text:p>17637</text:p>
          </table:table-cell>
          <table:table-cell office:value-type="float" office:value="42.33" table:style-name="ce1">
            <text:p>42,33</text:p>
          </table:table-cell>
          <table:table-cell office:value-type="float" office:value="31.49" table:style-name="ce1">
            <text:p>31,49</text:p>
          </table:table-cell>
          <table:table-cell office:value-type="float" office:value="86573" table:style-name="ce1">
            <text:p>86573</text:p>
          </table:table-cell>
          <table:table-cell office:value-type="float" office:value="37181" table:style-name="ce1">
            <text:p>37181</text:p>
          </table:table-cell>
          <table:table-cell office:value-type="float" office:value="415" table:style-name="ce1">
            <text:p>415</text:p>
          </table:table-cell>
          <table:table-cell office:value-type="float" office:value="404.23" table:style-name="ce1">
            <text:p>404,23</text:p>
          </table:table-cell>
          <table:table-cell office:value-type="float" office:value="437657" table:style-name="ce1">
            <text:p>437657</text:p>
          </table:table-cell>
          <table:table-cell office:value-type="float" office:value="323247" table:style-name="ce1">
            <text:p>323247</text:p>
          </table:table-cell>
          <table:table-cell office:value-type="float" office:value="26.6" table:style-name="ce1">
            <text:p>26,6</text:p>
          </table:table-cell>
          <table:table-cell office:value-type="float" office:value="15.76" table:style-name="ce1">
            <text:p>15,76</text:p>
          </table:table-cell>
          <table:table-cell office:value-type="float" office:value="83905" table:style-name="ce2">
            <text:p>83905</text:p>
          </table:table-cell>
          <table:table-cell office:value-type="float" office:value="19341" table:style-name="ce1">
            <text:p>19341</text:p>
          </table:table-cell>
          <table:table-cell office:value-type="float" office:value="125.9" table:style-name="ce1">
            <text:p>125,9</text:p>
          </table:table-cell>
          <table:table-cell office:value-type="float" office:value="80.650000000000006" table:style-name="ce1">
            <text:p>80,65</text:p>
          </table:table-cell>
          <table:table-cell office:value-type="float" office:value="740124" table:style-name="ce3">
            <text:p>740124</text:p>
          </table:table-cell>
          <table:table-cell office:value-type="float" office:value="57978" table:style-name="ce1">
            <text:p>57978</text:p>
          </table:table-cell>
          <table:table-cell office:value-type="float" office:value="503.59" table:style-name="ce1">
            <text:p>503,59</text:p>
          </table:table-cell>
          <table:table-cell office:value-type="float" office:value="454.73" table:style-name="ce1">
            <text:p>454,73</text:p>
          </table:table-cell>
          <table:table-cell office:value-type="float" office:value="464987" table:style-name="ce1">
            <text:p>464987</text:p>
          </table:table-cell>
          <table:table-cell office:value-type="float" office:value="261711" table:style-name="ce1">
            <text:p>261711</text:p>
          </table:table-cell>
          <table:table-cell office:value-type="float" office:value="72.349999999999994" table:style-name="ce1">
            <text:p>72,35</text:p>
          </table:table-cell>
          <table:table-cell office:value-type="float" office:value="22.34" table:style-name="ce1">
            <text:p>22,34</text:p>
          </table:table-cell>
          <table:table-cell office:value-type="float" office:value="121417" table:style-name="ce1">
            <text:p>121417</text:p>
          </table:table-cell>
          <table:table-cell office:value-type="float" office:value="17584" table:style-name="ce2">
            <text:p>17584</text:p>
          </table:table-cell>
          <table:table-cell office:value-type="float" office:value="61.53" table:style-name="ce1">
            <text:p>61,53</text:p>
          </table:table-cell>
          <table:table-cell office:value-type="float" office:value="50.82" table:style-name="ce1">
            <text:p>50,82</text:p>
          </table:table-cell>
          <table:table-cell office:value-type="float" office:value="257872" table:style-name="ce1">
            <text:p>257872</text:p>
          </table:table-cell>
          <table:table-cell office:value-type="float" office:value="56793" table:style-name="ce1">
            <text:p>56793</text:p>
          </table:table-cell>
          <table:table-cell office:value-type="float" office:value="23.91" table:formula="of:=MIN([.$B106];[.$F106];[.$J106];[.$N106];[.$R106];[.$V106];[.$Z106];[.$AD106];[.$AH106];[.$AL106];[.$AP106];[.$AT106];[.$AX106])" table:style-name="ce1">
            <text:p>23,91</text:p>
          </table:table-cell>
          <table:table-cell office:value-type="float" office:value="12.65" table:formula="of:=MIN([.$C106];[.$G106];[.$K106];[.$O106];[.$S106];[.$W106];[.$AA106];[.$AE106];[.$AI106];[.$AM106];[.$AQ106];[.$AU106];[.$AY106])" table:style-name="ce1">
            <text:p>12,65</text:p>
          </table:table-cell>
          <table:table-cell office:value-type="float" office:value="83905" table:formula="of:=MIN([.$D106];[.$H106];[.$L106];[.$P106];[.$T106];[.$X106];[.$AB106];[.$AF106];[.$AJ106];[.$AN106];[.$AR106];[.$AV106];[.$AZ106])" table:style-name="ce1">
            <text:p>83905</text:p>
          </table:table-cell>
          <table:table-cell office:value-type="float" office:value="17584" table:formula="of:=MIN([.$E106];[.$I106];[.$M106];[.$Q106];[.$U106];[.$Y106];[.$AC106];[.$AG106];[.$AK106];[.$AO106];[.$AS106];[.$AW106];[.$BA106])" table:style-name="ce1">
            <text:p>17584</text:p>
          </table:table-cell>
          <table:table-cell office:value-type="float" office:value="72.349999999999994" table:formula="of:=MEDIAN([.$B106];[.$F106];[.$J106];[.$N106];[.$R106];[.$V106];[.$Z106];[.$AD106];[.$AH106];[.$AL106];[.$AP106];[.$AT106];[.$AX106])" table:style-name="ce1">
            <text:p>72,35</text:p>
          </table:table-cell>
          <table:table-cell office:value-type="float" office:value="50.82" table:formula="of:=MEDIAN([.$C106];[.$G106];[.$K106];[.$O106];[.$S106];[.$W106];[.$AA106];[.$AE106];[.$AI106];[.$AM106];[.$AQ106];[.$AU106];[.$AY106])" table:style-name="ce1">
            <text:p>50,82</text:p>
          </table:table-cell>
          <table:table-cell office:value-type="float" office:value="257872" table:formula="of:=MEDIAN([.$D106];[.$H106];[.$L106];[.$P106];[.$T106];[.$X106];[.$AB106];[.$AF106];[.$AJ106];[.$AN106];[.$AR106];[.$AV106];[.$AZ106])" table:style-name="ce1">
            <text:p>257872</text:p>
          </table:table-cell>
          <table:table-cell office:value-type="float" office:value="56793" table:formula="of:=MEDIAN([.$E106];[.$I106];[.$M106];[.$Q106];[.$U106];[.$Y106];[.$AC106];[.$AG106];[.$AK106];[.$AO106];[.$AS106];[.$AW106];[.$BA106])" table:style-name="ce1">
            <text:p>56793</text:p>
          </table:table-cell>
          <table:table-cell office:value-type="float" office:value="621.41999999999996" table:formula="of:=MAX([.$B106];[.$F106];[.$J106];[.$N106];[.$R106];[.$V106];[.$Z106];[.$AD106];[.$AH106];[.$AL106];[.$AP106];[.$AT106];[.$AX106])" table:style-name="ce1">
            <text:p>621,42</text:p>
          </table:table-cell>
          <table:table-cell office:value-type="float" office:value="610.22" table:formula="of:=MAX([.$C106];[.$G106];[.$K106];[.$O106];[.$S106];[.$W106];[.$AA106];[.$AE106];[.$AI106];[.$AM106];[.$AQ106];[.$AU106];[.$AY106])" table:style-name="ce1">
            <text:p>610,22</text:p>
          </table:table-cell>
          <table:table-cell office:value-type="float" office:value="740124" table:formula="of:=MAX([.$D106];[.$H106];[.$L106];[.$P106];[.$T106];[.$X106];[.$AB106];[.$AF106];[.$AJ106];[.$AN106];[.$AR106];[.$AV106];[.$AZ106])" table:style-name="ce1">
            <text:p>740124</text:p>
          </table:table-cell>
          <table:table-cell office:value-type="float" office:value="488717" table:formula="of:=MAX([.$E106];[.$I106];[.$M106];[.$Q106];[.$U106];[.$Y106];[.$AC106];[.$AG106];[.$AK106];[.$AO106];[.$AS106];[.$AW106];[.$BA106])" table:style-name="ce1">
            <text:p>4887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5_c60.lp</text:p>
          </table:table-cell>
          <table:table-cell office:value-type="float" office:value="12.7" table:style-name="ce2">
            <text:p>12,7</text:p>
          </table:table-cell>
          <table:table-cell office:value-type="float" office:value="0.62" table:style-name="ce2">
            <text:p>0,62</text:p>
          </table:table-cell>
          <table:table-cell office:value-type="float" office:value="28836" table:style-name="ce1">
            <text:p>28836</text:p>
          </table:table-cell>
          <table:table-cell office:value-type="float" office:value="637" table:style-name="ce2">
            <text:p>637</text:p>
          </table:table-cell>
          <table:table-cell office:value-type="float" office:value="283.26" table:style-name="ce3">
            <text:p>283,26</text:p>
          </table:table-cell>
          <table:table-cell office:value-type="float" office:value="270.61" table:style-name="ce3">
            <text:p>270,61</text:p>
          </table:table-cell>
          <table:table-cell office:value-type="float" office:value="398289" table:style-name="ce3">
            <text:p>398289</text:p>
          </table:table-cell>
          <table:table-cell office:value-type="float" office:value="253098" table:style-name="ce3">
            <text:p>253098</text:p>
          </table:table-cell>
          <table:table-cell office:value-type="float" office:value="14.44" table:style-name="ce1">
            <text:p>14,44</text:p>
          </table:table-cell>
          <table:table-cell office:value-type="float" office:value="2.25" table:style-name="ce1">
            <text:p>2,25</text:p>
          </table:table-cell>
          <table:table-cell office:value-type="float" office:value="53951" table:style-name="ce1">
            <text:p>53951</text:p>
          </table:table-cell>
          <table:table-cell office:value-type="float" office:value="2865" table:style-name="ce1">
            <text:p>2865</text:p>
          </table:table-cell>
          <table:table-cell office:value-type="float" office:value="13.21" table:style-name="ce1">
            <text:p>13,21</text:p>
          </table:table-cell>
          <table:table-cell office:value-type="float" office:value="0.95" table:style-name="ce1">
            <text:p>0,95</text:p>
          </table:table-cell>
          <table:table-cell office:value-type="float" office:value="30242" table:style-name="ce1">
            <text:p>30242</text:p>
          </table:table-cell>
          <table:table-cell office:value-type="float" office:value="769" table:style-name="ce1">
            <text:p>769</text:p>
          </table:table-cell>
          <table:table-cell office:value-type="float" office:value="136.12" table:style-name="ce1">
            <text:p>136,12</text:p>
          </table:table-cell>
          <table:table-cell office:value-type="float" office:value="124.64" table:style-name="ce1">
            <text:p>124,64</text:p>
          </table:table-cell>
          <table:table-cell office:value-type="float" office:value="182177" table:style-name="ce1">
            <text:p>182177</text:p>
          </table:table-cell>
          <table:table-cell office:value-type="float" office:value="112280" table:style-name="ce1">
            <text:p>112280</text:p>
          </table:table-cell>
          <table:table-cell office:value-type="float" office:value="19.41" table:style-name="ce1">
            <text:p>19,41</text:p>
          </table:table-cell>
          <table:table-cell office:value-type="float" office:value="6.75" table:style-name="ce1">
            <text:p>6,75</text:p>
          </table:table-cell>
          <table:table-cell office:value-type="float" office:value="98068" table:style-name="ce1">
            <text:p>98068</text:p>
          </table:table-cell>
          <table:table-cell office:value-type="float" office:value="7297" table:style-name="ce1">
            <text:p>7297</text:p>
          </table:table-cell>
          <table:table-cell office:value-type="float" office:value="15.09" table:style-name="ce1">
            <text:p>15,09</text:p>
          </table:table-cell>
          <table:table-cell office:value-type="float" office:value="3.3" table:style-name="ce1">
            <text:p>3,3</text:p>
          </table:table-cell>
          <table:table-cell office:value-type="float" office:value="47231" table:style-name="ce1">
            <text:p>47231</text:p>
          </table:table-cell>
          <table:table-cell office:value-type="float" office:value="3832" table:style-name="ce1">
            <text:p>3832</text:p>
          </table:table-cell>
          <table:table-cell office:value-type="float" office:value="188.18" table:style-name="ce1">
            <text:p>188,18</text:p>
          </table:table-cell>
          <table:table-cell office:value-type="float" office:value="175.12" table:style-name="ce1">
            <text:p>175,12</text:p>
          </table:table-cell>
          <table:table-cell office:value-type="float" office:value="255641" table:style-name="ce1">
            <text:p>255641</text:p>
          </table:table-cell>
          <table:table-cell office:value-type="float" office:value="156667" table:style-name="ce1">
            <text:p>156667</text:p>
          </table:table-cell>
          <table:table-cell office:value-type="float" office:value="13.08" table:style-name="ce1">
            <text:p>13,08</text:p>
          </table:table-cell>
          <table:table-cell office:value-type="float" office:value="1.41" table:style-name="ce1">
            <text:p>1,41</text:p>
          </table:table-cell>
          <table:table-cell office:value-type="float" office:value="25751" table:style-name="ce2">
            <text:p>25751</text:p>
          </table:table-cell>
          <table:table-cell office:value-type="float" office:value="1229" table:style-name="ce1">
            <text:p>1229</text:p>
          </table:table-cell>
          <table:table-cell office:value-type="float" office:value="61.48" table:style-name="ce1">
            <text:p>61,48</text:p>
          </table:table-cell>
          <table:table-cell office:value-type="float" office:value="4.2699999999999996" table:style-name="ce1">
            <text:p>4,27</text:p>
          </table:table-cell>
          <table:table-cell office:value-type="float" office:value="59814" table:style-name="ce1">
            <text:p>59814</text:p>
          </table:table-cell>
          <table:table-cell office:value-type="float" office:value="2909" table:style-name="ce1">
            <text:p>2909</text:p>
          </table:table-cell>
          <table:table-cell office:value-type="float" office:value="158.19999999999999" table:style-name="ce1">
            <text:p>158,2</text:p>
          </table:table-cell>
          <table:table-cell office:value-type="float" office:value="109.89" table:style-name="ce1">
            <text:p>109,89</text:p>
          </table:table-cell>
          <table:table-cell office:value-type="float" office:value="246245" table:style-name="ce1">
            <text:p>246245</text:p>
          </table:table-cell>
          <table:table-cell office:value-type="float" office:value="76447" table:style-name="ce1">
            <text:p>76447</text:p>
          </table:table-cell>
          <table:table-cell office:value-type="float" office:value="60.76" table:style-name="ce1">
            <text:p>60,76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61611" table:style-name="ce1">
            <text:p>61611</text:p>
          </table:table-cell>
          <table:table-cell office:value-type="float" office:value="2380" table:style-name="ce1">
            <text:p>2380</text:p>
          </table:table-cell>
          <table:table-cell office:value-type="float" office:value="14.76" table:style-name="ce1">
            <text:p>14,76</text:p>
          </table:table-cell>
          <table:table-cell office:value-type="float" office:value="4.5199999999999996" table:style-name="ce1">
            <text:p>4,52</text:p>
          </table:table-cell>
          <table:table-cell office:value-type="float" office:value="83477" table:style-name="ce1">
            <text:p>83477</text:p>
          </table:table-cell>
          <table:table-cell office:value-type="float" office:value="4936" table:style-name="ce1">
            <text:p>4936</text:p>
          </table:table-cell>
          <table:table-cell office:value-type="float" office:value="12.7" table:formula="of:=MIN([.$B107];[.$F107];[.$J107];[.$N107];[.$R107];[.$V107];[.$Z107];[.$AD107];[.$AH107];[.$AL107];[.$AP107];[.$AT107];[.$AX107])" table:style-name="ce1">
            <text:p>12,7</text:p>
          </table:table-cell>
          <table:table-cell office:value-type="float" office:value="0.62" table:formula="of:=MIN([.$C107];[.$G107];[.$K107];[.$O107];[.$S107];[.$W107];[.$AA107];[.$AE107];[.$AI107];[.$AM107];[.$AQ107];[.$AU107];[.$AY107])" table:style-name="ce1">
            <text:p>0,62</text:p>
          </table:table-cell>
          <table:table-cell office:value-type="float" office:value="25751" table:formula="of:=MIN([.$D107];[.$H107];[.$L107];[.$P107];[.$T107];[.$X107];[.$AB107];[.$AF107];[.$AJ107];[.$AN107];[.$AR107];[.$AV107];[.$AZ107])" table:style-name="ce1">
            <text:p>25751</text:p>
          </table:table-cell>
          <table:table-cell office:value-type="float" office:value="637" table:formula="of:=MIN([.$E107];[.$I107];[.$M107];[.$Q107];[.$U107];[.$Y107];[.$AC107];[.$AG107];[.$AK107];[.$AO107];[.$AS107];[.$AW107];[.$BA107])" table:style-name="ce1">
            <text:p>637</text:p>
          </table:table-cell>
          <table:table-cell office:value-type="float" office:value="19.41" table:formula="of:=MEDIAN([.$B107];[.$F107];[.$J107];[.$N107];[.$R107];[.$V107];[.$Z107];[.$AD107];[.$AH107];[.$AL107];[.$AP107];[.$AT107];[.$AX107])" table:style-name="ce1">
            <text:p>19,41</text:p>
          </table:table-cell>
          <table:table-cell office:value-type="float" office:value="4.2699999999999996" table:formula="of:=MEDIAN([.$C107];[.$G107];[.$K107];[.$O107];[.$S107];[.$W107];[.$AA107];[.$AE107];[.$AI107];[.$AM107];[.$AQ107];[.$AU107];[.$AY107])" table:style-name="ce1">
            <text:p>4,27</text:p>
          </table:table-cell>
          <table:table-cell office:value-type="float" office:value="61611" table:formula="of:=MEDIAN([.$D107];[.$H107];[.$L107];[.$P107];[.$T107];[.$X107];[.$AB107];[.$AF107];[.$AJ107];[.$AN107];[.$AR107];[.$AV107];[.$AZ107])" table:style-name="ce1">
            <text:p>61611</text:p>
          </table:table-cell>
          <table:table-cell office:value-type="float" office:value="3832" table:formula="of:=MEDIAN([.$E107];[.$I107];[.$M107];[.$Q107];[.$U107];[.$Y107];[.$AC107];[.$AG107];[.$AK107];[.$AO107];[.$AS107];[.$AW107];[.$BA107])" table:style-name="ce1">
            <text:p>3832</text:p>
          </table:table-cell>
          <table:table-cell office:value-type="float" office:value="283.26" table:formula="of:=MAX([.$B107];[.$F107];[.$J107];[.$N107];[.$R107];[.$V107];[.$Z107];[.$AD107];[.$AH107];[.$AL107];[.$AP107];[.$AT107];[.$AX107])" table:style-name="ce1">
            <text:p>283,26</text:p>
          </table:table-cell>
          <table:table-cell office:value-type="float" office:value="270.61" table:formula="of:=MAX([.$C107];[.$G107];[.$K107];[.$O107];[.$S107];[.$W107];[.$AA107];[.$AE107];[.$AI107];[.$AM107];[.$AQ107];[.$AU107];[.$AY107])" table:style-name="ce1">
            <text:p>270,61</text:p>
          </table:table-cell>
          <table:table-cell office:value-type="float" office:value="398289" table:formula="of:=MAX([.$D107];[.$H107];[.$L107];[.$P107];[.$T107];[.$X107];[.$AB107];[.$AF107];[.$AJ107];[.$AN107];[.$AR107];[.$AV107];[.$AZ107])" table:style-name="ce1">
            <text:p>398289</text:p>
          </table:table-cell>
          <table:table-cell office:value-type="float" office:value="253098" table:formula="of:=MAX([.$E107];[.$I107];[.$M107];[.$Q107];[.$U107];[.$Y107];[.$AC107];[.$AG107];[.$AK107];[.$AO107];[.$AS107];[.$AW107];[.$BA107])" table:style-name="ce1">
            <text:p>25309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6_a35_c70.lp</text:p>
          </table:table-cell>
          <table:table-cell office:value-type="float" office:value="18.38" table:style-name="ce1">
            <text:p>18,38</text:p>
          </table:table-cell>
          <table:table-cell office:value-type="float" office:value="12.77" table:style-name="ce1">
            <text:p>12,77</text:p>
          </table:table-cell>
          <table:table-cell office:value-type="float" office:value="71312" table:style-name="ce1">
            <text:p>71312</text:p>
          </table:table-cell>
          <table:table-cell office:value-type="float" office:value="49522" table:style-name="ce1">
            <text:p>49522</text:p>
          </table:table-cell>
          <table:table-cell office:value-type="float" office:value="22.29" table:style-name="ce1">
            <text:p>22,29</text:p>
          </table:table-cell>
          <table:table-cell office:value-type="float" office:value="15.76" table:style-name="ce1">
            <text:p>15,76</text:p>
          </table:table-cell>
          <table:table-cell office:value-type="float" office:value="71460" table:style-name="ce1">
            <text:p>71460</text:p>
          </table:table-cell>
          <table:table-cell office:value-type="float" office:value="54810" table:style-name="ce1">
            <text:p>54810</text:p>
          </table:table-cell>
          <table:table-cell office:value-type="float" office:value="18.89" table:style-name="ce1">
            <text:p>18,89</text:p>
          </table:table-cell>
          <table:table-cell office:value-type="float" office:value="12.38" table:style-name="ce1">
            <text:p>12,38</text:p>
          </table:table-cell>
          <table:table-cell office:value-type="float" office:value="70537" table:style-name="ce1">
            <text:p>70537</text:p>
          </table:table-cell>
          <table:table-cell office:value-type="float" office:value="48212" table:style-name="ce1">
            <text:p>48212</text:p>
          </table:table-cell>
          <table:table-cell office:value-type="float" office:value="6.76" table:style-name="ce2">
            <text:p>6,76</text:p>
          </table:table-cell>
          <table:table-cell office:value-type="float" office:value="1.02" table:style-name="ce2">
            <text:p>1,02</text:p>
          </table:table-cell>
          <table:table-cell office:value-type="float" office:value="18724" table:style-name="ce1">
            <text:p>18724</text:p>
          </table:table-cell>
          <table:table-cell office:value-type="float" office:value="4532" table:style-name="ce2">
            <text:p>4532</text:p>
          </table:table-cell>
          <table:table-cell office:value-type="float" office:value="10.36" table:style-name="ce1">
            <text:p>10,36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24395" table:style-name="ce1">
            <text:p>24395</text:p>
          </table:table-cell>
          <table:table-cell office:value-type="float" office:value="16837" table:style-name="ce1">
            <text:p>16837</text:p>
          </table:table-cell>
          <table:table-cell office:value-type="float" office:value="27.64" table:style-name="ce1">
            <text:p>27,64</text:p>
          </table:table-cell>
          <table:table-cell office:value-type="float" office:value="21.03" table:style-name="ce1">
            <text:p>21,03</text:p>
          </table:table-cell>
          <table:table-cell office:value-type="float" office:value="136303" table:style-name="ce1">
            <text:p>136303</text:p>
          </table:table-cell>
          <table:table-cell office:value-type="float" office:value="69482" table:style-name="ce1">
            <text:p>69482</text:p>
          </table:table-cell>
          <table:table-cell office:value-type="float" office:value="13.07" table:style-name="ce1">
            <text:p>13,07</text:p>
          </table:table-cell>
          <table:table-cell office:value-type="float" office:value="6.8" table:style-name="ce1">
            <text:p>6,8</text:p>
          </table:table-cell>
          <table:table-cell office:value-type="float" office:value="57211" table:style-name="ce1">
            <text:p>57211</text:p>
          </table:table-cell>
          <table:table-cell office:value-type="float" office:value="24581" table:style-name="ce1">
            <text:p>24581</text:p>
          </table:table-cell>
          <table:table-cell office:value-type="float" office:value="8.48" table:style-name="ce1">
            <text:p>8,48</text:p>
          </table:table-cell>
          <table:table-cell office:value-type="float" office:value="2.69" table:style-name="ce1">
            <text:p>2,69</text:p>
          </table:table-cell>
          <table:table-cell office:value-type="float" office:value="17683" table:style-name="ce2">
            <text:p>17683</text:p>
          </table:table-cell>
          <table:table-cell office:value-type="float" office:value="12192" table:style-name="ce1">
            <text:p>12192</text:p>
          </table:table-cell>
          <table:table-cell office:value-type="float" office:value="11.04" table:style-name="ce1">
            <text:p>11,04</text:p>
          </table:table-cell>
          <table:table-cell office:value-type="float" office:value="4.63" table:style-name="ce1">
            <text:p>4,63</text:p>
          </table:table-cell>
          <table:table-cell office:value-type="float" office:value="32297" table:style-name="ce1">
            <text:p>32297</text:p>
          </table:table-cell>
          <table:table-cell office:value-type="float" office:value="15166" table:style-name="ce1">
            <text:p>15166</text:p>
          </table:table-cell>
          <table:table-cell office:value-type="float" office:value="40.49" table:style-name="ce1">
            <text:p>40,49</text:p>
          </table:table-cell>
          <table:table-cell office:value-type="float" office:value="13.47" table:style-name="ce1">
            <text:p>13,47</text:p>
          </table:table-cell>
          <table:table-cell office:value-type="float" office:value="206259" table:style-name="ce1">
            <text:p>206259</text:p>
          </table:table-cell>
          <table:table-cell office:value-type="float" office:value="52778" table:style-name="ce1">
            <text:p>52778</text:p>
          </table:table-cell>
          <table:table-cell office:value-type="float" office:value="39.67" table:style-name="ce1">
            <text:p>39,67</text:p>
          </table:table-cell>
          <table:table-cell office:value-type="float" office:value="7.56" table:style-name="ce1">
            <text:p>7,56</text:p>
          </table:table-cell>
          <table:table-cell office:value-type="float" office:value="83306" table:style-name="ce1">
            <text:p>83306</text:p>
          </table:table-cell>
          <table:table-cell office:value-type="float" office:value="21844" table:style-name="ce1">
            <text:p>21844</text:p>
          </table:table-cell>
          <table:table-cell office:value-type="float" office:value="70.81" table:style-name="ce3">
            <text:p>70,81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267254" table:style-name="ce3">
            <text:p>267254</text:p>
          </table:table-cell>
          <table:table-cell office:value-type="float" office:value="92459" table:style-name="ce1">
            <text:p>92459</text:p>
          </table:table-cell>
          <table:table-cell office:value-type="float" office:value="51.41" table:style-name="ce1">
            <text:p>51,41</text:p>
          </table:table-cell>
          <table:table-cell office:value-type="float" office:value="45.62" table:style-name="ce3">
            <text:p>45,62</text:p>
          </table:table-cell>
          <table:table-cell office:value-type="float" office:value="266968" table:style-name="ce1">
            <text:p>266968</text:p>
          </table:table-cell>
          <table:table-cell office:value-type="float" office:value="150452" table:style-name="ce3">
            <text:p>150452</text:p>
          </table:table-cell>
          <table:table-cell office:value-type="float" office:value="6.76" table:formula="of:=MIN([.$B108];[.$F108];[.$J108];[.$N108];[.$R108];[.$V108];[.$Z108];[.$AD108];[.$AH108];[.$AL108];[.$AP108];[.$AT108];[.$AX108])" table:style-name="ce1">
            <text:p>6,76</text:p>
          </table:table-cell>
          <table:table-cell office:value-type="float" office:value="1.02" table:formula="of:=MIN([.$C108];[.$G108];[.$K108];[.$O108];[.$S108];[.$W108];[.$AA108];[.$AE108];[.$AI108];[.$AM108];[.$AQ108];[.$AU108];[.$AY108])" table:style-name="ce1">
            <text:p>1,02</text:p>
          </table:table-cell>
          <table:table-cell office:value-type="float" office:value="17683" table:formula="of:=MIN([.$D108];[.$H108];[.$L108];[.$P108];[.$T108];[.$X108];[.$AB108];[.$AF108];[.$AJ108];[.$AN108];[.$AR108];[.$AV108];[.$AZ108])" table:style-name="ce1">
            <text:p>17683</text:p>
          </table:table-cell>
          <table:table-cell office:value-type="float" office:value="4532" table:formula="of:=MIN([.$E108];[.$I108];[.$M108];[.$Q108];[.$U108];[.$Y108];[.$AC108];[.$AG108];[.$AK108];[.$AO108];[.$AS108];[.$AW108];[.$BA108])" table:style-name="ce1">
            <text:p>4532</text:p>
          </table:table-cell>
          <table:table-cell office:value-type="float" office:value="18.89" table:formula="of:=MEDIAN([.$B108];[.$F108];[.$J108];[.$N108];[.$R108];[.$V108];[.$Z108];[.$AD108];[.$AH108];[.$AL108];[.$AP108];[.$AT108];[.$AX108])" table:style-name="ce1">
            <text:p>18,89</text:p>
          </table:table-cell>
          <table:table-cell office:value-type="float" office:value="12.38" table:formula="of:=MEDIAN([.$C108];[.$G108];[.$K108];[.$O108];[.$S108];[.$W108];[.$AA108];[.$AE108];[.$AI108];[.$AM108];[.$AQ108];[.$AU108];[.$AY108])" table:style-name="ce1">
            <text:p>12,38</text:p>
          </table:table-cell>
          <table:table-cell office:value-type="float" office:value="71312" table:formula="of:=MEDIAN([.$D108];[.$H108];[.$L108];[.$P108];[.$T108];[.$X108];[.$AB108];[.$AF108];[.$AJ108];[.$AN108];[.$AR108];[.$AV108];[.$AZ108])" table:style-name="ce1">
            <text:p>71312</text:p>
          </table:table-cell>
          <table:table-cell office:value-type="float" office:value="48212" table:formula="of:=MEDIAN([.$E108];[.$I108];[.$M108];[.$Q108];[.$U108];[.$Y108];[.$AC108];[.$AG108];[.$AK108];[.$AO108];[.$AS108];[.$AW108];[.$BA108])" table:style-name="ce1">
            <text:p>48212</text:p>
          </table:table-cell>
          <table:table-cell office:value-type="float" office:value="70.81" table:formula="of:=MAX([.$B108];[.$F108];[.$J108];[.$N108];[.$R108];[.$V108];[.$Z108];[.$AD108];[.$AH108];[.$AL108];[.$AP108];[.$AT108];[.$AX108])" table:style-name="ce1">
            <text:p>70,81</text:p>
          </table:table-cell>
          <table:table-cell office:value-type="float" office:value="45.62" table:formula="of:=MAX([.$C108];[.$G108];[.$K108];[.$O108];[.$S108];[.$W108];[.$AA108];[.$AE108];[.$AI108];[.$AM108];[.$AQ108];[.$AU108];[.$AY108])" table:style-name="ce1">
            <text:p>45,62</text:p>
          </table:table-cell>
          <table:table-cell office:value-type="float" office:value="267254" table:formula="of:=MAX([.$D108];[.$H108];[.$L108];[.$P108];[.$T108];[.$X108];[.$AB108];[.$AF108];[.$AJ108];[.$AN108];[.$AR108];[.$AV108];[.$AZ108])" table:style-name="ce1">
            <text:p>267254</text:p>
          </table:table-cell>
          <table:table-cell office:value-type="float" office:value="150452" table:formula="of:=MAX([.$E108];[.$I108];[.$M108];[.$Q108];[.$U108];[.$Y108];[.$AC108];[.$AG108];[.$AK108];[.$AO108];[.$AS108];[.$AW108];[.$BA108])" table:style-name="ce1">
            <text:p>15045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15_c55.lp</text:p>
          </table:table-cell>
          <table:table-cell office:value-type="float" office:value="10.63" table:style-name="ce1">
            <text:p>10,63</text:p>
          </table:table-cell>
          <table:table-cell office:value-type="float" office:value="4.97" table:style-name="ce1">
            <text:p>4,97</text:p>
          </table:table-cell>
          <table:table-cell office:value-type="float" office:value="37213" table:style-name="ce3">
            <text:p>37213</text:p>
          </table:table-cell>
          <table:table-cell office:value-type="float" office:value="8395" table:style-name="ce1">
            <text:p>8395</text:p>
          </table:table-cell>
          <table:table-cell office:value-type="float" office:value="10.18" table:style-name="ce1">
            <text:p>10,18</text:p>
          </table:table-cell>
          <table:table-cell office:value-type="float" office:value="4.4400000000000004" table:style-name="ce1">
            <text:p>4,44</text:p>
          </table:table-cell>
          <table:table-cell office:value-type="float" office:value="10636" table:style-name="ce1">
            <text:p>10636</text:p>
          </table:table-cell>
          <table:table-cell office:value-type="float" office:value="7158" table:style-name="ce1">
            <text:p>7158</text:p>
          </table:table-cell>
          <table:table-cell office:value-type="float" office:value="9.66" table:style-name="ce1">
            <text:p>9,66</text:p>
          </table:table-cell>
          <table:table-cell office:value-type="float" office:value="2.94" table:style-name="ce1">
            <text:p>2,94</text:p>
          </table:table-cell>
          <table:table-cell office:value-type="float" office:value="20268" table:style-name="ce1">
            <text:p>20268</text:p>
          </table:table-cell>
          <table:table-cell office:value-type="float" office:value="4073" table:style-name="ce1">
            <text:p>4073</text:p>
          </table:table-cell>
          <table:table-cell office:value-type="float" office:value="11.28" table:style-name="ce1">
            <text:p>11,28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7775" table:style-name="ce1">
            <text:p>17775</text:p>
          </table:table-cell>
          <table:table-cell office:value-type="float" office:value="7444" table:style-name="ce1">
            <text:p>7444</text:p>
          </table:table-cell>
          <table:table-cell office:value-type="float" office:value="9.48" table:style-name="ce1">
            <text:p>9,48</text:p>
          </table:table-cell>
          <table:table-cell office:value-type="float" office:value="2.63" table:style-name="ce1">
            <text:p>2,63</text:p>
          </table:table-cell>
          <table:table-cell office:value-type="float" office:value="5958" table:style-name="ce2">
            <text:p>5958</text:p>
          </table:table-cell>
          <table:table-cell office:value-type="float" office:value="3653" table:style-name="ce2">
            <text:p>3653</text:p>
          </table:table-cell>
          <table:table-cell office:value-type="float" office:value="15.81" table:style-name="ce1">
            <text:p>15,81</text:p>
          </table:table-cell>
          <table:table-cell office:value-type="float" office:value="8.89" table:style-name="ce1">
            <text:p>8,89</text:p>
          </table:table-cell>
          <table:table-cell office:value-type="float" office:value="26037" table:style-name="ce1">
            <text:p>26037</text:p>
          </table:table-cell>
          <table:table-cell office:value-type="float" office:value="10958" table:style-name="ce1">
            <text:p>10958</text:p>
          </table:table-cell>
          <table:table-cell office:value-type="float" office:value="10.65" table:style-name="ce1">
            <text:p>10,65</text:p>
          </table:table-cell>
          <table:table-cell office:value-type="float" office:value="4.96" table:style-name="ce1">
            <text:p>4,96</text:p>
          </table:table-cell>
          <table:table-cell office:value-type="float" office:value="26392" table:style-name="ce1">
            <text:p>26392</text:p>
          </table:table-cell>
          <table:table-cell office:value-type="float" office:value="10397" table:style-name="ce1">
            <text:p>10397</text:p>
          </table:table-cell>
          <table:table-cell office:value-type="float" office:value="8.6300000000000008" table:style-name="ce2">
            <text:p>8,63</text:p>
          </table:table-cell>
          <table:table-cell office:value-type="float" office:value="2.62" table:style-name="ce2">
            <text:p>2,62</text:p>
          </table:table-cell>
          <table:table-cell office:value-type="float" office:value="6356" table:style-name="ce1">
            <text:p>6356</text:p>
          </table:table-cell>
          <table:table-cell office:value-type="float" office:value="4166" table:style-name="ce1">
            <text:p>4166</text:p>
          </table:table-cell>
          <table:table-cell office:value-type="float" office:value="13.04" table:style-name="ce1">
            <text:p>13,04</text:p>
          </table:table-cell>
          <table:table-cell office:value-type="float" office:value="6.68" table:style-name="ce1">
            <text:p>6,68</text:p>
          </table:table-cell>
          <table:table-cell office:value-type="float" office:value="25172" table:style-name="ce1">
            <text:p>25172</text:p>
          </table:table-cell>
          <table:table-cell office:value-type="float" office:value="9559" table:style-name="ce1">
            <text:p>9559</text:p>
          </table:table-cell>
          <table:table-cell office:value-type="float" office:value="49.1" table:style-name="ce3">
            <text:p>49,1</text:p>
          </table:table-cell>
          <table:table-cell office:value-type="float" office:value="15.9" table:style-name="ce3">
            <text:p>15,9</text:p>
          </table:table-cell>
          <table:table-cell office:value-type="float" office:value="20373" table:style-name="ce1">
            <text:p>20373</text:p>
          </table:table-cell>
          <table:table-cell office:value-type="float" office:value="12376" table:style-name="ce1">
            <text:p>12376</text:p>
          </table:table-cell>
          <table:table-cell office:value-type="float" office:value="35.69" table:style-name="ce1">
            <text:p>35,69</text:p>
          </table:table-cell>
          <table:table-cell office:value-type="float" office:value="5.72" table:style-name="ce1">
            <text:p>5,72</text:p>
          </table:table-cell>
          <table:table-cell office:value-type="float" office:value="9827" table:style-name="ce1">
            <text:p>9827</text:p>
          </table:table-cell>
          <table:table-cell office:value-type="float" office:value="6513" table:style-name="ce1">
            <text:p>6513</text:p>
          </table:table-cell>
          <table:table-cell office:value-type="float" office:value="47.89" table:style-name="ce1">
            <text:p>47,89</text:p>
          </table:table-cell>
          <table:table-cell office:value-type="float" office:value="13.54" table:style-name="ce1">
            <text:p>13,54</text:p>
          </table:table-cell>
          <table:table-cell office:value-type="float" office:value="18838" table:style-name="ce1">
            <text:p>18838</text:p>
          </table:table-cell>
          <table:table-cell office:value-type="float" office:value="11380" table:style-name="ce1">
            <text:p>11380</text:p>
          </table:table-cell>
          <table:table-cell office:value-type="float" office:value="14.17" table:style-name="ce1">
            <text:p>14,17</text:p>
          </table:table-cell>
          <table:table-cell office:value-type="float" office:value="8.02" table:style-name="ce1">
            <text:p>8,02</text:p>
          </table:table-cell>
          <table:table-cell office:value-type="float" office:value="23250" table:style-name="ce1">
            <text:p>23250</text:p>
          </table:table-cell>
          <table:table-cell office:value-type="float" office:value="12836" table:style-name="ce3">
            <text:p>12836</text:p>
          </table:table-cell>
          <table:table-cell office:value-type="float" office:value="8.6300000000000008" table:formula="of:=MIN([.$B109];[.$F109];[.$J109];[.$N109];[.$R109];[.$V109];[.$Z109];[.$AD109];[.$AH109];[.$AL109];[.$AP109];[.$AT109];[.$AX109])" table:style-name="ce1">
            <text:p>8,63</text:p>
          </table:table-cell>
          <table:table-cell office:value-type="float" office:value="2.62" table:formula="of:=MIN([.$C109];[.$G109];[.$K109];[.$O109];[.$S109];[.$W109];[.$AA109];[.$AE109];[.$AI109];[.$AM109];[.$AQ109];[.$AU109];[.$AY109])" table:style-name="ce1">
            <text:p>2,62</text:p>
          </table:table-cell>
          <table:table-cell office:value-type="float" office:value="5958" table:formula="of:=MIN([.$D109];[.$H109];[.$L109];[.$P109];[.$T109];[.$X109];[.$AB109];[.$AF109];[.$AJ109];[.$AN109];[.$AR109];[.$AV109];[.$AZ109])" table:style-name="ce1">
            <text:p>5958</text:p>
          </table:table-cell>
          <table:table-cell office:value-type="float" office:value="3653" table:formula="of:=MIN([.$E109];[.$I109];[.$M109];[.$Q109];[.$U109];[.$Y109];[.$AC109];[.$AG109];[.$AK109];[.$AO109];[.$AS109];[.$AW109];[.$BA109])" table:style-name="ce1">
            <text:p>3653</text:p>
          </table:table-cell>
          <table:table-cell office:value-type="float" office:value="11.28" table:formula="of:=MEDIAN([.$B109];[.$F109];[.$J109];[.$N109];[.$R109];[.$V109];[.$Z109];[.$AD109];[.$AH109];[.$AL109];[.$AP109];[.$AT109];[.$AX109])" table:style-name="ce1">
            <text:p>11,28</text:p>
          </table:table-cell>
          <table:table-cell office:value-type="float" office:value="4.97" table:formula="of:=MEDIAN([.$C109];[.$G109];[.$K109];[.$O109];[.$S109];[.$W109];[.$AA109];[.$AE109];[.$AI109];[.$AM109];[.$AQ109];[.$AU109];[.$AY109])" table:style-name="ce1">
            <text:p>4,97</text:p>
          </table:table-cell>
          <table:table-cell office:value-type="float" office:value="20268" table:formula="of:=MEDIAN([.$D109];[.$H109];[.$L109];[.$P109];[.$T109];[.$X109];[.$AB109];[.$AF109];[.$AJ109];[.$AN109];[.$AR109];[.$AV109];[.$AZ109])" table:style-name="ce1">
            <text:p>20268</text:p>
          </table:table-cell>
          <table:table-cell office:value-type="float" office:value="8395" table:formula="of:=MEDIAN([.$E109];[.$I109];[.$M109];[.$Q109];[.$U109];[.$Y109];[.$AC109];[.$AG109];[.$AK109];[.$AO109];[.$AS109];[.$AW109];[.$BA109])" table:style-name="ce1">
            <text:p>8395</text:p>
          </table:table-cell>
          <table:table-cell office:value-type="float" office:value="49.1" table:formula="of:=MAX([.$B109];[.$F109];[.$J109];[.$N109];[.$R109];[.$V109];[.$Z109];[.$AD109];[.$AH109];[.$AL109];[.$AP109];[.$AT109];[.$AX109])" table:style-name="ce1">
            <text:p>49,1</text:p>
          </table:table-cell>
          <table:table-cell office:value-type="float" office:value="15.9" table:formula="of:=MAX([.$C109];[.$G109];[.$K109];[.$O109];[.$S109];[.$W109];[.$AA109];[.$AE109];[.$AI109];[.$AM109];[.$AQ109];[.$AU109];[.$AY109])" table:style-name="ce1">
            <text:p>15,9</text:p>
          </table:table-cell>
          <table:table-cell office:value-type="float" office:value="37213" table:formula="of:=MAX([.$D109];[.$H109];[.$L109];[.$P109];[.$T109];[.$X109];[.$AB109];[.$AF109];[.$AJ109];[.$AN109];[.$AR109];[.$AV109];[.$AZ109])" table:style-name="ce1">
            <text:p>37213</text:p>
          </table:table-cell>
          <table:table-cell office:value-type="float" office:value="12836" table:formula="of:=MAX([.$E109];[.$I109];[.$M109];[.$Q109];[.$U109];[.$Y109];[.$AC109];[.$AG109];[.$AK109];[.$AO109];[.$AS109];[.$AW109];[.$BA109])" table:style-name="ce1">
            <text:p>1283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0_c50.lp</text:p>
          </table:table-cell>
          <table:table-cell office:value-type="float" office:value="10.58" table:style-name="ce1">
            <text:p>10,58</text:p>
          </table:table-cell>
          <table:table-cell office:value-type="float" office:value="3.35" table:style-name="ce1">
            <text:p>3,35</text:p>
          </table:table-cell>
          <table:table-cell office:value-type="float" office:value="24018" table:style-name="ce1">
            <text:p>24018</text:p>
          </table:table-cell>
          <table:table-cell office:value-type="float" office:value="6448" table:style-name="ce1">
            <text:p>6448</text:p>
          </table:table-cell>
          <table:table-cell office:value-type="float" office:value="23.46" table:style-name="ce1">
            <text:p>23,46</text:p>
          </table:table-cell>
          <table:table-cell office:value-type="float" office:value="15.96" table:style-name="ce1">
            <text:p>15,96</text:p>
          </table:table-cell>
          <table:table-cell office:value-type="float" office:value="36923" table:style-name="ce1">
            <text:p>36923</text:p>
          </table:table-cell>
          <table:table-cell office:value-type="float" office:value="25018" table:style-name="ce1">
            <text:p>25018</text:p>
          </table:table-cell>
          <table:table-cell office:value-type="float" office:value="26.41" table:style-name="ce1">
            <text:p>26,41</text:p>
          </table:table-cell>
          <table:table-cell office:value-type="float" office:value="19.41" table:style-name="ce3">
            <text:p>19,41</text:p>
          </table:table-cell>
          <table:table-cell office:value-type="float" office:value="110860" table:style-name="ce3">
            <text:p>110860</text:p>
          </table:table-cell>
          <table:table-cell office:value-type="float" office:value="33662" table:style-name="ce3">
            <text:p>33662</text:p>
          </table:table-cell>
          <table:table-cell office:value-type="float" office:value="17.2" table:style-name="ce1">
            <text:p>17,2</text:p>
          </table:table-cell>
          <table:table-cell office:value-type="float" office:value="9.8699999999999992" table:style-name="ce1">
            <text:p>9,87</text:p>
          </table:table-cell>
          <table:table-cell office:value-type="float" office:value="58052" table:style-name="ce1">
            <text:p>58052</text:p>
          </table:table-cell>
          <table:table-cell office:value-type="float" office:value="18698" table:style-name="ce1">
            <text:p>18698</text:p>
          </table:table-cell>
          <table:table-cell office:value-type="float" office:value="17.7" table:style-name="ce1">
            <text:p>17,7</text:p>
          </table:table-cell>
          <table:table-cell office:value-type="float" office:value="10.029999999999999" table:style-name="ce1">
            <text:p>10,03</text:p>
          </table:table-cell>
          <table:table-cell office:value-type="float" office:value="27182" table:style-name="ce1">
            <text:p>27182</text:p>
          </table:table-cell>
          <table:table-cell office:value-type="float" office:value="16717" table:style-name="ce1">
            <text:p>16717</text:p>
          </table:table-cell>
          <table:table-cell office:value-type="float" office:value="16.16" table:style-name="ce1">
            <text:p>16,16</text:p>
          </table:table-cell>
          <table:table-cell office:value-type="float" office:value="9.11" table:style-name="ce1">
            <text:p>9,11</text:p>
          </table:table-cell>
          <table:table-cell office:value-type="float" office:value="93995" table:style-name="ce1">
            <text:p>93995</text:p>
          </table:table-cell>
          <table:table-cell office:value-type="float" office:value="15307" table:style-name="ce1">
            <text:p>15307</text:p>
          </table:table-cell>
          <table:table-cell office:value-type="float" office:value="7.94" table:style-name="ce2">
            <text:p>7,94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9383" table:style-name="ce1">
            <text:p>9383</text:p>
          </table:table-cell>
          <table:table-cell office:value-type="float" office:value="961" table:style-name="ce1">
            <text:p>961</text:p>
          </table:table-cell>
          <table:table-cell office:value-type="float" office:value="8.5500000000000007" table:style-name="ce1">
            <text:p>8,55</text:p>
          </table:table-cell>
          <table:table-cell office:value-type="float" office:value="0.56000000000000005" table:style-name="ce1">
            <text:p>0,56</text:p>
          </table:table-cell>
          <table:table-cell office:value-type="float" office:value="1702" table:style-name="ce2">
            <text:p>1702</text:p>
          </table:table-cell>
          <table:table-cell office:value-type="float" office:value="684" table:style-name="ce2">
            <text:p>684</text:p>
          </table:table-cell>
          <table:table-cell office:value-type="float" office:value="9.7200000000000006" table:style-name="ce1">
            <text:p>9,72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3091" table:style-name="ce1">
            <text:p>33091</text:p>
          </table:table-cell>
          <table:table-cell office:value-type="float" office:value="4639" table:style-name="ce1">
            <text:p>4639</text:p>
          </table:table-cell>
          <table:table-cell office:value-type="float" office:value="33.96" table:style-name="ce1">
            <text:p>33,96</text:p>
          </table:table-cell>
          <table:table-cell office:value-type="float" office:value="6.15" table:style-name="ce1">
            <text:p>6,15</text:p>
          </table:table-cell>
          <table:table-cell office:value-type="float" office:value="71143" table:style-name="ce1">
            <text:p>71143</text:p>
          </table:table-cell>
          <table:table-cell office:value-type="float" office:value="8906" table:style-name="ce1">
            <text:p>8906</text:p>
          </table:table-cell>
          <table:table-cell office:value-type="float" office:value="46.26" table:style-name="ce3">
            <text:p>46,26</text:p>
          </table:table-cell>
          <table:table-cell office:value-type="float" office:value="11.24" table:style-name="ce1">
            <text:p>11,24</text:p>
          </table:table-cell>
          <table:table-cell office:value-type="float" office:value="20647" table:style-name="ce1">
            <text:p>20647</text:p>
          </table:table-cell>
          <table:table-cell office:value-type="float" office:value="11321" table:style-name="ce1">
            <text:p>11321</text:p>
          </table:table-cell>
          <table:table-cell office:value-type="float" office:value="32.99" table:style-name="ce1">
            <text:p>32,99</text:p>
          </table:table-cell>
          <table:table-cell office:value-type="float" office:value="5.24" table:style-name="ce1">
            <text:p>5,24</text:p>
          </table:table-cell>
          <table:table-cell office:value-type="float" office:value="50985" table:style-name="ce1">
            <text:p>50985</text:p>
          </table:table-cell>
          <table:table-cell office:value-type="float" office:value="7257" table:style-name="ce1">
            <text:p>7257</text:p>
          </table:table-cell>
          <table:table-cell office:value-type="float" office:value="11.38" table:style-name="ce1">
            <text:p>11,38</text:p>
          </table:table-cell>
          <table:table-cell office:value-type="float" office:value="4.53" table:style-name="ce1">
            <text:p>4,53</text:p>
          </table:table-cell>
          <table:table-cell office:value-type="float" office:value="66391" table:style-name="ce1">
            <text:p>66391</text:p>
          </table:table-cell>
          <table:table-cell office:value-type="float" office:value="10299" table:style-name="ce1">
            <text:p>10299</text:p>
          </table:table-cell>
          <table:table-cell office:value-type="float" office:value="7.94" table:formula="of:=MIN([.$B110];[.$F110];[.$J110];[.$N110];[.$R110];[.$V110];[.$Z110];[.$AD110];[.$AH110];[.$AL110];[.$AP110];[.$AT110];[.$AX110])" table:style-name="ce1">
            <text:p>7,94</text:p>
          </table:table-cell>
          <table:table-cell office:value-type="float" office:value="0.55000000000000004" table:formula="of:=MIN([.$C110];[.$G110];[.$K110];[.$O110];[.$S110];[.$W110];[.$AA110];[.$AE110];[.$AI110];[.$AM110];[.$AQ110];[.$AU110];[.$AY110])" table:style-name="ce1">
            <text:p>0,55</text:p>
          </table:table-cell>
          <table:table-cell office:value-type="float" office:value="1702" table:formula="of:=MIN([.$D110];[.$H110];[.$L110];[.$P110];[.$T110];[.$X110];[.$AB110];[.$AF110];[.$AJ110];[.$AN110];[.$AR110];[.$AV110];[.$AZ110])" table:style-name="ce1">
            <text:p>1702</text:p>
          </table:table-cell>
          <table:table-cell office:value-type="float" office:value="684" table:formula="of:=MIN([.$E110];[.$I110];[.$M110];[.$Q110];[.$U110];[.$Y110];[.$AC110];[.$AG110];[.$AK110];[.$AO110];[.$AS110];[.$AW110];[.$BA110])" table:style-name="ce1">
            <text:p>684</text:p>
          </table:table-cell>
          <table:table-cell office:value-type="float" office:value="17.2" table:formula="of:=MEDIAN([.$B110];[.$F110];[.$J110];[.$N110];[.$R110];[.$V110];[.$Z110];[.$AD110];[.$AH110];[.$AL110];[.$AP110];[.$AT110];[.$AX110])" table:style-name="ce1">
            <text:p>17,2</text:p>
          </table:table-cell>
          <table:table-cell office:value-type="float" office:value="6.15" table:formula="of:=MEDIAN([.$C110];[.$G110];[.$K110];[.$O110];[.$S110];[.$W110];[.$AA110];[.$AE110];[.$AI110];[.$AM110];[.$AQ110];[.$AU110];[.$AY110])" table:style-name="ce1">
            <text:p>6,15</text:p>
          </table:table-cell>
          <table:table-cell office:value-type="float" office:value="36923" table:formula="of:=MEDIAN([.$D110];[.$H110];[.$L110];[.$P110];[.$T110];[.$X110];[.$AB110];[.$AF110];[.$AJ110];[.$AN110];[.$AR110];[.$AV110];[.$AZ110])" table:style-name="ce1">
            <text:p>36923</text:p>
          </table:table-cell>
          <table:table-cell office:value-type="float" office:value="10299" table:formula="of:=MEDIAN([.$E110];[.$I110];[.$M110];[.$Q110];[.$U110];[.$Y110];[.$AC110];[.$AG110];[.$AK110];[.$AO110];[.$AS110];[.$AW110];[.$BA110])" table:style-name="ce1">
            <text:p>10299</text:p>
          </table:table-cell>
          <table:table-cell office:value-type="float" office:value="46.26" table:formula="of:=MAX([.$B110];[.$F110];[.$J110];[.$N110];[.$R110];[.$V110];[.$Z110];[.$AD110];[.$AH110];[.$AL110];[.$AP110];[.$AT110];[.$AX110])" table:style-name="ce1">
            <text:p>46,26</text:p>
          </table:table-cell>
          <table:table-cell office:value-type="float" office:value="19.41" table:formula="of:=MAX([.$C110];[.$G110];[.$K110];[.$O110];[.$S110];[.$W110];[.$AA110];[.$AE110];[.$AI110];[.$AM110];[.$AQ110];[.$AU110];[.$AY110])" table:style-name="ce1">
            <text:p>19,41</text:p>
          </table:table-cell>
          <table:table-cell office:value-type="float" office:value="110860" table:formula="of:=MAX([.$D110];[.$H110];[.$L110];[.$P110];[.$T110];[.$X110];[.$AB110];[.$AF110];[.$AJ110];[.$AN110];[.$AR110];[.$AV110];[.$AZ110])" table:style-name="ce1">
            <text:p>110860</text:p>
          </table:table-cell>
          <table:table-cell office:value-type="float" office:value="33662" table:formula="of:=MAX([.$E110];[.$I110];[.$M110];[.$Q110];[.$U110];[.$Y110];[.$AC110];[.$AG110];[.$AK110];[.$AO110];[.$AS110];[.$AW110];[.$BA110])" table:style-name="ce1">
            <text:p>336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0_c55.lp</text:p>
          </table:table-cell>
          <table:table-cell office:value-type="float" office:value="33.5" table:style-name="ce1">
            <text:p>33,5</text:p>
          </table:table-cell>
          <table:table-cell office:value-type="float" office:value="25.48" table:style-name="ce1">
            <text:p>25,48</text:p>
          </table:table-cell>
          <table:table-cell office:value-type="float" office:value="220777" table:style-name="ce1">
            <text:p>220777</text:p>
          </table:table-cell>
          <table:table-cell office:value-type="float" office:value="38631" table:style-name="ce1">
            <text:p>38631</text:p>
          </table:table-cell>
          <table:table-cell office:value-type="float" office:value="49.76" table:style-name="ce1">
            <text:p>49,76</text:p>
          </table:table-cell>
          <table:table-cell office:value-type="float" office:value="41.42" table:style-name="ce1">
            <text:p>41,42</text:p>
          </table:table-cell>
          <table:table-cell office:value-type="float" office:value="68166" table:style-name="ce1">
            <text:p>68166</text:p>
          </table:table-cell>
          <table:table-cell office:value-type="float" office:value="47108" table:style-name="ce3">
            <text:p>47108</text:p>
          </table:table-cell>
          <table:table-cell office:value-type="float" office:value="28.24" table:style-name="ce1">
            <text:p>28,24</text:p>
          </table:table-cell>
          <table:table-cell office:value-type="float" office:value="20.190000000000001" table:style-name="ce1">
            <text:p>20,19</text:p>
          </table:table-cell>
          <table:table-cell office:value-type="float" office:value="217970" table:style-name="ce1">
            <text:p>217970</text:p>
          </table:table-cell>
          <table:table-cell office:value-type="float" office:value="28894" table:style-name="ce1">
            <text:p>28894</text:p>
          </table:table-cell>
          <table:table-cell office:value-type="float" office:value="25.65" table:style-name="ce1">
            <text:p>25,65</text:p>
          </table:table-cell>
          <table:table-cell office:value-type="float" office:value="17.21" table:style-name="ce1">
            <text:p>17,21</text:p>
          </table:table-cell>
          <table:table-cell office:value-type="float" office:value="193771" table:style-name="ce1">
            <text:p>193771</text:p>
          </table:table-cell>
          <table:table-cell office:value-type="float" office:value="32348" table:style-name="ce1">
            <text:p>32348</text:p>
          </table:table-cell>
          <table:table-cell office:value-type="float" office:value="16.579999999999998" table:style-name="ce2">
            <text:p>16,58</text:p>
          </table:table-cell>
          <table:table-cell office:value-type="float" office:value="8.1999999999999993" table:style-name="ce2">
            <text:p>8,2</text:p>
          </table:table-cell>
          <table:table-cell office:value-type="float" office:value="23232" table:style-name="ce2">
            <text:p>23232</text:p>
          </table:table-cell>
          <table:table-cell office:value-type="float" office:value="14776" table:style-name="ce2">
            <text:p>14776</text:p>
          </table:table-cell>
          <table:table-cell office:value-type="float" office:value="26.2" table:style-name="ce1">
            <text:p>26,2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212617" table:style-name="ce1">
            <text:p>212617</text:p>
          </table:table-cell>
          <table:table-cell office:value-type="float" office:value="27073" table:style-name="ce1">
            <text:p>27073</text:p>
          </table:table-cell>
          <table:table-cell office:value-type="float" office:value="18.149999999999999" table:style-name="ce1">
            <text:p>18,15</text:p>
          </table:table-cell>
          <table:table-cell office:value-type="float" office:value="11.13" table:style-name="ce1">
            <text:p>11,13</text:p>
          </table:table-cell>
          <table:table-cell office:value-type="float" office:value="64935" table:style-name="ce1">
            <text:p>64935</text:p>
          </table:table-cell>
          <table:table-cell office:value-type="float" office:value="24005" table:style-name="ce1">
            <text:p>24005</text:p>
          </table:table-cell>
          <table:table-cell office:value-type="float" office:value="24.37" table:style-name="ce1">
            <text:p>24,37</text:p>
          </table:table-cell>
          <table:table-cell office:value-type="float" office:value="15.86" table:style-name="ce1">
            <text:p>15,86</text:p>
          </table:table-cell>
          <table:table-cell office:value-type="float" office:value="33617" table:style-name="ce1">
            <text:p>33617</text:p>
          </table:table-cell>
          <table:table-cell office:value-type="float" office:value="21410" table:style-name="ce1">
            <text:p>21410</text:p>
          </table:table-cell>
          <table:table-cell office:value-type="float" office:value="24.8" table:style-name="ce1">
            <text:p>24,8</text:p>
          </table:table-cell>
          <table:table-cell office:value-type="float" office:value="16.87" table:style-name="ce1">
            <text:p>16,87</text:p>
          </table:table-cell>
          <table:table-cell office:value-type="float" office:value="134906" table:style-name="ce1">
            <text:p>134906</text:p>
          </table:table-cell>
          <table:table-cell office:value-type="float" office:value="31144" table:style-name="ce1">
            <text:p>31144</text:p>
          </table:table-cell>
          <table:table-cell office:value-type="float" office:value="54.85" table:style-name="ce1">
            <text:p>54,85</text:p>
          </table:table-cell>
          <table:table-cell office:value-type="float" office:value="17.43" table:style-name="ce1">
            <text:p>17,43</text:p>
          </table:table-cell>
          <table:table-cell office:value-type="float" office:value="309423" table:style-name="ce1">
            <text:p>309423</text:p>
          </table:table-cell>
          <table:table-cell office:value-type="float" office:value="19541" table:style-name="ce1">
            <text:p>19541</text:p>
          </table:table-cell>
          <table:table-cell office:value-type="float" office:value="79.06" table:style-name="ce1">
            <text:p>79,06</text:p>
          </table:table-cell>
          <table:table-cell office:value-type="float" office:value="40.270000000000003" table:style-name="ce1">
            <text:p>40,27</text:p>
          </table:table-cell>
          <table:table-cell office:value-type="float" office:value="121352" table:style-name="ce1">
            <text:p>121352</text:p>
          </table:table-cell>
          <table:table-cell office:value-type="float" office:value="38785" table:style-name="ce1">
            <text:p>38785</text:p>
          </table:table-cell>
          <table:table-cell office:value-type="float" office:value="83.16" table:style-name="ce3">
            <text:p>83,16</text:p>
          </table:table-cell>
          <table:table-cell office:value-type="float" office:value="46.92" table:style-name="ce3">
            <text:p>46,92</text:p>
          </table:table-cell>
          <table:table-cell office:value-type="float" office:value="443034" table:style-name="ce3">
            <text:p>443034</text:p>
          </table:table-cell>
          <table:table-cell office:value-type="float" office:value="46165" table:style-name="ce1">
            <text:p>46165</text:p>
          </table:table-cell>
          <table:table-cell office:value-type="float" office:value="25.71" table:style-name="ce1">
            <text:p>25,71</text:p>
          </table:table-cell>
          <table:table-cell office:value-type="float" office:value="17.8" table:style-name="ce1">
            <text:p>17,8</text:p>
          </table:table-cell>
          <table:table-cell office:value-type="float" office:value="182026" table:style-name="ce1">
            <text:p>182026</text:p>
          </table:table-cell>
          <table:table-cell office:value-type="float" office:value="32212" table:style-name="ce1">
            <text:p>32212</text:p>
          </table:table-cell>
          <table:table-cell office:value-type="float" office:value="16.579999999999998" table:formula="of:=MIN([.$B111];[.$F111];[.$J111];[.$N111];[.$R111];[.$V111];[.$Z111];[.$AD111];[.$AH111];[.$AL111];[.$AP111];[.$AT111];[.$AX111])" table:style-name="ce1">
            <text:p>16,58</text:p>
          </table:table-cell>
          <table:table-cell office:value-type="float" office:value="8.1999999999999993" table:formula="of:=MIN([.$C111];[.$G111];[.$K111];[.$O111];[.$S111];[.$W111];[.$AA111];[.$AE111];[.$AI111];[.$AM111];[.$AQ111];[.$AU111];[.$AY111])" table:style-name="ce1">
            <text:p>8,2</text:p>
          </table:table-cell>
          <table:table-cell office:value-type="float" office:value="23232" table:formula="of:=MIN([.$D111];[.$H111];[.$L111];[.$P111];[.$T111];[.$X111];[.$AB111];[.$AF111];[.$AJ111];[.$AN111];[.$AR111];[.$AV111];[.$AZ111])" table:style-name="ce1">
            <text:p>23232</text:p>
          </table:table-cell>
          <table:table-cell office:value-type="float" office:value="14776" table:formula="of:=MIN([.$E111];[.$I111];[.$M111];[.$Q111];[.$U111];[.$Y111];[.$AC111];[.$AG111];[.$AK111];[.$AO111];[.$AS111];[.$AW111];[.$BA111])" table:style-name="ce1">
            <text:p>14776</text:p>
          </table:table-cell>
          <table:table-cell office:value-type="float" office:value="26.2" table:formula="of:=MEDIAN([.$B111];[.$F111];[.$J111];[.$N111];[.$R111];[.$V111];[.$Z111];[.$AD111];[.$AH111];[.$AL111];[.$AP111];[.$AT111];[.$AX111])" table:style-name="ce1">
            <text:p>26,2</text:p>
          </table:table-cell>
          <table:table-cell office:value-type="float" office:value="17.8" table:formula="of:=MEDIAN([.$C111];[.$G111];[.$K111];[.$O111];[.$S111];[.$W111];[.$AA111];[.$AE111];[.$AI111];[.$AM111];[.$AQ111];[.$AU111];[.$AY111])" table:style-name="ce1">
            <text:p>17,8</text:p>
          </table:table-cell>
          <table:table-cell office:value-type="float" office:value="182026" table:formula="of:=MEDIAN([.$D111];[.$H111];[.$L111];[.$P111];[.$T111];[.$X111];[.$AB111];[.$AF111];[.$AJ111];[.$AN111];[.$AR111];[.$AV111];[.$AZ111])" table:style-name="ce1">
            <text:p>182026</text:p>
          </table:table-cell>
          <table:table-cell office:value-type="float" office:value="31144" table:formula="of:=MEDIAN([.$E111];[.$I111];[.$M111];[.$Q111];[.$U111];[.$Y111];[.$AC111];[.$AG111];[.$AK111];[.$AO111];[.$AS111];[.$AW111];[.$BA111])" table:style-name="ce1">
            <text:p>31144</text:p>
          </table:table-cell>
          <table:table-cell office:value-type="float" office:value="83.16" table:formula="of:=MAX([.$B111];[.$F111];[.$J111];[.$N111];[.$R111];[.$V111];[.$Z111];[.$AD111];[.$AH111];[.$AL111];[.$AP111];[.$AT111];[.$AX111])" table:style-name="ce1">
            <text:p>83,16</text:p>
          </table:table-cell>
          <table:table-cell office:value-type="float" office:value="46.92" table:formula="of:=MAX([.$C111];[.$G111];[.$K111];[.$O111];[.$S111];[.$W111];[.$AA111];[.$AE111];[.$AI111];[.$AM111];[.$AQ111];[.$AU111];[.$AY111])" table:style-name="ce1">
            <text:p>46,92</text:p>
          </table:table-cell>
          <table:table-cell office:value-type="float" office:value="443034" table:formula="of:=MAX([.$D111];[.$H111];[.$L111];[.$P111];[.$T111];[.$X111];[.$AB111];[.$AF111];[.$AJ111];[.$AN111];[.$AR111];[.$AV111];[.$AZ111])" table:style-name="ce1">
            <text:p>443034</text:p>
          </table:table-cell>
          <table:table-cell office:value-type="float" office:value="47108" table:formula="of:=MAX([.$E111];[.$I111];[.$M111];[.$Q111];[.$U111];[.$Y111];[.$AC111];[.$AG111];[.$AK111];[.$AO111];[.$AS111];[.$AW111];[.$BA111])" table:style-name="ce1">
            <text:p>4710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0_c60.lp</text:p>
          </table:table-cell>
          <table:table-cell office:value-type="float" office:value="40.35" table:style-name="ce1">
            <text:p>40,35</text:p>
          </table:table-cell>
          <table:table-cell office:value-type="float" office:value="31.36" table:style-name="ce1">
            <text:p>31,36</text:p>
          </table:table-cell>
          <table:table-cell office:value-type="float" office:value="115233" table:style-name="ce1">
            <text:p>115233</text:p>
          </table:table-cell>
          <table:table-cell office:value-type="float" office:value="51651" table:style-name="ce1">
            <text:p>51651</text:p>
          </table:table-cell>
          <table:table-cell office:value-type="float" office:value="48.84" table:style-name="ce1">
            <text:p>48,84</text:p>
          </table:table-cell>
          <table:table-cell office:value-type="float" office:value="38.630000000000003" table:style-name="ce3">
            <text:p>38,63</text:p>
          </table:table-cell>
          <table:table-cell office:value-type="float" office:value="72712" table:style-name="ce1">
            <text:p>72712</text:p>
          </table:table-cell>
          <table:table-cell office:value-type="float" office:value="62879" table:style-name="ce3">
            <text:p>62879</text:p>
          </table:table-cell>
          <table:table-cell office:value-type="float" office:value="11.02" table:style-name="ce1">
            <text:p>11,02</text:p>
          </table:table-cell>
          <table:table-cell office:value-type="float" office:value="1.22" table:style-name="ce1">
            <text:p>1,22</text:p>
          </table:table-cell>
          <table:table-cell office:value-type="float" office:value="28052" table:style-name="ce1">
            <text:p>28052</text:p>
          </table:table-cell>
          <table:table-cell office:value-type="float" office:value="1393" table:style-name="ce1">
            <text:p>1393</text:p>
          </table:table-cell>
          <table:table-cell office:value-type="float" office:value="13.3" table:style-name="ce1">
            <text:p>13,3</text:p>
          </table:table-cell>
          <table:table-cell office:value-type="float" office:value="3.82" table:style-name="ce1">
            <text:p>3,82</text:p>
          </table:table-cell>
          <table:table-cell office:value-type="float" office:value="27413" table:style-name="ce1">
            <text:p>27413</text:p>
          </table:table-cell>
          <table:table-cell office:value-type="float" office:value="6671" table:style-name="ce1">
            <text:p>6671</text:p>
          </table:table-cell>
          <table:table-cell office:value-type="float" office:value="25.07" table:style-name="ce1">
            <text:p>25,07</text:p>
          </table:table-cell>
          <table:table-cell office:value-type="float" office:value="15.7" table:style-name="ce1">
            <text:p>15,7</text:p>
          </table:table-cell>
          <table:table-cell office:value-type="float" office:value="34486" table:style-name="ce1">
            <text:p>34486</text:p>
          </table:table-cell>
          <table:table-cell office:value-type="float" office:value="27549" table:style-name="ce1">
            <text:p>27549</text:p>
          </table:table-cell>
          <table:table-cell office:value-type="float" office:value="10.16" table:style-name="ce2">
            <text:p>10,16</text:p>
          </table:table-cell>
          <table:table-cell office:value-type="float" office:value="0.98" table:style-name="ce1">
            <text:p>0,98</text:p>
          </table:table-cell>
          <table:table-cell office:value-type="float" office:value="21647" table:style-name="ce1">
            <text:p>21647</text:p>
          </table:table-cell>
          <table:table-cell office:value-type="float" office:value="1669" table:style-name="ce1">
            <text:p>1669</text:p>
          </table:table-cell>
          <table:table-cell office:value-type="float" office:value="16.350000000000001" table:style-name="ce1">
            <text:p>16,35</text:p>
          </table:table-cell>
          <table:table-cell office:value-type="float" office:value="7.14" table:style-name="ce1">
            <text:p>7,14</text:p>
          </table:table-cell>
          <table:table-cell office:value-type="float" office:value="31343" table:style-name="ce1">
            <text:p>31343</text:p>
          </table:table-cell>
          <table:table-cell office:value-type="float" office:value="13639" table:style-name="ce1">
            <text:p>13639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10.63" table:style-name="ce1">
            <text:p>10,63</text:p>
          </table:table-cell>
          <table:table-cell office:value-type="float" office:value="23771" table:style-name="ce1">
            <text:p>23771</text:p>
          </table:table-cell>
          <table:table-cell office:value-type="float" office:value="18937" table:style-name="ce1">
            <text:p>18937</text:p>
          </table:table-cell>
          <table:table-cell office:value-type="float" office:value="10.66" table:style-name="ce1">
            <text:p>10,66</text:p>
          </table:table-cell>
          <table:table-cell office:value-type="float" office:value="0.86" table:style-name="ce2">
            <text:p>0,86</text:p>
          </table:table-cell>
          <table:table-cell office:value-type="float" office:value="43164" table:style-name="ce1">
            <text:p>43164</text:p>
          </table:table-cell>
          <table:table-cell office:value-type="float" office:value="1097" table:style-name="ce2">
            <text:p>1097</text:p>
          </table:table-cell>
          <table:table-cell office:value-type="float" office:value="67.2" table:style-name="ce3">
            <text:p>67,2</text:p>
          </table:table-cell>
          <table:table-cell office:value-type="float" office:value="20.36" table:style-name="ce1">
            <text:p>20,36</text:p>
          </table:table-cell>
          <table:table-cell office:value-type="float" office:value="163445" table:style-name="ce3">
            <text:p>163445</text:p>
          </table:table-cell>
          <table:table-cell office:value-type="float" office:value="19277" table:style-name="ce1">
            <text:p>19277</text:p>
          </table:table-cell>
          <table:table-cell office:value-type="float" office:value="63.18" table:style-name="ce1">
            <text:p>63,18</text:p>
          </table:table-cell>
          <table:table-cell office:value-type="float" office:value="12.87" table:style-name="ce1">
            <text:p>12,87</text:p>
          </table:table-cell>
          <table:table-cell office:value-type="float" office:value="17739" table:style-name="ce1">
            <text:p>17739</text:p>
          </table:table-cell>
          <table:table-cell office:value-type="float" office:value="12049" table:style-name="ce1">
            <text:p>12049</text:p>
          </table:table-cell>
          <table:table-cell office:value-type="float" office:value="49.57" table:style-name="ce1">
            <text:p>49,57</text:p>
          </table:table-cell>
          <table:table-cell office:value-type="float" office:value="7.65" table:style-name="ce1">
            <text:p>7,65</text:p>
          </table:table-cell>
          <table:table-cell office:value-type="float" office:value="31264" table:style-name="ce1">
            <text:p>31264</text:p>
          </table:table-cell>
          <table:table-cell office:value-type="float" office:value="8268" table:style-name="ce1">
            <text:p>8268</text:p>
          </table:table-cell>
          <table:table-cell office:value-type="float" office:value="10.5" table:style-name="ce1">
            <text:p>10,5</text:p>
          </table:table-cell>
          <table:table-cell office:value-type="float" office:value="0.93" table:style-name="ce1">
            <text:p>0,93</text:p>
          </table:table-cell>
          <table:table-cell office:value-type="float" office:value="15347" table:style-name="ce2">
            <text:p>15347</text:p>
          </table:table-cell>
          <table:table-cell office:value-type="float" office:value="1177" table:style-name="ce1">
            <text:p>1177</text:p>
          </table:table-cell>
          <table:table-cell office:value-type="float" office:value="10.16" table:formula="of:=MIN([.$B112];[.$F112];[.$J112];[.$N112];[.$R112];[.$V112];[.$Z112];[.$AD112];[.$AH112];[.$AL112];[.$AP112];[.$AT112];[.$AX112])" table:style-name="ce1">
            <text:p>10,16</text:p>
          </table:table-cell>
          <table:table-cell office:value-type="float" office:value="0.86" table:formula="of:=MIN([.$C112];[.$G112];[.$K112];[.$O112];[.$S112];[.$W112];[.$AA112];[.$AE112];[.$AI112];[.$AM112];[.$AQ112];[.$AU112];[.$AY112])" table:style-name="ce1">
            <text:p>0,86</text:p>
          </table:table-cell>
          <table:table-cell office:value-type="float" office:value="15347" table:formula="of:=MIN([.$D112];[.$H112];[.$L112];[.$P112];[.$T112];[.$X112];[.$AB112];[.$AF112];[.$AJ112];[.$AN112];[.$AR112];[.$AV112];[.$AZ112])" table:style-name="ce1">
            <text:p>15347</text:p>
          </table:table-cell>
          <table:table-cell office:value-type="float" office:value="1097" table:formula="of:=MIN([.$E112];[.$I112];[.$M112];[.$Q112];[.$U112];[.$Y112];[.$AC112];[.$AG112];[.$AK112];[.$AO112];[.$AS112];[.$AW112];[.$BA112])" table:style-name="ce1">
            <text:p>1097</text:p>
          </table:table-cell>
          <table:table-cell office:value-type="float" office:value="20.440000000000001" table:formula="of:=MEDIAN([.$B112];[.$F112];[.$J112];[.$N112];[.$R112];[.$V112];[.$Z112];[.$AD112];[.$AH112];[.$AL112];[.$AP112];[.$AT112];[.$AX112])" table:style-name="ce1">
            <text:p>20,44</text:p>
          </table:table-cell>
          <table:table-cell office:value-type="float" office:value="7.65" table:formula="of:=MEDIAN([.$C112];[.$G112];[.$K112];[.$O112];[.$S112];[.$W112];[.$AA112];[.$AE112];[.$AI112];[.$AM112];[.$AQ112];[.$AU112];[.$AY112])" table:style-name="ce1">
            <text:p>7,65</text:p>
          </table:table-cell>
          <table:table-cell office:value-type="float" office:value="31264" table:formula="of:=MEDIAN([.$D112];[.$H112];[.$L112];[.$P112];[.$T112];[.$X112];[.$AB112];[.$AF112];[.$AJ112];[.$AN112];[.$AR112];[.$AV112];[.$AZ112])" table:style-name="ce1">
            <text:p>31264</text:p>
          </table:table-cell>
          <table:table-cell office:value-type="float" office:value="12049" table:formula="of:=MEDIAN([.$E112];[.$I112];[.$M112];[.$Q112];[.$U112];[.$Y112];[.$AC112];[.$AG112];[.$AK112];[.$AO112];[.$AS112];[.$AW112];[.$BA112])" table:style-name="ce1">
            <text:p>12049</text:p>
          </table:table-cell>
          <table:table-cell office:value-type="float" office:value="67.2" table:formula="of:=MAX([.$B112];[.$F112];[.$J112];[.$N112];[.$R112];[.$V112];[.$Z112];[.$AD112];[.$AH112];[.$AL112];[.$AP112];[.$AT112];[.$AX112])" table:style-name="ce1">
            <text:p>67,2</text:p>
          </table:table-cell>
          <table:table-cell office:value-type="float" office:value="38.630000000000003" table:formula="of:=MAX([.$C112];[.$G112];[.$K112];[.$O112];[.$S112];[.$W112];[.$AA112];[.$AE112];[.$AI112];[.$AM112];[.$AQ112];[.$AU112];[.$AY112])" table:style-name="ce1">
            <text:p>38,63</text:p>
          </table:table-cell>
          <table:table-cell office:value-type="float" office:value="163445" table:formula="of:=MAX([.$D112];[.$H112];[.$L112];[.$P112];[.$T112];[.$X112];[.$AB112];[.$AF112];[.$AJ112];[.$AN112];[.$AR112];[.$AV112];[.$AZ112])" table:style-name="ce1">
            <text:p>163445</text:p>
          </table:table-cell>
          <table:table-cell office:value-type="float" office:value="62879" table:formula="of:=MAX([.$E112];[.$I112];[.$M112];[.$Q112];[.$U112];[.$Y112];[.$AC112];[.$AG112];[.$AK112];[.$AO112];[.$AS112];[.$AW112];[.$BA112])" table:style-name="ce1">
            <text:p>6287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5_c50.lp</text:p>
          </table:table-cell>
          <table:table-cell office:value-type="float" office:value="10.67" table:style-name="ce2">
            <text:p>10,67</text:p>
          </table:table-cell>
          <table:table-cell office:value-type="float" office:value="2.74" table:style-name="ce1">
            <text:p>2,74</text:p>
          </table:table-cell>
          <table:table-cell office:value-type="float" office:value="54507" table:style-name="ce1">
            <text:p>54507</text:p>
          </table:table-cell>
          <table:table-cell office:value-type="float" office:value="6959" table:style-name="ce1">
            <text:p>6959</text:p>
          </table:table-cell>
          <table:table-cell office:value-type="float" office:value="25.47" table:style-name="ce1">
            <text:p>25,47</text:p>
          </table:table-cell>
          <table:table-cell office:value-type="float" office:value="17.22" table:style-name="ce1">
            <text:p>17,22</text:p>
          </table:table-cell>
          <table:table-cell office:value-type="float" office:value="56708" table:style-name="ce1">
            <text:p>56708</text:p>
          </table:table-cell>
          <table:table-cell office:value-type="float" office:value="31751" table:style-name="ce1">
            <text:p>31751</text:p>
          </table:table-cell>
          <table:table-cell office:value-type="float" office:value="14.49" table:style-name="ce1">
            <text:p>14,49</text:p>
          </table:table-cell>
          <table:table-cell office:value-type="float" office:value="5.92" table:style-name="ce1">
            <text:p>5,92</text:p>
          </table:table-cell>
          <table:table-cell office:value-type="float" office:value="116648" table:style-name="ce1">
            <text:p>116648</text:p>
          </table:table-cell>
          <table:table-cell office:value-type="float" office:value="16694" table:style-name="ce1">
            <text:p>16694</text:p>
          </table:table-cell>
          <table:table-cell office:value-type="float" office:value="26.67" table:style-name="ce1">
            <text:p>26,67</text:p>
          </table:table-cell>
          <table:table-cell office:value-type="float" office:value="18.89" table:style-name="ce1">
            <text:p>18,89</text:p>
          </table:table-cell>
          <table:table-cell office:value-type="float" office:value="192837" table:style-name="ce1">
            <text:p>192837</text:p>
          </table:table-cell>
          <table:table-cell office:value-type="float" office:value="36797" table:style-name="ce1">
            <text:p>36797</text:p>
          </table:table-cell>
          <table:table-cell office:value-type="float" office:value="42.29" table:style-name="ce1">
            <text:p>42,29</text:p>
          </table:table-cell>
          <table:table-cell office:value-type="float" office:value="33.85" table:style-name="ce1">
            <text:p>33,85</text:p>
          </table:table-cell>
          <table:table-cell office:value-type="float" office:value="110733" table:style-name="ce1">
            <text:p>110733</text:p>
          </table:table-cell>
          <table:table-cell office:value-type="float" office:value="59273" table:style-name="ce3">
            <text:p>59273</text:p>
          </table:table-cell>
          <table:table-cell office:value-type="float" office:value="12.33" table:style-name="ce1">
            <text:p>12,33</text:p>
          </table:table-cell>
          <table:table-cell office:value-type="float" office:value="3.69" table:style-name="ce1">
            <text:p>3,69</text:p>
          </table:table-cell>
          <table:table-cell office:value-type="float" office:value="67849" table:style-name="ce1">
            <text:p>67849</text:p>
          </table:table-cell>
          <table:table-cell office:value-type="float" office:value="6179" table:style-name="ce1">
            <text:p>6179</text:p>
          </table:table-cell>
          <table:table-cell office:value-type="float" office:value="28.32" table:style-name="ce1">
            <text:p>28,32</text:p>
          </table:table-cell>
          <table:table-cell office:value-type="float" office:value="19.97" table:style-name="ce1">
            <text:p>19,97</text:p>
          </table:table-cell>
          <table:table-cell office:value-type="float" office:value="205531" table:style-name="ce1">
            <text:p>205531</text:p>
          </table:table-cell>
          <table:table-cell office:value-type="float" office:value="43369" table:style-name="ce1">
            <text:p>43369</text:p>
          </table:table-cell>
          <table:table-cell office:value-type="float" office:value="12.6" table:style-name="ce1">
            <text:p>12,6</text:p>
          </table:table-cell>
          <table:table-cell office:value-type="float" office:value="3.76" table:style-name="ce1">
            <text:p>3,76</text:p>
          </table:table-cell>
          <table:table-cell office:value-type="float" office:value="16872" table:style-name="ce2">
            <text:p>16872</text:p>
          </table:table-cell>
          <table:table-cell office:value-type="float" office:value="6451" table:style-name="ce1">
            <text:p>6451</text:p>
          </table:table-cell>
          <table:table-cell office:value-type="float" office:value="12.69" table:style-name="ce1">
            <text:p>12,69</text:p>
          </table:table-cell>
          <table:table-cell office:value-type="float" office:value="4.5" table:style-name="ce1">
            <text:p>4,5</text:p>
          </table:table-cell>
          <table:table-cell office:value-type="float" office:value="45633" table:style-name="ce1">
            <text:p>45633</text:p>
          </table:table-cell>
          <table:table-cell office:value-type="float" office:value="10010" table:style-name="ce1">
            <text:p>10010</text:p>
          </table:table-cell>
          <table:table-cell office:value-type="float" office:value="34.94" table:style-name="ce1">
            <text:p>34,94</text:p>
          </table:table-cell>
          <table:table-cell office:value-type="float" office:value="2.65" table:style-name="ce2">
            <text:p>2,65</text:p>
          </table:table-cell>
          <table:table-cell office:value-type="float" office:value="41085" table:style-name="ce1">
            <text:p>41085</text:p>
          </table:table-cell>
          <table:table-cell office:value-type="float" office:value="3862" table:style-name="ce2">
            <text:p>3862</text:p>
          </table:table-cell>
          <table:table-cell office:value-type="float" office:value="56.85" table:style-name="ce1">
            <text:p>56,85</text:p>
          </table:table-cell>
          <table:table-cell office:value-type="float" office:value="19.91" table:style-name="ce1">
            <text:p>19,91</text:p>
          </table:table-cell>
          <table:table-cell office:value-type="float" office:value="110463" table:style-name="ce1">
            <text:p>110463</text:p>
          </table:table-cell>
          <table:table-cell office:value-type="float" office:value="20683" table:style-name="ce1">
            <text:p>20683</text:p>
          </table:table-cell>
          <table:table-cell office:value-type="float" office:value="73.72" table:style-name="ce3">
            <text:p>73,72</text:p>
          </table:table-cell>
          <table:table-cell office:value-type="float" office:value="34.08" table:style-name="ce3">
            <text:p>34,08</text:p>
          </table:table-cell>
          <table:table-cell office:value-type="float" office:value="487590" table:style-name="ce3">
            <text:p>487590</text:p>
          </table:table-cell>
          <table:table-cell office:value-type="float" office:value="43053" table:style-name="ce1">
            <text:p>43053</text:p>
          </table:table-cell>
          <table:table-cell office:value-type="float" office:value="11.73" table:style-name="ce1">
            <text:p>11,73</text:p>
          </table:table-cell>
          <table:table-cell office:value-type="float" office:value="3.64" table:style-name="ce1">
            <text:p>3,64</text:p>
          </table:table-cell>
          <table:table-cell office:value-type="float" office:value="71915" table:style-name="ce1">
            <text:p>71915</text:p>
          </table:table-cell>
          <table:table-cell office:value-type="float" office:value="6834" table:style-name="ce1">
            <text:p>6834</text:p>
          </table:table-cell>
          <table:table-cell office:value-type="float" office:value="10.67" table:formula="of:=MIN([.$B113];[.$F113];[.$J113];[.$N113];[.$R113];[.$V113];[.$Z113];[.$AD113];[.$AH113];[.$AL113];[.$AP113];[.$AT113];[.$AX113])" table:style-name="ce1">
            <text:p>10,67</text:p>
          </table:table-cell>
          <table:table-cell office:value-type="float" office:value="2.65" table:formula="of:=MIN([.$C113];[.$G113];[.$K113];[.$O113];[.$S113];[.$W113];[.$AA113];[.$AE113];[.$AI113];[.$AM113];[.$AQ113];[.$AU113];[.$AY113])" table:style-name="ce1">
            <text:p>2,65</text:p>
          </table:table-cell>
          <table:table-cell office:value-type="float" office:value="16872" table:formula="of:=MIN([.$D113];[.$H113];[.$L113];[.$P113];[.$T113];[.$X113];[.$AB113];[.$AF113];[.$AJ113];[.$AN113];[.$AR113];[.$AV113];[.$AZ113])" table:style-name="ce1">
            <text:p>16872</text:p>
          </table:table-cell>
          <table:table-cell office:value-type="float" office:value="3862" table:formula="of:=MIN([.$E113];[.$I113];[.$M113];[.$Q113];[.$U113];[.$Y113];[.$AC113];[.$AG113];[.$AK113];[.$AO113];[.$AS113];[.$AW113];[.$BA113])" table:style-name="ce1">
            <text:p>3862</text:p>
          </table:table-cell>
          <table:table-cell office:value-type="float" office:value="25.47" table:formula="of:=MEDIAN([.$B113];[.$F113];[.$J113];[.$N113];[.$R113];[.$V113];[.$Z113];[.$AD113];[.$AH113];[.$AL113];[.$AP113];[.$AT113];[.$AX113])" table:style-name="ce1">
            <text:p>25,47</text:p>
          </table:table-cell>
          <table:table-cell office:value-type="float" office:value="5.92" table:formula="of:=MEDIAN([.$C113];[.$G113];[.$K113];[.$O113];[.$S113];[.$W113];[.$AA113];[.$AE113];[.$AI113];[.$AM113];[.$AQ113];[.$AU113];[.$AY113])" table:style-name="ce1">
            <text:p>5,92</text:p>
          </table:table-cell>
          <table:table-cell office:value-type="float" office:value="71915" table:formula="of:=MEDIAN([.$D113];[.$H113];[.$L113];[.$P113];[.$T113];[.$X113];[.$AB113];[.$AF113];[.$AJ113];[.$AN113];[.$AR113];[.$AV113];[.$AZ113])" table:style-name="ce1">
            <text:p>71915</text:p>
          </table:table-cell>
          <table:table-cell office:value-type="float" office:value="16694" table:formula="of:=MEDIAN([.$E113];[.$I113];[.$M113];[.$Q113];[.$U113];[.$Y113];[.$AC113];[.$AG113];[.$AK113];[.$AO113];[.$AS113];[.$AW113];[.$BA113])" table:style-name="ce1">
            <text:p>16694</text:p>
          </table:table-cell>
          <table:table-cell office:value-type="float" office:value="73.72" table:formula="of:=MAX([.$B113];[.$F113];[.$J113];[.$N113];[.$R113];[.$V113];[.$Z113];[.$AD113];[.$AH113];[.$AL113];[.$AP113];[.$AT113];[.$AX113])" table:style-name="ce1">
            <text:p>73,72</text:p>
          </table:table-cell>
          <table:table-cell office:value-type="float" office:value="34.08" table:formula="of:=MAX([.$C113];[.$G113];[.$K113];[.$O113];[.$S113];[.$W113];[.$AA113];[.$AE113];[.$AI113];[.$AM113];[.$AQ113];[.$AU113];[.$AY113])" table:style-name="ce1">
            <text:p>34,08</text:p>
          </table:table-cell>
          <table:table-cell office:value-type="float" office:value="487590" table:formula="of:=MAX([.$D113];[.$H113];[.$L113];[.$P113];[.$T113];[.$X113];[.$AB113];[.$AF113];[.$AJ113];[.$AN113];[.$AR113];[.$AV113];[.$AZ113])" table:style-name="ce1">
            <text:p>487590</text:p>
          </table:table-cell>
          <table:table-cell office:value-type="float" office:value="59273" table:formula="of:=MAX([.$E113];[.$I113];[.$M113];[.$Q113];[.$U113];[.$Y113];[.$AC113];[.$AG113];[.$AK113];[.$AO113];[.$AS113];[.$AW113];[.$BA113])" table:style-name="ce1">
            <text:p>5927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5_c55.lp</text:p>
          </table:table-cell>
          <table:table-cell office:value-type="float" office:value="24.2" table:style-name="ce1">
            <text:p>24,2</text:p>
          </table:table-cell>
          <table:table-cell office:value-type="float" office:value="12.55" table:style-name="ce1">
            <text:p>12,55</text:p>
          </table:table-cell>
          <table:table-cell office:value-type="float" office:value="172925" table:style-name="ce1">
            <text:p>172925</text:p>
          </table:table-cell>
          <table:table-cell office:value-type="float" office:value="16350" table:style-name="ce1">
            <text:p>16350</text:p>
          </table:table-cell>
          <table:table-cell office:value-type="float" office:value="24.92" table:style-name="ce1">
            <text:p>24,92</text:p>
          </table:table-cell>
          <table:table-cell office:value-type="float" office:value="12.6" table:style-name="ce1">
            <text:p>12,6</text:p>
          </table:table-cell>
          <table:table-cell office:value-type="float" office:value="35499" table:style-name="ce1">
            <text:p>35499</text:p>
          </table:table-cell>
          <table:table-cell office:value-type="float" office:value="17203" table:style-name="ce1">
            <text:p>17203</text:p>
          </table:table-cell>
          <table:table-cell office:value-type="float" office:value="19.39" table:style-name="ce1">
            <text:p>19,39</text:p>
          </table:table-cell>
          <table:table-cell office:value-type="float" office:value="7.95" table:style-name="ce1">
            <text:p>7,95</text:p>
          </table:table-cell>
          <table:table-cell office:value-type="float" office:value="135530" table:style-name="ce1">
            <text:p>135530</text:p>
          </table:table-cell>
          <table:table-cell office:value-type="float" office:value="12785" table:style-name="ce1">
            <text:p>12785</text:p>
          </table:table-cell>
          <table:table-cell office:value-type="float" office:value="28.67" table:style-name="ce1">
            <text:p>28,67</text:p>
          </table:table-cell>
          <table:table-cell office:value-type="float" office:value="16.690000000000001" table:style-name="ce1">
            <text:p>16,69</text:p>
          </table:table-cell>
          <table:table-cell office:value-type="float" office:value="228874" table:style-name="ce1">
            <text:p>228874</text:p>
          </table:table-cell>
          <table:table-cell office:value-type="float" office:value="25188" table:style-name="ce1">
            <text:p>25188</text:p>
          </table:table-cell>
          <table:table-cell office:value-type="float" office:value="19.93" table:style-name="ce1">
            <text:p>19,93</text:p>
          </table:table-cell>
          <table:table-cell office:value-type="float" office:value="7.53" table:style-name="ce1">
            <text:p>7,53</text:p>
          </table:table-cell>
          <table:table-cell office:value-type="float" office:value="21108" table:style-name="ce2">
            <text:p>21108</text:p>
          </table:table-cell>
          <table:table-cell office:value-type="float" office:value="9304" table:style-name="ce1">
            <text:p>9304</text:p>
          </table:table-cell>
          <table:table-cell office:value-type="float" office:value="26.09" table:style-name="ce1">
            <text:p>26,09</text:p>
          </table:table-cell>
          <table:table-cell office:value-type="float" office:value="14.26" table:style-name="ce1">
            <text:p>14,26</text:p>
          </table:table-cell>
          <table:table-cell office:value-type="float" office:value="256387" table:style-name="ce1">
            <text:p>256387</text:p>
          </table:table-cell>
          <table:table-cell office:value-type="float" office:value="22921" table:style-name="ce1">
            <text:p>22921</text:p>
          </table:table-cell>
          <table:table-cell office:value-type="float" office:value="15.38" table:style-name="ce2">
            <text:p>15,38</text:p>
          </table:table-cell>
          <table:table-cell office:value-type="float" office:value="4.8099999999999996" table:style-name="ce2">
            <text:p>4,81</text:p>
          </table:table-cell>
          <table:table-cell office:value-type="float" office:value="99319" table:style-name="ce1">
            <text:p>99319</text:p>
          </table:table-cell>
          <table:table-cell office:value-type="float" office:value="6825" table:style-name="ce2">
            <text:p>6825</text:p>
          </table:table-cell>
          <table:table-cell office:value-type="float" office:value="117.04" table:style-name="ce3">
            <text:p>117,04</text:p>
          </table:table-cell>
          <table:table-cell office:value-type="float" office:value="104.26" table:style-name="ce3">
            <text:p>104,26</text:p>
          </table:table-cell>
          <table:table-cell office:value-type="float" office:value="184470" table:style-name="ce1">
            <text:p>184470</text:p>
          </table:table-cell>
          <table:table-cell office:value-type="float" office:value="106814" table:style-name="ce3">
            <text:p>106814</text:p>
          </table:table-cell>
          <table:table-cell office:value-type="float" office:value="22.21" table:style-name="ce1">
            <text:p>22,21</text:p>
          </table:table-cell>
          <table:table-cell office:value-type="float" office:value="10.33" table:style-name="ce1">
            <text:p>10,33</text:p>
          </table:table-cell>
          <table:table-cell office:value-type="float" office:value="119579" table:style-name="ce1">
            <text:p>119579</text:p>
          </table:table-cell>
          <table:table-cell office:value-type="float" office:value="15430" table:style-name="ce1">
            <text:p>15430</text:p>
          </table:table-cell>
          <table:table-cell office:value-type="float" office:value="62.7" table:style-name="ce1">
            <text:p>62,7</text:p>
          </table:table-cell>
          <table:table-cell office:value-type="float" office:value="14.3" table:style-name="ce1">
            <text:p>14,3</text:p>
          </table:table-cell>
          <table:table-cell office:value-type="float" office:value="188304" table:style-name="ce1">
            <text:p>188304</text:p>
          </table:table-cell>
          <table:table-cell office:value-type="float" office:value="14663" table:style-name="ce1">
            <text:p>14663</text:p>
          </table:table-cell>
          <table:table-cell office:value-type="float" office:value="114.07" table:style-name="ce1">
            <text:p>114,07</text:p>
          </table:table-cell>
          <table:table-cell office:value-type="float" office:value="54.71" table:style-name="ce1">
            <text:p>54,71</text:p>
          </table:table-cell>
          <table:table-cell office:value-type="float" office:value="186390" table:style-name="ce1">
            <text:p>186390</text:p>
          </table:table-cell>
          <table:table-cell office:value-type="float" office:value="40443" table:style-name="ce1">
            <text:p>40443</text:p>
          </table:table-cell>
          <table:table-cell office:value-type="float" office:value="86.84" table:style-name="ce1">
            <text:p>86,84</text:p>
          </table:table-cell>
          <table:table-cell office:value-type="float" office:value="33.57" table:style-name="ce1">
            <text:p>33,57</text:p>
          </table:table-cell>
          <table:table-cell office:value-type="float" office:value="600975" table:style-name="ce3">
            <text:p>600975</text:p>
          </table:table-cell>
          <table:table-cell office:value-type="float" office:value="31962" table:style-name="ce1">
            <text:p>31962</text:p>
          </table:table-cell>
          <table:table-cell office:value-type="float" office:value="36.64" table:style-name="ce1">
            <text:p>36,64</text:p>
          </table:table-cell>
          <table:table-cell office:value-type="float" office:value="25.41" table:style-name="ce1">
            <text:p>25,41</text:p>
          </table:table-cell>
          <table:table-cell office:value-type="float" office:value="409107" table:style-name="ce1">
            <text:p>409107</text:p>
          </table:table-cell>
          <table:table-cell office:value-type="float" office:value="39966" table:style-name="ce1">
            <text:p>39966</text:p>
          </table:table-cell>
          <table:table-cell office:value-type="float" office:value="15.38" table:formula="of:=MIN([.$B114];[.$F114];[.$J114];[.$N114];[.$R114];[.$V114];[.$Z114];[.$AD114];[.$AH114];[.$AL114];[.$AP114];[.$AT114];[.$AX114])" table:style-name="ce1">
            <text:p>15,38</text:p>
          </table:table-cell>
          <table:table-cell office:value-type="float" office:value="4.8099999999999996" table:formula="of:=MIN([.$C114];[.$G114];[.$K114];[.$O114];[.$S114];[.$W114];[.$AA114];[.$AE114];[.$AI114];[.$AM114];[.$AQ114];[.$AU114];[.$AY114])" table:style-name="ce1">
            <text:p>4,81</text:p>
          </table:table-cell>
          <table:table-cell office:value-type="float" office:value="21108" table:formula="of:=MIN([.$D114];[.$H114];[.$L114];[.$P114];[.$T114];[.$X114];[.$AB114];[.$AF114];[.$AJ114];[.$AN114];[.$AR114];[.$AV114];[.$AZ114])" table:style-name="ce1">
            <text:p>21108</text:p>
          </table:table-cell>
          <table:table-cell office:value-type="float" office:value="6825" table:formula="of:=MIN([.$E114];[.$I114];[.$M114];[.$Q114];[.$U114];[.$Y114];[.$AC114];[.$AG114];[.$AK114];[.$AO114];[.$AS114];[.$AW114];[.$BA114])" table:style-name="ce1">
            <text:p>6825</text:p>
          </table:table-cell>
          <table:table-cell office:value-type="float" office:value="26.09" table:formula="of:=MEDIAN([.$B114];[.$F114];[.$J114];[.$N114];[.$R114];[.$V114];[.$Z114];[.$AD114];[.$AH114];[.$AL114];[.$AP114];[.$AT114];[.$AX114])" table:style-name="ce1">
            <text:p>26,09</text:p>
          </table:table-cell>
          <table:table-cell office:value-type="float" office:value="14.26" table:formula="of:=MEDIAN([.$C114];[.$G114];[.$K114];[.$O114];[.$S114];[.$W114];[.$AA114];[.$AE114];[.$AI114];[.$AM114];[.$AQ114];[.$AU114];[.$AY114])" table:style-name="ce1">
            <text:p>14,26</text:p>
          </table:table-cell>
          <table:table-cell office:value-type="float" office:value="184470" table:formula="of:=MEDIAN([.$D114];[.$H114];[.$L114];[.$P114];[.$T114];[.$X114];[.$AB114];[.$AF114];[.$AJ114];[.$AN114];[.$AR114];[.$AV114];[.$AZ114])" table:style-name="ce1">
            <text:p>184470</text:p>
          </table:table-cell>
          <table:table-cell office:value-type="float" office:value="17203" table:formula="of:=MEDIAN([.$E114];[.$I114];[.$M114];[.$Q114];[.$U114];[.$Y114];[.$AC114];[.$AG114];[.$AK114];[.$AO114];[.$AS114];[.$AW114];[.$BA114])" table:style-name="ce1">
            <text:p>17203</text:p>
          </table:table-cell>
          <table:table-cell office:value-type="float" office:value="117.04" table:formula="of:=MAX([.$B114];[.$F114];[.$J114];[.$N114];[.$R114];[.$V114];[.$Z114];[.$AD114];[.$AH114];[.$AL114];[.$AP114];[.$AT114];[.$AX114])" table:style-name="ce1">
            <text:p>117,04</text:p>
          </table:table-cell>
          <table:table-cell office:value-type="float" office:value="104.26" table:formula="of:=MAX([.$C114];[.$G114];[.$K114];[.$O114];[.$S114];[.$W114];[.$AA114];[.$AE114];[.$AI114];[.$AM114];[.$AQ114];[.$AU114];[.$AY114])" table:style-name="ce1">
            <text:p>104,26</text:p>
          </table:table-cell>
          <table:table-cell office:value-type="float" office:value="600975" table:formula="of:=MAX([.$D114];[.$H114];[.$L114];[.$P114];[.$T114];[.$X114];[.$AB114];[.$AF114];[.$AJ114];[.$AN114];[.$AR114];[.$AV114];[.$AZ114])" table:style-name="ce1">
            <text:p>600975</text:p>
          </table:table-cell>
          <table:table-cell office:value-type="float" office:value="106814" table:formula="of:=MAX([.$E114];[.$I114];[.$M114];[.$Q114];[.$U114];[.$Y114];[.$AC114];[.$AG114];[.$AK114];[.$AO114];[.$AS114];[.$AW114];[.$BA114])" table:style-name="ce1">
            <text:p>10681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25_c65.lp</text:p>
          </table:table-cell>
          <table:table-cell office:value-type="float" office:value="30.56" table:style-name="ce1">
            <text:p>30,56</text:p>
          </table:table-cell>
          <table:table-cell office:value-type="float" office:value="22.32" table:style-name="ce1">
            <text:p>22,32</text:p>
          </table:table-cell>
          <table:table-cell office:value-type="float" office:value="85280" table:style-name="ce3">
            <text:p>85280</text:p>
          </table:table-cell>
          <table:table-cell office:value-type="float" office:value="46256" table:style-name="ce3">
            <text:p>46256</text:p>
          </table:table-cell>
          <table:table-cell office:value-type="float" office:value="16.02" table:style-name="ce2">
            <text:p>16,02</text:p>
          </table:table-cell>
          <table:table-cell office:value-type="float" office:value="6.86" table:style-name="ce2">
            <text:p>6,86</text:p>
          </table:table-cell>
          <table:table-cell office:value-type="float" office:value="12723" table:style-name="ce2">
            <text:p>12723</text:p>
          </table:table-cell>
          <table:table-cell office:value-type="float" office:value="11580" table:style-name="ce2">
            <text:p>11580</text:p>
          </table:table-cell>
          <table:table-cell office:value-type="float" office:value="29.29" table:style-name="ce1">
            <text:p>29,29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76887" table:style-name="ce1">
            <text:p>76887</text:p>
          </table:table-cell>
          <table:table-cell office:value-type="float" office:value="35892" table:style-name="ce1">
            <text:p>35892</text:p>
          </table:table-cell>
          <table:table-cell office:value-type="float" office:value="25.81" table:style-name="ce1">
            <text:p>25,81</text:p>
          </table:table-cell>
          <table:table-cell office:value-type="float" office:value="16.96" table:style-name="ce1">
            <text:p>16,96</text:p>
          </table:table-cell>
          <table:table-cell office:value-type="float" office:value="51466" table:style-name="ce1">
            <text:p>51466</text:p>
          </table:table-cell>
          <table:table-cell office:value-type="float" office:value="29683" table:style-name="ce1">
            <text:p>29683</text:p>
          </table:table-cell>
          <table:table-cell office:value-type="float" office:value="21.18" table:style-name="ce1">
            <text:p>21,18</text:p>
          </table:table-cell>
          <table:table-cell office:value-type="float" office:value="12.55" table:style-name="ce1">
            <text:p>12,55</text:p>
          </table:table-cell>
          <table:table-cell office:value-type="float" office:value="22226" table:style-name="ce1">
            <text:p>22226</text:p>
          </table:table-cell>
          <table:table-cell office:value-type="float" office:value="20437" table:style-name="ce1">
            <text:p>20437</text:p>
          </table:table-cell>
          <table:table-cell office:value-type="float" office:value="23.31" table:style-name="ce1">
            <text:p>23,31</text:p>
          </table:table-cell>
          <table:table-cell office:value-type="float" office:value="14.05" table:style-name="ce1">
            <text:p>14,05</text:p>
          </table:table-cell>
          <table:table-cell office:value-type="float" office:value="30988" table:style-name="ce1">
            <text:p>30988</text:p>
          </table:table-cell>
          <table:table-cell office:value-type="float" office:value="24765" table:style-name="ce1">
            <text:p>24765</text:p>
          </table:table-cell>
          <table:table-cell office:value-type="float" office:value="22.82" table:style-name="ce1">
            <text:p>22,82</text:p>
          </table:table-cell>
          <table:table-cell office:value-type="float" office:value="14" table:style-name="ce1">
            <text:p>14</text:p>
          </table:table-cell>
          <table:table-cell office:value-type="float" office:value="28843" table:style-name="ce1">
            <text:p>28843</text:p>
          </table:table-cell>
          <table:table-cell office:value-type="float" office:value="23807" table:style-name="ce1">
            <text:p>23807</text:p>
          </table:table-cell>
          <table:table-cell office:value-type="float" office:value="20.64" table:style-name="ce1">
            <text:p>20,64</text:p>
          </table:table-cell>
          <table:table-cell office:value-type="float" office:value="12.02" table:style-name="ce1">
            <text:p>12,02</text:p>
          </table:table-cell>
          <table:table-cell office:value-type="float" office:value="21074" table:style-name="ce1">
            <text:p>21074</text:p>
          </table:table-cell>
          <table:table-cell office:value-type="float" office:value="19300" table:style-name="ce1">
            <text:p>19300</text:p>
          </table:table-cell>
          <table:table-cell office:value-type="float" office:value="21.88" table:style-name="ce1">
            <text:p>21,88</text:p>
          </table:table-cell>
          <table:table-cell office:value-type="float" office:value="11.91" table:style-name="ce1">
            <text:p>11,91</text:p>
          </table:table-cell>
          <table:table-cell office:value-type="float" office:value="21874" table:style-name="ce1">
            <text:p>21874</text:p>
          </table:table-cell>
          <table:table-cell office:value-type="float" office:value="18000" table:style-name="ce1">
            <text:p>18000</text:p>
          </table:table-cell>
          <table:table-cell office:value-type="float" office:value="73.83" table:style-name="ce1">
            <text:p>73,83</text:p>
          </table:table-cell>
          <table:table-cell office:value-type="float" office:value="23.32" table:style-name="ce1">
            <text:p>23,32</text:p>
          </table:table-cell>
          <table:table-cell office:value-type="float" office:value="50946" table:style-name="ce1">
            <text:p>50946</text:p>
          </table:table-cell>
          <table:table-cell office:value-type="float" office:value="25441" table:style-name="ce1">
            <text:p>25441</text:p>
          </table:table-cell>
          <table:table-cell office:value-type="float" office:value="68.459999999999994" table:style-name="ce1">
            <text:p>68,46</text:p>
          </table:table-cell>
          <table:table-cell office:value-type="float" office:value="15.97" table:style-name="ce1">
            <text:p>15,97</text:p>
          </table:table-cell>
          <table:table-cell office:value-type="float" office:value="17108" table:style-name="ce1">
            <text:p>17108</text:p>
          </table:table-cell>
          <table:table-cell office:value-type="float" office:value="15773" table:style-name="ce1">
            <text:p>15773</text:p>
          </table:table-cell>
          <table:table-cell office:value-type="float" office:value="87.37" table:style-name="ce3">
            <text:p>87,37</text:p>
          </table:table-cell>
          <table:table-cell office:value-type="float" office:value="40.229999999999997" table:style-name="ce3">
            <text:p>40,23</text:p>
          </table:table-cell>
          <table:table-cell office:value-type="float" office:value="75338" table:style-name="ce1">
            <text:p>75338</text:p>
          </table:table-cell>
          <table:table-cell office:value-type="float" office:value="42554" table:style-name="ce1">
            <text:p>42554</text:p>
          </table:table-cell>
          <table:table-cell office:value-type="float" office:value="26.51" table:style-name="ce1">
            <text:p>26,51</text:p>
          </table:table-cell>
          <table:table-cell office:value-type="float" office:value="16.97" table:style-name="ce1">
            <text:p>16,97</text:p>
          </table:table-cell>
          <table:table-cell office:value-type="float" office:value="27798" table:style-name="ce1">
            <text:p>27798</text:p>
          </table:table-cell>
          <table:table-cell office:value-type="float" office:value="25114" table:style-name="ce1">
            <text:p>25114</text:p>
          </table:table-cell>
          <table:table-cell office:value-type="float" office:value="16.02" table:formula="of:=MIN([.$B115];[.$F115];[.$J115];[.$N115];[.$R115];[.$V115];[.$Z115];[.$AD115];[.$AH115];[.$AL115];[.$AP115];[.$AT115];[.$AX115])" table:style-name="ce1">
            <text:p>16,02</text:p>
          </table:table-cell>
          <table:table-cell office:value-type="float" office:value="6.86" table:formula="of:=MIN([.$C115];[.$G115];[.$K115];[.$O115];[.$S115];[.$W115];[.$AA115];[.$AE115];[.$AI115];[.$AM115];[.$AQ115];[.$AU115];[.$AY115])" table:style-name="ce1">
            <text:p>6,86</text:p>
          </table:table-cell>
          <table:table-cell office:value-type="float" office:value="12723" table:formula="of:=MIN([.$D115];[.$H115];[.$L115];[.$P115];[.$T115];[.$X115];[.$AB115];[.$AF115];[.$AJ115];[.$AN115];[.$AR115];[.$AV115];[.$AZ115])" table:style-name="ce1">
            <text:p>12723</text:p>
          </table:table-cell>
          <table:table-cell office:value-type="float" office:value="11580" table:formula="of:=MIN([.$E115];[.$I115];[.$M115];[.$Q115];[.$U115];[.$Y115];[.$AC115];[.$AG115];[.$AK115];[.$AO115];[.$AS115];[.$AW115];[.$BA115])" table:style-name="ce1">
            <text:p>11580</text:p>
          </table:table-cell>
          <table:table-cell office:value-type="float" office:value="25.81" table:formula="of:=MEDIAN([.$B115];[.$F115];[.$J115];[.$N115];[.$R115];[.$V115];[.$Z115];[.$AD115];[.$AH115];[.$AL115];[.$AP115];[.$AT115];[.$AX115])" table:style-name="ce1">
            <text:p>25,81</text:p>
          </table:table-cell>
          <table:table-cell office:value-type="float" office:value="15.97" table:formula="of:=MEDIAN([.$C115];[.$G115];[.$K115];[.$O115];[.$S115];[.$W115];[.$AA115];[.$AE115];[.$AI115];[.$AM115];[.$AQ115];[.$AU115];[.$AY115])" table:style-name="ce1">
            <text:p>15,97</text:p>
          </table:table-cell>
          <table:table-cell office:value-type="float" office:value="28843" table:formula="of:=MEDIAN([.$D115];[.$H115];[.$L115];[.$P115];[.$T115];[.$X115];[.$AB115];[.$AF115];[.$AJ115];[.$AN115];[.$AR115];[.$AV115];[.$AZ115])" table:style-name="ce1">
            <text:p>28843</text:p>
          </table:table-cell>
          <table:table-cell office:value-type="float" office:value="24765" table:formula="of:=MEDIAN([.$E115];[.$I115];[.$M115];[.$Q115];[.$U115];[.$Y115];[.$AC115];[.$AG115];[.$AK115];[.$AO115];[.$AS115];[.$AW115];[.$BA115])" table:style-name="ce1">
            <text:p>24765</text:p>
          </table:table-cell>
          <table:table-cell office:value-type="float" office:value="87.37" table:formula="of:=MAX([.$B115];[.$F115];[.$J115];[.$N115];[.$R115];[.$V115];[.$Z115];[.$AD115];[.$AH115];[.$AL115];[.$AP115];[.$AT115];[.$AX115])" table:style-name="ce1">
            <text:p>87,37</text:p>
          </table:table-cell>
          <table:table-cell office:value-type="float" office:value="40.229999999999997" table:formula="of:=MAX([.$C115];[.$G115];[.$K115];[.$O115];[.$S115];[.$W115];[.$AA115];[.$AE115];[.$AI115];[.$AM115];[.$AQ115];[.$AU115];[.$AY115])" table:style-name="ce1">
            <text:p>40,23</text:p>
          </table:table-cell>
          <table:table-cell office:value-type="float" office:value="85280" table:formula="of:=MAX([.$D115];[.$H115];[.$L115];[.$P115];[.$T115];[.$X115];[.$AB115];[.$AF115];[.$AJ115];[.$AN115];[.$AR115];[.$AV115];[.$AZ115])" table:style-name="ce1">
            <text:p>85280</text:p>
          </table:table-cell>
          <table:table-cell office:value-type="float" office:value="46256" table:formula="of:=MAX([.$E115];[.$I115];[.$M115];[.$Q115];[.$U115];[.$Y115];[.$AC115];[.$AG115];[.$AK115];[.$AO115];[.$AS115];[.$AW115];[.$BA115])" table:style-name="ce1">
            <text:p>462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0_c50.lp</text:p>
          </table:table-cell>
          <table:table-cell office:value-type="float" office:value="44.97" table:style-name="ce1">
            <text:p>44,97</text:p>
          </table:table-cell>
          <table:table-cell office:value-type="float" office:value="34.21" table:style-name="ce1">
            <text:p>34,21</text:p>
          </table:table-cell>
          <table:table-cell office:value-type="float" office:value="520482" table:style-name="ce1">
            <text:p>520482</text:p>
          </table:table-cell>
          <table:table-cell office:value-type="float" office:value="67923" table:style-name="ce1">
            <text:p>67923</text:p>
          </table:table-cell>
          <table:table-cell office:value-type="float" office:value="285.47000000000003" table:style-name="ce1">
            <text:p>285,47</text:p>
          </table:table-cell>
          <table:table-cell office:value-type="float" office:value="274.39999999999998" table:style-name="ce1">
            <text:p>274,4</text:p>
          </table:table-cell>
          <table:table-cell office:value-type="float" office:value="982943" table:style-name="ce1">
            <text:p>982943</text:p>
          </table:table-cell>
          <table:table-cell office:value-type="float" office:value="549540" table:style-name="ce1">
            <text:p>549540</text:p>
          </table:table-cell>
          <table:table-cell office:value-type="float" office:value="47.74" table:style-name="ce1">
            <text:p>47,74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573913" table:style-name="ce1">
            <text:p>573913</text:p>
          </table:table-cell>
          <table:table-cell office:value-type="float" office:value="73571" table:style-name="ce1">
            <text:p>73571</text:p>
          </table:table-cell>
          <table:table-cell office:value-type="float" office:value="12.66" table:style-name="ce2">
            <text:p>12,66</text:p>
          </table:table-cell>
          <table:table-cell office:value-type="float" office:value="1.65" table:style-name="ce2">
            <text:p>1,65</text:p>
          </table:table-cell>
          <table:table-cell office:value-type="float" office:value="38459" table:style-name="ce2">
            <text:p>38459</text:p>
          </table:table-cell>
          <table:table-cell office:value-type="float" office:value="2312" table:style-name="ce2">
            <text:p>2312</text:p>
          </table:table-cell>
          <table:table-cell office:value-type="float" office:value="485.37" table:style-name="ce3">
            <text:p>485,37</text:p>
          </table:table-cell>
          <table:table-cell office:value-type="float" office:value="474.02" table:style-name="ce3">
            <text:p>474,02</text:p>
          </table:table-cell>
          <table:table-cell office:value-type="float" office:value="1573104" table:style-name="ce3">
            <text:p>1573104</text:p>
          </table:table-cell>
          <table:table-cell office:value-type="float" office:value="875067" table:style-name="ce3">
            <text:p>875067</text:p>
          </table:table-cell>
          <table:table-cell office:value-type="float" office:value="26.44" table:style-name="ce1">
            <text:p>26,44</text:p>
          </table:table-cell>
          <table:table-cell office:value-type="float" office:value="16.59" table:style-name="ce1">
            <text:p>16,59</text:p>
          </table:table-cell>
          <table:table-cell office:value-type="float" office:value="327884" table:style-name="ce1">
            <text:p>327884</text:p>
          </table:table-cell>
          <table:table-cell office:value-type="float" office:value="34177" table:style-name="ce1">
            <text:p>34177</text:p>
          </table:table-cell>
          <table:table-cell office:value-type="float" office:value="18.649999999999999" table:style-name="ce1">
            <text:p>18,65</text:p>
          </table:table-cell>
          <table:table-cell office:value-type="float" office:value="7.83" table:style-name="ce1">
            <text:p>7,83</text:p>
          </table:table-cell>
          <table:table-cell office:value-type="float" office:value="161976" table:style-name="ce1">
            <text:p>161976</text:p>
          </table:table-cell>
          <table:table-cell office:value-type="float" office:value="17839" table:style-name="ce1">
            <text:p>17839</text:p>
          </table:table-cell>
          <table:table-cell office:value-type="float" office:value="47.43" table:style-name="ce1">
            <text:p>47,43</text:p>
          </table:table-cell>
          <table:table-cell office:value-type="float" office:value="36.94" table:style-name="ce1">
            <text:p>36,94</text:p>
          </table:table-cell>
          <table:table-cell office:value-type="float" office:value="166046" table:style-name="ce1">
            <text:p>166046</text:p>
          </table:table-cell>
          <table:table-cell office:value-type="float" office:value="85222" table:style-name="ce1">
            <text:p>85222</text:p>
          </table:table-cell>
          <table:table-cell office:value-type="float" office:value="13.76" table:style-name="ce1">
            <text:p>13,76</text:p>
          </table:table-cell>
          <table:table-cell office:value-type="float" office:value="3.39" table:style-name="ce1">
            <text:p>3,39</text:p>
          </table:table-cell>
          <table:table-cell office:value-type="float" office:value="70703" table:style-name="ce1">
            <text:p>70703</text:p>
          </table:table-cell>
          <table:table-cell office:value-type="float" office:value="7200" table:style-name="ce1">
            <text:p>7200</text:p>
          </table:table-cell>
          <table:table-cell office:value-type="float" office:value="68.31" table:style-name="ce1">
            <text:p>68,31</text:p>
          </table:table-cell>
          <table:table-cell office:value-type="float" office:value="20.329999999999998" table:style-name="ce1">
            <text:p>20,33</text:p>
          </table:table-cell>
          <table:table-cell office:value-type="float" office:value="396308" table:style-name="ce1">
            <text:p>396308</text:p>
          </table:table-cell>
          <table:table-cell office:value-type="float" office:value="22420" table:style-name="ce1">
            <text:p>22420</text:p>
          </table:table-cell>
          <table:table-cell office:value-type="float" office:value="223.01" table:style-name="ce1">
            <text:p>223,01</text:p>
          </table:table-cell>
          <table:table-cell office:value-type="float" office:value="181.78" table:style-name="ce1">
            <text:p>181,78</text:p>
          </table:table-cell>
          <table:table-cell office:value-type="float" office:value="736060" table:style-name="ce1">
            <text:p>736060</text:p>
          </table:table-cell>
          <table:table-cell office:value-type="float" office:value="323764" table:style-name="ce1">
            <text:p>323764</text:p>
          </table:table-cell>
          <table:table-cell office:value-type="float" office:value="96.42" table:style-name="ce1">
            <text:p>96,42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594855" table:style-name="ce1">
            <text:p>594855</text:p>
          </table:table-cell>
          <table:table-cell office:value-type="float" office:value="41203" table:style-name="ce1">
            <text:p>41203</text:p>
          </table:table-cell>
          <table:table-cell office:value-type="float" office:value="41.25" table:style-name="ce1">
            <text:p>41,25</text:p>
          </table:table-cell>
          <table:table-cell office:value-type="float" office:value="31.97" table:style-name="ce1">
            <text:p>31,97</text:p>
          </table:table-cell>
          <table:table-cell office:value-type="float" office:value="585124" table:style-name="ce1">
            <text:p>585124</text:p>
          </table:table-cell>
          <table:table-cell office:value-type="float" office:value="72307" table:style-name="ce1">
            <text:p>72307</text:p>
          </table:table-cell>
          <table:table-cell office:value-type="float" office:value="12.66" table:formula="of:=MIN([.$B116];[.$F116];[.$J116];[.$N116];[.$R116];[.$V116];[.$Z116];[.$AD116];[.$AH116];[.$AL116];[.$AP116];[.$AT116];[.$AX116])" table:style-name="ce1">
            <text:p>12,66</text:p>
          </table:table-cell>
          <table:table-cell office:value-type="float" office:value="1.65" table:formula="of:=MIN([.$C116];[.$G116];[.$K116];[.$O116];[.$S116];[.$W116];[.$AA116];[.$AE116];[.$AI116];[.$AM116];[.$AQ116];[.$AU116];[.$AY116])" table:style-name="ce1">
            <text:p>1,65</text:p>
          </table:table-cell>
          <table:table-cell office:value-type="float" office:value="38459" table:formula="of:=MIN([.$D116];[.$H116];[.$L116];[.$P116];[.$T116];[.$X116];[.$AB116];[.$AF116];[.$AJ116];[.$AN116];[.$AR116];[.$AV116];[.$AZ116])" table:style-name="ce1">
            <text:p>38459</text:p>
          </table:table-cell>
          <table:table-cell office:value-type="float" office:value="2312" table:formula="of:=MIN([.$E116];[.$I116];[.$M116];[.$Q116];[.$U116];[.$Y116];[.$AC116];[.$AG116];[.$AK116];[.$AO116];[.$AS116];[.$AW116];[.$BA116])" table:style-name="ce1">
            <text:p>2312</text:p>
          </table:table-cell>
          <table:table-cell office:value-type="float" office:value="47.43" table:formula="of:=MEDIAN([.$B116];[.$F116];[.$J116];[.$N116];[.$R116];[.$V116];[.$Z116];[.$AD116];[.$AH116];[.$AL116];[.$AP116];[.$AT116];[.$AX116])" table:style-name="ce1">
            <text:p>47,43</text:p>
          </table:table-cell>
          <table:table-cell office:value-type="float" office:value="34.21" table:formula="of:=MEDIAN([.$C116];[.$G116];[.$K116];[.$O116];[.$S116];[.$W116];[.$AA116];[.$AE116];[.$AI116];[.$AM116];[.$AQ116];[.$AU116];[.$AY116])" table:style-name="ce1">
            <text:p>34,21</text:p>
          </table:table-cell>
          <table:table-cell office:value-type="float" office:value="520482" table:formula="of:=MEDIAN([.$D116];[.$H116];[.$L116];[.$P116];[.$T116];[.$X116];[.$AB116];[.$AF116];[.$AJ116];[.$AN116];[.$AR116];[.$AV116];[.$AZ116])" table:style-name="ce1">
            <text:p>520482</text:p>
          </table:table-cell>
          <table:table-cell office:value-type="float" office:value="67923" table:formula="of:=MEDIAN([.$E116];[.$I116];[.$M116];[.$Q116];[.$U116];[.$Y116];[.$AC116];[.$AG116];[.$AK116];[.$AO116];[.$AS116];[.$AW116];[.$BA116])" table:style-name="ce1">
            <text:p>67923</text:p>
          </table:table-cell>
          <table:table-cell office:value-type="float" office:value="485.37" table:formula="of:=MAX([.$B116];[.$F116];[.$J116];[.$N116];[.$R116];[.$V116];[.$Z116];[.$AD116];[.$AH116];[.$AL116];[.$AP116];[.$AT116];[.$AX116])" table:style-name="ce1">
            <text:p>485,37</text:p>
          </table:table-cell>
          <table:table-cell office:value-type="float" office:value="474.02" table:formula="of:=MAX([.$C116];[.$G116];[.$K116];[.$O116];[.$S116];[.$W116];[.$AA116];[.$AE116];[.$AI116];[.$AM116];[.$AQ116];[.$AU116];[.$AY116])" table:style-name="ce1">
            <text:p>474,02</text:p>
          </table:table-cell>
          <table:table-cell office:value-type="float" office:value="1573104" table:formula="of:=MAX([.$D116];[.$H116];[.$L116];[.$P116];[.$T116];[.$X116];[.$AB116];[.$AF116];[.$AJ116];[.$AN116];[.$AR116];[.$AV116];[.$AZ116])" table:style-name="ce1">
            <text:p>1573104</text:p>
          </table:table-cell>
          <table:table-cell office:value-type="float" office:value="875067" table:formula="of:=MAX([.$E116];[.$I116];[.$M116];[.$Q116];[.$U116];[.$Y116];[.$AC116];[.$AG116];[.$AK116];[.$AO116];[.$AS116];[.$AW116];[.$BA116])" table:style-name="ce1">
            <text:p>87506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0_c55.lp</text:p>
          </table:table-cell>
          <table:table-cell office:value-type="float" office:value="21.95" table:style-name="ce1">
            <text:p>21,95</text:p>
          </table:table-cell>
          <table:table-cell office:value-type="float" office:value="8.43" table:style-name="ce1">
            <text:p>8,43</text:p>
          </table:table-cell>
          <table:table-cell office:value-type="float" office:value="110695" table:style-name="ce1">
            <text:p>110695</text:p>
          </table:table-cell>
          <table:table-cell office:value-type="float" office:value="7308" table:style-name="ce1">
            <text:p>7308</text:p>
          </table:table-cell>
          <table:table-cell office:value-type="float" office:value="60.14" table:style-name="ce1">
            <text:p>60,14</text:p>
          </table:table-cell>
          <table:table-cell office:value-type="float" office:value="47.09" table:style-name="ce1">
            <text:p>47,09</text:p>
          </table:table-cell>
          <table:table-cell office:value-type="float" office:value="57743" table:style-name="ce2">
            <text:p>57743</text:p>
          </table:table-cell>
          <table:table-cell office:value-type="float" office:value="35209" table:style-name="ce1">
            <text:p>35209</text:p>
          </table:table-cell>
          <table:table-cell office:value-type="float" office:value="21.87" table:style-name="ce1">
            <text:p>21,87</text:p>
          </table:table-cell>
          <table:table-cell office:value-type="float" office:value="8.6" table:style-name="ce1">
            <text:p>8,6</text:p>
          </table:table-cell>
          <table:table-cell office:value-type="float" office:value="121564" table:style-name="ce1">
            <text:p>121564</text:p>
          </table:table-cell>
          <table:table-cell office:value-type="float" office:value="7177" table:style-name="ce1">
            <text:p>7177</text:p>
          </table:table-cell>
          <table:table-cell office:value-type="float" office:value="25.13" table:style-name="ce1">
            <text:p>25,13</text:p>
          </table:table-cell>
          <table:table-cell office:value-type="float" office:value="12.2" table:style-name="ce1">
            <text:p>12,2</text:p>
          </table:table-cell>
          <table:table-cell office:value-type="float" office:value="128763" table:style-name="ce1">
            <text:p>128763</text:p>
          </table:table-cell>
          <table:table-cell office:value-type="float" office:value="10571" table:style-name="ce1">
            <text:p>10571</text:p>
          </table:table-cell>
          <table:table-cell office:value-type="float" office:value="83.65" table:style-name="ce1">
            <text:p>83,65</text:p>
          </table:table-cell>
          <table:table-cell office:value-type="float" office:value="69.64" table:style-name="ce1">
            <text:p>69,64</text:p>
          </table:table-cell>
          <table:table-cell office:value-type="float" office:value="90943" table:style-name="ce1">
            <text:p>90943</text:p>
          </table:table-cell>
          <table:table-cell office:value-type="float" office:value="50786" table:style-name="ce3">
            <text:p>50786</text:p>
          </table:table-cell>
          <table:table-cell office:value-type="float" office:value="27.08" table:style-name="ce1">
            <text:p>27,08</text:p>
          </table:table-cell>
          <table:table-cell office:value-type="float" office:value="13.36" table:style-name="ce1">
            <text:p>13,36</text:p>
          </table:table-cell>
          <table:table-cell office:value-type="float" office:value="146937" table:style-name="ce1">
            <text:p>146937</text:p>
          </table:table-cell>
          <table:table-cell office:value-type="float" office:value="13501" table:style-name="ce1">
            <text:p>13501</text:p>
          </table:table-cell>
          <table:table-cell office:value-type="float" office:value="30.03" table:style-name="ce1">
            <text:p>30,03</text:p>
          </table:table-cell>
          <table:table-cell office:value-type="float" office:value="16.41" table:style-name="ce1">
            <text:p>16,41</text:p>
          </table:table-cell>
          <table:table-cell office:value-type="float" office:value="73558" table:style-name="ce1">
            <text:p>73558</text:p>
          </table:table-cell>
          <table:table-cell office:value-type="float" office:value="14227" table:style-name="ce1">
            <text:p>14227</text:p>
          </table:table-cell>
          <table:table-cell office:value-type="float" office:value="61.68" table:style-name="ce1">
            <text:p>61,68</text:p>
          </table:table-cell>
          <table:table-cell office:value-type="float" office:value="47.16" table:style-name="ce1">
            <text:p>47,16</text:p>
          </table:table-cell>
          <table:table-cell office:value-type="float" office:value="62237" table:style-name="ce1">
            <text:p>62237</text:p>
          </table:table-cell>
          <table:table-cell office:value-type="float" office:value="37030" table:style-name="ce1">
            <text:p>37030</text:p>
          </table:table-cell>
          <table:table-cell office:value-type="float" office:value="31.06" table:style-name="ce1">
            <text:p>31,06</text:p>
          </table:table-cell>
          <table:table-cell office:value-type="float" office:value="17.510000000000002" table:style-name="ce1">
            <text:p>17,51</text:p>
          </table:table-cell>
          <table:table-cell office:value-type="float" office:value="65121" table:style-name="ce1">
            <text:p>65121</text:p>
          </table:table-cell>
          <table:table-cell office:value-type="float" office:value="18156" table:style-name="ce1">
            <text:p>18156</text:p>
          </table:table-cell>
          <table:table-cell office:value-type="float" office:value="67.77" table:style-name="ce1">
            <text:p>67,77</text:p>
          </table:table-cell>
          <table:table-cell office:value-type="float" office:value="14.39" table:style-name="ce1">
            <text:p>14,39</text:p>
          </table:table-cell>
          <table:table-cell office:value-type="float" office:value="119082" table:style-name="ce1">
            <text:p>119082</text:p>
          </table:table-cell>
          <table:table-cell office:value-type="float" office:value="10250" table:style-name="ce1">
            <text:p>10250</text:p>
          </table:table-cell>
          <table:table-cell office:value-type="float" office:value="172.78" table:style-name="ce3">
            <text:p>172,78</text:p>
          </table:table-cell>
          <table:table-cell office:value-type="float" office:value="102.33" table:style-name="ce3">
            <text:p>102,33</text:p>
          </table:table-cell>
          <table:table-cell office:value-type="float" office:value="210346" table:style-name="ce3">
            <text:p>210346</text:p>
          </table:table-cell>
          <table:table-cell office:value-type="float" office:value="47390" table:style-name="ce1">
            <text:p>47390</text:p>
          </table:table-cell>
          <table:table-cell office:value-type="float" office:value="88" table:style-name="ce1">
            <text:p>88</text:p>
          </table:table-cell>
          <table:table-cell office:value-type="float" office:value="22.01" table:style-name="ce1">
            <text:p>22,01</text:p>
          </table:table-cell>
          <table:table-cell office:value-type="float" office:value="150577" table:style-name="ce1">
            <text:p>150577</text:p>
          </table:table-cell>
          <table:table-cell office:value-type="float" office:value="12664" table:style-name="ce1">
            <text:p>12664</text:p>
          </table:table-cell>
          <table:table-cell office:value-type="float" office:value="20.9" table:style-name="ce2">
            <text:p>20,9</text:p>
          </table:table-cell>
          <table:table-cell office:value-type="float" office:value="6.64" table:style-name="ce2">
            <text:p>6,64</text:p>
          </table:table-cell>
          <table:table-cell office:value-type="float" office:value="77771" table:style-name="ce1">
            <text:p>77771</text:p>
          </table:table-cell>
          <table:table-cell office:value-type="float" office:value="6062" table:style-name="ce2">
            <text:p>6062</text:p>
          </table:table-cell>
          <table:table-cell office:value-type="float" office:value="20.9" table:formula="of:=MIN([.$B117];[.$F117];[.$J117];[.$N117];[.$R117];[.$V117];[.$Z117];[.$AD117];[.$AH117];[.$AL117];[.$AP117];[.$AT117];[.$AX117])" table:style-name="ce1">
            <text:p>20,9</text:p>
          </table:table-cell>
          <table:table-cell office:value-type="float" office:value="6.64" table:formula="of:=MIN([.$C117];[.$G117];[.$K117];[.$O117];[.$S117];[.$W117];[.$AA117];[.$AE117];[.$AI117];[.$AM117];[.$AQ117];[.$AU117];[.$AY117])" table:style-name="ce1">
            <text:p>6,64</text:p>
          </table:table-cell>
          <table:table-cell office:value-type="float" office:value="57743" table:formula="of:=MIN([.$D117];[.$H117];[.$L117];[.$P117];[.$T117];[.$X117];[.$AB117];[.$AF117];[.$AJ117];[.$AN117];[.$AR117];[.$AV117];[.$AZ117])" table:style-name="ce1">
            <text:p>57743</text:p>
          </table:table-cell>
          <table:table-cell office:value-type="float" office:value="6062" table:formula="of:=MIN([.$E117];[.$I117];[.$M117];[.$Q117];[.$U117];[.$Y117];[.$AC117];[.$AG117];[.$AK117];[.$AO117];[.$AS117];[.$AW117];[.$BA117])" table:style-name="ce1">
            <text:p>6062</text:p>
          </table:table-cell>
          <table:table-cell office:value-type="float" office:value="31.06" table:formula="of:=MEDIAN([.$B117];[.$F117];[.$J117];[.$N117];[.$R117];[.$V117];[.$Z117];[.$AD117];[.$AH117];[.$AL117];[.$AP117];[.$AT117];[.$AX117])" table:style-name="ce1">
            <text:p>31,06</text:p>
          </table:table-cell>
          <table:table-cell office:value-type="float" office:value="16.41" table:formula="of:=MEDIAN([.$C117];[.$G117];[.$K117];[.$O117];[.$S117];[.$W117];[.$AA117];[.$AE117];[.$AI117];[.$AM117];[.$AQ117];[.$AU117];[.$AY117])" table:style-name="ce1">
            <text:p>16,41</text:p>
          </table:table-cell>
          <table:table-cell office:value-type="float" office:value="110695" table:formula="of:=MEDIAN([.$D117];[.$H117];[.$L117];[.$P117];[.$T117];[.$X117];[.$AB117];[.$AF117];[.$AJ117];[.$AN117];[.$AR117];[.$AV117];[.$AZ117])" table:style-name="ce1">
            <text:p>110695</text:p>
          </table:table-cell>
          <table:table-cell office:value-type="float" office:value="13501" table:formula="of:=MEDIAN([.$E117];[.$I117];[.$M117];[.$Q117];[.$U117];[.$Y117];[.$AC117];[.$AG117];[.$AK117];[.$AO117];[.$AS117];[.$AW117];[.$BA117])" table:style-name="ce1">
            <text:p>13501</text:p>
          </table:table-cell>
          <table:table-cell office:value-type="float" office:value="172.78" table:formula="of:=MAX([.$B117];[.$F117];[.$J117];[.$N117];[.$R117];[.$V117];[.$Z117];[.$AD117];[.$AH117];[.$AL117];[.$AP117];[.$AT117];[.$AX117])" table:style-name="ce1">
            <text:p>172,78</text:p>
          </table:table-cell>
          <table:table-cell office:value-type="float" office:value="102.33" table:formula="of:=MAX([.$C117];[.$G117];[.$K117];[.$O117];[.$S117];[.$W117];[.$AA117];[.$AE117];[.$AI117];[.$AM117];[.$AQ117];[.$AU117];[.$AY117])" table:style-name="ce1">
            <text:p>102,33</text:p>
          </table:table-cell>
          <table:table-cell office:value-type="float" office:value="210346" table:formula="of:=MAX([.$D117];[.$H117];[.$L117];[.$P117];[.$T117];[.$X117];[.$AB117];[.$AF117];[.$AJ117];[.$AN117];[.$AR117];[.$AV117];[.$AZ117])" table:style-name="ce1">
            <text:p>210346</text:p>
          </table:table-cell>
          <table:table-cell office:value-type="float" office:value="50786" table:formula="of:=MAX([.$E117];[.$I117];[.$M117];[.$Q117];[.$U117];[.$Y117];[.$AC117];[.$AG117];[.$AK117];[.$AO117];[.$AS117];[.$AW117];[.$BA117])" table:style-name="ce1">
            <text:p>5078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0_c65.lp</text:p>
          </table:table-cell>
          <table:table-cell office:value-type="float" office:value="73" table:style-name="ce1">
            <text:p>73</text:p>
          </table:table-cell>
          <table:table-cell office:value-type="float" office:value="62.82" table:style-name="ce1">
            <text:p>62,82</text:p>
          </table:table-cell>
          <table:table-cell office:value-type="float" office:value="375580" table:style-name="ce1">
            <text:p>375580</text:p>
          </table:table-cell>
          <table:table-cell office:value-type="float" office:value="61713" table:style-name="ce1">
            <text:p>61713</text:p>
          </table:table-cell>
          <table:table-cell office:value-type="float" office:value="18.68" table:style-name="ce1">
            <text:p>18,68</text:p>
          </table:table-cell>
          <table:table-cell office:value-type="float" office:value="7.96" table:style-name="ce1">
            <text:p>7,96</text:p>
          </table:table-cell>
          <table:table-cell office:value-type="float" office:value="12897" table:style-name="ce1">
            <text:p>12897</text:p>
          </table:table-cell>
          <table:table-cell office:value-type="float" office:value="8480" table:style-name="ce1">
            <text:p>8480</text:p>
          </table:table-cell>
          <table:table-cell office:value-type="float" office:value="83.52" table:style-name="ce1">
            <text:p>83,52</text:p>
          </table:table-cell>
          <table:table-cell office:value-type="float" office:value="72.459999999999994" table:style-name="ce1">
            <text:p>72,46</text:p>
          </table:table-cell>
          <table:table-cell office:value-type="float" office:value="398446" table:style-name="ce1">
            <text:p>398446</text:p>
          </table:table-cell>
          <table:table-cell office:value-type="float" office:value="72039" table:style-name="ce1">
            <text:p>72039</text:p>
          </table:table-cell>
          <table:table-cell office:value-type="float" office:value="16.79" table:style-name="ce2">
            <text:p>16,79</text:p>
          </table:table-cell>
          <table:table-cell office:value-type="float" office:value="5.61" table:style-name="ce2">
            <text:p>5,61</text:p>
          </table:table-cell>
          <table:table-cell office:value-type="float" office:value="50877" table:style-name="ce1">
            <text:p>50877</text:p>
          </table:table-cell>
          <table:table-cell office:value-type="float" office:value="6102" table:style-name="ce2">
            <text:p>6102</text:p>
          </table:table-cell>
          <table:table-cell office:value-type="float" office:value="36.83" table:style-name="ce1">
            <text:p>36,83</text:p>
          </table:table-cell>
          <table:table-cell office:value-type="float" office:value="25.9" table:style-name="ce1">
            <text:p>25,9</text:p>
          </table:table-cell>
          <table:table-cell office:value-type="float" office:value="36391" table:style-name="ce1">
            <text:p>36391</text:p>
          </table:table-cell>
          <table:table-cell office:value-type="float" office:value="25440" table:style-name="ce1">
            <text:p>25440</text:p>
          </table:table-cell>
          <table:table-cell office:value-type="float" office:value="22.79" table:style-name="ce1">
            <text:p>22,79</text:p>
          </table:table-cell>
          <table:table-cell office:value-type="float" office:value="11.23" table:style-name="ce1">
            <text:p>11,23</text:p>
          </table:table-cell>
          <table:table-cell office:value-type="float" office:value="34812" table:style-name="ce1">
            <text:p>34812</text:p>
          </table:table-cell>
          <table:table-cell office:value-type="float" office:value="12011" table:style-name="ce1">
            <text:p>12011</text:p>
          </table:table-cell>
          <table:table-cell office:value-type="float" office:value="129.56" table:style-name="ce1">
            <text:p>129,56</text:p>
          </table:table-cell>
          <table:table-cell office:value-type="float" office:value="119.35" table:style-name="ce1">
            <text:p>119,35</text:p>
          </table:table-cell>
          <table:table-cell office:value-type="float" office:value="189502" table:style-name="ce1">
            <text:p>189502</text:p>
          </table:table-cell>
          <table:table-cell office:value-type="float" office:value="114656" table:style-name="ce3">
            <text:p>114656</text:p>
          </table:table-cell>
          <table:table-cell office:value-type="float" office:value="29.39" table:style-name="ce1">
            <text:p>29,39</text:p>
          </table:table-cell>
          <table:table-cell office:value-type="float" office:value="17.25" table:style-name="ce1">
            <text:p>17,25</text:p>
          </table:table-cell>
          <table:table-cell office:value-type="float" office:value="24860" table:style-name="ce1">
            <text:p>24860</text:p>
          </table:table-cell>
          <table:table-cell office:value-type="float" office:value="16789" table:style-name="ce1">
            <text:p>16789</text:p>
          </table:table-cell>
          <table:table-cell office:value-type="float" office:value="25.74" table:style-name="ce1">
            <text:p>25,74</text:p>
          </table:table-cell>
          <table:table-cell office:value-type="float" office:value="14.17" table:style-name="ce1">
            <text:p>14,17</text:p>
          </table:table-cell>
          <table:table-cell office:value-type="float" office:value="29962" table:style-name="ce1">
            <text:p>29962</text:p>
          </table:table-cell>
          <table:table-cell office:value-type="float" office:value="13614" table:style-name="ce1">
            <text:p>13614</text:p>
          </table:table-cell>
          <table:table-cell office:value-type="float" office:value="208.22" table:style-name="ce3">
            <text:p>208,22</text:p>
          </table:table-cell>
          <table:table-cell office:value-type="float" office:value="153.66" table:style-name="ce3">
            <text:p>153,66</text:p>
          </table:table-cell>
          <table:table-cell office:value-type="float" office:value="644878" table:style-name="ce3">
            <text:p>644878</text:p>
          </table:table-cell>
          <table:table-cell office:value-type="float" office:value="88064" table:style-name="ce1">
            <text:p>88064</text:p>
          </table:table-cell>
          <table:table-cell office:value-type="float" office:value="61.86" table:style-name="ce1">
            <text:p>61,86</text:p>
          </table:table-cell>
          <table:table-cell office:value-type="float" office:value="9.5" table:style-name="ce1">
            <text:p>9,5</text:p>
          </table:table-cell>
          <table:table-cell office:value-type="float" office:value="11719" table:style-name="ce2">
            <text:p>11719</text:p>
          </table:table-cell>
          <table:table-cell office:value-type="float" office:value="6906" table:style-name="ce1">
            <text:p>6906</text:p>
          </table:table-cell>
          <table:table-cell office:value-type="float" office:value="69.150000000000006" table:style-name="ce1">
            <text:p>69,15</text:p>
          </table:table-cell>
          <table:table-cell office:value-type="float" office:value="9.41" table:style-name="ce1">
            <text:p>9,41</text:p>
          </table:table-cell>
          <table:table-cell office:value-type="float" office:value="46030" table:style-name="ce1">
            <text:p>46030</text:p>
          </table:table-cell>
          <table:table-cell office:value-type="float" office:value="6509" table:style-name="ce1">
            <text:p>6509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8.01" table:style-name="ce1">
            <text:p>8,01</text:p>
          </table:table-cell>
          <table:table-cell office:value-type="float" office:value="16493" table:style-name="ce1">
            <text:p>16493</text:p>
          </table:table-cell>
          <table:table-cell office:value-type="float" office:value="7827" table:style-name="ce1">
            <text:p>7827</text:p>
          </table:table-cell>
          <table:table-cell office:value-type="float" office:value="16.79" table:formula="of:=MIN([.$B118];[.$F118];[.$J118];[.$N118];[.$R118];[.$V118];[.$Z118];[.$AD118];[.$AH118];[.$AL118];[.$AP118];[.$AT118];[.$AX118])" table:style-name="ce1">
            <text:p>16,79</text:p>
          </table:table-cell>
          <table:table-cell office:value-type="float" office:value="5.61" table:formula="of:=MIN([.$C118];[.$G118];[.$K118];[.$O118];[.$S118];[.$W118];[.$AA118];[.$AE118];[.$AI118];[.$AM118];[.$AQ118];[.$AU118];[.$AY118])" table:style-name="ce1">
            <text:p>5,61</text:p>
          </table:table-cell>
          <table:table-cell office:value-type="float" office:value="11719" table:formula="of:=MIN([.$D118];[.$H118];[.$L118];[.$P118];[.$T118];[.$X118];[.$AB118];[.$AF118];[.$AJ118];[.$AN118];[.$AR118];[.$AV118];[.$AZ118])" table:style-name="ce1">
            <text:p>11719</text:p>
          </table:table-cell>
          <table:table-cell office:value-type="float" office:value="6102" table:formula="of:=MIN([.$E118];[.$I118];[.$M118];[.$Q118];[.$U118];[.$Y118];[.$AC118];[.$AG118];[.$AK118];[.$AO118];[.$AS118];[.$AW118];[.$BA118])" table:style-name="ce1">
            <text:p>6102</text:p>
          </table:table-cell>
          <table:table-cell office:value-type="float" office:value="36.83" table:formula="of:=MEDIAN([.$B118];[.$F118];[.$J118];[.$N118];[.$R118];[.$V118];[.$Z118];[.$AD118];[.$AH118];[.$AL118];[.$AP118];[.$AT118];[.$AX118])" table:style-name="ce1">
            <text:p>36,83</text:p>
          </table:table-cell>
          <table:table-cell office:value-type="float" office:value="14.17" table:formula="of:=MEDIAN([.$C118];[.$G118];[.$K118];[.$O118];[.$S118];[.$W118];[.$AA118];[.$AE118];[.$AI118];[.$AM118];[.$AQ118];[.$AU118];[.$AY118])" table:style-name="ce1">
            <text:p>14,17</text:p>
          </table:table-cell>
          <table:table-cell office:value-type="float" office:value="36391" table:formula="of:=MEDIAN([.$D118];[.$H118];[.$L118];[.$P118];[.$T118];[.$X118];[.$AB118];[.$AF118];[.$AJ118];[.$AN118];[.$AR118];[.$AV118];[.$AZ118])" table:style-name="ce1">
            <text:p>36391</text:p>
          </table:table-cell>
          <table:table-cell office:value-type="float" office:value="13614" table:formula="of:=MEDIAN([.$E118];[.$I118];[.$M118];[.$Q118];[.$U118];[.$Y118];[.$AC118];[.$AG118];[.$AK118];[.$AO118];[.$AS118];[.$AW118];[.$BA118])" table:style-name="ce1">
            <text:p>13614</text:p>
          </table:table-cell>
          <table:table-cell office:value-type="float" office:value="208.22" table:formula="of:=MAX([.$B118];[.$F118];[.$J118];[.$N118];[.$R118];[.$V118];[.$Z118];[.$AD118];[.$AH118];[.$AL118];[.$AP118];[.$AT118];[.$AX118])" table:style-name="ce1">
            <text:p>208,22</text:p>
          </table:table-cell>
          <table:table-cell office:value-type="float" office:value="153.66" table:formula="of:=MAX([.$C118];[.$G118];[.$K118];[.$O118];[.$S118];[.$W118];[.$AA118];[.$AE118];[.$AI118];[.$AM118];[.$AQ118];[.$AU118];[.$AY118])" table:style-name="ce1">
            <text:p>153,66</text:p>
          </table:table-cell>
          <table:table-cell office:value-type="float" office:value="644878" table:formula="of:=MAX([.$D118];[.$H118];[.$L118];[.$P118];[.$T118];[.$X118];[.$AB118];[.$AF118];[.$AJ118];[.$AN118];[.$AR118];[.$AV118];[.$AZ118])" table:style-name="ce1">
            <text:p>644878</text:p>
          </table:table-cell>
          <table:table-cell office:value-type="float" office:value="114656" table:formula="of:=MAX([.$E118];[.$I118];[.$M118];[.$Q118];[.$U118];[.$Y118];[.$AC118];[.$AG118];[.$AK118];[.$AO118];[.$AS118];[.$AW118];[.$BA118])" table:style-name="ce1">
            <text:p>1146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0_c70.lp</text:p>
          </table:table-cell>
          <table:table-cell office:value-type="float" office:value="23.35" table:style-name="ce2">
            <text:p>23,35</text:p>
          </table:table-cell>
          <table:table-cell office:value-type="float" office:value="7.83" table:style-name="ce1">
            <text:p>7,83</text:p>
          </table:table-cell>
          <table:table-cell office:value-type="float" office:value="72312" table:style-name="ce1">
            <text:p>72312</text:p>
          </table:table-cell>
          <table:table-cell office:value-type="float" office:value="9663" table:style-name="ce1">
            <text:p>9663</text:p>
          </table:table-cell>
          <table:table-cell office:value-type="float" office:value="53.19" table:style-name="ce1">
            <text:p>53,19</text:p>
          </table:table-cell>
          <table:table-cell office:value-type="float" office:value="38.479999999999997" table:style-name="ce1">
            <text:p>38,48</text:p>
          </table:table-cell>
          <table:table-cell office:value-type="float" office:value="60907" table:style-name="ce1">
            <text:p>60907</text:p>
          </table:table-cell>
          <table:table-cell office:value-type="float" office:value="47056" table:style-name="ce1">
            <text:p>47056</text:p>
          </table:table-cell>
          <table:table-cell office:value-type="float" office:value="58.85" table:style-name="ce1">
            <text:p>58,85</text:p>
          </table:table-cell>
          <table:table-cell office:value-type="float" office:value="43.97" table:style-name="ce1">
            <text:p>43,97</text:p>
          </table:table-cell>
          <table:table-cell office:value-type="float" office:value="296726" table:style-name="ce3">
            <text:p>296726</text:p>
          </table:table-cell>
          <table:table-cell office:value-type="float" office:value="54100" table:style-name="ce1">
            <text:p>54100</text:p>
          </table:table-cell>
          <table:table-cell office:value-type="float" office:value="23.88" table:style-name="ce1">
            <text:p>23,88</text:p>
          </table:table-cell>
          <table:table-cell office:value-type="float" office:value="9.82" table:style-name="ce1">
            <text:p>9,82</text:p>
          </table:table-cell>
          <table:table-cell office:value-type="float" office:value="22461" table:style-name="ce1">
            <text:p>22461</text:p>
          </table:table-cell>
          <table:table-cell office:value-type="float" office:value="12581" table:style-name="ce1">
            <text:p>12581</text:p>
          </table:table-cell>
          <table:table-cell office:value-type="float" office:value="35.770000000000003" table:style-name="ce1">
            <text:p>35,77</text:p>
          </table:table-cell>
          <table:table-cell office:value-type="float" office:value="19.760000000000002" table:style-name="ce1">
            <text:p>19,76</text:p>
          </table:table-cell>
          <table:table-cell office:value-type="float" office:value="30517" table:style-name="ce1">
            <text:p>30517</text:p>
          </table:table-cell>
          <table:table-cell office:value-type="float" office:value="22995" table:style-name="ce1">
            <text:p>22995</text:p>
          </table:table-cell>
          <table:table-cell office:value-type="float" office:value="69.58" table:style-name="ce1">
            <text:p>69,58</text:p>
          </table:table-cell>
          <table:table-cell office:value-type="float" office:value="55.62" table:style-name="ce3">
            <text:p>55,62</text:p>
          </table:table-cell>
          <table:table-cell office:value-type="float" office:value="145663" table:style-name="ce1">
            <text:p>145663</text:p>
          </table:table-cell>
          <table:table-cell office:value-type="float" office:value="66372" table:style-name="ce3">
            <text:p>66372</text:p>
          </table:table-cell>
          <table:table-cell office:value-type="float" office:value="46.57" table:style-name="ce1">
            <text:p>46,57</text:p>
          </table:table-cell>
          <table:table-cell office:value-type="float" office:value="32.520000000000003" table:style-name="ce1">
            <text:p>32,52</text:p>
          </table:table-cell>
          <table:table-cell office:value-type="float" office:value="68043" table:style-name="ce1">
            <text:p>68043</text:p>
          </table:table-cell>
          <table:table-cell office:value-type="float" office:value="40386" table:style-name="ce1">
            <text:p>40386</text:p>
          </table:table-cell>
          <table:table-cell office:value-type="float" office:value="26.35" table:style-name="ce1">
            <text:p>26,35</text:p>
          </table:table-cell>
          <table:table-cell office:value-type="float" office:value="10.46" table:style-name="ce1">
            <text:p>10,46</text:p>
          </table:table-cell>
          <table:table-cell office:value-type="float" office:value="16871" table:style-name="ce1">
            <text:p>16871</text:p>
          </table:table-cell>
          <table:table-cell office:value-type="float" office:value="12543" table:style-name="ce1">
            <text:p>12543</text:p>
          </table:table-cell>
          <table:table-cell office:value-type="float" office:value="29.63" table:style-name="ce1">
            <text:p>29,63</text:p>
          </table:table-cell>
          <table:table-cell office:value-type="float" office:value="16.07" table:style-name="ce1">
            <text:p>16,07</text:p>
          </table:table-cell>
          <table:table-cell office:value-type="float" office:value="36911" table:style-name="ce1">
            <text:p>36911</text:p>
          </table:table-cell>
          <table:table-cell office:value-type="float" office:value="19778" table:style-name="ce1">
            <text:p>19778</text:p>
          </table:table-cell>
          <table:table-cell office:value-type="float" office:value="87.37" table:style-name="ce1">
            <text:p>87,37</text:p>
          </table:table-cell>
          <table:table-cell office:value-type="float" office:value="13.16" table:style-name="ce1">
            <text:p>13,16</text:p>
          </table:table-cell>
          <table:table-cell office:value-type="float" office:value="41942" table:style-name="ce1">
            <text:p>41942</text:p>
          </table:table-cell>
          <table:table-cell office:value-type="float" office:value="11384" table:style-name="ce1">
            <text:p>11384</text:p>
          </table:table-cell>
          <table:table-cell office:value-type="float" office:value="71.86" table:style-name="ce1">
            <text:p>71,86</text:p>
          </table:table-cell>
          <table:table-cell office:value-type="float" office:value="7.41" table:style-name="ce2">
            <text:p>7,41</text:p>
          </table:table-cell>
          <table:table-cell office:value-type="float" office:value="10740" table:style-name="ce2">
            <text:p>10740</text:p>
          </table:table-cell>
          <table:table-cell office:value-type="float" office:value="6743" table:style-name="ce2">
            <text:p>6743</text:p>
          </table:table-cell>
          <table:table-cell office:value-type="float" office:value="110.28" table:style-name="ce3">
            <text:p>110,28</text:p>
          </table:table-cell>
          <table:table-cell office:value-type="float" office:value="37.43" table:style-name="ce1">
            <text:p>37,43</text:p>
          </table:table-cell>
          <table:table-cell office:value-type="float" office:value="266268" table:style-name="ce1">
            <text:p>266268</text:p>
          </table:table-cell>
          <table:table-cell office:value-type="float" office:value="28509" table:style-name="ce1">
            <text:p>28509</text:p>
          </table:table-cell>
          <table:table-cell office:value-type="float" office:value="42.38" table:style-name="ce1">
            <text:p>42,38</text:p>
          </table:table-cell>
          <table:table-cell office:value-type="float" office:value="28.14" table:style-name="ce1">
            <text:p>28,14</text:p>
          </table:table-cell>
          <table:table-cell office:value-type="float" office:value="71111" table:style-name="ce1">
            <text:p>71111</text:p>
          </table:table-cell>
          <table:table-cell office:value-type="float" office:value="39075" table:style-name="ce1">
            <text:p>39075</text:p>
          </table:table-cell>
          <table:table-cell office:value-type="float" office:value="23.35" table:formula="of:=MIN([.$B119];[.$F119];[.$J119];[.$N119];[.$R119];[.$V119];[.$Z119];[.$AD119];[.$AH119];[.$AL119];[.$AP119];[.$AT119];[.$AX119])" table:style-name="ce1">
            <text:p>23,35</text:p>
          </table:table-cell>
          <table:table-cell office:value-type="float" office:value="7.41" table:formula="of:=MIN([.$C119];[.$G119];[.$K119];[.$O119];[.$S119];[.$W119];[.$AA119];[.$AE119];[.$AI119];[.$AM119];[.$AQ119];[.$AU119];[.$AY119])" table:style-name="ce1">
            <text:p>7,41</text:p>
          </table:table-cell>
          <table:table-cell office:value-type="float" office:value="10740" table:formula="of:=MIN([.$D119];[.$H119];[.$L119];[.$P119];[.$T119];[.$X119];[.$AB119];[.$AF119];[.$AJ119];[.$AN119];[.$AR119];[.$AV119];[.$AZ119])" table:style-name="ce1">
            <text:p>10740</text:p>
          </table:table-cell>
          <table:table-cell office:value-type="float" office:value="6743" table:formula="of:=MIN([.$E119];[.$I119];[.$M119];[.$Q119];[.$U119];[.$Y119];[.$AC119];[.$AG119];[.$AK119];[.$AO119];[.$AS119];[.$AW119];[.$BA119])" table:style-name="ce1">
            <text:p>6743</text:p>
          </table:table-cell>
          <table:table-cell office:value-type="float" office:value="46.57" table:formula="of:=MEDIAN([.$B119];[.$F119];[.$J119];[.$N119];[.$R119];[.$V119];[.$Z119];[.$AD119];[.$AH119];[.$AL119];[.$AP119];[.$AT119];[.$AX119])" table:style-name="ce1">
            <text:p>46,57</text:p>
          </table:table-cell>
          <table:table-cell office:value-type="float" office:value="19.760000000000002" table:formula="of:=MEDIAN([.$C119];[.$G119];[.$K119];[.$O119];[.$S119];[.$W119];[.$AA119];[.$AE119];[.$AI119];[.$AM119];[.$AQ119];[.$AU119];[.$AY119])" table:style-name="ce1">
            <text:p>19,76</text:p>
          </table:table-cell>
          <table:table-cell office:value-type="float" office:value="60907" table:formula="of:=MEDIAN([.$D119];[.$H119];[.$L119];[.$P119];[.$T119];[.$X119];[.$AB119];[.$AF119];[.$AJ119];[.$AN119];[.$AR119];[.$AV119];[.$AZ119])" table:style-name="ce1">
            <text:p>60907</text:p>
          </table:table-cell>
          <table:table-cell office:value-type="float" office:value="22995" table:formula="of:=MEDIAN([.$E119];[.$I119];[.$M119];[.$Q119];[.$U119];[.$Y119];[.$AC119];[.$AG119];[.$AK119];[.$AO119];[.$AS119];[.$AW119];[.$BA119])" table:style-name="ce1">
            <text:p>22995</text:p>
          </table:table-cell>
          <table:table-cell office:value-type="float" office:value="110.28" table:formula="of:=MAX([.$B119];[.$F119];[.$J119];[.$N119];[.$R119];[.$V119];[.$Z119];[.$AD119];[.$AH119];[.$AL119];[.$AP119];[.$AT119];[.$AX119])" table:style-name="ce1">
            <text:p>110,28</text:p>
          </table:table-cell>
          <table:table-cell office:value-type="float" office:value="55.62" table:formula="of:=MAX([.$C119];[.$G119];[.$K119];[.$O119];[.$S119];[.$W119];[.$AA119];[.$AE119];[.$AI119];[.$AM119];[.$AQ119];[.$AU119];[.$AY119])" table:style-name="ce1">
            <text:p>55,62</text:p>
          </table:table-cell>
          <table:table-cell office:value-type="float" office:value="296726" table:formula="of:=MAX([.$D119];[.$H119];[.$L119];[.$P119];[.$T119];[.$X119];[.$AB119];[.$AF119];[.$AJ119];[.$AN119];[.$AR119];[.$AV119];[.$AZ119])" table:style-name="ce1">
            <text:p>296726</text:p>
          </table:table-cell>
          <table:table-cell office:value-type="float" office:value="66372" table:formula="of:=MAX([.$E119];[.$I119];[.$M119];[.$Q119];[.$U119];[.$Y119];[.$AC119];[.$AG119];[.$AK119];[.$AO119];[.$AS119];[.$AW119];[.$BA119])" table:style-name="ce1">
            <text:p>6637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5_c50.lp</text:p>
          </table:table-cell>
          <table:table-cell office:value-type="float" office:value="18.77" table:style-name="ce1">
            <text:p>18,77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155973" table:style-name="ce1">
            <text:p>155973</text:p>
          </table:table-cell>
          <table:table-cell office:value-type="float" office:value="16063" table:style-name="ce1">
            <text:p>16063</text:p>
          </table:table-cell>
          <table:table-cell office:value-type="float" office:value="103.29" table:style-name="ce1">
            <text:p>103,29</text:p>
          </table:table-cell>
          <table:table-cell office:value-type="float" office:value="92.44" table:style-name="ce3">
            <text:p>92,44</text:p>
          </table:table-cell>
          <table:table-cell office:value-type="float" office:value="312247" table:style-name="ce1">
            <text:p>312247</text:p>
          </table:table-cell>
          <table:table-cell office:value-type="float" office:value="159942" table:style-name="ce3">
            <text:p>159942</text:p>
          </table:table-cell>
          <table:table-cell office:value-type="float" office:value="45.29" table:style-name="ce1">
            <text:p>45,29</text:p>
          </table:table-cell>
          <table:table-cell office:value-type="float" office:value="34.5" table:style-name="ce1">
            <text:p>34,5</text:p>
          </table:table-cell>
          <table:table-cell office:value-type="float" office:value="520500" table:style-name="ce1">
            <text:p>520500</text:p>
          </table:table-cell>
          <table:table-cell office:value-type="float" office:value="72006" table:style-name="ce1">
            <text:p>72006</text:p>
          </table:table-cell>
          <table:table-cell office:value-type="float" office:value="25.24" table:style-name="ce1">
            <text:p>25,24</text:p>
          </table:table-cell>
          <table:table-cell office:value-type="float" office:value="14.95" table:style-name="ce1">
            <text:p>14,95</text:p>
          </table:table-cell>
          <table:table-cell office:value-type="float" office:value="233251" table:style-name="ce1">
            <text:p>233251</text:p>
          </table:table-cell>
          <table:table-cell office:value-type="float" office:value="28530" table:style-name="ce1">
            <text:p>28530</text:p>
          </table:table-cell>
          <table:table-cell office:value-type="float" office:value="63.46" table:style-name="ce1">
            <text:p>63,46</text:p>
          </table:table-cell>
          <table:table-cell office:value-type="float" office:value="51.36" table:style-name="ce1">
            <text:p>51,36</text:p>
          </table:table-cell>
          <table:table-cell office:value-type="float" office:value="177843" table:style-name="ce1">
            <text:p>177843</text:p>
          </table:table-cell>
          <table:table-cell office:value-type="float" office:value="82446" table:style-name="ce1">
            <text:p>82446</text:p>
          </table:table-cell>
          <table:table-cell office:value-type="float" office:value="37.86" table:style-name="ce1">
            <text:p>37,86</text:p>
          </table:table-cell>
          <table:table-cell office:value-type="float" office:value="26.91" table:style-name="ce1">
            <text:p>26,91</text:p>
          </table:table-cell>
          <table:table-cell office:value-type="float" office:value="367493" table:style-name="ce1">
            <text:p>367493</text:p>
          </table:table-cell>
          <table:table-cell office:value-type="float" office:value="51150" table:style-name="ce1">
            <text:p>51150</text:p>
          </table:table-cell>
          <table:table-cell office:value-type="float" office:value="16.13" table:style-name="ce1">
            <text:p>16,13</text:p>
          </table:table-cell>
          <table:table-cell office:value-type="float" office:value="5.85" table:style-name="ce1">
            <text:p>5,85</text:p>
          </table:table-cell>
          <table:table-cell office:value-type="float" office:value="103380" table:style-name="ce1">
            <text:p>103380</text:p>
          </table:table-cell>
          <table:table-cell office:value-type="float" office:value="9335" table:style-name="ce1">
            <text:p>9335</text:p>
          </table:table-cell>
          <table:table-cell office:value-type="float" office:value="91.11" table:style-name="ce1">
            <text:p>91,11</text:p>
          </table:table-cell>
          <table:table-cell office:value-type="float" office:value="79.66" table:style-name="ce1">
            <text:p>79,66</text:p>
          </table:table-cell>
          <table:table-cell office:value-type="float" office:value="246831" table:style-name="ce1">
            <text:p>246831</text:p>
          </table:table-cell>
          <table:table-cell office:value-type="float" office:value="132686" table:style-name="ce1">
            <text:p>132686</text:p>
          </table:table-cell>
          <table:table-cell office:value-type="float" office:value="15.6" table:style-name="ce2">
            <text:p>15,6</text:p>
          </table:table-cell>
          <table:table-cell office:value-type="float" office:value="4.33" table:style-name="ce2">
            <text:p>4,33</text:p>
          </table:table-cell>
          <table:table-cell office:value-type="float" office:value="62306" table:style-name="ce2">
            <text:p>62306</text:p>
          </table:table-cell>
          <table:table-cell office:value-type="float" office:value="7233" table:style-name="ce2">
            <text:p>7233</text:p>
          </table:table-cell>
          <table:table-cell office:value-type="float" office:value="69.12" table:style-name="ce1">
            <text:p>69,12</text:p>
          </table:table-cell>
          <table:table-cell office:value-type="float" office:value="27.67" table:style-name="ce1">
            <text:p>27,67</text:p>
          </table:table-cell>
          <table:table-cell office:value-type="float" office:value="561709" table:style-name="ce3">
            <text:p>561709</text:p>
          </table:table-cell>
          <table:table-cell office:value-type="float" office:value="40617" table:style-name="ce1">
            <text:p>40617</text:p>
          </table:table-cell>
          <table:table-cell office:value-type="float" office:value="110.26" table:style-name="ce3">
            <text:p>110,26</text:p>
          </table:table-cell>
          <table:table-cell office:value-type="float" office:value="62.66" table:style-name="ce1">
            <text:p>62,66</text:p>
          </table:table-cell>
          <table:table-cell office:value-type="float" office:value="234992" table:style-name="ce1">
            <text:p>234992</text:p>
          </table:table-cell>
          <table:table-cell office:value-type="float" office:value="65540" table:style-name="ce1">
            <text:p>65540</text:p>
          </table:table-cell>
          <table:table-cell office:value-type="float" office:value="80.33" table:style-name="ce1">
            <text:p>80,33</text:p>
          </table:table-cell>
          <table:table-cell office:value-type="float" office:value="32.42" table:style-name="ce1">
            <text:p>32,42</text:p>
          </table:table-cell>
          <table:table-cell office:value-type="float" office:value="515194" table:style-name="ce1">
            <text:p>515194</text:p>
          </table:table-cell>
          <table:table-cell office:value-type="float" office:value="34847" table:style-name="ce1">
            <text:p>34847</text:p>
          </table:table-cell>
          <table:table-cell office:value-type="float" office:value="22.92" table:style-name="ce1">
            <text:p>22,92</text:p>
          </table:table-cell>
          <table:table-cell office:value-type="float" office:value="11.65" table:style-name="ce1">
            <text:p>11,65</text:p>
          </table:table-cell>
          <table:table-cell office:value-type="float" office:value="158676" table:style-name="ce1">
            <text:p>158676</text:p>
          </table:table-cell>
          <table:table-cell office:value-type="float" office:value="17988" table:style-name="ce1">
            <text:p>17988</text:p>
          </table:table-cell>
          <table:table-cell office:value-type="float" office:value="15.6" table:formula="of:=MIN([.$B120];[.$F120];[.$J120];[.$N120];[.$R120];[.$V120];[.$Z120];[.$AD120];[.$AH120];[.$AL120];[.$AP120];[.$AT120];[.$AX120])" table:style-name="ce1">
            <text:p>15,6</text:p>
          </table:table-cell>
          <table:table-cell office:value-type="float" office:value="4.33" table:formula="of:=MIN([.$C120];[.$G120];[.$K120];[.$O120];[.$S120];[.$W120];[.$AA120];[.$AE120];[.$AI120];[.$AM120];[.$AQ120];[.$AU120];[.$AY120])" table:style-name="ce1">
            <text:p>4,33</text:p>
          </table:table-cell>
          <table:table-cell office:value-type="float" office:value="62306" table:formula="of:=MIN([.$D120];[.$H120];[.$L120];[.$P120];[.$T120];[.$X120];[.$AB120];[.$AF120];[.$AJ120];[.$AN120];[.$AR120];[.$AV120];[.$AZ120])" table:style-name="ce1">
            <text:p>62306</text:p>
          </table:table-cell>
          <table:table-cell office:value-type="float" office:value="7233" table:formula="of:=MIN([.$E120];[.$I120];[.$M120];[.$Q120];[.$U120];[.$Y120];[.$AC120];[.$AG120];[.$AK120];[.$AO120];[.$AS120];[.$AW120];[.$BA120])" table:style-name="ce1">
            <text:p>7233</text:p>
          </table:table-cell>
          <table:table-cell office:value-type="float" office:value="45.29" table:formula="of:=MEDIAN([.$B120];[.$F120];[.$J120];[.$N120];[.$R120];[.$V120];[.$Z120];[.$AD120];[.$AH120];[.$AL120];[.$AP120];[.$AT120];[.$AX120])" table:style-name="ce1">
            <text:p>45,29</text:p>
          </table:table-cell>
          <table:table-cell office:value-type="float" office:value="27.67" table:formula="of:=MEDIAN([.$C120];[.$G120];[.$K120];[.$O120];[.$S120];[.$W120];[.$AA120];[.$AE120];[.$AI120];[.$AM120];[.$AQ120];[.$AU120];[.$AY120])" table:style-name="ce1">
            <text:p>27,67</text:p>
          </table:table-cell>
          <table:table-cell office:value-type="float" office:value="234992" table:formula="of:=MEDIAN([.$D120];[.$H120];[.$L120];[.$P120];[.$T120];[.$X120];[.$AB120];[.$AF120];[.$AJ120];[.$AN120];[.$AR120];[.$AV120];[.$AZ120])" table:style-name="ce1">
            <text:p>234992</text:p>
          </table:table-cell>
          <table:table-cell office:value-type="float" office:value="40617" table:formula="of:=MEDIAN([.$E120];[.$I120];[.$M120];[.$Q120];[.$U120];[.$Y120];[.$AC120];[.$AG120];[.$AK120];[.$AO120];[.$AS120];[.$AW120];[.$BA120])" table:style-name="ce1">
            <text:p>40617</text:p>
          </table:table-cell>
          <table:table-cell office:value-type="float" office:value="110.26" table:formula="of:=MAX([.$B120];[.$F120];[.$J120];[.$N120];[.$R120];[.$V120];[.$Z120];[.$AD120];[.$AH120];[.$AL120];[.$AP120];[.$AT120];[.$AX120])" table:style-name="ce1">
            <text:p>110,26</text:p>
          </table:table-cell>
          <table:table-cell office:value-type="float" office:value="92.44" table:formula="of:=MAX([.$C120];[.$G120];[.$K120];[.$O120];[.$S120];[.$W120];[.$AA120];[.$AE120];[.$AI120];[.$AM120];[.$AQ120];[.$AU120];[.$AY120])" table:style-name="ce1">
            <text:p>92,44</text:p>
          </table:table-cell>
          <table:table-cell office:value-type="float" office:value="561709" table:formula="of:=MAX([.$D120];[.$H120];[.$L120];[.$P120];[.$T120];[.$X120];[.$AB120];[.$AF120];[.$AJ120];[.$AN120];[.$AR120];[.$AV120];[.$AZ120])" table:style-name="ce1">
            <text:p>561709</text:p>
          </table:table-cell>
          <table:table-cell office:value-type="float" office:value="159942" table:formula="of:=MAX([.$E120];[.$I120];[.$M120];[.$Q120];[.$U120];[.$Y120];[.$AC120];[.$AG120];[.$AK120];[.$AO120];[.$AS120];[.$AW120];[.$BA120])" table:style-name="ce1">
            <text:p>15994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5_c55.lp</text:p>
          </table:table-cell>
          <table:table-cell office:value-type="float" office:value="70.38" table:style-name="ce1">
            <text:p>70,38</text:p>
          </table:table-cell>
          <table:table-cell office:value-type="float" office:value="54.02" table:style-name="ce1">
            <text:p>54,02</text:p>
          </table:table-cell>
          <table:table-cell office:value-type="float" office:value="614523" table:style-name="ce1">
            <text:p>614523</text:p>
          </table:table-cell>
          <table:table-cell office:value-type="float" office:value="63141" table:style-name="ce1">
            <text:p>63141</text:p>
          </table:table-cell>
          <table:table-cell office:value-type="float" office:value="1731.56" table:style-name="ce3">
            <text:p>1731,56</text:p>
          </table:table-cell>
          <table:table-cell office:value-type="float" office:value="1713.23" table:style-name="ce3">
            <text:p>1713,23</text:p>
          </table:table-cell>
          <table:table-cell office:value-type="float" office:value="1971255" table:style-name="ce3">
            <text:p>1971255</text:p>
          </table:table-cell>
          <table:table-cell office:value-type="float" office:value="1431193" table:style-name="ce3">
            <text:p>1431193</text:p>
          </table:table-cell>
          <table:table-cell office:value-type="float" office:value="44.59" table:style-name="ce1">
            <text:p>44,59</text:p>
          </table:table-cell>
          <table:table-cell office:value-type="float" office:value="27.27" table:style-name="ce1">
            <text:p>27,27</text:p>
          </table:table-cell>
          <table:table-cell office:value-type="float" office:value="346039" table:style-name="ce1">
            <text:p>346039</text:p>
          </table:table-cell>
          <table:table-cell office:value-type="float" office:value="33139" table:style-name="ce1">
            <text:p>33139</text:p>
          </table:table-cell>
          <table:table-cell office:value-type="float" office:value="70.569999999999993" table:style-name="ce1">
            <text:p>70,57</text:p>
          </table:table-cell>
          <table:table-cell office:value-type="float" office:value="53.66" table:style-name="ce1">
            <text:p>53,66</text:p>
          </table:table-cell>
          <table:table-cell office:value-type="float" office:value="560888" table:style-name="ce1">
            <text:p>560888</text:p>
          </table:table-cell>
          <table:table-cell office:value-type="float" office:value="65940" table:style-name="ce1">
            <text:p>65940</text:p>
          </table:table-cell>
          <table:table-cell office:value-type="float" office:value="1382.23" table:style-name="ce1">
            <text:p>1382,23</text:p>
          </table:table-cell>
          <table:table-cell office:value-type="float" office:value="1363.88" table:style-name="ce1">
            <text:p>1363,88</text:p>
          </table:table-cell>
          <table:table-cell office:value-type="float" office:value="1660259" table:style-name="ce1">
            <text:p>1660259</text:p>
          </table:table-cell>
          <table:table-cell office:value-type="float" office:value="1181946" table:style-name="ce1">
            <text:p>1181946</text:p>
          </table:table-cell>
          <table:table-cell office:value-type="float" office:value="76.41" table:style-name="ce1">
            <text:p>76,41</text:p>
          </table:table-cell>
          <table:table-cell office:value-type="float" office:value="59.59" table:style-name="ce1">
            <text:p>59,59</text:p>
          </table:table-cell>
          <table:table-cell office:value-type="float" office:value="559180" table:style-name="ce1">
            <text:p>559180</text:p>
          </table:table-cell>
          <table:table-cell office:value-type="float" office:value="65134" table:style-name="ce1">
            <text:p>65134</text:p>
          </table:table-cell>
          <table:table-cell office:value-type="float" office:value="50.76" table:style-name="ce1">
            <text:p>50,76</text:p>
          </table:table-cell>
          <table:table-cell office:value-type="float" office:value="33.35" table:style-name="ce1">
            <text:p>33,35</text:p>
          </table:table-cell>
          <table:table-cell office:value-type="float" office:value="309471" table:style-name="ce2">
            <text:p>309471</text:p>
          </table:table-cell>
          <table:table-cell office:value-type="float" office:value="38854" table:style-name="ce1">
            <text:p>38854</text:p>
          </table:table-cell>
          <table:table-cell office:value-type="float" office:value="809.31" table:style-name="ce1">
            <text:p>809,31</text:p>
          </table:table-cell>
          <table:table-cell office:value-type="float" office:value="793.2" table:style-name="ce1">
            <text:p>793,2</text:p>
          </table:table-cell>
          <table:table-cell office:value-type="float" office:value="1073427" table:style-name="ce1">
            <text:p>1073427</text:p>
          </table:table-cell>
          <table:table-cell office:value-type="float" office:value="733037" table:style-name="ce1">
            <text:p>733037</text:p>
          </table:table-cell>
          <table:table-cell office:value-type="float" office:value="78.569999999999993" table:style-name="ce1">
            <text:p>78,57</text:p>
          </table:table-cell>
          <table:table-cell office:value-type="float" office:value="61.07" table:style-name="ce1">
            <text:p>61,07</text:p>
          </table:table-cell>
          <table:table-cell office:value-type="float" office:value="490557" table:style-name="ce1">
            <text:p>490557</text:p>
          </table:table-cell>
          <table:table-cell office:value-type="float" office:value="67945" table:style-name="ce1">
            <text:p>67945</text:p>
          </table:table-cell>
          <table:table-cell office:value-type="float" office:value="99.64" table:style-name="ce1">
            <text:p>99,64</text:p>
          </table:table-cell>
          <table:table-cell office:value-type="float" office:value="23.5" table:style-name="ce2">
            <text:p>23,5</text:p>
          </table:table-cell>
          <table:table-cell office:value-type="float" office:value="1063543" table:style-name="ce1">
            <text:p>1063543</text:p>
          </table:table-cell>
          <table:table-cell office:value-type="float" office:value="21149" table:style-name="ce1">
            <text:p>21149</text:p>
          </table:table-cell>
          <table:table-cell office:value-type="float" office:value="1432.6" table:style-name="ce1">
            <text:p>1432,6</text:p>
          </table:table-cell>
          <table:table-cell office:value-type="float" office:value="1352.74" table:style-name="ce1">
            <text:p>1352,74</text:p>
          </table:table-cell>
          <table:table-cell office:value-type="float" office:value="1178404" table:style-name="ce1">
            <text:p>1178404</text:p>
          </table:table-cell>
          <table:table-cell office:value-type="float" office:value="705671" table:style-name="ce1">
            <text:p>705671</text:p>
          </table:table-cell>
          <table:table-cell office:value-type="float" office:value="112.09" table:style-name="ce1">
            <text:p>112,09</text:p>
          </table:table-cell>
          <table:table-cell office:value-type="float" office:value="30.03" table:style-name="ce1">
            <text:p>30,03</text:p>
          </table:table-cell>
          <table:table-cell office:value-type="float" office:value="857771" table:style-name="ce1">
            <text:p>857771</text:p>
          </table:table-cell>
          <table:table-cell office:value-type="float" office:value="18830" table:style-name="ce2">
            <text:p>18830</text:p>
          </table:table-cell>
          <table:table-cell office:value-type="float" office:value="43.47" table:style-name="ce2">
            <text:p>43,47</text:p>
          </table:table-cell>
          <table:table-cell office:value-type="float" office:value="30.08" table:style-name="ce1">
            <text:p>30,08</text:p>
          </table:table-cell>
          <table:table-cell office:value-type="float" office:value="371025" table:style-name="ce1">
            <text:p>371025</text:p>
          </table:table-cell>
          <table:table-cell office:value-type="float" office:value="43467" table:style-name="ce1">
            <text:p>43467</text:p>
          </table:table-cell>
          <table:table-cell office:value-type="float" office:value="43.47" table:formula="of:=MIN([.$B121];[.$F121];[.$J121];[.$N121];[.$R121];[.$V121];[.$Z121];[.$AD121];[.$AH121];[.$AL121];[.$AP121];[.$AT121];[.$AX121])" table:style-name="ce1">
            <text:p>43,47</text:p>
          </table:table-cell>
          <table:table-cell office:value-type="float" office:value="23.5" table:formula="of:=MIN([.$C121];[.$G121];[.$K121];[.$O121];[.$S121];[.$W121];[.$AA121];[.$AE121];[.$AI121];[.$AM121];[.$AQ121];[.$AU121];[.$AY121])" table:style-name="ce1">
            <text:p>23,5</text:p>
          </table:table-cell>
          <table:table-cell office:value-type="float" office:value="309471" table:formula="of:=MIN([.$D121];[.$H121];[.$L121];[.$P121];[.$T121];[.$X121];[.$AB121];[.$AF121];[.$AJ121];[.$AN121];[.$AR121];[.$AV121];[.$AZ121])" table:style-name="ce1">
            <text:p>309471</text:p>
          </table:table-cell>
          <table:table-cell office:value-type="float" office:value="18830" table:formula="of:=MIN([.$E121];[.$I121];[.$M121];[.$Q121];[.$U121];[.$Y121];[.$AC121];[.$AG121];[.$AK121];[.$AO121];[.$AS121];[.$AW121];[.$BA121])" table:style-name="ce1">
            <text:p>18830</text:p>
          </table:table-cell>
          <table:table-cell office:value-type="float" office:value="78.569999999999993" table:formula="of:=MEDIAN([.$B121];[.$F121];[.$J121];[.$N121];[.$R121];[.$V121];[.$Z121];[.$AD121];[.$AH121];[.$AL121];[.$AP121];[.$AT121];[.$AX121])" table:style-name="ce1">
            <text:p>78,57</text:p>
          </table:table-cell>
          <table:table-cell office:value-type="float" office:value="54.02" table:formula="of:=MEDIAN([.$C121];[.$G121];[.$K121];[.$O121];[.$S121];[.$W121];[.$AA121];[.$AE121];[.$AI121];[.$AM121];[.$AQ121];[.$AU121];[.$AY121])" table:style-name="ce1">
            <text:p>54,02</text:p>
          </table:table-cell>
          <table:table-cell office:value-type="float" office:value="614523" table:formula="of:=MEDIAN([.$D121];[.$H121];[.$L121];[.$P121];[.$T121];[.$X121];[.$AB121];[.$AF121];[.$AJ121];[.$AN121];[.$AR121];[.$AV121];[.$AZ121])" table:style-name="ce1">
            <text:p>614523</text:p>
          </table:table-cell>
          <table:table-cell office:value-type="float" office:value="65134" table:formula="of:=MEDIAN([.$E121];[.$I121];[.$M121];[.$Q121];[.$U121];[.$Y121];[.$AC121];[.$AG121];[.$AK121];[.$AO121];[.$AS121];[.$AW121];[.$BA121])" table:style-name="ce1">
            <text:p>65134</text:p>
          </table:table-cell>
          <table:table-cell office:value-type="float" office:value="1731.56" table:formula="of:=MAX([.$B121];[.$F121];[.$J121];[.$N121];[.$R121];[.$V121];[.$Z121];[.$AD121];[.$AH121];[.$AL121];[.$AP121];[.$AT121];[.$AX121])" table:style-name="ce1">
            <text:p>1731,56</text:p>
          </table:table-cell>
          <table:table-cell office:value-type="float" office:value="1713.23" table:formula="of:=MAX([.$C121];[.$G121];[.$K121];[.$O121];[.$S121];[.$W121];[.$AA121];[.$AE121];[.$AI121];[.$AM121];[.$AQ121];[.$AU121];[.$AY121])" table:style-name="ce1">
            <text:p>1713,23</text:p>
          </table:table-cell>
          <table:table-cell office:value-type="float" office:value="1971255" table:formula="of:=MAX([.$D121];[.$H121];[.$L121];[.$P121];[.$T121];[.$X121];[.$AB121];[.$AF121];[.$AJ121];[.$AN121];[.$AR121];[.$AV121];[.$AZ121])" table:style-name="ce1">
            <text:p>1971255</text:p>
          </table:table-cell>
          <table:table-cell office:value-type="float" office:value="1431193" table:formula="of:=MAX([.$E121];[.$I121];[.$M121];[.$Q121];[.$U121];[.$Y121];[.$AC121];[.$AG121];[.$AK121];[.$AO121];[.$AS121];[.$AW121];[.$BA121])" table:style-name="ce1">
            <text:p>143119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7_a35_c70.lp</text:p>
          </table:table-cell>
          <table:table-cell office:value-type="float" office:value="20.65" table:style-name="ce1">
            <text:p>20,65</text:p>
          </table:table-cell>
          <table:table-cell office:value-type="float" office:value="3.82" table:style-name="ce1">
            <text:p>3,82</text:p>
          </table:table-cell>
          <table:table-cell office:value-type="float" office:value="43514" table:style-name="ce1">
            <text:p>43514</text:p>
          </table:table-cell>
          <table:table-cell office:value-type="float" office:value="3775" table:style-name="ce1">
            <text:p>3775</text:p>
          </table:table-cell>
          <table:table-cell office:value-type="float" office:value="88.02" table:style-name="ce1">
            <text:p>88,02</text:p>
          </table:table-cell>
          <table:table-cell office:value-type="float" office:value="68.72" table:style-name="ce3">
            <text:p>68,72</text:p>
          </table:table-cell>
          <table:table-cell office:value-type="float" office:value="69653" table:style-name="ce1">
            <text:p>69653</text:p>
          </table:table-cell>
          <table:table-cell office:value-type="float" office:value="50171" table:style-name="ce1">
            <text:p>50171</text:p>
          </table:table-cell>
          <table:table-cell office:value-type="float" office:value="19.61" table:style-name="ce2">
            <text:p>19,61</text:p>
          </table:table-cell>
          <table:table-cell office:value-type="float" office:value="1.82" table:style-name="ce2">
            <text:p>1,82</text:p>
          </table:table-cell>
          <table:table-cell office:value-type="float" office:value="45946" table:style-name="ce1">
            <text:p>45946</text:p>
          </table:table-cell>
          <table:table-cell office:value-type="float" office:value="1169" table:style-name="ce2">
            <text:p>1169</text:p>
          </table:table-cell>
          <table:table-cell office:value-type="float" office:value="29.89" table:style-name="ce1">
            <text:p>29,89</text:p>
          </table:table-cell>
          <table:table-cell office:value-type="float" office:value="11.32" table:style-name="ce1">
            <text:p>11,32</text:p>
          </table:table-cell>
          <table:table-cell office:value-type="float" office:value="38187" table:style-name="ce1">
            <text:p>38187</text:p>
          </table:table-cell>
          <table:table-cell office:value-type="float" office:value="9439" table:style-name="ce1">
            <text:p>9439</text:p>
          </table:table-cell>
          <table:table-cell office:value-type="float" office:value="31.73" table:style-name="ce1">
            <text:p>31,73</text:p>
          </table:table-cell>
          <table:table-cell office:value-type="float" office:value="14.15" table:style-name="ce1">
            <text:p>14,15</text:p>
          </table:table-cell>
          <table:table-cell office:value-type="float" office:value="17193" table:style-name="ce2">
            <text:p>17193</text:p>
          </table:table-cell>
          <table:table-cell office:value-type="float" office:value="11374" table:style-name="ce1">
            <text:p>11374</text:p>
          </table:table-cell>
          <table:table-cell office:value-type="float" office:value="51.26" table:style-name="ce1">
            <text:p>51,26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70685" table:style-name="ce1">
            <text:p>70685</text:p>
          </table:table-cell>
          <table:table-cell office:value-type="float" office:value="29930" table:style-name="ce1">
            <text:p>29930</text:p>
          </table:table-cell>
          <table:table-cell office:value-type="float" office:value="28.16" table:style-name="ce1">
            <text:p>28,16</text:p>
          </table:table-cell>
          <table:table-cell office:value-type="float" office:value="9.99" table:style-name="ce1">
            <text:p>9,99</text:p>
          </table:table-cell>
          <table:table-cell office:value-type="float" office:value="26815" table:style-name="ce1">
            <text:p>26815</text:p>
          </table:table-cell>
          <table:table-cell office:value-type="float" office:value="8467" table:style-name="ce1">
            <text:p>8467</text:p>
          </table:table-cell>
          <table:table-cell office:value-type="float" office:value="83.88" table:style-name="ce1">
            <text:p>83,88</text:p>
          </table:table-cell>
          <table:table-cell office:value-type="float" office:value="67.33" table:style-name="ce1">
            <text:p>67,33</text:p>
          </table:table-cell>
          <table:table-cell office:value-type="float" office:value="76617" table:style-name="ce1">
            <text:p>76617</text:p>
          </table:table-cell>
          <table:table-cell office:value-type="float" office:value="56185" table:style-name="ce3">
            <text:p>56185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20.420000000000002" table:style-name="ce1">
            <text:p>20,42</text:p>
          </table:table-cell>
          <table:table-cell office:value-type="float" office:value="53006" table:style-name="ce1">
            <text:p>53006</text:p>
          </table:table-cell>
          <table:table-cell office:value-type="float" office:value="17420" table:style-name="ce1">
            <text:p>17420</text:p>
          </table:table-cell>
          <table:table-cell office:value-type="float" office:value="127.09" table:style-name="ce3">
            <text:p>127,09</text:p>
          </table:table-cell>
          <table:table-cell office:value-type="float" office:value="33.08" table:style-name="ce1">
            <text:p>33,08</text:p>
          </table:table-cell>
          <table:table-cell office:value-type="float" office:value="77312" table:style-name="ce3">
            <text:p>77312</text:p>
          </table:table-cell>
          <table:table-cell office:value-type="float" office:value="16933" table:style-name="ce1">
            <text:p>16933</text:p>
          </table:table-cell>
          <table:table-cell office:value-type="float" office:value="112.05" table:style-name="ce1">
            <text:p>112,05</text:p>
          </table:table-cell>
          <table:table-cell office:value-type="float" office:value="22.41" table:style-name="ce1">
            <text:p>22,41</text:p>
          </table:table-cell>
          <table:table-cell office:value-type="float" office:value="21321" table:style-name="ce1">
            <text:p>21321</text:p>
          </table:table-cell>
          <table:table-cell office:value-type="float" office:value="13525" table:style-name="ce1">
            <text:p>13525</text:p>
          </table:table-cell>
          <table:table-cell office:value-type="float" office:value="109.71" table:style-name="ce1">
            <text:p>109,71</text:p>
          </table:table-cell>
          <table:table-cell office:value-type="float" office:value="16.32" table:style-name="ce1">
            <text:p>16,32</text:p>
          </table:table-cell>
          <table:table-cell office:value-type="float" office:value="66472" table:style-name="ce1">
            <text:p>66472</text:p>
          </table:table-cell>
          <table:table-cell office:value-type="float" office:value="8345" table:style-name="ce1">
            <text:p>8345</text:p>
          </table:table-cell>
          <table:table-cell office:value-type="float" office:value="20.45" table:style-name="ce1">
            <text:p>20,45</text:p>
          </table:table-cell>
          <table:table-cell office:value-type="float" office:value="3.22" table:style-name="ce1">
            <text:p>3,22</text:p>
          </table:table-cell>
          <table:table-cell office:value-type="float" office:value="36664" table:style-name="ce1">
            <text:p>36664</text:p>
          </table:table-cell>
          <table:table-cell office:value-type="float" office:value="2478" table:style-name="ce1">
            <text:p>2478</text:p>
          </table:table-cell>
          <table:table-cell office:value-type="float" office:value="19.61" table:formula="of:=MIN([.$B122];[.$F122];[.$J122];[.$N122];[.$R122];[.$V122];[.$Z122];[.$AD122];[.$AH122];[.$AL122];[.$AP122];[.$AT122];[.$AX122])" table:style-name="ce1">
            <text:p>19,61</text:p>
          </table:table-cell>
          <table:table-cell office:value-type="float" office:value="1.82" table:formula="of:=MIN([.$C122];[.$G122];[.$K122];[.$O122];[.$S122];[.$W122];[.$AA122];[.$AE122];[.$AI122];[.$AM122];[.$AQ122];[.$AU122];[.$AY122])" table:style-name="ce1">
            <text:p>1,82</text:p>
          </table:table-cell>
          <table:table-cell office:value-type="float" office:value="17193" table:formula="of:=MIN([.$D122];[.$H122];[.$L122];[.$P122];[.$T122];[.$X122];[.$AB122];[.$AF122];[.$AJ122];[.$AN122];[.$AR122];[.$AV122];[.$AZ122])" table:style-name="ce1">
            <text:p>17193</text:p>
          </table:table-cell>
          <table:table-cell office:value-type="float" office:value="1169" table:formula="of:=MIN([.$E122];[.$I122];[.$M122];[.$Q122];[.$U122];[.$Y122];[.$AC122];[.$AG122];[.$AK122];[.$AO122];[.$AS122];[.$AW122];[.$BA122])" table:style-name="ce1">
            <text:p>1169</text:p>
          </table:table-cell>
          <table:table-cell office:value-type="float" office:value="37.770000000000003" table:formula="of:=MEDIAN([.$B122];[.$F122];[.$J122];[.$N122];[.$R122];[.$V122];[.$Z122];[.$AD122];[.$AH122];[.$AL122];[.$AP122];[.$AT122];[.$AX122])" table:style-name="ce1">
            <text:p>37,77</text:p>
          </table:table-cell>
          <table:table-cell office:value-type="float" office:value="16.32" table:formula="of:=MEDIAN([.$C122];[.$G122];[.$K122];[.$O122];[.$S122];[.$W122];[.$AA122];[.$AE122];[.$AI122];[.$AM122];[.$AQ122];[.$AU122];[.$AY122])" table:style-name="ce1">
            <text:p>16,32</text:p>
          </table:table-cell>
          <table:table-cell office:value-type="float" office:value="45946" table:formula="of:=MEDIAN([.$D122];[.$H122];[.$L122];[.$P122];[.$T122];[.$X122];[.$AB122];[.$AF122];[.$AJ122];[.$AN122];[.$AR122];[.$AV122];[.$AZ122])" table:style-name="ce1">
            <text:p>45946</text:p>
          </table:table-cell>
          <table:table-cell office:value-type="float" office:value="11374" table:formula="of:=MEDIAN([.$E122];[.$I122];[.$M122];[.$Q122];[.$U122];[.$Y122];[.$AC122];[.$AG122];[.$AK122];[.$AO122];[.$AS122];[.$AW122];[.$BA122])" table:style-name="ce1">
            <text:p>11374</text:p>
          </table:table-cell>
          <table:table-cell office:value-type="float" office:value="127.09" table:formula="of:=MAX([.$B122];[.$F122];[.$J122];[.$N122];[.$R122];[.$V122];[.$Z122];[.$AD122];[.$AH122];[.$AL122];[.$AP122];[.$AT122];[.$AX122])" table:style-name="ce1">
            <text:p>127,09</text:p>
          </table:table-cell>
          <table:table-cell office:value-type="float" office:value="68.72" table:formula="of:=MAX([.$C122];[.$G122];[.$K122];[.$O122];[.$S122];[.$W122];[.$AA122];[.$AE122];[.$AI122];[.$AM122];[.$AQ122];[.$AU122];[.$AY122])" table:style-name="ce1">
            <text:p>68,72</text:p>
          </table:table-cell>
          <table:table-cell office:value-type="float" office:value="77312" table:formula="of:=MAX([.$D122];[.$H122];[.$L122];[.$P122];[.$T122];[.$X122];[.$AB122];[.$AF122];[.$AJ122];[.$AN122];[.$AR122];[.$AV122];[.$AZ122])" table:style-name="ce1">
            <text:p>77312</text:p>
          </table:table-cell>
          <table:table-cell office:value-type="float" office:value="56185" table:formula="of:=MAX([.$E122];[.$I122];[.$M122];[.$Q122];[.$U122];[.$Y122];[.$AC122];[.$AG122];[.$AK122];[.$AO122];[.$AS122];[.$AW122];[.$BA122])" table:style-name="ce1">
            <text:p>5618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15_c50.lp</text:p>
          </table:table-cell>
          <table:table-cell office:value-type="float" office:value="25.26" table:style-name="ce1">
            <text:p>25,26</text:p>
          </table:table-cell>
          <table:table-cell office:value-type="float" office:value="19.53" table:style-name="ce1">
            <text:p>19,53</text:p>
          </table:table-cell>
          <table:table-cell office:value-type="float" office:value="79798" table:style-name="ce1">
            <text:p>79798</text:p>
          </table:table-cell>
          <table:table-cell office:value-type="float" office:value="26885" table:style-name="ce1">
            <text:p>26885</text:p>
          </table:table-cell>
          <table:table-cell office:value-type="float" office:value="12.09" table:style-name="ce1">
            <text:p>12,09</text:p>
          </table:table-cell>
          <table:table-cell office:value-type="float" office:value="6.92" table:style-name="ce1">
            <text:p>6,92</text:p>
          </table:table-cell>
          <table:table-cell office:value-type="float" office:value="16840" table:style-name="ce1">
            <text:p>16840</text:p>
          </table:table-cell>
          <table:table-cell office:value-type="float" office:value="11031" table:style-name="ce1">
            <text:p>11031</text:p>
          </table:table-cell>
          <table:table-cell office:value-type="float" office:value="21.04" table:style-name="ce1">
            <text:p>21,04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55679" table:style-name="ce1">
            <text:p>55679</text:p>
          </table:table-cell>
          <table:table-cell office:value-type="float" office:value="22071" table:style-name="ce1">
            <text:p>22071</text:p>
          </table:table-cell>
          <table:table-cell office:value-type="float" office:value="22.81" table:style-name="ce1">
            <text:p>22,81</text:p>
          </table:table-cell>
          <table:table-cell office:value-type="float" office:value="17.329999999999998" table:style-name="ce1">
            <text:p>17,33</text:p>
          </table:table-cell>
          <table:table-cell office:value-type="float" office:value="78416" table:style-name="ce1">
            <text:p>78416</text:p>
          </table:table-cell>
          <table:table-cell office:value-type="float" office:value="28018" table:style-name="ce1">
            <text:p>28018</text:p>
          </table:table-cell>
          <table:table-cell office:value-type="float" office:value="10.8" table:style-name="ce1">
            <text:p>10,8</text:p>
          </table:table-cell>
          <table:table-cell office:value-type="float" office:value="5.23" table:style-name="ce1">
            <text:p>5,23</text:p>
          </table:table-cell>
          <table:table-cell office:value-type="float" office:value="12201" table:style-name="ce1">
            <text:p>12201</text:p>
          </table:table-cell>
          <table:table-cell office:value-type="float" office:value="7876" table:style-name="ce1">
            <text:p>7876</text:p>
          </table:table-cell>
          <table:table-cell office:value-type="float" office:value="10.56" table:style-name="ce1">
            <text:p>10,56</text:p>
          </table:table-cell>
          <table:table-cell office:value-type="float" office:value="4.8600000000000003" table:style-name="ce2">
            <text:p>4,86</text:p>
          </table:table-cell>
          <table:table-cell office:value-type="float" office:value="57068" table:style-name="ce1">
            <text:p>57068</text:p>
          </table:table-cell>
          <table:table-cell office:value-type="float" office:value="9184" table:style-name="ce1">
            <text:p>9184</text:p>
          </table:table-cell>
          <table:table-cell office:value-type="float" office:value="53.26" table:style-name="ce1">
            <text:p>53,26</text:p>
          </table:table-cell>
          <table:table-cell office:value-type="float" office:value="47.54" table:style-name="ce1">
            <text:p>47,54</text:p>
          </table:table-cell>
          <table:table-cell office:value-type="float" office:value="139314" table:style-name="ce1">
            <text:p>139314</text:p>
          </table:table-cell>
          <table:table-cell office:value-type="float" office:value="66636" table:style-name="ce3">
            <text:p>66636</text:p>
          </table:table-cell>
          <table:table-cell office:value-type="float" office:value="14" table:style-name="ce1">
            <text:p>14</text:p>
          </table:table-cell>
          <table:table-cell office:value-type="float" office:value="7.82" table:style-name="ce1">
            <text:p>7,82</text:p>
          </table:table-cell>
          <table:table-cell office:value-type="float" office:value="16342" table:style-name="ce1">
            <text:p>16342</text:p>
          </table:table-cell>
          <table:table-cell office:value-type="float" office:value="11014" table:style-name="ce1">
            <text:p>11014</text:p>
          </table:table-cell>
          <table:table-cell office:value-type="float" office:value="15.13" table:style-name="ce1">
            <text:p>15,13</text:p>
          </table:table-cell>
          <table:table-cell office:value-type="float" office:value="9.4499999999999993" table:style-name="ce1">
            <text:p>9,45</text:p>
          </table:table-cell>
          <table:table-cell office:value-type="float" office:value="38401" table:style-name="ce1">
            <text:p>38401</text:p>
          </table:table-cell>
          <table:table-cell office:value-type="float" office:value="15409" table:style-name="ce1">
            <text:p>15409</text:p>
          </table:table-cell>
          <table:table-cell office:value-type="float" office:value="57.18" table:style-name="ce1">
            <text:p>57,18</text:p>
          </table:table-cell>
          <table:table-cell office:value-type="float" office:value="29.72" table:style-name="ce1">
            <text:p>29,72</text:p>
          </table:table-cell>
          <table:table-cell office:value-type="float" office:value="239800" table:style-name="ce1">
            <text:p>239800</text:p>
          </table:table-cell>
          <table:table-cell office:value-type="float" office:value="28379" table:style-name="ce1">
            <text:p>28379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7.39" table:style-name="ce1">
            <text:p>7,39</text:p>
          </table:table-cell>
          <table:table-cell office:value-type="float" office:value="11379" table:style-name="ce2">
            <text:p>11379</text:p>
          </table:table-cell>
          <table:table-cell office:value-type="float" office:value="6937" table:style-name="ce2">
            <text:p>6937</text:p>
          </table:table-cell>
          <table:table-cell office:value-type="float" office:value="74.17" table:style-name="ce3">
            <text:p>74,17</text:p>
          </table:table-cell>
          <table:table-cell office:value-type="float" office:value="51.29" table:style-name="ce3">
            <text:p>51,29</text:p>
          </table:table-cell>
          <table:table-cell office:value-type="float" office:value="460879" table:style-name="ce3">
            <text:p>460879</text:p>
          </table:table-cell>
          <table:table-cell office:value-type="float" office:value="56897" table:style-name="ce1">
            <text:p>56897</text:p>
          </table:table-cell>
          <table:table-cell office:value-type="float" office:value="9.9600000000000009" table:style-name="ce2">
            <text:p>9,96</text:p>
          </table:table-cell>
          <table:table-cell office:value-type="float" office:value="5.05" table:style-name="ce1">
            <text:p>5,05</text:p>
          </table:table-cell>
          <table:table-cell office:value-type="float" office:value="26667" table:style-name="ce1">
            <text:p>26667</text:p>
          </table:table-cell>
          <table:table-cell office:value-type="float" office:value="9368" table:style-name="ce1">
            <text:p>9368</text:p>
          </table:table-cell>
          <table:table-cell office:value-type="float" office:value="9.9600000000000009" table:formula="of:=MIN([.$B123];[.$F123];[.$J123];[.$N123];[.$R123];[.$V123];[.$Z123];[.$AD123];[.$AH123];[.$AL123];[.$AP123];[.$AT123];[.$AX123])" table:style-name="ce1">
            <text:p>9,96</text:p>
          </table:table-cell>
          <table:table-cell office:value-type="float" office:value="4.8600000000000003" table:formula="of:=MIN([.$C123];[.$G123];[.$K123];[.$O123];[.$S123];[.$W123];[.$AA123];[.$AE123];[.$AI123];[.$AM123];[.$AQ123];[.$AU123];[.$AY123])" table:style-name="ce1">
            <text:p>4,86</text:p>
          </table:table-cell>
          <table:table-cell office:value-type="float" office:value="11379" table:formula="of:=MIN([.$D123];[.$H123];[.$L123];[.$P123];[.$T123];[.$X123];[.$AB123];[.$AF123];[.$AJ123];[.$AN123];[.$AR123];[.$AV123];[.$AZ123])" table:style-name="ce1">
            <text:p>11379</text:p>
          </table:table-cell>
          <table:table-cell office:value-type="float" office:value="6937" table:formula="of:=MIN([.$E123];[.$I123];[.$M123];[.$Q123];[.$U123];[.$Y123];[.$AC123];[.$AG123];[.$AK123];[.$AO123];[.$AS123];[.$AW123];[.$BA123])" table:style-name="ce1">
            <text:p>6937</text:p>
          </table:table-cell>
          <table:table-cell office:value-type="float" office:value="21.04" table:formula="of:=MEDIAN([.$B123];[.$F123];[.$J123];[.$N123];[.$R123];[.$V123];[.$Z123];[.$AD123];[.$AH123];[.$AL123];[.$AP123];[.$AT123];[.$AX123])" table:style-name="ce1">
            <text:p>21,04</text:p>
          </table:table-cell>
          <table:table-cell office:value-type="float" office:value="9.4499999999999993" table:formula="of:=MEDIAN([.$C123];[.$G123];[.$K123];[.$O123];[.$S123];[.$W123];[.$AA123];[.$AE123];[.$AI123];[.$AM123];[.$AQ123];[.$AU123];[.$AY123])" table:style-name="ce1">
            <text:p>9,45</text:p>
          </table:table-cell>
          <table:table-cell office:value-type="float" office:value="55679" table:formula="of:=MEDIAN([.$D123];[.$H123];[.$L123];[.$P123];[.$T123];[.$X123];[.$AB123];[.$AF123];[.$AJ123];[.$AN123];[.$AR123];[.$AV123];[.$AZ123])" table:style-name="ce1">
            <text:p>55679</text:p>
          </table:table-cell>
          <table:table-cell office:value-type="float" office:value="15409" table:formula="of:=MEDIAN([.$E123];[.$I123];[.$M123];[.$Q123];[.$U123];[.$Y123];[.$AC123];[.$AG123];[.$AK123];[.$AO123];[.$AS123];[.$AW123];[.$BA123])" table:style-name="ce1">
            <text:p>15409</text:p>
          </table:table-cell>
          <table:table-cell office:value-type="float" office:value="74.17" table:formula="of:=MAX([.$B123];[.$F123];[.$J123];[.$N123];[.$R123];[.$V123];[.$Z123];[.$AD123];[.$AH123];[.$AL123];[.$AP123];[.$AT123];[.$AX123])" table:style-name="ce1">
            <text:p>74,17</text:p>
          </table:table-cell>
          <table:table-cell office:value-type="float" office:value="51.29" table:formula="of:=MAX([.$C123];[.$G123];[.$K123];[.$O123];[.$S123];[.$W123];[.$AA123];[.$AE123];[.$AI123];[.$AM123];[.$AQ123];[.$AU123];[.$AY123])" table:style-name="ce1">
            <text:p>51,29</text:p>
          </table:table-cell>
          <table:table-cell office:value-type="float" office:value="460879" table:formula="of:=MAX([.$D123];[.$H123];[.$L123];[.$P123];[.$T123];[.$X123];[.$AB123];[.$AF123];[.$AJ123];[.$AN123];[.$AR123];[.$AV123];[.$AZ123])" table:style-name="ce1">
            <text:p>460879</text:p>
          </table:table-cell>
          <table:table-cell office:value-type="float" office:value="66636" table:formula="of:=MAX([.$E123];[.$I123];[.$M123];[.$Q123];[.$U123];[.$Y123];[.$AC123];[.$AG123];[.$AK123];[.$AO123];[.$AS123];[.$AW123];[.$BA123])" table:style-name="ce1">
            <text:p>6663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20_c50.lp</text:p>
          </table:table-cell>
          <table:table-cell office:value-type="float" office:value="8.8000000000000007" table:style-name="ce2">
            <text:p>8,8</text:p>
          </table:table-cell>
          <table:table-cell office:value-type="float" office:value="0.82" table:style-name="ce2">
            <text:p>0,82</text:p>
          </table:table-cell>
          <table:table-cell office:value-type="float" office:value="15954" table:style-name="ce1">
            <text:p>15954</text:p>
          </table:table-cell>
          <table:table-cell office:value-type="float" office:value="1106" table:style-name="ce2">
            <text:p>1106</text:p>
          </table:table-cell>
          <table:table-cell office:value-type="float" office:value="15.21" table:style-name="ce1">
            <text:p>15,21</text:p>
          </table:table-cell>
          <table:table-cell office:value-type="float" office:value="6.93" table:style-name="ce1">
            <text:p>6,93</text:p>
          </table:table-cell>
          <table:table-cell office:value-type="float" office:value="9105" table:style-name="ce2">
            <text:p>9105</text:p>
          </table:table-cell>
          <table:table-cell office:value-type="float" office:value="6208" table:style-name="ce1">
            <text:p>6208</text:p>
          </table:table-cell>
          <table:table-cell office:value-type="float" office:value="19.59" table:style-name="ce1">
            <text:p>19,59</text:p>
          </table:table-cell>
          <table:table-cell office:value-type="float" office:value="11.75" table:style-name="ce1">
            <text:p>11,75</text:p>
          </table:table-cell>
          <table:table-cell office:value-type="float" office:value="77428" table:style-name="ce3">
            <text:p>77428</text:p>
          </table:table-cell>
          <table:table-cell office:value-type="float" office:value="11514" table:style-name="ce1">
            <text:p>11514</text:p>
          </table:table-cell>
          <table:table-cell office:value-type="float" office:value="16.5" table:style-name="ce1">
            <text:p>16,5</text:p>
          </table:table-cell>
          <table:table-cell office:value-type="float" office:value="8.33" table:style-name="ce1">
            <text:p>8,33</text:p>
          </table:table-cell>
          <table:table-cell office:value-type="float" office:value="40601" table:style-name="ce1">
            <text:p>40601</text:p>
          </table:table-cell>
          <table:table-cell office:value-type="float" office:value="7994" table:style-name="ce1">
            <text:p>7994</text:p>
          </table:table-cell>
          <table:table-cell office:value-type="float" office:value="24.48" table:style-name="ce1">
            <text:p>24,48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19775" table:style-name="ce1">
            <text:p>19775</text:p>
          </table:table-cell>
          <table:table-cell office:value-type="float" office:value="13704" table:style-name="ce1">
            <text:p>13704</text:p>
          </table:table-cell>
          <table:table-cell office:value-type="float" office:value="12.69" table:style-name="ce1">
            <text:p>12,69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14185" table:style-name="ce1">
            <text:p>14185</text:p>
          </table:table-cell>
          <table:table-cell office:value-type="float" office:value="4293" table:style-name="ce1">
            <text:p>4293</text:p>
          </table:table-cell>
          <table:table-cell office:value-type="float" office:value="17.12" table:style-name="ce1">
            <text:p>17,12</text:p>
          </table:table-cell>
          <table:table-cell office:value-type="float" office:value="9.4" table:style-name="ce1">
            <text:p>9,4</text:p>
          </table:table-cell>
          <table:table-cell office:value-type="float" office:value="19630" table:style-name="ce1">
            <text:p>19630</text:p>
          </table:table-cell>
          <table:table-cell office:value-type="float" office:value="8410" table:style-name="ce1">
            <text:p>8410</text:p>
          </table:table-cell>
          <table:table-cell office:value-type="float" office:value="39.28" table:style-name="ce1">
            <text:p>39,28</text:p>
          </table:table-cell>
          <table:table-cell office:value-type="float" office:value="30.73" table:style-name="ce3">
            <text:p>30,73</text:p>
          </table:table-cell>
          <table:table-cell office:value-type="float" office:value="30838" table:style-name="ce1">
            <text:p>30838</text:p>
          </table:table-cell>
          <table:table-cell office:value-type="float" office:value="22880" table:style-name="ce3">
            <text:p>22880</text:p>
          </table:table-cell>
          <table:table-cell office:value-type="float" office:value="13.19" table:style-name="ce1">
            <text:p>13,19</text:p>
          </table:table-cell>
          <table:table-cell office:value-type="float" office:value="4.5" table:style-name="ce1">
            <text:p>4,5</text:p>
          </table:table-cell>
          <table:table-cell office:value-type="float" office:value="15954" table:style-name="ce1">
            <text:p>15954</text:p>
          </table:table-cell>
          <table:table-cell office:value-type="float" office:value="5071" table:style-name="ce1">
            <text:p>5071</text:p>
          </table:table-cell>
          <table:table-cell office:value-type="float" office:value="49.2" table:style-name="ce1">
            <text:p>49,2</text:p>
          </table:table-cell>
          <table:table-cell office:value-type="float" office:value="7.19" table:style-name="ce1">
            <text:p>7,19</text:p>
          </table:table-cell>
          <table:table-cell office:value-type="float" office:value="14919" table:style-name="ce1">
            <text:p>14919</text:p>
          </table:table-cell>
          <table:table-cell office:value-type="float" office:value="5018" table:style-name="ce1">
            <text:p>5018</text:p>
          </table:table-cell>
          <table:table-cell office:value-type="float" office:value="61.56" table:style-name="ce3">
            <text:p>61,56</text:p>
          </table:table-cell>
          <table:table-cell office:value-type="float" office:value="23.94" table:style-name="ce1">
            <text:p>23,94</text:p>
          </table:table-cell>
          <table:table-cell office:value-type="float" office:value="19574" table:style-name="ce1">
            <text:p>19574</text:p>
          </table:table-cell>
          <table:table-cell office:value-type="float" office:value="13390" table:style-name="ce1">
            <text:p>13390</text:p>
          </table:table-cell>
          <table:table-cell office:value-type="float" office:value="46.62" table:style-name="ce1">
            <text:p>46,62</text:p>
          </table:table-cell>
          <table:table-cell office:value-type="float" office:value="8.66" table:style-name="ce1">
            <text:p>8,66</text:p>
          </table:table-cell>
          <table:table-cell office:value-type="float" office:value="18684" table:style-name="ce1">
            <text:p>18684</text:p>
          </table:table-cell>
          <table:table-cell office:value-type="float" office:value="6129" table:style-name="ce1">
            <text:p>6129</text:p>
          </table:table-cell>
          <table:table-cell office:value-type="float" office:value="23.37" table:style-name="ce1">
            <text:p>23,37</text:p>
          </table:table-cell>
          <table:table-cell office:value-type="float" office:value="16.13" table:style-name="ce1">
            <text:p>16,13</text:p>
          </table:table-cell>
          <table:table-cell office:value-type="float" office:value="32498" table:style-name="ce1">
            <text:p>32498</text:p>
          </table:table-cell>
          <table:table-cell office:value-type="float" office:value="14209" table:style-name="ce1">
            <text:p>14209</text:p>
          </table:table-cell>
          <table:table-cell office:value-type="float" office:value="8.8000000000000007" table:formula="of:=MIN([.$B124];[.$F124];[.$J124];[.$N124];[.$R124];[.$V124];[.$Z124];[.$AD124];[.$AH124];[.$AL124];[.$AP124];[.$AT124];[.$AX124])" table:style-name="ce1">
            <text:p>8,8</text:p>
          </table:table-cell>
          <table:table-cell office:value-type="float" office:value="0.82" table:formula="of:=MIN([.$C124];[.$G124];[.$K124];[.$O124];[.$S124];[.$W124];[.$AA124];[.$AE124];[.$AI124];[.$AM124];[.$AQ124];[.$AU124];[.$AY124])" table:style-name="ce1">
            <text:p>0,82</text:p>
          </table:table-cell>
          <table:table-cell office:value-type="float" office:value="9105" table:formula="of:=MIN([.$D124];[.$H124];[.$L124];[.$P124];[.$T124];[.$X124];[.$AB124];[.$AF124];[.$AJ124];[.$AN124];[.$AR124];[.$AV124];[.$AZ124])" table:style-name="ce1">
            <text:p>9105</text:p>
          </table:table-cell>
          <table:table-cell office:value-type="float" office:value="1106" table:formula="of:=MIN([.$E124];[.$I124];[.$M124];[.$Q124];[.$U124];[.$Y124];[.$AC124];[.$AG124];[.$AK124];[.$AO124];[.$AS124];[.$AW124];[.$BA124])" table:style-name="ce1">
            <text:p>1106</text:p>
          </table:table-cell>
          <table:table-cell office:value-type="float" office:value="19.59" table:formula="of:=MEDIAN([.$B124];[.$F124];[.$J124];[.$N124];[.$R124];[.$V124];[.$Z124];[.$AD124];[.$AH124];[.$AL124];[.$AP124];[.$AT124];[.$AX124])" table:style-name="ce1">
            <text:p>19,59</text:p>
          </table:table-cell>
          <table:table-cell office:value-type="float" office:value="8.66" table:formula="of:=MEDIAN([.$C124];[.$G124];[.$K124];[.$O124];[.$S124];[.$W124];[.$AA124];[.$AE124];[.$AI124];[.$AM124];[.$AQ124];[.$AU124];[.$AY124])" table:style-name="ce1">
            <text:p>8,66</text:p>
          </table:table-cell>
          <table:table-cell office:value-type="float" office:value="19574" table:formula="of:=MEDIAN([.$D124];[.$H124];[.$L124];[.$P124];[.$T124];[.$X124];[.$AB124];[.$AF124];[.$AJ124];[.$AN124];[.$AR124];[.$AV124];[.$AZ124])" table:style-name="ce1">
            <text:p>19574</text:p>
          </table:table-cell>
          <table:table-cell office:value-type="float" office:value="7994" table:formula="of:=MEDIAN([.$E124];[.$I124];[.$M124];[.$Q124];[.$U124];[.$Y124];[.$AC124];[.$AG124];[.$AK124];[.$AO124];[.$AS124];[.$AW124];[.$BA124])" table:style-name="ce1">
            <text:p>7994</text:p>
          </table:table-cell>
          <table:table-cell office:value-type="float" office:value="61.56" table:formula="of:=MAX([.$B124];[.$F124];[.$J124];[.$N124];[.$R124];[.$V124];[.$Z124];[.$AD124];[.$AH124];[.$AL124];[.$AP124];[.$AT124];[.$AX124])" table:style-name="ce1">
            <text:p>61,56</text:p>
          </table:table-cell>
          <table:table-cell office:value-type="float" office:value="30.73" table:formula="of:=MAX([.$C124];[.$G124];[.$K124];[.$O124];[.$S124];[.$W124];[.$AA124];[.$AE124];[.$AI124];[.$AM124];[.$AQ124];[.$AU124];[.$AY124])" table:style-name="ce1">
            <text:p>30,73</text:p>
          </table:table-cell>
          <table:table-cell office:value-type="float" office:value="77428" table:formula="of:=MAX([.$D124];[.$H124];[.$L124];[.$P124];[.$T124];[.$X124];[.$AB124];[.$AF124];[.$AJ124];[.$AN124];[.$AR124];[.$AV124];[.$AZ124])" table:style-name="ce1">
            <text:p>77428</text:p>
          </table:table-cell>
          <table:table-cell office:value-type="float" office:value="22880" table:formula="of:=MAX([.$E124];[.$I124];[.$M124];[.$Q124];[.$U124];[.$Y124];[.$AC124];[.$AG124];[.$AK124];[.$AO124];[.$AS124];[.$AW124];[.$BA124])" table:style-name="ce1">
            <text:p>228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25_c50.lp</text:p>
          </table:table-cell>
          <table:table-cell office:value-type="float" office:value="61.13" table:style-name="ce1">
            <text:p>61,13</text:p>
          </table:table-cell>
          <table:table-cell office:value-type="float" office:value="50.85" table:style-name="ce1">
            <text:p>50,85</text:p>
          </table:table-cell>
          <table:table-cell office:value-type="float" office:value="82748" table:style-name="ce1">
            <text:p>82748</text:p>
          </table:table-cell>
          <table:table-cell office:value-type="float" office:value="41234" table:style-name="ce1">
            <text:p>41234</text:p>
          </table:table-cell>
          <table:table-cell office:value-type="float" office:value="23.38" table:style-name="ce1">
            <text:p>23,38</text:p>
          </table:table-cell>
          <table:table-cell office:value-type="float" office:value="12.29" table:style-name="ce1">
            <text:p>12,29</text:p>
          </table:table-cell>
          <table:table-cell office:value-type="float" office:value="18106" table:style-name="ce2">
            <text:p>18106</text:p>
          </table:table-cell>
          <table:table-cell office:value-type="float" office:value="12420" table:style-name="ce1">
            <text:p>12420</text:p>
          </table:table-cell>
          <table:table-cell office:value-type="float" office:value="25.82" table:style-name="ce1">
            <text:p>25,82</text:p>
          </table:table-cell>
          <table:table-cell office:value-type="float" office:value="14.93" table:style-name="ce1">
            <text:p>14,93</text:p>
          </table:table-cell>
          <table:table-cell office:value-type="float" office:value="38892" table:style-name="ce1">
            <text:p>38892</text:p>
          </table:table-cell>
          <table:table-cell office:value-type="float" office:value="14855" table:style-name="ce1">
            <text:p>14855</text:p>
          </table:table-cell>
          <table:table-cell office:value-type="float" office:value="24.63" table:style-name="ce1">
            <text:p>24,63</text:p>
          </table:table-cell>
          <table:table-cell office:value-type="float" office:value="13.56" table:style-name="ce1">
            <text:p>13,56</text:p>
          </table:table-cell>
          <table:table-cell office:value-type="float" office:value="26972" table:style-name="ce1">
            <text:p>26972</text:p>
          </table:table-cell>
          <table:table-cell office:value-type="float" office:value="12860" table:style-name="ce1">
            <text:p>12860</text:p>
          </table:table-cell>
          <table:table-cell office:value-type="float" office:value="45.18" table:style-name="ce1">
            <text:p>45,18</text:p>
          </table:table-cell>
          <table:table-cell office:value-type="float" office:value="34.1" table:style-name="ce1">
            <text:p>34,1</text:p>
          </table:table-cell>
          <table:table-cell office:value-type="float" office:value="47510" table:style-name="ce1">
            <text:p>47510</text:p>
          </table:table-cell>
          <table:table-cell office:value-type="float" office:value="35858" table:style-name="ce1">
            <text:p>35858</text:p>
          </table:table-cell>
          <table:table-cell office:value-type="float" office:value="71.67" table:style-name="ce1">
            <text:p>71,67</text:p>
          </table:table-cell>
          <table:table-cell office:value-type="float" office:value="60.77" table:style-name="ce1">
            <text:p>60,77</text:p>
          </table:table-cell>
          <table:table-cell office:value-type="float" office:value="69182" table:style-name="ce1">
            <text:p>69182</text:p>
          </table:table-cell>
          <table:table-cell office:value-type="float" office:value="51131" table:style-name="ce1">
            <text:p>51131</text:p>
          </table:table-cell>
          <table:table-cell office:value-type="float" office:value="56.88" table:style-name="ce1">
            <text:p>56,88</text:p>
          </table:table-cell>
          <table:table-cell office:value-type="float" office:value="45.88" table:style-name="ce1">
            <text:p>45,88</text:p>
          </table:table-cell>
          <table:table-cell office:value-type="float" office:value="81265" table:style-name="ce1">
            <text:p>81265</text:p>
          </table:table-cell>
          <table:table-cell office:value-type="float" office:value="41049" table:style-name="ce1">
            <text:p>41049</text:p>
          </table:table-cell>
          <table:table-cell office:value-type="float" office:value="76.180000000000007" table:style-name="ce1">
            <text:p>76,18</text:p>
          </table:table-cell>
          <table:table-cell office:value-type="float" office:value="64.56" table:style-name="ce1">
            <text:p>64,56</text:p>
          </table:table-cell>
          <table:table-cell office:value-type="float" office:value="75850" table:style-name="ce1">
            <text:p>75850</text:p>
          </table:table-cell>
          <table:table-cell office:value-type="float" office:value="57832" table:style-name="ce3">
            <text:p>57832</text:p>
          </table:table-cell>
          <table:table-cell office:value-type="float" office:value="45.83" table:style-name="ce1">
            <text:p>45,83</text:p>
          </table:table-cell>
          <table:table-cell office:value-type="float" office:value="35.01" table:style-name="ce1">
            <text:p>35,01</text:p>
          </table:table-cell>
          <table:table-cell office:value-type="float" office:value="62697" table:style-name="ce1">
            <text:p>62697</text:p>
          </table:table-cell>
          <table:table-cell office:value-type="float" office:value="31371" table:style-name="ce1">
            <text:p>31371</text:p>
          </table:table-cell>
          <table:table-cell office:value-type="float" office:value="136.86000000000001" table:style-name="ce3">
            <text:p>136,86</text:p>
          </table:table-cell>
          <table:table-cell office:value-type="float" office:value="74.819999999999993" table:style-name="ce1">
            <text:p>74,82</text:p>
          </table:table-cell>
          <table:table-cell office:value-type="float" office:value="390100" table:style-name="ce3">
            <text:p>390100</text:p>
          </table:table-cell>
          <table:table-cell office:value-type="float" office:value="43763" table:style-name="ce1">
            <text:p>43763</text:p>
          </table:table-cell>
          <table:table-cell office:value-type="float" office:value="135.61000000000001" table:style-name="ce1">
            <text:p>135,61</text:p>
          </table:table-cell>
          <table:table-cell office:value-type="float" office:value="83.98" table:style-name="ce3">
            <text:p>83,98</text:p>
          </table:table-cell>
          <table:table-cell office:value-type="float" office:value="154641" table:style-name="ce1">
            <text:p>154641</text:p>
          </table:table-cell>
          <table:table-cell office:value-type="float" office:value="46713" table:style-name="ce1">
            <text:p>46713</text:p>
          </table:table-cell>
          <table:table-cell office:value-type="float" office:value="91.82" table:style-name="ce1">
            <text:p>91,82</text:p>
          </table:table-cell>
          <table:table-cell office:value-type="float" office:value="37.5" table:style-name="ce1">
            <text:p>37,5</text:p>
          </table:table-cell>
          <table:table-cell office:value-type="float" office:value="227474" table:style-name="ce1">
            <text:p>227474</text:p>
          </table:table-cell>
          <table:table-cell office:value-type="float" office:value="23569" table:style-name="ce1">
            <text:p>23569</text:p>
          </table:table-cell>
          <table:table-cell office:value-type="float" office:value="19.09" table:style-name="ce2">
            <text:p>19,09</text:p>
          </table:table-cell>
          <table:table-cell office:value-type="float" office:value="8.83" table:style-name="ce2">
            <text:p>8,83</text:p>
          </table:table-cell>
          <table:table-cell office:value-type="float" office:value="46308" table:style-name="ce1">
            <text:p>46308</text:p>
          </table:table-cell>
          <table:table-cell office:value-type="float" office:value="11262" table:style-name="ce2">
            <text:p>11262</text:p>
          </table:table-cell>
          <table:table-cell office:value-type="float" office:value="19.09" table:formula="of:=MIN([.$B125];[.$F125];[.$J125];[.$N125];[.$R125];[.$V125];[.$Z125];[.$AD125];[.$AH125];[.$AL125];[.$AP125];[.$AT125];[.$AX125])" table:style-name="ce1">
            <text:p>19,09</text:p>
          </table:table-cell>
          <table:table-cell office:value-type="float" office:value="8.83" table:formula="of:=MIN([.$C125];[.$G125];[.$K125];[.$O125];[.$S125];[.$W125];[.$AA125];[.$AE125];[.$AI125];[.$AM125];[.$AQ125];[.$AU125];[.$AY125])" table:style-name="ce1">
            <text:p>8,83</text:p>
          </table:table-cell>
          <table:table-cell office:value-type="float" office:value="18106" table:formula="of:=MIN([.$D125];[.$H125];[.$L125];[.$P125];[.$T125];[.$X125];[.$AB125];[.$AF125];[.$AJ125];[.$AN125];[.$AR125];[.$AV125];[.$AZ125])" table:style-name="ce1">
            <text:p>18106</text:p>
          </table:table-cell>
          <table:table-cell office:value-type="float" office:value="11262" table:formula="of:=MIN([.$E125];[.$I125];[.$M125];[.$Q125];[.$U125];[.$Y125];[.$AC125];[.$AG125];[.$AK125];[.$AO125];[.$AS125];[.$AW125];[.$BA125])" table:style-name="ce1">
            <text:p>11262</text:p>
          </table:table-cell>
          <table:table-cell office:value-type="float" office:value="56.88" table:formula="of:=MEDIAN([.$B125];[.$F125];[.$J125];[.$N125];[.$R125];[.$V125];[.$Z125];[.$AD125];[.$AH125];[.$AL125];[.$AP125];[.$AT125];[.$AX125])" table:style-name="ce1">
            <text:p>56,88</text:p>
          </table:table-cell>
          <table:table-cell office:value-type="float" office:value="37.5" table:formula="of:=MEDIAN([.$C125];[.$G125];[.$K125];[.$O125];[.$S125];[.$W125];[.$AA125];[.$AE125];[.$AI125];[.$AM125];[.$AQ125];[.$AU125];[.$AY125])" table:style-name="ce1">
            <text:p>37,5</text:p>
          </table:table-cell>
          <table:table-cell office:value-type="float" office:value="69182" table:formula="of:=MEDIAN([.$D125];[.$H125];[.$L125];[.$P125];[.$T125];[.$X125];[.$AB125];[.$AF125];[.$AJ125];[.$AN125];[.$AR125];[.$AV125];[.$AZ125])" table:style-name="ce1">
            <text:p>69182</text:p>
          </table:table-cell>
          <table:table-cell office:value-type="float" office:value="35858" table:formula="of:=MEDIAN([.$E125];[.$I125];[.$M125];[.$Q125];[.$U125];[.$Y125];[.$AC125];[.$AG125];[.$AK125];[.$AO125];[.$AS125];[.$AW125];[.$BA125])" table:style-name="ce1">
            <text:p>35858</text:p>
          </table:table-cell>
          <table:table-cell office:value-type="float" office:value="136.86000000000001" table:formula="of:=MAX([.$B125];[.$F125];[.$J125];[.$N125];[.$R125];[.$V125];[.$Z125];[.$AD125];[.$AH125];[.$AL125];[.$AP125];[.$AT125];[.$AX125])" table:style-name="ce1">
            <text:p>136,86</text:p>
          </table:table-cell>
          <table:table-cell office:value-type="float" office:value="83.98" table:formula="of:=MAX([.$C125];[.$G125];[.$K125];[.$O125];[.$S125];[.$W125];[.$AA125];[.$AE125];[.$AI125];[.$AM125];[.$AQ125];[.$AU125];[.$AY125])" table:style-name="ce1">
            <text:p>83,98</text:p>
          </table:table-cell>
          <table:table-cell office:value-type="float" office:value="390100" table:formula="of:=MAX([.$D125];[.$H125];[.$L125];[.$P125];[.$T125];[.$X125];[.$AB125];[.$AF125];[.$AJ125];[.$AN125];[.$AR125];[.$AV125];[.$AZ125])" table:style-name="ce1">
            <text:p>390100</text:p>
          </table:table-cell>
          <table:table-cell office:value-type="float" office:value="57832" table:formula="of:=MAX([.$E125];[.$I125];[.$M125];[.$Q125];[.$U125];[.$Y125];[.$AC125];[.$AG125];[.$AK125];[.$AO125];[.$AS125];[.$AW125];[.$BA125])" table:style-name="ce1">
            <text:p>5783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25_c55.lp</text:p>
          </table:table-cell>
          <table:table-cell office:value-type="float" office:value="31.14" table:style-name="ce1">
            <text:p>31,14</text:p>
          </table:table-cell>
          <table:table-cell office:value-type="float" office:value="24.31" table:style-name="ce1">
            <text:p>24,31</text:p>
          </table:table-cell>
          <table:table-cell office:value-type="float" office:value="289847" table:style-name="ce3">
            <text:p>289847</text:p>
          </table:table-cell>
          <table:table-cell office:value-type="float" office:value="35172" table:style-name="ce1">
            <text:p>35172</text:p>
          </table:table-cell>
          <table:table-cell office:value-type="float" office:value="89.09" table:style-name="ce1">
            <text:p>89,09</text:p>
          </table:table-cell>
          <table:table-cell office:value-type="float" office:value="81.87" table:style-name="ce3">
            <text:p>81,87</text:p>
          </table:table-cell>
          <table:table-cell office:value-type="float" office:value="138263" table:style-name="ce1">
            <text:p>138263</text:p>
          </table:table-cell>
          <table:table-cell office:value-type="float" office:value="98763" table:style-name="ce3">
            <text:p>98763</text:p>
          </table:table-cell>
          <table:table-cell office:value-type="float" office:value="12.67" table:style-name="ce1">
            <text:p>12,67</text:p>
          </table:table-cell>
          <table:table-cell office:value-type="float" office:value="5.38" table:style-name="ce1">
            <text:p>5,38</text:p>
          </table:table-cell>
          <table:table-cell office:value-type="float" office:value="27254" table:style-name="ce1">
            <text:p>27254</text:p>
          </table:table-cell>
          <table:table-cell office:value-type="float" office:value="6826" table:style-name="ce1">
            <text:p>6826</text:p>
          </table:table-cell>
          <table:table-cell office:value-type="float" office:value="15.47" table:style-name="ce1">
            <text:p>15,47</text:p>
          </table:table-cell>
          <table:table-cell office:value-type="float" office:value="7.99" table:style-name="ce1">
            <text:p>7,99</text:p>
          </table:table-cell>
          <table:table-cell office:value-type="float" office:value="103032" table:style-name="ce1">
            <text:p>103032</text:p>
          </table:table-cell>
          <table:table-cell office:value-type="float" office:value="12207" table:style-name="ce1">
            <text:p>12207</text:p>
          </table:table-cell>
          <table:table-cell office:value-type="float" office:value="63.06" table:style-name="ce1">
            <text:p>63,06</text:p>
          </table:table-cell>
          <table:table-cell office:value-type="float" office:value="56.43" table:style-name="ce1">
            <text:p>56,43</text:p>
          </table:table-cell>
          <table:table-cell office:value-type="float" office:value="98581" table:style-name="ce1">
            <text:p>98581</text:p>
          </table:table-cell>
          <table:table-cell office:value-type="float" office:value="68627" table:style-name="ce1">
            <text:p>68627</text:p>
          </table:table-cell>
          <table:table-cell office:value-type="float" office:value="16.22" table:style-name="ce1">
            <text:p>16,22</text:p>
          </table:table-cell>
          <table:table-cell office:value-type="float" office:value="9.27" table:style-name="ce1">
            <text:p>9,27</text:p>
          </table:table-cell>
          <table:table-cell office:value-type="float" office:value="152541" table:style-name="ce1">
            <text:p>152541</text:p>
          </table:table-cell>
          <table:table-cell office:value-type="float" office:value="14345" table:style-name="ce1">
            <text:p>14345</text:p>
          </table:table-cell>
          <table:table-cell office:value-type="float" office:value="8.64" table:style-name="ce2">
            <text:p>8,64</text:p>
          </table:table-cell>
          <table:table-cell office:value-type="float" office:value="2.13" table:style-name="ce2">
            <text:p>2,13</text:p>
          </table:table-cell>
          <table:table-cell office:value-type="float" office:value="25407" table:style-name="ce1">
            <text:p>25407</text:p>
          </table:table-cell>
          <table:table-cell office:value-type="float" office:value="3524" table:style-name="ce2">
            <text:p>3524</text:p>
          </table:table-cell>
          <table:table-cell office:value-type="float" office:value="12.78" table:style-name="ce1">
            <text:p>12,78</text:p>
          </table:table-cell>
          <table:table-cell office:value-type="float" office:value="5.33" table:style-name="ce1">
            <text:p>5,33</text:p>
          </table:table-cell>
          <table:table-cell office:value-type="float" office:value="13085" table:style-name="ce2">
            <text:p>13085</text:p>
          </table:table-cell>
          <table:table-cell office:value-type="float" office:value="7580" table:style-name="ce1">
            <text:p>7580</text:p>
          </table:table-cell>
          <table:table-cell office:value-type="float" office:value="37.28" table:style-name="ce1">
            <text:p>37,28</text:p>
          </table:table-cell>
          <table:table-cell office:value-type="float" office:value="30.05" table:style-name="ce1">
            <text:p>30,05</text:p>
          </table:table-cell>
          <table:table-cell office:value-type="float" office:value="145268" table:style-name="ce1">
            <text:p>145268</text:p>
          </table:table-cell>
          <table:table-cell office:value-type="float" office:value="30994" table:style-name="ce1">
            <text:p>30994</text:p>
          </table:table-cell>
          <table:table-cell office:value-type="float" office:value="96.18" table:style-name="ce1">
            <text:p>96,18</text:p>
          </table:table-cell>
          <table:table-cell office:value-type="float" office:value="54.4" table:style-name="ce1">
            <text:p>54,4</text:p>
          </table:table-cell>
          <table:table-cell office:value-type="float" office:value="174738" table:style-name="ce1">
            <text:p>174738</text:p>
          </table:table-cell>
          <table:table-cell office:value-type="float" office:value="36609" table:style-name="ce1">
            <text:p>36609</text:p>
          </table:table-cell>
          <table:table-cell office:value-type="float" office:value="104.64" table:style-name="ce3">
            <text:p>104,64</text:p>
          </table:table-cell>
          <table:table-cell office:value-type="float" office:value="64.61" table:style-name="ce1">
            <text:p>64,61</text:p>
          </table:table-cell>
          <table:table-cell office:value-type="float" office:value="131206" table:style-name="ce1">
            <text:p>131206</text:p>
          </table:table-cell>
          <table:table-cell office:value-type="float" office:value="53558" table:style-name="ce1">
            <text:p>53558</text:p>
          </table:table-cell>
          <table:table-cell office:value-type="float" office:value="66.17" table:style-name="ce1">
            <text:p>66,17</text:p>
          </table:table-cell>
          <table:table-cell office:value-type="float" office:value="26.49" table:style-name="ce1">
            <text:p>26,49</text:p>
          </table:table-cell>
          <table:table-cell office:value-type="float" office:value="143231" table:style-name="ce1">
            <text:p>143231</text:p>
          </table:table-cell>
          <table:table-cell office:value-type="float" office:value="25268" table:style-name="ce1">
            <text:p>25268</text:p>
          </table:table-cell>
          <table:table-cell office:value-type="float" office:value="11.8" table:style-name="ce1">
            <text:p>11,8</text:p>
          </table:table-cell>
          <table:table-cell office:value-type="float" office:value="5.71" table:style-name="ce1">
            <text:p>5,71</text:p>
          </table:table-cell>
          <table:table-cell office:value-type="float" office:value="89336" table:style-name="ce1">
            <text:p>89336</text:p>
          </table:table-cell>
          <table:table-cell office:value-type="float" office:value="10963" table:style-name="ce1">
            <text:p>10963</text:p>
          </table:table-cell>
          <table:table-cell office:value-type="float" office:value="8.64" table:formula="of:=MIN([.$B126];[.$F126];[.$J126];[.$N126];[.$R126];[.$V126];[.$Z126];[.$AD126];[.$AH126];[.$AL126];[.$AP126];[.$AT126];[.$AX126])" table:style-name="ce1">
            <text:p>8,64</text:p>
          </table:table-cell>
          <table:table-cell office:value-type="float" office:value="2.13" table:formula="of:=MIN([.$C126];[.$G126];[.$K126];[.$O126];[.$S126];[.$W126];[.$AA126];[.$AE126];[.$AI126];[.$AM126];[.$AQ126];[.$AU126];[.$AY126])" table:style-name="ce1">
            <text:p>2,13</text:p>
          </table:table-cell>
          <table:table-cell office:value-type="float" office:value="13085" table:formula="of:=MIN([.$D126];[.$H126];[.$L126];[.$P126];[.$T126];[.$X126];[.$AB126];[.$AF126];[.$AJ126];[.$AN126];[.$AR126];[.$AV126];[.$AZ126])" table:style-name="ce1">
            <text:p>13085</text:p>
          </table:table-cell>
          <table:table-cell office:value-type="float" office:value="3524" table:formula="of:=MIN([.$E126];[.$I126];[.$M126];[.$Q126];[.$U126];[.$Y126];[.$AC126];[.$AG126];[.$AK126];[.$AO126];[.$AS126];[.$AW126];[.$BA126])" table:style-name="ce1">
            <text:p>3524</text:p>
          </table:table-cell>
          <table:table-cell office:value-type="float" office:value="31.14" table:formula="of:=MEDIAN([.$B126];[.$F126];[.$J126];[.$N126];[.$R126];[.$V126];[.$Z126];[.$AD126];[.$AH126];[.$AL126];[.$AP126];[.$AT126];[.$AX126])" table:style-name="ce1">
            <text:p>31,14</text:p>
          </table:table-cell>
          <table:table-cell office:value-type="float" office:value="24.31" table:formula="of:=MEDIAN([.$C126];[.$G126];[.$K126];[.$O126];[.$S126];[.$W126];[.$AA126];[.$AE126];[.$AI126];[.$AM126];[.$AQ126];[.$AU126];[.$AY126])" table:style-name="ce1">
            <text:p>24,31</text:p>
          </table:table-cell>
          <table:table-cell office:value-type="float" office:value="131206" table:formula="of:=MEDIAN([.$D126];[.$H126];[.$L126];[.$P126];[.$T126];[.$X126];[.$AB126];[.$AF126];[.$AJ126];[.$AN126];[.$AR126];[.$AV126];[.$AZ126])" table:style-name="ce1">
            <text:p>131206</text:p>
          </table:table-cell>
          <table:table-cell office:value-type="float" office:value="25268" table:formula="of:=MEDIAN([.$E126];[.$I126];[.$M126];[.$Q126];[.$U126];[.$Y126];[.$AC126];[.$AG126];[.$AK126];[.$AO126];[.$AS126];[.$AW126];[.$BA126])" table:style-name="ce1">
            <text:p>25268</text:p>
          </table:table-cell>
          <table:table-cell office:value-type="float" office:value="104.64" table:formula="of:=MAX([.$B126];[.$F126];[.$J126];[.$N126];[.$R126];[.$V126];[.$Z126];[.$AD126];[.$AH126];[.$AL126];[.$AP126];[.$AT126];[.$AX126])" table:style-name="ce1">
            <text:p>104,64</text:p>
          </table:table-cell>
          <table:table-cell office:value-type="float" office:value="81.87" table:formula="of:=MAX([.$C126];[.$G126];[.$K126];[.$O126];[.$S126];[.$W126];[.$AA126];[.$AE126];[.$AI126];[.$AM126];[.$AQ126];[.$AU126];[.$AY126])" table:style-name="ce1">
            <text:p>81,87</text:p>
          </table:table-cell>
          <table:table-cell office:value-type="float" office:value="289847" table:formula="of:=MAX([.$D126];[.$H126];[.$L126];[.$P126];[.$T126];[.$X126];[.$AB126];[.$AF126];[.$AJ126];[.$AN126];[.$AR126];[.$AV126];[.$AZ126])" table:style-name="ce1">
            <text:p>289847</text:p>
          </table:table-cell>
          <table:table-cell office:value-type="float" office:value="98763" table:formula="of:=MAX([.$E126];[.$I126];[.$M126];[.$Q126];[.$U126];[.$Y126];[.$AC126];[.$AG126];[.$AK126];[.$AO126];[.$AS126];[.$AW126];[.$BA126])" table:style-name="ce1">
            <text:p>9876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30_c50.lp</text:p>
          </table:table-cell>
          <table:table-cell office:value-type="float" office:value="25.94" table:style-name="ce1">
            <text:p>25,94</text:p>
          </table:table-cell>
          <table:table-cell office:value-type="float" office:value="11.83" table:style-name="ce1">
            <text:p>11,83</text:p>
          </table:table-cell>
          <table:table-cell office:value-type="float" office:value="91596" table:style-name="ce1">
            <text:p>91596</text:p>
          </table:table-cell>
          <table:table-cell office:value-type="float" office:value="12421" table:style-name="ce1">
            <text:p>12421</text:p>
          </table:table-cell>
          <table:table-cell office:value-type="float" office:value="22.53" table:style-name="ce2">
            <text:p>22,53</text:p>
          </table:table-cell>
          <table:table-cell office:value-type="float" office:value="8.25" table:style-name="ce2">
            <text:p>8,25</text:p>
          </table:table-cell>
          <table:table-cell office:value-type="float" office:value="12735" table:style-name="ce2">
            <text:p>12735</text:p>
          </table:table-cell>
          <table:table-cell office:value-type="float" office:value="8377" table:style-name="ce1">
            <text:p>8377</text:p>
          </table:table-cell>
          <table:table-cell office:value-type="float" office:value="29.27" table:style-name="ce1">
            <text:p>29,27</text:p>
          </table:table-cell>
          <table:table-cell office:value-type="float" office:value="15.48" table:style-name="ce1">
            <text:p>15,48</text:p>
          </table:table-cell>
          <table:table-cell office:value-type="float" office:value="111706" table:style-name="ce3">
            <text:p>111706</text:p>
          </table:table-cell>
          <table:table-cell office:value-type="float" office:value="16227" table:style-name="ce1">
            <text:p>16227</text:p>
          </table:table-cell>
          <table:table-cell office:value-type="float" office:value="26.54" table:style-name="ce1">
            <text:p>26,54</text:p>
          </table:table-cell>
          <table:table-cell office:value-type="float" office:value="12.07" table:style-name="ce1">
            <text:p>12,07</text:p>
          </table:table-cell>
          <table:table-cell office:value-type="float" office:value="44180" table:style-name="ce1">
            <text:p>44180</text:p>
          </table:table-cell>
          <table:table-cell office:value-type="float" office:value="10842" table:style-name="ce1">
            <text:p>10842</text:p>
          </table:table-cell>
          <table:table-cell office:value-type="float" office:value="34.35" table:style-name="ce1">
            <text:p>34,35</text:p>
          </table:table-cell>
          <table:table-cell office:value-type="float" office:value="19.690000000000001" table:style-name="ce1">
            <text:p>19,69</text:p>
          </table:table-cell>
          <table:table-cell office:value-type="float" office:value="21437" table:style-name="ce1">
            <text:p>21437</text:p>
          </table:table-cell>
          <table:table-cell office:value-type="float" office:value="14237" table:style-name="ce1">
            <text:p>14237</text:p>
          </table:table-cell>
          <table:table-cell office:value-type="float" office:value="24.57" table:style-name="ce1">
            <text:p>24,57</text:p>
          </table:table-cell>
          <table:table-cell office:value-type="float" office:value="9.83" table:style-name="ce1">
            <text:p>9,83</text:p>
          </table:table-cell>
          <table:table-cell office:value-type="float" office:value="48166" table:style-name="ce1">
            <text:p>48166</text:p>
          </table:table-cell>
          <table:table-cell office:value-type="float" office:value="10397" table:style-name="ce1">
            <text:p>10397</text:p>
          </table:table-cell>
          <table:table-cell office:value-type="float" office:value="28.97" table:style-name="ce1">
            <text:p>28,97</text:p>
          </table:table-cell>
          <table:table-cell office:value-type="float" office:value="15.57" table:style-name="ce1">
            <text:p>15,57</text:p>
          </table:table-cell>
          <table:table-cell office:value-type="float" office:value="61308" table:style-name="ce1">
            <text:p>61308</text:p>
          </table:table-cell>
          <table:table-cell office:value-type="float" office:value="13087" table:style-name="ce1">
            <text:p>13087</text:p>
          </table:table-cell>
          <table:table-cell office:value-type="float" office:value="72.92" table:style-name="ce1">
            <text:p>72,92</text:p>
          </table:table-cell>
          <table:table-cell office:value-type="float" office:value="57.98" table:style-name="ce3">
            <text:p>57,98</text:p>
          </table:table-cell>
          <table:table-cell office:value-type="float" office:value="45933" table:style-name="ce1">
            <text:p>45933</text:p>
          </table:table-cell>
          <table:table-cell office:value-type="float" office:value="31655" table:style-name="ce3">
            <text:p>31655</text:p>
          </table:table-cell>
          <table:table-cell office:value-type="float" office:value="23.8" table:style-name="ce1">
            <text:p>23,8</text:p>
          </table:table-cell>
          <table:table-cell office:value-type="float" office:value="8.92" table:style-name="ce1">
            <text:p>8,92</text:p>
          </table:table-cell>
          <table:table-cell office:value-type="float" office:value="41146" table:style-name="ce1">
            <text:p>41146</text:p>
          </table:table-cell>
          <table:table-cell office:value-type="float" office:value="7108" table:style-name="ce2">
            <text:p>7108</text:p>
          </table:table-cell>
          <table:table-cell office:value-type="float" office:value="81.260000000000005" table:style-name="ce1">
            <text:p>81,26</text:p>
          </table:table-cell>
          <table:table-cell office:value-type="float" office:value="15.98" table:style-name="ce1">
            <text:p>15,98</text:p>
          </table:table-cell>
          <table:table-cell office:value-type="float" office:value="39363" table:style-name="ce1">
            <text:p>39363</text:p>
          </table:table-cell>
          <table:table-cell office:value-type="float" office:value="9217" table:style-name="ce1">
            <text:p>9217</text:p>
          </table:table-cell>
          <table:table-cell office:value-type="float" office:value="87.82" table:style-name="ce3">
            <text:p>87,82</text:p>
          </table:table-cell>
          <table:table-cell office:value-type="float" office:value="19.63" table:style-name="ce1">
            <text:p>19,63</text:p>
          </table:table-cell>
          <table:table-cell office:value-type="float" office:value="20376" table:style-name="ce1">
            <text:p>20376</text:p>
          </table:table-cell>
          <table:table-cell office:value-type="float" office:value="10142" table:style-name="ce1">
            <text:p>10142</text:p>
          </table:table-cell>
          <table:table-cell office:value-type="float" office:value="74.59" table:style-name="ce1">
            <text:p>74,59</text:p>
          </table:table-cell>
          <table:table-cell office:value-type="float" office:value="18.05" table:style-name="ce1">
            <text:p>18,05</text:p>
          </table:table-cell>
          <table:table-cell office:value-type="float" office:value="56218" table:style-name="ce1">
            <text:p>56218</text:p>
          </table:table-cell>
          <table:table-cell office:value-type="float" office:value="14324" table:style-name="ce1">
            <text:p>14324</text:p>
          </table:table-cell>
          <table:table-cell office:value-type="float" office:value="29.46" table:style-name="ce1">
            <text:p>29,46</text:p>
          </table:table-cell>
          <table:table-cell office:value-type="float" office:value="16.5" table:style-name="ce1">
            <text:p>16,5</text:p>
          </table:table-cell>
          <table:table-cell office:value-type="float" office:value="98464" table:style-name="ce1">
            <text:p>98464</text:p>
          </table:table-cell>
          <table:table-cell office:value-type="float" office:value="17741" table:style-name="ce1">
            <text:p>17741</text:p>
          </table:table-cell>
          <table:table-cell office:value-type="float" office:value="22.53" table:formula="of:=MIN([.$B127];[.$F127];[.$J127];[.$N127];[.$R127];[.$V127];[.$Z127];[.$AD127];[.$AH127];[.$AL127];[.$AP127];[.$AT127];[.$AX127])" table:style-name="ce1">
            <text:p>22,53</text:p>
          </table:table-cell>
          <table:table-cell office:value-type="float" office:value="8.25" table:formula="of:=MIN([.$C127];[.$G127];[.$K127];[.$O127];[.$S127];[.$W127];[.$AA127];[.$AE127];[.$AI127];[.$AM127];[.$AQ127];[.$AU127];[.$AY127])" table:style-name="ce1">
            <text:p>8,25</text:p>
          </table:table-cell>
          <table:table-cell office:value-type="float" office:value="12735" table:formula="of:=MIN([.$D127];[.$H127];[.$L127];[.$P127];[.$T127];[.$X127];[.$AB127];[.$AF127];[.$AJ127];[.$AN127];[.$AR127];[.$AV127];[.$AZ127])" table:style-name="ce1">
            <text:p>12735</text:p>
          </table:table-cell>
          <table:table-cell office:value-type="float" office:value="7108" table:formula="of:=MIN([.$E127];[.$I127];[.$M127];[.$Q127];[.$U127];[.$Y127];[.$AC127];[.$AG127];[.$AK127];[.$AO127];[.$AS127];[.$AW127];[.$BA127])" table:style-name="ce1">
            <text:p>7108</text:p>
          </table:table-cell>
          <table:table-cell office:value-type="float" office:value="29.27" table:formula="of:=MEDIAN([.$B127];[.$F127];[.$J127];[.$N127];[.$R127];[.$V127];[.$Z127];[.$AD127];[.$AH127];[.$AL127];[.$AP127];[.$AT127];[.$AX127])" table:style-name="ce1">
            <text:p>29,27</text:p>
          </table:table-cell>
          <table:table-cell office:value-type="float" office:value="15.57" table:formula="of:=MEDIAN([.$C127];[.$G127];[.$K127];[.$O127];[.$S127];[.$W127];[.$AA127];[.$AE127];[.$AI127];[.$AM127];[.$AQ127];[.$AU127];[.$AY127])" table:style-name="ce1">
            <text:p>15,57</text:p>
          </table:table-cell>
          <table:table-cell office:value-type="float" office:value="45933" table:formula="of:=MEDIAN([.$D127];[.$H127];[.$L127];[.$P127];[.$T127];[.$X127];[.$AB127];[.$AF127];[.$AJ127];[.$AN127];[.$AR127];[.$AV127];[.$AZ127])" table:style-name="ce1">
            <text:p>45933</text:p>
          </table:table-cell>
          <table:table-cell office:value-type="float" office:value="12421" table:formula="of:=MEDIAN([.$E127];[.$I127];[.$M127];[.$Q127];[.$U127];[.$Y127];[.$AC127];[.$AG127];[.$AK127];[.$AO127];[.$AS127];[.$AW127];[.$BA127])" table:style-name="ce1">
            <text:p>12421</text:p>
          </table:table-cell>
          <table:table-cell office:value-type="float" office:value="87.82" table:formula="of:=MAX([.$B127];[.$F127];[.$J127];[.$N127];[.$R127];[.$V127];[.$Z127];[.$AD127];[.$AH127];[.$AL127];[.$AP127];[.$AT127];[.$AX127])" table:style-name="ce1">
            <text:p>87,82</text:p>
          </table:table-cell>
          <table:table-cell office:value-type="float" office:value="57.98" table:formula="of:=MAX([.$C127];[.$G127];[.$K127];[.$O127];[.$S127];[.$W127];[.$AA127];[.$AE127];[.$AI127];[.$AM127];[.$AQ127];[.$AU127];[.$AY127])" table:style-name="ce1">
            <text:p>57,98</text:p>
          </table:table-cell>
          <table:table-cell office:value-type="float" office:value="111706" table:formula="of:=MAX([.$D127];[.$H127];[.$L127];[.$P127];[.$T127];[.$X127];[.$AB127];[.$AF127];[.$AJ127];[.$AN127];[.$AR127];[.$AV127];[.$AZ127])" table:style-name="ce1">
            <text:p>111706</text:p>
          </table:table-cell>
          <table:table-cell office:value-type="float" office:value="31655" table:formula="of:=MAX([.$E127];[.$I127];[.$M127];[.$Q127];[.$U127];[.$Y127];[.$AC127];[.$AG127];[.$AK127];[.$AO127];[.$AS127];[.$AW127];[.$BA127])" table:style-name="ce1">
            <text:p>3165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30_c55.lp</text:p>
          </table:table-cell>
          <table:table-cell office:value-type="float" office:value="46.77" table:style-name="ce1">
            <text:p>46,77</text:p>
          </table:table-cell>
          <table:table-cell office:value-type="float" office:value="40.04" table:style-name="ce1">
            <text:p>40,04</text:p>
          </table:table-cell>
          <table:table-cell office:value-type="float" office:value="395983" table:style-name="ce1">
            <text:p>395983</text:p>
          </table:table-cell>
          <table:table-cell office:value-type="float" office:value="55798" table:style-name="ce1">
            <text:p>55798</text:p>
          </table:table-cell>
          <table:table-cell office:value-type="float" office:value="482.22" table:style-name="ce3">
            <text:p>482,22</text:p>
          </table:table-cell>
          <table:table-cell office:value-type="float" office:value="475.19" table:style-name="ce3">
            <text:p>475,19</text:p>
          </table:table-cell>
          <table:table-cell office:value-type="float" office:value="668668" table:style-name="ce1">
            <text:p>668668</text:p>
          </table:table-cell>
          <table:table-cell office:value-type="float" office:value="545103" table:style-name="ce3">
            <text:p>545103</text:p>
          </table:table-cell>
          <table:table-cell office:value-type="float" office:value="31.01" table:style-name="ce1">
            <text:p>31,01</text:p>
          </table:table-cell>
          <table:table-cell office:value-type="float" office:value="23.85" table:style-name="ce1">
            <text:p>23,85</text:p>
          </table:table-cell>
          <table:table-cell office:value-type="float" office:value="325516" table:style-name="ce1">
            <text:p>325516</text:p>
          </table:table-cell>
          <table:table-cell office:value-type="float" office:value="36908" table:style-name="ce1">
            <text:p>36908</text:p>
          </table:table-cell>
          <table:table-cell office:value-type="float" office:value="137.11000000000001" table:style-name="ce1">
            <text:p>137,11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1129331" table:style-name="ce3">
            <text:p>1129331</text:p>
          </table:table-cell>
          <table:table-cell office:value-type="float" office:value="181906" table:style-name="ce1">
            <text:p>181906</text:p>
          </table:table-cell>
          <table:table-cell office:value-type="float" office:value="48.19" table:style-name="ce1">
            <text:p>48,19</text:p>
          </table:table-cell>
          <table:table-cell office:value-type="float" office:value="41.22" table:style-name="ce1">
            <text:p>41,22</text:p>
          </table:table-cell>
          <table:table-cell office:value-type="float" office:value="72948" table:style-name="ce1">
            <text:p>72948</text:p>
          </table:table-cell>
          <table:table-cell office:value-type="float" office:value="53408" table:style-name="ce1">
            <text:p>53408</text:p>
          </table:table-cell>
          <table:table-cell office:value-type="float" office:value="50.56" table:style-name="ce1">
            <text:p>50,56</text:p>
          </table:table-cell>
          <table:table-cell office:value-type="float" office:value="43.43" table:style-name="ce1">
            <text:p>43,43</text:p>
          </table:table-cell>
          <table:table-cell office:value-type="float" office:value="446315" table:style-name="ce1">
            <text:p>446315</text:p>
          </table:table-cell>
          <table:table-cell office:value-type="float" office:value="60163" table:style-name="ce1">
            <text:p>60163</text:p>
          </table:table-cell>
          <table:table-cell office:value-type="float" office:value="111.45" table:style-name="ce1">
            <text:p>111,45</text:p>
          </table:table-cell>
          <table:table-cell office:value-type="float" office:value="104.91" table:style-name="ce1">
            <text:p>104,91</text:p>
          </table:table-cell>
          <table:table-cell office:value-type="float" office:value="645429" table:style-name="ce1">
            <text:p>645429</text:p>
          </table:table-cell>
          <table:table-cell office:value-type="float" office:value="138267" table:style-name="ce1">
            <text:p>138267</text:p>
          </table:table-cell>
          <table:table-cell office:value-type="float" office:value="458.97" table:style-name="ce1">
            <text:p>458,97</text:p>
          </table:table-cell>
          <table:table-cell office:value-type="float" office:value="451.82" table:style-name="ce1">
            <text:p>451,82</text:p>
          </table:table-cell>
          <table:table-cell office:value-type="float" office:value="617024" table:style-name="ce1">
            <text:p>617024</text:p>
          </table:table-cell>
          <table:table-cell office:value-type="float" office:value="501692" table:style-name="ce1">
            <text:p>501692</text:p>
          </table:table-cell>
          <table:table-cell office:value-type="float" office:value="55.26" table:style-name="ce1">
            <text:p>55,26</text:p>
          </table:table-cell>
          <table:table-cell office:value-type="float" office:value="47.87" table:style-name="ce1">
            <text:p>47,87</text:p>
          </table:table-cell>
          <table:table-cell office:value-type="float" office:value="323563" table:style-name="ce1">
            <text:p>323563</text:p>
          </table:table-cell>
          <table:table-cell office:value-type="float" office:value="63915" table:style-name="ce1">
            <text:p>63915</text:p>
          </table:table-cell>
          <table:table-cell office:value-type="float" office:value="33.61" table:style-name="ce1">
            <text:p>33,61</text:p>
          </table:table-cell>
          <table:table-cell office:value-type="float" office:value="4.03" table:style-name="ce2">
            <text:p>4,03</text:p>
          </table:table-cell>
          <table:table-cell office:value-type="float" office:value="44720" table:style-name="ce2">
            <text:p>44720</text:p>
          </table:table-cell>
          <table:table-cell office:value-type="float" office:value="4401" table:style-name="ce2">
            <text:p>4401</text:p>
          </table:table-cell>
          <table:table-cell office:value-type="float" office:value="163.33000000000001" table:style-name="ce1">
            <text:p>163,33</text:p>
          </table:table-cell>
          <table:table-cell office:value-type="float" office:value="133.09" table:style-name="ce1">
            <text:p>133,09</text:p>
          </table:table-cell>
          <table:table-cell office:value-type="float" office:value="234835" table:style-name="ce1">
            <text:p>234835</text:p>
          </table:table-cell>
          <table:table-cell office:value-type="float" office:value="139905" table:style-name="ce1">
            <text:p>139905</text:p>
          </table:table-cell>
          <table:table-cell office:value-type="float" office:value="134.91999999999999" table:style-name="ce1">
            <text:p>134,92</text:p>
          </table:table-cell>
          <table:table-cell office:value-type="float" office:value="94.91" table:style-name="ce1">
            <text:p>94,91</text:p>
          </table:table-cell>
          <table:table-cell office:value-type="float" office:value="702084" table:style-name="ce1">
            <text:p>702084</text:p>
          </table:table-cell>
          <table:table-cell office:value-type="float" office:value="84343" table:style-name="ce1">
            <text:p>84343</text:p>
          </table:table-cell>
          <table:table-cell office:value-type="float" office:value="25.11" table:style-name="ce2">
            <text:p>25,11</text:p>
          </table:table-cell>
          <table:table-cell office:value-type="float" office:value="19.95" table:style-name="ce1">
            <text:p>19,95</text:p>
          </table:table-cell>
          <table:table-cell office:value-type="float" office:value="108721" table:style-name="ce1">
            <text:p>108721</text:p>
          </table:table-cell>
          <table:table-cell office:value-type="float" office:value="38553" table:style-name="ce1">
            <text:p>38553</text:p>
          </table:table-cell>
          <table:table-cell office:value-type="float" office:value="25.11" table:formula="of:=MIN([.$B128];[.$F128];[.$J128];[.$N128];[.$R128];[.$V128];[.$Z128];[.$AD128];[.$AH128];[.$AL128];[.$AP128];[.$AT128];[.$AX128])" table:style-name="ce1">
            <text:p>25,11</text:p>
          </table:table-cell>
          <table:table-cell office:value-type="float" office:value="4.03" table:formula="of:=MIN([.$C128];[.$G128];[.$K128];[.$O128];[.$S128];[.$W128];[.$AA128];[.$AE128];[.$AI128];[.$AM128];[.$AQ128];[.$AU128];[.$AY128])" table:style-name="ce1">
            <text:p>4,03</text:p>
          </table:table-cell>
          <table:table-cell office:value-type="float" office:value="44720" table:formula="of:=MIN([.$D128];[.$H128];[.$L128];[.$P128];[.$T128];[.$X128];[.$AB128];[.$AF128];[.$AJ128];[.$AN128];[.$AR128];[.$AV128];[.$AZ128])" table:style-name="ce1">
            <text:p>44720</text:p>
          </table:table-cell>
          <table:table-cell office:value-type="float" office:value="4401" table:formula="of:=MIN([.$E128];[.$I128];[.$M128];[.$Q128];[.$U128];[.$Y128];[.$AC128];[.$AG128];[.$AK128];[.$AO128];[.$AS128];[.$AW128];[.$BA128])" table:style-name="ce1">
            <text:p>4401</text:p>
          </table:table-cell>
          <table:table-cell office:value-type="float" office:value="55.26" table:formula="of:=MEDIAN([.$B128];[.$F128];[.$J128];[.$N128];[.$R128];[.$V128];[.$Z128];[.$AD128];[.$AH128];[.$AL128];[.$AP128];[.$AT128];[.$AX128])" table:style-name="ce1">
            <text:p>55,26</text:p>
          </table:table-cell>
          <table:table-cell office:value-type="float" office:value="47.87" table:formula="of:=MEDIAN([.$C128];[.$G128];[.$K128];[.$O128];[.$S128];[.$W128];[.$AA128];[.$AE128];[.$AI128];[.$AM128];[.$AQ128];[.$AU128];[.$AY128])" table:style-name="ce1">
            <text:p>47,87</text:p>
          </table:table-cell>
          <table:table-cell office:value-type="float" office:value="395983" table:formula="of:=MEDIAN([.$D128];[.$H128];[.$L128];[.$P128];[.$T128];[.$X128];[.$AB128];[.$AF128];[.$AJ128];[.$AN128];[.$AR128];[.$AV128];[.$AZ128])" table:style-name="ce1">
            <text:p>395983</text:p>
          </table:table-cell>
          <table:table-cell office:value-type="float" office:value="63915" table:formula="of:=MEDIAN([.$E128];[.$I128];[.$M128];[.$Q128];[.$U128];[.$Y128];[.$AC128];[.$AG128];[.$AK128];[.$AO128];[.$AS128];[.$AW128];[.$BA128])" table:style-name="ce1">
            <text:p>63915</text:p>
          </table:table-cell>
          <table:table-cell office:value-type="float" office:value="482.22" table:formula="of:=MAX([.$B128];[.$F128];[.$J128];[.$N128];[.$R128];[.$V128];[.$Z128];[.$AD128];[.$AH128];[.$AL128];[.$AP128];[.$AT128];[.$AX128])" table:style-name="ce1">
            <text:p>482,22</text:p>
          </table:table-cell>
          <table:table-cell office:value-type="float" office:value="475.19" table:formula="of:=MAX([.$C128];[.$G128];[.$K128];[.$O128];[.$S128];[.$W128];[.$AA128];[.$AE128];[.$AI128];[.$AM128];[.$AQ128];[.$AU128];[.$AY128])" table:style-name="ce1">
            <text:p>475,19</text:p>
          </table:table-cell>
          <table:table-cell office:value-type="float" office:value="1129331" table:formula="of:=MAX([.$D128];[.$H128];[.$L128];[.$P128];[.$T128];[.$X128];[.$AB128];[.$AF128];[.$AJ128];[.$AN128];[.$AR128];[.$AV128];[.$AZ128])" table:style-name="ce1">
            <text:p>1129331</text:p>
          </table:table-cell>
          <table:table-cell office:value-type="float" office:value="545103" table:formula="of:=MAX([.$E128];[.$I128];[.$M128];[.$Q128];[.$U128];[.$Y128];[.$AC128];[.$AG128];[.$AK128];[.$AO128];[.$AS128];[.$AW128];[.$BA128])" table:style-name="ce1">
            <text:p>54510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8_a35_c50.lp</text:p>
          </table:table-cell>
          <table:table-cell office:value-type="float" office:value="28.91" table:style-name="ce1">
            <text:p>28,91</text:p>
          </table:table-cell>
          <table:table-cell office:value-type="float" office:value="14.25" table:style-name="ce1">
            <text:p>14,25</text:p>
          </table:table-cell>
          <table:table-cell office:value-type="float" office:value="109659" table:style-name="ce1">
            <text:p>109659</text:p>
          </table:table-cell>
          <table:table-cell office:value-type="float" office:value="12418" table:style-name="ce1">
            <text:p>12418</text:p>
          </table:table-cell>
          <table:table-cell office:value-type="float" office:value="56.35" table:style-name="ce1">
            <text:p>56,35</text:p>
          </table:table-cell>
          <table:table-cell office:value-type="float" office:value="39.81" table:style-name="ce1">
            <text:p>39,81</text:p>
          </table:table-cell>
          <table:table-cell office:value-type="float" office:value="46977" table:style-name="ce1">
            <text:p>46977</text:p>
          </table:table-cell>
          <table:table-cell office:value-type="float" office:value="28897" table:style-name="ce1">
            <text:p>28897</text:p>
          </table:table-cell>
          <table:table-cell office:value-type="float" office:value="20.51" table:style-name="ce1">
            <text:p>20,51</text:p>
          </table:table-cell>
          <table:table-cell office:value-type="float" office:value="6" table:style-name="ce1">
            <text:p>6</text:p>
          </table:table-cell>
          <table:table-cell office:value-type="float" office:value="74097" table:style-name="ce1">
            <text:p>74097</text:p>
          </table:table-cell>
          <table:table-cell office:value-type="float" office:value="5931" table:style-name="ce1">
            <text:p>5931</text:p>
          </table:table-cell>
          <table:table-cell office:value-type="float" office:value="27.98" table:style-name="ce1">
            <text:p>27,98</text:p>
          </table:table-cell>
          <table:table-cell office:value-type="float" office:value="13.1" table:style-name="ce1">
            <text:p>13,1</text:p>
          </table:table-cell>
          <table:table-cell office:value-type="float" office:value="49870" table:style-name="ce1">
            <text:p>49870</text:p>
          </table:table-cell>
          <table:table-cell office:value-type="float" office:value="9810" table:style-name="ce1">
            <text:p>9810</text:p>
          </table:table-cell>
          <table:table-cell office:value-type="float" office:value="58.66" table:style-name="ce1">
            <text:p>58,66</text:p>
          </table:table-cell>
          <table:table-cell office:value-type="float" office:value="43.63" table:style-name="ce1">
            <text:p>43,63</text:p>
          </table:table-cell>
          <table:table-cell office:value-type="float" office:value="52188" table:style-name="ce1">
            <text:p>52188</text:p>
          </table:table-cell>
          <table:table-cell office:value-type="float" office:value="28987" table:style-name="ce1">
            <text:p>28987</text:p>
          </table:table-cell>
          <table:table-cell office:value-type="float" office:value="18.95" table:style-name="ce2">
            <text:p>18,95</text:p>
          </table:table-cell>
          <table:table-cell office:value-type="float" office:value="4.13" table:style-name="ce2">
            <text:p>4,13</text:p>
          </table:table-cell>
          <table:table-cell office:value-type="float" office:value="39392" table:style-name="ce1">
            <text:p>39392</text:p>
          </table:table-cell>
          <table:table-cell office:value-type="float" office:value="3769" table:style-name="ce2">
            <text:p>3769</text:p>
          </table:table-cell>
          <table:table-cell office:value-type="float" office:value="23.18" table:style-name="ce1">
            <text:p>23,18</text:p>
          </table:table-cell>
          <table:table-cell office:value-type="float" office:value="7.96" table:style-name="ce1">
            <text:p>7,96</text:p>
          </table:table-cell>
          <table:table-cell office:value-type="float" office:value="59276" table:style-name="ce1">
            <text:p>59276</text:p>
          </table:table-cell>
          <table:table-cell office:value-type="float" office:value="8435" table:style-name="ce1">
            <text:p>8435</text:p>
          </table:table-cell>
          <table:table-cell office:value-type="float" office:value="22.32" table:style-name="ce1">
            <text:p>22,32</text:p>
          </table:table-cell>
          <table:table-cell office:value-type="float" office:value="5.63" table:style-name="ce1">
            <text:p>5,63</text:p>
          </table:table-cell>
          <table:table-cell office:value-type="float" office:value="8824" table:style-name="ce2">
            <text:p>8824</text:p>
          </table:table-cell>
          <table:table-cell office:value-type="float" office:value="4496" table:style-name="ce1">
            <text:p>4496</text:p>
          </table:table-cell>
          <table:table-cell office:value-type="float" office:value="30.97" table:style-name="ce1">
            <text:p>30,97</text:p>
          </table:table-cell>
          <table:table-cell office:value-type="float" office:value="13.13" table:style-name="ce1">
            <text:p>13,13</text:p>
          </table:table-cell>
          <table:table-cell office:value-type="float" office:value="41731" table:style-name="ce1">
            <text:p>41731</text:p>
          </table:table-cell>
          <table:table-cell office:value-type="float" office:value="10390" table:style-name="ce1">
            <text:p>10390</text:p>
          </table:table-cell>
          <table:table-cell office:value-type="float" office:value="70.12" table:style-name="ce1">
            <text:p>70,12</text:p>
          </table:table-cell>
          <table:table-cell office:value-type="float" office:value="7.8" table:style-name="ce1">
            <text:p>7,8</text:p>
          </table:table-cell>
          <table:table-cell office:value-type="float" office:value="66641" table:style-name="ce1">
            <text:p>66641</text:p>
          </table:table-cell>
          <table:table-cell office:value-type="float" office:value="4841" table:style-name="ce1">
            <text:p>4841</text:p>
          </table:table-cell>
          <table:table-cell office:value-type="float" office:value="159.94" table:style-name="ce3">
            <text:p>159,94</text:p>
          </table:table-cell>
          <table:table-cell office:value-type="float" office:value="82.04" table:style-name="ce3">
            <text:p>82,04</text:p>
          </table:table-cell>
          <table:table-cell office:value-type="float" office:value="180821" table:style-name="ce3">
            <text:p>180821</text:p>
          </table:table-cell>
          <table:table-cell office:value-type="float" office:value="30528" table:style-name="ce3">
            <text:p>30528</text:p>
          </table:table-cell>
          <table:table-cell office:value-type="float" office:value="78.12" table:style-name="ce1">
            <text:p>78,12</text:p>
          </table:table-cell>
          <table:table-cell office:value-type="float" office:value="9.11" table:style-name="ce1">
            <text:p>9,11</text:p>
          </table:table-cell>
          <table:table-cell office:value-type="float" office:value="47034" table:style-name="ce1">
            <text:p>47034</text:p>
          </table:table-cell>
          <table:table-cell office:value-type="float" office:value="5083" table:style-name="ce1">
            <text:p>5083</text:p>
          </table:table-cell>
          <table:table-cell office:value-type="float" office:value="21.27" table:style-name="ce1">
            <text:p>21,27</text:p>
          </table:table-cell>
          <table:table-cell office:value-type="float" office:value="7.2" table:style-name="ce1">
            <text:p>7,2</text:p>
          </table:table-cell>
          <table:table-cell office:value-type="float" office:value="54613" table:style-name="ce1">
            <text:p>54613</text:p>
          </table:table-cell>
          <table:table-cell office:value-type="float" office:value="6953" table:style-name="ce1">
            <text:p>6953</text:p>
          </table:table-cell>
          <table:table-cell office:value-type="float" office:value="18.95" table:formula="of:=MIN([.$B129];[.$F129];[.$J129];[.$N129];[.$R129];[.$V129];[.$Z129];[.$AD129];[.$AH129];[.$AL129];[.$AP129];[.$AT129];[.$AX129])" table:style-name="ce1">
            <text:p>18,95</text:p>
          </table:table-cell>
          <table:table-cell office:value-type="float" office:value="4.13" table:formula="of:=MIN([.$C129];[.$G129];[.$K129];[.$O129];[.$S129];[.$W129];[.$AA129];[.$AE129];[.$AI129];[.$AM129];[.$AQ129];[.$AU129];[.$AY129])" table:style-name="ce1">
            <text:p>4,13</text:p>
          </table:table-cell>
          <table:table-cell office:value-type="float" office:value="8824" table:formula="of:=MIN([.$D129];[.$H129];[.$L129];[.$P129];[.$T129];[.$X129];[.$AB129];[.$AF129];[.$AJ129];[.$AN129];[.$AR129];[.$AV129];[.$AZ129])" table:style-name="ce1">
            <text:p>8824</text:p>
          </table:table-cell>
          <table:table-cell office:value-type="float" office:value="3769" table:formula="of:=MIN([.$E129];[.$I129];[.$M129];[.$Q129];[.$U129];[.$Y129];[.$AC129];[.$AG129];[.$AK129];[.$AO129];[.$AS129];[.$AW129];[.$BA129])" table:style-name="ce1">
            <text:p>3769</text:p>
          </table:table-cell>
          <table:table-cell office:value-type="float" office:value="28.91" table:formula="of:=MEDIAN([.$B129];[.$F129];[.$J129];[.$N129];[.$R129];[.$V129];[.$Z129];[.$AD129];[.$AH129];[.$AL129];[.$AP129];[.$AT129];[.$AX129])" table:style-name="ce1">
            <text:p>28,91</text:p>
          </table:table-cell>
          <table:table-cell office:value-type="float" office:value="9.11" table:formula="of:=MEDIAN([.$C129];[.$G129];[.$K129];[.$O129];[.$S129];[.$W129];[.$AA129];[.$AE129];[.$AI129];[.$AM129];[.$AQ129];[.$AU129];[.$AY129])" table:style-name="ce1">
            <text:p>9,11</text:p>
          </table:table-cell>
          <table:table-cell office:value-type="float" office:value="52188" table:formula="of:=MEDIAN([.$D129];[.$H129];[.$L129];[.$P129];[.$T129];[.$X129];[.$AB129];[.$AF129];[.$AJ129];[.$AN129];[.$AR129];[.$AV129];[.$AZ129])" table:style-name="ce1">
            <text:p>52188</text:p>
          </table:table-cell>
          <table:table-cell office:value-type="float" office:value="8435" table:formula="of:=MEDIAN([.$E129];[.$I129];[.$M129];[.$Q129];[.$U129];[.$Y129];[.$AC129];[.$AG129];[.$AK129];[.$AO129];[.$AS129];[.$AW129];[.$BA129])" table:style-name="ce1">
            <text:p>8435</text:p>
          </table:table-cell>
          <table:table-cell office:value-type="float" office:value="159.94" table:formula="of:=MAX([.$B129];[.$F129];[.$J129];[.$N129];[.$R129];[.$V129];[.$Z129];[.$AD129];[.$AH129];[.$AL129];[.$AP129];[.$AT129];[.$AX129])" table:style-name="ce1">
            <text:p>159,94</text:p>
          </table:table-cell>
          <table:table-cell office:value-type="float" office:value="82.04" table:formula="of:=MAX([.$C129];[.$G129];[.$K129];[.$O129];[.$S129];[.$W129];[.$AA129];[.$AE129];[.$AI129];[.$AM129];[.$AQ129];[.$AU129];[.$AY129])" table:style-name="ce1">
            <text:p>82,04</text:p>
          </table:table-cell>
          <table:table-cell office:value-type="float" office:value="180821" table:formula="of:=MAX([.$D129];[.$H129];[.$L129];[.$P129];[.$T129];[.$X129];[.$AB129];[.$AF129];[.$AJ129];[.$AN129];[.$AR129];[.$AV129];[.$AZ129])" table:style-name="ce1">
            <text:p>180821</text:p>
          </table:table-cell>
          <table:table-cell office:value-type="float" office:value="30528" table:formula="of:=MAX([.$E129];[.$I129];[.$M129];[.$Q129];[.$U129];[.$Y129];[.$AC129];[.$AG129];[.$AK129];[.$AO129];[.$AS129];[.$AW129];[.$BA129])" table:style-name="ce1">
            <text:p>3052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15_c55.lp</text:p>
          </table:table-cell>
          <table:table-cell office:value-type="float" office:value="14.38" table:style-name="ce1">
            <text:p>14,38</text:p>
          </table:table-cell>
          <table:table-cell office:value-type="float" office:value="7.23" table:style-name="ce1">
            <text:p>7,23</text:p>
          </table:table-cell>
          <table:table-cell office:value-type="float" office:value="23394" table:style-name="ce1">
            <text:p>23394</text:p>
          </table:table-cell>
          <table:table-cell office:value-type="float" office:value="13791" table:style-name="ce1">
            <text:p>13791</text:p>
          </table:table-cell>
          <table:table-cell office:value-type="float" office:value="14.42" table:style-name="ce1">
            <text:p>14,42</text:p>
          </table:table-cell>
          <table:table-cell office:value-type="float" office:value="7.25" table:style-name="ce1">
            <text:p>7,25</text:p>
          </table:table-cell>
          <table:table-cell office:value-type="float" office:value="16808" table:style-name="ce1">
            <text:p>16808</text:p>
          </table:table-cell>
          <table:table-cell office:value-type="float" office:value="12037" table:style-name="ce1">
            <text:p>12037</text:p>
          </table:table-cell>
          <table:table-cell office:value-type="float" office:value="39.31" table:style-name="ce1">
            <text:p>39,31</text:p>
          </table:table-cell>
          <table:table-cell office:value-type="float" office:value="31.72" table:style-name="ce1">
            <text:p>31,72</text:p>
          </table:table-cell>
          <table:table-cell office:value-type="float" office:value="81333" table:style-name="ce1">
            <text:p>81333</text:p>
          </table:table-cell>
          <table:table-cell office:value-type="float" office:value="51171" table:style-name="ce1">
            <text:p>51171</text:p>
          </table:table-cell>
          <table:table-cell office:value-type="float" office:value="83.62" table:style-name="ce1">
            <text:p>83,62</text:p>
          </table:table-cell>
          <table:table-cell office:value-type="float" office:value="76.03" table:style-name="ce1">
            <text:p>76,03</text:p>
          </table:table-cell>
          <table:table-cell office:value-type="float" office:value="171345" table:style-name="ce1">
            <text:p>171345</text:p>
          </table:table-cell>
          <table:table-cell office:value-type="float" office:value="117452" table:style-name="ce1">
            <text:p>117452</text:p>
          </table:table-cell>
          <table:table-cell office:value-type="float" office:value="14.21" table:style-name="ce2">
            <text:p>14,21</text:p>
          </table:table-cell>
          <table:table-cell office:value-type="float" office:value="6.23" table:style-name="ce2">
            <text:p>6,23</text:p>
          </table:table-cell>
          <table:table-cell office:value-type="float" office:value="14170" table:style-name="ce2">
            <text:p>14170</text:p>
          </table:table-cell>
          <table:table-cell office:value-type="float" office:value="10635" table:style-name="ce2">
            <text:p>10635</text:p>
          </table:table-cell>
          <table:table-cell office:value-type="float" office:value="192.49" table:style-name="ce1">
            <text:p>192,49</text:p>
          </table:table-cell>
          <table:table-cell office:value-type="float" office:value="184.89" table:style-name="ce1">
            <text:p>184,89</text:p>
          </table:table-cell>
          <table:table-cell office:value-type="float" office:value="458374" table:style-name="ce1">
            <text:p>458374</text:p>
          </table:table-cell>
          <table:table-cell office:value-type="float" office:value="266797" table:style-name="ce1">
            <text:p>266797</text:p>
          </table:table-cell>
          <table:table-cell office:value-type="float" office:value="65.28" table:style-name="ce1">
            <text:p>65,28</text:p>
          </table:table-cell>
          <table:table-cell office:value-type="float" office:value="57.85" table:style-name="ce1">
            <text:p>57,85</text:p>
          </table:table-cell>
          <table:table-cell office:value-type="float" office:value="121437" table:style-name="ce1">
            <text:p>121437</text:p>
          </table:table-cell>
          <table:table-cell office:value-type="float" office:value="91257" table:style-name="ce1">
            <text:p>91257</text:p>
          </table:table-cell>
          <table:table-cell office:value-type="float" office:value="20.59" table:style-name="ce1">
            <text:p>20,59</text:p>
          </table:table-cell>
          <table:table-cell office:value-type="float" office:value="13.19" table:style-name="ce1">
            <text:p>13,19</text:p>
          </table:table-cell>
          <table:table-cell office:value-type="float" office:value="30172" table:style-name="ce1">
            <text:p>30172</text:p>
          </table:table-cell>
          <table:table-cell office:value-type="float" office:value="22203" table:style-name="ce1">
            <text:p>22203</text:p>
          </table:table-cell>
          <table:table-cell office:value-type="float" office:value="230.13" table:style-name="ce3">
            <text:p>230,13</text:p>
          </table:table-cell>
          <table:table-cell office:value-type="float" office:value="222.12" table:style-name="ce3">
            <text:p>222,12</text:p>
          </table:table-cell>
          <table:table-cell office:value-type="float" office:value="518985" table:style-name="ce3">
            <text:p>518985</text:p>
          </table:table-cell>
          <table:table-cell office:value-type="float" office:value="372529" table:style-name="ce3">
            <text:p>372529</text:p>
          </table:table-cell>
          <table:table-cell office:value-type="float" office:value="51.24" table:style-name="ce1">
            <text:p>51,24</text:p>
          </table:table-cell>
          <table:table-cell office:value-type="float" office:value="15.13" table:style-name="ce1">
            <text:p>15,13</text:p>
          </table:table-cell>
          <table:table-cell office:value-type="float" office:value="111130" table:style-name="ce1">
            <text:p>111130</text:p>
          </table:table-cell>
          <table:table-cell office:value-type="float" office:value="22374" table:style-name="ce1">
            <text:p>22374</text:p>
          </table:table-cell>
          <table:table-cell office:value-type="float" office:value="81.12" table:style-name="ce1">
            <text:p>81,12</text:p>
          </table:table-cell>
          <table:table-cell office:value-type="float" office:value="39.979999999999997" table:style-name="ce1">
            <text:p>39,98</text:p>
          </table:table-cell>
          <table:table-cell office:value-type="float" office:value="106877" table:style-name="ce1">
            <text:p>106877</text:p>
          </table:table-cell>
          <table:table-cell office:value-type="float" office:value="40042" table:style-name="ce1">
            <text:p>40042</text:p>
          </table:table-cell>
          <table:table-cell office:value-type="float" office:value="42.92" table:style-name="ce1">
            <text:p>42,92</text:p>
          </table:table-cell>
          <table:table-cell office:value-type="float" office:value="9.61" table:style-name="ce1">
            <text:p>9,61</text:p>
          </table:table-cell>
          <table:table-cell office:value-type="float" office:value="23093" table:style-name="ce1">
            <text:p>23093</text:p>
          </table:table-cell>
          <table:table-cell office:value-type="float" office:value="14376" table:style-name="ce1">
            <text:p>14376</text:p>
          </table:table-cell>
          <table:table-cell office:value-type="float" office:value="35.020000000000003" table:style-name="ce1">
            <text:p>35,02</text:p>
          </table:table-cell>
          <table:table-cell office:value-type="float" office:value="27.81" table:style-name="ce1">
            <text:p>27,81</text:p>
          </table:table-cell>
          <table:table-cell office:value-type="float" office:value="78984" table:style-name="ce1">
            <text:p>78984</text:p>
          </table:table-cell>
          <table:table-cell office:value-type="float" office:value="43581" table:style-name="ce1">
            <text:p>43581</text:p>
          </table:table-cell>
          <table:table-cell office:value-type="float" office:value="14.21" table:formula="of:=MIN([.$B130];[.$F130];[.$J130];[.$N130];[.$R130];[.$V130];[.$Z130];[.$AD130];[.$AH130];[.$AL130];[.$AP130];[.$AT130];[.$AX130])" table:style-name="ce1">
            <text:p>14,21</text:p>
          </table:table-cell>
          <table:table-cell office:value-type="float" office:value="6.23" table:formula="of:=MIN([.$C130];[.$G130];[.$K130];[.$O130];[.$S130];[.$W130];[.$AA130];[.$AE130];[.$AI130];[.$AM130];[.$AQ130];[.$AU130];[.$AY130])" table:style-name="ce1">
            <text:p>6,23</text:p>
          </table:table-cell>
          <table:table-cell office:value-type="float" office:value="14170" table:formula="of:=MIN([.$D130];[.$H130];[.$L130];[.$P130];[.$T130];[.$X130];[.$AB130];[.$AF130];[.$AJ130];[.$AN130];[.$AR130];[.$AV130];[.$AZ130])" table:style-name="ce1">
            <text:p>14170</text:p>
          </table:table-cell>
          <table:table-cell office:value-type="float" office:value="10635" table:formula="of:=MIN([.$E130];[.$I130];[.$M130];[.$Q130];[.$U130];[.$Y130];[.$AC130];[.$AG130];[.$AK130];[.$AO130];[.$AS130];[.$AW130];[.$BA130])" table:style-name="ce1">
            <text:p>10635</text:p>
          </table:table-cell>
          <table:table-cell office:value-type="float" office:value="42.92" table:formula="of:=MEDIAN([.$B130];[.$F130];[.$J130];[.$N130];[.$R130];[.$V130];[.$Z130];[.$AD130];[.$AH130];[.$AL130];[.$AP130];[.$AT130];[.$AX130])" table:style-name="ce1">
            <text:p>42,92</text:p>
          </table:table-cell>
          <table:table-cell office:value-type="float" office:value="27.81" table:formula="of:=MEDIAN([.$C130];[.$G130];[.$K130];[.$O130];[.$S130];[.$W130];[.$AA130];[.$AE130];[.$AI130];[.$AM130];[.$AQ130];[.$AU130];[.$AY130])" table:style-name="ce1">
            <text:p>27,81</text:p>
          </table:table-cell>
          <table:table-cell office:value-type="float" office:value="81333" table:formula="of:=MEDIAN([.$D130];[.$H130];[.$L130];[.$P130];[.$T130];[.$X130];[.$AB130];[.$AF130];[.$AJ130];[.$AN130];[.$AR130];[.$AV130];[.$AZ130])" table:style-name="ce1">
            <text:p>81333</text:p>
          </table:table-cell>
          <table:table-cell office:value-type="float" office:value="40042" table:formula="of:=MEDIAN([.$E130];[.$I130];[.$M130];[.$Q130];[.$U130];[.$Y130];[.$AC130];[.$AG130];[.$AK130];[.$AO130];[.$AS130];[.$AW130];[.$BA130])" table:style-name="ce1">
            <text:p>40042</text:p>
          </table:table-cell>
          <table:table-cell office:value-type="float" office:value="230.13" table:formula="of:=MAX([.$B130];[.$F130];[.$J130];[.$N130];[.$R130];[.$V130];[.$Z130];[.$AD130];[.$AH130];[.$AL130];[.$AP130];[.$AT130];[.$AX130])" table:style-name="ce1">
            <text:p>230,13</text:p>
          </table:table-cell>
          <table:table-cell office:value-type="float" office:value="222.12" table:formula="of:=MAX([.$C130];[.$G130];[.$K130];[.$O130];[.$S130];[.$W130];[.$AA130];[.$AE130];[.$AI130];[.$AM130];[.$AQ130];[.$AU130];[.$AY130])" table:style-name="ce1">
            <text:p>222,12</text:p>
          </table:table-cell>
          <table:table-cell office:value-type="float" office:value="518985" table:formula="of:=MAX([.$D130];[.$H130];[.$L130];[.$P130];[.$T130];[.$X130];[.$AB130];[.$AF130];[.$AJ130];[.$AN130];[.$AR130];[.$AV130];[.$AZ130])" table:style-name="ce1">
            <text:p>518985</text:p>
          </table:table-cell>
          <table:table-cell office:value-type="float" office:value="372529" table:formula="of:=MAX([.$E130];[.$I130];[.$M130];[.$Q130];[.$U130];[.$Y130];[.$AC130];[.$AG130];[.$AK130];[.$AO130];[.$AS130];[.$AW130];[.$BA130])" table:style-name="ce1">
            <text:p>37252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15_c60.lp</text:p>
          </table:table-cell>
          <table:table-cell office:value-type="float" office:value="25.62" table:style-name="ce1">
            <text:p>25,62</text:p>
          </table:table-cell>
          <table:table-cell office:value-type="float" office:value="19.16" table:style-name="ce1">
            <text:p>19,16</text:p>
          </table:table-cell>
          <table:table-cell office:value-type="float" office:value="104663" table:style-name="ce1">
            <text:p>104663</text:p>
          </table:table-cell>
          <table:table-cell office:value-type="float" office:value="28669" table:style-name="ce1">
            <text:p>28669</text:p>
          </table:table-cell>
          <table:table-cell office:value-type="float" office:value="19.88" table:style-name="ce1">
            <text:p>19,88</text:p>
          </table:table-cell>
          <table:table-cell office:value-type="float" office:value="13.22" table:style-name="ce1">
            <text:p>13,22</text:p>
          </table:table-cell>
          <table:table-cell office:value-type="float" office:value="24619" table:style-name="ce1">
            <text:p>24619</text:p>
          </table:table-cell>
          <table:table-cell office:value-type="float" office:value="19383" table:style-name="ce1">
            <text:p>19383</text:p>
          </table:table-cell>
          <table:table-cell office:value-type="float" office:value="21.81" table:style-name="ce1">
            <text:p>21,81</text:p>
          </table:table-cell>
          <table:table-cell office:value-type="float" office:value="14.53" table:style-name="ce1">
            <text:p>14,53</text:p>
          </table:table-cell>
          <table:table-cell office:value-type="float" office:value="95184" table:style-name="ce1">
            <text:p>95184</text:p>
          </table:table-cell>
          <table:table-cell office:value-type="float" office:value="21238" table:style-name="ce1">
            <text:p>21238</text:p>
          </table:table-cell>
          <table:table-cell office:value-type="float" office:value="88.05" table:style-name="ce1">
            <text:p>88,05</text:p>
          </table:table-cell>
          <table:table-cell office:value-type="float" office:value="81.16" table:style-name="ce1">
            <text:p>81,16</text:p>
          </table:table-cell>
          <table:table-cell office:value-type="float" office:value="189934" table:style-name="ce1">
            <text:p>189934</text:p>
          </table:table-cell>
          <table:table-cell office:value-type="float" office:value="104965" table:style-name="ce3">
            <text:p>104965</text:p>
          </table:table-cell>
          <table:table-cell office:value-type="float" office:value="37.68" table:style-name="ce1">
            <text:p>37,68</text:p>
          </table:table-cell>
          <table:table-cell office:value-type="float" office:value="29.89" table:style-name="ce1">
            <text:p>29,89</text:p>
          </table:table-cell>
          <table:table-cell office:value-type="float" office:value="47303" table:style-name="ce1">
            <text:p>47303</text:p>
          </table:table-cell>
          <table:table-cell office:value-type="float" office:value="37768" table:style-name="ce1">
            <text:p>37768</text:p>
          </table:table-cell>
          <table:table-cell office:value-type="float" office:value="8.91" table:style-name="ce2">
            <text:p>8,91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3886" table:style-name="ce2">
            <text:p>13886</text:p>
          </table:table-cell>
          <table:table-cell office:value-type="float" office:value="3705" table:style-name="ce2">
            <text:p>3705</text:p>
          </table:table-cell>
          <table:table-cell office:value-type="float" office:value="40.72" table:style-name="ce1">
            <text:p>40,72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85206" table:style-name="ce1">
            <text:p>85206</text:p>
          </table:table-cell>
          <table:table-cell office:value-type="float" office:value="46838" table:style-name="ce1">
            <text:p>46838</text:p>
          </table:table-cell>
          <table:table-cell office:value-type="float" office:value="55.46" table:style-name="ce1">
            <text:p>55,46</text:p>
          </table:table-cell>
          <table:table-cell office:value-type="float" office:value="47.73" table:style-name="ce1">
            <text:p>47,73</text:p>
          </table:table-cell>
          <table:table-cell office:value-type="float" office:value="74924" table:style-name="ce1">
            <text:p>74924</text:p>
          </table:table-cell>
          <table:table-cell office:value-type="float" office:value="61374" table:style-name="ce1">
            <text:p>61374</text:p>
          </table:table-cell>
          <table:table-cell office:value-type="float" office:value="66.989999999999995" table:style-name="ce1">
            <text:p>66,99</text:p>
          </table:table-cell>
          <table:table-cell office:value-type="float" office:value="59.96" table:style-name="ce1">
            <text:p>59,96</text:p>
          </table:table-cell>
          <table:table-cell office:value-type="float" office:value="141872" table:style-name="ce1">
            <text:p>141872</text:p>
          </table:table-cell>
          <table:table-cell office:value-type="float" office:value="83013" table:style-name="ce1">
            <text:p>83013</text:p>
          </table:table-cell>
          <table:table-cell office:value-type="float" office:value="97.95" table:style-name="ce1">
            <text:p>97,95</text:p>
          </table:table-cell>
          <table:table-cell office:value-type="float" office:value="58.62" table:style-name="ce1">
            <text:p>58,62</text:p>
          </table:table-cell>
          <table:table-cell office:value-type="float" office:value="288519" table:style-name="ce3">
            <text:p>288519</text:p>
          </table:table-cell>
          <table:table-cell office:value-type="float" office:value="62696" table:style-name="ce1">
            <text:p>62696</text:p>
          </table:table-cell>
          <table:table-cell office:value-type="float" office:value="101.3" table:style-name="ce1">
            <text:p>101,3</text:p>
          </table:table-cell>
          <table:table-cell office:value-type="float" office:value="66.11" table:style-name="ce1">
            <text:p>66,11</text:p>
          </table:table-cell>
          <table:table-cell office:value-type="float" office:value="115789" table:style-name="ce1">
            <text:p>115789</text:p>
          </table:table-cell>
          <table:table-cell office:value-type="float" office:value="54447" table:style-name="ce1">
            <text:p>54447</text:p>
          </table:table-cell>
          <table:table-cell office:value-type="float" office:value="120" table:style-name="ce3">
            <text:p>120</text:p>
          </table:table-cell>
          <table:table-cell office:value-type="float" office:value="85.78" table:style-name="ce3">
            <text:p>85,78</text:p>
          </table:table-cell>
          <table:table-cell office:value-type="float" office:value="253273" table:style-name="ce1">
            <text:p>253273</text:p>
          </table:table-cell>
          <table:table-cell office:value-type="float" office:value="74099" table:style-name="ce1">
            <text:p>74099</text:p>
          </table:table-cell>
          <table:table-cell office:value-type="float" office:value="16.16" table:style-name="ce1">
            <text:p>16,16</text:p>
          </table:table-cell>
          <table:table-cell office:value-type="float" office:value="8.56" table:style-name="ce1">
            <text:p>8,56</text:p>
          </table:table-cell>
          <table:table-cell office:value-type="float" office:value="35149" table:style-name="ce1">
            <text:p>35149</text:p>
          </table:table-cell>
          <table:table-cell office:value-type="float" office:value="11678" table:style-name="ce1">
            <text:p>11678</text:p>
          </table:table-cell>
          <table:table-cell office:value-type="float" office:value="8.91" table:formula="of:=MIN([.$B131];[.$F131];[.$J131];[.$N131];[.$R131];[.$V131];[.$Z131];[.$AD131];[.$AH131];[.$AL131];[.$AP131];[.$AT131];[.$AX131])" table:style-name="ce1">
            <text:p>8,91</text:p>
          </table:table-cell>
          <table:table-cell office:value-type="float" office:value="2.2999999999999998" table:formula="of:=MIN([.$C131];[.$G131];[.$K131];[.$O131];[.$S131];[.$W131];[.$AA131];[.$AE131];[.$AI131];[.$AM131];[.$AQ131];[.$AU131];[.$AY131])" table:style-name="ce1">
            <text:p>2,3</text:p>
          </table:table-cell>
          <table:table-cell office:value-type="float" office:value="13886" table:formula="of:=MIN([.$D131];[.$H131];[.$L131];[.$P131];[.$T131];[.$X131];[.$AB131];[.$AF131];[.$AJ131];[.$AN131];[.$AR131];[.$AV131];[.$AZ131])" table:style-name="ce1">
            <text:p>13886</text:p>
          </table:table-cell>
          <table:table-cell office:value-type="float" office:value="3705" table:formula="of:=MIN([.$E131];[.$I131];[.$M131];[.$Q131];[.$U131];[.$Y131];[.$AC131];[.$AG131];[.$AK131];[.$AO131];[.$AS131];[.$AW131];[.$BA131])" table:style-name="ce1">
            <text:p>3705</text:p>
          </table:table-cell>
          <table:table-cell office:value-type="float" office:value="40.72" table:formula="of:=MEDIAN([.$B131];[.$F131];[.$J131];[.$N131];[.$R131];[.$V131];[.$Z131];[.$AD131];[.$AH131];[.$AL131];[.$AP131];[.$AT131];[.$AX131])" table:style-name="ce1">
            <text:p>40,72</text:p>
          </table:table-cell>
          <table:table-cell office:value-type="float" office:value="33.770000000000003" table:formula="of:=MEDIAN([.$C131];[.$G131];[.$K131];[.$O131];[.$S131];[.$W131];[.$AA131];[.$AE131];[.$AI131];[.$AM131];[.$AQ131];[.$AU131];[.$AY131])" table:style-name="ce1">
            <text:p>33,77</text:p>
          </table:table-cell>
          <table:table-cell office:value-type="float" office:value="95184" table:formula="of:=MEDIAN([.$D131];[.$H131];[.$L131];[.$P131];[.$T131];[.$X131];[.$AB131];[.$AF131];[.$AJ131];[.$AN131];[.$AR131];[.$AV131];[.$AZ131])" table:style-name="ce1">
            <text:p>95184</text:p>
          </table:table-cell>
          <table:table-cell office:value-type="float" office:value="46838" table:formula="of:=MEDIAN([.$E131];[.$I131];[.$M131];[.$Q131];[.$U131];[.$Y131];[.$AC131];[.$AG131];[.$AK131];[.$AO131];[.$AS131];[.$AW131];[.$BA131])" table:style-name="ce1">
            <text:p>46838</text:p>
          </table:table-cell>
          <table:table-cell office:value-type="float" office:value="120" table:formula="of:=MAX([.$B131];[.$F131];[.$J131];[.$N131];[.$R131];[.$V131];[.$Z131];[.$AD131];[.$AH131];[.$AL131];[.$AP131];[.$AT131];[.$AX131])" table:style-name="ce1">
            <text:p>120</text:p>
          </table:table-cell>
          <table:table-cell office:value-type="float" office:value="85.78" table:formula="of:=MAX([.$C131];[.$G131];[.$K131];[.$O131];[.$S131];[.$W131];[.$AA131];[.$AE131];[.$AI131];[.$AM131];[.$AQ131];[.$AU131];[.$AY131])" table:style-name="ce1">
            <text:p>85,78</text:p>
          </table:table-cell>
          <table:table-cell office:value-type="float" office:value="288519" table:formula="of:=MAX([.$D131];[.$H131];[.$L131];[.$P131];[.$T131];[.$X131];[.$AB131];[.$AF131];[.$AJ131];[.$AN131];[.$AR131];[.$AV131];[.$AZ131])" table:style-name="ce1">
            <text:p>288519</text:p>
          </table:table-cell>
          <table:table-cell office:value-type="float" office:value="104965" table:formula="of:=MAX([.$E131];[.$I131];[.$M131];[.$Q131];[.$U131];[.$Y131];[.$AC131];[.$AG131];[.$AK131];[.$AO131];[.$AS131];[.$AW131];[.$BA131])" table:style-name="ce1">
            <text:p>10496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20_c50.lp</text:p>
          </table:table-cell>
          <table:table-cell office:value-type="float" office:value="13.66" table:style-name="ce1">
            <text:p>13,66</text:p>
          </table:table-cell>
          <table:table-cell office:value-type="float" office:value="5.94" table:style-name="ce1">
            <text:p>5,94</text:p>
          </table:table-cell>
          <table:table-cell office:value-type="float" office:value="24619" table:style-name="ce1">
            <text:p>24619</text:p>
          </table:table-cell>
          <table:table-cell office:value-type="float" office:value="10201" table:style-name="ce1">
            <text:p>10201</text:p>
          </table:table-cell>
          <table:table-cell office:value-type="float" office:value="15.9" table:style-name="ce1">
            <text:p>15,9</text:p>
          </table:table-cell>
          <table:table-cell office:value-type="float" office:value="7.88" table:style-name="ce1">
            <text:p>7,88</text:p>
          </table:table-cell>
          <table:table-cell office:value-type="float" office:value="17614" table:style-name="ce1">
            <text:p>17614</text:p>
          </table:table-cell>
          <table:table-cell office:value-type="float" office:value="11904" table:style-name="ce1">
            <text:p>11904</text:p>
          </table:table-cell>
          <table:table-cell office:value-type="float" office:value="10.4" table:style-name="ce1">
            <text:p>10,4</text:p>
          </table:table-cell>
          <table:table-cell office:value-type="float" office:value="1.86" table:style-name="ce1">
            <text:p>1,86</text:p>
          </table:table-cell>
          <table:table-cell office:value-type="float" office:value="14986" table:style-name="ce1">
            <text:p>14986</text:p>
          </table:table-cell>
          <table:table-cell office:value-type="float" office:value="3229" table:style-name="ce1">
            <text:p>3229</text:p>
          </table:table-cell>
          <table:table-cell office:value-type="float" office:value="10.06" table:style-name="ce1">
            <text:p>10,06</text:p>
          </table:table-cell>
          <table:table-cell office:value-type="float" office:value="1.72" table:style-name="ce1">
            <text:p>1,72</text:p>
          </table:table-cell>
          <table:table-cell office:value-type="float" office:value="11679" table:style-name="ce1">
            <text:p>11679</text:p>
          </table:table-cell>
          <table:table-cell office:value-type="float" office:value="3157" table:style-name="ce1">
            <text:p>3157</text:p>
          </table:table-cell>
          <table:table-cell office:value-type="float" office:value="10.38" table:style-name="ce1">
            <text:p>10,38</text:p>
          </table:table-cell>
          <table:table-cell office:value-type="float" office:value="2.25" table:style-name="ce1">
            <text:p>2,25</text:p>
          </table:table-cell>
          <table:table-cell office:value-type="float" office:value="5616" table:style-name="ce1">
            <text:p>5616</text:p>
          </table:table-cell>
          <table:table-cell office:value-type="float" office:value="3859" table:style-name="ce1">
            <text:p>3859</text:p>
          </table:table-cell>
          <table:table-cell office:value-type="float" office:value="9.7899999999999991" table:style-name="ce1">
            <text:p>9,79</text:p>
          </table:table-cell>
          <table:table-cell office:value-type="float" office:value="1.35" table:style-name="ce1">
            <text:p>1,35</text:p>
          </table:table-cell>
          <table:table-cell office:value-type="float" office:value="10573" table:style-name="ce1">
            <text:p>10573</text:p>
          </table:table-cell>
          <table:table-cell office:value-type="float" office:value="1939" table:style-name="ce1">
            <text:p>1939</text:p>
          </table:table-cell>
          <table:table-cell office:value-type="float" office:value="11.74" table:style-name="ce1">
            <text:p>11,74</text:p>
          </table:table-cell>
          <table:table-cell office:value-type="float" office:value="3.55" table:style-name="ce1">
            <text:p>3,55</text:p>
          </table:table-cell>
          <table:table-cell office:value-type="float" office:value="15927" table:style-name="ce1">
            <text:p>15927</text:p>
          </table:table-cell>
          <table:table-cell office:value-type="float" office:value="5309" table:style-name="ce1">
            <text:p>5309</text:p>
          </table:table-cell>
          <table:table-cell office:value-type="float" office:value="8.99" table:style-name="ce2">
            <text:p>8,99</text:p>
          </table:table-cell>
          <table:table-cell office:value-type="float" office:value="0.45" table:style-name="ce2">
            <text:p>0,45</text:p>
          </table:table-cell>
          <table:table-cell office:value-type="float" office:value="1613" table:style-name="ce2">
            <text:p>1613</text:p>
          </table:table-cell>
          <table:table-cell office:value-type="float" office:value="658" table:style-name="ce2">
            <text:p>658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1.05" table:style-name="ce1">
            <text:p>1,05</text:p>
          </table:table-cell>
          <table:table-cell office:value-type="float" office:value="10284" table:style-name="ce1">
            <text:p>10284</text:p>
          </table:table-cell>
          <table:table-cell office:value-type="float" office:value="1562" table:style-name="ce1">
            <text:p>1562</text:p>
          </table:table-cell>
          <table:table-cell office:value-type="float" office:value="38.64" table:style-name="ce1">
            <text:p>38,64</text:p>
          </table:table-cell>
          <table:table-cell office:value-type="float" office:value="2.97" table:style-name="ce1">
            <text:p>2,97</text:p>
          </table:table-cell>
          <table:table-cell office:value-type="float" office:value="13652" table:style-name="ce1">
            <text:p>13652</text:p>
          </table:table-cell>
          <table:table-cell office:value-type="float" office:value="4012" table:style-name="ce1">
            <text:p>4012</text:p>
          </table:table-cell>
          <table:table-cell office:value-type="float" office:value="46.74" table:style-name="ce1">
            <text:p>46,74</text:p>
          </table:table-cell>
          <table:table-cell office:value-type="float" office:value="2.52" table:style-name="ce1">
            <text:p>2,52</text:p>
          </table:table-cell>
          <table:table-cell office:value-type="float" office:value="4662" table:style-name="ce1">
            <text:p>4662</text:p>
          </table:table-cell>
          <table:table-cell office:value-type="float" office:value="2289" table:style-name="ce1">
            <text:p>2289</text:p>
          </table:table-cell>
          <table:table-cell office:value-type="float" office:value="52.16" table:style-name="ce3">
            <text:p>52,16</text:p>
          </table:table-cell>
          <table:table-cell office:value-type="float" office:value="1.64" table:style-name="ce1">
            <text:p>1,64</text:p>
          </table:table-cell>
          <table:table-cell office:value-type="float" office:value="10180" table:style-name="ce1">
            <text:p>10180</text:p>
          </table:table-cell>
          <table:table-cell office:value-type="float" office:value="1482" table:style-name="ce1">
            <text:p>1482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8.53" table:style-name="ce3">
            <text:p>28,53</text:p>
          </table:table-cell>
          <table:table-cell office:value-type="float" office:value="67777" table:style-name="ce3">
            <text:p>67777</text:p>
          </table:table-cell>
          <table:table-cell office:value-type="float" office:value="40829" table:style-name="ce3">
            <text:p>40829</text:p>
          </table:table-cell>
          <table:table-cell office:value-type="float" office:value="8.99" table:formula="of:=MIN([.$B132];[.$F132];[.$J132];[.$N132];[.$R132];[.$V132];[.$Z132];[.$AD132];[.$AH132];[.$AL132];[.$AP132];[.$AT132];[.$AX132])" table:style-name="ce1">
            <text:p>8,99</text:p>
          </table:table-cell>
          <table:table-cell office:value-type="float" office:value="0.45" table:formula="of:=MIN([.$C132];[.$G132];[.$K132];[.$O132];[.$S132];[.$W132];[.$AA132];[.$AE132];[.$AI132];[.$AM132];[.$AQ132];[.$AU132];[.$AY132])" table:style-name="ce1">
            <text:p>0,45</text:p>
          </table:table-cell>
          <table:table-cell office:value-type="float" office:value="1613" table:formula="of:=MIN([.$D132];[.$H132];[.$L132];[.$P132];[.$T132];[.$X132];[.$AB132];[.$AF132];[.$AJ132];[.$AN132];[.$AR132];[.$AV132];[.$AZ132])" table:style-name="ce1">
            <text:p>1613</text:p>
          </table:table-cell>
          <table:table-cell office:value-type="float" office:value="658" table:formula="of:=MIN([.$E132];[.$I132];[.$M132];[.$Q132];[.$U132];[.$Y132];[.$AC132];[.$AG132];[.$AK132];[.$AO132];[.$AS132];[.$AW132];[.$BA132])" table:style-name="ce1">
            <text:p>658</text:p>
          </table:table-cell>
          <table:table-cell office:value-type="float" office:value="11.74" table:formula="of:=MEDIAN([.$B132];[.$F132];[.$J132];[.$N132];[.$R132];[.$V132];[.$Z132];[.$AD132];[.$AH132];[.$AL132];[.$AP132];[.$AT132];[.$AX132])" table:style-name="ce1">
            <text:p>11,74</text:p>
          </table:table-cell>
          <table:table-cell office:value-type="float" office:value="2.25" table:formula="of:=MEDIAN([.$C132];[.$G132];[.$K132];[.$O132];[.$S132];[.$W132];[.$AA132];[.$AE132];[.$AI132];[.$AM132];[.$AQ132];[.$AU132];[.$AY132])" table:style-name="ce1">
            <text:p>2,25</text:p>
          </table:table-cell>
          <table:table-cell office:value-type="float" office:value="11679" table:formula="of:=MEDIAN([.$D132];[.$H132];[.$L132];[.$P132];[.$T132];[.$X132];[.$AB132];[.$AF132];[.$AJ132];[.$AN132];[.$AR132];[.$AV132];[.$AZ132])" table:style-name="ce1">
            <text:p>11679</text:p>
          </table:table-cell>
          <table:table-cell office:value-type="float" office:value="3229" table:formula="of:=MEDIAN([.$E132];[.$I132];[.$M132];[.$Q132];[.$U132];[.$Y132];[.$AC132];[.$AG132];[.$AK132];[.$AO132];[.$AS132];[.$AW132];[.$BA132])" table:style-name="ce1">
            <text:p>3229</text:p>
          </table:table-cell>
          <table:table-cell office:value-type="float" office:value="52.16" table:formula="of:=MAX([.$B132];[.$F132];[.$J132];[.$N132];[.$R132];[.$V132];[.$Z132];[.$AD132];[.$AH132];[.$AL132];[.$AP132];[.$AT132];[.$AX132])" table:style-name="ce1">
            <text:p>52,16</text:p>
          </table:table-cell>
          <table:table-cell office:value-type="float" office:value="28.53" table:formula="of:=MAX([.$C132];[.$G132];[.$K132];[.$O132];[.$S132];[.$W132];[.$AA132];[.$AE132];[.$AI132];[.$AM132];[.$AQ132];[.$AU132];[.$AY132])" table:style-name="ce1">
            <text:p>28,53</text:p>
          </table:table-cell>
          <table:table-cell office:value-type="float" office:value="67777" table:formula="of:=MAX([.$D132];[.$H132];[.$L132];[.$P132];[.$T132];[.$X132];[.$AB132];[.$AF132];[.$AJ132];[.$AN132];[.$AR132];[.$AV132];[.$AZ132])" table:style-name="ce1">
            <text:p>67777</text:p>
          </table:table-cell>
          <table:table-cell office:value-type="float" office:value="40829" table:formula="of:=MAX([.$E132];[.$I132];[.$M132];[.$Q132];[.$U132];[.$Y132];[.$AC132];[.$AG132];[.$AK132];[.$AO132];[.$AS132];[.$AW132];[.$BA132])" table:style-name="ce1">
            <text:p>4082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20_c60.lp</text:p>
          </table:table-cell>
          <table:table-cell office:value-type="float" office:value="24.97" table:style-name="ce1">
            <text:p>24,97</text:p>
          </table:table-cell>
          <table:table-cell office:value-type="float" office:value="15.84" table:style-name="ce1">
            <text:p>15,84</text:p>
          </table:table-cell>
          <table:table-cell office:value-type="float" office:value="58174" table:style-name="ce1">
            <text:p>58174</text:p>
          </table:table-cell>
          <table:table-cell office:value-type="float" office:value="24199" table:style-name="ce1">
            <text:p>24199</text:p>
          </table:table-cell>
          <table:table-cell office:value-type="float" office:value="22.13" table:style-name="ce1">
            <text:p>22,13</text:p>
          </table:table-cell>
          <table:table-cell office:value-type="float" office:value="13.29" table:style-name="ce1">
            <text:p>13,29</text:p>
          </table:table-cell>
          <table:table-cell office:value-type="float" office:value="23497" table:style-name="ce1">
            <text:p>23497</text:p>
          </table:table-cell>
          <table:table-cell office:value-type="float" office:value="20192" table:style-name="ce1">
            <text:p>20192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26.56" table:style-name="ce1">
            <text:p>26,56</text:p>
          </table:table-cell>
          <table:table-cell office:value-type="float" office:value="101467" table:style-name="ce3">
            <text:p>101467</text:p>
          </table:table-cell>
          <table:table-cell office:value-type="float" office:value="40143" table:style-name="ce1">
            <text:p>40143</text:p>
          </table:table-cell>
          <table:table-cell office:value-type="float" office:value="25.82" table:style-name="ce1">
            <text:p>25,82</text:p>
          </table:table-cell>
          <table:table-cell office:value-type="float" office:value="16.670000000000002" table:style-name="ce1">
            <text:p>16,67</text:p>
          </table:table-cell>
          <table:table-cell office:value-type="float" office:value="69018" table:style-name="ce1">
            <text:p>69018</text:p>
          </table:table-cell>
          <table:table-cell office:value-type="float" office:value="24401" table:style-name="ce1">
            <text:p>24401</text:p>
          </table:table-cell>
          <table:table-cell office:value-type="float" office:value="25.91" table:style-name="ce1">
            <text:p>25,91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26835" table:style-name="ce1">
            <text:p>26835</text:p>
          </table:table-cell>
          <table:table-cell office:value-type="float" office:value="23116" table:style-name="ce1">
            <text:p>23116</text:p>
          </table:table-cell>
          <table:table-cell office:value-type="float" office:value="27.44" table:style-name="ce1">
            <text:p>27,44</text:p>
          </table:table-cell>
          <table:table-cell office:value-type="float" office:value="18.09" table:style-name="ce1">
            <text:p>18,09</text:p>
          </table:table-cell>
          <table:table-cell office:value-type="float" office:value="37367" table:style-name="ce1">
            <text:p>37367</text:p>
          </table:table-cell>
          <table:table-cell office:value-type="float" office:value="26607" table:style-name="ce1">
            <text:p>26607</text:p>
          </table:table-cell>
          <table:table-cell office:value-type="float" office:value="16.989999999999998" table:style-name="ce2">
            <text:p>16,99</text:p>
          </table:table-cell>
          <table:table-cell office:value-type="float" office:value="8.1" table:style-name="ce1">
            <text:p>8,1</text:p>
          </table:table-cell>
          <table:table-cell office:value-type="float" office:value="23081" table:style-name="ce1">
            <text:p>23081</text:p>
          </table:table-cell>
          <table:table-cell office:value-type="float" office:value="12981" table:style-name="ce1">
            <text:p>12981</text:p>
          </table:table-cell>
          <table:table-cell office:value-type="float" office:value="17.23" table:style-name="ce1">
            <text:p>17,23</text:p>
          </table:table-cell>
          <table:table-cell office:value-type="float" office:value="8" table:style-name="ce2">
            <text:p>8</text:p>
          </table:table-cell>
          <table:table-cell office:value-type="float" office:value="14274" table:style-name="ce1">
            <text:p>14274</text:p>
          </table:table-cell>
          <table:table-cell office:value-type="float" office:value="11972" table:style-name="ce1">
            <text:p>11972</text:p>
          </table:table-cell>
          <table:table-cell office:value-type="float" office:value="41.23" table:style-name="ce1">
            <text:p>41,23</text:p>
          </table:table-cell>
          <table:table-cell office:value-type="float" office:value="31.83" table:style-name="ce1">
            <text:p>31,83</text:p>
          </table:table-cell>
          <table:table-cell office:value-type="float" office:value="81844" table:style-name="ce1">
            <text:p>81844</text:p>
          </table:table-cell>
          <table:table-cell office:value-type="float" office:value="43086" table:style-name="ce3">
            <text:p>43086</text:p>
          </table:table-cell>
          <table:table-cell office:value-type="float" office:value="91.91" table:style-name="ce1">
            <text:p>91,91</text:p>
          </table:table-cell>
          <table:table-cell office:value-type="float" office:value="40.270000000000003" table:style-name="ce1">
            <text:p>40,27</text:p>
          </table:table-cell>
          <table:table-cell office:value-type="float" office:value="55321" table:style-name="ce1">
            <text:p>55321</text:p>
          </table:table-cell>
          <table:table-cell office:value-type="float" office:value="32021" table:style-name="ce1">
            <text:p>32021</text:p>
          </table:table-cell>
          <table:table-cell office:value-type="float" office:value="60" table:style-name="ce1">
            <text:p>60</text:p>
          </table:table-cell>
          <table:table-cell office:value-type="float" office:value="12.86" table:style-name="ce1">
            <text:p>12,86</text:p>
          </table:table-cell>
          <table:table-cell office:value-type="float" office:value="13400" table:style-name="ce2">
            <text:p>13400</text:p>
          </table:table-cell>
          <table:table-cell office:value-type="float" office:value="11456" table:style-name="ce2">
            <text:p>11456</text:p>
          </table:table-cell>
          <table:table-cell office:value-type="float" office:value="98.46" table:style-name="ce3">
            <text:p>98,46</text:p>
          </table:table-cell>
          <table:table-cell office:value-type="float" office:value="48.18" table:style-name="ce3">
            <text:p>48,18</text:p>
          </table:table-cell>
          <table:table-cell office:value-type="float" office:value="68319" table:style-name="ce1">
            <text:p>68319</text:p>
          </table:table-cell>
          <table:table-cell office:value-type="float" office:value="39298" table:style-name="ce1">
            <text:p>39298</text:p>
          </table:table-cell>
          <table:table-cell office:value-type="float" office:value="22.31" table:style-name="ce1">
            <text:p>22,31</text:p>
          </table:table-cell>
          <table:table-cell office:value-type="float" office:value="12.72" table:style-name="ce1">
            <text:p>12,72</text:p>
          </table:table-cell>
          <table:table-cell office:value-type="float" office:value="31929" table:style-name="ce1">
            <text:p>31929</text:p>
          </table:table-cell>
          <table:table-cell office:value-type="float" office:value="17326" table:style-name="ce1">
            <text:p>17326</text:p>
          </table:table-cell>
          <table:table-cell office:value-type="float" office:value="16.989999999999998" table:formula="of:=MIN([.$B133];[.$F133];[.$J133];[.$N133];[.$R133];[.$V133];[.$Z133];[.$AD133];[.$AH133];[.$AL133];[.$AP133];[.$AT133];[.$AX133])" table:style-name="ce1">
            <text:p>16,99</text:p>
          </table:table-cell>
          <table:table-cell office:value-type="float" office:value="8" table:formula="of:=MIN([.$C133];[.$G133];[.$K133];[.$O133];[.$S133];[.$W133];[.$AA133];[.$AE133];[.$AI133];[.$AM133];[.$AQ133];[.$AU133];[.$AY133])" table:style-name="ce1">
            <text:p>8</text:p>
          </table:table-cell>
          <table:table-cell office:value-type="float" office:value="13400" table:formula="of:=MIN([.$D133];[.$H133];[.$L133];[.$P133];[.$T133];[.$X133];[.$AB133];[.$AF133];[.$AJ133];[.$AN133];[.$AR133];[.$AV133];[.$AZ133])" table:style-name="ce1">
            <text:p>13400</text:p>
          </table:table-cell>
          <table:table-cell office:value-type="float" office:value="11456" table:formula="of:=MIN([.$E133];[.$I133];[.$M133];[.$Q133];[.$U133];[.$Y133];[.$AC133];[.$AG133];[.$AK133];[.$AO133];[.$AS133];[.$AW133];[.$BA133])" table:style-name="ce1">
            <text:p>11456</text:p>
          </table:table-cell>
          <table:table-cell office:value-type="float" office:value="25.91" table:formula="of:=MEDIAN([.$B133];[.$F133];[.$J133];[.$N133];[.$R133];[.$V133];[.$Z133];[.$AD133];[.$AH133];[.$AL133];[.$AP133];[.$AT133];[.$AX133])" table:style-name="ce1">
            <text:p>25,91</text:p>
          </table:table-cell>
          <table:table-cell office:value-type="float" office:value="16.489999999999998" table:formula="of:=MEDIAN([.$C133];[.$G133];[.$K133];[.$O133];[.$S133];[.$W133];[.$AA133];[.$AE133];[.$AI133];[.$AM133];[.$AQ133];[.$AU133];[.$AY133])" table:style-name="ce1">
            <text:p>16,49</text:p>
          </table:table-cell>
          <table:table-cell office:value-type="float" office:value="37367" table:formula="of:=MEDIAN([.$D133];[.$H133];[.$L133];[.$P133];[.$T133];[.$X133];[.$AB133];[.$AF133];[.$AJ133];[.$AN133];[.$AR133];[.$AV133];[.$AZ133])" table:style-name="ce1">
            <text:p>37367</text:p>
          </table:table-cell>
          <table:table-cell office:value-type="float" office:value="24199" table:formula="of:=MEDIAN([.$E133];[.$I133];[.$M133];[.$Q133];[.$U133];[.$Y133];[.$AC133];[.$AG133];[.$AK133];[.$AO133];[.$AS133];[.$AW133];[.$BA133])" table:style-name="ce1">
            <text:p>24199</text:p>
          </table:table-cell>
          <table:table-cell office:value-type="float" office:value="98.46" table:formula="of:=MAX([.$B133];[.$F133];[.$J133];[.$N133];[.$R133];[.$V133];[.$Z133];[.$AD133];[.$AH133];[.$AL133];[.$AP133];[.$AT133];[.$AX133])" table:style-name="ce1">
            <text:p>98,46</text:p>
          </table:table-cell>
          <table:table-cell office:value-type="float" office:value="48.18" table:formula="of:=MAX([.$C133];[.$G133];[.$K133];[.$O133];[.$S133];[.$W133];[.$AA133];[.$AE133];[.$AI133];[.$AM133];[.$AQ133];[.$AU133];[.$AY133])" table:style-name="ce1">
            <text:p>48,18</text:p>
          </table:table-cell>
          <table:table-cell office:value-type="float" office:value="101467" table:formula="of:=MAX([.$D133];[.$H133];[.$L133];[.$P133];[.$T133];[.$X133];[.$AB133];[.$AF133];[.$AJ133];[.$AN133];[.$AR133];[.$AV133];[.$AZ133])" table:style-name="ce1">
            <text:p>101467</text:p>
          </table:table-cell>
          <table:table-cell office:value-type="float" office:value="43086" table:formula="of:=MAX([.$E133];[.$I133];[.$M133];[.$Q133];[.$U133];[.$Y133];[.$AC133];[.$AG133];[.$AK133];[.$AO133];[.$AS133];[.$AW133];[.$BA133])" table:style-name="ce1">
            <text:p>4308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25_c50.lp</text:p>
          </table:table-cell>
          <table:table-cell office:value-type="float" office:value="188.41" table:style-name="ce1">
            <text:p>188,41</text:p>
          </table:table-cell>
          <table:table-cell office:value-type="float" office:value="176.16" table:style-name="ce1">
            <text:p>176,16</text:p>
          </table:table-cell>
          <table:table-cell office:value-type="float" office:value="1589506" table:style-name="ce1">
            <text:p>1589506</text:p>
          </table:table-cell>
          <table:table-cell office:value-type="float" office:value="169424" table:style-name="ce1">
            <text:p>169424</text:p>
          </table:table-cell>
          <table:table-cell office:value-type="float" office:value="731.02" table:style-name="ce1">
            <text:p>731,02</text:p>
          </table:table-cell>
          <table:table-cell office:value-type="float" office:value="719.42" table:style-name="ce1">
            <text:p>719,42</text:p>
          </table:table-cell>
          <table:table-cell office:value-type="float" office:value="746267" table:style-name="ce1">
            <text:p>746267</text:p>
          </table:table-cell>
          <table:table-cell office:value-type="float" office:value="532875" table:style-name="ce1">
            <text:p>532875</text:p>
          </table:table-cell>
          <table:table-cell office:value-type="float" office:value="19.78" table:style-name="ce2">
            <text:p>19,78</text:p>
          </table:table-cell>
          <table:table-cell office:value-type="float" office:value="7.18" table:style-name="ce2">
            <text:p>7,18</text:p>
          </table:table-cell>
          <table:table-cell office:value-type="float" office:value="85255" table:style-name="ce2">
            <text:p>85255</text:p>
          </table:table-cell>
          <table:table-cell office:value-type="float" office:value="6294" table:style-name="ce2">
            <text:p>6294</text:p>
          </table:table-cell>
          <table:table-cell office:value-type="float" office:value="143.43" table:style-name="ce1">
            <text:p>143,43</text:p>
          </table:table-cell>
          <table:table-cell office:value-type="float" office:value="131.71" table:style-name="ce1">
            <text:p>131,71</text:p>
          </table:table-cell>
          <table:table-cell office:value-type="float" office:value="1206945" table:style-name="ce1">
            <text:p>1206945</text:p>
          </table:table-cell>
          <table:table-cell office:value-type="float" office:value="134662" table:style-name="ce1">
            <text:p>134662</text:p>
          </table:table-cell>
          <table:table-cell office:value-type="float" office:value="2666.57" table:style-name="ce3">
            <text:p>2666,57</text:p>
          </table:table-cell>
          <table:table-cell office:value-type="float" office:value="2654.84" table:style-name="ce3">
            <text:p>2654,84</text:p>
          </table:table-cell>
          <table:table-cell office:value-type="float" office:value="2341802" table:style-name="ce1">
            <text:p>2341802</text:p>
          </table:table-cell>
          <table:table-cell office:value-type="float" office:value="1724397" table:style-name="ce3">
            <text:p>1724397</text:p>
          </table:table-cell>
          <table:table-cell office:value-type="float" office:value="81.739999999999995" table:style-name="ce1">
            <text:p>81,74</text:p>
          </table:table-cell>
          <table:table-cell office:value-type="float" office:value="69.62" table:style-name="ce1">
            <text:p>69,62</text:p>
          </table:table-cell>
          <table:table-cell office:value-type="float" office:value="568289" table:style-name="ce1">
            <text:p>568289</text:p>
          </table:table-cell>
          <table:table-cell office:value-type="float" office:value="71887" table:style-name="ce1">
            <text:p>71887</text:p>
          </table:table-cell>
          <table:table-cell office:value-type="float" office:value="851.79" table:style-name="ce1">
            <text:p>851,79</text:p>
          </table:table-cell>
          <table:table-cell office:value-type="float" office:value="839.7" table:style-name="ce1">
            <text:p>839,7</text:p>
          </table:table-cell>
          <table:table-cell office:value-type="float" office:value="3704629" table:style-name="ce3">
            <text:p>3704629</text:p>
          </table:table-cell>
          <table:table-cell office:value-type="float" office:value="619839" table:style-name="ce1">
            <text:p>619839</text:p>
          </table:table-cell>
          <table:table-cell office:value-type="float" office:value="458.98" table:style-name="ce1">
            <text:p>458,98</text:p>
          </table:table-cell>
          <table:table-cell office:value-type="float" office:value="446.2" table:style-name="ce1">
            <text:p>446,2</text:p>
          </table:table-cell>
          <table:table-cell office:value-type="float" office:value="521815" table:style-name="ce1">
            <text:p>521815</text:p>
          </table:table-cell>
          <table:table-cell office:value-type="float" office:value="362399" table:style-name="ce1">
            <text:p>362399</text:p>
          </table:table-cell>
          <table:table-cell office:value-type="float" office:value="61.44" table:style-name="ce1">
            <text:p>61,44</text:p>
          </table:table-cell>
          <table:table-cell office:value-type="float" office:value="49.5" table:style-name="ce1">
            <text:p>49,5</text:p>
          </table:table-cell>
          <table:table-cell office:value-type="float" office:value="353653" table:style-name="ce1">
            <text:p>353653</text:p>
          </table:table-cell>
          <table:table-cell office:value-type="float" office:value="49071" table:style-name="ce1">
            <text:p>49071</text:p>
          </table:table-cell>
          <table:table-cell office:value-type="float" office:value="93.91" table:style-name="ce1">
            <text:p>93,91</text:p>
          </table:table-cell>
          <table:table-cell office:value-type="float" office:value="32.14" table:style-name="ce1">
            <text:p>32,14</text:p>
          </table:table-cell>
          <table:table-cell office:value-type="float" office:value="649590" table:style-name="ce1">
            <text:p>649590</text:p>
          </table:table-cell>
          <table:table-cell office:value-type="float" office:value="29630" table:style-name="ce1">
            <text:p>29630</text:p>
          </table:table-cell>
          <table:table-cell office:value-type="float" office:value="1332.81" table:style-name="ce1">
            <text:p>1332,81</text:p>
          </table:table-cell>
          <table:table-cell office:value-type="float" office:value="1282.51" table:style-name="ce1">
            <text:p>1282,51</text:p>
          </table:table-cell>
          <table:table-cell office:value-type="float" office:value="932863" table:style-name="ce1">
            <text:p>932863</text:p>
          </table:table-cell>
          <table:table-cell office:value-type="float" office:value="596139" table:style-name="ce1">
            <text:p>596139</text:p>
          </table:table-cell>
          <table:table-cell office:value-type="float" office:value="84.94" table:style-name="ce1">
            <text:p>84,94</text:p>
          </table:table-cell>
          <table:table-cell office:value-type="float" office:value="30.07" table:style-name="ce1">
            <text:p>30,07</text:p>
          </table:table-cell>
          <table:table-cell office:value-type="float" office:value="717016" table:style-name="ce1">
            <text:p>717016</text:p>
          </table:table-cell>
          <table:table-cell office:value-type="float" office:value="26503" table:style-name="ce1">
            <text:p>26503</text:p>
          </table:table-cell>
          <table:table-cell office:value-type="float" office:value="87.42" table:style-name="ce1">
            <text:p>87,42</text:p>
          </table:table-cell>
          <table:table-cell office:value-type="float" office:value="75.73" table:style-name="ce1">
            <text:p>75,73</text:p>
          </table:table-cell>
          <table:table-cell office:value-type="float" office:value="708269" table:style-name="ce1">
            <text:p>708269</text:p>
          </table:table-cell>
          <table:table-cell office:value-type="float" office:value="72705" table:style-name="ce1">
            <text:p>72705</text:p>
          </table:table-cell>
          <table:table-cell office:value-type="float" office:value="19.78" table:formula="of:=MIN([.$B134];[.$F134];[.$J134];[.$N134];[.$R134];[.$V134];[.$Z134];[.$AD134];[.$AH134];[.$AL134];[.$AP134];[.$AT134];[.$AX134])" table:style-name="ce1">
            <text:p>19,78</text:p>
          </table:table-cell>
          <table:table-cell office:value-type="float" office:value="7.18" table:formula="of:=MIN([.$C134];[.$G134];[.$K134];[.$O134];[.$S134];[.$W134];[.$AA134];[.$AE134];[.$AI134];[.$AM134];[.$AQ134];[.$AU134];[.$AY134])" table:style-name="ce1">
            <text:p>7,18</text:p>
          </table:table-cell>
          <table:table-cell office:value-type="float" office:value="85255" table:formula="of:=MIN([.$D134];[.$H134];[.$L134];[.$P134];[.$T134];[.$X134];[.$AB134];[.$AF134];[.$AJ134];[.$AN134];[.$AR134];[.$AV134];[.$AZ134])" table:style-name="ce1">
            <text:p>85255</text:p>
          </table:table-cell>
          <table:table-cell office:value-type="float" office:value="6294" table:formula="of:=MIN([.$E134];[.$I134];[.$M134];[.$Q134];[.$U134];[.$Y134];[.$AC134];[.$AG134];[.$AK134];[.$AO134];[.$AS134];[.$AW134];[.$BA134])" table:style-name="ce1">
            <text:p>6294</text:p>
          </table:table-cell>
          <table:table-cell office:value-type="float" office:value="143.43" table:formula="of:=MEDIAN([.$B134];[.$F134];[.$J134];[.$N134];[.$R134];[.$V134];[.$Z134];[.$AD134];[.$AH134];[.$AL134];[.$AP134];[.$AT134];[.$AX134])" table:style-name="ce1">
            <text:p>143,43</text:p>
          </table:table-cell>
          <table:table-cell office:value-type="float" office:value="131.71" table:formula="of:=MEDIAN([.$C134];[.$G134];[.$K134];[.$O134];[.$S134];[.$W134];[.$AA134];[.$AE134];[.$AI134];[.$AM134];[.$AQ134];[.$AU134];[.$AY134])" table:style-name="ce1">
            <text:p>131,71</text:p>
          </table:table-cell>
          <table:table-cell office:value-type="float" office:value="717016" table:formula="of:=MEDIAN([.$D134];[.$H134];[.$L134];[.$P134];[.$T134];[.$X134];[.$AB134];[.$AF134];[.$AJ134];[.$AN134];[.$AR134];[.$AV134];[.$AZ134])" table:style-name="ce1">
            <text:p>717016</text:p>
          </table:table-cell>
          <table:table-cell office:value-type="float" office:value="134662" table:formula="of:=MEDIAN([.$E134];[.$I134];[.$M134];[.$Q134];[.$U134];[.$Y134];[.$AC134];[.$AG134];[.$AK134];[.$AO134];[.$AS134];[.$AW134];[.$BA134])" table:style-name="ce1">
            <text:p>134662</text:p>
          </table:table-cell>
          <table:table-cell office:value-type="float" office:value="2666.57" table:formula="of:=MAX([.$B134];[.$F134];[.$J134];[.$N134];[.$R134];[.$V134];[.$Z134];[.$AD134];[.$AH134];[.$AL134];[.$AP134];[.$AT134];[.$AX134])" table:style-name="ce1">
            <text:p>2666,57</text:p>
          </table:table-cell>
          <table:table-cell office:value-type="float" office:value="2654.84" table:formula="of:=MAX([.$C134];[.$G134];[.$K134];[.$O134];[.$S134];[.$W134];[.$AA134];[.$AE134];[.$AI134];[.$AM134];[.$AQ134];[.$AU134];[.$AY134])" table:style-name="ce1">
            <text:p>2654,84</text:p>
          </table:table-cell>
          <table:table-cell office:value-type="float" office:value="3704629" table:formula="of:=MAX([.$D134];[.$H134];[.$L134];[.$P134];[.$T134];[.$X134];[.$AB134];[.$AF134];[.$AJ134];[.$AN134];[.$AR134];[.$AV134];[.$AZ134])" table:style-name="ce1">
            <text:p>3704629</text:p>
          </table:table-cell>
          <table:table-cell office:value-type="float" office:value="1724397" table:formula="of:=MAX([.$E134];[.$I134];[.$M134];[.$Q134];[.$U134];[.$Y134];[.$AC134];[.$AG134];[.$AK134];[.$AO134];[.$AS134];[.$AW134];[.$BA134])" table:style-name="ce1">
            <text:p>172439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30_c50.lp</text:p>
          </table:table-cell>
          <table:table-cell office:value-type="float" office:value="168.52" table:style-name="ce1">
            <text:p>168,52</text:p>
          </table:table-cell>
          <table:table-cell office:value-type="float" office:value="153.68" table:style-name="ce1">
            <text:p>153,68</text:p>
          </table:table-cell>
          <table:table-cell office:value-type="float" office:value="1200384" table:style-name="ce1">
            <text:p>1200384</text:p>
          </table:table-cell>
          <table:table-cell office:value-type="float" office:value="124466" table:style-name="ce1">
            <text:p>124466</text:p>
          </table:table-cell>
          <table:table-cell office:value-type="float" office:value="506.21" table:style-name="ce1">
            <text:p>506,21</text:p>
          </table:table-cell>
          <table:table-cell office:value-type="float" office:value="489.73" table:style-name="ce1">
            <text:p>489,73</text:p>
          </table:table-cell>
          <table:table-cell office:value-type="float" office:value="490088" table:style-name="ce1">
            <text:p>490088</text:p>
          </table:table-cell>
          <table:table-cell office:value-type="float" office:value="339517" table:style-name="ce1">
            <text:p>339517</text:p>
          </table:table-cell>
          <table:table-cell office:value-type="float" office:value="64.55" table:style-name="ce1">
            <text:p>64,55</text:p>
          </table:table-cell>
          <table:table-cell office:value-type="float" office:value="48.02" table:style-name="ce1">
            <text:p>48,02</text:p>
          </table:table-cell>
          <table:table-cell office:value-type="float" office:value="110673" table:style-name="ce1">
            <text:p>110673</text:p>
          </table:table-cell>
          <table:table-cell office:value-type="float" office:value="36017" table:style-name="ce1">
            <text:p>36017</text:p>
          </table:table-cell>
          <table:table-cell office:value-type="float" office:value="181.37" table:style-name="ce1">
            <text:p>181,37</text:p>
          </table:table-cell>
          <table:table-cell office:value-type="float" office:value="166.11" table:style-name="ce1">
            <text:p>166,11</text:p>
          </table:table-cell>
          <table:table-cell office:value-type="float" office:value="1210291" table:style-name="ce1">
            <text:p>1210291</text:p>
          </table:table-cell>
          <table:table-cell office:value-type="float" office:value="141767" table:style-name="ce1">
            <text:p>141767</text:p>
          </table:table-cell>
          <table:table-cell office:value-type="float" office:value="830.58" table:style-name="ce3">
            <text:p>830,58</text:p>
          </table:table-cell>
          <table:table-cell office:value-type="float" office:value="814.63" table:style-name="ce3">
            <text:p>814,63</text:p>
          </table:table-cell>
          <table:table-cell office:value-type="float" office:value="833461" table:style-name="ce1">
            <text:p>833461</text:p>
          </table:table-cell>
          <table:table-cell office:value-type="float" office:value="592231" table:style-name="ce3">
            <text:p>592231</text:p>
          </table:table-cell>
          <table:table-cell office:value-type="float" office:value="145.44" table:style-name="ce1">
            <text:p>145,44</text:p>
          </table:table-cell>
          <table:table-cell office:value-type="float" office:value="128.97" table:style-name="ce1">
            <text:p>128,97</text:p>
          </table:table-cell>
          <table:table-cell office:value-type="float" office:value="923232" table:style-name="ce1">
            <text:p>923232</text:p>
          </table:table-cell>
          <table:table-cell office:value-type="float" office:value="107052" table:style-name="ce1">
            <text:p>107052</text:p>
          </table:table-cell>
          <table:table-cell office:value-type="float" office:value="272.25" table:style-name="ce1">
            <text:p>272,25</text:p>
          </table:table-cell>
          <table:table-cell office:value-type="float" office:value="256.89999999999998" table:style-name="ce1">
            <text:p>256,9</text:p>
          </table:table-cell>
          <table:table-cell office:value-type="float" office:value="1395275" table:style-name="ce3">
            <text:p>1395275</text:p>
          </table:table-cell>
          <table:table-cell office:value-type="float" office:value="213963" table:style-name="ce1">
            <text:p>213963</text:p>
          </table:table-cell>
          <table:table-cell office:value-type="float" office:value="791.08" table:style-name="ce1">
            <text:p>791,08</text:p>
          </table:table-cell>
          <table:table-cell office:value-type="float" office:value="776.34" table:style-name="ce1">
            <text:p>776,34</text:p>
          </table:table-cell>
          <table:table-cell office:value-type="float" office:value="637434" table:style-name="ce1">
            <text:p>637434</text:p>
          </table:table-cell>
          <table:table-cell office:value-type="float" office:value="472780" table:style-name="ce1">
            <text:p>472780</text:p>
          </table:table-cell>
          <table:table-cell office:value-type="float" office:value="92.17" table:style-name="ce1">
            <text:p>92,17</text:p>
          </table:table-cell>
          <table:table-cell office:value-type="float" office:value="77.47" table:style-name="ce1">
            <text:p>77,47</text:p>
          </table:table-cell>
          <table:table-cell office:value-type="float" office:value="460520" table:style-name="ce1">
            <text:p>460520</text:p>
          </table:table-cell>
          <table:table-cell office:value-type="float" office:value="68312" table:style-name="ce1">
            <text:p>68312</text:p>
          </table:table-cell>
          <table:table-cell office:value-type="float" office:value="323.11" table:style-name="ce1">
            <text:p>323,11</text:p>
          </table:table-cell>
          <table:table-cell office:value-type="float" office:value="237.94" table:style-name="ce1">
            <text:p>237,94</text:p>
          </table:table-cell>
          <table:table-cell office:value-type="float" office:value="1372470" table:style-name="ce1">
            <text:p>1372470</text:p>
          </table:table-cell>
          <table:table-cell office:value-type="float" office:value="114167" table:style-name="ce1">
            <text:p>114167</text:p>
          </table:table-cell>
          <table:table-cell office:value-type="float" office:value="329.67" table:style-name="ce1">
            <text:p>329,67</text:p>
          </table:table-cell>
          <table:table-cell office:value-type="float" office:value="243.67" table:style-name="ce1">
            <text:p>243,67</text:p>
          </table:table-cell>
          <table:table-cell office:value-type="float" office:value="283860" table:style-name="ce1">
            <text:p>283860</text:p>
          </table:table-cell>
          <table:table-cell office:value-type="float" office:value="109306" table:style-name="ce1">
            <text:p>109306</text:p>
          </table:table-cell>
          <table:table-cell office:value-type="float" office:value="108.46" table:style-name="ce1">
            <text:p>108,46</text:p>
          </table:table-cell>
          <table:table-cell office:value-type="float" office:value="29.15" table:style-name="ce1">
            <text:p>29,15</text:p>
          </table:table-cell>
          <table:table-cell office:value-type="float" office:value="182904" table:style-name="ce1">
            <text:p>182904</text:p>
          </table:table-cell>
          <table:table-cell office:value-type="float" office:value="17760" table:style-name="ce1">
            <text:p>17760</text:p>
          </table:table-cell>
          <table:table-cell office:value-type="float" office:value="24.04" table:style-name="ce2">
            <text:p>24,04</text:p>
          </table:table-cell>
          <table:table-cell office:value-type="float" office:value="8.66" table:style-name="ce2">
            <text:p>8,66</text:p>
          </table:table-cell>
          <table:table-cell office:value-type="float" office:value="85929" table:style-name="ce2">
            <text:p>85929</text:p>
          </table:table-cell>
          <table:table-cell office:value-type="float" office:value="7731" table:style-name="ce2">
            <text:p>7731</text:p>
          </table:table-cell>
          <table:table-cell office:value-type="float" office:value="24.04" table:formula="of:=MIN([.$B135];[.$F135];[.$J135];[.$N135];[.$R135];[.$V135];[.$Z135];[.$AD135];[.$AH135];[.$AL135];[.$AP135];[.$AT135];[.$AX135])" table:style-name="ce1">
            <text:p>24,04</text:p>
          </table:table-cell>
          <table:table-cell office:value-type="float" office:value="8.66" table:formula="of:=MIN([.$C135];[.$G135];[.$K135];[.$O135];[.$S135];[.$W135];[.$AA135];[.$AE135];[.$AI135];[.$AM135];[.$AQ135];[.$AU135];[.$AY135])" table:style-name="ce1">
            <text:p>8,66</text:p>
          </table:table-cell>
          <table:table-cell office:value-type="float" office:value="85929" table:formula="of:=MIN([.$D135];[.$H135];[.$L135];[.$P135];[.$T135];[.$X135];[.$AB135];[.$AF135];[.$AJ135];[.$AN135];[.$AR135];[.$AV135];[.$AZ135])" table:style-name="ce1">
            <text:p>85929</text:p>
          </table:table-cell>
          <table:table-cell office:value-type="float" office:value="7731" table:formula="of:=MIN([.$E135];[.$I135];[.$M135];[.$Q135];[.$U135];[.$Y135];[.$AC135];[.$AG135];[.$AK135];[.$AO135];[.$AS135];[.$AW135];[.$BA135])" table:style-name="ce1">
            <text:p>7731</text:p>
          </table:table-cell>
          <table:table-cell office:value-type="float" office:value="181.37" table:formula="of:=MEDIAN([.$B135];[.$F135];[.$J135];[.$N135];[.$R135];[.$V135];[.$Z135];[.$AD135];[.$AH135];[.$AL135];[.$AP135];[.$AT135];[.$AX135])" table:style-name="ce1">
            <text:p>181,37</text:p>
          </table:table-cell>
          <table:table-cell office:value-type="float" office:value="166.11" table:formula="of:=MEDIAN([.$C135];[.$G135];[.$K135];[.$O135];[.$S135];[.$W135];[.$AA135];[.$AE135];[.$AI135];[.$AM135];[.$AQ135];[.$AU135];[.$AY135])" table:style-name="ce1">
            <text:p>166,11</text:p>
          </table:table-cell>
          <table:table-cell office:value-type="float" office:value="637434" table:formula="of:=MEDIAN([.$D135];[.$H135];[.$L135];[.$P135];[.$T135];[.$X135];[.$AB135];[.$AF135];[.$AJ135];[.$AN135];[.$AR135];[.$AV135];[.$AZ135])" table:style-name="ce1">
            <text:p>637434</text:p>
          </table:table-cell>
          <table:table-cell office:value-type="float" office:value="114167" table:formula="of:=MEDIAN([.$E135];[.$I135];[.$M135];[.$Q135];[.$U135];[.$Y135];[.$AC135];[.$AG135];[.$AK135];[.$AO135];[.$AS135];[.$AW135];[.$BA135])" table:style-name="ce1">
            <text:p>114167</text:p>
          </table:table-cell>
          <table:table-cell office:value-type="float" office:value="830.58" table:formula="of:=MAX([.$B135];[.$F135];[.$J135];[.$N135];[.$R135];[.$V135];[.$Z135];[.$AD135];[.$AH135];[.$AL135];[.$AP135];[.$AT135];[.$AX135])" table:style-name="ce1">
            <text:p>830,58</text:p>
          </table:table-cell>
          <table:table-cell office:value-type="float" office:value="814.63" table:formula="of:=MAX([.$C135];[.$G135];[.$K135];[.$O135];[.$S135];[.$W135];[.$AA135];[.$AE135];[.$AI135];[.$AM135];[.$AQ135];[.$AU135];[.$AY135])" table:style-name="ce1">
            <text:p>814,63</text:p>
          </table:table-cell>
          <table:table-cell office:value-type="float" office:value="1395275" table:formula="of:=MAX([.$D135];[.$H135];[.$L135];[.$P135];[.$T135];[.$X135];[.$AB135];[.$AF135];[.$AJ135];[.$AN135];[.$AR135];[.$AV135];[.$AZ135])" table:style-name="ce1">
            <text:p>1395275</text:p>
          </table:table-cell>
          <table:table-cell office:value-type="float" office:value="592231" table:formula="of:=MAX([.$E135];[.$I135];[.$M135];[.$Q135];[.$U135];[.$Y135];[.$AC135];[.$AG135];[.$AK135];[.$AO135];[.$AS135];[.$AW135];[.$BA135])" table:style-name="ce1">
            <text:p>59223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19_a35_c50.lp</text:p>
          </table:table-cell>
          <table:table-cell office:value-type="float" office:value="82.54" table:style-name="ce1">
            <text:p>82,54</text:p>
          </table:table-cell>
          <table:table-cell office:value-type="float" office:value="65.8" table:style-name="ce1">
            <text:p>65,8</text:p>
          </table:table-cell>
          <table:table-cell office:value-type="float" office:value="691016" table:style-name="ce1">
            <text:p>691016</text:p>
          </table:table-cell>
          <table:table-cell office:value-type="float" office:value="75862" table:style-name="ce1">
            <text:p>75862</text:p>
          </table:table-cell>
          <table:table-cell office:value-type="float" office:value="3651.06" table:style-name="ce3">
            <text:p>3651,06</text:p>
          </table:table-cell>
          <table:table-cell office:value-type="float" office:value="3634.63" table:style-name="ce3">
            <text:p>3634,63</text:p>
          </table:table-cell>
          <table:table-cell office:value-type="float" office:value="3541084" table:style-name="ce1">
            <text:p>3541084</text:p>
          </table:table-cell>
          <table:table-cell office:value-type="float" office:value="2657687" table:style-name="ce3">
            <text:p>2657687</text:p>
          </table:table-cell>
          <table:table-cell office:value-type="float" office:value="448.72" table:style-name="ce1">
            <text:p>448,72</text:p>
          </table:table-cell>
          <table:table-cell office:value-type="float" office:value="430.98" table:style-name="ce1">
            <text:p>430,98</text:p>
          </table:table-cell>
          <table:table-cell office:value-type="float" office:value="3407503" table:style-name="ce1">
            <text:p>3407503</text:p>
          </table:table-cell>
          <table:table-cell office:value-type="float" office:value="403208" table:style-name="ce1">
            <text:p>403208</text:p>
          </table:table-cell>
          <table:table-cell office:value-type="float" office:value="973.28" table:style-name="ce1">
            <text:p>973,28</text:p>
          </table:table-cell>
          <table:table-cell office:value-type="float" office:value="957.22" table:style-name="ce1">
            <text:p>957,22</text:p>
          </table:table-cell>
          <table:table-cell office:value-type="float" office:value="6750245" table:style-name="ce3">
            <text:p>6750245</text:p>
          </table:table-cell>
          <table:table-cell office:value-type="float" office:value="927105" table:style-name="ce1">
            <text:p>927105</text:p>
          </table:table-cell>
          <table:table-cell office:value-type="float" office:value="2479.9899999999998" table:style-name="ce1">
            <text:p>2479,99</text:p>
          </table:table-cell>
          <table:table-cell office:value-type="float" office:value="2461.7199999999998" table:style-name="ce1">
            <text:p>2461,72</text:p>
          </table:table-cell>
          <table:table-cell office:value-type="float" office:value="2580364" table:style-name="ce1">
            <text:p>2580364</text:p>
          </table:table-cell>
          <table:table-cell office:value-type="float" office:value="1900586" table:style-name="ce1">
            <text:p>1900586</text:p>
          </table:table-cell>
          <table:table-cell office:value-type="float" office:value="53.93" table:style-name="ce2">
            <text:p>53,93</text:p>
          </table:table-cell>
          <table:table-cell office:value-type="float" office:value="36.08" table:style-name="ce2">
            <text:p>36,08</text:p>
          </table:table-cell>
          <table:table-cell office:value-type="float" office:value="314375" table:style-name="ce2">
            <text:p>314375</text:p>
          </table:table-cell>
          <table:table-cell office:value-type="float" office:value="39067" table:style-name="ce2">
            <text:p>39067</text:p>
          </table:table-cell>
          <table:table-cell office:value-type="float" office:value="184.83" table:style-name="ce1">
            <text:p>184,83</text:p>
          </table:table-cell>
          <table:table-cell office:value-type="float" office:value="167.79" table:style-name="ce1">
            <text:p>167,79</text:p>
          </table:table-cell>
          <table:table-cell office:value-type="float" office:value="1001438" table:style-name="ce1">
            <text:p>1001438</text:p>
          </table:table-cell>
          <table:table-cell office:value-type="float" office:value="160862" table:style-name="ce1">
            <text:p>160862</text:p>
          </table:table-cell>
          <table:table-cell office:value-type="float" office:value="990.98" table:style-name="ce1">
            <text:p>990,98</text:p>
          </table:table-cell>
          <table:table-cell office:value-type="float" office:value="972.42" table:style-name="ce1">
            <text:p>972,42</text:p>
          </table:table-cell>
          <table:table-cell office:value-type="float" office:value="1090877" table:style-name="ce1">
            <text:p>1090877</text:p>
          </table:table-cell>
          <table:table-cell office:value-type="float" office:value="770660" table:style-name="ce1">
            <text:p>770660</text:p>
          </table:table-cell>
          <table:table-cell office:value-type="float" office:value="214.03" table:style-name="ce1">
            <text:p>214,03</text:p>
          </table:table-cell>
          <table:table-cell office:value-type="float" office:value="197.77" table:style-name="ce1">
            <text:p>197,77</text:p>
          </table:table-cell>
          <table:table-cell office:value-type="float" office:value="1267663" table:style-name="ce1">
            <text:p>1267663</text:p>
          </table:table-cell>
          <table:table-cell office:value-type="float" office:value="207968" table:style-name="ce1">
            <text:p>207968</text:p>
          </table:table-cell>
          <table:table-cell office:value-type="float" office:value="205.61" table:style-name="ce1">
            <text:p>205,61</text:p>
          </table:table-cell>
          <table:table-cell office:value-type="float" office:value="104.04" table:style-name="ce1">
            <text:p>104,04</text:p>
          </table:table-cell>
          <table:table-cell office:value-type="float" office:value="1216168" table:style-name="ce1">
            <text:p>1216168</text:p>
          </table:table-cell>
          <table:table-cell office:value-type="float" office:value="60588" table:style-name="ce1">
            <text:p>60588</text:p>
          </table:table-cell>
          <table:table-cell office:value-type="float" office:value="930.74" table:style-name="ce1">
            <text:p>930,74</text:p>
          </table:table-cell>
          <table:table-cell office:value-type="float" office:value="843.21" table:style-name="ce1">
            <text:p>843,21</text:p>
          </table:table-cell>
          <table:table-cell office:value-type="float" office:value="778919" table:style-name="ce1">
            <text:p>778919</text:p>
          </table:table-cell>
          <table:table-cell office:value-type="float" office:value="429464" table:style-name="ce1">
            <text:p>429464</text:p>
          </table:table-cell>
          <table:table-cell office:value-type="float" office:value="220.19" table:style-name="ce1">
            <text:p>220,19</text:p>
          </table:table-cell>
          <table:table-cell office:value-type="float" office:value="133.53" table:style-name="ce1">
            <text:p>133,53</text:p>
          </table:table-cell>
          <table:table-cell office:value-type="float" office:value="1796293" table:style-name="ce1">
            <text:p>1796293</text:p>
          </table:table-cell>
          <table:table-cell office:value-type="float" office:value="89056" table:style-name="ce1">
            <text:p>89056</text:p>
          </table:table-cell>
          <table:table-cell office:value-type="float" office:value="81.709999999999994" table:style-name="ce1">
            <text:p>81,71</text:p>
          </table:table-cell>
          <table:table-cell office:value-type="float" office:value="64.84" table:style-name="ce1">
            <text:p>64,84</text:p>
          </table:table-cell>
          <table:table-cell office:value-type="float" office:value="549138" table:style-name="ce1">
            <text:p>549138</text:p>
          </table:table-cell>
          <table:table-cell office:value-type="float" office:value="67962" table:style-name="ce1">
            <text:p>67962</text:p>
          </table:table-cell>
          <table:table-cell office:value-type="float" office:value="53.93" table:formula="of:=MIN([.$B136];[.$F136];[.$J136];[.$N136];[.$R136];[.$V136];[.$Z136];[.$AD136];[.$AH136];[.$AL136];[.$AP136];[.$AT136];[.$AX136])" table:style-name="ce1">
            <text:p>53,93</text:p>
          </table:table-cell>
          <table:table-cell office:value-type="float" office:value="36.08" table:formula="of:=MIN([.$C136];[.$G136];[.$K136];[.$O136];[.$S136];[.$W136];[.$AA136];[.$AE136];[.$AI136];[.$AM136];[.$AQ136];[.$AU136];[.$AY136])" table:style-name="ce1">
            <text:p>36,08</text:p>
          </table:table-cell>
          <table:table-cell office:value-type="float" office:value="314375" table:formula="of:=MIN([.$D136];[.$H136];[.$L136];[.$P136];[.$T136];[.$X136];[.$AB136];[.$AF136];[.$AJ136];[.$AN136];[.$AR136];[.$AV136];[.$AZ136])" table:style-name="ce1">
            <text:p>314375</text:p>
          </table:table-cell>
          <table:table-cell office:value-type="float" office:value="39067" table:formula="of:=MIN([.$E136];[.$I136];[.$M136];[.$Q136];[.$U136];[.$Y136];[.$AC136];[.$AG136];[.$AK136];[.$AO136];[.$AS136];[.$AW136];[.$BA136])" table:style-name="ce1">
            <text:p>39067</text:p>
          </table:table-cell>
          <table:table-cell office:value-type="float" office:value="220.19" table:formula="of:=MEDIAN([.$B136];[.$F136];[.$J136];[.$N136];[.$R136];[.$V136];[.$Z136];[.$AD136];[.$AH136];[.$AL136];[.$AP136];[.$AT136];[.$AX136])" table:style-name="ce1">
            <text:p>220,19</text:p>
          </table:table-cell>
          <table:table-cell office:value-type="float" office:value="197.77" table:formula="of:=MEDIAN([.$C136];[.$G136];[.$K136];[.$O136];[.$S136];[.$W136];[.$AA136];[.$AE136];[.$AI136];[.$AM136];[.$AQ136];[.$AU136];[.$AY136])" table:style-name="ce1">
            <text:p>197,77</text:p>
          </table:table-cell>
          <table:table-cell office:value-type="float" office:value="1216168" table:formula="of:=MEDIAN([.$D136];[.$H136];[.$L136];[.$P136];[.$T136];[.$X136];[.$AB136];[.$AF136];[.$AJ136];[.$AN136];[.$AR136];[.$AV136];[.$AZ136])" table:style-name="ce1">
            <text:p>1216168</text:p>
          </table:table-cell>
          <table:table-cell office:value-type="float" office:value="207968" table:formula="of:=MEDIAN([.$E136];[.$I136];[.$M136];[.$Q136];[.$U136];[.$Y136];[.$AC136];[.$AG136];[.$AK136];[.$AO136];[.$AS136];[.$AW136];[.$BA136])" table:style-name="ce1">
            <text:p>207968</text:p>
          </table:table-cell>
          <table:table-cell office:value-type="float" office:value="3651.06" table:formula="of:=MAX([.$B136];[.$F136];[.$J136];[.$N136];[.$R136];[.$V136];[.$Z136];[.$AD136];[.$AH136];[.$AL136];[.$AP136];[.$AT136];[.$AX136])" table:style-name="ce1">
            <text:p>3651,06</text:p>
          </table:table-cell>
          <table:table-cell office:value-type="float" office:value="3634.63" table:formula="of:=MAX([.$C136];[.$G136];[.$K136];[.$O136];[.$S136];[.$W136];[.$AA136];[.$AE136];[.$AI136];[.$AM136];[.$AQ136];[.$AU136];[.$AY136])" table:style-name="ce1">
            <text:p>3634,63</text:p>
          </table:table-cell>
          <table:table-cell office:value-type="float" office:value="6750245" table:formula="of:=MAX([.$D136];[.$H136];[.$L136];[.$P136];[.$T136];[.$X136];[.$AB136];[.$AF136];[.$AJ136];[.$AN136];[.$AR136];[.$AV136];[.$AZ136])" table:style-name="ce1">
            <text:p>6750245</text:p>
          </table:table-cell>
          <table:table-cell office:value-type="float" office:value="2657687" table:formula="of:=MAX([.$E136];[.$I136];[.$M136];[.$Q136];[.$U136];[.$Y136];[.$AC136];[.$AG136];[.$AK136];[.$AO136];[.$AS136];[.$AW136];[.$BA136])" table:style-name="ce1">
            <text:p>26576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15_c55.lp</text:p>
          </table:table-cell>
          <table:table-cell office:value-type="float" office:value="31.59" table:style-name="ce1">
            <text:p>31,59</text:p>
          </table:table-cell>
          <table:table-cell office:value-type="float" office:value="22.14" table:style-name="ce1">
            <text:p>22,14</text:p>
          </table:table-cell>
          <table:table-cell office:value-type="float" office:value="147669" table:style-name="ce1">
            <text:p>147669</text:p>
          </table:table-cell>
          <table:table-cell office:value-type="float" office:value="44587" table:style-name="ce1">
            <text:p>44587</text:p>
          </table:table-cell>
          <table:table-cell office:value-type="float" office:value="41.61" table:style-name="ce1">
            <text:p>41,61</text:p>
          </table:table-cell>
          <table:table-cell office:value-type="float" office:value="32.409999999999997" table:style-name="ce1">
            <text:p>32,41</text:p>
          </table:table-cell>
          <table:table-cell office:value-type="float" office:value="72514" table:style-name="ce1">
            <text:p>72514</text:p>
          </table:table-cell>
          <table:table-cell office:value-type="float" office:value="56901" table:style-name="ce1">
            <text:p>56901</text:p>
          </table:table-cell>
          <table:table-cell office:value-type="float" office:value="46.75" table:style-name="ce1">
            <text:p>46,75</text:p>
          </table:table-cell>
          <table:table-cell office:value-type="float" office:value="38.22" table:style-name="ce1">
            <text:p>38,22</text:p>
          </table:table-cell>
          <table:table-cell office:value-type="float" office:value="154656" table:style-name="ce1">
            <text:p>154656</text:p>
          </table:table-cell>
          <table:table-cell office:value-type="float" office:value="70898" table:style-name="ce1">
            <text:p>70898</text:p>
          </table:table-cell>
          <table:table-cell office:value-type="float" office:value="75.52" table:style-name="ce1">
            <text:p>75,52</text:p>
          </table:table-cell>
          <table:table-cell office:value-type="float" office:value="66.89" table:style-name="ce1">
            <text:p>66,89</text:p>
          </table:table-cell>
          <table:table-cell office:value-type="float" office:value="245583" table:style-name="ce1">
            <text:p>245583</text:p>
          </table:table-cell>
          <table:table-cell office:value-type="float" office:value="110898" table:style-name="ce1">
            <text:p>110898</text:p>
          </table:table-cell>
          <table:table-cell office:value-type="float" office:value="107.14" table:style-name="ce1">
            <text:p>107,14</text:p>
          </table:table-cell>
          <table:table-cell office:value-type="float" office:value="97.8" table:style-name="ce1">
            <text:p>97,8</text:p>
          </table:table-cell>
          <table:table-cell office:value-type="float" office:value="172971" table:style-name="ce1">
            <text:p>172971</text:p>
          </table:table-cell>
          <table:table-cell office:value-type="float" office:value="138946" table:style-name="ce1">
            <text:p>138946</text:p>
          </table:table-cell>
          <table:table-cell office:value-type="float" office:value="15.99" table:style-name="ce2">
            <text:p>15,99</text:p>
          </table:table-cell>
          <table:table-cell office:value-type="float" office:value="6.5" table:style-name="ce1">
            <text:p>6,5</text:p>
          </table:table-cell>
          <table:table-cell office:value-type="float" office:value="29700" table:style-name="ce1">
            <text:p>29700</text:p>
          </table:table-cell>
          <table:table-cell office:value-type="float" office:value="11076" table:style-name="ce1">
            <text:p>11076</text:p>
          </table:table-cell>
          <table:table-cell office:value-type="float" office:value="1118.82" table:style-name="ce3">
            <text:p>1118,82</text:p>
          </table:table-cell>
          <table:table-cell office:value-type="float" office:value="1109.2" table:style-name="ce3">
            <text:p>1109,2</text:p>
          </table:table-cell>
          <table:table-cell office:value-type="float" office:value="2369471" table:style-name="ce3">
            <text:p>2369471</text:p>
          </table:table-cell>
          <table:table-cell office:value-type="float" office:value="1607578" table:style-name="ce3">
            <text:p>1607578</text:p>
          </table:table-cell>
          <table:table-cell office:value-type="float" office:value="18.55" table:style-name="ce1">
            <text:p>18,55</text:p>
          </table:table-cell>
          <table:table-cell office:value-type="float" office:value="8.48" table:style-name="ce1">
            <text:p>8,48</text:p>
          </table:table-cell>
          <table:table-cell office:value-type="float" office:value="17281" table:style-name="ce1">
            <text:p>17281</text:p>
          </table:table-cell>
          <table:table-cell office:value-type="float" office:value="12452" table:style-name="ce1">
            <text:p>12452</text:p>
          </table:table-cell>
          <table:table-cell office:value-type="float" office:value="763.74" table:style-name="ce1">
            <text:p>763,74</text:p>
          </table:table-cell>
          <table:table-cell office:value-type="float" office:value="754.78" table:style-name="ce1">
            <text:p>754,78</text:p>
          </table:table-cell>
          <table:table-cell office:value-type="float" office:value="1994285" table:style-name="ce1">
            <text:p>1994285</text:p>
          </table:table-cell>
          <table:table-cell office:value-type="float" office:value="1244433" table:style-name="ce1">
            <text:p>1244433</text:p>
          </table:table-cell>
          <table:table-cell office:value-type="float" office:value="70.739999999999995" table:style-name="ce1">
            <text:p>70,74</text:p>
          </table:table-cell>
          <table:table-cell office:value-type="float" office:value="22.05" table:style-name="ce1">
            <text:p>22,05</text:p>
          </table:table-cell>
          <table:table-cell office:value-type="float" office:value="169357" table:style-name="ce1">
            <text:p>169357</text:p>
          </table:table-cell>
          <table:table-cell office:value-type="float" office:value="25784" table:style-name="ce1">
            <text:p>25784</text:p>
          </table:table-cell>
          <table:table-cell office:value-type="float" office:value="49.58" table:style-name="ce1">
            <text:p>49,58</text:p>
          </table:table-cell>
          <table:table-cell office:value-type="float" office:value="0.25" table:style-name="ce2">
            <text:p>0,25</text:p>
          </table:table-cell>
          <table:table-cell office:value-type="float" office:value="1561" table:style-name="ce2">
            <text:p>1561</text:p>
          </table:table-cell>
          <table:table-cell office:value-type="float" office:value="28" table:style-name="ce2">
            <text:p>28</text:p>
          </table:table-cell>
          <table:table-cell office:value-type="float" office:value="71.52" table:style-name="ce1">
            <text:p>71,52</text:p>
          </table:table-cell>
          <table:table-cell office:value-type="float" office:value="20.87" table:style-name="ce1">
            <text:p>20,87</text:p>
          </table:table-cell>
          <table:table-cell office:value-type="float" office:value="249901" table:style-name="ce1">
            <text:p>249901</text:p>
          </table:table-cell>
          <table:table-cell office:value-type="float" office:value="28430" table:style-name="ce1">
            <text:p>28430</text:p>
          </table:table-cell>
          <table:table-cell office:value-type="float" office:value="31.66" table:style-name="ce1">
            <text:p>31,66</text:p>
          </table:table-cell>
          <table:table-cell office:value-type="float" office:value="22.59" table:style-name="ce1">
            <text:p>22,59</text:p>
          </table:table-cell>
          <table:table-cell office:value-type="float" office:value="68206" table:style-name="ce1">
            <text:p>68206</text:p>
          </table:table-cell>
          <table:table-cell office:value-type="float" office:value="37407" table:style-name="ce1">
            <text:p>37407</text:p>
          </table:table-cell>
          <table:table-cell office:value-type="float" office:value="15.99" table:formula="of:=MIN([.$B137];[.$F137];[.$J137];[.$N137];[.$R137];[.$V137];[.$Z137];[.$AD137];[.$AH137];[.$AL137];[.$AP137];[.$AT137];[.$AX137])" table:style-name="ce1">
            <text:p>15,99</text:p>
          </table:table-cell>
          <table:table-cell office:value-type="float" office:value="0.25" table:formula="of:=MIN([.$C137];[.$G137];[.$K137];[.$O137];[.$S137];[.$W137];[.$AA137];[.$AE137];[.$AI137];[.$AM137];[.$AQ137];[.$AU137];[.$AY137])" table:style-name="ce1">
            <text:p>0,25</text:p>
          </table:table-cell>
          <table:table-cell office:value-type="float" office:value="1561" table:formula="of:=MIN([.$D137];[.$H137];[.$L137];[.$P137];[.$T137];[.$X137];[.$AB137];[.$AF137];[.$AJ137];[.$AN137];[.$AR137];[.$AV137];[.$AZ137])" table:style-name="ce1">
            <text:p>1561</text:p>
          </table:table-cell>
          <table:table-cell office:value-type="float" office:value="28" table:formula="of:=MIN([.$E137];[.$I137];[.$M137];[.$Q137];[.$U137];[.$Y137];[.$AC137];[.$AG137];[.$AK137];[.$AO137];[.$AS137];[.$AW137];[.$BA137])" table:style-name="ce1">
            <text:p>28</text:p>
          </table:table-cell>
          <table:table-cell office:value-type="float" office:value="49.58" table:formula="of:=MEDIAN([.$B137];[.$F137];[.$J137];[.$N137];[.$R137];[.$V137];[.$Z137];[.$AD137];[.$AH137];[.$AL137];[.$AP137];[.$AT137];[.$AX137])" table:style-name="ce1">
            <text:p>49,58</text:p>
          </table:table-cell>
          <table:table-cell office:value-type="float" office:value="22.59" table:formula="of:=MEDIAN([.$C137];[.$G137];[.$K137];[.$O137];[.$S137];[.$W137];[.$AA137];[.$AE137];[.$AI137];[.$AM137];[.$AQ137];[.$AU137];[.$AY137])" table:style-name="ce1">
            <text:p>22,59</text:p>
          </table:table-cell>
          <table:table-cell office:value-type="float" office:value="154656" table:formula="of:=MEDIAN([.$D137];[.$H137];[.$L137];[.$P137];[.$T137];[.$X137];[.$AB137];[.$AF137];[.$AJ137];[.$AN137];[.$AR137];[.$AV137];[.$AZ137])" table:style-name="ce1">
            <text:p>154656</text:p>
          </table:table-cell>
          <table:table-cell office:value-type="float" office:value="44587" table:formula="of:=MEDIAN([.$E137];[.$I137];[.$M137];[.$Q137];[.$U137];[.$Y137];[.$AC137];[.$AG137];[.$AK137];[.$AO137];[.$AS137];[.$AW137];[.$BA137])" table:style-name="ce1">
            <text:p>44587</text:p>
          </table:table-cell>
          <table:table-cell office:value-type="float" office:value="1118.82" table:formula="of:=MAX([.$B137];[.$F137];[.$J137];[.$N137];[.$R137];[.$V137];[.$Z137];[.$AD137];[.$AH137];[.$AL137];[.$AP137];[.$AT137];[.$AX137])" table:style-name="ce1">
            <text:p>1118,82</text:p>
          </table:table-cell>
          <table:table-cell office:value-type="float" office:value="1109.2" table:formula="of:=MAX([.$C137];[.$G137];[.$K137];[.$O137];[.$S137];[.$W137];[.$AA137];[.$AE137];[.$AI137];[.$AM137];[.$AQ137];[.$AU137];[.$AY137])" table:style-name="ce1">
            <text:p>1109,2</text:p>
          </table:table-cell>
          <table:table-cell office:value-type="float" office:value="2369471" table:formula="of:=MAX([.$D137];[.$H137];[.$L137];[.$P137];[.$T137];[.$X137];[.$AB137];[.$AF137];[.$AJ137];[.$AN137];[.$AR137];[.$AV137];[.$AZ137])" table:style-name="ce1">
            <text:p>2369471</text:p>
          </table:table-cell>
          <table:table-cell office:value-type="float" office:value="1607578" table:formula="of:=MAX([.$E137];[.$I137];[.$M137];[.$Q137];[.$U137];[.$Y137];[.$AC137];[.$AG137];[.$AK137];[.$AO137];[.$AS137];[.$AW137];[.$BA137])" table:style-name="ce1">
            <text:p>160757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20_c50.lp</text:p>
          </table:table-cell>
          <table:table-cell office:value-type="float" office:value="12.85" table:style-name="ce2">
            <text:p>12,85</text:p>
          </table:table-cell>
          <table:table-cell office:value-type="float" office:value="3.8" table:style-name="ce2">
            <text:p>3,8</text:p>
          </table:table-cell>
          <table:table-cell office:value-type="float" office:value="18440" table:style-name="ce1">
            <text:p>18440</text:p>
          </table:table-cell>
          <table:table-cell office:value-type="float" office:value="6075" table:style-name="ce1">
            <text:p>6075</text:p>
          </table:table-cell>
          <table:table-cell office:value-type="float" office:value="14.24" table:style-name="ce1">
            <text:p>14,24</text:p>
          </table:table-cell>
          <table:table-cell office:value-type="float" office:value="3.81" table:style-name="ce1">
            <text:p>3,81</text:p>
          </table:table-cell>
          <table:table-cell office:value-type="float" office:value="6458" table:style-name="ce2">
            <text:p>6458</text:p>
          </table:table-cell>
          <table:table-cell office:value-type="float" office:value="4598" table:style-name="ce2">
            <text:p>4598</text:p>
          </table:table-cell>
          <table:table-cell office:value-type="float" office:value="15.98" table:style-name="ce1">
            <text:p>15,98</text:p>
          </table:table-cell>
          <table:table-cell office:value-type="float" office:value="6.62" table:style-name="ce1">
            <text:p>6,62</text:p>
          </table:table-cell>
          <table:table-cell office:value-type="float" office:value="32141" table:style-name="ce1">
            <text:p>32141</text:p>
          </table:table-cell>
          <table:table-cell office:value-type="float" office:value="9711" table:style-name="ce1">
            <text:p>9711</text:p>
          </table:table-cell>
          <table:table-cell office:value-type="float" office:value="14.45" table:style-name="ce1">
            <text:p>14,45</text:p>
          </table:table-cell>
          <table:table-cell office:value-type="float" office:value="5.12" table:style-name="ce1">
            <text:p>5,12</text:p>
          </table:table-cell>
          <table:table-cell office:value-type="float" office:value="12404" table:style-name="ce1">
            <text:p>12404</text:p>
          </table:table-cell>
          <table:table-cell office:value-type="float" office:value="6557" table:style-name="ce1">
            <text:p>6557</text:p>
          </table:table-cell>
          <table:table-cell office:value-type="float" office:value="19.95" table:style-name="ce1">
            <text:p>19,95</text:p>
          </table:table-cell>
          <table:table-cell office:value-type="float" office:value="9.52" table:style-name="ce1">
            <text:p>9,52</text:p>
          </table:table-cell>
          <table:table-cell office:value-type="float" office:value="16253" table:style-name="ce1">
            <text:p>16253</text:p>
          </table:table-cell>
          <table:table-cell office:value-type="float" office:value="11865" table:style-name="ce1">
            <text:p>11865</text:p>
          </table:table-cell>
          <table:table-cell office:value-type="float" office:value="41.93" table:style-name="ce1">
            <text:p>41,93</text:p>
          </table:table-cell>
          <table:table-cell office:value-type="float" office:value="32.67" table:style-name="ce1">
            <text:p>32,67</text:p>
          </table:table-cell>
          <table:table-cell office:value-type="float" office:value="90648" table:style-name="ce1">
            <text:p>90648</text:p>
          </table:table-cell>
          <table:table-cell office:value-type="float" office:value="43742" table:style-name="ce1">
            <text:p>43742</text:p>
          </table:table-cell>
          <table:table-cell office:value-type="float" office:value="18.850000000000001" table:style-name="ce1">
            <text:p>18,85</text:p>
          </table:table-cell>
          <table:table-cell office:value-type="float" office:value="9.33" table:style-name="ce1">
            <text:p>9,33</text:p>
          </table:table-cell>
          <table:table-cell office:value-type="float" office:value="23473" table:style-name="ce1">
            <text:p>23473</text:p>
          </table:table-cell>
          <table:table-cell office:value-type="float" office:value="12121" table:style-name="ce1">
            <text:p>12121</text:p>
          </table:table-cell>
          <table:table-cell office:value-type="float" office:value="30.7" table:style-name="ce1">
            <text:p>30,7</text:p>
          </table:table-cell>
          <table:table-cell office:value-type="float" office:value="21.17" table:style-name="ce1">
            <text:p>21,17</text:p>
          </table:table-cell>
          <table:table-cell office:value-type="float" office:value="35262" table:style-name="ce1">
            <text:p>35262</text:p>
          </table:table-cell>
          <table:table-cell office:value-type="float" office:value="27499" table:style-name="ce1">
            <text:p>27499</text:p>
          </table:table-cell>
          <table:table-cell office:value-type="float" office:value="26.49" table:style-name="ce1">
            <text:p>26,49</text:p>
          </table:table-cell>
          <table:table-cell office:value-type="float" office:value="16.97" table:style-name="ce1">
            <text:p>16,97</text:p>
          </table:table-cell>
          <table:table-cell office:value-type="float" office:value="33007" table:style-name="ce1">
            <text:p>33007</text:p>
          </table:table-cell>
          <table:table-cell office:value-type="float" office:value="21429" table:style-name="ce1">
            <text:p>21429</text:p>
          </table:table-cell>
          <table:table-cell office:value-type="float" office:value="55.44" table:style-name="ce1">
            <text:p>55,44</text:p>
          </table:table-cell>
          <table:table-cell office:value-type="float" office:value="5.86" table:style-name="ce1">
            <text:p>5,86</text:p>
          </table:table-cell>
          <table:table-cell office:value-type="float" office:value="19777" table:style-name="ce1">
            <text:p>19777</text:p>
          </table:table-cell>
          <table:table-cell office:value-type="float" office:value="5782" table:style-name="ce1">
            <text:p>5782</text:p>
          </table:table-cell>
          <table:table-cell office:value-type="float" office:value="59.56" table:style-name="ce1">
            <text:p>59,56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13668" table:style-name="ce1">
            <text:p>13668</text:p>
          </table:table-cell>
          <table:table-cell office:value-type="float" office:value="9462" table:style-name="ce1">
            <text:p>9462</text:p>
          </table:table-cell>
          <table:table-cell office:value-type="float" office:value="171.72" table:style-name="ce3">
            <text:p>171,72</text:p>
          </table:table-cell>
          <table:table-cell office:value-type="float" office:value="116.97" table:style-name="ce3">
            <text:p>116,97</text:p>
          </table:table-cell>
          <table:table-cell office:value-type="float" office:value="355443" table:style-name="ce3">
            <text:p>355443</text:p>
          </table:table-cell>
          <table:table-cell office:value-type="float" office:value="96283" table:style-name="ce3">
            <text:p>96283</text:p>
          </table:table-cell>
          <table:table-cell office:value-type="float" office:value="32.32" table:style-name="ce1">
            <text:p>32,32</text:p>
          </table:table-cell>
          <table:table-cell office:value-type="float" office:value="22.84" table:style-name="ce1">
            <text:p>22,84</text:p>
          </table:table-cell>
          <table:table-cell office:value-type="float" office:value="57391" table:style-name="ce1">
            <text:p>57391</text:p>
          </table:table-cell>
          <table:table-cell office:value-type="float" office:value="30963" table:style-name="ce1">
            <text:p>30963</text:p>
          </table:table-cell>
          <table:table-cell office:value-type="float" office:value="12.85" table:formula="of:=MIN([.$B138];[.$F138];[.$J138];[.$N138];[.$R138];[.$V138];[.$Z138];[.$AD138];[.$AH138];[.$AL138];[.$AP138];[.$AT138];[.$AX138])" table:style-name="ce1">
            <text:p>12,85</text:p>
          </table:table-cell>
          <table:table-cell office:value-type="float" office:value="3.8" table:formula="of:=MIN([.$C138];[.$G138];[.$K138];[.$O138];[.$S138];[.$W138];[.$AA138];[.$AE138];[.$AI138];[.$AM138];[.$AQ138];[.$AU138];[.$AY138])" table:style-name="ce1">
            <text:p>3,8</text:p>
          </table:table-cell>
          <table:table-cell office:value-type="float" office:value="6458" table:formula="of:=MIN([.$D138];[.$H138];[.$L138];[.$P138];[.$T138];[.$X138];[.$AB138];[.$AF138];[.$AJ138];[.$AN138];[.$AR138];[.$AV138];[.$AZ138])" table:style-name="ce1">
            <text:p>6458</text:p>
          </table:table-cell>
          <table:table-cell office:value-type="float" office:value="4598" table:formula="of:=MIN([.$E138];[.$I138];[.$M138];[.$Q138];[.$U138];[.$Y138];[.$AC138];[.$AG138];[.$AK138];[.$AO138];[.$AS138];[.$AW138];[.$BA138])" table:style-name="ce1">
            <text:p>4598</text:p>
          </table:table-cell>
          <table:table-cell office:value-type="float" office:value="26.49" table:formula="of:=MEDIAN([.$B138];[.$F138];[.$J138];[.$N138];[.$R138];[.$V138];[.$Z138];[.$AD138];[.$AH138];[.$AL138];[.$AP138];[.$AT138];[.$AX138])" table:style-name="ce1">
            <text:p>26,49</text:p>
          </table:table-cell>
          <table:table-cell office:value-type="float" office:value="9.4600000000000009" table:formula="of:=MEDIAN([.$C138];[.$G138];[.$K138];[.$O138];[.$S138];[.$W138];[.$AA138];[.$AE138];[.$AI138];[.$AM138];[.$AQ138];[.$AU138];[.$AY138])" table:style-name="ce1">
            <text:p>9,46</text:p>
          </table:table-cell>
          <table:table-cell office:value-type="float" office:value="23473" table:formula="of:=MEDIAN([.$D138];[.$H138];[.$L138];[.$P138];[.$T138];[.$X138];[.$AB138];[.$AF138];[.$AJ138];[.$AN138];[.$AR138];[.$AV138];[.$AZ138])" table:style-name="ce1">
            <text:p>23473</text:p>
          </table:table-cell>
          <table:table-cell office:value-type="float" office:value="11865" table:formula="of:=MEDIAN([.$E138];[.$I138];[.$M138];[.$Q138];[.$U138];[.$Y138];[.$AC138];[.$AG138];[.$AK138];[.$AO138];[.$AS138];[.$AW138];[.$BA138])" table:style-name="ce1">
            <text:p>11865</text:p>
          </table:table-cell>
          <table:table-cell office:value-type="float" office:value="171.72" table:formula="of:=MAX([.$B138];[.$F138];[.$J138];[.$N138];[.$R138];[.$V138];[.$Z138];[.$AD138];[.$AH138];[.$AL138];[.$AP138];[.$AT138];[.$AX138])" table:style-name="ce1">
            <text:p>171,72</text:p>
          </table:table-cell>
          <table:table-cell office:value-type="float" office:value="116.97" table:formula="of:=MAX([.$C138];[.$G138];[.$K138];[.$O138];[.$S138];[.$W138];[.$AA138];[.$AE138];[.$AI138];[.$AM138];[.$AQ138];[.$AU138];[.$AY138])" table:style-name="ce1">
            <text:p>116,97</text:p>
          </table:table-cell>
          <table:table-cell office:value-type="float" office:value="355443" table:formula="of:=MAX([.$D138];[.$H138];[.$L138];[.$P138];[.$T138];[.$X138];[.$AB138];[.$AF138];[.$AJ138];[.$AN138];[.$AR138];[.$AV138];[.$AZ138])" table:style-name="ce1">
            <text:p>355443</text:p>
          </table:table-cell>
          <table:table-cell office:value-type="float" office:value="96283" table:formula="of:=MAX([.$E138];[.$I138];[.$M138];[.$Q138];[.$U138];[.$Y138];[.$AC138];[.$AG138];[.$AK138];[.$AO138];[.$AS138];[.$AW138];[.$BA138])" table:style-name="ce1">
            <text:p>962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20_c55.lp</text:p>
          </table:table-cell>
          <table:table-cell office:value-type="float" office:value="11.04" table:style-name="ce1">
            <text:p>11,04</text:p>
          </table:table-cell>
          <table:table-cell office:value-type="float" office:value="1.46" table:style-name="ce1">
            <text:p>1,46</text:p>
          </table:table-cell>
          <table:table-cell office:value-type="float" office:value="25574" table:style-name="ce1">
            <text:p>25574</text:p>
          </table:table-cell>
          <table:table-cell office:value-type="float" office:value="2563" table:style-name="ce1">
            <text:p>2563</text:p>
          </table:table-cell>
          <table:table-cell office:value-type="float" office:value="15.71" table:style-name="ce1">
            <text:p>15,71</text:p>
          </table:table-cell>
          <table:table-cell office:value-type="float" office:value="6.1" table:style-name="ce1">
            <text:p>6,1</text:p>
          </table:table-cell>
          <table:table-cell office:value-type="float" office:value="15742" table:style-name="ce1">
            <text:p>15742</text:p>
          </table:table-cell>
          <table:table-cell office:value-type="float" office:value="7893" table:style-name="ce1">
            <text:p>7893</text:p>
          </table:table-cell>
          <table:table-cell office:value-type="float" office:value="12.61" table:style-name="ce1">
            <text:p>12,61</text:p>
          </table:table-cell>
          <table:table-cell office:value-type="float" office:value="2.19" table:style-name="ce1">
            <text:p>2,19</text:p>
          </table:table-cell>
          <table:table-cell office:value-type="float" office:value="27964" table:style-name="ce1">
            <text:p>27964</text:p>
          </table:table-cell>
          <table:table-cell office:value-type="float" office:value="3580" table:style-name="ce1">
            <text:p>3580</text:p>
          </table:table-cell>
          <table:table-cell office:value-type="float" office:value="10.31" table:style-name="ce1">
            <text:p>10,31</text:p>
          </table:table-cell>
          <table:table-cell office:value-type="float" office:value="0.64" table:style-name="ce2">
            <text:p>0,64</text:p>
          </table:table-cell>
          <table:table-cell office:value-type="float" office:value="13977" table:style-name="ce1">
            <text:p>13977</text:p>
          </table:table-cell>
          <table:table-cell office:value-type="float" office:value="1200" table:style-name="ce2">
            <text:p>1200</text:p>
          </table:table-cell>
          <table:table-cell office:value-type="float" office:value="11.43" table:style-name="ce1">
            <text:p>11,43</text:p>
          </table:table-cell>
          <table:table-cell office:value-type="float" office:value="1.22" table:style-name="ce1">
            <text:p>1,22</text:p>
          </table:table-cell>
          <table:table-cell office:value-type="float" office:value="3864" table:style-name="ce2">
            <text:p>3864</text:p>
          </table:table-cell>
          <table:table-cell office:value-type="float" office:value="1735" table:style-name="ce1">
            <text:p>1735</text:p>
          </table:table-cell>
          <table:table-cell office:value-type="float" office:value="14.37" table:style-name="ce1">
            <text:p>14,37</text:p>
          </table:table-cell>
          <table:table-cell office:value-type="float" office:value="3.83" table:style-name="ce1">
            <text:p>3,83</text:p>
          </table:table-cell>
          <table:table-cell office:value-type="float" office:value="49098" table:style-name="ce1">
            <text:p>49098</text:p>
          </table:table-cell>
          <table:table-cell office:value-type="float" office:value="5945" table:style-name="ce1">
            <text:p>5945</text:p>
          </table:table-cell>
          <table:table-cell office:value-type="float" office:value="11.26" table:style-name="ce1">
            <text:p>11,26</text:p>
          </table:table-cell>
          <table:table-cell office:value-type="float" office:value="0.78" table:style-name="ce1">
            <text:p>0,78</text:p>
          </table:table-cell>
          <table:table-cell office:value-type="float" office:value="7729" table:style-name="ce1">
            <text:p>7729</text:p>
          </table:table-cell>
          <table:table-cell office:value-type="float" office:value="1282" table:style-name="ce1">
            <text:p>1282</text:p>
          </table:table-cell>
          <table:table-cell office:value-type="float" office:value="13.48" table:style-name="ce1">
            <text:p>13,48</text:p>
          </table:table-cell>
          <table:table-cell office:value-type="float" office:value="3.18" table:style-name="ce1">
            <text:p>3,18</text:p>
          </table:table-cell>
          <table:table-cell office:value-type="float" office:value="7798" table:style-name="ce1">
            <text:p>7798</text:p>
          </table:table-cell>
          <table:table-cell office:value-type="float" office:value="4136" table:style-name="ce1">
            <text:p>4136</text:p>
          </table:table-cell>
          <table:table-cell office:value-type="float" office:value="12.78" table:style-name="ce1">
            <text:p>12,78</text:p>
          </table:table-cell>
          <table:table-cell office:value-type="float" office:value="2.86" table:style-name="ce1">
            <text:p>2,86</text:p>
          </table:table-cell>
          <table:table-cell office:value-type="float" office:value="17435" table:style-name="ce1">
            <text:p>17435</text:p>
          </table:table-cell>
          <table:table-cell office:value-type="float" office:value="4549" table:style-name="ce1">
            <text:p>4549</text:p>
          </table:table-cell>
          <table:table-cell office:value-type="float" office:value="60.49" table:style-name="ce1">
            <text:p>60,49</text:p>
          </table:table-cell>
          <table:table-cell office:value-type="float" office:value="7.54" table:style-name="ce1">
            <text:p>7,54</text:p>
          </table:table-cell>
          <table:table-cell office:value-type="float" office:value="66224" table:style-name="ce3">
            <text:p>66224</text:p>
          </table:table-cell>
          <table:table-cell office:value-type="float" office:value="10326" table:style-name="ce3">
            <text:p>10326</text:p>
          </table:table-cell>
          <table:table-cell office:value-type="float" office:value="61.8" table:style-name="ce1">
            <text:p>61,8</text:p>
          </table:table-cell>
          <table:table-cell office:value-type="float" office:value="4.33" table:style-name="ce1">
            <text:p>4,33</text:p>
          </table:table-cell>
          <table:table-cell office:value-type="float" office:value="7957" table:style-name="ce1">
            <text:p>7957</text:p>
          </table:table-cell>
          <table:table-cell office:value-type="float" office:value="3666" table:style-name="ce1">
            <text:p>3666</text:p>
          </table:table-cell>
          <table:table-cell office:value-type="float" office:value="65.63" table:style-name="ce3">
            <text:p>65,63</text:p>
          </table:table-cell>
          <table:table-cell office:value-type="float" office:value="8.1199999999999992" table:style-name="ce3">
            <text:p>8,12</text:p>
          </table:table-cell>
          <table:table-cell office:value-type="float" office:value="53329" table:style-name="ce1">
            <text:p>53329</text:p>
          </table:table-cell>
          <table:table-cell office:value-type="float" office:value="7997" table:style-name="ce1">
            <text:p>7997</text:p>
          </table:table-cell>
          <table:table-cell office:value-type="float" office:value="9.9" table:style-name="ce2">
            <text:p>9,9</text:p>
          </table:table-cell>
          <table:table-cell office:value-type="float" office:value="0.73" table:style-name="ce1">
            <text:p>0,73</text:p>
          </table:table-cell>
          <table:table-cell office:value-type="float" office:value="9893" table:style-name="ce1">
            <text:p>9893</text:p>
          </table:table-cell>
          <table:table-cell office:value-type="float" office:value="1292" table:style-name="ce1">
            <text:p>1292</text:p>
          </table:table-cell>
          <table:table-cell office:value-type="float" office:value="9.9" table:formula="of:=MIN([.$B139];[.$F139];[.$J139];[.$N139];[.$R139];[.$V139];[.$Z139];[.$AD139];[.$AH139];[.$AL139];[.$AP139];[.$AT139];[.$AX139])" table:style-name="ce1">
            <text:p>9,9</text:p>
          </table:table-cell>
          <table:table-cell office:value-type="float" office:value="0.64" table:formula="of:=MIN([.$C139];[.$G139];[.$K139];[.$O139];[.$S139];[.$W139];[.$AA139];[.$AE139];[.$AI139];[.$AM139];[.$AQ139];[.$AU139];[.$AY139])" table:style-name="ce1">
            <text:p>0,64</text:p>
          </table:table-cell>
          <table:table-cell office:value-type="float" office:value="3864" table:formula="of:=MIN([.$D139];[.$H139];[.$L139];[.$P139];[.$T139];[.$X139];[.$AB139];[.$AF139];[.$AJ139];[.$AN139];[.$AR139];[.$AV139];[.$AZ139])" table:style-name="ce1">
            <text:p>3864</text:p>
          </table:table-cell>
          <table:table-cell office:value-type="float" office:value="1200" table:formula="of:=MIN([.$E139];[.$I139];[.$M139];[.$Q139];[.$U139];[.$Y139];[.$AC139];[.$AG139];[.$AK139];[.$AO139];[.$AS139];[.$AW139];[.$BA139])" table:style-name="ce1">
            <text:p>1200</text:p>
          </table:table-cell>
          <table:table-cell office:value-type="float" office:value="12.78" table:formula="of:=MEDIAN([.$B139];[.$F139];[.$J139];[.$N139];[.$R139];[.$V139];[.$Z139];[.$AD139];[.$AH139];[.$AL139];[.$AP139];[.$AT139];[.$AX139])" table:style-name="ce1">
            <text:p>12,78</text:p>
          </table:table-cell>
          <table:table-cell office:value-type="float" office:value="2.86" table:formula="of:=MEDIAN([.$C139];[.$G139];[.$K139];[.$O139];[.$S139];[.$W139];[.$AA139];[.$AE139];[.$AI139];[.$AM139];[.$AQ139];[.$AU139];[.$AY139])" table:style-name="ce1">
            <text:p>2,86</text:p>
          </table:table-cell>
          <table:table-cell office:value-type="float" office:value="15742" table:formula="of:=MEDIAN([.$D139];[.$H139];[.$L139];[.$P139];[.$T139];[.$X139];[.$AB139];[.$AF139];[.$AJ139];[.$AN139];[.$AR139];[.$AV139];[.$AZ139])" table:style-name="ce1">
            <text:p>15742</text:p>
          </table:table-cell>
          <table:table-cell office:value-type="float" office:value="3666" table:formula="of:=MEDIAN([.$E139];[.$I139];[.$M139];[.$Q139];[.$U139];[.$Y139];[.$AC139];[.$AG139];[.$AK139];[.$AO139];[.$AS139];[.$AW139];[.$BA139])" table:style-name="ce1">
            <text:p>3666</text:p>
          </table:table-cell>
          <table:table-cell office:value-type="float" office:value="65.63" table:formula="of:=MAX([.$B139];[.$F139];[.$J139];[.$N139];[.$R139];[.$V139];[.$Z139];[.$AD139];[.$AH139];[.$AL139];[.$AP139];[.$AT139];[.$AX139])" table:style-name="ce1">
            <text:p>65,63</text:p>
          </table:table-cell>
          <table:table-cell office:value-type="float" office:value="8.1199999999999992" table:formula="of:=MAX([.$C139];[.$G139];[.$K139];[.$O139];[.$S139];[.$W139];[.$AA139];[.$AE139];[.$AI139];[.$AM139];[.$AQ139];[.$AU139];[.$AY139])" table:style-name="ce1">
            <text:p>8,12</text:p>
          </table:table-cell>
          <table:table-cell office:value-type="float" office:value="66224" table:formula="of:=MAX([.$D139];[.$H139];[.$L139];[.$P139];[.$T139];[.$X139];[.$AB139];[.$AF139];[.$AJ139];[.$AN139];[.$AR139];[.$AV139];[.$AZ139])" table:style-name="ce1">
            <text:p>66224</text:p>
          </table:table-cell>
          <table:table-cell office:value-type="float" office:value="10326" table:formula="of:=MAX([.$E139];[.$I139];[.$M139];[.$Q139];[.$U139];[.$Y139];[.$AC139];[.$AG139];[.$AK139];[.$AO139];[.$AS139];[.$AW139];[.$BA139])" table:style-name="ce1">
            <text:p>1032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25_c50.lp</text:p>
          </table:table-cell>
          <table:table-cell office:value-type="float" office:value="26.6" table:style-name="ce1">
            <text:p>26,6</text:p>
          </table:table-cell>
          <table:table-cell office:value-type="float" office:value="16.29" table:style-name="ce1">
            <text:p>16,29</text:p>
          </table:table-cell>
          <table:table-cell office:value-type="float" office:value="41023" table:style-name="ce1">
            <text:p>41023</text:p>
          </table:table-cell>
          <table:table-cell office:value-type="float" office:value="16219" table:style-name="ce1">
            <text:p>16219</text:p>
          </table:table-cell>
          <table:table-cell office:value-type="float" office:value="49.93" table:style-name="ce1">
            <text:p>49,93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40402" table:style-name="ce1">
            <text:p>40402</text:p>
          </table:table-cell>
          <table:table-cell office:value-type="float" office:value="28211" table:style-name="ce1">
            <text:p>28211</text:p>
          </table:table-cell>
          <table:table-cell office:value-type="float" office:value="21.08" table:style-name="ce1">
            <text:p>21,08</text:p>
          </table:table-cell>
          <table:table-cell office:value-type="float" office:value="9.26" table:style-name="ce1">
            <text:p>9,26</text:p>
          </table:table-cell>
          <table:table-cell office:value-type="float" office:value="26607" table:style-name="ce1">
            <text:p>26607</text:p>
          </table:table-cell>
          <table:table-cell office:value-type="float" office:value="10328" table:style-name="ce1">
            <text:p>10328</text:p>
          </table:table-cell>
          <table:table-cell office:value-type="float" office:value="138.76" table:style-name="ce1">
            <text:p>138,76</text:p>
          </table:table-cell>
          <table:table-cell office:value-type="float" office:value="126.93" table:style-name="ce1">
            <text:p>126,93</text:p>
          </table:table-cell>
          <table:table-cell office:value-type="float" office:value="224778" table:style-name="ce1">
            <text:p>224778</text:p>
          </table:table-cell>
          <table:table-cell office:value-type="float" office:value="106371" table:style-name="ce1">
            <text:p>106371</text:p>
          </table:table-cell>
          <table:table-cell office:value-type="float" office:value="22.8" table:style-name="ce1">
            <text:p>22,8</text:p>
          </table:table-cell>
          <table:table-cell office:value-type="float" office:value="10.67" table:style-name="ce1">
            <text:p>10,67</text:p>
          </table:table-cell>
          <table:table-cell office:value-type="float" office:value="13831" table:style-name="ce1">
            <text:p>13831</text:p>
          </table:table-cell>
          <table:table-cell office:value-type="float" office:value="8932" table:style-name="ce1">
            <text:p>8932</text:p>
          </table:table-cell>
          <table:table-cell office:value-type="float" office:value="30.68" table:style-name="ce1">
            <text:p>30,68</text:p>
          </table:table-cell>
          <table:table-cell office:value-type="float" office:value="18.489999999999998" table:style-name="ce1">
            <text:p>18,49</text:p>
          </table:table-cell>
          <table:table-cell office:value-type="float" office:value="88560" table:style-name="ce1">
            <text:p>88560</text:p>
          </table:table-cell>
          <table:table-cell office:value-type="float" office:value="19463" table:style-name="ce1">
            <text:p>19463</text:p>
          </table:table-cell>
          <table:table-cell office:value-type="float" office:value="18.18" table:style-name="ce2">
            <text:p>18,18</text:p>
          </table:table-cell>
          <table:table-cell office:value-type="float" office:value="6.79" table:style-name="ce2">
            <text:p>6,79</text:p>
          </table:table-cell>
          <table:table-cell office:value-type="float" office:value="24353" table:style-name="ce1">
            <text:p>24353</text:p>
          </table:table-cell>
          <table:table-cell office:value-type="float" office:value="7266" table:style-name="ce1">
            <text:p>7266</text:p>
          </table:table-cell>
          <table:table-cell office:value-type="float" office:value="19.39" table:style-name="ce1">
            <text:p>19,39</text:p>
          </table:table-cell>
          <table:table-cell office:value-type="float" office:value="7.68" table:style-name="ce1">
            <text:p>7,68</text:p>
          </table:table-cell>
          <table:table-cell office:value-type="float" office:value="10095" table:style-name="ce2">
            <text:p>10095</text:p>
          </table:table-cell>
          <table:table-cell office:value-type="float" office:value="6938" table:style-name="ce2">
            <text:p>6938</text:p>
          </table:table-cell>
          <table:table-cell office:value-type="float" office:value="141.61000000000001" table:style-name="ce1">
            <text:p>141,61</text:p>
          </table:table-cell>
          <table:table-cell office:value-type="float" office:value="129.59" table:style-name="ce3">
            <text:p>129,59</text:p>
          </table:table-cell>
          <table:table-cell office:value-type="float" office:value="202104" table:style-name="ce1">
            <text:p>202104</text:p>
          </table:table-cell>
          <table:table-cell office:value-type="float" office:value="103419" table:style-name="ce1">
            <text:p>103419</text:p>
          </table:table-cell>
          <table:table-cell office:value-type="float" office:value="152.08000000000001" table:style-name="ce1">
            <text:p>152,08</text:p>
          </table:table-cell>
          <table:table-cell office:value-type="float" office:value="90.38" table:style-name="ce1">
            <text:p>90,38</text:p>
          </table:table-cell>
          <table:table-cell office:value-type="float" office:value="220287" table:style-name="ce1">
            <text:p>220287</text:p>
          </table:table-cell>
          <table:table-cell office:value-type="float" office:value="44032" table:style-name="ce1">
            <text:p>44032</text:p>
          </table:table-cell>
          <table:table-cell office:value-type="float" office:value="101.85" table:style-name="ce1">
            <text:p>101,85</text:p>
          </table:table-cell>
          <table:table-cell office:value-type="float" office:value="25.55" table:style-name="ce1">
            <text:p>25,55</text:p>
          </table:table-cell>
          <table:table-cell office:value-type="float" office:value="21471" table:style-name="ce1">
            <text:p>21471</text:p>
          </table:table-cell>
          <table:table-cell office:value-type="float" office:value="13139" table:style-name="ce1">
            <text:p>13139</text:p>
          </table:table-cell>
          <table:table-cell office:value-type="float" office:value="169.22" table:style-name="ce3">
            <text:p>169,22</text:p>
          </table:table-cell>
          <table:table-cell office:value-type="float" office:value="105.83" table:style-name="ce1">
            <text:p>105,83</text:p>
          </table:table-cell>
          <table:table-cell office:value-type="float" office:value="400371" table:style-name="ce3">
            <text:p>400371</text:p>
          </table:table-cell>
          <table:table-cell office:value-type="float" office:value="55925" table:style-name="ce1">
            <text:p>55925</text:p>
          </table:table-cell>
          <table:table-cell office:value-type="float" office:value="128.96" table:style-name="ce1">
            <text:p>128,96</text:p>
          </table:table-cell>
          <table:table-cell office:value-type="float" office:value="118.24" table:style-name="ce1">
            <text:p>118,24</text:p>
          </table:table-cell>
          <table:table-cell office:value-type="float" office:value="175316" table:style-name="ce1">
            <text:p>175316</text:p>
          </table:table-cell>
          <table:table-cell office:value-type="float" office:value="106873" table:style-name="ce3">
            <text:p>106873</text:p>
          </table:table-cell>
          <table:table-cell office:value-type="float" office:value="18.18" table:formula="of:=MIN([.$B140];[.$F140];[.$J140];[.$N140];[.$R140];[.$V140];[.$Z140];[.$AD140];[.$AH140];[.$AL140];[.$AP140];[.$AT140];[.$AX140])" table:style-name="ce1">
            <text:p>18,18</text:p>
          </table:table-cell>
          <table:table-cell office:value-type="float" office:value="6.79" table:formula="of:=MIN([.$C140];[.$G140];[.$K140];[.$O140];[.$S140];[.$W140];[.$AA140];[.$AE140];[.$AI140];[.$AM140];[.$AQ140];[.$AU140];[.$AY140])" table:style-name="ce1">
            <text:p>6,79</text:p>
          </table:table-cell>
          <table:table-cell office:value-type="float" office:value="10095" table:formula="of:=MIN([.$D140];[.$H140];[.$L140];[.$P140];[.$T140];[.$X140];[.$AB140];[.$AF140];[.$AJ140];[.$AN140];[.$AR140];[.$AV140];[.$AZ140])" table:style-name="ce1">
            <text:p>10095</text:p>
          </table:table-cell>
          <table:table-cell office:value-type="float" office:value="6938" table:formula="of:=MIN([.$E140];[.$I140];[.$M140];[.$Q140];[.$U140];[.$Y140];[.$AC140];[.$AG140];[.$AK140];[.$AO140];[.$AS140];[.$AW140];[.$BA140])" table:style-name="ce1">
            <text:p>6938</text:p>
          </table:table-cell>
          <table:table-cell office:value-type="float" office:value="49.93" table:formula="of:=MEDIAN([.$B140];[.$F140];[.$J140];[.$N140];[.$R140];[.$V140];[.$Z140];[.$AD140];[.$AH140];[.$AL140];[.$AP140];[.$AT140];[.$AX140])" table:style-name="ce1">
            <text:p>49,93</text:p>
          </table:table-cell>
          <table:table-cell office:value-type="float" office:value="25.55" table:formula="of:=MEDIAN([.$C140];[.$G140];[.$K140];[.$O140];[.$S140];[.$W140];[.$AA140];[.$AE140];[.$AI140];[.$AM140];[.$AQ140];[.$AU140];[.$AY140])" table:style-name="ce1">
            <text:p>25,55</text:p>
          </table:table-cell>
          <table:table-cell office:value-type="float" office:value="41023" table:formula="of:=MEDIAN([.$D140];[.$H140];[.$L140];[.$P140];[.$T140];[.$X140];[.$AB140];[.$AF140];[.$AJ140];[.$AN140];[.$AR140];[.$AV140];[.$AZ140])" table:style-name="ce1">
            <text:p>41023</text:p>
          </table:table-cell>
          <table:table-cell office:value-type="float" office:value="19463" table:formula="of:=MEDIAN([.$E140];[.$I140];[.$M140];[.$Q140];[.$U140];[.$Y140];[.$AC140];[.$AG140];[.$AK140];[.$AO140];[.$AS140];[.$AW140];[.$BA140])" table:style-name="ce1">
            <text:p>19463</text:p>
          </table:table-cell>
          <table:table-cell office:value-type="float" office:value="169.22" table:formula="of:=MAX([.$B140];[.$F140];[.$J140];[.$N140];[.$R140];[.$V140];[.$Z140];[.$AD140];[.$AH140];[.$AL140];[.$AP140];[.$AT140];[.$AX140])" table:style-name="ce1">
            <text:p>169,22</text:p>
          </table:table-cell>
          <table:table-cell office:value-type="float" office:value="129.59" table:formula="of:=MAX([.$C140];[.$G140];[.$K140];[.$O140];[.$S140];[.$W140];[.$AA140];[.$AE140];[.$AI140];[.$AM140];[.$AQ140];[.$AU140];[.$AY140])" table:style-name="ce1">
            <text:p>129,59</text:p>
          </table:table-cell>
          <table:table-cell office:value-type="float" office:value="400371" table:formula="of:=MAX([.$D140];[.$H140];[.$L140];[.$P140];[.$T140];[.$X140];[.$AB140];[.$AF140];[.$AJ140];[.$AN140];[.$AR140];[.$AV140];[.$AZ140])" table:style-name="ce1">
            <text:p>400371</text:p>
          </table:table-cell>
          <table:table-cell office:value-type="float" office:value="106873" table:formula="of:=MAX([.$E140];[.$I140];[.$M140];[.$Q140];[.$U140];[.$Y140];[.$AC140];[.$AG140];[.$AK140];[.$AO140];[.$AS140];[.$AW140];[.$BA140])" table:style-name="ce1">
            <text:p>10687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25_c55.lp</text:p>
          </table:table-cell>
          <table:table-cell office:value-type="float" office:value="45.51" table:style-name="ce1">
            <text:p>45,51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362592" table:style-name="ce1">
            <text:p>362592</text:p>
          </table:table-cell>
          <table:table-cell office:value-type="float" office:value="45201" table:style-name="ce1">
            <text:p>45201</text:p>
          </table:table-cell>
          <table:table-cell office:value-type="float" office:value="110.28" table:style-name="ce1">
            <text:p>110,28</text:p>
          </table:table-cell>
          <table:table-cell office:value-type="float" office:value="97.2" table:style-name="ce1">
            <text:p>97,2</text:p>
          </table:table-cell>
          <table:table-cell office:value-type="float" office:value="265939" table:style-name="ce1">
            <text:p>265939</text:p>
          </table:table-cell>
          <table:table-cell office:value-type="float" office:value="141144" table:style-name="ce3">
            <text:p>141144</text:p>
          </table:table-cell>
          <table:table-cell office:value-type="float" office:value="14.36" table:style-name="ce2">
            <text:p>14,36</text:p>
          </table:table-cell>
          <table:table-cell office:value-type="float" office:value="1.19" table:style-name="ce2">
            <text:p>1,19</text:p>
          </table:table-cell>
          <table:table-cell office:value-type="float" office:value="25805" table:style-name="ce2">
            <text:p>25805</text:p>
          </table:table-cell>
          <table:table-cell office:value-type="float" office:value="1426" table:style-name="ce2">
            <text:p>1426</text:p>
          </table:table-cell>
          <table:table-cell office:value-type="float" office:value="26.6" table:style-name="ce1">
            <text:p>26,6</text:p>
          </table:table-cell>
          <table:table-cell office:value-type="float" office:value="13.38" table:style-name="ce1">
            <text:p>13,38</text:p>
          </table:table-cell>
          <table:table-cell office:value-type="float" office:value="178184" table:style-name="ce1">
            <text:p>178184</text:p>
          </table:table-cell>
          <table:table-cell office:value-type="float" office:value="20986" table:style-name="ce1">
            <text:p>20986</text:p>
          </table:table-cell>
          <table:table-cell office:value-type="float" office:value="45.23" table:style-name="ce1">
            <text:p>45,23</text:p>
          </table:table-cell>
          <table:table-cell office:value-type="float" office:value="31.4" table:style-name="ce1">
            <text:p>31,4</text:p>
          </table:table-cell>
          <table:table-cell office:value-type="float" office:value="89689" table:style-name="ce1">
            <text:p>89689</text:p>
          </table:table-cell>
          <table:table-cell office:value-type="float" office:value="44068" table:style-name="ce1">
            <text:p>44068</text:p>
          </table:table-cell>
          <table:table-cell office:value-type="float" office:value="50.2" table:style-name="ce1">
            <text:p>50,2</text:p>
          </table:table-cell>
          <table:table-cell office:value-type="float" office:value="35.65" table:style-name="ce1">
            <text:p>35,65</text:p>
          </table:table-cell>
          <table:table-cell office:value-type="float" office:value="440456" table:style-name="ce1">
            <text:p>440456</text:p>
          </table:table-cell>
          <table:table-cell office:value-type="float" office:value="56181" table:style-name="ce1">
            <text:p>56181</text:p>
          </table:table-cell>
          <table:table-cell office:value-type="float" office:value="49.34" table:style-name="ce1">
            <text:p>49,34</text:p>
          </table:table-cell>
          <table:table-cell office:value-type="float" office:value="35.67" table:style-name="ce1">
            <text:p>35,67</text:p>
          </table:table-cell>
          <table:table-cell office:value-type="float" office:value="447505" table:style-name="ce1">
            <text:p>447505</text:p>
          </table:table-cell>
          <table:table-cell office:value-type="float" office:value="62026" table:style-name="ce1">
            <text:p>62026</text:p>
          </table:table-cell>
          <table:table-cell office:value-type="float" office:value="62.8" table:style-name="ce1">
            <text:p>62,8</text:p>
          </table:table-cell>
          <table:table-cell office:value-type="float" office:value="48.92" table:style-name="ce1">
            <text:p>48,92</text:p>
          </table:table-cell>
          <table:table-cell office:value-type="float" office:value="134572" table:style-name="ce1">
            <text:p>134572</text:p>
          </table:table-cell>
          <table:table-cell office:value-type="float" office:value="67839" table:style-name="ce1">
            <text:p>67839</text:p>
          </table:table-cell>
          <table:table-cell office:value-type="float" office:value="56.66" table:style-name="ce1">
            <text:p>56,66</text:p>
          </table:table-cell>
          <table:table-cell office:value-type="float" office:value="44.17" table:style-name="ce1">
            <text:p>44,17</text:p>
          </table:table-cell>
          <table:table-cell office:value-type="float" office:value="465221" table:style-name="ce1">
            <text:p>465221</text:p>
          </table:table-cell>
          <table:table-cell office:value-type="float" office:value="64978" table:style-name="ce1">
            <text:p>64978</text:p>
          </table:table-cell>
          <table:table-cell office:value-type="float" office:value="127.95" table:style-name="ce1">
            <text:p>127,95</text:p>
          </table:table-cell>
          <table:table-cell office:value-type="float" office:value="49.97" table:style-name="ce1">
            <text:p>49,97</text:p>
          </table:table-cell>
          <table:table-cell office:value-type="float" office:value="635661" table:style-name="ce3">
            <text:p>635661</text:p>
          </table:table-cell>
          <table:table-cell office:value-type="float" office:value="53078" table:style-name="ce1">
            <text:p>53078</text:p>
          </table:table-cell>
          <table:table-cell office:value-type="float" office:value="176.3" table:style-name="ce3">
            <text:p>176,3</text:p>
          </table:table-cell>
          <table:table-cell office:value-type="float" office:value="108.74" table:style-name="ce3">
            <text:p>108,74</text:p>
          </table:table-cell>
          <table:table-cell office:value-type="float" office:value="314229" table:style-name="ce1">
            <text:p>314229</text:p>
          </table:table-cell>
          <table:table-cell office:value-type="float" office:value="111101" table:style-name="ce1">
            <text:p>111101</text:p>
          </table:table-cell>
          <table:table-cell office:value-type="float" office:value="95.37" table:style-name="ce1">
            <text:p>95,37</text:p>
          </table:table-cell>
          <table:table-cell office:value-type="float" office:value="30.49" table:style-name="ce1">
            <text:p>30,49</text:p>
          </table:table-cell>
          <table:table-cell office:value-type="float" office:value="490846" table:style-name="ce1">
            <text:p>490846</text:p>
          </table:table-cell>
          <table:table-cell office:value-type="float" office:value="38466" table:style-name="ce1">
            <text:p>38466</text:p>
          </table:table-cell>
          <table:table-cell office:value-type="float" office:value="43.24" table:style-name="ce1">
            <text:p>43,24</text:p>
          </table:table-cell>
          <table:table-cell office:value-type="float" office:value="30.32" table:style-name="ce1">
            <text:p>30,32</text:p>
          </table:table-cell>
          <table:table-cell office:value-type="float" office:value="373295" table:style-name="ce1">
            <text:p>373295</text:p>
          </table:table-cell>
          <table:table-cell office:value-type="float" office:value="50824" table:style-name="ce1">
            <text:p>50824</text:p>
          </table:table-cell>
          <table:table-cell office:value-type="float" office:value="14.36" table:formula="of:=MIN([.$B141];[.$F141];[.$J141];[.$N141];[.$R141];[.$V141];[.$Z141];[.$AD141];[.$AH141];[.$AL141];[.$AP141];[.$AT141];[.$AX141])" table:style-name="ce1">
            <text:p>14,36</text:p>
          </table:table-cell>
          <table:table-cell office:value-type="float" office:value="1.19" table:formula="of:=MIN([.$C141];[.$G141];[.$K141];[.$O141];[.$S141];[.$W141];[.$AA141];[.$AE141];[.$AI141];[.$AM141];[.$AQ141];[.$AU141];[.$AY141])" table:style-name="ce1">
            <text:p>1,19</text:p>
          </table:table-cell>
          <table:table-cell office:value-type="float" office:value="25805" table:formula="of:=MIN([.$D141];[.$H141];[.$L141];[.$P141];[.$T141];[.$X141];[.$AB141];[.$AF141];[.$AJ141];[.$AN141];[.$AR141];[.$AV141];[.$AZ141])" table:style-name="ce1">
            <text:p>25805</text:p>
          </table:table-cell>
          <table:table-cell office:value-type="float" office:value="1426" table:formula="of:=MIN([.$E141];[.$I141];[.$M141];[.$Q141];[.$U141];[.$Y141];[.$AC141];[.$AG141];[.$AK141];[.$AO141];[.$AS141];[.$AW141];[.$BA141])" table:style-name="ce1">
            <text:p>1426</text:p>
          </table:table-cell>
          <table:table-cell office:value-type="float" office:value="50.2" table:formula="of:=MEDIAN([.$B141];[.$F141];[.$J141];[.$N141];[.$R141];[.$V141];[.$Z141];[.$AD141];[.$AH141];[.$AL141];[.$AP141];[.$AT141];[.$AX141])" table:style-name="ce1">
            <text:p>50,2</text:p>
          </table:table-cell>
          <table:table-cell office:value-type="float" office:value="35.65" table:formula="of:=MEDIAN([.$C141];[.$G141];[.$K141];[.$O141];[.$S141];[.$W141];[.$AA141];[.$AE141];[.$AI141];[.$AM141];[.$AQ141];[.$AU141];[.$AY141])" table:style-name="ce1">
            <text:p>35,65</text:p>
          </table:table-cell>
          <table:table-cell office:value-type="float" office:value="362592" table:formula="of:=MEDIAN([.$D141];[.$H141];[.$L141];[.$P141];[.$T141];[.$X141];[.$AB141];[.$AF141];[.$AJ141];[.$AN141];[.$AR141];[.$AV141];[.$AZ141])" table:style-name="ce1">
            <text:p>362592</text:p>
          </table:table-cell>
          <table:table-cell office:value-type="float" office:value="53078" table:formula="of:=MEDIAN([.$E141];[.$I141];[.$M141];[.$Q141];[.$U141];[.$Y141];[.$AC141];[.$AG141];[.$AK141];[.$AO141];[.$AS141];[.$AW141];[.$BA141])" table:style-name="ce1">
            <text:p>53078</text:p>
          </table:table-cell>
          <table:table-cell office:value-type="float" office:value="176.3" table:formula="of:=MAX([.$B141];[.$F141];[.$J141];[.$N141];[.$R141];[.$V141];[.$Z141];[.$AD141];[.$AH141];[.$AL141];[.$AP141];[.$AT141];[.$AX141])" table:style-name="ce1">
            <text:p>176,3</text:p>
          </table:table-cell>
          <table:table-cell office:value-type="float" office:value="108.74" table:formula="of:=MAX([.$C141];[.$G141];[.$K141];[.$O141];[.$S141];[.$W141];[.$AA141];[.$AE141];[.$AI141];[.$AM141];[.$AQ141];[.$AU141];[.$AY141])" table:style-name="ce1">
            <text:p>108,74</text:p>
          </table:table-cell>
          <table:table-cell office:value-type="float" office:value="635661" table:formula="of:=MAX([.$D141];[.$H141];[.$L141];[.$P141];[.$T141];[.$X141];[.$AB141];[.$AF141];[.$AJ141];[.$AN141];[.$AR141];[.$AV141];[.$AZ141])" table:style-name="ce1">
            <text:p>635661</text:p>
          </table:table-cell>
          <table:table-cell office:value-type="float" office:value="141144" table:formula="of:=MAX([.$E141];[.$I141];[.$M141];[.$Q141];[.$U141];[.$Y141];[.$AC141];[.$AG141];[.$AK141];[.$AO141];[.$AS141];[.$AW141];[.$BA141])" table:style-name="ce1">
            <text:p>14114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30_c55.lp</text:p>
          </table:table-cell>
          <table:table-cell office:value-type="float" office:value="62.34" table:style-name="ce1">
            <text:p>62,34</text:p>
          </table:table-cell>
          <table:table-cell office:value-type="float" office:value="39.53" table:style-name="ce1">
            <text:p>39,53</text:p>
          </table:table-cell>
          <table:table-cell office:value-type="float" office:value="795915" table:style-name="ce1">
            <text:p>795915</text:p>
          </table:table-cell>
          <table:table-cell office:value-type="float" office:value="39220" table:style-name="ce1">
            <text:p>39220</text:p>
          </table:table-cell>
          <table:table-cell office:value-type="float" office:value="155.57" table:style-name="ce1">
            <text:p>155,57</text:p>
          </table:table-cell>
          <table:table-cell office:value-type="float" office:value="130" table:style-name="ce1">
            <text:p>130</text:p>
          </table:table-cell>
          <table:table-cell office:value-type="float" office:value="380039" table:style-name="ce1">
            <text:p>380039</text:p>
          </table:table-cell>
          <table:table-cell office:value-type="float" office:value="118758" table:style-name="ce1">
            <text:p>118758</text:p>
          </table:table-cell>
          <table:table-cell office:value-type="float" office:value="45.02" table:style-name="ce1">
            <text:p>45,02</text:p>
          </table:table-cell>
          <table:table-cell office:value-type="float" office:value="21.96" table:style-name="ce1">
            <text:p>21,96</text:p>
          </table:table-cell>
          <table:table-cell office:value-type="float" office:value="570346" table:style-name="ce1">
            <text:p>570346</text:p>
          </table:table-cell>
          <table:table-cell office:value-type="float" office:value="18150" table:style-name="ce1">
            <text:p>18150</text:p>
          </table:table-cell>
          <table:table-cell office:value-type="float" office:value="44.63" table:style-name="ce1">
            <text:p>44,63</text:p>
          </table:table-cell>
          <table:table-cell office:value-type="float" office:value="19.989999999999998" table:style-name="ce1">
            <text:p>19,99</text:p>
          </table:table-cell>
          <table:table-cell office:value-type="float" office:value="391076" table:style-name="ce1">
            <text:p>391076</text:p>
          </table:table-cell>
          <table:table-cell office:value-type="float" office:value="18058" table:style-name="ce1">
            <text:p>18058</text:p>
          </table:table-cell>
          <table:table-cell office:value-type="float" office:value="747.04" table:style-name="ce3">
            <text:p>747,04</text:p>
          </table:table-cell>
          <table:table-cell office:value-type="float" office:value="723.43" table:style-name="ce3">
            <text:p>723,43</text:p>
          </table:table-cell>
          <table:table-cell office:value-type="float" office:value="2030981" table:style-name="ce3">
            <text:p>2030981</text:p>
          </table:table-cell>
          <table:table-cell office:value-type="float" office:value="700392" table:style-name="ce3">
            <text:p>700392</text:p>
          </table:table-cell>
          <table:table-cell office:value-type="float" office:value="42.2" table:style-name="ce1">
            <text:p>42,2</text:p>
          </table:table-cell>
          <table:table-cell office:value-type="float" office:value="17.63" table:style-name="ce1">
            <text:p>17,63</text:p>
          </table:table-cell>
          <table:table-cell office:value-type="float" office:value="417492" table:style-name="ce1">
            <text:p>417492</text:p>
          </table:table-cell>
          <table:table-cell office:value-type="float" office:value="13153" table:style-name="ce1">
            <text:p>13153</text:p>
          </table:table-cell>
          <table:table-cell office:value-type="float" office:value="31.05" table:style-name="ce2">
            <text:p>31,05</text:p>
          </table:table-cell>
          <table:table-cell office:value-type="float" office:value="7.28" table:style-name="ce2">
            <text:p>7,28</text:p>
          </table:table-cell>
          <table:table-cell office:value-type="float" office:value="170741" table:style-name="ce1">
            <text:p>170741</text:p>
          </table:table-cell>
          <table:table-cell office:value-type="float" office:value="4609" table:style-name="ce2">
            <text:p>4609</text:p>
          </table:table-cell>
          <table:table-cell office:value-type="float" office:value="66.64" table:style-name="ce1">
            <text:p>66,64</text:p>
          </table:table-cell>
          <table:table-cell office:value-type="float" office:value="41.45" table:style-name="ce1">
            <text:p>41,45</text:p>
          </table:table-cell>
          <table:table-cell office:value-type="float" office:value="130623" table:style-name="ce2">
            <text:p>130623</text:p>
          </table:table-cell>
          <table:table-cell office:value-type="float" office:value="33023" table:style-name="ce1">
            <text:p>33023</text:p>
          </table:table-cell>
          <table:table-cell office:value-type="float" office:value="41.21" table:style-name="ce1">
            <text:p>41,21</text:p>
          </table:table-cell>
          <table:table-cell office:value-type="float" office:value="17.28" table:style-name="ce1">
            <text:p>17,28</text:p>
          </table:table-cell>
          <table:table-cell office:value-type="float" office:value="354637" table:style-name="ce1">
            <text:p>354637</text:p>
          </table:table-cell>
          <table:table-cell office:value-type="float" office:value="13849" table:style-name="ce1">
            <text:p>13849</text:p>
          </table:table-cell>
          <table:table-cell office:value-type="float" office:value="167.39" table:style-name="ce1">
            <text:p>167,39</text:p>
          </table:table-cell>
          <table:table-cell office:value-type="float" office:value="44.02" table:style-name="ce1">
            <text:p>44,02</text:p>
          </table:table-cell>
          <table:table-cell office:value-type="float" office:value="931645" table:style-name="ce1">
            <text:p>931645</text:p>
          </table:table-cell>
          <table:table-cell office:value-type="float" office:value="31250" table:style-name="ce1">
            <text:p>31250</text:p>
          </table:table-cell>
          <table:table-cell office:value-type="float" office:value="414.08" table:style-name="ce1">
            <text:p>414,08</text:p>
          </table:table-cell>
          <table:table-cell office:value-type="float" office:value="288.31" table:style-name="ce1">
            <text:p>288,31</text:p>
          </table:table-cell>
          <table:table-cell office:value-type="float" office:value="736996" table:style-name="ce1">
            <text:p>736996</text:p>
          </table:table-cell>
          <table:table-cell office:value-type="float" office:value="173271" table:style-name="ce1">
            <text:p>173271</text:p>
          </table:table-cell>
          <table:table-cell office:value-type="float" office:value="168.06" table:style-name="ce1">
            <text:p>168,06</text:p>
          </table:table-cell>
          <table:table-cell office:value-type="float" office:value="35.68" table:style-name="ce1">
            <text:p>35,68</text:p>
          </table:table-cell>
          <table:table-cell office:value-type="float" office:value="762356" table:style-name="ce1">
            <text:p>762356</text:p>
          </table:table-cell>
          <table:table-cell office:value-type="float" office:value="22321" table:style-name="ce1">
            <text:p>22321</text:p>
          </table:table-cell>
          <table:table-cell office:value-type="float" office:value="65.709999999999994" table:style-name="ce1">
            <text:p>65,71</text:p>
          </table:table-cell>
          <table:table-cell office:value-type="float" office:value="44.38" table:style-name="ce1">
            <text:p>44,38</text:p>
          </table:table-cell>
          <table:table-cell office:value-type="float" office:value="840232" table:style-name="ce1">
            <text:p>840232</text:p>
          </table:table-cell>
          <table:table-cell office:value-type="float" office:value="45478" table:style-name="ce1">
            <text:p>45478</text:p>
          </table:table-cell>
          <table:table-cell office:value-type="float" office:value="31.05" table:formula="of:=MIN([.$B142];[.$F142];[.$J142];[.$N142];[.$R142];[.$V142];[.$Z142];[.$AD142];[.$AH142];[.$AL142];[.$AP142];[.$AT142];[.$AX142])" table:style-name="ce1">
            <text:p>31,05</text:p>
          </table:table-cell>
          <table:table-cell office:value-type="float" office:value="7.28" table:formula="of:=MIN([.$C142];[.$G142];[.$K142];[.$O142];[.$S142];[.$W142];[.$AA142];[.$AE142];[.$AI142];[.$AM142];[.$AQ142];[.$AU142];[.$AY142])" table:style-name="ce1">
            <text:p>7,28</text:p>
          </table:table-cell>
          <table:table-cell office:value-type="float" office:value="130623" table:formula="of:=MIN([.$D142];[.$H142];[.$L142];[.$P142];[.$T142];[.$X142];[.$AB142];[.$AF142];[.$AJ142];[.$AN142];[.$AR142];[.$AV142];[.$AZ142])" table:style-name="ce1">
            <text:p>130623</text:p>
          </table:table-cell>
          <table:table-cell office:value-type="float" office:value="4609" table:formula="of:=MIN([.$E142];[.$I142];[.$M142];[.$Q142];[.$U142];[.$Y142];[.$AC142];[.$AG142];[.$AK142];[.$AO142];[.$AS142];[.$AW142];[.$BA142])" table:style-name="ce1">
            <text:p>4609</text:p>
          </table:table-cell>
          <table:table-cell office:value-type="float" office:value="65.709999999999994" table:formula="of:=MEDIAN([.$B142];[.$F142];[.$J142];[.$N142];[.$R142];[.$V142];[.$Z142];[.$AD142];[.$AH142];[.$AL142];[.$AP142];[.$AT142];[.$AX142])" table:style-name="ce1">
            <text:p>65,71</text:p>
          </table:table-cell>
          <table:table-cell office:value-type="float" office:value="39.53" table:formula="of:=MEDIAN([.$C142];[.$G142];[.$K142];[.$O142];[.$S142];[.$W142];[.$AA142];[.$AE142];[.$AI142];[.$AM142];[.$AQ142];[.$AU142];[.$AY142])" table:style-name="ce1">
            <text:p>39,53</text:p>
          </table:table-cell>
          <table:table-cell office:value-type="float" office:value="570346" table:formula="of:=MEDIAN([.$D142];[.$H142];[.$L142];[.$P142];[.$T142];[.$X142];[.$AB142];[.$AF142];[.$AJ142];[.$AN142];[.$AR142];[.$AV142];[.$AZ142])" table:style-name="ce1">
            <text:p>570346</text:p>
          </table:table-cell>
          <table:table-cell office:value-type="float" office:value="31250" table:formula="of:=MEDIAN([.$E142];[.$I142];[.$M142];[.$Q142];[.$U142];[.$Y142];[.$AC142];[.$AG142];[.$AK142];[.$AO142];[.$AS142];[.$AW142];[.$BA142])" table:style-name="ce1">
            <text:p>31250</text:p>
          </table:table-cell>
          <table:table-cell office:value-type="float" office:value="747.04" table:formula="of:=MAX([.$B142];[.$F142];[.$J142];[.$N142];[.$R142];[.$V142];[.$Z142];[.$AD142];[.$AH142];[.$AL142];[.$AP142];[.$AT142];[.$AX142])" table:style-name="ce1">
            <text:p>747,04</text:p>
          </table:table-cell>
          <table:table-cell office:value-type="float" office:value="723.43" table:formula="of:=MAX([.$C142];[.$G142];[.$K142];[.$O142];[.$S142];[.$W142];[.$AA142];[.$AE142];[.$AI142];[.$AM142];[.$AQ142];[.$AU142];[.$AY142])" table:style-name="ce1">
            <text:p>723,43</text:p>
          </table:table-cell>
          <table:table-cell office:value-type="float" office:value="2030981" table:formula="of:=MAX([.$D142];[.$H142];[.$L142];[.$P142];[.$T142];[.$X142];[.$AB142];[.$AF142];[.$AJ142];[.$AN142];[.$AR142];[.$AV142];[.$AZ142])" table:style-name="ce1">
            <text:p>2030981</text:p>
          </table:table-cell>
          <table:table-cell office:value-type="float" office:value="700392" table:formula="of:=MAX([.$E142];[.$I142];[.$M142];[.$Q142];[.$U142];[.$Y142];[.$AC142];[.$AG142];[.$AK142];[.$AO142];[.$AS142];[.$AW142];[.$BA142])" table:style-name="ce1">
            <text:p>70039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30_c60.lp</text:p>
          </table:table-cell>
          <table:table-cell office:value-type="float" office:value="422.23" table:style-name="ce1">
            <text:p>422,23</text:p>
          </table:table-cell>
          <table:table-cell office:value-type="float" office:value="404.23" table:style-name="ce1">
            <text:p>404,23</text:p>
          </table:table-cell>
          <table:table-cell office:value-type="float" office:value="1158124" table:style-name="ce1">
            <text:p>1158124</text:p>
          </table:table-cell>
          <table:table-cell office:value-type="float" office:value="252649" table:style-name="ce3">
            <text:p>252649</text:p>
          </table:table-cell>
          <table:table-cell office:value-type="float" office:value="101.28" table:style-name="ce2">
            <text:p>101,28</text:p>
          </table:table-cell>
          <table:table-cell office:value-type="float" office:value="81.069999999999993" table:style-name="ce2">
            <text:p>81,07</text:p>
          </table:table-cell>
          <table:table-cell office:value-type="float" office:value="50267" table:style-name="ce2">
            <text:p>50267</text:p>
          </table:table-cell>
          <table:table-cell office:value-type="float" office:value="40126" table:style-name="ce2">
            <text:p>40126</text:p>
          </table:table-cell>
          <table:table-cell office:value-type="float" office:value="399.85" table:style-name="ce1">
            <text:p>399,85</text:p>
          </table:table-cell>
          <table:table-cell office:value-type="float" office:value="381.17" table:style-name="ce1">
            <text:p>381,17</text:p>
          </table:table-cell>
          <table:table-cell office:value-type="float" office:value="1098523" table:style-name="ce1">
            <text:p>1098523</text:p>
          </table:table-cell>
          <table:table-cell office:value-type="float" office:value="219957" table:style-name="ce1">
            <text:p>219957</text:p>
          </table:table-cell>
          <table:table-cell office:value-type="float" office:value="415.61" table:style-name="ce1">
            <text:p>415,61</text:p>
          </table:table-cell>
          <table:table-cell office:value-type="float" office:value="395.37" table:style-name="ce1">
            <text:p>395,37</text:p>
          </table:table-cell>
          <table:table-cell office:value-type="float" office:value="1062972" table:style-name="ce1">
            <text:p>1062972</text:p>
          </table:table-cell>
          <table:table-cell office:value-type="float" office:value="200762" table:style-name="ce1">
            <text:p>200762</text:p>
          </table:table-cell>
          <table:table-cell office:value-type="float" office:value="139.56" table:style-name="ce1">
            <text:p>139,56</text:p>
          </table:table-cell>
          <table:table-cell office:value-type="float" office:value="120.75" table:style-name="ce1">
            <text:p>120,75</text:p>
          </table:table-cell>
          <table:table-cell office:value-type="float" office:value="75704" table:style-name="ce1">
            <text:p>75704</text:p>
          </table:table-cell>
          <table:table-cell office:value-type="float" office:value="62434" table:style-name="ce1">
            <text:p>62434</text:p>
          </table:table-cell>
          <table:table-cell office:value-type="float" office:value="374.38" table:style-name="ce1">
            <text:p>374,38</text:p>
          </table:table-cell>
          <table:table-cell office:value-type="float" office:value="355.97" table:style-name="ce1">
            <text:p>355,97</text:p>
          </table:table-cell>
          <table:table-cell office:value-type="float" office:value="893151" table:style-name="ce1">
            <text:p>893151</text:p>
          </table:table-cell>
          <table:table-cell office:value-type="float" office:value="193270" table:style-name="ce1">
            <text:p>193270</text:p>
          </table:table-cell>
          <table:table-cell office:value-type="float" office:value="244.45" table:style-name="ce1">
            <text:p>244,45</text:p>
          </table:table-cell>
          <table:table-cell office:value-type="float" office:value="224.67" table:style-name="ce1">
            <text:p>224,67</text:p>
          </table:table-cell>
          <table:table-cell office:value-type="float" office:value="373167" table:style-name="ce1">
            <text:p>373167</text:p>
          </table:table-cell>
          <table:table-cell office:value-type="float" office:value="116620" table:style-name="ce1">
            <text:p>116620</text:p>
          </table:table-cell>
          <table:table-cell office:value-type="float" office:value="115.39" table:style-name="ce1">
            <text:p>115,39</text:p>
          </table:table-cell>
          <table:table-cell office:value-type="float" office:value="95.56" table:style-name="ce1">
            <text:p>95,56</text:p>
          </table:table-cell>
          <table:table-cell office:value-type="float" office:value="63960" table:style-name="ce1">
            <text:p>63960</text:p>
          </table:table-cell>
          <table:table-cell office:value-type="float" office:value="51625" table:style-name="ce1">
            <text:p>51625</text:p>
          </table:table-cell>
          <table:table-cell office:value-type="float" office:value="119.44" table:style-name="ce1">
            <text:p>119,44</text:p>
          </table:table-cell>
          <table:table-cell office:value-type="float" office:value="100.66" table:style-name="ce1">
            <text:p>100,66</text:p>
          </table:table-cell>
          <table:table-cell office:value-type="float" office:value="94566" table:style-name="ce1">
            <text:p>94566</text:p>
          </table:table-cell>
          <table:table-cell office:value-type="float" office:value="55276" table:style-name="ce1">
            <text:p>55276</text:p>
          </table:table-cell>
          <table:table-cell office:value-type="float" office:value="844.28" table:style-name="ce3">
            <text:p>844,28</text:p>
          </table:table-cell>
          <table:table-cell office:value-type="float" office:value="729.04" table:style-name="ce3">
            <text:p>729,04</text:p>
          </table:table-cell>
          <table:table-cell office:value-type="float" office:value="1290212" table:style-name="ce3">
            <text:p>1290212</text:p>
          </table:table-cell>
          <table:table-cell office:value-type="float" office:value="249931" table:style-name="ce1">
            <text:p>249931</text:p>
          </table:table-cell>
          <table:table-cell office:value-type="float" office:value="250.24" table:style-name="ce1">
            <text:p>250,24</text:p>
          </table:table-cell>
          <table:table-cell office:value-type="float" office:value="141.18" table:style-name="ce1">
            <text:p>141,18</text:p>
          </table:table-cell>
          <table:table-cell office:value-type="float" office:value="62509" table:style-name="ce1">
            <text:p>62509</text:p>
          </table:table-cell>
          <table:table-cell office:value-type="float" office:value="50207" table:style-name="ce1">
            <text:p>50207</text:p>
          </table:table-cell>
          <table:table-cell office:value-type="float" office:value="686.4" table:style-name="ce1">
            <text:p>686,4</text:p>
          </table:table-cell>
          <table:table-cell office:value-type="float" office:value="569.91" table:style-name="ce1">
            <text:p>569,91</text:p>
          </table:table-cell>
          <table:table-cell office:value-type="float" office:value="990629" table:style-name="ce1">
            <text:p>990629</text:p>
          </table:table-cell>
          <table:table-cell office:value-type="float" office:value="190059" table:style-name="ce1">
            <text:p>190059</text:p>
          </table:table-cell>
          <table:table-cell office:value-type="float" office:value="190.67" table:style-name="ce1">
            <text:p>190,67</text:p>
          </table:table-cell>
          <table:table-cell office:value-type="float" office:value="171.3" table:style-name="ce1">
            <text:p>171,3</text:p>
          </table:table-cell>
          <table:table-cell office:value-type="float" office:value="431245" table:style-name="ce1">
            <text:p>431245</text:p>
          </table:table-cell>
          <table:table-cell office:value-type="float" office:value="120482" table:style-name="ce1">
            <text:p>120482</text:p>
          </table:table-cell>
          <table:table-cell office:value-type="float" office:value="101.28" table:formula="of:=MIN([.$B143];[.$F143];[.$J143];[.$N143];[.$R143];[.$V143];[.$Z143];[.$AD143];[.$AH143];[.$AL143];[.$AP143];[.$AT143];[.$AX143])" table:style-name="ce1">
            <text:p>101,28</text:p>
          </table:table-cell>
          <table:table-cell office:value-type="float" office:value="81.069999999999993" table:formula="of:=MIN([.$C143];[.$G143];[.$K143];[.$O143];[.$S143];[.$W143];[.$AA143];[.$AE143];[.$AI143];[.$AM143];[.$AQ143];[.$AU143];[.$AY143])" table:style-name="ce1">
            <text:p>81,07</text:p>
          </table:table-cell>
          <table:table-cell office:value-type="float" office:value="50267" table:formula="of:=MIN([.$D143];[.$H143];[.$L143];[.$P143];[.$T143];[.$X143];[.$AB143];[.$AF143];[.$AJ143];[.$AN143];[.$AR143];[.$AV143];[.$AZ143])" table:style-name="ce1">
            <text:p>50267</text:p>
          </table:table-cell>
          <table:table-cell office:value-type="float" office:value="40126" table:formula="of:=MIN([.$E143];[.$I143];[.$M143];[.$Q143];[.$U143];[.$Y143];[.$AC143];[.$AG143];[.$AK143];[.$AO143];[.$AS143];[.$AW143];[.$BA143])" table:style-name="ce1">
            <text:p>40126</text:p>
          </table:table-cell>
          <table:table-cell office:value-type="float" office:value="250.24" table:formula="of:=MEDIAN([.$B143];[.$F143];[.$J143];[.$N143];[.$R143];[.$V143];[.$Z143];[.$AD143];[.$AH143];[.$AL143];[.$AP143];[.$AT143];[.$AX143])" table:style-name="ce1">
            <text:p>250,24</text:p>
          </table:table-cell>
          <table:table-cell office:value-type="float" office:value="224.67" table:formula="of:=MEDIAN([.$C143];[.$G143];[.$K143];[.$O143];[.$S143];[.$W143];[.$AA143];[.$AE143];[.$AI143];[.$AM143];[.$AQ143];[.$AU143];[.$AY143])" table:style-name="ce1">
            <text:p>224,67</text:p>
          </table:table-cell>
          <table:table-cell office:value-type="float" office:value="431245" table:formula="of:=MEDIAN([.$D143];[.$H143];[.$L143];[.$P143];[.$T143];[.$X143];[.$AB143];[.$AF143];[.$AJ143];[.$AN143];[.$AR143];[.$AV143];[.$AZ143])" table:style-name="ce1">
            <text:p>431245</text:p>
          </table:table-cell>
          <table:table-cell office:value-type="float" office:value="120482" table:formula="of:=MEDIAN([.$E143];[.$I143];[.$M143];[.$Q143];[.$U143];[.$Y143];[.$AC143];[.$AG143];[.$AK143];[.$AO143];[.$AS143];[.$AW143];[.$BA143])" table:style-name="ce1">
            <text:p>120482</text:p>
          </table:table-cell>
          <table:table-cell office:value-type="float" office:value="844.28" table:formula="of:=MAX([.$B143];[.$F143];[.$J143];[.$N143];[.$R143];[.$V143];[.$Z143];[.$AD143];[.$AH143];[.$AL143];[.$AP143];[.$AT143];[.$AX143])" table:style-name="ce1">
            <text:p>844,28</text:p>
          </table:table-cell>
          <table:table-cell office:value-type="float" office:value="729.04" table:formula="of:=MAX([.$C143];[.$G143];[.$K143];[.$O143];[.$S143];[.$W143];[.$AA143];[.$AE143];[.$AI143];[.$AM143];[.$AQ143];[.$AU143];[.$AY143])" table:style-name="ce1">
            <text:p>729,04</text:p>
          </table:table-cell>
          <table:table-cell office:value-type="float" office:value="1290212" table:formula="of:=MAX([.$D143];[.$H143];[.$L143];[.$P143];[.$T143];[.$X143];[.$AB143];[.$AF143];[.$AJ143];[.$AN143];[.$AR143];[.$AV143];[.$AZ143])" table:style-name="ce1">
            <text:p>1290212</text:p>
          </table:table-cell>
          <table:table-cell office:value-type="float" office:value="252649" table:formula="of:=MAX([.$E143];[.$I143];[.$M143];[.$Q143];[.$U143];[.$Y143];[.$AC143];[.$AG143];[.$AK143];[.$AO143];[.$AS143];[.$AW143];[.$BA143])" table:style-name="ce1">
            <text:p>25264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35_c55.lp</text:p>
          </table:table-cell>
          <table:table-cell office:value-type="float" office:value="293.79000000000002" table:style-name="ce1">
            <text:p>293,79</text:p>
          </table:table-cell>
          <table:table-cell office:value-type="float" office:value="262.12" table:style-name="ce1">
            <text:p>262,12</text:p>
          </table:table-cell>
          <table:table-cell office:value-type="float" office:value="2923483" table:style-name="ce1">
            <text:p>2923483</text:p>
          </table:table-cell>
          <table:table-cell office:value-type="float" office:value="203327" table:style-name="ce1">
            <text:p>203327</text:p>
          </table:table-cell>
          <table:table-cell office:value-type="float" office:value="4270.92" table:style-name="ce1">
            <text:p>4270,92</text:p>
          </table:table-cell>
          <table:table-cell office:value-type="float" office:value="4237.1099999999997" table:style-name="ce3">
            <text:p>4237,11</text:p>
          </table:table-cell>
          <table:table-cell office:value-type="float" office:value="6722042" table:style-name="ce3">
            <text:p>6722042</text:p>
          </table:table-cell>
          <table:table-cell office:value-type="float" office:value="2968460" table:style-name="ce3">
            <text:p>2968460</text:p>
          </table:table-cell>
          <table:table-cell office:value-type="float" office:value="196.6" table:style-name="ce1">
            <text:p>196,6</text:p>
          </table:table-cell>
          <table:table-cell office:value-type="float" office:value="165.69" table:style-name="ce1">
            <text:p>165,69</text:p>
          </table:table-cell>
          <table:table-cell office:value-type="float" office:value="2048925" table:style-name="ce1">
            <text:p>2048925</text:p>
          </table:table-cell>
          <table:table-cell office:value-type="float" office:value="123585" table:style-name="ce1">
            <text:p>123585</text:p>
          </table:table-cell>
          <table:table-cell office:value-type="float" office:value="295.35000000000002" table:style-name="ce1">
            <text:p>295,35</text:p>
          </table:table-cell>
          <table:table-cell office:value-type="float" office:value="265.42" table:style-name="ce1">
            <text:p>265,42</text:p>
          </table:table-cell>
          <table:table-cell office:value-type="float" office:value="3218751" table:style-name="ce1">
            <text:p>3218751</text:p>
          </table:table-cell>
          <table:table-cell office:value-type="float" office:value="220912" table:style-name="ce1">
            <text:p>220912</text:p>
          </table:table-cell>
          <table:table-cell office:value-type="float" office:value="1073.69" table:style-name="ce1">
            <text:p>1073,69</text:p>
          </table:table-cell>
          <table:table-cell office:value-type="float" office:value="1042.3399999999999" table:style-name="ce1">
            <text:p>1042,34</text:p>
          </table:table-cell>
          <table:table-cell office:value-type="float" office:value="1813784" table:style-name="ce1">
            <text:p>1813784</text:p>
          </table:table-cell>
          <table:table-cell office:value-type="float" office:value="712251" table:style-name="ce1">
            <text:p>712251</text:p>
          </table:table-cell>
          <table:table-cell office:value-type="float" office:value="463.72" table:style-name="ce1">
            <text:p>463,72</text:p>
          </table:table-cell>
          <table:table-cell office:value-type="float" office:value="431.96" table:style-name="ce1">
            <text:p>431,96</text:p>
          </table:table-cell>
          <table:table-cell office:value-type="float" office:value="4696856" table:style-name="ce1">
            <text:p>4696856</text:p>
          </table:table-cell>
          <table:table-cell office:value-type="float" office:value="324202" table:style-name="ce1">
            <text:p>324202</text:p>
          </table:table-cell>
          <table:table-cell office:value-type="float" office:value="34.21" table:style-name="ce2">
            <text:p>34,21</text:p>
          </table:table-cell>
          <table:table-cell office:value-type="float" office:value="3.41" table:style-name="ce2">
            <text:p>3,41</text:p>
          </table:table-cell>
          <table:table-cell office:value-type="float" office:value="115682" table:style-name="ce2">
            <text:p>115682</text:p>
          </table:table-cell>
          <table:table-cell office:value-type="float" office:value="1847" table:style-name="ce2">
            <text:p>1847</text:p>
          </table:table-cell>
          <table:table-cell office:value-type="float" office:value="285.64" table:style-name="ce1">
            <text:p>285,64</text:p>
          </table:table-cell>
          <table:table-cell office:value-type="float" office:value="255.27" table:style-name="ce1">
            <text:p>255,27</text:p>
          </table:table-cell>
          <table:table-cell office:value-type="float" office:value="495218" table:style-name="ce1">
            <text:p>495218</text:p>
          </table:table-cell>
          <table:table-cell office:value-type="float" office:value="175033" table:style-name="ce1">
            <text:p>175033</text:p>
          </table:table-cell>
          <table:table-cell office:value-type="float" office:value="256.51" table:style-name="ce1">
            <text:p>256,51</text:p>
          </table:table-cell>
          <table:table-cell office:value-type="float" office:value="226.54" table:style-name="ce1">
            <text:p>226,54</text:p>
          </table:table-cell>
          <table:table-cell office:value-type="float" office:value="2436233" table:style-name="ce1">
            <text:p>2436233</text:p>
          </table:table-cell>
          <table:table-cell office:value-type="float" office:value="165833" table:style-name="ce1">
            <text:p>165833</text:p>
          </table:table-cell>
          <table:table-cell office:value-type="float" office:value="217.96" table:style-name="ce1">
            <text:p>217,96</text:p>
          </table:table-cell>
          <table:table-cell office:value-type="float" office:value="43.13" table:style-name="ce1">
            <text:p>43,13</text:p>
          </table:table-cell>
          <table:table-cell office:value-type="float" office:value="378758" table:style-name="ce1">
            <text:p>378758</text:p>
          </table:table-cell>
          <table:table-cell office:value-type="float" office:value="17814" table:style-name="ce1">
            <text:p>17814</text:p>
          </table:table-cell>
          <table:table-cell office:value-type="float" office:value="4315.3900000000003" table:style-name="ce3">
            <text:p>4315,39</text:p>
          </table:table-cell>
          <table:table-cell office:value-type="float" office:value="4150.8" table:style-name="ce1">
            <text:p>4150,8</text:p>
          </table:table-cell>
          <table:table-cell office:value-type="float" office:value="4860327" table:style-name="ce1">
            <text:p>4860327</text:p>
          </table:table-cell>
          <table:table-cell office:value-type="float" office:value="1946030" table:style-name="ce1">
            <text:p>1946030</text:p>
          </table:table-cell>
          <table:table-cell office:value-type="float" office:value="905.76" table:style-name="ce1">
            <text:p>905,76</text:p>
          </table:table-cell>
          <table:table-cell office:value-type="float" office:value="710.03" table:style-name="ce1">
            <text:p>710,03</text:p>
          </table:table-cell>
          <table:table-cell office:value-type="float" office:value="5877885" table:style-name="ce1">
            <text:p>5877885</text:p>
          </table:table-cell>
          <table:table-cell office:value-type="float" office:value="347925" table:style-name="ce1">
            <text:p>347925</text:p>
          </table:table-cell>
          <table:table-cell office:value-type="float" office:value="383.06" table:style-name="ce1">
            <text:p>383,06</text:p>
          </table:table-cell>
          <table:table-cell office:value-type="float" office:value="351.38" table:style-name="ce1">
            <text:p>351,38</text:p>
          </table:table-cell>
          <table:table-cell office:value-type="float" office:value="4263230" table:style-name="ce1">
            <text:p>4263230</text:p>
          </table:table-cell>
          <table:table-cell office:value-type="float" office:value="304036" table:style-name="ce1">
            <text:p>304036</text:p>
          </table:table-cell>
          <table:table-cell office:value-type="float" office:value="34.21" table:formula="of:=MIN([.$B144];[.$F144];[.$J144];[.$N144];[.$R144];[.$V144];[.$Z144];[.$AD144];[.$AH144];[.$AL144];[.$AP144];[.$AT144];[.$AX144])" table:style-name="ce1">
            <text:p>34,21</text:p>
          </table:table-cell>
          <table:table-cell office:value-type="float" office:value="3.41" table:formula="of:=MIN([.$C144];[.$G144];[.$K144];[.$O144];[.$S144];[.$W144];[.$AA144];[.$AE144];[.$AI144];[.$AM144];[.$AQ144];[.$AU144];[.$AY144])" table:style-name="ce1">
            <text:p>3,41</text:p>
          </table:table-cell>
          <table:table-cell office:value-type="float" office:value="115682" table:formula="of:=MIN([.$D144];[.$H144];[.$L144];[.$P144];[.$T144];[.$X144];[.$AB144];[.$AF144];[.$AJ144];[.$AN144];[.$AR144];[.$AV144];[.$AZ144])" table:style-name="ce1">
            <text:p>115682</text:p>
          </table:table-cell>
          <table:table-cell office:value-type="float" office:value="1847" table:formula="of:=MIN([.$E144];[.$I144];[.$M144];[.$Q144];[.$U144];[.$Y144];[.$AC144];[.$AG144];[.$AK144];[.$AO144];[.$AS144];[.$AW144];[.$BA144])" table:style-name="ce1">
            <text:p>1847</text:p>
          </table:table-cell>
          <table:table-cell office:value-type="float" office:value="295.35000000000002" table:formula="of:=MEDIAN([.$B144];[.$F144];[.$J144];[.$N144];[.$R144];[.$V144];[.$Z144];[.$AD144];[.$AH144];[.$AL144];[.$AP144];[.$AT144];[.$AX144])" table:style-name="ce1">
            <text:p>295,35</text:p>
          </table:table-cell>
          <table:table-cell office:value-type="float" office:value="265.42" table:formula="of:=MEDIAN([.$C144];[.$G144];[.$K144];[.$O144];[.$S144];[.$W144];[.$AA144];[.$AE144];[.$AI144];[.$AM144];[.$AQ144];[.$AU144];[.$AY144])" table:style-name="ce1">
            <text:p>265,42</text:p>
          </table:table-cell>
          <table:table-cell office:value-type="float" office:value="2923483" table:formula="of:=MEDIAN([.$D144];[.$H144];[.$L144];[.$P144];[.$T144];[.$X144];[.$AB144];[.$AF144];[.$AJ144];[.$AN144];[.$AR144];[.$AV144];[.$AZ144])" table:style-name="ce1">
            <text:p>2923483</text:p>
          </table:table-cell>
          <table:table-cell office:value-type="float" office:value="220912" table:formula="of:=MEDIAN([.$E144];[.$I144];[.$M144];[.$Q144];[.$U144];[.$Y144];[.$AC144];[.$AG144];[.$AK144];[.$AO144];[.$AS144];[.$AW144];[.$BA144])" table:style-name="ce1">
            <text:p>220912</text:p>
          </table:table-cell>
          <table:table-cell office:value-type="float" office:value="4315.3900000000003" table:formula="of:=MAX([.$B144];[.$F144];[.$J144];[.$N144];[.$R144];[.$V144];[.$Z144];[.$AD144];[.$AH144];[.$AL144];[.$AP144];[.$AT144];[.$AX144])" table:style-name="ce1">
            <text:p>4315,39</text:p>
          </table:table-cell>
          <table:table-cell office:value-type="float" office:value="4237.1099999999997" table:formula="of:=MAX([.$C144];[.$G144];[.$K144];[.$O144];[.$S144];[.$W144];[.$AA144];[.$AE144];[.$AI144];[.$AM144];[.$AQ144];[.$AU144];[.$AY144])" table:style-name="ce1">
            <text:p>4237,11</text:p>
          </table:table-cell>
          <table:table-cell office:value-type="float" office:value="6722042" table:formula="of:=MAX([.$D144];[.$H144];[.$L144];[.$P144];[.$T144];[.$X144];[.$AB144];[.$AF144];[.$AJ144];[.$AN144];[.$AR144];[.$AV144];[.$AZ144])" table:style-name="ce1">
            <text:p>6722042</text:p>
          </table:table-cell>
          <table:table-cell office:value-type="float" office:value="2968460" table:formula="of:=MAX([.$E144];[.$I144];[.$M144];[.$Q144];[.$U144];[.$Y144];[.$AC144];[.$AG144];[.$AK144];[.$AO144];[.$AS144];[.$AW144];[.$BA144])" table:style-name="ce1">
            <text:p>296846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andom_s20_a35_c60.lp</text:p>
          </table:table-cell>
          <table:table-cell office:value-type="float" office:value="31.34" table:style-name="ce2">
            <text:p>31,34</text:p>
          </table:table-cell>
          <table:table-cell office:value-type="float" office:value="7.3" table:style-name="ce2">
            <text:p>7,3</text:p>
          </table:table-cell>
          <table:table-cell office:value-type="float" office:value="85209" table:style-name="ce1">
            <text:p>85209</text:p>
          </table:table-cell>
          <table:table-cell office:value-type="float" office:value="6343" table:style-name="ce2">
            <text:p>6343</text:p>
          </table:table-cell>
          <table:table-cell office:value-type="float" office:value="152.80000000000001" table:style-name="ce1">
            <text:p>152,8</text:p>
          </table:table-cell>
          <table:table-cell office:value-type="float" office:value="126.72" table:style-name="ce1">
            <text:p>126,72</text:p>
          </table:table-cell>
          <table:table-cell office:value-type="float" office:value="126164" table:style-name="ce1">
            <text:p>126164</text:p>
          </table:table-cell>
          <table:table-cell office:value-type="float" office:value="79256" table:style-name="ce1">
            <text:p>79256</text:p>
          </table:table-cell>
          <table:table-cell office:value-type="float" office:value="82.09" table:style-name="ce1">
            <text:p>82,09</text:p>
          </table:table-cell>
          <table:table-cell office:value-type="float" office:value="56.31" table:style-name="ce1">
            <text:p>56,31</text:p>
          </table:table-cell>
          <table:table-cell office:value-type="float" office:value="288194" table:style-name="ce1">
            <text:p>288194</text:p>
          </table:table-cell>
          <table:table-cell office:value-type="float" office:value="40733" table:style-name="ce1">
            <text:p>40733</text:p>
          </table:table-cell>
          <table:table-cell office:value-type="float" office:value="43.92" table:style-name="ce1">
            <text:p>43,92</text:p>
          </table:table-cell>
          <table:table-cell office:value-type="float" office:value="18.989999999999998" table:style-name="ce1">
            <text:p>18,99</text:p>
          </table:table-cell>
          <table:table-cell office:value-type="float" office:value="79621" table:style-name="ce1">
            <text:p>79621</text:p>
          </table:table-cell>
          <table:table-cell office:value-type="float" office:value="15054" table:style-name="ce1">
            <text:p>15054</text:p>
          </table:table-cell>
          <table:table-cell office:value-type="float" office:value="85.78" table:style-name="ce1">
            <text:p>85,78</text:p>
          </table:table-cell>
          <table:table-cell office:value-type="float" office:value="59.88" table:style-name="ce1">
            <text:p>59,88</text:p>
          </table:table-cell>
          <table:table-cell office:value-type="float" office:value="71787" table:style-name="ce1">
            <text:p>71787</text:p>
          </table:table-cell>
          <table:table-cell office:value-type="float" office:value="41527" table:style-name="ce1">
            <text:p>41527</text:p>
          </table:table-cell>
          <table:table-cell office:value-type="float" office:value="71.709999999999994" table:style-name="ce1">
            <text:p>71,71</text:p>
          </table:table-cell>
          <table:table-cell office:value-type="float" office:value="46.23" table:style-name="ce1">
            <text:p>46,23</text:p>
          </table:table-cell>
          <table:table-cell office:value-type="float" office:value="105336" table:style-name="ce1">
            <text:p>105336</text:p>
          </table:table-cell>
          <table:table-cell office:value-type="float" office:value="33553" table:style-name="ce1">
            <text:p>33553</text:p>
          </table:table-cell>
          <table:table-cell office:value-type="float" office:value="50.54" table:style-name="ce1">
            <text:p>50,54</text:p>
          </table:table-cell>
          <table:table-cell office:value-type="float" office:value="26.02" table:style-name="ce1">
            <text:p>26,02</text:p>
          </table:table-cell>
          <table:table-cell office:value-type="float" office:value="103218" table:style-name="ce1">
            <text:p>103218</text:p>
          </table:table-cell>
          <table:table-cell office:value-type="float" office:value="21066" table:style-name="ce1">
            <text:p>21066</text:p>
          </table:table-cell>
          <table:table-cell office:value-type="float" office:value="100.77" table:style-name="ce1">
            <text:p>100,77</text:p>
          </table:table-cell>
          <table:table-cell office:value-type="float" office:value="75.150000000000006" table:style-name="ce1">
            <text:p>75,15</text:p>
          </table:table-cell>
          <table:table-cell office:value-type="float" office:value="66537" table:style-name="ce2">
            <text:p>66537</text:p>
          </table:table-cell>
          <table:table-cell office:value-type="float" office:value="44903" table:style-name="ce1">
            <text:p>44903</text:p>
          </table:table-cell>
          <table:table-cell office:value-type="float" office:value="169.1" table:style-name="ce1">
            <text:p>169,1</text:p>
          </table:table-cell>
          <table:table-cell office:value-type="float" office:value="141.88999999999999" table:style-name="ce3">
            <text:p>141,89</text:p>
          </table:table-cell>
          <table:table-cell office:value-type="float" office:value="159569" table:style-name="ce1">
            <text:p>159569</text:p>
          </table:table-cell>
          <table:table-cell office:value-type="float" office:value="79456" table:style-name="ce3">
            <text:p>79456</text:p>
          </table:table-cell>
          <table:table-cell office:value-type="float" office:value="211.4" table:style-name="ce1">
            <text:p>211,4</text:p>
          </table:table-cell>
          <table:table-cell office:value-type="float" office:value="76.66" table:style-name="ce1">
            <text:p>76,66</text:p>
          </table:table-cell>
          <table:table-cell office:value-type="float" office:value="621665" table:style-name="ce1">
            <text:p>621665</text:p>
          </table:table-cell>
          <table:table-cell office:value-type="float" office:value="37357" table:style-name="ce1">
            <text:p>37357</text:p>
          </table:table-cell>
          <table:table-cell office:value-type="float" office:value="270.97000000000003" table:style-name="ce3">
            <text:p>270,97</text:p>
          </table:table-cell>
          <table:table-cell office:value-type="float" office:value="140.44999999999999" table:style-name="ce1">
            <text:p>140,45</text:p>
          </table:table-cell>
          <table:table-cell office:value-type="float" office:value="307853" table:style-name="ce1">
            <text:p>307853</text:p>
          </table:table-cell>
          <table:table-cell office:value-type="float" office:value="59946" table:style-name="ce1">
            <text:p>59946</text:p>
          </table:table-cell>
          <table:table-cell office:value-type="float" office:value="174.81" table:style-name="ce1">
            <text:p>174,81</text:p>
          </table:table-cell>
          <table:table-cell office:value-type="float" office:value="58.47" table:style-name="ce1">
            <text:p>58,47</text:p>
          </table:table-cell>
          <table:table-cell office:value-type="float" office:value="786027" table:style-name="ce3">
            <text:p>786027</text:p>
          </table:table-cell>
          <table:table-cell office:value-type="float" office:value="32594" table:style-name="ce1">
            <text:p>32594</text:p>
          </table:table-cell>
          <table:table-cell office:value-type="float" office:value="56.07" table:style-name="ce1">
            <text:p>56,07</text:p>
          </table:table-cell>
          <table:table-cell office:value-type="float" office:value="30.18" table:style-name="ce1">
            <text:p>30,18</text:p>
          </table:table-cell>
          <table:table-cell office:value-type="float" office:value="212045" table:style-name="ce1">
            <text:p>212045</text:p>
          </table:table-cell>
          <table:table-cell office:value-type="float" office:value="19287" table:style-name="ce1">
            <text:p>19287</text:p>
          </table:table-cell>
          <table:table-cell office:value-type="float" office:value="31.34" table:formula="of:=MIN([.$B145];[.$F145];[.$J145];[.$N145];[.$R145];[.$V145];[.$Z145];[.$AD145];[.$AH145];[.$AL145];[.$AP145];[.$AT145];[.$AX145])" table:style-name="ce1">
            <text:p>31,34</text:p>
          </table:table-cell>
          <table:table-cell office:value-type="float" office:value="7.3" table:formula="of:=MIN([.$C145];[.$G145];[.$K145];[.$O145];[.$S145];[.$W145];[.$AA145];[.$AE145];[.$AI145];[.$AM145];[.$AQ145];[.$AU145];[.$AY145])" table:style-name="ce1">
            <text:p>7,3</text:p>
          </table:table-cell>
          <table:table-cell office:value-type="float" office:value="66537" table:formula="of:=MIN([.$D145];[.$H145];[.$L145];[.$P145];[.$T145];[.$X145];[.$AB145];[.$AF145];[.$AJ145];[.$AN145];[.$AR145];[.$AV145];[.$AZ145])" table:style-name="ce1">
            <text:p>66537</text:p>
          </table:table-cell>
          <table:table-cell office:value-type="float" office:value="6343" table:formula="of:=MIN([.$E145];[.$I145];[.$M145];[.$Q145];[.$U145];[.$Y145];[.$AC145];[.$AG145];[.$AK145];[.$AO145];[.$AS145];[.$AW145];[.$BA145])" table:style-name="ce1">
            <text:p>6343</text:p>
          </table:table-cell>
          <table:table-cell office:value-type="float" office:value="85.78" table:formula="of:=MEDIAN([.$B145];[.$F145];[.$J145];[.$N145];[.$R145];[.$V145];[.$Z145];[.$AD145];[.$AH145];[.$AL145];[.$AP145];[.$AT145];[.$AX145])" table:style-name="ce1">
            <text:p>85,78</text:p>
          </table:table-cell>
          <table:table-cell office:value-type="float" office:value="58.47" table:formula="of:=MEDIAN([.$C145];[.$G145];[.$K145];[.$O145];[.$S145];[.$W145];[.$AA145];[.$AE145];[.$AI145];[.$AM145];[.$AQ145];[.$AU145];[.$AY145])" table:style-name="ce1">
            <text:p>58,47</text:p>
          </table:table-cell>
          <table:table-cell office:value-type="float" office:value="126164" table:formula="of:=MEDIAN([.$D145];[.$H145];[.$L145];[.$P145];[.$T145];[.$X145];[.$AB145];[.$AF145];[.$AJ145];[.$AN145];[.$AR145];[.$AV145];[.$AZ145])" table:style-name="ce1">
            <text:p>126164</text:p>
          </table:table-cell>
          <table:table-cell office:value-type="float" office:value="37357" table:formula="of:=MEDIAN([.$E145];[.$I145];[.$M145];[.$Q145];[.$U145];[.$Y145];[.$AC145];[.$AG145];[.$AK145];[.$AO145];[.$AS145];[.$AW145];[.$BA145])" table:style-name="ce1">
            <text:p>37357</text:p>
          </table:table-cell>
          <table:table-cell office:value-type="float" office:value="270.97000000000003" table:formula="of:=MAX([.$B145];[.$F145];[.$J145];[.$N145];[.$R145];[.$V145];[.$Z145];[.$AD145];[.$AH145];[.$AL145];[.$AP145];[.$AT145];[.$AX145])" table:style-name="ce1">
            <text:p>270,97</text:p>
          </table:table-cell>
          <table:table-cell office:value-type="float" office:value="141.88999999999999" table:formula="of:=MAX([.$C145];[.$G145];[.$K145];[.$O145];[.$S145];[.$W145];[.$AA145];[.$AE145];[.$AI145];[.$AM145];[.$AQ145];[.$AU145];[.$AY145])" table:style-name="ce1">
            <text:p>141,89</text:p>
          </table:table-cell>
          <table:table-cell office:value-type="float" office:value="786027" table:formula="of:=MAX([.$D145];[.$H145];[.$L145];[.$P145];[.$T145];[.$X145];[.$AB145];[.$AF145];[.$AJ145];[.$AN145];[.$AR145];[.$AV145];[.$AZ145])" table:style-name="ce1">
            <text:p>786027</text:p>
          </table:table-cell>
          <table:table-cell office:value-type="float" office:value="79456" table:formula="of:=MAX([.$E145];[.$I145];[.$M145];[.$Q145];[.$U145];[.$Y145];[.$AC145];[.$AG145];[.$AK145];[.$AO145];[.$AS145];[.$AW145];[.$BA145])" table:style-name="ce1">
            <text:p>794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0_a15_w1.lp</text:p>
          </table:table-cell>
          <table:table-cell office:value-type="float" office:value="69.25" table:style-name="ce3">
            <text:p>69,25</text:p>
          </table:table-cell>
          <table:table-cell office:value-type="float" office:value="68.400000000000006" table:style-name="ce3">
            <text:p>68,4</text:p>
          </table:table-cell>
          <table:table-cell office:value-type="float" office:value="213823" table:style-name="ce1">
            <text:p>213823</text:p>
          </table:table-cell>
          <table:table-cell office:value-type="float" office:value="167276" table:style-name="ce1">
            <text:p>167276</text:p>
          </table:table-cell>
          <table:table-cell office:value-type="float" office:value="66.44" table:style-name="ce1">
            <text:p>66,44</text:p>
          </table:table-cell>
          <table:table-cell office:value-type="float" office:value="65.61" table:style-name="ce1">
            <text:p>65,61</text:p>
          </table:table-cell>
          <table:table-cell office:value-type="float" office:value="224037" table:style-name="ce1">
            <text:p>224037</text:p>
          </table:table-cell>
          <table:table-cell office:value-type="float" office:value="178580" table:style-name="ce3">
            <text:p>178580</text:p>
          </table:table-cell>
          <table:table-cell office:value-type="float" office:value="27.34" table:style-name="ce1">
            <text:p>27,34</text:p>
          </table:table-cell>
          <table:table-cell office:value-type="float" office:value="26.54" table:style-name="ce1">
            <text:p>26,54</text:p>
          </table:table-cell>
          <table:table-cell office:value-type="float" office:value="103766" table:style-name="ce1">
            <text:p>103766</text:p>
          </table:table-cell>
          <table:table-cell office:value-type="float" office:value="78696" table:style-name="ce1">
            <text:p>78696</text:p>
          </table:table-cell>
          <table:table-cell office:value-type="float" office:value="19.559999999999999" table:style-name="ce1">
            <text:p>19,56</text:p>
          </table:table-cell>
          <table:table-cell office:value-type="float" office:value="18.739999999999998" table:style-name="ce1">
            <text:p>18,74</text:p>
          </table:table-cell>
          <table:table-cell office:value-type="float" office:value="104691" table:style-name="ce1">
            <text:p>104691</text:p>
          </table:table-cell>
          <table:table-cell office:value-type="float" office:value="62305" table:style-name="ce1">
            <text:p>62305</text:p>
          </table:table-cell>
          <table:table-cell office:value-type="float" office:value="21.91" table:style-name="ce1">
            <text:p>21,91</text:p>
          </table:table-cell>
          <table:table-cell office:value-type="float" office:value="21.06" table:style-name="ce1">
            <text:p>21,06</text:p>
          </table:table-cell>
          <table:table-cell office:value-type="float" office:value="86207" table:style-name="ce1">
            <text:p>86207</text:p>
          </table:table-cell>
          <table:table-cell office:value-type="float" office:value="65202" table:style-name="ce1">
            <text:p>65202</text:p>
          </table:table-cell>
          <table:table-cell office:value-type="float" office:value="11.37" table:style-name="ce1">
            <text:p>11,37</text:p>
          </table:table-cell>
          <table:table-cell office:value-type="float" office:value="10.5" table:style-name="ce1">
            <text:p>10,5</text:p>
          </table:table-cell>
          <table:table-cell office:value-type="float" office:value="63953" table:style-name="ce1">
            <text:p>63953</text:p>
          </table:table-cell>
          <table:table-cell office:value-type="float" office:value="36175" table:style-name="ce1">
            <text:p>36175</text:p>
          </table:table-cell>
          <table:table-cell office:value-type="float" office:value="15.67" table:style-name="ce1">
            <text:p>15,67</text:p>
          </table:table-cell>
          <table:table-cell office:value-type="float" office:value="14.83" table:style-name="ce1">
            <text:p>14,83</text:p>
          </table:table-cell>
          <table:table-cell office:value-type="float" office:value="86060" table:style-name="ce1">
            <text:p>86060</text:p>
          </table:table-cell>
          <table:table-cell office:value-type="float" office:value="47913" table:style-name="ce1">
            <text:p>47913</text:p>
          </table:table-cell>
          <table:table-cell office:value-type="float" office:value="11.12" table:style-name="ce2">
            <text:p>11,12</text:p>
          </table:table-cell>
          <table:table-cell office:value-type="float" office:value="10.31" table:style-name="ce2">
            <text:p>10,31</text:p>
          </table:table-cell>
          <table:table-cell office:value-type="float" office:value="48527" table:style-name="ce2">
            <text:p>48527</text:p>
          </table:table-cell>
          <table:table-cell office:value-type="float" office:value="35668" table:style-name="ce2">
            <text:p>35668</text:p>
          </table:table-cell>
          <table:table-cell office:value-type="float" office:value="34.78" table:style-name="ce1">
            <text:p>34,78</text:p>
          </table:table-cell>
          <table:table-cell office:value-type="float" office:value="33.92" table:style-name="ce1">
            <text:p>33,92</text:p>
          </table:table-cell>
          <table:table-cell office:value-type="float" office:value="168959" table:style-name="ce1">
            <text:p>168959</text:p>
          </table:table-cell>
          <table:table-cell office:value-type="float" office:value="100425" table:style-name="ce1">
            <text:p>100425</text:p>
          </table:table-cell>
          <table:table-cell office:value-type="float" office:value="56.52" table:style-name="ce1">
            <text:p>56,52</text:p>
          </table:table-cell>
          <table:table-cell office:value-type="float" office:value="54.61" table:style-name="ce1">
            <text:p>54,61</text:p>
          </table:table-cell>
          <table:table-cell office:value-type="float" office:value="234544" table:style-name="ce3">
            <text:p>234544</text:p>
          </table:table-cell>
          <table:table-cell office:value-type="float" office:value="148378" table:style-name="ce1">
            <text:p>148378</text:p>
          </table:table-cell>
          <table:table-cell office:value-type="float" office:value="34.71" table:style-name="ce1">
            <text:p>34,71</text:p>
          </table:table-cell>
          <table:table-cell office:value-type="float" office:value="32.03" table:style-name="ce1">
            <text:p>32,03</text:p>
          </table:table-cell>
          <table:table-cell office:value-type="float" office:value="105073" table:style-name="ce1">
            <text:p>105073</text:p>
          </table:table-cell>
          <table:table-cell office:value-type="float" office:value="75489" table:style-name="ce1">
            <text:p>75489</text:p>
          </table:table-cell>
          <table:table-cell office:value-type="float" office:value="50.26" table:style-name="ce1">
            <text:p>50,26</text:p>
          </table:table-cell>
          <table:table-cell office:value-type="float" office:value="47.59" table:style-name="ce1">
            <text:p>47,59</text:p>
          </table:table-cell>
          <table:table-cell office:value-type="float" office:value="148126" table:style-name="ce1">
            <text:p>148126</text:p>
          </table:table-cell>
          <table:table-cell office:value-type="float" office:value="88288" table:style-name="ce1">
            <text:p>88288</text:p>
          </table:table-cell>
          <table:table-cell office:value-type="float" office:value="49.93" table:style-name="ce1">
            <text:p>49,93</text:p>
          </table:table-cell>
          <table:table-cell office:value-type="float" office:value="49.16" table:style-name="ce1">
            <text:p>49,16</text:p>
          </table:table-cell>
          <table:table-cell office:value-type="float" office:value="231212" table:style-name="ce1">
            <text:p>231212</text:p>
          </table:table-cell>
          <table:table-cell office:value-type="float" office:value="141558" table:style-name="ce1">
            <text:p>141558</text:p>
          </table:table-cell>
          <table:table-cell office:value-type="float" office:value="11.12" table:formula="of:=MIN([.$B146];[.$F146];[.$J146];[.$N146];[.$R146];[.$V146];[.$Z146];[.$AD146];[.$AH146];[.$AL146];[.$AP146];[.$AT146];[.$AX146])" table:style-name="ce1">
            <text:p>11,12</text:p>
          </table:table-cell>
          <table:table-cell office:value-type="float" office:value="10.31" table:formula="of:=MIN([.$C146];[.$G146];[.$K146];[.$O146];[.$S146];[.$W146];[.$AA146];[.$AE146];[.$AI146];[.$AM146];[.$AQ146];[.$AU146];[.$AY146])" table:style-name="ce1">
            <text:p>10,31</text:p>
          </table:table-cell>
          <table:table-cell office:value-type="float" office:value="48527" table:formula="of:=MIN([.$D146];[.$H146];[.$L146];[.$P146];[.$T146];[.$X146];[.$AB146];[.$AF146];[.$AJ146];[.$AN146];[.$AR146];[.$AV146];[.$AZ146])" table:style-name="ce1">
            <text:p>48527</text:p>
          </table:table-cell>
          <table:table-cell office:value-type="float" office:value="35668" table:formula="of:=MIN([.$E146];[.$I146];[.$M146];[.$Q146];[.$U146];[.$Y146];[.$AC146];[.$AG146];[.$AK146];[.$AO146];[.$AS146];[.$AW146];[.$BA146])" table:style-name="ce1">
            <text:p>35668</text:p>
          </table:table-cell>
          <table:table-cell office:value-type="float" office:value="34.71" table:formula="of:=MEDIAN([.$B146];[.$F146];[.$J146];[.$N146];[.$R146];[.$V146];[.$Z146];[.$AD146];[.$AH146];[.$AL146];[.$AP146];[.$AT146];[.$AX146])" table:style-name="ce1">
            <text:p>34,71</text:p>
          </table:table-cell>
          <table:table-cell office:value-type="float" office:value="32.03" table:formula="of:=MEDIAN([.$C146];[.$G146];[.$K146];[.$O146];[.$S146];[.$W146];[.$AA146];[.$AE146];[.$AI146];[.$AM146];[.$AQ146];[.$AU146];[.$AY146])" table:style-name="ce1">
            <text:p>32,03</text:p>
          </table:table-cell>
          <table:table-cell office:value-type="float" office:value="105073" table:formula="of:=MEDIAN([.$D146];[.$H146];[.$L146];[.$P146];[.$T146];[.$X146];[.$AB146];[.$AF146];[.$AJ146];[.$AN146];[.$AR146];[.$AV146];[.$AZ146])" table:style-name="ce1">
            <text:p>105073</text:p>
          </table:table-cell>
          <table:table-cell office:value-type="float" office:value="78696" table:formula="of:=MEDIAN([.$E146];[.$I146];[.$M146];[.$Q146];[.$U146];[.$Y146];[.$AC146];[.$AG146];[.$AK146];[.$AO146];[.$AS146];[.$AW146];[.$BA146])" table:style-name="ce1">
            <text:p>78696</text:p>
          </table:table-cell>
          <table:table-cell office:value-type="float" office:value="69.25" table:formula="of:=MAX([.$B146];[.$F146];[.$J146];[.$N146];[.$R146];[.$V146];[.$Z146];[.$AD146];[.$AH146];[.$AL146];[.$AP146];[.$AT146];[.$AX146])" table:style-name="ce1">
            <text:p>69,25</text:p>
          </table:table-cell>
          <table:table-cell office:value-type="float" office:value="68.400000000000006" table:formula="of:=MAX([.$C146];[.$G146];[.$K146];[.$O146];[.$S146];[.$W146];[.$AA146];[.$AE146];[.$AI146];[.$AM146];[.$AQ146];[.$AU146];[.$AY146])" table:style-name="ce1">
            <text:p>68,4</text:p>
          </table:table-cell>
          <table:table-cell office:value-type="float" office:value="234544" table:formula="of:=MAX([.$D146];[.$H146];[.$L146];[.$P146];[.$T146];[.$X146];[.$AB146];[.$AF146];[.$AJ146];[.$AN146];[.$AR146];[.$AV146];[.$AZ146])" table:style-name="ce1">
            <text:p>234544</text:p>
          </table:table-cell>
          <table:table-cell office:value-type="float" office:value="178580" table:formula="of:=MAX([.$E146];[.$I146];[.$M146];[.$Q146];[.$U146];[.$Y146];[.$AC146];[.$AG146];[.$AK146];[.$AO146];[.$AS146];[.$AW146];[.$BA146])" table:style-name="ce1">
            <text:p>1785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0_a30_w5.lp</text:p>
          </table:table-cell>
          <table:table-cell office:value-type="float" office:value="3.67" table:style-name="ce2">
            <text:p>3,67</text:p>
          </table:table-cell>
          <table:table-cell office:value-type="float" office:value="1.32" table:style-name="ce2">
            <text:p>1,32</text:p>
          </table:table-cell>
          <table:table-cell office:value-type="float" office:value="19815" table:style-name="ce1">
            <text:p>19815</text:p>
          </table:table-cell>
          <table:table-cell office:value-type="float" office:value="2308" table:style-name="ce2">
            <text:p>2308</text:p>
          </table:table-cell>
          <table:table-cell office:value-type="float" office:value="47.25" table:style-name="ce1">
            <text:p>47,25</text:p>
          </table:table-cell>
          <table:table-cell office:value-type="float" office:value="44.56" table:style-name="ce1">
            <text:p>44,56</text:p>
          </table:table-cell>
          <table:table-cell office:value-type="float" office:value="75778" table:style-name="ce1">
            <text:p>75778</text:p>
          </table:table-cell>
          <table:table-cell office:value-type="float" office:value="55461" table:style-name="ce1">
            <text:p>55461</text:p>
          </table:table-cell>
          <table:table-cell office:value-type="float" office:value="11.96" table:style-name="ce1">
            <text:p>11,96</text:p>
          </table:table-cell>
          <table:table-cell office:value-type="float" office:value="9.33" table:style-name="ce1">
            <text:p>9,33</text:p>
          </table:table-cell>
          <table:table-cell office:value-type="float" office:value="61402" table:style-name="ce1">
            <text:p>61402</text:p>
          </table:table-cell>
          <table:table-cell office:value-type="float" office:value="13985" table:style-name="ce1">
            <text:p>13985</text:p>
          </table:table-cell>
          <table:table-cell office:value-type="float" office:value="17.55" table:style-name="ce1">
            <text:p>17,55</text:p>
          </table:table-cell>
          <table:table-cell office:value-type="float" office:value="14.75" table:style-name="ce1">
            <text:p>14,75</text:p>
          </table:table-cell>
          <table:table-cell office:value-type="float" office:value="71957" table:style-name="ce1">
            <text:p>71957</text:p>
          </table:table-cell>
          <table:table-cell office:value-type="float" office:value="20015" table:style-name="ce1">
            <text:p>20015</text:p>
          </table:table-cell>
          <table:table-cell office:value-type="float" office:value="4.79" table:style-name="ce1">
            <text:p>4,79</text:p>
          </table:table-cell>
          <table:table-cell office:value-type="float" office:value="2.16" table:style-name="ce1">
            <text:p>2,16</text:p>
          </table:table-cell>
          <table:table-cell office:value-type="float" office:value="5944" table:style-name="ce2">
            <text:p>5944</text:p>
          </table:table-cell>
          <table:table-cell office:value-type="float" office:value="3526" table:style-name="ce1">
            <text:p>3526</text:p>
          </table:table-cell>
          <table:table-cell office:value-type="float" office:value="17.46" table:style-name="ce1">
            <text:p>17,46</text:p>
          </table:table-cell>
          <table:table-cell office:value-type="float" office:value="14.88" table:style-name="ce1">
            <text:p>14,88</text:p>
          </table:table-cell>
          <table:table-cell office:value-type="float" office:value="144118" table:style-name="ce1">
            <text:p>144118</text:p>
          </table:table-cell>
          <table:table-cell office:value-type="float" office:value="23234" table:style-name="ce1">
            <text:p>23234</text:p>
          </table:table-cell>
          <table:table-cell office:value-type="float" office:value="14.38" table:style-name="ce1">
            <text:p>14,38</text:p>
          </table:table-cell>
          <table:table-cell office:value-type="float" office:value="11.75" table:style-name="ce1">
            <text:p>11,75</text:p>
          </table:table-cell>
          <table:table-cell office:value-type="float" office:value="46048" table:style-name="ce1">
            <text:p>46048</text:p>
          </table:table-cell>
          <table:table-cell office:value-type="float" office:value="17640" table:style-name="ce1">
            <text:p>17640</text:p>
          </table:table-cell>
          <table:table-cell office:value-type="float" office:value="34.89" table:style-name="ce1">
            <text:p>34,89</text:p>
          </table:table-cell>
          <table:table-cell office:value-type="float" office:value="32.26" table:style-name="ce1">
            <text:p>32,26</text:p>
          </table:table-cell>
          <table:table-cell office:value-type="float" office:value="59096" table:style-name="ce1">
            <text:p>59096</text:p>
          </table:table-cell>
          <table:table-cell office:value-type="float" office:value="43007" table:style-name="ce1">
            <text:p>43007</text:p>
          </table:table-cell>
          <table:table-cell office:value-type="float" office:value="25.18" table:style-name="ce1">
            <text:p>25,18</text:p>
          </table:table-cell>
          <table:table-cell office:value-type="float" office:value="22.71" table:style-name="ce1">
            <text:p>22,71</text:p>
          </table:table-cell>
          <table:table-cell office:value-type="float" office:value="106344" table:style-name="ce1">
            <text:p>106344</text:p>
          </table:table-cell>
          <table:table-cell office:value-type="float" office:value="33128" table:style-name="ce1">
            <text:p>33128</text:p>
          </table:table-cell>
          <table:table-cell office:value-type="float" office:value="93.04" table:style-name="ce1">
            <text:p>93,04</text:p>
          </table:table-cell>
          <table:table-cell office:value-type="float" office:value="85.55" table:style-name="ce1">
            <text:p>85,55</text:p>
          </table:table-cell>
          <table:table-cell office:value-type="float" office:value="308150" table:style-name="ce1">
            <text:p>308150</text:p>
          </table:table-cell>
          <table:table-cell office:value-type="float" office:value="86699" table:style-name="ce1">
            <text:p>86699</text:p>
          </table:table-cell>
          <table:table-cell office:value-type="float" office:value="43.64" table:style-name="ce1">
            <text:p>43,64</text:p>
          </table:table-cell>
          <table:table-cell office:value-type="float" office:value="34.93" table:style-name="ce1">
            <text:p>34,93</text:p>
          </table:table-cell>
          <table:table-cell office:value-type="float" office:value="60645" table:style-name="ce1">
            <text:p>60645</text:p>
          </table:table-cell>
          <table:table-cell office:value-type="float" office:value="28818" table:style-name="ce1">
            <text:p>28818</text:p>
          </table:table-cell>
          <table:table-cell office:value-type="float" office:value="166.13" table:style-name="ce3">
            <text:p>166,13</text:p>
          </table:table-cell>
          <table:table-cell office:value-type="float" office:value="158.69999999999999" table:style-name="ce3">
            <text:p>158,7</text:p>
          </table:table-cell>
          <table:table-cell office:value-type="float" office:value="407673" table:style-name="ce3">
            <text:p>407673</text:p>
          </table:table-cell>
          <table:table-cell office:value-type="float" office:value="161161" table:style-name="ce3">
            <text:p>161161</text:p>
          </table:table-cell>
          <table:table-cell office:value-type="float" office:value="77.34" table:style-name="ce1">
            <text:p>77,34</text:p>
          </table:table-cell>
          <table:table-cell office:value-type="float" office:value="74.989999999999995" table:style-name="ce1">
            <text:p>74,99</text:p>
          </table:table-cell>
          <table:table-cell office:value-type="float" office:value="189331" table:style-name="ce1">
            <text:p>189331</text:p>
          </table:table-cell>
          <table:table-cell office:value-type="float" office:value="101766" table:style-name="ce1">
            <text:p>101766</text:p>
          </table:table-cell>
          <table:table-cell office:value-type="float" office:value="3.67" table:formula="of:=MIN([.$B147];[.$F147];[.$J147];[.$N147];[.$R147];[.$V147];[.$Z147];[.$AD147];[.$AH147];[.$AL147];[.$AP147];[.$AT147];[.$AX147])" table:style-name="ce1">
            <text:p>3,67</text:p>
          </table:table-cell>
          <table:table-cell office:value-type="float" office:value="1.32" table:formula="of:=MIN([.$C147];[.$G147];[.$K147];[.$O147];[.$S147];[.$W147];[.$AA147];[.$AE147];[.$AI147];[.$AM147];[.$AQ147];[.$AU147];[.$AY147])" table:style-name="ce1">
            <text:p>1,32</text:p>
          </table:table-cell>
          <table:table-cell office:value-type="float" office:value="5944" table:formula="of:=MIN([.$D147];[.$H147];[.$L147];[.$P147];[.$T147];[.$X147];[.$AB147];[.$AF147];[.$AJ147];[.$AN147];[.$AR147];[.$AV147];[.$AZ147])" table:style-name="ce1">
            <text:p>5944</text:p>
          </table:table-cell>
          <table:table-cell office:value-type="float" office:value="2308" table:formula="of:=MIN([.$E147];[.$I147];[.$M147];[.$Q147];[.$U147];[.$Y147];[.$AC147];[.$AG147];[.$AK147];[.$AO147];[.$AS147];[.$AW147];[.$BA147])" table:style-name="ce1">
            <text:p>2308</text:p>
          </table:table-cell>
          <table:table-cell office:value-type="float" office:value="25.18" table:formula="of:=MEDIAN([.$B147];[.$F147];[.$J147];[.$N147];[.$R147];[.$V147];[.$Z147];[.$AD147];[.$AH147];[.$AL147];[.$AP147];[.$AT147];[.$AX147])" table:style-name="ce1">
            <text:p>25,18</text:p>
          </table:table-cell>
          <table:table-cell office:value-type="float" office:value="22.71" table:formula="of:=MEDIAN([.$C147];[.$G147];[.$K147];[.$O147];[.$S147];[.$W147];[.$AA147];[.$AE147];[.$AI147];[.$AM147];[.$AQ147];[.$AU147];[.$AY147])" table:style-name="ce1">
            <text:p>22,71</text:p>
          </table:table-cell>
          <table:table-cell office:value-type="float" office:value="71957" table:formula="of:=MEDIAN([.$D147];[.$H147];[.$L147];[.$P147];[.$T147];[.$X147];[.$AB147];[.$AF147];[.$AJ147];[.$AN147];[.$AR147];[.$AV147];[.$AZ147])" table:style-name="ce1">
            <text:p>71957</text:p>
          </table:table-cell>
          <table:table-cell office:value-type="float" office:value="28818" table:formula="of:=MEDIAN([.$E147];[.$I147];[.$M147];[.$Q147];[.$U147];[.$Y147];[.$AC147];[.$AG147];[.$AK147];[.$AO147];[.$AS147];[.$AW147];[.$BA147])" table:style-name="ce1">
            <text:p>28818</text:p>
          </table:table-cell>
          <table:table-cell office:value-type="float" office:value="166.13" table:formula="of:=MAX([.$B147];[.$F147];[.$J147];[.$N147];[.$R147];[.$V147];[.$Z147];[.$AD147];[.$AH147];[.$AL147];[.$AP147];[.$AT147];[.$AX147])" table:style-name="ce1">
            <text:p>166,13</text:p>
          </table:table-cell>
          <table:table-cell office:value-type="float" office:value="158.69999999999999" table:formula="of:=MAX([.$C147];[.$G147];[.$K147];[.$O147];[.$S147];[.$W147];[.$AA147];[.$AE147];[.$AI147];[.$AM147];[.$AQ147];[.$AU147];[.$AY147])" table:style-name="ce1">
            <text:p>158,7</text:p>
          </table:table-cell>
          <table:table-cell office:value-type="float" office:value="407673" table:formula="of:=MAX([.$D147];[.$H147];[.$L147];[.$P147];[.$T147];[.$X147];[.$AB147];[.$AF147];[.$AJ147];[.$AN147];[.$AR147];[.$AV147];[.$AZ147])" table:style-name="ce1">
            <text:p>407673</text:p>
          </table:table-cell>
          <table:table-cell office:value-type="float" office:value="161161" table:formula="of:=MAX([.$E147];[.$I147];[.$M147];[.$Q147];[.$U147];[.$Y147];[.$AC147];[.$AG147];[.$AK147];[.$AO147];[.$AS147];[.$AW147];[.$BA147])" table:style-name="ce1">
            <text:p>16116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15_w1.lp</text:p>
          </table:table-cell>
          <table:table-cell office:value-type="float" office:value="27.45" table:style-name="ce1">
            <text:p>27,45</text:p>
          </table:table-cell>
          <table:table-cell office:value-type="float" office:value="25.84" table:style-name="ce1">
            <text:p>25,84</text:p>
          </table:table-cell>
          <table:table-cell office:value-type="float" office:value="132599" table:style-name="ce1">
            <text:p>132599</text:p>
          </table:table-cell>
          <table:table-cell office:value-type="float" office:value="76619" table:style-name="ce1">
            <text:p>76619</text:p>
          </table:table-cell>
          <table:table-cell office:value-type="float" office:value="14.22" table:style-name="ce1">
            <text:p>14,22</text:p>
          </table:table-cell>
          <table:table-cell office:value-type="float" office:value="12.27" table:style-name="ce1">
            <text:p>12,27</text:p>
          </table:table-cell>
          <table:table-cell office:value-type="float" office:value="52780" table:style-name="ce1">
            <text:p>52780</text:p>
          </table:table-cell>
          <table:table-cell office:value-type="float" office:value="37550" table:style-name="ce1">
            <text:p>37550</text:p>
          </table:table-cell>
          <table:table-cell office:value-type="float" office:value="36.01" table:style-name="ce1">
            <text:p>36,01</text:p>
          </table:table-cell>
          <table:table-cell office:value-type="float" office:value="34.22" table:style-name="ce1">
            <text:p>34,22</text:p>
          </table:table-cell>
          <table:table-cell office:value-type="float" office:value="182865" table:style-name="ce3">
            <text:p>182865</text:p>
          </table:table-cell>
          <table:table-cell office:value-type="float" office:value="92551" table:style-name="ce1">
            <text:p>92551</text:p>
          </table:table-cell>
          <table:table-cell office:value-type="float" office:value="22.07" table:style-name="ce1">
            <text:p>22,07</text:p>
          </table:table-cell>
          <table:table-cell office:value-type="float" office:value="20.350000000000001" table:style-name="ce1">
            <text:p>20,35</text:p>
          </table:table-cell>
          <table:table-cell office:value-type="float" office:value="85307" table:style-name="ce1">
            <text:p>85307</text:p>
          </table:table-cell>
          <table:table-cell office:value-type="float" office:value="62994" table:style-name="ce1">
            <text:p>62994</text:p>
          </table:table-cell>
          <table:table-cell office:value-type="float" office:value="15.89" table:style-name="ce1">
            <text:p>15,89</text:p>
          </table:table-cell>
          <table:table-cell office:value-type="float" office:value="13.93" table:style-name="ce1">
            <text:p>13,93</text:p>
          </table:table-cell>
          <table:table-cell office:value-type="float" office:value="57166" table:style-name="ce1">
            <text:p>57166</text:p>
          </table:table-cell>
          <table:table-cell office:value-type="float" office:value="41981" table:style-name="ce1">
            <text:p>41981</text:p>
          </table:table-cell>
          <table:table-cell office:value-type="float" office:value="28.67" table:style-name="ce1">
            <text:p>28,67</text:p>
          </table:table-cell>
          <table:table-cell office:value-type="float" office:value="27" table:style-name="ce1">
            <text:p>27</text:p>
          </table:table-cell>
          <table:table-cell office:value-type="float" office:value="104081" table:style-name="ce1">
            <text:p>104081</text:p>
          </table:table-cell>
          <table:table-cell office:value-type="float" office:value="77829" table:style-name="ce1">
            <text:p>77829</text:p>
          </table:table-cell>
          <table:table-cell office:value-type="float" office:value="27.23" table:style-name="ce1">
            <text:p>27,23</text:p>
          </table:table-cell>
          <table:table-cell office:value-type="float" office:value="25.61" table:style-name="ce1">
            <text:p>25,61</text:p>
          </table:table-cell>
          <table:table-cell office:value-type="float" office:value="149252" table:style-name="ce1">
            <text:p>149252</text:p>
          </table:table-cell>
          <table:table-cell office:value-type="float" office:value="84872" table:style-name="ce1">
            <text:p>84872</text:p>
          </table:table-cell>
          <table:table-cell office:value-type="float" office:value="13.93" table:style-name="ce2">
            <text:p>13,93</text:p>
          </table:table-cell>
          <table:table-cell office:value-type="float" office:value="11.96" table:style-name="ce2">
            <text:p>11,96</text:p>
          </table:table-cell>
          <table:table-cell office:value-type="float" office:value="50820" table:style-name="ce2">
            <text:p>50820</text:p>
          </table:table-cell>
          <table:table-cell office:value-type="float" office:value="36374" table:style-name="ce2">
            <text:p>36374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14.28" table:style-name="ce1">
            <text:p>14,28</text:p>
          </table:table-cell>
          <table:table-cell office:value-type="float" office:value="88053" table:style-name="ce1">
            <text:p>88053</text:p>
          </table:table-cell>
          <table:table-cell office:value-type="float" office:value="50280" table:style-name="ce1">
            <text:p>50280</text:p>
          </table:table-cell>
          <table:table-cell office:value-type="float" office:value="23.91" table:style-name="ce1">
            <text:p>23,91</text:p>
          </table:table-cell>
          <table:table-cell office:value-type="float" office:value="18.829999999999998" table:style-name="ce1">
            <text:p>18,83</text:p>
          </table:table-cell>
          <table:table-cell office:value-type="float" office:value="115066" table:style-name="ce1">
            <text:p>115066</text:p>
          </table:table-cell>
          <table:table-cell office:value-type="float" office:value="43033" table:style-name="ce1">
            <text:p>43033</text:p>
          </table:table-cell>
          <table:table-cell office:value-type="float" office:value="45.3" table:style-name="ce1">
            <text:p>45,3</text:p>
          </table:table-cell>
          <table:table-cell office:value-type="float" office:value="38.909999999999997" table:style-name="ce1">
            <text:p>38,91</text:p>
          </table:table-cell>
          <table:table-cell office:value-type="float" office:value="100084" table:style-name="ce1">
            <text:p>100084</text:p>
          </table:table-cell>
          <table:table-cell office:value-type="float" office:value="64280" table:style-name="ce1">
            <text:p>64280</text:p>
          </table:table-cell>
          <table:table-cell office:value-type="float" office:value="69.55" table:style-name="ce3">
            <text:p>69,55</text:p>
          </table:table-cell>
          <table:table-cell office:value-type="float" office:value="63.48" table:style-name="ce3">
            <text:p>63,48</text:p>
          </table:table-cell>
          <table:table-cell office:value-type="float" office:value="181877" table:style-name="ce1">
            <text:p>181877</text:p>
          </table:table-cell>
          <table:table-cell office:value-type="float" office:value="93979" table:style-name="ce3">
            <text:p>93979</text:p>
          </table:table-cell>
          <table:table-cell office:value-type="float" office:value="34.31" table:style-name="ce1">
            <text:p>34,31</text:p>
          </table:table-cell>
          <table:table-cell office:value-type="float" office:value="32.53" table:style-name="ce1">
            <text:p>32,53</text:p>
          </table:table-cell>
          <table:table-cell office:value-type="float" office:value="160925" table:style-name="ce1">
            <text:p>160925</text:p>
          </table:table-cell>
          <table:table-cell office:value-type="float" office:value="91908" table:style-name="ce1">
            <text:p>91908</text:p>
          </table:table-cell>
          <table:table-cell office:value-type="float" office:value="13.93" table:formula="of:=MIN([.$B148];[.$F148];[.$J148];[.$N148];[.$R148];[.$V148];[.$Z148];[.$AD148];[.$AH148];[.$AL148];[.$AP148];[.$AT148];[.$AX148])" table:style-name="ce1">
            <text:p>13,93</text:p>
          </table:table-cell>
          <table:table-cell office:value-type="float" office:value="11.96" table:formula="of:=MIN([.$C148];[.$G148];[.$K148];[.$O148];[.$S148];[.$W148];[.$AA148];[.$AE148];[.$AI148];[.$AM148];[.$AQ148];[.$AU148];[.$AY148])" table:style-name="ce1">
            <text:p>11,96</text:p>
          </table:table-cell>
          <table:table-cell office:value-type="float" office:value="50820" table:formula="of:=MIN([.$D148];[.$H148];[.$L148];[.$P148];[.$T148];[.$X148];[.$AB148];[.$AF148];[.$AJ148];[.$AN148];[.$AR148];[.$AV148];[.$AZ148])" table:style-name="ce1">
            <text:p>50820</text:p>
          </table:table-cell>
          <table:table-cell office:value-type="float" office:value="36374" table:formula="of:=MIN([.$E148];[.$I148];[.$M148];[.$Q148];[.$U148];[.$Y148];[.$AC148];[.$AG148];[.$AK148];[.$AO148];[.$AS148];[.$AW148];[.$BA148])" table:style-name="ce1">
            <text:p>36374</text:p>
          </table:table-cell>
          <table:table-cell office:value-type="float" office:value="27.23" table:formula="of:=MEDIAN([.$B148];[.$F148];[.$J148];[.$N148];[.$R148];[.$V148];[.$Z148];[.$AD148];[.$AH148];[.$AL148];[.$AP148];[.$AT148];[.$AX148])" table:style-name="ce1">
            <text:p>27,23</text:p>
          </table:table-cell>
          <table:table-cell office:value-type="float" office:value="25.61" table:formula="of:=MEDIAN([.$C148];[.$G148];[.$K148];[.$O148];[.$S148];[.$W148];[.$AA148];[.$AE148];[.$AI148];[.$AM148];[.$AQ148];[.$AU148];[.$AY148])" table:style-name="ce1">
            <text:p>25,61</text:p>
          </table:table-cell>
          <table:table-cell office:value-type="float" office:value="104081" table:formula="of:=MEDIAN([.$D148];[.$H148];[.$L148];[.$P148];[.$T148];[.$X148];[.$AB148];[.$AF148];[.$AJ148];[.$AN148];[.$AR148];[.$AV148];[.$AZ148])" table:style-name="ce1">
            <text:p>104081</text:p>
          </table:table-cell>
          <table:table-cell office:value-type="float" office:value="64280" table:formula="of:=MEDIAN([.$E148];[.$I148];[.$M148];[.$Q148];[.$U148];[.$Y148];[.$AC148];[.$AG148];[.$AK148];[.$AO148];[.$AS148];[.$AW148];[.$BA148])" table:style-name="ce1">
            <text:p>64280</text:p>
          </table:table-cell>
          <table:table-cell office:value-type="float" office:value="69.55" table:formula="of:=MAX([.$B148];[.$F148];[.$J148];[.$N148];[.$R148];[.$V148];[.$Z148];[.$AD148];[.$AH148];[.$AL148];[.$AP148];[.$AT148];[.$AX148])" table:style-name="ce1">
            <text:p>69,55</text:p>
          </table:table-cell>
          <table:table-cell office:value-type="float" office:value="63.48" table:formula="of:=MAX([.$C148];[.$G148];[.$K148];[.$O148];[.$S148];[.$W148];[.$AA148];[.$AE148];[.$AI148];[.$AM148];[.$AQ148];[.$AU148];[.$AY148])" table:style-name="ce1">
            <text:p>63,48</text:p>
          </table:table-cell>
          <table:table-cell office:value-type="float" office:value="182865" table:formula="of:=MAX([.$D148];[.$H148];[.$L148];[.$P148];[.$T148];[.$X148];[.$AB148];[.$AF148];[.$AJ148];[.$AN148];[.$AR148];[.$AV148];[.$AZ148])" table:style-name="ce1">
            <text:p>182865</text:p>
          </table:table-cell>
          <table:table-cell office:value-type="float" office:value="93979" table:formula="of:=MAX([.$E148];[.$I148];[.$M148];[.$Q148];[.$U148];[.$Y148];[.$AC148];[.$AG148];[.$AK148];[.$AO148];[.$AS148];[.$AW148];[.$BA148])" table:style-name="ce1">
            <text:p>9397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20_w1.lp</text:p>
          </table:table-cell>
          <table:table-cell office:value-type="float" office:value="897.07" table:style-name="ce1">
            <text:p>897,07</text:p>
          </table:table-cell>
          <table:table-cell office:value-type="float" office:value="894.76" table:style-name="ce1">
            <text:p>894,76</text:p>
          </table:table-cell>
          <table:table-cell office:value-type="float" office:value="6162948" table:style-name="ce1">
            <text:p>6162948</text:p>
          </table:table-cell>
          <table:table-cell office:value-type="float" office:value="2223408" table:style-name="ce1">
            <text:p>2223408</text:p>
          </table:table-cell>
          <table:table-cell office:value-type="float" office:value="407.65" table:style-name="ce1">
            <text:p>407,65</text:p>
          </table:table-cell>
          <table:table-cell office:value-type="float" office:value="405.13" table:style-name="ce1">
            <text:p>405,13</text:p>
          </table:table-cell>
          <table:table-cell office:value-type="float" office:value="1223726" table:style-name="ce1">
            <text:p>1223726</text:p>
          </table:table-cell>
          <table:table-cell office:value-type="float" office:value="932481" table:style-name="ce1">
            <text:p>932481</text:p>
          </table:table-cell>
          <table:table-cell office:value-type="float" office:value="3500.13" table:style-name="ce3">
            <text:p>3500,13</text:p>
          </table:table-cell>
          <table:table-cell office:value-type="float" office:value="3497.62" table:style-name="ce3">
            <text:p>3497,62</text:p>
          </table:table-cell>
          <table:table-cell office:value-type="float" office:value="17082481" table:style-name="ce3">
            <text:p>17082481</text:p>
          </table:table-cell>
          <table:table-cell office:value-type="float" office:value="6549541" table:style-name="ce3">
            <text:p>6549541</text:p>
          </table:table-cell>
          <table:table-cell office:value-type="float" office:value="410.22" table:style-name="ce1">
            <text:p>410,22</text:p>
          </table:table-cell>
          <table:table-cell office:value-type="float" office:value="407.73" table:style-name="ce1">
            <text:p>407,73</text:p>
          </table:table-cell>
          <table:table-cell office:value-type="float" office:value="1222177" table:style-name="ce1">
            <text:p>1222177</text:p>
          </table:table-cell>
          <table:table-cell office:value-type="float" office:value="932651" table:style-name="ce1">
            <text:p>932651</text:p>
          </table:table-cell>
          <table:table-cell office:value-type="float" office:value="394.75" table:style-name="ce1">
            <text:p>394,75</text:p>
          </table:table-cell>
          <table:table-cell office:value-type="float" office:value="392.58" table:style-name="ce1">
            <text:p>392,58</text:p>
          </table:table-cell>
          <table:table-cell office:value-type="float" office:value="1313313" table:style-name="ce1">
            <text:p>1313313</text:p>
          </table:table-cell>
          <table:table-cell office:value-type="float" office:value="1018437" table:style-name="ce1">
            <text:p>1018437</text:p>
          </table:table-cell>
          <table:table-cell office:value-type="float" office:value="857.7" table:style-name="ce1">
            <text:p>857,7</text:p>
          </table:table-cell>
          <table:table-cell office:value-type="float" office:value="855.19" table:style-name="ce1">
            <text:p>855,19</text:p>
          </table:table-cell>
          <table:table-cell office:value-type="float" office:value="2436210" table:style-name="ce1">
            <text:p>2436210</text:p>
          </table:table-cell>
          <table:table-cell office:value-type="float" office:value="1707099" table:style-name="ce1">
            <text:p>1707099</text:p>
          </table:table-cell>
          <table:table-cell office:value-type="float" office:value="1774.43" table:style-name="ce1">
            <text:p>1774,43</text:p>
          </table:table-cell>
          <table:table-cell office:value-type="float" office:value="1772" table:style-name="ce1">
            <text:p>1772</text:p>
          </table:table-cell>
          <table:table-cell office:value-type="float" office:value="8725174" table:style-name="ce1">
            <text:p>8725174</text:p>
          </table:table-cell>
          <table:table-cell office:value-type="float" office:value="3579403" table:style-name="ce1">
            <text:p>3579403</text:p>
          </table:table-cell>
          <table:table-cell office:value-type="float" office:value="79.52" table:style-name="ce2">
            <text:p>79,52</text:p>
          </table:table-cell>
          <table:table-cell office:value-type="float" office:value="76.930000000000007" table:style-name="ce2">
            <text:p>76,93</text:p>
          </table:table-cell>
          <table:table-cell office:value-type="float" office:value="296617" table:style-name="ce2">
            <text:p>296617</text:p>
          </table:table-cell>
          <table:table-cell office:value-type="float" office:value="212723" table:style-name="ce2">
            <text:p>212723</text:p>
          </table:table-cell>
          <table:table-cell office:value-type="float" office:value="743.75" table:style-name="ce1">
            <text:p>743,75</text:p>
          </table:table-cell>
          <table:table-cell office:value-type="float" office:value="741.27" table:style-name="ce1">
            <text:p>741,27</text:p>
          </table:table-cell>
          <table:table-cell office:value-type="float" office:value="5242092" table:style-name="ce1">
            <text:p>5242092</text:p>
          </table:table-cell>
          <table:table-cell office:value-type="float" office:value="2029012" table:style-name="ce1">
            <text:p>2029012</text:p>
          </table:table-cell>
          <table:table-cell office:value-type="float" office:value="853.82" table:style-name="ce1">
            <text:p>853,82</text:p>
          </table:table-cell>
          <table:table-cell office:value-type="float" office:value="846.9" table:style-name="ce1">
            <text:p>846,9</text:p>
          </table:table-cell>
          <table:table-cell office:value-type="float" office:value="2018880" table:style-name="ce1">
            <text:p>2018880</text:p>
          </table:table-cell>
          <table:table-cell office:value-type="float" office:value="1414258" table:style-name="ce1">
            <text:p>1414258</text:p>
          </table:table-cell>
          <table:table-cell office:value-type="float" office:value="665.25" table:style-name="ce1">
            <text:p>665,25</text:p>
          </table:table-cell>
          <table:table-cell office:value-type="float" office:value="657.1" table:style-name="ce1">
            <text:p>657,1</text:p>
          </table:table-cell>
          <table:table-cell office:value-type="float" office:value="1314726" table:style-name="ce1">
            <text:p>1314726</text:p>
          </table:table-cell>
          <table:table-cell office:value-type="float" office:value="1000173" table:style-name="ce1">
            <text:p>1000173</text:p>
          </table:table-cell>
          <table:table-cell office:value-type="float" office:value="1229.52" table:style-name="ce1">
            <text:p>1229,52</text:p>
          </table:table-cell>
          <table:table-cell office:value-type="float" office:value="1222.55" table:style-name="ce1">
            <text:p>1222,55</text:p>
          </table:table-cell>
          <table:table-cell office:value-type="float" office:value="2488048" table:style-name="ce1">
            <text:p>2488048</text:p>
          </table:table-cell>
          <table:table-cell office:value-type="float" office:value="1808612" table:style-name="ce1">
            <text:p>1808612</text:p>
          </table:table-cell>
          <table:table-cell office:value-type="float" office:value="1612.95" table:style-name="ce1">
            <text:p>1612,95</text:p>
          </table:table-cell>
          <table:table-cell office:value-type="float" office:value="1610.57" table:style-name="ce1">
            <text:p>1610,57</text:p>
          </table:table-cell>
          <table:table-cell office:value-type="float" office:value="5567270" table:style-name="ce1">
            <text:p>5567270</text:p>
          </table:table-cell>
          <table:table-cell office:value-type="float" office:value="3298933" table:style-name="ce1">
            <text:p>3298933</text:p>
          </table:table-cell>
          <table:table-cell office:value-type="float" office:value="79.52" table:formula="of:=MIN([.$B149];[.$F149];[.$J149];[.$N149];[.$R149];[.$V149];[.$Z149];[.$AD149];[.$AH149];[.$AL149];[.$AP149];[.$AT149];[.$AX149])" table:style-name="ce1">
            <text:p>79,52</text:p>
          </table:table-cell>
          <table:table-cell office:value-type="float" office:value="76.930000000000007" table:formula="of:=MIN([.$C149];[.$G149];[.$K149];[.$O149];[.$S149];[.$W149];[.$AA149];[.$AE149];[.$AI149];[.$AM149];[.$AQ149];[.$AU149];[.$AY149])" table:style-name="ce1">
            <text:p>76,93</text:p>
          </table:table-cell>
          <table:table-cell office:value-type="float" office:value="296617" table:formula="of:=MIN([.$D149];[.$H149];[.$L149];[.$P149];[.$T149];[.$X149];[.$AB149];[.$AF149];[.$AJ149];[.$AN149];[.$AR149];[.$AV149];[.$AZ149])" table:style-name="ce1">
            <text:p>296617</text:p>
          </table:table-cell>
          <table:table-cell office:value-type="float" office:value="212723" table:formula="of:=MIN([.$E149];[.$I149];[.$M149];[.$Q149];[.$U149];[.$Y149];[.$AC149];[.$AG149];[.$AK149];[.$AO149];[.$AS149];[.$AW149];[.$BA149])" table:style-name="ce1">
            <text:p>212723</text:p>
          </table:table-cell>
          <table:table-cell office:value-type="float" office:value="853.82" table:formula="of:=MEDIAN([.$B149];[.$F149];[.$J149];[.$N149];[.$R149];[.$V149];[.$Z149];[.$AD149];[.$AH149];[.$AL149];[.$AP149];[.$AT149];[.$AX149])" table:style-name="ce1">
            <text:p>853,82</text:p>
          </table:table-cell>
          <table:table-cell office:value-type="float" office:value="846.9" table:formula="of:=MEDIAN([.$C149];[.$G149];[.$K149];[.$O149];[.$S149];[.$W149];[.$AA149];[.$AE149];[.$AI149];[.$AM149];[.$AQ149];[.$AU149];[.$AY149])" table:style-name="ce1">
            <text:p>846,9</text:p>
          </table:table-cell>
          <table:table-cell office:value-type="float" office:value="2436210" table:formula="of:=MEDIAN([.$D149];[.$H149];[.$L149];[.$P149];[.$T149];[.$X149];[.$AB149];[.$AF149];[.$AJ149];[.$AN149];[.$AR149];[.$AV149];[.$AZ149])" table:style-name="ce1">
            <text:p>2436210</text:p>
          </table:table-cell>
          <table:table-cell office:value-type="float" office:value="1707099" table:formula="of:=MEDIAN([.$E149];[.$I149];[.$M149];[.$Q149];[.$U149];[.$Y149];[.$AC149];[.$AG149];[.$AK149];[.$AO149];[.$AS149];[.$AW149];[.$BA149])" table:style-name="ce1">
            <text:p>1707099</text:p>
          </table:table-cell>
          <table:table-cell office:value-type="float" office:value="3500.13" table:formula="of:=MAX([.$B149];[.$F149];[.$J149];[.$N149];[.$R149];[.$V149];[.$Z149];[.$AD149];[.$AH149];[.$AL149];[.$AP149];[.$AT149];[.$AX149])" table:style-name="ce1">
            <text:p>3500,13</text:p>
          </table:table-cell>
          <table:table-cell office:value-type="float" office:value="3497.62" table:formula="of:=MAX([.$C149];[.$G149];[.$K149];[.$O149];[.$S149];[.$W149];[.$AA149];[.$AE149];[.$AI149];[.$AM149];[.$AQ149];[.$AU149];[.$AY149])" table:style-name="ce1">
            <text:p>3497,62</text:p>
          </table:table-cell>
          <table:table-cell office:value-type="float" office:value="17082481" table:formula="of:=MAX([.$D149];[.$H149];[.$L149];[.$P149];[.$T149];[.$X149];[.$AB149];[.$AF149];[.$AJ149];[.$AN149];[.$AR149];[.$AV149];[.$AZ149])" table:style-name="ce1">
            <text:p>17082481</text:p>
          </table:table-cell>
          <table:table-cell office:value-type="float" office:value="6549541" table:formula="of:=MAX([.$E149];[.$I149];[.$M149];[.$Q149];[.$U149];[.$Y149];[.$AC149];[.$AG149];[.$AK149];[.$AO149];[.$AS149];[.$AW149];[.$BA149])" table:style-name="ce1">
            <text:p>654954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20_w2.lp</text:p>
          </table:table-cell>
          <table:table-cell office:value-type="float" office:value="124.97" table:style-name="ce1">
            <text:p>124,97</text:p>
          </table:table-cell>
          <table:table-cell office:value-type="float" office:value="123.41" table:style-name="ce1">
            <text:p>123,41</text:p>
          </table:table-cell>
          <table:table-cell office:value-type="float" office:value="570742" table:style-name="ce1">
            <text:p>570742</text:p>
          </table:table-cell>
          <table:table-cell office:value-type="float" office:value="367437" table:style-name="ce1">
            <text:p>367437</text:p>
          </table:table-cell>
          <table:table-cell office:value-type="float" office:value="102.74" table:style-name="ce1">
            <text:p>102,74</text:p>
          </table:table-cell>
          <table:table-cell office:value-type="float" office:value="101.33" table:style-name="ce1">
            <text:p>101,33</text:p>
          </table:table-cell>
          <table:table-cell office:value-type="float" office:value="511807" table:style-name="ce1">
            <text:p>511807</text:p>
          </table:table-cell>
          <table:table-cell office:value-type="float" office:value="418664" table:style-name="ce1">
            <text:p>418664</text:p>
          </table:table-cell>
          <table:table-cell office:value-type="float" office:value="139.44999999999999" table:style-name="ce1">
            <text:p>139,45</text:p>
          </table:table-cell>
          <table:table-cell office:value-type="float" office:value="137.9" table:style-name="ce1">
            <text:p>137,9</text:p>
          </table:table-cell>
          <table:table-cell office:value-type="float" office:value="574631" table:style-name="ce1">
            <text:p>574631</text:p>
          </table:table-cell>
          <table:table-cell office:value-type="float" office:value="470476" table:style-name="ce1">
            <text:p>470476</text:p>
          </table:table-cell>
          <table:table-cell office:value-type="float" office:value="61.32" table:style-name="ce1">
            <text:p>61,32</text:p>
          </table:table-cell>
          <table:table-cell office:value-type="float" office:value="59.73" table:style-name="ce1">
            <text:p>59,73</text:p>
          </table:table-cell>
          <table:table-cell office:value-type="float" office:value="266926" table:style-name="ce1">
            <text:p>266926</text:p>
          </table:table-cell>
          <table:table-cell office:value-type="float" office:value="201728" table:style-name="ce1">
            <text:p>201728</text:p>
          </table:table-cell>
          <table:table-cell office:value-type="float" office:value="35" table:style-name="ce1">
            <text:p>35</text:p>
          </table:table-cell>
          <table:table-cell office:value-type="float" office:value="33.43" table:style-name="ce1">
            <text:p>33,43</text:p>
          </table:table-cell>
          <table:table-cell office:value-type="float" office:value="144805" table:style-name="ce1">
            <text:p>144805</text:p>
          </table:table-cell>
          <table:table-cell office:value-type="float" office:value="111216" table:style-name="ce1">
            <text:p>111216</text:p>
          </table:table-cell>
          <table:table-cell office:value-type="float" office:value="16.12" table:style-name="ce2">
            <text:p>16,12</text:p>
          </table:table-cell>
          <table:table-cell office:value-type="float" office:value="14.48" table:style-name="ce2">
            <text:p>14,48</text:p>
          </table:table-cell>
          <table:table-cell office:value-type="float" office:value="73144" table:style-name="ce2">
            <text:p>73144</text:p>
          </table:table-cell>
          <table:table-cell office:value-type="float" office:value="56126" table:style-name="ce2">
            <text:p>56126</text:p>
          </table:table-cell>
          <table:table-cell office:value-type="float" office:value="253.12" table:style-name="ce3">
            <text:p>253,12</text:p>
          </table:table-cell>
          <table:table-cell office:value-type="float" office:value="251.76" table:style-name="ce3">
            <text:p>251,76</text:p>
          </table:table-cell>
          <table:table-cell office:value-type="float" office:value="1143707" table:style-name="ce3">
            <text:p>1143707</text:p>
          </table:table-cell>
          <table:table-cell office:value-type="float" office:value="840397" table:style-name="ce3">
            <text:p>840397</text:p>
          </table:table-cell>
          <table:table-cell office:value-type="float" office:value="193.44" table:style-name="ce1">
            <text:p>193,44</text:p>
          </table:table-cell>
          <table:table-cell office:value-type="float" office:value="192" table:style-name="ce1">
            <text:p>192</text:p>
          </table:table-cell>
          <table:table-cell office:value-type="float" office:value="743187" table:style-name="ce1">
            <text:p>743187</text:p>
          </table:table-cell>
          <table:table-cell office:value-type="float" office:value="613949" table:style-name="ce1">
            <text:p>613949</text:p>
          </table:table-cell>
          <table:table-cell office:value-type="float" office:value="104.74" table:style-name="ce1">
            <text:p>104,74</text:p>
          </table:table-cell>
          <table:table-cell office:value-type="float" office:value="103" table:style-name="ce1">
            <text:p>103</text:p>
          </table:table-cell>
          <table:table-cell office:value-type="float" office:value="538132" table:style-name="ce1">
            <text:p>538132</text:p>
          </table:table-cell>
          <table:table-cell office:value-type="float" office:value="358557" table:style-name="ce1">
            <text:p>358557</text:p>
          </table:table-cell>
          <table:table-cell office:value-type="float" office:value="90.92" table:style-name="ce1">
            <text:p>90,92</text:p>
          </table:table-cell>
          <table:table-cell office:value-type="float" office:value="85.51" table:style-name="ce1">
            <text:p>85,51</text:p>
          </table:table-cell>
          <table:table-cell office:value-type="float" office:value="361320" table:style-name="ce1">
            <text:p>361320</text:p>
          </table:table-cell>
          <table:table-cell office:value-type="float" office:value="227424" table:style-name="ce1">
            <text:p>227424</text:p>
          </table:table-cell>
          <table:table-cell office:value-type="float" office:value="92.11" table:style-name="ce1">
            <text:p>92,11</text:p>
          </table:table-cell>
          <table:table-cell office:value-type="float" office:value="86.71" table:style-name="ce1">
            <text:p>86,71</text:p>
          </table:table-cell>
          <table:table-cell office:value-type="float" office:value="278117" table:style-name="ce1">
            <text:p>278117</text:p>
          </table:table-cell>
          <table:table-cell office:value-type="float" office:value="209346" table:style-name="ce1">
            <text:p>209346</text:p>
          </table:table-cell>
          <table:table-cell office:value-type="float" office:value="57.02" table:style-name="ce1">
            <text:p>57,02</text:p>
          </table:table-cell>
          <table:table-cell office:value-type="float" office:value="50.91" table:style-name="ce1">
            <text:p>50,91</text:p>
          </table:table-cell>
          <table:table-cell office:value-type="float" office:value="203950" table:style-name="ce1">
            <text:p>203950</text:p>
          </table:table-cell>
          <table:table-cell office:value-type="float" office:value="113758" table:style-name="ce1">
            <text:p>113758</text:p>
          </table:table-cell>
          <table:table-cell office:value-type="float" office:value="23.74" table:style-name="ce1">
            <text:p>23,74</text:p>
          </table:table-cell>
          <table:table-cell office:value-type="float" office:value="22.15" table:style-name="ce1">
            <text:p>22,15</text:p>
          </table:table-cell>
          <table:table-cell office:value-type="float" office:value="127892" table:style-name="ce1">
            <text:p>127892</text:p>
          </table:table-cell>
          <table:table-cell office:value-type="float" office:value="80910" table:style-name="ce1">
            <text:p>80910</text:p>
          </table:table-cell>
          <table:table-cell office:value-type="float" office:value="16.12" table:formula="of:=MIN([.$B150];[.$F150];[.$J150];[.$N150];[.$R150];[.$V150];[.$Z150];[.$AD150];[.$AH150];[.$AL150];[.$AP150];[.$AT150];[.$AX150])" table:style-name="ce1">
            <text:p>16,12</text:p>
          </table:table-cell>
          <table:table-cell office:value-type="float" office:value="14.48" table:formula="of:=MIN([.$C150];[.$G150];[.$K150];[.$O150];[.$S150];[.$W150];[.$AA150];[.$AE150];[.$AI150];[.$AM150];[.$AQ150];[.$AU150];[.$AY150])" table:style-name="ce1">
            <text:p>14,48</text:p>
          </table:table-cell>
          <table:table-cell office:value-type="float" office:value="73144" table:formula="of:=MIN([.$D150];[.$H150];[.$L150];[.$P150];[.$T150];[.$X150];[.$AB150];[.$AF150];[.$AJ150];[.$AN150];[.$AR150];[.$AV150];[.$AZ150])" table:style-name="ce1">
            <text:p>73144</text:p>
          </table:table-cell>
          <table:table-cell office:value-type="float" office:value="56126" table:formula="of:=MIN([.$E150];[.$I150];[.$M150];[.$Q150];[.$U150];[.$Y150];[.$AC150];[.$AG150];[.$AK150];[.$AO150];[.$AS150];[.$AW150];[.$BA150])" table:style-name="ce1">
            <text:p>56126</text:p>
          </table:table-cell>
          <table:table-cell office:value-type="float" office:value="92.11" table:formula="of:=MEDIAN([.$B150];[.$F150];[.$J150];[.$N150];[.$R150];[.$V150];[.$Z150];[.$AD150];[.$AH150];[.$AL150];[.$AP150];[.$AT150];[.$AX150])" table:style-name="ce1">
            <text:p>92,11</text:p>
          </table:table-cell>
          <table:table-cell office:value-type="float" office:value="86.71" table:formula="of:=MEDIAN([.$C150];[.$G150];[.$K150];[.$O150];[.$S150];[.$W150];[.$AA150];[.$AE150];[.$AI150];[.$AM150];[.$AQ150];[.$AU150];[.$AY150])" table:style-name="ce1">
            <text:p>86,71</text:p>
          </table:table-cell>
          <table:table-cell office:value-type="float" office:value="361320" table:formula="of:=MEDIAN([.$D150];[.$H150];[.$L150];[.$P150];[.$T150];[.$X150];[.$AB150];[.$AF150];[.$AJ150];[.$AN150];[.$AR150];[.$AV150];[.$AZ150])" table:style-name="ce1">
            <text:p>361320</text:p>
          </table:table-cell>
          <table:table-cell office:value-type="float" office:value="227424" table:formula="of:=MEDIAN([.$E150];[.$I150];[.$M150];[.$Q150];[.$U150];[.$Y150];[.$AC150];[.$AG150];[.$AK150];[.$AO150];[.$AS150];[.$AW150];[.$BA150])" table:style-name="ce1">
            <text:p>227424</text:p>
          </table:table-cell>
          <table:table-cell office:value-type="float" office:value="253.12" table:formula="of:=MAX([.$B150];[.$F150];[.$J150];[.$N150];[.$R150];[.$V150];[.$Z150];[.$AD150];[.$AH150];[.$AL150];[.$AP150];[.$AT150];[.$AX150])" table:style-name="ce1">
            <text:p>253,12</text:p>
          </table:table-cell>
          <table:table-cell office:value-type="float" office:value="251.76" table:formula="of:=MAX([.$C150];[.$G150];[.$K150];[.$O150];[.$S150];[.$W150];[.$AA150];[.$AE150];[.$AI150];[.$AM150];[.$AQ150];[.$AU150];[.$AY150])" table:style-name="ce1">
            <text:p>251,76</text:p>
          </table:table-cell>
          <table:table-cell office:value-type="float" office:value="1143707" table:formula="of:=MAX([.$D150];[.$H150];[.$L150];[.$P150];[.$T150];[.$X150];[.$AB150];[.$AF150];[.$AJ150];[.$AN150];[.$AR150];[.$AV150];[.$AZ150])" table:style-name="ce1">
            <text:p>1143707</text:p>
          </table:table-cell>
          <table:table-cell office:value-type="float" office:value="840397" table:formula="of:=MAX([.$E150];[.$I150];[.$M150];[.$Q150];[.$U150];[.$Y150];[.$AC150];[.$AG150];[.$AK150];[.$AO150];[.$AS150];[.$AW150];[.$BA150])" table:style-name="ce1">
            <text:p>84039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20_w5.lp</text:p>
          </table:table-cell>
          <table:table-cell office:value-type="float" office:value="4.63" table:style-name="ce1">
            <text:p>4,63</text:p>
          </table:table-cell>
          <table:table-cell office:value-type="float" office:value="2.67" table:style-name="ce1">
            <text:p>2,67</text:p>
          </table:table-cell>
          <table:table-cell office:value-type="float" office:value="16783" table:style-name="ce1">
            <text:p>16783</text:p>
          </table:table-cell>
          <table:table-cell office:value-type="float" office:value="5533" table:style-name="ce1">
            <text:p>5533</text:p>
          </table:table-cell>
          <table:table-cell office:value-type="float" office:value="2.36" table:style-name="ce1">
            <text:p>2,36</text:p>
          </table:table-cell>
          <table:table-cell office:value-type="float" office:value="7.0000000000000007E-2" table:style-name="ce2">
            <text:p>0,07</text:p>
          </table:table-cell>
          <table:table-cell office:value-type="float" office:value="484" table:style-name="ce2">
            <text:p>484</text:p>
          </table:table-cell>
          <table:table-cell office:value-type="float" office:value="135" table:style-name="ce2">
            <text:p>135</text:p>
          </table:table-cell>
          <table:table-cell office:value-type="float" office:value="4.49" table:style-name="ce1">
            <text:p>4,49</text:p>
          </table:table-cell>
          <table:table-cell office:value-type="float" office:value="2.29" table:style-name="ce1">
            <text:p>2,29</text:p>
          </table:table-cell>
          <table:table-cell office:value-type="float" office:value="14719" table:style-name="ce1">
            <text:p>14719</text:p>
          </table:table-cell>
          <table:table-cell office:value-type="float" office:value="4062" table:style-name="ce1">
            <text:p>4062</text:p>
          </table:table-cell>
          <table:table-cell office:value-type="float" office:value="4.28" table:style-name="ce1">
            <text:p>4,2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7801" table:style-name="ce1">
            <text:p>17801</text:p>
          </table:table-cell>
          <table:table-cell office:value-type="float" office:value="5566" table:style-name="ce1">
            <text:p>5566</text:p>
          </table:table-cell>
          <table:table-cell office:value-type="float" office:value="3" table:style-name="ce1">
            <text:p>3</text:p>
          </table:table-cell>
          <table:table-cell office:value-type="float" office:value="0.85" table:style-name="ce1">
            <text:p>0,85</text:p>
          </table:table-cell>
          <table:table-cell office:value-type="float" office:value="2892" table:style-name="ce1">
            <text:p>2892</text:p>
          </table:table-cell>
          <table:table-cell office:value-type="float" office:value="1802" table:style-name="ce1">
            <text:p>1802</text:p>
          </table:table-cell>
          <table:table-cell office:value-type="float" office:value="6.24" table:style-name="ce1">
            <text:p>6,24</text:p>
          </table:table-cell>
          <table:table-cell office:value-type="float" office:value="3.95" table:style-name="ce1">
            <text:p>3,95</text:p>
          </table:table-cell>
          <table:table-cell office:value-type="float" office:value="25887" table:style-name="ce1">
            <text:p>25887</text:p>
          </table:table-cell>
          <table:table-cell office:value-type="float" office:value="7439" table:style-name="ce1">
            <text:p>7439</text:p>
          </table:table-cell>
          <table:table-cell office:value-type="float" office:value="2.19" table:style-name="ce2">
            <text:p>2,19</text:p>
          </table:table-cell>
          <table:table-cell office:value-type="float" office:value="0.33" table:style-name="ce1">
            <text:p>0,33</text:p>
          </table:table-cell>
          <table:table-cell office:value-type="float" office:value="5826" table:style-name="ce1">
            <text:p>5826</text:p>
          </table:table-cell>
          <table:table-cell office:value-type="float" office:value="898" table:style-name="ce1">
            <text:p>898</text:p>
          </table:table-cell>
          <table:table-cell office:value-type="float" office:value="2.35" table:style-name="ce1">
            <text:p>2,35</text:p>
          </table:table-cell>
          <table:table-cell office:value-type="float" office:value="0.12" table:style-name="ce1">
            <text:p>0,12</text:p>
          </table:table-cell>
          <table:table-cell office:value-type="float" office:value="728" table:style-name="ce1">
            <text:p>728</text:p>
          </table:table-cell>
          <table:table-cell office:value-type="float" office:value="204" table:style-name="ce1">
            <text:p>204</text:p>
          </table:table-cell>
          <table:table-cell office:value-type="float" office:value="3.63" table:style-name="ce1">
            <text:p>3,63</text:p>
          </table:table-cell>
          <table:table-cell office:value-type="float" office:value="1.55" table:style-name="ce1">
            <text:p>1,55</text:p>
          </table:table-cell>
          <table:table-cell office:value-type="float" office:value="10976" table:style-name="ce1">
            <text:p>10976</text:p>
          </table:table-cell>
          <table:table-cell office:value-type="float" office:value="3348" table:style-name="ce1">
            <text:p>3348</text:p>
          </table:table-cell>
          <table:table-cell office:value-type="float" office:value="9.58" table:style-name="ce1">
            <text:p>9,58</text:p>
          </table:table-cell>
          <table:table-cell office:value-type="float" office:value="1.29" table:style-name="ce1">
            <text:p>1,29</text:p>
          </table:table-cell>
          <table:table-cell office:value-type="float" office:value="9186" table:style-name="ce1">
            <text:p>9186</text:p>
          </table:table-cell>
          <table:table-cell office:value-type="float" office:value="1356" table:style-name="ce1">
            <text:p>1356</text:p>
          </table:table-cell>
          <table:table-cell office:value-type="float" office:value="11.32" table:style-name="ce3">
            <text:p>11,32</text:p>
          </table:table-cell>
          <table:table-cell office:value-type="float" office:value="2.76" table:style-name="ce1">
            <text:p>2,76</text:p>
          </table:table-cell>
          <table:table-cell office:value-type="float" office:value="5247" table:style-name="ce1">
            <text:p>5247</text:p>
          </table:table-cell>
          <table:table-cell office:value-type="float" office:value="3465" table:style-name="ce1">
            <text:p>3465</text:p>
          </table:table-cell>
          <table:table-cell office:value-type="float" office:value="9.16" table:style-name="ce1">
            <text:p>9,16</text:p>
          </table:table-cell>
          <table:table-cell office:value-type="float" office:value="0.44" table:style-name="ce1">
            <text:p>0,44</text:p>
          </table:table-cell>
          <table:table-cell office:value-type="float" office:value="7193" table:style-name="ce1">
            <text:p>7193</text:p>
          </table:table-cell>
          <table:table-cell office:value-type="float" office:value="391" table:style-name="ce1">
            <text:p>391</text:p>
          </table:table-cell>
          <table:table-cell office:value-type="float" office:value="7.11" table:style-name="ce1">
            <text:p>7,11</text:p>
          </table:table-cell>
          <table:table-cell office:value-type="float" office:value="5.26" table:style-name="ce3">
            <text:p>5,26</text:p>
          </table:table-cell>
          <table:table-cell office:value-type="float" office:value="31939" table:style-name="ce3">
            <text:p>31939</text:p>
          </table:table-cell>
          <table:table-cell office:value-type="float" office:value="11246" table:style-name="ce3">
            <text:p>11246</text:p>
          </table:table-cell>
          <table:table-cell office:value-type="float" office:value="2.19" table:formula="of:=MIN([.$B151];[.$F151];[.$J151];[.$N151];[.$R151];[.$V151];[.$Z151];[.$AD151];[.$AH151];[.$AL151];[.$AP151];[.$AT151];[.$AX151])" table:style-name="ce1">
            <text:p>2,19</text:p>
          </table:table-cell>
          <table:table-cell office:value-type="float" office:value="7.0000000000000007E-2" table:formula="of:=MIN([.$C151];[.$G151];[.$K151];[.$O151];[.$S151];[.$W151];[.$AA151];[.$AE151];[.$AI151];[.$AM151];[.$AQ151];[.$AU151];[.$AY151])" table:style-name="ce1">
            <text:p>0,07</text:p>
          </table:table-cell>
          <table:table-cell office:value-type="float" office:value="484" table:formula="of:=MIN([.$D151];[.$H151];[.$L151];[.$P151];[.$T151];[.$X151];[.$AB151];[.$AF151];[.$AJ151];[.$AN151];[.$AR151];[.$AV151];[.$AZ151])" table:style-name="ce1">
            <text:p>484</text:p>
          </table:table-cell>
          <table:table-cell office:value-type="float" office:value="135" table:formula="of:=MIN([.$E151];[.$I151];[.$M151];[.$Q151];[.$U151];[.$Y151];[.$AC151];[.$AG151];[.$AK151];[.$AO151];[.$AS151];[.$AW151];[.$BA151])" table:style-name="ce1">
            <text:p>135</text:p>
          </table:table-cell>
          <table:table-cell office:value-type="float" office:value="4.49" table:formula="of:=MEDIAN([.$B151];[.$F151];[.$J151];[.$N151];[.$R151];[.$V151];[.$Z151];[.$AD151];[.$AH151];[.$AL151];[.$AP151];[.$AT151];[.$AX151])" table:style-name="ce1">
            <text:p>4,49</text:p>
          </table:table-cell>
          <table:table-cell office:value-type="float" office:value="1.55" table:formula="of:=MEDIAN([.$C151];[.$G151];[.$K151];[.$O151];[.$S151];[.$W151];[.$AA151];[.$AE151];[.$AI151];[.$AM151];[.$AQ151];[.$AU151];[.$AY151])" table:style-name="ce1">
            <text:p>1,55</text:p>
          </table:table-cell>
          <table:table-cell office:value-type="float" office:value="9186" table:formula="of:=MEDIAN([.$D151];[.$H151];[.$L151];[.$P151];[.$T151];[.$X151];[.$AB151];[.$AF151];[.$AJ151];[.$AN151];[.$AR151];[.$AV151];[.$AZ151])" table:style-name="ce1">
            <text:p>9186</text:p>
          </table:table-cell>
          <table:table-cell office:value-type="float" office:value="3348" table:formula="of:=MEDIAN([.$E151];[.$I151];[.$M151];[.$Q151];[.$U151];[.$Y151];[.$AC151];[.$AG151];[.$AK151];[.$AO151];[.$AS151];[.$AW151];[.$BA151])" table:style-name="ce1">
            <text:p>3348</text:p>
          </table:table-cell>
          <table:table-cell office:value-type="float" office:value="11.32" table:formula="of:=MAX([.$B151];[.$F151];[.$J151];[.$N151];[.$R151];[.$V151];[.$Z151];[.$AD151];[.$AH151];[.$AL151];[.$AP151];[.$AT151];[.$AX151])" table:style-name="ce1">
            <text:p>11,32</text:p>
          </table:table-cell>
          <table:table-cell office:value-type="float" office:value="5.26" table:formula="of:=MAX([.$C151];[.$G151];[.$K151];[.$O151];[.$S151];[.$W151];[.$AA151];[.$AE151];[.$AI151];[.$AM151];[.$AQ151];[.$AU151];[.$AY151])" table:style-name="ce1">
            <text:p>5,26</text:p>
          </table:table-cell>
          <table:table-cell office:value-type="float" office:value="31939" table:formula="of:=MAX([.$D151];[.$H151];[.$L151];[.$P151];[.$T151];[.$X151];[.$AB151];[.$AF151];[.$AJ151];[.$AN151];[.$AR151];[.$AV151];[.$AZ151])" table:style-name="ce1">
            <text:p>31939</text:p>
          </table:table-cell>
          <table:table-cell office:value-type="float" office:value="11246" table:formula="of:=MAX([.$E151];[.$I151];[.$M151];[.$Q151];[.$U151];[.$Y151];[.$AC151];[.$AG151];[.$AK151];[.$AO151];[.$AS151];[.$AW151];[.$BA151])" table:style-name="ce1">
            <text:p>1124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25_w1.lp</text:p>
          </table:table-cell>
          <table:table-cell office:value-type="float" office:value="547.63" table:style-name="ce3">
            <text:p>547,63</text:p>
          </table:table-cell>
          <table:table-cell office:value-type="float" office:value="544.85" table:style-name="ce3">
            <text:p>544,85</text:p>
          </table:table-cell>
          <table:table-cell office:value-type="float" office:value="3770561" table:style-name="ce3">
            <text:p>3770561</text:p>
          </table:table-cell>
          <table:table-cell office:value-type="float" office:value="1236339" table:style-name="ce3">
            <text:p>1236339</text:p>
          </table:table-cell>
          <table:table-cell office:value-type="float" office:value="93.24" table:style-name="ce2">
            <text:p>93,24</text:p>
          </table:table-cell>
          <table:table-cell office:value-type="float" office:value="90.39" table:style-name="ce2">
            <text:p>90,39</text:p>
          </table:table-cell>
          <table:table-cell office:value-type="float" office:value="340906" table:style-name="ce2">
            <text:p>340906</text:p>
          </table:table-cell>
          <table:table-cell office:value-type="float" office:value="250810" table:style-name="ce2">
            <text:p>250810</text:p>
          </table:table-cell>
          <table:table-cell office:value-type="float" office:value="419.36" table:style-name="ce1">
            <text:p>419,36</text:p>
          </table:table-cell>
          <table:table-cell office:value-type="float" office:value="416.55" table:style-name="ce1">
            <text:p>416,55</text:p>
          </table:table-cell>
          <table:table-cell office:value-type="float" office:value="3273402" table:style-name="ce1">
            <text:p>3273402</text:p>
          </table:table-cell>
          <table:table-cell office:value-type="float" office:value="1081247" table:style-name="ce1">
            <text:p>1081247</text:p>
          </table:table-cell>
          <table:table-cell office:value-type="float" office:value="321.08" table:style-name="ce1">
            <text:p>321,08</text:p>
          </table:table-cell>
          <table:table-cell office:value-type="float" office:value="318.39" table:style-name="ce1">
            <text:p>318,39</text:p>
          </table:table-cell>
          <table:table-cell office:value-type="float" office:value="1209348" table:style-name="ce1">
            <text:p>1209348</text:p>
          </table:table-cell>
          <table:table-cell office:value-type="float" office:value="708457" table:style-name="ce1">
            <text:p>708457</text:p>
          </table:table-cell>
          <table:table-cell office:value-type="float" office:value="177.71" table:style-name="ce1">
            <text:p>177,71</text:p>
          </table:table-cell>
          <table:table-cell office:value-type="float" office:value="174.94" table:style-name="ce1">
            <text:p>174,94</text:p>
          </table:table-cell>
          <table:table-cell office:value-type="float" office:value="541633" table:style-name="ce1">
            <text:p>541633</text:p>
          </table:table-cell>
          <table:table-cell office:value-type="float" office:value="403976" table:style-name="ce1">
            <text:p>403976</text:p>
          </table:table-cell>
          <table:table-cell office:value-type="float" office:value="332.45" table:style-name="ce1">
            <text:p>332,45</text:p>
          </table:table-cell>
          <table:table-cell office:value-type="float" office:value="329.66" table:style-name="ce1">
            <text:p>329,66</text:p>
          </table:table-cell>
          <table:table-cell office:value-type="float" office:value="2544240" table:style-name="ce1">
            <text:p>2544240</text:p>
          </table:table-cell>
          <table:table-cell office:value-type="float" office:value="846418" table:style-name="ce1">
            <text:p>846418</text:p>
          </table:table-cell>
          <table:table-cell office:value-type="float" office:value="329.45" table:style-name="ce1">
            <text:p>329,45</text:p>
          </table:table-cell>
          <table:table-cell office:value-type="float" office:value="326.69" table:style-name="ce1">
            <text:p>326,69</text:p>
          </table:table-cell>
          <table:table-cell office:value-type="float" office:value="2146275" table:style-name="ce1">
            <text:p>2146275</text:p>
          </table:table-cell>
          <table:table-cell office:value-type="float" office:value="878157" table:style-name="ce1">
            <text:p>878157</text:p>
          </table:table-cell>
          <table:table-cell office:value-type="float" office:value="138.18" table:style-name="ce1">
            <text:p>138,18</text:p>
          </table:table-cell>
          <table:table-cell office:value-type="float" office:value="135.33000000000001" table:style-name="ce1">
            <text:p>135,33</text:p>
          </table:table-cell>
          <table:table-cell office:value-type="float" office:value="449590" table:style-name="ce1">
            <text:p>449590</text:p>
          </table:table-cell>
          <table:table-cell office:value-type="float" office:value="331068" table:style-name="ce1">
            <text:p>331068</text:p>
          </table:table-cell>
          <table:table-cell office:value-type="float" office:value="390.28" table:style-name="ce1">
            <text:p>390,28</text:p>
          </table:table-cell>
          <table:table-cell office:value-type="float" office:value="387.5" table:style-name="ce1">
            <text:p>387,5</text:p>
          </table:table-cell>
          <table:table-cell office:value-type="float" office:value="1777447" table:style-name="ce1">
            <text:p>1777447</text:p>
          </table:table-cell>
          <table:table-cell office:value-type="float" office:value="898364" table:style-name="ce1">
            <text:p>898364</text:p>
          </table:table-cell>
          <table:table-cell office:value-type="float" office:value="494.26" table:style-name="ce1">
            <text:p>494,26</text:p>
          </table:table-cell>
          <table:table-cell office:value-type="float" office:value="484.92" table:style-name="ce1">
            <text:p>484,92</text:p>
          </table:table-cell>
          <table:table-cell office:value-type="float" office:value="2934100" table:style-name="ce1">
            <text:p>2934100</text:p>
          </table:table-cell>
          <table:table-cell office:value-type="float" office:value="921697" table:style-name="ce1">
            <text:p>921697</text:p>
          </table:table-cell>
          <table:table-cell office:value-type="float" office:value="251.33" table:style-name="ce1">
            <text:p>251,33</text:p>
          </table:table-cell>
          <table:table-cell office:value-type="float" office:value="242.12" table:style-name="ce1">
            <text:p>242,12</text:p>
          </table:table-cell>
          <table:table-cell office:value-type="float" office:value="539313" table:style-name="ce1">
            <text:p>539313</text:p>
          </table:table-cell>
          <table:table-cell office:value-type="float" office:value="382705" table:style-name="ce1">
            <text:p>382705</text:p>
          </table:table-cell>
          <table:table-cell office:value-type="float" office:value="389.17" table:style-name="ce1">
            <text:p>389,17</text:p>
          </table:table-cell>
          <table:table-cell office:value-type="float" office:value="379.13" table:style-name="ce1">
            <text:p>379,13</text:p>
          </table:table-cell>
          <table:table-cell office:value-type="float" office:value="2094008" table:style-name="ce1">
            <text:p>2094008</text:p>
          </table:table-cell>
          <table:table-cell office:value-type="float" office:value="585727" table:style-name="ce1">
            <text:p>585727</text:p>
          </table:table-cell>
          <table:table-cell office:value-type="float" office:value="410.06" table:style-name="ce1">
            <text:p>410,06</text:p>
          </table:table-cell>
          <table:table-cell office:value-type="float" office:value="407.43" table:style-name="ce1">
            <text:p>407,43</text:p>
          </table:table-cell>
          <table:table-cell office:value-type="float" office:value="2908943" table:style-name="ce1">
            <text:p>2908943</text:p>
          </table:table-cell>
          <table:table-cell office:value-type="float" office:value="970218" table:style-name="ce1">
            <text:p>970218</text:p>
          </table:table-cell>
          <table:table-cell office:value-type="float" office:value="93.24" table:formula="of:=MIN([.$B152];[.$F152];[.$J152];[.$N152];[.$R152];[.$V152];[.$Z152];[.$AD152];[.$AH152];[.$AL152];[.$AP152];[.$AT152];[.$AX152])" table:style-name="ce1">
            <text:p>93,24</text:p>
          </table:table-cell>
          <table:table-cell office:value-type="float" office:value="90.39" table:formula="of:=MIN([.$C152];[.$G152];[.$K152];[.$O152];[.$S152];[.$W152];[.$AA152];[.$AE152];[.$AI152];[.$AM152];[.$AQ152];[.$AU152];[.$AY152])" table:style-name="ce1">
            <text:p>90,39</text:p>
          </table:table-cell>
          <table:table-cell office:value-type="float" office:value="340906" table:formula="of:=MIN([.$D152];[.$H152];[.$L152];[.$P152];[.$T152];[.$X152];[.$AB152];[.$AF152];[.$AJ152];[.$AN152];[.$AR152];[.$AV152];[.$AZ152])" table:style-name="ce1">
            <text:p>340906</text:p>
          </table:table-cell>
          <table:table-cell office:value-type="float" office:value="250810" table:formula="of:=MIN([.$E152];[.$I152];[.$M152];[.$Q152];[.$U152];[.$Y152];[.$AC152];[.$AG152];[.$AK152];[.$AO152];[.$AS152];[.$AW152];[.$BA152])" table:style-name="ce1">
            <text:p>250810</text:p>
          </table:table-cell>
          <table:table-cell office:value-type="float" office:value="332.45" table:formula="of:=MEDIAN([.$B152];[.$F152];[.$J152];[.$N152];[.$R152];[.$V152];[.$Z152];[.$AD152];[.$AH152];[.$AL152];[.$AP152];[.$AT152];[.$AX152])" table:style-name="ce1">
            <text:p>332,45</text:p>
          </table:table-cell>
          <table:table-cell office:value-type="float" office:value="329.66" table:formula="of:=MEDIAN([.$C152];[.$G152];[.$K152];[.$O152];[.$S152];[.$W152];[.$AA152];[.$AE152];[.$AI152];[.$AM152];[.$AQ152];[.$AU152];[.$AY152])" table:style-name="ce1">
            <text:p>329,66</text:p>
          </table:table-cell>
          <table:table-cell office:value-type="float" office:value="2094008" table:formula="of:=MEDIAN([.$D152];[.$H152];[.$L152];[.$P152];[.$T152];[.$X152];[.$AB152];[.$AF152];[.$AJ152];[.$AN152];[.$AR152];[.$AV152];[.$AZ152])" table:style-name="ce1">
            <text:p>2094008</text:p>
          </table:table-cell>
          <table:table-cell office:value-type="float" office:value="846418" table:formula="of:=MEDIAN([.$E152];[.$I152];[.$M152];[.$Q152];[.$U152];[.$Y152];[.$AC152];[.$AG152];[.$AK152];[.$AO152];[.$AS152];[.$AW152];[.$BA152])" table:style-name="ce1">
            <text:p>846418</text:p>
          </table:table-cell>
          <table:table-cell office:value-type="float" office:value="547.63" table:formula="of:=MAX([.$B152];[.$F152];[.$J152];[.$N152];[.$R152];[.$V152];[.$Z152];[.$AD152];[.$AH152];[.$AL152];[.$AP152];[.$AT152];[.$AX152])" table:style-name="ce1">
            <text:p>547,63</text:p>
          </table:table-cell>
          <table:table-cell office:value-type="float" office:value="544.85" table:formula="of:=MAX([.$C152];[.$G152];[.$K152];[.$O152];[.$S152];[.$W152];[.$AA152];[.$AE152];[.$AI152];[.$AM152];[.$AQ152];[.$AU152];[.$AY152])" table:style-name="ce1">
            <text:p>544,85</text:p>
          </table:table-cell>
          <table:table-cell office:value-type="float" office:value="3770561" table:formula="of:=MAX([.$D152];[.$H152];[.$L152];[.$P152];[.$T152];[.$X152];[.$AB152];[.$AF152];[.$AJ152];[.$AN152];[.$AR152];[.$AV152];[.$AZ152])" table:style-name="ce1">
            <text:p>3770561</text:p>
          </table:table-cell>
          <table:table-cell office:value-type="float" office:value="1236339" table:formula="of:=MAX([.$E152];[.$I152];[.$M152];[.$Q152];[.$U152];[.$Y152];[.$AC152];[.$AG152];[.$AK152];[.$AO152];[.$AS152];[.$AW152];[.$BA152])" table:style-name="ce1">
            <text:p>123633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25_w5.lp</text:p>
          </table:table-cell>
          <table:table-cell office:value-type="float" office:value="16.48" table:style-name="ce1">
            <text:p>16,48</text:p>
          </table:table-cell>
          <table:table-cell office:value-type="float" office:value="13.62" table:style-name="ce1">
            <text:p>13,62</text:p>
          </table:table-cell>
          <table:table-cell office:value-type="float" office:value="142570" table:style-name="ce3">
            <text:p>142570</text:p>
          </table:table-cell>
          <table:table-cell office:value-type="float" office:value="28676" table:style-name="ce1">
            <text:p>28676</text:p>
          </table:table-cell>
          <table:table-cell office:value-type="float" office:value="5.16" table:style-name="ce1">
            <text:p>5,16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7306" table:style-name="ce2">
            <text:p>7306</text:p>
          </table:table-cell>
          <table:table-cell office:value-type="float" office:value="4317" table:style-name="ce1">
            <text:p>4317</text:p>
          </table:table-cell>
          <table:table-cell office:value-type="float" office:value="10.96" table:style-name="ce1">
            <text:p>10,96</text:p>
          </table:table-cell>
          <table:table-cell office:value-type="float" office:value="8.11" table:style-name="ce1">
            <text:p>8,11</text:p>
          </table:table-cell>
          <table:table-cell office:value-type="float" office:value="48809" table:style-name="ce1">
            <text:p>48809</text:p>
          </table:table-cell>
          <table:table-cell office:value-type="float" office:value="14069" table:style-name="ce1">
            <text:p>14069</text:p>
          </table:table-cell>
          <table:table-cell office:value-type="float" office:value="5.59" table:style-name="ce1">
            <text:p>5,59</text:p>
          </table:table-cell>
          <table:table-cell office:value-type="float" office:value="2.83" table:style-name="ce1">
            <text:p>2,83</text:p>
          </table:table-cell>
          <table:table-cell office:value-type="float" office:value="51316" table:style-name="ce1">
            <text:p>51316</text:p>
          </table:table-cell>
          <table:table-cell office:value-type="float" office:value="6007" table:style-name="ce1">
            <text:p>6007</text:p>
          </table:table-cell>
          <table:table-cell office:value-type="float" office:value="18.23" table:style-name="ce1">
            <text:p>18,23</text:p>
          </table:table-cell>
          <table:table-cell office:value-type="float" office:value="15.63" table:style-name="ce1">
            <text:p>15,63</text:p>
          </table:table-cell>
          <table:table-cell office:value-type="float" office:value="36431" table:style-name="ce1">
            <text:p>36431</text:p>
          </table:table-cell>
          <table:table-cell office:value-type="float" office:value="27112" table:style-name="ce1">
            <text:p>27112</text:p>
          </table:table-cell>
          <table:table-cell office:value-type="float" office:value="21.01" table:style-name="ce1">
            <text:p>21,01</text:p>
          </table:table-cell>
          <table:table-cell office:value-type="float" office:value="18.190000000000001" table:style-name="ce3">
            <text:p>18,19</text:p>
          </table:table-cell>
          <table:table-cell office:value-type="float" office:value="68887" table:style-name="ce1">
            <text:p>68887</text:p>
          </table:table-cell>
          <table:table-cell office:value-type="float" office:value="30590" table:style-name="ce3">
            <text:p>30590</text:p>
          </table:table-cell>
          <table:table-cell office:value-type="float" office:value="3.68" table:style-name="ce2">
            <text:p>3,68</text:p>
          </table:table-cell>
          <table:table-cell office:value-type="float" office:value="1.01" table:style-name="ce2">
            <text:p>1,01</text:p>
          </table:table-cell>
          <table:table-cell office:value-type="float" office:value="13318" table:style-name="ce1">
            <text:p>13318</text:p>
          </table:table-cell>
          <table:table-cell office:value-type="float" office:value="2172" table:style-name="ce2">
            <text:p>2172</text:p>
          </table:table-cell>
          <table:table-cell office:value-type="float" office:value="6.27" table:style-name="ce1">
            <text:p>6,27</text:p>
          </table:table-cell>
          <table:table-cell office:value-type="float" office:value="3.67" table:style-name="ce1">
            <text:p>3,67</text:p>
          </table:table-cell>
          <table:table-cell office:value-type="float" office:value="11593" table:style-name="ce1">
            <text:p>11593</text:p>
          </table:table-cell>
          <table:table-cell office:value-type="float" office:value="7641" table:style-name="ce1">
            <text:p>7641</text:p>
          </table:table-cell>
          <table:table-cell office:value-type="float" office:value="8.56" table:style-name="ce1">
            <text:p>8,56</text:p>
          </table:table-cell>
          <table:table-cell office:value-type="float" office:value="5.86" table:style-name="ce1">
            <text:p>5,86</text:p>
          </table:table-cell>
          <table:table-cell office:value-type="float" office:value="35931" table:style-name="ce1">
            <text:p>35931</text:p>
          </table:table-cell>
          <table:table-cell office:value-type="float" office:value="10422" table:style-name="ce1">
            <text:p>10422</text:p>
          </table:table-cell>
          <table:table-cell office:value-type="float" office:value="14.63" table:style-name="ce1">
            <text:p>14,63</text:p>
          </table:table-cell>
          <table:table-cell office:value-type="float" office:value="4.72" table:style-name="ce1">
            <text:p>4,72</text:p>
          </table:table-cell>
          <table:table-cell office:value-type="float" office:value="26883" table:style-name="ce1">
            <text:p>26883</text:p>
          </table:table-cell>
          <table:table-cell office:value-type="float" office:value="5462" table:style-name="ce1">
            <text:p>5462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4.93" table:style-name="ce1">
            <text:p>4,93</text:p>
          </table:table-cell>
          <table:table-cell office:value-type="float" office:value="7986" table:style-name="ce1">
            <text:p>7986</text:p>
          </table:table-cell>
          <table:table-cell office:value-type="float" office:value="5069" table:style-name="ce1">
            <text:p>5069</text:p>
          </table:table-cell>
          <table:table-cell office:value-type="float" office:value="24.19" table:style-name="ce3">
            <text:p>24,19</text:p>
          </table:table-cell>
          <table:table-cell office:value-type="float" office:value="13.38" table:style-name="ce1">
            <text:p>13,38</text:p>
          </table:table-cell>
          <table:table-cell office:value-type="float" office:value="76765" table:style-name="ce1">
            <text:p>76765</text:p>
          </table:table-cell>
          <table:table-cell office:value-type="float" office:value="15169" table:style-name="ce1">
            <text:p>15169</text:p>
          </table:table-cell>
          <table:table-cell office:value-type="float" office:value="5.66" table:style-name="ce1">
            <text:p>5,66</text:p>
          </table:table-cell>
          <table:table-cell office:value-type="float" office:value="2.86" table:style-name="ce1">
            <text:p>2,86</text:p>
          </table:table-cell>
          <table:table-cell office:value-type="float" office:value="31750" table:style-name="ce1">
            <text:p>31750</text:p>
          </table:table-cell>
          <table:table-cell office:value-type="float" office:value="5860" table:style-name="ce1">
            <text:p>5860</text:p>
          </table:table-cell>
          <table:table-cell office:value-type="float" office:value="3.68" table:formula="of:=MIN([.$B153];[.$F153];[.$J153];[.$N153];[.$R153];[.$V153];[.$Z153];[.$AD153];[.$AH153];[.$AL153];[.$AP153];[.$AT153];[.$AX153])" table:style-name="ce1">
            <text:p>3,68</text:p>
          </table:table-cell>
          <table:table-cell office:value-type="float" office:value="1.01" table:formula="of:=MIN([.$C153];[.$G153];[.$K153];[.$O153];[.$S153];[.$W153];[.$AA153];[.$AE153];[.$AI153];[.$AM153];[.$AQ153];[.$AU153];[.$AY153])" table:style-name="ce1">
            <text:p>1,01</text:p>
          </table:table-cell>
          <table:table-cell office:value-type="float" office:value="7306" table:formula="of:=MIN([.$D153];[.$H153];[.$L153];[.$P153];[.$T153];[.$X153];[.$AB153];[.$AF153];[.$AJ153];[.$AN153];[.$AR153];[.$AV153];[.$AZ153])" table:style-name="ce1">
            <text:p>7306</text:p>
          </table:table-cell>
          <table:table-cell office:value-type="float" office:value="2172" table:formula="of:=MIN([.$E153];[.$I153];[.$M153];[.$Q153];[.$U153];[.$Y153];[.$AC153];[.$AG153];[.$AK153];[.$AO153];[.$AS153];[.$AW153];[.$BA153])" table:style-name="ce1">
            <text:p>2172</text:p>
          </table:table-cell>
          <table:table-cell office:value-type="float" office:value="10.96" table:formula="of:=MEDIAN([.$B153];[.$F153];[.$J153];[.$N153];[.$R153];[.$V153];[.$Z153];[.$AD153];[.$AH153];[.$AL153];[.$AP153];[.$AT153];[.$AX153])" table:style-name="ce1">
            <text:p>10,96</text:p>
          </table:table-cell>
          <table:table-cell office:value-type="float" office:value="4.93" table:formula="of:=MEDIAN([.$C153];[.$G153];[.$K153];[.$O153];[.$S153];[.$W153];[.$AA153];[.$AE153];[.$AI153];[.$AM153];[.$AQ153];[.$AU153];[.$AY153])" table:style-name="ce1">
            <text:p>4,93</text:p>
          </table:table-cell>
          <table:table-cell office:value-type="float" office:value="35931" table:formula="of:=MEDIAN([.$D153];[.$H153];[.$L153];[.$P153];[.$T153];[.$X153];[.$AB153];[.$AF153];[.$AJ153];[.$AN153];[.$AR153];[.$AV153];[.$AZ153])" table:style-name="ce1">
            <text:p>35931</text:p>
          </table:table-cell>
          <table:table-cell office:value-type="float" office:value="7641" table:formula="of:=MEDIAN([.$E153];[.$I153];[.$M153];[.$Q153];[.$U153];[.$Y153];[.$AC153];[.$AG153];[.$AK153];[.$AO153];[.$AS153];[.$AW153];[.$BA153])" table:style-name="ce1">
            <text:p>7641</text:p>
          </table:table-cell>
          <table:table-cell office:value-type="float" office:value="24.19" table:formula="of:=MAX([.$B153];[.$F153];[.$J153];[.$N153];[.$R153];[.$V153];[.$Z153];[.$AD153];[.$AH153];[.$AL153];[.$AP153];[.$AT153];[.$AX153])" table:style-name="ce1">
            <text:p>24,19</text:p>
          </table:table-cell>
          <table:table-cell office:value-type="float" office:value="18.190000000000001" table:formula="of:=MAX([.$C153];[.$G153];[.$K153];[.$O153];[.$S153];[.$W153];[.$AA153];[.$AE153];[.$AI153];[.$AM153];[.$AQ153];[.$AU153];[.$AY153])" table:style-name="ce1">
            <text:p>18,19</text:p>
          </table:table-cell>
          <table:table-cell office:value-type="float" office:value="142570" table:formula="of:=MAX([.$D153];[.$H153];[.$L153];[.$P153];[.$T153];[.$X153];[.$AB153];[.$AF153];[.$AJ153];[.$AN153];[.$AR153];[.$AV153];[.$AZ153])" table:style-name="ce1">
            <text:p>142570</text:p>
          </table:table-cell>
          <table:table-cell office:value-type="float" office:value="30590" table:formula="of:=MAX([.$E153];[.$I153];[.$M153];[.$Q153];[.$U153];[.$Y153];[.$AC153];[.$AG153];[.$AK153];[.$AO153];[.$AS153];[.$AW153];[.$BA153])" table:style-name="ce1">
            <text:p>3059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0_w1.lp</text:p>
          </table:table-cell>
          <table:table-cell office:value-type="float" office:value="44.94" table:style-name="ce1">
            <text:p>44,94</text:p>
          </table:table-cell>
          <table:table-cell office:value-type="float" office:value="42.24" table:style-name="ce1">
            <text:p>42,24</text:p>
          </table:table-cell>
          <table:table-cell office:value-type="float" office:value="271550" table:style-name="ce1">
            <text:p>271550</text:p>
          </table:table-cell>
          <table:table-cell office:value-type="float" office:value="121326" table:style-name="ce1">
            <text:p>121326</text:p>
          </table:table-cell>
          <table:table-cell office:value-type="float" office:value="121.81" table:style-name="ce1">
            <text:p>121,81</text:p>
          </table:table-cell>
          <table:table-cell office:value-type="float" office:value="118.68" table:style-name="ce1">
            <text:p>118,68</text:p>
          </table:table-cell>
          <table:table-cell office:value-type="float" office:value="394308" table:style-name="ce1">
            <text:p>394308</text:p>
          </table:table-cell>
          <table:table-cell office:value-type="float" office:value="260582" table:style-name="ce1">
            <text:p>260582</text:p>
          </table:table-cell>
          <table:table-cell office:value-type="float" office:value="66.069999999999993" table:style-name="ce1">
            <text:p>66,07</text:p>
          </table:table-cell>
          <table:table-cell office:value-type="float" office:value="63.11" table:style-name="ce1">
            <text:p>63,11</text:p>
          </table:table-cell>
          <table:table-cell office:value-type="float" office:value="309419" table:style-name="ce1">
            <text:p>309419</text:p>
          </table:table-cell>
          <table:table-cell office:value-type="float" office:value="150547" table:style-name="ce1">
            <text:p>150547</text:p>
          </table:table-cell>
          <table:table-cell office:value-type="float" office:value="30.53" table:style-name="ce1">
            <text:p>30,53</text:p>
          </table:table-cell>
          <table:table-cell office:value-type="float" office:value="27.42" table:style-name="ce1">
            <text:p>27,42</text:p>
          </table:table-cell>
          <table:table-cell office:value-type="float" office:value="274932" table:style-name="ce1">
            <text:p>274932</text:p>
          </table:table-cell>
          <table:table-cell office:value-type="float" office:value="71721" table:style-name="ce1">
            <text:p>71721</text:p>
          </table:table-cell>
          <table:table-cell office:value-type="float" office:value="236.46" table:style-name="ce3">
            <text:p>236,46</text:p>
          </table:table-cell>
          <table:table-cell office:value-type="float" office:value="233.14" table:style-name="ce3">
            <text:p>233,14</text:p>
          </table:table-cell>
          <table:table-cell office:value-type="float" office:value="671356" table:style-name="ce1">
            <text:p>671356</text:p>
          </table:table-cell>
          <table:table-cell office:value-type="float" office:value="460445" table:style-name="ce3">
            <text:p>460445</text:p>
          </table:table-cell>
          <table:table-cell office:value-type="float" office:value="143.82" table:style-name="ce1">
            <text:p>143,82</text:p>
          </table:table-cell>
          <table:table-cell office:value-type="float" office:value="140.63" table:style-name="ce1">
            <text:p>140,63</text:p>
          </table:table-cell>
          <table:table-cell office:value-type="float" office:value="1440408" table:style-name="ce3">
            <text:p>1440408</text:p>
          </table:table-cell>
          <table:table-cell office:value-type="float" office:value="335725" table:style-name="ce1">
            <text:p>335725</text:p>
          </table:table-cell>
          <table:table-cell office:value-type="float" office:value="155.47999999999999" table:style-name="ce1">
            <text:p>155,48</text:p>
          </table:table-cell>
          <table:table-cell office:value-type="float" office:value="152.66999999999999" table:style-name="ce1">
            <text:p>152,67</text:p>
          </table:table-cell>
          <table:table-cell office:value-type="float" office:value="689516" table:style-name="ce1">
            <text:p>689516</text:p>
          </table:table-cell>
          <table:table-cell office:value-type="float" office:value="367474" table:style-name="ce1">
            <text:p>367474</text:p>
          </table:table-cell>
          <table:table-cell office:value-type="float" office:value="93.66" table:style-name="ce1">
            <text:p>93,66</text:p>
          </table:table-cell>
          <table:table-cell office:value-type="float" office:value="90.43" table:style-name="ce1">
            <text:p>90,43</text:p>
          </table:table-cell>
          <table:table-cell office:value-type="float" office:value="318725" table:style-name="ce1">
            <text:p>318725</text:p>
          </table:table-cell>
          <table:table-cell office:value-type="float" office:value="207283" table:style-name="ce1">
            <text:p>207283</text:p>
          </table:table-cell>
          <table:table-cell office:value-type="float" office:value="24.9" table:style-name="ce2">
            <text:p>24,9</text:p>
          </table:table-cell>
          <table:table-cell office:value-type="float" office:value="21.71" table:style-name="ce2">
            <text:p>21,71</text:p>
          </table:table-cell>
          <table:table-cell office:value-type="float" office:value="211009" table:style-name="ce2">
            <text:p>211009</text:p>
          </table:table-cell>
          <table:table-cell office:value-type="float" office:value="56193" table:style-name="ce2">
            <text:p>56193</text:p>
          </table:table-cell>
          <table:table-cell office:value-type="float" office:value="117.35" table:style-name="ce1">
            <text:p>117,35</text:p>
          </table:table-cell>
          <table:table-cell office:value-type="float" office:value="106.66" table:style-name="ce1">
            <text:p>106,66</text:p>
          </table:table-cell>
          <table:table-cell office:value-type="float" office:value="606507" table:style-name="ce1">
            <text:p>606507</text:p>
          </table:table-cell>
          <table:table-cell office:value-type="float" office:value="194365" table:style-name="ce1">
            <text:p>194365</text:p>
          </table:table-cell>
          <table:table-cell office:value-type="float" office:value="93.67" table:style-name="ce1">
            <text:p>93,67</text:p>
          </table:table-cell>
          <table:table-cell office:value-type="float" office:value="82.54" table:style-name="ce1">
            <text:p>82,54</text:p>
          </table:table-cell>
          <table:table-cell office:value-type="float" office:value="222585" table:style-name="ce1">
            <text:p>222585</text:p>
          </table:table-cell>
          <table:table-cell office:value-type="float" office:value="119666" table:style-name="ce1">
            <text:p>119666</text:p>
          </table:table-cell>
          <table:table-cell office:value-type="float" office:value="94.56" table:style-name="ce1">
            <text:p>94,56</text:p>
          </table:table-cell>
          <table:table-cell office:value-type="float" office:value="85.64" table:style-name="ce1">
            <text:p>85,64</text:p>
          </table:table-cell>
          <table:table-cell office:value-type="float" office:value="417714" table:style-name="ce1">
            <text:p>417714</text:p>
          </table:table-cell>
          <table:table-cell office:value-type="float" office:value="158806" table:style-name="ce1">
            <text:p>158806</text:p>
          </table:table-cell>
          <table:table-cell office:value-type="float" office:value="129.31" table:style-name="ce1">
            <text:p>129,31</text:p>
          </table:table-cell>
          <table:table-cell office:value-type="float" office:value="126.36" table:style-name="ce1">
            <text:p>126,36</text:p>
          </table:table-cell>
          <table:table-cell office:value-type="float" office:value="1355194" table:style-name="ce1">
            <text:p>1355194</text:p>
          </table:table-cell>
          <table:table-cell office:value-type="float" office:value="318133" table:style-name="ce1">
            <text:p>318133</text:p>
          </table:table-cell>
          <table:table-cell office:value-type="float" office:value="24.9" table:formula="of:=MIN([.$B154];[.$F154];[.$J154];[.$N154];[.$R154];[.$V154];[.$Z154];[.$AD154];[.$AH154];[.$AL154];[.$AP154];[.$AT154];[.$AX154])" table:style-name="ce1">
            <text:p>24,9</text:p>
          </table:table-cell>
          <table:table-cell office:value-type="float" office:value="21.71" table:formula="of:=MIN([.$C154];[.$G154];[.$K154];[.$O154];[.$S154];[.$W154];[.$AA154];[.$AE154];[.$AI154];[.$AM154];[.$AQ154];[.$AU154];[.$AY154])" table:style-name="ce1">
            <text:p>21,71</text:p>
          </table:table-cell>
          <table:table-cell office:value-type="float" office:value="211009" table:formula="of:=MIN([.$D154];[.$H154];[.$L154];[.$P154];[.$T154];[.$X154];[.$AB154];[.$AF154];[.$AJ154];[.$AN154];[.$AR154];[.$AV154];[.$AZ154])" table:style-name="ce1">
            <text:p>211009</text:p>
          </table:table-cell>
          <table:table-cell office:value-type="float" office:value="56193" table:formula="of:=MIN([.$E154];[.$I154];[.$M154];[.$Q154];[.$U154];[.$Y154];[.$AC154];[.$AG154];[.$AK154];[.$AO154];[.$AS154];[.$AW154];[.$BA154])" table:style-name="ce1">
            <text:p>56193</text:p>
          </table:table-cell>
          <table:table-cell office:value-type="float" office:value="94.56" table:formula="of:=MEDIAN([.$B154];[.$F154];[.$J154];[.$N154];[.$R154];[.$V154];[.$Z154];[.$AD154];[.$AH154];[.$AL154];[.$AP154];[.$AT154];[.$AX154])" table:style-name="ce1">
            <text:p>94,56</text:p>
          </table:table-cell>
          <table:table-cell office:value-type="float" office:value="90.43" table:formula="of:=MEDIAN([.$C154];[.$G154];[.$K154];[.$O154];[.$S154];[.$W154];[.$AA154];[.$AE154];[.$AI154];[.$AM154];[.$AQ154];[.$AU154];[.$AY154])" table:style-name="ce1">
            <text:p>90,43</text:p>
          </table:table-cell>
          <table:table-cell office:value-type="float" office:value="394308" table:formula="of:=MEDIAN([.$D154];[.$H154];[.$L154];[.$P154];[.$T154];[.$X154];[.$AB154];[.$AF154];[.$AJ154];[.$AN154];[.$AR154];[.$AV154];[.$AZ154])" table:style-name="ce1">
            <text:p>394308</text:p>
          </table:table-cell>
          <table:table-cell office:value-type="float" office:value="194365" table:formula="of:=MEDIAN([.$E154];[.$I154];[.$M154];[.$Q154];[.$U154];[.$Y154];[.$AC154];[.$AG154];[.$AK154];[.$AO154];[.$AS154];[.$AW154];[.$BA154])" table:style-name="ce1">
            <text:p>194365</text:p>
          </table:table-cell>
          <table:table-cell office:value-type="float" office:value="236.46" table:formula="of:=MAX([.$B154];[.$F154];[.$J154];[.$N154];[.$R154];[.$V154];[.$Z154];[.$AD154];[.$AH154];[.$AL154];[.$AP154];[.$AT154];[.$AX154])" table:style-name="ce1">
            <text:p>236,46</text:p>
          </table:table-cell>
          <table:table-cell office:value-type="float" office:value="233.14" table:formula="of:=MAX([.$C154];[.$G154];[.$K154];[.$O154];[.$S154];[.$W154];[.$AA154];[.$AE154];[.$AI154];[.$AM154];[.$AQ154];[.$AU154];[.$AY154])" table:style-name="ce1">
            <text:p>233,14</text:p>
          </table:table-cell>
          <table:table-cell office:value-type="float" office:value="1440408" table:formula="of:=MAX([.$D154];[.$H154];[.$L154];[.$P154];[.$T154];[.$X154];[.$AB154];[.$AF154];[.$AJ154];[.$AN154];[.$AR154];[.$AV154];[.$AZ154])" table:style-name="ce1">
            <text:p>1440408</text:p>
          </table:table-cell>
          <table:table-cell office:value-type="float" office:value="460445" table:formula="of:=MAX([.$E154];[.$I154];[.$M154];[.$Q154];[.$U154];[.$Y154];[.$AC154];[.$AG154];[.$AK154];[.$AO154];[.$AS154];[.$AW154];[.$BA154])" table:style-name="ce1">
            <text:p>46044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0_w3.lp</text:p>
          </table:table-cell>
          <table:table-cell office:value-type="float" office:value="5.27" table:style-name="ce2">
            <text:p>5,27</text:p>
          </table:table-cell>
          <table:table-cell office:value-type="float" office:value="2.93" table:style-name="ce2">
            <text:p>2,93</text:p>
          </table:table-cell>
          <table:table-cell office:value-type="float" office:value="20800" table:style-name="ce2">
            <text:p>20800</text:p>
          </table:table-cell>
          <table:table-cell office:value-type="float" office:value="7427" table:style-name="ce1">
            <text:p>7427</text:p>
          </table:table-cell>
          <table:table-cell office:value-type="float" office:value="44.87" table:style-name="ce1">
            <text:p>44,87</text:p>
          </table:table-cell>
          <table:table-cell office:value-type="float" office:value="42.39" table:style-name="ce1">
            <text:p>42,39</text:p>
          </table:table-cell>
          <table:table-cell office:value-type="float" office:value="148307" table:style-name="ce1">
            <text:p>148307</text:p>
          </table:table-cell>
          <table:table-cell office:value-type="float" office:value="102557" table:style-name="ce1">
            <text:p>102557</text:p>
          </table:table-cell>
          <table:table-cell office:value-type="float" office:value="55.03" table:style-name="ce1">
            <text:p>55,03</text:p>
          </table:table-cell>
          <table:table-cell office:value-type="float" office:value="52.51" table:style-name="ce1">
            <text:p>52,51</text:p>
          </table:table-cell>
          <table:table-cell office:value-type="float" office:value="228369" table:style-name="ce1">
            <text:p>228369</text:p>
          </table:table-cell>
          <table:table-cell office:value-type="float" office:value="117411" table:style-name="ce1">
            <text:p>117411</text:p>
          </table:table-cell>
          <table:table-cell office:value-type="float" office:value="41.87" table:style-name="ce1">
            <text:p>41,87</text:p>
          </table:table-cell>
          <table:table-cell office:value-type="float" office:value="39.42" table:style-name="ce1">
            <text:p>39,42</text:p>
          </table:table-cell>
          <table:table-cell office:value-type="float" office:value="238923" table:style-name="ce1">
            <text:p>238923</text:p>
          </table:table-cell>
          <table:table-cell office:value-type="float" office:value="94172" table:style-name="ce1">
            <text:p>94172</text:p>
          </table:table-cell>
          <table:table-cell office:value-type="float" office:value="17.2" table:style-name="ce1">
            <text:p>17,2</text:p>
          </table:table-cell>
          <table:table-cell office:value-type="float" office:value="14.7" table:style-name="ce1">
            <text:p>14,7</text:p>
          </table:table-cell>
          <table:table-cell office:value-type="float" office:value="48061" table:style-name="ce1">
            <text:p>48061</text:p>
          </table:table-cell>
          <table:table-cell office:value-type="float" office:value="31939" table:style-name="ce1">
            <text:p>31939</text:p>
          </table:table-cell>
          <table:table-cell office:value-type="float" office:value="19.79" table:style-name="ce1">
            <text:p>19,79</text:p>
          </table:table-cell>
          <table:table-cell office:value-type="float" office:value="17.440000000000001" table:style-name="ce1">
            <text:p>17,44</text:p>
          </table:table-cell>
          <table:table-cell office:value-type="float" office:value="93550" table:style-name="ce1">
            <text:p>93550</text:p>
          </table:table-cell>
          <table:table-cell office:value-type="float" office:value="48091" table:style-name="ce1">
            <text:p>48091</text:p>
          </table:table-cell>
          <table:table-cell office:value-type="float" office:value="80.59" table:style-name="ce1">
            <text:p>80,59</text:p>
          </table:table-cell>
          <table:table-cell office:value-type="float" office:value="78.16" table:style-name="ce1">
            <text:p>78,16</text:p>
          </table:table-cell>
          <table:table-cell office:value-type="float" office:value="270428" table:style-name="ce1">
            <text:p>270428</text:p>
          </table:table-cell>
          <table:table-cell office:value-type="float" office:value="149586" table:style-name="ce3">
            <text:p>149586</text:p>
          </table:table-cell>
          <table:table-cell office:value-type="float" office:value="15.76" table:style-name="ce1">
            <text:p>15,76</text:p>
          </table:table-cell>
          <table:table-cell office:value-type="float" office:value="13.15" table:style-name="ce1">
            <text:p>13,15</text:p>
          </table:table-cell>
          <table:table-cell office:value-type="float" office:value="43870" table:style-name="ce1">
            <text:p>43870</text:p>
          </table:table-cell>
          <table:table-cell office:value-type="float" office:value="28035" table:style-name="ce1">
            <text:p>28035</text:p>
          </table:table-cell>
          <table:table-cell office:value-type="float" office:value="14.16" table:style-name="ce1">
            <text:p>14,16</text:p>
          </table:table-cell>
          <table:table-cell office:value-type="float" office:value="11.86" table:style-name="ce1">
            <text:p>11,86</text:p>
          </table:table-cell>
          <table:table-cell office:value-type="float" office:value="65249" table:style-name="ce1">
            <text:p>65249</text:p>
          </table:table-cell>
          <table:table-cell office:value-type="float" office:value="30341" table:style-name="ce1">
            <text:p>30341</text:p>
          </table:table-cell>
          <table:table-cell office:value-type="float" office:value="13.8" table:style-name="ce1">
            <text:p>13,8</text:p>
          </table:table-cell>
          <table:table-cell office:value-type="float" office:value="3.92" table:style-name="ce1">
            <text:p>3,92</text:p>
          </table:table-cell>
          <table:table-cell office:value-type="float" office:value="24388" table:style-name="ce1">
            <text:p>24388</text:p>
          </table:table-cell>
          <table:table-cell office:value-type="float" office:value="5375" table:style-name="ce2">
            <text:p>5375</text:p>
          </table:table-cell>
          <table:table-cell office:value-type="float" office:value="42.5" table:style-name="ce1">
            <text:p>42,5</text:p>
          </table:table-cell>
          <table:table-cell office:value-type="float" office:value="33.78" table:style-name="ce1">
            <text:p>33,78</text:p>
          </table:table-cell>
          <table:table-cell office:value-type="float" office:value="91133" table:style-name="ce1">
            <text:p>91133</text:p>
          </table:table-cell>
          <table:table-cell office:value-type="float" office:value="47304" table:style-name="ce1">
            <text:p>47304</text:p>
          </table:table-cell>
          <table:table-cell office:value-type="float" office:value="54.8" table:style-name="ce1">
            <text:p>54,8</text:p>
          </table:table-cell>
          <table:table-cell office:value-type="float" office:value="44.3" table:style-name="ce1">
            <text:p>44,3</text:p>
          </table:table-cell>
          <table:table-cell office:value-type="float" office:value="388209" table:style-name="ce3">
            <text:p>388209</text:p>
          </table:table-cell>
          <table:table-cell office:value-type="float" office:value="68182" table:style-name="ce1">
            <text:p>68182</text:p>
          </table:table-cell>
          <table:table-cell office:value-type="float" office:value="80.709999999999994" table:style-name="ce3">
            <text:p>80,71</text:p>
          </table:table-cell>
          <table:table-cell office:value-type="float" office:value="78.17" table:style-name="ce3">
            <text:p>78,17</text:p>
          </table:table-cell>
          <table:table-cell office:value-type="float" office:value="378319" table:style-name="ce1">
            <text:p>378319</text:p>
          </table:table-cell>
          <table:table-cell office:value-type="float" office:value="148911" table:style-name="ce1">
            <text:p>148911</text:p>
          </table:table-cell>
          <table:table-cell office:value-type="float" office:value="5.27" table:formula="of:=MIN([.$B155];[.$F155];[.$J155];[.$N155];[.$R155];[.$V155];[.$Z155];[.$AD155];[.$AH155];[.$AL155];[.$AP155];[.$AT155];[.$AX155])" table:style-name="ce1">
            <text:p>5,27</text:p>
          </table:table-cell>
          <table:table-cell office:value-type="float" office:value="2.93" table:formula="of:=MIN([.$C155];[.$G155];[.$K155];[.$O155];[.$S155];[.$W155];[.$AA155];[.$AE155];[.$AI155];[.$AM155];[.$AQ155];[.$AU155];[.$AY155])" table:style-name="ce1">
            <text:p>2,93</text:p>
          </table:table-cell>
          <table:table-cell office:value-type="float" office:value="20800" table:formula="of:=MIN([.$D155];[.$H155];[.$L155];[.$P155];[.$T155];[.$X155];[.$AB155];[.$AF155];[.$AJ155];[.$AN155];[.$AR155];[.$AV155];[.$AZ155])" table:style-name="ce1">
            <text:p>20800</text:p>
          </table:table-cell>
          <table:table-cell office:value-type="float" office:value="5375" table:formula="of:=MIN([.$E155];[.$I155];[.$M155];[.$Q155];[.$U155];[.$Y155];[.$AC155];[.$AG155];[.$AK155];[.$AO155];[.$AS155];[.$AW155];[.$BA155])" table:style-name="ce1">
            <text:p>5375</text:p>
          </table:table-cell>
          <table:table-cell office:value-type="float" office:value="41.87" table:formula="of:=MEDIAN([.$B155];[.$F155];[.$J155];[.$N155];[.$R155];[.$V155];[.$Z155];[.$AD155];[.$AH155];[.$AL155];[.$AP155];[.$AT155];[.$AX155])" table:style-name="ce1">
            <text:p>41,87</text:p>
          </table:table-cell>
          <table:table-cell office:value-type="float" office:value="33.78" table:formula="of:=MEDIAN([.$C155];[.$G155];[.$K155];[.$O155];[.$S155];[.$W155];[.$AA155];[.$AE155];[.$AI155];[.$AM155];[.$AQ155];[.$AU155];[.$AY155])" table:style-name="ce1">
            <text:p>33,78</text:p>
          </table:table-cell>
          <table:table-cell office:value-type="float" office:value="93550" table:formula="of:=MEDIAN([.$D155];[.$H155];[.$L155];[.$P155];[.$T155];[.$X155];[.$AB155];[.$AF155];[.$AJ155];[.$AN155];[.$AR155];[.$AV155];[.$AZ155])" table:style-name="ce1">
            <text:p>93550</text:p>
          </table:table-cell>
          <table:table-cell office:value-type="float" office:value="48091" table:formula="of:=MEDIAN([.$E155];[.$I155];[.$M155];[.$Q155];[.$U155];[.$Y155];[.$AC155];[.$AG155];[.$AK155];[.$AO155];[.$AS155];[.$AW155];[.$BA155])" table:style-name="ce1">
            <text:p>48091</text:p>
          </table:table-cell>
          <table:table-cell office:value-type="float" office:value="80.709999999999994" table:formula="of:=MAX([.$B155];[.$F155];[.$J155];[.$N155];[.$R155];[.$V155];[.$Z155];[.$AD155];[.$AH155];[.$AL155];[.$AP155];[.$AT155];[.$AX155])" table:style-name="ce1">
            <text:p>80,71</text:p>
          </table:table-cell>
          <table:table-cell office:value-type="float" office:value="78.17" table:formula="of:=MAX([.$C155];[.$G155];[.$K155];[.$O155];[.$S155];[.$W155];[.$AA155];[.$AE155];[.$AI155];[.$AM155];[.$AQ155];[.$AU155];[.$AY155])" table:style-name="ce1">
            <text:p>78,17</text:p>
          </table:table-cell>
          <table:table-cell office:value-type="float" office:value="388209" table:formula="of:=MAX([.$D155];[.$H155];[.$L155];[.$P155];[.$T155];[.$X155];[.$AB155];[.$AF155];[.$AJ155];[.$AN155];[.$AR155];[.$AV155];[.$AZ155])" table:style-name="ce1">
            <text:p>388209</text:p>
          </table:table-cell>
          <table:table-cell office:value-type="float" office:value="149586" table:formula="of:=MAX([.$E155];[.$I155];[.$M155];[.$Q155];[.$U155];[.$Y155];[.$AC155];[.$AG155];[.$AK155];[.$AO155];[.$AS155];[.$AW155];[.$BA155])" table:style-name="ce1">
            <text:p>14958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0_w4.lp</text:p>
          </table:table-cell>
          <table:table-cell office:value-type="float" office:value="4.76" table:style-name="ce1">
            <text:p>4,76</text:p>
          </table:table-cell>
          <table:table-cell office:value-type="float" office:value="1.81" table:style-name="ce1">
            <text:p>1,81</text:p>
          </table:table-cell>
          <table:table-cell office:value-type="float" office:value="8607" table:style-name="ce1">
            <text:p>8607</text:p>
          </table:table-cell>
          <table:table-cell office:value-type="float" office:value="2421" table:style-name="ce1">
            <text:p>2421</text:p>
          </table:table-cell>
          <table:table-cell office:value-type="float" office:value="3.73" table:style-name="ce2">
            <text:p>3,73</text:p>
          </table:table-cell>
          <table:table-cell office:value-type="float" office:value="0.6" table:style-name="ce2">
            <text:p>0,6</text:p>
          </table:table-cell>
          <table:table-cell office:value-type="float" office:value="2045" table:style-name="ce1">
            <text:p>2045</text:p>
          </table:table-cell>
          <table:table-cell office:value-type="float" office:value="828" table:style-name="ce1">
            <text:p>828</text:p>
          </table:table-cell>
          <table:table-cell office:value-type="float" office:value="11.19" table:style-name="ce1">
            <text:p>11,19</text:p>
          </table:table-cell>
          <table:table-cell office:value-type="float" office:value="8.36" table:style-name="ce1">
            <text:p>8,36</text:p>
          </table:table-cell>
          <table:table-cell office:value-type="float" office:value="33235" table:style-name="ce1">
            <text:p>33235</text:p>
          </table:table-cell>
          <table:table-cell office:value-type="float" office:value="10105" table:style-name="ce1">
            <text:p>10105</text:p>
          </table:table-cell>
          <table:table-cell office:value-type="float" office:value="9.19" table:style-name="ce1">
            <text:p>9,19</text:p>
          </table:table-cell>
          <table:table-cell office:value-type="float" office:value="6.51" table:style-name="ce1">
            <text:p>6,51</text:p>
          </table:table-cell>
          <table:table-cell office:value-type="float" office:value="29645" table:style-name="ce1">
            <text:p>29645</text:p>
          </table:table-cell>
          <table:table-cell office:value-type="float" office:value="8725" table:style-name="ce1">
            <text:p>8725</text:p>
          </table:table-cell>
          <table:table-cell office:value-type="float" office:value="9.6" table:style-name="ce1">
            <text:p>9,6</text:p>
          </table:table-cell>
          <table:table-cell office:value-type="float" office:value="6.79" table:style-name="ce1">
            <text:p>6,79</text:p>
          </table:table-cell>
          <table:table-cell office:value-type="float" office:value="13002" table:style-name="ce1">
            <text:p>13002</text:p>
          </table:table-cell>
          <table:table-cell office:value-type="float" office:value="9818" table:style-name="ce1">
            <text:p>9818</text:p>
          </table:table-cell>
          <table:table-cell office:value-type="float" office:value="10.63" table:style-name="ce1">
            <text:p>10,63</text:p>
          </table:table-cell>
          <table:table-cell office:value-type="float" office:value="7.54" table:style-name="ce1">
            <text:p>7,54</text:p>
          </table:table-cell>
          <table:table-cell office:value-type="float" office:value="27959" table:style-name="ce1">
            <text:p>27959</text:p>
          </table:table-cell>
          <table:table-cell office:value-type="float" office:value="8659" table:style-name="ce1">
            <text:p>8659</text:p>
          </table:table-cell>
          <table:table-cell office:value-type="float" office:value="11.6" table:style-name="ce1">
            <text:p>11,6</text:p>
          </table:table-cell>
          <table:table-cell office:value-type="float" office:value="8.68" table:style-name="ce1">
            <text:p>8,68</text:p>
          </table:table-cell>
          <table:table-cell office:value-type="float" office:value="26203" table:style-name="ce1">
            <text:p>26203</text:p>
          </table:table-cell>
          <table:table-cell office:value-type="float" office:value="10673" table:style-name="ce1">
            <text:p>10673</text:p>
          </table:table-cell>
          <table:table-cell office:value-type="float" office:value="7.23" table:style-name="ce1">
            <text:p>7,23</text:p>
          </table:table-cell>
          <table:table-cell office:value-type="float" office:value="3.9" table:style-name="ce1">
            <text:p>3,9</text:p>
          </table:table-cell>
          <table:table-cell office:value-type="float" office:value="6841" table:style-name="ce1">
            <text:p>6841</text:p>
          </table:table-cell>
          <table:table-cell office:value-type="float" office:value="4128" table:style-name="ce1">
            <text:p>4128</text:p>
          </table:table-cell>
          <table:table-cell office:value-type="float" office:value="19.05" table:style-name="ce1">
            <text:p>19,05</text:p>
          </table:table-cell>
          <table:table-cell office:value-type="float" office:value="16.23" table:style-name="ce3">
            <text:p>16,23</text:p>
          </table:table-cell>
          <table:table-cell office:value-type="float" office:value="39268" table:style-name="ce1">
            <text:p>39268</text:p>
          </table:table-cell>
          <table:table-cell office:value-type="float" office:value="18898" table:style-name="ce1">
            <text:p>18898</text:p>
          </table:table-cell>
          <table:table-cell office:value-type="float" office:value="21.32" table:style-name="ce1">
            <text:p>21,32</text:p>
          </table:table-cell>
          <table:table-cell office:value-type="float" office:value="12.36" table:style-name="ce1">
            <text:p>12,36</text:p>
          </table:table-cell>
          <table:table-cell office:value-type="float" office:value="21846" table:style-name="ce1">
            <text:p>21846</text:p>
          </table:table-cell>
          <table:table-cell office:value-type="float" office:value="10280" table:style-name="ce1">
            <text:p>10280</text:p>
          </table:table-cell>
          <table:table-cell office:value-type="float" office:value="12.02" table:style-name="ce1">
            <text:p>12,02</text:p>
          </table:table-cell>
          <table:table-cell office:value-type="float" office:value="0.79" table:style-name="ce1">
            <text:p>0,79</text:p>
          </table:table-cell>
          <table:table-cell office:value-type="float" office:value="1988" table:style-name="ce2">
            <text:p>1988</text:p>
          </table:table-cell>
          <table:table-cell office:value-type="float" office:value="560" table:style-name="ce2">
            <text:p>560</text:p>
          </table:table-cell>
          <table:table-cell office:value-type="float" office:value="23.2" table:style-name="ce3">
            <text:p>23,2</text:p>
          </table:table-cell>
          <table:table-cell office:value-type="float" office:value="12.22" table:style-name="ce1">
            <text:p>12,22</text:p>
          </table:table-cell>
          <table:table-cell office:value-type="float" office:value="19203" table:style-name="ce1">
            <text:p>19203</text:p>
          </table:table-cell>
          <table:table-cell office:value-type="float" office:value="8292" table:style-name="ce1">
            <text:p>8292</text:p>
          </table:table-cell>
          <table:table-cell office:value-type="float" office:value="14.27" table:style-name="ce1">
            <text:p>14,27</text:p>
          </table:table-cell>
          <table:table-cell office:value-type="float" office:value="12.05" table:style-name="ce1">
            <text:p>12,05</text:p>
          </table:table-cell>
          <table:table-cell office:value-type="float" office:value="53306" table:style-name="ce3">
            <text:p>53306</text:p>
          </table:table-cell>
          <table:table-cell office:value-type="float" office:value="20805" table:style-name="ce3">
            <text:p>20805</text:p>
          </table:table-cell>
          <table:table-cell office:value-type="float" office:value="3.73" table:formula="of:=MIN([.$B156];[.$F156];[.$J156];[.$N156];[.$R156];[.$V156];[.$Z156];[.$AD156];[.$AH156];[.$AL156];[.$AP156];[.$AT156];[.$AX156])" table:style-name="ce1">
            <text:p>3,73</text:p>
          </table:table-cell>
          <table:table-cell office:value-type="float" office:value="0.6" table:formula="of:=MIN([.$C156];[.$G156];[.$K156];[.$O156];[.$S156];[.$W156];[.$AA156];[.$AE156];[.$AI156];[.$AM156];[.$AQ156];[.$AU156];[.$AY156])" table:style-name="ce1">
            <text:p>0,6</text:p>
          </table:table-cell>
          <table:table-cell office:value-type="float" office:value="1988" table:formula="of:=MIN([.$D156];[.$H156];[.$L156];[.$P156];[.$T156];[.$X156];[.$AB156];[.$AF156];[.$AJ156];[.$AN156];[.$AR156];[.$AV156];[.$AZ156])" table:style-name="ce1">
            <text:p>1988</text:p>
          </table:table-cell>
          <table:table-cell office:value-type="float" office:value="560" table:formula="of:=MIN([.$E156];[.$I156];[.$M156];[.$Q156];[.$U156];[.$Y156];[.$AC156];[.$AG156];[.$AK156];[.$AO156];[.$AS156];[.$AW156];[.$BA156])" table:style-name="ce1">
            <text:p>560</text:p>
          </table:table-cell>
          <table:table-cell office:value-type="float" office:value="11.19" table:formula="of:=MEDIAN([.$B156];[.$F156];[.$J156];[.$N156];[.$R156];[.$V156];[.$Z156];[.$AD156];[.$AH156];[.$AL156];[.$AP156];[.$AT156];[.$AX156])" table:style-name="ce1">
            <text:p>11,19</text:p>
          </table:table-cell>
          <table:table-cell office:value-type="float" office:value="7.54" table:formula="of:=MEDIAN([.$C156];[.$G156];[.$K156];[.$O156];[.$S156];[.$W156];[.$AA156];[.$AE156];[.$AI156];[.$AM156];[.$AQ156];[.$AU156];[.$AY156])" table:style-name="ce1">
            <text:p>7,54</text:p>
          </table:table-cell>
          <table:table-cell office:value-type="float" office:value="21846" table:formula="of:=MEDIAN([.$D156];[.$H156];[.$L156];[.$P156];[.$T156];[.$X156];[.$AB156];[.$AF156];[.$AJ156];[.$AN156];[.$AR156];[.$AV156];[.$AZ156])" table:style-name="ce1">
            <text:p>21846</text:p>
          </table:table-cell>
          <table:table-cell office:value-type="float" office:value="8725" table:formula="of:=MEDIAN([.$E156];[.$I156];[.$M156];[.$Q156];[.$U156];[.$Y156];[.$AC156];[.$AG156];[.$AK156];[.$AO156];[.$AS156];[.$AW156];[.$BA156])" table:style-name="ce1">
            <text:p>8725</text:p>
          </table:table-cell>
          <table:table-cell office:value-type="float" office:value="23.2" table:formula="of:=MAX([.$B156];[.$F156];[.$J156];[.$N156];[.$R156];[.$V156];[.$Z156];[.$AD156];[.$AH156];[.$AL156];[.$AP156];[.$AT156];[.$AX156])" table:style-name="ce1">
            <text:p>23,2</text:p>
          </table:table-cell>
          <table:table-cell office:value-type="float" office:value="16.23" table:formula="of:=MAX([.$C156];[.$G156];[.$K156];[.$O156];[.$S156];[.$W156];[.$AA156];[.$AE156];[.$AI156];[.$AM156];[.$AQ156];[.$AU156];[.$AY156])" table:style-name="ce1">
            <text:p>16,23</text:p>
          </table:table-cell>
          <table:table-cell office:value-type="float" office:value="53306" table:formula="of:=MAX([.$D156];[.$H156];[.$L156];[.$P156];[.$T156];[.$X156];[.$AB156];[.$AF156];[.$AJ156];[.$AN156];[.$AR156];[.$AV156];[.$AZ156])" table:style-name="ce1">
            <text:p>53306</text:p>
          </table:table-cell>
          <table:table-cell office:value-type="float" office:value="20805" table:formula="of:=MAX([.$E156];[.$I156];[.$M156];[.$Q156];[.$U156];[.$Y156];[.$AC156];[.$AG156];[.$AK156];[.$AO156];[.$AS156];[.$AW156];[.$BA156])" table:style-name="ce1">
            <text:p>2080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0_w5.lp</text:p>
          </table:table-cell>
          <table:table-cell office:value-type="float" office:value="241.77" table:style-name="ce3">
            <text:p>241,77</text:p>
          </table:table-cell>
          <table:table-cell office:value-type="float" office:value="238.56" table:style-name="ce3">
            <text:p>238,56</text:p>
          </table:table-cell>
          <table:table-cell office:value-type="float" office:value="2290454" table:style-name="ce3">
            <text:p>2290454</text:p>
          </table:table-cell>
          <table:table-cell office:value-type="float" office:value="362944" table:style-name="ce3">
            <text:p>362944</text:p>
          </table:table-cell>
          <table:table-cell office:value-type="float" office:value="70.05" table:style-name="ce1">
            <text:p>70,05</text:p>
          </table:table-cell>
          <table:table-cell office:value-type="float" office:value="66.67" table:style-name="ce1">
            <text:p>66,67</text:p>
          </table:table-cell>
          <table:table-cell office:value-type="float" office:value="96584" table:style-name="ce1">
            <text:p>96584</text:p>
          </table:table-cell>
          <table:table-cell office:value-type="float" office:value="82432" table:style-name="ce1">
            <text:p>82432</text:p>
          </table:table-cell>
          <table:table-cell office:value-type="float" office:value="149.41999999999999" table:style-name="ce1">
            <text:p>149,42</text:p>
          </table:table-cell>
          <table:table-cell office:value-type="float" office:value="145.88" table:style-name="ce1">
            <text:p>145,88</text:p>
          </table:table-cell>
          <table:table-cell office:value-type="float" office:value="1195308" table:style-name="ce1">
            <text:p>1195308</text:p>
          </table:table-cell>
          <table:table-cell office:value-type="float" office:value="191287" table:style-name="ce1">
            <text:p>191287</text:p>
          </table:table-cell>
          <table:table-cell office:value-type="float" office:value="175.66" table:style-name="ce1">
            <text:p>175,66</text:p>
          </table:table-cell>
          <table:table-cell office:value-type="float" office:value="172.22" table:style-name="ce1">
            <text:p>172,22</text:p>
          </table:table-cell>
          <table:table-cell office:value-type="float" office:value="1557231" table:style-name="ce1">
            <text:p>1557231</text:p>
          </table:table-cell>
          <table:table-cell office:value-type="float" office:value="244332" table:style-name="ce1">
            <text:p>244332</text:p>
          </table:table-cell>
          <table:table-cell office:value-type="float" office:value="52.41" table:style-name="ce2">
            <text:p>52,41</text:p>
          </table:table-cell>
          <table:table-cell office:value-type="float" office:value="48.97" table:style-name="ce2">
            <text:p>48,97</text:p>
          </table:table-cell>
          <table:table-cell office:value-type="float" office:value="77832" table:style-name="ce2">
            <text:p>77832</text:p>
          </table:table-cell>
          <table:table-cell office:value-type="float" office:value="65959" table:style-name="ce2">
            <text:p>65959</text:p>
          </table:table-cell>
          <table:table-cell office:value-type="float" office:value="97" table:style-name="ce1">
            <text:p>97</text:p>
          </table:table-cell>
          <table:table-cell office:value-type="float" office:value="93.55" table:style-name="ce1">
            <text:p>93,55</text:p>
          </table:table-cell>
          <table:table-cell office:value-type="float" office:value="175520" table:style-name="ce1">
            <text:p>175520</text:p>
          </table:table-cell>
          <table:table-cell office:value-type="float" office:value="111480" table:style-name="ce1">
            <text:p>111480</text:p>
          </table:table-cell>
          <table:table-cell office:value-type="float" office:value="117.39" table:style-name="ce1">
            <text:p>117,39</text:p>
          </table:table-cell>
          <table:table-cell office:value-type="float" office:value="114.12" table:style-name="ce1">
            <text:p>114,12</text:p>
          </table:table-cell>
          <table:table-cell office:value-type="float" office:value="194556" table:style-name="ce1">
            <text:p>194556</text:p>
          </table:table-cell>
          <table:table-cell office:value-type="float" office:value="133732" table:style-name="ce1">
            <text:p>133732</text:p>
          </table:table-cell>
          <table:table-cell office:value-type="float" office:value="65.72" table:style-name="ce1">
            <text:p>65,72</text:p>
          </table:table-cell>
          <table:table-cell office:value-type="float" office:value="62.22" table:style-name="ce1">
            <text:p>62,22</text:p>
          </table:table-cell>
          <table:table-cell office:value-type="float" office:value="96935" table:style-name="ce1">
            <text:p>96935</text:p>
          </table:table-cell>
          <table:table-cell office:value-type="float" office:value="82565" table:style-name="ce1">
            <text:p>82565</text:p>
          </table:table-cell>
          <table:table-cell office:value-type="float" office:value="95.19" table:style-name="ce1">
            <text:p>95,19</text:p>
          </table:table-cell>
          <table:table-cell office:value-type="float" office:value="91.72" table:style-name="ce1">
            <text:p>91,72</text:p>
          </table:table-cell>
          <table:table-cell office:value-type="float" office:value="175014" table:style-name="ce1">
            <text:p>175014</text:p>
          </table:table-cell>
          <table:table-cell office:value-type="float" office:value="113553" table:style-name="ce1">
            <text:p>113553</text:p>
          </table:table-cell>
          <table:table-cell office:value-type="float" office:value="117.46" table:style-name="ce1">
            <text:p>117,46</text:p>
          </table:table-cell>
          <table:table-cell office:value-type="float" office:value="105.81" table:style-name="ce1">
            <text:p>105,81</text:p>
          </table:table-cell>
          <table:table-cell office:value-type="float" office:value="278826" table:style-name="ce1">
            <text:p>278826</text:p>
          </table:table-cell>
          <table:table-cell office:value-type="float" office:value="110026" table:style-name="ce1">
            <text:p>110026</text:p>
          </table:table-cell>
          <table:table-cell office:value-type="float" office:value="103.32" table:style-name="ce1">
            <text:p>103,32</text:p>
          </table:table-cell>
          <table:table-cell office:value-type="float" office:value="90.39" table:style-name="ce1">
            <text:p>90,39</text:p>
          </table:table-cell>
          <table:table-cell office:value-type="float" office:value="81476" table:style-name="ce1">
            <text:p>81476</text:p>
          </table:table-cell>
          <table:table-cell office:value-type="float" office:value="69956" table:style-name="ce1">
            <text:p>69956</text:p>
          </table:table-cell>
          <table:table-cell office:value-type="float" office:value="170.3" table:style-name="ce1">
            <text:p>170,3</text:p>
          </table:table-cell>
          <table:table-cell office:value-type="float" office:value="157.88999999999999" table:style-name="ce1">
            <text:p>157,89</text:p>
          </table:table-cell>
          <table:table-cell office:value-type="float" office:value="703696" table:style-name="ce1">
            <text:p>703696</text:p>
          </table:table-cell>
          <table:table-cell office:value-type="float" office:value="168700" table:style-name="ce1">
            <text:p>168700</text:p>
          </table:table-cell>
          <table:table-cell office:value-type="float" office:value="103.67" table:style-name="ce1">
            <text:p>103,67</text:p>
          </table:table-cell>
          <table:table-cell office:value-type="float" office:value="100.19" table:style-name="ce1">
            <text:p>100,19</text:p>
          </table:table-cell>
          <table:table-cell office:value-type="float" office:value="220554" table:style-name="ce1">
            <text:p>220554</text:p>
          </table:table-cell>
          <table:table-cell office:value-type="float" office:value="115482" table:style-name="ce1">
            <text:p>115482</text:p>
          </table:table-cell>
          <table:table-cell office:value-type="float" office:value="52.41" table:formula="of:=MIN([.$B157];[.$F157];[.$J157];[.$N157];[.$R157];[.$V157];[.$Z157];[.$AD157];[.$AH157];[.$AL157];[.$AP157];[.$AT157];[.$AX157])" table:style-name="ce1">
            <text:p>52,41</text:p>
          </table:table-cell>
          <table:table-cell office:value-type="float" office:value="48.97" table:formula="of:=MIN([.$C157];[.$G157];[.$K157];[.$O157];[.$S157];[.$W157];[.$AA157];[.$AE157];[.$AI157];[.$AM157];[.$AQ157];[.$AU157];[.$AY157])" table:style-name="ce1">
            <text:p>48,97</text:p>
          </table:table-cell>
          <table:table-cell office:value-type="float" office:value="77832" table:formula="of:=MIN([.$D157];[.$H157];[.$L157];[.$P157];[.$T157];[.$X157];[.$AB157];[.$AF157];[.$AJ157];[.$AN157];[.$AR157];[.$AV157];[.$AZ157])" table:style-name="ce1">
            <text:p>77832</text:p>
          </table:table-cell>
          <table:table-cell office:value-type="float" office:value="65959" table:formula="of:=MIN([.$E157];[.$I157];[.$M157];[.$Q157];[.$U157];[.$Y157];[.$AC157];[.$AG157];[.$AK157];[.$AO157];[.$AS157];[.$AW157];[.$BA157])" table:style-name="ce1">
            <text:p>65959</text:p>
          </table:table-cell>
          <table:table-cell office:value-type="float" office:value="103.67" table:formula="of:=MEDIAN([.$B157];[.$F157];[.$J157];[.$N157];[.$R157];[.$V157];[.$Z157];[.$AD157];[.$AH157];[.$AL157];[.$AP157];[.$AT157];[.$AX157])" table:style-name="ce1">
            <text:p>103,67</text:p>
          </table:table-cell>
          <table:table-cell office:value-type="float" office:value="100.19" table:formula="of:=MEDIAN([.$C157];[.$G157];[.$K157];[.$O157];[.$S157];[.$W157];[.$AA157];[.$AE157];[.$AI157];[.$AM157];[.$AQ157];[.$AU157];[.$AY157])" table:style-name="ce1">
            <text:p>100,19</text:p>
          </table:table-cell>
          <table:table-cell office:value-type="float" office:value="194556" table:formula="of:=MEDIAN([.$D157];[.$H157];[.$L157];[.$P157];[.$T157];[.$X157];[.$AB157];[.$AF157];[.$AJ157];[.$AN157];[.$AR157];[.$AV157];[.$AZ157])" table:style-name="ce1">
            <text:p>194556</text:p>
          </table:table-cell>
          <table:table-cell office:value-type="float" office:value="113553" table:formula="of:=MEDIAN([.$E157];[.$I157];[.$M157];[.$Q157];[.$U157];[.$Y157];[.$AC157];[.$AG157];[.$AK157];[.$AO157];[.$AS157];[.$AW157];[.$BA157])" table:style-name="ce1">
            <text:p>113553</text:p>
          </table:table-cell>
          <table:table-cell office:value-type="float" office:value="241.77" table:formula="of:=MAX([.$B157];[.$F157];[.$J157];[.$N157];[.$R157];[.$V157];[.$Z157];[.$AD157];[.$AH157];[.$AL157];[.$AP157];[.$AT157];[.$AX157])" table:style-name="ce1">
            <text:p>241,77</text:p>
          </table:table-cell>
          <table:table-cell office:value-type="float" office:value="238.56" table:formula="of:=MAX([.$C157];[.$G157];[.$K157];[.$O157];[.$S157];[.$W157];[.$AA157];[.$AE157];[.$AI157];[.$AM157];[.$AQ157];[.$AU157];[.$AY157])" table:style-name="ce1">
            <text:p>238,56</text:p>
          </table:table-cell>
          <table:table-cell office:value-type="float" office:value="2290454" table:formula="of:=MAX([.$D157];[.$H157];[.$L157];[.$P157];[.$T157];[.$X157];[.$AB157];[.$AF157];[.$AJ157];[.$AN157];[.$AR157];[.$AV157];[.$AZ157])" table:style-name="ce1">
            <text:p>2290454</text:p>
          </table:table-cell>
          <table:table-cell office:value-type="float" office:value="362944" table:formula="of:=MAX([.$E157];[.$I157];[.$M157];[.$Q157];[.$U157];[.$Y157];[.$AC157];[.$AG157];[.$AK157];[.$AO157];[.$AS157];[.$AW157];[.$BA157])" table:style-name="ce1">
            <text:p>36294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5_w3.lp</text:p>
          </table:table-cell>
          <table:table-cell office:value-type="float" office:value="21.99" table:style-name="ce1">
            <text:p>21,99</text:p>
          </table:table-cell>
          <table:table-cell office:value-type="float" office:value="19.36" table:style-name="ce1">
            <text:p>19,36</text:p>
          </table:table-cell>
          <table:table-cell office:value-type="float" office:value="302638" table:style-name="ce1">
            <text:p>302638</text:p>
          </table:table-cell>
          <table:table-cell office:value-type="float" office:value="53385" table:style-name="ce1">
            <text:p>53385</text:p>
          </table:table-cell>
          <table:table-cell office:value-type="float" office:value="392.35" table:style-name="ce1">
            <text:p>392,35</text:p>
          </table:table-cell>
          <table:table-cell office:value-type="float" office:value="389.3" table:style-name="ce1">
            <text:p>389,3</text:p>
          </table:table-cell>
          <table:table-cell office:value-type="float" office:value="1278156" table:style-name="ce1">
            <text:p>1278156</text:p>
          </table:table-cell>
          <table:table-cell office:value-type="float" office:value="906374" table:style-name="ce1">
            <text:p>906374</text:p>
          </table:table-cell>
          <table:table-cell office:value-type="float" office:value="42" table:style-name="ce1">
            <text:p>42</text:p>
          </table:table-cell>
          <table:table-cell office:value-type="float" office:value="39.15" table:style-name="ce1">
            <text:p>39,15</text:p>
          </table:table-cell>
          <table:table-cell office:value-type="float" office:value="519538" table:style-name="ce1">
            <text:p>519538</text:p>
          </table:table-cell>
          <table:table-cell office:value-type="float" office:value="101007" table:style-name="ce1">
            <text:p>101007</text:p>
          </table:table-cell>
          <table:table-cell office:value-type="float" office:value="498.41" table:style-name="ce3">
            <text:p>498,41</text:p>
          </table:table-cell>
          <table:table-cell office:value-type="float" office:value="495.28" table:style-name="ce3">
            <text:p>495,28</text:p>
          </table:table-cell>
          <table:table-cell office:value-type="float" office:value="1738195" table:style-name="ce3">
            <text:p>1738195</text:p>
          </table:table-cell>
          <table:table-cell office:value-type="float" office:value="1161683" table:style-name="ce3">
            <text:p>1161683</text:p>
          </table:table-cell>
          <table:table-cell office:value-type="float" office:value="92.41" table:style-name="ce1">
            <text:p>92,41</text:p>
          </table:table-cell>
          <table:table-cell office:value-type="float" office:value="89.04" table:style-name="ce1">
            <text:p>89,04</text:p>
          </table:table-cell>
          <table:table-cell office:value-type="float" office:value="284920" table:style-name="ce1">
            <text:p>284920</text:p>
          </table:table-cell>
          <table:table-cell office:value-type="float" office:value="190695" table:style-name="ce1">
            <text:p>190695</text:p>
          </table:table-cell>
          <table:table-cell office:value-type="float" office:value="74.94" table:style-name="ce1">
            <text:p>74,94</text:p>
          </table:table-cell>
          <table:table-cell office:value-type="float" office:value="72.150000000000006" table:style-name="ce1">
            <text:p>72,15</text:p>
          </table:table-cell>
          <table:table-cell office:value-type="float" office:value="943983" table:style-name="ce1">
            <text:p>943983</text:p>
          </table:table-cell>
          <table:table-cell office:value-type="float" office:value="170692" table:style-name="ce1">
            <text:p>170692</text:p>
          </table:table-cell>
          <table:table-cell office:value-type="float" office:value="151.55000000000001" table:style-name="ce1">
            <text:p>151,55</text:p>
          </table:table-cell>
          <table:table-cell office:value-type="float" office:value="148.59" table:style-name="ce1">
            <text:p>148,59</text:p>
          </table:table-cell>
          <table:table-cell office:value-type="float" office:value="623616" table:style-name="ce1">
            <text:p>623616</text:p>
          </table:table-cell>
          <table:table-cell office:value-type="float" office:value="342588" table:style-name="ce1">
            <text:p>342588</text:p>
          </table:table-cell>
          <table:table-cell office:value-type="float" office:value="33.24" table:style-name="ce1">
            <text:p>33,24</text:p>
          </table:table-cell>
          <table:table-cell office:value-type="float" office:value="30.16" table:style-name="ce1">
            <text:p>30,16</text:p>
          </table:table-cell>
          <table:table-cell office:value-type="float" office:value="113328" table:style-name="ce1">
            <text:p>113328</text:p>
          </table:table-cell>
          <table:table-cell office:value-type="float" office:value="70520" table:style-name="ce1">
            <text:p>70520</text:p>
          </table:table-cell>
          <table:table-cell office:value-type="float" office:value="15.77" table:style-name="ce1">
            <text:p>15,77</text:p>
          </table:table-cell>
          <table:table-cell office:value-type="float" office:value="12.92" table:style-name="ce1">
            <text:p>12,92</text:p>
          </table:table-cell>
          <table:table-cell office:value-type="float" office:value="85833" table:style-name="ce1">
            <text:p>85833</text:p>
          </table:table-cell>
          <table:table-cell office:value-type="float" office:value="40662" table:style-name="ce1">
            <text:p>40662</text:p>
          </table:table-cell>
          <table:table-cell office:value-type="float" office:value="195.17" table:style-name="ce1">
            <text:p>195,17</text:p>
          </table:table-cell>
          <table:table-cell office:value-type="float" office:value="184.41" table:style-name="ce1">
            <text:p>184,41</text:p>
          </table:table-cell>
          <table:table-cell office:value-type="float" office:value="1375612" table:style-name="ce1">
            <text:p>1375612</text:p>
          </table:table-cell>
          <table:table-cell office:value-type="float" office:value="261251" table:style-name="ce1">
            <text:p>261251</text:p>
          </table:table-cell>
          <table:table-cell office:value-type="float" office:value="212.75" table:style-name="ce1">
            <text:p>212,75</text:p>
          </table:table-cell>
          <table:table-cell office:value-type="float" office:value="203.52" table:style-name="ce1">
            <text:p>203,52</text:p>
          </table:table-cell>
          <table:table-cell office:value-type="float" office:value="603172" table:style-name="ce1">
            <text:p>603172</text:p>
          </table:table-cell>
          <table:table-cell office:value-type="float" office:value="396213" table:style-name="ce1">
            <text:p>396213</text:p>
          </table:table-cell>
          <table:table-cell office:value-type="float" office:value="22.62" table:style-name="ce1">
            <text:p>22,62</text:p>
          </table:table-cell>
          <table:table-cell office:value-type="float" office:value="13.33" table:style-name="ce1">
            <text:p>13,33</text:p>
          </table:table-cell>
          <table:table-cell office:value-type="float" office:value="201056" table:style-name="ce1">
            <text:p>201056</text:p>
          </table:table-cell>
          <table:table-cell office:value-type="float" office:value="28050" table:style-name="ce1">
            <text:p>28050</text:p>
          </table:table-cell>
          <table:table-cell office:value-type="float" office:value="13.53" table:style-name="ce2">
            <text:p>13,53</text:p>
          </table:table-cell>
          <table:table-cell office:value-type="float" office:value="10.67" table:style-name="ce2">
            <text:p>10,67</text:p>
          </table:table-cell>
          <table:table-cell office:value-type="float" office:value="57129" table:style-name="ce2">
            <text:p>57129</text:p>
          </table:table-cell>
          <table:table-cell office:value-type="float" office:value="23371" table:style-name="ce2">
            <text:p>23371</text:p>
          </table:table-cell>
          <table:table-cell office:value-type="float" office:value="13.53" table:formula="of:=MIN([.$B158];[.$F158];[.$J158];[.$N158];[.$R158];[.$V158];[.$Z158];[.$AD158];[.$AH158];[.$AL158];[.$AP158];[.$AT158];[.$AX158])" table:style-name="ce1">
            <text:p>13,53</text:p>
          </table:table-cell>
          <table:table-cell office:value-type="float" office:value="10.67" table:formula="of:=MIN([.$C158];[.$G158];[.$K158];[.$O158];[.$S158];[.$W158];[.$AA158];[.$AE158];[.$AI158];[.$AM158];[.$AQ158];[.$AU158];[.$AY158])" table:style-name="ce1">
            <text:p>10,67</text:p>
          </table:table-cell>
          <table:table-cell office:value-type="float" office:value="57129" table:formula="of:=MIN([.$D158];[.$H158];[.$L158];[.$P158];[.$T158];[.$X158];[.$AB158];[.$AF158];[.$AJ158];[.$AN158];[.$AR158];[.$AV158];[.$AZ158])" table:style-name="ce1">
            <text:p>57129</text:p>
          </table:table-cell>
          <table:table-cell office:value-type="float" office:value="23371" table:formula="of:=MIN([.$E158];[.$I158];[.$M158];[.$Q158];[.$U158];[.$Y158];[.$AC158];[.$AG158];[.$AK158];[.$AO158];[.$AS158];[.$AW158];[.$BA158])" table:style-name="ce1">
            <text:p>23371</text:p>
          </table:table-cell>
          <table:table-cell office:value-type="float" office:value="74.94" table:formula="of:=MEDIAN([.$B158];[.$F158];[.$J158];[.$N158];[.$R158];[.$V158];[.$Z158];[.$AD158];[.$AH158];[.$AL158];[.$AP158];[.$AT158];[.$AX158])" table:style-name="ce1">
            <text:p>74,94</text:p>
          </table:table-cell>
          <table:table-cell office:value-type="float" office:value="72.150000000000006" table:formula="of:=MEDIAN([.$C158];[.$G158];[.$K158];[.$O158];[.$S158];[.$W158];[.$AA158];[.$AE158];[.$AI158];[.$AM158];[.$AQ158];[.$AU158];[.$AY158])" table:style-name="ce1">
            <text:p>72,15</text:p>
          </table:table-cell>
          <table:table-cell office:value-type="float" office:value="519538" table:formula="of:=MEDIAN([.$D158];[.$H158];[.$L158];[.$P158];[.$T158];[.$X158];[.$AB158];[.$AF158];[.$AJ158];[.$AN158];[.$AR158];[.$AV158];[.$AZ158])" table:style-name="ce1">
            <text:p>519538</text:p>
          </table:table-cell>
          <table:table-cell office:value-type="float" office:value="170692" table:formula="of:=MEDIAN([.$E158];[.$I158];[.$M158];[.$Q158];[.$U158];[.$Y158];[.$AC158];[.$AG158];[.$AK158];[.$AO158];[.$AS158];[.$AW158];[.$BA158])" table:style-name="ce1">
            <text:p>170692</text:p>
          </table:table-cell>
          <table:table-cell office:value-type="float" office:value="498.41" table:formula="of:=MAX([.$B158];[.$F158];[.$J158];[.$N158];[.$R158];[.$V158];[.$Z158];[.$AD158];[.$AH158];[.$AL158];[.$AP158];[.$AT158];[.$AX158])" table:style-name="ce1">
            <text:p>498,41</text:p>
          </table:table-cell>
          <table:table-cell office:value-type="float" office:value="495.28" table:formula="of:=MAX([.$C158];[.$G158];[.$K158];[.$O158];[.$S158];[.$W158];[.$AA158];[.$AE158];[.$AI158];[.$AM158];[.$AQ158];[.$AU158];[.$AY158])" table:style-name="ce1">
            <text:p>495,28</text:p>
          </table:table-cell>
          <table:table-cell office:value-type="float" office:value="1738195" table:formula="of:=MAX([.$D158];[.$H158];[.$L158];[.$P158];[.$T158];[.$X158];[.$AB158];[.$AF158];[.$AJ158];[.$AN158];[.$AR158];[.$AV158];[.$AZ158])" table:style-name="ce1">
            <text:p>1738195</text:p>
          </table:table-cell>
          <table:table-cell office:value-type="float" office:value="1161683" table:formula="of:=MAX([.$E158];[.$I158];[.$M158];[.$Q158];[.$U158];[.$Y158];[.$AC158];[.$AG158];[.$AK158];[.$AO158];[.$AS158];[.$AW158];[.$BA158])" table:style-name="ce1">
            <text:p>11616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5_w4.lp</text:p>
          </table:table-cell>
          <table:table-cell office:value-type="float" office:value="10.45" table:style-name="ce2">
            <text:p>10,45</text:p>
          </table:table-cell>
          <table:table-cell office:value-type="float" office:value="6.9" table:style-name="ce2">
            <text:p>6,9</text:p>
          </table:table-cell>
          <table:table-cell office:value-type="float" office:value="95894" table:style-name="ce1">
            <text:p>95894</text:p>
          </table:table-cell>
          <table:table-cell office:value-type="float" office:value="10817" table:style-name="ce2">
            <text:p>10817</text:p>
          </table:table-cell>
          <table:table-cell office:value-type="float" office:value="62.65" table:style-name="ce1">
            <text:p>62,65</text:p>
          </table:table-cell>
          <table:table-cell office:value-type="float" office:value="58.86" table:style-name="ce1">
            <text:p>58,86</text:p>
          </table:table-cell>
          <table:table-cell office:value-type="float" office:value="119852" table:style-name="ce1">
            <text:p>119852</text:p>
          </table:table-cell>
          <table:table-cell office:value-type="float" office:value="76138" table:style-name="ce1">
            <text:p>76138</text:p>
          </table:table-cell>
          <table:table-cell office:value-type="float" office:value="27.69" table:style-name="ce1">
            <text:p>27,69</text:p>
          </table:table-cell>
          <table:table-cell office:value-type="float" office:value="23.82" table:style-name="ce1">
            <text:p>23,82</text:p>
          </table:table-cell>
          <table:table-cell office:value-type="float" office:value="288353" table:style-name="ce1">
            <text:p>288353</text:p>
          </table:table-cell>
          <table:table-cell office:value-type="float" office:value="34164" table:style-name="ce1">
            <text:p>34164</text:p>
          </table:table-cell>
          <table:table-cell office:value-type="float" office:value="171.73" table:style-name="ce3">
            <text:p>171,73</text:p>
          </table:table-cell>
          <table:table-cell office:value-type="float" office:value="167.97" table:style-name="ce3">
            <text:p>167,97</text:p>
          </table:table-cell>
          <table:table-cell office:value-type="float" office:value="431384" table:style-name="ce3">
            <text:p>431384</text:p>
          </table:table-cell>
          <table:table-cell office:value-type="float" office:value="212430" table:style-name="ce3">
            <text:p>212430</text:p>
          </table:table-cell>
          <table:table-cell office:value-type="float" office:value="61.27" table:style-name="ce1">
            <text:p>61,27</text:p>
          </table:table-cell>
          <table:table-cell office:value-type="float" office:value="57.77" table:style-name="ce1">
            <text:p>57,77</text:p>
          </table:table-cell>
          <table:table-cell office:value-type="float" office:value="109867" table:style-name="ce1">
            <text:p>109867</text:p>
          </table:table-cell>
          <table:table-cell office:value-type="float" office:value="70101" table:style-name="ce1">
            <text:p>70101</text:p>
          </table:table-cell>
          <table:table-cell office:value-type="float" office:value="56.18" table:style-name="ce1">
            <text:p>56,18</text:p>
          </table:table-cell>
          <table:table-cell office:value-type="float" office:value="52.43" table:style-name="ce1">
            <text:p>52,43</text:p>
          </table:table-cell>
          <table:table-cell office:value-type="float" office:value="271852" table:style-name="ce1">
            <text:p>271852</text:p>
          </table:table-cell>
          <table:table-cell office:value-type="float" office:value="72180" table:style-name="ce1">
            <text:p>72180</text:p>
          </table:table-cell>
          <table:table-cell office:value-type="float" office:value="30.38" table:style-name="ce1">
            <text:p>30,38</text:p>
          </table:table-cell>
          <table:table-cell office:value-type="float" office:value="26.28" table:style-name="ce1">
            <text:p>26,28</text:p>
          </table:table-cell>
          <table:table-cell office:value-type="float" office:value="77398" table:style-name="ce2">
            <text:p>77398</text:p>
          </table:table-cell>
          <table:table-cell office:value-type="float" office:value="30723" table:style-name="ce1">
            <text:p>30723</text:p>
          </table:table-cell>
          <table:table-cell office:value-type="float" office:value="52.35" table:style-name="ce1">
            <text:p>52,35</text:p>
          </table:table-cell>
          <table:table-cell office:value-type="float" office:value="48.77" table:style-name="ce1">
            <text:p>48,77</text:p>
          </table:table-cell>
          <table:table-cell office:value-type="float" office:value="98075" table:style-name="ce1">
            <text:p>98075</text:p>
          </table:table-cell>
          <table:table-cell office:value-type="float" office:value="62609" table:style-name="ce1">
            <text:p>62609</text:p>
          </table:table-cell>
          <table:table-cell office:value-type="float" office:value="93.94" table:style-name="ce1">
            <text:p>93,94</text:p>
          </table:table-cell>
          <table:table-cell office:value-type="float" office:value="90.23" table:style-name="ce1">
            <text:p>90,23</text:p>
          </table:table-cell>
          <table:table-cell office:value-type="float" office:value="371124" table:style-name="ce1">
            <text:p>371124</text:p>
          </table:table-cell>
          <table:table-cell office:value-type="float" office:value="131732" table:style-name="ce1">
            <text:p>131732</text:p>
          </table:table-cell>
          <table:table-cell office:value-type="float" office:value="32.36" table:style-name="ce1">
            <text:p>32,36</text:p>
          </table:table-cell>
          <table:table-cell office:value-type="float" office:value="21.01" table:style-name="ce1">
            <text:p>21,01</text:p>
          </table:table-cell>
          <table:table-cell office:value-type="float" office:value="117174" table:style-name="ce1">
            <text:p>117174</text:p>
          </table:table-cell>
          <table:table-cell office:value-type="float" office:value="23247" table:style-name="ce1">
            <text:p>23247</text:p>
          </table:table-cell>
          <table:table-cell office:value-type="float" office:value="54.18" table:style-name="ce1">
            <text:p>54,18</text:p>
          </table:table-cell>
          <table:table-cell office:value-type="float" office:value="40.49" table:style-name="ce1">
            <text:p>40,49</text:p>
          </table:table-cell>
          <table:table-cell office:value-type="float" office:value="82994" table:style-name="ce1">
            <text:p>82994</text:p>
          </table:table-cell>
          <table:table-cell office:value-type="float" office:value="32543" table:style-name="ce1">
            <text:p>32543</text:p>
          </table:table-cell>
          <table:table-cell office:value-type="float" office:value="71.239999999999995" table:style-name="ce1">
            <text:p>71,24</text:p>
          </table:table-cell>
          <table:table-cell office:value-type="float" office:value="56.73" table:style-name="ce1">
            <text:p>56,73</text:p>
          </table:table-cell>
          <table:table-cell office:value-type="float" office:value="368661" table:style-name="ce1">
            <text:p>368661</text:p>
          </table:table-cell>
          <table:table-cell office:value-type="float" office:value="47053" table:style-name="ce1">
            <text:p>47053</text:p>
          </table:table-cell>
          <table:table-cell office:value-type="float" office:value="150.36000000000001" table:style-name="ce1">
            <text:p>150,36</text:p>
          </table:table-cell>
          <table:table-cell office:value-type="float" office:value="147.02000000000001" table:style-name="ce1">
            <text:p>147,02</text:p>
          </table:table-cell>
          <table:table-cell office:value-type="float" office:value="341992" table:style-name="ce1">
            <text:p>341992</text:p>
          </table:table-cell>
          <table:table-cell office:value-type="float" office:value="185276" table:style-name="ce1">
            <text:p>185276</text:p>
          </table:table-cell>
          <table:table-cell office:value-type="float" office:value="10.45" table:formula="of:=MIN([.$B159];[.$F159];[.$J159];[.$N159];[.$R159];[.$V159];[.$Z159];[.$AD159];[.$AH159];[.$AL159];[.$AP159];[.$AT159];[.$AX159])" table:style-name="ce1">
            <text:p>10,45</text:p>
          </table:table-cell>
          <table:table-cell office:value-type="float" office:value="6.9" table:formula="of:=MIN([.$C159];[.$G159];[.$K159];[.$O159];[.$S159];[.$W159];[.$AA159];[.$AE159];[.$AI159];[.$AM159];[.$AQ159];[.$AU159];[.$AY159])" table:style-name="ce1">
            <text:p>6,9</text:p>
          </table:table-cell>
          <table:table-cell office:value-type="float" office:value="77398" table:formula="of:=MIN([.$D159];[.$H159];[.$L159];[.$P159];[.$T159];[.$X159];[.$AB159];[.$AF159];[.$AJ159];[.$AN159];[.$AR159];[.$AV159];[.$AZ159])" table:style-name="ce1">
            <text:p>77398</text:p>
          </table:table-cell>
          <table:table-cell office:value-type="float" office:value="10817" table:formula="of:=MIN([.$E159];[.$I159];[.$M159];[.$Q159];[.$U159];[.$Y159];[.$AC159];[.$AG159];[.$AK159];[.$AO159];[.$AS159];[.$AW159];[.$BA159])" table:style-name="ce1">
            <text:p>10817</text:p>
          </table:table-cell>
          <table:table-cell office:value-type="float" office:value="56.18" table:formula="of:=MEDIAN([.$B159];[.$F159];[.$J159];[.$N159];[.$R159];[.$V159];[.$Z159];[.$AD159];[.$AH159];[.$AL159];[.$AP159];[.$AT159];[.$AX159])" table:style-name="ce1">
            <text:p>56,18</text:p>
          </table:table-cell>
          <table:table-cell office:value-type="float" office:value="52.43" table:formula="of:=MEDIAN([.$C159];[.$G159];[.$K159];[.$O159];[.$S159];[.$W159];[.$AA159];[.$AE159];[.$AI159];[.$AM159];[.$AQ159];[.$AU159];[.$AY159])" table:style-name="ce1">
            <text:p>52,43</text:p>
          </table:table-cell>
          <table:table-cell office:value-type="float" office:value="119852" table:formula="of:=MEDIAN([.$D159];[.$H159];[.$L159];[.$P159];[.$T159];[.$X159];[.$AB159];[.$AF159];[.$AJ159];[.$AN159];[.$AR159];[.$AV159];[.$AZ159])" table:style-name="ce1">
            <text:p>119852</text:p>
          </table:table-cell>
          <table:table-cell office:value-type="float" office:value="62609" table:formula="of:=MEDIAN([.$E159];[.$I159];[.$M159];[.$Q159];[.$U159];[.$Y159];[.$AC159];[.$AG159];[.$AK159];[.$AO159];[.$AS159];[.$AW159];[.$BA159])" table:style-name="ce1">
            <text:p>62609</text:p>
          </table:table-cell>
          <table:table-cell office:value-type="float" office:value="171.73" table:formula="of:=MAX([.$B159];[.$F159];[.$J159];[.$N159];[.$R159];[.$V159];[.$Z159];[.$AD159];[.$AH159];[.$AL159];[.$AP159];[.$AT159];[.$AX159])" table:style-name="ce1">
            <text:p>171,73</text:p>
          </table:table-cell>
          <table:table-cell office:value-type="float" office:value="167.97" table:formula="of:=MAX([.$C159];[.$G159];[.$K159];[.$O159];[.$S159];[.$W159];[.$AA159];[.$AE159];[.$AI159];[.$AM159];[.$AQ159];[.$AU159];[.$AY159])" table:style-name="ce1">
            <text:p>167,97</text:p>
          </table:table-cell>
          <table:table-cell office:value-type="float" office:value="431384" table:formula="of:=MAX([.$D159];[.$H159];[.$L159];[.$P159];[.$T159];[.$X159];[.$AB159];[.$AF159];[.$AJ159];[.$AN159];[.$AR159];[.$AV159];[.$AZ159])" table:style-name="ce1">
            <text:p>431384</text:p>
          </table:table-cell>
          <table:table-cell office:value-type="float" office:value="212430" table:formula="of:=MAX([.$E159];[.$I159];[.$M159];[.$Q159];[.$U159];[.$Y159];[.$AC159];[.$AG159];[.$AK159];[.$AO159];[.$AS159];[.$AW159];[.$BA159])" table:style-name="ce1">
            <text:p>21243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1_a35_w5.lp</text:p>
          </table:table-cell>
          <table:table-cell office:value-type="float" office:value="686" table:style-name="ce2">
            <text:p>686</text:p>
          </table:table-cell>
          <table:table-cell office:value-type="float" office:value="682.59" table:style-name="ce2">
            <text:p>682,59</text:p>
          </table:table-cell>
          <table:table-cell office:value-type="float" office:value="1186686" table:style-name="ce1">
            <text:p>1186686</text:p>
          </table:table-cell>
          <table:table-cell office:value-type="float" office:value="621636" table:style-name="ce1">
            <text:p>621636</text:p>
          </table:table-cell>
          <table:table-cell office:value-type="float" office:value="692.48" table:style-name="ce1">
            <text:p>692,48</text:p>
          </table:table-cell>
          <table:table-cell office:value-type="float" office:value="688.39" table:style-name="ce1">
            <text:p>688,39</text:p>
          </table:table-cell>
          <table:table-cell office:value-type="float" office:value="652677" table:style-name="ce1">
            <text:p>652677</text:p>
          </table:table-cell>
          <table:table-cell office:value-type="float" office:value="575235" table:style-name="ce1">
            <text:p>575235</text:p>
          </table:table-cell>
          <table:table-cell office:value-type="float" office:value="688.28" table:style-name="ce1">
            <text:p>688,28</text:p>
          </table:table-cell>
          <table:table-cell office:value-type="float" office:value="684.92" table:style-name="ce1">
            <text:p>684,92</text:p>
          </table:table-cell>
          <table:table-cell office:value-type="float" office:value="1215765" table:style-name="ce1">
            <text:p>1215765</text:p>
          </table:table-cell>
          <table:table-cell office:value-type="float" office:value="625758" table:style-name="ce1">
            <text:p>625758</text:p>
          </table:table-cell>
          <table:table-cell office:value-type="float" office:value="3011.91" table:style-name="ce1">
            <text:p>3011,91</text:p>
          </table:table-cell>
          <table:table-cell office:value-type="float" office:value="3008.43" table:style-name="ce1">
            <text:p>3008,43</text:p>
          </table:table-cell>
          <table:table-cell office:value-type="float" office:value="11473480" table:style-name="ce1">
            <text:p>11473480</text:p>
          </table:table-cell>
          <table:table-cell office:value-type="float" office:value="2548911" table:style-name="ce1">
            <text:p>2548911</text:p>
          </table:table-cell>
          <table:table-cell office:value-type="float" office:value="787.02" table:style-name="ce1">
            <text:p>787,02</text:p>
          </table:table-cell>
          <table:table-cell office:value-type="float" office:value="782.82" table:style-name="ce1">
            <text:p>782,82</text:p>
          </table:table-cell>
          <table:table-cell office:value-type="float" office:value="693987" table:style-name="ce1">
            <text:p>693987</text:p>
          </table:table-cell>
          <table:table-cell office:value-type="float" office:value="610346" table:style-name="ce1">
            <text:p>610346</text:p>
          </table:table-cell>
          <table:table-cell office:value-type="float" office:value="1707.9" table:style-name="ce1">
            <text:p>1707,9</text:p>
          </table:table-cell>
          <table:table-cell office:value-type="float" office:value="1704.17" table:style-name="ce1">
            <text:p>1704,17</text:p>
          </table:table-cell>
          <table:table-cell office:value-type="float" office:value="8965548" table:style-name="ce1">
            <text:p>8965548</text:p>
          </table:table-cell>
          <table:table-cell office:value-type="float" office:value="1667980" table:style-name="ce1">
            <text:p>1667980</text:p>
          </table:table-cell>
          <table:table-cell office:value-type="float" office:value="2673.2" table:style-name="ce1">
            <text:p>2673,2</text:p>
          </table:table-cell>
          <table:table-cell office:value-type="float" office:value="2669.33" table:style-name="ce1">
            <text:p>2669,33</text:p>
          </table:table-cell>
          <table:table-cell office:value-type="float" office:value="5102379" table:style-name="ce1">
            <text:p>5102379</text:p>
          </table:table-cell>
          <table:table-cell office:value-type="float" office:value="2318942" table:style-name="ce1">
            <text:p>2318942</text:p>
          </table:table-cell>
          <table:table-cell office:value-type="float" office:value="716.92" table:style-name="ce1">
            <text:p>716,92</text:p>
          </table:table-cell>
          <table:table-cell office:value-type="float" office:value="712.69" table:style-name="ce1">
            <text:p>712,69</text:p>
          </table:table-cell>
          <table:table-cell office:value-type="float" office:value="626308" table:style-name="ce1">
            <text:p>626308</text:p>
          </table:table-cell>
          <table:table-cell office:value-type="float" office:value="549419" table:style-name="ce1">
            <text:p>549419</text:p>
          </table:table-cell>
          <table:table-cell office:value-type="float" office:value="2465.79" table:style-name="ce1">
            <text:p>2465,79</text:p>
          </table:table-cell>
          <table:table-cell office:value-type="float" office:value="2462.0500000000002" table:style-name="ce1">
            <text:p>2462,05</text:p>
          </table:table-cell>
          <table:table-cell office:value-type="float" office:value="5260009" table:style-name="ce1">
            <text:p>5260009</text:p>
          </table:table-cell>
          <table:table-cell office:value-type="float" office:value="2229182" table:style-name="ce1">
            <text:p>2229182</text:p>
          </table:table-cell>
          <table:table-cell office:value-type="float" office:value="957.4" table:style-name="ce1">
            <text:p>957,4</text:p>
          </table:table-cell>
          <table:table-cell office:value-type="float" office:value="941.69" table:style-name="ce1">
            <text:p>941,69</text:p>
          </table:table-cell>
          <table:table-cell office:value-type="float" office:value="1140462" table:style-name="ce1">
            <text:p>1140462</text:p>
          </table:table-cell>
          <table:table-cell office:value-type="float" office:value="554468" table:style-name="ce1">
            <text:p>554468</text:p>
          </table:table-cell>
          <table:table-cell office:value-type="float" office:value="931.42" table:style-name="ce1">
            <text:p>931,42</text:p>
          </table:table-cell>
          <table:table-cell office:value-type="float" office:value="918.31" table:style-name="ce1">
            <text:p>918,31</text:p>
          </table:table-cell>
          <table:table-cell office:value-type="float" office:value="550069" table:style-name="ce2">
            <text:p>550069</text:p>
          </table:table-cell>
          <table:table-cell office:value-type="float" office:value="481540" table:style-name="ce2">
            <text:p>481540</text:p>
          </table:table-cell>
          <table:table-cell office:value-type="float" office:value="1408.06" table:style-name="ce1">
            <text:p>1408,06</text:p>
          </table:table-cell>
          <table:table-cell office:value-type="float" office:value="1393.76" table:style-name="ce1">
            <text:p>1393,76</text:p>
          </table:table-cell>
          <table:table-cell office:value-type="float" office:value="1448396" table:style-name="ce1">
            <text:p>1448396</text:p>
          </table:table-cell>
          <table:table-cell office:value-type="float" office:value="741172" table:style-name="ce1">
            <text:p>741172</text:p>
          </table:table-cell>
          <table:table-cell office:value-type="float" office:value="4963.1099999999997" table:style-name="ce3">
            <text:p>4963,11</text:p>
          </table:table-cell>
          <table:table-cell office:value-type="float" office:value="4959.1000000000004" table:style-name="ce3">
            <text:p>4959,1</text:p>
          </table:table-cell>
          <table:table-cell office:value-type="float" office:value="31162888" table:style-name="ce3">
            <text:p>31162888</text:p>
          </table:table-cell>
          <table:table-cell office:value-type="float" office:value="5273117" table:style-name="ce3">
            <text:p>5273117</text:p>
          </table:table-cell>
          <table:table-cell office:value-type="float" office:value="686" table:formula="of:=MIN([.$B160];[.$F160];[.$J160];[.$N160];[.$R160];[.$V160];[.$Z160];[.$AD160];[.$AH160];[.$AL160];[.$AP160];[.$AT160];[.$AX160])" table:style-name="ce1">
            <text:p>686</text:p>
          </table:table-cell>
          <table:table-cell office:value-type="float" office:value="682.59" table:formula="of:=MIN([.$C160];[.$G160];[.$K160];[.$O160];[.$S160];[.$W160];[.$AA160];[.$AE160];[.$AI160];[.$AM160];[.$AQ160];[.$AU160];[.$AY160])" table:style-name="ce1">
            <text:p>682,59</text:p>
          </table:table-cell>
          <table:table-cell office:value-type="float" office:value="550069" table:formula="of:=MIN([.$D160];[.$H160];[.$L160];[.$P160];[.$T160];[.$X160];[.$AB160];[.$AF160];[.$AJ160];[.$AN160];[.$AR160];[.$AV160];[.$AZ160])" table:style-name="ce1">
            <text:p>550069</text:p>
          </table:table-cell>
          <table:table-cell office:value-type="float" office:value="481540" table:formula="of:=MIN([.$E160];[.$I160];[.$M160];[.$Q160];[.$U160];[.$Y160];[.$AC160];[.$AG160];[.$AK160];[.$AO160];[.$AS160];[.$AW160];[.$BA160])" table:style-name="ce1">
            <text:p>481540</text:p>
          </table:table-cell>
          <table:table-cell office:value-type="float" office:value="957.4" table:formula="of:=MEDIAN([.$B160];[.$F160];[.$J160];[.$N160];[.$R160];[.$V160];[.$Z160];[.$AD160];[.$AH160];[.$AL160];[.$AP160];[.$AT160];[.$AX160])" table:style-name="ce1">
            <text:p>957,4</text:p>
          </table:table-cell>
          <table:table-cell office:value-type="float" office:value="941.69" table:formula="of:=MEDIAN([.$C160];[.$G160];[.$K160];[.$O160];[.$S160];[.$W160];[.$AA160];[.$AE160];[.$AI160];[.$AM160];[.$AQ160];[.$AU160];[.$AY160])" table:style-name="ce1">
            <text:p>941,69</text:p>
          </table:table-cell>
          <table:table-cell office:value-type="float" office:value="1215765" table:formula="of:=MEDIAN([.$D160];[.$H160];[.$L160];[.$P160];[.$T160];[.$X160];[.$AB160];[.$AF160];[.$AJ160];[.$AN160];[.$AR160];[.$AV160];[.$AZ160])" table:style-name="ce1">
            <text:p>1215765</text:p>
          </table:table-cell>
          <table:table-cell office:value-type="float" office:value="625758" table:formula="of:=MEDIAN([.$E160];[.$I160];[.$M160];[.$Q160];[.$U160];[.$Y160];[.$AC160];[.$AG160];[.$AK160];[.$AO160];[.$AS160];[.$AW160];[.$BA160])" table:style-name="ce1">
            <text:p>625758</text:p>
          </table:table-cell>
          <table:table-cell office:value-type="float" office:value="4963.1099999999997" table:formula="of:=MAX([.$B160];[.$F160];[.$J160];[.$N160];[.$R160];[.$V160];[.$Z160];[.$AD160];[.$AH160];[.$AL160];[.$AP160];[.$AT160];[.$AX160])" table:style-name="ce1">
            <text:p>4963,11</text:p>
          </table:table-cell>
          <table:table-cell office:value-type="float" office:value="4959.1000000000004" table:formula="of:=MAX([.$C160];[.$G160];[.$K160];[.$O160];[.$S160];[.$W160];[.$AA160];[.$AE160];[.$AI160];[.$AM160];[.$AQ160];[.$AU160];[.$AY160])" table:style-name="ce1">
            <text:p>4959,1</text:p>
          </table:table-cell>
          <table:table-cell office:value-type="float" office:value="31162888" table:formula="of:=MAX([.$D160];[.$H160];[.$L160];[.$P160];[.$T160];[.$X160];[.$AB160];[.$AF160];[.$AJ160];[.$AN160];[.$AR160];[.$AV160];[.$AZ160])" table:style-name="ce1">
            <text:p>31162888</text:p>
          </table:table-cell>
          <table:table-cell office:value-type="float" office:value="5273117" table:formula="of:=MAX([.$E160];[.$I160];[.$M160];[.$Q160];[.$U160];[.$Y160];[.$AC160];[.$AG160];[.$AK160];[.$AO160];[.$AS160];[.$AW160];[.$BA160])" table:style-name="ce1">
            <text:p>52731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25_w2.lp</text:p>
          </table:table-cell>
          <table:table-cell office:value-type="float" office:value="18.45" table:style-name="ce1">
            <text:p>18,45</text:p>
          </table:table-cell>
          <table:table-cell office:value-type="float" office:value="16.059999999999999" table:style-name="ce1">
            <text:p>16,06</text:p>
          </table:table-cell>
          <table:table-cell office:value-type="float" office:value="105453" table:style-name="ce1">
            <text:p>105453</text:p>
          </table:table-cell>
          <table:table-cell office:value-type="float" office:value="31995" table:style-name="ce1">
            <text:p>31995</text:p>
          </table:table-cell>
          <table:table-cell office:value-type="float" office:value="16.14" table:style-name="ce1">
            <text:p>16,14</text:p>
          </table:table-cell>
          <table:table-cell office:value-type="float" office:value="13.83" table:style-name="ce1">
            <text:p>13,83</text:p>
          </table:table-cell>
          <table:table-cell office:value-type="float" office:value="36577" table:style-name="ce1">
            <text:p>36577</text:p>
          </table:table-cell>
          <table:table-cell office:value-type="float" office:value="26595" table:style-name="ce1">
            <text:p>26595</text:p>
          </table:table-cell>
          <table:table-cell office:value-type="float" office:value="30.04" table:style-name="ce1">
            <text:p>30,04</text:p>
          </table:table-cell>
          <table:table-cell office:value-type="float" office:value="27.54" table:style-name="ce1">
            <text:p>27,54</text:p>
          </table:table-cell>
          <table:table-cell office:value-type="float" office:value="156896" table:style-name="ce1">
            <text:p>156896</text:p>
          </table:table-cell>
          <table:table-cell office:value-type="float" office:value="49901" table:style-name="ce1">
            <text:p>49901</text:p>
          </table:table-cell>
          <table:table-cell office:value-type="float" office:value="25.92" table:style-name="ce1">
            <text:p>25,92</text:p>
          </table:table-cell>
          <table:table-cell office:value-type="float" office:value="23.68" table:style-name="ce1">
            <text:p>23,68</text:p>
          </table:table-cell>
          <table:table-cell office:value-type="float" office:value="104879" table:style-name="ce1">
            <text:p>104879</text:p>
          </table:table-cell>
          <table:table-cell office:value-type="float" office:value="45055" table:style-name="ce1">
            <text:p>45055</text:p>
          </table:table-cell>
          <table:table-cell office:value-type="float" office:value="20.16" table:style-name="ce1">
            <text:p>20,16</text:p>
          </table:table-cell>
          <table:table-cell office:value-type="float" office:value="17.989999999999998" table:style-name="ce1">
            <text:p>17,99</text:p>
          </table:table-cell>
          <table:table-cell office:value-type="float" office:value="56151" table:style-name="ce1">
            <text:p>56151</text:p>
          </table:table-cell>
          <table:table-cell office:value-type="float" office:value="41125" table:style-name="ce1">
            <text:p>41125</text:p>
          </table:table-cell>
          <table:table-cell office:value-type="float" office:value="7.44" table:style-name="ce2">
            <text:p>7,44</text:p>
          </table:table-cell>
          <table:table-cell office:value-type="float" office:value="5.22" table:style-name="ce2">
            <text:p>5,22</text:p>
          </table:table-cell>
          <table:table-cell office:value-type="float" office:value="25118" table:style-name="ce1">
            <text:p>25118</text:p>
          </table:table-cell>
          <table:table-cell office:value-type="float" office:value="11301" table:style-name="ce2">
            <text:p>11301</text:p>
          </table:table-cell>
          <table:table-cell office:value-type="float" office:value="65.19" table:style-name="ce3">
            <text:p>65,19</text:p>
          </table:table-cell>
          <table:table-cell office:value-type="float" office:value="63.11" table:style-name="ce3">
            <text:p>63,11</text:p>
          </table:table-cell>
          <table:table-cell office:value-type="float" office:value="326805" table:style-name="ce3">
            <text:p>326805</text:p>
          </table:table-cell>
          <table:table-cell office:value-type="float" office:value="100844" table:style-name="ce3">
            <text:p>100844</text:p>
          </table:table-cell>
          <table:table-cell office:value-type="float" office:value="19.14" table:style-name="ce1">
            <text:p>19,14</text:p>
          </table:table-cell>
          <table:table-cell office:value-type="float" office:value="16.649999999999999" table:style-name="ce1">
            <text:p>16,65</text:p>
          </table:table-cell>
          <table:table-cell office:value-type="float" office:value="42544" table:style-name="ce1">
            <text:p>42544</text:p>
          </table:table-cell>
          <table:table-cell office:value-type="float" office:value="31231" table:style-name="ce1">
            <text:p>31231</text:p>
          </table:table-cell>
          <table:table-cell office:value-type="float" office:value="7.97" table:style-name="ce1">
            <text:p>7,97</text:p>
          </table:table-cell>
          <table:table-cell office:value-type="float" office:value="5.72" table:style-name="ce1">
            <text:p>5,72</text:p>
          </table:table-cell>
          <table:table-cell office:value-type="float" office:value="21056" table:style-name="ce2">
            <text:p>21056</text:p>
          </table:table-cell>
          <table:table-cell office:value-type="float" office:value="11619" table:style-name="ce1">
            <text:p>11619</text:p>
          </table:table-cell>
          <table:table-cell office:value-type="float" office:value="36.67" table:style-name="ce1">
            <text:p>36,67</text:p>
          </table:table-cell>
          <table:table-cell office:value-type="float" office:value="29.44" table:style-name="ce1">
            <text:p>29,44</text:p>
          </table:table-cell>
          <table:table-cell office:value-type="float" office:value="114304" table:style-name="ce1">
            <text:p>114304</text:p>
          </table:table-cell>
          <table:table-cell office:value-type="float" office:value="47183" table:style-name="ce1">
            <text:p>47183</text:p>
          </table:table-cell>
          <table:table-cell office:value-type="float" office:value="26.98" table:style-name="ce1">
            <text:p>26,98</text:p>
          </table:table-cell>
          <table:table-cell office:value-type="float" office:value="17.86" table:style-name="ce1">
            <text:p>17,86</text:p>
          </table:table-cell>
          <table:table-cell office:value-type="float" office:value="47348" table:style-name="ce1">
            <text:p>47348</text:p>
          </table:table-cell>
          <table:table-cell office:value-type="float" office:value="22086" table:style-name="ce1">
            <text:p>22086</text:p>
          </table:table-cell>
          <table:table-cell office:value-type="float" office:value="25.47" table:style-name="ce1">
            <text:p>25,47</text:p>
          </table:table-cell>
          <table:table-cell office:value-type="float" office:value="16.84" table:style-name="ce1">
            <text:p>16,84</text:p>
          </table:table-cell>
          <table:table-cell office:value-type="float" office:value="73529" table:style-name="ce1">
            <text:p>73529</text:p>
          </table:table-cell>
          <table:table-cell office:value-type="float" office:value="19810" table:style-name="ce1">
            <text:p>19810</text:p>
          </table:table-cell>
          <table:table-cell office:value-type="float" office:value="8.34" table:style-name="ce1">
            <text:p>8,34</text:p>
          </table:table-cell>
          <table:table-cell office:value-type="float" office:value="6.08" table:style-name="ce1">
            <text:p>6,08</text:p>
          </table:table-cell>
          <table:table-cell office:value-type="float" office:value="26123" table:style-name="ce1">
            <text:p>26123</text:p>
          </table:table-cell>
          <table:table-cell office:value-type="float" office:value="12678" table:style-name="ce1">
            <text:p>12678</text:p>
          </table:table-cell>
          <table:table-cell office:value-type="float" office:value="7.44" table:formula="of:=MIN([.$B161];[.$F161];[.$J161];[.$N161];[.$R161];[.$V161];[.$Z161];[.$AD161];[.$AH161];[.$AL161];[.$AP161];[.$AT161];[.$AX161])" table:style-name="ce1">
            <text:p>7,44</text:p>
          </table:table-cell>
          <table:table-cell office:value-type="float" office:value="5.22" table:formula="of:=MIN([.$C161];[.$G161];[.$K161];[.$O161];[.$S161];[.$W161];[.$AA161];[.$AE161];[.$AI161];[.$AM161];[.$AQ161];[.$AU161];[.$AY161])" table:style-name="ce1">
            <text:p>5,22</text:p>
          </table:table-cell>
          <table:table-cell office:value-type="float" office:value="21056" table:formula="of:=MIN([.$D161];[.$H161];[.$L161];[.$P161];[.$T161];[.$X161];[.$AB161];[.$AF161];[.$AJ161];[.$AN161];[.$AR161];[.$AV161];[.$AZ161])" table:style-name="ce1">
            <text:p>21056</text:p>
          </table:table-cell>
          <table:table-cell office:value-type="float" office:value="11301" table:formula="of:=MIN([.$E161];[.$I161];[.$M161];[.$Q161];[.$U161];[.$Y161];[.$AC161];[.$AG161];[.$AK161];[.$AO161];[.$AS161];[.$AW161];[.$BA161])" table:style-name="ce1">
            <text:p>11301</text:p>
          </table:table-cell>
          <table:table-cell office:value-type="float" office:value="20.16" table:formula="of:=MEDIAN([.$B161];[.$F161];[.$J161];[.$N161];[.$R161];[.$V161];[.$Z161];[.$AD161];[.$AH161];[.$AL161];[.$AP161];[.$AT161];[.$AX161])" table:style-name="ce1">
            <text:p>20,16</text:p>
          </table:table-cell>
          <table:table-cell office:value-type="float" office:value="16.84" table:formula="of:=MEDIAN([.$C161];[.$G161];[.$K161];[.$O161];[.$S161];[.$W161];[.$AA161];[.$AE161];[.$AI161];[.$AM161];[.$AQ161];[.$AU161];[.$AY161])" table:style-name="ce1">
            <text:p>16,84</text:p>
          </table:table-cell>
          <table:table-cell office:value-type="float" office:value="56151" table:formula="of:=MEDIAN([.$D161];[.$H161];[.$L161];[.$P161];[.$T161];[.$X161];[.$AB161];[.$AF161];[.$AJ161];[.$AN161];[.$AR161];[.$AV161];[.$AZ161])" table:style-name="ce1">
            <text:p>56151</text:p>
          </table:table-cell>
          <table:table-cell office:value-type="float" office:value="31231" table:formula="of:=MEDIAN([.$E161];[.$I161];[.$M161];[.$Q161];[.$U161];[.$Y161];[.$AC161];[.$AG161];[.$AK161];[.$AO161];[.$AS161];[.$AW161];[.$BA161])" table:style-name="ce1">
            <text:p>31231</text:p>
          </table:table-cell>
          <table:table-cell office:value-type="float" office:value="65.19" table:formula="of:=MAX([.$B161];[.$F161];[.$J161];[.$N161];[.$R161];[.$V161];[.$Z161];[.$AD161];[.$AH161];[.$AL161];[.$AP161];[.$AT161];[.$AX161])" table:style-name="ce1">
            <text:p>65,19</text:p>
          </table:table-cell>
          <table:table-cell office:value-type="float" office:value="63.11" table:formula="of:=MAX([.$C161];[.$G161];[.$K161];[.$O161];[.$S161];[.$W161];[.$AA161];[.$AE161];[.$AI161];[.$AM161];[.$AQ161];[.$AU161];[.$AY161])" table:style-name="ce1">
            <text:p>63,11</text:p>
          </table:table-cell>
          <table:table-cell office:value-type="float" office:value="326805" table:formula="of:=MAX([.$D161];[.$H161];[.$L161];[.$P161];[.$T161];[.$X161];[.$AB161];[.$AF161];[.$AJ161];[.$AN161];[.$AR161];[.$AV161];[.$AZ161])" table:style-name="ce1">
            <text:p>326805</text:p>
          </table:table-cell>
          <table:table-cell office:value-type="float" office:value="100844" table:formula="of:=MAX([.$E161];[.$I161];[.$M161];[.$Q161];[.$U161];[.$Y161];[.$AC161];[.$AG161];[.$AK161];[.$AO161];[.$AS161];[.$AW161];[.$BA161])" table:style-name="ce1">
            <text:p>10084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25_w3.lp</text:p>
          </table:table-cell>
          <table:table-cell office:value-type="float" office:value="14.57" table:style-name="ce1">
            <text:p>14,57</text:p>
          </table:table-cell>
          <table:table-cell office:value-type="float" office:value="11.59" table:style-name="ce1">
            <text:p>11,59</text:p>
          </table:table-cell>
          <table:table-cell office:value-type="float" office:value="84448" table:style-name="ce1">
            <text:p>84448</text:p>
          </table:table-cell>
          <table:table-cell office:value-type="float" office:value="17448" table:style-name="ce1">
            <text:p>17448</text:p>
          </table:table-cell>
          <table:table-cell office:value-type="float" office:value="10" table:style-name="ce1">
            <text:p>10</text:p>
          </table:table-cell>
          <table:table-cell office:value-type="float" office:value="6.79" table:style-name="ce1">
            <text:p>6,79</text:p>
          </table:table-cell>
          <table:table-cell office:value-type="float" office:value="16692" table:style-name="ce1">
            <text:p>16692</text:p>
          </table:table-cell>
          <table:table-cell office:value-type="float" office:value="11153" table:style-name="ce1">
            <text:p>11153</text:p>
          </table:table-cell>
          <table:table-cell office:value-type="float" office:value="6.44" table:style-name="ce1">
            <text:p>6,44</text:p>
          </table:table-cell>
          <table:table-cell office:value-type="float" office:value="3.38" table:style-name="ce1">
            <text:p>3,38</text:p>
          </table:table-cell>
          <table:table-cell office:value-type="float" office:value="37534" table:style-name="ce1">
            <text:p>37534</text:p>
          </table:table-cell>
          <table:table-cell office:value-type="float" office:value="5703" table:style-name="ce1">
            <text:p>5703</text:p>
          </table:table-cell>
          <table:table-cell office:value-type="float" office:value="21.89" table:style-name="ce1">
            <text:p>21,89</text:p>
          </table:table-cell>
          <table:table-cell office:value-type="float" office:value="18.760000000000002" table:style-name="ce1">
            <text:p>18,76</text:p>
          </table:table-cell>
          <table:table-cell office:value-type="float" office:value="76973" table:style-name="ce1">
            <text:p>76973</text:p>
          </table:table-cell>
          <table:table-cell office:value-type="float" office:value="27525" table:style-name="ce1">
            <text:p>27525</text:p>
          </table:table-cell>
          <table:table-cell office:value-type="float" office:value="4.37" table:style-name="ce2">
            <text:p>4,37</text:p>
          </table:table-cell>
          <table:table-cell office:value-type="float" office:value="1.19" table:style-name="ce2">
            <text:p>1,19</text:p>
          </table:table-cell>
          <table:table-cell office:value-type="float" office:value="3706" table:style-name="ce2">
            <text:p>3706</text:p>
          </table:table-cell>
          <table:table-cell office:value-type="float" office:value="2216" table:style-name="ce2">
            <text:p>2216</text:p>
          </table:table-cell>
          <table:table-cell office:value-type="float" office:value="18.36" table:style-name="ce1">
            <text:p>18,36</text:p>
          </table:table-cell>
          <table:table-cell office:value-type="float" office:value="15.55" table:style-name="ce1">
            <text:p>15,55</text:p>
          </table:table-cell>
          <table:table-cell office:value-type="float" office:value="50476" table:style-name="ce1">
            <text:p>50476</text:p>
          </table:table-cell>
          <table:table-cell office:value-type="float" office:value="24331" table:style-name="ce1">
            <text:p>24331</text:p>
          </table:table-cell>
          <table:table-cell office:value-type="float" office:value="7.13" table:style-name="ce1">
            <text:p>7,13</text:p>
          </table:table-cell>
          <table:table-cell office:value-type="float" office:value="3.91" table:style-name="ce1">
            <text:p>3,91</text:p>
          </table:table-cell>
          <table:table-cell office:value-type="float" office:value="12571" table:style-name="ce1">
            <text:p>12571</text:p>
          </table:table-cell>
          <table:table-cell office:value-type="float" office:value="5827" table:style-name="ce1">
            <text:p>5827</text:p>
          </table:table-cell>
          <table:table-cell office:value-type="float" office:value="5.03" table:style-name="ce1">
            <text:p>5,03</text:p>
          </table:table-cell>
          <table:table-cell office:value-type="float" office:value="1.8" table:style-name="ce1">
            <text:p>1,8</text:p>
          </table:table-cell>
          <table:table-cell office:value-type="float" office:value="4837" table:style-name="ce1">
            <text:p>4837</text:p>
          </table:table-cell>
          <table:table-cell office:value-type="float" office:value="2917" table:style-name="ce1">
            <text:p>2917</text:p>
          </table:table-cell>
          <table:table-cell office:value-type="float" office:value="22.67" table:style-name="ce3">
            <text:p>22,67</text:p>
          </table:table-cell>
          <table:table-cell office:value-type="float" office:value="20.03" table:style-name="ce3">
            <text:p>20,03</text:p>
          </table:table-cell>
          <table:table-cell office:value-type="float" office:value="68116" table:style-name="ce1">
            <text:p>68116</text:p>
          </table:table-cell>
          <table:table-cell office:value-type="float" office:value="32420" table:style-name="ce3">
            <text:p>32420</text:p>
          </table:table-cell>
          <table:table-cell office:value-type="float" office:value="21" table:style-name="ce1">
            <text:p>21</text:p>
          </table:table-cell>
          <table:table-cell office:value-type="float" office:value="11.75" table:style-name="ce1">
            <text:p>11,75</text:p>
          </table:table-cell>
          <table:table-cell office:value-type="float" office:value="100349" table:style-name="ce3">
            <text:p>100349</text:p>
          </table:table-cell>
          <table:table-cell office:value-type="float" office:value="15852" table:style-name="ce1">
            <text:p>15852</text:p>
          </table:table-cell>
          <table:table-cell office:value-type="float" office:value="16.25" table:style-name="ce1">
            <text:p>16,25</text:p>
          </table:table-cell>
          <table:table-cell office:value-type="float" office:value="4.72" table:style-name="ce1">
            <text:p>4,72</text:p>
          </table:table-cell>
          <table:table-cell office:value-type="float" office:value="8318" table:style-name="ce1">
            <text:p>8318</text:p>
          </table:table-cell>
          <table:table-cell office:value-type="float" office:value="4595" table:style-name="ce1">
            <text:p>4595</text:p>
          </table:table-cell>
          <table:table-cell office:value-type="float" office:value="12.97" table:style-name="ce1">
            <text:p>12,97</text:p>
          </table:table-cell>
          <table:table-cell office:value-type="float" office:value="3.39" table:style-name="ce1">
            <text:p>3,39</text:p>
          </table:table-cell>
          <table:table-cell office:value-type="float" office:value="33061" table:style-name="ce1">
            <text:p>33061</text:p>
          </table:table-cell>
          <table:table-cell office:value-type="float" office:value="5267" table:style-name="ce1">
            <text:p>5267</text:p>
          </table:table-cell>
          <table:table-cell office:value-type="float" office:value="18.059999999999999" table:style-name="ce1">
            <text:p>18,06</text:p>
          </table:table-cell>
          <table:table-cell office:value-type="float" office:value="15.17" table:style-name="ce1">
            <text:p>15,17</text:p>
          </table:table-cell>
          <table:table-cell office:value-type="float" office:value="44273" table:style-name="ce1">
            <text:p>44273</text:p>
          </table:table-cell>
          <table:table-cell office:value-type="float" office:value="22816" table:style-name="ce1">
            <text:p>22816</text:p>
          </table:table-cell>
          <table:table-cell office:value-type="float" office:value="4.37" table:formula="of:=MIN([.$B162];[.$F162];[.$J162];[.$N162];[.$R162];[.$V162];[.$Z162];[.$AD162];[.$AH162];[.$AL162];[.$AP162];[.$AT162];[.$AX162])" table:style-name="ce1">
            <text:p>4,37</text:p>
          </table:table-cell>
          <table:table-cell office:value-type="float" office:value="1.19" table:formula="of:=MIN([.$C162];[.$G162];[.$K162];[.$O162];[.$S162];[.$W162];[.$AA162];[.$AE162];[.$AI162];[.$AM162];[.$AQ162];[.$AU162];[.$AY162])" table:style-name="ce1">
            <text:p>1,19</text:p>
          </table:table-cell>
          <table:table-cell office:value-type="float" office:value="3706" table:formula="of:=MIN([.$D162];[.$H162];[.$L162];[.$P162];[.$T162];[.$X162];[.$AB162];[.$AF162];[.$AJ162];[.$AN162];[.$AR162];[.$AV162];[.$AZ162])" table:style-name="ce1">
            <text:p>3706</text:p>
          </table:table-cell>
          <table:table-cell office:value-type="float" office:value="2216" table:formula="of:=MIN([.$E162];[.$I162];[.$M162];[.$Q162];[.$U162];[.$Y162];[.$AC162];[.$AG162];[.$AK162];[.$AO162];[.$AS162];[.$AW162];[.$BA162])" table:style-name="ce1">
            <text:p>2216</text:p>
          </table:table-cell>
          <table:table-cell office:value-type="float" office:value="14.57" table:formula="of:=MEDIAN([.$B162];[.$F162];[.$J162];[.$N162];[.$R162];[.$V162];[.$Z162];[.$AD162];[.$AH162];[.$AL162];[.$AP162];[.$AT162];[.$AX162])" table:style-name="ce1">
            <text:p>14,57</text:p>
          </table:table-cell>
          <table:table-cell office:value-type="float" office:value="6.79" table:formula="of:=MEDIAN([.$C162];[.$G162];[.$K162];[.$O162];[.$S162];[.$W162];[.$AA162];[.$AE162];[.$AI162];[.$AM162];[.$AQ162];[.$AU162];[.$AY162])" table:style-name="ce1">
            <text:p>6,79</text:p>
          </table:table-cell>
          <table:table-cell office:value-type="float" office:value="37534" table:formula="of:=MEDIAN([.$D162];[.$H162];[.$L162];[.$P162];[.$T162];[.$X162];[.$AB162];[.$AF162];[.$AJ162];[.$AN162];[.$AR162];[.$AV162];[.$AZ162])" table:style-name="ce1">
            <text:p>37534</text:p>
          </table:table-cell>
          <table:table-cell office:value-type="float" office:value="11153" table:formula="of:=MEDIAN([.$E162];[.$I162];[.$M162];[.$Q162];[.$U162];[.$Y162];[.$AC162];[.$AG162];[.$AK162];[.$AO162];[.$AS162];[.$AW162];[.$BA162])" table:style-name="ce1">
            <text:p>11153</text:p>
          </table:table-cell>
          <table:table-cell office:value-type="float" office:value="22.67" table:formula="of:=MAX([.$B162];[.$F162];[.$J162];[.$N162];[.$R162];[.$V162];[.$Z162];[.$AD162];[.$AH162];[.$AL162];[.$AP162];[.$AT162];[.$AX162])" table:style-name="ce1">
            <text:p>22,67</text:p>
          </table:table-cell>
          <table:table-cell office:value-type="float" office:value="20.03" table:formula="of:=MAX([.$C162];[.$G162];[.$K162];[.$O162];[.$S162];[.$W162];[.$AA162];[.$AE162];[.$AI162];[.$AM162];[.$AQ162];[.$AU162];[.$AY162])" table:style-name="ce1">
            <text:p>20,03</text:p>
          </table:table-cell>
          <table:table-cell office:value-type="float" office:value="100349" table:formula="of:=MAX([.$D162];[.$H162];[.$L162];[.$P162];[.$T162];[.$X162];[.$AB162];[.$AF162];[.$AJ162];[.$AN162];[.$AR162];[.$AV162];[.$AZ162])" table:style-name="ce1">
            <text:p>100349</text:p>
          </table:table-cell>
          <table:table-cell office:value-type="float" office:value="32420" table:formula="of:=MAX([.$E162];[.$I162];[.$M162];[.$Q162];[.$U162];[.$Y162];[.$AC162];[.$AG162];[.$AK162];[.$AO162];[.$AS162];[.$AW162];[.$BA162])" table:style-name="ce1">
            <text:p>3242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25_w4.lp</text:p>
          </table:table-cell>
          <table:table-cell office:value-type="float" office:value="27.99" table:style-name="ce3">
            <text:p>27,99</text:p>
          </table:table-cell>
          <table:table-cell office:value-type="float" office:value="24.79" table:style-name="ce3">
            <text:p>24,79</text:p>
          </table:table-cell>
          <table:table-cell office:value-type="float" office:value="167233" table:style-name="ce3">
            <text:p>167233</text:p>
          </table:table-cell>
          <table:table-cell office:value-type="float" office:value="40234" table:style-name="ce3">
            <text:p>40234</text:p>
          </table:table-cell>
          <table:table-cell office:value-type="float" office:value="3.88" table:style-name="ce1">
            <text:p>3,88</text:p>
          </table:table-cell>
          <table:table-cell office:value-type="float" office:value="0.47" table:style-name="ce2">
            <text:p>0,47</text:p>
          </table:table-cell>
          <table:table-cell office:value-type="float" office:value="1970" table:style-name="ce2">
            <text:p>1970</text:p>
          </table:table-cell>
          <table:table-cell office:value-type="float" office:value="857" table:style-name="ce2">
            <text:p>857</text:p>
          </table:table-cell>
          <table:table-cell office:value-type="float" office:value="9.61" table:style-name="ce1">
            <text:p>9,61</text:p>
          </table:table-cell>
          <table:table-cell office:value-type="float" office:value="6.61" table:style-name="ce1">
            <text:p>6,61</text:p>
          </table:table-cell>
          <table:table-cell office:value-type="float" office:value="50478" table:style-name="ce1">
            <text:p>50478</text:p>
          </table:table-cell>
          <table:table-cell office:value-type="float" office:value="11043" table:style-name="ce1">
            <text:p>11043</text:p>
          </table:table-cell>
          <table:table-cell office:value-type="float" office:value="16.45" table:style-name="ce1">
            <text:p>16,45</text:p>
          </table:table-cell>
          <table:table-cell office:value-type="float" office:value="13.13" table:style-name="ce1">
            <text:p>13,13</text:p>
          </table:table-cell>
          <table:table-cell office:value-type="float" office:value="114460" table:style-name="ce1">
            <text:p>114460</text:p>
          </table:table-cell>
          <table:table-cell office:value-type="float" office:value="26086" table:style-name="ce1">
            <text:p>26086</text:p>
          </table:table-cell>
          <table:table-cell office:value-type="float" office:value="5.58" table:style-name="ce1">
            <text:p>5,58</text:p>
          </table:table-cell>
          <table:table-cell office:value-type="float" office:value="2.38" table:style-name="ce1">
            <text:p>2,38</text:p>
          </table:table-cell>
          <table:table-cell office:value-type="float" office:value="7065" table:style-name="ce1">
            <text:p>7065</text:p>
          </table:table-cell>
          <table:table-cell office:value-type="float" office:value="4195" table:style-name="ce1">
            <text:p>419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.5" table:style-name="ce1">
            <text:p>1,5</text:p>
          </table:table-cell>
          <table:table-cell office:value-type="float" office:value="29343" table:style-name="ce1">
            <text:p>29343</text:p>
          </table:table-cell>
          <table:table-cell office:value-type="float" office:value="2885" table:style-name="ce1">
            <text:p>2885</text:p>
          </table:table-cell>
          <table:table-cell office:value-type="float" office:value="7.82" table:style-name="ce1">
            <text:p>7,82</text:p>
          </table:table-cell>
          <table:table-cell office:value-type="float" office:value="4.53" table:style-name="ce1">
            <text:p>4,53</text:p>
          </table:table-cell>
          <table:table-cell office:value-type="float" office:value="38903" table:style-name="ce1">
            <text:p>38903</text:p>
          </table:table-cell>
          <table:table-cell office:value-type="float" office:value="8929" table:style-name="ce1">
            <text:p>8929</text:p>
          </table:table-cell>
          <table:table-cell office:value-type="float" office:value="6.53" table:style-name="ce1">
            <text:p>6,53</text:p>
          </table:table-cell>
          <table:table-cell office:value-type="float" office:value="3.3" table:style-name="ce1">
            <text:p>3,3</text:p>
          </table:table-cell>
          <table:table-cell office:value-type="float" office:value="9685" table:style-name="ce1">
            <text:p>9685</text:p>
          </table:table-cell>
          <table:table-cell office:value-type="float" office:value="5733" table:style-name="ce1">
            <text:p>5733</text:p>
          </table:table-cell>
          <table:table-cell office:value-type="float" office:value="7.17" table:style-name="ce1">
            <text:p>7,17</text:p>
          </table:table-cell>
          <table:table-cell office:value-type="float" office:value="4.0599999999999996" table:style-name="ce1">
            <text:p>4,06</text:p>
          </table:table-cell>
          <table:table-cell office:value-type="float" office:value="42111" table:style-name="ce1">
            <text:p>42111</text:p>
          </table:table-cell>
          <table:table-cell office:value-type="float" office:value="8252" table:style-name="ce1">
            <text:p>8252</text:p>
          </table:table-cell>
          <table:table-cell office:value-type="float" office:value="15.67" table:style-name="ce1">
            <text:p>15,67</text:p>
          </table:table-cell>
          <table:table-cell office:value-type="float" office:value="3.35" table:style-name="ce1">
            <text:p>3,35</text:p>
          </table:table-cell>
          <table:table-cell office:value-type="float" office:value="36746" table:style-name="ce1">
            <text:p>36746</text:p>
          </table:table-cell>
          <table:table-cell office:value-type="float" office:value="4088" table:style-name="ce1">
            <text:p>4088</text:p>
          </table:table-cell>
          <table:table-cell office:value-type="float" office:value="21.44" table:style-name="ce1">
            <text:p>21,44</text:p>
          </table:table-cell>
          <table:table-cell office:value-type="float" office:value="9" table:style-name="ce1">
            <text:p>9</text:p>
          </table:table-cell>
          <table:table-cell office:value-type="float" office:value="15661" table:style-name="ce1">
            <text:p>15661</text:p>
          </table:table-cell>
          <table:table-cell office:value-type="float" office:value="10077" table:style-name="ce1">
            <text:p>10077</text:p>
          </table:table-cell>
          <table:table-cell office:value-type="float" office:value="11.25" table:style-name="ce1">
            <text:p>11,25</text:p>
          </table:table-cell>
          <table:table-cell office:value-type="float" office:value="1.05" table:style-name="ce1">
            <text:p>1,05</text:p>
          </table:table-cell>
          <table:table-cell office:value-type="float" office:value="22122" table:style-name="ce1">
            <text:p>22122</text:p>
          </table:table-cell>
          <table:table-cell office:value-type="float" office:value="1807" table:style-name="ce1">
            <text:p>1807</text:p>
          </table:table-cell>
          <table:table-cell office:value-type="float" office:value="3.63" table:style-name="ce2">
            <text:p>3,63</text:p>
          </table:table-cell>
          <table:table-cell office:value-type="float" office:value="0.87" table:style-name="ce1">
            <text:p>0,87</text:p>
          </table:table-cell>
          <table:table-cell office:value-type="float" office:value="22242" table:style-name="ce1">
            <text:p>22242</text:p>
          </table:table-cell>
          <table:table-cell office:value-type="float" office:value="1730" table:style-name="ce1">
            <text:p>1730</text:p>
          </table:table-cell>
          <table:table-cell office:value-type="float" office:value="3.63" table:formula="of:=MIN([.$B163];[.$F163];[.$J163];[.$N163];[.$R163];[.$V163];[.$Z163];[.$AD163];[.$AH163];[.$AL163];[.$AP163];[.$AT163];[.$AX163])" table:style-name="ce1">
            <text:p>3,63</text:p>
          </table:table-cell>
          <table:table-cell office:value-type="float" office:value="0.47" table:formula="of:=MIN([.$C163];[.$G163];[.$K163];[.$O163];[.$S163];[.$W163];[.$AA163];[.$AE163];[.$AI163];[.$AM163];[.$AQ163];[.$AU163];[.$AY163])" table:style-name="ce1">
            <text:p>0,47</text:p>
          </table:table-cell>
          <table:table-cell office:value-type="float" office:value="1970" table:formula="of:=MIN([.$D163];[.$H163];[.$L163];[.$P163];[.$T163];[.$X163];[.$AB163];[.$AF163];[.$AJ163];[.$AN163];[.$AR163];[.$AV163];[.$AZ163])" table:style-name="ce1">
            <text:p>1970</text:p>
          </table:table-cell>
          <table:table-cell office:value-type="float" office:value="857" table:formula="of:=MIN([.$E163];[.$I163];[.$M163];[.$Q163];[.$U163];[.$Y163];[.$AC163];[.$AG163];[.$AK163];[.$AO163];[.$AS163];[.$AW163];[.$BA163])" table:style-name="ce1">
            <text:p>857</text:p>
          </table:table-cell>
          <table:table-cell office:value-type="float" office:value="7.82" table:formula="of:=MEDIAN([.$B163];[.$F163];[.$J163];[.$N163];[.$R163];[.$V163];[.$Z163];[.$AD163];[.$AH163];[.$AL163];[.$AP163];[.$AT163];[.$AX163])" table:style-name="ce1">
            <text:p>7,82</text:p>
          </table:table-cell>
          <table:table-cell office:value-type="float" office:value="3.35" table:formula="of:=MEDIAN([.$C163];[.$G163];[.$K163];[.$O163];[.$S163];[.$W163];[.$AA163];[.$AE163];[.$AI163];[.$AM163];[.$AQ163];[.$AU163];[.$AY163])" table:style-name="ce1">
            <text:p>3,35</text:p>
          </table:table-cell>
          <table:table-cell office:value-type="float" office:value="29343" table:formula="of:=MEDIAN([.$D163];[.$H163];[.$L163];[.$P163];[.$T163];[.$X163];[.$AB163];[.$AF163];[.$AJ163];[.$AN163];[.$AR163];[.$AV163];[.$AZ163])" table:style-name="ce1">
            <text:p>29343</text:p>
          </table:table-cell>
          <table:table-cell office:value-type="float" office:value="5733" table:formula="of:=MEDIAN([.$E163];[.$I163];[.$M163];[.$Q163];[.$U163];[.$Y163];[.$AC163];[.$AG163];[.$AK163];[.$AO163];[.$AS163];[.$AW163];[.$BA163])" table:style-name="ce1">
            <text:p>5733</text:p>
          </table:table-cell>
          <table:table-cell office:value-type="float" office:value="27.99" table:formula="of:=MAX([.$B163];[.$F163];[.$J163];[.$N163];[.$R163];[.$V163];[.$Z163];[.$AD163];[.$AH163];[.$AL163];[.$AP163];[.$AT163];[.$AX163])" table:style-name="ce1">
            <text:p>27,99</text:p>
          </table:table-cell>
          <table:table-cell office:value-type="float" office:value="24.79" table:formula="of:=MAX([.$C163];[.$G163];[.$K163];[.$O163];[.$S163];[.$W163];[.$AA163];[.$AE163];[.$AI163];[.$AM163];[.$AQ163];[.$AU163];[.$AY163])" table:style-name="ce1">
            <text:p>24,79</text:p>
          </table:table-cell>
          <table:table-cell office:value-type="float" office:value="167233" table:formula="of:=MAX([.$D163];[.$H163];[.$L163];[.$P163];[.$T163];[.$X163];[.$AB163];[.$AF163];[.$AJ163];[.$AN163];[.$AR163];[.$AV163];[.$AZ163])" table:style-name="ce1">
            <text:p>167233</text:p>
          </table:table-cell>
          <table:table-cell office:value-type="float" office:value="40234" table:formula="of:=MAX([.$E163];[.$I163];[.$M163];[.$Q163];[.$U163];[.$Y163];[.$AC163];[.$AG163];[.$AK163];[.$AO163];[.$AS163];[.$AW163];[.$BA163])" table:style-name="ce1">
            <text:p>4023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25_w5.lp</text:p>
          </table:table-cell>
          <table:table-cell office:value-type="float" office:value="22.99" table:style-name="ce1">
            <text:p>22,99</text:p>
          </table:table-cell>
          <table:table-cell office:value-type="float" office:value="20.12" table:style-name="ce1">
            <text:p>20,12</text:p>
          </table:table-cell>
          <table:table-cell office:value-type="float" office:value="229585" table:style-name="ce1">
            <text:p>229585</text:p>
          </table:table-cell>
          <table:table-cell office:value-type="float" office:value="25509" table:style-name="ce1">
            <text:p>25509</text:p>
          </table:table-cell>
          <table:table-cell office:value-type="float" office:value="88.97" table:style-name="ce1">
            <text:p>88,97</text:p>
          </table:table-cell>
          <table:table-cell office:value-type="float" office:value="85.9" table:style-name="ce1">
            <text:p>85,9</text:p>
          </table:table-cell>
          <table:table-cell office:value-type="float" office:value="116780" table:style-name="ce1">
            <text:p>116780</text:p>
          </table:table-cell>
          <table:table-cell office:value-type="float" office:value="93554" table:style-name="ce1">
            <text:p>93554</text:p>
          </table:table-cell>
          <table:table-cell office:value-type="float" office:value="95.69" table:style-name="ce3">
            <text:p>95,69</text:p>
          </table:table-cell>
          <table:table-cell office:value-type="float" office:value="92.88" table:style-name="ce3">
            <text:p>92,88</text:p>
          </table:table-cell>
          <table:table-cell office:value-type="float" office:value="719788" table:style-name="ce3">
            <text:p>719788</text:p>
          </table:table-cell>
          <table:table-cell office:value-type="float" office:value="107146" table:style-name="ce3">
            <text:p>107146</text:p>
          </table:table-cell>
          <table:table-cell office:value-type="float" office:value="6.12" table:style-name="ce2">
            <text:p>6,12</text:p>
          </table:table-cell>
          <table:table-cell office:value-type="float" office:value="3.46" table:style-name="ce2">
            <text:p>3,46</text:p>
          </table:table-cell>
          <table:table-cell office:value-type="float" office:value="63174" table:style-name="ce1">
            <text:p>63174</text:p>
          </table:table-cell>
          <table:table-cell office:value-type="float" office:value="5420" table:style-name="ce2">
            <text:p>5420</text:p>
          </table:table-cell>
          <table:table-cell office:value-type="float" office:value="33.54" table:style-name="ce1">
            <text:p>33,54</text:p>
          </table:table-cell>
          <table:table-cell office:value-type="float" office:value="30.49" table:style-name="ce1">
            <text:p>30,49</text:p>
          </table:table-cell>
          <table:table-cell office:value-type="float" office:value="45912" table:style-name="ce1">
            <text:p>45912</text:p>
          </table:table-cell>
          <table:table-cell office:value-type="float" office:value="34818" table:style-name="ce1">
            <text:p>34818</text:p>
          </table:table-cell>
          <table:table-cell office:value-type="float" office:value="82.67" table:style-name="ce1">
            <text:p>82,67</text:p>
          </table:table-cell>
          <table:table-cell office:value-type="float" office:value="79.62" table:style-name="ce1">
            <text:p>79,62</text:p>
          </table:table-cell>
          <table:table-cell office:value-type="float" office:value="640575" table:style-name="ce1">
            <text:p>640575</text:p>
          </table:table-cell>
          <table:table-cell office:value-type="float" office:value="103152" table:style-name="ce1">
            <text:p>103152</text:p>
          </table:table-cell>
          <table:table-cell office:value-type="float" office:value="37.49" table:style-name="ce1">
            <text:p>37,49</text:p>
          </table:table-cell>
          <table:table-cell office:value-type="float" office:value="34.909999999999997" table:style-name="ce1">
            <text:p>34,91</text:p>
          </table:table-cell>
          <table:table-cell office:value-type="float" office:value="210962" table:style-name="ce1">
            <text:p>210962</text:p>
          </table:table-cell>
          <table:table-cell office:value-type="float" office:value="48742" table:style-name="ce1">
            <text:p>48742</text:p>
          </table:table-cell>
          <table:table-cell office:value-type="float" office:value="71.459999999999994" table:style-name="ce1">
            <text:p>71,46</text:p>
          </table:table-cell>
          <table:table-cell office:value-type="float" office:value="68.56" table:style-name="ce1">
            <text:p>68,56</text:p>
          </table:table-cell>
          <table:table-cell office:value-type="float" office:value="104564" table:style-name="ce1">
            <text:p>104564</text:p>
          </table:table-cell>
          <table:table-cell office:value-type="float" office:value="82412" table:style-name="ce1">
            <text:p>82412</text:p>
          </table:table-cell>
          <table:table-cell office:value-type="float" office:value="37.53" table:style-name="ce1">
            <text:p>37,53</text:p>
          </table:table-cell>
          <table:table-cell office:value-type="float" office:value="34.590000000000003" table:style-name="ce1">
            <text:p>34,59</text:p>
          </table:table-cell>
          <table:table-cell office:value-type="float" office:value="97234" table:style-name="ce1">
            <text:p>97234</text:p>
          </table:table-cell>
          <table:table-cell office:value-type="float" office:value="44904" table:style-name="ce1">
            <text:p>44904</text:p>
          </table:table-cell>
          <table:table-cell office:value-type="float" office:value="56.23" table:style-name="ce1">
            <text:p>56,23</text:p>
          </table:table-cell>
          <table:table-cell office:value-type="float" office:value="47.03" table:style-name="ce1">
            <text:p>47,03</text:p>
          </table:table-cell>
          <table:table-cell office:value-type="float" office:value="354488" table:style-name="ce1">
            <text:p>354488</text:p>
          </table:table-cell>
          <table:table-cell office:value-type="float" office:value="41049" table:style-name="ce1">
            <text:p>41049</text:p>
          </table:table-cell>
          <table:table-cell office:value-type="float" office:value="36.369999999999997" table:style-name="ce1">
            <text:p>36,37</text:p>
          </table:table-cell>
          <table:table-cell office:value-type="float" office:value="26.13" table:style-name="ce1">
            <text:p>26,13</text:p>
          </table:table-cell>
          <table:table-cell office:value-type="float" office:value="55103" table:style-name="ce1">
            <text:p>55103</text:p>
          </table:table-cell>
          <table:table-cell office:value-type="float" office:value="22961" table:style-name="ce1">
            <text:p>22961</text:p>
          </table:table-cell>
          <table:table-cell office:value-type="float" office:value="24.93" table:style-name="ce1">
            <text:p>24,93</text:p>
          </table:table-cell>
          <table:table-cell office:value-type="float" office:value="11.97" table:style-name="ce1">
            <text:p>11,97</text:p>
          </table:table-cell>
          <table:table-cell office:value-type="float" office:value="41895" table:style-name="ce2">
            <text:p>41895</text:p>
          </table:table-cell>
          <table:table-cell office:value-type="float" office:value="9266" table:style-name="ce1">
            <text:p>9266</text:p>
          </table:table-cell>
          <table:table-cell office:value-type="float" office:value="34.56" table:style-name="ce1">
            <text:p>34,56</text:p>
          </table:table-cell>
          <table:table-cell office:value-type="float" office:value="32.020000000000003" table:style-name="ce1">
            <text:p>32,02</text:p>
          </table:table-cell>
          <table:table-cell office:value-type="float" office:value="92361" table:style-name="ce1">
            <text:p>92361</text:p>
          </table:table-cell>
          <table:table-cell office:value-type="float" office:value="41493" table:style-name="ce1">
            <text:p>41493</text:p>
          </table:table-cell>
          <table:table-cell office:value-type="float" office:value="6.12" table:formula="of:=MIN([.$B164];[.$F164];[.$J164];[.$N164];[.$R164];[.$V164];[.$Z164];[.$AD164];[.$AH164];[.$AL164];[.$AP164];[.$AT164];[.$AX164])" table:style-name="ce1">
            <text:p>6,12</text:p>
          </table:table-cell>
          <table:table-cell office:value-type="float" office:value="3.46" table:formula="of:=MIN([.$C164];[.$G164];[.$K164];[.$O164];[.$S164];[.$W164];[.$AA164];[.$AE164];[.$AI164];[.$AM164];[.$AQ164];[.$AU164];[.$AY164])" table:style-name="ce1">
            <text:p>3,46</text:p>
          </table:table-cell>
          <table:table-cell office:value-type="float" office:value="41895" table:formula="of:=MIN([.$D164];[.$H164];[.$L164];[.$P164];[.$T164];[.$X164];[.$AB164];[.$AF164];[.$AJ164];[.$AN164];[.$AR164];[.$AV164];[.$AZ164])" table:style-name="ce1">
            <text:p>41895</text:p>
          </table:table-cell>
          <table:table-cell office:value-type="float" office:value="5420" table:formula="of:=MIN([.$E164];[.$I164];[.$M164];[.$Q164];[.$U164];[.$Y164];[.$AC164];[.$AG164];[.$AK164];[.$AO164];[.$AS164];[.$AW164];[.$BA164])" table:style-name="ce1">
            <text:p>5420</text:p>
          </table:table-cell>
          <table:table-cell office:value-type="float" office:value="37.49" table:formula="of:=MEDIAN([.$B164];[.$F164];[.$J164];[.$N164];[.$R164];[.$V164];[.$Z164];[.$AD164];[.$AH164];[.$AL164];[.$AP164];[.$AT164];[.$AX164])" table:style-name="ce1">
            <text:p>37,49</text:p>
          </table:table-cell>
          <table:table-cell office:value-type="float" office:value="34.590000000000003" table:formula="of:=MEDIAN([.$C164];[.$G164];[.$K164];[.$O164];[.$S164];[.$W164];[.$AA164];[.$AE164];[.$AI164];[.$AM164];[.$AQ164];[.$AU164];[.$AY164])" table:style-name="ce1">
            <text:p>34,59</text:p>
          </table:table-cell>
          <table:table-cell office:value-type="float" office:value="104564" table:formula="of:=MEDIAN([.$D164];[.$H164];[.$L164];[.$P164];[.$T164];[.$X164];[.$AB164];[.$AF164];[.$AJ164];[.$AN164];[.$AR164];[.$AV164];[.$AZ164])" table:style-name="ce1">
            <text:p>104564</text:p>
          </table:table-cell>
          <table:table-cell office:value-type="float" office:value="41493" table:formula="of:=MEDIAN([.$E164];[.$I164];[.$M164];[.$Q164];[.$U164];[.$Y164];[.$AC164];[.$AG164];[.$AK164];[.$AO164];[.$AS164];[.$AW164];[.$BA164])" table:style-name="ce1">
            <text:p>41493</text:p>
          </table:table-cell>
          <table:table-cell office:value-type="float" office:value="95.69" table:formula="of:=MAX([.$B164];[.$F164];[.$J164];[.$N164];[.$R164];[.$V164];[.$Z164];[.$AD164];[.$AH164];[.$AL164];[.$AP164];[.$AT164];[.$AX164])" table:style-name="ce1">
            <text:p>95,69</text:p>
          </table:table-cell>
          <table:table-cell office:value-type="float" office:value="92.88" table:formula="of:=MAX([.$C164];[.$G164];[.$K164];[.$O164];[.$S164];[.$W164];[.$AA164];[.$AE164];[.$AI164];[.$AM164];[.$AQ164];[.$AU164];[.$AY164])" table:style-name="ce1">
            <text:p>92,88</text:p>
          </table:table-cell>
          <table:table-cell office:value-type="float" office:value="719788" table:formula="of:=MAX([.$D164];[.$H164];[.$L164];[.$P164];[.$T164];[.$X164];[.$AB164];[.$AF164];[.$AJ164];[.$AN164];[.$AR164];[.$AV164];[.$AZ164])" table:style-name="ce1">
            <text:p>719788</text:p>
          </table:table-cell>
          <table:table-cell office:value-type="float" office:value="107146" table:formula="of:=MAX([.$E164];[.$I164];[.$M164];[.$Q164];[.$U164];[.$Y164];[.$AC164];[.$AG164];[.$AK164];[.$AO164];[.$AS164];[.$AW164];[.$BA164])" table:style-name="ce1">
            <text:p>10714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30_w2.lp</text:p>
          </table:table-cell>
          <table:table-cell office:value-type="float" office:value="3.28" table:style-name="ce1">
            <text:p>3,28</text:p>
          </table:table-cell>
          <table:table-cell office:value-type="float" office:value="0.94" table:style-name="ce1">
            <text:p>0,94</text:p>
          </table:table-cell>
          <table:table-cell office:value-type="float" office:value="9346" table:style-name="ce1">
            <text:p>9346</text:p>
          </table:table-cell>
          <table:table-cell office:value-type="float" office:value="2658" table:style-name="ce1">
            <text:p>2658</text:p>
          </table:table-cell>
          <table:table-cell office:value-type="float" office:value="6.91" table:style-name="ce1">
            <text:p>6,91</text:p>
          </table:table-cell>
          <table:table-cell office:value-type="float" office:value="3.96" table:style-name="ce1">
            <text:p>3,96</text:p>
          </table:table-cell>
          <table:table-cell office:value-type="float" office:value="10146" table:style-name="ce1">
            <text:p>10146</text:p>
          </table:table-cell>
          <table:table-cell office:value-type="float" office:value="7003" table:style-name="ce1">
            <text:p>7003</text:p>
          </table:table-cell>
          <table:table-cell office:value-type="float" office:value="4.8099999999999996" table:style-name="ce1">
            <text:p>4,81</text:p>
          </table:table-cell>
          <table:table-cell office:value-type="float" office:value="2.13" table:style-name="ce1">
            <text:p>2,13</text:p>
          </table:table-cell>
          <table:table-cell office:value-type="float" office:value="11273" table:style-name="ce1">
            <text:p>11273</text:p>
          </table:table-cell>
          <table:table-cell office:value-type="float" office:value="3852" table:style-name="ce1">
            <text:p>385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.42" table:style-name="ce1">
            <text:p>2,42</text:p>
          </table:table-cell>
          <table:table-cell office:value-type="float" office:value="11045" table:style-name="ce1">
            <text:p>11045</text:p>
          </table:table-cell>
          <table:table-cell office:value-type="float" office:value="4464" table:style-name="ce1">
            <text:p>4464</text:p>
          </table:table-cell>
          <table:table-cell office:value-type="float" office:value="18.100000000000001" table:style-name="ce3">
            <text:p>18,1</text:p>
          </table:table-cell>
          <table:table-cell office:value-type="float" office:value="15.29" table:style-name="ce3">
            <text:p>15,29</text:p>
          </table:table-cell>
          <table:table-cell office:value-type="float" office:value="35110" table:style-name="ce1">
            <text:p>35110</text:p>
          </table:table-cell>
          <table:table-cell office:value-type="float" office:value="25987" table:style-name="ce3">
            <text:p>25987</text:p>
          </table:table-cell>
          <table:table-cell office:value-type="float" office:value="3.17" table:style-name="ce2">
            <text:p>3,17</text:p>
          </table:table-cell>
          <table:table-cell office:value-type="float" office:value="0.56000000000000005" table:style-name="ce2">
            <text:p>0,56</text:p>
          </table:table-cell>
          <table:table-cell office:value-type="float" office:value="4581" table:style-name="ce1">
            <text:p>4581</text:p>
          </table:table-cell>
          <table:table-cell office:value-type="float" office:value="934" table:style-name="ce2">
            <text:p>934</text:p>
          </table:table-cell>
          <table:table-cell office:value-type="float" office:value="3.71" table:style-name="ce1">
            <text:p>3,71</text:p>
          </table:table-cell>
          <table:table-cell office:value-type="float" office:value="1.18" table:style-name="ce1">
            <text:p>1,18</text:p>
          </table:table-cell>
          <table:table-cell office:value-type="float" office:value="3901" table:style-name="ce1">
            <text:p>3901</text:p>
          </table:table-cell>
          <table:table-cell office:value-type="float" office:value="1577" table:style-name="ce1">
            <text:p>1577</text:p>
          </table:table-cell>
          <table:table-cell office:value-type="float" office:value="3.56" table:style-name="ce1">
            <text:p>3,56</text:p>
          </table:table-cell>
          <table:table-cell office:value-type="float" office:value="0.9" table:style-name="ce1">
            <text:p>0,9</text:p>
          </table:table-cell>
          <table:table-cell office:value-type="float" office:value="2858" table:style-name="ce2">
            <text:p>2858</text:p>
          </table:table-cell>
          <table:table-cell office:value-type="float" office:value="1690" table:style-name="ce1">
            <text:p>1690</text:p>
          </table:table-cell>
          <table:table-cell office:value-type="float" office:value="3.67" table:style-name="ce1">
            <text:p>3,67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953" table:style-name="ce1">
            <text:p>5953</text:p>
          </table:table-cell>
          <table:table-cell office:value-type="float" office:value="2792" table:style-name="ce1">
            <text:p>2792</text:p>
          </table:table-cell>
          <table:table-cell office:value-type="float" office:value="9.67" table:style-name="ce1">
            <text:p>9,67</text:p>
          </table:table-cell>
          <table:table-cell office:value-type="float" office:value="1.23" table:style-name="ce1">
            <text:p>1,23</text:p>
          </table:table-cell>
          <table:table-cell office:value-type="float" office:value="7942" table:style-name="ce1">
            <text:p>7942</text:p>
          </table:table-cell>
          <table:table-cell office:value-type="float" office:value="1484" table:style-name="ce1">
            <text:p>1484</text:p>
          </table:table-cell>
          <table:table-cell office:value-type="float" office:value="13.37" table:style-name="ce1">
            <text:p>13,37</text:p>
          </table:table-cell>
          <table:table-cell office:value-type="float" office:value="2.72" table:style-name="ce1">
            <text:p>2,72</text:p>
          </table:table-cell>
          <table:table-cell office:value-type="float" office:value="6093" table:style-name="ce1">
            <text:p>6093</text:p>
          </table:table-cell>
          <table:table-cell office:value-type="float" office:value="2721" table:style-name="ce1">
            <text:p>2721</text:p>
          </table:table-cell>
          <table:table-cell office:value-type="float" office:value="13.92" table:style-name="ce1">
            <text:p>13,92</text:p>
          </table:table-cell>
          <table:table-cell office:value-type="float" office:value="5.2" table:style-name="ce1">
            <text:p>5,2</text:p>
          </table:table-cell>
          <table:table-cell office:value-type="float" office:value="35834" table:style-name="ce3">
            <text:p>35834</text:p>
          </table:table-cell>
          <table:table-cell office:value-type="float" office:value="8027" table:style-name="ce1">
            <text:p>8027</text:p>
          </table:table-cell>
          <table:table-cell office:value-type="float" office:value="12.15" table:style-name="ce1">
            <text:p>12,15</text:p>
          </table:table-cell>
          <table:table-cell office:value-type="float" office:value="9.52" table:style-name="ce1">
            <text:p>9,52</text:p>
          </table:table-cell>
          <table:table-cell office:value-type="float" office:value="25594" table:style-name="ce1">
            <text:p>25594</text:p>
          </table:table-cell>
          <table:table-cell office:value-type="float" office:value="17317" table:style-name="ce1">
            <text:p>17317</text:p>
          </table:table-cell>
          <table:table-cell office:value-type="float" office:value="3.17" table:formula="of:=MIN([.$B165];[.$F165];[.$J165];[.$N165];[.$R165];[.$V165];[.$Z165];[.$AD165];[.$AH165];[.$AL165];[.$AP165];[.$AT165];[.$AX165])" table:style-name="ce1">
            <text:p>3,17</text:p>
          </table:table-cell>
          <table:table-cell office:value-type="float" office:value="0.56000000000000005" table:formula="of:=MIN([.$C165];[.$G165];[.$K165];[.$O165];[.$S165];[.$W165];[.$AA165];[.$AE165];[.$AI165];[.$AM165];[.$AQ165];[.$AU165];[.$AY165])" table:style-name="ce1">
            <text:p>0,56</text:p>
          </table:table-cell>
          <table:table-cell office:value-type="float" office:value="2858" table:formula="of:=MIN([.$D165];[.$H165];[.$L165];[.$P165];[.$T165];[.$X165];[.$AB165];[.$AF165];[.$AJ165];[.$AN165];[.$AR165];[.$AV165];[.$AZ165])" table:style-name="ce1">
            <text:p>2858</text:p>
          </table:table-cell>
          <table:table-cell office:value-type="float" office:value="934" table:formula="of:=MIN([.$E165];[.$I165];[.$M165];[.$Q165];[.$U165];[.$Y165];[.$AC165];[.$AG165];[.$AK165];[.$AO165];[.$AS165];[.$AW165];[.$BA165])" table:style-name="ce1">
            <text:p>934</text:p>
          </table:table-cell>
          <table:table-cell office:value-type="float" office:value="5.0999999999999996" table:formula="of:=MEDIAN([.$B165];[.$F165];[.$J165];[.$N165];[.$R165];[.$V165];[.$Z165];[.$AD165];[.$AH165];[.$AL165];[.$AP165];[.$AT165];[.$AX165])" table:style-name="ce1">
            <text:p>5,1</text:p>
          </table:table-cell>
          <table:table-cell office:value-type="float" office:value="2.13" table:formula="of:=MEDIAN([.$C165];[.$G165];[.$K165];[.$O165];[.$S165];[.$W165];[.$AA165];[.$AE165];[.$AI165];[.$AM165];[.$AQ165];[.$AU165];[.$AY165])" table:style-name="ce1">
            <text:p>2,13</text:p>
          </table:table-cell>
          <table:table-cell office:value-type="float" office:value="9346" table:formula="of:=MEDIAN([.$D165];[.$H165];[.$L165];[.$P165];[.$T165];[.$X165];[.$AB165];[.$AF165];[.$AJ165];[.$AN165];[.$AR165];[.$AV165];[.$AZ165])" table:style-name="ce1">
            <text:p>9346</text:p>
          </table:table-cell>
          <table:table-cell office:value-type="float" office:value="2792" table:formula="of:=MEDIAN([.$E165];[.$I165];[.$M165];[.$Q165];[.$U165];[.$Y165];[.$AC165];[.$AG165];[.$AK165];[.$AO165];[.$AS165];[.$AW165];[.$BA165])" table:style-name="ce1">
            <text:p>2792</text:p>
          </table:table-cell>
          <table:table-cell office:value-type="float" office:value="18.100000000000001" table:formula="of:=MAX([.$B165];[.$F165];[.$J165];[.$N165];[.$R165];[.$V165];[.$Z165];[.$AD165];[.$AH165];[.$AL165];[.$AP165];[.$AT165];[.$AX165])" table:style-name="ce1">
            <text:p>18,1</text:p>
          </table:table-cell>
          <table:table-cell office:value-type="float" office:value="15.29" table:formula="of:=MAX([.$C165];[.$G165];[.$K165];[.$O165];[.$S165];[.$W165];[.$AA165];[.$AE165];[.$AI165];[.$AM165];[.$AQ165];[.$AU165];[.$AY165])" table:style-name="ce1">
            <text:p>15,29</text:p>
          </table:table-cell>
          <table:table-cell office:value-type="float" office:value="35834" table:formula="of:=MAX([.$D165];[.$H165];[.$L165];[.$P165];[.$T165];[.$X165];[.$AB165];[.$AF165];[.$AJ165];[.$AN165];[.$AR165];[.$AV165];[.$AZ165])" table:style-name="ce1">
            <text:p>35834</text:p>
          </table:table-cell>
          <table:table-cell office:value-type="float" office:value="25987" table:formula="of:=MAX([.$E165];[.$I165];[.$M165];[.$Q165];[.$U165];[.$Y165];[.$AC165];[.$AG165];[.$AK165];[.$AO165];[.$AS165];[.$AW165];[.$BA165])" table:style-name="ce1">
            <text:p>259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30_w3.lp</text:p>
          </table:table-cell>
          <table:table-cell office:value-type="float" office:value="14.75" table:style-name="ce2">
            <text:p>14,75</text:p>
          </table:table-cell>
          <table:table-cell office:value-type="float" office:value="11.48" table:style-name="ce2">
            <text:p>11,48</text:p>
          </table:table-cell>
          <table:table-cell office:value-type="float" office:value="126925" table:style-name="ce1">
            <text:p>126925</text:p>
          </table:table-cell>
          <table:table-cell office:value-type="float" office:value="18091" table:style-name="ce1">
            <text:p>18091</text:p>
          </table:table-cell>
          <table:table-cell office:value-type="float" office:value="23.83" table:style-name="ce1">
            <text:p>23,83</text:p>
          </table:table-cell>
          <table:table-cell office:value-type="float" office:value="19.93" table:style-name="ce1">
            <text:p>19,93</text:p>
          </table:table-cell>
          <table:table-cell office:value-type="float" office:value="42962" table:style-name="ce1">
            <text:p>42962</text:p>
          </table:table-cell>
          <table:table-cell office:value-type="float" office:value="28600" table:style-name="ce1">
            <text:p>28600</text:p>
          </table:table-cell>
          <table:table-cell office:value-type="float" office:value="154.77000000000001" table:style-name="ce1">
            <text:p>154,77</text:p>
          </table:table-cell>
          <table:table-cell office:value-type="float" office:value="151.19" table:style-name="ce1">
            <text:p>151,19</text:p>
          </table:table-cell>
          <table:table-cell office:value-type="float" office:value="1069454" table:style-name="ce3">
            <text:p>1069454</text:p>
          </table:table-cell>
          <table:table-cell office:value-type="float" office:value="225089" table:style-name="ce1">
            <text:p>225089</text:p>
          </table:table-cell>
          <table:table-cell office:value-type="float" office:value="236.45" table:style-name="ce1">
            <text:p>236,45</text:p>
          </table:table-cell>
          <table:table-cell office:value-type="float" office:value="232.86" table:style-name="ce1">
            <text:p>232,86</text:p>
          </table:table-cell>
          <table:table-cell office:value-type="float" office:value="625751" table:style-name="ce1">
            <text:p>625751</text:p>
          </table:table-cell>
          <table:table-cell office:value-type="float" office:value="332820" table:style-name="ce3">
            <text:p>332820</text:p>
          </table:table-cell>
          <table:table-cell office:value-type="float" office:value="16.850000000000001" table:style-name="ce1">
            <text:p>16,85</text:p>
          </table:table-cell>
          <table:table-cell office:value-type="float" office:value="12.92" table:style-name="ce1">
            <text:p>12,92</text:p>
          </table:table-cell>
          <table:table-cell office:value-type="float" office:value="28930" table:style-name="ce2">
            <text:p>28930</text:p>
          </table:table-cell>
          <table:table-cell office:value-type="float" office:value="18911" table:style-name="ce1">
            <text:p>18911</text:p>
          </table:table-cell>
          <table:table-cell office:value-type="float" office:value="58.08" table:style-name="ce1">
            <text:p>58,08</text:p>
          </table:table-cell>
          <table:table-cell office:value-type="float" office:value="54.43" table:style-name="ce1">
            <text:p>54,43</text:p>
          </table:table-cell>
          <table:table-cell office:value-type="float" office:value="226060" table:style-name="ce1">
            <text:p>226060</text:p>
          </table:table-cell>
          <table:table-cell office:value-type="float" office:value="82664" table:style-name="ce1">
            <text:p>82664</text:p>
          </table:table-cell>
          <table:table-cell office:value-type="float" office:value="67.5" table:style-name="ce1">
            <text:p>67,5</text:p>
          </table:table-cell>
          <table:table-cell office:value-type="float" office:value="64.06" table:style-name="ce1">
            <text:p>64,06</text:p>
          </table:table-cell>
          <table:table-cell office:value-type="float" office:value="189792" table:style-name="ce1">
            <text:p>189792</text:p>
          </table:table-cell>
          <table:table-cell office:value-type="float" office:value="91321" table:style-name="ce1">
            <text:p>91321</text:p>
          </table:table-cell>
          <table:table-cell office:value-type="float" office:value="41.42" table:style-name="ce1">
            <text:p>41,42</text:p>
          </table:table-cell>
          <table:table-cell office:value-type="float" office:value="38" table:style-name="ce1">
            <text:p>38</text:p>
          </table:table-cell>
          <table:table-cell office:value-type="float" office:value="88777" table:style-name="ce1">
            <text:p>88777</text:p>
          </table:table-cell>
          <table:table-cell office:value-type="float" office:value="62576" table:style-name="ce1">
            <text:p>62576</text:p>
          </table:table-cell>
          <table:table-cell office:value-type="float" office:value="24.76" table:style-name="ce1">
            <text:p>24,76</text:p>
          </table:table-cell>
          <table:table-cell office:value-type="float" office:value="21.6" table:style-name="ce1">
            <text:p>21,6</text:p>
          </table:table-cell>
          <table:table-cell office:value-type="float" office:value="69166" table:style-name="ce1">
            <text:p>69166</text:p>
          </table:table-cell>
          <table:table-cell office:value-type="float" office:value="34013" table:style-name="ce1">
            <text:p>34013</text:p>
          </table:table-cell>
          <table:table-cell office:value-type="float" office:value="66.36" table:style-name="ce1">
            <text:p>66,36</text:p>
          </table:table-cell>
          <table:table-cell office:value-type="float" office:value="54.6" table:style-name="ce1">
            <text:p>54,6</text:p>
          </table:table-cell>
          <table:table-cell office:value-type="float" office:value="146269" table:style-name="ce1">
            <text:p>146269</text:p>
          </table:table-cell>
          <table:table-cell office:value-type="float" office:value="55151" table:style-name="ce1">
            <text:p>55151</text:p>
          </table:table-cell>
          <table:table-cell office:value-type="float" office:value="31.41" table:style-name="ce1">
            <text:p>31,41</text:p>
          </table:table-cell>
          <table:table-cell office:value-type="float" office:value="20.04" table:style-name="ce1">
            <text:p>20,04</text:p>
          </table:table-cell>
          <table:table-cell office:value-type="float" office:value="57641" table:style-name="ce1">
            <text:p>57641</text:p>
          </table:table-cell>
          <table:table-cell office:value-type="float" office:value="20265" table:style-name="ce1">
            <text:p>20265</text:p>
          </table:table-cell>
          <table:table-cell office:value-type="float" office:value="333.93" table:style-name="ce3">
            <text:p>333,93</text:p>
          </table:table-cell>
          <table:table-cell office:value-type="float" office:value="319.31" table:style-name="ce3">
            <text:p>319,31</text:p>
          </table:table-cell>
          <table:table-cell office:value-type="float" office:value="425063" table:style-name="ce1">
            <text:p>425063</text:p>
          </table:table-cell>
          <table:table-cell office:value-type="float" office:value="233795" table:style-name="ce1">
            <text:p>233795</text:p>
          </table:table-cell>
          <table:table-cell office:value-type="float" office:value="15.79" table:style-name="ce1">
            <text:p>15,79</text:p>
          </table:table-cell>
          <table:table-cell office:value-type="float" office:value="12.04" table:style-name="ce1">
            <text:p>12,04</text:p>
          </table:table-cell>
          <table:table-cell office:value-type="float" office:value="102235" table:style-name="ce1">
            <text:p>102235</text:p>
          </table:table-cell>
          <table:table-cell office:value-type="float" office:value="16168" table:style-name="ce2">
            <text:p>16168</text:p>
          </table:table-cell>
          <table:table-cell office:value-type="float" office:value="14.75" table:formula="of:=MIN([.$B166];[.$F166];[.$J166];[.$N166];[.$R166];[.$V166];[.$Z166];[.$AD166];[.$AH166];[.$AL166];[.$AP166];[.$AT166];[.$AX166])" table:style-name="ce1">
            <text:p>14,75</text:p>
          </table:table-cell>
          <table:table-cell office:value-type="float" office:value="11.48" table:formula="of:=MIN([.$C166];[.$G166];[.$K166];[.$O166];[.$S166];[.$W166];[.$AA166];[.$AE166];[.$AI166];[.$AM166];[.$AQ166];[.$AU166];[.$AY166])" table:style-name="ce1">
            <text:p>11,48</text:p>
          </table:table-cell>
          <table:table-cell office:value-type="float" office:value="28930" table:formula="of:=MIN([.$D166];[.$H166];[.$L166];[.$P166];[.$T166];[.$X166];[.$AB166];[.$AF166];[.$AJ166];[.$AN166];[.$AR166];[.$AV166];[.$AZ166])" table:style-name="ce1">
            <text:p>28930</text:p>
          </table:table-cell>
          <table:table-cell office:value-type="float" office:value="16168" table:formula="of:=MIN([.$E166];[.$I166];[.$M166];[.$Q166];[.$U166];[.$Y166];[.$AC166];[.$AG166];[.$AK166];[.$AO166];[.$AS166];[.$AW166];[.$BA166])" table:style-name="ce1">
            <text:p>16168</text:p>
          </table:table-cell>
          <table:table-cell office:value-type="float" office:value="41.42" table:formula="of:=MEDIAN([.$B166];[.$F166];[.$J166];[.$N166];[.$R166];[.$V166];[.$Z166];[.$AD166];[.$AH166];[.$AL166];[.$AP166];[.$AT166];[.$AX166])" table:style-name="ce1">
            <text:p>41,42</text:p>
          </table:table-cell>
          <table:table-cell office:value-type="float" office:value="38" table:formula="of:=MEDIAN([.$C166];[.$G166];[.$K166];[.$O166];[.$S166];[.$W166];[.$AA166];[.$AE166];[.$AI166];[.$AM166];[.$AQ166];[.$AU166];[.$AY166])" table:style-name="ce1">
            <text:p>38</text:p>
          </table:table-cell>
          <table:table-cell office:value-type="float" office:value="126925" table:formula="of:=MEDIAN([.$D166];[.$H166];[.$L166];[.$P166];[.$T166];[.$X166];[.$AB166];[.$AF166];[.$AJ166];[.$AN166];[.$AR166];[.$AV166];[.$AZ166])" table:style-name="ce1">
            <text:p>126925</text:p>
          </table:table-cell>
          <table:table-cell office:value-type="float" office:value="55151" table:formula="of:=MEDIAN([.$E166];[.$I166];[.$M166];[.$Q166];[.$U166];[.$Y166];[.$AC166];[.$AG166];[.$AK166];[.$AO166];[.$AS166];[.$AW166];[.$BA166])" table:style-name="ce1">
            <text:p>55151</text:p>
          </table:table-cell>
          <table:table-cell office:value-type="float" office:value="333.93" table:formula="of:=MAX([.$B166];[.$F166];[.$J166];[.$N166];[.$R166];[.$V166];[.$Z166];[.$AD166];[.$AH166];[.$AL166];[.$AP166];[.$AT166];[.$AX166])" table:style-name="ce1">
            <text:p>333,93</text:p>
          </table:table-cell>
          <table:table-cell office:value-type="float" office:value="319.31" table:formula="of:=MAX([.$C166];[.$G166];[.$K166];[.$O166];[.$S166];[.$W166];[.$AA166];[.$AE166];[.$AI166];[.$AM166];[.$AQ166];[.$AU166];[.$AY166])" table:style-name="ce1">
            <text:p>319,31</text:p>
          </table:table-cell>
          <table:table-cell office:value-type="float" office:value="1069454" table:formula="of:=MAX([.$D166];[.$H166];[.$L166];[.$P166];[.$T166];[.$X166];[.$AB166];[.$AF166];[.$AJ166];[.$AN166];[.$AR166];[.$AV166];[.$AZ166])" table:style-name="ce1">
            <text:p>1069454</text:p>
          </table:table-cell>
          <table:table-cell office:value-type="float" office:value="332820" table:formula="of:=MAX([.$E166];[.$I166];[.$M166];[.$Q166];[.$U166];[.$Y166];[.$AC166];[.$AG166];[.$AK166];[.$AO166];[.$AS166];[.$AW166];[.$BA166])" table:style-name="ce1">
            <text:p>33282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30_w4.lp</text:p>
          </table:table-cell>
          <table:table-cell office:value-type="float" office:value="61.36" table:style-name="ce1">
            <text:p>61,36</text:p>
          </table:table-cell>
          <table:table-cell office:value-type="float" office:value="57.51" table:style-name="ce1">
            <text:p>57,51</text:p>
          </table:table-cell>
          <table:table-cell office:value-type="float" office:value="404277" table:style-name="ce3">
            <text:p>404277</text:p>
          </table:table-cell>
          <table:table-cell office:value-type="float" office:value="52438" table:style-name="ce1">
            <text:p>52438</text:p>
          </table:table-cell>
          <table:table-cell office:value-type="float" office:value="64.14" table:style-name="ce1">
            <text:p>64,14</text:p>
          </table:table-cell>
          <table:table-cell office:value-type="float" office:value="60.18" table:style-name="ce1">
            <text:p>60,18</text:p>
          </table:table-cell>
          <table:table-cell office:value-type="float" office:value="78769" table:style-name="ce1">
            <text:p>78769</text:p>
          </table:table-cell>
          <table:table-cell office:value-type="float" office:value="54547" table:style-name="ce1">
            <text:p>54547</text:p>
          </table:table-cell>
          <table:table-cell office:value-type="float" office:value="4.67" table:style-name="ce2">
            <text:p>4,67</text:p>
          </table:table-cell>
          <table:table-cell office:value-type="float" office:value="0.55000000000000004" table:style-name="ce2">
            <text:p>0,55</text:p>
          </table:table-cell>
          <table:table-cell office:value-type="float" office:value="9092" table:style-name="ce2">
            <text:p>9092</text:p>
          </table:table-cell>
          <table:table-cell office:value-type="float" office:value="611" table:style-name="ce2">
            <text:p>611</text:p>
          </table:table-cell>
          <table:table-cell office:value-type="float" office:value="20.100000000000001" table:style-name="ce1">
            <text:p>20,1</text:p>
          </table:table-cell>
          <table:table-cell office:value-type="float" office:value="16.329999999999998" table:style-name="ce1">
            <text:p>16,33</text:p>
          </table:table-cell>
          <table:table-cell office:value-type="float" office:value="55608" table:style-name="ce1">
            <text:p>55608</text:p>
          </table:table-cell>
          <table:table-cell office:value-type="float" office:value="17332" table:style-name="ce1">
            <text:p>17332</text:p>
          </table:table-cell>
          <table:table-cell office:value-type="float" office:value="13.94" table:style-name="ce1">
            <text:p>13,94</text:p>
          </table:table-cell>
          <table:table-cell office:value-type="float" office:value="10.32" table:style-name="ce1">
            <text:p>10,32</text:p>
          </table:table-cell>
          <table:table-cell office:value-type="float" office:value="17686" table:style-name="ce1">
            <text:p>17686</text:p>
          </table:table-cell>
          <table:table-cell office:value-type="float" office:value="11342" table:style-name="ce1">
            <text:p>11342</text:p>
          </table:table-cell>
          <table:table-cell office:value-type="float" office:value="61.19" table:style-name="ce1">
            <text:p>61,19</text:p>
          </table:table-cell>
          <table:table-cell office:value-type="float" office:value="57.04" table:style-name="ce1">
            <text:p>57,04</text:p>
          </table:table-cell>
          <table:table-cell office:value-type="float" office:value="109062" table:style-name="ce1">
            <text:p>109062</text:p>
          </table:table-cell>
          <table:table-cell office:value-type="float" office:value="52768" table:style-name="ce1">
            <text:p>52768</text:p>
          </table:table-cell>
          <table:table-cell office:value-type="float" office:value="12.69" table:style-name="ce1">
            <text:p>12,69</text:p>
          </table:table-cell>
          <table:table-cell office:value-type="float" office:value="9.0299999999999994" table:style-name="ce1">
            <text:p>9,03</text:p>
          </table:table-cell>
          <table:table-cell office:value-type="float" office:value="21377" table:style-name="ce1">
            <text:p>21377</text:p>
          </table:table-cell>
          <table:table-cell office:value-type="float" office:value="9448" table:style-name="ce1">
            <text:p>9448</text:p>
          </table:table-cell>
          <table:table-cell office:value-type="float" office:value="38.32" table:style-name="ce1">
            <text:p>38,32</text:p>
          </table:table-cell>
          <table:table-cell office:value-type="float" office:value="34.369999999999997" table:style-name="ce1">
            <text:p>34,37</text:p>
          </table:table-cell>
          <table:table-cell office:value-type="float" office:value="53060" table:style-name="ce1">
            <text:p>53060</text:p>
          </table:table-cell>
          <table:table-cell office:value-type="float" office:value="35201" table:style-name="ce1">
            <text:p>35201</text:p>
          </table:table-cell>
          <table:table-cell office:value-type="float" office:value="5.07" table:style-name="ce1">
            <text:p>5,07</text:p>
          </table:table-cell>
          <table:table-cell office:value-type="float" office:value="1.25" table:style-name="ce1">
            <text:p>1,25</text:p>
          </table:table-cell>
          <table:table-cell office:value-type="float" office:value="11230" table:style-name="ce1">
            <text:p>11230</text:p>
          </table:table-cell>
          <table:table-cell office:value-type="float" office:value="1751" table:style-name="ce1">
            <text:p>1751</text:p>
          </table:table-cell>
          <table:table-cell office:value-type="float" office:value="61.81" table:style-name="ce1">
            <text:p>61,81</text:p>
          </table:table-cell>
          <table:table-cell office:value-type="float" office:value="46.65" table:style-name="ce1">
            <text:p>46,65</text:p>
          </table:table-cell>
          <table:table-cell office:value-type="float" office:value="315685" table:style-name="ce1">
            <text:p>315685</text:p>
          </table:table-cell>
          <table:table-cell office:value-type="float" office:value="30943" table:style-name="ce1">
            <text:p>30943</text:p>
          </table:table-cell>
          <table:table-cell office:value-type="float" office:value="150.63999999999999" table:style-name="ce3">
            <text:p>150,64</text:p>
          </table:table-cell>
          <table:table-cell office:value-type="float" office:value="133.01" table:style-name="ce3">
            <text:p>133,01</text:p>
          </table:table-cell>
          <table:table-cell office:value-type="float" office:value="132328" table:style-name="ce1">
            <text:p>132328</text:p>
          </table:table-cell>
          <table:table-cell office:value-type="float" office:value="68906" table:style-name="ce3">
            <text:p>68906</text:p>
          </table:table-cell>
          <table:table-cell office:value-type="float" office:value="38.85" table:style-name="ce1">
            <text:p>38,85</text:p>
          </table:table-cell>
          <table:table-cell office:value-type="float" office:value="22.23" table:style-name="ce1">
            <text:p>22,23</text:p>
          </table:table-cell>
          <table:table-cell office:value-type="float" office:value="77577" table:style-name="ce1">
            <text:p>77577</text:p>
          </table:table-cell>
          <table:table-cell office:value-type="float" office:value="13044" table:style-name="ce1">
            <text:p>13044</text:p>
          </table:table-cell>
          <table:table-cell office:value-type="float" office:value="21.36" table:style-name="ce1">
            <text:p>21,36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38527" table:style-name="ce1">
            <text:p>38527</text:p>
          </table:table-cell>
          <table:table-cell office:value-type="float" office:value="15796" table:style-name="ce1">
            <text:p>15796</text:p>
          </table:table-cell>
          <table:table-cell office:value-type="float" office:value="4.67" table:formula="of:=MIN([.$B167];[.$F167];[.$J167];[.$N167];[.$R167];[.$V167];[.$Z167];[.$AD167];[.$AH167];[.$AL167];[.$AP167];[.$AT167];[.$AX167])" table:style-name="ce1">
            <text:p>4,67</text:p>
          </table:table-cell>
          <table:table-cell office:value-type="float" office:value="0.55000000000000004" table:formula="of:=MIN([.$C167];[.$G167];[.$K167];[.$O167];[.$S167];[.$W167];[.$AA167];[.$AE167];[.$AI167];[.$AM167];[.$AQ167];[.$AU167];[.$AY167])" table:style-name="ce1">
            <text:p>0,55</text:p>
          </table:table-cell>
          <table:table-cell office:value-type="float" office:value="9092" table:formula="of:=MIN([.$D167];[.$H167];[.$L167];[.$P167];[.$T167];[.$X167];[.$AB167];[.$AF167];[.$AJ167];[.$AN167];[.$AR167];[.$AV167];[.$AZ167])" table:style-name="ce1">
            <text:p>9092</text:p>
          </table:table-cell>
          <table:table-cell office:value-type="float" office:value="611" table:formula="of:=MIN([.$E167];[.$I167];[.$M167];[.$Q167];[.$U167];[.$Y167];[.$AC167];[.$AG167];[.$AK167];[.$AO167];[.$AS167];[.$AW167];[.$BA167])" table:style-name="ce1">
            <text:p>611</text:p>
          </table:table-cell>
          <table:table-cell office:value-type="float" office:value="38.32" table:formula="of:=MEDIAN([.$B167];[.$F167];[.$J167];[.$N167];[.$R167];[.$V167];[.$Z167];[.$AD167];[.$AH167];[.$AL167];[.$AP167];[.$AT167];[.$AX167])" table:style-name="ce1">
            <text:p>38,32</text:p>
          </table:table-cell>
          <table:table-cell office:value-type="float" office:value="22.23" table:formula="of:=MEDIAN([.$C167];[.$G167];[.$K167];[.$O167];[.$S167];[.$W167];[.$AA167];[.$AE167];[.$AI167];[.$AM167];[.$AQ167];[.$AU167];[.$AY167])" table:style-name="ce1">
            <text:p>22,23</text:p>
          </table:table-cell>
          <table:table-cell office:value-type="float" office:value="55608" table:formula="of:=MEDIAN([.$D167];[.$H167];[.$L167];[.$P167];[.$T167];[.$X167];[.$AB167];[.$AF167];[.$AJ167];[.$AN167];[.$AR167];[.$AV167];[.$AZ167])" table:style-name="ce1">
            <text:p>55608</text:p>
          </table:table-cell>
          <table:table-cell office:value-type="float" office:value="17332" table:formula="of:=MEDIAN([.$E167];[.$I167];[.$M167];[.$Q167];[.$U167];[.$Y167];[.$AC167];[.$AG167];[.$AK167];[.$AO167];[.$AS167];[.$AW167];[.$BA167])" table:style-name="ce1">
            <text:p>17332</text:p>
          </table:table-cell>
          <table:table-cell office:value-type="float" office:value="150.63999999999999" table:formula="of:=MAX([.$B167];[.$F167];[.$J167];[.$N167];[.$R167];[.$V167];[.$Z167];[.$AD167];[.$AH167];[.$AL167];[.$AP167];[.$AT167];[.$AX167])" table:style-name="ce1">
            <text:p>150,64</text:p>
          </table:table-cell>
          <table:table-cell office:value-type="float" office:value="133.01" table:formula="of:=MAX([.$C167];[.$G167];[.$K167];[.$O167];[.$S167];[.$W167];[.$AA167];[.$AE167];[.$AI167];[.$AM167];[.$AQ167];[.$AU167];[.$AY167])" table:style-name="ce1">
            <text:p>133,01</text:p>
          </table:table-cell>
          <table:table-cell office:value-type="float" office:value="404277" table:formula="of:=MAX([.$D167];[.$H167];[.$L167];[.$P167];[.$T167];[.$X167];[.$AB167];[.$AF167];[.$AJ167];[.$AN167];[.$AR167];[.$AV167];[.$AZ167])" table:style-name="ce1">
            <text:p>404277</text:p>
          </table:table-cell>
          <table:table-cell office:value-type="float" office:value="68906" table:formula="of:=MAX([.$E167];[.$I167];[.$M167];[.$Q167];[.$U167];[.$Y167];[.$AC167];[.$AG167];[.$AK167];[.$AO167];[.$AS167];[.$AW167];[.$BA167])" table:style-name="ce1">
            <text:p>6890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2_a35_w3.lp</text:p>
          </table:table-cell>
          <table:table-cell office:value-type="float" office:value="122.67" table:style-name="ce1">
            <text:p>122,67</text:p>
          </table:table-cell>
          <table:table-cell office:value-type="float" office:value="118.07" table:style-name="ce1">
            <text:p>118,07</text:p>
          </table:table-cell>
          <table:table-cell office:value-type="float" office:value="433681" table:style-name="ce1">
            <text:p>433681</text:p>
          </table:table-cell>
          <table:table-cell office:value-type="float" office:value="209236" table:style-name="ce1">
            <text:p>209236</text:p>
          </table:table-cell>
          <table:table-cell office:value-type="float" office:value="87.43" table:style-name="ce1">
            <text:p>87,43</text:p>
          </table:table-cell>
          <table:table-cell office:value-type="float" office:value="83.42" table:style-name="ce1">
            <text:p>83,42</text:p>
          </table:table-cell>
          <table:table-cell office:value-type="float" office:value="125493" table:style-name="ce1">
            <text:p>125493</text:p>
          </table:table-cell>
          <table:table-cell office:value-type="float" office:value="112216" table:style-name="ce1">
            <text:p>112216</text:p>
          </table:table-cell>
          <table:table-cell office:value-type="float" office:value="139.09" table:style-name="ce1">
            <text:p>139,09</text:p>
          </table:table-cell>
          <table:table-cell office:value-type="float" office:value="134.69999999999999" table:style-name="ce1">
            <text:p>134,7</text:p>
          </table:table-cell>
          <table:table-cell office:value-type="float" office:value="543327" table:style-name="ce1">
            <text:p>543327</text:p>
          </table:table-cell>
          <table:table-cell office:value-type="float" office:value="232609" table:style-name="ce1">
            <text:p>232609</text:p>
          </table:table-cell>
          <table:table-cell office:value-type="float" office:value="117.33" table:style-name="ce1">
            <text:p>117,33</text:p>
          </table:table-cell>
          <table:table-cell office:value-type="float" office:value="112.84" table:style-name="ce1">
            <text:p>112,84</text:p>
          </table:table-cell>
          <table:table-cell office:value-type="float" office:value="251670" table:style-name="ce1">
            <text:p>251670</text:p>
          </table:table-cell>
          <table:table-cell office:value-type="float" office:value="164370" table:style-name="ce1">
            <text:p>164370</text:p>
          </table:table-cell>
          <table:table-cell office:value-type="float" office:value="101.22" table:style-name="ce1">
            <text:p>101,22</text:p>
          </table:table-cell>
          <table:table-cell office:value-type="float" office:value="96.61" table:style-name="ce1">
            <text:p>96,61</text:p>
          </table:table-cell>
          <table:table-cell office:value-type="float" office:value="142283" table:style-name="ce1">
            <text:p>142283</text:p>
          </table:table-cell>
          <table:table-cell office:value-type="float" office:value="124977" table:style-name="ce1">
            <text:p>124977</text:p>
          </table:table-cell>
          <table:table-cell office:value-type="float" office:value="1185.04" table:style-name="ce3">
            <text:p>1185,04</text:p>
          </table:table-cell>
          <table:table-cell office:value-type="float" office:value="1180.23" table:style-name="ce3">
            <text:p>1180,23</text:p>
          </table:table-cell>
          <table:table-cell office:value-type="float" office:value="2854194" table:style-name="ce3">
            <text:p>2854194</text:p>
          </table:table-cell>
          <table:table-cell office:value-type="float" office:value="1678925" table:style-name="ce3">
            <text:p>1678925</text:p>
          </table:table-cell>
          <table:table-cell office:value-type="float" office:value="82.66" table:style-name="ce1">
            <text:p>82,66</text:p>
          </table:table-cell>
          <table:table-cell office:value-type="float" office:value="78.23" table:style-name="ce1">
            <text:p>78,23</text:p>
          </table:table-cell>
          <table:table-cell office:value-type="float" office:value="177238" table:style-name="ce1">
            <text:p>177238</text:p>
          </table:table-cell>
          <table:table-cell office:value-type="float" office:value="120539" table:style-name="ce1">
            <text:p>120539</text:p>
          </table:table-cell>
          <table:table-cell office:value-type="float" office:value="165.14" table:style-name="ce1">
            <text:p>165,14</text:p>
          </table:table-cell>
          <table:table-cell office:value-type="float" office:value="160.55000000000001" table:style-name="ce1">
            <text:p>160,55</text:p>
          </table:table-cell>
          <table:table-cell office:value-type="float" office:value="232563" table:style-name="ce1">
            <text:p>232563</text:p>
          </table:table-cell>
          <table:table-cell office:value-type="float" office:value="205837" table:style-name="ce1">
            <text:p>205837</text:p>
          </table:table-cell>
          <table:table-cell office:value-type="float" office:value="290.47000000000003" table:style-name="ce1">
            <text:p>290,47</text:p>
          </table:table-cell>
          <table:table-cell office:value-type="float" office:value="286.05" table:style-name="ce1">
            <text:p>286,05</text:p>
          </table:table-cell>
          <table:table-cell office:value-type="float" office:value="786028" table:style-name="ce1">
            <text:p>786028</text:p>
          </table:table-cell>
          <table:table-cell office:value-type="float" office:value="424173" table:style-name="ce1">
            <text:p>424173</text:p>
          </table:table-cell>
          <table:table-cell office:value-type="float" office:value="191.58" table:style-name="ce1">
            <text:p>191,58</text:p>
          </table:table-cell>
          <table:table-cell office:value-type="float" office:value="175.09" table:style-name="ce1">
            <text:p>175,09</text:p>
          </table:table-cell>
          <table:table-cell office:value-type="float" office:value="213732" table:style-name="ce1">
            <text:p>213732</text:p>
          </table:table-cell>
          <table:table-cell office:value-type="float" office:value="159936" table:style-name="ce1">
            <text:p>159936</text:p>
          </table:table-cell>
          <table:table-cell office:value-type="float" office:value="122.67" table:style-name="ce1">
            <text:p>122,67</text:p>
          </table:table-cell>
          <table:table-cell office:value-type="float" office:value="106.74" table:style-name="ce1">
            <text:p>106,74</text:p>
          </table:table-cell>
          <table:table-cell office:value-type="float" office:value="124211" table:style-name="ce2">
            <text:p>124211</text:p>
          </table:table-cell>
          <table:table-cell office:value-type="float" office:value="110008" table:style-name="ce2">
            <text:p>110008</text:p>
          </table:table-cell>
          <table:table-cell office:value-type="float" office:value="379.57" table:style-name="ce1">
            <text:p>379,57</text:p>
          </table:table-cell>
          <table:table-cell office:value-type="float" office:value="365.8" table:style-name="ce1">
            <text:p>365,8</text:p>
          </table:table-cell>
          <table:table-cell office:value-type="float" office:value="541721" table:style-name="ce1">
            <text:p>541721</text:p>
          </table:table-cell>
          <table:table-cell office:value-type="float" office:value="410475" table:style-name="ce1">
            <text:p>410475</text:p>
          </table:table-cell>
          <table:table-cell office:value-type="float" office:value="67.17" table:style-name="ce2">
            <text:p>67,17</text:p>
          </table:table-cell>
          <table:table-cell office:value-type="float" office:value="63.56" table:style-name="ce2">
            <text:p>63,56</text:p>
          </table:table-cell>
          <table:table-cell office:value-type="float" office:value="186464" table:style-name="ce1">
            <text:p>186464</text:p>
          </table:table-cell>
          <table:table-cell office:value-type="float" office:value="112601" table:style-name="ce1">
            <text:p>112601</text:p>
          </table:table-cell>
          <table:table-cell office:value-type="float" office:value="67.17" table:formula="of:=MIN([.$B168];[.$F168];[.$J168];[.$N168];[.$R168];[.$V168];[.$Z168];[.$AD168];[.$AH168];[.$AL168];[.$AP168];[.$AT168];[.$AX168])" table:style-name="ce1">
            <text:p>67,17</text:p>
          </table:table-cell>
          <table:table-cell office:value-type="float" office:value="63.56" table:formula="of:=MIN([.$C168];[.$G168];[.$K168];[.$O168];[.$S168];[.$W168];[.$AA168];[.$AE168];[.$AI168];[.$AM168];[.$AQ168];[.$AU168];[.$AY168])" table:style-name="ce1">
            <text:p>63,56</text:p>
          </table:table-cell>
          <table:table-cell office:value-type="float" office:value="124211" table:formula="of:=MIN([.$D168];[.$H168];[.$L168];[.$P168];[.$T168];[.$X168];[.$AB168];[.$AF168];[.$AJ168];[.$AN168];[.$AR168];[.$AV168];[.$AZ168])" table:style-name="ce1">
            <text:p>124211</text:p>
          </table:table-cell>
          <table:table-cell office:value-type="float" office:value="110008" table:formula="of:=MIN([.$E168];[.$I168];[.$M168];[.$Q168];[.$U168];[.$Y168];[.$AC168];[.$AG168];[.$AK168];[.$AO168];[.$AS168];[.$AW168];[.$BA168])" table:style-name="ce1">
            <text:p>110008</text:p>
          </table:table-cell>
          <table:table-cell office:value-type="float" office:value="122.67" table:formula="of:=MEDIAN([.$B168];[.$F168];[.$J168];[.$N168];[.$R168];[.$V168];[.$Z168];[.$AD168];[.$AH168];[.$AL168];[.$AP168];[.$AT168];[.$AX168])" table:style-name="ce1">
            <text:p>122,67</text:p>
          </table:table-cell>
          <table:table-cell office:value-type="float" office:value="118.07" table:formula="of:=MEDIAN([.$C168];[.$G168];[.$K168];[.$O168];[.$S168];[.$W168];[.$AA168];[.$AE168];[.$AI168];[.$AM168];[.$AQ168];[.$AU168];[.$AY168])" table:style-name="ce1">
            <text:p>118,07</text:p>
          </table:table-cell>
          <table:table-cell office:value-type="float" office:value="232563" table:formula="of:=MEDIAN([.$D168];[.$H168];[.$L168];[.$P168];[.$T168];[.$X168];[.$AB168];[.$AF168];[.$AJ168];[.$AN168];[.$AR168];[.$AV168];[.$AZ168])" table:style-name="ce1">
            <text:p>232563</text:p>
          </table:table-cell>
          <table:table-cell office:value-type="float" office:value="164370" table:formula="of:=MEDIAN([.$E168];[.$I168];[.$M168];[.$Q168];[.$U168];[.$Y168];[.$AC168];[.$AG168];[.$AK168];[.$AO168];[.$AS168];[.$AW168];[.$BA168])" table:style-name="ce1">
            <text:p>164370</text:p>
          </table:table-cell>
          <table:table-cell office:value-type="float" office:value="1185.04" table:formula="of:=MAX([.$B168];[.$F168];[.$J168];[.$N168];[.$R168];[.$V168];[.$Z168];[.$AD168];[.$AH168];[.$AL168];[.$AP168];[.$AT168];[.$AX168])" table:style-name="ce1">
            <text:p>1185,04</text:p>
          </table:table-cell>
          <table:table-cell office:value-type="float" office:value="1180.23" table:formula="of:=MAX([.$C168];[.$G168];[.$K168];[.$O168];[.$S168];[.$W168];[.$AA168];[.$AE168];[.$AI168];[.$AM168];[.$AQ168];[.$AU168];[.$AY168])" table:style-name="ce1">
            <text:p>1180,23</text:p>
          </table:table-cell>
          <table:table-cell office:value-type="float" office:value="2854194" table:formula="of:=MAX([.$D168];[.$H168];[.$L168];[.$P168];[.$T168];[.$X168];[.$AB168];[.$AF168];[.$AJ168];[.$AN168];[.$AR168];[.$AV168];[.$AZ168])" table:style-name="ce1">
            <text:p>2854194</text:p>
          </table:table-cell>
          <table:table-cell office:value-type="float" office:value="1678925" table:formula="of:=MAX([.$E168];[.$I168];[.$M168];[.$Q168];[.$U168];[.$Y168];[.$AC168];[.$AG168];[.$AK168];[.$AO168];[.$AS168];[.$AW168];[.$BA168])" table:style-name="ce1">
            <text:p>167892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15_w1.lp</text:p>
          </table:table-cell>
          <table:table-cell office:value-type="float" office:value="5.67" table:style-name="ce1">
            <text:p>5,67</text:p>
          </table:table-cell>
          <table:table-cell office:value-type="float" office:value="2.93" table:style-name="ce1">
            <text:p>2,93</text:p>
          </table:table-cell>
          <table:table-cell office:value-type="float" office:value="19264" table:style-name="ce1">
            <text:p>19264</text:p>
          </table:table-cell>
          <table:table-cell office:value-type="float" office:value="6810" table:style-name="ce1">
            <text:p>6810</text:p>
          </table:table-cell>
          <table:table-cell office:value-type="float" office:value="21.46" table:style-name="ce1">
            <text:p>21,46</text:p>
          </table:table-cell>
          <table:table-cell office:value-type="float" office:value="18.63" table:style-name="ce1">
            <text:p>18,63</text:p>
          </table:table-cell>
          <table:table-cell office:value-type="float" office:value="42869" table:style-name="ce1">
            <text:p>42869</text:p>
          </table:table-cell>
          <table:table-cell office:value-type="float" office:value="31214" table:style-name="ce1">
            <text:p>31214</text:p>
          </table:table-cell>
          <table:table-cell office:value-type="float" office:value="9.84" table:style-name="ce1">
            <text:p>9,84</text:p>
          </table:table-cell>
          <table:table-cell office:value-type="float" office:value="7.24" table:style-name="ce1">
            <text:p>7,24</text:p>
          </table:table-cell>
          <table:table-cell office:value-type="float" office:value="35936" table:style-name="ce1">
            <text:p>35936</text:p>
          </table:table-cell>
          <table:table-cell office:value-type="float" office:value="15574" table:style-name="ce1">
            <text:p>15574</text:p>
          </table:table-cell>
          <table:table-cell office:value-type="float" office:value="4.8099999999999996" table:style-name="ce2">
            <text:p>4,81</text:p>
          </table:table-cell>
          <table:table-cell office:value-type="float" office:value="1.99" table:style-name="ce2">
            <text:p>1,99</text:p>
          </table:table-cell>
          <table:table-cell office:value-type="float" office:value="14614" table:style-name="ce2">
            <text:p>14614</text:p>
          </table:table-cell>
          <table:table-cell office:value-type="float" office:value="4313" table:style-name="ce2">
            <text:p>4313</text:p>
          </table:table-cell>
          <table:table-cell office:value-type="float" office:value="18.48" table:style-name="ce1">
            <text:p>18,48</text:p>
          </table:table-cell>
          <table:table-cell office:value-type="float" office:value="15.93" table:style-name="ce1">
            <text:p>15,93</text:p>
          </table:table-cell>
          <table:table-cell office:value-type="float" office:value="39660" table:style-name="ce1">
            <text:p>39660</text:p>
          </table:table-cell>
          <table:table-cell office:value-type="float" office:value="28750" table:style-name="ce1">
            <text:p>28750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4.37" table:style-name="ce1">
            <text:p>14,37</text:p>
          </table:table-cell>
          <table:table-cell office:value-type="float" office:value="58480" table:style-name="ce1">
            <text:p>58480</text:p>
          </table:table-cell>
          <table:table-cell office:value-type="float" office:value="25515" table:style-name="ce1">
            <text:p>25515</text:p>
          </table:table-cell>
          <table:table-cell office:value-type="float" office:value="14.34" table:style-name="ce1">
            <text:p>14,34</text:p>
          </table:table-cell>
          <table:table-cell office:value-type="float" office:value="11.65" table:style-name="ce1">
            <text:p>11,65</text:p>
          </table:table-cell>
          <table:table-cell office:value-type="float" office:value="63976" table:style-name="ce1">
            <text:p>63976</text:p>
          </table:table-cell>
          <table:table-cell office:value-type="float" office:value="22092" table:style-name="ce1">
            <text:p>22092</text:p>
          </table:table-cell>
          <table:table-cell office:value-type="float" office:value="8.42" table:style-name="ce1">
            <text:p>8,42</text:p>
          </table:table-cell>
          <table:table-cell office:value-type="float" office:value="5.7" table:style-name="ce1">
            <text:p>5,7</text:p>
          </table:table-cell>
          <table:table-cell office:value-type="float" office:value="16973" table:style-name="ce1">
            <text:p>16973</text:p>
          </table:table-cell>
          <table:table-cell office:value-type="float" office:value="11938" table:style-name="ce1">
            <text:p>11938</text:p>
          </table:table-cell>
          <table:table-cell office:value-type="float" office:value="68.430000000000007" table:style-name="ce1">
            <text:p>68,43</text:p>
          </table:table-cell>
          <table:table-cell office:value-type="float" office:value="65.680000000000007" table:style-name="ce1">
            <text:p>65,68</text:p>
          </table:table-cell>
          <table:table-cell office:value-type="float" office:value="211910" table:style-name="ce1">
            <text:p>211910</text:p>
          </table:table-cell>
          <table:table-cell office:value-type="float" office:value="89470" table:style-name="ce1">
            <text:p>89470</text:p>
          </table:table-cell>
          <table:table-cell office:value-type="float" office:value="54.89" table:style-name="ce1">
            <text:p>54,89</text:p>
          </table:table-cell>
          <table:table-cell office:value-type="float" office:value="46.3" table:style-name="ce1">
            <text:p>46,3</text:p>
          </table:table-cell>
          <table:table-cell office:value-type="float" office:value="194438" table:style-name="ce1">
            <text:p>194438</text:p>
          </table:table-cell>
          <table:table-cell office:value-type="float" office:value="62794" table:style-name="ce1">
            <text:p>62794</text:p>
          </table:table-cell>
          <table:table-cell office:value-type="float" office:value="34.15" table:style-name="ce1">
            <text:p>34,15</text:p>
          </table:table-cell>
          <table:table-cell office:value-type="float" office:value="23.22" table:style-name="ce1">
            <text:p>23,22</text:p>
          </table:table-cell>
          <table:table-cell office:value-type="float" office:value="55969" table:style-name="ce1">
            <text:p>55969</text:p>
          </table:table-cell>
          <table:table-cell office:value-type="float" office:value="23286" table:style-name="ce1">
            <text:p>23286</text:p>
          </table:table-cell>
          <table:table-cell office:value-type="float" office:value="87.76" table:style-name="ce3">
            <text:p>87,76</text:p>
          </table:table-cell>
          <table:table-cell office:value-type="float" office:value="75.569999999999993" table:style-name="ce1">
            <text:p>75,57</text:p>
          </table:table-cell>
          <table:table-cell office:value-type="float" office:value="187082" table:style-name="ce1">
            <text:p>187082</text:p>
          </table:table-cell>
          <table:table-cell office:value-type="float" office:value="67963" table:style-name="ce1">
            <text:p>67963</text:p>
          </table:table-cell>
          <table:table-cell office:value-type="float" office:value="78.52" table:style-name="ce1">
            <text:p>78,52</text:p>
          </table:table-cell>
          <table:table-cell office:value-type="float" office:value="76.13" table:style-name="ce3">
            <text:p>76,13</text:p>
          </table:table-cell>
          <table:table-cell office:value-type="float" office:value="225341" table:style-name="ce3">
            <text:p>225341</text:p>
          </table:table-cell>
          <table:table-cell office:value-type="float" office:value="108807" table:style-name="ce3">
            <text:p>108807</text:p>
          </table:table-cell>
          <table:table-cell office:value-type="float" office:value="4.8099999999999996" table:formula="of:=MIN([.$B169];[.$F169];[.$J169];[.$N169];[.$R169];[.$V169];[.$Z169];[.$AD169];[.$AH169];[.$AL169];[.$AP169];[.$AT169];[.$AX169])" table:style-name="ce1">
            <text:p>4,81</text:p>
          </table:table-cell>
          <table:table-cell office:value-type="float" office:value="1.99" table:formula="of:=MIN([.$C169];[.$G169];[.$K169];[.$O169];[.$S169];[.$W169];[.$AA169];[.$AE169];[.$AI169];[.$AM169];[.$AQ169];[.$AU169];[.$AY169])" table:style-name="ce1">
            <text:p>1,99</text:p>
          </table:table-cell>
          <table:table-cell office:value-type="float" office:value="14614" table:formula="of:=MIN([.$D169];[.$H169];[.$L169];[.$P169];[.$T169];[.$X169];[.$AB169];[.$AF169];[.$AJ169];[.$AN169];[.$AR169];[.$AV169];[.$AZ169])" table:style-name="ce1">
            <text:p>14614</text:p>
          </table:table-cell>
          <table:table-cell office:value-type="float" office:value="4313" table:formula="of:=MIN([.$E169];[.$I169];[.$M169];[.$Q169];[.$U169];[.$Y169];[.$AC169];[.$AG169];[.$AK169];[.$AO169];[.$AS169];[.$AW169];[.$BA169])" table:style-name="ce1">
            <text:p>4313</text:p>
          </table:table-cell>
          <table:table-cell office:value-type="float" office:value="18.48" table:formula="of:=MEDIAN([.$B169];[.$F169];[.$J169];[.$N169];[.$R169];[.$V169];[.$Z169];[.$AD169];[.$AH169];[.$AL169];[.$AP169];[.$AT169];[.$AX169])" table:style-name="ce1">
            <text:p>18,48</text:p>
          </table:table-cell>
          <table:table-cell office:value-type="float" office:value="15.93" table:formula="of:=MEDIAN([.$C169];[.$G169];[.$K169];[.$O169];[.$S169];[.$W169];[.$AA169];[.$AE169];[.$AI169];[.$AM169];[.$AQ169];[.$AU169];[.$AY169])" table:style-name="ce1">
            <text:p>15,93</text:p>
          </table:table-cell>
          <table:table-cell office:value-type="float" office:value="55969" table:formula="of:=MEDIAN([.$D169];[.$H169];[.$L169];[.$P169];[.$T169];[.$X169];[.$AB169];[.$AF169];[.$AJ169];[.$AN169];[.$AR169];[.$AV169];[.$AZ169])" table:style-name="ce1">
            <text:p>55969</text:p>
          </table:table-cell>
          <table:table-cell office:value-type="float" office:value="25515" table:formula="of:=MEDIAN([.$E169];[.$I169];[.$M169];[.$Q169];[.$U169];[.$Y169];[.$AC169];[.$AG169];[.$AK169];[.$AO169];[.$AS169];[.$AW169];[.$BA169])" table:style-name="ce1">
            <text:p>25515</text:p>
          </table:table-cell>
          <table:table-cell office:value-type="float" office:value="87.76" table:formula="of:=MAX([.$B169];[.$F169];[.$J169];[.$N169];[.$R169];[.$V169];[.$Z169];[.$AD169];[.$AH169];[.$AL169];[.$AP169];[.$AT169];[.$AX169])" table:style-name="ce1">
            <text:p>87,76</text:p>
          </table:table-cell>
          <table:table-cell office:value-type="float" office:value="76.13" table:formula="of:=MAX([.$C169];[.$G169];[.$K169];[.$O169];[.$S169];[.$W169];[.$AA169];[.$AE169];[.$AI169];[.$AM169];[.$AQ169];[.$AU169];[.$AY169])" table:style-name="ce1">
            <text:p>76,13</text:p>
          </table:table-cell>
          <table:table-cell office:value-type="float" office:value="225341" table:formula="of:=MAX([.$D169];[.$H169];[.$L169];[.$P169];[.$T169];[.$X169];[.$AB169];[.$AF169];[.$AJ169];[.$AN169];[.$AR169];[.$AV169];[.$AZ169])" table:style-name="ce1">
            <text:p>225341</text:p>
          </table:table-cell>
          <table:table-cell office:value-type="float" office:value="108807" table:formula="of:=MAX([.$E169];[.$I169];[.$M169];[.$Q169];[.$U169];[.$Y169];[.$AC169];[.$AG169];[.$AK169];[.$AO169];[.$AS169];[.$AW169];[.$BA169])" table:style-name="ce1">
            <text:p>10880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20_w1.lp</text:p>
          </table:table-cell>
          <table:table-cell office:value-type="float" office:value="12.15" table:style-name="ce1">
            <text:p>12,15</text:p>
          </table:table-cell>
          <table:table-cell office:value-type="float" office:value="8.76" table:style-name="ce1">
            <text:p>8,76</text:p>
          </table:table-cell>
          <table:table-cell office:value-type="float" office:value="65529" table:style-name="ce1">
            <text:p>65529</text:p>
          </table:table-cell>
          <table:table-cell office:value-type="float" office:value="18201" table:style-name="ce1">
            <text:p>18201</text:p>
          </table:table-cell>
          <table:table-cell office:value-type="float" office:value="8.4" table:style-name="ce1">
            <text:p>8,4</text:p>
          </table:table-cell>
          <table:table-cell office:value-type="float" office:value="4.97" table:style-name="ce1">
            <text:p>4,97</text:p>
          </table:table-cell>
          <table:table-cell office:value-type="float" office:value="13840" table:style-name="ce1">
            <text:p>13840</text:p>
          </table:table-cell>
          <table:table-cell office:value-type="float" office:value="9244" table:style-name="ce1">
            <text:p>9244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4.74" table:style-name="ce1">
            <text:p>4,74</text:p>
          </table:table-cell>
          <table:table-cell office:value-type="float" office:value="33798" table:style-name="ce1">
            <text:p>33798</text:p>
          </table:table-cell>
          <table:table-cell office:value-type="float" office:value="10669" table:style-name="ce1">
            <text:p>10669</text:p>
          </table:table-cell>
          <table:table-cell office:value-type="float" office:value="5.72" table:style-name="ce1">
            <text:p>5,72</text:p>
          </table:table-cell>
          <table:table-cell office:value-type="float" office:value="2.39" table:style-name="ce1">
            <text:p>2,39</text:p>
          </table:table-cell>
          <table:table-cell office:value-type="float" office:value="11665" table:style-name="ce1">
            <text:p>11665</text:p>
          </table:table-cell>
          <table:table-cell office:value-type="float" office:value="4913" table:style-name="ce1">
            <text:p>4913</text:p>
          </table:table-cell>
          <table:table-cell office:value-type="float" office:value="11.18" table:style-name="ce1">
            <text:p>11,18</text:p>
          </table:table-cell>
          <table:table-cell office:value-type="float" office:value="7.88" table:style-name="ce1">
            <text:p>7,88</text:p>
          </table:table-cell>
          <table:table-cell office:value-type="float" office:value="20853" table:style-name="ce1">
            <text:p>20853</text:p>
          </table:table-cell>
          <table:table-cell office:value-type="float" office:value="15538" table:style-name="ce1">
            <text:p>15538</text:p>
          </table:table-cell>
          <table:table-cell office:value-type="float" office:value="4.79" table:style-name="ce2">
            <text:p>4,79</text:p>
          </table:table-cell>
          <table:table-cell office:value-type="float" office:value="1.46" table:style-name="ce2">
            <text:p>1,46</text:p>
          </table:table-cell>
          <table:table-cell office:value-type="float" office:value="17828" table:style-name="ce1">
            <text:p>17828</text:p>
          </table:table-cell>
          <table:table-cell office:value-type="float" office:value="4787" table:style-name="ce1">
            <text:p>4787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14.05" table:style-name="ce1">
            <text:p>14,05</text:p>
          </table:table-cell>
          <table:table-cell office:value-type="float" office:value="50720" table:style-name="ce1">
            <text:p>50720</text:p>
          </table:table-cell>
          <table:table-cell office:value-type="float" office:value="25786" table:style-name="ce1">
            <text:p>25786</text:p>
          </table:table-cell>
          <table:table-cell office:value-type="float" office:value="6.43" table:style-name="ce1">
            <text:p>6,43</text:p>
          </table:table-cell>
          <table:table-cell office:value-type="float" office:value="2.73" table:style-name="ce1">
            <text:p>2,73</text:p>
          </table:table-cell>
          <table:table-cell office:value-type="float" office:value="8690" table:style-name="ce1">
            <text:p>8690</text:p>
          </table:table-cell>
          <table:table-cell office:value-type="float" office:value="5768" table:style-name="ce1">
            <text:p>5768</text:p>
          </table:table-cell>
          <table:table-cell office:value-type="float" office:value="37.119999999999997" table:style-name="ce1">
            <text:p>37,12</text:p>
          </table:table-cell>
          <table:table-cell office:value-type="float" office:value="33.659999999999997" table:style-name="ce1">
            <text:p>33,66</text:p>
          </table:table-cell>
          <table:table-cell office:value-type="float" office:value="96335" table:style-name="ce1">
            <text:p>96335</text:p>
          </table:table-cell>
          <table:table-cell office:value-type="float" office:value="58295" table:style-name="ce3">
            <text:p>58295</text:p>
          </table:table-cell>
          <table:table-cell office:value-type="float" office:value="65.319999999999993" table:style-name="ce3">
            <text:p>65,32</text:p>
          </table:table-cell>
          <table:table-cell office:value-type="float" office:value="51.01" table:style-name="ce3">
            <text:p>51,01</text:p>
          </table:table-cell>
          <table:table-cell office:value-type="float" office:value="234804" table:style-name="ce3">
            <text:p>234804</text:p>
          </table:table-cell>
          <table:table-cell office:value-type="float" office:value="52228" table:style-name="ce1">
            <text:p>52228</text:p>
          </table:table-cell>
          <table:table-cell office:value-type="float" office:value="14.59" table:style-name="ce1">
            <text:p>14,59</text:p>
          </table:table-cell>
          <table:table-cell office:value-type="float" office:value="1.55" table:style-name="ce1">
            <text:p>1,55</text:p>
          </table:table-cell>
          <table:table-cell office:value-type="float" office:value="4216" table:style-name="ce2">
            <text:p>4216</text:p>
          </table:table-cell>
          <table:table-cell office:value-type="float" office:value="1952" table:style-name="ce2">
            <text:p>1952</text:p>
          </table:table-cell>
          <table:table-cell office:value-type="float" office:value="44.44" table:style-name="ce1">
            <text:p>44,44</text:p>
          </table:table-cell>
          <table:table-cell office:value-type="float" office:value="31.4" table:style-name="ce1">
            <text:p>31,4</text:p>
          </table:table-cell>
          <table:table-cell office:value-type="float" office:value="131303" table:style-name="ce1">
            <text:p>131303</text:p>
          </table:table-cell>
          <table:table-cell office:value-type="float" office:value="37386" table:style-name="ce1">
            <text:p>37386</text:p>
          </table:table-cell>
          <table:table-cell office:value-type="float" office:value="17.73" table:style-name="ce1">
            <text:p>17,73</text:p>
          </table:table-cell>
          <table:table-cell office:value-type="float" office:value="14.55" table:style-name="ce1">
            <text:p>14,55</text:p>
          </table:table-cell>
          <table:table-cell office:value-type="float" office:value="58108" table:style-name="ce1">
            <text:p>58108</text:p>
          </table:table-cell>
          <table:table-cell office:value-type="float" office:value="34044" table:style-name="ce1">
            <text:p>34044</text:p>
          </table:table-cell>
          <table:table-cell office:value-type="float" office:value="4.79" table:formula="of:=MIN([.$B170];[.$F170];[.$J170];[.$N170];[.$R170];[.$V170];[.$Z170];[.$AD170];[.$AH170];[.$AL170];[.$AP170];[.$AT170];[.$AX170])" table:style-name="ce1">
            <text:p>4,79</text:p>
          </table:table-cell>
          <table:table-cell office:value-type="float" office:value="1.46" table:formula="of:=MIN([.$C170];[.$G170];[.$K170];[.$O170];[.$S170];[.$W170];[.$AA170];[.$AE170];[.$AI170];[.$AM170];[.$AQ170];[.$AU170];[.$AY170])" table:style-name="ce1">
            <text:p>1,46</text:p>
          </table:table-cell>
          <table:table-cell office:value-type="float" office:value="4216" table:formula="of:=MIN([.$D170];[.$H170];[.$L170];[.$P170];[.$T170];[.$X170];[.$AB170];[.$AF170];[.$AJ170];[.$AN170];[.$AR170];[.$AV170];[.$AZ170])" table:style-name="ce1">
            <text:p>4216</text:p>
          </table:table-cell>
          <table:table-cell office:value-type="float" office:value="1952" table:formula="of:=MIN([.$E170];[.$I170];[.$M170];[.$Q170];[.$U170];[.$Y170];[.$AC170];[.$AG170];[.$AK170];[.$AO170];[.$AS170];[.$AW170];[.$BA170])" table:style-name="ce1">
            <text:p>1952</text:p>
          </table:table-cell>
          <table:table-cell office:value-type="float" office:value="12.15" table:formula="of:=MEDIAN([.$B170];[.$F170];[.$J170];[.$N170];[.$R170];[.$V170];[.$Z170];[.$AD170];[.$AH170];[.$AL170];[.$AP170];[.$AT170];[.$AX170])" table:style-name="ce1">
            <text:p>12,15</text:p>
          </table:table-cell>
          <table:table-cell office:value-type="float" office:value="7.88" table:formula="of:=MEDIAN([.$C170];[.$G170];[.$K170];[.$O170];[.$S170];[.$W170];[.$AA170];[.$AE170];[.$AI170];[.$AM170];[.$AQ170];[.$AU170];[.$AY170])" table:style-name="ce1">
            <text:p>7,88</text:p>
          </table:table-cell>
          <table:table-cell office:value-type="float" office:value="33798" table:formula="of:=MEDIAN([.$D170];[.$H170];[.$L170];[.$P170];[.$T170];[.$X170];[.$AB170];[.$AF170];[.$AJ170];[.$AN170];[.$AR170];[.$AV170];[.$AZ170])" table:style-name="ce1">
            <text:p>33798</text:p>
          </table:table-cell>
          <table:table-cell office:value-type="float" office:value="15538" table:formula="of:=MEDIAN([.$E170];[.$I170];[.$M170];[.$Q170];[.$U170];[.$Y170];[.$AC170];[.$AG170];[.$AK170];[.$AO170];[.$AS170];[.$AW170];[.$BA170])" table:style-name="ce1">
            <text:p>15538</text:p>
          </table:table-cell>
          <table:table-cell office:value-type="float" office:value="65.319999999999993" table:formula="of:=MAX([.$B170];[.$F170];[.$J170];[.$N170];[.$R170];[.$V170];[.$Z170];[.$AD170];[.$AH170];[.$AL170];[.$AP170];[.$AT170];[.$AX170])" table:style-name="ce1">
            <text:p>65,32</text:p>
          </table:table-cell>
          <table:table-cell office:value-type="float" office:value="51.01" table:formula="of:=MAX([.$C170];[.$G170];[.$K170];[.$O170];[.$S170];[.$W170];[.$AA170];[.$AE170];[.$AI170];[.$AM170];[.$AQ170];[.$AU170];[.$AY170])" table:style-name="ce1">
            <text:p>51,01</text:p>
          </table:table-cell>
          <table:table-cell office:value-type="float" office:value="234804" table:formula="of:=MAX([.$D170];[.$H170];[.$L170];[.$P170];[.$T170];[.$X170];[.$AB170];[.$AF170];[.$AJ170];[.$AN170];[.$AR170];[.$AV170];[.$AZ170])" table:style-name="ce1">
            <text:p>234804</text:p>
          </table:table-cell>
          <table:table-cell office:value-type="float" office:value="58295" table:formula="of:=MAX([.$E170];[.$I170];[.$M170];[.$Q170];[.$U170];[.$Y170];[.$AC170];[.$AG170];[.$AK170];[.$AO170];[.$AS170];[.$AW170];[.$BA170])" table:style-name="ce1">
            <text:p>5829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25_w1.lp</text:p>
          </table:table-cell>
          <table:table-cell office:value-type="float" office:value="13.45" table:style-name="ce1">
            <text:p>13,45</text:p>
          </table:table-cell>
          <table:table-cell office:value-type="float" office:value="8.67" table:style-name="ce1">
            <text:p>8,67</text:p>
          </table:table-cell>
          <table:table-cell office:value-type="float" office:value="95926" table:style-name="ce1">
            <text:p>95926</text:p>
          </table:table-cell>
          <table:table-cell office:value-type="float" office:value="13231" table:style-name="ce1">
            <text:p>13231</text:p>
          </table:table-cell>
          <table:table-cell office:value-type="float" office:value="91.2" table:style-name="ce1">
            <text:p>91,2</text:p>
          </table:table-cell>
          <table:table-cell office:value-type="float" office:value="86.27" table:style-name="ce1">
            <text:p>86,27</text:p>
          </table:table-cell>
          <table:table-cell office:value-type="float" office:value="125805" table:style-name="ce1">
            <text:p>125805</text:p>
          </table:table-cell>
          <table:table-cell office:value-type="float" office:value="96613" table:style-name="ce1">
            <text:p>96613</text:p>
          </table:table-cell>
          <table:table-cell office:value-type="float" office:value="9.8800000000000008" table:style-name="ce2">
            <text:p>9,88</text:p>
          </table:table-cell>
          <table:table-cell office:value-type="float" office:value="5.0999999999999996" table:style-name="ce2">
            <text:p>5,1</text:p>
          </table:table-cell>
          <table:table-cell office:value-type="float" office:value="58253" table:style-name="ce1">
            <text:p>58253</text:p>
          </table:table-cell>
          <table:table-cell office:value-type="float" office:value="9036" table:style-name="ce2">
            <text:p>9036</text:p>
          </table:table-cell>
          <table:table-cell office:value-type="float" office:value="63.48" table:style-name="ce1">
            <text:p>63,48</text:p>
          </table:table-cell>
          <table:table-cell office:value-type="float" office:value="58.73" table:style-name="ce1">
            <text:p>58,73</text:p>
          </table:table-cell>
          <table:table-cell office:value-type="float" office:value="182329" table:style-name="ce1">
            <text:p>182329</text:p>
          </table:table-cell>
          <table:table-cell office:value-type="float" office:value="80998" table:style-name="ce1">
            <text:p>80998</text:p>
          </table:table-cell>
          <table:table-cell office:value-type="float" office:value="165.33" table:style-name="ce1">
            <text:p>165,33</text:p>
          </table:table-cell>
          <table:table-cell office:value-type="float" office:value="160.63" table:style-name="ce1">
            <text:p>160,63</text:p>
          </table:table-cell>
          <table:table-cell office:value-type="float" office:value="236642" table:style-name="ce1">
            <text:p>236642</text:p>
          </table:table-cell>
          <table:table-cell office:value-type="float" office:value="182204" table:style-name="ce1">
            <text:p>182204</text:p>
          </table:table-cell>
          <table:table-cell office:value-type="float" office:value="13.35" table:style-name="ce1">
            <text:p>13,35</text:p>
          </table:table-cell>
          <table:table-cell office:value-type="float" office:value="8.86" table:style-name="ce1">
            <text:p>8,86</text:p>
          </table:table-cell>
          <table:table-cell office:value-type="float" office:value="67405" table:style-name="ce1">
            <text:p>67405</text:p>
          </table:table-cell>
          <table:table-cell office:value-type="float" office:value="14602" table:style-name="ce1">
            <text:p>14602</text:p>
          </table:table-cell>
          <table:table-cell office:value-type="float" office:value="116.04" table:style-name="ce1">
            <text:p>116,04</text:p>
          </table:table-cell>
          <table:table-cell office:value-type="float" office:value="111.32" table:style-name="ce1">
            <text:p>111,32</text:p>
          </table:table-cell>
          <table:table-cell office:value-type="float" office:value="266838" table:style-name="ce1">
            <text:p>266838</text:p>
          </table:table-cell>
          <table:table-cell office:value-type="float" office:value="135643" table:style-name="ce1">
            <text:p>135643</text:p>
          </table:table-cell>
          <table:table-cell office:value-type="float" office:value="31.97" table:style-name="ce1">
            <text:p>31,97</text:p>
          </table:table-cell>
          <table:table-cell office:value-type="float" office:value="27.13" table:style-name="ce1">
            <text:p>27,13</text:p>
          </table:table-cell>
          <table:table-cell office:value-type="float" office:value="53527" table:style-name="ce2">
            <text:p>53527</text:p>
          </table:table-cell>
          <table:table-cell office:value-type="float" office:value="38542" table:style-name="ce1">
            <text:p>38542</text:p>
          </table:table-cell>
          <table:table-cell office:value-type="float" office:value="31.25" table:style-name="ce1">
            <text:p>31,25</text:p>
          </table:table-cell>
          <table:table-cell office:value-type="float" office:value="26.74" table:style-name="ce1">
            <text:p>26,74</text:p>
          </table:table-cell>
          <table:table-cell office:value-type="float" office:value="95591" table:style-name="ce1">
            <text:p>95591</text:p>
          </table:table-cell>
          <table:table-cell office:value-type="float" office:value="37690" table:style-name="ce1">
            <text:p>37690</text:p>
          </table:table-cell>
          <table:table-cell office:value-type="float" office:value="142.38999999999999" table:style-name="ce1">
            <text:p>142,39</text:p>
          </table:table-cell>
          <table:table-cell office:value-type="float" office:value="120.83" table:style-name="ce1">
            <text:p>120,83</text:p>
          </table:table-cell>
          <table:table-cell office:value-type="float" office:value="272323" table:style-name="ce1">
            <text:p>272323</text:p>
          </table:table-cell>
          <table:table-cell office:value-type="float" office:value="102694" table:style-name="ce1">
            <text:p>102694</text:p>
          </table:table-cell>
          <table:table-cell office:value-type="float" office:value="251.27" table:style-name="ce1">
            <text:p>251,27</text:p>
          </table:table-cell>
          <table:table-cell office:value-type="float" office:value="231.28" table:style-name="ce1">
            <text:p>231,28</text:p>
          </table:table-cell>
          <table:table-cell office:value-type="float" office:value="260434" table:style-name="ce1">
            <text:p>260434</text:p>
          </table:table-cell>
          <table:table-cell office:value-type="float" office:value="164475" table:style-name="ce1">
            <text:p>164475</text:p>
          </table:table-cell>
          <table:table-cell office:value-type="float" office:value="289.49" table:style-name="ce3">
            <text:p>289,49</text:p>
          </table:table-cell>
          <table:table-cell office:value-type="float" office:value="271.58999999999997" table:style-name="ce3">
            <text:p>271,59</text:p>
          </table:table-cell>
          <table:table-cell office:value-type="float" office:value="406993" table:style-name="ce1">
            <text:p>406993</text:p>
          </table:table-cell>
          <table:table-cell office:value-type="float" office:value="184789" table:style-name="ce1">
            <text:p>184789</text:p>
          </table:table-cell>
          <table:table-cell office:value-type="float" office:value="239.62" table:style-name="ce1">
            <text:p>239,62</text:p>
          </table:table-cell>
          <table:table-cell office:value-type="float" office:value="235.25" table:style-name="ce1">
            <text:p>235,25</text:p>
          </table:table-cell>
          <table:table-cell office:value-type="float" office:value="770402" table:style-name="ce3">
            <text:p>770402</text:p>
          </table:table-cell>
          <table:table-cell office:value-type="float" office:value="272236" table:style-name="ce3">
            <text:p>272236</text:p>
          </table:table-cell>
          <table:table-cell office:value-type="float" office:value="9.8800000000000008" table:formula="of:=MIN([.$B171];[.$F171];[.$J171];[.$N171];[.$R171];[.$V171];[.$Z171];[.$AD171];[.$AH171];[.$AL171];[.$AP171];[.$AT171];[.$AX171])" table:style-name="ce1">
            <text:p>9,88</text:p>
          </table:table-cell>
          <table:table-cell office:value-type="float" office:value="5.0999999999999996" table:formula="of:=MIN([.$C171];[.$G171];[.$K171];[.$O171];[.$S171];[.$W171];[.$AA171];[.$AE171];[.$AI171];[.$AM171];[.$AQ171];[.$AU171];[.$AY171])" table:style-name="ce1">
            <text:p>5,1</text:p>
          </table:table-cell>
          <table:table-cell office:value-type="float" office:value="53527" table:formula="of:=MIN([.$D171];[.$H171];[.$L171];[.$P171];[.$T171];[.$X171];[.$AB171];[.$AF171];[.$AJ171];[.$AN171];[.$AR171];[.$AV171];[.$AZ171])" table:style-name="ce1">
            <text:p>53527</text:p>
          </table:table-cell>
          <table:table-cell office:value-type="float" office:value="9036" table:formula="of:=MIN([.$E171];[.$I171];[.$M171];[.$Q171];[.$U171];[.$Y171];[.$AC171];[.$AG171];[.$AK171];[.$AO171];[.$AS171];[.$AW171];[.$BA171])" table:style-name="ce1">
            <text:p>9036</text:p>
          </table:table-cell>
          <table:table-cell office:value-type="float" office:value="91.2" table:formula="of:=MEDIAN([.$B171];[.$F171];[.$J171];[.$N171];[.$R171];[.$V171];[.$Z171];[.$AD171];[.$AH171];[.$AL171];[.$AP171];[.$AT171];[.$AX171])" table:style-name="ce1">
            <text:p>91,2</text:p>
          </table:table-cell>
          <table:table-cell office:value-type="float" office:value="86.27" table:formula="of:=MEDIAN([.$C171];[.$G171];[.$K171];[.$O171];[.$S171];[.$W171];[.$AA171];[.$AE171];[.$AI171];[.$AM171];[.$AQ171];[.$AU171];[.$AY171])" table:style-name="ce1">
            <text:p>86,27</text:p>
          </table:table-cell>
          <table:table-cell office:value-type="float" office:value="182329" table:formula="of:=MEDIAN([.$D171];[.$H171];[.$L171];[.$P171];[.$T171];[.$X171];[.$AB171];[.$AF171];[.$AJ171];[.$AN171];[.$AR171];[.$AV171];[.$AZ171])" table:style-name="ce1">
            <text:p>182329</text:p>
          </table:table-cell>
          <table:table-cell office:value-type="float" office:value="96613" table:formula="of:=MEDIAN([.$E171];[.$I171];[.$M171];[.$Q171];[.$U171];[.$Y171];[.$AC171];[.$AG171];[.$AK171];[.$AO171];[.$AS171];[.$AW171];[.$BA171])" table:style-name="ce1">
            <text:p>96613</text:p>
          </table:table-cell>
          <table:table-cell office:value-type="float" office:value="289.49" table:formula="of:=MAX([.$B171];[.$F171];[.$J171];[.$N171];[.$R171];[.$V171];[.$Z171];[.$AD171];[.$AH171];[.$AL171];[.$AP171];[.$AT171];[.$AX171])" table:style-name="ce1">
            <text:p>289,49</text:p>
          </table:table-cell>
          <table:table-cell office:value-type="float" office:value="271.58999999999997" table:formula="of:=MAX([.$C171];[.$G171];[.$K171];[.$O171];[.$S171];[.$W171];[.$AA171];[.$AE171];[.$AI171];[.$AM171];[.$AQ171];[.$AU171];[.$AY171])" table:style-name="ce1">
            <text:p>271,59</text:p>
          </table:table-cell>
          <table:table-cell office:value-type="float" office:value="770402" table:formula="of:=MAX([.$D171];[.$H171];[.$L171];[.$P171];[.$T171];[.$X171];[.$AB171];[.$AF171];[.$AJ171];[.$AN171];[.$AR171];[.$AV171];[.$AZ171])" table:style-name="ce1">
            <text:p>770402</text:p>
          </table:table-cell>
          <table:table-cell office:value-type="float" office:value="272236" table:formula="of:=MAX([.$E171];[.$I171];[.$M171];[.$Q171];[.$U171];[.$Y171];[.$AC171];[.$AG171];[.$AK171];[.$AO171];[.$AS171];[.$AW171];[.$BA171])" table:style-name="ce1">
            <text:p>27223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25_w2.lp</text:p>
          </table:table-cell>
          <table:table-cell office:value-type="float" office:value="97.71" table:style-name="ce3">
            <text:p>97,71</text:p>
          </table:table-cell>
          <table:table-cell office:value-type="float" office:value="94.32" table:style-name="ce3">
            <text:p>94,32</text:p>
          </table:table-cell>
          <table:table-cell office:value-type="float" office:value="579055" table:style-name="ce3">
            <text:p>579055</text:p>
          </table:table-cell>
          <table:table-cell office:value-type="float" office:value="162509" table:style-name="ce3">
            <text:p>162509</text:p>
          </table:table-cell>
          <table:table-cell office:value-type="float" office:value="14.45" table:style-name="ce1">
            <text:p>14,45</text:p>
          </table:table-cell>
          <table:table-cell office:value-type="float" office:value="11.05" table:style-name="ce1">
            <text:p>11,05</text:p>
          </table:table-cell>
          <table:table-cell office:value-type="float" office:value="28923" table:style-name="ce1">
            <text:p>28923</text:p>
          </table:table-cell>
          <table:table-cell office:value-type="float" office:value="20606" table:style-name="ce1">
            <text:p>20606</text:p>
          </table:table-cell>
          <table:table-cell office:value-type="float" office:value="37.5" table:style-name="ce1">
            <text:p>37,5</text:p>
          </table:table-cell>
          <table:table-cell office:value-type="float" office:value="34.020000000000003" table:style-name="ce1">
            <text:p>34,02</text:p>
          </table:table-cell>
          <table:table-cell office:value-type="float" office:value="153641" table:style-name="ce1">
            <text:p>153641</text:p>
          </table:table-cell>
          <table:table-cell office:value-type="float" office:value="67603" table:style-name="ce1">
            <text:p>67603</text:p>
          </table:table-cell>
          <table:table-cell office:value-type="float" office:value="33.81" table:style-name="ce1">
            <text:p>33,81</text:p>
          </table:table-cell>
          <table:table-cell office:value-type="float" office:value="30.55" table:style-name="ce1">
            <text:p>30,55</text:p>
          </table:table-cell>
          <table:table-cell office:value-type="float" office:value="85288" table:style-name="ce1">
            <text:p>85288</text:p>
          </table:table-cell>
          <table:table-cell office:value-type="float" office:value="57227" table:style-name="ce1">
            <text:p>57227</text:p>
          </table:table-cell>
          <table:table-cell office:value-type="float" office:value="51.54" table:style-name="ce1">
            <text:p>51,54</text:p>
          </table:table-cell>
          <table:table-cell office:value-type="float" office:value="47.99" table:style-name="ce1">
            <text:p>47,99</text:p>
          </table:table-cell>
          <table:table-cell office:value-type="float" office:value="108798" table:style-name="ce1">
            <text:p>108798</text:p>
          </table:table-cell>
          <table:table-cell office:value-type="float" office:value="83930" table:style-name="ce1">
            <text:p>83930</text:p>
          </table:table-cell>
          <table:table-cell office:value-type="float" office:value="46.48" table:style-name="ce1">
            <text:p>46,48</text:p>
          </table:table-cell>
          <table:table-cell office:value-type="float" office:value="42.84" table:style-name="ce1">
            <text:p>42,84</text:p>
          </table:table-cell>
          <table:table-cell office:value-type="float" office:value="132202" table:style-name="ce1">
            <text:p>132202</text:p>
          </table:table-cell>
          <table:table-cell office:value-type="float" office:value="77061" table:style-name="ce1">
            <text:p>77061</text:p>
          </table:table-cell>
          <table:table-cell office:value-type="float" office:value="18.170000000000002" table:style-name="ce1">
            <text:p>18,17</text:p>
          </table:table-cell>
          <table:table-cell office:value-type="float" office:value="14.68" table:style-name="ce1">
            <text:p>14,68</text:p>
          </table:table-cell>
          <table:table-cell office:value-type="float" office:value="48110" table:style-name="ce1">
            <text:p>48110</text:p>
          </table:table-cell>
          <table:table-cell office:value-type="float" office:value="28305" table:style-name="ce1">
            <text:p>28305</text:p>
          </table:table-cell>
          <table:table-cell office:value-type="float" office:value="55.89" table:style-name="ce1">
            <text:p>55,89</text:p>
          </table:table-cell>
          <table:table-cell office:value-type="float" office:value="52.35" table:style-name="ce1">
            <text:p>52,35</text:p>
          </table:table-cell>
          <table:table-cell office:value-type="float" office:value="120431" table:style-name="ce1">
            <text:p>120431</text:p>
          </table:table-cell>
          <table:table-cell office:value-type="float" office:value="91991" table:style-name="ce1">
            <text:p>91991</text:p>
          </table:table-cell>
          <table:table-cell office:value-type="float" office:value="18.68" table:style-name="ce1">
            <text:p>18,68</text:p>
          </table:table-cell>
          <table:table-cell office:value-type="float" office:value="15.42" table:style-name="ce1">
            <text:p>15,42</text:p>
          </table:table-cell>
          <table:table-cell office:value-type="float" office:value="54660" table:style-name="ce1">
            <text:p>54660</text:p>
          </table:table-cell>
          <table:table-cell office:value-type="float" office:value="28958" table:style-name="ce1">
            <text:p>28958</text:p>
          </table:table-cell>
          <table:table-cell office:value-type="float" office:value="56.75" table:style-name="ce1">
            <text:p>56,75</text:p>
          </table:table-cell>
          <table:table-cell office:value-type="float" office:value="43.77" table:style-name="ce1">
            <text:p>43,77</text:p>
          </table:table-cell>
          <table:table-cell office:value-type="float" office:value="156746" table:style-name="ce1">
            <text:p>156746</text:p>
          </table:table-cell>
          <table:table-cell office:value-type="float" office:value="52111" table:style-name="ce1">
            <text:p>52111</text:p>
          </table:table-cell>
          <table:table-cell office:value-type="float" office:value="44.55" table:style-name="ce1">
            <text:p>44,55</text:p>
          </table:table-cell>
          <table:table-cell office:value-type="float" office:value="29.17" table:style-name="ce1">
            <text:p>29,17</text:p>
          </table:table-cell>
          <table:table-cell office:value-type="float" office:value="83777" table:style-name="ce1">
            <text:p>83777</text:p>
          </table:table-cell>
          <table:table-cell office:value-type="float" office:value="39061" table:style-name="ce1">
            <text:p>39061</text:p>
          </table:table-cell>
          <table:table-cell office:value-type="float" office:value="15.7" table:style-name="ce1">
            <text:p>15,7</text:p>
          </table:table-cell>
          <table:table-cell office:value-type="float" office:value="2.19" table:style-name="ce2">
            <text:p>2,19</text:p>
          </table:table-cell>
          <table:table-cell office:value-type="float" office:value="8345" table:style-name="ce2">
            <text:p>8345</text:p>
          </table:table-cell>
          <table:table-cell office:value-type="float" office:value="2756" table:style-name="ce2">
            <text:p>2756</text:p>
          </table:table-cell>
          <table:table-cell office:value-type="float" office:value="13.42" table:style-name="ce2">
            <text:p>13,42</text:p>
          </table:table-cell>
          <table:table-cell office:value-type="float" office:value="10.09" table:style-name="ce1">
            <text:p>10,09</text:p>
          </table:table-cell>
          <table:table-cell office:value-type="float" office:value="33822" table:style-name="ce1">
            <text:p>33822</text:p>
          </table:table-cell>
          <table:table-cell office:value-type="float" office:value="20164" table:style-name="ce1">
            <text:p>20164</text:p>
          </table:table-cell>
          <table:table-cell office:value-type="float" office:value="13.42" table:formula="of:=MIN([.$B172];[.$F172];[.$J172];[.$N172];[.$R172];[.$V172];[.$Z172];[.$AD172];[.$AH172];[.$AL172];[.$AP172];[.$AT172];[.$AX172])" table:style-name="ce1">
            <text:p>13,42</text:p>
          </table:table-cell>
          <table:table-cell office:value-type="float" office:value="2.19" table:formula="of:=MIN([.$C172];[.$G172];[.$K172];[.$O172];[.$S172];[.$W172];[.$AA172];[.$AE172];[.$AI172];[.$AM172];[.$AQ172];[.$AU172];[.$AY172])" table:style-name="ce1">
            <text:p>2,19</text:p>
          </table:table-cell>
          <table:table-cell office:value-type="float" office:value="8345" table:formula="of:=MIN([.$D172];[.$H172];[.$L172];[.$P172];[.$T172];[.$X172];[.$AB172];[.$AF172];[.$AJ172];[.$AN172];[.$AR172];[.$AV172];[.$AZ172])" table:style-name="ce1">
            <text:p>8345</text:p>
          </table:table-cell>
          <table:table-cell office:value-type="float" office:value="2756" table:formula="of:=MIN([.$E172];[.$I172];[.$M172];[.$Q172];[.$U172];[.$Y172];[.$AC172];[.$AG172];[.$AK172];[.$AO172];[.$AS172];[.$AW172];[.$BA172])" table:style-name="ce1">
            <text:p>2756</text:p>
          </table:table-cell>
          <table:table-cell office:value-type="float" office:value="37.5" table:formula="of:=MEDIAN([.$B172];[.$F172];[.$J172];[.$N172];[.$R172];[.$V172];[.$Z172];[.$AD172];[.$AH172];[.$AL172];[.$AP172];[.$AT172];[.$AX172])" table:style-name="ce1">
            <text:p>37,5</text:p>
          </table:table-cell>
          <table:table-cell office:value-type="float" office:value="30.55" table:formula="of:=MEDIAN([.$C172];[.$G172];[.$K172];[.$O172];[.$S172];[.$W172];[.$AA172];[.$AE172];[.$AI172];[.$AM172];[.$AQ172];[.$AU172];[.$AY172])" table:style-name="ce1">
            <text:p>30,55</text:p>
          </table:table-cell>
          <table:table-cell office:value-type="float" office:value="85288" table:formula="of:=MEDIAN([.$D172];[.$H172];[.$L172];[.$P172];[.$T172];[.$X172];[.$AB172];[.$AF172];[.$AJ172];[.$AN172];[.$AR172];[.$AV172];[.$AZ172])" table:style-name="ce1">
            <text:p>85288</text:p>
          </table:table-cell>
          <table:table-cell office:value-type="float" office:value="52111" table:formula="of:=MEDIAN([.$E172];[.$I172];[.$M172];[.$Q172];[.$U172];[.$Y172];[.$AC172];[.$AG172];[.$AK172];[.$AO172];[.$AS172];[.$AW172];[.$BA172])" table:style-name="ce1">
            <text:p>52111</text:p>
          </table:table-cell>
          <table:table-cell office:value-type="float" office:value="97.71" table:formula="of:=MAX([.$B172];[.$F172];[.$J172];[.$N172];[.$R172];[.$V172];[.$Z172];[.$AD172];[.$AH172];[.$AL172];[.$AP172];[.$AT172];[.$AX172])" table:style-name="ce1">
            <text:p>97,71</text:p>
          </table:table-cell>
          <table:table-cell office:value-type="float" office:value="94.32" table:formula="of:=MAX([.$C172];[.$G172];[.$K172];[.$O172];[.$S172];[.$W172];[.$AA172];[.$AE172];[.$AI172];[.$AM172];[.$AQ172];[.$AU172];[.$AY172])" table:style-name="ce1">
            <text:p>94,32</text:p>
          </table:table-cell>
          <table:table-cell office:value-type="float" office:value="579055" table:formula="of:=MAX([.$D172];[.$H172];[.$L172];[.$P172];[.$T172];[.$X172];[.$AB172];[.$AF172];[.$AJ172];[.$AN172];[.$AR172];[.$AV172];[.$AZ172])" table:style-name="ce1">
            <text:p>579055</text:p>
          </table:table-cell>
          <table:table-cell office:value-type="float" office:value="162509" table:formula="of:=MAX([.$E172];[.$I172];[.$M172];[.$Q172];[.$U172];[.$Y172];[.$AC172];[.$AG172];[.$AK172];[.$AO172];[.$AS172];[.$AW172];[.$BA172])" table:style-name="ce1">
            <text:p>16250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0_w1.lp</text:p>
          </table:table-cell>
          <table:table-cell office:value-type="float" office:value="218.65" table:style-name="ce1">
            <text:p>218,65</text:p>
          </table:table-cell>
          <table:table-cell office:value-type="float" office:value="213.65" table:style-name="ce1">
            <text:p>213,65</text:p>
          </table:table-cell>
          <table:table-cell office:value-type="float" office:value="2222438" table:style-name="ce1">
            <text:p>2222438</text:p>
          </table:table-cell>
          <table:table-cell office:value-type="float" office:value="421027" table:style-name="ce1">
            <text:p>421027</text:p>
          </table:table-cell>
          <table:table-cell office:value-type="float" office:value="2517.39" table:style-name="ce3">
            <text:p>2517,39</text:p>
          </table:table-cell>
          <table:table-cell office:value-type="float" office:value="2512.35" table:style-name="ce3">
            <text:p>2512,35</text:p>
          </table:table-cell>
          <table:table-cell office:value-type="float" office:value="5512561" table:style-name="ce3">
            <text:p>5512561</text:p>
          </table:table-cell>
          <table:table-cell office:value-type="float" office:value="4668006" table:style-name="ce3">
            <text:p>4668006</text:p>
          </table:table-cell>
          <table:table-cell office:value-type="float" office:value="101.73" table:style-name="ce1">
            <text:p>101,73</text:p>
          </table:table-cell>
          <table:table-cell office:value-type="float" office:value="96.63" table:style-name="ce1">
            <text:p>96,63</text:p>
          </table:table-cell>
          <table:table-cell office:value-type="float" office:value="1072551" table:style-name="ce1">
            <text:p>1072551</text:p>
          </table:table-cell>
          <table:table-cell office:value-type="float" office:value="187209" table:style-name="ce1">
            <text:p>187209</text:p>
          </table:table-cell>
          <table:table-cell office:value-type="float" office:value="58.53" table:style-name="ce1">
            <text:p>58,53</text:p>
          </table:table-cell>
          <table:table-cell office:value-type="float" office:value="53.72" table:style-name="ce1">
            <text:p>53,72</text:p>
          </table:table-cell>
          <table:table-cell office:value-type="float" office:value="664453" table:style-name="ce1">
            <text:p>664453</text:p>
          </table:table-cell>
          <table:table-cell office:value-type="float" office:value="115622" table:style-name="ce1">
            <text:p>115622</text:p>
          </table:table-cell>
          <table:table-cell office:value-type="float" office:value="445.9" table:style-name="ce1">
            <text:p>445,9</text:p>
          </table:table-cell>
          <table:table-cell office:value-type="float" office:value="440.73" table:style-name="ce1">
            <text:p>440,73</text:p>
          </table:table-cell>
          <table:table-cell office:value-type="float" office:value="1059697" table:style-name="ce1">
            <text:p>1059697</text:p>
          </table:table-cell>
          <table:table-cell office:value-type="float" office:value="817614" table:style-name="ce1">
            <text:p>817614</text:p>
          </table:table-cell>
          <table:table-cell office:value-type="float" office:value="157.21" table:style-name="ce1">
            <text:p>157,21</text:p>
          </table:table-cell>
          <table:table-cell office:value-type="float" office:value="152.01" table:style-name="ce1">
            <text:p>152,01</text:p>
          </table:table-cell>
          <table:table-cell office:value-type="float" office:value="1592664" table:style-name="ce1">
            <text:p>1592664</text:p>
          </table:table-cell>
          <table:table-cell office:value-type="float" office:value="307116" table:style-name="ce1">
            <text:p>307116</text:p>
          </table:table-cell>
          <table:table-cell office:value-type="float" office:value="311.17" table:style-name="ce1">
            <text:p>311,17</text:p>
          </table:table-cell>
          <table:table-cell office:value-type="float" office:value="306.32" table:style-name="ce1">
            <text:p>306,32</text:p>
          </table:table-cell>
          <table:table-cell office:value-type="float" office:value="2444208" table:style-name="ce1">
            <text:p>2444208</text:p>
          </table:table-cell>
          <table:table-cell office:value-type="float" office:value="671574" table:style-name="ce1">
            <text:p>671574</text:p>
          </table:table-cell>
          <table:table-cell office:value-type="float" office:value="885.29" table:style-name="ce1">
            <text:p>885,29</text:p>
          </table:table-cell>
          <table:table-cell office:value-type="float" office:value="880.11" table:style-name="ce1">
            <text:p>880,11</text:p>
          </table:table-cell>
          <table:table-cell office:value-type="float" office:value="2057655" table:style-name="ce1">
            <text:p>2057655</text:p>
          </table:table-cell>
          <table:table-cell office:value-type="float" office:value="1663247" table:style-name="ce1">
            <text:p>1663247</text:p>
          </table:table-cell>
          <table:table-cell office:value-type="float" office:value="18.07" table:style-name="ce2">
            <text:p>18,07</text:p>
          </table:table-cell>
          <table:table-cell office:value-type="float" office:value="13.49" table:style-name="ce2">
            <text:p>13,49</text:p>
          </table:table-cell>
          <table:table-cell office:value-type="float" office:value="128600" table:style-name="ce2">
            <text:p>128600</text:p>
          </table:table-cell>
          <table:table-cell office:value-type="float" office:value="30389" table:style-name="ce2">
            <text:p>30389</text:p>
          </table:table-cell>
          <table:table-cell office:value-type="float" office:value="196.48" table:style-name="ce1">
            <text:p>196,48</text:p>
          </table:table-cell>
          <table:table-cell office:value-type="float" office:value="177.51" table:style-name="ce1">
            <text:p>177,51</text:p>
          </table:table-cell>
          <table:table-cell office:value-type="float" office:value="1476708" table:style-name="ce1">
            <text:p>1476708</text:p>
          </table:table-cell>
          <table:table-cell office:value-type="float" office:value="240316" table:style-name="ce1">
            <text:p>240316</text:p>
          </table:table-cell>
          <table:table-cell office:value-type="float" office:value="801.12" table:style-name="ce1">
            <text:p>801,12</text:p>
          </table:table-cell>
          <table:table-cell office:value-type="float" office:value="778.76" table:style-name="ce1">
            <text:p>778,76</text:p>
          </table:table-cell>
          <table:table-cell office:value-type="float" office:value="1143450" table:style-name="ce1">
            <text:p>1143450</text:p>
          </table:table-cell>
          <table:table-cell office:value-type="float" office:value="855036" table:style-name="ce1">
            <text:p>855036</text:p>
          </table:table-cell>
          <table:table-cell office:value-type="float" office:value="79.11" table:style-name="ce1">
            <text:p>79,11</text:p>
          </table:table-cell>
          <table:table-cell office:value-type="float" office:value="62.67" table:style-name="ce1">
            <text:p>62,67</text:p>
          </table:table-cell>
          <table:table-cell office:value-type="float" office:value="953268" table:style-name="ce1">
            <text:p>953268</text:p>
          </table:table-cell>
          <table:table-cell office:value-type="float" office:value="94729" table:style-name="ce1">
            <text:p>94729</text:p>
          </table:table-cell>
          <table:table-cell office:value-type="float" office:value="213.7" table:style-name="ce1">
            <text:p>213,7</text:p>
          </table:table-cell>
          <table:table-cell office:value-type="float" office:value="208.86" table:style-name="ce1">
            <text:p>208,86</text:p>
          </table:table-cell>
          <table:table-cell office:value-type="float" office:value="2200395" table:style-name="ce1">
            <text:p>2200395</text:p>
          </table:table-cell>
          <table:table-cell office:value-type="float" office:value="451305" table:style-name="ce1">
            <text:p>451305</text:p>
          </table:table-cell>
          <table:table-cell office:value-type="float" office:value="18.07" table:formula="of:=MIN([.$B173];[.$F173];[.$J173];[.$N173];[.$R173];[.$V173];[.$Z173];[.$AD173];[.$AH173];[.$AL173];[.$AP173];[.$AT173];[.$AX173])" table:style-name="ce1">
            <text:p>18,07</text:p>
          </table:table-cell>
          <table:table-cell office:value-type="float" office:value="13.49" table:formula="of:=MIN([.$C173];[.$G173];[.$K173];[.$O173];[.$S173];[.$W173];[.$AA173];[.$AE173];[.$AI173];[.$AM173];[.$AQ173];[.$AU173];[.$AY173])" table:style-name="ce1">
            <text:p>13,49</text:p>
          </table:table-cell>
          <table:table-cell office:value-type="float" office:value="128600" table:formula="of:=MIN([.$D173];[.$H173];[.$L173];[.$P173];[.$T173];[.$X173];[.$AB173];[.$AF173];[.$AJ173];[.$AN173];[.$AR173];[.$AV173];[.$AZ173])" table:style-name="ce1">
            <text:p>128600</text:p>
          </table:table-cell>
          <table:table-cell office:value-type="float" office:value="30389" table:formula="of:=MIN([.$E173];[.$I173];[.$M173];[.$Q173];[.$U173];[.$Y173];[.$AC173];[.$AG173];[.$AK173];[.$AO173];[.$AS173];[.$AW173];[.$BA173])" table:style-name="ce1">
            <text:p>30389</text:p>
          </table:table-cell>
          <table:table-cell office:value-type="float" office:value="213.7" table:formula="of:=MEDIAN([.$B173];[.$F173];[.$J173];[.$N173];[.$R173];[.$V173];[.$Z173];[.$AD173];[.$AH173];[.$AL173];[.$AP173];[.$AT173];[.$AX173])" table:style-name="ce1">
            <text:p>213,7</text:p>
          </table:table-cell>
          <table:table-cell office:value-type="float" office:value="208.86" table:formula="of:=MEDIAN([.$C173];[.$G173];[.$K173];[.$O173];[.$S173];[.$W173];[.$AA173];[.$AE173];[.$AI173];[.$AM173];[.$AQ173];[.$AU173];[.$AY173])" table:style-name="ce1">
            <text:p>208,86</text:p>
          </table:table-cell>
          <table:table-cell office:value-type="float" office:value="1476708" table:formula="of:=MEDIAN([.$D173];[.$H173];[.$L173];[.$P173];[.$T173];[.$X173];[.$AB173];[.$AF173];[.$AJ173];[.$AN173];[.$AR173];[.$AV173];[.$AZ173])" table:style-name="ce1">
            <text:p>1476708</text:p>
          </table:table-cell>
          <table:table-cell office:value-type="float" office:value="421027" table:formula="of:=MEDIAN([.$E173];[.$I173];[.$M173];[.$Q173];[.$U173];[.$Y173];[.$AC173];[.$AG173];[.$AK173];[.$AO173];[.$AS173];[.$AW173];[.$BA173])" table:style-name="ce1">
            <text:p>421027</text:p>
          </table:table-cell>
          <table:table-cell office:value-type="float" office:value="2517.39" table:formula="of:=MAX([.$B173];[.$F173];[.$J173];[.$N173];[.$R173];[.$V173];[.$Z173];[.$AD173];[.$AH173];[.$AL173];[.$AP173];[.$AT173];[.$AX173])" table:style-name="ce1">
            <text:p>2517,39</text:p>
          </table:table-cell>
          <table:table-cell office:value-type="float" office:value="2512.35" table:formula="of:=MAX([.$C173];[.$G173];[.$K173];[.$O173];[.$S173];[.$W173];[.$AA173];[.$AE173];[.$AI173];[.$AM173];[.$AQ173];[.$AU173];[.$AY173])" table:style-name="ce1">
            <text:p>2512,35</text:p>
          </table:table-cell>
          <table:table-cell office:value-type="float" office:value="5512561" table:formula="of:=MAX([.$D173];[.$H173];[.$L173];[.$P173];[.$T173];[.$X173];[.$AB173];[.$AF173];[.$AJ173];[.$AN173];[.$AR173];[.$AV173];[.$AZ173])" table:style-name="ce1">
            <text:p>5512561</text:p>
          </table:table-cell>
          <table:table-cell office:value-type="float" office:value="4668006" table:formula="of:=MAX([.$E173];[.$I173];[.$M173];[.$Q173];[.$U173];[.$Y173];[.$AC173];[.$AG173];[.$AK173];[.$AO173];[.$AS173];[.$AW173];[.$BA173])" table:style-name="ce1">
            <text:p>466800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0_w2.lp</text:p>
          </table:table-cell>
          <table:table-cell office:value-type="float" office:value="88.13" table:style-name="ce1">
            <text:p>88,13</text:p>
          </table:table-cell>
          <table:table-cell office:value-type="float" office:value="84.26" table:style-name="ce1">
            <text:p>84,26</text:p>
          </table:table-cell>
          <table:table-cell office:value-type="float" office:value="330812" table:style-name="ce1">
            <text:p>330812</text:p>
          </table:table-cell>
          <table:table-cell office:value-type="float" office:value="112468" table:style-name="ce1">
            <text:p>112468</text:p>
          </table:table-cell>
          <table:table-cell office:value-type="float" office:value="54.95" table:style-name="ce1">
            <text:p>54,95</text:p>
          </table:table-cell>
          <table:table-cell office:value-type="float" office:value="51.59" table:style-name="ce1">
            <text:p>51,59</text:p>
          </table:table-cell>
          <table:table-cell office:value-type="float" office:value="110164" table:style-name="ce1">
            <text:p>110164</text:p>
          </table:table-cell>
          <table:table-cell office:value-type="float" office:value="74105" table:style-name="ce1">
            <text:p>74105</text:p>
          </table:table-cell>
          <table:table-cell office:value-type="float" office:value="105.16" table:style-name="ce1">
            <text:p>105,16</text:p>
          </table:table-cell>
          <table:table-cell office:value-type="float" office:value="101.63" table:style-name="ce1">
            <text:p>101,63</text:p>
          </table:table-cell>
          <table:table-cell office:value-type="float" office:value="374672" table:style-name="ce1">
            <text:p>374672</text:p>
          </table:table-cell>
          <table:table-cell office:value-type="float" office:value="123624" table:style-name="ce1">
            <text:p>123624</text:p>
          </table:table-cell>
          <table:table-cell office:value-type="float" office:value="228.31" table:style-name="ce3">
            <text:p>228,31</text:p>
          </table:table-cell>
          <table:table-cell office:value-type="float" office:value="224.56" table:style-name="ce3">
            <text:p>224,56</text:p>
          </table:table-cell>
          <table:table-cell office:value-type="float" office:value="773235" table:style-name="ce3">
            <text:p>773235</text:p>
          </table:table-cell>
          <table:table-cell office:value-type="float" office:value="268487" table:style-name="ce3">
            <text:p>268487</text:p>
          </table:table-cell>
          <table:table-cell office:value-type="float" office:value="114.8" table:style-name="ce1">
            <text:p>114,8</text:p>
          </table:table-cell>
          <table:table-cell office:value-type="float" office:value="110.89" table:style-name="ce1">
            <text:p>110,89</text:p>
          </table:table-cell>
          <table:table-cell office:value-type="float" office:value="192028" table:style-name="ce1">
            <text:p>192028</text:p>
          </table:table-cell>
          <table:table-cell office:value-type="float" office:value="131098" table:style-name="ce1">
            <text:p>131098</text:p>
          </table:table-cell>
          <table:table-cell office:value-type="float" office:value="16.600000000000001" table:style-name="ce2">
            <text:p>16,6</text:p>
          </table:table-cell>
          <table:table-cell office:value-type="float" office:value="12.69" table:style-name="ce2">
            <text:p>12,69</text:p>
          </table:table-cell>
          <table:table-cell office:value-type="float" office:value="35967" table:style-name="ce2">
            <text:p>35967</text:p>
          </table:table-cell>
          <table:table-cell office:value-type="float" office:value="18804" table:style-name="ce2">
            <text:p>18804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36.08" table:style-name="ce1">
            <text:p>36,08</text:p>
          </table:table-cell>
          <table:table-cell office:value-type="float" office:value="125065" table:style-name="ce1">
            <text:p>125065</text:p>
          </table:table-cell>
          <table:table-cell office:value-type="float" office:value="53650" table:style-name="ce1">
            <text:p>53650</text:p>
          </table:table-cell>
          <table:table-cell office:value-type="float" office:value="212.55" table:style-name="ce1">
            <text:p>212,55</text:p>
          </table:table-cell>
          <table:table-cell office:value-type="float" office:value="208.71" table:style-name="ce1">
            <text:p>208,71</text:p>
          </table:table-cell>
          <table:table-cell office:value-type="float" office:value="365894" table:style-name="ce1">
            <text:p>365894</text:p>
          </table:table-cell>
          <table:table-cell office:value-type="float" office:value="257563" table:style-name="ce1">
            <text:p>257563</text:p>
          </table:table-cell>
          <table:table-cell office:value-type="float" office:value="65.27" table:style-name="ce1">
            <text:p>65,27</text:p>
          </table:table-cell>
          <table:table-cell office:value-type="float" office:value="61.32" table:style-name="ce1">
            <text:p>61,32</text:p>
          </table:table-cell>
          <table:table-cell office:value-type="float" office:value="138925" table:style-name="ce1">
            <text:p>138925</text:p>
          </table:table-cell>
          <table:table-cell office:value-type="float" office:value="79571" table:style-name="ce1">
            <text:p>79571</text:p>
          </table:table-cell>
          <table:table-cell office:value-type="float" office:value="58.93" table:style-name="ce1">
            <text:p>58,93</text:p>
          </table:table-cell>
          <table:table-cell office:value-type="float" office:value="42.98" table:style-name="ce1">
            <text:p>42,98</text:p>
          </table:table-cell>
          <table:table-cell office:value-type="float" office:value="131291" table:style-name="ce1">
            <text:p>131291</text:p>
          </table:table-cell>
          <table:table-cell office:value-type="float" office:value="37359" table:style-name="ce1">
            <text:p>37359</text:p>
          </table:table-cell>
          <table:table-cell office:value-type="float" office:value="63.79" table:style-name="ce1">
            <text:p>63,79</text:p>
          </table:table-cell>
          <table:table-cell office:value-type="float" office:value="48.27" table:style-name="ce1">
            <text:p>48,27</text:p>
          </table:table-cell>
          <table:table-cell office:value-type="float" office:value="99526" table:style-name="ce1">
            <text:p>99526</text:p>
          </table:table-cell>
          <table:table-cell office:value-type="float" office:value="45492" table:style-name="ce1">
            <text:p>45492</text:p>
          </table:table-cell>
          <table:table-cell office:value-type="float" office:value="67.64" table:style-name="ce1">
            <text:p>67,64</text:p>
          </table:table-cell>
          <table:table-cell office:value-type="float" office:value="53" table:style-name="ce1">
            <text:p>53</text:p>
          </table:table-cell>
          <table:table-cell office:value-type="float" office:value="168362" table:style-name="ce1">
            <text:p>168362</text:p>
          </table:table-cell>
          <table:table-cell office:value-type="float" office:value="52473" table:style-name="ce1">
            <text:p>52473</text:p>
          </table:table-cell>
          <table:table-cell office:value-type="float" office:value="72.67" table:style-name="ce1">
            <text:p>72,67</text:p>
          </table:table-cell>
          <table:table-cell office:value-type="float" office:value="69.209999999999994" table:style-name="ce1">
            <text:p>69,21</text:p>
          </table:table-cell>
          <table:table-cell office:value-type="float" office:value="214071" table:style-name="ce1">
            <text:p>214071</text:p>
          </table:table-cell>
          <table:table-cell office:value-type="float" office:value="98516" table:style-name="ce1">
            <text:p>98516</text:p>
          </table:table-cell>
          <table:table-cell office:value-type="float" office:value="16.600000000000001" table:formula="of:=MIN([.$B174];[.$F174];[.$J174];[.$N174];[.$R174];[.$V174];[.$Z174];[.$AD174];[.$AH174];[.$AL174];[.$AP174];[.$AT174];[.$AX174])" table:style-name="ce1">
            <text:p>16,6</text:p>
          </table:table-cell>
          <table:table-cell office:value-type="float" office:value="12.69" table:formula="of:=MIN([.$C174];[.$G174];[.$K174];[.$O174];[.$S174];[.$W174];[.$AA174];[.$AE174];[.$AI174];[.$AM174];[.$AQ174];[.$AU174];[.$AY174])" table:style-name="ce1">
            <text:p>12,69</text:p>
          </table:table-cell>
          <table:table-cell office:value-type="float" office:value="35967" table:formula="of:=MIN([.$D174];[.$H174];[.$L174];[.$P174];[.$T174];[.$X174];[.$AB174];[.$AF174];[.$AJ174];[.$AN174];[.$AR174];[.$AV174];[.$AZ174])" table:style-name="ce1">
            <text:p>35967</text:p>
          </table:table-cell>
          <table:table-cell office:value-type="float" office:value="18804" table:formula="of:=MIN([.$E174];[.$I174];[.$M174];[.$Q174];[.$U174];[.$Y174];[.$AC174];[.$AG174];[.$AK174];[.$AO174];[.$AS174];[.$AW174];[.$BA174])" table:style-name="ce1">
            <text:p>18804</text:p>
          </table:table-cell>
          <table:table-cell office:value-type="float" office:value="67.64" table:formula="of:=MEDIAN([.$B174];[.$F174];[.$J174];[.$N174];[.$R174];[.$V174];[.$Z174];[.$AD174];[.$AH174];[.$AL174];[.$AP174];[.$AT174];[.$AX174])" table:style-name="ce1">
            <text:p>67,64</text:p>
          </table:table-cell>
          <table:table-cell office:value-type="float" office:value="61.32" table:formula="of:=MEDIAN([.$C174];[.$G174];[.$K174];[.$O174];[.$S174];[.$W174];[.$AA174];[.$AE174];[.$AI174];[.$AM174];[.$AQ174];[.$AU174];[.$AY174])" table:style-name="ce1">
            <text:p>61,32</text:p>
          </table:table-cell>
          <table:table-cell office:value-type="float" office:value="168362" table:formula="of:=MEDIAN([.$D174];[.$H174];[.$L174];[.$P174];[.$T174];[.$X174];[.$AB174];[.$AF174];[.$AJ174];[.$AN174];[.$AR174];[.$AV174];[.$AZ174])" table:style-name="ce1">
            <text:p>168362</text:p>
          </table:table-cell>
          <table:table-cell office:value-type="float" office:value="79571" table:formula="of:=MEDIAN([.$E174];[.$I174];[.$M174];[.$Q174];[.$U174];[.$Y174];[.$AC174];[.$AG174];[.$AK174];[.$AO174];[.$AS174];[.$AW174];[.$BA174])" table:style-name="ce1">
            <text:p>79571</text:p>
          </table:table-cell>
          <table:table-cell office:value-type="float" office:value="228.31" table:formula="of:=MAX([.$B174];[.$F174];[.$J174];[.$N174];[.$R174];[.$V174];[.$Z174];[.$AD174];[.$AH174];[.$AL174];[.$AP174];[.$AT174];[.$AX174])" table:style-name="ce1">
            <text:p>228,31</text:p>
          </table:table-cell>
          <table:table-cell office:value-type="float" office:value="224.56" table:formula="of:=MAX([.$C174];[.$G174];[.$K174];[.$O174];[.$S174];[.$W174];[.$AA174];[.$AE174];[.$AI174];[.$AM174];[.$AQ174];[.$AU174];[.$AY174])" table:style-name="ce1">
            <text:p>224,56</text:p>
          </table:table-cell>
          <table:table-cell office:value-type="float" office:value="773235" table:formula="of:=MAX([.$D174];[.$H174];[.$L174];[.$P174];[.$T174];[.$X174];[.$AB174];[.$AF174];[.$AJ174];[.$AN174];[.$AR174];[.$AV174];[.$AZ174])" table:style-name="ce1">
            <text:p>773235</text:p>
          </table:table-cell>
          <table:table-cell office:value-type="float" office:value="268487" table:formula="of:=MAX([.$E174];[.$I174];[.$M174];[.$Q174];[.$U174];[.$Y174];[.$AC174];[.$AG174];[.$AK174];[.$AO174];[.$AS174];[.$AW174];[.$BA174])" table:style-name="ce1">
            <text:p>26848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0_w4.lp</text:p>
          </table:table-cell>
          <table:table-cell office:value-type="float" office:value="8.43" table:style-name="ce1">
            <text:p>8,43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28339" table:style-name="ce1">
            <text:p>28339</text:p>
          </table:table-cell>
          <table:table-cell office:value-type="float" office:value="7949" table:style-name="ce1">
            <text:p>7949</text:p>
          </table:table-cell>
          <table:table-cell office:value-type="float" office:value="8.33" table:style-name="ce1">
            <text:p>8,33</text:p>
          </table:table-cell>
          <table:table-cell office:value-type="float" office:value="4.76" table:style-name="ce1">
            <text:p>4,76</text:p>
          </table:table-cell>
          <table:table-cell office:value-type="float" office:value="17906" table:style-name="ce1">
            <text:p>17906</text:p>
          </table:table-cell>
          <table:table-cell office:value-type="float" office:value="12865" table:style-name="ce1">
            <text:p>12865</text:p>
          </table:table-cell>
          <table:table-cell office:value-type="float" office:value="12.83" table:style-name="ce1">
            <text:p>12,83</text:p>
          </table:table-cell>
          <table:table-cell office:value-type="float" office:value="8.8000000000000007" table:style-name="ce1">
            <text:p>8,8</text:p>
          </table:table-cell>
          <table:table-cell office:value-type="float" office:value="45165" table:style-name="ce1">
            <text:p>45165</text:p>
          </table:table-cell>
          <table:table-cell office:value-type="float" office:value="15328" table:style-name="ce1">
            <text:p>15328</text:p>
          </table:table-cell>
          <table:table-cell office:value-type="float" office:value="5.09" table:style-name="ce1">
            <text:p>5,09</text:p>
          </table:table-cell>
          <table:table-cell office:value-type="float" office:value="1.41" table:style-name="ce1">
            <text:p>1,41</text:p>
          </table:table-cell>
          <table:table-cell office:value-type="float" office:value="12346" table:style-name="ce1">
            <text:p>12346</text:p>
          </table:table-cell>
          <table:table-cell office:value-type="float" office:value="2909" table:style-name="ce1">
            <text:p>2909</text:p>
          </table:table-cell>
          <table:table-cell office:value-type="float" office:value="9.2100000000000009" table:style-name="ce1">
            <text:p>9,2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3004" table:style-name="ce1">
            <text:p>13004</text:p>
          </table:table-cell>
          <table:table-cell office:value-type="float" office:value="9564" table:style-name="ce1">
            <text:p>9564</text:p>
          </table:table-cell>
          <table:table-cell office:value-type="float" office:value="3.92" table:style-name="ce2">
            <text:p>3,9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4677" table:style-name="ce2">
            <text:p>4677</text:p>
          </table:table-cell>
          <table:table-cell office:value-type="float" office:value="228" table:style-name="ce1">
            <text:p>228</text:p>
          </table:table-cell>
          <table:table-cell office:value-type="float" office:value="5.24" table:style-name="ce1">
            <text:p>5,24</text:p>
          </table:table-cell>
          <table:table-cell office:value-type="float" office:value="1.28" table:style-name="ce1">
            <text:p>1,28</text:p>
          </table:table-cell>
          <table:table-cell office:value-type="float" office:value="11939" table:style-name="ce1">
            <text:p>11939</text:p>
          </table:table-cell>
          <table:table-cell office:value-type="float" office:value="2634" table:style-name="ce1">
            <text:p>2634</text:p>
          </table:table-cell>
          <table:table-cell office:value-type="float" office:value="10.45" table:style-name="ce1">
            <text:p>10,45</text:p>
          </table:table-cell>
          <table:table-cell office:value-type="float" office:value="6.42" table:style-name="ce1">
            <text:p>6,42</text:p>
          </table:table-cell>
          <table:table-cell office:value-type="float" office:value="16819" table:style-name="ce1">
            <text:p>16819</text:p>
          </table:table-cell>
          <table:table-cell office:value-type="float" office:value="11915" table:style-name="ce1">
            <text:p>11915</text:p>
          </table:table-cell>
          <table:table-cell office:value-type="float" office:value="4.04" table:style-name="ce1">
            <text:p>4,04</text:p>
          </table:table-cell>
          <table:table-cell office:value-type="float" office:value="0.11" table:style-name="ce2">
            <text:p>0,11</text:p>
          </table:table-cell>
          <table:table-cell office:value-type="float" office:value="5486" table:style-name="ce1">
            <text:p>5486</text:p>
          </table:table-cell>
          <table:table-cell office:value-type="float" office:value="212" table:style-name="ce2">
            <text:p>212</text:p>
          </table:table-cell>
          <table:table-cell office:value-type="float" office:value="65.180000000000007" table:style-name="ce3">
            <text:p>65,18</text:p>
          </table:table-cell>
          <table:table-cell office:value-type="float" office:value="48.18" table:style-name="ce3">
            <text:p>48,18</text:p>
          </table:table-cell>
          <table:table-cell office:value-type="float" office:value="187310" table:style-name="ce3">
            <text:p>187310</text:p>
          </table:table-cell>
          <table:table-cell office:value-type="float" office:value="52051" table:style-name="ce3">
            <text:p>52051</text:p>
          </table:table-cell>
          <table:table-cell office:value-type="float" office:value="25.39" table:style-name="ce1">
            <text:p>25,39</text:p>
          </table:table-cell>
          <table:table-cell office:value-type="float" office:value="8.43" table:style-name="ce1">
            <text:p>8,43</text:p>
          </table:table-cell>
          <table:table-cell office:value-type="float" office:value="14778" table:style-name="ce1">
            <text:p>14778</text:p>
          </table:table-cell>
          <table:table-cell office:value-type="float" office:value="10269" table:style-name="ce1">
            <text:p>10269</text:p>
          </table:table-cell>
          <table:table-cell office:value-type="float" office:value="27.96" table:style-name="ce1">
            <text:p>27,96</text:p>
          </table:table-cell>
          <table:table-cell office:value-type="float" office:value="9.07" table:style-name="ce1">
            <text:p>9,07</text:p>
          </table:table-cell>
          <table:table-cell office:value-type="float" office:value="35627" table:style-name="ce1">
            <text:p>35627</text:p>
          </table:table-cell>
          <table:table-cell office:value-type="float" office:value="10745" table:style-name="ce1">
            <text:p>10745</text:p>
          </table:table-cell>
          <table:table-cell office:value-type="float" office:value="5.86" table:style-name="ce1">
            <text:p>5,86</text:p>
          </table:table-cell>
          <table:table-cell office:value-type="float" office:value="2.17" table:style-name="ce1">
            <text:p>2,17</text:p>
          </table:table-cell>
          <table:table-cell office:value-type="float" office:value="15009" table:style-name="ce1">
            <text:p>15009</text:p>
          </table:table-cell>
          <table:table-cell office:value-type="float" office:value="4198" table:style-name="ce1">
            <text:p>4198</text:p>
          </table:table-cell>
          <table:table-cell office:value-type="float" office:value="3.92" table:formula="of:=MIN([.$B175];[.$F175];[.$J175];[.$N175];[.$R175];[.$V175];[.$Z175];[.$AD175];[.$AH175];[.$AL175];[.$AP175];[.$AT175];[.$AX175])" table:style-name="ce1">
            <text:p>3,92</text:p>
          </table:table-cell>
          <table:table-cell office:value-type="float" office:value="0.11" table:formula="of:=MIN([.$C175];[.$G175];[.$K175];[.$O175];[.$S175];[.$W175];[.$AA175];[.$AE175];[.$AI175];[.$AM175];[.$AQ175];[.$AU175];[.$AY175])" table:style-name="ce1">
            <text:p>0,11</text:p>
          </table:table-cell>
          <table:table-cell office:value-type="float" office:value="4677" table:formula="of:=MIN([.$D175];[.$H175];[.$L175];[.$P175];[.$T175];[.$X175];[.$AB175];[.$AF175];[.$AJ175];[.$AN175];[.$AR175];[.$AV175];[.$AZ175])" table:style-name="ce1">
            <text:p>4677</text:p>
          </table:table-cell>
          <table:table-cell office:value-type="float" office:value="212" table:formula="of:=MIN([.$E175];[.$I175];[.$M175];[.$Q175];[.$U175];[.$Y175];[.$AC175];[.$AG175];[.$AK175];[.$AO175];[.$AS175];[.$AW175];[.$BA175])" table:style-name="ce1">
            <text:p>212</text:p>
          </table:table-cell>
          <table:table-cell office:value-type="float" office:value="8.43" table:formula="of:=MEDIAN([.$B175];[.$F175];[.$J175];[.$N175];[.$R175];[.$V175];[.$Z175];[.$AD175];[.$AH175];[.$AL175];[.$AP175];[.$AT175];[.$AX175])" table:style-name="ce1">
            <text:p>8,43</text:p>
          </table:table-cell>
          <table:table-cell office:value-type="float" office:value="4.76" table:formula="of:=MEDIAN([.$C175];[.$G175];[.$K175];[.$O175];[.$S175];[.$W175];[.$AA175];[.$AE175];[.$AI175];[.$AM175];[.$AQ175];[.$AU175];[.$AY175])" table:style-name="ce1">
            <text:p>4,76</text:p>
          </table:table-cell>
          <table:table-cell office:value-type="float" office:value="15009" table:formula="of:=MEDIAN([.$D175];[.$H175];[.$L175];[.$P175];[.$T175];[.$X175];[.$AB175];[.$AF175];[.$AJ175];[.$AN175];[.$AR175];[.$AV175];[.$AZ175])" table:style-name="ce1">
            <text:p>15009</text:p>
          </table:table-cell>
          <table:table-cell office:value-type="float" office:value="9564" table:formula="of:=MEDIAN([.$E175];[.$I175];[.$M175];[.$Q175];[.$U175];[.$Y175];[.$AC175];[.$AG175];[.$AK175];[.$AO175];[.$AS175];[.$AW175];[.$BA175])" table:style-name="ce1">
            <text:p>9564</text:p>
          </table:table-cell>
          <table:table-cell office:value-type="float" office:value="65.180000000000007" table:formula="of:=MAX([.$B175];[.$F175];[.$J175];[.$N175];[.$R175];[.$V175];[.$Z175];[.$AD175];[.$AH175];[.$AL175];[.$AP175];[.$AT175];[.$AX175])" table:style-name="ce1">
            <text:p>65,18</text:p>
          </table:table-cell>
          <table:table-cell office:value-type="float" office:value="48.18" table:formula="of:=MAX([.$C175];[.$G175];[.$K175];[.$O175];[.$S175];[.$W175];[.$AA175];[.$AE175];[.$AI175];[.$AM175];[.$AQ175];[.$AU175];[.$AY175])" table:style-name="ce1">
            <text:p>48,18</text:p>
          </table:table-cell>
          <table:table-cell office:value-type="float" office:value="187310" table:formula="of:=MAX([.$D175];[.$H175];[.$L175];[.$P175];[.$T175];[.$X175];[.$AB175];[.$AF175];[.$AJ175];[.$AN175];[.$AR175];[.$AV175];[.$AZ175])" table:style-name="ce1">
            <text:p>187310</text:p>
          </table:table-cell>
          <table:table-cell office:value-type="float" office:value="52051" table:formula="of:=MAX([.$E175];[.$I175];[.$M175];[.$Q175];[.$U175];[.$Y175];[.$AC175];[.$AG175];[.$AK175];[.$AO175];[.$AS175];[.$AW175];[.$BA175])" table:style-name="ce1">
            <text:p>5205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0_w5.lp</text:p>
          </table:table-cell>
          <table:table-cell office:value-type="float" office:value="9.94" table:style-name="ce1">
            <text:p>9,94</text:p>
          </table:table-cell>
          <table:table-cell office:value-type="float" office:value="5.85" table:style-name="ce1">
            <text:p>5,85</text:p>
          </table:table-cell>
          <table:table-cell office:value-type="float" office:value="109662" table:style-name="ce1">
            <text:p>109662</text:p>
          </table:table-cell>
          <table:table-cell office:value-type="float" office:value="11694" table:style-name="ce3">
            <text:p>11694</text:p>
          </table:table-cell>
          <table:table-cell office:value-type="float" office:value="7.74" table:style-name="ce1">
            <text:p>7,74</text:p>
          </table:table-cell>
          <table:table-cell office:value-type="float" office:value="3.19" table:style-name="ce1">
            <text:p>3,19</text:p>
          </table:table-cell>
          <table:table-cell office:value-type="float" office:value="8818" table:style-name="ce1">
            <text:p>8818</text:p>
          </table:table-cell>
          <table:table-cell office:value-type="float" office:value="4770" table:style-name="ce1">
            <text:p>4770</text:p>
          </table:table-cell>
          <table:table-cell office:value-type="float" office:value="7.73" table:style-name="ce1">
            <text:p>7,73</text:p>
          </table:table-cell>
          <table:table-cell office:value-type="float" office:value="3.21" table:style-name="ce1">
            <text:p>3,21</text:p>
          </table:table-cell>
          <table:table-cell office:value-type="float" office:value="37088" table:style-name="ce1">
            <text:p>37088</text:p>
          </table:table-cell>
          <table:table-cell office:value-type="float" office:value="5312" table:style-name="ce1">
            <text:p>5312</text:p>
          </table:table-cell>
          <table:table-cell office:value-type="float" office:value="7.03" table:style-name="ce1">
            <text:p>7,03</text:p>
          </table:table-cell>
          <table:table-cell office:value-type="float" office:value="2.41" table:style-name="ce1">
            <text:p>2,41</text:p>
          </table:table-cell>
          <table:table-cell office:value-type="float" office:value="20423" table:style-name="ce1">
            <text:p>20423</text:p>
          </table:table-cell>
          <table:table-cell office:value-type="float" office:value="4048" table:style-name="ce1">
            <text:p>4048</text:p>
          </table:table-cell>
          <table:table-cell office:value-type="float" office:value="6.15" table:style-name="ce1">
            <text:p>6,15</text:p>
          </table:table-cell>
          <table:table-cell office:value-type="float" office:value="1.71" table:style-name="ce1">
            <text:p>1,71</text:p>
          </table:table-cell>
          <table:table-cell office:value-type="float" office:value="5339" table:style-name="ce1">
            <text:p>5339</text:p>
          </table:table-cell>
          <table:table-cell office:value-type="float" office:value="2588" table:style-name="ce1">
            <text:p>2588</text:p>
          </table:table-cell>
          <table:table-cell office:value-type="float" office:value="6.07" table:style-name="ce1">
            <text:p>6,07</text:p>
          </table:table-cell>
          <table:table-cell office:value-type="float" office:value="1.37" table:style-name="ce1">
            <text:p>1,37</text:p>
          </table:table-cell>
          <table:table-cell office:value-type="float" office:value="32320" table:style-name="ce1">
            <text:p>32320</text:p>
          </table:table-cell>
          <table:table-cell office:value-type="float" office:value="2398" table:style-name="ce1">
            <text:p>2398</text:p>
          </table:table-cell>
          <table:table-cell office:value-type="float" office:value="4.6500000000000004" table:style-name="ce2">
            <text:p>4,65</text:p>
          </table:table-cell>
          <table:table-cell office:value-type="float" office:value="0.12" table:style-name="ce2">
            <text:p>0,12</text:p>
          </table:table-cell>
          <table:table-cell office:value-type="float" office:value="5386" table:style-name="ce1">
            <text:p>5386</text:p>
          </table:table-cell>
          <table:table-cell office:value-type="float" office:value="130" table:style-name="ce2">
            <text:p>130</text:p>
          </table:table-cell>
          <table:table-cell office:value-type="float" office:value="6.08" table:style-name="ce1">
            <text:p>6,08</text:p>
          </table:table-cell>
          <table:table-cell office:value-type="float" office:value="1.67" table:style-name="ce1">
            <text:p>1,67</text:p>
          </table:table-cell>
          <table:table-cell office:value-type="float" office:value="4807" table:style-name="ce2">
            <text:p>4807</text:p>
          </table:table-cell>
          <table:table-cell office:value-type="float" office:value="2519" table:style-name="ce1">
            <text:p>2519</text:p>
          </table:table-cell>
          <table:table-cell office:value-type="float" office:value="6.68" table:style-name="ce1">
            <text:p>6,68</text:p>
          </table:table-cell>
          <table:table-cell office:value-type="float" office:value="2.1" table:style-name="ce1">
            <text:p>2,1</text:p>
          </table:table-cell>
          <table:table-cell office:value-type="float" office:value="9936" table:style-name="ce1">
            <text:p>9936</text:p>
          </table:table-cell>
          <table:table-cell office:value-type="float" office:value="3278" table:style-name="ce1">
            <text:p>3278</text:p>
          </table:table-cell>
          <table:table-cell office:value-type="float" office:value="31.09" table:style-name="ce3">
            <text:p>31,09</text:p>
          </table:table-cell>
          <table:table-cell office:value-type="float" office:value="11.17" table:style-name="ce3">
            <text:p>11,17</text:p>
          </table:table-cell>
          <table:table-cell office:value-type="float" office:value="111690" table:style-name="ce3">
            <text:p>111690</text:p>
          </table:table-cell>
          <table:table-cell office:value-type="float" office:value="11048" table:style-name="ce1">
            <text:p>11048</text:p>
          </table:table-cell>
          <table:table-cell office:value-type="float" office:value="24.69" table:style-name="ce1">
            <text:p>24,69</text:p>
          </table:table-cell>
          <table:table-cell office:value-type="float" office:value="4.83" table:style-name="ce1">
            <text:p>4,83</text:p>
          </table:table-cell>
          <table:table-cell office:value-type="float" office:value="8499" table:style-name="ce1">
            <text:p>8499</text:p>
          </table:table-cell>
          <table:table-cell office:value-type="float" office:value="4333" table:style-name="ce1">
            <text:p>4333</text:p>
          </table:table-cell>
          <table:table-cell office:value-type="float" office:value="23.09" table:style-name="ce1">
            <text:p>23,09</text:p>
          </table:table-cell>
          <table:table-cell office:value-type="float" office:value="2.69" table:style-name="ce1">
            <text:p>2,69</text:p>
          </table:table-cell>
          <table:table-cell office:value-type="float" office:value="22852" table:style-name="ce1">
            <text:p>22852</text:p>
          </table:table-cell>
          <table:table-cell office:value-type="float" office:value="2484" table:style-name="ce1">
            <text:p>2484</text:p>
          </table:table-cell>
          <table:table-cell office:value-type="float" office:value="9.2799999999999994" table:style-name="ce1">
            <text:p>9,28</text:p>
          </table:table-cell>
          <table:table-cell office:value-type="float" office:value="4.84" table:style-name="ce1">
            <text:p>4,84</text:p>
          </table:table-cell>
          <table:table-cell office:value-type="float" office:value="62423" table:style-name="ce1">
            <text:p>62423</text:p>
          </table:table-cell>
          <table:table-cell office:value-type="float" office:value="7693" table:style-name="ce1">
            <text:p>7693</text:p>
          </table:table-cell>
          <table:table-cell office:value-type="float" office:value="4.6500000000000004" table:formula="of:=MIN([.$B176];[.$F176];[.$J176];[.$N176];[.$R176];[.$V176];[.$Z176];[.$AD176];[.$AH176];[.$AL176];[.$AP176];[.$AT176];[.$AX176])" table:style-name="ce1">
            <text:p>4,65</text:p>
          </table:table-cell>
          <table:table-cell office:value-type="float" office:value="0.12" table:formula="of:=MIN([.$C176];[.$G176];[.$K176];[.$O176];[.$S176];[.$W176];[.$AA176];[.$AE176];[.$AI176];[.$AM176];[.$AQ176];[.$AU176];[.$AY176])" table:style-name="ce1">
            <text:p>0,12</text:p>
          </table:table-cell>
          <table:table-cell office:value-type="float" office:value="4807" table:formula="of:=MIN([.$D176];[.$H176];[.$L176];[.$P176];[.$T176];[.$X176];[.$AB176];[.$AF176];[.$AJ176];[.$AN176];[.$AR176];[.$AV176];[.$AZ176])" table:style-name="ce1">
            <text:p>4807</text:p>
          </table:table-cell>
          <table:table-cell office:value-type="float" office:value="130" table:formula="of:=MIN([.$E176];[.$I176];[.$M176];[.$Q176];[.$U176];[.$Y176];[.$AC176];[.$AG176];[.$AK176];[.$AO176];[.$AS176];[.$AW176];[.$BA176])" table:style-name="ce1">
            <text:p>130</text:p>
          </table:table-cell>
          <table:table-cell office:value-type="float" office:value="7.73" table:formula="of:=MEDIAN([.$B176];[.$F176];[.$J176];[.$N176];[.$R176];[.$V176];[.$Z176];[.$AD176];[.$AH176];[.$AL176];[.$AP176];[.$AT176];[.$AX176])" table:style-name="ce1">
            <text:p>7,73</text:p>
          </table:table-cell>
          <table:table-cell office:value-type="float" office:value="2.69" table:formula="of:=MEDIAN([.$C176];[.$G176];[.$K176];[.$O176];[.$S176];[.$W176];[.$AA176];[.$AE176];[.$AI176];[.$AM176];[.$AQ176];[.$AU176];[.$AY176])" table:style-name="ce1">
            <text:p>2,69</text:p>
          </table:table-cell>
          <table:table-cell office:value-type="float" office:value="20423" table:formula="of:=MEDIAN([.$D176];[.$H176];[.$L176];[.$P176];[.$T176];[.$X176];[.$AB176];[.$AF176];[.$AJ176];[.$AN176];[.$AR176];[.$AV176];[.$AZ176])" table:style-name="ce1">
            <text:p>20423</text:p>
          </table:table-cell>
          <table:table-cell office:value-type="float" office:value="4048" table:formula="of:=MEDIAN([.$E176];[.$I176];[.$M176];[.$Q176];[.$U176];[.$Y176];[.$AC176];[.$AG176];[.$AK176];[.$AO176];[.$AS176];[.$AW176];[.$BA176])" table:style-name="ce1">
            <text:p>4048</text:p>
          </table:table-cell>
          <table:table-cell office:value-type="float" office:value="31.09" table:formula="of:=MAX([.$B176];[.$F176];[.$J176];[.$N176];[.$R176];[.$V176];[.$Z176];[.$AD176];[.$AH176];[.$AL176];[.$AP176];[.$AT176];[.$AX176])" table:style-name="ce1">
            <text:p>31,09</text:p>
          </table:table-cell>
          <table:table-cell office:value-type="float" office:value="11.17" table:formula="of:=MAX([.$C176];[.$G176];[.$K176];[.$O176];[.$S176];[.$W176];[.$AA176];[.$AE176];[.$AI176];[.$AM176];[.$AQ176];[.$AU176];[.$AY176])" table:style-name="ce1">
            <text:p>11,17</text:p>
          </table:table-cell>
          <table:table-cell office:value-type="float" office:value="111690" table:formula="of:=MAX([.$D176];[.$H176];[.$L176];[.$P176];[.$T176];[.$X176];[.$AB176];[.$AF176];[.$AJ176];[.$AN176];[.$AR176];[.$AV176];[.$AZ176])" table:style-name="ce1">
            <text:p>111690</text:p>
          </table:table-cell>
          <table:table-cell office:value-type="float" office:value="11694" table:formula="of:=MAX([.$E176];[.$I176];[.$M176];[.$Q176];[.$U176];[.$Y176];[.$AC176];[.$AG176];[.$AK176];[.$AO176];[.$AS176];[.$AW176];[.$BA176])" table:style-name="ce1">
            <text:p>1169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5_w1.lp</text:p>
          </table:table-cell>
          <table:table-cell office:value-type="float" office:value="82.78" table:style-name="ce1">
            <text:p>82,78</text:p>
          </table:table-cell>
          <table:table-cell office:value-type="float" office:value="76.87" table:style-name="ce1">
            <text:p>76,87</text:p>
          </table:table-cell>
          <table:table-cell office:value-type="float" office:value="608837" table:style-name="ce1">
            <text:p>608837</text:p>
          </table:table-cell>
          <table:table-cell office:value-type="float" office:value="113162" table:style-name="ce1">
            <text:p>113162</text:p>
          </table:table-cell>
          <table:table-cell office:value-type="float" office:value="554.12" table:style-name="ce3">
            <text:p>554,12</text:p>
          </table:table-cell>
          <table:table-cell office:value-type="float" office:value="547.76" table:style-name="ce3">
            <text:p>547,76</text:p>
          </table:table-cell>
          <table:table-cell office:value-type="float" office:value="1097536" table:style-name="ce1">
            <text:p>1097536</text:p>
          </table:table-cell>
          <table:table-cell office:value-type="float" office:value="800875" table:style-name="ce3">
            <text:p>800875</text:p>
          </table:table-cell>
          <table:table-cell office:value-type="float" office:value="47.68" table:style-name="ce1">
            <text:p>47,68</text:p>
          </table:table-cell>
          <table:table-cell office:value-type="float" office:value="41.86" table:style-name="ce1">
            <text:p>41,86</text:p>
          </table:table-cell>
          <table:table-cell office:value-type="float" office:value="372491" table:style-name="ce1">
            <text:p>372491</text:p>
          </table:table-cell>
          <table:table-cell office:value-type="float" office:value="64886" table:style-name="ce1">
            <text:p>64886</text:p>
          </table:table-cell>
          <table:table-cell office:value-type="float" office:value="51.51" table:style-name="ce1">
            <text:p>51,51</text:p>
          </table:table-cell>
          <table:table-cell office:value-type="float" office:value="45.85" table:style-name="ce1">
            <text:p>45,85</text:p>
          </table:table-cell>
          <table:table-cell office:value-type="float" office:value="478344" table:style-name="ce1">
            <text:p>478344</text:p>
          </table:table-cell>
          <table:table-cell office:value-type="float" office:value="71495" table:style-name="ce1">
            <text:p>71495</text:p>
          </table:table-cell>
          <table:table-cell office:value-type="float" office:value="442.09" table:style-name="ce1">
            <text:p>442,09</text:p>
          </table:table-cell>
          <table:table-cell office:value-type="float" office:value="435.97" table:style-name="ce1">
            <text:p>435,97</text:p>
          </table:table-cell>
          <table:table-cell office:value-type="float" office:value="869746" table:style-name="ce1">
            <text:p>869746</text:p>
          </table:table-cell>
          <table:table-cell office:value-type="float" office:value="641171" table:style-name="ce1">
            <text:p>641171</text:p>
          </table:table-cell>
          <table:table-cell office:value-type="float" office:value="35.72" table:style-name="ce1">
            <text:p>35,72</text:p>
          </table:table-cell>
          <table:table-cell office:value-type="float" office:value="30.19" table:style-name="ce1">
            <text:p>30,19</text:p>
          </table:table-cell>
          <table:table-cell office:value-type="float" office:value="256502" table:style-name="ce1">
            <text:p>256502</text:p>
          </table:table-cell>
          <table:table-cell office:value-type="float" office:value="38052" table:style-name="ce1">
            <text:p>38052</text:p>
          </table:table-cell>
          <table:table-cell office:value-type="float" office:value="64.81" table:style-name="ce1">
            <text:p>64,81</text:p>
          </table:table-cell>
          <table:table-cell office:value-type="float" office:value="58.96" table:style-name="ce1">
            <text:p>58,96</text:p>
          </table:table-cell>
          <table:table-cell office:value-type="float" office:value="321080" table:style-name="ce1">
            <text:p>321080</text:p>
          </table:table-cell>
          <table:table-cell office:value-type="float" office:value="74901" table:style-name="ce1">
            <text:p>74901</text:p>
          </table:table-cell>
          <table:table-cell office:value-type="float" office:value="335.53" table:style-name="ce1">
            <text:p>335,53</text:p>
          </table:table-cell>
          <table:table-cell office:value-type="float" office:value="329.3" table:style-name="ce1">
            <text:p>329,3</text:p>
          </table:table-cell>
          <table:table-cell office:value-type="float" office:value="639324" table:style-name="ce1">
            <text:p>639324</text:p>
          </table:table-cell>
          <table:table-cell office:value-type="float" office:value="464867" table:style-name="ce1">
            <text:p>464867</text:p>
          </table:table-cell>
          <table:table-cell office:value-type="float" office:value="72.2" table:style-name="ce1">
            <text:p>72,2</text:p>
          </table:table-cell>
          <table:table-cell office:value-type="float" office:value="66.05" table:style-name="ce1">
            <text:p>66,05</text:p>
          </table:table-cell>
          <table:table-cell office:value-type="float" office:value="201965" table:style-name="ce1">
            <text:p>201965</text:p>
          </table:table-cell>
          <table:table-cell office:value-type="float" office:value="82182" table:style-name="ce1">
            <text:p>82182</text:p>
          </table:table-cell>
          <table:table-cell office:value-type="float" office:value="195.94" table:style-name="ce1">
            <text:p>195,94</text:p>
          </table:table-cell>
          <table:table-cell office:value-type="float" office:value="174.77" table:style-name="ce1">
            <text:p>174,77</text:p>
          </table:table-cell>
          <table:table-cell office:value-type="float" office:value="1109894" table:style-name="ce3">
            <text:p>1109894</text:p>
          </table:table-cell>
          <table:table-cell office:value-type="float" office:value="165992" table:style-name="ce1">
            <text:p>165992</text:p>
          </table:table-cell>
          <table:table-cell office:value-type="float" office:value="219.79" table:style-name="ce1">
            <text:p>219,79</text:p>
          </table:table-cell>
          <table:table-cell office:value-type="float" office:value="200.45" table:style-name="ce1">
            <text:p>200,45</text:p>
          </table:table-cell>
          <table:table-cell office:value-type="float" office:value="380815" table:style-name="ce1">
            <text:p>380815</text:p>
          </table:table-cell>
          <table:table-cell office:value-type="float" office:value="230580" table:style-name="ce1">
            <text:p>230580</text:p>
          </table:table-cell>
          <table:table-cell office:value-type="float" office:value="163.87" table:style-name="ce1">
            <text:p>163,87</text:p>
          </table:table-cell>
          <table:table-cell office:value-type="float" office:value="143.16999999999999" table:style-name="ce1">
            <text:p>143,17</text:p>
          </table:table-cell>
          <table:table-cell office:value-type="float" office:value="760296" table:style-name="ce1">
            <text:p>760296</text:p>
          </table:table-cell>
          <table:table-cell office:value-type="float" office:value="123314" table:style-name="ce1">
            <text:p>123314</text:p>
          </table:table-cell>
          <table:table-cell office:value-type="float" office:value="17.829999999999998" table:style-name="ce2">
            <text:p>17,83</text:p>
          </table:table-cell>
          <table:table-cell office:value-type="float" office:value="11.77" table:style-name="ce2">
            <text:p>11,77</text:p>
          </table:table-cell>
          <table:table-cell office:value-type="float" office:value="81966" table:style-name="ce2">
            <text:p>81966</text:p>
          </table:table-cell>
          <table:table-cell office:value-type="float" office:value="14599" table:style-name="ce2">
            <text:p>14599</text:p>
          </table:table-cell>
          <table:table-cell office:value-type="float" office:value="17.829999999999998" table:formula="of:=MIN([.$B177];[.$F177];[.$J177];[.$N177];[.$R177];[.$V177];[.$Z177];[.$AD177];[.$AH177];[.$AL177];[.$AP177];[.$AT177];[.$AX177])" table:style-name="ce1">
            <text:p>17,83</text:p>
          </table:table-cell>
          <table:table-cell office:value-type="float" office:value="11.77" table:formula="of:=MIN([.$C177];[.$G177];[.$K177];[.$O177];[.$S177];[.$W177];[.$AA177];[.$AE177];[.$AI177];[.$AM177];[.$AQ177];[.$AU177];[.$AY177])" table:style-name="ce1">
            <text:p>11,77</text:p>
          </table:table-cell>
          <table:table-cell office:value-type="float" office:value="81966" table:formula="of:=MIN([.$D177];[.$H177];[.$L177];[.$P177];[.$T177];[.$X177];[.$AB177];[.$AF177];[.$AJ177];[.$AN177];[.$AR177];[.$AV177];[.$AZ177])" table:style-name="ce1">
            <text:p>81966</text:p>
          </table:table-cell>
          <table:table-cell office:value-type="float" office:value="14599" table:formula="of:=MIN([.$E177];[.$I177];[.$M177];[.$Q177];[.$U177];[.$Y177];[.$AC177];[.$AG177];[.$AK177];[.$AO177];[.$AS177];[.$AW177];[.$BA177])" table:style-name="ce1">
            <text:p>14599</text:p>
          </table:table-cell>
          <table:table-cell office:value-type="float" office:value="82.78" table:formula="of:=MEDIAN([.$B177];[.$F177];[.$J177];[.$N177];[.$R177];[.$V177];[.$Z177];[.$AD177];[.$AH177];[.$AL177];[.$AP177];[.$AT177];[.$AX177])" table:style-name="ce1">
            <text:p>82,78</text:p>
          </table:table-cell>
          <table:table-cell office:value-type="float" office:value="76.87" table:formula="of:=MEDIAN([.$C177];[.$G177];[.$K177];[.$O177];[.$S177];[.$W177];[.$AA177];[.$AE177];[.$AI177];[.$AM177];[.$AQ177];[.$AU177];[.$AY177])" table:style-name="ce1">
            <text:p>76,87</text:p>
          </table:table-cell>
          <table:table-cell office:value-type="float" office:value="478344" table:formula="of:=MEDIAN([.$D177];[.$H177];[.$L177];[.$P177];[.$T177];[.$X177];[.$AB177];[.$AF177];[.$AJ177];[.$AN177];[.$AR177];[.$AV177];[.$AZ177])" table:style-name="ce1">
            <text:p>478344</text:p>
          </table:table-cell>
          <table:table-cell office:value-type="float" office:value="113162" table:formula="of:=MEDIAN([.$E177];[.$I177];[.$M177];[.$Q177];[.$U177];[.$Y177];[.$AC177];[.$AG177];[.$AK177];[.$AO177];[.$AS177];[.$AW177];[.$BA177])" table:style-name="ce1">
            <text:p>113162</text:p>
          </table:table-cell>
          <table:table-cell office:value-type="float" office:value="554.12" table:formula="of:=MAX([.$B177];[.$F177];[.$J177];[.$N177];[.$R177];[.$V177];[.$Z177];[.$AD177];[.$AH177];[.$AL177];[.$AP177];[.$AT177];[.$AX177])" table:style-name="ce1">
            <text:p>554,12</text:p>
          </table:table-cell>
          <table:table-cell office:value-type="float" office:value="547.76" table:formula="of:=MAX([.$C177];[.$G177];[.$K177];[.$O177];[.$S177];[.$W177];[.$AA177];[.$AE177];[.$AI177];[.$AM177];[.$AQ177];[.$AU177];[.$AY177])" table:style-name="ce1">
            <text:p>547,76</text:p>
          </table:table-cell>
          <table:table-cell office:value-type="float" office:value="1109894" table:formula="of:=MAX([.$D177];[.$H177];[.$L177];[.$P177];[.$T177];[.$X177];[.$AB177];[.$AF177];[.$AJ177];[.$AN177];[.$AR177];[.$AV177];[.$AZ177])" table:style-name="ce1">
            <text:p>1109894</text:p>
          </table:table-cell>
          <table:table-cell office:value-type="float" office:value="800875" table:formula="of:=MAX([.$E177];[.$I177];[.$M177];[.$Q177];[.$U177];[.$Y177];[.$AC177];[.$AG177];[.$AK177];[.$AO177];[.$AS177];[.$AW177];[.$BA177])" table:style-name="ce1">
            <text:p>80087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5_w2.lp</text:p>
          </table:table-cell>
          <table:table-cell office:value-type="float" office:value="13.43" table:style-name="ce1">
            <text:p>13,43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41957" table:style-name="ce1">
            <text:p>41957</text:p>
          </table:table-cell>
          <table:table-cell office:value-type="float" office:value="15428" table:style-name="ce1">
            <text:p>15428</text:p>
          </table:table-cell>
          <table:table-cell office:value-type="float" office:value="13.2" table:style-name="ce1">
            <text:p>13,2</text:p>
          </table:table-cell>
          <table:table-cell office:value-type="float" office:value="9.0500000000000007" table:style-name="ce1">
            <text:p>9,05</text:p>
          </table:table-cell>
          <table:table-cell office:value-type="float" office:value="24314" table:style-name="ce2">
            <text:p>24314</text:p>
          </table:table-cell>
          <table:table-cell office:value-type="float" office:value="14850" table:style-name="ce1">
            <text:p>14850</text:p>
          </table:table-cell>
          <table:table-cell office:value-type="float" office:value="31.48" table:style-name="ce1">
            <text:p>31,48</text:p>
          </table:table-cell>
          <table:table-cell office:value-type="float" office:value="26.9" table:style-name="ce1">
            <text:p>26,9</text:p>
          </table:table-cell>
          <table:table-cell office:value-type="float" office:value="93711" table:style-name="ce1">
            <text:p>93711</text:p>
          </table:table-cell>
          <table:table-cell office:value-type="float" office:value="36592" table:style-name="ce1">
            <text:p>36592</text:p>
          </table:table-cell>
          <table:table-cell office:value-type="float" office:value="28.19" table:style-name="ce1">
            <text:p>28,19</text:p>
          </table:table-cell>
          <table:table-cell office:value-type="float" office:value="24.34" table:style-name="ce1">
            <text:p>24,34</text:p>
          </table:table-cell>
          <table:table-cell office:value-type="float" office:value="85746" table:style-name="ce1">
            <text:p>85746</text:p>
          </table:table-cell>
          <table:table-cell office:value-type="float" office:value="38106" table:style-name="ce1">
            <text:p>38106</text:p>
          </table:table-cell>
          <table:table-cell office:value-type="float" office:value="18.38" table:style-name="ce1">
            <text:p>18,38</text:p>
          </table:table-cell>
          <table:table-cell office:value-type="float" office:value="14.43" table:style-name="ce1">
            <text:p>14,43</text:p>
          </table:table-cell>
          <table:table-cell office:value-type="float" office:value="36631" table:style-name="ce1">
            <text:p>36631</text:p>
          </table:table-cell>
          <table:table-cell office:value-type="float" office:value="23775" table:style-name="ce1">
            <text:p>23775</text:p>
          </table:table-cell>
          <table:table-cell office:value-type="float" office:value="12.53" table:style-name="ce1">
            <text:p>12,53</text:p>
          </table:table-cell>
          <table:table-cell office:value-type="float" office:value="7.75" table:style-name="ce1">
            <text:p>7,75</text:p>
          </table:table-cell>
          <table:table-cell office:value-type="float" office:value="24553" table:style-name="ce1">
            <text:p>24553</text:p>
          </table:table-cell>
          <table:table-cell office:value-type="float" office:value="10630" table:style-name="ce2">
            <text:p>10630</text:p>
          </table:table-cell>
          <table:table-cell office:value-type="float" office:value="11.04" table:style-name="ce2">
            <text:p>11,04</text:p>
          </table:table-cell>
          <table:table-cell office:value-type="float" office:value="7.12" table:style-name="ce2">
            <text:p>7,12</text:p>
          </table:table-cell>
          <table:table-cell office:value-type="float" office:value="29393" table:style-name="ce1">
            <text:p>29393</text:p>
          </table:table-cell>
          <table:table-cell office:value-type="float" office:value="11835" table:style-name="ce1">
            <text:p>11835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4.2" table:style-name="ce1">
            <text:p>14,2</text:p>
          </table:table-cell>
          <table:table-cell office:value-type="float" office:value="33161" table:style-name="ce1">
            <text:p>33161</text:p>
          </table:table-cell>
          <table:table-cell office:value-type="float" office:value="21336" table:style-name="ce1">
            <text:p>21336</text:p>
          </table:table-cell>
          <table:table-cell office:value-type="float" office:value="22.69" table:style-name="ce1">
            <text:p>22,69</text:p>
          </table:table-cell>
          <table:table-cell office:value-type="float" office:value="18.03" table:style-name="ce1">
            <text:p>18,03</text:p>
          </table:table-cell>
          <table:table-cell office:value-type="float" office:value="49207" table:style-name="ce1">
            <text:p>49207</text:p>
          </table:table-cell>
          <table:table-cell office:value-type="float" office:value="24563" table:style-name="ce1">
            <text:p>24563</text:p>
          </table:table-cell>
          <table:table-cell office:value-type="float" office:value="45.05" table:style-name="ce1">
            <text:p>45,05</text:p>
          </table:table-cell>
          <table:table-cell office:value-type="float" office:value="27.11" table:style-name="ce1">
            <text:p>27,11</text:p>
          </table:table-cell>
          <table:table-cell office:value-type="float" office:value="257270" table:style-name="ce1">
            <text:p>257270</text:p>
          </table:table-cell>
          <table:table-cell office:value-type="float" office:value="26011" table:style-name="ce1">
            <text:p>26011</text:p>
          </table:table-cell>
          <table:table-cell office:value-type="float" office:value="56.7" table:style-name="ce1">
            <text:p>56,7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98487" table:style-name="ce1">
            <text:p>98487</text:p>
          </table:table-cell>
          <table:table-cell office:value-type="float" office:value="42144" table:style-name="ce1">
            <text:p>42144</text:p>
          </table:table-cell>
          <table:table-cell office:value-type="float" office:value="82.4" table:style-name="ce3">
            <text:p>82,4</text:p>
          </table:table-cell>
          <table:table-cell office:value-type="float" office:value="62.41" table:style-name="ce3">
            <text:p>62,41</text:p>
          </table:table-cell>
          <table:table-cell office:value-type="float" office:value="495821" table:style-name="ce3">
            <text:p>495821</text:p>
          </table:table-cell>
          <table:table-cell office:value-type="float" office:value="56080" table:style-name="ce3">
            <text:p>56080</text:p>
          </table:table-cell>
          <table:table-cell office:value-type="float" office:value="26.27" table:style-name="ce1">
            <text:p>26,27</text:p>
          </table:table-cell>
          <table:table-cell office:value-type="float" office:value="21.81" table:style-name="ce1">
            <text:p>21,81</text:p>
          </table:table-cell>
          <table:table-cell office:value-type="float" office:value="62036" table:style-name="ce1">
            <text:p>62036</text:p>
          </table:table-cell>
          <table:table-cell office:value-type="float" office:value="28684" table:style-name="ce1">
            <text:p>28684</text:p>
          </table:table-cell>
          <table:table-cell office:value-type="float" office:value="11.04" table:formula="of:=MIN([.$B178];[.$F178];[.$J178];[.$N178];[.$R178];[.$V178];[.$Z178];[.$AD178];[.$AH178];[.$AL178];[.$AP178];[.$AT178];[.$AX178])" table:style-name="ce1">
            <text:p>11,04</text:p>
          </table:table-cell>
          <table:table-cell office:value-type="float" office:value="7.12" table:formula="of:=MIN([.$C178];[.$G178];[.$K178];[.$O178];[.$S178];[.$W178];[.$AA178];[.$AE178];[.$AI178];[.$AM178];[.$AQ178];[.$AU178];[.$AY178])" table:style-name="ce1">
            <text:p>7,12</text:p>
          </table:table-cell>
          <table:table-cell office:value-type="float" office:value="24314" table:formula="of:=MIN([.$D178];[.$H178];[.$L178];[.$P178];[.$T178];[.$X178];[.$AB178];[.$AF178];[.$AJ178];[.$AN178];[.$AR178];[.$AV178];[.$AZ178])" table:style-name="ce1">
            <text:p>24314</text:p>
          </table:table-cell>
          <table:table-cell office:value-type="float" office:value="10630" table:formula="of:=MIN([.$E178];[.$I178];[.$M178];[.$Q178];[.$U178];[.$Y178];[.$AC178];[.$AG178];[.$AK178];[.$AO178];[.$AS178];[.$AW178];[.$BA178])" table:style-name="ce1">
            <text:p>10630</text:p>
          </table:table-cell>
          <table:table-cell office:value-type="float" office:value="22.69" table:formula="of:=MEDIAN([.$B178];[.$F178];[.$J178];[.$N178];[.$R178];[.$V178];[.$Z178];[.$AD178];[.$AH178];[.$AL178];[.$AP178];[.$AT178];[.$AX178])" table:style-name="ce1">
            <text:p>22,69</text:p>
          </table:table-cell>
          <table:table-cell office:value-type="float" office:value="18.03" table:formula="of:=MEDIAN([.$C178];[.$G178];[.$K178];[.$O178];[.$S178];[.$W178];[.$AA178];[.$AE178];[.$AI178];[.$AM178];[.$AQ178];[.$AU178];[.$AY178])" table:style-name="ce1">
            <text:p>18,03</text:p>
          </table:table-cell>
          <table:table-cell office:value-type="float" office:value="49207" table:formula="of:=MEDIAN([.$D178];[.$H178];[.$L178];[.$P178];[.$T178];[.$X178];[.$AB178];[.$AF178];[.$AJ178];[.$AN178];[.$AR178];[.$AV178];[.$AZ178])" table:style-name="ce1">
            <text:p>49207</text:p>
          </table:table-cell>
          <table:table-cell office:value-type="float" office:value="24563" table:formula="of:=MEDIAN([.$E178];[.$I178];[.$M178];[.$Q178];[.$U178];[.$Y178];[.$AC178];[.$AG178];[.$AK178];[.$AO178];[.$AS178];[.$AW178];[.$BA178])" table:style-name="ce1">
            <text:p>24563</text:p>
          </table:table-cell>
          <table:table-cell office:value-type="float" office:value="82.4" table:formula="of:=MAX([.$B178];[.$F178];[.$J178];[.$N178];[.$R178];[.$V178];[.$Z178];[.$AD178];[.$AH178];[.$AL178];[.$AP178];[.$AT178];[.$AX178])" table:style-name="ce1">
            <text:p>82,4</text:p>
          </table:table-cell>
          <table:table-cell office:value-type="float" office:value="62.41" table:formula="of:=MAX([.$C178];[.$G178];[.$K178];[.$O178];[.$S178];[.$W178];[.$AA178];[.$AE178];[.$AI178];[.$AM178];[.$AQ178];[.$AU178];[.$AY178])" table:style-name="ce1">
            <text:p>62,41</text:p>
          </table:table-cell>
          <table:table-cell office:value-type="float" office:value="495821" table:formula="of:=MAX([.$D178];[.$H178];[.$L178];[.$P178];[.$T178];[.$X178];[.$AB178];[.$AF178];[.$AJ178];[.$AN178];[.$AR178];[.$AV178];[.$AZ178])" table:style-name="ce1">
            <text:p>495821</text:p>
          </table:table-cell>
          <table:table-cell office:value-type="float" office:value="56080" table:formula="of:=MAX([.$E178];[.$I178];[.$M178];[.$Q178];[.$U178];[.$Y178];[.$AC178];[.$AG178];[.$AK178];[.$AO178];[.$AS178];[.$AW178];[.$BA178])" table:style-name="ce1">
            <text:p>560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3_a35_w4.lp</text:p>
          </table:table-cell>
          <table:table-cell office:value-type="float" office:value="72.69" table:style-name="ce1">
            <text:p>72,69</text:p>
          </table:table-cell>
          <table:table-cell office:value-type="float" office:value="68.290000000000006" table:style-name="ce1">
            <text:p>68,29</text:p>
          </table:table-cell>
          <table:table-cell office:value-type="float" office:value="398425" table:style-name="ce1">
            <text:p>398425</text:p>
          </table:table-cell>
          <table:table-cell office:value-type="float" office:value="133153" table:style-name="ce1">
            <text:p>133153</text:p>
          </table:table-cell>
          <table:table-cell office:value-type="float" office:value="59.41" table:style-name="ce1">
            <text:p>59,41</text:p>
          </table:table-cell>
          <table:table-cell office:value-type="float" office:value="55.07" table:style-name="ce1">
            <text:p>55,07</text:p>
          </table:table-cell>
          <table:table-cell office:value-type="float" office:value="147791" table:style-name="ce1">
            <text:p>147791</text:p>
          </table:table-cell>
          <table:table-cell office:value-type="float" office:value="104345" table:style-name="ce1">
            <text:p>104345</text:p>
          </table:table-cell>
          <table:table-cell office:value-type="float" office:value="85.24" table:style-name="ce1">
            <text:p>85,24</text:p>
          </table:table-cell>
          <table:table-cell office:value-type="float" office:value="80.7" table:style-name="ce1">
            <text:p>80,7</text:p>
          </table:table-cell>
          <table:table-cell office:value-type="float" office:value="1096922" table:style-name="ce1">
            <text:p>1096922</text:p>
          </table:table-cell>
          <table:table-cell office:value-type="float" office:value="177483" table:style-name="ce1">
            <text:p>177483</text:p>
          </table:table-cell>
          <table:table-cell office:value-type="float" office:value="68.959999999999994" table:style-name="ce1">
            <text:p>68,96</text:p>
          </table:table-cell>
          <table:table-cell office:value-type="float" office:value="64.67" table:style-name="ce1">
            <text:p>64,67</text:p>
          </table:table-cell>
          <table:table-cell office:value-type="float" office:value="888045" table:style-name="ce1">
            <text:p>888045</text:p>
          </table:table-cell>
          <table:table-cell office:value-type="float" office:value="146018" table:style-name="ce1">
            <text:p>146018</text:p>
          </table:table-cell>
          <table:table-cell office:value-type="float" office:value="17.559999999999999" table:style-name="ce2">
            <text:p>17,56</text:p>
          </table:table-cell>
          <table:table-cell office:value-type="float" office:value="12.9" table:style-name="ce2">
            <text:p>12,9</text:p>
          </table:table-cell>
          <table:table-cell office:value-type="float" office:value="41819" table:style-name="ce2">
            <text:p>41819</text:p>
          </table:table-cell>
          <table:table-cell office:value-type="float" office:value="26327" table:style-name="ce2">
            <text:p>26327</text:p>
          </table:table-cell>
          <table:table-cell office:value-type="float" office:value="112.04" table:style-name="ce1">
            <text:p>112,04</text:p>
          </table:table-cell>
          <table:table-cell office:value-type="float" office:value="107.38" table:style-name="ce1">
            <text:p>107,38</text:p>
          </table:table-cell>
          <table:table-cell office:value-type="float" office:value="351113" table:style-name="ce1">
            <text:p>351113</text:p>
          </table:table-cell>
          <table:table-cell office:value-type="float" office:value="192731" table:style-name="ce1">
            <text:p>192731</text:p>
          </table:table-cell>
          <table:table-cell office:value-type="float" office:value="341.6" table:style-name="ce3">
            <text:p>341,6</text:p>
          </table:table-cell>
          <table:table-cell office:value-type="float" office:value="336.93" table:style-name="ce3">
            <text:p>336,93</text:p>
          </table:table-cell>
          <table:table-cell office:value-type="float" office:value="1040951" table:style-name="ce1">
            <text:p>1040951</text:p>
          </table:table-cell>
          <table:table-cell office:value-type="float" office:value="592492" table:style-name="ce3">
            <text:p>592492</text:p>
          </table:table-cell>
          <table:table-cell office:value-type="float" office:value="49.03" table:style-name="ce1">
            <text:p>49,03</text:p>
          </table:table-cell>
          <table:table-cell office:value-type="float" office:value="44.22" table:style-name="ce1">
            <text:p>44,22</text:p>
          </table:table-cell>
          <table:table-cell office:value-type="float" office:value="119119" table:style-name="ce1">
            <text:p>119119</text:p>
          </table:table-cell>
          <table:table-cell office:value-type="float" office:value="80937" table:style-name="ce1">
            <text:p>80937</text:p>
          </table:table-cell>
          <table:table-cell office:value-type="float" office:value="237" table:style-name="ce1">
            <text:p>237</text:p>
          </table:table-cell>
          <table:table-cell office:value-type="float" office:value="232.04" table:style-name="ce1">
            <text:p>232,04</text:p>
          </table:table-cell>
          <table:table-cell office:value-type="float" office:value="1626431" table:style-name="ce3">
            <text:p>1626431</text:p>
          </table:table-cell>
          <table:table-cell office:value-type="float" office:value="434940" table:style-name="ce1">
            <text:p>434940</text:p>
          </table:table-cell>
          <table:table-cell office:value-type="float" office:value="58.69" table:style-name="ce1">
            <text:p>58,69</text:p>
          </table:table-cell>
          <table:table-cell office:value-type="float" office:value="42.17" table:style-name="ce1">
            <text:p>42,17</text:p>
          </table:table-cell>
          <table:table-cell office:value-type="float" office:value="307481" table:style-name="ce1">
            <text:p>307481</text:p>
          </table:table-cell>
          <table:table-cell office:value-type="float" office:value="71833" table:style-name="ce1">
            <text:p>71833</text:p>
          </table:table-cell>
          <table:table-cell office:value-type="float" office:value="55.38" table:style-name="ce1">
            <text:p>55,38</text:p>
          </table:table-cell>
          <table:table-cell office:value-type="float" office:value="34.32" table:style-name="ce1">
            <text:p>34,32</text:p>
          </table:table-cell>
          <table:table-cell office:value-type="float" office:value="103601" table:style-name="ce1">
            <text:p>103601</text:p>
          </table:table-cell>
          <table:table-cell office:value-type="float" office:value="40981" table:style-name="ce1">
            <text:p>40981</text:p>
          </table:table-cell>
          <table:table-cell office:value-type="float" office:value="199.63" table:style-name="ce1">
            <text:p>199,63</text:p>
          </table:table-cell>
          <table:table-cell office:value-type="float" office:value="178.94" table:style-name="ce1">
            <text:p>178,94</text:p>
          </table:table-cell>
          <table:table-cell office:value-type="float" office:value="1461195" table:style-name="ce1">
            <text:p>1461195</text:p>
          </table:table-cell>
          <table:table-cell office:value-type="float" office:value="229006" table:style-name="ce1">
            <text:p>229006</text:p>
          </table:table-cell>
          <table:table-cell office:value-type="float" office:value="48.1" table:style-name="ce1">
            <text:p>48,1</text:p>
          </table:table-cell>
          <table:table-cell office:value-type="float" office:value="44.61" table:style-name="ce1">
            <text:p>44,61</text:p>
          </table:table-cell>
          <table:table-cell office:value-type="float" office:value="281984" table:style-name="ce1">
            <text:p>281984</text:p>
          </table:table-cell>
          <table:table-cell office:value-type="float" office:value="124942" table:style-name="ce1">
            <text:p>124942</text:p>
          </table:table-cell>
          <table:table-cell office:value-type="float" office:value="17.559999999999999" table:formula="of:=MIN([.$B179];[.$F179];[.$J179];[.$N179];[.$R179];[.$V179];[.$Z179];[.$AD179];[.$AH179];[.$AL179];[.$AP179];[.$AT179];[.$AX179])" table:style-name="ce1">
            <text:p>17,56</text:p>
          </table:table-cell>
          <table:table-cell office:value-type="float" office:value="12.9" table:formula="of:=MIN([.$C179];[.$G179];[.$K179];[.$O179];[.$S179];[.$W179];[.$AA179];[.$AE179];[.$AI179];[.$AM179];[.$AQ179];[.$AU179];[.$AY179])" table:style-name="ce1">
            <text:p>12,9</text:p>
          </table:table-cell>
          <table:table-cell office:value-type="float" office:value="41819" table:formula="of:=MIN([.$D179];[.$H179];[.$L179];[.$P179];[.$T179];[.$X179];[.$AB179];[.$AF179];[.$AJ179];[.$AN179];[.$AR179];[.$AV179];[.$AZ179])" table:style-name="ce1">
            <text:p>41819</text:p>
          </table:table-cell>
          <table:table-cell office:value-type="float" office:value="26327" table:formula="of:=MIN([.$E179];[.$I179];[.$M179];[.$Q179];[.$U179];[.$Y179];[.$AC179];[.$AG179];[.$AK179];[.$AO179];[.$AS179];[.$AW179];[.$BA179])" table:style-name="ce1">
            <text:p>26327</text:p>
          </table:table-cell>
          <table:table-cell office:value-type="float" office:value="68.959999999999994" table:formula="of:=MEDIAN([.$B179];[.$F179];[.$J179];[.$N179];[.$R179];[.$V179];[.$Z179];[.$AD179];[.$AH179];[.$AL179];[.$AP179];[.$AT179];[.$AX179])" table:style-name="ce1">
            <text:p>68,96</text:p>
          </table:table-cell>
          <table:table-cell office:value-type="float" office:value="64.67" table:formula="of:=MEDIAN([.$C179];[.$G179];[.$K179];[.$O179];[.$S179];[.$W179];[.$AA179];[.$AE179];[.$AI179];[.$AM179];[.$AQ179];[.$AU179];[.$AY179])" table:style-name="ce1">
            <text:p>64,67</text:p>
          </table:table-cell>
          <table:table-cell office:value-type="float" office:value="351113" table:formula="of:=MEDIAN([.$D179];[.$H179];[.$L179];[.$P179];[.$T179];[.$X179];[.$AB179];[.$AF179];[.$AJ179];[.$AN179];[.$AR179];[.$AV179];[.$AZ179])" table:style-name="ce1">
            <text:p>351113</text:p>
          </table:table-cell>
          <table:table-cell office:value-type="float" office:value="133153" table:formula="of:=MEDIAN([.$E179];[.$I179];[.$M179];[.$Q179];[.$U179];[.$Y179];[.$AC179];[.$AG179];[.$AK179];[.$AO179];[.$AS179];[.$AW179];[.$BA179])" table:style-name="ce1">
            <text:p>133153</text:p>
          </table:table-cell>
          <table:table-cell office:value-type="float" office:value="341.6" table:formula="of:=MAX([.$B179];[.$F179];[.$J179];[.$N179];[.$R179];[.$V179];[.$Z179];[.$AD179];[.$AH179];[.$AL179];[.$AP179];[.$AT179];[.$AX179])" table:style-name="ce1">
            <text:p>341,6</text:p>
          </table:table-cell>
          <table:table-cell office:value-type="float" office:value="336.93" table:formula="of:=MAX([.$C179];[.$G179];[.$K179];[.$O179];[.$S179];[.$W179];[.$AA179];[.$AE179];[.$AI179];[.$AM179];[.$AQ179];[.$AU179];[.$AY179])" table:style-name="ce1">
            <text:p>336,93</text:p>
          </table:table-cell>
          <table:table-cell office:value-type="float" office:value="1626431" table:formula="of:=MAX([.$D179];[.$H179];[.$L179];[.$P179];[.$T179];[.$X179];[.$AB179];[.$AF179];[.$AJ179];[.$AN179];[.$AR179];[.$AV179];[.$AZ179])" table:style-name="ce1">
            <text:p>1626431</text:p>
          </table:table-cell>
          <table:table-cell office:value-type="float" office:value="592492" table:formula="of:=MAX([.$E179];[.$I179];[.$M179];[.$Q179];[.$U179];[.$Y179];[.$AC179];[.$AG179];[.$AK179];[.$AO179];[.$AS179];[.$AW179];[.$BA179])" table:style-name="ce1">
            <text:p>59249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15_w1.lp</text:p>
          </table:table-cell>
          <table:table-cell office:value-type="float" office:value="7.65" table:style-name="ce1">
            <text:p>7,65</text:p>
          </table:table-cell>
          <table:table-cell office:value-type="float" office:value="5.31" table:style-name="ce1">
            <text:p>5,31</text:p>
          </table:table-cell>
          <table:table-cell office:value-type="float" office:value="33706" table:style-name="ce1">
            <text:p>33706</text:p>
          </table:table-cell>
          <table:table-cell office:value-type="float" office:value="14153" table:style-name="ce1">
            <text:p>14153</text:p>
          </table:table-cell>
          <table:table-cell office:value-type="float" office:value="8.4499999999999993" table:style-name="ce1">
            <text:p>8,45</text:p>
          </table:table-cell>
          <table:table-cell office:value-type="float" office:value="5.99" table:style-name="ce1">
            <text:p>5,99</text:p>
          </table:table-cell>
          <table:table-cell office:value-type="float" office:value="22479" table:style-name="ce1">
            <text:p>22479</text:p>
          </table:table-cell>
          <table:table-cell office:value-type="float" office:value="13883" table:style-name="ce1">
            <text:p>13883</text:p>
          </table:table-cell>
          <table:table-cell office:value-type="float" office:value="4.95" table:style-name="ce2">
            <text:p>4,95</text:p>
          </table:table-cell>
          <table:table-cell office:value-type="float" office:value="2.25" table:style-name="ce2">
            <text:p>2,25</text:p>
          </table:table-cell>
          <table:table-cell office:value-type="float" office:value="15548" table:style-name="ce1">
            <text:p>15548</text:p>
          </table:table-cell>
          <table:table-cell office:value-type="float" office:value="5398" table:style-name="ce2">
            <text:p>5398</text:p>
          </table:table-cell>
          <table:table-cell office:value-type="float" office:value="25.55" table:style-name="ce3">
            <text:p>25,55</text:p>
          </table:table-cell>
          <table:table-cell office:value-type="float" office:value="23.05" table:style-name="ce3">
            <text:p>23,05</text:p>
          </table:table-cell>
          <table:table-cell office:value-type="float" office:value="140941" table:style-name="ce3">
            <text:p>140941</text:p>
          </table:table-cell>
          <table:table-cell office:value-type="float" office:value="53599" table:style-name="ce3">
            <text:p>53599</text:p>
          </table:table-cell>
          <table:table-cell office:value-type="float" office:value="23.3" table:style-name="ce1">
            <text:p>23,3</text:p>
          </table:table-cell>
          <table:table-cell office:value-type="float" office:value="20.58" table:style-name="ce1">
            <text:p>20,58</text:p>
          </table:table-cell>
          <table:table-cell office:value-type="float" office:value="62717" table:style-name="ce1">
            <text:p>62717</text:p>
          </table:table-cell>
          <table:table-cell office:value-type="float" office:value="40738" table:style-name="ce1">
            <text:p>40738</text:p>
          </table:table-cell>
          <table:table-cell office:value-type="float" office:value="11.27" table:style-name="ce1">
            <text:p>11,27</text:p>
          </table:table-cell>
          <table:table-cell office:value-type="float" office:value="8.48" table:style-name="ce1">
            <text:p>8,48</text:p>
          </table:table-cell>
          <table:table-cell office:value-type="float" office:value="28022" table:style-name="ce1">
            <text:p>28022</text:p>
          </table:table-cell>
          <table:table-cell office:value-type="float" office:value="16550" table:style-name="ce1">
            <text:p>16550</text:p>
          </table:table-cell>
          <table:table-cell office:value-type="float" office:value="6.12" table:style-name="ce1">
            <text:p>6,12</text:p>
          </table:table-cell>
          <table:table-cell office:value-type="float" office:value="3.44" table:style-name="ce1">
            <text:p>3,44</text:p>
          </table:table-cell>
          <table:table-cell office:value-type="float" office:value="15463" table:style-name="ce2">
            <text:p>15463</text:p>
          </table:table-cell>
          <table:table-cell office:value-type="float" office:value="7948" table:style-name="ce1">
            <text:p>7948</text:p>
          </table:table-cell>
          <table:table-cell office:value-type="float" office:value="11.13" table:style-name="ce1">
            <text:p>11,13</text:p>
          </table:table-cell>
          <table:table-cell office:value-type="float" office:value="8.33" table:style-name="ce1">
            <text:p>8,33</text:p>
          </table:table-cell>
          <table:table-cell office:value-type="float" office:value="29411" table:style-name="ce1">
            <text:p>29411</text:p>
          </table:table-cell>
          <table:table-cell office:value-type="float" office:value="18375" table:style-name="ce1">
            <text:p>18375</text:p>
          </table:table-cell>
          <table:table-cell office:value-type="float" office:value="8.9700000000000006" table:style-name="ce1">
            <text:p>8,97</text:p>
          </table:table-cell>
          <table:table-cell office:value-type="float" office:value="6.42" table:style-name="ce1">
            <text:p>6,42</text:p>
          </table:table-cell>
          <table:table-cell office:value-type="float" office:value="32266" table:style-name="ce1">
            <text:p>32266</text:p>
          </table:table-cell>
          <table:table-cell office:value-type="float" office:value="16611" table:style-name="ce1">
            <text:p>16611</text:p>
          </table:table-cell>
          <table:table-cell office:value-type="float" office:value="21.83" table:style-name="ce1">
            <text:p>21,83</text:p>
          </table:table-cell>
          <table:table-cell office:value-type="float" office:value="10.73" table:style-name="ce1">
            <text:p>10,73</text:p>
          </table:table-cell>
          <table:table-cell office:value-type="float" office:value="32755" table:style-name="ce1">
            <text:p>32755</text:p>
          </table:table-cell>
          <table:table-cell office:value-type="float" office:value="13651" table:style-name="ce1">
            <text:p>13651</text:p>
          </table:table-cell>
          <table:table-cell office:value-type="float" office:value="21.73" table:style-name="ce1">
            <text:p>21,73</text:p>
          </table:table-cell>
          <table:table-cell office:value-type="float" office:value="10.31" table:style-name="ce1">
            <text:p>10,31</text:p>
          </table:table-cell>
          <table:table-cell office:value-type="float" office:value="21592" table:style-name="ce1">
            <text:p>21592</text:p>
          </table:table-cell>
          <table:table-cell office:value-type="float" office:value="12970" table:style-name="ce1">
            <text:p>12970</text:p>
          </table:table-cell>
          <table:table-cell office:value-type="float" office:value="19.89" table:style-name="ce1">
            <text:p>19,89</text:p>
          </table:table-cell>
          <table:table-cell office:value-type="float" office:value="8.85" table:style-name="ce1">
            <text:p>8,85</text:p>
          </table:table-cell>
          <table:table-cell office:value-type="float" office:value="31614" table:style-name="ce1">
            <text:p>31614</text:p>
          </table:table-cell>
          <table:table-cell office:value-type="float" office:value="12974" table:style-name="ce1">
            <text:p>12974</text:p>
          </table:table-cell>
          <table:table-cell office:value-type="float" office:value="5.16" table:style-name="ce1">
            <text:p>5,16</text:p>
          </table:table-cell>
          <table:table-cell office:value-type="float" office:value="2.69" table:style-name="ce1">
            <text:p>2,69</text:p>
          </table:table-cell>
          <table:table-cell office:value-type="float" office:value="15496" table:style-name="ce1">
            <text:p>15496</text:p>
          </table:table-cell>
          <table:table-cell office:value-type="float" office:value="6419" table:style-name="ce1">
            <text:p>6419</text:p>
          </table:table-cell>
          <table:table-cell office:value-type="float" office:value="4.95" table:formula="of:=MIN([.$B180];[.$F180];[.$J180];[.$N180];[.$R180];[.$V180];[.$Z180];[.$AD180];[.$AH180];[.$AL180];[.$AP180];[.$AT180];[.$AX180])" table:style-name="ce1">
            <text:p>4,95</text:p>
          </table:table-cell>
          <table:table-cell office:value-type="float" office:value="2.25" table:formula="of:=MIN([.$C180];[.$G180];[.$K180];[.$O180];[.$S180];[.$W180];[.$AA180];[.$AE180];[.$AI180];[.$AM180];[.$AQ180];[.$AU180];[.$AY180])" table:style-name="ce1">
            <text:p>2,25</text:p>
          </table:table-cell>
          <table:table-cell office:value-type="float" office:value="15463" table:formula="of:=MIN([.$D180];[.$H180];[.$L180];[.$P180];[.$T180];[.$X180];[.$AB180];[.$AF180];[.$AJ180];[.$AN180];[.$AR180];[.$AV180];[.$AZ180])" table:style-name="ce1">
            <text:p>15463</text:p>
          </table:table-cell>
          <table:table-cell office:value-type="float" office:value="5398" table:formula="of:=MIN([.$E180];[.$I180];[.$M180];[.$Q180];[.$U180];[.$Y180];[.$AC180];[.$AG180];[.$AK180];[.$AO180];[.$AS180];[.$AW180];[.$BA180])" table:style-name="ce1">
            <text:p>5398</text:p>
          </table:table-cell>
          <table:table-cell office:value-type="float" office:value="11.13" table:formula="of:=MEDIAN([.$B180];[.$F180];[.$J180];[.$N180];[.$R180];[.$V180];[.$Z180];[.$AD180];[.$AH180];[.$AL180];[.$AP180];[.$AT180];[.$AX180])" table:style-name="ce1">
            <text:p>11,13</text:p>
          </table:table-cell>
          <table:table-cell office:value-type="float" office:value="8.33" table:formula="of:=MEDIAN([.$C180];[.$G180];[.$K180];[.$O180];[.$S180];[.$W180];[.$AA180];[.$AE180];[.$AI180];[.$AM180];[.$AQ180];[.$AU180];[.$AY180])" table:style-name="ce1">
            <text:p>8,33</text:p>
          </table:table-cell>
          <table:table-cell office:value-type="float" office:value="29411" table:formula="of:=MEDIAN([.$D180];[.$H180];[.$L180];[.$P180];[.$T180];[.$X180];[.$AB180];[.$AF180];[.$AJ180];[.$AN180];[.$AR180];[.$AV180];[.$AZ180])" table:style-name="ce1">
            <text:p>29411</text:p>
          </table:table-cell>
          <table:table-cell office:value-type="float" office:value="13883" table:formula="of:=MEDIAN([.$E180];[.$I180];[.$M180];[.$Q180];[.$U180];[.$Y180];[.$AC180];[.$AG180];[.$AK180];[.$AO180];[.$AS180];[.$AW180];[.$BA180])" table:style-name="ce1">
            <text:p>13883</text:p>
          </table:table-cell>
          <table:table-cell office:value-type="float" office:value="25.55" table:formula="of:=MAX([.$B180];[.$F180];[.$J180];[.$N180];[.$R180];[.$V180];[.$Z180];[.$AD180];[.$AH180];[.$AL180];[.$AP180];[.$AT180];[.$AX180])" table:style-name="ce1">
            <text:p>25,55</text:p>
          </table:table-cell>
          <table:table-cell office:value-type="float" office:value="23.05" table:formula="of:=MAX([.$C180];[.$G180];[.$K180];[.$O180];[.$S180];[.$W180];[.$AA180];[.$AE180];[.$AI180];[.$AM180];[.$AQ180];[.$AU180];[.$AY180])" table:style-name="ce1">
            <text:p>23,05</text:p>
          </table:table-cell>
          <table:table-cell office:value-type="float" office:value="140941" table:formula="of:=MAX([.$D180];[.$H180];[.$L180];[.$P180];[.$T180];[.$X180];[.$AB180];[.$AF180];[.$AJ180];[.$AN180];[.$AR180];[.$AV180];[.$AZ180])" table:style-name="ce1">
            <text:p>140941</text:p>
          </table:table-cell>
          <table:table-cell office:value-type="float" office:value="53599" table:formula="of:=MAX([.$E180];[.$I180];[.$M180];[.$Q180];[.$U180];[.$Y180];[.$AC180];[.$AG180];[.$AK180];[.$AO180];[.$AS180];[.$AW180];[.$BA180])" table:style-name="ce1">
            <text:p>5359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20_w1.lp</text:p>
          </table:table-cell>
          <table:table-cell office:value-type="float" office:value="58.3" table:style-name="ce1">
            <text:p>58,3</text:p>
          </table:table-cell>
          <table:table-cell office:value-type="float" office:value="55.3" table:style-name="ce1">
            <text:p>55,3</text:p>
          </table:table-cell>
          <table:table-cell office:value-type="float" office:value="227849" table:style-name="ce3">
            <text:p>227849</text:p>
          </table:table-cell>
          <table:table-cell office:value-type="float" office:value="91232" table:style-name="ce3">
            <text:p>91232</text:p>
          </table:table-cell>
          <table:table-cell office:value-type="float" office:value="31.56" table:style-name="ce1">
            <text:p>31,56</text:p>
          </table:table-cell>
          <table:table-cell office:value-type="float" office:value="28.25" table:style-name="ce1">
            <text:p>28,25</text:p>
          </table:table-cell>
          <table:table-cell office:value-type="float" office:value="73009" table:style-name="ce1">
            <text:p>73009</text:p>
          </table:table-cell>
          <table:table-cell office:value-type="float" office:value="50046" table:style-name="ce1">
            <text:p>50046</text:p>
          </table:table-cell>
          <table:table-cell office:value-type="float" office:value="31.16" table:style-name="ce1">
            <text:p>31,16</text:p>
          </table:table-cell>
          <table:table-cell office:value-type="float" office:value="28.06" table:style-name="ce1">
            <text:p>28,06</text:p>
          </table:table-cell>
          <table:table-cell office:value-type="float" office:value="131633" table:style-name="ce1">
            <text:p>131633</text:p>
          </table:table-cell>
          <table:table-cell office:value-type="float" office:value="43017" table:style-name="ce1">
            <text:p>43017</text:p>
          </table:table-cell>
          <table:table-cell office:value-type="float" office:value="32.700000000000003" table:style-name="ce1">
            <text:p>32,7</text:p>
          </table:table-cell>
          <table:table-cell office:value-type="float" office:value="29.23" table:style-name="ce1">
            <text:p>29,23</text:p>
          </table:table-cell>
          <table:table-cell office:value-type="float" office:value="86155" table:style-name="ce1">
            <text:p>86155</text:p>
          </table:table-cell>
          <table:table-cell office:value-type="float" office:value="58462" table:style-name="ce1">
            <text:p>58462</text:p>
          </table:table-cell>
          <table:table-cell office:value-type="float" office:value="7.04" table:style-name="ce2">
            <text:p>7,04</text:p>
          </table:table-cell>
          <table:table-cell office:value-type="float" office:value="3.5" table:style-name="ce2">
            <text:p>3,5</text:p>
          </table:table-cell>
          <table:table-cell office:value-type="float" office:value="11161" table:style-name="ce2">
            <text:p>11161</text:p>
          </table:table-cell>
          <table:table-cell office:value-type="float" office:value="6610" table:style-name="ce2">
            <text:p>6610</text:p>
          </table:table-cell>
          <table:table-cell office:value-type="float" office:value="49.66" table:style-name="ce1">
            <text:p>49,66</text:p>
          </table:table-cell>
          <table:table-cell office:value-type="float" office:value="46.01" table:style-name="ce1">
            <text:p>46,01</text:p>
          </table:table-cell>
          <table:table-cell office:value-type="float" office:value="107608" table:style-name="ce1">
            <text:p>107608</text:p>
          </table:table-cell>
          <table:table-cell office:value-type="float" office:value="73463" table:style-name="ce1">
            <text:p>73463</text:p>
          </table:table-cell>
          <table:table-cell office:value-type="float" office:value="27.89" table:style-name="ce1">
            <text:p>27,89</text:p>
          </table:table-cell>
          <table:table-cell office:value-type="float" office:value="24.24" table:style-name="ce1">
            <text:p>24,24</text:p>
          </table:table-cell>
          <table:table-cell office:value-type="float" office:value="67277" table:style-name="ce1">
            <text:p>67277</text:p>
          </table:table-cell>
          <table:table-cell office:value-type="float" office:value="47984" table:style-name="ce1">
            <text:p>47984</text:p>
          </table:table-cell>
          <table:table-cell office:value-type="float" office:value="30.37" table:style-name="ce1">
            <text:p>30,37</text:p>
          </table:table-cell>
          <table:table-cell office:value-type="float" office:value="26.79" table:style-name="ce1">
            <text:p>26,79</text:p>
          </table:table-cell>
          <table:table-cell office:value-type="float" office:value="67797" table:style-name="ce1">
            <text:p>67797</text:p>
          </table:table-cell>
          <table:table-cell office:value-type="float" office:value="47907" table:style-name="ce1">
            <text:p>47907</text:p>
          </table:table-cell>
          <table:table-cell office:value-type="float" office:value="17.89" table:style-name="ce1">
            <text:p>17,89</text:p>
          </table:table-cell>
          <table:table-cell office:value-type="float" office:value="14.39" table:style-name="ce1">
            <text:p>14,39</text:p>
          </table:table-cell>
          <table:table-cell office:value-type="float" office:value="36212" table:style-name="ce1">
            <text:p>36212</text:p>
          </table:table-cell>
          <table:table-cell office:value-type="float" office:value="23626" table:style-name="ce1">
            <text:p>23626</text:p>
          </table:table-cell>
          <table:table-cell office:value-type="float" office:value="70.48" table:style-name="ce1">
            <text:p>70,48</text:p>
          </table:table-cell>
          <table:table-cell office:value-type="float" office:value="56.48" table:style-name="ce1">
            <text:p>56,48</text:p>
          </table:table-cell>
          <table:table-cell office:value-type="float" office:value="184665" table:style-name="ce1">
            <text:p>184665</text:p>
          </table:table-cell>
          <table:table-cell office:value-type="float" office:value="54549" table:style-name="ce1">
            <text:p>54549</text:p>
          </table:table-cell>
          <table:table-cell office:value-type="float" office:value="45.17" table:style-name="ce1">
            <text:p>45,17</text:p>
          </table:table-cell>
          <table:table-cell office:value-type="float" office:value="33.36" table:style-name="ce1">
            <text:p>33,36</text:p>
          </table:table-cell>
          <table:table-cell office:value-type="float" office:value="100122" table:style-name="ce1">
            <text:p>100122</text:p>
          </table:table-cell>
          <table:table-cell office:value-type="float" office:value="48222" table:style-name="ce1">
            <text:p>48222</text:p>
          </table:table-cell>
          <table:table-cell office:value-type="float" office:value="73.34" table:style-name="ce3">
            <text:p>73,34</text:p>
          </table:table-cell>
          <table:table-cell office:value-type="float" office:value="59" table:style-name="ce3">
            <text:p>59</text:p>
          </table:table-cell>
          <table:table-cell office:value-type="float" office:value="191381" table:style-name="ce1">
            <text:p>191381</text:p>
          </table:table-cell>
          <table:table-cell office:value-type="float" office:value="53281" table:style-name="ce1">
            <text:p>53281</text:p>
          </table:table-cell>
          <table:table-cell office:value-type="float" office:value="21.64" table:style-name="ce1">
            <text:p>21,64</text:p>
          </table:table-cell>
          <table:table-cell office:value-type="float" office:value="18.34" table:style-name="ce1">
            <text:p>18,34</text:p>
          </table:table-cell>
          <table:table-cell office:value-type="float" office:value="63407" table:style-name="ce1">
            <text:p>63407</text:p>
          </table:table-cell>
          <table:table-cell office:value-type="float" office:value="35748" table:style-name="ce1">
            <text:p>35748</text:p>
          </table:table-cell>
          <table:table-cell office:value-type="float" office:value="7.04" table:formula="of:=MIN([.$B181];[.$F181];[.$J181];[.$N181];[.$R181];[.$V181];[.$Z181];[.$AD181];[.$AH181];[.$AL181];[.$AP181];[.$AT181];[.$AX181])" table:style-name="ce1">
            <text:p>7,04</text:p>
          </table:table-cell>
          <table:table-cell office:value-type="float" office:value="3.5" table:formula="of:=MIN([.$C181];[.$G181];[.$K181];[.$O181];[.$S181];[.$W181];[.$AA181];[.$AE181];[.$AI181];[.$AM181];[.$AQ181];[.$AU181];[.$AY181])" table:style-name="ce1">
            <text:p>3,5</text:p>
          </table:table-cell>
          <table:table-cell office:value-type="float" office:value="11161" table:formula="of:=MIN([.$D181];[.$H181];[.$L181];[.$P181];[.$T181];[.$X181];[.$AB181];[.$AF181];[.$AJ181];[.$AN181];[.$AR181];[.$AV181];[.$AZ181])" table:style-name="ce1">
            <text:p>11161</text:p>
          </table:table-cell>
          <table:table-cell office:value-type="float" office:value="6610" table:formula="of:=MIN([.$E181];[.$I181];[.$M181];[.$Q181];[.$U181];[.$Y181];[.$AC181];[.$AG181];[.$AK181];[.$AO181];[.$AS181];[.$AW181];[.$BA181])" table:style-name="ce1">
            <text:p>6610</text:p>
          </table:table-cell>
          <table:table-cell office:value-type="float" office:value="31.56" table:formula="of:=MEDIAN([.$B181];[.$F181];[.$J181];[.$N181];[.$R181];[.$V181];[.$Z181];[.$AD181];[.$AH181];[.$AL181];[.$AP181];[.$AT181];[.$AX181])" table:style-name="ce1">
            <text:p>31,56</text:p>
          </table:table-cell>
          <table:table-cell office:value-type="float" office:value="28.25" table:formula="of:=MEDIAN([.$C181];[.$G181];[.$K181];[.$O181];[.$S181];[.$W181];[.$AA181];[.$AE181];[.$AI181];[.$AM181];[.$AQ181];[.$AU181];[.$AY181])" table:style-name="ce1">
            <text:p>28,25</text:p>
          </table:table-cell>
          <table:table-cell office:value-type="float" office:value="86155" table:formula="of:=MEDIAN([.$D181];[.$H181];[.$L181];[.$P181];[.$T181];[.$X181];[.$AB181];[.$AF181];[.$AJ181];[.$AN181];[.$AR181];[.$AV181];[.$AZ181])" table:style-name="ce1">
            <text:p>86155</text:p>
          </table:table-cell>
          <table:table-cell office:value-type="float" office:value="48222" table:formula="of:=MEDIAN([.$E181];[.$I181];[.$M181];[.$Q181];[.$U181];[.$Y181];[.$AC181];[.$AG181];[.$AK181];[.$AO181];[.$AS181];[.$AW181];[.$BA181])" table:style-name="ce1">
            <text:p>48222</text:p>
          </table:table-cell>
          <table:table-cell office:value-type="float" office:value="73.34" table:formula="of:=MAX([.$B181];[.$F181];[.$J181];[.$N181];[.$R181];[.$V181];[.$Z181];[.$AD181];[.$AH181];[.$AL181];[.$AP181];[.$AT181];[.$AX181])" table:style-name="ce1">
            <text:p>73,34</text:p>
          </table:table-cell>
          <table:table-cell office:value-type="float" office:value="59" table:formula="of:=MAX([.$C181];[.$G181];[.$K181];[.$O181];[.$S181];[.$W181];[.$AA181];[.$AE181];[.$AI181];[.$AM181];[.$AQ181];[.$AU181];[.$AY181])" table:style-name="ce1">
            <text:p>59</text:p>
          </table:table-cell>
          <table:table-cell office:value-type="float" office:value="227849" table:formula="of:=MAX([.$D181];[.$H181];[.$L181];[.$P181];[.$T181];[.$X181];[.$AB181];[.$AF181];[.$AJ181];[.$AN181];[.$AR181];[.$AV181];[.$AZ181])" table:style-name="ce1">
            <text:p>227849</text:p>
          </table:table-cell>
          <table:table-cell office:value-type="float" office:value="91232" table:formula="of:=MAX([.$E181];[.$I181];[.$M181];[.$Q181];[.$U181];[.$Y181];[.$AC181];[.$AG181];[.$AK181];[.$AO181];[.$AS181];[.$AW181];[.$BA181])" table:style-name="ce1">
            <text:p>9123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25_w1.lp</text:p>
          </table:table-cell>
          <table:table-cell office:value-type="float" office:value="36.25" table:style-name="ce1">
            <text:p>36,25</text:p>
          </table:table-cell>
          <table:table-cell office:value-type="float" office:value="32.58" table:style-name="ce1">
            <text:p>32,58</text:p>
          </table:table-cell>
          <table:table-cell office:value-type="float" office:value="651062" table:style-name="ce1">
            <text:p>651062</text:p>
          </table:table-cell>
          <table:table-cell office:value-type="float" office:value="103456" table:style-name="ce1">
            <text:p>103456</text:p>
          </table:table-cell>
          <table:table-cell office:value-type="float" office:value="105.94" table:style-name="ce1">
            <text:p>105,94</text:p>
          </table:table-cell>
          <table:table-cell office:value-type="float" office:value="102.02" table:style-name="ce1">
            <text:p>102,02</text:p>
          </table:table-cell>
          <table:table-cell office:value-type="float" office:value="568884" table:style-name="ce1">
            <text:p>568884</text:p>
          </table:table-cell>
          <table:table-cell office:value-type="float" office:value="316262" table:style-name="ce3">
            <text:p>316262</text:p>
          </table:table-cell>
          <table:table-cell office:value-type="float" office:value="17.82" table:style-name="ce1">
            <text:p>17,82</text:p>
          </table:table-cell>
          <table:table-cell office:value-type="float" office:value="13.8" table:style-name="ce1">
            <text:p>13,8</text:p>
          </table:table-cell>
          <table:table-cell office:value-type="float" office:value="340548" table:style-name="ce1">
            <text:p>340548</text:p>
          </table:table-cell>
          <table:table-cell office:value-type="float" office:value="51152" table:style-name="ce1">
            <text:p>51152</text:p>
          </table:table-cell>
          <table:table-cell office:value-type="float" office:value="53.19" table:style-name="ce1">
            <text:p>53,19</text:p>
          </table:table-cell>
          <table:table-cell office:value-type="float" office:value="49.39" table:style-name="ce1">
            <text:p>49,39</text:p>
          </table:table-cell>
          <table:table-cell office:value-type="float" office:value="814975" table:style-name="ce3">
            <text:p>814975</text:p>
          </table:table-cell>
          <table:table-cell office:value-type="float" office:value="140691" table:style-name="ce1">
            <text:p>140691</text:p>
          </table:table-cell>
          <table:table-cell office:value-type="float" office:value="55.12" table:style-name="ce1">
            <text:p>55,12</text:p>
          </table:table-cell>
          <table:table-cell office:value-type="float" office:value="51.23" table:style-name="ce1">
            <text:p>51,23</text:p>
          </table:table-cell>
          <table:table-cell office:value-type="float" office:value="317740" table:style-name="ce1">
            <text:p>317740</text:p>
          </table:table-cell>
          <table:table-cell office:value-type="float" office:value="168640" table:style-name="ce1">
            <text:p>168640</text:p>
          </table:table-cell>
          <table:table-cell office:value-type="float" office:value="32.92" table:style-name="ce1">
            <text:p>32,92</text:p>
          </table:table-cell>
          <table:table-cell office:value-type="float" office:value="28.96" table:style-name="ce1">
            <text:p>28,96</text:p>
          </table:table-cell>
          <table:table-cell office:value-type="float" office:value="532856" table:style-name="ce1">
            <text:p>532856</text:p>
          </table:table-cell>
          <table:table-cell office:value-type="float" office:value="85961" table:style-name="ce1">
            <text:p>85961</text:p>
          </table:table-cell>
          <table:table-cell office:value-type="float" office:value="17.11" table:style-name="ce1">
            <text:p>17,11</text:p>
          </table:table-cell>
          <table:table-cell office:value-type="float" office:value="13.43" table:style-name="ce1">
            <text:p>13,43</text:p>
          </table:table-cell>
          <table:table-cell office:value-type="float" office:value="275653" table:style-name="ce1">
            <text:p>275653</text:p>
          </table:table-cell>
          <table:table-cell office:value-type="float" office:value="48340" table:style-name="ce1">
            <text:p>48340</text:p>
          </table:table-cell>
          <table:table-cell office:value-type="float" office:value="40.94" table:style-name="ce1">
            <text:p>40,94</text:p>
          </table:table-cell>
          <table:table-cell office:value-type="float" office:value="37.54" table:style-name="ce1">
            <text:p>37,54</text:p>
          </table:table-cell>
          <table:table-cell office:value-type="float" office:value="237879" table:style-name="ce1">
            <text:p>237879</text:p>
          </table:table-cell>
          <table:table-cell office:value-type="float" office:value="126025" table:style-name="ce1">
            <text:p>126025</text:p>
          </table:table-cell>
          <table:table-cell office:value-type="float" office:value="6.33" table:style-name="ce2">
            <text:p>6,33</text:p>
          </table:table-cell>
          <table:table-cell office:value-type="float" office:value="2.31" table:style-name="ce2">
            <text:p>2,31</text:p>
          </table:table-cell>
          <table:table-cell office:value-type="float" office:value="53937" table:style-name="ce2">
            <text:p>53937</text:p>
          </table:table-cell>
          <table:table-cell office:value-type="float" office:value="6717" table:style-name="ce2">
            <text:p>6717</text:p>
          </table:table-cell>
          <table:table-cell office:value-type="float" office:value="54.43" table:style-name="ce1">
            <text:p>54,43</text:p>
          </table:table-cell>
          <table:table-cell office:value-type="float" office:value="39.44" table:style-name="ce1">
            <text:p>39,44</text:p>
          </table:table-cell>
          <table:table-cell office:value-type="float" office:value="553403" table:style-name="ce1">
            <text:p>553403</text:p>
          </table:table-cell>
          <table:table-cell office:value-type="float" office:value="75281" table:style-name="ce1">
            <text:p>75281</text:p>
          </table:table-cell>
          <table:table-cell office:value-type="float" office:value="128.32" table:style-name="ce3">
            <text:p>128,32</text:p>
          </table:table-cell>
          <table:table-cell office:value-type="float" office:value="112.28" table:style-name="ce3">
            <text:p>112,28</text:p>
          </table:table-cell>
          <table:table-cell office:value-type="float" office:value="430173" table:style-name="ce1">
            <text:p>430173</text:p>
          </table:table-cell>
          <table:table-cell office:value-type="float" office:value="216302" table:style-name="ce1">
            <text:p>216302</text:p>
          </table:table-cell>
          <table:table-cell office:value-type="float" office:value="66.83" table:style-name="ce1">
            <text:p>66,83</text:p>
          </table:table-cell>
          <table:table-cell office:value-type="float" office:value="49.71" table:style-name="ce1">
            <text:p>49,71</text:p>
          </table:table-cell>
          <table:table-cell office:value-type="float" office:value="761487" table:style-name="ce1">
            <text:p>761487</text:p>
          </table:table-cell>
          <table:table-cell office:value-type="float" office:value="92840" table:style-name="ce1">
            <text:p>92840</text:p>
          </table:table-cell>
          <table:table-cell office:value-type="float" office:value="23.67" table:style-name="ce1">
            <text:p>23,67</text:p>
          </table:table-cell>
          <table:table-cell office:value-type="float" office:value="20.11" table:style-name="ce1">
            <text:p>20,11</text:p>
          </table:table-cell>
          <table:table-cell office:value-type="float" office:value="398200" table:style-name="ce1">
            <text:p>398200</text:p>
          </table:table-cell>
          <table:table-cell office:value-type="float" office:value="67959" table:style-name="ce1">
            <text:p>67959</text:p>
          </table:table-cell>
          <table:table-cell office:value-type="float" office:value="6.33" table:formula="of:=MIN([.$B182];[.$F182];[.$J182];[.$N182];[.$R182];[.$V182];[.$Z182];[.$AD182];[.$AH182];[.$AL182];[.$AP182];[.$AT182];[.$AX182])" table:style-name="ce1">
            <text:p>6,33</text:p>
          </table:table-cell>
          <table:table-cell office:value-type="float" office:value="2.31" table:formula="of:=MIN([.$C182];[.$G182];[.$K182];[.$O182];[.$S182];[.$W182];[.$AA182];[.$AE182];[.$AI182];[.$AM182];[.$AQ182];[.$AU182];[.$AY182])" table:style-name="ce1">
            <text:p>2,31</text:p>
          </table:table-cell>
          <table:table-cell office:value-type="float" office:value="53937" table:formula="of:=MIN([.$D182];[.$H182];[.$L182];[.$P182];[.$T182];[.$X182];[.$AB182];[.$AF182];[.$AJ182];[.$AN182];[.$AR182];[.$AV182];[.$AZ182])" table:style-name="ce1">
            <text:p>53937</text:p>
          </table:table-cell>
          <table:table-cell office:value-type="float" office:value="6717" table:formula="of:=MIN([.$E182];[.$I182];[.$M182];[.$Q182];[.$U182];[.$Y182];[.$AC182];[.$AG182];[.$AK182];[.$AO182];[.$AS182];[.$AW182];[.$BA182])" table:style-name="ce1">
            <text:p>6717</text:p>
          </table:table-cell>
          <table:table-cell office:value-type="float" office:value="40.94" table:formula="of:=MEDIAN([.$B182];[.$F182];[.$J182];[.$N182];[.$R182];[.$V182];[.$Z182];[.$AD182];[.$AH182];[.$AL182];[.$AP182];[.$AT182];[.$AX182])" table:style-name="ce1">
            <text:p>40,94</text:p>
          </table:table-cell>
          <table:table-cell office:value-type="float" office:value="37.54" table:formula="of:=MEDIAN([.$C182];[.$G182];[.$K182];[.$O182];[.$S182];[.$W182];[.$AA182];[.$AE182];[.$AI182];[.$AM182];[.$AQ182];[.$AU182];[.$AY182])" table:style-name="ce1">
            <text:p>37,54</text:p>
          </table:table-cell>
          <table:table-cell office:value-type="float" office:value="430173" table:formula="of:=MEDIAN([.$D182];[.$H182];[.$L182];[.$P182];[.$T182];[.$X182];[.$AB182];[.$AF182];[.$AJ182];[.$AN182];[.$AR182];[.$AV182];[.$AZ182])" table:style-name="ce1">
            <text:p>430173</text:p>
          </table:table-cell>
          <table:table-cell office:value-type="float" office:value="92840" table:formula="of:=MEDIAN([.$E182];[.$I182];[.$M182];[.$Q182];[.$U182];[.$Y182];[.$AC182];[.$AG182];[.$AK182];[.$AO182];[.$AS182];[.$AW182];[.$BA182])" table:style-name="ce1">
            <text:p>92840</text:p>
          </table:table-cell>
          <table:table-cell office:value-type="float" office:value="128.32" table:formula="of:=MAX([.$B182];[.$F182];[.$J182];[.$N182];[.$R182];[.$V182];[.$Z182];[.$AD182];[.$AH182];[.$AL182];[.$AP182];[.$AT182];[.$AX182])" table:style-name="ce1">
            <text:p>128,32</text:p>
          </table:table-cell>
          <table:table-cell office:value-type="float" office:value="112.28" table:formula="of:=MAX([.$C182];[.$G182];[.$K182];[.$O182];[.$S182];[.$W182];[.$AA182];[.$AE182];[.$AI182];[.$AM182];[.$AQ182];[.$AU182];[.$AY182])" table:style-name="ce1">
            <text:p>112,28</text:p>
          </table:table-cell>
          <table:table-cell office:value-type="float" office:value="814975" table:formula="of:=MAX([.$D182];[.$H182];[.$L182];[.$P182];[.$T182];[.$X182];[.$AB182];[.$AF182];[.$AJ182];[.$AN182];[.$AR182];[.$AV182];[.$AZ182])" table:style-name="ce1">
            <text:p>814975</text:p>
          </table:table-cell>
          <table:table-cell office:value-type="float" office:value="316262" table:formula="of:=MAX([.$E182];[.$I182];[.$M182];[.$Q182];[.$U182];[.$Y182];[.$AC182];[.$AG182];[.$AK182];[.$AO182];[.$AS182];[.$AW182];[.$BA182])" table:style-name="ce1">
            <text:p>31626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0_w1.lp</text:p>
          </table:table-cell>
          <table:table-cell office:value-type="float" office:value="17.38" table:style-name="ce1">
            <text:p>17,38</text:p>
          </table:table-cell>
          <table:table-cell office:value-type="float" office:value="12.59" table:style-name="ce1">
            <text:p>12,59</text:p>
          </table:table-cell>
          <table:table-cell office:value-type="float" office:value="177758" table:style-name="ce1">
            <text:p>177758</text:p>
          </table:table-cell>
          <table:table-cell office:value-type="float" office:value="36311" table:style-name="ce1">
            <text:p>36311</text:p>
          </table:table-cell>
          <table:table-cell office:value-type="float" office:value="26.53" table:style-name="ce1">
            <text:p>26,53</text:p>
          </table:table-cell>
          <table:table-cell office:value-type="float" office:value="21.18" table:style-name="ce1">
            <text:p>21,18</text:p>
          </table:table-cell>
          <table:table-cell office:value-type="float" office:value="86801" table:style-name="ce1">
            <text:p>86801</text:p>
          </table:table-cell>
          <table:table-cell office:value-type="float" office:value="46451" table:style-name="ce1">
            <text:p>46451</text:p>
          </table:table-cell>
          <table:table-cell office:value-type="float" office:value="26.98" table:style-name="ce1">
            <text:p>26,98</text:p>
          </table:table-cell>
          <table:table-cell office:value-type="float" office:value="22" table:style-name="ce1">
            <text:p>22</text:p>
          </table:table-cell>
          <table:table-cell office:value-type="float" office:value="274482" table:style-name="ce1">
            <text:p>274482</text:p>
          </table:table-cell>
          <table:table-cell office:value-type="float" office:value="57215" table:style-name="ce1">
            <text:p>57215</text:p>
          </table:table-cell>
          <table:table-cell office:value-type="float" office:value="76.37" table:style-name="ce1">
            <text:p>76,37</text:p>
          </table:table-cell>
          <table:table-cell office:value-type="float" office:value="70.87" table:style-name="ce1">
            <text:p>70,87</text:p>
          </table:table-cell>
          <table:table-cell office:value-type="float" office:value="682222" table:style-name="ce1">
            <text:p>682222</text:p>
          </table:table-cell>
          <table:table-cell office:value-type="float" office:value="155439" table:style-name="ce1">
            <text:p>155439</text:p>
          </table:table-cell>
          <table:table-cell office:value-type="float" office:value="65.77" table:style-name="ce1">
            <text:p>65,77</text:p>
          </table:table-cell>
          <table:table-cell office:value-type="float" office:value="60.36" table:style-name="ce1">
            <text:p>60,36</text:p>
          </table:table-cell>
          <table:table-cell office:value-type="float" office:value="243984" table:style-name="ce1">
            <text:p>243984</text:p>
          </table:table-cell>
          <table:table-cell office:value-type="float" office:value="131957" table:style-name="ce1">
            <text:p>131957</text:p>
          </table:table-cell>
          <table:table-cell office:value-type="float" office:value="12.48" table:style-name="ce2">
            <text:p>12,48</text:p>
          </table:table-cell>
          <table:table-cell office:value-type="float" office:value="7.52" table:style-name="ce1">
            <text:p>7,52</text:p>
          </table:table-cell>
          <table:table-cell office:value-type="float" office:value="46092" table:style-name="ce2">
            <text:p>46092</text:p>
          </table:table-cell>
          <table:table-cell office:value-type="float" office:value="16326" table:style-name="ce2">
            <text:p>16326</text:p>
          </table:table-cell>
          <table:table-cell office:value-type="float" office:value="12.62" table:style-name="ce1">
            <text:p>12,62</text:p>
          </table:table-cell>
          <table:table-cell office:value-type="float" office:value="7.36" table:style-name="ce2">
            <text:p>7,36</text:p>
          </table:table-cell>
          <table:table-cell office:value-type="float" office:value="114561" table:style-name="ce1">
            <text:p>114561</text:p>
          </table:table-cell>
          <table:table-cell office:value-type="float" office:value="21318" table:style-name="ce1">
            <text:p>21318</text:p>
          </table:table-cell>
          <table:table-cell office:value-type="float" office:value="44.04" table:style-name="ce1">
            <text:p>44,04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166445" table:style-name="ce1">
            <text:p>166445</text:p>
          </table:table-cell>
          <table:table-cell office:value-type="float" office:value="93744" table:style-name="ce1">
            <text:p>93744</text:p>
          </table:table-cell>
          <table:table-cell office:value-type="float" office:value="14.85" table:style-name="ce1">
            <text:p>14,85</text:p>
          </table:table-cell>
          <table:table-cell office:value-type="float" office:value="9.23" table:style-name="ce1">
            <text:p>9,23</text:p>
          </table:table-cell>
          <table:table-cell office:value-type="float" office:value="84473" table:style-name="ce1">
            <text:p>84473</text:p>
          </table:table-cell>
          <table:table-cell office:value-type="float" office:value="23186" table:style-name="ce1">
            <text:p>23186</text:p>
          </table:table-cell>
          <table:table-cell office:value-type="float" office:value="70.53" table:style-name="ce1">
            <text:p>70,53</text:p>
          </table:table-cell>
          <table:table-cell office:value-type="float" office:value="46.37" table:style-name="ce1">
            <text:p>46,37</text:p>
          </table:table-cell>
          <table:table-cell office:value-type="float" office:value="412738" table:style-name="ce1">
            <text:p>412738</text:p>
          </table:table-cell>
          <table:table-cell office:value-type="float" office:value="64236" table:style-name="ce1">
            <text:p>64236</text:p>
          </table:table-cell>
          <table:table-cell office:value-type="float" office:value="275.33999999999997" table:style-name="ce3">
            <text:p>275,34</text:p>
          </table:table-cell>
          <table:table-cell office:value-type="float" office:value="255.97" table:style-name="ce3">
            <text:p>255,97</text:p>
          </table:table-cell>
          <table:table-cell office:value-type="float" office:value="717925" table:style-name="ce3">
            <text:p>717925</text:p>
          </table:table-cell>
          <table:table-cell office:value-type="float" office:value="372917" table:style-name="ce3">
            <text:p>372917</text:p>
          </table:table-cell>
          <table:table-cell office:value-type="float" office:value="58.94" table:style-name="ce1">
            <text:p>58,94</text:p>
          </table:table-cell>
          <table:table-cell office:value-type="float" office:value="36.32" table:style-name="ce1">
            <text:p>36,32</text:p>
          </table:table-cell>
          <table:table-cell office:value-type="float" office:value="340003" table:style-name="ce1">
            <text:p>340003</text:p>
          </table:table-cell>
          <table:table-cell office:value-type="float" office:value="56772" table:style-name="ce1">
            <text:p>56772</text:p>
          </table:table-cell>
          <table:table-cell office:value-type="float" office:value="20.78" table:style-name="ce1">
            <text:p>20,78</text:p>
          </table:table-cell>
          <table:table-cell office:value-type="float" office:value="16.14" table:style-name="ce1">
            <text:p>16,14</text:p>
          </table:table-cell>
          <table:table-cell office:value-type="float" office:value="234121" table:style-name="ce1">
            <text:p>234121</text:p>
          </table:table-cell>
          <table:table-cell office:value-type="float" office:value="43278" table:style-name="ce1">
            <text:p>43278</text:p>
          </table:table-cell>
          <table:table-cell office:value-type="float" office:value="12.48" table:formula="of:=MIN([.$B183];[.$F183];[.$J183];[.$N183];[.$R183];[.$V183];[.$Z183];[.$AD183];[.$AH183];[.$AL183];[.$AP183];[.$AT183];[.$AX183])" table:style-name="ce1">
            <text:p>12,48</text:p>
          </table:table-cell>
          <table:table-cell office:value-type="float" office:value="7.36" table:formula="of:=MIN([.$C183];[.$G183];[.$K183];[.$O183];[.$S183];[.$W183];[.$AA183];[.$AE183];[.$AI183];[.$AM183];[.$AQ183];[.$AU183];[.$AY183])" table:style-name="ce1">
            <text:p>7,36</text:p>
          </table:table-cell>
          <table:table-cell office:value-type="float" office:value="46092" table:formula="of:=MIN([.$D183];[.$H183];[.$L183];[.$P183];[.$T183];[.$X183];[.$AB183];[.$AF183];[.$AJ183];[.$AN183];[.$AR183];[.$AV183];[.$AZ183])" table:style-name="ce1">
            <text:p>46092</text:p>
          </table:table-cell>
          <table:table-cell office:value-type="float" office:value="16326" table:formula="of:=MIN([.$E183];[.$I183];[.$M183];[.$Q183];[.$U183];[.$Y183];[.$AC183];[.$AG183];[.$AK183];[.$AO183];[.$AS183];[.$AW183];[.$BA183])" table:style-name="ce1">
            <text:p>16326</text:p>
          </table:table-cell>
          <table:table-cell office:value-type="float" office:value="26.98" table:formula="of:=MEDIAN([.$B183];[.$F183];[.$J183];[.$N183];[.$R183];[.$V183];[.$Z183];[.$AD183];[.$AH183];[.$AL183];[.$AP183];[.$AT183];[.$AX183])" table:style-name="ce1">
            <text:p>26,98</text:p>
          </table:table-cell>
          <table:table-cell office:value-type="float" office:value="22" table:formula="of:=MEDIAN([.$C183];[.$G183];[.$K183];[.$O183];[.$S183];[.$W183];[.$AA183];[.$AE183];[.$AI183];[.$AM183];[.$AQ183];[.$AU183];[.$AY183])" table:style-name="ce1">
            <text:p>22</text:p>
          </table:table-cell>
          <table:table-cell office:value-type="float" office:value="234121" table:formula="of:=MEDIAN([.$D183];[.$H183];[.$L183];[.$P183];[.$T183];[.$X183];[.$AB183];[.$AF183];[.$AJ183];[.$AN183];[.$AR183];[.$AV183];[.$AZ183])" table:style-name="ce1">
            <text:p>234121</text:p>
          </table:table-cell>
          <table:table-cell office:value-type="float" office:value="56772" table:formula="of:=MEDIAN([.$E183];[.$I183];[.$M183];[.$Q183];[.$U183];[.$Y183];[.$AC183];[.$AG183];[.$AK183];[.$AO183];[.$AS183];[.$AW183];[.$BA183])" table:style-name="ce1">
            <text:p>56772</text:p>
          </table:table-cell>
          <table:table-cell office:value-type="float" office:value="275.33999999999997" table:formula="of:=MAX([.$B183];[.$F183];[.$J183];[.$N183];[.$R183];[.$V183];[.$Z183];[.$AD183];[.$AH183];[.$AL183];[.$AP183];[.$AT183];[.$AX183])" table:style-name="ce1">
            <text:p>275,34</text:p>
          </table:table-cell>
          <table:table-cell office:value-type="float" office:value="255.97" table:formula="of:=MAX([.$C183];[.$G183];[.$K183];[.$O183];[.$S183];[.$W183];[.$AA183];[.$AE183];[.$AI183];[.$AM183];[.$AQ183];[.$AU183];[.$AY183])" table:style-name="ce1">
            <text:p>255,97</text:p>
          </table:table-cell>
          <table:table-cell office:value-type="float" office:value="717925" table:formula="of:=MAX([.$D183];[.$H183];[.$L183];[.$P183];[.$T183];[.$X183];[.$AB183];[.$AF183];[.$AJ183];[.$AN183];[.$AR183];[.$AV183];[.$AZ183])" table:style-name="ce1">
            <text:p>717925</text:p>
          </table:table-cell>
          <table:table-cell office:value-type="float" office:value="372917" table:formula="of:=MAX([.$E183];[.$I183];[.$M183];[.$Q183];[.$U183];[.$Y183];[.$AC183];[.$AG183];[.$AK183];[.$AO183];[.$AS183];[.$AW183];[.$BA183])" table:style-name="ce1">
            <text:p>372917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0_w5.lp</text:p>
          </table:table-cell>
          <table:table-cell office:value-type="float" office:value="20.34" table:style-name="ce1">
            <text:p>20,34</text:p>
          </table:table-cell>
          <table:table-cell office:value-type="float" office:value="13.63" table:style-name="ce1">
            <text:p>13,63</text:p>
          </table:table-cell>
          <table:table-cell office:value-type="float" office:value="23973" table:style-name="ce1">
            <text:p>23973</text:p>
          </table:table-cell>
          <table:table-cell office:value-type="float" office:value="10633" table:style-name="ce1">
            <text:p>10633</text:p>
          </table:table-cell>
          <table:table-cell office:value-type="float" office:value="17.75" table:style-name="ce1">
            <text:p>17,75</text:p>
          </table:table-cell>
          <table:table-cell office:value-type="float" office:value="11.69" table:style-name="ce1">
            <text:p>11,69</text:p>
          </table:table-cell>
          <table:table-cell office:value-type="float" office:value="11219" table:style-name="ce1">
            <text:p>11219</text:p>
          </table:table-cell>
          <table:table-cell office:value-type="float" office:value="8888" table:style-name="ce1">
            <text:p>8888</text:p>
          </table:table-cell>
          <table:table-cell office:value-type="float" office:value="70.709999999999994" table:style-name="ce1">
            <text:p>70,71</text:p>
          </table:table-cell>
          <table:table-cell office:value-type="float" office:value="64.209999999999994" table:style-name="ce1">
            <text:p>64,21</text:p>
          </table:table-cell>
          <table:table-cell office:value-type="float" office:value="111224" table:style-name="ce3">
            <text:p>111224</text:p>
          </table:table-cell>
          <table:table-cell office:value-type="float" office:value="44023" table:style-name="ce1">
            <text:p>44023</text:p>
          </table:table-cell>
          <table:table-cell office:value-type="float" office:value="31.21" table:style-name="ce1">
            <text:p>31,21</text:p>
          </table:table-cell>
          <table:table-cell office:value-type="float" office:value="24.58" table:style-name="ce1">
            <text:p>24,58</text:p>
          </table:table-cell>
          <table:table-cell office:value-type="float" office:value="38762" table:style-name="ce1">
            <text:p>38762</text:p>
          </table:table-cell>
          <table:table-cell office:value-type="float" office:value="16374" table:style-name="ce1">
            <text:p>16374</text:p>
          </table:table-cell>
          <table:table-cell office:value-type="float" office:value="11.49" table:style-name="ce2">
            <text:p>11,49</text:p>
          </table:table-cell>
          <table:table-cell office:value-type="float" office:value="5.29" table:style-name="ce1">
            <text:p>5,29</text:p>
          </table:table-cell>
          <table:table-cell office:value-type="float" office:value="5475" table:style-name="ce2">
            <text:p>5475</text:p>
          </table:table-cell>
          <table:table-cell office:value-type="float" office:value="3824" table:style-name="ce1">
            <text:p>3824</text:p>
          </table:table-cell>
          <table:table-cell office:value-type="float" office:value="39.159999999999997" table:style-name="ce1">
            <text:p>39,16</text:p>
          </table:table-cell>
          <table:table-cell office:value-type="float" office:value="32.380000000000003" table:style-name="ce1">
            <text:p>32,38</text:p>
          </table:table-cell>
          <table:table-cell office:value-type="float" office:value="43077" table:style-name="ce1">
            <text:p>43077</text:p>
          </table:table-cell>
          <table:table-cell office:value-type="float" office:value="20781" table:style-name="ce1">
            <text:p>20781</text:p>
          </table:table-cell>
          <table:table-cell office:value-type="float" office:value="88.68" table:style-name="ce3">
            <text:p>88,68</text:p>
          </table:table-cell>
          <table:table-cell office:value-type="float" office:value="82.67" table:style-name="ce3">
            <text:p>82,67</text:p>
          </table:table-cell>
          <table:table-cell office:value-type="float" office:value="74342" table:style-name="ce1">
            <text:p>74342</text:p>
          </table:table-cell>
          <table:table-cell office:value-type="float" office:value="56429" table:style-name="ce3">
            <text:p>56429</text:p>
          </table:table-cell>
          <table:table-cell office:value-type="float" office:value="37.26" table:style-name="ce1">
            <text:p>37,26</text:p>
          </table:table-cell>
          <table:table-cell office:value-type="float" office:value="31.11" table:style-name="ce1">
            <text:p>31,11</text:p>
          </table:table-cell>
          <table:table-cell office:value-type="float" office:value="26683" table:style-name="ce1">
            <text:p>26683</text:p>
          </table:table-cell>
          <table:table-cell office:value-type="float" office:value="22289" table:style-name="ce1">
            <text:p>22289</text:p>
          </table:table-cell>
          <table:table-cell office:value-type="float" office:value="13.47" table:style-name="ce1">
            <text:p>13,47</text:p>
          </table:table-cell>
          <table:table-cell office:value-type="float" office:value="7.71" table:style-name="ce1">
            <text:p>7,71</text:p>
          </table:table-cell>
          <table:table-cell office:value-type="float" office:value="15530" table:style-name="ce1">
            <text:p>15530</text:p>
          </table:table-cell>
          <table:table-cell office:value-type="float" office:value="6756" table:style-name="ce1">
            <text:p>6756</text:p>
          </table:table-cell>
          <table:table-cell office:value-type="float" office:value="30.02" table:style-name="ce1">
            <text:p>30,02</text:p>
          </table:table-cell>
          <table:table-cell office:value-type="float" office:value="4.5599999999999996" table:style-name="ce2">
            <text:p>4,56</text:p>
          </table:table-cell>
          <table:table-cell office:value-type="float" office:value="10121" table:style-name="ce1">
            <text:p>10121</text:p>
          </table:table-cell>
          <table:table-cell office:value-type="float" office:value="2771" table:style-name="ce2">
            <text:p>2771</text:p>
          </table:table-cell>
          <table:table-cell office:value-type="float" office:value="55.55" table:style-name="ce1">
            <text:p>55,55</text:p>
          </table:table-cell>
          <table:table-cell office:value-type="float" office:value="24.46" table:style-name="ce1">
            <text:p>24,46</text:p>
          </table:table-cell>
          <table:table-cell office:value-type="float" office:value="13349" table:style-name="ce1">
            <text:p>13349</text:p>
          </table:table-cell>
          <table:table-cell office:value-type="float" office:value="9659" table:style-name="ce1">
            <text:p>9659</text:p>
          </table:table-cell>
          <table:table-cell office:value-type="float" office:value="63.16" table:style-name="ce1">
            <text:p>63,16</text:p>
          </table:table-cell>
          <table:table-cell office:value-type="float" office:value="32.15" table:style-name="ce1">
            <text:p>32,15</text:p>
          </table:table-cell>
          <table:table-cell office:value-type="float" office:value="23558" table:style-name="ce1">
            <text:p>23558</text:p>
          </table:table-cell>
          <table:table-cell office:value-type="float" office:value="13230" table:style-name="ce1">
            <text:p>13230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34.49" table:style-name="ce1">
            <text:p>34,49</text:p>
          </table:table-cell>
          <table:table-cell office:value-type="float" office:value="31740" table:style-name="ce1">
            <text:p>31740</text:p>
          </table:table-cell>
          <table:table-cell office:value-type="float" office:value="21519" table:style-name="ce1">
            <text:p>21519</text:p>
          </table:table-cell>
          <table:table-cell office:value-type="float" office:value="11.49" table:formula="of:=MIN([.$B184];[.$F184];[.$J184];[.$N184];[.$R184];[.$V184];[.$Z184];[.$AD184];[.$AH184];[.$AL184];[.$AP184];[.$AT184];[.$AX184])" table:style-name="ce1">
            <text:p>11,49</text:p>
          </table:table-cell>
          <table:table-cell office:value-type="float" office:value="4.5599999999999996" table:formula="of:=MIN([.$C184];[.$G184];[.$K184];[.$O184];[.$S184];[.$W184];[.$AA184];[.$AE184];[.$AI184];[.$AM184];[.$AQ184];[.$AU184];[.$AY184])" table:style-name="ce1">
            <text:p>4,56</text:p>
          </table:table-cell>
          <table:table-cell office:value-type="float" office:value="5475" table:formula="of:=MIN([.$D184];[.$H184];[.$L184];[.$P184];[.$T184];[.$X184];[.$AB184];[.$AF184];[.$AJ184];[.$AN184];[.$AR184];[.$AV184];[.$AZ184])" table:style-name="ce1">
            <text:p>5475</text:p>
          </table:table-cell>
          <table:table-cell office:value-type="float" office:value="2771" table:formula="of:=MIN([.$E184];[.$I184];[.$M184];[.$Q184];[.$U184];[.$Y184];[.$AC184];[.$AG184];[.$AK184];[.$AO184];[.$AS184];[.$AW184];[.$BA184])" table:style-name="ce1">
            <text:p>2771</text:p>
          </table:table-cell>
          <table:table-cell office:value-type="float" office:value="37.26" table:formula="of:=MEDIAN([.$B184];[.$F184];[.$J184];[.$N184];[.$R184];[.$V184];[.$Z184];[.$AD184];[.$AH184];[.$AL184];[.$AP184];[.$AT184];[.$AX184])" table:style-name="ce1">
            <text:p>37,26</text:p>
          </table:table-cell>
          <table:table-cell office:value-type="float" office:value="24.58" table:formula="of:=MEDIAN([.$C184];[.$G184];[.$K184];[.$O184];[.$S184];[.$W184];[.$AA184];[.$AE184];[.$AI184];[.$AM184];[.$AQ184];[.$AU184];[.$AY184])" table:style-name="ce1">
            <text:p>24,58</text:p>
          </table:table-cell>
          <table:table-cell office:value-type="float" office:value="23973" table:formula="of:=MEDIAN([.$D184];[.$H184];[.$L184];[.$P184];[.$T184];[.$X184];[.$AB184];[.$AF184];[.$AJ184];[.$AN184];[.$AR184];[.$AV184];[.$AZ184])" table:style-name="ce1">
            <text:p>23973</text:p>
          </table:table-cell>
          <table:table-cell office:value-type="float" office:value="13230" table:formula="of:=MEDIAN([.$E184];[.$I184];[.$M184];[.$Q184];[.$U184];[.$Y184];[.$AC184];[.$AG184];[.$AK184];[.$AO184];[.$AS184];[.$AW184];[.$BA184])" table:style-name="ce1">
            <text:p>13230</text:p>
          </table:table-cell>
          <table:table-cell office:value-type="float" office:value="88.68" table:formula="of:=MAX([.$B184];[.$F184];[.$J184];[.$N184];[.$R184];[.$V184];[.$Z184];[.$AD184];[.$AH184];[.$AL184];[.$AP184];[.$AT184];[.$AX184])" table:style-name="ce1">
            <text:p>88,68</text:p>
          </table:table-cell>
          <table:table-cell office:value-type="float" office:value="82.67" table:formula="of:=MAX([.$C184];[.$G184];[.$K184];[.$O184];[.$S184];[.$W184];[.$AA184];[.$AE184];[.$AI184];[.$AM184];[.$AQ184];[.$AU184];[.$AY184])" table:style-name="ce1">
            <text:p>82,67</text:p>
          </table:table-cell>
          <table:table-cell office:value-type="float" office:value="111224" table:formula="of:=MAX([.$D184];[.$H184];[.$L184];[.$P184];[.$T184];[.$X184];[.$AB184];[.$AF184];[.$AJ184];[.$AN184];[.$AR184];[.$AV184];[.$AZ184])" table:style-name="ce1">
            <text:p>111224</text:p>
          </table:table-cell>
          <table:table-cell office:value-type="float" office:value="56429" table:formula="of:=MAX([.$E184];[.$I184];[.$M184];[.$Q184];[.$U184];[.$Y184];[.$AC184];[.$AG184];[.$AK184];[.$AO184];[.$AS184];[.$AW184];[.$BA184])" table:style-name="ce1">
            <text:p>5642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5_w1.lp</text:p>
          </table:table-cell>
          <table:table-cell office:value-type="float" office:value="352.38" table:style-name="ce1">
            <text:p>352,38</text:p>
          </table:table-cell>
          <table:table-cell office:value-type="float" office:value="345.65" table:style-name="ce1">
            <text:p>345,65</text:p>
          </table:table-cell>
          <table:table-cell office:value-type="float" office:value="3643377" table:style-name="ce1">
            <text:p>3643377</text:p>
          </table:table-cell>
          <table:table-cell office:value-type="float" office:value="626104" table:style-name="ce1">
            <text:p>626104</text:p>
          </table:table-cell>
          <table:table-cell office:value-type="float" office:value="4866.5600000000004" table:style-name="ce3">
            <text:p>4866,56</text:p>
          </table:table-cell>
          <table:table-cell office:value-type="float" office:value="4859.07" table:style-name="ce3">
            <text:p>4859,07</text:p>
          </table:table-cell>
          <table:table-cell office:value-type="float" office:value="8010859" table:style-name="ce3">
            <text:p>8010859</text:p>
          </table:table-cell>
          <table:table-cell office:value-type="float" office:value="5390213" table:style-name="ce3">
            <text:p>5390213</text:p>
          </table:table-cell>
          <table:table-cell office:value-type="float" office:value="123.66" table:style-name="ce1">
            <text:p>123,66</text:p>
          </table:table-cell>
          <table:table-cell office:value-type="float" office:value="116.56" table:style-name="ce1">
            <text:p>116,56</text:p>
          </table:table-cell>
          <table:table-cell office:value-type="float" office:value="1205759" table:style-name="ce1">
            <text:p>1205759</text:p>
          </table:table-cell>
          <table:table-cell office:value-type="float" office:value="196536" table:style-name="ce1">
            <text:p>196536</text:p>
          </table:table-cell>
          <table:table-cell office:value-type="float" office:value="254.85" table:style-name="ce1">
            <text:p>254,85</text:p>
          </table:table-cell>
          <table:table-cell office:value-type="float" office:value="247.65" table:style-name="ce1">
            <text:p>247,65</text:p>
          </table:table-cell>
          <table:table-cell office:value-type="float" office:value="2401193" table:style-name="ce1">
            <text:p>2401193</text:p>
          </table:table-cell>
          <table:table-cell office:value-type="float" office:value="398875" table:style-name="ce1">
            <text:p>398875</text:p>
          </table:table-cell>
          <table:table-cell office:value-type="float" office:value="1415.02" table:style-name="ce1">
            <text:p>1415,02</text:p>
          </table:table-cell>
          <table:table-cell office:value-type="float" office:value="1408.25" table:style-name="ce1">
            <text:p>1408,25</text:p>
          </table:table-cell>
          <table:table-cell office:value-type="float" office:value="3030321" table:style-name="ce1">
            <text:p>3030321</text:p>
          </table:table-cell>
          <table:table-cell office:value-type="float" office:value="1924241" table:style-name="ce1">
            <text:p>1924241</text:p>
          </table:table-cell>
          <table:table-cell office:value-type="float" office:value="422.19" table:style-name="ce1">
            <text:p>422,19</text:p>
          </table:table-cell>
          <table:table-cell office:value-type="float" office:value="415.41" table:style-name="ce1">
            <text:p>415,41</text:p>
          </table:table-cell>
          <table:table-cell office:value-type="float" office:value="4152690" table:style-name="ce1">
            <text:p>4152690</text:p>
          </table:table-cell>
          <table:table-cell office:value-type="float" office:value="717431" table:style-name="ce1">
            <text:p>717431</text:p>
          </table:table-cell>
          <table:table-cell office:value-type="float" office:value="188.78" table:style-name="ce1">
            <text:p>188,78</text:p>
          </table:table-cell>
          <table:table-cell office:value-type="float" office:value="182.09" table:style-name="ce1">
            <text:p>182,09</text:p>
          </table:table-cell>
          <table:table-cell office:value-type="float" office:value="1423736" table:style-name="ce1">
            <text:p>1423736</text:p>
          </table:table-cell>
          <table:table-cell office:value-type="float" office:value="310981" table:style-name="ce1">
            <text:p>310981</text:p>
          </table:table-cell>
          <table:table-cell office:value-type="float" office:value="839.41" table:style-name="ce1">
            <text:p>839,41</text:p>
          </table:table-cell>
          <table:table-cell office:value-type="float" office:value="832.4" table:style-name="ce1">
            <text:p>832,4</text:p>
          </table:table-cell>
          <table:table-cell office:value-type="float" office:value="1769358" table:style-name="ce1">
            <text:p>1769358</text:p>
          </table:table-cell>
          <table:table-cell office:value-type="float" office:value="1140137" table:style-name="ce1">
            <text:p>1140137</text:p>
          </table:table-cell>
          <table:table-cell office:value-type="float" office:value="237.33" table:style-name="ce1">
            <text:p>237,33</text:p>
          </table:table-cell>
          <table:table-cell office:value-type="float" office:value="229.98" table:style-name="ce1">
            <text:p>229,98</text:p>
          </table:table-cell>
          <table:table-cell office:value-type="float" office:value="1989442" table:style-name="ce1">
            <text:p>1989442</text:p>
          </table:table-cell>
          <table:table-cell office:value-type="float" office:value="400797" table:style-name="ce1">
            <text:p>400797</text:p>
          </table:table-cell>
          <table:table-cell office:value-type="float" office:value="487.54" table:style-name="ce1">
            <text:p>487,54</text:p>
          </table:table-cell>
          <table:table-cell office:value-type="float" office:value="460.47" table:style-name="ce1">
            <text:p>460,47</text:p>
          </table:table-cell>
          <table:table-cell office:value-type="float" office:value="4755130" table:style-name="ce1">
            <text:p>4755130</text:p>
          </table:table-cell>
          <table:table-cell office:value-type="float" office:value="554075" table:style-name="ce1">
            <text:p>554075</text:p>
          </table:table-cell>
          <table:table-cell office:value-type="float" office:value="4315.92" table:style-name="ce1">
            <text:p>4315,92</text:p>
          </table:table-cell>
          <table:table-cell office:value-type="float" office:value="4287.1400000000003" table:style-name="ce1">
            <text:p>4287,14</text:p>
          </table:table-cell>
          <table:table-cell office:value-type="float" office:value="5068972" table:style-name="ce1">
            <text:p>5068972</text:p>
          </table:table-cell>
          <table:table-cell office:value-type="float" office:value="3379422" table:style-name="ce1">
            <text:p>3379422</text:p>
          </table:table-cell>
          <table:table-cell office:value-type="float" office:value="437.84" table:style-name="ce1">
            <text:p>437,84</text:p>
          </table:table-cell>
          <table:table-cell office:value-type="float" office:value="409.84" table:style-name="ce1">
            <text:p>409,84</text:p>
          </table:table-cell>
          <table:table-cell office:value-type="float" office:value="3432300" table:style-name="ce1">
            <text:p>3432300</text:p>
          </table:table-cell>
          <table:table-cell office:value-type="float" office:value="478607" table:style-name="ce1">
            <text:p>478607</text:p>
          </table:table-cell>
          <table:table-cell office:value-type="float" office:value="104.87" table:style-name="ce2">
            <text:p>104,87</text:p>
          </table:table-cell>
          <table:table-cell office:value-type="float" office:value="99.17" table:style-name="ce2">
            <text:p>99,17</text:p>
          </table:table-cell>
          <table:table-cell office:value-type="float" office:value="1120315" table:style-name="ce2">
            <text:p>1120315</text:p>
          </table:table-cell>
          <table:table-cell office:value-type="float" office:value="177826" table:style-name="ce2">
            <text:p>177826</text:p>
          </table:table-cell>
          <table:table-cell office:value-type="float" office:value="104.87" table:formula="of:=MIN([.$B185];[.$F185];[.$J185];[.$N185];[.$R185];[.$V185];[.$Z185];[.$AD185];[.$AH185];[.$AL185];[.$AP185];[.$AT185];[.$AX185])" table:style-name="ce1">
            <text:p>104,87</text:p>
          </table:table-cell>
          <table:table-cell office:value-type="float" office:value="99.17" table:formula="of:=MIN([.$C185];[.$G185];[.$K185];[.$O185];[.$S185];[.$W185];[.$AA185];[.$AE185];[.$AI185];[.$AM185];[.$AQ185];[.$AU185];[.$AY185])" table:style-name="ce1">
            <text:p>99,17</text:p>
          </table:table-cell>
          <table:table-cell office:value-type="float" office:value="1120315" table:formula="of:=MIN([.$D185];[.$H185];[.$L185];[.$P185];[.$T185];[.$X185];[.$AB185];[.$AF185];[.$AJ185];[.$AN185];[.$AR185];[.$AV185];[.$AZ185])" table:style-name="ce1">
            <text:p>1120315</text:p>
          </table:table-cell>
          <table:table-cell office:value-type="float" office:value="177826" table:formula="of:=MIN([.$E185];[.$I185];[.$M185];[.$Q185];[.$U185];[.$Y185];[.$AC185];[.$AG185];[.$AK185];[.$AO185];[.$AS185];[.$AW185];[.$BA185])" table:style-name="ce1">
            <text:p>177826</text:p>
          </table:table-cell>
          <table:table-cell office:value-type="float" office:value="422.19" table:formula="of:=MEDIAN([.$B185];[.$F185];[.$J185];[.$N185];[.$R185];[.$V185];[.$Z185];[.$AD185];[.$AH185];[.$AL185];[.$AP185];[.$AT185];[.$AX185])" table:style-name="ce1">
            <text:p>422,19</text:p>
          </table:table-cell>
          <table:table-cell office:value-type="float" office:value="409.84" table:formula="of:=MEDIAN([.$C185];[.$G185];[.$K185];[.$O185];[.$S185];[.$W185];[.$AA185];[.$AE185];[.$AI185];[.$AM185];[.$AQ185];[.$AU185];[.$AY185])" table:style-name="ce1">
            <text:p>409,84</text:p>
          </table:table-cell>
          <table:table-cell office:value-type="float" office:value="3030321" table:formula="of:=MEDIAN([.$D185];[.$H185];[.$L185];[.$P185];[.$T185];[.$X185];[.$AB185];[.$AF185];[.$AJ185];[.$AN185];[.$AR185];[.$AV185];[.$AZ185])" table:style-name="ce1">
            <text:p>3030321</text:p>
          </table:table-cell>
          <table:table-cell office:value-type="float" office:value="554075" table:formula="of:=MEDIAN([.$E185];[.$I185];[.$M185];[.$Q185];[.$U185];[.$Y185];[.$AC185];[.$AG185];[.$AK185];[.$AO185];[.$AS185];[.$AW185];[.$BA185])" table:style-name="ce1">
            <text:p>554075</text:p>
          </table:table-cell>
          <table:table-cell office:value-type="float" office:value="4866.5600000000004" table:formula="of:=MAX([.$B185];[.$F185];[.$J185];[.$N185];[.$R185];[.$V185];[.$Z185];[.$AD185];[.$AH185];[.$AL185];[.$AP185];[.$AT185];[.$AX185])" table:style-name="ce1">
            <text:p>4866,56</text:p>
          </table:table-cell>
          <table:table-cell office:value-type="float" office:value="4859.07" table:formula="of:=MAX([.$C185];[.$G185];[.$K185];[.$O185];[.$S185];[.$W185];[.$AA185];[.$AE185];[.$AI185];[.$AM185];[.$AQ185];[.$AU185];[.$AY185])" table:style-name="ce1">
            <text:p>4859,07</text:p>
          </table:table-cell>
          <table:table-cell office:value-type="float" office:value="8010859" table:formula="of:=MAX([.$D185];[.$H185];[.$L185];[.$P185];[.$T185];[.$X185];[.$AB185];[.$AF185];[.$AJ185];[.$AN185];[.$AR185];[.$AV185];[.$AZ185])" table:style-name="ce1">
            <text:p>8010859</text:p>
          </table:table-cell>
          <table:table-cell office:value-type="float" office:value="5390213" table:formula="of:=MAX([.$E185];[.$I185];[.$M185];[.$Q185];[.$U185];[.$Y185];[.$AC185];[.$AG185];[.$AK185];[.$AO185];[.$AS185];[.$AW185];[.$BA185])" table:style-name="ce1">
            <text:p>539021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5_w2.lp</text:p>
          </table:table-cell>
          <table:table-cell office:value-type="float" office:value="4.8600000000000003" table:style-name="ce2">
            <text:p>4,86</text:p>
          </table:table-cell>
          <table:table-cell office:value-type="float" office:value="0.12" table:style-name="ce2">
            <text:p>0,12</text:p>
          </table:table-cell>
          <table:table-cell office:value-type="float" office:value="4504" table:style-name="ce2">
            <text:p>4504</text:p>
          </table:table-cell>
          <table:table-cell office:value-type="float" office:value="103" table:style-name="ce2">
            <text:p>103</text:p>
          </table:table-cell>
          <table:table-cell office:value-type="float" office:value="21.88" table:style-name="ce1">
            <text:p>21,88</text:p>
          </table:table-cell>
          <table:table-cell office:value-type="float" office:value="16.760000000000002" table:style-name="ce1">
            <text:p>16,76</text:p>
          </table:table-cell>
          <table:table-cell office:value-type="float" office:value="51950" table:style-name="ce1">
            <text:p>51950</text:p>
          </table:table-cell>
          <table:table-cell office:value-type="float" office:value="25844" table:style-name="ce1">
            <text:p>25844</text:p>
          </table:table-cell>
          <table:table-cell office:value-type="float" office:value="7.43" table:style-name="ce1">
            <text:p>7,43</text:p>
          </table:table-cell>
          <table:table-cell office:value-type="float" office:value="2.56" table:style-name="ce1">
            <text:p>2,56</text:p>
          </table:table-cell>
          <table:table-cell office:value-type="float" office:value="41026" table:style-name="ce1">
            <text:p>41026</text:p>
          </table:table-cell>
          <table:table-cell office:value-type="float" office:value="3741" table:style-name="ce1">
            <text:p>3741</text:p>
          </table:table-cell>
          <table:table-cell office:value-type="float" office:value="6.26" table:style-name="ce1">
            <text:p>6,26</text:p>
          </table:table-cell>
          <table:table-cell office:value-type="float" office:value="1.19" table:style-name="ce1">
            <text:p>1,19</text:p>
          </table:table-cell>
          <table:table-cell office:value-type="float" office:value="20400" table:style-name="ce1">
            <text:p>20400</text:p>
          </table:table-cell>
          <table:table-cell office:value-type="float" office:value="1815" table:style-name="ce1">
            <text:p>1815</text:p>
          </table:table-cell>
          <table:table-cell office:value-type="float" office:value="68.540000000000006" table:style-name="ce1">
            <text:p>68,54</text:p>
          </table:table-cell>
          <table:table-cell office:value-type="float" office:value="63.61" table:style-name="ce1">
            <text:p>63,61</text:p>
          </table:table-cell>
          <table:table-cell office:value-type="float" office:value="171132" table:style-name="ce1">
            <text:p>171132</text:p>
          </table:table-cell>
          <table:table-cell office:value-type="float" office:value="95556" table:style-name="ce3">
            <text:p>95556</text:p>
          </table:table-cell>
          <table:table-cell office:value-type="float" office:value="12.2" table:style-name="ce1">
            <text:p>12,2</text:p>
          </table:table-cell>
          <table:table-cell office:value-type="float" office:value="7.34" table:style-name="ce1">
            <text:p>7,34</text:p>
          </table:table-cell>
          <table:table-cell office:value-type="float" office:value="102853" table:style-name="ce1">
            <text:p>102853</text:p>
          </table:table-cell>
          <table:table-cell office:value-type="float" office:value="11594" table:style-name="ce1">
            <text:p>11594</text:p>
          </table:table-cell>
          <table:table-cell office:value-type="float" office:value="12.94" table:style-name="ce1">
            <text:p>12,94</text:p>
          </table:table-cell>
          <table:table-cell office:value-type="float" office:value="8.35" table:style-name="ce1">
            <text:p>8,35</text:p>
          </table:table-cell>
          <table:table-cell office:value-type="float" office:value="115614" table:style-name="ce1">
            <text:p>115614</text:p>
          </table:table-cell>
          <table:table-cell office:value-type="float" office:value="14849" table:style-name="ce1">
            <text:p>14849</text:p>
          </table:table-cell>
          <table:table-cell office:value-type="float" office:value="27.97" table:style-name="ce1">
            <text:p>27,97</text:p>
          </table:table-cell>
          <table:table-cell office:value-type="float" office:value="22.59" table:style-name="ce1">
            <text:p>22,59</text:p>
          </table:table-cell>
          <table:table-cell office:value-type="float" office:value="63269" table:style-name="ce1">
            <text:p>63269</text:p>
          </table:table-cell>
          <table:table-cell office:value-type="float" office:value="32071" table:style-name="ce1">
            <text:p>32071</text:p>
          </table:table-cell>
          <table:table-cell office:value-type="float" office:value="12" table:style-name="ce1">
            <text:p>12</text:p>
          </table:table-cell>
          <table:table-cell office:value-type="float" office:value="7.07" table:style-name="ce1">
            <text:p>7,07</text:p>
          </table:table-cell>
          <table:table-cell office:value-type="float" office:value="73107" table:style-name="ce1">
            <text:p>73107</text:p>
          </table:table-cell>
          <table:table-cell office:value-type="float" office:value="10767" table:style-name="ce1">
            <text:p>10767</text:p>
          </table:table-cell>
          <table:table-cell office:value-type="float" office:value="38.04" table:style-name="ce1">
            <text:p>38,04</text:p>
          </table:table-cell>
          <table:table-cell office:value-type="float" office:value="12.05" table:style-name="ce1">
            <text:p>12,05</text:p>
          </table:table-cell>
          <table:table-cell office:value-type="float" office:value="126126" table:style-name="ce1">
            <text:p>126126</text:p>
          </table:table-cell>
          <table:table-cell office:value-type="float" office:value="13015" table:style-name="ce1">
            <text:p>13015</text:p>
          </table:table-cell>
          <table:table-cell office:value-type="float" office:value="116.91" table:style-name="ce3">
            <text:p>116,91</text:p>
          </table:table-cell>
          <table:table-cell office:value-type="float" office:value="94.14" table:style-name="ce3">
            <text:p>94,14</text:p>
          </table:table-cell>
          <table:table-cell office:value-type="float" office:value="195920" table:style-name="ce3">
            <text:p>195920</text:p>
          </table:table-cell>
          <table:table-cell office:value-type="float" office:value="82070" table:style-name="ce1">
            <text:p>82070</text:p>
          </table:table-cell>
          <table:table-cell office:value-type="float" office:value="29.21" table:style-name="ce1">
            <text:p>29,21</text:p>
          </table:table-cell>
          <table:table-cell office:value-type="float" office:value="6.71" table:style-name="ce1">
            <text:p>6,71</text:p>
          </table:table-cell>
          <table:table-cell office:value-type="float" office:value="54600" table:style-name="ce1">
            <text:p>54600</text:p>
          </table:table-cell>
          <table:table-cell office:value-type="float" office:value="7113" table:style-name="ce1">
            <text:p>7113</text:p>
          </table:table-cell>
          <table:table-cell office:value-type="float" office:value="12.81" table:style-name="ce1">
            <text:p>12,81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30795" table:style-name="ce1">
            <text:p>130795</text:p>
          </table:table-cell>
          <table:table-cell office:value-type="float" office:value="14433" table:style-name="ce1">
            <text:p>14433</text:p>
          </table:table-cell>
          <table:table-cell office:value-type="float" office:value="4.8600000000000003" table:formula="of:=MIN([.$B186];[.$F186];[.$J186];[.$N186];[.$R186];[.$V186];[.$Z186];[.$AD186];[.$AH186];[.$AL186];[.$AP186];[.$AT186];[.$AX186])" table:style-name="ce1">
            <text:p>4,86</text:p>
          </table:table-cell>
          <table:table-cell office:value-type="float" office:value="0.12" table:formula="of:=MIN([.$C186];[.$G186];[.$K186];[.$O186];[.$S186];[.$W186];[.$AA186];[.$AE186];[.$AI186];[.$AM186];[.$AQ186];[.$AU186];[.$AY186])" table:style-name="ce1">
            <text:p>0,12</text:p>
          </table:table-cell>
          <table:table-cell office:value-type="float" office:value="4504" table:formula="of:=MIN([.$D186];[.$H186];[.$L186];[.$P186];[.$T186];[.$X186];[.$AB186];[.$AF186];[.$AJ186];[.$AN186];[.$AR186];[.$AV186];[.$AZ186])" table:style-name="ce1">
            <text:p>4504</text:p>
          </table:table-cell>
          <table:table-cell office:value-type="float" office:value="103" table:formula="of:=MIN([.$E186];[.$I186];[.$M186];[.$Q186];[.$U186];[.$Y186];[.$AC186];[.$AG186];[.$AK186];[.$AO186];[.$AS186];[.$AW186];[.$BA186])" table:style-name="ce1">
            <text:p>103</text:p>
          </table:table-cell>
          <table:table-cell office:value-type="float" office:value="12.94" table:formula="of:=MEDIAN([.$B186];[.$F186];[.$J186];[.$N186];[.$R186];[.$V186];[.$Z186];[.$AD186];[.$AH186];[.$AL186];[.$AP186];[.$AT186];[.$AX186])" table:style-name="ce1">
            <text:p>12,94</text:p>
          </table:table-cell>
          <table:table-cell office:value-type="float" office:value="8.3000000000000007" table:formula="of:=MEDIAN([.$C186];[.$G186];[.$K186];[.$O186];[.$S186];[.$W186];[.$AA186];[.$AE186];[.$AI186];[.$AM186];[.$AQ186];[.$AU186];[.$AY186])" table:style-name="ce1">
            <text:p>8,3</text:p>
          </table:table-cell>
          <table:table-cell office:value-type="float" office:value="73107" table:formula="of:=MEDIAN([.$D186];[.$H186];[.$L186];[.$P186];[.$T186];[.$X186];[.$AB186];[.$AF186];[.$AJ186];[.$AN186];[.$AR186];[.$AV186];[.$AZ186])" table:style-name="ce1">
            <text:p>73107</text:p>
          </table:table-cell>
          <table:table-cell office:value-type="float" office:value="13015" table:formula="of:=MEDIAN([.$E186];[.$I186];[.$M186];[.$Q186];[.$U186];[.$Y186];[.$AC186];[.$AG186];[.$AK186];[.$AO186];[.$AS186];[.$AW186];[.$BA186])" table:style-name="ce1">
            <text:p>13015</text:p>
          </table:table-cell>
          <table:table-cell office:value-type="float" office:value="116.91" table:formula="of:=MAX([.$B186];[.$F186];[.$J186];[.$N186];[.$R186];[.$V186];[.$Z186];[.$AD186];[.$AH186];[.$AL186];[.$AP186];[.$AT186];[.$AX186])" table:style-name="ce1">
            <text:p>116,91</text:p>
          </table:table-cell>
          <table:table-cell office:value-type="float" office:value="94.14" table:formula="of:=MAX([.$C186];[.$G186];[.$K186];[.$O186];[.$S186];[.$W186];[.$AA186];[.$AE186];[.$AI186];[.$AM186];[.$AQ186];[.$AU186];[.$AY186])" table:style-name="ce1">
            <text:p>94,14</text:p>
          </table:table-cell>
          <table:table-cell office:value-type="float" office:value="195920" table:formula="of:=MAX([.$D186];[.$H186];[.$L186];[.$P186];[.$T186];[.$X186];[.$AB186];[.$AF186];[.$AJ186];[.$AN186];[.$AR186];[.$AV186];[.$AZ186])" table:style-name="ce1">
            <text:p>195920</text:p>
          </table:table-cell>
          <table:table-cell office:value-type="float" office:value="95556" table:formula="of:=MAX([.$E186];[.$I186];[.$M186];[.$Q186];[.$U186];[.$Y186];[.$AC186];[.$AG186];[.$AK186];[.$AO186];[.$AS186];[.$AW186];[.$BA186])" table:style-name="ce1">
            <text:p>9555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5_w4.lp</text:p>
          </table:table-cell>
          <table:table-cell office:value-type="float" office:value="31.9" table:style-name="ce1">
            <text:p>31,9</text:p>
          </table:table-cell>
          <table:table-cell office:value-type="float" office:value="24.92" table:style-name="ce1">
            <text:p>24,92</text:p>
          </table:table-cell>
          <table:table-cell office:value-type="float" office:value="104627" table:style-name="ce1">
            <text:p>104627</text:p>
          </table:table-cell>
          <table:table-cell office:value-type="float" office:value="29205" table:style-name="ce1">
            <text:p>29205</text:p>
          </table:table-cell>
          <table:table-cell office:value-type="float" office:value="63.81" table:style-name="ce1">
            <text:p>63,81</text:p>
          </table:table-cell>
          <table:table-cell office:value-type="float" office:value="56.6" table:style-name="ce1">
            <text:p>56,6</text:p>
          </table:table-cell>
          <table:table-cell office:value-type="float" office:value="87386" table:style-name="ce1">
            <text:p>87386</text:p>
          </table:table-cell>
          <table:table-cell office:value-type="float" office:value="62266" table:style-name="ce1">
            <text:p>62266</text:p>
          </table:table-cell>
          <table:table-cell office:value-type="float" office:value="40.68" table:style-name="ce1">
            <text:p>40,68</text:p>
          </table:table-cell>
          <table:table-cell office:value-type="float" office:value="34.35" table:style-name="ce1">
            <text:p>34,35</text:p>
          </table:table-cell>
          <table:table-cell office:value-type="float" office:value="139604" table:style-name="ce1">
            <text:p>139604</text:p>
          </table:table-cell>
          <table:table-cell office:value-type="float" office:value="46453" table:style-name="ce1">
            <text:p>46453</text:p>
          </table:table-cell>
          <table:table-cell office:value-type="float" office:value="10.28" table:style-name="ce1">
            <text:p>10,28</text:p>
          </table:table-cell>
          <table:table-cell office:value-type="float" office:value="3.51" table:style-name="ce1">
            <text:p>3,51</text:p>
          </table:table-cell>
          <table:table-cell office:value-type="float" office:value="20404" table:style-name="ce1">
            <text:p>20404</text:p>
          </table:table-cell>
          <table:table-cell office:value-type="float" office:value="4969" table:style-name="ce1">
            <text:p>4969</text:p>
          </table:table-cell>
          <table:table-cell office:value-type="float" office:value="54.2" table:style-name="ce1">
            <text:p>54,2</text:p>
          </table:table-cell>
          <table:table-cell office:value-type="float" office:value="46.68" table:style-name="ce1">
            <text:p>46,68</text:p>
          </table:table-cell>
          <table:table-cell office:value-type="float" office:value="72300" table:style-name="ce1">
            <text:p>72300</text:p>
          </table:table-cell>
          <table:table-cell office:value-type="float" office:value="51775" table:style-name="ce1">
            <text:p>51775</text:p>
          </table:table-cell>
          <table:table-cell office:value-type="float" office:value="8" table:style-name="ce2">
            <text:p>8</text:p>
          </table:table-cell>
          <table:table-cell office:value-type="float" office:value="1.41" table:style-name="ce2">
            <text:p>1,41</text:p>
          </table:table-cell>
          <table:table-cell office:value-type="float" office:value="18947" table:style-name="ce2">
            <text:p>18947</text:p>
          </table:table-cell>
          <table:table-cell office:value-type="float" office:value="2241" table:style-name="ce2">
            <text:p>2241</text:p>
          </table:table-cell>
          <table:table-cell office:value-type="float" office:value="109.03" table:style-name="ce3">
            <text:p>109,03</text:p>
          </table:table-cell>
          <table:table-cell office:value-type="float" office:value="102.38" table:style-name="ce3">
            <text:p>102,38</text:p>
          </table:table-cell>
          <table:table-cell office:value-type="float" office:value="208288" table:style-name="ce1">
            <text:p>208288</text:p>
          </table:table-cell>
          <table:table-cell office:value-type="float" office:value="123381" table:style-name="ce3">
            <text:p>123381</text:p>
          </table:table-cell>
          <table:table-cell office:value-type="float" office:value="53.94" table:style-name="ce1">
            <text:p>53,94</text:p>
          </table:table-cell>
          <table:table-cell office:value-type="float" office:value="45.77" table:style-name="ce1">
            <text:p>45,77</text:p>
          </table:table-cell>
          <table:table-cell office:value-type="float" office:value="74164" table:style-name="ce1">
            <text:p>74164</text:p>
          </table:table-cell>
          <table:table-cell office:value-type="float" office:value="53496" table:style-name="ce1">
            <text:p>53496</text:p>
          </table:table-cell>
          <table:table-cell office:value-type="float" office:value="47.85" table:style-name="ce1">
            <text:p>47,85</text:p>
          </table:table-cell>
          <table:table-cell office:value-type="float" office:value="40.57" table:style-name="ce1">
            <text:p>40,57</text:p>
          </table:table-cell>
          <table:table-cell office:value-type="float" office:value="111926" table:style-name="ce1">
            <text:p>111926</text:p>
          </table:table-cell>
          <table:table-cell office:value-type="float" office:value="49464" table:style-name="ce1">
            <text:p>49464</text:p>
          </table:table-cell>
          <table:table-cell office:value-type="float" office:value="58.66" table:style-name="ce1">
            <text:p>58,66</text:p>
          </table:table-cell>
          <table:table-cell office:value-type="float" office:value="28.78" table:style-name="ce1">
            <text:p>28,78</text:p>
          </table:table-cell>
          <table:table-cell office:value-type="float" office:value="268887" table:style-name="ce3">
            <text:p>268887</text:p>
          </table:table-cell>
          <table:table-cell office:value-type="float" office:value="23451" table:style-name="ce1">
            <text:p>23451</text:p>
          </table:table-cell>
          <table:table-cell office:value-type="float" office:value="96.31" table:style-name="ce1">
            <text:p>96,31</text:p>
          </table:table-cell>
          <table:table-cell office:value-type="float" office:value="69.92" table:style-name="ce1">
            <text:p>69,92</text:p>
          </table:table-cell>
          <table:table-cell office:value-type="float" office:value="119479" table:style-name="ce1">
            <text:p>119479</text:p>
          </table:table-cell>
          <table:table-cell office:value-type="float" office:value="47576" table:style-name="ce1">
            <text:p>47576</text:p>
          </table:table-cell>
          <table:table-cell office:value-type="float" office:value="106.41" table:style-name="ce1">
            <text:p>106,41</text:p>
          </table:table-cell>
          <table:table-cell office:value-type="float" office:value="73.66" table:style-name="ce1">
            <text:p>73,66</text:p>
          </table:table-cell>
          <table:table-cell office:value-type="float" office:value="238783" table:style-name="ce1">
            <text:p>238783</text:p>
          </table:table-cell>
          <table:table-cell office:value-type="float" office:value="57165" table:style-name="ce1">
            <text:p>57165</text:p>
          </table:table-cell>
          <table:table-cell office:value-type="float" office:value="12.25" table:style-name="ce1">
            <text:p>12,25</text:p>
          </table:table-cell>
          <table:table-cell office:value-type="float" office:value="6.05" table:style-name="ce1">
            <text:p>6,05</text:p>
          </table:table-cell>
          <table:table-cell office:value-type="float" office:value="32151" table:style-name="ce1">
            <text:p>32151</text:p>
          </table:table-cell>
          <table:table-cell office:value-type="float" office:value="9282" table:style-name="ce1">
            <text:p>9282</text:p>
          </table:table-cell>
          <table:table-cell office:value-type="float" office:value="8" table:formula="of:=MIN([.$B187];[.$F187];[.$J187];[.$N187];[.$R187];[.$V187];[.$Z187];[.$AD187];[.$AH187];[.$AL187];[.$AP187];[.$AT187];[.$AX187])" table:style-name="ce1">
            <text:p>8</text:p>
          </table:table-cell>
          <table:table-cell office:value-type="float" office:value="1.41" table:formula="of:=MIN([.$C187];[.$G187];[.$K187];[.$O187];[.$S187];[.$W187];[.$AA187];[.$AE187];[.$AI187];[.$AM187];[.$AQ187];[.$AU187];[.$AY187])" table:style-name="ce1">
            <text:p>1,41</text:p>
          </table:table-cell>
          <table:table-cell office:value-type="float" office:value="18947" table:formula="of:=MIN([.$D187];[.$H187];[.$L187];[.$P187];[.$T187];[.$X187];[.$AB187];[.$AF187];[.$AJ187];[.$AN187];[.$AR187];[.$AV187];[.$AZ187])" table:style-name="ce1">
            <text:p>18947</text:p>
          </table:table-cell>
          <table:table-cell office:value-type="float" office:value="2241" table:formula="of:=MIN([.$E187];[.$I187];[.$M187];[.$Q187];[.$U187];[.$Y187];[.$AC187];[.$AG187];[.$AK187];[.$AO187];[.$AS187];[.$AW187];[.$BA187])" table:style-name="ce1">
            <text:p>2241</text:p>
          </table:table-cell>
          <table:table-cell office:value-type="float" office:value="53.94" table:formula="of:=MEDIAN([.$B187];[.$F187];[.$J187];[.$N187];[.$R187];[.$V187];[.$Z187];[.$AD187];[.$AH187];[.$AL187];[.$AP187];[.$AT187];[.$AX187])" table:style-name="ce1">
            <text:p>53,94</text:p>
          </table:table-cell>
          <table:table-cell office:value-type="float" office:value="40.57" table:formula="of:=MEDIAN([.$C187];[.$G187];[.$K187];[.$O187];[.$S187];[.$W187];[.$AA187];[.$AE187];[.$AI187];[.$AM187];[.$AQ187];[.$AU187];[.$AY187])" table:style-name="ce1">
            <text:p>40,57</text:p>
          </table:table-cell>
          <table:table-cell office:value-type="float" office:value="104627" table:formula="of:=MEDIAN([.$D187];[.$H187];[.$L187];[.$P187];[.$T187];[.$X187];[.$AB187];[.$AF187];[.$AJ187];[.$AN187];[.$AR187];[.$AV187];[.$AZ187])" table:style-name="ce1">
            <text:p>104627</text:p>
          </table:table-cell>
          <table:table-cell office:value-type="float" office:value="47576" table:formula="of:=MEDIAN([.$E187];[.$I187];[.$M187];[.$Q187];[.$U187];[.$Y187];[.$AC187];[.$AG187];[.$AK187];[.$AO187];[.$AS187];[.$AW187];[.$BA187])" table:style-name="ce1">
            <text:p>47576</text:p>
          </table:table-cell>
          <table:table-cell office:value-type="float" office:value="109.03" table:formula="of:=MAX([.$B187];[.$F187];[.$J187];[.$N187];[.$R187];[.$V187];[.$Z187];[.$AD187];[.$AH187];[.$AL187];[.$AP187];[.$AT187];[.$AX187])" table:style-name="ce1">
            <text:p>109,03</text:p>
          </table:table-cell>
          <table:table-cell office:value-type="float" office:value="102.38" table:formula="of:=MAX([.$C187];[.$G187];[.$K187];[.$O187];[.$S187];[.$W187];[.$AA187];[.$AE187];[.$AI187];[.$AM187];[.$AQ187];[.$AU187];[.$AY187])" table:style-name="ce1">
            <text:p>102,38</text:p>
          </table:table-cell>
          <table:table-cell office:value-type="float" office:value="268887" table:formula="of:=MAX([.$D187];[.$H187];[.$L187];[.$P187];[.$T187];[.$X187];[.$AB187];[.$AF187];[.$AJ187];[.$AN187];[.$AR187];[.$AV187];[.$AZ187])" table:style-name="ce1">
            <text:p>268887</text:p>
          </table:table-cell>
          <table:table-cell office:value-type="float" office:value="123381" table:formula="of:=MAX([.$E187];[.$I187];[.$M187];[.$Q187];[.$U187];[.$Y187];[.$AC187];[.$AG187];[.$AK187];[.$AO187];[.$AS187];[.$AW187];[.$BA187])" table:style-name="ce1">
            <text:p>123381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4_a35_w5.lp</text:p>
          </table:table-cell>
          <table:table-cell office:value-type="float" office:value="41.46" table:style-name="ce1">
            <text:p>41,46</text:p>
          </table:table-cell>
          <table:table-cell office:value-type="float" office:value="34.72" table:style-name="ce1">
            <text:p>34,72</text:p>
          </table:table-cell>
          <table:table-cell office:value-type="float" office:value="51413" table:style-name="ce1">
            <text:p>51413</text:p>
          </table:table-cell>
          <table:table-cell office:value-type="float" office:value="22804" table:style-name="ce1">
            <text:p>22804</text:p>
          </table:table-cell>
          <table:table-cell office:value-type="float" office:value="46.83" table:style-name="ce1">
            <text:p>46,83</text:p>
          </table:table-cell>
          <table:table-cell office:value-type="float" office:value="38.869999999999997" table:style-name="ce1">
            <text:p>38,87</text:p>
          </table:table-cell>
          <table:table-cell office:value-type="float" office:value="38265" table:style-name="ce1">
            <text:p>38265</text:p>
          </table:table-cell>
          <table:table-cell office:value-type="float" office:value="24374" table:style-name="ce1">
            <text:p>24374</text:p>
          </table:table-cell>
          <table:table-cell office:value-type="float" office:value="73.069999999999993" table:style-name="ce1">
            <text:p>73,07</text:p>
          </table:table-cell>
          <table:table-cell office:value-type="float" office:value="65.47" table:style-name="ce1">
            <text:p>65,47</text:p>
          </table:table-cell>
          <table:table-cell office:value-type="float" office:value="367077" table:style-name="ce1">
            <text:p>367077</text:p>
          </table:table-cell>
          <table:table-cell office:value-type="float" office:value="43836" table:style-name="ce1">
            <text:p>43836</text:p>
          </table:table-cell>
          <table:table-cell office:value-type="float" office:value="180.66" table:style-name="ce1">
            <text:p>180,66</text:p>
          </table:table-cell>
          <table:table-cell office:value-type="float" office:value="172.8" table:style-name="ce1">
            <text:p>172,8</text:p>
          </table:table-cell>
          <table:table-cell office:value-type="float" office:value="915118" table:style-name="ce1">
            <text:p>915118</text:p>
          </table:table-cell>
          <table:table-cell office:value-type="float" office:value="101828" table:style-name="ce1">
            <text:p>101828</text:p>
          </table:table-cell>
          <table:table-cell office:value-type="float" office:value="31.45" table:style-name="ce1">
            <text:p>31,45</text:p>
          </table:table-cell>
          <table:table-cell office:value-type="float" office:value="23.58" table:style-name="ce1">
            <text:p>23,58</text:p>
          </table:table-cell>
          <table:table-cell office:value-type="float" office:value="22467" table:style-name="ce1">
            <text:p>22467</text:p>
          </table:table-cell>
          <table:table-cell office:value-type="float" office:value="13752" table:style-name="ce1">
            <text:p>13752</text:p>
          </table:table-cell>
          <table:table-cell office:value-type="float" office:value="201.95" table:style-name="ce3">
            <text:p>201,95</text:p>
          </table:table-cell>
          <table:table-cell office:value-type="float" office:value="194.51" table:style-name="ce3">
            <text:p>194,51</text:p>
          </table:table-cell>
          <table:table-cell office:value-type="float" office:value="947227" table:style-name="ce3">
            <text:p>947227</text:p>
          </table:table-cell>
          <table:table-cell office:value-type="float" office:value="113896" table:style-name="ce3">
            <text:p>113896</text:p>
          </table:table-cell>
          <table:table-cell office:value-type="float" office:value="134.47999999999999" table:style-name="ce1">
            <text:p>134,48</text:p>
          </table:table-cell>
          <table:table-cell office:value-type="float" office:value="127.38" table:style-name="ce1">
            <text:p>127,38</text:p>
          </table:table-cell>
          <table:table-cell office:value-type="float" office:value="269580" table:style-name="ce1">
            <text:p>269580</text:p>
          </table:table-cell>
          <table:table-cell office:value-type="float" office:value="84075" table:style-name="ce1">
            <text:p>84075</text:p>
          </table:table-cell>
          <table:table-cell office:value-type="float" office:value="20.23" table:style-name="ce1">
            <text:p>20,23</text:p>
          </table:table-cell>
          <table:table-cell office:value-type="float" office:value="12.39" table:style-name="ce1">
            <text:p>12,39</text:p>
          </table:table-cell>
          <table:table-cell office:value-type="float" office:value="13208" table:style-name="ce1">
            <text:p>13208</text:p>
          </table:table-cell>
          <table:table-cell office:value-type="float" office:value="7855" table:style-name="ce1">
            <text:p>7855</text:p>
          </table:table-cell>
          <table:table-cell office:value-type="float" office:value="66.61" table:style-name="ce1">
            <text:p>66,61</text:p>
          </table:table-cell>
          <table:table-cell office:value-type="float" office:value="58.98" table:style-name="ce1">
            <text:p>58,98</text:p>
          </table:table-cell>
          <table:table-cell office:value-type="float" office:value="116883" table:style-name="ce1">
            <text:p>116883</text:p>
          </table:table-cell>
          <table:table-cell office:value-type="float" office:value="37643" table:style-name="ce1">
            <text:p>37643</text:p>
          </table:table-cell>
          <table:table-cell office:value-type="float" office:value="82.02" table:style-name="ce1">
            <text:p>82,02</text:p>
          </table:table-cell>
          <table:table-cell office:value-type="float" office:value="42.59" table:style-name="ce1">
            <text:p>42,59</text:p>
          </table:table-cell>
          <table:table-cell office:value-type="float" office:value="172955" table:style-name="ce1">
            <text:p>172955</text:p>
          </table:table-cell>
          <table:table-cell office:value-type="float" office:value="16309" table:style-name="ce1">
            <text:p>16309</text:p>
          </table:table-cell>
          <table:table-cell office:value-type="float" office:value="46.09" table:style-name="ce1">
            <text:p>46,09</text:p>
          </table:table-cell>
          <table:table-cell office:value-type="float" office:value="8.64" table:style-name="ce2">
            <text:p>8,64</text:p>
          </table:table-cell>
          <table:table-cell office:value-type="float" office:value="7518" table:style-name="ce2">
            <text:p>7518</text:p>
          </table:table-cell>
          <table:table-cell office:value-type="float" office:value="3446" table:style-name="ce2">
            <text:p>3446</text:p>
          </table:table-cell>
          <table:table-cell office:value-type="float" office:value="46.5" table:style-name="ce1">
            <text:p>46,5</text:p>
          </table:table-cell>
          <table:table-cell office:value-type="float" office:value="17.760000000000002" table:style-name="ce1">
            <text:p>17,76</text:p>
          </table:table-cell>
          <table:table-cell office:value-type="float" office:value="35547" table:style-name="ce1">
            <text:p>35547</text:p>
          </table:table-cell>
          <table:table-cell office:value-type="float" office:value="8932" table:style-name="ce1">
            <text:p>8932</text:p>
          </table:table-cell>
          <table:table-cell office:value-type="float" office:value="18.59" table:style-name="ce2">
            <text:p>18,59</text:p>
          </table:table-cell>
          <table:table-cell office:value-type="float" office:value="11.28" table:style-name="ce1">
            <text:p>11,28</text:p>
          </table:table-cell>
          <table:table-cell office:value-type="float" office:value="19569" table:style-name="ce1">
            <text:p>19569</text:p>
          </table:table-cell>
          <table:table-cell office:value-type="float" office:value="7408" table:style-name="ce1">
            <text:p>7408</text:p>
          </table:table-cell>
          <table:table-cell office:value-type="float" office:value="18.59" table:formula="of:=MIN([.$B188];[.$F188];[.$J188];[.$N188];[.$R188];[.$V188];[.$Z188];[.$AD188];[.$AH188];[.$AL188];[.$AP188];[.$AT188];[.$AX188])" table:style-name="ce1">
            <text:p>18,59</text:p>
          </table:table-cell>
          <table:table-cell office:value-type="float" office:value="8.64" table:formula="of:=MIN([.$C188];[.$G188];[.$K188];[.$O188];[.$S188];[.$W188];[.$AA188];[.$AE188];[.$AI188];[.$AM188];[.$AQ188];[.$AU188];[.$AY188])" table:style-name="ce1">
            <text:p>8,64</text:p>
          </table:table-cell>
          <table:table-cell office:value-type="float" office:value="7518" table:formula="of:=MIN([.$D188];[.$H188];[.$L188];[.$P188];[.$T188];[.$X188];[.$AB188];[.$AF188];[.$AJ188];[.$AN188];[.$AR188];[.$AV188];[.$AZ188])" table:style-name="ce1">
            <text:p>7518</text:p>
          </table:table-cell>
          <table:table-cell office:value-type="float" office:value="3446" table:formula="of:=MIN([.$E188];[.$I188];[.$M188];[.$Q188];[.$U188];[.$Y188];[.$AC188];[.$AG188];[.$AK188];[.$AO188];[.$AS188];[.$AW188];[.$BA188])" table:style-name="ce1">
            <text:p>3446</text:p>
          </table:table-cell>
          <table:table-cell office:value-type="float" office:value="46.83" table:formula="of:=MEDIAN([.$B188];[.$F188];[.$J188];[.$N188];[.$R188];[.$V188];[.$Z188];[.$AD188];[.$AH188];[.$AL188];[.$AP188];[.$AT188];[.$AX188])" table:style-name="ce1">
            <text:p>46,83</text:p>
          </table:table-cell>
          <table:table-cell office:value-type="float" office:value="38.869999999999997" table:formula="of:=MEDIAN([.$C188];[.$G188];[.$K188];[.$O188];[.$S188];[.$W188];[.$AA188];[.$AE188];[.$AI188];[.$AM188];[.$AQ188];[.$AU188];[.$AY188])" table:style-name="ce1">
            <text:p>38,87</text:p>
          </table:table-cell>
          <table:table-cell office:value-type="float" office:value="51413" table:formula="of:=MEDIAN([.$D188];[.$H188];[.$L188];[.$P188];[.$T188];[.$X188];[.$AB188];[.$AF188];[.$AJ188];[.$AN188];[.$AR188];[.$AV188];[.$AZ188])" table:style-name="ce1">
            <text:p>51413</text:p>
          </table:table-cell>
          <table:table-cell office:value-type="float" office:value="22804" table:formula="of:=MEDIAN([.$E188];[.$I188];[.$M188];[.$Q188];[.$U188];[.$Y188];[.$AC188];[.$AG188];[.$AK188];[.$AO188];[.$AS188];[.$AW188];[.$BA188])" table:style-name="ce1">
            <text:p>22804</text:p>
          </table:table-cell>
          <table:table-cell office:value-type="float" office:value="201.95" table:formula="of:=MAX([.$B188];[.$F188];[.$J188];[.$N188];[.$R188];[.$V188];[.$Z188];[.$AD188];[.$AH188];[.$AL188];[.$AP188];[.$AT188];[.$AX188])" table:style-name="ce1">
            <text:p>201,95</text:p>
          </table:table-cell>
          <table:table-cell office:value-type="float" office:value="194.51" table:formula="of:=MAX([.$C188];[.$G188];[.$K188];[.$O188];[.$S188];[.$W188];[.$AA188];[.$AE188];[.$AI188];[.$AM188];[.$AQ188];[.$AU188];[.$AY188])" table:style-name="ce1">
            <text:p>194,51</text:p>
          </table:table-cell>
          <table:table-cell office:value-type="float" office:value="947227" table:formula="of:=MAX([.$D188];[.$H188];[.$L188];[.$P188];[.$T188];[.$X188];[.$AB188];[.$AF188];[.$AJ188];[.$AN188];[.$AR188];[.$AV188];[.$AZ188])" table:style-name="ce1">
            <text:p>947227</text:p>
          </table:table-cell>
          <table:table-cell office:value-type="float" office:value="113896" table:formula="of:=MAX([.$E188];[.$I188];[.$M188];[.$Q188];[.$U188];[.$Y188];[.$AC188];[.$AG188];[.$AK188];[.$AO188];[.$AS188];[.$AW188];[.$BA188])" table:style-name="ce1">
            <text:p>1138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15_w1.lp</text:p>
          </table:table-cell>
          <table:table-cell office:value-type="float" office:value="6.64" table:style-name="ce2">
            <text:p>6,64</text:p>
          </table:table-cell>
          <table:table-cell office:value-type="float" office:value="3.37" table:style-name="ce2">
            <text:p>3,37</text:p>
          </table:table-cell>
          <table:table-cell office:value-type="float" office:value="33330" table:style-name="ce1">
            <text:p>33330</text:p>
          </table:table-cell>
          <table:table-cell office:value-type="float" office:value="8895" table:style-name="ce2">
            <text:p>8895</text:p>
          </table:table-cell>
          <table:table-cell office:value-type="float" office:value="30.15" table:style-name="ce1">
            <text:p>30,15</text:p>
          </table:table-cell>
          <table:table-cell office:value-type="float" office:value="26.37" table:style-name="ce1">
            <text:p>26,37</text:p>
          </table:table-cell>
          <table:table-cell office:value-type="float" office:value="49211" table:style-name="ce1">
            <text:p>49211</text:p>
          </table:table-cell>
          <table:table-cell office:value-type="float" office:value="38389" table:style-name="ce1">
            <text:p>38389</text:p>
          </table:table-cell>
          <table:table-cell office:value-type="float" office:value="17.55" table:style-name="ce1">
            <text:p>17,55</text:p>
          </table:table-cell>
          <table:table-cell office:value-type="float" office:value="14.4" table:style-name="ce1">
            <text:p>14,4</text:p>
          </table:table-cell>
          <table:table-cell office:value-type="float" office:value="105595" table:style-name="ce1">
            <text:p>105595</text:p>
          </table:table-cell>
          <table:table-cell office:value-type="float" office:value="28058" table:style-name="ce1">
            <text:p>28058</text:p>
          </table:table-cell>
          <table:table-cell office:value-type="float" office:value="23.45" table:style-name="ce1">
            <text:p>23,45</text:p>
          </table:table-cell>
          <table:table-cell office:value-type="float" office:value="20.04" table:style-name="ce1">
            <text:p>20,04</text:p>
          </table:table-cell>
          <table:table-cell office:value-type="float" office:value="89024" table:style-name="ce1">
            <text:p>89024</text:p>
          </table:table-cell>
          <table:table-cell office:value-type="float" office:value="33249" table:style-name="ce1">
            <text:p>33249</text:p>
          </table:table-cell>
          <table:table-cell office:value-type="float" office:value="15.93" table:style-name="ce1">
            <text:p>15,93</text:p>
          </table:table-cell>
          <table:table-cell office:value-type="float" office:value="12.6" table:style-name="ce1">
            <text:p>12,6</text:p>
          </table:table-cell>
          <table:table-cell office:value-type="float" office:value="30892" table:style-name="ce2">
            <text:p>30892</text:p>
          </table:table-cell>
          <table:table-cell office:value-type="float" office:value="23585" table:style-name="ce1">
            <text:p>23585</text:p>
          </table:table-cell>
          <table:table-cell office:value-type="float" office:value="31.59" table:style-name="ce1">
            <text:p>31,59</text:p>
          </table:table-cell>
          <table:table-cell office:value-type="float" office:value="28.05" table:style-name="ce1">
            <text:p>28,05</text:p>
          </table:table-cell>
          <table:table-cell office:value-type="float" office:value="67385" table:style-name="ce1">
            <text:p>67385</text:p>
          </table:table-cell>
          <table:table-cell office:value-type="float" office:value="42898" table:style-name="ce1">
            <text:p>42898</text:p>
          </table:table-cell>
          <table:table-cell office:value-type="float" office:value="21.38" table:style-name="ce1">
            <text:p>21,38</text:p>
          </table:table-cell>
          <table:table-cell office:value-type="float" office:value="17.670000000000002" table:style-name="ce1">
            <text:p>17,67</text:p>
          </table:table-cell>
          <table:table-cell office:value-type="float" office:value="45644" table:style-name="ce1">
            <text:p>45644</text:p>
          </table:table-cell>
          <table:table-cell office:value-type="float" office:value="31567" table:style-name="ce1">
            <text:p>31567</text:p>
          </table:table-cell>
          <table:table-cell office:value-type="float" office:value="20.82" table:style-name="ce1">
            <text:p>20,82</text:p>
          </table:table-cell>
          <table:table-cell office:value-type="float" office:value="17.02" table:style-name="ce1">
            <text:p>17,02</text:p>
          </table:table-cell>
          <table:table-cell office:value-type="float" office:value="34690" table:style-name="ce1">
            <text:p>34690</text:p>
          </table:table-cell>
          <table:table-cell office:value-type="float" office:value="26834" table:style-name="ce1">
            <text:p>26834</text:p>
          </table:table-cell>
          <table:table-cell office:value-type="float" office:value="15.3" table:style-name="ce1">
            <text:p>15,3</text:p>
          </table:table-cell>
          <table:table-cell office:value-type="float" office:value="11.88" table:style-name="ce1">
            <text:p>11,88</text:p>
          </table:table-cell>
          <table:table-cell office:value-type="float" office:value="57040" table:style-name="ce1">
            <text:p>57040</text:p>
          </table:table-cell>
          <table:table-cell office:value-type="float" office:value="22986" table:style-name="ce1">
            <text:p>22986</text:p>
          </table:table-cell>
          <table:table-cell office:value-type="float" office:value="65.19" table:style-name="ce1">
            <text:p>65,19</text:p>
          </table:table-cell>
          <table:table-cell office:value-type="float" office:value="50.41" table:style-name="ce1">
            <text:p>50,41</text:p>
          </table:table-cell>
          <table:table-cell office:value-type="float" office:value="169289" table:style-name="ce1">
            <text:p>169289</text:p>
          </table:table-cell>
          <table:table-cell office:value-type="float" office:value="55467" table:style-name="ce1">
            <text:p>55467</text:p>
          </table:table-cell>
          <table:table-cell office:value-type="float" office:value="54.16" table:style-name="ce1">
            <text:p>54,16</text:p>
          </table:table-cell>
          <table:table-cell office:value-type="float" office:value="40.51" table:style-name="ce1">
            <text:p>40,51</text:p>
          </table:table-cell>
          <table:table-cell office:value-type="float" office:value="94799" table:style-name="ce1">
            <text:p>94799</text:p>
          </table:table-cell>
          <table:table-cell office:value-type="float" office:value="49308" table:style-name="ce1">
            <text:p>49308</text:p>
          </table:table-cell>
          <table:table-cell office:value-type="float" office:value="155.53" table:style-name="ce3">
            <text:p>155,53</text:p>
          </table:table-cell>
          <table:table-cell office:value-type="float" office:value="138.18" table:style-name="ce3">
            <text:p>138,18</text:p>
          </table:table-cell>
          <table:table-cell office:value-type="float" office:value="335382" table:style-name="ce3">
            <text:p>335382</text:p>
          </table:table-cell>
          <table:table-cell office:value-type="float" office:value="118083" table:style-name="ce3">
            <text:p>118083</text:p>
          </table:table-cell>
          <table:table-cell office:value-type="float" office:value="58.23" table:style-name="ce1">
            <text:p>58,23</text:p>
          </table:table-cell>
          <table:table-cell office:value-type="float" office:value="54.94" table:style-name="ce1">
            <text:p>54,94</text:p>
          </table:table-cell>
          <table:table-cell office:value-type="float" office:value="223279" table:style-name="ce1">
            <text:p>223279</text:p>
          </table:table-cell>
          <table:table-cell office:value-type="float" office:value="85014" table:style-name="ce1">
            <text:p>85014</text:p>
          </table:table-cell>
          <table:table-cell office:value-type="float" office:value="6.64" table:formula="of:=MIN([.$B189];[.$F189];[.$J189];[.$N189];[.$R189];[.$V189];[.$Z189];[.$AD189];[.$AH189];[.$AL189];[.$AP189];[.$AT189];[.$AX189])" table:style-name="ce1">
            <text:p>6,64</text:p>
          </table:table-cell>
          <table:table-cell office:value-type="float" office:value="3.37" table:formula="of:=MIN([.$C189];[.$G189];[.$K189];[.$O189];[.$S189];[.$W189];[.$AA189];[.$AE189];[.$AI189];[.$AM189];[.$AQ189];[.$AU189];[.$AY189])" table:style-name="ce1">
            <text:p>3,37</text:p>
          </table:table-cell>
          <table:table-cell office:value-type="float" office:value="30892" table:formula="of:=MIN([.$D189];[.$H189];[.$L189];[.$P189];[.$T189];[.$X189];[.$AB189];[.$AF189];[.$AJ189];[.$AN189];[.$AR189];[.$AV189];[.$AZ189])" table:style-name="ce1">
            <text:p>30892</text:p>
          </table:table-cell>
          <table:table-cell office:value-type="float" office:value="8895" table:formula="of:=MIN([.$E189];[.$I189];[.$M189];[.$Q189];[.$U189];[.$Y189];[.$AC189];[.$AG189];[.$AK189];[.$AO189];[.$AS189];[.$AW189];[.$BA189])" table:style-name="ce1">
            <text:p>8895</text:p>
          </table:table-cell>
          <table:table-cell office:value-type="float" office:value="23.45" table:formula="of:=MEDIAN([.$B189];[.$F189];[.$J189];[.$N189];[.$R189];[.$V189];[.$Z189];[.$AD189];[.$AH189];[.$AL189];[.$AP189];[.$AT189];[.$AX189])" table:style-name="ce1">
            <text:p>23,45</text:p>
          </table:table-cell>
          <table:table-cell office:value-type="float" office:value="20.04" table:formula="of:=MEDIAN([.$C189];[.$G189];[.$K189];[.$O189];[.$S189];[.$W189];[.$AA189];[.$AE189];[.$AI189];[.$AM189];[.$AQ189];[.$AU189];[.$AY189])" table:style-name="ce1">
            <text:p>20,04</text:p>
          </table:table-cell>
          <table:table-cell office:value-type="float" office:value="67385" table:formula="of:=MEDIAN([.$D189];[.$H189];[.$L189];[.$P189];[.$T189];[.$X189];[.$AB189];[.$AF189];[.$AJ189];[.$AN189];[.$AR189];[.$AV189];[.$AZ189])" table:style-name="ce1">
            <text:p>67385</text:p>
          </table:table-cell>
          <table:table-cell office:value-type="float" office:value="33249" table:formula="of:=MEDIAN([.$E189];[.$I189];[.$M189];[.$Q189];[.$U189];[.$Y189];[.$AC189];[.$AG189];[.$AK189];[.$AO189];[.$AS189];[.$AW189];[.$BA189])" table:style-name="ce1">
            <text:p>33249</text:p>
          </table:table-cell>
          <table:table-cell office:value-type="float" office:value="155.53" table:formula="of:=MAX([.$B189];[.$F189];[.$J189];[.$N189];[.$R189];[.$V189];[.$Z189];[.$AD189];[.$AH189];[.$AL189];[.$AP189];[.$AT189];[.$AX189])" table:style-name="ce1">
            <text:p>155,53</text:p>
          </table:table-cell>
          <table:table-cell office:value-type="float" office:value="138.18" table:formula="of:=MAX([.$C189];[.$G189];[.$K189];[.$O189];[.$S189];[.$W189];[.$AA189];[.$AE189];[.$AI189];[.$AM189];[.$AQ189];[.$AU189];[.$AY189])" table:style-name="ce1">
            <text:p>138,18</text:p>
          </table:table-cell>
          <table:table-cell office:value-type="float" office:value="335382" table:formula="of:=MAX([.$D189];[.$H189];[.$L189];[.$P189];[.$T189];[.$X189];[.$AB189];[.$AF189];[.$AJ189];[.$AN189];[.$AR189];[.$AV189];[.$AZ189])" table:style-name="ce1">
            <text:p>335382</text:p>
          </table:table-cell>
          <table:table-cell office:value-type="float" office:value="118083" table:formula="of:=MAX([.$E189];[.$I189];[.$M189];[.$Q189];[.$U189];[.$Y189];[.$AC189];[.$AG189];[.$AK189];[.$AO189];[.$AS189];[.$AW189];[.$BA189])" table:style-name="ce1">
            <text:p>1180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20_w1.lp</text:p>
          </table:table-cell>
          <table:table-cell office:value-type="float" office:value="21.78" table:style-name="ce2">
            <text:p>21,78</text:p>
          </table:table-cell>
          <table:table-cell office:value-type="float" office:value="16.03" table:style-name="ce2">
            <text:p>16,03</text:p>
          </table:table-cell>
          <table:table-cell office:value-type="float" office:value="58192" table:style-name="ce2">
            <text:p>58192</text:p>
          </table:table-cell>
          <table:table-cell office:value-type="float" office:value="18031" table:style-name="ce2">
            <text:p>18031</text:p>
          </table:table-cell>
          <table:table-cell office:value-type="float" office:value="48.71" table:style-name="ce1">
            <text:p>48,71</text:p>
          </table:table-cell>
          <table:table-cell office:value-type="float" office:value="43.06" table:style-name="ce1">
            <text:p>43,06</text:p>
          </table:table-cell>
          <table:table-cell office:value-type="float" office:value="63800" table:style-name="ce1">
            <text:p>63800</text:p>
          </table:table-cell>
          <table:table-cell office:value-type="float" office:value="41220" table:style-name="ce1">
            <text:p>41220</text:p>
          </table:table-cell>
          <table:table-cell office:value-type="float" office:value="67.83" table:style-name="ce1">
            <text:p>67,83</text:p>
          </table:table-cell>
          <table:table-cell office:value-type="float" office:value="62.28" table:style-name="ce1">
            <text:p>62,28</text:p>
          </table:table-cell>
          <table:table-cell office:value-type="float" office:value="337371" table:style-name="ce1">
            <text:p>337371</text:p>
          </table:table-cell>
          <table:table-cell office:value-type="float" office:value="56162" table:style-name="ce1">
            <text:p>56162</text:p>
          </table:table-cell>
          <table:table-cell office:value-type="float" office:value="150.22" table:style-name="ce1">
            <text:p>150,22</text:p>
          </table:table-cell>
          <table:table-cell office:value-type="float" office:value="144.57" table:style-name="ce1">
            <text:p>144,57</text:p>
          </table:table-cell>
          <table:table-cell office:value-type="float" office:value="314939" table:style-name="ce1">
            <text:p>314939</text:p>
          </table:table-cell>
          <table:table-cell office:value-type="float" office:value="129215" table:style-name="ce1">
            <text:p>129215</text:p>
          </table:table-cell>
          <table:table-cell office:value-type="float" office:value="55.04" table:style-name="ce1">
            <text:p>55,04</text:p>
          </table:table-cell>
          <table:table-cell office:value-type="float" office:value="49.5" table:style-name="ce1">
            <text:p>49,5</text:p>
          </table:table-cell>
          <table:table-cell office:value-type="float" office:value="71864" table:style-name="ce1">
            <text:p>71864</text:p>
          </table:table-cell>
          <table:table-cell office:value-type="float" office:value="47868" table:style-name="ce1">
            <text:p>47868</text:p>
          </table:table-cell>
          <table:table-cell office:value-type="float" office:value="151.59" table:style-name="ce1">
            <text:p>151,59</text:p>
          </table:table-cell>
          <table:table-cell office:value-type="float" office:value="145.81" table:style-name="ce1">
            <text:p>145,81</text:p>
          </table:table-cell>
          <table:table-cell office:value-type="float" office:value="253204" table:style-name="ce1">
            <text:p>253204</text:p>
          </table:table-cell>
          <table:table-cell office:value-type="float" office:value="117323" table:style-name="ce1">
            <text:p>117323</text:p>
          </table:table-cell>
          <table:table-cell office:value-type="float" office:value="202.31" table:style-name="ce1">
            <text:p>202,31</text:p>
          </table:table-cell>
          <table:table-cell office:value-type="float" office:value="196.84" table:style-name="ce1">
            <text:p>196,84</text:p>
          </table:table-cell>
          <table:table-cell office:value-type="float" office:value="318388" table:style-name="ce1">
            <text:p>318388</text:p>
          </table:table-cell>
          <table:table-cell office:value-type="float" office:value="175158" table:style-name="ce1">
            <text:p>175158</text:p>
          </table:table-cell>
          <table:table-cell office:value-type="float" office:value="128.65" table:style-name="ce1">
            <text:p>128,65</text:p>
          </table:table-cell>
          <table:table-cell office:value-type="float" office:value="122.97" table:style-name="ce1">
            <text:p>122,97</text:p>
          </table:table-cell>
          <table:table-cell office:value-type="float" office:value="146966" table:style-name="ce1">
            <text:p>146966</text:p>
          </table:table-cell>
          <table:table-cell office:value-type="float" office:value="103164" table:style-name="ce1">
            <text:p>103164</text:p>
          </table:table-cell>
          <table:table-cell office:value-type="float" office:value="119.44" table:style-name="ce1">
            <text:p>119,44</text:p>
          </table:table-cell>
          <table:table-cell office:value-type="float" office:value="113.95" table:style-name="ce1">
            <text:p>113,95</text:p>
          </table:table-cell>
          <table:table-cell office:value-type="float" office:value="195238" table:style-name="ce1">
            <text:p>195238</text:p>
          </table:table-cell>
          <table:table-cell office:value-type="float" office:value="103019" table:style-name="ce1">
            <text:p>103019</text:p>
          </table:table-cell>
          <table:table-cell office:value-type="float" office:value="137.63999999999999" table:style-name="ce1">
            <text:p>137,64</text:p>
          </table:table-cell>
          <table:table-cell office:value-type="float" office:value="115.02" table:style-name="ce1">
            <text:p>115,02</text:p>
          </table:table-cell>
          <table:table-cell office:value-type="float" office:value="263530" table:style-name="ce1">
            <text:p>263530</text:p>
          </table:table-cell>
          <table:table-cell office:value-type="float" office:value="75026" table:style-name="ce1">
            <text:p>75026</text:p>
          </table:table-cell>
          <table:table-cell office:value-type="float" office:value="298.89999999999998" table:style-name="ce3">
            <text:p>298,9</text:p>
          </table:table-cell>
          <table:table-cell office:value-type="float" office:value="278.12" table:style-name="ce3">
            <text:p>278,12</text:p>
          </table:table-cell>
          <table:table-cell office:value-type="float" office:value="313099" table:style-name="ce1">
            <text:p>313099</text:p>
          </table:table-cell>
          <table:table-cell office:value-type="float" office:value="178437" table:style-name="ce1">
            <text:p>178437</text:p>
          </table:table-cell>
          <table:table-cell office:value-type="float" office:value="180.85" table:style-name="ce1">
            <text:p>180,85</text:p>
          </table:table-cell>
          <table:table-cell office:value-type="float" office:value="157.27000000000001" table:style-name="ce1">
            <text:p>157,27</text:p>
          </table:table-cell>
          <table:table-cell office:value-type="float" office:value="825932" table:style-name="ce3">
            <text:p>825932</text:p>
          </table:table-cell>
          <table:table-cell office:value-type="float" office:value="119844" table:style-name="ce1">
            <text:p>119844</text:p>
          </table:table-cell>
          <table:table-cell office:value-type="float" office:value="201.91" table:style-name="ce1">
            <text:p>201,91</text:p>
          </table:table-cell>
          <table:table-cell office:value-type="float" office:value="196.82" table:style-name="ce1">
            <text:p>196,82</text:p>
          </table:table-cell>
          <table:table-cell office:value-type="float" office:value="372737" table:style-name="ce1">
            <text:p>372737</text:p>
          </table:table-cell>
          <table:table-cell office:value-type="float" office:value="181073" table:style-name="ce3">
            <text:p>181073</text:p>
          </table:table-cell>
          <table:table-cell office:value-type="float" office:value="21.78" table:formula="of:=MIN([.$B190];[.$F190];[.$J190];[.$N190];[.$R190];[.$V190];[.$Z190];[.$AD190];[.$AH190];[.$AL190];[.$AP190];[.$AT190];[.$AX190])" table:style-name="ce1">
            <text:p>21,78</text:p>
          </table:table-cell>
          <table:table-cell office:value-type="float" office:value="16.03" table:formula="of:=MIN([.$C190];[.$G190];[.$K190];[.$O190];[.$S190];[.$W190];[.$AA190];[.$AE190];[.$AI190];[.$AM190];[.$AQ190];[.$AU190];[.$AY190])" table:style-name="ce1">
            <text:p>16,03</text:p>
          </table:table-cell>
          <table:table-cell office:value-type="float" office:value="58192" table:formula="of:=MIN([.$D190];[.$H190];[.$L190];[.$P190];[.$T190];[.$X190];[.$AB190];[.$AF190];[.$AJ190];[.$AN190];[.$AR190];[.$AV190];[.$AZ190])" table:style-name="ce1">
            <text:p>58192</text:p>
          </table:table-cell>
          <table:table-cell office:value-type="float" office:value="18031" table:formula="of:=MIN([.$E190];[.$I190];[.$M190];[.$Q190];[.$U190];[.$Y190];[.$AC190];[.$AG190];[.$AK190];[.$AO190];[.$AS190];[.$AW190];[.$BA190])" table:style-name="ce1">
            <text:p>18031</text:p>
          </table:table-cell>
          <table:table-cell office:value-type="float" office:value="137.63999999999999" table:formula="of:=MEDIAN([.$B190];[.$F190];[.$J190];[.$N190];[.$R190];[.$V190];[.$Z190];[.$AD190];[.$AH190];[.$AL190];[.$AP190];[.$AT190];[.$AX190])" table:style-name="ce1">
            <text:p>137,64</text:p>
          </table:table-cell>
          <table:table-cell office:value-type="float" office:value="122.97" table:formula="of:=MEDIAN([.$C190];[.$G190];[.$K190];[.$O190];[.$S190];[.$W190];[.$AA190];[.$AE190];[.$AI190];[.$AM190];[.$AQ190];[.$AU190];[.$AY190])" table:style-name="ce1">
            <text:p>122,97</text:p>
          </table:table-cell>
          <table:table-cell office:value-type="float" office:value="263530" table:formula="of:=MEDIAN([.$D190];[.$H190];[.$L190];[.$P190];[.$T190];[.$X190];[.$AB190];[.$AF190];[.$AJ190];[.$AN190];[.$AR190];[.$AV190];[.$AZ190])" table:style-name="ce1">
            <text:p>263530</text:p>
          </table:table-cell>
          <table:table-cell office:value-type="float" office:value="103164" table:formula="of:=MEDIAN([.$E190];[.$I190];[.$M190];[.$Q190];[.$U190];[.$Y190];[.$AC190];[.$AG190];[.$AK190];[.$AO190];[.$AS190];[.$AW190];[.$BA190])" table:style-name="ce1">
            <text:p>103164</text:p>
          </table:table-cell>
          <table:table-cell office:value-type="float" office:value="298.89999999999998" table:formula="of:=MAX([.$B190];[.$F190];[.$J190];[.$N190];[.$R190];[.$V190];[.$Z190];[.$AD190];[.$AH190];[.$AL190];[.$AP190];[.$AT190];[.$AX190])" table:style-name="ce1">
            <text:p>298,9</text:p>
          </table:table-cell>
          <table:table-cell office:value-type="float" office:value="278.12" table:formula="of:=MAX([.$C190];[.$G190];[.$K190];[.$O190];[.$S190];[.$W190];[.$AA190];[.$AE190];[.$AI190];[.$AM190];[.$AQ190];[.$AU190];[.$AY190])" table:style-name="ce1">
            <text:p>278,12</text:p>
          </table:table-cell>
          <table:table-cell office:value-type="float" office:value="825932" table:formula="of:=MAX([.$D190];[.$H190];[.$L190];[.$P190];[.$T190];[.$X190];[.$AB190];[.$AF190];[.$AJ190];[.$AN190];[.$AR190];[.$AV190];[.$AZ190])" table:style-name="ce1">
            <text:p>825932</text:p>
          </table:table-cell>
          <table:table-cell office:value-type="float" office:value="181073" table:formula="of:=MAX([.$E190];[.$I190];[.$M190];[.$Q190];[.$U190];[.$Y190];[.$AC190];[.$AG190];[.$AK190];[.$AO190];[.$AS190];[.$AW190];[.$BA190])" table:style-name="ce1">
            <text:p>18107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20_w2.lp</text:p>
          </table:table-cell>
          <table:table-cell office:value-type="float" office:value="35.159999999999997" table:style-name="ce1">
            <text:p>35,16</text:p>
          </table:table-cell>
          <table:table-cell office:value-type="float" office:value="30.38" table:style-name="ce1">
            <text:p>30,38</text:p>
          </table:table-cell>
          <table:table-cell office:value-type="float" office:value="161831" table:style-name="ce1">
            <text:p>161831</text:p>
          </table:table-cell>
          <table:table-cell office:value-type="float" office:value="46538" table:style-name="ce1">
            <text:p>46538</text:p>
          </table:table-cell>
          <table:table-cell office:value-type="float" office:value="21.23" table:style-name="ce1">
            <text:p>21,23</text:p>
          </table:table-cell>
          <table:table-cell office:value-type="float" office:value="16.2" table:style-name="ce1">
            <text:p>16,2</text:p>
          </table:table-cell>
          <table:table-cell office:value-type="float" office:value="33802" table:style-name="ce1">
            <text:p>33802</text:p>
          </table:table-cell>
          <table:table-cell office:value-type="float" office:value="24847" table:style-name="ce1">
            <text:p>24847</text:p>
          </table:table-cell>
          <table:table-cell office:value-type="float" office:value="10.02" table:style-name="ce1">
            <text:p>10,02</text:p>
          </table:table-cell>
          <table:table-cell office:value-type="float" office:value="5.19" table:style-name="ce1">
            <text:p>5,19</text:p>
          </table:table-cell>
          <table:table-cell office:value-type="float" office:value="57320" table:style-name="ce1">
            <text:p>57320</text:p>
          </table:table-cell>
          <table:table-cell office:value-type="float" office:value="8814" table:style-name="ce1">
            <text:p>8814</text:p>
          </table:table-cell>
          <table:table-cell office:value-type="float" office:value="66.27" table:style-name="ce3">
            <text:p>66,27</text:p>
          </table:table-cell>
          <table:table-cell office:value-type="float" office:value="61.51" table:style-name="ce3">
            <text:p>61,51</text:p>
          </table:table-cell>
          <table:table-cell office:value-type="float" office:value="313731" table:style-name="ce3">
            <text:p>313731</text:p>
          </table:table-cell>
          <table:table-cell office:value-type="float" office:value="96889" table:style-name="ce3">
            <text:p>96889</text:p>
          </table:table-cell>
          <table:table-cell office:value-type="float" office:value="47.7" table:style-name="ce1">
            <text:p>47,7</text:p>
          </table:table-cell>
          <table:table-cell office:value-type="float" office:value="42.86" table:style-name="ce1">
            <text:p>42,86</text:p>
          </table:table-cell>
          <table:table-cell office:value-type="float" office:value="101847" table:style-name="ce1">
            <text:p>101847</text:p>
          </table:table-cell>
          <table:table-cell office:value-type="float" office:value="78876" table:style-name="ce1">
            <text:p>78876</text:p>
          </table:table-cell>
          <table:table-cell office:value-type="float" office:value="19.68" table:style-name="ce1">
            <text:p>19,68</text:p>
          </table:table-cell>
          <table:table-cell office:value-type="float" office:value="15.1" table:style-name="ce1">
            <text:p>15,1</text:p>
          </table:table-cell>
          <table:table-cell office:value-type="float" office:value="55284" table:style-name="ce1">
            <text:p>55284</text:p>
          </table:table-cell>
          <table:table-cell office:value-type="float" office:value="27807" table:style-name="ce1">
            <text:p>27807</text:p>
          </table:table-cell>
          <table:table-cell office:value-type="float" office:value="50.09" table:style-name="ce1">
            <text:p>50,09</text:p>
          </table:table-cell>
          <table:table-cell office:value-type="float" office:value="45.5" table:style-name="ce1">
            <text:p>45,5</text:p>
          </table:table-cell>
          <table:table-cell office:value-type="float" office:value="188519" table:style-name="ce1">
            <text:p>188519</text:p>
          </table:table-cell>
          <table:table-cell office:value-type="float" office:value="75700" table:style-name="ce1">
            <text:p>75700</text:p>
          </table:table-cell>
          <table:table-cell office:value-type="float" office:value="48.08" table:style-name="ce1">
            <text:p>48,08</text:p>
          </table:table-cell>
          <table:table-cell office:value-type="float" office:value="42.72" table:style-name="ce1">
            <text:p>42,72</text:p>
          </table:table-cell>
          <table:table-cell office:value-type="float" office:value="82530" table:style-name="ce1">
            <text:p>82530</text:p>
          </table:table-cell>
          <table:table-cell office:value-type="float" office:value="64404" table:style-name="ce1">
            <text:p>64404</text:p>
          </table:table-cell>
          <table:table-cell office:value-type="float" office:value="6.61" table:style-name="ce2">
            <text:p>6,61</text:p>
          </table:table-cell>
          <table:table-cell office:value-type="float" office:value="1.52" table:style-name="ce2">
            <text:p>1,52</text:p>
          </table:table-cell>
          <table:table-cell office:value-type="float" office:value="16284" table:style-name="ce2">
            <text:p>16284</text:p>
          </table:table-cell>
          <table:table-cell office:value-type="float" office:value="2695" table:style-name="ce2">
            <text:p>2695</text:p>
          </table:table-cell>
          <table:table-cell office:value-type="float" office:value="42.59" table:style-name="ce1">
            <text:p>42,59</text:p>
          </table:table-cell>
          <table:table-cell office:value-type="float" office:value="21.22" table:style-name="ce1">
            <text:p>21,22</text:p>
          </table:table-cell>
          <table:table-cell office:value-type="float" office:value="190363" table:style-name="ce1">
            <text:p>190363</text:p>
          </table:table-cell>
          <table:table-cell office:value-type="float" office:value="22150" table:style-name="ce1">
            <text:p>22150</text:p>
          </table:table-cell>
          <table:table-cell office:value-type="float" office:value="54.61" table:style-name="ce1">
            <text:p>54,61</text:p>
          </table:table-cell>
          <table:table-cell office:value-type="float" office:value="32.33" table:style-name="ce1">
            <text:p>32,33</text:p>
          </table:table-cell>
          <table:table-cell office:value-type="float" office:value="87433" table:style-name="ce1">
            <text:p>87433</text:p>
          </table:table-cell>
          <table:table-cell office:value-type="float" office:value="35216" table:style-name="ce1">
            <text:p>35216</text:p>
          </table:table-cell>
          <table:table-cell office:value-type="float" office:value="29.59" table:style-name="ce1">
            <text:p>29,59</text:p>
          </table:table-cell>
          <table:table-cell office:value-type="float" office:value="8.3800000000000008" table:style-name="ce1">
            <text:p>8,38</text:p>
          </table:table-cell>
          <table:table-cell office:value-type="float" office:value="35518" table:style-name="ce1">
            <text:p>35518</text:p>
          </table:table-cell>
          <table:table-cell office:value-type="float" office:value="8408" table:style-name="ce1">
            <text:p>8408</text:p>
          </table:table-cell>
          <table:table-cell office:value-type="float" office:value="27.13" table:style-name="ce1">
            <text:p>27,13</text:p>
          </table:table-cell>
          <table:table-cell office:value-type="float" office:value="22.71" table:style-name="ce1">
            <text:p>22,71</text:p>
          </table:table-cell>
          <table:table-cell office:value-type="float" office:value="100720" table:style-name="ce1">
            <text:p>100720</text:p>
          </table:table-cell>
          <table:table-cell office:value-type="float" office:value="41247" table:style-name="ce1">
            <text:p>41247</text:p>
          </table:table-cell>
          <table:table-cell office:value-type="float" office:value="6.61" table:formula="of:=MIN([.$B191];[.$F191];[.$J191];[.$N191];[.$R191];[.$V191];[.$Z191];[.$AD191];[.$AH191];[.$AL191];[.$AP191];[.$AT191];[.$AX191])" table:style-name="ce1">
            <text:p>6,61</text:p>
          </table:table-cell>
          <table:table-cell office:value-type="float" office:value="1.52" table:formula="of:=MIN([.$C191];[.$G191];[.$K191];[.$O191];[.$S191];[.$W191];[.$AA191];[.$AE191];[.$AI191];[.$AM191];[.$AQ191];[.$AU191];[.$AY191])" table:style-name="ce1">
            <text:p>1,52</text:p>
          </table:table-cell>
          <table:table-cell office:value-type="float" office:value="16284" table:formula="of:=MIN([.$D191];[.$H191];[.$L191];[.$P191];[.$T191];[.$X191];[.$AB191];[.$AF191];[.$AJ191];[.$AN191];[.$AR191];[.$AV191];[.$AZ191])" table:style-name="ce1">
            <text:p>16284</text:p>
          </table:table-cell>
          <table:table-cell office:value-type="float" office:value="2695" table:formula="of:=MIN([.$E191];[.$I191];[.$M191];[.$Q191];[.$U191];[.$Y191];[.$AC191];[.$AG191];[.$AK191];[.$AO191];[.$AS191];[.$AW191];[.$BA191])" table:style-name="ce1">
            <text:p>2695</text:p>
          </table:table-cell>
          <table:table-cell office:value-type="float" office:value="35.159999999999997" table:formula="of:=MEDIAN([.$B191];[.$F191];[.$J191];[.$N191];[.$R191];[.$V191];[.$Z191];[.$AD191];[.$AH191];[.$AL191];[.$AP191];[.$AT191];[.$AX191])" table:style-name="ce1">
            <text:p>35,16</text:p>
          </table:table-cell>
          <table:table-cell office:value-type="float" office:value="22.71" table:formula="of:=MEDIAN([.$C191];[.$G191];[.$K191];[.$O191];[.$S191];[.$W191];[.$AA191];[.$AE191];[.$AI191];[.$AM191];[.$AQ191];[.$AU191];[.$AY191])" table:style-name="ce1">
            <text:p>22,71</text:p>
          </table:table-cell>
          <table:table-cell office:value-type="float" office:value="87433" table:formula="of:=MEDIAN([.$D191];[.$H191];[.$L191];[.$P191];[.$T191];[.$X191];[.$AB191];[.$AF191];[.$AJ191];[.$AN191];[.$AR191];[.$AV191];[.$AZ191])" table:style-name="ce1">
            <text:p>87433</text:p>
          </table:table-cell>
          <table:table-cell office:value-type="float" office:value="35216" table:formula="of:=MEDIAN([.$E191];[.$I191];[.$M191];[.$Q191];[.$U191];[.$Y191];[.$AC191];[.$AG191];[.$AK191];[.$AO191];[.$AS191];[.$AW191];[.$BA191])" table:style-name="ce1">
            <text:p>35216</text:p>
          </table:table-cell>
          <table:table-cell office:value-type="float" office:value="66.27" table:formula="of:=MAX([.$B191];[.$F191];[.$J191];[.$N191];[.$R191];[.$V191];[.$Z191];[.$AD191];[.$AH191];[.$AL191];[.$AP191];[.$AT191];[.$AX191])" table:style-name="ce1">
            <text:p>66,27</text:p>
          </table:table-cell>
          <table:table-cell office:value-type="float" office:value="61.51" table:formula="of:=MAX([.$C191];[.$G191];[.$K191];[.$O191];[.$S191];[.$W191];[.$AA191];[.$AE191];[.$AI191];[.$AM191];[.$AQ191];[.$AU191];[.$AY191])" table:style-name="ce1">
            <text:p>61,51</text:p>
          </table:table-cell>
          <table:table-cell office:value-type="float" office:value="313731" table:formula="of:=MAX([.$D191];[.$H191];[.$L191];[.$P191];[.$T191];[.$X191];[.$AB191];[.$AF191];[.$AJ191];[.$AN191];[.$AR191];[.$AV191];[.$AZ191])" table:style-name="ce1">
            <text:p>313731</text:p>
          </table:table-cell>
          <table:table-cell office:value-type="float" office:value="96889" table:formula="of:=MAX([.$E191];[.$I191];[.$M191];[.$Q191];[.$U191];[.$Y191];[.$AC191];[.$AG191];[.$AK191];[.$AO191];[.$AS191];[.$AW191];[.$BA191])" table:style-name="ce1">
            <text:p>9688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25_w1.lp</text:p>
          </table:table-cell>
          <table:table-cell office:value-type="float" office:value="15.83" table:style-name="ce1">
            <text:p>15,83</text:p>
          </table:table-cell>
          <table:table-cell office:value-type="float" office:value="10.29" table:style-name="ce1">
            <text:p>10,29</text:p>
          </table:table-cell>
          <table:table-cell office:value-type="float" office:value="47216" table:style-name="ce1">
            <text:p>47216</text:p>
          </table:table-cell>
          <table:table-cell office:value-type="float" office:value="16681" table:style-name="ce1">
            <text:p>16681</text:p>
          </table:table-cell>
          <table:table-cell office:value-type="float" office:value="14.78" table:style-name="ce1">
            <text:p>14,78</text:p>
          </table:table-cell>
          <table:table-cell office:value-type="float" office:value="9.09" table:style-name="ce1">
            <text:p>9,09</text:p>
          </table:table-cell>
          <table:table-cell office:value-type="float" office:value="19605" table:style-name="ce1">
            <text:p>19605</text:p>
          </table:table-cell>
          <table:table-cell office:value-type="float" office:value="13190" table:style-name="ce1">
            <text:p>13190</text:p>
          </table:table-cell>
          <table:table-cell office:value-type="float" office:value="16.97" table:style-name="ce1">
            <text:p>16,97</text:p>
          </table:table-cell>
          <table:table-cell office:value-type="float" office:value="11.28" table:style-name="ce1">
            <text:p>11,28</text:p>
          </table:table-cell>
          <table:table-cell office:value-type="float" office:value="53386" table:style-name="ce1">
            <text:p>53386</text:p>
          </table:table-cell>
          <table:table-cell office:value-type="float" office:value="17683" table:style-name="ce1">
            <text:p>17683</text:p>
          </table:table-cell>
          <table:table-cell office:value-type="float" office:value="29.36" table:style-name="ce1">
            <text:p>29,36</text:p>
          </table:table-cell>
          <table:table-cell office:value-type="float" office:value="23.02" table:style-name="ce1">
            <text:p>23,02</text:p>
          </table:table-cell>
          <table:table-cell office:value-type="float" office:value="49928" table:style-name="ce1">
            <text:p>49928</text:p>
          </table:table-cell>
          <table:table-cell office:value-type="float" office:value="30584" table:style-name="ce1">
            <text:p>30584</text:p>
          </table:table-cell>
          <table:table-cell office:value-type="float" office:value="49.61" table:style-name="ce1">
            <text:p>49,61</text:p>
          </table:table-cell>
          <table:table-cell office:value-type="float" office:value="43.05" table:style-name="ce3">
            <text:p>43,05</text:p>
          </table:table-cell>
          <table:table-cell office:value-type="float" office:value="78299" table:style-name="ce1">
            <text:p>78299</text:p>
          </table:table-cell>
          <table:table-cell office:value-type="float" office:value="52753" table:style-name="ce3">
            <text:p>52753</text:p>
          </table:table-cell>
          <table:table-cell office:value-type="float" office:value="9.67" table:style-name="ce2">
            <text:p>9,67</text:p>
          </table:table-cell>
          <table:table-cell office:value-type="float" office:value="3.39" table:style-name="ce2">
            <text:p>3,39</text:p>
          </table:table-cell>
          <table:table-cell office:value-type="float" office:value="19196" table:style-name="ce1">
            <text:p>19196</text:p>
          </table:table-cell>
          <table:table-cell office:value-type="float" office:value="6524" table:style-name="ce1">
            <text:p>6524</text:p>
          </table:table-cell>
          <table:table-cell office:value-type="float" office:value="19.829999999999998" table:style-name="ce1">
            <text:p>19,83</text:p>
          </table:table-cell>
          <table:table-cell office:value-type="float" office:value="13.47" table:style-name="ce1">
            <text:p>13,47</text:p>
          </table:table-cell>
          <table:table-cell office:value-type="float" office:value="46158" table:style-name="ce1">
            <text:p>46158</text:p>
          </table:table-cell>
          <table:table-cell office:value-type="float" office:value="19984" table:style-name="ce1">
            <text:p>19984</text:p>
          </table:table-cell>
          <table:table-cell office:value-type="float" office:value="11.83" table:style-name="ce1">
            <text:p>11,83</text:p>
          </table:table-cell>
          <table:table-cell office:value-type="float" office:value="4.88" table:style-name="ce1">
            <text:p>4,88</text:p>
          </table:table-cell>
          <table:table-cell office:value-type="float" office:value="9768" table:style-name="ce2">
            <text:p>9768</text:p>
          </table:table-cell>
          <table:table-cell office:value-type="float" office:value="5962" table:style-name="ce2">
            <text:p>5962</text:p>
          </table:table-cell>
          <table:table-cell office:value-type="float" office:value="25.39" table:style-name="ce1">
            <text:p>25,39</text:p>
          </table:table-cell>
          <table:table-cell office:value-type="float" office:value="19.34" table:style-name="ce1">
            <text:p>19,34</text:p>
          </table:table-cell>
          <table:table-cell office:value-type="float" office:value="59352" table:style-name="ce1">
            <text:p>59352</text:p>
          </table:table-cell>
          <table:table-cell office:value-type="float" office:value="27124" table:style-name="ce1">
            <text:p>27124</text:p>
          </table:table-cell>
          <table:table-cell office:value-type="float" office:value="63.67" table:style-name="ce3">
            <text:p>63,67</text:p>
          </table:table-cell>
          <table:table-cell office:value-type="float" office:value="35.950000000000003" table:style-name="ce1">
            <text:p>35,95</text:p>
          </table:table-cell>
          <table:table-cell office:value-type="float" office:value="216566" table:style-name="ce3">
            <text:p>216566</text:p>
          </table:table-cell>
          <table:table-cell office:value-type="float" office:value="38585" table:style-name="ce1">
            <text:p>38585</text:p>
          </table:table-cell>
          <table:table-cell office:value-type="float" office:value="53.3" table:style-name="ce1">
            <text:p>53,3</text:p>
          </table:table-cell>
          <table:table-cell office:value-type="float" office:value="21.58" table:style-name="ce1">
            <text:p>21,58</text:p>
          </table:table-cell>
          <table:table-cell office:value-type="float" office:value="27365" table:style-name="ce1">
            <text:p>27365</text:p>
          </table:table-cell>
          <table:table-cell office:value-type="float" office:value="17673" table:style-name="ce1">
            <text:p>17673</text:p>
          </table:table-cell>
          <table:table-cell office:value-type="float" office:value="35.19" table:style-name="ce1">
            <text:p>35,19</text:p>
          </table:table-cell>
          <table:table-cell office:value-type="float" office:value="8" table:style-name="ce1">
            <text:p>8</text:p>
          </table:table-cell>
          <table:table-cell office:value-type="float" office:value="23997" table:style-name="ce1">
            <text:p>23997</text:p>
          </table:table-cell>
          <table:table-cell office:value-type="float" office:value="7363" table:style-name="ce1">
            <text:p>7363</text:p>
          </table:table-cell>
          <table:table-cell office:value-type="float" office:value="16.03" table:style-name="ce1">
            <text:p>16,03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37921" table:style-name="ce1">
            <text:p>37921</text:p>
          </table:table-cell>
          <table:table-cell office:value-type="float" office:value="14418" table:style-name="ce1">
            <text:p>14418</text:p>
          </table:table-cell>
          <table:table-cell office:value-type="float" office:value="9.67" table:formula="of:=MIN([.$B192];[.$F192];[.$J192];[.$N192];[.$R192];[.$V192];[.$Z192];[.$AD192];[.$AH192];[.$AL192];[.$AP192];[.$AT192];[.$AX192])" table:style-name="ce1">
            <text:p>9,67</text:p>
          </table:table-cell>
          <table:table-cell office:value-type="float" office:value="3.39" table:formula="of:=MIN([.$C192];[.$G192];[.$K192];[.$O192];[.$S192];[.$W192];[.$AA192];[.$AE192];[.$AI192];[.$AM192];[.$AQ192];[.$AU192];[.$AY192])" table:style-name="ce1">
            <text:p>3,39</text:p>
          </table:table-cell>
          <table:table-cell office:value-type="float" office:value="9768" table:formula="of:=MIN([.$D192];[.$H192];[.$L192];[.$P192];[.$T192];[.$X192];[.$AB192];[.$AF192];[.$AJ192];[.$AN192];[.$AR192];[.$AV192];[.$AZ192])" table:style-name="ce1">
            <text:p>9768</text:p>
          </table:table-cell>
          <table:table-cell office:value-type="float" office:value="5962" table:formula="of:=MIN([.$E192];[.$I192];[.$M192];[.$Q192];[.$U192];[.$Y192];[.$AC192];[.$AG192];[.$AK192];[.$AO192];[.$AS192];[.$AW192];[.$BA192])" table:style-name="ce1">
            <text:p>5962</text:p>
          </table:table-cell>
          <table:table-cell office:value-type="float" office:value="19.829999999999998" table:formula="of:=MEDIAN([.$B192];[.$F192];[.$J192];[.$N192];[.$R192];[.$V192];[.$Z192];[.$AD192];[.$AH192];[.$AL192];[.$AP192];[.$AT192];[.$AX192])" table:style-name="ce1">
            <text:p>19,83</text:p>
          </table:table-cell>
          <table:table-cell office:value-type="float" office:value="11.28" table:formula="of:=MEDIAN([.$C192];[.$G192];[.$K192];[.$O192];[.$S192];[.$W192];[.$AA192];[.$AE192];[.$AI192];[.$AM192];[.$AQ192];[.$AU192];[.$AY192])" table:style-name="ce1">
            <text:p>11,28</text:p>
          </table:table-cell>
          <table:table-cell office:value-type="float" office:value="46158" table:formula="of:=MEDIAN([.$D192];[.$H192];[.$L192];[.$P192];[.$T192];[.$X192];[.$AB192];[.$AF192];[.$AJ192];[.$AN192];[.$AR192];[.$AV192];[.$AZ192])" table:style-name="ce1">
            <text:p>46158</text:p>
          </table:table-cell>
          <table:table-cell office:value-type="float" office:value="17673" table:formula="of:=MEDIAN([.$E192];[.$I192];[.$M192];[.$Q192];[.$U192];[.$Y192];[.$AC192];[.$AG192];[.$AK192];[.$AO192];[.$AS192];[.$AW192];[.$BA192])" table:style-name="ce1">
            <text:p>17673</text:p>
          </table:table-cell>
          <table:table-cell office:value-type="float" office:value="63.67" table:formula="of:=MAX([.$B192];[.$F192];[.$J192];[.$N192];[.$R192];[.$V192];[.$Z192];[.$AD192];[.$AH192];[.$AL192];[.$AP192];[.$AT192];[.$AX192])" table:style-name="ce1">
            <text:p>63,67</text:p>
          </table:table-cell>
          <table:table-cell office:value-type="float" office:value="43.05" table:formula="of:=MAX([.$C192];[.$G192];[.$K192];[.$O192];[.$S192];[.$W192];[.$AA192];[.$AE192];[.$AI192];[.$AM192];[.$AQ192];[.$AU192];[.$AY192])" table:style-name="ce1">
            <text:p>43,05</text:p>
          </table:table-cell>
          <table:table-cell office:value-type="float" office:value="216566" table:formula="of:=MAX([.$D192];[.$H192];[.$L192];[.$P192];[.$T192];[.$X192];[.$AB192];[.$AF192];[.$AJ192];[.$AN192];[.$AR192];[.$AV192];[.$AZ192])" table:style-name="ce1">
            <text:p>216566</text:p>
          </table:table-cell>
          <table:table-cell office:value-type="float" office:value="52753" table:formula="of:=MAX([.$E192];[.$I192];[.$M192];[.$Q192];[.$U192];[.$Y192];[.$AC192];[.$AG192];[.$AK192];[.$AO192];[.$AS192];[.$AW192];[.$BA192])" table:style-name="ce1">
            <text:p>5275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25_w2.lp</text:p>
          </table:table-cell>
          <table:table-cell office:value-type="float" office:value="22.52" table:style-name="ce1">
            <text:p>22,52</text:p>
          </table:table-cell>
          <table:table-cell office:value-type="float" office:value="16.940000000000001" table:style-name="ce1">
            <text:p>16,94</text:p>
          </table:table-cell>
          <table:table-cell office:value-type="float" office:value="101847" table:style-name="ce1">
            <text:p>101847</text:p>
          </table:table-cell>
          <table:table-cell office:value-type="float" office:value="23958" table:style-name="ce1">
            <text:p>23958</text:p>
          </table:table-cell>
          <table:table-cell office:value-type="float" office:value="261.64" table:style-name="ce1">
            <text:p>261,64</text:p>
          </table:table-cell>
          <table:table-cell office:value-type="float" office:value="255.91" table:style-name="ce1">
            <text:p>255,91</text:p>
          </table:table-cell>
          <table:table-cell office:value-type="float" office:value="354506" table:style-name="ce1">
            <text:p>354506</text:p>
          </table:table-cell>
          <table:table-cell office:value-type="float" office:value="288308" table:style-name="ce1">
            <text:p>288308</text:p>
          </table:table-cell>
          <table:table-cell office:value-type="float" office:value="8.93" table:style-name="ce2">
            <text:p>8,93</text:p>
          </table:table-cell>
          <table:table-cell office:value-type="float" office:value="2.91" table:style-name="ce2">
            <text:p>2,91</text:p>
          </table:table-cell>
          <table:table-cell office:value-type="float" office:value="44004" table:style-name="ce2">
            <text:p>44004</text:p>
          </table:table-cell>
          <table:table-cell office:value-type="float" office:value="4262" table:style-name="ce2">
            <text:p>4262</text:p>
          </table:table-cell>
          <table:table-cell office:value-type="float" office:value="33.57" table:style-name="ce1">
            <text:p>33,57</text:p>
          </table:table-cell>
          <table:table-cell office:value-type="float" office:value="27.55" table:style-name="ce1">
            <text:p>27,55</text:p>
          </table:table-cell>
          <table:table-cell office:value-type="float" office:value="134601" table:style-name="ce1">
            <text:p>134601</text:p>
          </table:table-cell>
          <table:table-cell office:value-type="float" office:value="35780" table:style-name="ce1">
            <text:p>35780</text:p>
          </table:table-cell>
          <table:table-cell office:value-type="float" office:value="37.79" table:style-name="ce1">
            <text:p>37,79</text:p>
          </table:table-cell>
          <table:table-cell office:value-type="float" office:value="31.69" table:style-name="ce1">
            <text:p>31,69</text:p>
          </table:table-cell>
          <table:table-cell office:value-type="float" office:value="49931" table:style-name="ce1">
            <text:p>49931</text:p>
          </table:table-cell>
          <table:table-cell office:value-type="float" office:value="38407" table:style-name="ce1">
            <text:p>38407</text:p>
          </table:table-cell>
          <table:table-cell office:value-type="float" office:value="23.86" table:style-name="ce1">
            <text:p>23,86</text:p>
          </table:table-cell>
          <table:table-cell office:value-type="float" office:value="18.16" table:style-name="ce1">
            <text:p>18,16</text:p>
          </table:table-cell>
          <table:table-cell office:value-type="float" office:value="81193" table:style-name="ce1">
            <text:p>81193</text:p>
          </table:table-cell>
          <table:table-cell office:value-type="float" office:value="24713" table:style-name="ce1">
            <text:p>24713</text:p>
          </table:table-cell>
          <table:table-cell office:value-type="float" office:value="71.989999999999995" table:style-name="ce1">
            <text:p>71,99</text:p>
          </table:table-cell>
          <table:table-cell office:value-type="float" office:value="65.97" table:style-name="ce1">
            <text:p>65,97</text:p>
          </table:table-cell>
          <table:table-cell office:value-type="float" office:value="167765" table:style-name="ce1">
            <text:p>167765</text:p>
          </table:table-cell>
          <table:table-cell office:value-type="float" office:value="83889" table:style-name="ce1">
            <text:p>83889</text:p>
          </table:table-cell>
          <table:table-cell office:value-type="float" office:value="84.33" table:style-name="ce1">
            <text:p>84,33</text:p>
          </table:table-cell>
          <table:table-cell office:value-type="float" office:value="77.87" table:style-name="ce1">
            <text:p>77,87</text:p>
          </table:table-cell>
          <table:table-cell office:value-type="float" office:value="122486" table:style-name="ce1">
            <text:p>122486</text:p>
          </table:table-cell>
          <table:table-cell office:value-type="float" office:value="96341" table:style-name="ce1">
            <text:p>96341</text:p>
          </table:table-cell>
          <table:table-cell office:value-type="float" office:value="732.87" table:style-name="ce3">
            <text:p>732,87</text:p>
          </table:table-cell>
          <table:table-cell office:value-type="float" office:value="726.85" table:style-name="ce3">
            <text:p>726,85</text:p>
          </table:table-cell>
          <table:table-cell office:value-type="float" office:value="1365049" table:style-name="ce3">
            <text:p>1365049</text:p>
          </table:table-cell>
          <table:table-cell office:value-type="float" office:value="775979" table:style-name="ce3">
            <text:p>775979</text:p>
          </table:table-cell>
          <table:table-cell office:value-type="float" office:value="254.09" table:style-name="ce1">
            <text:p>254,09</text:p>
          </table:table-cell>
          <table:table-cell office:value-type="float" office:value="232.63" table:style-name="ce1">
            <text:p>232,63</text:p>
          </table:table-cell>
          <table:table-cell office:value-type="float" office:value="470877" table:style-name="ce1">
            <text:p>470877</text:p>
          </table:table-cell>
          <table:table-cell office:value-type="float" office:value="204970" table:style-name="ce1">
            <text:p>204970</text:p>
          </table:table-cell>
          <table:table-cell office:value-type="float" office:value="221.49" table:style-name="ce1">
            <text:p>221,49</text:p>
          </table:table-cell>
          <table:table-cell office:value-type="float" office:value="197.05" table:style-name="ce1">
            <text:p>197,05</text:p>
          </table:table-cell>
          <table:table-cell office:value-type="float" office:value="237983" table:style-name="ce1">
            <text:p>237983</text:p>
          </table:table-cell>
          <table:table-cell office:value-type="float" office:value="150310" table:style-name="ce1">
            <text:p>150310</text:p>
          </table:table-cell>
          <table:table-cell office:value-type="float" office:value="442.64" table:style-name="ce1">
            <text:p>442,64</text:p>
          </table:table-cell>
          <table:table-cell office:value-type="float" office:value="420.74" table:style-name="ce1">
            <text:p>420,74</text:p>
          </table:table-cell>
          <table:table-cell office:value-type="float" office:value="1079528" table:style-name="ce1">
            <text:p>1079528</text:p>
          </table:table-cell>
          <table:table-cell office:value-type="float" office:value="337390" table:style-name="ce1">
            <text:p>337390</text:p>
          </table:table-cell>
          <table:table-cell office:value-type="float" office:value="27.27" table:style-name="ce1">
            <text:p>27,27</text:p>
          </table:table-cell>
          <table:table-cell office:value-type="float" office:value="22.33" table:style-name="ce1">
            <text:p>22,33</text:p>
          </table:table-cell>
          <table:table-cell office:value-type="float" office:value="130382" table:style-name="ce1">
            <text:p>130382</text:p>
          </table:table-cell>
          <table:table-cell office:value-type="float" office:value="31888" table:style-name="ce1">
            <text:p>31888</text:p>
          </table:table-cell>
          <table:table-cell office:value-type="float" office:value="8.93" table:formula="of:=MIN([.$B193];[.$F193];[.$J193];[.$N193];[.$R193];[.$V193];[.$Z193];[.$AD193];[.$AH193];[.$AL193];[.$AP193];[.$AT193];[.$AX193])" table:style-name="ce1">
            <text:p>8,93</text:p>
          </table:table-cell>
          <table:table-cell office:value-type="float" office:value="2.91" table:formula="of:=MIN([.$C193];[.$G193];[.$K193];[.$O193];[.$S193];[.$W193];[.$AA193];[.$AE193];[.$AI193];[.$AM193];[.$AQ193];[.$AU193];[.$AY193])" table:style-name="ce1">
            <text:p>2,91</text:p>
          </table:table-cell>
          <table:table-cell office:value-type="float" office:value="44004" table:formula="of:=MIN([.$D193];[.$H193];[.$L193];[.$P193];[.$T193];[.$X193];[.$AB193];[.$AF193];[.$AJ193];[.$AN193];[.$AR193];[.$AV193];[.$AZ193])" table:style-name="ce1">
            <text:p>44004</text:p>
          </table:table-cell>
          <table:table-cell office:value-type="float" office:value="4262" table:formula="of:=MIN([.$E193];[.$I193];[.$M193];[.$Q193];[.$U193];[.$Y193];[.$AC193];[.$AG193];[.$AK193];[.$AO193];[.$AS193];[.$AW193];[.$BA193])" table:style-name="ce1">
            <text:p>4262</text:p>
          </table:table-cell>
          <table:table-cell office:value-type="float" office:value="71.989999999999995" table:formula="of:=MEDIAN([.$B193];[.$F193];[.$J193];[.$N193];[.$R193];[.$V193];[.$Z193];[.$AD193];[.$AH193];[.$AL193];[.$AP193];[.$AT193];[.$AX193])" table:style-name="ce1">
            <text:p>71,99</text:p>
          </table:table-cell>
          <table:table-cell office:value-type="float" office:value="65.97" table:formula="of:=MEDIAN([.$C193];[.$G193];[.$K193];[.$O193];[.$S193];[.$W193];[.$AA193];[.$AE193];[.$AI193];[.$AM193];[.$AQ193];[.$AU193];[.$AY193])" table:style-name="ce1">
            <text:p>65,97</text:p>
          </table:table-cell>
          <table:table-cell office:value-type="float" office:value="134601" table:formula="of:=MEDIAN([.$D193];[.$H193];[.$L193];[.$P193];[.$T193];[.$X193];[.$AB193];[.$AF193];[.$AJ193];[.$AN193];[.$AR193];[.$AV193];[.$AZ193])" table:style-name="ce1">
            <text:p>134601</text:p>
          </table:table-cell>
          <table:table-cell office:value-type="float" office:value="83889" table:formula="of:=MEDIAN([.$E193];[.$I193];[.$M193];[.$Q193];[.$U193];[.$Y193];[.$AC193];[.$AG193];[.$AK193];[.$AO193];[.$AS193];[.$AW193];[.$BA193])" table:style-name="ce1">
            <text:p>83889</text:p>
          </table:table-cell>
          <table:table-cell office:value-type="float" office:value="732.87" table:formula="of:=MAX([.$B193];[.$F193];[.$J193];[.$N193];[.$R193];[.$V193];[.$Z193];[.$AD193];[.$AH193];[.$AL193];[.$AP193];[.$AT193];[.$AX193])" table:style-name="ce1">
            <text:p>732,87</text:p>
          </table:table-cell>
          <table:table-cell office:value-type="float" office:value="726.85" table:formula="of:=MAX([.$C193];[.$G193];[.$K193];[.$O193];[.$S193];[.$W193];[.$AA193];[.$AE193];[.$AI193];[.$AM193];[.$AQ193];[.$AU193];[.$AY193])" table:style-name="ce1">
            <text:p>726,85</text:p>
          </table:table-cell>
          <table:table-cell office:value-type="float" office:value="1365049" table:formula="of:=MAX([.$D193];[.$H193];[.$L193];[.$P193];[.$T193];[.$X193];[.$AB193];[.$AF193];[.$AJ193];[.$AN193];[.$AR193];[.$AV193];[.$AZ193])" table:style-name="ce1">
            <text:p>1365049</text:p>
          </table:table-cell>
          <table:table-cell office:value-type="float" office:value="775979" table:formula="of:=MAX([.$E193];[.$I193];[.$M193];[.$Q193];[.$U193];[.$Y193];[.$AC193];[.$AG193];[.$AK193];[.$AO193];[.$AS193];[.$AW193];[.$BA193])" table:style-name="ce1">
            <text:p>77597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0_w1.lp</text:p>
          </table:table-cell>
          <table:table-cell office:value-type="float" office:value="88.65" table:style-name="ce1">
            <text:p>88,65</text:p>
          </table:table-cell>
          <table:table-cell office:value-type="float" office:value="80.47" table:style-name="ce1">
            <text:p>80,47</text:p>
          </table:table-cell>
          <table:table-cell office:value-type="float" office:value="237705" table:style-name="ce1">
            <text:p>237705</text:p>
          </table:table-cell>
          <table:table-cell office:value-type="float" office:value="75901" table:style-name="ce1">
            <text:p>75901</text:p>
          </table:table-cell>
          <table:table-cell office:value-type="float" office:value="127.3" table:style-name="ce1">
            <text:p>127,3</text:p>
          </table:table-cell>
          <table:table-cell office:value-type="float" office:value="120.1" table:style-name="ce1">
            <text:p>120,1</text:p>
          </table:table-cell>
          <table:table-cell office:value-type="float" office:value="181447" table:style-name="ce1">
            <text:p>181447</text:p>
          </table:table-cell>
          <table:table-cell office:value-type="float" office:value="113212" table:style-name="ce3">
            <text:p>113212</text:p>
          </table:table-cell>
          <table:table-cell office:value-type="float" office:value="29.51" table:style-name="ce1">
            <text:p>29,51</text:p>
          </table:table-cell>
          <table:table-cell office:value-type="float" office:value="21.82" table:style-name="ce1">
            <text:p>21,82</text:p>
          </table:table-cell>
          <table:table-cell office:value-type="float" office:value="59705" table:style-name="ce1">
            <text:p>59705</text:p>
          </table:table-cell>
          <table:table-cell office:value-type="float" office:value="24440" table:style-name="ce1">
            <text:p>24440</text:p>
          </table:table-cell>
          <table:table-cell office:value-type="float" office:value="21.65" table:style-name="ce1">
            <text:p>21,65</text:p>
          </table:table-cell>
          <table:table-cell office:value-type="float" office:value="13.39" table:style-name="ce1">
            <text:p>13,39</text:p>
          </table:table-cell>
          <table:table-cell office:value-type="float" office:value="41274" table:style-name="ce1">
            <text:p>41274</text:p>
          </table:table-cell>
          <table:table-cell office:value-type="float" office:value="14063" table:style-name="ce1">
            <text:p>14063</text:p>
          </table:table-cell>
          <table:table-cell office:value-type="float" office:value="45.46" table:style-name="ce1">
            <text:p>45,46</text:p>
          </table:table-cell>
          <table:table-cell office:value-type="float" office:value="36.93" table:style-name="ce1">
            <text:p>36,93</text:p>
          </table:table-cell>
          <table:table-cell office:value-type="float" office:value="58954" table:style-name="ce1">
            <text:p>58954</text:p>
          </table:table-cell>
          <table:table-cell office:value-type="float" office:value="36273" table:style-name="ce1">
            <text:p>36273</text:p>
          </table:table-cell>
          <table:table-cell office:value-type="float" office:value="14.19" table:style-name="ce2">
            <text:p>14,19</text:p>
          </table:table-cell>
          <table:table-cell office:value-type="float" office:value="5.56" table:style-name="ce2">
            <text:p>5,56</text:p>
          </table:table-cell>
          <table:table-cell office:value-type="float" office:value="17182" table:style-name="ce1">
            <text:p>17182</text:p>
          </table:table-cell>
          <table:table-cell office:value-type="float" office:value="5434" table:style-name="ce2">
            <text:p>5434</text:p>
          </table:table-cell>
          <table:table-cell office:value-type="float" office:value="40.880000000000003" table:style-name="ce1">
            <text:p>40,88</text:p>
          </table:table-cell>
          <table:table-cell office:value-type="float" office:value="32.869999999999997" table:style-name="ce1">
            <text:p>32,87</text:p>
          </table:table-cell>
          <table:table-cell office:value-type="float" office:value="90270" table:style-name="ce1">
            <text:p>90270</text:p>
          </table:table-cell>
          <table:table-cell office:value-type="float" office:value="33882" table:style-name="ce1">
            <text:p>33882</text:p>
          </table:table-cell>
          <table:table-cell office:value-type="float" office:value="16.37" table:style-name="ce1">
            <text:p>16,37</text:p>
          </table:table-cell>
          <table:table-cell office:value-type="float" office:value="8.1199999999999992" table:style-name="ce1">
            <text:p>8,12</text:p>
          </table:table-cell>
          <table:table-cell office:value-type="float" office:value="14405" table:style-name="ce2">
            <text:p>14405</text:p>
          </table:table-cell>
          <table:table-cell office:value-type="float" office:value="8761" table:style-name="ce1">
            <text:p>8761</text:p>
          </table:table-cell>
          <table:table-cell office:value-type="float" office:value="58.36" table:style-name="ce1">
            <text:p>58,36</text:p>
          </table:table-cell>
          <table:table-cell office:value-type="float" office:value="49.55" table:style-name="ce1">
            <text:p>49,55</text:p>
          </table:table-cell>
          <table:table-cell office:value-type="float" office:value="92941" table:style-name="ce1">
            <text:p>92941</text:p>
          </table:table-cell>
          <table:table-cell office:value-type="float" office:value="45449" table:style-name="ce1">
            <text:p>45449</text:p>
          </table:table-cell>
          <table:table-cell office:value-type="float" office:value="60.37" table:style-name="ce1">
            <text:p>60,37</text:p>
          </table:table-cell>
          <table:table-cell office:value-type="float" office:value="20.95" table:style-name="ce1">
            <text:p>20,95</text:p>
          </table:table-cell>
          <table:table-cell office:value-type="float" office:value="31851" table:style-name="ce1">
            <text:p>31851</text:p>
          </table:table-cell>
          <table:table-cell office:value-type="float" office:value="13303" table:style-name="ce1">
            <text:p>13303</text:p>
          </table:table-cell>
          <table:table-cell office:value-type="float" office:value="191.59" table:style-name="ce3">
            <text:p>191,59</text:p>
          </table:table-cell>
          <table:table-cell office:value-type="float" office:value="159.91999999999999" table:style-name="ce3">
            <text:p>159,92</text:p>
          </table:table-cell>
          <table:table-cell office:value-type="float" office:value="222381" table:style-name="ce1">
            <text:p>222381</text:p>
          </table:table-cell>
          <table:table-cell office:value-type="float" office:value="96092" table:style-name="ce1">
            <text:p>96092</text:p>
          </table:table-cell>
          <table:table-cell office:value-type="float" office:value="88.15" table:style-name="ce1">
            <text:p>88,15</text:p>
          </table:table-cell>
          <table:table-cell office:value-type="float" office:value="53.98" table:style-name="ce1">
            <text:p>53,98</text:p>
          </table:table-cell>
          <table:table-cell office:value-type="float" office:value="384117" table:style-name="ce3">
            <text:p>384117</text:p>
          </table:table-cell>
          <table:table-cell office:value-type="float" office:value="32560" table:style-name="ce1">
            <text:p>32560</text:p>
          </table:table-cell>
          <table:table-cell office:value-type="float" office:value="29.55" table:style-name="ce1">
            <text:p>29,55</text:p>
          </table:table-cell>
          <table:table-cell office:value-type="float" office:value="21.25" table:style-name="ce1">
            <text:p>21,25</text:p>
          </table:table-cell>
          <table:table-cell office:value-type="float" office:value="41561" table:style-name="ce1">
            <text:p>41561</text:p>
          </table:table-cell>
          <table:table-cell office:value-type="float" office:value="18950" table:style-name="ce1">
            <text:p>18950</text:p>
          </table:table-cell>
          <table:table-cell office:value-type="float" office:value="14.19" table:formula="of:=MIN([.$B194];[.$F194];[.$J194];[.$N194];[.$R194];[.$V194];[.$Z194];[.$AD194];[.$AH194];[.$AL194];[.$AP194];[.$AT194];[.$AX194])" table:style-name="ce1">
            <text:p>14,19</text:p>
          </table:table-cell>
          <table:table-cell office:value-type="float" office:value="5.56" table:formula="of:=MIN([.$C194];[.$G194];[.$K194];[.$O194];[.$S194];[.$W194];[.$AA194];[.$AE194];[.$AI194];[.$AM194];[.$AQ194];[.$AU194];[.$AY194])" table:style-name="ce1">
            <text:p>5,56</text:p>
          </table:table-cell>
          <table:table-cell office:value-type="float" office:value="14405" table:formula="of:=MIN([.$D194];[.$H194];[.$L194];[.$P194];[.$T194];[.$X194];[.$AB194];[.$AF194];[.$AJ194];[.$AN194];[.$AR194];[.$AV194];[.$AZ194])" table:style-name="ce1">
            <text:p>14405</text:p>
          </table:table-cell>
          <table:table-cell office:value-type="float" office:value="5434" table:formula="of:=MIN([.$E194];[.$I194];[.$M194];[.$Q194];[.$U194];[.$Y194];[.$AC194];[.$AG194];[.$AK194];[.$AO194];[.$AS194];[.$AW194];[.$BA194])" table:style-name="ce1">
            <text:p>5434</text:p>
          </table:table-cell>
          <table:table-cell office:value-type="float" office:value="45.46" table:formula="of:=MEDIAN([.$B194];[.$F194];[.$J194];[.$N194];[.$R194];[.$V194];[.$Z194];[.$AD194];[.$AH194];[.$AL194];[.$AP194];[.$AT194];[.$AX194])" table:style-name="ce1">
            <text:p>45,46</text:p>
          </table:table-cell>
          <table:table-cell office:value-type="float" office:value="32.869999999999997" table:formula="of:=MEDIAN([.$C194];[.$G194];[.$K194];[.$O194];[.$S194];[.$W194];[.$AA194];[.$AE194];[.$AI194];[.$AM194];[.$AQ194];[.$AU194];[.$AY194])" table:style-name="ce1">
            <text:p>32,87</text:p>
          </table:table-cell>
          <table:table-cell office:value-type="float" office:value="59705" table:formula="of:=MEDIAN([.$D194];[.$H194];[.$L194];[.$P194];[.$T194];[.$X194];[.$AB194];[.$AF194];[.$AJ194];[.$AN194];[.$AR194];[.$AV194];[.$AZ194])" table:style-name="ce1">
            <text:p>59705</text:p>
          </table:table-cell>
          <table:table-cell office:value-type="float" office:value="32560" table:formula="of:=MEDIAN([.$E194];[.$I194];[.$M194];[.$Q194];[.$U194];[.$Y194];[.$AC194];[.$AG194];[.$AK194];[.$AO194];[.$AS194];[.$AW194];[.$BA194])" table:style-name="ce1">
            <text:p>32560</text:p>
          </table:table-cell>
          <table:table-cell office:value-type="float" office:value="191.59" table:formula="of:=MAX([.$B194];[.$F194];[.$J194];[.$N194];[.$R194];[.$V194];[.$Z194];[.$AD194];[.$AH194];[.$AL194];[.$AP194];[.$AT194];[.$AX194])" table:style-name="ce1">
            <text:p>191,59</text:p>
          </table:table-cell>
          <table:table-cell office:value-type="float" office:value="159.91999999999999" table:formula="of:=MAX([.$C194];[.$G194];[.$K194];[.$O194];[.$S194];[.$W194];[.$AA194];[.$AE194];[.$AI194];[.$AM194];[.$AQ194];[.$AU194];[.$AY194])" table:style-name="ce1">
            <text:p>159,92</text:p>
          </table:table-cell>
          <table:table-cell office:value-type="float" office:value="384117" table:formula="of:=MAX([.$D194];[.$H194];[.$L194];[.$P194];[.$T194];[.$X194];[.$AB194];[.$AF194];[.$AJ194];[.$AN194];[.$AR194];[.$AV194];[.$AZ194])" table:style-name="ce1">
            <text:p>384117</text:p>
          </table:table-cell>
          <table:table-cell office:value-type="float" office:value="113212" table:formula="of:=MAX([.$E194];[.$I194];[.$M194];[.$Q194];[.$U194];[.$Y194];[.$AC194];[.$AG194];[.$AK194];[.$AO194];[.$AS194];[.$AW194];[.$BA194])" table:style-name="ce1">
            <text:p>11321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0_w2.lp</text:p>
          </table:table-cell>
          <table:table-cell office:value-type="float" office:value="9.4600000000000009" table:style-name="ce1">
            <text:p>9,46</text:p>
          </table:table-cell>
          <table:table-cell office:value-type="float" office:value="3.16" table:style-name="ce1">
            <text:p>3,16</text:p>
          </table:table-cell>
          <table:table-cell office:value-type="float" office:value="48779" table:style-name="ce1">
            <text:p>48779</text:p>
          </table:table-cell>
          <table:table-cell office:value-type="float" office:value="3849" table:style-name="ce1">
            <text:p>3849</text:p>
          </table:table-cell>
          <table:table-cell office:value-type="float" office:value="40.14" table:style-name="ce1">
            <text:p>40,14</text:p>
          </table:table-cell>
          <table:table-cell office:value-type="float" office:value="34.270000000000003" table:style-name="ce1">
            <text:p>34,27</text:p>
          </table:table-cell>
          <table:table-cell office:value-type="float" office:value="73775" table:style-name="ce1">
            <text:p>73775</text:p>
          </table:table-cell>
          <table:table-cell office:value-type="float" office:value="43859" table:style-name="ce1">
            <text:p>43859</text:p>
          </table:table-cell>
          <table:table-cell office:value-type="float" office:value="35.17" table:style-name="ce1">
            <text:p>35,17</text:p>
          </table:table-cell>
          <table:table-cell office:value-type="float" office:value="28.93" table:style-name="ce1">
            <text:p>28,93</text:p>
          </table:table-cell>
          <table:table-cell office:value-type="float" office:value="331493" table:style-name="ce1">
            <text:p>331493</text:p>
          </table:table-cell>
          <table:table-cell office:value-type="float" office:value="35326" table:style-name="ce1">
            <text:p>35326</text:p>
          </table:table-cell>
          <table:table-cell office:value-type="float" office:value="46.2" table:style-name="ce1">
            <text:p>46,2</text:p>
          </table:table-cell>
          <table:table-cell office:value-type="float" office:value="39.049999999999997" table:style-name="ce1">
            <text:p>39,05</text:p>
          </table:table-cell>
          <table:table-cell office:value-type="float" office:value="364254" table:style-name="ce1">
            <text:p>364254</text:p>
          </table:table-cell>
          <table:table-cell office:value-type="float" office:value="43142" table:style-name="ce1">
            <text:p>43142</text:p>
          </table:table-cell>
          <table:table-cell office:value-type="float" office:value="13.88" table:style-name="ce1">
            <text:p>13,88</text:p>
          </table:table-cell>
          <table:table-cell office:value-type="float" office:value="6.56" table:style-name="ce1">
            <text:p>6,56</text:p>
          </table:table-cell>
          <table:table-cell office:value-type="float" office:value="13344" table:style-name="ce2">
            <text:p>13344</text:p>
          </table:table-cell>
          <table:table-cell office:value-type="float" office:value="7043" table:style-name="ce1">
            <text:p>7043</text:p>
          </table:table-cell>
          <table:table-cell office:value-type="float" office:value="29.53" table:style-name="ce1">
            <text:p>29,53</text:p>
          </table:table-cell>
          <table:table-cell office:value-type="float" office:value="22.42" table:style-name="ce1">
            <text:p>22,42</text:p>
          </table:table-cell>
          <table:table-cell office:value-type="float" office:value="221613" table:style-name="ce1">
            <text:p>221613</text:p>
          </table:table-cell>
          <table:table-cell office:value-type="float" office:value="24632" table:style-name="ce1">
            <text:p>24632</text:p>
          </table:table-cell>
          <table:table-cell office:value-type="float" office:value="16.34" table:style-name="ce1">
            <text:p>16,34</text:p>
          </table:table-cell>
          <table:table-cell office:value-type="float" office:value="9.57" table:style-name="ce1">
            <text:p>9,57</text:p>
          </table:table-cell>
          <table:table-cell office:value-type="float" office:value="71789" table:style-name="ce1">
            <text:p>71789</text:p>
          </table:table-cell>
          <table:table-cell office:value-type="float" office:value="9812" table:style-name="ce1">
            <text:p>9812</text:p>
          </table:table-cell>
          <table:table-cell office:value-type="float" office:value="77.08" table:style-name="ce1">
            <text:p>77,08</text:p>
          </table:table-cell>
          <table:table-cell office:value-type="float" office:value="69.760000000000005" table:style-name="ce1">
            <text:p>69,76</text:p>
          </table:table-cell>
          <table:table-cell office:value-type="float" office:value="97015" table:style-name="ce1">
            <text:p>97015</text:p>
          </table:table-cell>
          <table:table-cell office:value-type="float" office:value="64042" table:style-name="ce3">
            <text:p>64042</text:p>
          </table:table-cell>
          <table:table-cell office:value-type="float" office:value="12.13" table:style-name="ce1">
            <text:p>12,13</text:p>
          </table:table-cell>
          <table:table-cell office:value-type="float" office:value="5.4" table:style-name="ce1">
            <text:p>5,4</text:p>
          </table:table-cell>
          <table:table-cell office:value-type="float" office:value="53801" table:style-name="ce1">
            <text:p>53801</text:p>
          </table:table-cell>
          <table:table-cell office:value-type="float" office:value="8087" table:style-name="ce1">
            <text:p>8087</text:p>
          </table:table-cell>
          <table:table-cell office:value-type="float" office:value="90.79" table:style-name="ce1">
            <text:p>90,79</text:p>
          </table:table-cell>
          <table:table-cell office:value-type="float" office:value="62.48" table:style-name="ce1">
            <text:p>62,48</text:p>
          </table:table-cell>
          <table:table-cell office:value-type="float" office:value="596724" table:style-name="ce3">
            <text:p>596724</text:p>
          </table:table-cell>
          <table:table-cell office:value-type="float" office:value="54765" table:style-name="ce1">
            <text:p>54765</text:p>
          </table:table-cell>
          <table:table-cell office:value-type="float" office:value="106.81" table:style-name="ce3">
            <text:p>106,81</text:p>
          </table:table-cell>
          <table:table-cell office:value-type="float" office:value="77.39" table:style-name="ce3">
            <text:p>77,39</text:p>
          </table:table-cell>
          <table:table-cell office:value-type="float" office:value="143757" table:style-name="ce1">
            <text:p>143757</text:p>
          </table:table-cell>
          <table:table-cell office:value-type="float" office:value="53120" table:style-name="ce1">
            <text:p>53120</text:p>
          </table:table-cell>
          <table:table-cell office:value-type="float" office:value="50.18" table:style-name="ce1">
            <text:p>50,18</text:p>
          </table:table-cell>
          <table:table-cell office:value-type="float" office:value="20.34" table:style-name="ce1">
            <text:p>20,34</text:p>
          </table:table-cell>
          <table:table-cell office:value-type="float" office:value="135388" table:style-name="ce1">
            <text:p>135388</text:p>
          </table:table-cell>
          <table:table-cell office:value-type="float" office:value="13913" table:style-name="ce1">
            <text:p>13913</text:p>
          </table:table-cell>
          <table:table-cell office:value-type="float" office:value="8.75" table:style-name="ce2">
            <text:p>8,75</text:p>
          </table:table-cell>
          <table:table-cell office:value-type="float" office:value="2.12" table:style-name="ce2">
            <text:p>2,12</text:p>
          </table:table-cell>
          <table:table-cell office:value-type="float" office:value="35602" table:style-name="ce1">
            <text:p>35602</text:p>
          </table:table-cell>
          <table:table-cell office:value-type="float" office:value="2516" table:style-name="ce2">
            <text:p>2516</text:p>
          </table:table-cell>
          <table:table-cell office:value-type="float" office:value="8.75" table:formula="of:=MIN([.$B195];[.$F195];[.$J195];[.$N195];[.$R195];[.$V195];[.$Z195];[.$AD195];[.$AH195];[.$AL195];[.$AP195];[.$AT195];[.$AX195])" table:style-name="ce1">
            <text:p>8,75</text:p>
          </table:table-cell>
          <table:table-cell office:value-type="float" office:value="2.12" table:formula="of:=MIN([.$C195];[.$G195];[.$K195];[.$O195];[.$S195];[.$W195];[.$AA195];[.$AE195];[.$AI195];[.$AM195];[.$AQ195];[.$AU195];[.$AY195])" table:style-name="ce1">
            <text:p>2,12</text:p>
          </table:table-cell>
          <table:table-cell office:value-type="float" office:value="13344" table:formula="of:=MIN([.$D195];[.$H195];[.$L195];[.$P195];[.$T195];[.$X195];[.$AB195];[.$AF195];[.$AJ195];[.$AN195];[.$AR195];[.$AV195];[.$AZ195])" table:style-name="ce1">
            <text:p>13344</text:p>
          </table:table-cell>
          <table:table-cell office:value-type="float" office:value="2516" table:formula="of:=MIN([.$E195];[.$I195];[.$M195];[.$Q195];[.$U195];[.$Y195];[.$AC195];[.$AG195];[.$AK195];[.$AO195];[.$AS195];[.$AW195];[.$BA195])" table:style-name="ce1">
            <text:p>2516</text:p>
          </table:table-cell>
          <table:table-cell office:value-type="float" office:value="35.17" table:formula="of:=MEDIAN([.$B195];[.$F195];[.$J195];[.$N195];[.$R195];[.$V195];[.$Z195];[.$AD195];[.$AH195];[.$AL195];[.$AP195];[.$AT195];[.$AX195])" table:style-name="ce1">
            <text:p>35,17</text:p>
          </table:table-cell>
          <table:table-cell office:value-type="float" office:value="22.42" table:formula="of:=MEDIAN([.$C195];[.$G195];[.$K195];[.$O195];[.$S195];[.$W195];[.$AA195];[.$AE195];[.$AI195];[.$AM195];[.$AQ195];[.$AU195];[.$AY195])" table:style-name="ce1">
            <text:p>22,42</text:p>
          </table:table-cell>
          <table:table-cell office:value-type="float" office:value="97015" table:formula="of:=MEDIAN([.$D195];[.$H195];[.$L195];[.$P195];[.$T195];[.$X195];[.$AB195];[.$AF195];[.$AJ195];[.$AN195];[.$AR195];[.$AV195];[.$AZ195])" table:style-name="ce1">
            <text:p>97015</text:p>
          </table:table-cell>
          <table:table-cell office:value-type="float" office:value="24632" table:formula="of:=MEDIAN([.$E195];[.$I195];[.$M195];[.$Q195];[.$U195];[.$Y195];[.$AC195];[.$AG195];[.$AK195];[.$AO195];[.$AS195];[.$AW195];[.$BA195])" table:style-name="ce1">
            <text:p>24632</text:p>
          </table:table-cell>
          <table:table-cell office:value-type="float" office:value="106.81" table:formula="of:=MAX([.$B195];[.$F195];[.$J195];[.$N195];[.$R195];[.$V195];[.$Z195];[.$AD195];[.$AH195];[.$AL195];[.$AP195];[.$AT195];[.$AX195])" table:style-name="ce1">
            <text:p>106,81</text:p>
          </table:table-cell>
          <table:table-cell office:value-type="float" office:value="77.39" table:formula="of:=MAX([.$C195];[.$G195];[.$K195];[.$O195];[.$S195];[.$W195];[.$AA195];[.$AE195];[.$AI195];[.$AM195];[.$AQ195];[.$AU195];[.$AY195])" table:style-name="ce1">
            <text:p>77,39</text:p>
          </table:table-cell>
          <table:table-cell office:value-type="float" office:value="596724" table:formula="of:=MAX([.$D195];[.$H195];[.$L195];[.$P195];[.$T195];[.$X195];[.$AB195];[.$AF195];[.$AJ195];[.$AN195];[.$AR195];[.$AV195];[.$AZ195])" table:style-name="ce1">
            <text:p>596724</text:p>
          </table:table-cell>
          <table:table-cell office:value-type="float" office:value="64042" table:formula="of:=MAX([.$E195];[.$I195];[.$M195];[.$Q195];[.$U195];[.$Y195];[.$AC195];[.$AG195];[.$AK195];[.$AO195];[.$AS195];[.$AW195];[.$BA195])" table:style-name="ce1">
            <text:p>64042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0_w3.lp</text:p>
          </table:table-cell>
          <table:table-cell office:value-type="float" office:value="12.78" table:style-name="ce1">
            <text:p>12,78</text:p>
          </table:table-cell>
          <table:table-cell office:value-type="float" office:value="5.2" table:style-name="ce1">
            <text:p>5,2</text:p>
          </table:table-cell>
          <table:table-cell office:value-type="float" office:value="21098" table:style-name="ce1">
            <text:p>21098</text:p>
          </table:table-cell>
          <table:table-cell office:value-type="float" office:value="3915" table:style-name="ce1">
            <text:p>3915</text:p>
          </table:table-cell>
          <table:table-cell office:value-type="float" office:value="15.75" table:style-name="ce1">
            <text:p>15,75</text:p>
          </table:table-cell>
          <table:table-cell office:value-type="float" office:value="6.96" table:style-name="ce1">
            <text:p>6,96</text:p>
          </table:table-cell>
          <table:table-cell office:value-type="float" office:value="7617" table:style-name="ce1">
            <text:p>7617</text:p>
          </table:table-cell>
          <table:table-cell office:value-type="float" office:value="4466" table:style-name="ce1">
            <text:p>4466</text:p>
          </table:table-cell>
          <table:table-cell office:value-type="float" office:value="13.86" table:style-name="ce1">
            <text:p>13,86</text:p>
          </table:table-cell>
          <table:table-cell office:value-type="float" office:value="5.91" table:style-name="ce1">
            <text:p>5,91</text:p>
          </table:table-cell>
          <table:table-cell office:value-type="float" office:value="17917" table:style-name="ce1">
            <text:p>17917</text:p>
          </table:table-cell>
          <table:table-cell office:value-type="float" office:value="5109" table:style-name="ce1">
            <text:p>5109</text:p>
          </table:table-cell>
          <table:table-cell office:value-type="float" office:value="9.24" table:style-name="ce1">
            <text:p>9,24</text:p>
          </table:table-cell>
          <table:table-cell office:value-type="float" office:value="1.28" table:style-name="ce1">
            <text:p>1,28</text:p>
          </table:table-cell>
          <table:table-cell office:value-type="float" office:value="10643" table:style-name="ce1">
            <text:p>10643</text:p>
          </table:table-cell>
          <table:table-cell office:value-type="float" office:value="968" table:style-name="ce1">
            <text:p>968</text:p>
          </table:table-cell>
          <table:table-cell office:value-type="float" office:value="14.4" table:style-name="ce1">
            <text:p>14,4</text:p>
          </table:table-cell>
          <table:table-cell office:value-type="float" office:value="5.33" table:style-name="ce1">
            <text:p>5,33</text:p>
          </table:table-cell>
          <table:table-cell office:value-type="float" office:value="5910" table:style-name="ce1">
            <text:p>5910</text:p>
          </table:table-cell>
          <table:table-cell office:value-type="float" office:value="3535" table:style-name="ce1">
            <text:p>3535</text:p>
          </table:table-cell>
          <table:table-cell office:value-type="float" office:value="39.1" table:style-name="ce1">
            <text:p>39,1</text:p>
          </table:table-cell>
          <table:table-cell office:value-type="float" office:value="30.34" table:style-name="ce3">
            <text:p>30,34</text:p>
          </table:table-cell>
          <table:table-cell office:value-type="float" office:value="49378" table:style-name="ce3">
            <text:p>49378</text:p>
          </table:table-cell>
          <table:table-cell office:value-type="float" office:value="21469" table:style-name="ce3">
            <text:p>21469</text:p>
          </table:table-cell>
          <table:table-cell office:value-type="float" office:value="22.12" table:style-name="ce1">
            <text:p>22,12</text:p>
          </table:table-cell>
          <table:table-cell office:value-type="float" office:value="14.09" table:style-name="ce1">
            <text:p>14,09</text:p>
          </table:table-cell>
          <table:table-cell office:value-type="float" office:value="23029" table:style-name="ce1">
            <text:p>23029</text:p>
          </table:table-cell>
          <table:table-cell office:value-type="float" office:value="10292" table:style-name="ce1">
            <text:p>10292</text:p>
          </table:table-cell>
          <table:table-cell office:value-type="float" office:value="16.13" table:style-name="ce1">
            <text:p>16,13</text:p>
          </table:table-cell>
          <table:table-cell office:value-type="float" office:value="7.66" table:style-name="ce1">
            <text:p>7,66</text:p>
          </table:table-cell>
          <table:table-cell office:value-type="float" office:value="9039" table:style-name="ce1">
            <text:p>9039</text:p>
          </table:table-cell>
          <table:table-cell office:value-type="float" office:value="5520" table:style-name="ce1">
            <text:p>5520</text:p>
          </table:table-cell>
          <table:table-cell office:value-type="float" office:value="26.49" table:style-name="ce1">
            <text:p>26,49</text:p>
          </table:table-cell>
          <table:table-cell office:value-type="float" office:value="18.14" table:style-name="ce1">
            <text:p>18,14</text:p>
          </table:table-cell>
          <table:table-cell office:value-type="float" office:value="29121" table:style-name="ce1">
            <text:p>29121</text:p>
          </table:table-cell>
          <table:table-cell office:value-type="float" office:value="13188" table:style-name="ce1">
            <text:p>13188</text:p>
          </table:table-cell>
          <table:table-cell office:value-type="float" office:value="51.91" table:style-name="ce1">
            <text:p>51,91</text:p>
          </table:table-cell>
          <table:table-cell office:value-type="float" office:value="19.14" table:style-name="ce1">
            <text:p>19,14</text:p>
          </table:table-cell>
          <table:table-cell office:value-type="float" office:value="30193" table:style-name="ce1">
            <text:p>30193</text:p>
          </table:table-cell>
          <table:table-cell office:value-type="float" office:value="11032" table:style-name="ce1">
            <text:p>11032</text:p>
          </table:table-cell>
          <table:table-cell office:value-type="float" office:value="42.98" table:style-name="ce1">
            <text:p>42,98</text:p>
          </table:table-cell>
          <table:table-cell office:value-type="float" office:value="4.43" table:style-name="ce1">
            <text:p>4,43</text:p>
          </table:table-cell>
          <table:table-cell office:value-type="float" office:value="4524" table:style-name="ce2">
            <text:p>4524</text:p>
          </table:table-cell>
          <table:table-cell office:value-type="float" office:value="1938" table:style-name="ce1">
            <text:p>1938</text:p>
          </table:table-cell>
          <table:table-cell office:value-type="float" office:value="55.26" table:style-name="ce3">
            <text:p>55,26</text:p>
          </table:table-cell>
          <table:table-cell office:value-type="float" office:value="22.23" table:style-name="ce1">
            <text:p>22,23</text:p>
          </table:table-cell>
          <table:table-cell office:value-type="float" office:value="35412" table:style-name="ce1">
            <text:p>35412</text:p>
          </table:table-cell>
          <table:table-cell office:value-type="float" office:value="12005" table:style-name="ce1">
            <text:p>12005</text:p>
          </table:table-cell>
          <table:table-cell office:value-type="float" office:value="8.74" table:style-name="ce2">
            <text:p>8,74</text:p>
          </table:table-cell>
          <table:table-cell office:value-type="float" office:value="0.59" table:style-name="ce2">
            <text:p>0,59</text:p>
          </table:table-cell>
          <table:table-cell office:value-type="float" office:value="4680" table:style-name="ce1">
            <text:p>4680</text:p>
          </table:table-cell>
          <table:table-cell office:value-type="float" office:value="385" table:style-name="ce2">
            <text:p>385</text:p>
          </table:table-cell>
          <table:table-cell office:value-type="float" office:value="8.74" table:formula="of:=MIN([.$B196];[.$F196];[.$J196];[.$N196];[.$R196];[.$V196];[.$Z196];[.$AD196];[.$AH196];[.$AL196];[.$AP196];[.$AT196];[.$AX196])" table:style-name="ce1">
            <text:p>8,74</text:p>
          </table:table-cell>
          <table:table-cell office:value-type="float" office:value="0.59" table:formula="of:=MIN([.$C196];[.$G196];[.$K196];[.$O196];[.$S196];[.$W196];[.$AA196];[.$AE196];[.$AI196];[.$AM196];[.$AQ196];[.$AU196];[.$AY196])" table:style-name="ce1">
            <text:p>0,59</text:p>
          </table:table-cell>
          <table:table-cell office:value-type="float" office:value="4524" table:formula="of:=MIN([.$D196];[.$H196];[.$L196];[.$P196];[.$T196];[.$X196];[.$AB196];[.$AF196];[.$AJ196];[.$AN196];[.$AR196];[.$AV196];[.$AZ196])" table:style-name="ce1">
            <text:p>4524</text:p>
          </table:table-cell>
          <table:table-cell office:value-type="float" office:value="385" table:formula="of:=MIN([.$E196];[.$I196];[.$M196];[.$Q196];[.$U196];[.$Y196];[.$AC196];[.$AG196];[.$AK196];[.$AO196];[.$AS196];[.$AW196];[.$BA196])" table:style-name="ce1">
            <text:p>385</text:p>
          </table:table-cell>
          <table:table-cell office:value-type="float" office:value="16.13" table:formula="of:=MEDIAN([.$B196];[.$F196];[.$J196];[.$N196];[.$R196];[.$V196];[.$Z196];[.$AD196];[.$AH196];[.$AL196];[.$AP196];[.$AT196];[.$AX196])" table:style-name="ce1">
            <text:p>16,13</text:p>
          </table:table-cell>
          <table:table-cell office:value-type="float" office:value="6.96" table:formula="of:=MEDIAN([.$C196];[.$G196];[.$K196];[.$O196];[.$S196];[.$W196];[.$AA196];[.$AE196];[.$AI196];[.$AM196];[.$AQ196];[.$AU196];[.$AY196])" table:style-name="ce1">
            <text:p>6,96</text:p>
          </table:table-cell>
          <table:table-cell office:value-type="float" office:value="17917" table:formula="of:=MEDIAN([.$D196];[.$H196];[.$L196];[.$P196];[.$T196];[.$X196];[.$AB196];[.$AF196];[.$AJ196];[.$AN196];[.$AR196];[.$AV196];[.$AZ196])" table:style-name="ce1">
            <text:p>17917</text:p>
          </table:table-cell>
          <table:table-cell office:value-type="float" office:value="5109" table:formula="of:=MEDIAN([.$E196];[.$I196];[.$M196];[.$Q196];[.$U196];[.$Y196];[.$AC196];[.$AG196];[.$AK196];[.$AO196];[.$AS196];[.$AW196];[.$BA196])" table:style-name="ce1">
            <text:p>5109</text:p>
          </table:table-cell>
          <table:table-cell office:value-type="float" office:value="55.26" table:formula="of:=MAX([.$B196];[.$F196];[.$J196];[.$N196];[.$R196];[.$V196];[.$Z196];[.$AD196];[.$AH196];[.$AL196];[.$AP196];[.$AT196];[.$AX196])" table:style-name="ce1">
            <text:p>55,26</text:p>
          </table:table-cell>
          <table:table-cell office:value-type="float" office:value="30.34" table:formula="of:=MAX([.$C196];[.$G196];[.$K196];[.$O196];[.$S196];[.$W196];[.$AA196];[.$AE196];[.$AI196];[.$AM196];[.$AQ196];[.$AU196];[.$AY196])" table:style-name="ce1">
            <text:p>30,34</text:p>
          </table:table-cell>
          <table:table-cell office:value-type="float" office:value="49378" table:formula="of:=MAX([.$D196];[.$H196];[.$L196];[.$P196];[.$T196];[.$X196];[.$AB196];[.$AF196];[.$AJ196];[.$AN196];[.$AR196];[.$AV196];[.$AZ196])" table:style-name="ce1">
            <text:p>49378</text:p>
          </table:table-cell>
          <table:table-cell office:value-type="float" office:value="21469" table:formula="of:=MAX([.$E196];[.$I196];[.$M196];[.$Q196];[.$U196];[.$Y196];[.$AC196];[.$AG196];[.$AK196];[.$AO196];[.$AS196];[.$AW196];[.$BA196])" table:style-name="ce1">
            <text:p>21469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5_w1.lp</text:p>
          </table:table-cell>
          <table:table-cell office:value-type="float" office:value="101.24" table:style-name="ce2">
            <text:p>101,24</text:p>
          </table:table-cell>
          <table:table-cell office:value-type="float" office:value="91.88" table:style-name="ce2">
            <text:p>91,88</text:p>
          </table:table-cell>
          <table:table-cell office:value-type="float" office:value="341259" table:style-name="ce1">
            <text:p>341259</text:p>
          </table:table-cell>
          <table:table-cell office:value-type="float" office:value="97259" table:style-name="ce2">
            <text:p>97259</text:p>
          </table:table-cell>
          <table:table-cell office:value-type="float" office:value="6007.25" table:style-name="ce1">
            <text:p>6007,25</text:p>
          </table:table-cell>
          <table:table-cell office:value-type="float" office:value="5997.28" table:style-name="ce1">
            <text:p>5997,28</text:p>
          </table:table-cell>
          <table:table-cell office:value-type="float" office:value="4408458" table:style-name="ce1">
            <text:p>4408458</text:p>
          </table:table-cell>
          <table:table-cell office:value-type="float" office:value="3296806" table:style-name="ce1">
            <text:p>3296806</text:p>
          </table:table-cell>
          <table:table-cell office:value-type="float" office:value="872.56" table:style-name="ce1">
            <text:p>872,56</text:p>
          </table:table-cell>
          <table:table-cell office:value-type="float" office:value="862.78" table:style-name="ce1">
            <text:p>862,78</text:p>
          </table:table-cell>
          <table:table-cell office:value-type="float" office:value="3883213" table:style-name="ce1">
            <text:p>3883213</text:p>
          </table:table-cell>
          <table:table-cell office:value-type="float" office:value="658742" table:style-name="ce1">
            <text:p>658742</text:p>
          </table:table-cell>
          <table:table-cell office:value-type="float" office:value="716.65" table:style-name="ce1">
            <text:p>716,65</text:p>
          </table:table-cell>
          <table:table-cell office:value-type="float" office:value="706.91" table:style-name="ce1">
            <text:p>706,91</text:p>
          </table:table-cell>
          <table:table-cell office:value-type="float" office:value="1028121" table:style-name="ce1">
            <text:p>1028121</text:p>
          </table:table-cell>
          <table:table-cell office:value-type="float" office:value="510460" table:style-name="ce1">
            <text:p>510460</text:p>
          </table:table-cell>
          <table:table-cell office:value-type="float" office:value="6394.58" table:style-name="ce1">
            <text:p>6394,58</text:p>
          </table:table-cell>
          <table:table-cell office:value-type="float" office:value="6384.31" table:style-name="ce1">
            <text:p>6384,31</text:p>
          </table:table-cell>
          <table:table-cell office:value-type="float" office:value="4408174" table:style-name="ce1">
            <text:p>4408174</text:p>
          </table:table-cell>
          <table:table-cell office:value-type="float" office:value="3382970" table:style-name="ce3">
            <text:p>3382970</text:p>
          </table:table-cell>
          <table:table-cell office:value-type="float" office:value="1247.56" table:style-name="ce1">
            <text:p>1247,56</text:p>
          </table:table-cell>
          <table:table-cell office:value-type="float" office:value="1238.3399999999999" table:style-name="ce1">
            <text:p>1238,34</text:p>
          </table:table-cell>
          <table:table-cell office:value-type="float" office:value="2309807" table:style-name="ce1">
            <text:p>2309807</text:p>
          </table:table-cell>
          <table:table-cell office:value-type="float" office:value="826950" table:style-name="ce1">
            <text:p>826950</text:p>
          </table:table-cell>
          <table:table-cell office:value-type="float" office:value="367.3" table:style-name="ce1">
            <text:p>367,3</text:p>
          </table:table-cell>
          <table:table-cell office:value-type="float" office:value="357.77" table:style-name="ce1">
            <text:p>357,77</text:p>
          </table:table-cell>
          <table:table-cell office:value-type="float" office:value="702323" table:style-name="ce1">
            <text:p>702323</text:p>
          </table:table-cell>
          <table:table-cell office:value-type="float" office:value="266805" table:style-name="ce1">
            <text:p>266805</text:p>
          </table:table-cell>
          <table:table-cell office:value-type="float" office:value="2587.0300000000002" table:style-name="ce1">
            <text:p>2587,03</text:p>
          </table:table-cell>
          <table:table-cell office:value-type="float" office:value="2576.4699999999998" table:style-name="ce1">
            <text:p>2576,47</text:p>
          </table:table-cell>
          <table:table-cell office:value-type="float" office:value="1930099" table:style-name="ce1">
            <text:p>1930099</text:p>
          </table:table-cell>
          <table:table-cell office:value-type="float" office:value="1480135" table:style-name="ce1">
            <text:p>1480135</text:p>
          </table:table-cell>
          <table:table-cell office:value-type="float" office:value="111.32" table:style-name="ce1">
            <text:p>111,32</text:p>
          </table:table-cell>
          <table:table-cell office:value-type="float" office:value="102.06" table:style-name="ce1">
            <text:p>102,06</text:p>
          </table:table-cell>
          <table:table-cell office:value-type="float" office:value="256139" table:style-name="ce2">
            <text:p>256139</text:p>
          </table:table-cell>
          <table:table-cell office:value-type="float" office:value="99651" table:style-name="ce1">
            <text:p>99651</text:p>
          </table:table-cell>
          <table:table-cell office:value-type="float" office:value="776.81" table:style-name="ce1">
            <text:p>776,81</text:p>
          </table:table-cell>
          <table:table-cell office:value-type="float" office:value="740.76" table:style-name="ce1">
            <text:p>740,76</text:p>
          </table:table-cell>
          <table:table-cell office:value-type="float" office:value="2543438" table:style-name="ce1">
            <text:p>2543438</text:p>
          </table:table-cell>
          <table:table-cell office:value-type="float" office:value="378961" table:style-name="ce1">
            <text:p>378961</text:p>
          </table:table-cell>
          <table:table-cell office:value-type="float" office:value="9198.83" table:style-name="ce3">
            <text:p>9198,83</text:p>
          </table:table-cell>
          <table:table-cell office:value-type="float" office:value="9137.5300000000007" table:style-name="ce3">
            <text:p>9137,53</text:p>
          </table:table-cell>
          <table:table-cell office:value-type="float" office:value="4545428" table:style-name="ce1">
            <text:p>4545428</text:p>
          </table:table-cell>
          <table:table-cell office:value-type="float" office:value="3343714" table:style-name="ce1">
            <text:p>3343714</text:p>
          </table:table-cell>
          <table:table-cell office:value-type="float" office:value="1439.08" table:style-name="ce1">
            <text:p>1439,08</text:p>
          </table:table-cell>
          <table:table-cell office:value-type="float" office:value="1395.93" table:style-name="ce1">
            <text:p>1395,93</text:p>
          </table:table-cell>
          <table:table-cell office:value-type="float" office:value="5774332" table:style-name="ce3">
            <text:p>5774332</text:p>
          </table:table-cell>
          <table:table-cell office:value-type="float" office:value="627293" table:style-name="ce1">
            <text:p>627293</text:p>
          </table:table-cell>
          <table:table-cell office:value-type="float" office:value="1962.08" table:style-name="ce1">
            <text:p>1962,08</text:p>
          </table:table-cell>
          <table:table-cell office:value-type="float" office:value="1952.79" table:style-name="ce1">
            <text:p>1952,79</text:p>
          </table:table-cell>
          <table:table-cell office:value-type="float" office:value="3841495" table:style-name="ce1">
            <text:p>3841495</text:p>
          </table:table-cell>
          <table:table-cell office:value-type="float" office:value="1181966" table:style-name="ce1">
            <text:p>1181966</text:p>
          </table:table-cell>
          <table:table-cell office:value-type="float" office:value="101.24" table:formula="of:=MIN([.$B197];[.$F197];[.$J197];[.$N197];[.$R197];[.$V197];[.$Z197];[.$AD197];[.$AH197];[.$AL197];[.$AP197];[.$AT197];[.$AX197])" table:style-name="ce1">
            <text:p>101,24</text:p>
          </table:table-cell>
          <table:table-cell office:value-type="float" office:value="91.88" table:formula="of:=MIN([.$C197];[.$G197];[.$K197];[.$O197];[.$S197];[.$W197];[.$AA197];[.$AE197];[.$AI197];[.$AM197];[.$AQ197];[.$AU197];[.$AY197])" table:style-name="ce1">
            <text:p>91,88</text:p>
          </table:table-cell>
          <table:table-cell office:value-type="float" office:value="256139" table:formula="of:=MIN([.$D197];[.$H197];[.$L197];[.$P197];[.$T197];[.$X197];[.$AB197];[.$AF197];[.$AJ197];[.$AN197];[.$AR197];[.$AV197];[.$AZ197])" table:style-name="ce1">
            <text:p>256139</text:p>
          </table:table-cell>
          <table:table-cell office:value-type="float" office:value="97259" table:formula="of:=MIN([.$E197];[.$I197];[.$M197];[.$Q197];[.$U197];[.$Y197];[.$AC197];[.$AG197];[.$AK197];[.$AO197];[.$AS197];[.$AW197];[.$BA197])" table:style-name="ce1">
            <text:p>97259</text:p>
          </table:table-cell>
          <table:table-cell office:value-type="float" office:value="1247.56" table:formula="of:=MEDIAN([.$B197];[.$F197];[.$J197];[.$N197];[.$R197];[.$V197];[.$Z197];[.$AD197];[.$AH197];[.$AL197];[.$AP197];[.$AT197];[.$AX197])" table:style-name="ce1">
            <text:p>1247,56</text:p>
          </table:table-cell>
          <table:table-cell office:value-type="float" office:value="1238.3399999999999" table:formula="of:=MEDIAN([.$C197];[.$G197];[.$K197];[.$O197];[.$S197];[.$W197];[.$AA197];[.$AE197];[.$AI197];[.$AM197];[.$AQ197];[.$AU197];[.$AY197])" table:style-name="ce1">
            <text:p>1238,34</text:p>
          </table:table-cell>
          <table:table-cell office:value-type="float" office:value="2543438" table:formula="of:=MEDIAN([.$D197];[.$H197];[.$L197];[.$P197];[.$T197];[.$X197];[.$AB197];[.$AF197];[.$AJ197];[.$AN197];[.$AR197];[.$AV197];[.$AZ197])" table:style-name="ce1">
            <text:p>2543438</text:p>
          </table:table-cell>
          <table:table-cell office:value-type="float" office:value="658742" table:formula="of:=MEDIAN([.$E197];[.$I197];[.$M197];[.$Q197];[.$U197];[.$Y197];[.$AC197];[.$AG197];[.$AK197];[.$AO197];[.$AS197];[.$AW197];[.$BA197])" table:style-name="ce1">
            <text:p>658742</text:p>
          </table:table-cell>
          <table:table-cell office:value-type="float" office:value="9198.83" table:formula="of:=MAX([.$B197];[.$F197];[.$J197];[.$N197];[.$R197];[.$V197];[.$Z197];[.$AD197];[.$AH197];[.$AL197];[.$AP197];[.$AT197];[.$AX197])" table:style-name="ce1">
            <text:p>9198,83</text:p>
          </table:table-cell>
          <table:table-cell office:value-type="float" office:value="9137.5300000000007" table:formula="of:=MAX([.$C197];[.$G197];[.$K197];[.$O197];[.$S197];[.$W197];[.$AA197];[.$AE197];[.$AI197];[.$AM197];[.$AQ197];[.$AU197];[.$AY197])" table:style-name="ce1">
            <text:p>9137,53</text:p>
          </table:table-cell>
          <table:table-cell office:value-type="float" office:value="5774332" table:formula="of:=MAX([.$D197];[.$H197];[.$L197];[.$P197];[.$T197];[.$X197];[.$AB197];[.$AF197];[.$AJ197];[.$AN197];[.$AR197];[.$AV197];[.$AZ197])" table:style-name="ce1">
            <text:p>5774332</text:p>
          </table:table-cell>
          <table:table-cell office:value-type="float" office:value="3382970" table:formula="of:=MAX([.$E197];[.$I197];[.$M197];[.$Q197];[.$U197];[.$Y197];[.$AC197];[.$AG197];[.$AK197];[.$AO197];[.$AS197];[.$AW197];[.$BA197])" table:style-name="ce1">
            <text:p>338297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5_w3.lp</text:p>
          </table:table-cell>
          <table:table-cell office:value-type="float" office:value="22.8" table:style-name="ce1">
            <text:p>22,8</text:p>
          </table:table-cell>
          <table:table-cell office:value-type="float" office:value="13.77" table:style-name="ce1">
            <text:p>13,77</text:p>
          </table:table-cell>
          <table:table-cell office:value-type="float" office:value="69340" table:style-name="ce1">
            <text:p>69340</text:p>
          </table:table-cell>
          <table:table-cell office:value-type="float" office:value="10748" table:style-name="ce1">
            <text:p>10748</text:p>
          </table:table-cell>
          <table:table-cell office:value-type="float" office:value="28.84" table:style-name="ce1">
            <text:p>28,84</text:p>
          </table:table-cell>
          <table:table-cell office:value-type="float" office:value="19.62" table:style-name="ce1">
            <text:p>19,62</text:p>
          </table:table-cell>
          <table:table-cell office:value-type="float" office:value="19778" table:style-name="ce1">
            <text:p>19778</text:p>
          </table:table-cell>
          <table:table-cell office:value-type="float" office:value="12614" table:style-name="ce1">
            <text:p>12614</text:p>
          </table:table-cell>
          <table:table-cell office:value-type="float" office:value="17.86" table:style-name="ce1">
            <text:p>17,86</text:p>
          </table:table-cell>
          <table:table-cell office:value-type="float" office:value="8.92" table:style-name="ce1">
            <text:p>8,92</text:p>
          </table:table-cell>
          <table:table-cell office:value-type="float" office:value="53432" table:style-name="ce1">
            <text:p>53432</text:p>
          </table:table-cell>
          <table:table-cell office:value-type="float" office:value="6973" table:style-name="ce1">
            <text:p>6973</text:p>
          </table:table-cell>
          <table:table-cell office:value-type="float" office:value="223.65" table:style-name="ce1">
            <text:p>223,65</text:p>
          </table:table-cell>
          <table:table-cell office:value-type="float" office:value="214.8" table:style-name="ce1">
            <text:p>214,8</text:p>
          </table:table-cell>
          <table:table-cell office:value-type="float" office:value="268134" table:style-name="ce1">
            <text:p>268134</text:p>
          </table:table-cell>
          <table:table-cell office:value-type="float" office:value="119860" table:style-name="ce1">
            <text:p>119860</text:p>
          </table:table-cell>
          <table:table-cell office:value-type="float" office:value="10.43" table:style-name="ce2">
            <text:p>10,43</text:p>
          </table:table-cell>
          <table:table-cell office:value-type="float" office:value="1.39" table:style-name="ce2">
            <text:p>1,39</text:p>
          </table:table-cell>
          <table:table-cell office:value-type="float" office:value="2709" table:style-name="ce2">
            <text:p>2709</text:p>
          </table:table-cell>
          <table:table-cell office:value-type="float" office:value="921" table:style-name="ce2">
            <text:p>921</text:p>
          </table:table-cell>
          <table:table-cell office:value-type="float" office:value="357.85" table:style-name="ce1">
            <text:p>357,85</text:p>
          </table:table-cell>
          <table:table-cell office:value-type="float" office:value="348.32" table:style-name="ce1">
            <text:p>348,32</text:p>
          </table:table-cell>
          <table:table-cell office:value-type="float" office:value="1442874" table:style-name="ce3">
            <text:p>1442874</text:p>
          </table:table-cell>
          <table:table-cell office:value-type="float" office:value="211455" table:style-name="ce1">
            <text:p>211455</text:p>
          </table:table-cell>
          <table:table-cell office:value-type="float" office:value="223.52" table:style-name="ce1">
            <text:p>223,52</text:p>
          </table:table-cell>
          <table:table-cell office:value-type="float" office:value="214.26" table:style-name="ce1">
            <text:p>214,26</text:p>
          </table:table-cell>
          <table:table-cell office:value-type="float" office:value="596909" table:style-name="ce1">
            <text:p>596909</text:p>
          </table:table-cell>
          <table:table-cell office:value-type="float" office:value="119184" table:style-name="ce1">
            <text:p>119184</text:p>
          </table:table-cell>
          <table:table-cell office:value-type="float" office:value="224.96" table:style-name="ce1">
            <text:p>224,96</text:p>
          </table:table-cell>
          <table:table-cell office:value-type="float" office:value="215.54" table:style-name="ce1">
            <text:p>215,54</text:p>
          </table:table-cell>
          <table:table-cell office:value-type="float" office:value="156817" table:style-name="ce1">
            <text:p>156817</text:p>
          </table:table-cell>
          <table:table-cell office:value-type="float" office:value="116669" table:style-name="ce1">
            <text:p>116669</text:p>
          </table:table-cell>
          <table:table-cell office:value-type="float" office:value="421.38" table:style-name="ce1">
            <text:p>421,38</text:p>
          </table:table-cell>
          <table:table-cell office:value-type="float" office:value="411.95" table:style-name="ce1">
            <text:p>411,95</text:p>
          </table:table-cell>
          <table:table-cell office:value-type="float" office:value="528941" table:style-name="ce1">
            <text:p>528941</text:p>
          </table:table-cell>
          <table:table-cell office:value-type="float" office:value="236150" table:style-name="ce3">
            <text:p>236150</text:p>
          </table:table-cell>
          <table:table-cell office:value-type="float" office:value="121.08" table:style-name="ce1">
            <text:p>121,08</text:p>
          </table:table-cell>
          <table:table-cell office:value-type="float" office:value="78.31" table:style-name="ce1">
            <text:p>78,31</text:p>
          </table:table-cell>
          <table:table-cell office:value-type="float" office:value="459095" table:style-name="ce1">
            <text:p>459095</text:p>
          </table:table-cell>
          <table:table-cell office:value-type="float" office:value="32538" table:style-name="ce1">
            <text:p>32538</text:p>
          </table:table-cell>
          <table:table-cell office:value-type="float" office:value="476.39" table:style-name="ce3">
            <text:p>476,39</text:p>
          </table:table-cell>
          <table:table-cell office:value-type="float" office:value="424.78" table:style-name="ce3">
            <text:p>424,78</text:p>
          </table:table-cell>
          <table:table-cell office:value-type="float" office:value="266864" table:style-name="ce1">
            <text:p>266864</text:p>
          </table:table-cell>
          <table:table-cell office:value-type="float" office:value="146411" table:style-name="ce1">
            <text:p>146411</text:p>
          </table:table-cell>
          <table:table-cell office:value-type="float" office:value="159.55000000000001" table:style-name="ce1">
            <text:p>159,55</text:p>
          </table:table-cell>
          <table:table-cell office:value-type="float" office:value="118.42" table:style-name="ce1">
            <text:p>118,42</text:p>
          </table:table-cell>
          <table:table-cell office:value-type="float" office:value="589132" table:style-name="ce1">
            <text:p>589132</text:p>
          </table:table-cell>
          <table:table-cell office:value-type="float" office:value="46282" table:style-name="ce1">
            <text:p>46282</text:p>
          </table:table-cell>
          <table:table-cell office:value-type="float" office:value="14.36" table:style-name="ce1">
            <text:p>14,36</text:p>
          </table:table-cell>
          <table:table-cell office:value-type="float" office:value="5" table:style-name="ce1">
            <text:p>5</text:p>
          </table:table-cell>
          <table:table-cell office:value-type="float" office:value="26964" table:style-name="ce1">
            <text:p>26964</text:p>
          </table:table-cell>
          <table:table-cell office:value-type="float" office:value="3624" table:style-name="ce1">
            <text:p>3624</text:p>
          </table:table-cell>
          <table:table-cell office:value-type="float" office:value="10.43" table:formula="of:=MIN([.$B198];[.$F198];[.$J198];[.$N198];[.$R198];[.$V198];[.$Z198];[.$AD198];[.$AH198];[.$AL198];[.$AP198];[.$AT198];[.$AX198])" table:style-name="ce1">
            <text:p>10,43</text:p>
          </table:table-cell>
          <table:table-cell office:value-type="float" office:value="1.39" table:formula="of:=MIN([.$C198];[.$G198];[.$K198];[.$O198];[.$S198];[.$W198];[.$AA198];[.$AE198];[.$AI198];[.$AM198];[.$AQ198];[.$AU198];[.$AY198])" table:style-name="ce1">
            <text:p>1,39</text:p>
          </table:table-cell>
          <table:table-cell office:value-type="float" office:value="2709" table:formula="of:=MIN([.$D198];[.$H198];[.$L198];[.$P198];[.$T198];[.$X198];[.$AB198];[.$AF198];[.$AJ198];[.$AN198];[.$AR198];[.$AV198];[.$AZ198])" table:style-name="ce1">
            <text:p>2709</text:p>
          </table:table-cell>
          <table:table-cell office:value-type="float" office:value="921" table:formula="of:=MIN([.$E198];[.$I198];[.$M198];[.$Q198];[.$U198];[.$Y198];[.$AC198];[.$AG198];[.$AK198];[.$AO198];[.$AS198];[.$AW198];[.$BA198])" table:style-name="ce1">
            <text:p>921</text:p>
          </table:table-cell>
          <table:table-cell office:value-type="float" office:value="159.55000000000001" table:formula="of:=MEDIAN([.$B198];[.$F198];[.$J198];[.$N198];[.$R198];[.$V198];[.$Z198];[.$AD198];[.$AH198];[.$AL198];[.$AP198];[.$AT198];[.$AX198])" table:style-name="ce1">
            <text:p>159,55</text:p>
          </table:table-cell>
          <table:table-cell office:value-type="float" office:value="118.42" table:formula="of:=MEDIAN([.$C198];[.$G198];[.$K198];[.$O198];[.$S198];[.$W198];[.$AA198];[.$AE198];[.$AI198];[.$AM198];[.$AQ198];[.$AU198];[.$AY198])" table:style-name="ce1">
            <text:p>118,42</text:p>
          </table:table-cell>
          <table:table-cell office:value-type="float" office:value="266864" table:formula="of:=MEDIAN([.$D198];[.$H198];[.$L198];[.$P198];[.$T198];[.$X198];[.$AB198];[.$AF198];[.$AJ198];[.$AN198];[.$AR198];[.$AV198];[.$AZ198])" table:style-name="ce1">
            <text:p>266864</text:p>
          </table:table-cell>
          <table:table-cell office:value-type="float" office:value="46282" table:formula="of:=MEDIAN([.$E198];[.$I198];[.$M198];[.$Q198];[.$U198];[.$Y198];[.$AC198];[.$AG198];[.$AK198];[.$AO198];[.$AS198];[.$AW198];[.$BA198])" table:style-name="ce1">
            <text:p>46282</text:p>
          </table:table-cell>
          <table:table-cell office:value-type="float" office:value="476.39" table:formula="of:=MAX([.$B198];[.$F198];[.$J198];[.$N198];[.$R198];[.$V198];[.$Z198];[.$AD198];[.$AH198];[.$AL198];[.$AP198];[.$AT198];[.$AX198])" table:style-name="ce1">
            <text:p>476,39</text:p>
          </table:table-cell>
          <table:table-cell office:value-type="float" office:value="424.78" table:formula="of:=MAX([.$C198];[.$G198];[.$K198];[.$O198];[.$S198];[.$W198];[.$AA198];[.$AE198];[.$AI198];[.$AM198];[.$AQ198];[.$AU198];[.$AY198])" table:style-name="ce1">
            <text:p>424,78</text:p>
          </table:table-cell>
          <table:table-cell office:value-type="float" office:value="1442874" table:formula="of:=MAX([.$D198];[.$H198];[.$L198];[.$P198];[.$T198];[.$X198];[.$AB198];[.$AF198];[.$AJ198];[.$AN198];[.$AR198];[.$AV198];[.$AZ198])" table:style-name="ce1">
            <text:p>1442874</text:p>
          </table:table-cell>
          <table:table-cell office:value-type="float" office:value="236150" table:formula="of:=MAX([.$E198];[.$I198];[.$M198];[.$Q198];[.$U198];[.$Y198];[.$AC198];[.$AG198];[.$AK198];[.$AO198];[.$AS198];[.$AW198];[.$BA198])" table:style-name="ce1">
            <text:p>23615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5_a35_w4.lp</text:p>
          </table:table-cell>
          <table:table-cell office:value-type="float" office:value="12.56" table:style-name="ce1">
            <text:p>12,56</text:p>
          </table:table-cell>
          <table:table-cell office:value-type="float" office:value="4.67" table:style-name="ce1">
            <text:p>4,67</text:p>
          </table:table-cell>
          <table:table-cell office:value-type="float" office:value="18653" table:style-name="ce1">
            <text:p>18653</text:p>
          </table:table-cell>
          <table:table-cell office:value-type="float" office:value="4287" table:style-name="ce1">
            <text:p>4287</text:p>
          </table:table-cell>
          <table:table-cell office:value-type="float" office:value="9.25" table:style-name="ce1">
            <text:p>9,25</text:p>
          </table:table-cell>
          <table:table-cell office:value-type="float" office:value="0.99" table:style-name="ce1">
            <text:p>0,99</text:p>
          </table:table-cell>
          <table:table-cell office:value-type="float" office:value="2419" table:style-name="ce1">
            <text:p>2419</text:p>
          </table:table-cell>
          <table:table-cell office:value-type="float" office:value="776" table:style-name="ce1">
            <text:p>776</text:p>
          </table:table-cell>
          <table:table-cell office:value-type="float" office:value="15.55" table:style-name="ce1">
            <text:p>15,55</text:p>
          </table:table-cell>
          <table:table-cell office:value-type="float" office:value="7.89" table:style-name="ce1">
            <text:p>7,89</text:p>
          </table:table-cell>
          <table:table-cell office:value-type="float" office:value="40697" table:style-name="ce1">
            <text:p>40697</text:p>
          </table:table-cell>
          <table:table-cell office:value-type="float" office:value="6844" table:style-name="ce3">
            <text:p>6844</text:p>
          </table:table-cell>
          <table:table-cell office:value-type="float" office:value="15.89" table:style-name="ce1">
            <text:p>15,89</text:p>
          </table:table-cell>
          <table:table-cell office:value-type="float" office:value="7.39" table:style-name="ce1">
            <text:p>7,39</text:p>
          </table:table-cell>
          <table:table-cell office:value-type="float" office:value="26150" table:style-name="ce1">
            <text:p>26150</text:p>
          </table:table-cell>
          <table:table-cell office:value-type="float" office:value="6073" table:style-name="ce1">
            <text:p>6073</text:p>
          </table:table-cell>
          <table:table-cell office:value-type="float" office:value="9.65" table:style-name="ce1">
            <text:p>9,65</text:p>
          </table:table-cell>
          <table:table-cell office:value-type="float" office:value="2" table:style-name="ce1">
            <text:p>2</text:p>
          </table:table-cell>
          <table:table-cell office:value-type="float" office:value="4731" table:style-name="ce1">
            <text:p>4731</text:p>
          </table:table-cell>
          <table:table-cell office:value-type="float" office:value="1803" table:style-name="ce1">
            <text:p>1803</text:p>
          </table:table-cell>
          <table:table-cell office:value-type="float" office:value="13.22" table:style-name="ce1">
            <text:p>13,22</text:p>
          </table:table-cell>
          <table:table-cell office:value-type="float" office:value="5.33" table:style-name="ce1">
            <text:p>5,33</text:p>
          </table:table-cell>
          <table:table-cell office:value-type="float" office:value="15165" table:style-name="ce1">
            <text:p>15165</text:p>
          </table:table-cell>
          <table:table-cell office:value-type="float" office:value="4751" table:style-name="ce1">
            <text:p>4751</text:p>
          </table:table-cell>
          <table:table-cell office:value-type="float" office:value="8.82" table:style-name="ce1">
            <text:p>8,82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6912" table:style-name="ce1">
            <text:p>6912</text:p>
          </table:table-cell>
          <table:table-cell office:value-type="float" office:value="1019" table:style-name="ce1">
            <text:p>1019</text:p>
          </table:table-cell>
          <table:table-cell office:value-type="float" office:value="8.44" table:style-name="ce1">
            <text:p>8,44</text:p>
          </table:table-cell>
          <table:table-cell office:value-type="float" office:value="0.3" table:style-name="ce2">
            <text:p>0,3</text:p>
          </table:table-cell>
          <table:table-cell office:value-type="float" office:value="1482" table:style-name="ce2">
            <text:p>1482</text:p>
          </table:table-cell>
          <table:table-cell office:value-type="float" office:value="282" table:style-name="ce2">
            <text:p>282</text:p>
          </table:table-cell>
          <table:table-cell office:value-type="float" office:value="9.1300000000000008" table:style-name="ce1">
            <text:p>9,13</text:p>
          </table:table-cell>
          <table:table-cell office:value-type="float" office:value="1.63" table:style-name="ce1">
            <text:p>1,63</text:p>
          </table:table-cell>
          <table:table-cell office:value-type="float" office:value="6901" table:style-name="ce1">
            <text:p>6901</text:p>
          </table:table-cell>
          <table:table-cell office:value-type="float" office:value="1618" table:style-name="ce1">
            <text:p>1618</text:p>
          </table:table-cell>
          <table:table-cell office:value-type="float" office:value="39.92" table:style-name="ce1">
            <text:p>39,92</text:p>
          </table:table-cell>
          <table:table-cell office:value-type="float" office:value="9.26" table:style-name="ce1">
            <text:p>9,26</text:p>
          </table:table-cell>
          <table:table-cell office:value-type="float" office:value="48720" table:style-name="ce3">
            <text:p>48720</text:p>
          </table:table-cell>
          <table:table-cell office:value-type="float" office:value="6524" table:style-name="ce1">
            <text:p>6524</text:p>
          </table:table-cell>
          <table:table-cell office:value-type="float" office:value="39.43" table:style-name="ce1">
            <text:p>39,43</text:p>
          </table:table-cell>
          <table:table-cell office:value-type="float" office:value="4.24" table:style-name="ce1">
            <text:p>4,24</text:p>
          </table:table-cell>
          <table:table-cell office:value-type="float" office:value="5079" table:style-name="ce1">
            <text:p>5079</text:p>
          </table:table-cell>
          <table:table-cell office:value-type="float" office:value="1790" table:style-name="ce1">
            <text:p>1790</text:p>
          </table:table-cell>
          <table:table-cell office:value-type="float" office:value="45.84" table:style-name="ce3">
            <text:p>45,84</text:p>
          </table:table-cell>
          <table:table-cell office:value-type="float" office:value="10.01" table:style-name="ce3">
            <text:p>10,01</text:p>
          </table:table-cell>
          <table:table-cell office:value-type="float" office:value="35709" table:style-name="ce1">
            <text:p>35709</text:p>
          </table:table-cell>
          <table:table-cell office:value-type="float" office:value="6752" table:style-name="ce1">
            <text:p>6752</text:p>
          </table:table-cell>
          <table:table-cell office:value-type="float" office:value="8.2799999999999994" table:style-name="ce2">
            <text:p>8,28</text:p>
          </table:table-cell>
          <table:table-cell office:value-type="float" office:value="1.04" table:style-name="ce1">
            <text:p>1,04</text:p>
          </table:table-cell>
          <table:table-cell office:value-type="float" office:value="13685" table:style-name="ce1">
            <text:p>13685</text:p>
          </table:table-cell>
          <table:table-cell office:value-type="float" office:value="1102" table:style-name="ce1">
            <text:p>1102</text:p>
          </table:table-cell>
          <table:table-cell office:value-type="float" office:value="8.2799999999999994" table:formula="of:=MIN([.$B199];[.$F199];[.$J199];[.$N199];[.$R199];[.$V199];[.$Z199];[.$AD199];[.$AH199];[.$AL199];[.$AP199];[.$AT199];[.$AX199])" table:style-name="ce1">
            <text:p>8,28</text:p>
          </table:table-cell>
          <table:table-cell office:value-type="float" office:value="0.3" table:formula="of:=MIN([.$C199];[.$G199];[.$K199];[.$O199];[.$S199];[.$W199];[.$AA199];[.$AE199];[.$AI199];[.$AM199];[.$AQ199];[.$AU199];[.$AY199])" table:style-name="ce1">
            <text:p>0,3</text:p>
          </table:table-cell>
          <table:table-cell office:value-type="float" office:value="1482" table:formula="of:=MIN([.$D199];[.$H199];[.$L199];[.$P199];[.$T199];[.$X199];[.$AB199];[.$AF199];[.$AJ199];[.$AN199];[.$AR199];[.$AV199];[.$AZ199])" table:style-name="ce1">
            <text:p>1482</text:p>
          </table:table-cell>
          <table:table-cell office:value-type="float" office:value="282" table:formula="of:=MIN([.$E199];[.$I199];[.$M199];[.$Q199];[.$U199];[.$Y199];[.$AC199];[.$AG199];[.$AK199];[.$AO199];[.$AS199];[.$AW199];[.$BA199])" table:style-name="ce1">
            <text:p>282</text:p>
          </table:table-cell>
          <table:table-cell office:value-type="float" office:value="12.56" table:formula="of:=MEDIAN([.$B199];[.$F199];[.$J199];[.$N199];[.$R199];[.$V199];[.$Z199];[.$AD199];[.$AH199];[.$AL199];[.$AP199];[.$AT199];[.$AX199])" table:style-name="ce1">
            <text:p>12,56</text:p>
          </table:table-cell>
          <table:table-cell office:value-type="float" office:value="4.24" table:formula="of:=MEDIAN([.$C199];[.$G199];[.$K199];[.$O199];[.$S199];[.$W199];[.$AA199];[.$AE199];[.$AI199];[.$AM199];[.$AQ199];[.$AU199];[.$AY199])" table:style-name="ce1">
            <text:p>4,24</text:p>
          </table:table-cell>
          <table:table-cell office:value-type="float" office:value="13685" table:formula="of:=MEDIAN([.$D199];[.$H199];[.$L199];[.$P199];[.$T199];[.$X199];[.$AB199];[.$AF199];[.$AJ199];[.$AN199];[.$AR199];[.$AV199];[.$AZ199])" table:style-name="ce1">
            <text:p>13685</text:p>
          </table:table-cell>
          <table:table-cell office:value-type="float" office:value="1803" table:formula="of:=MEDIAN([.$E199];[.$I199];[.$M199];[.$Q199];[.$U199];[.$Y199];[.$AC199];[.$AG199];[.$AK199];[.$AO199];[.$AS199];[.$AW199];[.$BA199])" table:style-name="ce1">
            <text:p>1803</text:p>
          </table:table-cell>
          <table:table-cell office:value-type="float" office:value="45.84" table:formula="of:=MAX([.$B199];[.$F199];[.$J199];[.$N199];[.$R199];[.$V199];[.$Z199];[.$AD199];[.$AH199];[.$AL199];[.$AP199];[.$AT199];[.$AX199])" table:style-name="ce1">
            <text:p>45,84</text:p>
          </table:table-cell>
          <table:table-cell office:value-type="float" office:value="10.01" table:formula="of:=MAX([.$C199];[.$G199];[.$K199];[.$O199];[.$S199];[.$W199];[.$AA199];[.$AE199];[.$AI199];[.$AM199];[.$AQ199];[.$AU199];[.$AY199])" table:style-name="ce1">
            <text:p>10,01</text:p>
          </table:table-cell>
          <table:table-cell office:value-type="float" office:value="48720" table:formula="of:=MAX([.$D199];[.$H199];[.$L199];[.$P199];[.$T199];[.$X199];[.$AB199];[.$AF199];[.$AJ199];[.$AN199];[.$AR199];[.$AV199];[.$AZ199])" table:style-name="ce1">
            <text:p>48720</text:p>
          </table:table-cell>
          <table:table-cell office:value-type="float" office:value="6844" table:formula="of:=MAX([.$E199];[.$I199];[.$M199];[.$Q199];[.$U199];[.$Y199];[.$AC199];[.$AG199];[.$AK199];[.$AO199];[.$AS199];[.$AW199];[.$BA199])" table:style-name="ce1">
            <text:p>684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15_w1.lp</text:p>
          </table:table-cell>
          <table:table-cell office:value-type="float" office:value="11.72" table:style-name="ce1">
            <text:p>11,72</text:p>
          </table:table-cell>
          <table:table-cell office:value-type="float" office:value="8.1999999999999993" table:style-name="ce1">
            <text:p>8,2</text:p>
          </table:table-cell>
          <table:table-cell office:value-type="float" office:value="53774" table:style-name="ce1">
            <text:p>53774</text:p>
          </table:table-cell>
          <table:table-cell office:value-type="float" office:value="18807" table:style-name="ce1">
            <text:p>18807</text:p>
          </table:table-cell>
          <table:table-cell office:value-type="float" office:value="7.68" table:style-name="ce1">
            <text:p>7,68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14776" table:style-name="ce1">
            <text:p>14776</text:p>
          </table:table-cell>
          <table:table-cell office:value-type="float" office:value="9026" table:style-name="ce1">
            <text:p>9026</text:p>
          </table:table-cell>
          <table:table-cell office:value-type="float" office:value="29.55" table:style-name="ce1">
            <text:p>29,55</text:p>
          </table:table-cell>
          <table:table-cell office:value-type="float" office:value="26.1" table:style-name="ce3">
            <text:p>26,1</text:p>
          </table:table-cell>
          <table:table-cell office:value-type="float" office:value="209201" table:style-name="ce3">
            <text:p>209201</text:p>
          </table:table-cell>
          <table:table-cell office:value-type="float" office:value="45403" table:style-name="ce3">
            <text:p>45403</text:p>
          </table:table-cell>
          <table:table-cell office:value-type="float" office:value="25.43" table:style-name="ce1">
            <text:p>25,43</text:p>
          </table:table-cell>
          <table:table-cell office:value-type="float" office:value="22.14" table:style-name="ce1">
            <text:p>22,14</text:p>
          </table:table-cell>
          <table:table-cell office:value-type="float" office:value="74668" table:style-name="ce1">
            <text:p>74668</text:p>
          </table:table-cell>
          <table:table-cell office:value-type="float" office:value="35679" table:style-name="ce1">
            <text:p>35679</text:p>
          </table:table-cell>
          <table:table-cell office:value-type="float" office:value="6.65" table:style-name="ce2">
            <text:p>6,65</text:p>
          </table:table-cell>
          <table:table-cell office:value-type="float" office:value="3.05" table:style-name="ce2">
            <text:p>3,05</text:p>
          </table:table-cell>
          <table:table-cell office:value-type="float" office:value="11392" table:style-name="ce2">
            <text:p>11392</text:p>
          </table:table-cell>
          <table:table-cell office:value-type="float" office:value="7120" table:style-name="ce2">
            <text:p>7120</text:p>
          </table:table-cell>
          <table:table-cell office:value-type="float" office:value="11.72" table:style-name="ce1">
            <text:p>11,72</text:p>
          </table:table-cell>
          <table:table-cell office:value-type="float" office:value="8.09" table:style-name="ce1">
            <text:p>8,09</text:p>
          </table:table-cell>
          <table:table-cell office:value-type="float" office:value="32106" table:style-name="ce1">
            <text:p>32106</text:p>
          </table:table-cell>
          <table:table-cell office:value-type="float" office:value="16199" table:style-name="ce1">
            <text:p>16199</text:p>
          </table:table-cell>
          <table:table-cell office:value-type="float" office:value="15.4" table:style-name="ce1">
            <text:p>15,4</text:p>
          </table:table-cell>
          <table:table-cell office:value-type="float" office:value="11.61" table:style-name="ce1">
            <text:p>11,61</text:p>
          </table:table-cell>
          <table:table-cell office:value-type="float" office:value="31837" table:style-name="ce1">
            <text:p>31837</text:p>
          </table:table-cell>
          <table:table-cell office:value-type="float" office:value="19544" table:style-name="ce1">
            <text:p>19544</text:p>
          </table:table-cell>
          <table:table-cell office:value-type="float" office:value="18.07" table:style-name="ce1">
            <text:p>18,07</text:p>
          </table:table-cell>
          <table:table-cell office:value-type="float" office:value="14.57" table:style-name="ce1">
            <text:p>14,57</text:p>
          </table:table-cell>
          <table:table-cell office:value-type="float" office:value="37452" table:style-name="ce1">
            <text:p>37452</text:p>
          </table:table-cell>
          <table:table-cell office:value-type="float" office:value="24107" table:style-name="ce1">
            <text:p>24107</text:p>
          </table:table-cell>
          <table:table-cell office:value-type="float" office:value="10.44" table:style-name="ce1">
            <text:p>10,44</text:p>
          </table:table-cell>
          <table:table-cell office:value-type="float" office:value="6.8" table:style-name="ce1">
            <text:p>6,8</text:p>
          </table:table-cell>
          <table:table-cell office:value-type="float" office:value="24778" table:style-name="ce1">
            <text:p>24778</text:p>
          </table:table-cell>
          <table:table-cell office:value-type="float" office:value="13822" table:style-name="ce1">
            <text:p>13822</text:p>
          </table:table-cell>
          <table:table-cell office:value-type="float" office:value="18.12" table:style-name="ce1">
            <text:p>18,12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15090" table:style-name="ce1">
            <text:p>15090</text:p>
          </table:table-cell>
          <table:table-cell office:value-type="float" office:value="7697" table:style-name="ce1">
            <text:p>7697</text:p>
          </table:table-cell>
          <table:table-cell office:value-type="float" office:value="38.21" table:style-name="ce3">
            <text:p>38,21</text:p>
          </table:table-cell>
          <table:table-cell office:value-type="float" office:value="20.82" table:style-name="ce1">
            <text:p>20,82</text:p>
          </table:table-cell>
          <table:table-cell office:value-type="float" office:value="67321" table:style-name="ce1">
            <text:p>67321</text:p>
          </table:table-cell>
          <table:table-cell office:value-type="float" office:value="22168" table:style-name="ce1">
            <text:p>22168</text:p>
          </table:table-cell>
          <table:table-cell office:value-type="float" office:value="35.29" table:style-name="ce1">
            <text:p>35,29</text:p>
          </table:table-cell>
          <table:table-cell office:value-type="float" office:value="18.91" table:style-name="ce1">
            <text:p>18,91</text:p>
          </table:table-cell>
          <table:table-cell office:value-type="float" office:value="76916" table:style-name="ce1">
            <text:p>76916</text:p>
          </table:table-cell>
          <table:table-cell office:value-type="float" office:value="21570" table:style-name="ce1">
            <text:p>21570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5.38" table:style-name="ce1">
            <text:p>5,38</text:p>
          </table:table-cell>
          <table:table-cell office:value-type="float" office:value="18196" table:style-name="ce1">
            <text:p>18196</text:p>
          </table:table-cell>
          <table:table-cell office:value-type="float" office:value="10679" table:style-name="ce1">
            <text:p>10679</text:p>
          </table:table-cell>
          <table:table-cell office:value-type="float" office:value="6.65" table:formula="of:=MIN([.$B200];[.$F200];[.$J200];[.$N200];[.$R200];[.$V200];[.$Z200];[.$AD200];[.$AH200];[.$AL200];[.$AP200];[.$AT200];[.$AX200])" table:style-name="ce1">
            <text:p>6,65</text:p>
          </table:table-cell>
          <table:table-cell office:value-type="float" office:value="3.05" table:formula="of:=MIN([.$C200];[.$G200];[.$K200];[.$O200];[.$S200];[.$W200];[.$AA200];[.$AE200];[.$AI200];[.$AM200];[.$AQ200];[.$AU200];[.$AY200])" table:style-name="ce1">
            <text:p>3,05</text:p>
          </table:table-cell>
          <table:table-cell office:value-type="float" office:value="11392" table:formula="of:=MIN([.$D200];[.$H200];[.$L200];[.$P200];[.$T200];[.$X200];[.$AB200];[.$AF200];[.$AJ200];[.$AN200];[.$AR200];[.$AV200];[.$AZ200])" table:style-name="ce1">
            <text:p>11392</text:p>
          </table:table-cell>
          <table:table-cell office:value-type="float" office:value="7120" table:formula="of:=MIN([.$E200];[.$I200];[.$M200];[.$Q200];[.$U200];[.$Y200];[.$AC200];[.$AG200];[.$AK200];[.$AO200];[.$AS200];[.$AW200];[.$BA200])" table:style-name="ce1">
            <text:p>7120</text:p>
          </table:table-cell>
          <table:table-cell office:value-type="float" office:value="15.4" table:formula="of:=MEDIAN([.$B200];[.$F200];[.$J200];[.$N200];[.$R200];[.$V200];[.$Z200];[.$AD200];[.$AH200];[.$AL200];[.$AP200];[.$AT200];[.$AX200])" table:style-name="ce1">
            <text:p>15,4</text:p>
          </table:table-cell>
          <table:table-cell office:value-type="float" office:value="8.1999999999999993" table:formula="of:=MEDIAN([.$C200];[.$G200];[.$K200];[.$O200];[.$S200];[.$W200];[.$AA200];[.$AE200];[.$AI200];[.$AM200];[.$AQ200];[.$AU200];[.$AY200])" table:style-name="ce1">
            <text:p>8,2</text:p>
          </table:table-cell>
          <table:table-cell office:value-type="float" office:value="32106" table:formula="of:=MEDIAN([.$D200];[.$H200];[.$L200];[.$P200];[.$T200];[.$X200];[.$AB200];[.$AF200];[.$AJ200];[.$AN200];[.$AR200];[.$AV200];[.$AZ200])" table:style-name="ce1">
            <text:p>32106</text:p>
          </table:table-cell>
          <table:table-cell office:value-type="float" office:value="18807" table:formula="of:=MEDIAN([.$E200];[.$I200];[.$M200];[.$Q200];[.$U200];[.$Y200];[.$AC200];[.$AG200];[.$AK200];[.$AO200];[.$AS200];[.$AW200];[.$BA200])" table:style-name="ce1">
            <text:p>18807</text:p>
          </table:table-cell>
          <table:table-cell office:value-type="float" office:value="38.21" table:formula="of:=MAX([.$B200];[.$F200];[.$J200];[.$N200];[.$R200];[.$V200];[.$Z200];[.$AD200];[.$AH200];[.$AL200];[.$AP200];[.$AT200];[.$AX200])" table:style-name="ce1">
            <text:p>38,21</text:p>
          </table:table-cell>
          <table:table-cell office:value-type="float" office:value="26.1" table:formula="of:=MAX([.$C200];[.$G200];[.$K200];[.$O200];[.$S200];[.$W200];[.$AA200];[.$AE200];[.$AI200];[.$AM200];[.$AQ200];[.$AU200];[.$AY200])" table:style-name="ce1">
            <text:p>26,1</text:p>
          </table:table-cell>
          <table:table-cell office:value-type="float" office:value="209201" table:formula="of:=MAX([.$D200];[.$H200];[.$L200];[.$P200];[.$T200];[.$X200];[.$AB200];[.$AF200];[.$AJ200];[.$AN200];[.$AR200];[.$AV200];[.$AZ200])" table:style-name="ce1">
            <text:p>209201</text:p>
          </table:table-cell>
          <table:table-cell office:value-type="float" office:value="45403" table:formula="of:=MAX([.$E200];[.$I200];[.$M200];[.$Q200];[.$U200];[.$Y200];[.$AC200];[.$AG200];[.$AK200];[.$AO200];[.$AS200];[.$AW200];[.$BA200])" table:style-name="ce1">
            <text:p>4540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20_w1.lp</text:p>
          </table:table-cell>
          <table:table-cell office:value-type="float" office:value="18.28" table:style-name="ce1">
            <text:p>18,28</text:p>
          </table:table-cell>
          <table:table-cell office:value-type="float" office:value="13.76" table:style-name="ce1">
            <text:p>13,76</text:p>
          </table:table-cell>
          <table:table-cell office:value-type="float" office:value="112777" table:style-name="ce1">
            <text:p>112777</text:p>
          </table:table-cell>
          <table:table-cell office:value-type="float" office:value="25945" table:style-name="ce1">
            <text:p>25945</text:p>
          </table:table-cell>
          <table:table-cell office:value-type="float" office:value="24.19" table:style-name="ce1">
            <text:p>24,19</text:p>
          </table:table-cell>
          <table:table-cell office:value-type="float" office:value="19.2" table:style-name="ce1">
            <text:p>19,2</text:p>
          </table:table-cell>
          <table:table-cell office:value-type="float" office:value="48236" table:style-name="ce1">
            <text:p>48236</text:p>
          </table:table-cell>
          <table:table-cell office:value-type="float" office:value="27656" table:style-name="ce1">
            <text:p>27656</text:p>
          </table:table-cell>
          <table:table-cell office:value-type="float" office:value="26.89" table:style-name="ce1">
            <text:p>26,89</text:p>
          </table:table-cell>
          <table:table-cell office:value-type="float" office:value="22.26" table:style-name="ce1">
            <text:p>22,26</text:p>
          </table:table-cell>
          <table:table-cell office:value-type="float" office:value="138046" table:style-name="ce1">
            <text:p>138046</text:p>
          </table:table-cell>
          <table:table-cell office:value-type="float" office:value="39292" table:style-name="ce1">
            <text:p>39292</text:p>
          </table:table-cell>
          <table:table-cell office:value-type="float" office:value="9.69" table:style-name="ce1">
            <text:p>9,69</text:p>
          </table:table-cell>
          <table:table-cell office:value-type="float" office:value="5.01" table:style-name="ce1">
            <text:p>5,01</text:p>
          </table:table-cell>
          <table:table-cell office:value-type="float" office:value="81393" table:style-name="ce1">
            <text:p>81393</text:p>
          </table:table-cell>
          <table:table-cell office:value-type="float" office:value="10513" table:style-name="ce1">
            <text:p>10513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4.61" table:style-name="ce1">
            <text:p>14,61</text:p>
          </table:table-cell>
          <table:table-cell office:value-type="float" office:value="37099" table:style-name="ce1">
            <text:p>37099</text:p>
          </table:table-cell>
          <table:table-cell office:value-type="float" office:value="21326" table:style-name="ce1">
            <text:p>21326</text:p>
          </table:table-cell>
          <table:table-cell office:value-type="float" office:value="15.28" table:style-name="ce1">
            <text:p>15,28</text:p>
          </table:table-cell>
          <table:table-cell office:value-type="float" office:value="10.210000000000001" table:style-name="ce1">
            <text:p>10,21</text:p>
          </table:table-cell>
          <table:table-cell office:value-type="float" office:value="39302" table:style-name="ce1">
            <text:p>39302</text:p>
          </table:table-cell>
          <table:table-cell office:value-type="float" office:value="17482" table:style-name="ce1">
            <text:p>17482</text:p>
          </table:table-cell>
          <table:table-cell office:value-type="float" office:value="29.39" table:style-name="ce1">
            <text:p>29,39</text:p>
          </table:table-cell>
          <table:table-cell office:value-type="float" office:value="24.58" table:style-name="ce1">
            <text:p>24,58</text:p>
          </table:table-cell>
          <table:table-cell office:value-type="float" office:value="129385" table:style-name="ce1">
            <text:p>129385</text:p>
          </table:table-cell>
          <table:table-cell office:value-type="float" office:value="39405" table:style-name="ce1">
            <text:p>39405</text:p>
          </table:table-cell>
          <table:table-cell office:value-type="float" office:value="29.26" table:style-name="ce1">
            <text:p>29,26</text:p>
          </table:table-cell>
          <table:table-cell office:value-type="float" office:value="24.31" table:style-name="ce1">
            <text:p>24,31</text:p>
          </table:table-cell>
          <table:table-cell office:value-type="float" office:value="59510" table:style-name="ce1">
            <text:p>59510</text:p>
          </table:table-cell>
          <table:table-cell office:value-type="float" office:value="35103" table:style-name="ce1">
            <text:p>35103</text:p>
          </table:table-cell>
          <table:table-cell office:value-type="float" office:value="7.52" table:style-name="ce2">
            <text:p>7,52</text:p>
          </table:table-cell>
          <table:table-cell office:value-type="float" office:value="3.13" table:style-name="ce1">
            <text:p>3,13</text:p>
          </table:table-cell>
          <table:table-cell office:value-type="float" office:value="26452" table:style-name="ce1">
            <text:p>26452</text:p>
          </table:table-cell>
          <table:table-cell office:value-type="float" office:value="6451" table:style-name="ce1">
            <text:p>6451</text:p>
          </table:table-cell>
          <table:table-cell office:value-type="float" office:value="24.38" table:style-name="ce1">
            <text:p>24,38</text:p>
          </table:table-cell>
          <table:table-cell office:value-type="float" office:value="2.2999999999999998" table:style-name="ce2">
            <text:p>2,3</text:p>
          </table:table-cell>
          <table:table-cell office:value-type="float" office:value="12281" table:style-name="ce2">
            <text:p>12281</text:p>
          </table:table-cell>
          <table:table-cell office:value-type="float" office:value="2777" table:style-name="ce2">
            <text:p>2777</text:p>
          </table:table-cell>
          <table:table-cell office:value-type="float" office:value="74.48" table:style-name="ce1">
            <text:p>74,48</text:p>
          </table:table-cell>
          <table:table-cell office:value-type="float" office:value="50.62" table:style-name="ce1">
            <text:p>50,62</text:p>
          </table:table-cell>
          <table:table-cell office:value-type="float" office:value="108600" table:style-name="ce1">
            <text:p>108600</text:p>
          </table:table-cell>
          <table:table-cell office:value-type="float" office:value="39771" table:style-name="ce1">
            <text:p>39771</text:p>
          </table:table-cell>
          <table:table-cell office:value-type="float" office:value="124.74" table:style-name="ce3">
            <text:p>124,74</text:p>
          </table:table-cell>
          <table:table-cell office:value-type="float" office:value="101.95" table:style-name="ce3">
            <text:p>101,95</text:p>
          </table:table-cell>
          <table:table-cell office:value-type="float" office:value="234699" table:style-name="ce3">
            <text:p>234699</text:p>
          </table:table-cell>
          <table:table-cell office:value-type="float" office:value="74818" table:style-name="ce3">
            <text:p>74818</text:p>
          </table:table-cell>
          <table:table-cell office:value-type="float" office:value="13.9" table:style-name="ce1">
            <text:p>13,9</text:p>
          </table:table-cell>
          <table:table-cell office:value-type="float" office:value="8.98" table:style-name="ce1">
            <text:p>8,98</text:p>
          </table:table-cell>
          <table:table-cell office:value-type="float" office:value="120945" table:style-name="ce1">
            <text:p>120945</text:p>
          </table:table-cell>
          <table:table-cell office:value-type="float" office:value="14857" table:style-name="ce1">
            <text:p>14857</text:p>
          </table:table-cell>
          <table:table-cell office:value-type="float" office:value="7.52" table:formula="of:=MIN([.$B201];[.$F201];[.$J201];[.$N201];[.$R201];[.$V201];[.$Z201];[.$AD201];[.$AH201];[.$AL201];[.$AP201];[.$AT201];[.$AX201])" table:style-name="ce1">
            <text:p>7,52</text:p>
          </table:table-cell>
          <table:table-cell office:value-type="float" office:value="2.2999999999999998" table:formula="of:=MIN([.$C201];[.$G201];[.$K201];[.$O201];[.$S201];[.$W201];[.$AA201];[.$AE201];[.$AI201];[.$AM201];[.$AQ201];[.$AU201];[.$AY201])" table:style-name="ce1">
            <text:p>2,3</text:p>
          </table:table-cell>
          <table:table-cell office:value-type="float" office:value="12281" table:formula="of:=MIN([.$D201];[.$H201];[.$L201];[.$P201];[.$T201];[.$X201];[.$AB201];[.$AF201];[.$AJ201];[.$AN201];[.$AR201];[.$AV201];[.$AZ201])" table:style-name="ce1">
            <text:p>12281</text:p>
          </table:table-cell>
          <table:table-cell office:value-type="float" office:value="2777" table:formula="of:=MIN([.$E201];[.$I201];[.$M201];[.$Q201];[.$U201];[.$Y201];[.$AC201];[.$AG201];[.$AK201];[.$AO201];[.$AS201];[.$AW201];[.$BA201])" table:style-name="ce1">
            <text:p>2777</text:p>
          </table:table-cell>
          <table:table-cell office:value-type="float" office:value="24.19" table:formula="of:=MEDIAN([.$B201];[.$F201];[.$J201];[.$N201];[.$R201];[.$V201];[.$Z201];[.$AD201];[.$AH201];[.$AL201];[.$AP201];[.$AT201];[.$AX201])" table:style-name="ce1">
            <text:p>24,19</text:p>
          </table:table-cell>
          <table:table-cell office:value-type="float" office:value="14.61" table:formula="of:=MEDIAN([.$C201];[.$G201];[.$K201];[.$O201];[.$S201];[.$W201];[.$AA201];[.$AE201];[.$AI201];[.$AM201];[.$AQ201];[.$AU201];[.$AY201])" table:style-name="ce1">
            <text:p>14,61</text:p>
          </table:table-cell>
          <table:table-cell office:value-type="float" office:value="81393" table:formula="of:=MEDIAN([.$D201];[.$H201];[.$L201];[.$P201];[.$T201];[.$X201];[.$AB201];[.$AF201];[.$AJ201];[.$AN201];[.$AR201];[.$AV201];[.$AZ201])" table:style-name="ce1">
            <text:p>81393</text:p>
          </table:table-cell>
          <table:table-cell office:value-type="float" office:value="25945" table:formula="of:=MEDIAN([.$E201];[.$I201];[.$M201];[.$Q201];[.$U201];[.$Y201];[.$AC201];[.$AG201];[.$AK201];[.$AO201];[.$AS201];[.$AW201];[.$BA201])" table:style-name="ce1">
            <text:p>25945</text:p>
          </table:table-cell>
          <table:table-cell office:value-type="float" office:value="124.74" table:formula="of:=MAX([.$B201];[.$F201];[.$J201];[.$N201];[.$R201];[.$V201];[.$Z201];[.$AD201];[.$AH201];[.$AL201];[.$AP201];[.$AT201];[.$AX201])" table:style-name="ce1">
            <text:p>124,74</text:p>
          </table:table-cell>
          <table:table-cell office:value-type="float" office:value="101.95" table:formula="of:=MAX([.$C201];[.$G201];[.$K201];[.$O201];[.$S201];[.$W201];[.$AA201];[.$AE201];[.$AI201];[.$AM201];[.$AQ201];[.$AU201];[.$AY201])" table:style-name="ce1">
            <text:p>101,95</text:p>
          </table:table-cell>
          <table:table-cell office:value-type="float" office:value="234699" table:formula="of:=MAX([.$D201];[.$H201];[.$L201];[.$P201];[.$T201];[.$X201];[.$AB201];[.$AF201];[.$AJ201];[.$AN201];[.$AR201];[.$AV201];[.$AZ201])" table:style-name="ce1">
            <text:p>234699</text:p>
          </table:table-cell>
          <table:table-cell office:value-type="float" office:value="74818" table:formula="of:=MAX([.$E201];[.$I201];[.$M201];[.$Q201];[.$U201];[.$Y201];[.$AC201];[.$AG201];[.$AK201];[.$AO201];[.$AS201];[.$AW201];[.$BA201])" table:style-name="ce1">
            <text:p>7481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25_w1.lp</text:p>
          </table:table-cell>
          <table:table-cell office:value-type="float" office:value="129.97999999999999" table:style-name="ce1">
            <text:p>129,98</text:p>
          </table:table-cell>
          <table:table-cell office:value-type="float" office:value="124.01" table:style-name="ce1">
            <text:p>124,01</text:p>
          </table:table-cell>
          <table:table-cell office:value-type="float" office:value="478569" table:style-name="ce1">
            <text:p>478569</text:p>
          </table:table-cell>
          <table:table-cell office:value-type="float" office:value="195035" table:style-name="ce2">
            <text:p>195035</text:p>
          </table:table-cell>
          <table:table-cell office:value-type="float" office:value="230.26" table:style-name="ce1">
            <text:p>230,26</text:p>
          </table:table-cell>
          <table:table-cell office:value-type="float" office:value="224.07" table:style-name="ce1">
            <text:p>224,07</text:p>
          </table:table-cell>
          <table:table-cell office:value-type="float" office:value="477911" table:style-name="ce2">
            <text:p>477911</text:p>
          </table:table-cell>
          <table:table-cell office:value-type="float" office:value="331748" table:style-name="ce1">
            <text:p>331748</text:p>
          </table:table-cell>
          <table:table-cell office:value-type="float" office:value="164.69" table:style-name="ce1">
            <text:p>164,69</text:p>
          </table:table-cell>
          <table:table-cell office:value-type="float" office:value="159.61000000000001" table:style-name="ce1">
            <text:p>159,61</text:p>
          </table:table-cell>
          <table:table-cell office:value-type="float" office:value="920980" table:style-name="ce1">
            <text:p>920980</text:p>
          </table:table-cell>
          <table:table-cell office:value-type="float" office:value="287795" table:style-name="ce1">
            <text:p>287795</text:p>
          </table:table-cell>
          <table:table-cell office:value-type="float" office:value="138.62" table:style-name="ce1">
            <text:p>138,62</text:p>
          </table:table-cell>
          <table:table-cell office:value-type="float" office:value="133.27000000000001" table:style-name="ce1">
            <text:p>133,27</text:p>
          </table:table-cell>
          <table:table-cell office:value-type="float" office:value="482198" table:style-name="ce1">
            <text:p>482198</text:p>
          </table:table-cell>
          <table:table-cell office:value-type="float" office:value="204227" table:style-name="ce1">
            <text:p>204227</text:p>
          </table:table-cell>
          <table:table-cell office:value-type="float" office:value="248.64" table:style-name="ce1">
            <text:p>248,64</text:p>
          </table:table-cell>
          <table:table-cell office:value-type="float" office:value="242.95" table:style-name="ce1">
            <text:p>242,95</text:p>
          </table:table-cell>
          <table:table-cell office:value-type="float" office:value="588550" table:style-name="ce1">
            <text:p>588550</text:p>
          </table:table-cell>
          <table:table-cell office:value-type="float" office:value="413421" table:style-name="ce1">
            <text:p>413421</text:p>
          </table:table-cell>
          <table:table-cell office:value-type="float" office:value="344.68" table:style-name="ce1">
            <text:p>344,68</text:p>
          </table:table-cell>
          <table:table-cell office:value-type="float" office:value="339.21" table:style-name="ce1">
            <text:p>339,21</text:p>
          </table:table-cell>
          <table:table-cell office:value-type="float" office:value="1943727" table:style-name="ce3">
            <text:p>1943727</text:p>
          </table:table-cell>
          <table:table-cell office:value-type="float" office:value="532153" table:style-name="ce3">
            <text:p>532153</text:p>
          </table:table-cell>
          <table:table-cell office:value-type="float" office:value="220.72" table:style-name="ce1">
            <text:p>220,72</text:p>
          </table:table-cell>
          <table:table-cell office:value-type="float" office:value="215" table:style-name="ce1">
            <text:p>215</text:p>
          </table:table-cell>
          <table:table-cell office:value-type="float" office:value="967453" table:style-name="ce1">
            <text:p>967453</text:p>
          </table:table-cell>
          <table:table-cell office:value-type="float" office:value="332551" table:style-name="ce1">
            <text:p>332551</text:p>
          </table:table-cell>
          <table:table-cell office:value-type="float" office:value="250.23" table:style-name="ce1">
            <text:p>250,23</text:p>
          </table:table-cell>
          <table:table-cell office:value-type="float" office:value="244.04" table:style-name="ce1">
            <text:p>244,04</text:p>
          </table:table-cell>
          <table:table-cell office:value-type="float" office:value="577340" table:style-name="ce1">
            <text:p>577340</text:p>
          </table:table-cell>
          <table:table-cell office:value-type="float" office:value="404774" table:style-name="ce1">
            <text:p>404774</text:p>
          </table:table-cell>
          <table:table-cell office:value-type="float" office:value="327.76" table:style-name="ce1">
            <text:p>327,76</text:p>
          </table:table-cell>
          <table:table-cell office:value-type="float" office:value="322.14" table:style-name="ce1">
            <text:p>322,14</text:p>
          </table:table-cell>
          <table:table-cell office:value-type="float" office:value="1339158" table:style-name="ce1">
            <text:p>1339158</text:p>
          </table:table-cell>
          <table:table-cell office:value-type="float" office:value="463045" table:style-name="ce1">
            <text:p>463045</text:p>
          </table:table-cell>
          <table:table-cell office:value-type="float" office:value="595.76" table:style-name="ce3">
            <text:p>595,76</text:p>
          </table:table-cell>
          <table:table-cell office:value-type="float" office:value="566.92999999999995" table:style-name="ce3">
            <text:p>566,93</text:p>
          </table:table-cell>
          <table:table-cell office:value-type="float" office:value="1001912" table:style-name="ce1">
            <text:p>1001912</text:p>
          </table:table-cell>
          <table:table-cell office:value-type="float" office:value="518387" table:style-name="ce1">
            <text:p>518387</text:p>
          </table:table-cell>
          <table:table-cell office:value-type="float" office:value="438.63" table:style-name="ce1">
            <text:p>438,63</text:p>
          </table:table-cell>
          <table:table-cell office:value-type="float" office:value="407.14" table:style-name="ce1">
            <text:p>407,14</text:p>
          </table:table-cell>
          <table:table-cell office:value-type="float" office:value="572683" table:style-name="ce1">
            <text:p>572683</text:p>
          </table:table-cell>
          <table:table-cell office:value-type="float" office:value="366625" table:style-name="ce1">
            <text:p>366625</text:p>
          </table:table-cell>
          <table:table-cell office:value-type="float" office:value="227.63" table:style-name="ce1">
            <text:p>227,63</text:p>
          </table:table-cell>
          <table:table-cell office:value-type="float" office:value="202.65" table:style-name="ce1">
            <text:p>202,65</text:p>
          </table:table-cell>
          <table:table-cell office:value-type="float" office:value="791126" table:style-name="ce1">
            <text:p>791126</text:p>
          </table:table-cell>
          <table:table-cell office:value-type="float" office:value="241195" table:style-name="ce1">
            <text:p>241195</text:p>
          </table:table-cell>
          <table:table-cell office:value-type="float" office:value="123.5" table:style-name="ce2">
            <text:p>123,5</text:p>
          </table:table-cell>
          <table:table-cell office:value-type="float" office:value="118.09" table:style-name="ce2">
            <text:p>118,09</text:p>
          </table:table-cell>
          <table:table-cell office:value-type="float" office:value="600821" table:style-name="ce1">
            <text:p>600821</text:p>
          </table:table-cell>
          <table:table-cell office:value-type="float" office:value="202511" table:style-name="ce1">
            <text:p>202511</text:p>
          </table:table-cell>
          <table:table-cell office:value-type="float" office:value="123.5" table:formula="of:=MIN([.$B202];[.$F202];[.$J202];[.$N202];[.$R202];[.$V202];[.$Z202];[.$AD202];[.$AH202];[.$AL202];[.$AP202];[.$AT202];[.$AX202])" table:style-name="ce1">
            <text:p>123,5</text:p>
          </table:table-cell>
          <table:table-cell office:value-type="float" office:value="118.09" table:formula="of:=MIN([.$C202];[.$G202];[.$K202];[.$O202];[.$S202];[.$W202];[.$AA202];[.$AE202];[.$AI202];[.$AM202];[.$AQ202];[.$AU202];[.$AY202])" table:style-name="ce1">
            <text:p>118,09</text:p>
          </table:table-cell>
          <table:table-cell office:value-type="float" office:value="477911" table:formula="of:=MIN([.$D202];[.$H202];[.$L202];[.$P202];[.$T202];[.$X202];[.$AB202];[.$AF202];[.$AJ202];[.$AN202];[.$AR202];[.$AV202];[.$AZ202])" table:style-name="ce1">
            <text:p>477911</text:p>
          </table:table-cell>
          <table:table-cell office:value-type="float" office:value="195035" table:formula="of:=MIN([.$E202];[.$I202];[.$M202];[.$Q202];[.$U202];[.$Y202];[.$AC202];[.$AG202];[.$AK202];[.$AO202];[.$AS202];[.$AW202];[.$BA202])" table:style-name="ce1">
            <text:p>195035</text:p>
          </table:table-cell>
          <table:table-cell office:value-type="float" office:value="230.26" table:formula="of:=MEDIAN([.$B202];[.$F202];[.$J202];[.$N202];[.$R202];[.$V202];[.$Z202];[.$AD202];[.$AH202];[.$AL202];[.$AP202];[.$AT202];[.$AX202])" table:style-name="ce1">
            <text:p>230,26</text:p>
          </table:table-cell>
          <table:table-cell office:value-type="float" office:value="224.07" table:formula="of:=MEDIAN([.$C202];[.$G202];[.$K202];[.$O202];[.$S202];[.$W202];[.$AA202];[.$AE202];[.$AI202];[.$AM202];[.$AQ202];[.$AU202];[.$AY202])" table:style-name="ce1">
            <text:p>224,07</text:p>
          </table:table-cell>
          <table:table-cell office:value-type="float" office:value="600821" table:formula="of:=MEDIAN([.$D202];[.$H202];[.$L202];[.$P202];[.$T202];[.$X202];[.$AB202];[.$AF202];[.$AJ202];[.$AN202];[.$AR202];[.$AV202];[.$AZ202])" table:style-name="ce1">
            <text:p>600821</text:p>
          </table:table-cell>
          <table:table-cell office:value-type="float" office:value="332551" table:formula="of:=MEDIAN([.$E202];[.$I202];[.$M202];[.$Q202];[.$U202];[.$Y202];[.$AC202];[.$AG202];[.$AK202];[.$AO202];[.$AS202];[.$AW202];[.$BA202])" table:style-name="ce1">
            <text:p>332551</text:p>
          </table:table-cell>
          <table:table-cell office:value-type="float" office:value="595.76" table:formula="of:=MAX([.$B202];[.$F202];[.$J202];[.$N202];[.$R202];[.$V202];[.$Z202];[.$AD202];[.$AH202];[.$AL202];[.$AP202];[.$AT202];[.$AX202])" table:style-name="ce1">
            <text:p>595,76</text:p>
          </table:table-cell>
          <table:table-cell office:value-type="float" office:value="566.92999999999995" table:formula="of:=MAX([.$C202];[.$G202];[.$K202];[.$O202];[.$S202];[.$W202];[.$AA202];[.$AE202];[.$AI202];[.$AM202];[.$AQ202];[.$AU202];[.$AY202])" table:style-name="ce1">
            <text:p>566,93</text:p>
          </table:table-cell>
          <table:table-cell office:value-type="float" office:value="1943727" table:formula="of:=MAX([.$D202];[.$H202];[.$L202];[.$P202];[.$T202];[.$X202];[.$AB202];[.$AF202];[.$AJ202];[.$AN202];[.$AR202];[.$AV202];[.$AZ202])" table:style-name="ce1">
            <text:p>1943727</text:p>
          </table:table-cell>
          <table:table-cell office:value-type="float" office:value="532153" table:formula="of:=MAX([.$E202];[.$I202];[.$M202];[.$Q202];[.$U202];[.$Y202];[.$AC202];[.$AG202];[.$AK202];[.$AO202];[.$AS202];[.$AW202];[.$BA202])" table:style-name="ce1">
            <text:p>53215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30_w1.lp</text:p>
          </table:table-cell>
          <table:table-cell office:value-type="float" office:value="138.43" table:style-name="ce1">
            <text:p>138,43</text:p>
          </table:table-cell>
          <table:table-cell office:value-type="float" office:value="129.58000000000001" table:style-name="ce1">
            <text:p>129,58</text:p>
          </table:table-cell>
          <table:table-cell office:value-type="float" office:value="1453802" table:style-name="ce1">
            <text:p>1453802</text:p>
          </table:table-cell>
          <table:table-cell office:value-type="float" office:value="203743" table:style-name="ce1">
            <text:p>203743</text:p>
          </table:table-cell>
          <table:table-cell office:value-type="float" office:value="1133.8800000000001" table:style-name="ce1">
            <text:p>1133,88</text:p>
          </table:table-cell>
          <table:table-cell office:value-type="float" office:value="1125.19" table:style-name="ce1">
            <text:p>1125,19</text:p>
          </table:table-cell>
          <table:table-cell office:value-type="float" office:value="2378100" table:style-name="ce1">
            <text:p>2378100</text:p>
          </table:table-cell>
          <table:table-cell office:value-type="float" office:value="1437073" table:style-name="ce1">
            <text:p>1437073</text:p>
          </table:table-cell>
          <table:table-cell office:value-type="float" office:value="200.55" table:style-name="ce1">
            <text:p>200,55</text:p>
          </table:table-cell>
          <table:table-cell office:value-type="float" office:value="191.75" table:style-name="ce1">
            <text:p>191,75</text:p>
          </table:table-cell>
          <table:table-cell office:value-type="float" office:value="1950202" table:style-name="ce1">
            <text:p>1950202</text:p>
          </table:table-cell>
          <table:table-cell office:value-type="float" office:value="292893" table:style-name="ce1">
            <text:p>292893</text:p>
          </table:table-cell>
          <table:table-cell office:value-type="float" office:value="134.78" table:style-name="ce1">
            <text:p>134,78</text:p>
          </table:table-cell>
          <table:table-cell office:value-type="float" office:value="126.64" table:style-name="ce1">
            <text:p>126,64</text:p>
          </table:table-cell>
          <table:table-cell office:value-type="float" office:value="1385314" table:style-name="ce1">
            <text:p>1385314</text:p>
          </table:table-cell>
          <table:table-cell office:value-type="float" office:value="215418" table:style-name="ce1">
            <text:p>215418</text:p>
          </table:table-cell>
          <table:table-cell office:value-type="float" office:value="1408.26" table:style-name="ce1">
            <text:p>1408,26</text:p>
          </table:table-cell>
          <table:table-cell office:value-type="float" office:value="1399.38" table:style-name="ce1">
            <text:p>1399,38</text:p>
          </table:table-cell>
          <table:table-cell office:value-type="float" office:value="3094477" table:style-name="ce1">
            <text:p>3094477</text:p>
          </table:table-cell>
          <table:table-cell office:value-type="float" office:value="1827988" table:style-name="ce1">
            <text:p>1827988</text:p>
          </table:table-cell>
          <table:table-cell office:value-type="float" office:value="44.67" table:style-name="ce2">
            <text:p>44,67</text:p>
          </table:table-cell>
          <table:table-cell office:value-type="float" office:value="35.450000000000003" table:style-name="ce2">
            <text:p>35,45</text:p>
          </table:table-cell>
          <table:table-cell office:value-type="float" office:value="406109" table:style-name="ce2">
            <text:p>406109</text:p>
          </table:table-cell>
          <table:table-cell office:value-type="float" office:value="57486" table:style-name="ce2">
            <text:p>57486</text:p>
          </table:table-cell>
          <table:table-cell office:value-type="float" office:value="131.47" table:style-name="ce1">
            <text:p>131,47</text:p>
          </table:table-cell>
          <table:table-cell office:value-type="float" office:value="123.72" table:style-name="ce1">
            <text:p>123,72</text:p>
          </table:table-cell>
          <table:table-cell office:value-type="float" office:value="1107742" table:style-name="ce1">
            <text:p>1107742</text:p>
          </table:table-cell>
          <table:table-cell office:value-type="float" office:value="206157" table:style-name="ce1">
            <text:p>206157</text:p>
          </table:table-cell>
          <table:table-cell office:value-type="float" office:value="1509.42" table:style-name="ce1">
            <text:p>1509,42</text:p>
          </table:table-cell>
          <table:table-cell office:value-type="float" office:value="1501.55" table:style-name="ce1">
            <text:p>1501,55</text:p>
          </table:table-cell>
          <table:table-cell office:value-type="float" office:value="3203456" table:style-name="ce3">
            <text:p>3203456</text:p>
          </table:table-cell>
          <table:table-cell office:value-type="float" office:value="1923635" table:style-name="ce3">
            <text:p>1923635</text:p>
          </table:table-cell>
          <table:table-cell office:value-type="float" office:value="96.58" table:style-name="ce1">
            <text:p>96,58</text:p>
          </table:table-cell>
          <table:table-cell office:value-type="float" office:value="88.08" table:style-name="ce1">
            <text:p>88,08</text:p>
          </table:table-cell>
          <table:table-cell office:value-type="float" office:value="793565" table:style-name="ce1">
            <text:p>793565</text:p>
          </table:table-cell>
          <table:table-cell office:value-type="float" office:value="141423" table:style-name="ce1">
            <text:p>141423</text:p>
          </table:table-cell>
          <table:table-cell office:value-type="float" office:value="269.95999999999998" table:style-name="ce1">
            <text:p>269,96</text:p>
          </table:table-cell>
          <table:table-cell office:value-type="float" office:value="231.72" table:style-name="ce1">
            <text:p>231,72</text:p>
          </table:table-cell>
          <table:table-cell office:value-type="float" office:value="2308941" table:style-name="ce1">
            <text:p>2308941</text:p>
          </table:table-cell>
          <table:table-cell office:value-type="float" office:value="232229" table:style-name="ce1">
            <text:p>232229</text:p>
          </table:table-cell>
          <table:table-cell office:value-type="float" office:value="1823.28" table:style-name="ce3">
            <text:p>1823,28</text:p>
          </table:table-cell>
          <table:table-cell office:value-type="float" office:value="1785.31" table:style-name="ce3">
            <text:p>1785,31</text:p>
          </table:table-cell>
          <table:table-cell office:value-type="float" office:value="2679833" table:style-name="ce1">
            <text:p>2679833</text:p>
          </table:table-cell>
          <table:table-cell office:value-type="float" office:value="1550016" table:style-name="ce1">
            <text:p>1550016</text:p>
          </table:table-cell>
          <table:table-cell office:value-type="float" office:value="265.05" table:style-name="ce1">
            <text:p>265,05</text:p>
          </table:table-cell>
          <table:table-cell office:value-type="float" office:value="231.82" table:style-name="ce1">
            <text:p>231,82</text:p>
          </table:table-cell>
          <table:table-cell office:value-type="float" office:value="2858686" table:style-name="ce1">
            <text:p>2858686</text:p>
          </table:table-cell>
          <table:table-cell office:value-type="float" office:value="285119" table:style-name="ce1">
            <text:p>285119</text:p>
          </table:table-cell>
          <table:table-cell office:value-type="float" office:value="47.14" table:style-name="ce1">
            <text:p>47,14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535285" table:style-name="ce1">
            <text:p>535285</text:p>
          </table:table-cell>
          <table:table-cell office:value-type="float" office:value="73313" table:style-name="ce1">
            <text:p>73313</text:p>
          </table:table-cell>
          <table:table-cell office:value-type="float" office:value="44.67" table:formula="of:=MIN([.$B203];[.$F203];[.$J203];[.$N203];[.$R203];[.$V203];[.$Z203];[.$AD203];[.$AH203];[.$AL203];[.$AP203];[.$AT203];[.$AX203])" table:style-name="ce1">
            <text:p>44,67</text:p>
          </table:table-cell>
          <table:table-cell office:value-type="float" office:value="35.450000000000003" table:formula="of:=MIN([.$C203];[.$G203];[.$K203];[.$O203];[.$S203];[.$W203];[.$AA203];[.$AE203];[.$AI203];[.$AM203];[.$AQ203];[.$AU203];[.$AY203])" table:style-name="ce1">
            <text:p>35,45</text:p>
          </table:table-cell>
          <table:table-cell office:value-type="float" office:value="406109" table:formula="of:=MIN([.$D203];[.$H203];[.$L203];[.$P203];[.$T203];[.$X203];[.$AB203];[.$AF203];[.$AJ203];[.$AN203];[.$AR203];[.$AV203];[.$AZ203])" table:style-name="ce1">
            <text:p>406109</text:p>
          </table:table-cell>
          <table:table-cell office:value-type="float" office:value="57486" table:formula="of:=MIN([.$E203];[.$I203];[.$M203];[.$Q203];[.$U203];[.$Y203];[.$AC203];[.$AG203];[.$AK203];[.$AO203];[.$AS203];[.$AW203];[.$BA203])" table:style-name="ce1">
            <text:p>57486</text:p>
          </table:table-cell>
          <table:table-cell office:value-type="float" office:value="200.55" table:formula="of:=MEDIAN([.$B203];[.$F203];[.$J203];[.$N203];[.$R203];[.$V203];[.$Z203];[.$AD203];[.$AH203];[.$AL203];[.$AP203];[.$AT203];[.$AX203])" table:style-name="ce1">
            <text:p>200,55</text:p>
          </table:table-cell>
          <table:table-cell office:value-type="float" office:value="191.75" table:formula="of:=MEDIAN([.$C203];[.$G203];[.$K203];[.$O203];[.$S203];[.$W203];[.$AA203];[.$AE203];[.$AI203];[.$AM203];[.$AQ203];[.$AU203];[.$AY203])" table:style-name="ce1">
            <text:p>191,75</text:p>
          </table:table-cell>
          <table:table-cell office:value-type="float" office:value="1950202" table:formula="of:=MEDIAN([.$D203];[.$H203];[.$L203];[.$P203];[.$T203];[.$X203];[.$AB203];[.$AF203];[.$AJ203];[.$AN203];[.$AR203];[.$AV203];[.$AZ203])" table:style-name="ce1">
            <text:p>1950202</text:p>
          </table:table-cell>
          <table:table-cell office:value-type="float" office:value="232229" table:formula="of:=MEDIAN([.$E203];[.$I203];[.$M203];[.$Q203];[.$U203];[.$Y203];[.$AC203];[.$AG203];[.$AK203];[.$AO203];[.$AS203];[.$AW203];[.$BA203])" table:style-name="ce1">
            <text:p>232229</text:p>
          </table:table-cell>
          <table:table-cell office:value-type="float" office:value="1823.28" table:formula="of:=MAX([.$B203];[.$F203];[.$J203];[.$N203];[.$R203];[.$V203];[.$Z203];[.$AD203];[.$AH203];[.$AL203];[.$AP203];[.$AT203];[.$AX203])" table:style-name="ce1">
            <text:p>1823,28</text:p>
          </table:table-cell>
          <table:table-cell office:value-type="float" office:value="1785.31" table:formula="of:=MAX([.$C203];[.$G203];[.$K203];[.$O203];[.$S203];[.$W203];[.$AA203];[.$AE203];[.$AI203];[.$AM203];[.$AQ203];[.$AU203];[.$AY203])" table:style-name="ce1">
            <text:p>1785,31</text:p>
          </table:table-cell>
          <table:table-cell office:value-type="float" office:value="3203456" table:formula="of:=MAX([.$D203];[.$H203];[.$L203];[.$P203];[.$T203];[.$X203];[.$AB203];[.$AF203];[.$AJ203];[.$AN203];[.$AR203];[.$AV203];[.$AZ203])" table:style-name="ce1">
            <text:p>3203456</text:p>
          </table:table-cell>
          <table:table-cell office:value-type="float" office:value="1923635" table:formula="of:=MAX([.$E203];[.$I203];[.$M203];[.$Q203];[.$U203];[.$Y203];[.$AC203];[.$AG203];[.$AK203];[.$AO203];[.$AS203];[.$AW203];[.$BA203])" table:style-name="ce1">
            <text:p>192363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30_w2.lp</text:p>
          </table:table-cell>
          <table:table-cell office:value-type="float" office:value="11.74" table:style-name="ce1">
            <text:p>11,74</text:p>
          </table:table-cell>
          <table:table-cell office:value-type="float" office:value="3.8" table:style-name="ce1">
            <text:p>3,8</text:p>
          </table:table-cell>
          <table:table-cell office:value-type="float" office:value="9595" table:style-name="ce1">
            <text:p>9595</text:p>
          </table:table-cell>
          <table:table-cell office:value-type="float" office:value="3318" table:style-name="ce1">
            <text:p>3318</text:p>
          </table:table-cell>
          <table:table-cell office:value-type="float" office:value="12.12" table:style-name="ce1">
            <text:p>12,12</text:p>
          </table:table-cell>
          <table:table-cell office:value-type="float" office:value="3.7" table:style-name="ce1">
            <text:p>3,7</text:p>
          </table:table-cell>
          <table:table-cell office:value-type="float" office:value="4702" table:style-name="ce1">
            <text:p>4702</text:p>
          </table:table-cell>
          <table:table-cell office:value-type="float" office:value="3236" table:style-name="ce1">
            <text:p>3236</text:p>
          </table:table-cell>
          <table:table-cell office:value-type="float" office:value="10.24" table:style-name="ce1">
            <text:p>10,24</text:p>
          </table:table-cell>
          <table:table-cell office:value-type="float" office:value="1.72" table:style-name="ce1">
            <text:p>1,72</text:p>
          </table:table-cell>
          <table:table-cell office:value-type="float" office:value="5159" table:style-name="ce1">
            <text:p>5159</text:p>
          </table:table-cell>
          <table:table-cell office:value-type="float" office:value="1382" table:style-name="ce1">
            <text:p>1382</text:p>
          </table:table-cell>
          <table:table-cell office:value-type="float" office:value="26.58" table:style-name="ce1">
            <text:p>26,58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19661" table:style-name="ce1">
            <text:p>19661</text:p>
          </table:table-cell>
          <table:table-cell office:value-type="float" office:value="12399" table:style-name="ce1">
            <text:p>12399</text:p>
          </table:table-cell>
          <table:table-cell office:value-type="float" office:value="9.2200000000000006" table:style-name="ce1">
            <text:p>9,22</text:p>
          </table:table-cell>
          <table:table-cell office:value-type="float" office:value="1.6" table:style-name="ce1">
            <text:p>1,6</text:p>
          </table:table-cell>
          <table:table-cell office:value-type="float" office:value="2520" table:style-name="ce1">
            <text:p>2520</text:p>
          </table:table-cell>
          <table:table-cell office:value-type="float" office:value="1348" table:style-name="ce1">
            <text:p>1348</text:p>
          </table:table-cell>
          <table:table-cell office:value-type="float" office:value="22.85" table:style-name="ce1">
            <text:p>22,85</text:p>
          </table:table-cell>
          <table:table-cell office:value-type="float" office:value="14.37" table:style-name="ce1">
            <text:p>14,37</text:p>
          </table:table-cell>
          <table:table-cell office:value-type="float" office:value="19193" table:style-name="ce1">
            <text:p>19193</text:p>
          </table:table-cell>
          <table:table-cell office:value-type="float" office:value="10775" table:style-name="ce1">
            <text:p>10775</text:p>
          </table:table-cell>
          <table:table-cell office:value-type="float" office:value="18.5" table:style-name="ce1">
            <text:p>18,5</text:p>
          </table:table-cell>
          <table:table-cell office:value-type="float" office:value="10.46" table:style-name="ce1">
            <text:p>10,46</text:p>
          </table:table-cell>
          <table:table-cell office:value-type="float" office:value="13216" table:style-name="ce1">
            <text:p>13216</text:p>
          </table:table-cell>
          <table:table-cell office:value-type="float" office:value="8456" table:style-name="ce1">
            <text:p>8456</text:p>
          </table:table-cell>
          <table:table-cell office:value-type="float" office:value="19.47" table:style-name="ce1">
            <text:p>19,47</text:p>
          </table:table-cell>
          <table:table-cell office:value-type="float" office:value="10.68" table:style-name="ce1">
            <text:p>10,68</text:p>
          </table:table-cell>
          <table:table-cell office:value-type="float" office:value="11348" table:style-name="ce1">
            <text:p>11348</text:p>
          </table:table-cell>
          <table:table-cell office:value-type="float" office:value="8202" table:style-name="ce1">
            <text:p>8202</text:p>
          </table:table-cell>
          <table:table-cell office:value-type="float" office:value="8.8800000000000008" table:style-name="ce1">
            <text:p>8,88</text:p>
          </table:table-cell>
          <table:table-cell office:value-type="float" office:value="1.18" table:style-name="ce1">
            <text:p>1,18</text:p>
          </table:table-cell>
          <table:table-cell office:value-type="float" office:value="3512" table:style-name="ce1">
            <text:p>3512</text:p>
          </table:table-cell>
          <table:table-cell office:value-type="float" office:value="1190" table:style-name="ce1">
            <text:p>1190</text:p>
          </table:table-cell>
          <table:table-cell office:value-type="float" office:value="41.81" table:style-name="ce1">
            <text:p>41,81</text:p>
          </table:table-cell>
          <table:table-cell office:value-type="float" office:value="8.09" table:style-name="ce1">
            <text:p>8,09</text:p>
          </table:table-cell>
          <table:table-cell office:value-type="float" office:value="16218" table:style-name="ce1">
            <text:p>16218</text:p>
          </table:table-cell>
          <table:table-cell office:value-type="float" office:value="5543" table:style-name="ce1">
            <text:p>5543</text:p>
          </table:table-cell>
          <table:table-cell office:value-type="float" office:value="66.84" table:style-name="ce1">
            <text:p>66,84</text:p>
          </table:table-cell>
          <table:table-cell office:value-type="float" office:value="25.85" table:style-name="ce1">
            <text:p>25,85</text:p>
          </table:table-cell>
          <table:table-cell office:value-type="float" office:value="16125" table:style-name="ce1">
            <text:p>16125</text:p>
          </table:table-cell>
          <table:table-cell office:value-type="float" office:value="11585" table:style-name="ce1">
            <text:p>11585</text:p>
          </table:table-cell>
          <table:table-cell office:value-type="float" office:value="78.63" table:style-name="ce3">
            <text:p>78,63</text:p>
          </table:table-cell>
          <table:table-cell office:value-type="float" office:value="38.03" table:style-name="ce3">
            <text:p>38,03</text:p>
          </table:table-cell>
          <table:table-cell office:value-type="float" office:value="148019" table:style-name="ce3">
            <text:p>148019</text:p>
          </table:table-cell>
          <table:table-cell office:value-type="float" office:value="19183" table:style-name="ce3">
            <text:p>19183</text:p>
          </table:table-cell>
          <table:table-cell office:value-type="float" office:value="7.89" table:style-name="ce2">
            <text:p>7,89</text:p>
          </table:table-cell>
          <table:table-cell office:value-type="float" office:value="0.57999999999999996" table:style-name="ce2">
            <text:p>0,58</text:p>
          </table:table-cell>
          <table:table-cell office:value-type="float" office:value="2245" table:style-name="ce2">
            <text:p>2245</text:p>
          </table:table-cell>
          <table:table-cell office:value-type="float" office:value="584" table:style-name="ce2">
            <text:p>584</text:p>
          </table:table-cell>
          <table:table-cell office:value-type="float" office:value="7.89" table:formula="of:=MIN([.$B204];[.$F204];[.$J204];[.$N204];[.$R204];[.$V204];[.$Z204];[.$AD204];[.$AH204];[.$AL204];[.$AP204];[.$AT204];[.$AX204])" table:style-name="ce1">
            <text:p>7,89</text:p>
          </table:table-cell>
          <table:table-cell office:value-type="float" office:value="0.57999999999999996" table:formula="of:=MIN([.$C204];[.$G204];[.$K204];[.$O204];[.$S204];[.$W204];[.$AA204];[.$AE204];[.$AI204];[.$AM204];[.$AQ204];[.$AU204];[.$AY204])" table:style-name="ce1">
            <text:p>0,58</text:p>
          </table:table-cell>
          <table:table-cell office:value-type="float" office:value="2245" table:formula="of:=MIN([.$D204];[.$H204];[.$L204];[.$P204];[.$T204];[.$X204];[.$AB204];[.$AF204];[.$AJ204];[.$AN204];[.$AR204];[.$AV204];[.$AZ204])" table:style-name="ce1">
            <text:p>2245</text:p>
          </table:table-cell>
          <table:table-cell office:value-type="float" office:value="584" table:formula="of:=MIN([.$E204];[.$I204];[.$M204];[.$Q204];[.$U204];[.$Y204];[.$AC204];[.$AG204];[.$AK204];[.$AO204];[.$AS204];[.$AW204];[.$BA204])" table:style-name="ce1">
            <text:p>584</text:p>
          </table:table-cell>
          <table:table-cell office:value-type="float" office:value="18.5" table:formula="of:=MEDIAN([.$B204];[.$F204];[.$J204];[.$N204];[.$R204];[.$V204];[.$Z204];[.$AD204];[.$AH204];[.$AL204];[.$AP204];[.$AT204];[.$AX204])" table:style-name="ce1">
            <text:p>18,5</text:p>
          </table:table-cell>
          <table:table-cell office:value-type="float" office:value="8.09" table:formula="of:=MEDIAN([.$C204];[.$G204];[.$K204];[.$O204];[.$S204];[.$W204];[.$AA204];[.$AE204];[.$AI204];[.$AM204];[.$AQ204];[.$AU204];[.$AY204])" table:style-name="ce1">
            <text:p>8,09</text:p>
          </table:table-cell>
          <table:table-cell office:value-type="float" office:value="11348" table:formula="of:=MEDIAN([.$D204];[.$H204];[.$L204];[.$P204];[.$T204];[.$X204];[.$AB204];[.$AF204];[.$AJ204];[.$AN204];[.$AR204];[.$AV204];[.$AZ204])" table:style-name="ce1">
            <text:p>11348</text:p>
          </table:table-cell>
          <table:table-cell office:value-type="float" office:value="5543" table:formula="of:=MEDIAN([.$E204];[.$I204];[.$M204];[.$Q204];[.$U204];[.$Y204];[.$AC204];[.$AG204];[.$AK204];[.$AO204];[.$AS204];[.$AW204];[.$BA204])" table:style-name="ce1">
            <text:p>5543</text:p>
          </table:table-cell>
          <table:table-cell office:value-type="float" office:value="78.63" table:formula="of:=MAX([.$B204];[.$F204];[.$J204];[.$N204];[.$R204];[.$V204];[.$Z204];[.$AD204];[.$AH204];[.$AL204];[.$AP204];[.$AT204];[.$AX204])" table:style-name="ce1">
            <text:p>78,63</text:p>
          </table:table-cell>
          <table:table-cell office:value-type="float" office:value="38.03" table:formula="of:=MAX([.$C204];[.$G204];[.$K204];[.$O204];[.$S204];[.$W204];[.$AA204];[.$AE204];[.$AI204];[.$AM204];[.$AQ204];[.$AU204];[.$AY204])" table:style-name="ce1">
            <text:p>38,03</text:p>
          </table:table-cell>
          <table:table-cell office:value-type="float" office:value="148019" table:formula="of:=MAX([.$D204];[.$H204];[.$L204];[.$P204];[.$T204];[.$X204];[.$AB204];[.$AF204];[.$AJ204];[.$AN204];[.$AR204];[.$AV204];[.$AZ204])" table:style-name="ce1">
            <text:p>148019</text:p>
          </table:table-cell>
          <table:table-cell office:value-type="float" office:value="19183" table:formula="of:=MAX([.$E204];[.$I204];[.$M204];[.$Q204];[.$U204];[.$Y204];[.$AC204];[.$AG204];[.$AK204];[.$AO204];[.$AS204];[.$AW204];[.$BA204])" table:style-name="ce1">
            <text:p>191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35_w1.lp</text:p>
          </table:table-cell>
          <table:table-cell office:value-type="float" office:value="22.32" table:style-name="ce2">
            <text:p>22,32</text:p>
          </table:table-cell>
          <table:table-cell office:value-type="float" office:value="12.08" table:style-name="ce2">
            <text:p>12,08</text:p>
          </table:table-cell>
          <table:table-cell office:value-type="float" office:value="188698" table:style-name="ce2">
            <text:p>188698</text:p>
          </table:table-cell>
          <table:table-cell office:value-type="float" office:value="20213" table:style-name="ce2">
            <text:p>20213</text:p>
          </table:table-cell>
          <table:table-cell office:value-type="float" office:value="2421.3000000000002" table:style-name="ce1">
            <text:p>2421,3</text:p>
          </table:table-cell>
          <table:table-cell office:value-type="float" office:value="2411.62" table:style-name="ce1">
            <text:p>2411,62</text:p>
          </table:table-cell>
          <table:table-cell office:value-type="float" office:value="4664782" table:style-name="ce1">
            <text:p>4664782</text:p>
          </table:table-cell>
          <table:table-cell office:value-type="float" office:value="2814831" table:style-name="ce1">
            <text:p>2814831</text:p>
          </table:table-cell>
          <table:table-cell office:value-type="float" office:value="81.42" table:style-name="ce1">
            <text:p>81,42</text:p>
          </table:table-cell>
          <table:table-cell office:value-type="float" office:value="71.05" table:style-name="ce1">
            <text:p>71,05</text:p>
          </table:table-cell>
          <table:table-cell office:value-type="float" office:value="745610" table:style-name="ce1">
            <text:p>745610</text:p>
          </table:table-cell>
          <table:table-cell office:value-type="float" office:value="109419" table:style-name="ce1">
            <text:p>109419</text:p>
          </table:table-cell>
          <table:table-cell office:value-type="float" office:value="140.22999999999999" table:style-name="ce1">
            <text:p>140,23</text:p>
          </table:table-cell>
          <table:table-cell office:value-type="float" office:value="130.71" table:style-name="ce1">
            <text:p>130,71</text:p>
          </table:table-cell>
          <table:table-cell office:value-type="float" office:value="1380873" table:style-name="ce1">
            <text:p>1380873</text:p>
          </table:table-cell>
          <table:table-cell office:value-type="float" office:value="197527" table:style-name="ce1">
            <text:p>197527</text:p>
          </table:table-cell>
          <table:table-cell office:value-type="float" office:value="5190.96" table:style-name="ce3">
            <text:p>5190,96</text:p>
          </table:table-cell>
          <table:table-cell office:value-type="float" office:value="5180.07" table:style-name="ce3">
            <text:p>5180,07</text:p>
          </table:table-cell>
          <table:table-cell office:value-type="float" office:value="8897941" table:style-name="ce3">
            <text:p>8897941</text:p>
          </table:table-cell>
          <table:table-cell office:value-type="float" office:value="5713680" table:style-name="ce3">
            <text:p>5713680</text:p>
          </table:table-cell>
          <table:table-cell office:value-type="float" office:value="66.13" table:style-name="ce1">
            <text:p>66,13</text:p>
          </table:table-cell>
          <table:table-cell office:value-type="float" office:value="55.42" table:style-name="ce1">
            <text:p>55,42</text:p>
          </table:table-cell>
          <table:table-cell office:value-type="float" office:value="683756" table:style-name="ce1">
            <text:p>683756</text:p>
          </table:table-cell>
          <table:table-cell office:value-type="float" office:value="89334" table:style-name="ce1">
            <text:p>89334</text:p>
          </table:table-cell>
          <table:table-cell office:value-type="float" office:value="59.65" table:style-name="ce1">
            <text:p>59,65</text:p>
          </table:table-cell>
          <table:table-cell office:value-type="float" office:value="49" table:style-name="ce1">
            <text:p>49</text:p>
          </table:table-cell>
          <table:table-cell office:value-type="float" office:value="424675" table:style-name="ce1">
            <text:p>424675</text:p>
          </table:table-cell>
          <table:table-cell office:value-type="float" office:value="70328" table:style-name="ce1">
            <text:p>70328</text:p>
          </table:table-cell>
          <table:table-cell office:value-type="float" office:value="1248.4100000000001" table:style-name="ce1">
            <text:p>1248,41</text:p>
          </table:table-cell>
          <table:table-cell office:value-type="float" office:value="1236.71" table:style-name="ce1">
            <text:p>1236,71</text:p>
          </table:table-cell>
          <table:table-cell office:value-type="float" office:value="2508153" table:style-name="ce1">
            <text:p>2508153</text:p>
          </table:table-cell>
          <table:table-cell office:value-type="float" office:value="1480873" table:style-name="ce1">
            <text:p>1480873</text:p>
          </table:table-cell>
          <table:table-cell office:value-type="float" office:value="141.41" table:style-name="ce1">
            <text:p>141,41</text:p>
          </table:table-cell>
          <table:table-cell office:value-type="float" office:value="131.08000000000001" table:style-name="ce1">
            <text:p>131,08</text:p>
          </table:table-cell>
          <table:table-cell office:value-type="float" office:value="1160016" table:style-name="ce1">
            <text:p>1160016</text:p>
          </table:table-cell>
          <table:table-cell office:value-type="float" office:value="205447" table:style-name="ce1">
            <text:p>205447</text:p>
          </table:table-cell>
          <table:table-cell office:value-type="float" office:value="145.36000000000001" table:style-name="ce1">
            <text:p>145,36</text:p>
          </table:table-cell>
          <table:table-cell office:value-type="float" office:value="98.78" table:style-name="ce1">
            <text:p>98,78</text:p>
          </table:table-cell>
          <table:table-cell office:value-type="float" office:value="1198293" table:style-name="ce1">
            <text:p>1198293</text:p>
          </table:table-cell>
          <table:table-cell office:value-type="float" office:value="94269" table:style-name="ce1">
            <text:p>94269</text:p>
          </table:table-cell>
          <table:table-cell office:value-type="float" office:value="3469.96" table:style-name="ce1">
            <text:p>3469,96</text:p>
          </table:table-cell>
          <table:table-cell office:value-type="float" office:value="3420.12" table:style-name="ce1">
            <text:p>3420,12</text:p>
          </table:table-cell>
          <table:table-cell office:value-type="float" office:value="3900337" table:style-name="ce1">
            <text:p>3900337</text:p>
          </table:table-cell>
          <table:table-cell office:value-type="float" office:value="2348200" table:style-name="ce1">
            <text:p>2348200</text:p>
          </table:table-cell>
          <table:table-cell office:value-type="float" office:value="411.56" table:style-name="ce1">
            <text:p>411,56</text:p>
          </table:table-cell>
          <table:table-cell office:value-type="float" office:value="366.61" table:style-name="ce1">
            <text:p>366,61</text:p>
          </table:table-cell>
          <table:table-cell office:value-type="float" office:value="5586172" table:style-name="ce1">
            <text:p>5586172</text:p>
          </table:table-cell>
          <table:table-cell office:value-type="float" office:value="324910" table:style-name="ce1">
            <text:p>324910</text:p>
          </table:table-cell>
          <table:table-cell office:value-type="float" office:value="234.54" table:style-name="ce1">
            <text:p>234,54</text:p>
          </table:table-cell>
          <table:table-cell office:value-type="float" office:value="224.74" table:style-name="ce1">
            <text:p>224,74</text:p>
          </table:table-cell>
          <table:table-cell office:value-type="float" office:value="2677611" table:style-name="ce1">
            <text:p>2677611</text:p>
          </table:table-cell>
          <table:table-cell office:value-type="float" office:value="394363" table:style-name="ce1">
            <text:p>394363</text:p>
          </table:table-cell>
          <table:table-cell office:value-type="float" office:value="22.32" table:formula="of:=MIN([.$B205];[.$F205];[.$J205];[.$N205];[.$R205];[.$V205];[.$Z205];[.$AD205];[.$AH205];[.$AL205];[.$AP205];[.$AT205];[.$AX205])" table:style-name="ce1">
            <text:p>22,32</text:p>
          </table:table-cell>
          <table:table-cell office:value-type="float" office:value="12.08" table:formula="of:=MIN([.$C205];[.$G205];[.$K205];[.$O205];[.$S205];[.$W205];[.$AA205];[.$AE205];[.$AI205];[.$AM205];[.$AQ205];[.$AU205];[.$AY205])" table:style-name="ce1">
            <text:p>12,08</text:p>
          </table:table-cell>
          <table:table-cell office:value-type="float" office:value="188698" table:formula="of:=MIN([.$D205];[.$H205];[.$L205];[.$P205];[.$T205];[.$X205];[.$AB205];[.$AF205];[.$AJ205];[.$AN205];[.$AR205];[.$AV205];[.$AZ205])" table:style-name="ce1">
            <text:p>188698</text:p>
          </table:table-cell>
          <table:table-cell office:value-type="float" office:value="20213" table:formula="of:=MIN([.$E205];[.$I205];[.$M205];[.$Q205];[.$U205];[.$Y205];[.$AC205];[.$AG205];[.$AK205];[.$AO205];[.$AS205];[.$AW205];[.$BA205])" table:style-name="ce1">
            <text:p>20213</text:p>
          </table:table-cell>
          <table:table-cell office:value-type="float" office:value="145.36000000000001" table:formula="of:=MEDIAN([.$B205];[.$F205];[.$J205];[.$N205];[.$R205];[.$V205];[.$Z205];[.$AD205];[.$AH205];[.$AL205];[.$AP205];[.$AT205];[.$AX205])" table:style-name="ce1">
            <text:p>145,36</text:p>
          </table:table-cell>
          <table:table-cell office:value-type="float" office:value="131.08000000000001" table:formula="of:=MEDIAN([.$C205];[.$G205];[.$K205];[.$O205];[.$S205];[.$W205];[.$AA205];[.$AE205];[.$AI205];[.$AM205];[.$AQ205];[.$AU205];[.$AY205])" table:style-name="ce1">
            <text:p>131,08</text:p>
          </table:table-cell>
          <table:table-cell office:value-type="float" office:value="1380873" table:formula="of:=MEDIAN([.$D205];[.$H205];[.$L205];[.$P205];[.$T205];[.$X205];[.$AB205];[.$AF205];[.$AJ205];[.$AN205];[.$AR205];[.$AV205];[.$AZ205])" table:style-name="ce1">
            <text:p>1380873</text:p>
          </table:table-cell>
          <table:table-cell office:value-type="float" office:value="205447" table:formula="of:=MEDIAN([.$E205];[.$I205];[.$M205];[.$Q205];[.$U205];[.$Y205];[.$AC205];[.$AG205];[.$AK205];[.$AO205];[.$AS205];[.$AW205];[.$BA205])" table:style-name="ce1">
            <text:p>205447</text:p>
          </table:table-cell>
          <table:table-cell office:value-type="float" office:value="5190.96" table:formula="of:=MAX([.$B205];[.$F205];[.$J205];[.$N205];[.$R205];[.$V205];[.$Z205];[.$AD205];[.$AH205];[.$AL205];[.$AP205];[.$AT205];[.$AX205])" table:style-name="ce1">
            <text:p>5190,96</text:p>
          </table:table-cell>
          <table:table-cell office:value-type="float" office:value="5180.07" table:formula="of:=MAX([.$C205];[.$G205];[.$K205];[.$O205];[.$S205];[.$W205];[.$AA205];[.$AE205];[.$AI205];[.$AM205];[.$AQ205];[.$AU205];[.$AY205])" table:style-name="ce1">
            <text:p>5180,07</text:p>
          </table:table-cell>
          <table:table-cell office:value-type="float" office:value="8897941" table:formula="of:=MAX([.$D205];[.$H205];[.$L205];[.$P205];[.$T205];[.$X205];[.$AB205];[.$AF205];[.$AJ205];[.$AN205];[.$AR205];[.$AV205];[.$AZ205])" table:style-name="ce1">
            <text:p>8897941</text:p>
          </table:table-cell>
          <table:table-cell office:value-type="float" office:value="5713680" table:formula="of:=MAX([.$E205];[.$I205];[.$M205];[.$Q205];[.$U205];[.$Y205];[.$AC205];[.$AG205];[.$AK205];[.$AO205];[.$AS205];[.$AW205];[.$BA205])" table:style-name="ce1">
            <text:p>571368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6_a35_w2.lp</text:p>
          </table:table-cell>
          <table:table-cell office:value-type="float" office:value="38.17" table:style-name="ce1">
            <text:p>38,17</text:p>
          </table:table-cell>
          <table:table-cell office:value-type="float" office:value="30.75" table:style-name="ce1">
            <text:p>30,75</text:p>
          </table:table-cell>
          <table:table-cell office:value-type="float" office:value="215459" table:style-name="ce1">
            <text:p>215459</text:p>
          </table:table-cell>
          <table:table-cell office:value-type="float" office:value="27861" table:style-name="ce1">
            <text:p>27861</text:p>
          </table:table-cell>
          <table:table-cell office:value-type="float" office:value="24.22" table:style-name="ce1">
            <text:p>24,22</text:p>
          </table:table-cell>
          <table:table-cell office:value-type="float" office:value="16.77" table:style-name="ce1">
            <text:p>16,77</text:p>
          </table:table-cell>
          <table:table-cell office:value-type="float" office:value="25130" table:style-name="ce1">
            <text:p>25130</text:p>
          </table:table-cell>
          <table:table-cell office:value-type="float" office:value="16181" table:style-name="ce1">
            <text:p>16181</text:p>
          </table:table-cell>
          <table:table-cell office:value-type="float" office:value="22.49" table:style-name="ce1">
            <text:p>22,49</text:p>
          </table:table-cell>
          <table:table-cell office:value-type="float" office:value="14.74" table:style-name="ce1">
            <text:p>14,74</text:p>
          </table:table-cell>
          <table:table-cell office:value-type="float" office:value="128020" table:style-name="ce1">
            <text:p>128020</text:p>
          </table:table-cell>
          <table:table-cell office:value-type="float" office:value="14068" table:style-name="ce1">
            <text:p>14068</text:p>
          </table:table-cell>
          <table:table-cell office:value-type="float" office:value="63.1" table:style-name="ce1">
            <text:p>63,1</text:p>
          </table:table-cell>
          <table:table-cell office:value-type="float" office:value="56.02" table:style-name="ce1">
            <text:p>56,02</text:p>
          </table:table-cell>
          <table:table-cell office:value-type="float" office:value="374631" table:style-name="ce3">
            <text:p>374631</text:p>
          </table:table-cell>
          <table:table-cell office:value-type="float" office:value="48070" table:style-name="ce3">
            <text:p>48070</text:p>
          </table:table-cell>
          <table:table-cell office:value-type="float" office:value="41.86" table:style-name="ce1">
            <text:p>41,86</text:p>
          </table:table-cell>
          <table:table-cell office:value-type="float" office:value="34.25" table:style-name="ce1">
            <text:p>34,25</text:p>
          </table:table-cell>
          <table:table-cell office:value-type="float" office:value="48394" table:style-name="ce1">
            <text:p>48394</text:p>
          </table:table-cell>
          <table:table-cell office:value-type="float" office:value="31467" table:style-name="ce1">
            <text:p>31467</text:p>
          </table:table-cell>
          <table:table-cell office:value-type="float" office:value="59.09" table:style-name="ce1">
            <text:p>59,09</text:p>
          </table:table-cell>
          <table:table-cell office:value-type="float" office:value="51.4" table:style-name="ce1">
            <text:p>51,4</text:p>
          </table:table-cell>
          <table:table-cell office:value-type="float" office:value="76900" table:style-name="ce1">
            <text:p>76900</text:p>
          </table:table-cell>
          <table:table-cell office:value-type="float" office:value="44916" table:style-name="ce1">
            <text:p>44916</text:p>
          </table:table-cell>
          <table:table-cell office:value-type="float" office:value="19.510000000000002" table:style-name="ce1">
            <text:p>19,51</text:p>
          </table:table-cell>
          <table:table-cell office:value-type="float" office:value="12.67" table:style-name="ce1">
            <text:p>12,67</text:p>
          </table:table-cell>
          <table:table-cell office:value-type="float" office:value="33795" table:style-name="ce1">
            <text:p>33795</text:p>
          </table:table-cell>
          <table:table-cell office:value-type="float" office:value="14258" table:style-name="ce1">
            <text:p>14258</text:p>
          </table:table-cell>
          <table:table-cell office:value-type="float" office:value="61.74" table:style-name="ce1">
            <text:p>61,74</text:p>
          </table:table-cell>
          <table:table-cell office:value-type="float" office:value="54" table:style-name="ce1">
            <text:p>54</text:p>
          </table:table-cell>
          <table:table-cell office:value-type="float" office:value="69522" table:style-name="ce1">
            <text:p>69522</text:p>
          </table:table-cell>
          <table:table-cell office:value-type="float" office:value="45943" table:style-name="ce1">
            <text:p>45943</text:p>
          </table:table-cell>
          <table:table-cell office:value-type="float" office:value="31.49" table:style-name="ce1">
            <text:p>31,49</text:p>
          </table:table-cell>
          <table:table-cell office:value-type="float" office:value="23.83" table:style-name="ce1">
            <text:p>23,83</text:p>
          </table:table-cell>
          <table:table-cell office:value-type="float" office:value="126488" table:style-name="ce1">
            <text:p>126488</text:p>
          </table:table-cell>
          <table:table-cell office:value-type="float" office:value="22500" table:style-name="ce1">
            <text:p>22500</text:p>
          </table:table-cell>
          <table:table-cell office:value-type="float" office:value="51.94" table:style-name="ce1">
            <text:p>51,94</text:p>
          </table:table-cell>
          <table:table-cell office:value-type="float" office:value="16.05" table:style-name="ce1">
            <text:p>16,05</text:p>
          </table:table-cell>
          <table:table-cell office:value-type="float" office:value="27205" table:style-name="ce1">
            <text:p>27205</text:p>
          </table:table-cell>
          <table:table-cell office:value-type="float" office:value="9879" table:style-name="ce1">
            <text:p>9879</text:p>
          </table:table-cell>
          <table:table-cell office:value-type="float" office:value="53.4" table:style-name="ce1">
            <text:p>53,4</text:p>
          </table:table-cell>
          <table:table-cell office:value-type="float" office:value="7.88" table:style-name="ce1">
            <text:p>7,88</text:p>
          </table:table-cell>
          <table:table-cell office:value-type="float" office:value="8017" table:style-name="ce2">
            <text:p>8017</text:p>
          </table:table-cell>
          <table:table-cell office:value-type="float" office:value="3886" table:style-name="ce2">
            <text:p>3886</text:p>
          </table:table-cell>
          <table:table-cell office:value-type="float" office:value="103.77" table:style-name="ce3">
            <text:p>103,77</text:p>
          </table:table-cell>
          <table:table-cell office:value-type="float" office:value="61.75" table:style-name="ce3">
            <text:p>61,75</text:p>
          </table:table-cell>
          <table:table-cell office:value-type="float" office:value="222175" table:style-name="ce1">
            <text:p>222175</text:p>
          </table:table-cell>
          <table:table-cell office:value-type="float" office:value="32777" table:style-name="ce1">
            <text:p>32777</text:p>
          </table:table-cell>
          <table:table-cell office:value-type="float" office:value="12.82" table:style-name="ce2">
            <text:p>12,82</text:p>
          </table:table-cell>
          <table:table-cell office:value-type="float" office:value="6.01" table:style-name="ce2">
            <text:p>6,01</text:p>
          </table:table-cell>
          <table:table-cell office:value-type="float" office:value="17149" table:style-name="ce1">
            <text:p>17149</text:p>
          </table:table-cell>
          <table:table-cell office:value-type="float" office:value="6115" table:style-name="ce1">
            <text:p>6115</text:p>
          </table:table-cell>
          <table:table-cell office:value-type="float" office:value="12.82" table:formula="of:=MIN([.$B206];[.$F206];[.$J206];[.$N206];[.$R206];[.$V206];[.$Z206];[.$AD206];[.$AH206];[.$AL206];[.$AP206];[.$AT206];[.$AX206])" table:style-name="ce1">
            <text:p>12,82</text:p>
          </table:table-cell>
          <table:table-cell office:value-type="float" office:value="6.01" table:formula="of:=MIN([.$C206];[.$G206];[.$K206];[.$O206];[.$S206];[.$W206];[.$AA206];[.$AE206];[.$AI206];[.$AM206];[.$AQ206];[.$AU206];[.$AY206])" table:style-name="ce1">
            <text:p>6,01</text:p>
          </table:table-cell>
          <table:table-cell office:value-type="float" office:value="8017" table:formula="of:=MIN([.$D206];[.$H206];[.$L206];[.$P206];[.$T206];[.$X206];[.$AB206];[.$AF206];[.$AJ206];[.$AN206];[.$AR206];[.$AV206];[.$AZ206])" table:style-name="ce1">
            <text:p>8017</text:p>
          </table:table-cell>
          <table:table-cell office:value-type="float" office:value="3886" table:formula="of:=MIN([.$E206];[.$I206];[.$M206];[.$Q206];[.$U206];[.$Y206];[.$AC206];[.$AG206];[.$AK206];[.$AO206];[.$AS206];[.$AW206];[.$BA206])" table:style-name="ce1">
            <text:p>3886</text:p>
          </table:table-cell>
          <table:table-cell office:value-type="float" office:value="41.86" table:formula="of:=MEDIAN([.$B206];[.$F206];[.$J206];[.$N206];[.$R206];[.$V206];[.$Z206];[.$AD206];[.$AH206];[.$AL206];[.$AP206];[.$AT206];[.$AX206])" table:style-name="ce1">
            <text:p>41,86</text:p>
          </table:table-cell>
          <table:table-cell office:value-type="float" office:value="23.83" table:formula="of:=MEDIAN([.$C206];[.$G206];[.$K206];[.$O206];[.$S206];[.$W206];[.$AA206];[.$AE206];[.$AI206];[.$AM206];[.$AQ206];[.$AU206];[.$AY206])" table:style-name="ce1">
            <text:p>23,83</text:p>
          </table:table-cell>
          <table:table-cell office:value-type="float" office:value="69522" table:formula="of:=MEDIAN([.$D206];[.$H206];[.$L206];[.$P206];[.$T206];[.$X206];[.$AB206];[.$AF206];[.$AJ206];[.$AN206];[.$AR206];[.$AV206];[.$AZ206])" table:style-name="ce1">
            <text:p>69522</text:p>
          </table:table-cell>
          <table:table-cell office:value-type="float" office:value="22500" table:formula="of:=MEDIAN([.$E206];[.$I206];[.$M206];[.$Q206];[.$U206];[.$Y206];[.$AC206];[.$AG206];[.$AK206];[.$AO206];[.$AS206];[.$AW206];[.$BA206])" table:style-name="ce1">
            <text:p>22500</text:p>
          </table:table-cell>
          <table:table-cell office:value-type="float" office:value="103.77" table:formula="of:=MAX([.$B206];[.$F206];[.$J206];[.$N206];[.$R206];[.$V206];[.$Z206];[.$AD206];[.$AH206];[.$AL206];[.$AP206];[.$AT206];[.$AX206])" table:style-name="ce1">
            <text:p>103,77</text:p>
          </table:table-cell>
          <table:table-cell office:value-type="float" office:value="61.75" table:formula="of:=MAX([.$C206];[.$G206];[.$K206];[.$O206];[.$S206];[.$W206];[.$AA206];[.$AE206];[.$AI206];[.$AM206];[.$AQ206];[.$AU206];[.$AY206])" table:style-name="ce1">
            <text:p>61,75</text:p>
          </table:table-cell>
          <table:table-cell office:value-type="float" office:value="374631" table:formula="of:=MAX([.$D206];[.$H206];[.$L206];[.$P206];[.$T206];[.$X206];[.$AB206];[.$AF206];[.$AJ206];[.$AN206];[.$AR206];[.$AV206];[.$AZ206])" table:style-name="ce1">
            <text:p>374631</text:p>
          </table:table-cell>
          <table:table-cell office:value-type="float" office:value="48070" table:formula="of:=MAX([.$E206];[.$I206];[.$M206];[.$Q206];[.$U206];[.$Y206];[.$AC206];[.$AG206];[.$AK206];[.$AO206];[.$AS206];[.$AW206];[.$BA206])" table:style-name="ce1">
            <text:p>4807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7_a30_w2.lp</text:p>
          </table:table-cell>
          <table:table-cell office:value-type="float" office:value="11.45" table:style-name="ce2">
            <text:p>11,45</text:p>
          </table:table-cell>
          <table:table-cell office:value-type="float" office:value="2.52" table:style-name="ce1">
            <text:p>2,52</text:p>
          </table:table-cell>
          <table:table-cell office:value-type="float" office:value="19495" table:style-name="ce1">
            <text:p>19495</text:p>
          </table:table-cell>
          <table:table-cell office:value-type="float" office:value="2353" table:style-name="ce1">
            <text:p>2353</text:p>
          </table:table-cell>
          <table:table-cell office:value-type="float" office:value="76.72" table:style-name="ce1">
            <text:p>76,72</text:p>
          </table:table-cell>
          <table:table-cell office:value-type="float" office:value="67.28" table:style-name="ce1">
            <text:p>67,28</text:p>
          </table:table-cell>
          <table:table-cell office:value-type="float" office:value="75964" table:style-name="ce1">
            <text:p>75964</text:p>
          </table:table-cell>
          <table:table-cell office:value-type="float" office:value="52611" table:style-name="ce1">
            <text:p>52611</text:p>
          </table:table-cell>
          <table:table-cell office:value-type="float" office:value="50.72" table:style-name="ce1">
            <text:p>50,72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5592" table:style-name="ce1">
            <text:p>205592</text:p>
          </table:table-cell>
          <table:table-cell office:value-type="float" office:value="40170" table:style-name="ce1">
            <text:p>40170</text:p>
          </table:table-cell>
          <table:table-cell office:value-type="float" office:value="298.17" table:style-name="ce1">
            <text:p>298,17</text:p>
          </table:table-cell>
          <table:table-cell office:value-type="float" office:value="289.60000000000002" table:style-name="ce1">
            <text:p>289,6</text:p>
          </table:table-cell>
          <table:table-cell office:value-type="float" office:value="534186" table:style-name="ce1">
            <text:p>534186</text:p>
          </table:table-cell>
          <table:table-cell office:value-type="float" office:value="239046" table:style-name="ce1">
            <text:p>239046</text:p>
          </table:table-cell>
          <table:table-cell office:value-type="float" office:value="28.91" table:style-name="ce1">
            <text:p>28,91</text:p>
          </table:table-cell>
          <table:table-cell office:value-type="float" office:value="19.38" table:style-name="ce1">
            <text:p>19,38</text:p>
          </table:table-cell>
          <table:table-cell office:value-type="float" office:value="24309" table:style-name="ce1">
            <text:p>24309</text:p>
          </table:table-cell>
          <table:table-cell office:value-type="float" office:value="16332" table:style-name="ce1">
            <text:p>16332</text:p>
          </table:table-cell>
          <table:table-cell office:value-type="float" office:value="488.12" table:style-name="ce3">
            <text:p>488,12</text:p>
          </table:table-cell>
          <table:table-cell office:value-type="float" office:value="477.43" table:style-name="ce3">
            <text:p>477,43</text:p>
          </table:table-cell>
          <table:table-cell office:value-type="float" office:value="697207" table:style-name="ce3">
            <text:p>697207</text:p>
          </table:table-cell>
          <table:table-cell office:value-type="float" office:value="365583" table:style-name="ce3">
            <text:p>365583</text:p>
          </table:table-cell>
          <table:table-cell office:value-type="float" office:value="33.35" table:style-name="ce1">
            <text:p>33,35</text:p>
          </table:table-cell>
          <table:table-cell office:value-type="float" office:value="23.82" table:style-name="ce1">
            <text:p>23,82</text:p>
          </table:table-cell>
          <table:table-cell office:value-type="float" office:value="42902" table:style-name="ce1">
            <text:p>42902</text:p>
          </table:table-cell>
          <table:table-cell office:value-type="float" office:value="21270" table:style-name="ce1">
            <text:p>21270</text:p>
          </table:table-cell>
          <table:table-cell office:value-type="float" office:value="11.52" table:style-name="ce1">
            <text:p>11,52</text:p>
          </table:table-cell>
          <table:table-cell office:value-type="float" office:value="1.6" table:style-name="ce2">
            <text:p>1,6</text:p>
          </table:table-cell>
          <table:table-cell office:value-type="float" office:value="3134" table:style-name="ce2">
            <text:p>3134</text:p>
          </table:table-cell>
          <table:table-cell office:value-type="float" office:value="1705" table:style-name="ce2">
            <text:p>1705</text:p>
          </table:table-cell>
          <table:table-cell office:value-type="float" office:value="218.22" table:style-name="ce1">
            <text:p>218,22</text:p>
          </table:table-cell>
          <table:table-cell office:value-type="float" office:value="207.73" table:style-name="ce1">
            <text:p>207,73</text:p>
          </table:table-cell>
          <table:table-cell office:value-type="float" office:value="286970" table:style-name="ce1">
            <text:p>286970</text:p>
          </table:table-cell>
          <table:table-cell office:value-type="float" office:value="165001" table:style-name="ce1">
            <text:p>165001</text:p>
          </table:table-cell>
          <table:table-cell office:value-type="float" office:value="95.83" table:style-name="ce1">
            <text:p>95,83</text:p>
          </table:table-cell>
          <table:table-cell office:value-type="float" office:value="52.19" table:style-name="ce1">
            <text:p>52,19</text:p>
          </table:table-cell>
          <table:table-cell office:value-type="float" office:value="206098" table:style-name="ce1">
            <text:p>206098</text:p>
          </table:table-cell>
          <table:table-cell office:value-type="float" office:value="38422" table:style-name="ce1">
            <text:p>38422</text:p>
          </table:table-cell>
          <table:table-cell office:value-type="float" office:value="76.650000000000006" table:style-name="ce1">
            <text:p>76,65</text:p>
          </table:table-cell>
          <table:table-cell office:value-type="float" office:value="26.04" table:style-name="ce1">
            <text:p>26,04</text:p>
          </table:table-cell>
          <table:table-cell office:value-type="float" office:value="21702" table:style-name="ce1">
            <text:p>21702</text:p>
          </table:table-cell>
          <table:table-cell office:value-type="float" office:value="12969" table:style-name="ce1">
            <text:p>12969</text:p>
          </table:table-cell>
          <table:table-cell office:value-type="float" office:value="81.78" table:style-name="ce1">
            <text:p>81,78</text:p>
          </table:table-cell>
          <table:table-cell office:value-type="float" office:value="29.8" table:style-name="ce1">
            <text:p>29,8</text:p>
          </table:table-cell>
          <table:table-cell office:value-type="float" office:value="47651" table:style-name="ce1">
            <text:p>47651</text:p>
          </table:table-cell>
          <table:table-cell office:value-type="float" office:value="15619" table:style-name="ce1">
            <text:p>15619</text:p>
          </table:table-cell>
          <table:table-cell office:value-type="float" office:value="45" table:style-name="ce1">
            <text:p>45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71829" table:style-name="ce1">
            <text:p>71829</text:p>
          </table:table-cell>
          <table:table-cell office:value-type="float" office:value="31887" table:style-name="ce1">
            <text:p>31887</text:p>
          </table:table-cell>
          <table:table-cell office:value-type="float" office:value="11.45" table:formula="of:=MIN([.$B207];[.$F207];[.$J207];[.$N207];[.$R207];[.$V207];[.$Z207];[.$AD207];[.$AH207];[.$AL207];[.$AP207];[.$AT207];[.$AX207])" table:style-name="ce1">
            <text:p>11,45</text:p>
          </table:table-cell>
          <table:table-cell office:value-type="float" office:value="1.6" table:formula="of:=MIN([.$C207];[.$G207];[.$K207];[.$O207];[.$S207];[.$W207];[.$AA207];[.$AE207];[.$AI207];[.$AM207];[.$AQ207];[.$AU207];[.$AY207])" table:style-name="ce1">
            <text:p>1,6</text:p>
          </table:table-cell>
          <table:table-cell office:value-type="float" office:value="3134" table:formula="of:=MIN([.$D207];[.$H207];[.$L207];[.$P207];[.$T207];[.$X207];[.$AB207];[.$AF207];[.$AJ207];[.$AN207];[.$AR207];[.$AV207];[.$AZ207])" table:style-name="ce1">
            <text:p>3134</text:p>
          </table:table-cell>
          <table:table-cell office:value-type="float" office:value="1705" table:formula="of:=MIN([.$E207];[.$I207];[.$M207];[.$Q207];[.$U207];[.$Y207];[.$AC207];[.$AG207];[.$AK207];[.$AO207];[.$AS207];[.$AW207];[.$BA207])" table:style-name="ce1">
            <text:p>1705</text:p>
          </table:table-cell>
          <table:table-cell office:value-type="float" office:value="76.650000000000006" table:formula="of:=MEDIAN([.$B207];[.$F207];[.$J207];[.$N207];[.$R207];[.$V207];[.$Z207];[.$AD207];[.$AH207];[.$AL207];[.$AP207];[.$AT207];[.$AX207])" table:style-name="ce1">
            <text:p>76,65</text:p>
          </table:table-cell>
          <table:table-cell office:value-type="float" office:value="35.299999999999997" table:formula="of:=MEDIAN([.$C207];[.$G207];[.$K207];[.$O207];[.$S207];[.$W207];[.$AA207];[.$AE207];[.$AI207];[.$AM207];[.$AQ207];[.$AU207];[.$AY207])" table:style-name="ce1">
            <text:p>35,3</text:p>
          </table:table-cell>
          <table:table-cell office:value-type="float" office:value="71829" table:formula="of:=MEDIAN([.$D207];[.$H207];[.$L207];[.$P207];[.$T207];[.$X207];[.$AB207];[.$AF207];[.$AJ207];[.$AN207];[.$AR207];[.$AV207];[.$AZ207])" table:style-name="ce1">
            <text:p>71829</text:p>
          </table:table-cell>
          <table:table-cell office:value-type="float" office:value="31887" table:formula="of:=MEDIAN([.$E207];[.$I207];[.$M207];[.$Q207];[.$U207];[.$Y207];[.$AC207];[.$AG207];[.$AK207];[.$AO207];[.$AS207];[.$AW207];[.$BA207])" table:style-name="ce1">
            <text:p>31887</text:p>
          </table:table-cell>
          <table:table-cell office:value-type="float" office:value="488.12" table:formula="of:=MAX([.$B207];[.$F207];[.$J207];[.$N207];[.$R207];[.$V207];[.$Z207];[.$AD207];[.$AH207];[.$AL207];[.$AP207];[.$AT207];[.$AX207])" table:style-name="ce1">
            <text:p>488,12</text:p>
          </table:table-cell>
          <table:table-cell office:value-type="float" office:value="477.43" table:formula="of:=MAX([.$C207];[.$G207];[.$K207];[.$O207];[.$S207];[.$W207];[.$AA207];[.$AE207];[.$AI207];[.$AM207];[.$AQ207];[.$AU207];[.$AY207])" table:style-name="ce1">
            <text:p>477,43</text:p>
          </table:table-cell>
          <table:table-cell office:value-type="float" office:value="697207" table:formula="of:=MAX([.$D207];[.$H207];[.$L207];[.$P207];[.$T207];[.$X207];[.$AB207];[.$AF207];[.$AJ207];[.$AN207];[.$AR207];[.$AV207];[.$AZ207])" table:style-name="ce1">
            <text:p>697207</text:p>
          </table:table-cell>
          <table:table-cell office:value-type="float" office:value="365583" table:formula="of:=MAX([.$E207];[.$I207];[.$M207];[.$Q207];[.$U207];[.$Y207];[.$AC207];[.$AG207];[.$AK207];[.$AO207];[.$AS207];[.$AW207];[.$BA207])" table:style-name="ce1">
            <text:p>365583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8_a35_w5.lp</text:p>
          </table:table-cell>
          <table:table-cell office:value-type="float" office:value="38.549999999999997" table:style-name="ce1">
            <text:p>38,55</text:p>
          </table:table-cell>
          <table:table-cell office:value-type="float" office:value="21.27" table:style-name="ce1">
            <text:p>21,27</text:p>
          </table:table-cell>
          <table:table-cell office:value-type="float" office:value="143943" table:style-name="ce1">
            <text:p>143943</text:p>
          </table:table-cell>
          <table:table-cell office:value-type="float" office:value="35800" table:style-name="ce3">
            <text:p>35800</text:p>
          </table:table-cell>
          <table:table-cell office:value-type="float" office:value="32.49" table:style-name="ce1">
            <text:p>32,49</text:p>
          </table:table-cell>
          <table:table-cell office:value-type="float" office:value="13.62" table:style-name="ce1">
            <text:p>13,62</text:p>
          </table:table-cell>
          <table:table-cell office:value-type="float" office:value="22354" table:style-name="ce1">
            <text:p>22354</text:p>
          </table:table-cell>
          <table:table-cell office:value-type="float" office:value="14290" table:style-name="ce1">
            <text:p>14290</text:p>
          </table:table-cell>
          <table:table-cell office:value-type="float" office:value="35.450000000000003" table:style-name="ce1">
            <text:p>35,45</text:p>
          </table:table-cell>
          <table:table-cell office:value-type="float" office:value="18.09" table:style-name="ce1">
            <text:p>18,09</text:p>
          </table:table-cell>
          <table:table-cell office:value-type="float" office:value="129540" table:style-name="ce1">
            <text:p>129540</text:p>
          </table:table-cell>
          <table:table-cell office:value-type="float" office:value="28093" table:style-name="ce1">
            <text:p>28093</text:p>
          </table:table-cell>
          <table:table-cell office:value-type="float" office:value="40.35" table:style-name="ce1">
            <text:p>40,35</text:p>
          </table:table-cell>
          <table:table-cell office:value-type="float" office:value="23.14" table:style-name="ce3">
            <text:p>23,14</text:p>
          </table:table-cell>
          <table:table-cell office:value-type="float" office:value="123622" table:style-name="ce1">
            <text:p>123622</text:p>
          </table:table-cell>
          <table:table-cell office:value-type="float" office:value="30219" table:style-name="ce1">
            <text:p>30219</text:p>
          </table:table-cell>
          <table:table-cell office:value-type="float" office:value="29.17" table:style-name="ce1">
            <text:p>29,17</text:p>
          </table:table-cell>
          <table:table-cell office:value-type="float" office:value="10.7" table:style-name="ce1">
            <text:p>10,7</text:p>
          </table:table-cell>
          <table:table-cell office:value-type="float" office:value="18676" table:style-name="ce1">
            <text:p>18676</text:p>
          </table:table-cell>
          <table:table-cell office:value-type="float" office:value="11777" table:style-name="ce1">
            <text:p>11777</text:p>
          </table:table-cell>
          <table:table-cell office:value-type="float" office:value="32.04" table:style-name="ce1">
            <text:p>32,04</text:p>
          </table:table-cell>
          <table:table-cell office:value-type="float" office:value="13.7" table:style-name="ce1">
            <text:p>13,7</text:p>
          </table:table-cell>
          <table:table-cell office:value-type="float" office:value="91472" table:style-name="ce1">
            <text:p>91472</text:p>
          </table:table-cell>
          <table:table-cell office:value-type="float" office:value="19660" table:style-name="ce1">
            <text:p>19660</text:p>
          </table:table-cell>
          <table:table-cell office:value-type="float" office:value="26.83" table:style-name="ce2">
            <text:p>26,83</text:p>
          </table:table-cell>
          <table:table-cell office:value-type="float" office:value="8.56" table:style-name="ce2">
            <text:p>8,56</text:p>
          </table:table-cell>
          <table:table-cell office:value-type="float" office:value="40502" table:style-name="ce1">
            <text:p>40502</text:p>
          </table:table-cell>
          <table:table-cell office:value-type="float" office:value="10492" table:style-name="ce1">
            <text:p>10492</text:p>
          </table:table-cell>
          <table:table-cell office:value-type="float" office:value="38.99" table:style-name="ce1">
            <text:p>38,99</text:p>
          </table:table-cell>
          <table:table-cell office:value-type="float" office:value="19.98" table:style-name="ce1">
            <text:p>19,98</text:p>
          </table:table-cell>
          <table:table-cell office:value-type="float" office:value="35104" table:style-name="ce1">
            <text:p>35104</text:p>
          </table:table-cell>
          <table:table-cell office:value-type="float" office:value="24340" table:style-name="ce1">
            <text:p>24340</text:p>
          </table:table-cell>
          <table:table-cell office:value-type="float" office:value="34.49" table:style-name="ce1">
            <text:p>34,49</text:p>
          </table:table-cell>
          <table:table-cell office:value-type="float" office:value="16.63" table:style-name="ce1">
            <text:p>16,63</text:p>
          </table:table-cell>
          <table:table-cell office:value-type="float" office:value="68884" table:style-name="ce1">
            <text:p>68884</text:p>
          </table:table-cell>
          <table:table-cell office:value-type="float" office:value="21129" table:style-name="ce1">
            <text:p>21129</text:p>
          </table:table-cell>
          <table:table-cell office:value-type="float" office:value="116.19" table:style-name="ce1">
            <text:p>116,19</text:p>
          </table:table-cell>
          <table:table-cell office:value-type="float" office:value="13.7" table:style-name="ce1">
            <text:p>13,7</text:p>
          </table:table-cell>
          <table:table-cell office:value-type="float" office:value="50365" table:style-name="ce1">
            <text:p>50365</text:p>
          </table:table-cell>
          <table:table-cell office:value-type="float" office:value="11874" table:style-name="ce1">
            <text:p>11874</text:p>
          </table:table-cell>
          <table:table-cell office:value-type="float" office:value="111.93" table:style-name="ce1">
            <text:p>111,93</text:p>
          </table:table-cell>
          <table:table-cell office:value-type="float" office:value="8.8699999999999992" table:style-name="ce1">
            <text:p>8,87</text:p>
          </table:table-cell>
          <table:table-cell office:value-type="float" office:value="11536" table:style-name="ce2">
            <text:p>11536</text:p>
          </table:table-cell>
          <table:table-cell office:value-type="float" office:value="6769" table:style-name="ce2">
            <text:p>6769</text:p>
          </table:table-cell>
          <table:table-cell office:value-type="float" office:value="126.97" table:style-name="ce3">
            <text:p>126,97</text:p>
          </table:table-cell>
          <table:table-cell office:value-type="float" office:value="20.92" table:style-name="ce1">
            <text:p>20,92</text:p>
          </table:table-cell>
          <table:table-cell office:value-type="float" office:value="685177" table:style-name="ce3">
            <text:p>685177</text:p>
          </table:table-cell>
          <table:table-cell office:value-type="float" office:value="18417" table:style-name="ce1">
            <text:p>18417</text:p>
          </table:table-cell>
          <table:table-cell office:value-type="float" office:value="32.15" table:style-name="ce1">
            <text:p>32,15</text:p>
          </table:table-cell>
          <table:table-cell office:value-type="float" office:value="16.93" table:style-name="ce1">
            <text:p>16,93</text:p>
          </table:table-cell>
          <table:table-cell office:value-type="float" office:value="133172" table:style-name="ce1">
            <text:p>133172</text:p>
          </table:table-cell>
          <table:table-cell office:value-type="float" office:value="27662" table:style-name="ce1">
            <text:p>27662</text:p>
          </table:table-cell>
          <table:table-cell office:value-type="float" office:value="26.83" table:formula="of:=MIN([.$B208];[.$F208];[.$J208];[.$N208];[.$R208];[.$V208];[.$Z208];[.$AD208];[.$AH208];[.$AL208];[.$AP208];[.$AT208];[.$AX208])" table:style-name="ce1">
            <text:p>26,83</text:p>
          </table:table-cell>
          <table:table-cell office:value-type="float" office:value="8.56" table:formula="of:=MIN([.$C208];[.$G208];[.$K208];[.$O208];[.$S208];[.$W208];[.$AA208];[.$AE208];[.$AI208];[.$AM208];[.$AQ208];[.$AU208];[.$AY208])" table:style-name="ce1">
            <text:p>8,56</text:p>
          </table:table-cell>
          <table:table-cell office:value-type="float" office:value="11536" table:formula="of:=MIN([.$D208];[.$H208];[.$L208];[.$P208];[.$T208];[.$X208];[.$AB208];[.$AF208];[.$AJ208];[.$AN208];[.$AR208];[.$AV208];[.$AZ208])" table:style-name="ce1">
            <text:p>11536</text:p>
          </table:table-cell>
          <table:table-cell office:value-type="float" office:value="6769" table:formula="of:=MIN([.$E208];[.$I208];[.$M208];[.$Q208];[.$U208];[.$Y208];[.$AC208];[.$AG208];[.$AK208];[.$AO208];[.$AS208];[.$AW208];[.$BA208])" table:style-name="ce1">
            <text:p>6769</text:p>
          </table:table-cell>
          <table:table-cell office:value-type="float" office:value="35.450000000000003" table:formula="of:=MEDIAN([.$B208];[.$F208];[.$J208];[.$N208];[.$R208];[.$V208];[.$Z208];[.$AD208];[.$AH208];[.$AL208];[.$AP208];[.$AT208];[.$AX208])" table:style-name="ce1">
            <text:p>35,45</text:p>
          </table:table-cell>
          <table:table-cell office:value-type="float" office:value="16.63" table:formula="of:=MEDIAN([.$C208];[.$G208];[.$K208];[.$O208];[.$S208];[.$W208];[.$AA208];[.$AE208];[.$AI208];[.$AM208];[.$AQ208];[.$AU208];[.$AY208])" table:style-name="ce1">
            <text:p>16,63</text:p>
          </table:table-cell>
          <table:table-cell office:value-type="float" office:value="68884" table:formula="of:=MEDIAN([.$D208];[.$H208];[.$L208];[.$P208];[.$T208];[.$X208];[.$AB208];[.$AF208];[.$AJ208];[.$AN208];[.$AR208];[.$AV208];[.$AZ208])" table:style-name="ce1">
            <text:p>68884</text:p>
          </table:table-cell>
          <table:table-cell office:value-type="float" office:value="19660" table:formula="of:=MEDIAN([.$E208];[.$I208];[.$M208];[.$Q208];[.$U208];[.$Y208];[.$AC208];[.$AG208];[.$AK208];[.$AO208];[.$AS208];[.$AW208];[.$BA208])" table:style-name="ce1">
            <text:p>19660</text:p>
          </table:table-cell>
          <table:table-cell office:value-type="float" office:value="126.97" table:formula="of:=MAX([.$B208];[.$F208];[.$J208];[.$N208];[.$R208];[.$V208];[.$Z208];[.$AD208];[.$AH208];[.$AL208];[.$AP208];[.$AT208];[.$AX208])" table:style-name="ce1">
            <text:p>126,97</text:p>
          </table:table-cell>
          <table:table-cell office:value-type="float" office:value="23.14" table:formula="of:=MAX([.$C208];[.$G208];[.$K208];[.$O208];[.$S208];[.$W208];[.$AA208];[.$AE208];[.$AI208];[.$AM208];[.$AQ208];[.$AU208];[.$AY208])" table:style-name="ce1">
            <text:p>23,14</text:p>
          </table:table-cell>
          <table:table-cell office:value-type="float" office:value="685177" table:formula="of:=MAX([.$D208];[.$H208];[.$L208];[.$P208];[.$T208];[.$X208];[.$AB208];[.$AF208];[.$AJ208];[.$AN208];[.$AR208];[.$AV208];[.$AZ208])" table:style-name="ce1">
            <text:p>685177</text:p>
          </table:table-cell>
          <table:table-cell office:value-type="float" office:value="35800" table:formula="of:=MAX([.$E208];[.$I208];[.$M208];[.$Q208];[.$U208];[.$Y208];[.$AC208];[.$AG208];[.$AK208];[.$AO208];[.$AS208];[.$AW208];[.$BA208])" table:style-name="ce1">
            <text:p>35800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19_a35_w4.lp</text:p>
          </table:table-cell>
          <table:table-cell office:value-type="float" office:value="364.73" table:style-name="ce1">
            <text:p>364,73</text:p>
          </table:table-cell>
          <table:table-cell office:value-type="float" office:value="339.55" table:style-name="ce1">
            <text:p>339,55</text:p>
          </table:table-cell>
          <table:table-cell office:value-type="float" office:value="417063" table:style-name="ce1">
            <text:p>417063</text:p>
          </table:table-cell>
          <table:table-cell office:value-type="float" office:value="159431" table:style-name="ce1">
            <text:p>159431</text:p>
          </table:table-cell>
          <table:table-cell office:value-type="float" office:value="166.85" table:style-name="ce1">
            <text:p>166,85</text:p>
          </table:table-cell>
          <table:table-cell office:value-type="float" office:value="141.28" table:style-name="ce1">
            <text:p>141,28</text:p>
          </table:table-cell>
          <table:table-cell office:value-type="float" office:value="71760" table:style-name="ce1">
            <text:p>71760</text:p>
          </table:table-cell>
          <table:table-cell office:value-type="float" office:value="57533" table:style-name="ce1">
            <text:p>57533</text:p>
          </table:table-cell>
          <table:table-cell office:value-type="float" office:value="758.83" table:style-name="ce1">
            <text:p>758,83</text:p>
          </table:table-cell>
          <table:table-cell office:value-type="float" office:value="735.18" table:style-name="ce1">
            <text:p>735,18</text:p>
          </table:table-cell>
          <table:table-cell office:value-type="float" office:value="1478952" table:style-name="ce1">
            <text:p>1478952</text:p>
          </table:table-cell>
          <table:table-cell office:value-type="float" office:value="350169" table:style-name="ce1">
            <text:p>350169</text:p>
          </table:table-cell>
          <table:table-cell office:value-type="float" office:value="275.69" table:style-name="ce1">
            <text:p>275,69</text:p>
          </table:table-cell>
          <table:table-cell office:value-type="float" office:value="252.04" table:style-name="ce1">
            <text:p>252,04</text:p>
          </table:table-cell>
          <table:table-cell office:value-type="float" office:value="207174" table:style-name="ce1">
            <text:p>207174</text:p>
          </table:table-cell>
          <table:table-cell office:value-type="float" office:value="122614" table:style-name="ce1">
            <text:p>122614</text:p>
          </table:table-cell>
          <table:table-cell office:value-type="float" office:value="77.48" table:style-name="ce2">
            <text:p>77,48</text:p>
          </table:table-cell>
          <table:table-cell office:value-type="float" office:value="54.73" table:style-name="ce2">
            <text:p>54,73</text:p>
          </table:table-cell>
          <table:table-cell office:value-type="float" office:value="35301" table:style-name="ce2">
            <text:p>35301</text:p>
          </table:table-cell>
          <table:table-cell office:value-type="float" office:value="26040" table:style-name="ce1">
            <text:p>26040</text:p>
          </table:table-cell>
          <table:table-cell office:value-type="float" office:value="102.78" table:style-name="ce1">
            <text:p>102,78</text:p>
          </table:table-cell>
          <table:table-cell office:value-type="float" office:value="78.16" table:style-name="ce1">
            <text:p>78,16</text:p>
          </table:table-cell>
          <table:table-cell office:value-type="float" office:value="66551" table:style-name="ce1">
            <text:p>66551</text:p>
          </table:table-cell>
          <table:table-cell office:value-type="float" office:value="37683" table:style-name="ce1">
            <text:p>37683</text:p>
          </table:table-cell>
          <table:table-cell office:value-type="float" office:value="367.56" table:style-name="ce1">
            <text:p>367,56</text:p>
          </table:table-cell>
          <table:table-cell office:value-type="float" office:value="343.02" table:style-name="ce1">
            <text:p>343,02</text:p>
          </table:table-cell>
          <table:table-cell office:value-type="float" office:value="227449" table:style-name="ce1">
            <text:p>227449</text:p>
          </table:table-cell>
          <table:table-cell office:value-type="float" office:value="165381" table:style-name="ce1">
            <text:p>165381</text:p>
          </table:table-cell>
          <table:table-cell office:value-type="float" office:value="155.74" table:style-name="ce1">
            <text:p>155,74</text:p>
          </table:table-cell>
          <table:table-cell office:value-type="float" office:value="128.93" table:style-name="ce1">
            <text:p>128,93</text:p>
          </table:table-cell>
          <table:table-cell office:value-type="float" office:value="71822" table:style-name="ce1">
            <text:p>71822</text:p>
          </table:table-cell>
          <table:table-cell office:value-type="float" office:value="56816" table:style-name="ce1">
            <text:p>56816</text:p>
          </table:table-cell>
          <table:table-cell office:value-type="float" office:value="124.13" table:style-name="ce1">
            <text:p>124,13</text:p>
          </table:table-cell>
          <table:table-cell office:value-type="float" office:value="96.08" table:style-name="ce1">
            <text:p>96,08</text:p>
          </table:table-cell>
          <table:table-cell office:value-type="float" office:value="62614" table:style-name="ce1">
            <text:p>62614</text:p>
          </table:table-cell>
          <table:table-cell office:value-type="float" office:value="40847" table:style-name="ce1">
            <text:p>40847</text:p>
          </table:table-cell>
          <table:table-cell office:value-type="float" office:value="183.25" table:style-name="ce1">
            <text:p>183,25</text:p>
          </table:table-cell>
          <table:table-cell office:value-type="float" office:value="59.3" table:style-name="ce1">
            <text:p>59,3</text:p>
          </table:table-cell>
          <table:table-cell office:value-type="float" office:value="278216" table:style-name="ce1">
            <text:p>278216</text:p>
          </table:table-cell>
          <table:table-cell office:value-type="float" office:value="19500" table:style-name="ce2">
            <text:p>19500</text:p>
          </table:table-cell>
          <table:table-cell office:value-type="float" office:value="370.55" table:style-name="ce1">
            <text:p>370,55</text:p>
          </table:table-cell>
          <table:table-cell office:value-type="float" office:value="235.97" table:style-name="ce1">
            <text:p>235,97</text:p>
          </table:table-cell>
          <table:table-cell office:value-type="float" office:value="232571" table:style-name="ce1">
            <text:p>232571</text:p>
          </table:table-cell>
          <table:table-cell office:value-type="float" office:value="66800" table:style-name="ce1">
            <text:p>66800</text:p>
          </table:table-cell>
          <table:table-cell office:value-type="float" office:value="1581.86" table:style-name="ce3">
            <text:p>1581,86</text:p>
          </table:table-cell>
          <table:table-cell office:value-type="float" office:value="1441.9" table:style-name="ce3">
            <text:p>1441,9</text:p>
          </table:table-cell>
          <table:table-cell office:value-type="float" office:value="1937844" table:style-name="ce3">
            <text:p>1937844</text:p>
          </table:table-cell>
          <table:table-cell office:value-type="float" office:value="489805" table:style-name="ce3">
            <text:p>489805</text:p>
          </table:table-cell>
          <table:table-cell office:value-type="float" office:value="87.55" table:style-name="ce1">
            <text:p>87,55</text:p>
          </table:table-cell>
          <table:table-cell office:value-type="float" office:value="65.16" table:style-name="ce1">
            <text:p>65,16</text:p>
          </table:table-cell>
          <table:table-cell office:value-type="float" office:value="107084" table:style-name="ce1">
            <text:p>107084</text:p>
          </table:table-cell>
          <table:table-cell office:value-type="float" office:value="35264" table:style-name="ce1">
            <text:p>35264</text:p>
          </table:table-cell>
          <table:table-cell office:value-type="float" office:value="77.48" table:formula="of:=MIN([.$B209];[.$F209];[.$J209];[.$N209];[.$R209];[.$V209];[.$Z209];[.$AD209];[.$AH209];[.$AL209];[.$AP209];[.$AT209];[.$AX209])" table:style-name="ce1">
            <text:p>77,48</text:p>
          </table:table-cell>
          <table:table-cell office:value-type="float" office:value="54.73" table:formula="of:=MIN([.$C209];[.$G209];[.$K209];[.$O209];[.$S209];[.$W209];[.$AA209];[.$AE209];[.$AI209];[.$AM209];[.$AQ209];[.$AU209];[.$AY209])" table:style-name="ce1">
            <text:p>54,73</text:p>
          </table:table-cell>
          <table:table-cell office:value-type="float" office:value="35301" table:formula="of:=MIN([.$D209];[.$H209];[.$L209];[.$P209];[.$T209];[.$X209];[.$AB209];[.$AF209];[.$AJ209];[.$AN209];[.$AR209];[.$AV209];[.$AZ209])" table:style-name="ce1">
            <text:p>35301</text:p>
          </table:table-cell>
          <table:table-cell office:value-type="float" office:value="19500" table:formula="of:=MIN([.$E209];[.$I209];[.$M209];[.$Q209];[.$U209];[.$Y209];[.$AC209];[.$AG209];[.$AK209];[.$AO209];[.$AS209];[.$AW209];[.$BA209])" table:style-name="ce1">
            <text:p>19500</text:p>
          </table:table-cell>
          <table:table-cell office:value-type="float" office:value="183.25" table:formula="of:=MEDIAN([.$B209];[.$F209];[.$J209];[.$N209];[.$R209];[.$V209];[.$Z209];[.$AD209];[.$AH209];[.$AL209];[.$AP209];[.$AT209];[.$AX209])" table:style-name="ce1">
            <text:p>183,25</text:p>
          </table:table-cell>
          <table:table-cell office:value-type="float" office:value="141.28" table:formula="of:=MEDIAN([.$C209];[.$G209];[.$K209];[.$O209];[.$S209];[.$W209];[.$AA209];[.$AE209];[.$AI209];[.$AM209];[.$AQ209];[.$AU209];[.$AY209])" table:style-name="ce1">
            <text:p>141,28</text:p>
          </table:table-cell>
          <table:table-cell office:value-type="float" office:value="207174" table:formula="of:=MEDIAN([.$D209];[.$H209];[.$L209];[.$P209];[.$T209];[.$X209];[.$AB209];[.$AF209];[.$AJ209];[.$AN209];[.$AR209];[.$AV209];[.$AZ209])" table:style-name="ce1">
            <text:p>207174</text:p>
          </table:table-cell>
          <table:table-cell office:value-type="float" office:value="57533" table:formula="of:=MEDIAN([.$E209];[.$I209];[.$M209];[.$Q209];[.$U209];[.$Y209];[.$AC209];[.$AG209];[.$AK209];[.$AO209];[.$AS209];[.$AW209];[.$BA209])" table:style-name="ce1">
            <text:p>57533</text:p>
          </table:table-cell>
          <table:table-cell office:value-type="float" office:value="1581.86" table:formula="of:=MAX([.$B209];[.$F209];[.$J209];[.$N209];[.$R209];[.$V209];[.$Z209];[.$AD209];[.$AH209];[.$AL209];[.$AP209];[.$AT209];[.$AX209])" table:style-name="ce1">
            <text:p>1581,86</text:p>
          </table:table-cell>
          <table:table-cell office:value-type="float" office:value="1441.9" table:formula="of:=MAX([.$C209];[.$G209];[.$K209];[.$O209];[.$S209];[.$W209];[.$AA209];[.$AE209];[.$AI209];[.$AM209];[.$AQ209];[.$AU209];[.$AY209])" table:style-name="ce1">
            <text:p>1441,9</text:p>
          </table:table-cell>
          <table:table-cell office:value-type="float" office:value="1937844" table:formula="of:=MAX([.$D209];[.$H209];[.$L209];[.$P209];[.$T209];[.$X209];[.$AB209];[.$AF209];[.$AJ209];[.$AN209];[.$AR209];[.$AV209];[.$AZ209])" table:style-name="ce1">
            <text:p>1937844</text:p>
          </table:table-cell>
          <table:table-cell office:value-type="float" office:value="489805" table:formula="of:=MAX([.$E209];[.$I209];[.$M209];[.$Q209];[.$U209];[.$Y209];[.$AC209];[.$AG209];[.$AK209];[.$AO209];[.$AS209];[.$AW209];[.$BA209])" table:style-name="ce1">
            <text:p>48980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20_a30_w2.lp</text:p>
          </table:table-cell>
          <table:table-cell office:value-type="float" office:value="29.31" table:style-name="ce1">
            <text:p>29,31</text:p>
          </table:table-cell>
          <table:table-cell office:value-type="float" office:value="13.34" table:style-name="ce1">
            <text:p>13,34</text:p>
          </table:table-cell>
          <table:table-cell office:value-type="float" office:value="63592" table:style-name="ce1">
            <text:p>63592</text:p>
          </table:table-cell>
          <table:table-cell office:value-type="float" office:value="13120" table:style-name="ce1">
            <text:p>13120</text:p>
          </table:table-cell>
          <table:table-cell office:value-type="float" office:value="65.33" table:style-name="ce1">
            <text:p>65,33</text:p>
          </table:table-cell>
          <table:table-cell office:value-type="float" office:value="49.03" table:style-name="ce1">
            <text:p>49,03</text:p>
          </table:table-cell>
          <table:table-cell office:value-type="float" office:value="58374" table:style-name="ce1">
            <text:p>58374</text:p>
          </table:table-cell>
          <table:table-cell office:value-type="float" office:value="43460" table:style-name="ce1">
            <text:p>43460</text:p>
          </table:table-cell>
          <table:table-cell office:value-type="float" office:value="32.21" table:style-name="ce1">
            <text:p>32,21</text:p>
          </table:table-cell>
          <table:table-cell office:value-type="float" office:value="16.489999999999998" table:style-name="ce1">
            <text:p>16,49</text:p>
          </table:table-cell>
          <table:table-cell office:value-type="float" office:value="81548" table:style-name="ce1">
            <text:p>81548</text:p>
          </table:table-cell>
          <table:table-cell office:value-type="float" office:value="16265" table:style-name="ce1">
            <text:p>16265</text:p>
          </table:table-cell>
          <table:table-cell office:value-type="float" office:value="44.84" table:style-name="ce1">
            <text:p>44,84</text:p>
          </table:table-cell>
          <table:table-cell office:value-type="float" office:value="29.76" table:style-name="ce1">
            <text:p>29,76</text:p>
          </table:table-cell>
          <table:table-cell office:value-type="float" office:value="44562" table:style-name="ce1">
            <text:p>44562</text:p>
          </table:table-cell>
          <table:table-cell office:value-type="float" office:value="27493" table:style-name="ce1">
            <text:p>27493</text:p>
          </table:table-cell>
          <table:table-cell office:value-type="float" office:value="66.78" table:style-name="ce1">
            <text:p>66,78</text:p>
          </table:table-cell>
          <table:table-cell office:value-type="float" office:value="48.86" table:style-name="ce1">
            <text:p>48,86</text:p>
          </table:table-cell>
          <table:table-cell office:value-type="float" office:value="58433" table:style-name="ce1">
            <text:p>58433</text:p>
          </table:table-cell>
          <table:table-cell office:value-type="float" office:value="42884" table:style-name="ce1">
            <text:p>42884</text:p>
          </table:table-cell>
          <table:table-cell office:value-type="float" office:value="66.02" table:style-name="ce1">
            <text:p>66,02</text:p>
          </table:table-cell>
          <table:table-cell office:value-type="float" office:value="48.71" table:style-name="ce1">
            <text:p>48,71</text:p>
          </table:table-cell>
          <table:table-cell office:value-type="float" office:value="75875" table:style-name="ce1">
            <text:p>75875</text:p>
          </table:table-cell>
          <table:table-cell office:value-type="float" office:value="47925" table:style-name="ce3">
            <text:p>47925</text:p>
          </table:table-cell>
          <table:table-cell office:value-type="float" office:value="47.09" table:style-name="ce1">
            <text:p>47,09</text:p>
          </table:table-cell>
          <table:table-cell office:value-type="float" office:value="31.89" table:style-name="ce1">
            <text:p>31,89</text:p>
          </table:table-cell>
          <table:table-cell office:value-type="float" office:value="46906" table:style-name="ce1">
            <text:p>46906</text:p>
          </table:table-cell>
          <table:table-cell office:value-type="float" office:value="24482" table:style-name="ce1">
            <text:p>24482</text:p>
          </table:table-cell>
          <table:table-cell office:value-type="float" office:value="72.19" table:style-name="ce1">
            <text:p>72,19</text:p>
          </table:table-cell>
          <table:table-cell office:value-type="float" office:value="54.17" table:style-name="ce1">
            <text:p>54,17</text:p>
          </table:table-cell>
          <table:table-cell office:value-type="float" office:value="63816" table:style-name="ce1">
            <text:p>63816</text:p>
          </table:table-cell>
          <table:table-cell office:value-type="float" office:value="46910" table:style-name="ce1">
            <text:p>46910</text:p>
          </table:table-cell>
          <table:table-cell office:value-type="float" office:value="15.69" table:style-name="ce2">
            <text:p>15,69</text:p>
          </table:table-cell>
          <table:table-cell office:value-type="float" office:value="0.43" table:style-name="ce2">
            <text:p>0,43</text:p>
          </table:table-cell>
          <table:table-cell office:value-type="float" office:value="5803" table:style-name="ce2">
            <text:p>5803</text:p>
          </table:table-cell>
          <table:table-cell office:value-type="float" office:value="314" table:style-name="ce2">
            <text:p>314</text:p>
          </table:table-cell>
          <table:table-cell office:value-type="float" office:value="139.30000000000001" table:style-name="ce1">
            <text:p>139,3</text:p>
          </table:table-cell>
          <table:table-cell office:value-type="float" office:value="43.17" table:style-name="ce1">
            <text:p>43,17</text:p>
          </table:table-cell>
          <table:table-cell office:value-type="float" office:value="299062" table:style-name="ce3">
            <text:p>299062</text:p>
          </table:table-cell>
          <table:table-cell office:value-type="float" office:value="25913" table:style-name="ce1">
            <text:p>25913</text:p>
          </table:table-cell>
          <table:table-cell office:value-type="float" office:value="164.74" table:style-name="ce3">
            <text:p>164,74</text:p>
          </table:table-cell>
          <table:table-cell office:value-type="float" office:value="77.510000000000005" table:style-name="ce3">
            <text:p>77,51</text:p>
          </table:table-cell>
          <table:table-cell office:value-type="float" office:value="185996" table:style-name="ce1">
            <text:p>185996</text:p>
          </table:table-cell>
          <table:table-cell office:value-type="float" office:value="46074" table:style-name="ce1">
            <text:p>46074</text:p>
          </table:table-cell>
          <table:table-cell office:value-type="float" office:value="128.44999999999999" table:style-name="ce1">
            <text:p>128,45</text:p>
          </table:table-cell>
          <table:table-cell office:value-type="float" office:value="18.37" table:style-name="ce1">
            <text:p>18,37</text:p>
          </table:table-cell>
          <table:table-cell office:value-type="float" office:value="33230" table:style-name="ce1">
            <text:p>33230</text:p>
          </table:table-cell>
          <table:table-cell office:value-type="float" office:value="11999" table:style-name="ce1">
            <text:p>11999</text:p>
          </table:table-cell>
          <table:table-cell office:value-type="float" office:value="47.82" table:style-name="ce1">
            <text:p>47,82</text:p>
          </table:table-cell>
          <table:table-cell office:value-type="float" office:value="31.59" table:style-name="ce1">
            <text:p>31,59</text:p>
          </table:table-cell>
          <table:table-cell office:value-type="float" office:value="48334" table:style-name="ce1">
            <text:p>48334</text:p>
          </table:table-cell>
          <table:table-cell office:value-type="float" office:value="26545" table:style-name="ce1">
            <text:p>26545</text:p>
          </table:table-cell>
          <table:table-cell office:value-type="float" office:value="15.69" table:formula="of:=MIN([.$B210];[.$F210];[.$J210];[.$N210];[.$R210];[.$V210];[.$Z210];[.$AD210];[.$AH210];[.$AL210];[.$AP210];[.$AT210];[.$AX210])" table:style-name="ce1">
            <text:p>15,69</text:p>
          </table:table-cell>
          <table:table-cell office:value-type="float" office:value="0.43" table:formula="of:=MIN([.$C210];[.$G210];[.$K210];[.$O210];[.$S210];[.$W210];[.$AA210];[.$AE210];[.$AI210];[.$AM210];[.$AQ210];[.$AU210];[.$AY210])" table:style-name="ce1">
            <text:p>0,43</text:p>
          </table:table-cell>
          <table:table-cell office:value-type="float" office:value="5803" table:formula="of:=MIN([.$D210];[.$H210];[.$L210];[.$P210];[.$T210];[.$X210];[.$AB210];[.$AF210];[.$AJ210];[.$AN210];[.$AR210];[.$AV210];[.$AZ210])" table:style-name="ce1">
            <text:p>5803</text:p>
          </table:table-cell>
          <table:table-cell office:value-type="float" office:value="314" table:formula="of:=MIN([.$E210];[.$I210];[.$M210];[.$Q210];[.$U210];[.$Y210];[.$AC210];[.$AG210];[.$AK210];[.$AO210];[.$AS210];[.$AW210];[.$BA210])" table:style-name="ce1">
            <text:p>314</text:p>
          </table:table-cell>
          <table:table-cell office:value-type="float" office:value="65.33" table:formula="of:=MEDIAN([.$B210];[.$F210];[.$J210];[.$N210];[.$R210];[.$V210];[.$Z210];[.$AD210];[.$AH210];[.$AL210];[.$AP210];[.$AT210];[.$AX210])" table:style-name="ce1">
            <text:p>65,33</text:p>
          </table:table-cell>
          <table:table-cell office:value-type="float" office:value="31.89" table:formula="of:=MEDIAN([.$C210];[.$G210];[.$K210];[.$O210];[.$S210];[.$W210];[.$AA210];[.$AE210];[.$AI210];[.$AM210];[.$AQ210];[.$AU210];[.$AY210])" table:style-name="ce1">
            <text:p>31,89</text:p>
          </table:table-cell>
          <table:table-cell office:value-type="float" office:value="58433" table:formula="of:=MEDIAN([.$D210];[.$H210];[.$L210];[.$P210];[.$T210];[.$X210];[.$AB210];[.$AF210];[.$AJ210];[.$AN210];[.$AR210];[.$AV210];[.$AZ210])" table:style-name="ce1">
            <text:p>58433</text:p>
          </table:table-cell>
          <table:table-cell office:value-type="float" office:value="26545" table:formula="of:=MEDIAN([.$E210];[.$I210];[.$M210];[.$Q210];[.$U210];[.$Y210];[.$AC210];[.$AG210];[.$AK210];[.$AO210];[.$AS210];[.$AW210];[.$BA210])" table:style-name="ce1">
            <text:p>26545</text:p>
          </table:table-cell>
          <table:table-cell office:value-type="float" office:value="164.74" table:formula="of:=MAX([.$B210];[.$F210];[.$J210];[.$N210];[.$R210];[.$V210];[.$Z210];[.$AD210];[.$AH210];[.$AL210];[.$AP210];[.$AT210];[.$AX210])" table:style-name="ce1">
            <text:p>164,74</text:p>
          </table:table-cell>
          <table:table-cell office:value-type="float" office:value="77.510000000000005" table:formula="of:=MAX([.$C210];[.$G210];[.$K210];[.$O210];[.$S210];[.$W210];[.$AA210];[.$AE210];[.$AI210];[.$AM210];[.$AQ210];[.$AU210];[.$AY210])" table:style-name="ce1">
            <text:p>77,51</text:p>
          </table:table-cell>
          <table:table-cell office:value-type="float" office:value="299062" table:formula="of:=MAX([.$D210];[.$H210];[.$L210];[.$P210];[.$T210];[.$X210];[.$AB210];[.$AF210];[.$AJ210];[.$AN210];[.$AR210];[.$AV210];[.$AZ210])" table:style-name="ce1">
            <text:p>299062</text:p>
          </table:table-cell>
          <table:table-cell office:value-type="float" office:value="47925" table:formula="of:=MAX([.$E210];[.$I210];[.$M210];[.$Q210];[.$U210];[.$Y210];[.$AC210];[.$AG210];[.$AK210];[.$AO210];[.$AS210];[.$AW210];[.$BA210])" table:style-name="ce1">
            <text:p>47925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/room_s20_a35_w2.lp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1.16" table:style-name="ce1">
            <text:p>21,16</text:p>
          </table:table-cell>
          <table:table-cell office:value-type="float" office:value="86188" table:style-name="ce1">
            <text:p>86188</text:p>
          </table:table-cell>
          <table:table-cell office:value-type="float" office:value="19714" table:style-name="ce1">
            <text:p>19714</text:p>
          </table:table-cell>
          <table:table-cell office:value-type="float" office:value="120.23" table:style-name="ce1">
            <text:p>120,23</text:p>
          </table:table-cell>
          <table:table-cell office:value-type="float" office:value="102.15" table:style-name="ce1">
            <text:p>102,15</text:p>
          </table:table-cell>
          <table:table-cell office:value-type="float" office:value="94083" table:style-name="ce1">
            <text:p>94083</text:p>
          </table:table-cell>
          <table:table-cell office:value-type="float" office:value="69993" table:style-name="ce1">
            <text:p>69993</text:p>
          </table:table-cell>
          <table:table-cell office:value-type="float" office:value="44.12" table:style-name="ce1">
            <text:p>44,12</text:p>
          </table:table-cell>
          <table:table-cell office:value-type="float" office:value="26.4" table:style-name="ce1">
            <text:p>26,4</text:p>
          </table:table-cell>
          <table:table-cell office:value-type="float" office:value="65487" table:style-name="ce1">
            <text:p>65487</text:p>
          </table:table-cell>
          <table:table-cell office:value-type="float" office:value="22050" table:style-name="ce1">
            <text:p>22050</text:p>
          </table:table-cell>
          <table:table-cell office:value-type="float" office:value="21.04" table:style-name="ce2">
            <text:p>21,04</text:p>
          </table:table-cell>
          <table:table-cell office:value-type="float" office:value="3.34" table:style-name="ce2">
            <text:p>3,34</text:p>
          </table:table-cell>
          <table:table-cell office:value-type="float" office:value="14478" table:style-name="ce2">
            <text:p>14478</text:p>
          </table:table-cell>
          <table:table-cell office:value-type="float" office:value="3047" table:style-name="ce2">
            <text:p>3047</text:p>
          </table:table-cell>
          <table:table-cell office:value-type="float" office:value="251.94" table:style-name="ce1">
            <text:p>251,94</text:p>
          </table:table-cell>
          <table:table-cell office:value-type="float" office:value="231.95" table:style-name="ce3">
            <text:p>231,95</text:p>
          </table:table-cell>
          <table:table-cell office:value-type="float" office:value="178295" table:style-name="ce1">
            <text:p>178295</text:p>
          </table:table-cell>
          <table:table-cell office:value-type="float" office:value="141185" table:style-name="ce3">
            <text:p>141185</text:p>
          </table:table-cell>
          <table:table-cell office:value-type="float" office:value="41.18" table:style-name="ce1">
            <text:p>41,18</text:p>
          </table:table-cell>
          <table:table-cell office:value-type="float" office:value="21.36" table:style-name="ce1">
            <text:p>21,36</text:p>
          </table:table-cell>
          <table:table-cell office:value-type="float" office:value="40965" table:style-name="ce1">
            <text:p>40965</text:p>
          </table:table-cell>
          <table:table-cell office:value-type="float" office:value="17227" table:style-name="ce1">
            <text:p>17227</text:p>
          </table:table-cell>
          <table:table-cell office:value-type="float" office:value="111.74" table:style-name="ce1">
            <text:p>111,74</text:p>
          </table:table-cell>
          <table:table-cell office:value-type="float" office:value="91.2" table:style-name="ce1">
            <text:p>91,2</text:p>
          </table:table-cell>
          <table:table-cell office:value-type="float" office:value="109868" table:style-name="ce1">
            <text:p>109868</text:p>
          </table:table-cell>
          <table:table-cell office:value-type="float" office:value="61088" table:style-name="ce1">
            <text:p>61088</text:p>
          </table:table-cell>
          <table:table-cell office:value-type="float" office:value="58.58" table:style-name="ce1">
            <text:p>58,58</text:p>
          </table:table-cell>
          <table:table-cell office:value-type="float" office:value="41.47" table:style-name="ce1">
            <text:p>41,47</text:p>
          </table:table-cell>
          <table:table-cell office:value-type="float" office:value="45424" table:style-name="ce1">
            <text:p>45424</text:p>
          </table:table-cell>
          <table:table-cell office:value-type="float" office:value="32447" table:style-name="ce1">
            <text:p>32447</text:p>
          </table:table-cell>
          <table:table-cell office:value-type="float" office:value="71.08" table:style-name="ce1">
            <text:p>71,08</text:p>
          </table:table-cell>
          <table:table-cell office:value-type="float" office:value="51.44" table:style-name="ce1">
            <text:p>51,44</text:p>
          </table:table-cell>
          <table:table-cell office:value-type="float" office:value="75588" table:style-name="ce1">
            <text:p>75588</text:p>
          </table:table-cell>
          <table:table-cell office:value-type="float" office:value="35468" table:style-name="ce1">
            <text:p>35468</text:p>
          </table:table-cell>
          <table:table-cell office:value-type="float" office:value="178.66" table:style-name="ce1">
            <text:p>178,66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302498" table:style-name="ce1">
            <text:p>302498</text:p>
          </table:table-cell>
          <table:table-cell office:value-type="float" office:value="32575" table:style-name="ce1">
            <text:p>32575</text:p>
          </table:table-cell>
          <table:table-cell office:value-type="float" office:value="325.62" table:style-name="ce3">
            <text:p>325,62</text:p>
          </table:table-cell>
          <table:table-cell office:value-type="float" office:value="187.2" table:style-name="ce1">
            <text:p>187,2</text:p>
          </table:table-cell>
          <table:table-cell office:value-type="float" office:value="238684" table:style-name="ce1">
            <text:p>238684</text:p>
          </table:table-cell>
          <table:table-cell office:value-type="float" office:value="72408" table:style-name="ce1">
            <text:p>72408</text:p>
          </table:table-cell>
          <table:table-cell office:value-type="float" office:value="253.86" table:style-name="ce1">
            <text:p>253,86</text:p>
          </table:table-cell>
          <table:table-cell office:value-type="float" office:value="143.11000000000001" table:style-name="ce1">
            <text:p>143,11</text:p>
          </table:table-cell>
          <table:table-cell office:value-type="float" office:value="493525" table:style-name="ce3">
            <text:p>493525</text:p>
          </table:table-cell>
          <table:table-cell office:value-type="float" office:value="65085" table:style-name="ce1">
            <text:p>65085</text:p>
          </table:table-cell>
          <table:table-cell office:value-type="float" office:value="54.35" table:style-name="ce1">
            <text:p>54,35</text:p>
          </table:table-cell>
          <table:table-cell office:value-type="float" office:value="36.72" table:style-name="ce1">
            <text:p>36,72</text:p>
          </table:table-cell>
          <table:table-cell office:value-type="float" office:value="220283" table:style-name="ce1">
            <text:p>220283</text:p>
          </table:table-cell>
          <table:table-cell office:value-type="float" office:value="32363" table:style-name="ce1">
            <text:p>32363</text:p>
          </table:table-cell>
          <table:table-cell office:value-type="float" office:value="21.04" table:formula="of:=MIN([.$B211];[.$F211];[.$J211];[.$N211];[.$R211];[.$V211];[.$Z211];[.$AD211];[.$AH211];[.$AL211];[.$AP211];[.$AT211];[.$AX211])" table:style-name="ce1">
            <text:p>21,04</text:p>
          </table:table-cell>
          <table:table-cell office:value-type="float" office:value="3.34" table:formula="of:=MIN([.$C211];[.$G211];[.$K211];[.$O211];[.$S211];[.$W211];[.$AA211];[.$AE211];[.$AI211];[.$AM211];[.$AQ211];[.$AU211];[.$AY211])" table:style-name="ce1">
            <text:p>3,34</text:p>
          </table:table-cell>
          <table:table-cell office:value-type="float" office:value="14478" table:formula="of:=MIN([.$D211];[.$H211];[.$L211];[.$P211];[.$T211];[.$X211];[.$AB211];[.$AF211];[.$AJ211];[.$AN211];[.$AR211];[.$AV211];[.$AZ211])" table:style-name="ce1">
            <text:p>14478</text:p>
          </table:table-cell>
          <table:table-cell office:value-type="float" office:value="3047" table:formula="of:=MIN([.$E211];[.$I211];[.$M211];[.$Q211];[.$U211];[.$Y211];[.$AC211];[.$AG211];[.$AK211];[.$AO211];[.$AS211];[.$AW211];[.$BA211])" table:style-name="ce1">
            <text:p>3047</text:p>
          </table:table-cell>
          <table:table-cell office:value-type="float" office:value="71.08" table:formula="of:=MEDIAN([.$B211];[.$F211];[.$J211];[.$N211];[.$R211];[.$V211];[.$Z211];[.$AD211];[.$AH211];[.$AL211];[.$AP211];[.$AT211];[.$AX211])" table:style-name="ce1">
            <text:p>71,08</text:p>
          </table:table-cell>
          <table:table-cell office:value-type="float" office:value="51.44" table:formula="of:=MEDIAN([.$C211];[.$G211];[.$K211];[.$O211];[.$S211];[.$W211];[.$AA211];[.$AE211];[.$AI211];[.$AM211];[.$AQ211];[.$AU211];[.$AY211])" table:style-name="ce1">
            <text:p>51,44</text:p>
          </table:table-cell>
          <table:table-cell office:value-type="float" office:value="94083" table:formula="of:=MEDIAN([.$D211];[.$H211];[.$L211];[.$P211];[.$T211];[.$X211];[.$AB211];[.$AF211];[.$AJ211];[.$AN211];[.$AR211];[.$AV211];[.$AZ211])" table:style-name="ce1">
            <text:p>94083</text:p>
          </table:table-cell>
          <table:table-cell office:value-type="float" office:value="32575" table:formula="of:=MEDIAN([.$E211];[.$I211];[.$M211];[.$Q211];[.$U211];[.$Y211];[.$AC211];[.$AG211];[.$AK211];[.$AO211];[.$AS211];[.$AW211];[.$BA211])" table:style-name="ce1">
            <text:p>32575</text:p>
          </table:table-cell>
          <table:table-cell office:value-type="float" office:value="325.62" table:formula="of:=MAX([.$B211];[.$F211];[.$J211];[.$N211];[.$R211];[.$V211];[.$Z211];[.$AD211];[.$AH211];[.$AL211];[.$AP211];[.$AT211];[.$AX211])" table:style-name="ce1">
            <text:p>325,62</text:p>
          </table:table-cell>
          <table:table-cell office:value-type="float" office:value="231.95" table:formula="of:=MAX([.$C211];[.$G211];[.$K211];[.$O211];[.$S211];[.$W211];[.$AA211];[.$AE211];[.$AI211];[.$AM211];[.$AQ211];[.$AU211];[.$AY211])" table:style-name="ce1">
            <text:p>231,95</text:p>
          </table:table-cell>
          <table:table-cell office:value-type="float" office:value="493525" table:formula="of:=MAX([.$D211];[.$H211];[.$L211];[.$P211];[.$T211];[.$X211];[.$AB211];[.$AF211];[.$AJ211];[.$AN211];[.$AR211];[.$AV211];[.$AZ211])" table:style-name="ce1">
            <text:p>493525</text:p>
          </table:table-cell>
          <table:table-cell office:value-type="float" office:value="141185" table:formula="of:=MAX([.$E211];[.$I211];[.$M211];[.$Q211];[.$U211];[.$Y211];[.$AC211];[.$AG211];[.$AK211];[.$AO211];[.$AS211];[.$AW211];[.$BA211])" table:style-name="ce1">
            <text:p>141185</text:p>
          </table:table-cell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6183.039999999995" table:formula="of:=SUM([.B3:.B211])" table:style-name="ce2">
            <text:p>16183,04</text:p>
          </table:table-cell>
          <table:table-cell office:value-type="float" office:value="13231.250000000005" table:formula="of:=SUM([.C3:.C211])" table:style-name="ce2">
            <text:p>13231,25</text:p>
          </table:table-cell>
          <table:table-cell office:value-type="float" office:value="93653288" table:formula="of:=SUM([.D3:.D211])" table:style-name="ce1">
            <text:p>93653288</text:p>
          </table:table-cell>
          <table:table-cell office:value-type="float" office:value="24267495" table:formula="of:=SUM([.E3:.E211])" table:style-name="ce2">
            <text:p>24267495</text:p>
          </table:table-cell>
          <table:table-cell office:value-type="float" office:value="69824.449999999983" table:formula="of:=SUM([.F3:.F211])" table:style-name="ce1">
            <text:p>69824,45</text:p>
          </table:table-cell>
          <table:table-cell office:value-type="float" office:value="66747.769999999975" table:formula="of:=SUM([.G3:.G211])" table:style-name="ce1">
            <text:p>66747,77</text:p>
          </table:table-cell>
          <table:table-cell office:value-type="float" office:value="128035891" table:formula="of:=SUM([.H3:.H211])" table:style-name="ce1">
            <text:p>128035891</text:p>
          </table:table-cell>
          <table:table-cell office:value-type="float" office:value="90031730" table:formula="of:=SUM([.I3:.I211])" table:style-name="ce3">
            <text:p>90031730</text:p>
          </table:table-cell>
          <table:table-cell office:value-type="float" office:value="21141.73" table:formula="of:=SUM([.J3:.J211])" table:style-name="ce1">
            <text:p>21141,73</text:p>
          </table:table-cell>
          <table:table-cell office:value-type="float" office:value="18112.929999999997" table:formula="of:=SUM([.K3:.K211])" table:style-name="ce1">
            <text:p>18112,93</text:p>
          </table:table-cell>
          <table:table-cell office:value-type="float" office:value="107796473" table:formula="of:=SUM([.L3:.L211])" table:style-name="ce1">
            <text:p>107796473</text:p>
          </table:table-cell>
          <table:table-cell office:value-type="float" office:value="30620232" table:formula="of:=SUM([.M3:.M211])" table:style-name="ce1">
            <text:p>30620232</text:p>
          </table:table-cell>
          <table:table-cell office:value-type="float" office:value="25472.039999999986" table:formula="of:=SUM([.N3:.N211])" table:style-name="ce1">
            <text:p>25472,04</text:p>
          </table:table-cell>
          <table:table-cell office:value-type="float" office:value="22444.449999999986" table:formula="of:=SUM([.O3:.O211])" table:style-name="ce1">
            <text:p>22444,45</text:p>
          </table:table-cell>
          <table:table-cell office:value-type="float" office:value="125251729" table:formula="of:=SUM([.P3:.P211])" table:style-name="ce1">
            <text:p>125251729</text:p>
          </table:table-cell>
          <table:table-cell office:value-type="float" office:value="35675038" table:formula="of:=SUM([.Q3:.Q211])" table:style-name="ce1">
            <text:p>35675038</text:p>
          </table:table-cell>
          <table:table-cell office:value-type="float" office:value="62327.070000000051" table:formula="of:=SUM([.R3:.R211])" table:style-name="ce1">
            <text:p>62327,07</text:p>
          </table:table-cell>
          <table:table-cell office:value-type="float" office:value="59229.86" table:formula="of:=SUM([.S3:.S211])" table:style-name="ce1">
            <text:p>59229,86</text:p>
          </table:table-cell>
          <table:table-cell office:value-type="float" office:value="122817571" table:formula="of:=SUM([.T3:.T211])" table:style-name="ce1">
            <text:p>122817571</text:p>
          </table:table-cell>
          <table:table-cell office:value-type="float" office:value="88749338" table:formula="of:=SUM([.U3:.U211])" table:style-name="ce1">
            <text:p>88749338</text:p>
          </table:table-cell>
          <table:table-cell office:value-type="float" office:value="50075.660000000033" table:formula="of:=SUM([.V3:.V211])" table:style-name="ce1">
            <text:p>50075,66</text:p>
          </table:table-cell>
          <table:table-cell office:value-type="float" office:value="46978.76" table:formula="of:=SUM([.W3:.W211])" table:style-name="ce1">
            <text:p>46978,76</text:p>
          </table:table-cell>
          <table:table-cell office:value-type="float" office:value="190615061" table:formula="of:=SUM([.X3:.X211])" table:style-name="ce3">
            <text:p>190615061</text:p>
          </table:table-cell>
          <table:table-cell office:value-type="float" office:value="88731050" table:formula="of:=SUM([.Y3:.Y211])" table:style-name="ce1">
            <text:p>88731050</text:p>
          </table:table-cell>
          <table:table-cell office:value-type="float" office:value="25676.309999999998" table:formula="of:=SUM([.Z3:.Z211])" table:style-name="ce1">
            <text:p>25676,31</text:p>
          </table:table-cell>
          <table:table-cell office:value-type="float" office:value="22681.269999999993" table:formula="of:=SUM([.AA3:.AA211])" table:style-name="ce1">
            <text:p>22681,27</text:p>
          </table:table-cell>
          <table:table-cell office:value-type="float" office:value="93936880" table:formula="of:=SUM([.AB3:.AB211])" table:style-name="ce1">
            <text:p>93936880</text:p>
          </table:table-cell>
          <table:table-cell office:value-type="float" office:value="36662571" table:formula="of:=SUM([.AC3:.AC211])" table:style-name="ce1">
            <text:p>36662571</text:p>
          </table:table-cell>
          <table:table-cell office:value-type="float" office:value="35069.009999999987" table:formula="of:=SUM([.AD3:.AD211])" table:style-name="ce1">
            <text:p>35069,01</text:p>
          </table:table-cell>
          <table:table-cell office:value-type="float" office:value="31945.589999999997" table:formula="of:=SUM([.AE3:.AE211])" table:style-name="ce1">
            <text:p>31945,59</text:p>
          </table:table-cell>
          <table:table-cell office:value-type="float" office:value="68560493" table:formula="of:=SUM([.AF3:.AF211])" table:style-name="ce2">
            <text:p>68560493</text:p>
          </table:table-cell>
          <table:table-cell office:value-type="float" office:value="49055609" table:formula="of:=SUM([.AG3:.AG211])" table:style-name="ce1">
            <text:p>49055609</text:p>
          </table:table-cell>
          <table:table-cell office:value-type="float" office:value="38654.439999999995" table:formula="of:=SUM([.AH3:.AH211])" table:style-name="ce1">
            <text:p>38654,44</text:p>
          </table:table-cell>
          <table:table-cell office:value-type="float" office:value="35600.899999999965" table:formula="of:=SUM([.AI3:.AI211])" table:style-name="ce1">
            <text:p>35600,9</text:p>
          </table:table-cell>
          <table:table-cell office:value-type="float" office:value="120624296" table:formula="of:=SUM([.AJ3:.AJ211])" table:style-name="ce1">
            <text:p>120624296</text:p>
          </table:table-cell>
          <table:table-cell office:value-type="float" office:value="57163345" table:formula="of:=SUM([.AK3:.AK211])" table:style-name="ce1">
            <text:p>57163345</text:p>
          </table:table-cell>
          <table:table-cell office:value-type="float" office:value="164570.18999999997" table:formula="of:=SUM([.AL3:.AL211])" table:style-name="ce1">
            <text:p>164570,19</text:p>
          </table:table-cell>
          <table:table-cell office:value-type="float" office:value="151449.62999999995" table:formula="of:=SUM([.AM3:.AM211])" table:style-name="ce1">
            <text:p>151449,63</text:p>
          </table:table-cell>
          <table:table-cell office:value-type="float" office:value="122972484" table:formula="of:=SUM([.AN3:.AN211])" table:style-name="ce1">
            <text:p>122972484</text:p>
          </table:table-cell>
          <table:table-cell office:value-type="float" office:value="26387674" table:formula="of:=SUM([.AO3:.AO211])" table:style-name="ce1">
            <text:p>26387674</text:p>
          </table:table-cell>
          <table:table-cell office:value-type="float" office:value="232482.84999999971" table:formula="of:=SUM([.AP3:.AP211])" table:style-name="ce3">
            <text:p>232482,85</text:p>
          </table:table-cell>
          <table:table-cell office:value-type="float" office:value="219880.86" table:formula="of:=SUM([.AQ3:.AQ211])" table:style-name="ce3">
            <text:p>219880,86</text:p>
          </table:table-cell>
          <table:table-cell office:value-type="float" office:value="95931551" table:formula="of:=SUM([.AR3:.AR211])" table:style-name="ce1">
            <text:p>95931551</text:p>
          </table:table-cell>
          <table:table-cell office:value-type="float" office:value="59538801" table:formula="of:=SUM([.AS3:.AS211])" table:style-name="ce1">
            <text:p>59538801</text:p>
          </table:table-cell>
          <table:table-cell office:value-type="float" office:value="193823.21999999997" table:formula="of:=SUM([.AT3:.AT211])" table:style-name="ce1">
            <text:p>193823,22</text:p>
          </table:table-cell>
          <table:table-cell office:value-type="float" office:value="181600.4500000001" table:formula="of:=SUM([.AU3:.AU211])" table:style-name="ce1">
            <text:p>181600,45</text:p>
          </table:table-cell>
          <table:table-cell office:value-type="float" office:value="156359341" table:formula="of:=SUM([.AV3:.AV211])" table:style-name="ce1">
            <text:p>156359341</text:p>
          </table:table-cell>
          <table:table-cell office:value-type="float" office:value="32809230" table:formula="of:=SUM([.AW3:.AW211])" table:style-name="ce1">
            <text:p>32809230</text:p>
          </table:table-cell>
          <table:table-cell office:value-type="float" office:value="26111.899999999987" table:formula="of:=SUM([.AX3:.AX211])" table:style-name="ce1">
            <text:p>26111,9</text:p>
          </table:table-cell>
          <table:table-cell office:value-type="float" office:value="23281.529999999992" table:formula="of:=SUM([.AY3:.AY211])" table:style-name="ce1">
            <text:p>23281,53</text:p>
          </table:table-cell>
          <table:table-cell office:value-type="float" office:value="128810235" table:formula="of:=SUM([.AZ3:.AZ211])" table:style-name="ce1">
            <text:p>128810235</text:p>
          </table:table-cell>
          <table:table-cell office:value-type="float" office:value="36158417" table:formula="of:=SUM([.BA3:.BA211])" table:style-name="ce1">
            <text:p>36158417</text:p>
          </table:table-cell>
          <table:table-cell office:value-type="float" office:value="7179.6599999999935" table:formula="of:=SUM([.BB3:.BB211])" table:style-name="ce1">
            <text:p>7179,66</text:p>
          </table:table-cell>
          <table:table-cell office:value-type="float" office:value="4212.1300000000019" table:formula="of:=SUM([.BC3:.BC211])" table:style-name="ce1">
            <text:p>4212,13</text:p>
          </table:table-cell>
          <table:table-cell office:value-type="float" office:value="19980213" table:formula="of:=SUM([.BD3:.BD211])" table:style-name="ce1">
            <text:p>19980213</text:p>
          </table:table-cell>
          <table:table-cell office:value-type="float" office:value="7305637" table:formula="of:=SUM([.BE3:.BE211])" table:style-name="ce1">
            <text:p>7305637</text:p>
          </table:table-cell>
          <table:table-cell office:value-type="float" office:value="23132.760000000006" table:formula="of:=SUM([.BF3:.BF211])" table:style-name="ce1">
            <text:p>23132,76</text:p>
          </table:table-cell>
          <table:table-cell office:value-type="float" office:value="19333.039999999994" table:formula="of:=SUM([.BG3:.BG211])" table:style-name="ce1">
            <text:p>19333,04</text:p>
          </table:table-cell>
          <table:table-cell office:value-type="float" office:value="83677697" table:formula="of:=SUM([.BH3:.BH211])" table:style-name="ce1">
            <text:p>83677697</text:p>
          </table:table-cell>
          <table:table-cell office:value-type="float" office:value="31378789.5" table:formula="of:=SUM([.BI3:.BI211])" table:style-name="ce1">
            <text:p>31378789,5</text:p>
          </table:table-cell>
          <table:table-cell office:value-type="float" office:value="314208.58000000019" table:formula="of:=SUM([.BJ3:.BJ211])" table:style-name="ce1">
            <text:p>314208,58</text:p>
          </table:table-cell>
          <table:table-cell office:value-type="float" office:value="304283.25" table:formula="of:=SUM([.BK3:.BK211])" table:style-name="ce1">
            <text:p>304283,25</text:p>
          </table:table-cell>
          <table:table-cell office:value-type="float" office:value="443481361" table:formula="of:=SUM([.BL3:.BL211])" table:style-name="ce1">
            <text:p>443481361</text:p>
          </table:table-cell>
          <table:table-cell office:value-type="float" office:value="214477074" table:formula="of:=SUM([.BM3:.BM211])" table:style-name="ce1">
            <text:p>214477074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7.430813397129171" table:formula="of:=AVERAGE([.B3:.B211])" table:style-name="ce2">
            <text:p>77,4308134</text:p>
          </table:table-cell>
          <table:table-cell office:value-type="float" office:value="63.307416267942607" table:formula="of:=AVERAGE([.C3:.C211])" table:style-name="ce2">
            <text:p>63,30741627</text:p>
          </table:table-cell>
          <table:table-cell office:value-type="float" office:value="448101.85645933013" table:formula="of:=AVERAGE([.D3:.D211])" table:style-name="ce1">
            <text:p>448101,8565</text:p>
          </table:table-cell>
          <table:table-cell office:value-type="float" office:value="116112.41626794258" table:formula="of:=AVERAGE([.E3:.E211])" table:style-name="ce2">
            <text:p>116112,4163</text:p>
          </table:table-cell>
          <table:table-cell office:value-type="float" office:value="334.08827751196162" table:formula="of:=AVERAGE([.F3:.F211])" table:style-name="ce1">
            <text:p>334,0882775</text:p>
          </table:table-cell>
          <table:table-cell office:value-type="float" office:value="319.36732057416253" table:formula="of:=AVERAGE([.G3:.G211])" table:style-name="ce1">
            <text:p>319,3673206</text:p>
          </table:table-cell>
          <table:table-cell office:value-type="float" office:value="612611.91866028705" table:formula="of:=AVERAGE([.H3:.H211])" table:style-name="ce1">
            <text:p>612611,9187</text:p>
          </table:table-cell>
          <table:table-cell office:value-type="float" office:value="430773.82775119616" table:formula="of:=AVERAGE([.I3:.I211])" table:style-name="ce3">
            <text:p>430773,8278</text:p>
          </table:table-cell>
          <table:table-cell office:value-type="float" office:value="101.1566028708134" table:formula="of:=AVERAGE([.J3:.J211])" table:style-name="ce1">
            <text:p>101,1566029</text:p>
          </table:table-cell>
          <table:table-cell office:value-type="float" office:value="86.664736842105242" table:formula="of:=AVERAGE([.K3:.K211])" table:style-name="ce1">
            <text:p>86,66473684</text:p>
          </table:table-cell>
          <table:table-cell office:value-type="float" office:value="515772.5980861244" table:formula="of:=AVERAGE([.L3:.L211])" table:style-name="ce1">
            <text:p>515772,5981</text:p>
          </table:table-cell>
          <table:table-cell office:value-type="float" office:value="146508.28708133972" table:formula="of:=AVERAGE([.M3:.M211])" table:style-name="ce1">
            <text:p>146508,2871</text:p>
          </table:table-cell>
          <table:table-cell office:value-type="float" office:value="121.87578947368415" table:formula="of:=AVERAGE([.N3:.N211])" table:style-name="ce1">
            <text:p>121,8757895</text:p>
          </table:table-cell>
          <table:table-cell office:value-type="float" office:value="107.38971291866022" table:formula="of:=AVERAGE([.O3:.O211])" table:style-name="ce1">
            <text:p>107,3897129</text:p>
          </table:table-cell>
          <table:table-cell office:value-type="float" office:value="599290.56937799044" table:formula="of:=AVERAGE([.P3:.P211])" table:style-name="ce1">
            <text:p>599290,5694</text:p>
          </table:table-cell>
          <table:table-cell office:value-type="float" office:value="170693.96172248805" table:formula="of:=AVERAGE([.Q3:.Q211])" table:style-name="ce1">
            <text:p>170693,9617</text:p>
          </table:table-cell>
          <table:table-cell office:value-type="float" office:value="298.21564593301457" table:formula="of:=AVERAGE([.R3:.R211])" table:style-name="ce1">
            <text:p>298,2156459</text:p>
          </table:table-cell>
          <table:table-cell office:value-type="float" office:value="283.39645933014356" table:formula="of:=AVERAGE([.S3:.S211])" table:style-name="ce1">
            <text:p>283,3964593</text:p>
          </table:table-cell>
          <table:table-cell office:value-type="float" office:value="587643.8803827751" table:formula="of:=AVERAGE([.T3:.T211])" table:style-name="ce1">
            <text:p>587643,8804</text:p>
          </table:table-cell>
          <table:table-cell office:value-type="float" office:value="424637.98086124402" table:formula="of:=AVERAGE([.U3:.U211])" table:style-name="ce1">
            <text:p>424637,9809</text:p>
          </table:table-cell>
          <table:table-cell office:value-type="float" office:value="239.59645933014369" table:formula="of:=AVERAGE([.V3:.V211])" table:style-name="ce1">
            <text:p>239,5964593</text:p>
          </table:table-cell>
          <table:table-cell office:value-type="float" office:value="224.77875598086126" table:formula="of:=AVERAGE([.W3:.W211])" table:style-name="ce1">
            <text:p>224,778756</text:p>
          </table:table-cell>
          <table:table-cell office:value-type="float" office:value="912033.78468899522" table:formula="of:=AVERAGE([.X3:.X211])" table:style-name="ce3">
            <text:p>912033,7847</text:p>
          </table:table-cell>
          <table:table-cell office:value-type="float" office:value="424550.4784688995" table:formula="of:=AVERAGE([.Y3:.Y211])" table:style-name="ce1">
            <text:p>424550,4785</text:p>
          </table:table-cell>
          <table:table-cell office:value-type="float" office:value="122.85315789473682" table:formula="of:=AVERAGE([.Z3:.Z211])" table:style-name="ce1">
            <text:p>122,8531579</text:p>
          </table:table-cell>
          <table:table-cell office:value-type="float" office:value="108.52282296650715" table:formula="of:=AVERAGE([.AA3:.AA211])" table:style-name="ce1">
            <text:p>108,522823</text:p>
          </table:table-cell>
          <table:table-cell office:value-type="float" office:value="449458.75598086126" table:formula="of:=AVERAGE([.AB3:.AB211])" table:style-name="ce1">
            <text:p>449458,756</text:p>
          </table:table-cell>
          <table:table-cell office:value-type="float" office:value="175419" table:formula="of:=AVERAGE([.AC3:.AC211])" table:style-name="ce1">
            <text:p>175419</text:p>
          </table:table-cell>
          <table:table-cell office:value-type="float" office:value="167.79430622009562" table:formula="of:=AVERAGE([.AD3:.AD211])" table:style-name="ce1">
            <text:p>167,7943062</text:p>
          </table:table-cell>
          <table:table-cell office:value-type="float" office:value="152.84971291866026" table:formula="of:=AVERAGE([.AE3:.AE211])" table:style-name="ce1">
            <text:p>152,8497129</text:p>
          </table:table-cell>
          <table:table-cell office:value-type="float" office:value="328040.63636363635" table:formula="of:=AVERAGE([.AF3:.AF211])" table:style-name="ce2">
            <text:p>328040,6364</text:p>
          </table:table-cell>
          <table:table-cell office:value-type="float" office:value="234715.83253588516" table:formula="of:=AVERAGE([.AG3:.AG211])" table:style-name="ce1">
            <text:p>234715,8325</text:p>
          </table:table-cell>
          <table:table-cell office:value-type="float" office:value="184.94947368421049" table:formula="of:=AVERAGE([.AH3:.AH211])" table:style-name="ce1">
            <text:p>184,9494737</text:p>
          </table:table-cell>
          <table:table-cell office:value-type="float" office:value="170.3392344497606" table:formula="of:=AVERAGE([.AI3:.AI211])" table:style-name="ce1">
            <text:p>170,3392344</text:p>
          </table:table-cell>
          <table:table-cell office:value-type="float" office:value="577149.74162679422" table:formula="of:=AVERAGE([.AJ3:.AJ211])" table:style-name="ce1">
            <text:p>577149,7416</text:p>
          </table:table-cell>
          <table:table-cell office:value-type="float" office:value="273508.82775119616" table:formula="of:=AVERAGE([.AK3:.AK211])" table:style-name="ce1">
            <text:p>273508,8278</text:p>
          </table:table-cell>
          <table:table-cell office:value-type="float" office:value="787.41717703349275" table:formula="of:=AVERAGE([.AL3:.AL211])" table:style-name="ce1">
            <text:p>787,417177</text:p>
          </table:table-cell>
          <table:table-cell office:value-type="float" office:value="724.63937799043038" table:formula="of:=AVERAGE([.AM3:.AM211])" table:style-name="ce1">
            <text:p>724,639378</text:p>
          </table:table-cell>
          <table:table-cell office:value-type="float" office:value="605775.78325123154" table:formula="of:=AVERAGE([.AN3:.AN211])" table:style-name="ce1">
            <text:p>605775,7833</text:p>
          </table:table-cell>
          <table:table-cell office:value-type="float" office:value="129988.54187192119" table:formula="of:=AVERAGE([.AO3:.AO211])" table:style-name="ce1">
            <text:p>129988,5419</text:p>
          </table:table-cell>
          <table:table-cell office:value-type="float" office:value="1112.3581339712905" table:formula="of:=AVERAGE([.AP3:.AP211])" table:style-name="ce3">
            <text:p>1112,358134</text:p>
          </table:table-cell>
          <table:table-cell office:value-type="float" office:value="1052.0615311004783" table:formula="of:=AVERAGE([.AQ3:.AQ211])" table:style-name="ce3">
            <text:p>1052,061531</text:p>
          </table:table-cell>
          <table:table-cell office:value-type="float" office:value="474908.6683168317" table:formula="of:=AVERAGE([.AR3:.AR211])" table:style-name="ce1">
            <text:p>474908,6683</text:p>
          </table:table-cell>
          <table:table-cell office:value-type="float" office:value="294746.53960396041" table:formula="of:=AVERAGE([.AS3:.AS211])" table:style-name="ce1">
            <text:p>294746,5396</text:p>
          </table:table-cell>
          <table:table-cell office:value-type="float" office:value="927.38382775119601" table:formula="of:=AVERAGE([.AT3:.AT211])" table:style-name="ce1">
            <text:p>927,3838278</text:p>
          </table:table-cell>
          <table:table-cell office:value-type="float" office:value="868.90167464114882" table:formula="of:=AVERAGE([.AU3:.AU211])" table:style-name="ce1">
            <text:p>868,9016746</text:p>
          </table:table-cell>
          <table:table-cell office:value-type="float" office:value="774056.14356435649" table:formula="of:=AVERAGE([.AV3:.AV211])" table:style-name="ce1">
            <text:p>774056,1436</text:p>
          </table:table-cell>
          <table:table-cell office:value-type="float" office:value="162421.9306930693" table:formula="of:=AVERAGE([.AW3:.AW211])" table:style-name="ce1">
            <text:p>162421,9307</text:p>
          </table:table-cell>
          <table:table-cell office:value-type="float" office:value="124.93732057416261" table:formula="of:=AVERAGE([.AX3:.AX211])" table:style-name="ce1">
            <text:p>124,9373206</text:p>
          </table:table-cell>
          <table:table-cell office:value-type="float" office:value="111.39488038277509" table:formula="of:=AVERAGE([.AY3:.AY211])" table:style-name="ce1">
            <text:p>111,3948804</text:p>
          </table:table-cell>
          <table:table-cell office:value-type="float" office:value="616316.91387559811" table:formula="of:=AVERAGE([.AZ3:.AZ211])" table:style-name="ce1">
            <text:p>616316,9139</text:p>
          </table:table-cell>
          <table:table-cell office:value-type="float" office:value="173006.77990430623" table:formula="of:=AVERAGE([.BA3:.BA211])" table:style-name="ce1">
            <text:p>173006,7799</text:p>
          </table:table-cell>
          <table:table-cell office:value-type="float" office:value="34.352440191387529" table:formula="of:=AVERAGE([.BB3:.BB211])" table:style-name="ce1">
            <text:p>34,35244019</text:p>
          </table:table-cell>
          <table:table-cell office:value-type="float" office:value="20.153732057416278" table:formula="of:=AVERAGE([.BC3:.BC211])" table:style-name="ce1">
            <text:p>20,15373206</text:p>
          </table:table-cell>
          <table:table-cell office:value-type="float" office:value="95599.105263157893" table:formula="of:=AVERAGE([.BD3:.BD211])" table:style-name="ce1">
            <text:p>95599,10526</text:p>
          </table:table-cell>
          <table:table-cell office:value-type="float" office:value="34955.200956937799" table:formula="of:=AVERAGE([.BE3:.BE211])" table:style-name="ce1">
            <text:p>34955,20096</text:p>
          </table:table-cell>
          <table:table-cell office:value-type="float" office:value="110.68306220095697" table:formula="of:=AVERAGE([.BF3:.BF211])" table:style-name="ce1">
            <text:p>110,6830622</text:p>
          </table:table-cell>
          <table:table-cell office:value-type="float" office:value="92.502583732057388" table:formula="of:=AVERAGE([.BG3:.BG211])" table:style-name="ce1">
            <text:p>92,50258373</text:p>
          </table:table-cell>
          <table:table-cell office:value-type="float" office:value="400371.75598086126" table:formula="of:=AVERAGE([.BH3:.BH211])" table:style-name="ce1">
            <text:p>400371,756</text:p>
          </table:table-cell>
          <table:table-cell office:value-type="float" office:value="150137.74880382774" table:formula="of:=AVERAGE([.BI3:.BI211])" table:style-name="ce1">
            <text:p>150137,7488</text:p>
          </table:table-cell>
          <table:table-cell office:value-type="float" office:value="1503.3903349282307" table:formula="of:=AVERAGE([.BJ3:.BJ211])" table:style-name="ce1">
            <text:p>1503,390335</text:p>
          </table:table-cell>
          <table:table-cell office:value-type="float" office:value="1455.9007177033493" table:formula="of:=AVERAGE([.BK3:.BK211])" table:style-name="ce1">
            <text:p>1455,900718</text:p>
          </table:table-cell>
          <table:table-cell office:value-type="float" office:value="2121920.3875598088" table:formula="of:=AVERAGE([.BL3:.BL211])" table:style-name="ce1">
            <text:p>2121920,388</text:p>
          </table:table-cell>
          <table:table-cell office:value-type="float" office:value="1026206.0956937799" table:formula="of:=AVERAGE([.BM3:.BM211])" table:style-name="ce1">
            <text:p>1026206,096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135.61047561649269" table:formula="of:=STDEV([.B3:.B211])" table:style-name="ce2">
            <text:p>135,6104756</text:p>
          </table:table-cell>
          <table:table-cell office:value-type="float" office:value="135.11303294344648" table:formula="of:=STDEV([.C3:.C211])" table:style-name="ce2">
            <text:p>135,1130329</text:p>
          </table:table-cell>
          <table:table-cell office:value-type="float" office:value="900650.63424195244" table:formula="of:=STDEV([.D3:.D211])" table:style-name="ce1">
            <text:p>900650,6342</text:p>
          </table:table-cell>
          <table:table-cell office:value-type="float" office:value="288873.35395201226" table:formula="of:=STDEV([.E3:.E211])" table:style-name="ce1">
            <text:p>288873,354</text:p>
          </table:table-cell>
          <table:table-cell office:value-type="float" office:value="926.0772706021163" table:formula="of:=STDEV([.F3:.F211])" table:style-name="ce1">
            <text:p>926,0772706</text:p>
          </table:table-cell>
          <table:table-cell office:value-type="float" office:value="926.13343350111018" table:formula="of:=STDEV([.G3:.G211])" table:style-name="ce1">
            <text:p>926,1334335</text:p>
          </table:table-cell>
          <table:table-cell office:value-type="float" office:value="1731993.5819911228" table:formula="of:=STDEV([.H3:.H211])" table:style-name="ce1">
            <text:p>1731993,582</text:p>
          </table:table-cell>
          <table:table-cell office:value-type="float" office:value="1225512.8130360246" table:formula="of:=STDEV([.I3:.I211])" table:style-name="ce1">
            <text:p>1225512,813</text:p>
          </table:table-cell>
          <table:table-cell office:value-type="float" office:value="287.07293871881058" table:formula="of:=STDEV([.J3:.J211])" table:style-name="ce1">
            <text:p>287,0729387</text:p>
          </table:table-cell>
          <table:table-cell office:value-type="float" office:value="287.4382241825266" table:formula="of:=STDEV([.K3:.K211])" table:style-name="ce1">
            <text:p>287,4382242</text:p>
          </table:table-cell>
          <table:table-cell office:value-type="float" office:value="1428793.1316498448" table:formula="of:=STDEV([.L3:.L211])" table:style-name="ce1">
            <text:p>1428793,132</text:p>
          </table:table-cell>
          <table:table-cell office:value-type="float" office:value="552617.7730161862" table:formula="of:=STDEV([.M3:.M211])" table:style-name="ce1">
            <text:p>552617,773</text:p>
          </table:table-cell>
          <table:table-cell office:value-type="float" office:value="281.12234718020784" table:formula="of:=STDEV([.N3:.N211])" table:style-name="ce1">
            <text:p>281,1223472</text:p>
          </table:table-cell>
          <table:table-cell office:value-type="float" office:value="282.09081590201299" table:formula="of:=STDEV([.O3:.O211])" table:style-name="ce1">
            <text:p>282,0908159</text:p>
          </table:table-cell>
          <table:table-cell office:value-type="float" office:value="1354016.5978067371" table:formula="of:=STDEV([.P3:.P211])" table:style-name="ce1">
            <text:p>1354016,598</text:p>
          </table:table-cell>
          <table:table-cell office:value-type="float" office:value="427148.81794425182" table:formula="of:=STDEV([.Q3:.Q211])" table:style-name="ce1">
            <text:p>427148,8179</text:p>
          </table:table-cell>
          <table:table-cell office:value-type="float" office:value="800.53171738484161" table:formula="of:=STDEV([.R3:.R211])" table:style-name="ce1">
            <text:p>800,5317174</text:p>
          </table:table-cell>
          <table:table-cell office:value-type="float" office:value="801.77561775945617" table:formula="of:=STDEV([.S3:.S211])" table:style-name="ce1">
            <text:p>801,7756178</text:p>
          </table:table-cell>
          <table:table-cell office:value-type="float" office:value="1795726.6310142286" table:formula="of:=STDEV([.T3:.T211])" table:style-name="ce1">
            <text:p>1795726,631</text:p>
          </table:table-cell>
          <table:table-cell office:value-type="float" office:value="1395858.2011189112" table:formula="of:=STDEV([.U3:.U211])" table:style-name="ce1">
            <text:p>1395858,201</text:p>
          </table:table-cell>
          <table:table-cell office:value-type="float" office:value="1523.5869495251543" table:formula="of:=STDEV([.V3:.V211])" table:style-name="ce1">
            <text:p>1523,58695</text:p>
          </table:table-cell>
          <table:table-cell office:value-type="float" office:value="1524.7919190721327" table:formula="of:=STDEV([.W3:.W211])" table:style-name="ce1">
            <text:p>1524,791919</text:p>
          </table:table-cell>
          <table:table-cell office:value-type="float" office:value="4574169.9588967906" table:formula="of:=STDEV([.X3:.X211])" table:style-name="ce3">
            <text:p>4574169,959</text:p>
          </table:table-cell>
          <table:table-cell office:value-type="float" office:value="3257621.9966630805" table:formula="of:=STDEV([.Y3:.Y211])" table:style-name="ce3">
            <text:p>3257621,997</text:p>
          </table:table-cell>
          <table:table-cell office:value-type="float" office:value="283.94410496572635" table:formula="of:=STDEV([.Z3:.Z211])" table:style-name="ce1">
            <text:p>283,944105</text:p>
          </table:table-cell>
          <table:table-cell office:value-type="float" office:value="285.29160623078724" table:formula="of:=STDEV([.AA3:.AA211])" table:style-name="ce1">
            <text:p>285,2916062</text:p>
          </table:table-cell>
          <table:table-cell office:value-type="float" office:value="977311.41616962291" table:formula="of:=STDEV([.AB3:.AB211])" table:style-name="ce1">
            <text:p>977311,4162</text:p>
          </table:table-cell>
          <table:table-cell office:value-type="float" office:value="453627.07081801532" table:formula="of:=STDEV([.AC3:.AC211])" table:style-name="ce1">
            <text:p>453627,0708</text:p>
          </table:table-cell>
          <table:table-cell office:value-type="float" office:value="367.4284185920568" table:formula="of:=STDEV([.AD3:.AD211])" table:style-name="ce1">
            <text:p>367,4284186</text:p>
          </table:table-cell>
          <table:table-cell office:value-type="float" office:value="367.99254739124007" table:formula="of:=STDEV([.AE3:.AE211])" table:style-name="ce1">
            <text:p>367,9925474</text:p>
          </table:table-cell>
          <table:table-cell office:value-type="float" office:value="852518.62945274252" table:formula="of:=STDEV([.AF3:.AF211])" table:style-name="ce2">
            <text:p>852518,6295</text:p>
          </table:table-cell>
          <table:table-cell office:value-type="float" office:value="665260.17959297879" table:formula="of:=STDEV([.AG3:.AG211])" table:style-name="ce1">
            <text:p>665260,1796</text:p>
          </table:table-cell>
          <table:table-cell office:value-type="float" office:value="907.52592295525039" table:formula="of:=STDEV([.AH3:.AH211])" table:style-name="ce1">
            <text:p>907,525923</text:p>
          </table:table-cell>
          <table:table-cell office:value-type="float" office:value="908.44244329204014" table:formula="of:=STDEV([.AI3:.AI211])" table:style-name="ce1">
            <text:p>908,4424433</text:p>
          </table:table-cell>
          <table:table-cell office:value-type="float" office:value="2010700.2054410195" table:formula="of:=STDEV([.AJ3:.AJ211])" table:style-name="ce1">
            <text:p>2010700,205</text:p>
          </table:table-cell>
          <table:table-cell office:value-type="float" office:value="1323075.3662960446" table:formula="of:=STDEV([.AK3:.AK211])" table:style-name="ce1">
            <text:p>1323075,366</text:p>
          </table:table-cell>
          <table:table-cell office:value-type="float" office:value="3594.6320228259992" table:formula="of:=STDEV([.AL3:.AL211])" table:style-name="ce1">
            <text:p>3594,632023</text:p>
          </table:table-cell>
          <table:table-cell office:value-type="float" office:value="3603.1945909821161" table:formula="of:=STDEV([.AM3:.AM211])" table:style-name="ce1">
            <text:p>3603,194591</text:p>
          </table:table-cell>
          <table:table-cell office:value-type="float" office:value="1105665.1905849527" table:formula="of:=STDEV([.AN3:.AN211])" table:style-name="ce1">
            <text:p>1105665,191</text:p>
          </table:table-cell>
          <table:table-cell office:value-type="float" office:value="288739.65127902786" table:formula="of:=STDEV([.AO3:.AO211])" table:style-name="ce2">
            <text:p>288739,6513</text:p>
          </table:table-cell>
          <table:table-cell office:value-type="float" office:value="3940.3260528836331" table:formula="of:=STDEV([.AP3:.AP211])" table:style-name="ce3">
            <text:p>3940,326053</text:p>
          </table:table-cell>
          <table:table-cell office:value-type="float" office:value="3947.7178398493675" table:formula="of:=STDEV([.AQ3:.AQ211])" table:style-name="ce3">
            <text:p>3947,71784</text:p>
          </table:table-cell>
          <table:table-cell office:value-type="float" office:value="1096712.3208192068" table:formula="of:=STDEV([.AR3:.AR211])" table:style-name="ce1">
            <text:p>1096712,321</text:p>
          </table:table-cell>
          <table:table-cell office:value-type="float" office:value="782520.36434953066" table:formula="of:=STDEV([.AS3:.AS211])" table:style-name="ce1">
            <text:p>782520,3643</text:p>
          </table:table-cell>
          <table:table-cell office:value-type="float" office:value="3871.6224459644623" table:formula="of:=STDEV([.AT3:.AT211])" table:style-name="ce1">
            <text:p>3871,622446</text:p>
          </table:table-cell>
          <table:table-cell office:value-type="float" office:value="3880.6380242208165" table:formula="of:=STDEV([.AU3:.AU211])" table:style-name="ce1">
            <text:p>3880,638024</text:p>
          </table:table-cell>
          <table:table-cell office:value-type="float" office:value="1850858.9750005708" table:formula="of:=STDEV([.AV3:.AV211])" table:style-name="ce1">
            <text:p>1850858,975</text:p>
          </table:table-cell>
          <table:table-cell office:value-type="float" office:value="390889.58715196798" table:formula="of:=STDEV([.AW3:.AW211])" table:style-name="ce1">
            <text:p>390889,5872</text:p>
          </table:table-cell>
          <table:table-cell office:value-type="float" office:value="433.75985704328303" table:formula="of:=STDEV([.AX3:.AX211])" table:style-name="ce1">
            <text:p>433,759857</text:p>
          </table:table-cell>
          <table:table-cell office:value-type="float" office:value="434.61939754371247" table:formula="of:=STDEV([.AY3:.AY211])" table:style-name="ce1">
            <text:p>434,6193975</text:p>
          </table:table-cell>
          <table:table-cell office:value-type="float" office:value="2352939.6633991706" table:formula="of:=STDEV([.AZ3:.AZ211])" table:style-name="ce1">
            <text:p>2352939,663</text:p>
          </table:table-cell>
          <table:table-cell office:value-type="float" office:value="555932.18794408499" table:formula="of:=STDEV([.BA3:.BA211])" table:style-name="ce1">
            <text:p>555932,1879</text:p>
          </table:table-cell>
          <table:table-cell office:value-type="float" office:value="68.766047289939749" table:formula="of:=STDEV([.BB3:.BB211])" table:style-name="ce1">
            <text:p>68,76604729</text:p>
          </table:table-cell>
          <table:table-cell office:value-type="float" office:value="65.337788942459639" table:formula="of:=STDEV([.BC3:.BC211])" table:style-name="ce1">
            <text:p>65,33778894</text:p>
          </table:table-cell>
          <table:table-cell office:value-type="float" office:value="258988.695659227" table:formula="of:=STDEV([.BD3:.BD211])" table:style-name="ce1">
            <text:p>258988,6957</text:p>
          </table:table-cell>
          <table:table-cell office:value-type="float" office:value="112374.40756097704" table:formula="of:=STDEV([.BE3:.BE211])" table:style-name="ce1">
            <text:p>112374,4076</text:p>
          </table:table-cell>
          <table:table-cell office:value-type="float" office:value="213.5032544298009" table:formula="of:=STDEV([.BF3:.BF211])" table:style-name="ce1">
            <text:p>213,5032544</text:p>
          </table:table-cell>
          <table:table-cell office:value-type="float" office:value="213.89780482210506" table:formula="of:=STDEV([.BG3:.BG211])" table:style-name="ce1">
            <text:p>213,8978048</text:p>
          </table:table-cell>
          <table:table-cell office:value-type="float" office:value="818765.33688821283" table:formula="of:=STDEV([.BH3:.BH211])" table:style-name="ce1">
            <text:p>818765,3369</text:p>
          </table:table-cell>
          <table:table-cell office:value-type="float" office:value="427792.80644151609" table:formula="of:=STDEV([.BI3:.BI211])" table:style-name="ce1">
            <text:p>427792,8064</text:p>
          </table:table-cell>
          <table:table-cell office:value-type="float" office:value="4280.4444544593616" table:formula="of:=STDEV([.BJ3:.BJ211])" table:style-name="ce1">
            <text:p>4280,444454</text:p>
          </table:table-cell>
          <table:table-cell office:value-type="float" office:value="4289.4794661646356" table:formula="of:=STDEV([.BK3:.BK211])" table:style-name="ce1">
            <text:p>4289,479466</text:p>
          </table:table-cell>
          <table:table-cell office:value-type="float" office:value="5693767.87675435" table:formula="of:=STDEV([.BL3:.BL211])" table:style-name="ce1">
            <text:p>5693767,877</text:p>
          </table:table-cell>
          <table:table-cell office:value-type="float" office:value="3711456.227597266" table:formula="of:=STDEV([.BM3:.BM211])" table:style-name="ce1">
            <text:p>3711456,22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575.9596271478529" table:formula="of:=SUM(([.B3:.B211]-[.$BB3:.$BB211])^2)^0.5" table:number-matrix-columns-spanned="1" table:number-matrix-rows-spanned="1" table:style-name="ce2">
            <text:p>1575,959627</text:p>
          </table:table-cell>
          <table:table-cell office:value-type="float" office:value="1578.8857835195047" table:formula="of:=SUM(([.C3:.C211]-[.$BC3:.$BC211])^2)^0.5" table:number-matrix-columns-spanned="1" table:number-matrix-rows-spanned="1" table:style-name="ce2">
            <text:p>1578,885784</text:p>
          </table:table-cell>
          <table:table-cell office:value-type="float" office:value="12065168.87195803" table:formula="of:=SUM(([.D3:.D211]-[.$BD3:.$BD211])^2)^0.5" table:number-matrix-columns-spanned="1" table:number-matrix-rows-spanned="1" table:style-name="ce1">
            <text:p>12065168,87</text:p>
          </table:table-cell>
          <table:table-cell office:value-type="float" office:value="3376228.8082207935" table:formula="of:=SUM(([.E3:.E211]-[.$BE3:.$BE211])^2)^0.5" table:number-matrix-columns-spanned="1" table:number-matrix-rows-spanned="1" table:style-name="ce1">
            <text:p>3376228,808</text:p>
          </table:table-cell>
          <table:table-cell office:value-type="float" office:value="13814.165342926077" table:formula="of:=SUM(([.F3:.F211]-[.$BB3:.$BB211])^2)^0.5" table:number-matrix-columns-spanned="1" table:number-matrix-rows-spanned="1" table:style-name="ce1">
            <text:p>13814,16534</text:p>
          </table:table-cell>
          <table:table-cell office:value-type="float" office:value="13819.502204044833" table:formula="of:=SUM(([.G3:.G211]-[.$BC3:.$BC211])^2)^0.5" table:number-matrix-columns-spanned="1" table:number-matrix-rows-spanned="1" table:style-name="ce1">
            <text:p>13819,5022</text:p>
          </table:table-cell>
          <table:table-cell office:value-type="float" office:value="23909386.242036074" table:formula="of:=SUM(([.H3:.H211]-[.$BD3:.$BD211])^2)^0.5" table:number-matrix-columns-spanned="1" table:number-matrix-rows-spanned="1" table:style-name="ce1">
            <text:p>23909386,24</text:p>
          </table:table-cell>
          <table:table-cell office:value-type="float" office:value="17953738.345805395" table:formula="of:=SUM(([.I3:.I211]-[.$BE3:.$BE211])^2)^0.5" table:number-matrix-columns-spanned="1" table:number-matrix-rows-spanned="1" table:style-name="ce1">
            <text:p>17953738,35</text:p>
          </table:table-cell>
          <table:table-cell office:value-type="float" office:value="3960.8867636048376" table:formula="of:=SUM(([.J3:.J211]-[.$BB3:.$BB211])^2)^0.5" table:number-matrix-columns-spanned="1" table:number-matrix-rows-spanned="1" table:style-name="ce1">
            <text:p>3960,886764</text:p>
          </table:table-cell>
          <table:table-cell office:value-type="float" office:value="3962.1868841840369" table:formula="of:=SUM(([.K3:.K211]-[.$BC3:.$BC211])^2)^0.5" table:number-matrix-columns-spanned="1" table:number-matrix-rows-spanned="1" table:style-name="ce1">
            <text:p>3962,186884</text:p>
          </table:table-cell>
          <table:table-cell office:value-type="float" office:value="20410338.237573918" table:formula="of:=SUM(([.L3:.L211]-[.$BD3:.$BD211])^2)^0.5" table:number-matrix-columns-spanned="1" table:number-matrix-rows-spanned="1" table:style-name="ce1">
            <text:p>20410338,24</text:p>
          </table:table-cell>
          <table:table-cell office:value-type="float" office:value="7433235.9193060054" table:formula="of:=SUM(([.M3:.M211]-[.$BE3:.$BE211])^2)^0.5" table:number-matrix-columns-spanned="1" table:number-matrix-rows-spanned="1" table:style-name="ce1">
            <text:p>7433235,919</text:p>
          </table:table-cell>
          <table:table-cell office:value-type="float" office:value="3577.9635249119019" table:formula="of:=SUM(([.N3:.N211]-[.$BB3:.$BB211])^2)^0.5" table:number-matrix-columns-spanned="1" table:number-matrix-rows-spanned="1" table:style-name="ce1">
            <text:p>3577,963525</text:p>
          </table:table-cell>
          <table:table-cell office:value-type="float" office:value="3579.7648479194836" table:formula="of:=SUM(([.O3:.O211]-[.$BC3:.$BC211])^2)^0.5" table:number-matrix-columns-spanned="1" table:number-matrix-rows-spanned="1" table:style-name="ce1">
            <text:p>3579,764848</text:p>
          </table:table-cell>
          <table:table-cell office:value-type="float" office:value="19098142.303926054" table:formula="of:=SUM(([.P3:.P211]-[.$BD3:.$BD211])^2)^0.5" table:number-matrix-columns-spanned="1" table:number-matrix-rows-spanned="1" table:style-name="ce1">
            <text:p>19098142,3</text:p>
          </table:table-cell>
          <table:table-cell office:value-type="float" office:value="5504599.6097177677" table:formula="of:=SUM(([.Q3:.Q211]-[.$BE3:.$BE211])^2)^0.5" table:number-matrix-columns-spanned="1" table:number-matrix-rows-spanned="1" table:style-name="ce1">
            <text:p>5504599,61</text:p>
          </table:table-cell>
          <table:table-cell office:value-type="float" office:value="11924.770925862684" table:formula="of:=SUM(([.R3:.R211]-[.$BB3:.$BB211])^2)^0.5" table:number-matrix-columns-spanned="1" table:number-matrix-rows-spanned="1" table:style-name="ce1">
            <text:p>11924,77093</text:p>
          </table:table-cell>
          <table:table-cell office:value-type="float" office:value="11927.392706819875" table:formula="of:=SUM(([.S3:.S211]-[.$BC3:.$BC211])^2)^0.5" table:number-matrix-columns-spanned="1" table:number-matrix-rows-spanned="1" table:style-name="ce1">
            <text:p>11927,39271</text:p>
          </table:table-cell>
          <table:table-cell office:value-type="float" office:value="24682943.352662139" table:formula="of:=SUM(([.T3:.T211]-[.$BD3:.$BD211])^2)^0.5" table:number-matrix-columns-spanned="1" table:number-matrix-rows-spanned="1" table:style-name="ce1">
            <text:p>24682943,35</text:p>
          </table:table-cell>
          <table:table-cell office:value-type="float" office:value="20129854.539010532" table:formula="of:=SUM(([.U3:.U211]-[.$BE3:.$BE211])^2)^0.5" table:number-matrix-columns-spanned="1" table:number-matrix-rows-spanned="1" table:style-name="ce1">
            <text:p>20129854,54</text:p>
          </table:table-cell>
          <table:table-cell office:value-type="float" office:value="21923.664864661645" table:formula="of:=SUM(([.V3:.V211]-[.$BB3:.$BB211])^2)^0.5" table:number-matrix-columns-spanned="1" table:number-matrix-rows-spanned="1" table:style-name="ce1">
            <text:p>21923,66486</text:p>
          </table:table-cell>
          <table:table-cell office:value-type="float" office:value="21930.055919830669" table:formula="of:=SUM(([.W3:.W211]-[.$BC3:.$BC211])^2)^0.5" table:number-matrix-columns-spanned="1" table:number-matrix-rows-spanned="1" table:style-name="ce1">
            <text:p>21930,05592</text:p>
          </table:table-cell>
          <table:table-cell office:value-type="float" office:value="64992696.28595861" table:formula="of:=SUM(([.X3:.X211]-[.$BD3:.$BD211])^2)^0.5" table:number-matrix-columns-spanned="1" table:number-matrix-rows-spanned="1" table:style-name="ce3">
            <text:p>64992696,29</text:p>
          </table:table-cell>
          <table:table-cell office:value-type="float" office:value="46556493.734317973" table:formula="of:=SUM(([.Y3:.Y211]-[.$BE3:.$BE211])^2)^0.5" table:number-matrix-columns-spanned="1" table:number-matrix-rows-spanned="1" table:style-name="ce3">
            <text:p>46556493,73</text:p>
          </table:table-cell>
          <table:table-cell office:value-type="float" office:value="3642.0090994257548" table:formula="of:=SUM(([.Z3:.Z211]-[.$BB3:.$BB211])^2)^0.5" table:number-matrix-columns-spanned="1" table:number-matrix-rows-spanned="1" table:style-name="ce1">
            <text:p>3642,009099</text:p>
          </table:table-cell>
          <table:table-cell office:value-type="float" office:value="3644.2627094928271" table:formula="of:=SUM(([.AA3:.AA211]-[.$BC3:.$BC211])^2)^0.5" table:number-matrix-columns-spanned="1" table:number-matrix-rows-spanned="1" table:style-name="ce1">
            <text:p>3644,262709</text:p>
          </table:table-cell>
          <table:table-cell office:value-type="float" office:value="13413013.803449133" table:formula="of:=SUM(([.AB3:.AB211]-[.$BD3:.$BD211])^2)^0.5" table:number-matrix-columns-spanned="1" table:number-matrix-rows-spanned="1" table:style-name="ce1">
            <text:p>13413013,8</text:p>
          </table:table-cell>
          <table:table-cell office:value-type="float" office:value="5817962.9006849127" table:formula="of:=SUM(([.AC3:.AC211]-[.$BE3:.$BE211])^2)^0.5" table:number-matrix-columns-spanned="1" table:number-matrix-rows-spanned="1" table:style-name="ce1">
            <text:p>5817962,901</text:p>
          </table:table-cell>
          <table:table-cell office:value-type="float" office:value="5230.0439684098255" table:formula="of:=SUM(([.AD3:.AD211]-[.$BB3:.$BB211])^2)^0.5" table:number-matrix-columns-spanned="1" table:number-matrix-rows-spanned="1" table:style-name="ce1">
            <text:p>5230,043968</text:p>
          </table:table-cell>
          <table:table-cell office:value-type="float" office:value="5232.6721051867953" table:formula="of:=SUM(([.AE3:.AE211]-[.$BC3:.$BC211])^2)^0.5" table:number-matrix-columns-spanned="1" table:number-matrix-rows-spanned="1" table:style-name="ce1">
            <text:p>5232,672105</text:p>
          </table:table-cell>
          <table:table-cell office:value-type="float" office:value="9980109.3400308993" table:formula="of:=SUM(([.AF3:.AF211]-[.$BD3:.$BD211])^2)^0.5" table:number-matrix-columns-spanned="1" table:number-matrix-rows-spanned="1" table:style-name="ce2">
            <text:p>9980109,34</text:p>
          </table:table-cell>
          <table:table-cell office:value-type="float" office:value="8923044.9064700995" table:formula="of:=SUM(([.AG3:.AG211]-[.$BE3:.$BE211])^2)^0.5" table:number-matrix-columns-spanned="1" table:number-matrix-rows-spanned="1" table:style-name="ce1">
            <text:p>8923044,906</text:p>
          </table:table-cell>
          <table:table-cell office:value-type="float" office:value="13088.745422552913" table:formula="of:=SUM(([.AH3:.AH211]-[.$BB3:.$BB211])^2)^0.5" table:number-matrix-columns-spanned="1" table:number-matrix-rows-spanned="1" table:style-name="ce1">
            <text:p>13088,74542</text:p>
          </table:table-cell>
          <table:table-cell office:value-type="float" office:value="13088.523343223264" table:formula="of:=SUM(([.AI3:.AI211]-[.$BC3:.$BC211])^2)^0.5" table:number-matrix-columns-spanned="1" table:number-matrix-rows-spanned="1" table:style-name="ce1">
            <text:p>13088,52334</text:p>
          </table:table-cell>
          <table:table-cell office:value-type="float" office:value="28283554.042632423" table:formula="of:=SUM(([.AJ3:.AJ211]-[.$BD3:.$BD211])^2)^0.5" table:number-matrix-columns-spanned="1" table:number-matrix-rows-spanned="1" table:style-name="ce1">
            <text:p>28283554,04</text:p>
          </table:table-cell>
          <table:table-cell office:value-type="float" office:value="18917808.960583147" table:formula="of:=SUM(([.AK3:.AK211]-[.$BE3:.$BE211])^2)^0.5" table:number-matrix-columns-spanned="1" table:number-matrix-rows-spanned="1" table:style-name="ce1">
            <text:p>18917808,96</text:p>
          </table:table-cell>
          <table:table-cell office:value-type="float" office:value="52672.384180952969" table:formula="of:=SUM(([.AL3:.AL211]-[.$BB3:.$BB211])^2)^0.5" table:number-matrix-columns-spanned="1" table:number-matrix-rows-spanned="1" table:style-name="ce1">
            <text:p>52672,38418</text:p>
          </table:table-cell>
          <table:table-cell office:value-type="float" office:value="52969.039327678976" table:formula="of:=SUM(([.AM3:.AM211]-[.$BC3:.$BC211])^2)^0.5" table:number-matrix-columns-spanned="1" table:number-matrix-rows-spanned="1" table:style-name="ce1">
            <text:p>52969,03933</text:p>
          </table:table-cell>
          <table:table-cell office:value-type="float" office:value="15654077.323181171" table:formula="of:=SUM(([.AN3:.AN211]-[.$BD3:.$BD211])^2)^0.5" table:number-matrix-columns-spanned="1" table:number-matrix-rows-spanned="1" table:style-name="ce1">
            <text:p>15654077,32</text:p>
          </table:table-cell>
          <table:table-cell office:value-type="float" office:value="3322012.7456445741" table:formula="of:=SUM(([.AO3:.AO211]-[.$BE3:.$BE211])^2)^0.5" table:number-matrix-columns-spanned="1" table:number-matrix-rows-spanned="1" table:style-name="ce2">
            <text:p>3322012,746</text:p>
          </table:table-cell>
          <table:table-cell office:value-type="float" office:value="58596.721451466059" table:formula="of:=SUM(([.AP3:.AP211]-[.$BB3:.$BB211])^2)^0.5" table:number-matrix-columns-spanned="1" table:number-matrix-rows-spanned="1" table:style-name="ce3">
            <text:p>58596,72145</text:p>
          </table:table-cell>
          <table:table-cell office:value-type="float" office:value="58846.461949511468" table:formula="of:=SUM(([.AQ3:.AQ211]-[.$BC3:.$BC211])^2)^0.5" table:number-matrix-columns-spanned="1" table:number-matrix-rows-spanned="1" table:style-name="ce3">
            <text:p>58846,46195</text:p>
          </table:table-cell>
          <table:table-cell office:value-type="float" office:value="14052065.735266898" table:formula="of:=SUM(([.AR3:.AR211]-[.$BD3:.$BD211])^2)^0.5" table:number-matrix-columns-spanned="1" table:number-matrix-rows-spanned="1" table:style-name="ce1">
            <text:p>14052065,74</text:p>
          </table:table-cell>
          <table:table-cell office:value-type="float" office:value="10905473.041522041" table:formula="of:=SUM(([.AS3:.AS211]-[.$BE3:.$BE211])^2)^0.5" table:number-matrix-columns-spanned="1" table:number-matrix-rows-spanned="1" table:style-name="ce1">
            <text:p>10905473,04</text:p>
          </table:table-cell>
          <table:table-cell office:value-type="float" office:value="56991.066411235028" table:formula="of:=SUM(([.AT3:.AT211]-[.$BB3:.$BB211])^2)^0.5" table:number-matrix-columns-spanned="1" table:number-matrix-rows-spanned="1" table:style-name="ce1">
            <text:p>56991,06641</text:p>
          </table:table-cell>
          <table:table-cell office:value-type="float" office:value="57304.906383743437" table:formula="of:=SUM(([.AU3:.AU211]-[.$BC3:.$BC211])^2)^0.5" table:number-matrix-columns-spanned="1" table:number-matrix-rows-spanned="1" table:style-name="ce1">
            <text:p>57304,90638</text:p>
          </table:table-cell>
          <table:table-cell office:value-type="float" office:value="26165311.400103763" table:formula="of:=SUM(([.AV3:.AV211]-[.$BD3:.$BD211])^2)^0.5" table:number-matrix-columns-spanned="1" table:number-matrix-rows-spanned="1" table:style-name="ce1">
            <text:p>26165311,4</text:p>
          </table:table-cell>
          <table:table-cell office:value-type="float" office:value="4855895.6583506819" table:formula="of:=SUM(([.AW3:.AW211]-[.$BE3:.$BE211])^2)^0.5" table:number-matrix-columns-spanned="1" table:number-matrix-rows-spanned="1" table:style-name="ce1">
            <text:p>4855895,658</text:p>
          </table:table-cell>
          <table:table-cell office:value-type="float" office:value="5767.1335768993595" table:formula="of:=SUM(([.AX3:.AX211]-[.$BB3:.$BB211])^2)^0.5" table:number-matrix-columns-spanned="1" table:number-matrix-rows-spanned="1" table:style-name="ce1">
            <text:p>5767,133577</text:p>
          </table:table-cell>
          <table:table-cell office:value-type="float" office:value="5767.2672208074418" table:formula="of:=SUM(([.AY3:.AY211]-[.$BC3:.$BC211])^2)^0.5" table:number-matrix-columns-spanned="1" table:number-matrix-rows-spanned="1" table:style-name="ce1">
            <text:p>5767,267221</text:p>
          </table:table-cell>
          <table:table-cell office:value-type="float" office:value="33620943.216803186" table:formula="of:=SUM(([.AZ3:.AZ211]-[.$BD3:.$BD211])^2)^0.5" table:number-matrix-columns-spanned="1" table:number-matrix-rows-spanned="1" table:style-name="ce1">
            <text:p>33620943,22</text:p>
          </table:table-cell>
          <table:table-cell office:value-type="float" office:value="7417219.3853963902" table:formula="of:=SUM(([.BA3:.BA211]-[.$BE3:.$BE211])^2)^0.5" table:number-matrix-columns-spanned="1" table:number-matrix-rows-spanned="1" table:style-name="ce1">
            <text:p>7417219,385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211]=[.$BB3:.$BB211])" table:number-matrix-columns-spanned="1" table:number-matrix-rows-spanned="1" table:style-name="ce2">
            <text:p>0</text:p>
          </table:table-cell>
          <table:table-cell office:value-type="float" office:value="0" table:formula="of:=SUM([.C3:.C211]=[.$BC3:.$BC211])" table:number-matrix-columns-spanned="1" table:number-matrix-rows-spanned="1" table:style-name="ce2">
            <text:p>0</text:p>
          </table:table-cell>
          <table:table-cell office:value-type="float" office:value="0" table:formula="of:=SUM([.D3:.D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E3:.E211]=[.$BE3:.$BE211])" table:number-matrix-columns-spanned="1" table:number-matrix-rows-spanned="1" table:style-name="ce2">
            <text:p>0</text:p>
          </table:table-cell>
          <table:table-cell office:value-type="float" office:value="0" table:formula="of:=SUM([.F3:.F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G3:.G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H3:.H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I3:.I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J3:.J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K3:.K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L3:.L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M3:.M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N3:.N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O3:.O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P3:.P211]=[.$BD3:.$BD211])" table:number-matrix-columns-spanned="1" table:number-matrix-rows-spanned="1" table:style-name="ce3">
            <text:p>0</text:p>
          </table:table-cell>
          <table:table-cell office:value-type="float" office:value="0" table:formula="of:=SUM([.Q3:.Q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R3:.R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S3:.S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T3:.T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U3:.U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V3:.V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W3:.W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X3:.X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Y3:.Y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Z3:.Z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A3:.AA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B3:.AB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AC3:.AC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D3:.AD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E3:.AE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F3:.AF211]=[.$BD3:.$BD211])" table:number-matrix-columns-spanned="1" table:number-matrix-rows-spanned="1" table:style-name="ce2">
            <text:p>0</text:p>
          </table:table-cell>
          <table:table-cell office:value-type="float" office:value="0" table:formula="of:=SUM([.AG3:.AG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H3:.AH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I3:.AI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J3:.AJ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AK3:.AK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L3:.AL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M3:.AM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N3:.AN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AO3:.AO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P3:.AP211]=[.$BB3:.$BB211])" table:number-matrix-columns-spanned="1" table:number-matrix-rows-spanned="1" table:style-name="ce3">
            <text:p>0</text:p>
          </table:table-cell>
          <table:table-cell office:value-type="float" office:value="0" table:formula="of:=SUM([.AQ3:.AQ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R3:.AR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AS3:.AS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T3:.AT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U3:.AU211]=[.$BC3:.$BC211])" table:number-matrix-columns-spanned="1" table:number-matrix-rows-spanned="1" table:style-name="ce3">
            <text:p>0</text:p>
          </table:table-cell>
          <table:table-cell office:value-type="float" office:value="0" table:formula="of:=SUM([.AV3:.AV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AW3:.AW211]=[.$BE3:.$BE211])" table:number-matrix-columns-spanned="1" table:number-matrix-rows-spanned="1" table:style-name="ce1">
            <text:p>0</text:p>
          </table:table-cell>
          <table:table-cell office:value-type="float" office:value="0" table:formula="of:=SUM([.AX3:.AX211]=[.$BB3:.$BB211])" table:number-matrix-columns-spanned="1" table:number-matrix-rows-spanned="1" table:style-name="ce1">
            <text:p>0</text:p>
          </table:table-cell>
          <table:table-cell office:value-type="float" office:value="0" table:formula="of:=SUM([.AY3:.AY211]=[.$BC3:.$BC211])" table:number-matrix-columns-spanned="1" table:number-matrix-rows-spanned="1" table:style-name="ce1">
            <text:p>0</text:p>
          </table:table-cell>
          <table:table-cell office:value-type="float" office:value="0" table:formula="of:=SUM([.AZ3:.AZ211]=[.$BD3:.$BD211])" table:number-matrix-columns-spanned="1" table:number-matrix-rows-spanned="1" table:style-name="ce1">
            <text:p>0</text:p>
          </table:table-cell>
          <table:table-cell office:value-type="float" office:value="0" table:formula="of:=SUM([.BA3:.BA211]=[.$BE3:.$BE211])" table:number-matrix-columns-spanned="1" table:number-matrix-rows-spanned="1" table:style-name="ce3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211]&lt;[.$BF3:.$BF211])" table:number-matrix-columns-spanned="1" table:number-matrix-rows-spanned="1" table:style-name="ce2">
            <text:p>0</text:p>
          </table:table-cell>
          <table:table-cell office:value-type="float" office:value="0" table:formula="of:=SUM([.C3:.C211]&lt;[.$BG3:.$BG211])" table:number-matrix-columns-spanned="1" table:number-matrix-rows-spanned="1" table:style-name="ce2">
            <text:p>0</text:p>
          </table:table-cell>
          <table:table-cell office:value-type="float" office:value="0" table:formula="of:=SUM([.D3:.D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E3:.E211]&lt;[.$BI3:.$BI211])" table:number-matrix-columns-spanned="1" table:number-matrix-rows-spanned="1" table:style-name="ce2">
            <text:p>0</text:p>
          </table:table-cell>
          <table:table-cell office:value-type="float" office:value="0" table:formula="of:=SUM([.F3:.F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G3:.G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H3:.H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I3:.I211]&lt;[.$BI3:.$BI211])" table:number-matrix-columns-spanned="1" table:number-matrix-rows-spanned="1" table:style-name="ce3">
            <text:p>0</text:p>
          </table:table-cell>
          <table:table-cell office:value-type="float" office:value="0" table:formula="of:=SUM([.J3:.J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K3:.K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L3:.L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M3:.M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N3:.N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O3:.O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P3:.P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Q3:.Q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R3:.R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S3:.S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T3:.T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U3:.U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V3:.V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W3:.W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X3:.X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Y3:.Y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Z3:.Z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A3:.AA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B3:.AB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AC3:.AC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D3:.AD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E3:.AE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F3:.AF211]&lt;[.$BH3:.$BH211])" table:number-matrix-columns-spanned="1" table:number-matrix-rows-spanned="1" table:style-name="ce2">
            <text:p>0</text:p>
          </table:table-cell>
          <table:table-cell office:value-type="float" office:value="0" table:formula="of:=SUM([.AG3:.AG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H3:.AH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I3:.AI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J3:.AJ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AK3:.AK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L3:.AL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M3:.AM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N3:.AN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AO3:.AO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P3:.AP211]&lt;[.$BF3:.$BF211])" table:number-matrix-columns-spanned="1" table:number-matrix-rows-spanned="1" table:style-name="ce3">
            <text:p>0</text:p>
          </table:table-cell>
          <table:table-cell office:value-type="float" office:value="0" table:formula="of:=SUM([.AQ3:.AQ211]&lt;[.$BG3:.$BG211])" table:number-matrix-columns-spanned="1" table:number-matrix-rows-spanned="1" table:style-name="ce3">
            <text:p>0</text:p>
          </table:table-cell>
          <table:table-cell office:value-type="float" office:value="0" table:formula="of:=SUM([.AR3:.AR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AS3:.AS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T3:.AT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U3:.AU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V3:.AV211]&lt;[.$BH3:.$BH211])" table:number-matrix-columns-spanned="1" table:number-matrix-rows-spanned="1" table:style-name="ce3">
            <text:p>0</text:p>
          </table:table-cell>
          <table:table-cell office:value-type="float" office:value="0" table:formula="of:=SUM([.AW3:.AW211]&lt;[.$BI3:.$BI211])" table:number-matrix-columns-spanned="1" table:number-matrix-rows-spanned="1" table:style-name="ce1">
            <text:p>0</text:p>
          </table:table-cell>
          <table:table-cell office:value-type="float" office:value="0" table:formula="of:=SUM([.AX3:.AX211]&lt;[.$BF3:.$BF211])" table:number-matrix-columns-spanned="1" table:number-matrix-rows-spanned="1" table:style-name="ce1">
            <text:p>0</text:p>
          </table:table-cell>
          <table:table-cell office:value-type="float" office:value="0" table:formula="of:=SUM([.AY3:.AY211]&lt;[.$BG3:.$BG211])" table:number-matrix-columns-spanned="1" table:number-matrix-rows-spanned="1" table:style-name="ce1">
            <text:p>0</text:p>
          </table:table-cell>
          <table:table-cell office:value-type="float" office:value="0" table:formula="of:=SUM([.AZ3:.AZ211]&lt;[.$BH3:.$BH211])" table:number-matrix-columns-spanned="1" table:number-matrix-rows-spanned="1" table:style-name="ce1">
            <text:p>0</text:p>
          </table:table-cell>
          <table:table-cell office:value-type="float" office:value="0" table:formula="of:=SUM([.BA3:.BA211]&lt;[.$BI3:.$BI211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211]&gt;[.$BF3:.$BF211])" table:number-matrix-columns-spanned="1" table:number-matrix-rows-spanned="1" table:style-name="ce2">
            <text:p>0</text:p>
          </table:table-cell>
          <table:table-cell office:value-type="float" office:value="0" table:formula="of:=SUM([.C3:.C211]&gt;[.$BG3:.$BG211])" table:number-matrix-columns-spanned="1" table:number-matrix-rows-spanned="1" table:style-name="ce2">
            <text:p>0</text:p>
          </table:table-cell>
          <table:table-cell office:value-type="float" office:value="0" table:formula="of:=SUM([.D3:.D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E3:.E211]&gt;[.$BI3:.$BI211])" table:number-matrix-columns-spanned="1" table:number-matrix-rows-spanned="1" table:style-name="ce2">
            <text:p>0</text:p>
          </table:table-cell>
          <table:table-cell office:value-type="float" office:value="0" table:formula="of:=SUM([.F3:.F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G3:.G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H3:.H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I3:.I211]&gt;[.$BI3:.$BI211])" table:number-matrix-columns-spanned="1" table:number-matrix-rows-spanned="1" table:style-name="ce3">
            <text:p>0</text:p>
          </table:table-cell>
          <table:table-cell office:value-type="float" office:value="0" table:formula="of:=SUM([.J3:.J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K3:.K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L3:.L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M3:.M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N3:.N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O3:.O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P3:.P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Q3:.Q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R3:.R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S3:.S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T3:.T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U3:.U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V3:.V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W3:.W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X3:.X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Y3:.Y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Z3:.Z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A3:.AA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B3:.AB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AC3:.AC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D3:.AD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E3:.AE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F3:.AF211]&gt;[.$BH3:.$BH211])" table:number-matrix-columns-spanned="1" table:number-matrix-rows-spanned="1" table:style-name="ce2">
            <text:p>0</text:p>
          </table:table-cell>
          <table:table-cell office:value-type="float" office:value="0" table:formula="of:=SUM([.AG3:.AG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H3:.AH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I3:.AI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J3:.AJ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AK3:.AK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L3:.AL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M3:.AM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N3:.AN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AO3:.AO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P3:.AP211]&gt;[.$BF3:.$BF211])" table:number-matrix-columns-spanned="1" table:number-matrix-rows-spanned="1" table:style-name="ce3">
            <text:p>0</text:p>
          </table:table-cell>
          <table:table-cell office:value-type="float" office:value="0" table:formula="of:=SUM([.AQ3:.AQ211]&gt;[.$BG3:.$BG211])" table:number-matrix-columns-spanned="1" table:number-matrix-rows-spanned="1" table:style-name="ce3">
            <text:p>0</text:p>
          </table:table-cell>
          <table:table-cell office:value-type="float" office:value="0" table:formula="of:=SUM([.AR3:.AR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AS3:.AS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T3:.AT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U3:.AU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V3:.AV211]&gt;[.$BH3:.$BH211])" table:number-matrix-columns-spanned="1" table:number-matrix-rows-spanned="1" table:style-name="ce3">
            <text:p>0</text:p>
          </table:table-cell>
          <table:table-cell office:value-type="float" office:value="0" table:formula="of:=SUM([.AW3:.AW211]&gt;[.$BI3:.$BI211])" table:number-matrix-columns-spanned="1" table:number-matrix-rows-spanned="1" table:style-name="ce1">
            <text:p>0</text:p>
          </table:table-cell>
          <table:table-cell office:value-type="float" office:value="0" table:formula="of:=SUM([.AX3:.AX211]&gt;[.$BF3:.$BF211])" table:number-matrix-columns-spanned="1" table:number-matrix-rows-spanned="1" table:style-name="ce1">
            <text:p>0</text:p>
          </table:table-cell>
          <table:table-cell office:value-type="float" office:value="0" table:formula="of:=SUM([.AY3:.AY211]&gt;[.$BG3:.$BG211])" table:number-matrix-columns-spanned="1" table:number-matrix-rows-spanned="1" table:style-name="ce1">
            <text:p>0</text:p>
          </table:table-cell>
          <table:table-cell office:value-type="float" office:value="0" table:formula="of:=SUM([.AZ3:.AZ211]&gt;[.$BH3:.$BH211])" table:number-matrix-columns-spanned="1" table:number-matrix-rows-spanned="1" table:style-name="ce1">
            <text:p>0</text:p>
          </table:table-cell>
          <table:table-cell office:value-type="float" office:value="0" table:formula="of:=SUM([.BA3:.BA211]&gt;[.$BI3:.$BI211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C3:.C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D3:.D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E3:.E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F3:.F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G3:.G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H3:.H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I3:.I211]=[.$BM3:.$BM211])" table:number-matrix-columns-spanned="1" table:number-matrix-rows-spanned="1" table:style-name="ce3">
            <text:p>0</text:p>
          </table:table-cell>
          <table:table-cell office:value-type="float" office:value="0" table:formula="of:=SUM([.J3:.J211]=[.$BJ3:.$BJ211])" table:number-matrix-columns-spanned="1" table:number-matrix-rows-spanned="1" table:style-name="ce2">
            <text:p>0</text:p>
          </table:table-cell>
          <table:table-cell office:value-type="float" office:value="0" table:formula="of:=SUM([.K3:.K211]=[.$BK3:.$BK211])" table:number-matrix-columns-spanned="1" table:number-matrix-rows-spanned="1" table:style-name="ce2">
            <text:p>0</text:p>
          </table:table-cell>
          <table:table-cell office:value-type="float" office:value="0" table:formula="of:=SUM([.L3:.L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M3:.M211]=[.$BM3:.$BM211])" table:number-matrix-columns-spanned="1" table:number-matrix-rows-spanned="1" table:style-name="ce2">
            <text:p>0</text:p>
          </table:table-cell>
          <table:table-cell office:value-type="float" office:value="0" table:formula="of:=SUM([.N3:.N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O3:.O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P3:.P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Q3:.Q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R3:.R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S3:.S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T3:.T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U3:.U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V3:.V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W3:.W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X3:.X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Y3:.Y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Z3:.Z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A3:.AA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B3:.AB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C3:.AC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D3:.AD211]=[.$BJ3:.$BJ211])" table:number-matrix-columns-spanned="1" table:number-matrix-rows-spanned="1" table:style-name="ce2">
            <text:p>0</text:p>
          </table:table-cell>
          <table:table-cell office:value-type="float" office:value="0" table:formula="of:=SUM([.AE3:.AE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F3:.AF211]=[.$BL3:.$BL211])" table:number-matrix-columns-spanned="1" table:number-matrix-rows-spanned="1" table:style-name="ce2">
            <text:p>0</text:p>
          </table:table-cell>
          <table:table-cell office:value-type="float" office:value="0" table:formula="of:=SUM([.AG3:.AG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H3:.AH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I3:.AI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J3:.AJ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K3:.AK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L3:.AL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M3:.AM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N3:.AN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O3:.AO211]=[.$BM3:.$BM211])" table:number-matrix-columns-spanned="1" table:number-matrix-rows-spanned="1" table:style-name="ce2">
            <text:p>0</text:p>
          </table:table-cell>
          <table:table-cell office:value-type="float" office:value="0" table:formula="of:=SUM([.AP3:.AP211]=[.$BJ3:.$BJ211])" table:number-matrix-columns-spanned="1" table:number-matrix-rows-spanned="1" table:style-name="ce3">
            <text:p>0</text:p>
          </table:table-cell>
          <table:table-cell office:value-type="float" office:value="0" table:formula="of:=SUM([.AQ3:.AQ211]=[.$BK3:.$BK211])" table:number-matrix-columns-spanned="1" table:number-matrix-rows-spanned="1" table:style-name="ce3">
            <text:p>0</text:p>
          </table:table-cell>
          <table:table-cell office:value-type="float" office:value="0" table:formula="of:=SUM([.AR3:.AR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AS3:.AS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T3:.AT211]=[.$BJ3:.$BJ211])" table:number-matrix-columns-spanned="1" table:number-matrix-rows-spanned="1" table:style-name="ce1">
            <text:p>0</text:p>
          </table:table-cell>
          <table:table-cell office:value-type="float" office:value="0" table:formula="of:=SUM([.AU3:.AU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V3:.AV211]=[.$BL3:.$BL211])" table:number-matrix-columns-spanned="1" table:number-matrix-rows-spanned="1" table:style-name="ce3">
            <text:p>0</text:p>
          </table:table-cell>
          <table:table-cell office:value-type="float" office:value="0" table:formula="of:=SUM([.AW3:.AW211]=[.$BM3:.$BM211])" table:number-matrix-columns-spanned="1" table:number-matrix-rows-spanned="1" table:style-name="ce1">
            <text:p>0</text:p>
          </table:table-cell>
          <table:table-cell office:value-type="float" office:value="0" table:formula="of:=SUM([.AX3:.AX211]=[.$BJ3:.$BJ211])" table:number-matrix-columns-spanned="1" table:number-matrix-rows-spanned="1" table:style-name="ce2">
            <text:p>0</text:p>
          </table:table-cell>
          <table:table-cell office:value-type="float" office:value="0" table:formula="of:=SUM([.AY3:.AY211]=[.$BK3:.$BK211])" table:number-matrix-columns-spanned="1" table:number-matrix-rows-spanned="1" table:style-name="ce1">
            <text:p>0</text:p>
          </table:table-cell>
          <table:table-cell office:value-type="float" office:value="0" table:formula="of:=SUM([.AZ3:.AZ211]=[.$BL3:.$BL211])" table:number-matrix-columns-spanned="1" table:number-matrix-rows-spanned="1" table:style-name="ce1">
            <text:p>0</text:p>
          </table:table-cell>
          <table:table-cell office:value-type="float" office:value="0" table:formula="of:=SUM([.BA3:.BA211]=[.$BM3:.$BM211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number-rows-repeated="1048356" table:style-name="ro1">
          <table:table-cell table:number-columns-repeated="16384"/>
        </table:table-row>
      </table:table>
      <table:table table:name="Classes" table:style-name="ta1">
        <table:table-column table:style-name="co3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16" table:default-cell-style-name="ce1"/>
        <table:table-column table:style-name="co15" table:number-columns-repeated="16318" table:default-cell-style-name="ce1"/>
        <table:table-row table:style-name="ro1">
          <table:table-cell table:style-name="ce1"/>
          <table:table-cell office:value-type="string" table:style-name="ce1">
            <text:p>clingo-1/setting-hDistance-init</text:p>
          </table:table-cell>
          <table:table-cell table:number-columns-repeated="3" table:style-name="ce1"/>
          <table:table-cell office:value-type="string" table:style-name="ce1">
            <text:p>clingo-1/setting-hDistance-init-AND-hStrange</text:p>
          </table:table-cell>
          <table:table-cell table:number-columns-repeated="3" table:style-name="ce1"/>
          <table:table-cell office:value-type="string" table:style-name="ce1">
            <text:p>clingo-1/setting-hDistance-init-AND-hForbiddenNodeNegativ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-AND-hStrange</text:p>
          </table:table-cell>
          <table:table-cell table:number-columns-repeated="3" table:style-name="ce1"/>
          <table:table-cell office:value-type="string" table:style-name="ce1">
            <text:p>clingo-1/setting-hNodecost-AND-hForbiddenNodeNegative</text:p>
          </table:table-cell>
          <table:table-cell table:number-columns-repeated="3" table:style-name="ce1"/>
          <table:table-cell office:value-type="string" table:style-name="ce1">
            <text:p>clingo-1/setting-hPathArea-AND-Distance</text:p>
          </table:table-cell>
          <table:table-cell table:number-columns-repeated="3" table:style-name="ce1"/>
          <table:table-cell office:value-type="string" table:style-name="ce1">
            <text:p>clingo-1/setting-hPathArea-AND-Distance-AND-hStrange</text:p>
          </table:table-cell>
          <table:table-cell table:number-columns-repeated="3" table:style-name="ce1"/>
          <table:table-cell office:value-type="string" table:style-name="ce1">
            <text:p>clingo-1/setting-hPathArea-AND-Distance-AND-hForbiddenNodeNegative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-AND-hStrange</text:p>
          </table:table-cell>
          <table:table-cell table:number-columns-repeated="3" table:style-name="ce1"/>
          <table:table-cell office:value-type="string" table:style-name="ce1">
            <text:p>clingo-1/setting-hNaivePathDistance3-AND-hForbiddenNodeNegative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322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.</text:p>
          </table:table-cell>
          <table:table-cell office:value-type="float" office:value="77.430813397129171" table:formula="of:=AVERAGE([Instances.B3:.B211])" table:style-name="ce2">
            <text:p>77,4308134</text:p>
          </table:table-cell>
          <table:table-cell office:value-type="float" office:value="63.307416267942607" table:formula="of:=AVERAGE([Instances.C3:.C211])" table:style-name="ce2">
            <text:p>63,30741627</text:p>
          </table:table-cell>
          <table:table-cell office:value-type="float" office:value="448101.85645933013" table:formula="of:=AVERAGE([Instances.D3:.D211])" table:style-name="ce1">
            <text:p>448101,8565</text:p>
          </table:table-cell>
          <table:table-cell office:value-type="float" office:value="116112.41626794258" table:formula="of:=AVERAGE([Instances.E3:.E211])" table:style-name="ce2">
            <text:p>116112,4163</text:p>
          </table:table-cell>
          <table:table-cell office:value-type="float" office:value="334.08827751196162" table:formula="of:=AVERAGE([Instances.F3:.F211])" table:style-name="ce1">
            <text:p>334,0882775</text:p>
          </table:table-cell>
          <table:table-cell office:value-type="float" office:value="319.36732057416253" table:formula="of:=AVERAGE([Instances.G3:.G211])" table:style-name="ce1">
            <text:p>319,3673206</text:p>
          </table:table-cell>
          <table:table-cell office:value-type="float" office:value="612611.91866028705" table:formula="of:=AVERAGE([Instances.H3:.H211])" table:style-name="ce1">
            <text:p>612611,9187</text:p>
          </table:table-cell>
          <table:table-cell office:value-type="float" office:value="430773.82775119616" table:formula="of:=AVERAGE([Instances.I3:.I211])" table:style-name="ce3">
            <text:p>430773,8278</text:p>
          </table:table-cell>
          <table:table-cell office:value-type="float" office:value="101.1566028708134" table:formula="of:=AVERAGE([Instances.J3:.J211])" table:style-name="ce1">
            <text:p>101,1566029</text:p>
          </table:table-cell>
          <table:table-cell office:value-type="float" office:value="86.664736842105242" table:formula="of:=AVERAGE([Instances.K3:.K211])" table:style-name="ce1">
            <text:p>86,66473684</text:p>
          </table:table-cell>
          <table:table-cell office:value-type="float" office:value="515772.5980861244" table:formula="of:=AVERAGE([Instances.L3:.L211])" table:style-name="ce1">
            <text:p>515772,5981</text:p>
          </table:table-cell>
          <table:table-cell office:value-type="float" office:value="146508.28708133972" table:formula="of:=AVERAGE([Instances.M3:.M211])" table:style-name="ce1">
            <text:p>146508,2871</text:p>
          </table:table-cell>
          <table:table-cell office:value-type="float" office:value="121.87578947368415" table:formula="of:=AVERAGE([Instances.N3:.N211])" table:style-name="ce1">
            <text:p>121,8757895</text:p>
          </table:table-cell>
          <table:table-cell office:value-type="float" office:value="107.38971291866022" table:formula="of:=AVERAGE([Instances.O3:.O211])" table:style-name="ce1">
            <text:p>107,3897129</text:p>
          </table:table-cell>
          <table:table-cell office:value-type="float" office:value="599290.56937799044" table:formula="of:=AVERAGE([Instances.P3:.P211])" table:style-name="ce1">
            <text:p>599290,5694</text:p>
          </table:table-cell>
          <table:table-cell office:value-type="float" office:value="170693.96172248805" table:formula="of:=AVERAGE([Instances.Q3:.Q211])" table:style-name="ce1">
            <text:p>170693,9617</text:p>
          </table:table-cell>
          <table:table-cell office:value-type="float" office:value="298.21564593301457" table:formula="of:=AVERAGE([Instances.R3:.R211])" table:style-name="ce1">
            <text:p>298,2156459</text:p>
          </table:table-cell>
          <table:table-cell office:value-type="float" office:value="283.39645933014356" table:formula="of:=AVERAGE([Instances.S3:.S211])" table:style-name="ce1">
            <text:p>283,3964593</text:p>
          </table:table-cell>
          <table:table-cell office:value-type="float" office:value="587643.8803827751" table:formula="of:=AVERAGE([Instances.T3:.T211])" table:style-name="ce1">
            <text:p>587643,8804</text:p>
          </table:table-cell>
          <table:table-cell office:value-type="float" office:value="424637.98086124402" table:formula="of:=AVERAGE([Instances.U3:.U211])" table:style-name="ce1">
            <text:p>424637,9809</text:p>
          </table:table-cell>
          <table:table-cell office:value-type="float" office:value="239.59645933014369" table:formula="of:=AVERAGE([Instances.V3:.V211])" table:style-name="ce1">
            <text:p>239,5964593</text:p>
          </table:table-cell>
          <table:table-cell office:value-type="float" office:value="224.77875598086126" table:formula="of:=AVERAGE([Instances.W3:.W211])" table:style-name="ce1">
            <text:p>224,778756</text:p>
          </table:table-cell>
          <table:table-cell office:value-type="float" office:value="912033.78468899522" table:formula="of:=AVERAGE([Instances.X3:.X211])" table:style-name="ce3">
            <text:p>912033,7847</text:p>
          </table:table-cell>
          <table:table-cell office:value-type="float" office:value="424550.4784688995" table:formula="of:=AVERAGE([Instances.Y3:.Y211])" table:style-name="ce1">
            <text:p>424550,4785</text:p>
          </table:table-cell>
          <table:table-cell office:value-type="float" office:value="122.85315789473682" table:formula="of:=AVERAGE([Instances.Z3:.Z211])" table:style-name="ce1">
            <text:p>122,8531579</text:p>
          </table:table-cell>
          <table:table-cell office:value-type="float" office:value="108.52282296650715" table:formula="of:=AVERAGE([Instances.AA3:.AA211])" table:style-name="ce1">
            <text:p>108,522823</text:p>
          </table:table-cell>
          <table:table-cell office:value-type="float" office:value="449458.75598086126" table:formula="of:=AVERAGE([Instances.AB3:.AB211])" table:style-name="ce1">
            <text:p>449458,756</text:p>
          </table:table-cell>
          <table:table-cell office:value-type="float" office:value="175419" table:formula="of:=AVERAGE([Instances.AC3:.AC211])" table:style-name="ce1">
            <text:p>175419</text:p>
          </table:table-cell>
          <table:table-cell office:value-type="float" office:value="167.79430622009562" table:formula="of:=AVERAGE([Instances.AD3:.AD211])" table:style-name="ce1">
            <text:p>167,7943062</text:p>
          </table:table-cell>
          <table:table-cell office:value-type="float" office:value="152.84971291866026" table:formula="of:=AVERAGE([Instances.AE3:.AE211])" table:style-name="ce1">
            <text:p>152,8497129</text:p>
          </table:table-cell>
          <table:table-cell office:value-type="float" office:value="328040.63636363635" table:formula="of:=AVERAGE([Instances.AF3:.AF211])" table:style-name="ce2">
            <text:p>328040,6364</text:p>
          </table:table-cell>
          <table:table-cell office:value-type="float" office:value="234715.83253588516" table:formula="of:=AVERAGE([Instances.AG3:.AG211])" table:style-name="ce1">
            <text:p>234715,8325</text:p>
          </table:table-cell>
          <table:table-cell office:value-type="float" office:value="184.94947368421049" table:formula="of:=AVERAGE([Instances.AH3:.AH211])" table:style-name="ce1">
            <text:p>184,9494737</text:p>
          </table:table-cell>
          <table:table-cell office:value-type="float" office:value="170.3392344497606" table:formula="of:=AVERAGE([Instances.AI3:.AI211])" table:style-name="ce1">
            <text:p>170,3392344</text:p>
          </table:table-cell>
          <table:table-cell office:value-type="float" office:value="577149.74162679422" table:formula="of:=AVERAGE([Instances.AJ3:.AJ211])" table:style-name="ce1">
            <text:p>577149,7416</text:p>
          </table:table-cell>
          <table:table-cell office:value-type="float" office:value="273508.82775119616" table:formula="of:=AVERAGE([Instances.AK3:.AK211])" table:style-name="ce1">
            <text:p>273508,8278</text:p>
          </table:table-cell>
          <table:table-cell office:value-type="float" office:value="787.41717703349275" table:formula="of:=AVERAGE([Instances.AL3:.AL211])" table:style-name="ce1">
            <text:p>787,417177</text:p>
          </table:table-cell>
          <table:table-cell office:value-type="float" office:value="724.63937799043038" table:formula="of:=AVERAGE([Instances.AM3:.AM211])" table:style-name="ce1">
            <text:p>724,639378</text:p>
          </table:table-cell>
          <table:table-cell office:value-type="float" office:value="605775.78325123154" table:formula="of:=AVERAGE([Instances.AN3:.AN211])" table:style-name="ce1">
            <text:p>605775,7833</text:p>
          </table:table-cell>
          <table:table-cell office:value-type="float" office:value="129988.54187192119" table:formula="of:=AVERAGE([Instances.AO3:.AO211])" table:style-name="ce1">
            <text:p>129988,5419</text:p>
          </table:table-cell>
          <table:table-cell office:value-type="float" office:value="1112.3581339712905" table:formula="of:=AVERAGE([Instances.AP3:.AP211])" table:style-name="ce3">
            <text:p>1112,358134</text:p>
          </table:table-cell>
          <table:table-cell office:value-type="float" office:value="1052.0615311004783" table:formula="of:=AVERAGE([Instances.AQ3:.AQ211])" table:style-name="ce3">
            <text:p>1052,061531</text:p>
          </table:table-cell>
          <table:table-cell office:value-type="float" office:value="474908.6683168317" table:formula="of:=AVERAGE([Instances.AR3:.AR211])" table:style-name="ce1">
            <text:p>474908,6683</text:p>
          </table:table-cell>
          <table:table-cell office:value-type="float" office:value="294746.53960396041" table:formula="of:=AVERAGE([Instances.AS3:.AS211])" table:style-name="ce1">
            <text:p>294746,5396</text:p>
          </table:table-cell>
          <table:table-cell office:value-type="float" office:value="927.38382775119601" table:formula="of:=AVERAGE([Instances.AT3:.AT211])" table:style-name="ce1">
            <text:p>927,3838278</text:p>
          </table:table-cell>
          <table:table-cell office:value-type="float" office:value="868.90167464114882" table:formula="of:=AVERAGE([Instances.AU3:.AU211])" table:style-name="ce1">
            <text:p>868,9016746</text:p>
          </table:table-cell>
          <table:table-cell office:value-type="float" office:value="774056.14356435649" table:formula="of:=AVERAGE([Instances.AV3:.AV211])" table:style-name="ce1">
            <text:p>774056,1436</text:p>
          </table:table-cell>
          <table:table-cell office:value-type="float" office:value="162421.9306930693" table:formula="of:=AVERAGE([Instances.AW3:.AW211])" table:style-name="ce1">
            <text:p>162421,9307</text:p>
          </table:table-cell>
          <table:table-cell office:value-type="float" office:value="124.93732057416261" table:formula="of:=AVERAGE([Instances.AX3:.AX211])" table:style-name="ce1">
            <text:p>124,9373206</text:p>
          </table:table-cell>
          <table:table-cell office:value-type="float" office:value="111.39488038277509" table:formula="of:=AVERAGE([Instances.AY3:.AY211])" table:style-name="ce1">
            <text:p>111,3948804</text:p>
          </table:table-cell>
          <table:table-cell office:value-type="float" office:value="616316.91387559811" table:formula="of:=AVERAGE([Instances.AZ3:.AZ211])" table:style-name="ce1">
            <text:p>616316,9139</text:p>
          </table:table-cell>
          <table:table-cell office:value-type="float" office:value="173006.77990430623" table:formula="of:=AVERAGE([Instances.BA3:.BA211])" table:style-name="ce1">
            <text:p>173006,7799</text:p>
          </table:table-cell>
          <table:table-cell office:value-type="float" office:value="77.430813397129171" table:formula="of:=MIN([.$B3];[.$F3];[.$J3];[.$N3];[.$R3];[.$V3];[.$Z3];[.$AD3];[.$AH3];[.$AL3];[.$AP3];[.$AT3];[.$AX3])" table:style-name="ce1">
            <text:p>77,4308134</text:p>
          </table:table-cell>
          <table:table-cell office:value-type="float" office:value="63.307416267942607" table:formula="of:=MIN([.$C3];[.$G3];[.$K3];[.$O3];[.$S3];[.$W3];[.$AA3];[.$AE3];[.$AI3];[.$AM3];[.$AQ3];[.$AU3];[.$AY3])" table:style-name="ce1">
            <text:p>63,30741627</text:p>
          </table:table-cell>
          <table:table-cell office:value-type="float" office:value="328040.63636363635" table:formula="of:=MIN([.$D3];[.$H3];[.$L3];[.$P3];[.$T3];[.$X3];[.$AB3];[.$AF3];[.$AJ3];[.$AN3];[.$AR3];[.$AV3];[.$AZ3])" table:style-name="ce1">
            <text:p>328040,6364</text:p>
          </table:table-cell>
          <table:table-cell office:value-type="float" office:value="116112.41626794258" table:formula="of:=MIN([.$E3];[.$I3];[.$M3];[.$Q3];[.$U3];[.$Y3];[.$AC3];[.$AG3];[.$AK3];[.$AO3];[.$AS3];[.$AW3];[.$BA3])" table:style-name="ce1">
            <text:p>116112,4163</text:p>
          </table:table-cell>
          <table:table-cell office:value-type="float" office:value="184.94947368421049" table:formula="of:=MEDIAN([.$B3];[.$F3];[.$J3];[.$N3];[.$R3];[.$V3];[.$Z3];[.$AD3];[.$AH3];[.$AL3];[.$AP3];[.$AT3];[.$AX3])" table:style-name="ce1">
            <text:p>184,9494737</text:p>
          </table:table-cell>
          <table:table-cell office:value-type="float" office:value="170.3392344497606" table:formula="of:=MEDIAN([.$C3];[.$G3];[.$K3];[.$O3];[.$S3];[.$W3];[.$AA3];[.$AE3];[.$AI3];[.$AM3];[.$AQ3];[.$AU3];[.$AY3])" table:style-name="ce1">
            <text:p>170,3392344</text:p>
          </table:table-cell>
          <table:table-cell office:value-type="float" office:value="587643.8803827751" table:formula="of:=MEDIAN([.$D3];[.$H3];[.$L3];[.$P3];[.$T3];[.$X3];[.$AB3];[.$AF3];[.$AJ3];[.$AN3];[.$AR3];[.$AV3];[.$AZ3])" table:style-name="ce1">
            <text:p>587643,8804</text:p>
          </table:table-cell>
          <table:table-cell office:value-type="float" office:value="175419" table:formula="of:=MEDIAN([.$E3];[.$I3];[.$M3];[.$Q3];[.$U3];[.$Y3];[.$AC3];[.$AG3];[.$AK3];[.$AO3];[.$AS3];[.$AW3];[.$BA3])" table:style-name="ce1">
            <text:p>175419</text:p>
          </table:table-cell>
          <table:table-cell office:value-type="float" office:value="1112.3581339712905" table:formula="of:=MAX([.$B3];[.$F3];[.$J3];[.$N3];[.$R3];[.$V3];[.$Z3];[.$AD3];[.$AH3];[.$AL3];[.$AP3];[.$AT3];[.$AX3])" table:style-name="ce1">
            <text:p>1112,358134</text:p>
          </table:table-cell>
          <table:table-cell office:value-type="float" office:value="1052.0615311004783" table:formula="of:=MAX([.$C3];[.$G3];[.$K3];[.$O3];[.$S3];[.$W3];[.$AA3];[.$AE3];[.$AI3];[.$AM3];[.$AQ3];[.$AU3];[.$AY3])" table:style-name="ce1">
            <text:p>1052,061531</text:p>
          </table:table-cell>
          <table:table-cell office:value-type="float" office:value="912033.78468899522" table:formula="of:=MAX([.$D3];[.$H3];[.$L3];[.$P3];[.$T3];[.$X3];[.$AB3];[.$AF3];[.$AJ3];[.$AN3];[.$AR3];[.$AV3];[.$AZ3])" table:style-name="ce1">
            <text:p>912033,7847</text:p>
          </table:table-cell>
          <table:table-cell office:value-type="float" office:value="430773.82775119616" table:formula="of:=MAX([.$E3];[.$I3];[.$M3];[.$Q3];[.$U3];[.$Y3];[.$AC3];[.$AG3];[.$AK3];[.$AO3];[.$AS3];[.$AW3];[.$BA3])" table:style-name="ce1">
            <text:p>430773,8278</text:p>
          </table:table-cell>
          <table:table-cell table:number-columns-repeated="1631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77.430813397129171" table:formula="of:=SUM([.B3:.B3])" table:style-name="ce2">
            <text:p>77,4308134</text:p>
          </table:table-cell>
          <table:table-cell office:value-type="float" office:value="63.307416267942607" table:formula="of:=SUM([.C3:.C3])" table:style-name="ce2">
            <text:p>63,30741627</text:p>
          </table:table-cell>
          <table:table-cell office:value-type="float" office:value="448101.85645933013" table:formula="of:=SUM([.D3:.D3])" table:style-name="ce1">
            <text:p>448101,8565</text:p>
          </table:table-cell>
          <table:table-cell office:value-type="float" office:value="116112.41626794258" table:formula="of:=SUM([.E3:.E3])" table:style-name="ce2">
            <text:p>116112,4163</text:p>
          </table:table-cell>
          <table:table-cell office:value-type="float" office:value="334.08827751196162" table:formula="of:=SUM([.F3:.F3])" table:style-name="ce1">
            <text:p>334,0882775</text:p>
          </table:table-cell>
          <table:table-cell office:value-type="float" office:value="319.36732057416253" table:formula="of:=SUM([.G3:.G3])" table:style-name="ce1">
            <text:p>319,3673206</text:p>
          </table:table-cell>
          <table:table-cell office:value-type="float" office:value="612611.91866028705" table:formula="of:=SUM([.H3:.H3])" table:style-name="ce1">
            <text:p>612611,9187</text:p>
          </table:table-cell>
          <table:table-cell office:value-type="float" office:value="430773.82775119616" table:formula="of:=SUM([.I3:.I3])" table:style-name="ce3">
            <text:p>430773,8278</text:p>
          </table:table-cell>
          <table:table-cell office:value-type="float" office:value="101.1566028708134" table:formula="of:=SUM([.J3:.J3])" table:style-name="ce1">
            <text:p>101,1566029</text:p>
          </table:table-cell>
          <table:table-cell office:value-type="float" office:value="86.664736842105242" table:formula="of:=SUM([.K3:.K3])" table:style-name="ce1">
            <text:p>86,66473684</text:p>
          </table:table-cell>
          <table:table-cell office:value-type="float" office:value="515772.5980861244" table:formula="of:=SUM([.L3:.L3])" table:style-name="ce1">
            <text:p>515772,5981</text:p>
          </table:table-cell>
          <table:table-cell office:value-type="float" office:value="146508.28708133972" table:formula="of:=SUM([.M3:.M3])" table:style-name="ce1">
            <text:p>146508,2871</text:p>
          </table:table-cell>
          <table:table-cell office:value-type="float" office:value="121.87578947368415" table:formula="of:=SUM([.N3:.N3])" table:style-name="ce1">
            <text:p>121,8757895</text:p>
          </table:table-cell>
          <table:table-cell office:value-type="float" office:value="107.38971291866022" table:formula="of:=SUM([.O3:.O3])" table:style-name="ce1">
            <text:p>107,3897129</text:p>
          </table:table-cell>
          <table:table-cell office:value-type="float" office:value="599290.56937799044" table:formula="of:=SUM([.P3:.P3])" table:style-name="ce1">
            <text:p>599290,5694</text:p>
          </table:table-cell>
          <table:table-cell office:value-type="float" office:value="170693.96172248805" table:formula="of:=SUM([.Q3:.Q3])" table:style-name="ce1">
            <text:p>170693,9617</text:p>
          </table:table-cell>
          <table:table-cell office:value-type="float" office:value="298.21564593301457" table:formula="of:=SUM([.R3:.R3])" table:style-name="ce1">
            <text:p>298,2156459</text:p>
          </table:table-cell>
          <table:table-cell office:value-type="float" office:value="283.39645933014356" table:formula="of:=SUM([.S3:.S3])" table:style-name="ce1">
            <text:p>283,3964593</text:p>
          </table:table-cell>
          <table:table-cell office:value-type="float" office:value="587643.8803827751" table:formula="of:=SUM([.T3:.T3])" table:style-name="ce1">
            <text:p>587643,8804</text:p>
          </table:table-cell>
          <table:table-cell office:value-type="float" office:value="424637.98086124402" table:formula="of:=SUM([.U3:.U3])" table:style-name="ce1">
            <text:p>424637,9809</text:p>
          </table:table-cell>
          <table:table-cell office:value-type="float" office:value="239.59645933014369" table:formula="of:=SUM([.V3:.V3])" table:style-name="ce1">
            <text:p>239,5964593</text:p>
          </table:table-cell>
          <table:table-cell office:value-type="float" office:value="224.77875598086126" table:formula="of:=SUM([.W3:.W3])" table:style-name="ce1">
            <text:p>224,778756</text:p>
          </table:table-cell>
          <table:table-cell office:value-type="float" office:value="912033.78468899522" table:formula="of:=SUM([.X3:.X3])" table:style-name="ce3">
            <text:p>912033,7847</text:p>
          </table:table-cell>
          <table:table-cell office:value-type="float" office:value="424550.4784688995" table:formula="of:=SUM([.Y3:.Y3])" table:style-name="ce1">
            <text:p>424550,4785</text:p>
          </table:table-cell>
          <table:table-cell office:value-type="float" office:value="122.85315789473682" table:formula="of:=SUM([.Z3:.Z3])" table:style-name="ce1">
            <text:p>122,8531579</text:p>
          </table:table-cell>
          <table:table-cell office:value-type="float" office:value="108.52282296650715" table:formula="of:=SUM([.AA3:.AA3])" table:style-name="ce1">
            <text:p>108,522823</text:p>
          </table:table-cell>
          <table:table-cell office:value-type="float" office:value="449458.75598086126" table:formula="of:=SUM([.AB3:.AB3])" table:style-name="ce1">
            <text:p>449458,756</text:p>
          </table:table-cell>
          <table:table-cell office:value-type="float" office:value="175419" table:formula="of:=SUM([.AC3:.AC3])" table:style-name="ce1">
            <text:p>175419</text:p>
          </table:table-cell>
          <table:table-cell office:value-type="float" office:value="167.79430622009562" table:formula="of:=SUM([.AD3:.AD3])" table:style-name="ce1">
            <text:p>167,7943062</text:p>
          </table:table-cell>
          <table:table-cell office:value-type="float" office:value="152.84971291866026" table:formula="of:=SUM([.AE3:.AE3])" table:style-name="ce1">
            <text:p>152,8497129</text:p>
          </table:table-cell>
          <table:table-cell office:value-type="float" office:value="328040.63636363635" table:formula="of:=SUM([.AF3:.AF3])" table:style-name="ce2">
            <text:p>328040,6364</text:p>
          </table:table-cell>
          <table:table-cell office:value-type="float" office:value="234715.83253588516" table:formula="of:=SUM([.AG3:.AG3])" table:style-name="ce1">
            <text:p>234715,8325</text:p>
          </table:table-cell>
          <table:table-cell office:value-type="float" office:value="184.94947368421049" table:formula="of:=SUM([.AH3:.AH3])" table:style-name="ce1">
            <text:p>184,9494737</text:p>
          </table:table-cell>
          <table:table-cell office:value-type="float" office:value="170.3392344497606" table:formula="of:=SUM([.AI3:.AI3])" table:style-name="ce1">
            <text:p>170,3392344</text:p>
          </table:table-cell>
          <table:table-cell office:value-type="float" office:value="577149.74162679422" table:formula="of:=SUM([.AJ3:.AJ3])" table:style-name="ce1">
            <text:p>577149,7416</text:p>
          </table:table-cell>
          <table:table-cell office:value-type="float" office:value="273508.82775119616" table:formula="of:=SUM([.AK3:.AK3])" table:style-name="ce1">
            <text:p>273508,8278</text:p>
          </table:table-cell>
          <table:table-cell office:value-type="float" office:value="787.41717703349275" table:formula="of:=SUM([.AL3:.AL3])" table:style-name="ce1">
            <text:p>787,417177</text:p>
          </table:table-cell>
          <table:table-cell office:value-type="float" office:value="724.63937799043038" table:formula="of:=SUM([.AM3:.AM3])" table:style-name="ce1">
            <text:p>724,639378</text:p>
          </table:table-cell>
          <table:table-cell office:value-type="float" office:value="605775.78325123154" table:formula="of:=SUM([.AN3:.AN3])" table:style-name="ce1">
            <text:p>605775,7833</text:p>
          </table:table-cell>
          <table:table-cell office:value-type="float" office:value="129988.54187192119" table:formula="of:=SUM([.AO3:.AO3])" table:style-name="ce1">
            <text:p>129988,5419</text:p>
          </table:table-cell>
          <table:table-cell office:value-type="float" office:value="1112.3581339712905" table:formula="of:=SUM([.AP3:.AP3])" table:style-name="ce3">
            <text:p>1112,358134</text:p>
          </table:table-cell>
          <table:table-cell office:value-type="float" office:value="1052.0615311004783" table:formula="of:=SUM([.AQ3:.AQ3])" table:style-name="ce3">
            <text:p>1052,061531</text:p>
          </table:table-cell>
          <table:table-cell office:value-type="float" office:value="474908.6683168317" table:formula="of:=SUM([.AR3:.AR3])" table:style-name="ce1">
            <text:p>474908,6683</text:p>
          </table:table-cell>
          <table:table-cell office:value-type="float" office:value="294746.53960396041" table:formula="of:=SUM([.AS3:.AS3])" table:style-name="ce1">
            <text:p>294746,5396</text:p>
          </table:table-cell>
          <table:table-cell office:value-type="float" office:value="927.38382775119601" table:formula="of:=SUM([.AT3:.AT3])" table:style-name="ce1">
            <text:p>927,3838278</text:p>
          </table:table-cell>
          <table:table-cell office:value-type="float" office:value="868.90167464114882" table:formula="of:=SUM([.AU3:.AU3])" table:style-name="ce1">
            <text:p>868,9016746</text:p>
          </table:table-cell>
          <table:table-cell office:value-type="float" office:value="774056.14356435649" table:formula="of:=SUM([.AV3:.AV3])" table:style-name="ce1">
            <text:p>774056,1436</text:p>
          </table:table-cell>
          <table:table-cell office:value-type="float" office:value="162421.9306930693" table:formula="of:=SUM([.AW3:.AW3])" table:style-name="ce1">
            <text:p>162421,9307</text:p>
          </table:table-cell>
          <table:table-cell office:value-type="float" office:value="124.93732057416261" table:formula="of:=SUM([.AX3:.AX3])" table:style-name="ce1">
            <text:p>124,9373206</text:p>
          </table:table-cell>
          <table:table-cell office:value-type="float" office:value="111.39488038277509" table:formula="of:=SUM([.AY3:.AY3])" table:style-name="ce1">
            <text:p>111,3948804</text:p>
          </table:table-cell>
          <table:table-cell office:value-type="float" office:value="616316.91387559811" table:formula="of:=SUM([.AZ3:.AZ3])" table:style-name="ce1">
            <text:p>616316,9139</text:p>
          </table:table-cell>
          <table:table-cell office:value-type="float" office:value="173006.77990430623" table:formula="of:=SUM([.BA3:.BA3])" table:style-name="ce1">
            <text:p>173006,7799</text:p>
          </table:table-cell>
          <table:table-cell office:value-type="float" office:value="77.430813397129171" table:formula="of:=SUM([.BB3:.BB3])" table:style-name="ce1">
            <text:p>77,4308134</text:p>
          </table:table-cell>
          <table:table-cell office:value-type="float" office:value="63.307416267942607" table:formula="of:=SUM([.BC3:.BC3])" table:style-name="ce1">
            <text:p>63,30741627</text:p>
          </table:table-cell>
          <table:table-cell office:value-type="float" office:value="328040.63636363635" table:formula="of:=SUM([.BD3:.BD3])" table:style-name="ce1">
            <text:p>328040,6364</text:p>
          </table:table-cell>
          <table:table-cell office:value-type="float" office:value="116112.41626794258" table:formula="of:=SUM([.BE3:.BE3])" table:style-name="ce1">
            <text:p>116112,4163</text:p>
          </table:table-cell>
          <table:table-cell office:value-type="float" office:value="184.94947368421049" table:formula="of:=SUM([.BF3:.BF3])" table:style-name="ce1">
            <text:p>184,9494737</text:p>
          </table:table-cell>
          <table:table-cell office:value-type="float" office:value="170.3392344497606" table:formula="of:=SUM([.BG3:.BG3])" table:style-name="ce1">
            <text:p>170,3392344</text:p>
          </table:table-cell>
          <table:table-cell office:value-type="float" office:value="587643.8803827751" table:formula="of:=SUM([.BH3:.BH3])" table:style-name="ce1">
            <text:p>587643,8804</text:p>
          </table:table-cell>
          <table:table-cell office:value-type="float" office:value="175419" table:formula="of:=SUM([.BI3:.BI3])" table:style-name="ce1">
            <text:p>175419</text:p>
          </table:table-cell>
          <table:table-cell office:value-type="float" office:value="1112.3581339712905" table:formula="of:=SUM([.BJ3:.BJ3])" table:style-name="ce1">
            <text:p>1112,358134</text:p>
          </table:table-cell>
          <table:table-cell office:value-type="float" office:value="1052.0615311004783" table:formula="of:=SUM([.BK3:.BK3])" table:style-name="ce1">
            <text:p>1052,061531</text:p>
          </table:table-cell>
          <table:table-cell office:value-type="float" office:value="912033.78468899522" table:formula="of:=SUM([.BL3:.BL3])" table:style-name="ce1">
            <text:p>912033,7847</text:p>
          </table:table-cell>
          <table:table-cell office:value-type="float" office:value="430773.82775119616" table:formula="of:=SUM([.BM3:.BM3])" table:style-name="ce1">
            <text:p>430773,827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77.430813397129171" table:formula="of:=AVERAGE([.B3:.B3])" table:style-name="ce2">
            <text:p>77,4308134</text:p>
          </table:table-cell>
          <table:table-cell office:value-type="float" office:value="63.307416267942607" table:formula="of:=AVERAGE([.C3:.C3])" table:style-name="ce2">
            <text:p>63,30741627</text:p>
          </table:table-cell>
          <table:table-cell office:value-type="float" office:value="448101.85645933013" table:formula="of:=AVERAGE([.D3:.D3])" table:style-name="ce1">
            <text:p>448101,8565</text:p>
          </table:table-cell>
          <table:table-cell office:value-type="float" office:value="116112.41626794258" table:formula="of:=AVERAGE([.E3:.E3])" table:style-name="ce2">
            <text:p>116112,4163</text:p>
          </table:table-cell>
          <table:table-cell office:value-type="float" office:value="334.08827751196162" table:formula="of:=AVERAGE([.F3:.F3])" table:style-name="ce1">
            <text:p>334,0882775</text:p>
          </table:table-cell>
          <table:table-cell office:value-type="float" office:value="319.36732057416253" table:formula="of:=AVERAGE([.G3:.G3])" table:style-name="ce1">
            <text:p>319,3673206</text:p>
          </table:table-cell>
          <table:table-cell office:value-type="float" office:value="612611.91866028705" table:formula="of:=AVERAGE([.H3:.H3])" table:style-name="ce1">
            <text:p>612611,9187</text:p>
          </table:table-cell>
          <table:table-cell office:value-type="float" office:value="430773.82775119616" table:formula="of:=AVERAGE([.I3:.I3])" table:style-name="ce3">
            <text:p>430773,8278</text:p>
          </table:table-cell>
          <table:table-cell office:value-type="float" office:value="101.1566028708134" table:formula="of:=AVERAGE([.J3:.J3])" table:style-name="ce1">
            <text:p>101,1566029</text:p>
          </table:table-cell>
          <table:table-cell office:value-type="float" office:value="86.664736842105242" table:formula="of:=AVERAGE([.K3:.K3])" table:style-name="ce1">
            <text:p>86,66473684</text:p>
          </table:table-cell>
          <table:table-cell office:value-type="float" office:value="515772.5980861244" table:formula="of:=AVERAGE([.L3:.L3])" table:style-name="ce1">
            <text:p>515772,5981</text:p>
          </table:table-cell>
          <table:table-cell office:value-type="float" office:value="146508.28708133972" table:formula="of:=AVERAGE([.M3:.M3])" table:style-name="ce1">
            <text:p>146508,2871</text:p>
          </table:table-cell>
          <table:table-cell office:value-type="float" office:value="121.87578947368415" table:formula="of:=AVERAGE([.N3:.N3])" table:style-name="ce1">
            <text:p>121,8757895</text:p>
          </table:table-cell>
          <table:table-cell office:value-type="float" office:value="107.38971291866022" table:formula="of:=AVERAGE([.O3:.O3])" table:style-name="ce1">
            <text:p>107,3897129</text:p>
          </table:table-cell>
          <table:table-cell office:value-type="float" office:value="599290.56937799044" table:formula="of:=AVERAGE([.P3:.P3])" table:style-name="ce1">
            <text:p>599290,5694</text:p>
          </table:table-cell>
          <table:table-cell office:value-type="float" office:value="170693.96172248805" table:formula="of:=AVERAGE([.Q3:.Q3])" table:style-name="ce1">
            <text:p>170693,9617</text:p>
          </table:table-cell>
          <table:table-cell office:value-type="float" office:value="298.21564593301457" table:formula="of:=AVERAGE([.R3:.R3])" table:style-name="ce1">
            <text:p>298,2156459</text:p>
          </table:table-cell>
          <table:table-cell office:value-type="float" office:value="283.39645933014356" table:formula="of:=AVERAGE([.S3:.S3])" table:style-name="ce1">
            <text:p>283,3964593</text:p>
          </table:table-cell>
          <table:table-cell office:value-type="float" office:value="587643.8803827751" table:formula="of:=AVERAGE([.T3:.T3])" table:style-name="ce1">
            <text:p>587643,8804</text:p>
          </table:table-cell>
          <table:table-cell office:value-type="float" office:value="424637.98086124402" table:formula="of:=AVERAGE([.U3:.U3])" table:style-name="ce1">
            <text:p>424637,9809</text:p>
          </table:table-cell>
          <table:table-cell office:value-type="float" office:value="239.59645933014369" table:formula="of:=AVERAGE([.V3:.V3])" table:style-name="ce1">
            <text:p>239,5964593</text:p>
          </table:table-cell>
          <table:table-cell office:value-type="float" office:value="224.77875598086126" table:formula="of:=AVERAGE([.W3:.W3])" table:style-name="ce1">
            <text:p>224,778756</text:p>
          </table:table-cell>
          <table:table-cell office:value-type="float" office:value="912033.78468899522" table:formula="of:=AVERAGE([.X3:.X3])" table:style-name="ce3">
            <text:p>912033,7847</text:p>
          </table:table-cell>
          <table:table-cell office:value-type="float" office:value="424550.4784688995" table:formula="of:=AVERAGE([.Y3:.Y3])" table:style-name="ce1">
            <text:p>424550,4785</text:p>
          </table:table-cell>
          <table:table-cell office:value-type="float" office:value="122.85315789473682" table:formula="of:=AVERAGE([.Z3:.Z3])" table:style-name="ce1">
            <text:p>122,8531579</text:p>
          </table:table-cell>
          <table:table-cell office:value-type="float" office:value="108.52282296650715" table:formula="of:=AVERAGE([.AA3:.AA3])" table:style-name="ce1">
            <text:p>108,522823</text:p>
          </table:table-cell>
          <table:table-cell office:value-type="float" office:value="449458.75598086126" table:formula="of:=AVERAGE([.AB3:.AB3])" table:style-name="ce1">
            <text:p>449458,756</text:p>
          </table:table-cell>
          <table:table-cell office:value-type="float" office:value="175419" table:formula="of:=AVERAGE([.AC3:.AC3])" table:style-name="ce1">
            <text:p>175419</text:p>
          </table:table-cell>
          <table:table-cell office:value-type="float" office:value="167.79430622009562" table:formula="of:=AVERAGE([.AD3:.AD3])" table:style-name="ce1">
            <text:p>167,7943062</text:p>
          </table:table-cell>
          <table:table-cell office:value-type="float" office:value="152.84971291866026" table:formula="of:=AVERAGE([.AE3:.AE3])" table:style-name="ce1">
            <text:p>152,8497129</text:p>
          </table:table-cell>
          <table:table-cell office:value-type="float" office:value="328040.63636363635" table:formula="of:=AVERAGE([.AF3:.AF3])" table:style-name="ce2">
            <text:p>328040,6364</text:p>
          </table:table-cell>
          <table:table-cell office:value-type="float" office:value="234715.83253588516" table:formula="of:=AVERAGE([.AG3:.AG3])" table:style-name="ce1">
            <text:p>234715,8325</text:p>
          </table:table-cell>
          <table:table-cell office:value-type="float" office:value="184.94947368421049" table:formula="of:=AVERAGE([.AH3:.AH3])" table:style-name="ce1">
            <text:p>184,9494737</text:p>
          </table:table-cell>
          <table:table-cell office:value-type="float" office:value="170.3392344497606" table:formula="of:=AVERAGE([.AI3:.AI3])" table:style-name="ce1">
            <text:p>170,3392344</text:p>
          </table:table-cell>
          <table:table-cell office:value-type="float" office:value="577149.74162679422" table:formula="of:=AVERAGE([.AJ3:.AJ3])" table:style-name="ce1">
            <text:p>577149,7416</text:p>
          </table:table-cell>
          <table:table-cell office:value-type="float" office:value="273508.82775119616" table:formula="of:=AVERAGE([.AK3:.AK3])" table:style-name="ce1">
            <text:p>273508,8278</text:p>
          </table:table-cell>
          <table:table-cell office:value-type="float" office:value="787.41717703349275" table:formula="of:=AVERAGE([.AL3:.AL3])" table:style-name="ce1">
            <text:p>787,417177</text:p>
          </table:table-cell>
          <table:table-cell office:value-type="float" office:value="724.63937799043038" table:formula="of:=AVERAGE([.AM3:.AM3])" table:style-name="ce1">
            <text:p>724,639378</text:p>
          </table:table-cell>
          <table:table-cell office:value-type="float" office:value="605775.78325123154" table:formula="of:=AVERAGE([.AN3:.AN3])" table:style-name="ce1">
            <text:p>605775,7833</text:p>
          </table:table-cell>
          <table:table-cell office:value-type="float" office:value="129988.54187192119" table:formula="of:=AVERAGE([.AO3:.AO3])" table:style-name="ce1">
            <text:p>129988,5419</text:p>
          </table:table-cell>
          <table:table-cell office:value-type="float" office:value="1112.3581339712905" table:formula="of:=AVERAGE([.AP3:.AP3])" table:style-name="ce3">
            <text:p>1112,358134</text:p>
          </table:table-cell>
          <table:table-cell office:value-type="float" office:value="1052.0615311004783" table:formula="of:=AVERAGE([.AQ3:.AQ3])" table:style-name="ce3">
            <text:p>1052,061531</text:p>
          </table:table-cell>
          <table:table-cell office:value-type="float" office:value="474908.6683168317" table:formula="of:=AVERAGE([.AR3:.AR3])" table:style-name="ce1">
            <text:p>474908,6683</text:p>
          </table:table-cell>
          <table:table-cell office:value-type="float" office:value="294746.53960396041" table:formula="of:=AVERAGE([.AS3:.AS3])" table:style-name="ce1">
            <text:p>294746,5396</text:p>
          </table:table-cell>
          <table:table-cell office:value-type="float" office:value="927.38382775119601" table:formula="of:=AVERAGE([.AT3:.AT3])" table:style-name="ce1">
            <text:p>927,3838278</text:p>
          </table:table-cell>
          <table:table-cell office:value-type="float" office:value="868.90167464114882" table:formula="of:=AVERAGE([.AU3:.AU3])" table:style-name="ce1">
            <text:p>868,9016746</text:p>
          </table:table-cell>
          <table:table-cell office:value-type="float" office:value="774056.14356435649" table:formula="of:=AVERAGE([.AV3:.AV3])" table:style-name="ce1">
            <text:p>774056,1436</text:p>
          </table:table-cell>
          <table:table-cell office:value-type="float" office:value="162421.9306930693" table:formula="of:=AVERAGE([.AW3:.AW3])" table:style-name="ce1">
            <text:p>162421,9307</text:p>
          </table:table-cell>
          <table:table-cell office:value-type="float" office:value="124.93732057416261" table:formula="of:=AVERAGE([.AX3:.AX3])" table:style-name="ce1">
            <text:p>124,9373206</text:p>
          </table:table-cell>
          <table:table-cell office:value-type="float" office:value="111.39488038277509" table:formula="of:=AVERAGE([.AY3:.AY3])" table:style-name="ce1">
            <text:p>111,3948804</text:p>
          </table:table-cell>
          <table:table-cell office:value-type="float" office:value="616316.91387559811" table:formula="of:=AVERAGE([.AZ3:.AZ3])" table:style-name="ce1">
            <text:p>616316,9139</text:p>
          </table:table-cell>
          <table:table-cell office:value-type="float" office:value="173006.77990430623" table:formula="of:=AVERAGE([.BA3:.BA3])" table:style-name="ce1">
            <text:p>173006,7799</text:p>
          </table:table-cell>
          <table:table-cell office:value-type="float" office:value="77.430813397129171" table:formula="of:=AVERAGE([.BB3:.BB3])" table:style-name="ce1">
            <text:p>77,4308134</text:p>
          </table:table-cell>
          <table:table-cell office:value-type="float" office:value="63.307416267942607" table:formula="of:=AVERAGE([.BC3:.BC3])" table:style-name="ce1">
            <text:p>63,30741627</text:p>
          </table:table-cell>
          <table:table-cell office:value-type="float" office:value="328040.63636363635" table:formula="of:=AVERAGE([.BD3:.BD3])" table:style-name="ce1">
            <text:p>328040,6364</text:p>
          </table:table-cell>
          <table:table-cell office:value-type="float" office:value="116112.41626794258" table:formula="of:=AVERAGE([.BE3:.BE3])" table:style-name="ce1">
            <text:p>116112,4163</text:p>
          </table:table-cell>
          <table:table-cell office:value-type="float" office:value="184.94947368421049" table:formula="of:=AVERAGE([.BF3:.BF3])" table:style-name="ce1">
            <text:p>184,9494737</text:p>
          </table:table-cell>
          <table:table-cell office:value-type="float" office:value="170.3392344497606" table:formula="of:=AVERAGE([.BG3:.BG3])" table:style-name="ce1">
            <text:p>170,3392344</text:p>
          </table:table-cell>
          <table:table-cell office:value-type="float" office:value="587643.8803827751" table:formula="of:=AVERAGE([.BH3:.BH3])" table:style-name="ce1">
            <text:p>587643,8804</text:p>
          </table:table-cell>
          <table:table-cell office:value-type="float" office:value="175419" table:formula="of:=AVERAGE([.BI3:.BI3])" table:style-name="ce1">
            <text:p>175419</text:p>
          </table:table-cell>
          <table:table-cell office:value-type="float" office:value="1112.3581339712905" table:formula="of:=AVERAGE([.BJ3:.BJ3])" table:style-name="ce1">
            <text:p>1112,358134</text:p>
          </table:table-cell>
          <table:table-cell office:value-type="float" office:value="1052.0615311004783" table:formula="of:=AVERAGE([.BK3:.BK3])" table:style-name="ce1">
            <text:p>1052,061531</text:p>
          </table:table-cell>
          <table:table-cell office:value-type="float" office:value="912033.78468899522" table:formula="of:=AVERAGE([.BL3:.BL3])" table:style-name="ce1">
            <text:p>912033,7847</text:p>
          </table:table-cell>
          <table:table-cell office:value-type="float" office:value="430773.82775119616" table:formula="of:=AVERAGE([.BM3:.BM3])" table:style-name="ce1">
            <text:p>430773,8278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0" table:formula="of:=STDEV([.B3:.B3])" table:style-name="ce1">
            <text:p>#DIV/0!</text:p>
          </table:table-cell>
          <table:table-cell office:value-type="float" office:value="0" table:formula="of:=STDEV([.C3:.C3])" table:style-name="ce1">
            <text:p>#DIV/0!</text:p>
          </table:table-cell>
          <table:table-cell office:value-type="float" office:value="0" table:formula="of:=STDEV([.D3:.D3])" table:style-name="ce1">
            <text:p>#DIV/0!</text:p>
          </table:table-cell>
          <table:table-cell office:value-type="float" office:value="0" table:formula="of:=STDEV([.E3:.E3])" table:style-name="ce1">
            <text:p>#DIV/0!</text:p>
          </table:table-cell>
          <table:table-cell office:value-type="float" office:value="0" table:formula="of:=STDEV([.F3:.F3])" table:style-name="ce1">
            <text:p>#DIV/0!</text:p>
          </table:table-cell>
          <table:table-cell office:value-type="float" office:value="0" table:formula="of:=STDEV([.G3:.G3])" table:style-name="ce1">
            <text:p>#DIV/0!</text:p>
          </table:table-cell>
          <table:table-cell office:value-type="float" office:value="0" table:formula="of:=STDEV([.H3:.H3])" table:style-name="ce1">
            <text:p>#DIV/0!</text:p>
          </table:table-cell>
          <table:table-cell office:value-type="float" office:value="0" table:formula="of:=STDEV([.I3:.I3])" table:style-name="ce1">
            <text:p>#DIV/0!</text:p>
          </table:table-cell>
          <table:table-cell office:value-type="float" office:value="0" table:formula="of:=STDEV([.J3:.J3])" table:style-name="ce1">
            <text:p>#DIV/0!</text:p>
          </table:table-cell>
          <table:table-cell office:value-type="float" office:value="0" table:formula="of:=STDEV([.K3:.K3])" table:style-name="ce1">
            <text:p>#DIV/0!</text:p>
          </table:table-cell>
          <table:table-cell office:value-type="float" office:value="0" table:formula="of:=STDEV([.L3:.L3])" table:style-name="ce1">
            <text:p>#DIV/0!</text:p>
          </table:table-cell>
          <table:table-cell office:value-type="float" office:value="0" table:formula="of:=STDEV([.M3:.M3])" table:style-name="ce1">
            <text:p>#DIV/0!</text:p>
          </table:table-cell>
          <table:table-cell office:value-type="float" office:value="0" table:formula="of:=STDEV([.N3:.N3])" table:style-name="ce1">
            <text:p>#DIV/0!</text:p>
          </table:table-cell>
          <table:table-cell office:value-type="float" office:value="0" table:formula="of:=STDEV([.O3:.O3])" table:style-name="ce1">
            <text:p>#DIV/0!</text:p>
          </table:table-cell>
          <table:table-cell office:value-type="float" office:value="0" table:formula="of:=STDEV([.P3:.P3])" table:style-name="ce1">
            <text:p>#DIV/0!</text:p>
          </table:table-cell>
          <table:table-cell office:value-type="float" office:value="0" table:formula="of:=STDEV([.Q3:.Q3])" table:style-name="ce1">
            <text:p>#DIV/0!</text:p>
          </table:table-cell>
          <table:table-cell office:value-type="float" office:value="0" table:formula="of:=STDEV([.R3:.R3])" table:style-name="ce1">
            <text:p>#DIV/0!</text:p>
          </table:table-cell>
          <table:table-cell office:value-type="float" office:value="0" table:formula="of:=STDEV([.S3:.S3])" table:style-name="ce1">
            <text:p>#DIV/0!</text:p>
          </table:table-cell>
          <table:table-cell office:value-type="float" office:value="0" table:formula="of:=STDEV([.T3:.T3])" table:style-name="ce1">
            <text:p>#DIV/0!</text:p>
          </table:table-cell>
          <table:table-cell office:value-type="float" office:value="0" table:formula="of:=STDEV([.U3:.U3])" table:style-name="ce1">
            <text:p>#DIV/0!</text:p>
          </table:table-cell>
          <table:table-cell office:value-type="float" office:value="0" table:formula="of:=STDEV([.V3:.V3])" table:style-name="ce1">
            <text:p>#DIV/0!</text:p>
          </table:table-cell>
          <table:table-cell office:value-type="float" office:value="0" table:formula="of:=STDEV([.W3:.W3])" table:style-name="ce1">
            <text:p>#DIV/0!</text:p>
          </table:table-cell>
          <table:table-cell office:value-type="float" office:value="0" table:formula="of:=STDEV([.X3:.X3])" table:style-name="ce1">
            <text:p>#DIV/0!</text:p>
          </table:table-cell>
          <table:table-cell office:value-type="float" office:value="0" table:formula="of:=STDEV([.Y3:.Y3])" table:style-name="ce1">
            <text:p>#DIV/0!</text:p>
          </table:table-cell>
          <table:table-cell office:value-type="float" office:value="0" table:formula="of:=STDEV([.Z3:.Z3])" table:style-name="ce1">
            <text:p>#DIV/0!</text:p>
          </table:table-cell>
          <table:table-cell office:value-type="float" office:value="0" table:formula="of:=STDEV([.AA3:.AA3])" table:style-name="ce1">
            <text:p>#DIV/0!</text:p>
          </table:table-cell>
          <table:table-cell office:value-type="float" office:value="0" table:formula="of:=STDEV([.AB3:.AB3])" table:style-name="ce1">
            <text:p>#DIV/0!</text:p>
          </table:table-cell>
          <table:table-cell office:value-type="float" office:value="0" table:formula="of:=STDEV([.AC3:.AC3])" table:style-name="ce1">
            <text:p>#DIV/0!</text:p>
          </table:table-cell>
          <table:table-cell office:value-type="float" office:value="0" table:formula="of:=STDEV([.AD3:.AD3])" table:style-name="ce1">
            <text:p>#DIV/0!</text:p>
          </table:table-cell>
          <table:table-cell office:value-type="float" office:value="0" table:formula="of:=STDEV([.AE3:.AE3])" table:style-name="ce1">
            <text:p>#DIV/0!</text:p>
          </table:table-cell>
          <table:table-cell office:value-type="float" office:value="0" table:formula="of:=STDEV([.AF3:.AF3])" table:style-name="ce1">
            <text:p>#DIV/0!</text:p>
          </table:table-cell>
          <table:table-cell office:value-type="float" office:value="0" table:formula="of:=STDEV([.AG3:.AG3])" table:style-name="ce1">
            <text:p>#DIV/0!</text:p>
          </table:table-cell>
          <table:table-cell office:value-type="float" office:value="0" table:formula="of:=STDEV([.AH3:.AH3])" table:style-name="ce1">
            <text:p>#DIV/0!</text:p>
          </table:table-cell>
          <table:table-cell office:value-type="float" office:value="0" table:formula="of:=STDEV([.AI3:.AI3])" table:style-name="ce1">
            <text:p>#DIV/0!</text:p>
          </table:table-cell>
          <table:table-cell office:value-type="float" office:value="0" table:formula="of:=STDEV([.AJ3:.AJ3])" table:style-name="ce1">
            <text:p>#DIV/0!</text:p>
          </table:table-cell>
          <table:table-cell office:value-type="float" office:value="0" table:formula="of:=STDEV([.AK3:.AK3])" table:style-name="ce1">
            <text:p>#DIV/0!</text:p>
          </table:table-cell>
          <table:table-cell office:value-type="float" office:value="0" table:formula="of:=STDEV([.AL3:.AL3])" table:style-name="ce1">
            <text:p>#DIV/0!</text:p>
          </table:table-cell>
          <table:table-cell office:value-type="float" office:value="0" table:formula="of:=STDEV([.AM3:.AM3])" table:style-name="ce1">
            <text:p>#DIV/0!</text:p>
          </table:table-cell>
          <table:table-cell office:value-type="float" office:value="0" table:formula="of:=STDEV([.AN3:.AN3])" table:style-name="ce1">
            <text:p>#DIV/0!</text:p>
          </table:table-cell>
          <table:table-cell office:value-type="float" office:value="0" table:formula="of:=STDEV([.AO3:.AO3])" table:style-name="ce1">
            <text:p>#DIV/0!</text:p>
          </table:table-cell>
          <table:table-cell office:value-type="float" office:value="0" table:formula="of:=STDEV([.AP3:.AP3])" table:style-name="ce1">
            <text:p>#DIV/0!</text:p>
          </table:table-cell>
          <table:table-cell office:value-type="float" office:value="0" table:formula="of:=STDEV([.AQ3:.AQ3])" table:style-name="ce1">
            <text:p>#DIV/0!</text:p>
          </table:table-cell>
          <table:table-cell office:value-type="float" office:value="0" table:formula="of:=STDEV([.AR3:.AR3])" table:style-name="ce1">
            <text:p>#DIV/0!</text:p>
          </table:table-cell>
          <table:table-cell office:value-type="float" office:value="0" table:formula="of:=STDEV([.AS3:.AS3])" table:style-name="ce1">
            <text:p>#DIV/0!</text:p>
          </table:table-cell>
          <table:table-cell office:value-type="float" office:value="0" table:formula="of:=STDEV([.AT3:.AT3])" table:style-name="ce1">
            <text:p>#DIV/0!</text:p>
          </table:table-cell>
          <table:table-cell office:value-type="float" office:value="0" table:formula="of:=STDEV([.AU3:.AU3])" table:style-name="ce1">
            <text:p>#DIV/0!</text:p>
          </table:table-cell>
          <table:table-cell office:value-type="float" office:value="0" table:formula="of:=STDEV([.AV3:.AV3])" table:style-name="ce1">
            <text:p>#DIV/0!</text:p>
          </table:table-cell>
          <table:table-cell office:value-type="float" office:value="0" table:formula="of:=STDEV([.AW3:.AW3])" table:style-name="ce1">
            <text:p>#DIV/0!</text:p>
          </table:table-cell>
          <table:table-cell office:value-type="float" office:value="0" table:formula="of:=STDEV([.AX3:.AX3])" table:style-name="ce1">
            <text:p>#DIV/0!</text:p>
          </table:table-cell>
          <table:table-cell office:value-type="float" office:value="0" table:formula="of:=STDEV([.AY3:.AY3])" table:style-name="ce1">
            <text:p>#DIV/0!</text:p>
          </table:table-cell>
          <table:table-cell office:value-type="float" office:value="0" table:formula="of:=STDEV([.AZ3:.AZ3])" table:style-name="ce1">
            <text:p>#DIV/0!</text:p>
          </table:table-cell>
          <table:table-cell office:value-type="float" office:value="0" table:formula="of:=STDEV([.BA3:.BA3])" table:style-name="ce1">
            <text:p>#DIV/0!</text:p>
          </table:table-cell>
          <table:table-cell office:value-type="float" office:value="0" table:formula="of:=STDEV([.BB3:.BB3])" table:style-name="ce1">
            <text:p>#DIV/0!</text:p>
          </table:table-cell>
          <table:table-cell office:value-type="float" office:value="0" table:formula="of:=STDEV([.BC3:.BC3])" table:style-name="ce1">
            <text:p>#DIV/0!</text:p>
          </table:table-cell>
          <table:table-cell office:value-type="float" office:value="0" table:formula="of:=STDEV([.BD3:.BD3])" table:style-name="ce1">
            <text:p>#DIV/0!</text:p>
          </table:table-cell>
          <table:table-cell office:value-type="float" office:value="0" table:formula="of:=STDEV([.BE3:.BE3])" table:style-name="ce1">
            <text:p>#DIV/0!</text:p>
          </table:table-cell>
          <table:table-cell office:value-type="float" office:value="0" table:formula="of:=STDEV([.BF3:.BF3])" table:style-name="ce1">
            <text:p>#DIV/0!</text:p>
          </table:table-cell>
          <table:table-cell office:value-type="float" office:value="0" table:formula="of:=STDEV([.BG3:.BG3])" table:style-name="ce1">
            <text:p>#DIV/0!</text:p>
          </table:table-cell>
          <table:table-cell office:value-type="float" office:value="0" table:formula="of:=STDEV([.BH3:.BH3])" table:style-name="ce1">
            <text:p>#DIV/0!</text:p>
          </table:table-cell>
          <table:table-cell office:value-type="float" office:value="0" table:formula="of:=STDEV([.BI3:.BI3])" table:style-name="ce1">
            <text:p>#DIV/0!</text:p>
          </table:table-cell>
          <table:table-cell office:value-type="float" office:value="0" table:formula="of:=STDEV([.BJ3:.BJ3])" table:style-name="ce1">
            <text:p>#DIV/0!</text:p>
          </table:table-cell>
          <table:table-cell office:value-type="float" office:value="0" table:formula="of:=STDEV([.BK3:.BK3])" table:style-name="ce1">
            <text:p>#DIV/0!</text:p>
          </table:table-cell>
          <table:table-cell office:value-type="float" office:value="0" table:formula="of:=STDEV([.BL3:.BL3])" table:style-name="ce1">
            <text:p>#DIV/0!</text:p>
          </table:table-cell>
          <table:table-cell office:value-type="float" office:value="0" table:formula="of:=STDEV([.BM3:.BM3])" table:style-name="ce1">
            <text:p>#DIV/0!</text:p>
          </table:table-cell>
          <table:table-cell table:number-columns-repeated="16319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0" table:formula="of:=SUM(([.B3:.B3]-[.$BB3:.$BB3])^2)^0.5" table:number-matrix-columns-spanned="1" table:number-matrix-rows-spanned="1" table:style-name="ce2">
            <text:p>0</text:p>
          </table:table-cell>
          <table:table-cell office:value-type="float" office:value="0" table:formula="of:=SUM(([.C3:.C3]-[.$BC3:.$BC3])^2)^0.5" table:number-matrix-columns-spanned="1" table:number-matrix-rows-spanned="1" table:style-name="ce2">
            <text:p>0</text:p>
          </table:table-cell>
          <table:table-cell office:value-type="float" office:value="120061.22009569377" table:formula="of:=SUM(([.D3:.D3]-[.$BD3:.$BD3])^2)^0.5" table:number-matrix-columns-spanned="1" table:number-matrix-rows-spanned="1" table:style-name="ce1">
            <text:p>120061,2201</text:p>
          </table:table-cell>
          <table:table-cell office:value-type="float" office:value="0" table:formula="of:=SUM(([.E3:.E3]-[.$BE3:.$BE3])^2)^0.5" table:number-matrix-columns-spanned="1" table:number-matrix-rows-spanned="1" table:style-name="ce2">
            <text:p>0</text:p>
          </table:table-cell>
          <table:table-cell office:value-type="float" office:value="256.65746411483246" table:formula="of:=SUM(([.F3:.F3]-[.$BB3:.$BB3])^2)^0.5" table:number-matrix-columns-spanned="1" table:number-matrix-rows-spanned="1" table:style-name="ce1">
            <text:p>256,6574641</text:p>
          </table:table-cell>
          <table:table-cell office:value-type="float" office:value="256.05990430621995" table:formula="of:=SUM(([.G3:.G3]-[.$BC3:.$BC3])^2)^0.5" table:number-matrix-columns-spanned="1" table:number-matrix-rows-spanned="1" table:style-name="ce1">
            <text:p>256,0599043</text:p>
          </table:table-cell>
          <table:table-cell office:value-type="float" office:value="284571.28229665069" table:formula="of:=SUM(([.H3:.H3]-[.$BD3:.$BD3])^2)^0.5" table:number-matrix-columns-spanned="1" table:number-matrix-rows-spanned="1" table:style-name="ce1">
            <text:p>284571,2823</text:p>
          </table:table-cell>
          <table:table-cell office:value-type="float" office:value="314661.41148325359" table:formula="of:=SUM(([.I3:.I3]-[.$BE3:.$BE3])^2)^0.5" table:number-matrix-columns-spanned="1" table:number-matrix-rows-spanned="1" table:style-name="ce3">
            <text:p>314661,4115</text:p>
          </table:table-cell>
          <table:table-cell office:value-type="float" office:value="23.72578947368423" table:formula="of:=SUM(([.J3:.J3]-[.$BB3:.$BB3])^2)^0.5" table:number-matrix-columns-spanned="1" table:number-matrix-rows-spanned="1" table:style-name="ce1">
            <text:p>23,72578947</text:p>
          </table:table-cell>
          <table:table-cell office:value-type="float" office:value="23.357320574162635" table:formula="of:=SUM(([.K3:.K3]-[.$BC3:.$BC3])^2)^0.5" table:number-matrix-columns-spanned="1" table:number-matrix-rows-spanned="1" table:style-name="ce1">
            <text:p>23,35732057</text:p>
          </table:table-cell>
          <table:table-cell office:value-type="float" office:value="187731.96172248805" table:formula="of:=SUM(([.L3:.L3]-[.$BD3:.$BD3])^2)^0.5" table:number-matrix-columns-spanned="1" table:number-matrix-rows-spanned="1" table:style-name="ce1">
            <text:p>187731,9617</text:p>
          </table:table-cell>
          <table:table-cell office:value-type="float" office:value="30395.870813397138" table:formula="of:=SUM(([.M3:.M3]-[.$BE3:.$BE3])^2)^0.5" table:number-matrix-columns-spanned="1" table:number-matrix-rows-spanned="1" table:style-name="ce1">
            <text:p>30395,87081</text:p>
          </table:table-cell>
          <table:table-cell office:value-type="float" office:value="44.44497607655498" table:formula="of:=SUM(([.N3:.N3]-[.$BB3:.$BB3])^2)^0.5" table:number-matrix-columns-spanned="1" table:number-matrix-rows-spanned="1" table:style-name="ce1">
            <text:p>44,44497608</text:p>
          </table:table-cell>
          <table:table-cell office:value-type="float" office:value="44.082296650717616" table:formula="of:=SUM(([.O3:.O3]-[.$BC3:.$BC3])^2)^0.5" table:number-matrix-columns-spanned="1" table:number-matrix-rows-spanned="1" table:style-name="ce1">
            <text:p>44,08229665</text:p>
          </table:table-cell>
          <table:table-cell office:value-type="float" office:value="271249.93301435409" table:formula="of:=SUM(([.P3:.P3]-[.$BD3:.$BD3])^2)^0.5" table:number-matrix-columns-spanned="1" table:number-matrix-rows-spanned="1" table:style-name="ce1">
            <text:p>271249,933</text:p>
          </table:table-cell>
          <table:table-cell office:value-type="float" office:value="54581.54545454547" table:formula="of:=SUM(([.Q3:.Q3]-[.$BE3:.$BE3])^2)^0.5" table:number-matrix-columns-spanned="1" table:number-matrix-rows-spanned="1" table:style-name="ce1">
            <text:p>54581,54545</text:p>
          </table:table-cell>
          <table:table-cell office:value-type="float" office:value="220.78483253588541" table:formula="of:=SUM(([.R3:.R3]-[.$BB3:.$BB3])^2)^0.5" table:number-matrix-columns-spanned="1" table:number-matrix-rows-spanned="1" table:style-name="ce1">
            <text:p>220,7848325</text:p>
          </table:table-cell>
          <table:table-cell office:value-type="float" office:value="220.08904306220094" table:formula="of:=SUM(([.S3:.S3]-[.$BC3:.$BC3])^2)^0.5" table:number-matrix-columns-spanned="1" table:number-matrix-rows-spanned="1" table:style-name="ce1">
            <text:p>220,0890431</text:p>
          </table:table-cell>
          <table:table-cell office:value-type="float" office:value="259603.24401913874" table:formula="of:=SUM(([.T3:.T3]-[.$BD3:.$BD3])^2)^0.5" table:number-matrix-columns-spanned="1" table:number-matrix-rows-spanned="1" table:style-name="ce1">
            <text:p>259603,244</text:p>
          </table:table-cell>
          <table:table-cell office:value-type="float" office:value="308525.56459330145" table:formula="of:=SUM(([.U3:.U3]-[.$BE3:.$BE3])^2)^0.5" table:number-matrix-columns-spanned="1" table:number-matrix-rows-spanned="1" table:style-name="ce1">
            <text:p>308525,5646</text:p>
          </table:table-cell>
          <table:table-cell office:value-type="float" office:value="162.1656459330145" table:formula="of:=SUM(([.V3:.V3]-[.$BB3:.$BB3])^2)^0.5" table:number-matrix-columns-spanned="1" table:number-matrix-rows-spanned="1" table:style-name="ce1">
            <text:p>162,1656459</text:p>
          </table:table-cell>
          <table:table-cell office:value-type="float" office:value="161.47133971291865" table:formula="of:=SUM(([.W3:.W3]-[.$BC3:.$BC3])^2)^0.5" table:number-matrix-columns-spanned="1" table:number-matrix-rows-spanned="1" table:style-name="ce1">
            <text:p>161,4713397</text:p>
          </table:table-cell>
          <table:table-cell office:value-type="float" office:value="583993.14832535887" table:formula="of:=SUM(([.X3:.X3]-[.$BD3:.$BD3])^2)^0.5" table:number-matrix-columns-spanned="1" table:number-matrix-rows-spanned="1" table:style-name="ce3">
            <text:p>583993,1483</text:p>
          </table:table-cell>
          <table:table-cell office:value-type="float" office:value="308438.06220095692" table:formula="of:=SUM(([.Y3:.Y3]-[.$BE3:.$BE3])^2)^0.5" table:number-matrix-columns-spanned="1" table:number-matrix-rows-spanned="1" table:style-name="ce1">
            <text:p>308438,0622</text:p>
          </table:table-cell>
          <table:table-cell office:value-type="float" office:value="45.422344497607654" table:formula="of:=SUM(([.Z3:.Z3]-[.$BB3:.$BB3])^2)^0.5" table:number-matrix-columns-spanned="1" table:number-matrix-rows-spanned="1" table:style-name="ce1">
            <text:p>45,4223445</text:p>
          </table:table-cell>
          <table:table-cell office:value-type="float" office:value="45.215406698564543" table:formula="of:=SUM(([.AA3:.AA3]-[.$BC3:.$BC3])^2)^0.5" table:number-matrix-columns-spanned="1" table:number-matrix-rows-spanned="1" table:style-name="ce1">
            <text:p>45,2154067</text:p>
          </table:table-cell>
          <table:table-cell office:value-type="float" office:value="121418.1196172249" table:formula="of:=SUM(([.AB3:.AB3]-[.$BD3:.$BD3])^2)^0.5" table:number-matrix-columns-spanned="1" table:number-matrix-rows-spanned="1" table:style-name="ce1">
            <text:p>121418,1196</text:p>
          </table:table-cell>
          <table:table-cell office:value-type="float" office:value="59306.583732057421" table:formula="of:=SUM(([.AC3:.AC3]-[.$BE3:.$BE3])^2)^0.5" table:number-matrix-columns-spanned="1" table:number-matrix-rows-spanned="1" table:style-name="ce1">
            <text:p>59306,58373</text:p>
          </table:table-cell>
          <table:table-cell office:value-type="float" office:value="90.36349282296645" table:formula="of:=SUM(([.AD3:.AD3]-[.$BB3:.$BB3])^2)^0.5" table:number-matrix-columns-spanned="1" table:number-matrix-rows-spanned="1" table:style-name="ce1">
            <text:p>90,36349282</text:p>
          </table:table-cell>
          <table:table-cell office:value-type="float" office:value="89.542296650717645" table:formula="of:=SUM(([.AE3:.AE3]-[.$BC3:.$BC3])^2)^0.5" table:number-matrix-columns-spanned="1" table:number-matrix-rows-spanned="1" table:style-name="ce1">
            <text:p>89,54229665</text:p>
          </table:table-cell>
          <table:table-cell office:value-type="float" office:value="0" table:formula="of:=SUM(([.AF3:.AF3]-[.$BD3:.$BD3])^2)^0.5" table:number-matrix-columns-spanned="1" table:number-matrix-rows-spanned="1" table:style-name="ce2">
            <text:p>0</text:p>
          </table:table-cell>
          <table:table-cell office:value-type="float" office:value="118603.41626794258" table:formula="of:=SUM(([.AG3:.AG3]-[.$BE3:.$BE3])^2)^0.5" table:number-matrix-columns-spanned="1" table:number-matrix-rows-spanned="1" table:style-name="ce1">
            <text:p>118603,4163</text:p>
          </table:table-cell>
          <table:table-cell office:value-type="float" office:value="107.51866028708132" table:formula="of:=SUM(([.AH3:.AH3]-[.$BB3:.$BB3])^2)^0.5" table:number-matrix-columns-spanned="1" table:number-matrix-rows-spanned="1" table:style-name="ce1">
            <text:p>107,5186603</text:p>
          </table:table-cell>
          <table:table-cell office:value-type="float" office:value="107.03181818181798" table:formula="of:=SUM(([.AI3:.AI3]-[.$BC3:.$BC3])^2)^0.5" table:number-matrix-columns-spanned="1" table:number-matrix-rows-spanned="1" table:style-name="ce1">
            <text:p>107,0318182</text:p>
          </table:table-cell>
          <table:table-cell office:value-type="float" office:value="249109.10526315786" table:formula="of:=SUM(([.AJ3:.AJ3]-[.$BD3:.$BD3])^2)^0.5" table:number-matrix-columns-spanned="1" table:number-matrix-rows-spanned="1" table:style-name="ce1">
            <text:p>249109,1053</text:p>
          </table:table-cell>
          <table:table-cell office:value-type="float" office:value="157396.41148325359" table:formula="of:=SUM(([.AK3:.AK3]-[.$BE3:.$BE3])^2)^0.5" table:number-matrix-columns-spanned="1" table:number-matrix-rows-spanned="1" table:style-name="ce1">
            <text:p>157396,4115</text:p>
          </table:table-cell>
          <table:table-cell office:value-type="float" office:value="709.98636363636354" table:formula="of:=SUM(([.AL3:.AL3]-[.$BB3:.$BB3])^2)^0.5" table:number-matrix-columns-spanned="1" table:number-matrix-rows-spanned="1" table:style-name="ce1">
            <text:p>709,9863636</text:p>
          </table:table-cell>
          <table:table-cell office:value-type="float" office:value="661.33196172248779" table:formula="of:=SUM(([.AM3:.AM3]-[.$BC3:.$BC3])^2)^0.5" table:number-matrix-columns-spanned="1" table:number-matrix-rows-spanned="1" table:style-name="ce1">
            <text:p>661,3319617</text:p>
          </table:table-cell>
          <table:table-cell office:value-type="float" office:value="277735.14688759518" table:formula="of:=SUM(([.AN3:.AN3]-[.$BD3:.$BD3])^2)^0.5" table:number-matrix-columns-spanned="1" table:number-matrix-rows-spanned="1" table:style-name="ce1">
            <text:p>277735,1469</text:p>
          </table:table-cell>
          <table:table-cell office:value-type="float" office:value="13876.125603978609" table:formula="of:=SUM(([.AO3:.AO3]-[.$BE3:.$BE3])^2)^0.5" table:number-matrix-columns-spanned="1" table:number-matrix-rows-spanned="1" table:style-name="ce1">
            <text:p>13876,1256</text:p>
          </table:table-cell>
          <table:table-cell office:value-type="float" office:value="1034.9273205741613" table:formula="of:=SUM(([.AP3:.AP3]-[.$BB3:.$BB3])^2)^0.5" table:number-matrix-columns-spanned="1" table:number-matrix-rows-spanned="1" table:style-name="ce3">
            <text:p>1034,927321</text:p>
          </table:table-cell>
          <table:table-cell office:value-type="float" office:value="988.75411483253572" table:formula="of:=SUM(([.AQ3:.AQ3]-[.$BC3:.$BC3])^2)^0.5" table:number-matrix-columns-spanned="1" table:number-matrix-rows-spanned="1" table:style-name="ce3">
            <text:p>988,7541148</text:p>
          </table:table-cell>
          <table:table-cell office:value-type="float" office:value="146868.03195319534" table:formula="of:=SUM(([.AR3:.AR3]-[.$BD3:.$BD3])^2)^0.5" table:number-matrix-columns-spanned="1" table:number-matrix-rows-spanned="1" table:style-name="ce1">
            <text:p>146868,032</text:p>
          </table:table-cell>
          <table:table-cell office:value-type="float" office:value="178634.12333601783" table:formula="of:=SUM(([.AS3:.AS3]-[.$BE3:.$BE3])^2)^0.5" table:number-matrix-columns-spanned="1" table:number-matrix-rows-spanned="1" table:style-name="ce1">
            <text:p>178634,1233</text:p>
          </table:table-cell>
          <table:table-cell office:value-type="float" office:value="849.9530143540668" table:formula="of:=SUM(([.AT3:.AT3]-[.$BB3:.$BB3])^2)^0.5" table:number-matrix-columns-spanned="1" table:number-matrix-rows-spanned="1" table:style-name="ce1">
            <text:p>849,9530144</text:p>
          </table:table-cell>
          <table:table-cell office:value-type="float" office:value="805.59425837320623" table:formula="of:=SUM(([.AU3:.AU3]-[.$BC3:.$BC3])^2)^0.5" table:number-matrix-columns-spanned="1" table:number-matrix-rows-spanned="1" table:style-name="ce1">
            <text:p>805,5942584</text:p>
          </table:table-cell>
          <table:table-cell office:value-type="float" office:value="446015.50720072014" table:formula="of:=SUM(([.AV3:.AV3]-[.$BD3:.$BD3])^2)^0.5" table:number-matrix-columns-spanned="1" table:number-matrix-rows-spanned="1" table:style-name="ce1">
            <text:p>446015,5072</text:p>
          </table:table-cell>
          <table:table-cell office:value-type="float" office:value="46309.514425126719" table:formula="of:=SUM(([.AW3:.AW3]-[.$BE3:.$BE3])^2)^0.5" table:number-matrix-columns-spanned="1" table:number-matrix-rows-spanned="1" table:style-name="ce1">
            <text:p>46309,51443</text:p>
          </table:table-cell>
          <table:table-cell office:value-type="float" office:value="47.506507177033441" table:formula="of:=SUM(([.AX3:.AX3]-[.$BB3:.$BB3])^2)^0.5" table:number-matrix-columns-spanned="1" table:number-matrix-rows-spanned="1" table:style-name="ce1">
            <text:p>47,50650718</text:p>
          </table:table-cell>
          <table:table-cell office:value-type="float" office:value="48.087464114832478" table:formula="of:=SUM(([.AY3:.AY3]-[.$BC3:.$BC3])^2)^0.5" table:number-matrix-columns-spanned="1" table:number-matrix-rows-spanned="1" table:style-name="ce1">
            <text:p>48,08746411</text:p>
          </table:table-cell>
          <table:table-cell office:value-type="float" office:value="288276.27751196176" table:formula="of:=SUM(([.AZ3:.AZ3]-[.$BD3:.$BD3])^2)^0.5" table:number-matrix-columns-spanned="1" table:number-matrix-rows-spanned="1" table:style-name="ce1">
            <text:p>288276,2775</text:p>
          </table:table-cell>
          <table:table-cell office:value-type="float" office:value="56894.363636363647" table:formula="of:=SUM(([.BA3:.BA3]-[.$BE3:.$BE3])^2)^0.5" table:number-matrix-columns-spanned="1" table:number-matrix-rows-spanned="1" table:style-name="ce1">
            <text:p>56894,36364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1" table:formula="of:=SUM([.B3:.B3]=[.$BB3:.$BB3])" table:number-matrix-columns-spanned="1" table:number-matrix-rows-spanned="1" table:style-name="ce1">
            <text:p>1</text:p>
          </table:table-cell>
          <table:table-cell office:value-type="float" office:value="1" table:formula="of:=SUM([.C3:.C3]=[.$BC3:.$BC3])" table:number-matrix-columns-spanned="1" table:number-matrix-rows-spanned="1" table:style-name="ce1">
            <text:p>1</text:p>
          </table:table-cell>
          <table:table-cell office:value-type="float" office:value="0" table:formula="of:=SUM([.D3:.D3]=[.$BD3:.$BD3])" table:number-matrix-columns-spanned="1" table:number-matrix-rows-spanned="1" table:style-name="ce1">
            <text:p>0</text:p>
          </table:table-cell>
          <table:table-cell office:value-type="float" office:value="1" table:formula="of:=SUM([.E3:.E3]=[.$BE3:.$BE3])" table:number-matrix-columns-spanned="1" table:number-matrix-rows-spanned="1" table:style-name="ce1">
            <text:p>1</text:p>
          </table:table-cell>
          <table:table-cell office:value-type="float" office:value="0" table:formula="of:=SUM([.F3:.F3]=[.$BB3:.$BB3])" table:number-matrix-columns-spanned="1" table:number-matrix-rows-spanned="1" table:style-name="ce1">
            <text:p>0</text:p>
          </table:table-cell>
          <table:table-cell office:value-type="float" office:value="0" table:formula="of:=SUM([.G3:.G3]=[.$BC3:.$BC3])" table:number-matrix-columns-spanned="1" table:number-matrix-rows-spanned="1" table:style-name="ce1">
            <text:p>0</text:p>
          </table:table-cell>
          <table:table-cell office:value-type="float" office:value="0" table:formula="of:=SUM([.H3:.H3]=[.$BD3:.$BD3])" table:number-matrix-columns-spanned="1" table:number-matrix-rows-spanned="1" table:style-name="ce1">
            <text:p>0</text:p>
          </table:table-cell>
          <table:table-cell office:value-type="float" office:value="0" table:formula="of:=SUM([.I3:.I3]=[.$BE3:.$BE3])" table:number-matrix-columns-spanned="1" table:number-matrix-rows-spanned="1" table:style-name="ce1">
            <text:p>0</text:p>
          </table:table-cell>
          <table:table-cell office:value-type="float" office:value="0" table:formula="of:=SUM([.J3:.J3]=[.$BB3:.$BB3])" table:number-matrix-columns-spanned="1" table:number-matrix-rows-spanned="1" table:style-name="ce1">
            <text:p>0</text:p>
          </table:table-cell>
          <table:table-cell office:value-type="float" office:value="0" table:formula="of:=SUM([.K3:.K3]=[.$BC3:.$BC3])" table:number-matrix-columns-spanned="1" table:number-matrix-rows-spanned="1" table:style-name="ce1">
            <text:p>0</text:p>
          </table:table-cell>
          <table:table-cell office:value-type="float" office:value="0" table:formula="of:=SUM([.L3:.L3]=[.$BD3:.$BD3])" table:number-matrix-columns-spanned="1" table:number-matrix-rows-spanned="1" table:style-name="ce1">
            <text:p>0</text:p>
          </table:table-cell>
          <table:table-cell office:value-type="float" office:value="0" table:formula="of:=SUM([.M3:.M3]=[.$BE3:.$BE3])" table:number-matrix-columns-spanned="1" table:number-matrix-rows-spanned="1" table:style-name="ce1">
            <text:p>0</text:p>
          </table:table-cell>
          <table:table-cell office:value-type="float" office:value="0" table:formula="of:=SUM([.N3:.N3]=[.$BB3:.$BB3])" table:number-matrix-columns-spanned="1" table:number-matrix-rows-spanned="1" table:style-name="ce1">
            <text:p>0</text:p>
          </table:table-cell>
          <table:table-cell office:value-type="float" office:value="0" table:formula="of:=SUM([.O3:.O3]=[.$BC3:.$BC3])" table:number-matrix-columns-spanned="1" table:number-matrix-rows-spanned="1" table:style-name="ce1">
            <text:p>0</text:p>
          </table:table-cell>
          <table:table-cell office:value-type="float" office:value="0" table:formula="of:=SUM([.P3:.P3]=[.$BD3:.$BD3])" table:number-matrix-columns-spanned="1" table:number-matrix-rows-spanned="1" table:style-name="ce1">
            <text:p>0</text:p>
          </table:table-cell>
          <table:table-cell office:value-type="float" office:value="0" table:formula="of:=SUM([.Q3:.Q3]=[.$BE3:.$BE3])" table:number-matrix-columns-spanned="1" table:number-matrix-rows-spanned="1" table:style-name="ce1">
            <text:p>0</text:p>
          </table:table-cell>
          <table:table-cell office:value-type="float" office:value="0" table:formula="of:=SUM([.R3:.R3]=[.$BB3:.$BB3])" table:number-matrix-columns-spanned="1" table:number-matrix-rows-spanned="1" table:style-name="ce1">
            <text:p>0</text:p>
          </table:table-cell>
          <table:table-cell office:value-type="float" office:value="0" table:formula="of:=SUM([.S3:.S3]=[.$BC3:.$BC3])" table:number-matrix-columns-spanned="1" table:number-matrix-rows-spanned="1" table:style-name="ce1">
            <text:p>0</text:p>
          </table:table-cell>
          <table:table-cell office:value-type="float" office:value="0" table:formula="of:=SUM([.T3:.T3]=[.$BD3:.$BD3])" table:number-matrix-columns-spanned="1" table:number-matrix-rows-spanned="1" table:style-name="ce1">
            <text:p>0</text:p>
          </table:table-cell>
          <table:table-cell office:value-type="float" office:value="0" table:formula="of:=SUM([.U3:.U3]=[.$BE3:.$BE3])" table:number-matrix-columns-spanned="1" table:number-matrix-rows-spanned="1" table:style-name="ce1">
            <text:p>0</text:p>
          </table:table-cell>
          <table:table-cell office:value-type="float" office:value="0" table:formula="of:=SUM([.V3:.V3]=[.$BB3:.$BB3])" table:number-matrix-columns-spanned="1" table:number-matrix-rows-spanned="1" table:style-name="ce1">
            <text:p>0</text:p>
          </table:table-cell>
          <table:table-cell office:value-type="float" office:value="0" table:formula="of:=SUM([.W3:.W3]=[.$BC3:.$BC3])" table:number-matrix-columns-spanned="1" table:number-matrix-rows-spanned="1" table:style-name="ce1">
            <text:p>0</text:p>
          </table:table-cell>
          <table:table-cell office:value-type="float" office:value="0" table:formula="of:=SUM([.X3:.X3]=[.$BD3:.$BD3])" table:number-matrix-columns-spanned="1" table:number-matrix-rows-spanned="1" table:style-name="ce1">
            <text:p>0</text:p>
          </table:table-cell>
          <table:table-cell office:value-type="float" office:value="0" table:formula="of:=SUM([.Y3:.Y3]=[.$BE3:.$BE3])" table:number-matrix-columns-spanned="1" table:number-matrix-rows-spanned="1" table:style-name="ce1">
            <text:p>0</text:p>
          </table:table-cell>
          <table:table-cell office:value-type="float" office:value="0" table:formula="of:=SUM([.Z3:.Z3]=[.$BB3:.$BB3])" table:number-matrix-columns-spanned="1" table:number-matrix-rows-spanned="1" table:style-name="ce1">
            <text:p>0</text:p>
          </table:table-cell>
          <table:table-cell office:value-type="float" office:value="0" table:formula="of:=SUM([.AA3:.AA3]=[.$BC3:.$BC3])" table:number-matrix-columns-spanned="1" table:number-matrix-rows-spanned="1" table:style-name="ce1">
            <text:p>0</text:p>
          </table:table-cell>
          <table:table-cell office:value-type="float" office:value="0" table:formula="of:=SUM([.AB3:.AB3]=[.$BD3:.$BD3])" table:number-matrix-columns-spanned="1" table:number-matrix-rows-spanned="1" table:style-name="ce1">
            <text:p>0</text:p>
          </table:table-cell>
          <table:table-cell office:value-type="float" office:value="0" table:formula="of:=SUM([.AC3:.AC3]=[.$BE3:.$BE3])" table:number-matrix-columns-spanned="1" table:number-matrix-rows-spanned="1" table:style-name="ce1">
            <text:p>0</text:p>
          </table:table-cell>
          <table:table-cell office:value-type="float" office:value="0" table:formula="of:=SUM([.AD3:.AD3]=[.$BB3:.$BB3])" table:number-matrix-columns-spanned="1" table:number-matrix-rows-spanned="1" table:style-name="ce1">
            <text:p>0</text:p>
          </table:table-cell>
          <table:table-cell office:value-type="float" office:value="0" table:formula="of:=SUM([.AE3:.AE3]=[.$BC3:.$BC3])" table:number-matrix-columns-spanned="1" table:number-matrix-rows-spanned="1" table:style-name="ce1">
            <text:p>0</text:p>
          </table:table-cell>
          <table:table-cell office:value-type="float" office:value="1" table:formula="of:=SUM([.AF3:.AF3]=[.$BD3:.$BD3])" table:number-matrix-columns-spanned="1" table:number-matrix-rows-spanned="1" table:style-name="ce1">
            <text:p>1</text:p>
          </table:table-cell>
          <table:table-cell office:value-type="float" office:value="0" table:formula="of:=SUM([.AG3:.AG3]=[.$BE3:.$BE3])" table:number-matrix-columns-spanned="1" table:number-matrix-rows-spanned="1" table:style-name="ce1">
            <text:p>0</text:p>
          </table:table-cell>
          <table:table-cell office:value-type="float" office:value="0" table:formula="of:=SUM([.AH3:.AH3]=[.$BB3:.$BB3])" table:number-matrix-columns-spanned="1" table:number-matrix-rows-spanned="1" table:style-name="ce1">
            <text:p>0</text:p>
          </table:table-cell>
          <table:table-cell office:value-type="float" office:value="0" table:formula="of:=SUM([.AI3:.AI3]=[.$BC3:.$BC3])" table:number-matrix-columns-spanned="1" table:number-matrix-rows-spanned="1" table:style-name="ce1">
            <text:p>0</text:p>
          </table:table-cell>
          <table:table-cell office:value-type="float" office:value="0" table:formula="of:=SUM([.AJ3:.AJ3]=[.$BD3:.$BD3])" table:number-matrix-columns-spanned="1" table:number-matrix-rows-spanned="1" table:style-name="ce1">
            <text:p>0</text:p>
          </table:table-cell>
          <table:table-cell office:value-type="float" office:value="0" table:formula="of:=SUM([.AK3:.AK3]=[.$BE3:.$BE3])" table:number-matrix-columns-spanned="1" table:number-matrix-rows-spanned="1" table:style-name="ce1">
            <text:p>0</text:p>
          </table:table-cell>
          <table:table-cell office:value-type="float" office:value="0" table:formula="of:=SUM([.AL3:.AL3]=[.$BB3:.$BB3])" table:number-matrix-columns-spanned="1" table:number-matrix-rows-spanned="1" table:style-name="ce1">
            <text:p>0</text:p>
          </table:table-cell>
          <table:table-cell office:value-type="float" office:value="0" table:formula="of:=SUM([.AM3:.AM3]=[.$BC3:.$BC3])" table:number-matrix-columns-spanned="1" table:number-matrix-rows-spanned="1" table:style-name="ce1">
            <text:p>0</text:p>
          </table:table-cell>
          <table:table-cell office:value-type="float" office:value="0" table:formula="of:=SUM([.AN3:.AN3]=[.$BD3:.$BD3])" table:number-matrix-columns-spanned="1" table:number-matrix-rows-spanned="1" table:style-name="ce1">
            <text:p>0</text:p>
          </table:table-cell>
          <table:table-cell office:value-type="float" office:value="0" table:formula="of:=SUM([.AO3:.AO3]=[.$BE3:.$BE3])" table:number-matrix-columns-spanned="1" table:number-matrix-rows-spanned="1" table:style-name="ce1">
            <text:p>0</text:p>
          </table:table-cell>
          <table:table-cell office:value-type="float" office:value="0" table:formula="of:=SUM([.AP3:.AP3]=[.$BB3:.$BB3])" table:number-matrix-columns-spanned="1" table:number-matrix-rows-spanned="1" table:style-name="ce1">
            <text:p>0</text:p>
          </table:table-cell>
          <table:table-cell office:value-type="float" office:value="0" table:formula="of:=SUM([.AQ3:.AQ3]=[.$BC3:.$BC3])" table:number-matrix-columns-spanned="1" table:number-matrix-rows-spanned="1" table:style-name="ce1">
            <text:p>0</text:p>
          </table:table-cell>
          <table:table-cell office:value-type="float" office:value="0" table:formula="of:=SUM([.AR3:.AR3]=[.$BD3:.$BD3])" table:number-matrix-columns-spanned="1" table:number-matrix-rows-spanned="1" table:style-name="ce1">
            <text:p>0</text:p>
          </table:table-cell>
          <table:table-cell office:value-type="float" office:value="0" table:formula="of:=SUM([.AS3:.AS3]=[.$BE3:.$BE3])" table:number-matrix-columns-spanned="1" table:number-matrix-rows-spanned="1" table:style-name="ce1">
            <text:p>0</text:p>
          </table:table-cell>
          <table:table-cell office:value-type="float" office:value="0" table:formula="of:=SUM([.AT3:.AT3]=[.$BB3:.$BB3])" table:number-matrix-columns-spanned="1" table:number-matrix-rows-spanned="1" table:style-name="ce1">
            <text:p>0</text:p>
          </table:table-cell>
          <table:table-cell office:value-type="float" office:value="0" table:formula="of:=SUM([.AU3:.AU3]=[.$BC3:.$BC3])" table:number-matrix-columns-spanned="1" table:number-matrix-rows-spanned="1" table:style-name="ce1">
            <text:p>0</text:p>
          </table:table-cell>
          <table:table-cell office:value-type="float" office:value="0" table:formula="of:=SUM([.AV3:.AV3]=[.$BD3:.$BD3])" table:number-matrix-columns-spanned="1" table:number-matrix-rows-spanned="1" table:style-name="ce1">
            <text:p>0</text:p>
          </table:table-cell>
          <table:table-cell office:value-type="float" office:value="0" table:formula="of:=SUM([.AW3:.AW3]=[.$BE3:.$BE3])" table:number-matrix-columns-spanned="1" table:number-matrix-rows-spanned="1" table:style-name="ce1">
            <text:p>0</text:p>
          </table:table-cell>
          <table:table-cell office:value-type="float" office:value="0" table:formula="of:=SUM([.AX3:.AX3]=[.$BB3:.$BB3])" table:number-matrix-columns-spanned="1" table:number-matrix-rows-spanned="1" table:style-name="ce1">
            <text:p>0</text:p>
          </table:table-cell>
          <table:table-cell office:value-type="float" office:value="0" table:formula="of:=SUM([.AY3:.AY3]=[.$BC3:.$BC3])" table:number-matrix-columns-spanned="1" table:number-matrix-rows-spanned="1" table:style-name="ce1">
            <text:p>0</text:p>
          </table:table-cell>
          <table:table-cell office:value-type="float" office:value="0" table:formula="of:=SUM([.AZ3:.AZ3]=[.$BD3:.$BD3])" table:number-matrix-columns-spanned="1" table:number-matrix-rows-spanned="1" table:style-name="ce1">
            <text:p>0</text:p>
          </table:table-cell>
          <table:table-cell office:value-type="float" office:value="0" table:formula="of:=SUM([.BA3:.BA3]=[.$BE3:.$BE3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1" table:formula="of:=SUM([.B3:.B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C3:.C3]&lt;[.$BG3:.$BG3])" table:number-matrix-columns-spanned="1" table:number-matrix-rows-spanned="1" table:style-name="ce1">
            <text:p>1</text:p>
          </table:table-cell>
          <table:table-cell office:value-type="float" office:value="1" table:formula="of:=SUM([.D3:.D3]&lt;[.$BH3:.$BH3])" table:number-matrix-columns-spanned="1" table:number-matrix-rows-spanned="1" table:style-name="ce1">
            <text:p>1</text:p>
          </table:table-cell>
          <table:table-cell office:value-type="float" office:value="1" table:formula="of:=SUM([.E3:.E3]&lt;[.$BI3:.$BI3])" table:number-matrix-columns-spanned="1" table:number-matrix-rows-spanned="1" table:style-name="ce1">
            <text:p>1</text:p>
          </table:table-cell>
          <table:table-cell office:value-type="float" office:value="0" table:formula="of:=SUM([.F3:.F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G3:.G3]&lt;[.$BG3:.$BG3])" table:number-matrix-columns-spanned="1" table:number-matrix-rows-spanned="1" table:style-name="ce1">
            <text:p>0</text:p>
          </table:table-cell>
          <table:table-cell office:value-type="float" office:value="0" table:formula="of:=SUM([.H3:.H3]&lt;[.$BH3:.$BH3])" table:number-matrix-columns-spanned="1" table:number-matrix-rows-spanned="1" table:style-name="ce1">
            <text:p>0</text:p>
          </table:table-cell>
          <table:table-cell office:value-type="float" office:value="0" table:formula="of:=SUM([.I3:.I3]&lt;[.$BI3:.$BI3])" table:number-matrix-columns-spanned="1" table:number-matrix-rows-spanned="1" table:style-name="ce1">
            <text:p>0</text:p>
          </table:table-cell>
          <table:table-cell office:value-type="float" office:value="1" table:formula="of:=SUM([.J3:.J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K3:.K3]&lt;[.$BG3:.$BG3])" table:number-matrix-columns-spanned="1" table:number-matrix-rows-spanned="1" table:style-name="ce1">
            <text:p>1</text:p>
          </table:table-cell>
          <table:table-cell office:value-type="float" office:value="1" table:formula="of:=SUM([.L3:.L3]&lt;[.$BH3:.$BH3])" table:number-matrix-columns-spanned="1" table:number-matrix-rows-spanned="1" table:style-name="ce1">
            <text:p>1</text:p>
          </table:table-cell>
          <table:table-cell office:value-type="float" office:value="1" table:formula="of:=SUM([.M3:.M3]&lt;[.$BI3:.$BI3])" table:number-matrix-columns-spanned="1" table:number-matrix-rows-spanned="1" table:style-name="ce1">
            <text:p>1</text:p>
          </table:table-cell>
          <table:table-cell office:value-type="float" office:value="1" table:formula="of:=SUM([.N3:.N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O3:.O3]&lt;[.$BG3:.$BG3])" table:number-matrix-columns-spanned="1" table:number-matrix-rows-spanned="1" table:style-name="ce1">
            <text:p>1</text:p>
          </table:table-cell>
          <table:table-cell office:value-type="float" office:value="0" table:formula="of:=SUM([.P3:.P3]&lt;[.$BH3:.$BH3])" table:number-matrix-columns-spanned="1" table:number-matrix-rows-spanned="1" table:style-name="ce1">
            <text:p>0</text:p>
          </table:table-cell>
          <table:table-cell office:value-type="float" office:value="1" table:formula="of:=SUM([.Q3:.Q3]&lt;[.$BI3:.$BI3])" table:number-matrix-columns-spanned="1" table:number-matrix-rows-spanned="1" table:style-name="ce1">
            <text:p>1</text:p>
          </table:table-cell>
          <table:table-cell office:value-type="float" office:value="0" table:formula="of:=SUM([.R3:.R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S3:.S3]&lt;[.$BG3:.$BG3])" table:number-matrix-columns-spanned="1" table:number-matrix-rows-spanned="1" table:style-name="ce1">
            <text:p>0</text:p>
          </table:table-cell>
          <table:table-cell office:value-type="float" office:value="0" table:formula="of:=SUM([.T3:.T3]&lt;[.$BH3:.$BH3])" table:number-matrix-columns-spanned="1" table:number-matrix-rows-spanned="1" table:style-name="ce1">
            <text:p>0</text:p>
          </table:table-cell>
          <table:table-cell office:value-type="float" office:value="0" table:formula="of:=SUM([.U3:.U3]&lt;[.$BI3:.$BI3])" table:number-matrix-columns-spanned="1" table:number-matrix-rows-spanned="1" table:style-name="ce1">
            <text:p>0</text:p>
          </table:table-cell>
          <table:table-cell office:value-type="float" office:value="0" table:formula="of:=SUM([.V3:.V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W3:.W3]&lt;[.$BG3:.$BG3])" table:number-matrix-columns-spanned="1" table:number-matrix-rows-spanned="1" table:style-name="ce1">
            <text:p>0</text:p>
          </table:table-cell>
          <table:table-cell office:value-type="float" office:value="0" table:formula="of:=SUM([.X3:.X3]&lt;[.$BH3:.$BH3])" table:number-matrix-columns-spanned="1" table:number-matrix-rows-spanned="1" table:style-name="ce1">
            <text:p>0</text:p>
          </table:table-cell>
          <table:table-cell office:value-type="float" office:value="0" table:formula="of:=SUM([.Y3:.Y3]&lt;[.$BI3:.$BI3])" table:number-matrix-columns-spanned="1" table:number-matrix-rows-spanned="1" table:style-name="ce1">
            <text:p>0</text:p>
          </table:table-cell>
          <table:table-cell office:value-type="float" office:value="1" table:formula="of:=SUM([.Z3:.Z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AA3:.AA3]&lt;[.$BG3:.$BG3])" table:number-matrix-columns-spanned="1" table:number-matrix-rows-spanned="1" table:style-name="ce1">
            <text:p>1</text:p>
          </table:table-cell>
          <table:table-cell office:value-type="float" office:value="1" table:formula="of:=SUM([.AB3:.AB3]&lt;[.$BH3:.$BH3])" table:number-matrix-columns-spanned="1" table:number-matrix-rows-spanned="1" table:style-name="ce1">
            <text:p>1</text:p>
          </table:table-cell>
          <table:table-cell office:value-type="float" office:value="0" table:formula="of:=SUM([.AC3:.AC3]&lt;[.$BI3:.$BI3])" table:number-matrix-columns-spanned="1" table:number-matrix-rows-spanned="1" table:style-name="ce1">
            <text:p>0</text:p>
          </table:table-cell>
          <table:table-cell office:value-type="float" office:value="1" table:formula="of:=SUM([.AD3:.AD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AE3:.AE3]&lt;[.$BG3:.$BG3])" table:number-matrix-columns-spanned="1" table:number-matrix-rows-spanned="1" table:style-name="ce1">
            <text:p>1</text:p>
          </table:table-cell>
          <table:table-cell office:value-type="float" office:value="1" table:formula="of:=SUM([.AF3:.AF3]&lt;[.$BH3:.$BH3])" table:number-matrix-columns-spanned="1" table:number-matrix-rows-spanned="1" table:style-name="ce1">
            <text:p>1</text:p>
          </table:table-cell>
          <table:table-cell office:value-type="float" office:value="0" table:formula="of:=SUM([.AG3:.AG3]&lt;[.$BI3:.$BI3])" table:number-matrix-columns-spanned="1" table:number-matrix-rows-spanned="1" table:style-name="ce1">
            <text:p>0</text:p>
          </table:table-cell>
          <table:table-cell office:value-type="float" office:value="0" table:formula="of:=SUM([.AH3:.AH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AI3:.AI3]&lt;[.$BG3:.$BG3])" table:number-matrix-columns-spanned="1" table:number-matrix-rows-spanned="1" table:style-name="ce1">
            <text:p>0</text:p>
          </table:table-cell>
          <table:table-cell office:value-type="float" office:value="1" table:formula="of:=SUM([.AJ3:.AJ3]&lt;[.$BH3:.$BH3])" table:number-matrix-columns-spanned="1" table:number-matrix-rows-spanned="1" table:style-name="ce1">
            <text:p>1</text:p>
          </table:table-cell>
          <table:table-cell office:value-type="float" office:value="0" table:formula="of:=SUM([.AK3:.AK3]&lt;[.$BI3:.$BI3])" table:number-matrix-columns-spanned="1" table:number-matrix-rows-spanned="1" table:style-name="ce1">
            <text:p>0</text:p>
          </table:table-cell>
          <table:table-cell office:value-type="float" office:value="0" table:formula="of:=SUM([.AL3:.AL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AM3:.AM3]&lt;[.$BG3:.$BG3])" table:number-matrix-columns-spanned="1" table:number-matrix-rows-spanned="1" table:style-name="ce1">
            <text:p>0</text:p>
          </table:table-cell>
          <table:table-cell office:value-type="float" office:value="0" table:formula="of:=SUM([.AN3:.AN3]&lt;[.$BH3:.$BH3])" table:number-matrix-columns-spanned="1" table:number-matrix-rows-spanned="1" table:style-name="ce1">
            <text:p>0</text:p>
          </table:table-cell>
          <table:table-cell office:value-type="float" office:value="1" table:formula="of:=SUM([.AO3:.AO3]&lt;[.$BI3:.$BI3])" table:number-matrix-columns-spanned="1" table:number-matrix-rows-spanned="1" table:style-name="ce1">
            <text:p>1</text:p>
          </table:table-cell>
          <table:table-cell office:value-type="float" office:value="0" table:formula="of:=SUM([.AP3:.AP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AQ3:.AQ3]&lt;[.$BG3:.$BG3])" table:number-matrix-columns-spanned="1" table:number-matrix-rows-spanned="1" table:style-name="ce1">
            <text:p>0</text:p>
          </table:table-cell>
          <table:table-cell office:value-type="float" office:value="1" table:formula="of:=SUM([.AR3:.AR3]&lt;[.$BH3:.$BH3])" table:number-matrix-columns-spanned="1" table:number-matrix-rows-spanned="1" table:style-name="ce1">
            <text:p>1</text:p>
          </table:table-cell>
          <table:table-cell office:value-type="float" office:value="0" table:formula="of:=SUM([.AS3:.AS3]&lt;[.$BI3:.$BI3])" table:number-matrix-columns-spanned="1" table:number-matrix-rows-spanned="1" table:style-name="ce1">
            <text:p>0</text:p>
          </table:table-cell>
          <table:table-cell office:value-type="float" office:value="0" table:formula="of:=SUM([.AT3:.AT3]&lt;[.$BF3:.$BF3])" table:number-matrix-columns-spanned="1" table:number-matrix-rows-spanned="1" table:style-name="ce1">
            <text:p>0</text:p>
          </table:table-cell>
          <table:table-cell office:value-type="float" office:value="0" table:formula="of:=SUM([.AU3:.AU3]&lt;[.$BG3:.$BG3])" table:number-matrix-columns-spanned="1" table:number-matrix-rows-spanned="1" table:style-name="ce1">
            <text:p>0</text:p>
          </table:table-cell>
          <table:table-cell office:value-type="float" office:value="0" table:formula="of:=SUM([.AV3:.AV3]&lt;[.$BH3:.$BH3])" table:number-matrix-columns-spanned="1" table:number-matrix-rows-spanned="1" table:style-name="ce1">
            <text:p>0</text:p>
          </table:table-cell>
          <table:table-cell office:value-type="float" office:value="1" table:formula="of:=SUM([.AW3:.AW3]&lt;[.$BI3:.$BI3])" table:number-matrix-columns-spanned="1" table:number-matrix-rows-spanned="1" table:style-name="ce1">
            <text:p>1</text:p>
          </table:table-cell>
          <table:table-cell office:value-type="float" office:value="1" table:formula="of:=SUM([.AX3:.AX3]&lt;[.$BF3:.$BF3])" table:number-matrix-columns-spanned="1" table:number-matrix-rows-spanned="1" table:style-name="ce1">
            <text:p>1</text:p>
          </table:table-cell>
          <table:table-cell office:value-type="float" office:value="1" table:formula="of:=SUM([.AY3:.AY3]&lt;[.$BG3:.$BG3])" table:number-matrix-columns-spanned="1" table:number-matrix-rows-spanned="1" table:style-name="ce1">
            <text:p>1</text:p>
          </table:table-cell>
          <table:table-cell office:value-type="float" office:value="0" table:formula="of:=SUM([.AZ3:.AZ3]&lt;[.$BH3:.$BH3])" table:number-matrix-columns-spanned="1" table:number-matrix-rows-spanned="1" table:style-name="ce1">
            <text:p>0</text:p>
          </table:table-cell>
          <table:table-cell office:value-type="float" office:value="1" table:formula="of:=SUM([.BA3:.BA3]&lt;[.$BI3:.$BI3])" table:number-matrix-columns-spanned="1" table:number-matrix-rows-spanned="1" table:style-name="ce1">
            <text:p>1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C3:.C3]&gt;[.$BG3:.$BG3])" table:number-matrix-columns-spanned="1" table:number-matrix-rows-spanned="1" table:style-name="ce1">
            <text:p>0</text:p>
          </table:table-cell>
          <table:table-cell office:value-type="float" office:value="0" table:formula="of:=SUM([.D3:.D3]&gt;[.$BH3:.$BH3])" table:number-matrix-columns-spanned="1" table:number-matrix-rows-spanned="1" table:style-name="ce1">
            <text:p>0</text:p>
          </table:table-cell>
          <table:table-cell office:value-type="float" office:value="0" table:formula="of:=SUM([.E3:.E3]&gt;[.$BI3:.$BI3])" table:number-matrix-columns-spanned="1" table:number-matrix-rows-spanned="1" table:style-name="ce1">
            <text:p>0</text:p>
          </table:table-cell>
          <table:table-cell office:value-type="float" office:value="1" table:formula="of:=SUM([.F3:.F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G3:.G3]&gt;[.$BG3:.$BG3])" table:number-matrix-columns-spanned="1" table:number-matrix-rows-spanned="1" table:style-name="ce1">
            <text:p>1</text:p>
          </table:table-cell>
          <table:table-cell office:value-type="float" office:value="1" table:formula="of:=SUM([.H3:.H3]&gt;[.$BH3:.$BH3])" table:number-matrix-columns-spanned="1" table:number-matrix-rows-spanned="1" table:style-name="ce1">
            <text:p>1</text:p>
          </table:table-cell>
          <table:table-cell office:value-type="float" office:value="1" table:formula="of:=SUM([.I3:.I3]&gt;[.$BI3:.$BI3])" table:number-matrix-columns-spanned="1" table:number-matrix-rows-spanned="1" table:style-name="ce1">
            <text:p>1</text:p>
          </table:table-cell>
          <table:table-cell office:value-type="float" office:value="0" table:formula="of:=SUM([.J3:.J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K3:.K3]&gt;[.$BG3:.$BG3])" table:number-matrix-columns-spanned="1" table:number-matrix-rows-spanned="1" table:style-name="ce1">
            <text:p>0</text:p>
          </table:table-cell>
          <table:table-cell office:value-type="float" office:value="0" table:formula="of:=SUM([.L3:.L3]&gt;[.$BH3:.$BH3])" table:number-matrix-columns-spanned="1" table:number-matrix-rows-spanned="1" table:style-name="ce1">
            <text:p>0</text:p>
          </table:table-cell>
          <table:table-cell office:value-type="float" office:value="0" table:formula="of:=SUM([.M3:.M3]&gt;[.$BI3:.$BI3])" table:number-matrix-columns-spanned="1" table:number-matrix-rows-spanned="1" table:style-name="ce1">
            <text:p>0</text:p>
          </table:table-cell>
          <table:table-cell office:value-type="float" office:value="0" table:formula="of:=SUM([.N3:.N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O3:.O3]&gt;[.$BG3:.$BG3])" table:number-matrix-columns-spanned="1" table:number-matrix-rows-spanned="1" table:style-name="ce1">
            <text:p>0</text:p>
          </table:table-cell>
          <table:table-cell office:value-type="float" office:value="1" table:formula="of:=SUM([.P3:.P3]&gt;[.$BH3:.$BH3])" table:number-matrix-columns-spanned="1" table:number-matrix-rows-spanned="1" table:style-name="ce1">
            <text:p>1</text:p>
          </table:table-cell>
          <table:table-cell office:value-type="float" office:value="0" table:formula="of:=SUM([.Q3:.Q3]&gt;[.$BI3:.$BI3])" table:number-matrix-columns-spanned="1" table:number-matrix-rows-spanned="1" table:style-name="ce1">
            <text:p>0</text:p>
          </table:table-cell>
          <table:table-cell office:value-type="float" office:value="1" table:formula="of:=SUM([.R3:.R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S3:.S3]&gt;[.$BG3:.$BG3])" table:number-matrix-columns-spanned="1" table:number-matrix-rows-spanned="1" table:style-name="ce1">
            <text:p>1</text:p>
          </table:table-cell>
          <table:table-cell office:value-type="float" office:value="0" table:formula="of:=SUM([.T3:.T3]&gt;[.$BH3:.$BH3])" table:number-matrix-columns-spanned="1" table:number-matrix-rows-spanned="1" table:style-name="ce1">
            <text:p>0</text:p>
          </table:table-cell>
          <table:table-cell office:value-type="float" office:value="1" table:formula="of:=SUM([.U3:.U3]&gt;[.$BI3:.$BI3])" table:number-matrix-columns-spanned="1" table:number-matrix-rows-spanned="1" table:style-name="ce1">
            <text:p>1</text:p>
          </table:table-cell>
          <table:table-cell office:value-type="float" office:value="1" table:formula="of:=SUM([.V3:.V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W3:.W3]&gt;[.$BG3:.$BG3])" table:number-matrix-columns-spanned="1" table:number-matrix-rows-spanned="1" table:style-name="ce1">
            <text:p>1</text:p>
          </table:table-cell>
          <table:table-cell office:value-type="float" office:value="1" table:formula="of:=SUM([.X3:.X3]&gt;[.$BH3:.$BH3])" table:number-matrix-columns-spanned="1" table:number-matrix-rows-spanned="1" table:style-name="ce1">
            <text:p>1</text:p>
          </table:table-cell>
          <table:table-cell office:value-type="float" office:value="1" table:formula="of:=SUM([.Y3:.Y3]&gt;[.$BI3:.$BI3])" table:number-matrix-columns-spanned="1" table:number-matrix-rows-spanned="1" table:style-name="ce1">
            <text:p>1</text:p>
          </table:table-cell>
          <table:table-cell office:value-type="float" office:value="0" table:formula="of:=SUM([.Z3:.Z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AA3:.AA3]&gt;[.$BG3:.$BG3])" table:number-matrix-columns-spanned="1" table:number-matrix-rows-spanned="1" table:style-name="ce1">
            <text:p>0</text:p>
          </table:table-cell>
          <table:table-cell office:value-type="float" office:value="0" table:formula="of:=SUM([.AB3:.AB3]&gt;[.$BH3:.$BH3])" table:number-matrix-columns-spanned="1" table:number-matrix-rows-spanned="1" table:style-name="ce1">
            <text:p>0</text:p>
          </table:table-cell>
          <table:table-cell office:value-type="float" office:value="0" table:formula="of:=SUM([.AC3:.AC3]&gt;[.$BI3:.$BI3])" table:number-matrix-columns-spanned="1" table:number-matrix-rows-spanned="1" table:style-name="ce1">
            <text:p>0</text:p>
          </table:table-cell>
          <table:table-cell office:value-type="float" office:value="0" table:formula="of:=SUM([.AD3:.AD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AE3:.AE3]&gt;[.$BG3:.$BG3])" table:number-matrix-columns-spanned="1" table:number-matrix-rows-spanned="1" table:style-name="ce1">
            <text:p>0</text:p>
          </table:table-cell>
          <table:table-cell office:value-type="float" office:value="0" table:formula="of:=SUM([.AF3:.AF3]&gt;[.$BH3:.$BH3])" table:number-matrix-columns-spanned="1" table:number-matrix-rows-spanned="1" table:style-name="ce1">
            <text:p>0</text:p>
          </table:table-cell>
          <table:table-cell office:value-type="float" office:value="1" table:formula="of:=SUM([.AG3:.AG3]&gt;[.$BI3:.$BI3])" table:number-matrix-columns-spanned="1" table:number-matrix-rows-spanned="1" table:style-name="ce1">
            <text:p>1</text:p>
          </table:table-cell>
          <table:table-cell office:value-type="float" office:value="0" table:formula="of:=SUM([.AH3:.AH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AI3:.AI3]&gt;[.$BG3:.$BG3])" table:number-matrix-columns-spanned="1" table:number-matrix-rows-spanned="1" table:style-name="ce1">
            <text:p>0</text:p>
          </table:table-cell>
          <table:table-cell office:value-type="float" office:value="0" table:formula="of:=SUM([.AJ3:.AJ3]&gt;[.$BH3:.$BH3])" table:number-matrix-columns-spanned="1" table:number-matrix-rows-spanned="1" table:style-name="ce1">
            <text:p>0</text:p>
          </table:table-cell>
          <table:table-cell office:value-type="float" office:value="1" table:formula="of:=SUM([.AK3:.AK3]&gt;[.$BI3:.$BI3])" table:number-matrix-columns-spanned="1" table:number-matrix-rows-spanned="1" table:style-name="ce1">
            <text:p>1</text:p>
          </table:table-cell>
          <table:table-cell office:value-type="float" office:value="1" table:formula="of:=SUM([.AL3:.AL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AM3:.AM3]&gt;[.$BG3:.$BG3])" table:number-matrix-columns-spanned="1" table:number-matrix-rows-spanned="1" table:style-name="ce1">
            <text:p>1</text:p>
          </table:table-cell>
          <table:table-cell office:value-type="float" office:value="1" table:formula="of:=SUM([.AN3:.AN3]&gt;[.$BH3:.$BH3])" table:number-matrix-columns-spanned="1" table:number-matrix-rows-spanned="1" table:style-name="ce1">
            <text:p>1</text:p>
          </table:table-cell>
          <table:table-cell office:value-type="float" office:value="0" table:formula="of:=SUM([.AO3:.AO3]&gt;[.$BI3:.$BI3])" table:number-matrix-columns-spanned="1" table:number-matrix-rows-spanned="1" table:style-name="ce1">
            <text:p>0</text:p>
          </table:table-cell>
          <table:table-cell office:value-type="float" office:value="1" table:formula="of:=SUM([.AP3:.AP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AQ3:.AQ3]&gt;[.$BG3:.$BG3])" table:number-matrix-columns-spanned="1" table:number-matrix-rows-spanned="1" table:style-name="ce1">
            <text:p>1</text:p>
          </table:table-cell>
          <table:table-cell office:value-type="float" office:value="0" table:formula="of:=SUM([.AR3:.AR3]&gt;[.$BH3:.$BH3])" table:number-matrix-columns-spanned="1" table:number-matrix-rows-spanned="1" table:style-name="ce1">
            <text:p>0</text:p>
          </table:table-cell>
          <table:table-cell office:value-type="float" office:value="1" table:formula="of:=SUM([.AS3:.AS3]&gt;[.$BI3:.$BI3])" table:number-matrix-columns-spanned="1" table:number-matrix-rows-spanned="1" table:style-name="ce1">
            <text:p>1</text:p>
          </table:table-cell>
          <table:table-cell office:value-type="float" office:value="1" table:formula="of:=SUM([.AT3:.AT3]&gt;[.$BF3:.$BF3])" table:number-matrix-columns-spanned="1" table:number-matrix-rows-spanned="1" table:style-name="ce1">
            <text:p>1</text:p>
          </table:table-cell>
          <table:table-cell office:value-type="float" office:value="1" table:formula="of:=SUM([.AU3:.AU3]&gt;[.$BG3:.$BG3])" table:number-matrix-columns-spanned="1" table:number-matrix-rows-spanned="1" table:style-name="ce1">
            <text:p>1</text:p>
          </table:table-cell>
          <table:table-cell office:value-type="float" office:value="1" table:formula="of:=SUM([.AV3:.AV3]&gt;[.$BH3:.$BH3])" table:number-matrix-columns-spanned="1" table:number-matrix-rows-spanned="1" table:style-name="ce1">
            <text:p>1</text:p>
          </table:table-cell>
          <table:table-cell office:value-type="float" office:value="0" table:formula="of:=SUM([.AW3:.AW3]&gt;[.$BI3:.$BI3])" table:number-matrix-columns-spanned="1" table:number-matrix-rows-spanned="1" table:style-name="ce1">
            <text:p>0</text:p>
          </table:table-cell>
          <table:table-cell office:value-type="float" office:value="0" table:formula="of:=SUM([.AX3:.AX3]&gt;[.$BF3:.$BF3])" table:number-matrix-columns-spanned="1" table:number-matrix-rows-spanned="1" table:style-name="ce1">
            <text:p>0</text:p>
          </table:table-cell>
          <table:table-cell office:value-type="float" office:value="0" table:formula="of:=SUM([.AY3:.AY3]&gt;[.$BG3:.$BG3])" table:number-matrix-columns-spanned="1" table:number-matrix-rows-spanned="1" table:style-name="ce1">
            <text:p>0</text:p>
          </table:table-cell>
          <table:table-cell office:value-type="float" office:value="1" table:formula="of:=SUM([.AZ3:.AZ3]&gt;[.$BH3:.$BH3])" table:number-matrix-columns-spanned="1" table:number-matrix-rows-spanned="1" table:style-name="ce1">
            <text:p>1</text:p>
          </table:table-cell>
          <table:table-cell office:value-type="float" office:value="0" table:formula="of:=SUM([.BA3:.BA3]&gt;[.$BI3:.$BI3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]=[.$BJ3:.$BJ3])" table:number-matrix-columns-spanned="1" table:number-matrix-rows-spanned="1" table:style-name="ce1">
            <text:p>0</text:p>
          </table:table-cell>
          <table:table-cell office:value-type="float" office:value="0" table:formula="of:=SUM([.C3:.C3]=[.$BK3:.$BK3])" table:number-matrix-columns-spanned="1" table:number-matrix-rows-spanned="1" table:style-name="ce1">
            <text:p>0</text:p>
          </table:table-cell>
          <table:table-cell office:value-type="float" office:value="0" table:formula="of:=SUM([.D3:.D3]=[.$BL3:.$BL3])" table:number-matrix-columns-spanned="1" table:number-matrix-rows-spanned="1" table:style-name="ce1">
            <text:p>0</text:p>
          </table:table-cell>
          <table:table-cell office:value-type="float" office:value="0" table:formula="of:=SUM([.E3:.E3]=[.$BM3:.$BM3])" table:number-matrix-columns-spanned="1" table:number-matrix-rows-spanned="1" table:style-name="ce1">
            <text:p>0</text:p>
          </table:table-cell>
          <table:table-cell office:value-type="float" office:value="0" table:formula="of:=SUM([.F3:.F3]=[.$BJ3:.$BJ3])" table:number-matrix-columns-spanned="1" table:number-matrix-rows-spanned="1" table:style-name="ce1">
            <text:p>0</text:p>
          </table:table-cell>
          <table:table-cell office:value-type="float" office:value="0" table:formula="of:=SUM([.G3:.G3]=[.$BK3:.$BK3])" table:number-matrix-columns-spanned="1" table:number-matrix-rows-spanned="1" table:style-name="ce1">
            <text:p>0</text:p>
          </table:table-cell>
          <table:table-cell office:value-type="float" office:value="0" table:formula="of:=SUM([.H3:.H3]=[.$BL3:.$BL3])" table:number-matrix-columns-spanned="1" table:number-matrix-rows-spanned="1" table:style-name="ce1">
            <text:p>0</text:p>
          </table:table-cell>
          <table:table-cell office:value-type="float" office:value="1" table:formula="of:=SUM([.I3:.I3]=[.$BM3:.$BM3])" table:number-matrix-columns-spanned="1" table:number-matrix-rows-spanned="1" table:style-name="ce1">
            <text:p>1</text:p>
          </table:table-cell>
          <table:table-cell office:value-type="float" office:value="0" table:formula="of:=SUM([.J3:.J3]=[.$BJ3:.$BJ3])" table:number-matrix-columns-spanned="1" table:number-matrix-rows-spanned="1" table:style-name="ce1">
            <text:p>0</text:p>
          </table:table-cell>
          <table:table-cell office:value-type="float" office:value="0" table:formula="of:=SUM([.K3:.K3]=[.$BK3:.$BK3])" table:number-matrix-columns-spanned="1" table:number-matrix-rows-spanned="1" table:style-name="ce1">
            <text:p>0</text:p>
          </table:table-cell>
          <table:table-cell office:value-type="float" office:value="0" table:formula="of:=SUM([.L3:.L3]=[.$BL3:.$BL3])" table:number-matrix-columns-spanned="1" table:number-matrix-rows-spanned="1" table:style-name="ce1">
            <text:p>0</text:p>
          </table:table-cell>
          <table:table-cell office:value-type="float" office:value="0" table:formula="of:=SUM([.M3:.M3]=[.$BM3:.$BM3])" table:number-matrix-columns-spanned="1" table:number-matrix-rows-spanned="1" table:style-name="ce1">
            <text:p>0</text:p>
          </table:table-cell>
          <table:table-cell office:value-type="float" office:value="0" table:formula="of:=SUM([.N3:.N3]=[.$BJ3:.$BJ3])" table:number-matrix-columns-spanned="1" table:number-matrix-rows-spanned="1" table:style-name="ce1">
            <text:p>0</text:p>
          </table:table-cell>
          <table:table-cell office:value-type="float" office:value="0" table:formula="of:=SUM([.O3:.O3]=[.$BK3:.$BK3])" table:number-matrix-columns-spanned="1" table:number-matrix-rows-spanned="1" table:style-name="ce1">
            <text:p>0</text:p>
          </table:table-cell>
          <table:table-cell office:value-type="float" office:value="0" table:formula="of:=SUM([.P3:.P3]=[.$BL3:.$BL3])" table:number-matrix-columns-spanned="1" table:number-matrix-rows-spanned="1" table:style-name="ce1">
            <text:p>0</text:p>
          </table:table-cell>
          <table:table-cell office:value-type="float" office:value="0" table:formula="of:=SUM([.Q3:.Q3]=[.$BM3:.$BM3])" table:number-matrix-columns-spanned="1" table:number-matrix-rows-spanned="1" table:style-name="ce1">
            <text:p>0</text:p>
          </table:table-cell>
          <table:table-cell office:value-type="float" office:value="0" table:formula="of:=SUM([.R3:.R3]=[.$BJ3:.$BJ3])" table:number-matrix-columns-spanned="1" table:number-matrix-rows-spanned="1" table:style-name="ce1">
            <text:p>0</text:p>
          </table:table-cell>
          <table:table-cell office:value-type="float" office:value="0" table:formula="of:=SUM([.S3:.S3]=[.$BK3:.$BK3])" table:number-matrix-columns-spanned="1" table:number-matrix-rows-spanned="1" table:style-name="ce1">
            <text:p>0</text:p>
          </table:table-cell>
          <table:table-cell office:value-type="float" office:value="0" table:formula="of:=SUM([.T3:.T3]=[.$BL3:.$BL3])" table:number-matrix-columns-spanned="1" table:number-matrix-rows-spanned="1" table:style-name="ce1">
            <text:p>0</text:p>
          </table:table-cell>
          <table:table-cell office:value-type="float" office:value="0" table:formula="of:=SUM([.U3:.U3]=[.$BM3:.$BM3])" table:number-matrix-columns-spanned="1" table:number-matrix-rows-spanned="1" table:style-name="ce1">
            <text:p>0</text:p>
          </table:table-cell>
          <table:table-cell office:value-type="float" office:value="0" table:formula="of:=SUM([.V3:.V3]=[.$BJ3:.$BJ3])" table:number-matrix-columns-spanned="1" table:number-matrix-rows-spanned="1" table:style-name="ce1">
            <text:p>0</text:p>
          </table:table-cell>
          <table:table-cell office:value-type="float" office:value="0" table:formula="of:=SUM([.W3:.W3]=[.$BK3:.$BK3])" table:number-matrix-columns-spanned="1" table:number-matrix-rows-spanned="1" table:style-name="ce1">
            <text:p>0</text:p>
          </table:table-cell>
          <table:table-cell office:value-type="float" office:value="1" table:formula="of:=SUM([.X3:.X3]=[.$BL3:.$BL3])" table:number-matrix-columns-spanned="1" table:number-matrix-rows-spanned="1" table:style-name="ce1">
            <text:p>1</text:p>
          </table:table-cell>
          <table:table-cell office:value-type="float" office:value="0" table:formula="of:=SUM([.Y3:.Y3]=[.$BM3:.$BM3])" table:number-matrix-columns-spanned="1" table:number-matrix-rows-spanned="1" table:style-name="ce1">
            <text:p>0</text:p>
          </table:table-cell>
          <table:table-cell office:value-type="float" office:value="0" table:formula="of:=SUM([.Z3:.Z3]=[.$BJ3:.$BJ3])" table:number-matrix-columns-spanned="1" table:number-matrix-rows-spanned="1" table:style-name="ce1">
            <text:p>0</text:p>
          </table:table-cell>
          <table:table-cell office:value-type="float" office:value="0" table:formula="of:=SUM([.AA3:.AA3]=[.$BK3:.$BK3])" table:number-matrix-columns-spanned="1" table:number-matrix-rows-spanned="1" table:style-name="ce1">
            <text:p>0</text:p>
          </table:table-cell>
          <table:table-cell office:value-type="float" office:value="0" table:formula="of:=SUM([.AB3:.AB3]=[.$BL3:.$BL3])" table:number-matrix-columns-spanned="1" table:number-matrix-rows-spanned="1" table:style-name="ce1">
            <text:p>0</text:p>
          </table:table-cell>
          <table:table-cell office:value-type="float" office:value="0" table:formula="of:=SUM([.AC3:.AC3]=[.$BM3:.$BM3])" table:number-matrix-columns-spanned="1" table:number-matrix-rows-spanned="1" table:style-name="ce1">
            <text:p>0</text:p>
          </table:table-cell>
          <table:table-cell office:value-type="float" office:value="0" table:formula="of:=SUM([.AD3:.AD3]=[.$BJ3:.$BJ3])" table:number-matrix-columns-spanned="1" table:number-matrix-rows-spanned="1" table:style-name="ce1">
            <text:p>0</text:p>
          </table:table-cell>
          <table:table-cell office:value-type="float" office:value="0" table:formula="of:=SUM([.AE3:.AE3]=[.$BK3:.$BK3])" table:number-matrix-columns-spanned="1" table:number-matrix-rows-spanned="1" table:style-name="ce1">
            <text:p>0</text:p>
          </table:table-cell>
          <table:table-cell office:value-type="float" office:value="0" table:formula="of:=SUM([.AF3:.AF3]=[.$BL3:.$BL3])" table:number-matrix-columns-spanned="1" table:number-matrix-rows-spanned="1" table:style-name="ce1">
            <text:p>0</text:p>
          </table:table-cell>
          <table:table-cell office:value-type="float" office:value="0" table:formula="of:=SUM([.AG3:.AG3]=[.$BM3:.$BM3])" table:number-matrix-columns-spanned="1" table:number-matrix-rows-spanned="1" table:style-name="ce1">
            <text:p>0</text:p>
          </table:table-cell>
          <table:table-cell office:value-type="float" office:value="0" table:formula="of:=SUM([.AH3:.AH3]=[.$BJ3:.$BJ3])" table:number-matrix-columns-spanned="1" table:number-matrix-rows-spanned="1" table:style-name="ce1">
            <text:p>0</text:p>
          </table:table-cell>
          <table:table-cell office:value-type="float" office:value="0" table:formula="of:=SUM([.AI3:.AI3]=[.$BK3:.$BK3])" table:number-matrix-columns-spanned="1" table:number-matrix-rows-spanned="1" table:style-name="ce1">
            <text:p>0</text:p>
          </table:table-cell>
          <table:table-cell office:value-type="float" office:value="0" table:formula="of:=SUM([.AJ3:.AJ3]=[.$BL3:.$BL3])" table:number-matrix-columns-spanned="1" table:number-matrix-rows-spanned="1" table:style-name="ce1">
            <text:p>0</text:p>
          </table:table-cell>
          <table:table-cell office:value-type="float" office:value="0" table:formula="of:=SUM([.AK3:.AK3]=[.$BM3:.$BM3])" table:number-matrix-columns-spanned="1" table:number-matrix-rows-spanned="1" table:style-name="ce1">
            <text:p>0</text:p>
          </table:table-cell>
          <table:table-cell office:value-type="float" office:value="0" table:formula="of:=SUM([.AL3:.AL3]=[.$BJ3:.$BJ3])" table:number-matrix-columns-spanned="1" table:number-matrix-rows-spanned="1" table:style-name="ce1">
            <text:p>0</text:p>
          </table:table-cell>
          <table:table-cell office:value-type="float" office:value="0" table:formula="of:=SUM([.AM3:.AM3]=[.$BK3:.$BK3])" table:number-matrix-columns-spanned="1" table:number-matrix-rows-spanned="1" table:style-name="ce1">
            <text:p>0</text:p>
          </table:table-cell>
          <table:table-cell office:value-type="float" office:value="0" table:formula="of:=SUM([.AN3:.AN3]=[.$BL3:.$BL3])" table:number-matrix-columns-spanned="1" table:number-matrix-rows-spanned="1" table:style-name="ce1">
            <text:p>0</text:p>
          </table:table-cell>
          <table:table-cell office:value-type="float" office:value="0" table:formula="of:=SUM([.AO3:.AO3]=[.$BM3:.$BM3])" table:number-matrix-columns-spanned="1" table:number-matrix-rows-spanned="1" table:style-name="ce1">
            <text:p>0</text:p>
          </table:table-cell>
          <table:table-cell office:value-type="float" office:value="1" table:formula="of:=SUM([.AP3:.AP3]=[.$BJ3:.$BJ3])" table:number-matrix-columns-spanned="1" table:number-matrix-rows-spanned="1" table:style-name="ce1">
            <text:p>1</text:p>
          </table:table-cell>
          <table:table-cell office:value-type="float" office:value="1" table:formula="of:=SUM([.AQ3:.AQ3]=[.$BK3:.$BK3])" table:number-matrix-columns-spanned="1" table:number-matrix-rows-spanned="1" table:style-name="ce1">
            <text:p>1</text:p>
          </table:table-cell>
          <table:table-cell office:value-type="float" office:value="0" table:formula="of:=SUM([.AR3:.AR3]=[.$BL3:.$BL3])" table:number-matrix-columns-spanned="1" table:number-matrix-rows-spanned="1" table:style-name="ce1">
            <text:p>0</text:p>
          </table:table-cell>
          <table:table-cell office:value-type="float" office:value="0" table:formula="of:=SUM([.AS3:.AS3]=[.$BM3:.$BM3])" table:number-matrix-columns-spanned="1" table:number-matrix-rows-spanned="1" table:style-name="ce1">
            <text:p>0</text:p>
          </table:table-cell>
          <table:table-cell office:value-type="float" office:value="0" table:formula="of:=SUM([.AT3:.AT3]=[.$BJ3:.$BJ3])" table:number-matrix-columns-spanned="1" table:number-matrix-rows-spanned="1" table:style-name="ce1">
            <text:p>0</text:p>
          </table:table-cell>
          <table:table-cell office:value-type="float" office:value="0" table:formula="of:=SUM([.AU3:.AU3]=[.$BK3:.$BK3])" table:number-matrix-columns-spanned="1" table:number-matrix-rows-spanned="1" table:style-name="ce1">
            <text:p>0</text:p>
          </table:table-cell>
          <table:table-cell office:value-type="float" office:value="0" table:formula="of:=SUM([.AV3:.AV3]=[.$BL3:.$BL3])" table:number-matrix-columns-spanned="1" table:number-matrix-rows-spanned="1" table:style-name="ce1">
            <text:p>0</text:p>
          </table:table-cell>
          <table:table-cell office:value-type="float" office:value="0" table:formula="of:=SUM([.AW3:.AW3]=[.$BM3:.$BM3])" table:number-matrix-columns-spanned="1" table:number-matrix-rows-spanned="1" table:style-name="ce1">
            <text:p>0</text:p>
          </table:table-cell>
          <table:table-cell office:value-type="float" office:value="0" table:formula="of:=SUM([.AX3:.AX3]=[.$BJ3:.$BJ3])" table:number-matrix-columns-spanned="1" table:number-matrix-rows-spanned="1" table:style-name="ce1">
            <text:p>0</text:p>
          </table:table-cell>
          <table:table-cell office:value-type="float" office:value="0" table:formula="of:=SUM([.AY3:.AY3]=[.$BK3:.$BK3])" table:number-matrix-columns-spanned="1" table:number-matrix-rows-spanned="1" table:style-name="ce1">
            <text:p>0</text:p>
          </table:table-cell>
          <table:table-cell office:value-type="float" office:value="0" table:formula="of:=SUM([.AZ3:.AZ3]=[.$BL3:.$BL3])" table:number-matrix-columns-spanned="1" table:number-matrix-rows-spanned="1" table:style-name="ce1">
            <text:p>0</text:p>
          </table:table-cell>
          <table:table-cell office:value-type="float" office:value="0" table:formula="of:=SUM([.BA3:.BA3]=[.$BM3:.$BM3])" table:number-matrix-columns-spanned="1" table:number-matrix-rows-spanned="1" table:style-name="ce1">
            <text:p>0</text:p>
          </table:table-cell>
          <table:table-cell table:number-columns-repeated="16331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Joul</dc:creator>
    <dc:date>2022-12-23T13:20:25Z</dc:date>
    <meta:editing-duration>PT0S</meta:editing-duration>
  </office:meta>
</office:document-meta>
</file>